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text-properties fo:font-size="16pt" style:font-size-asian="16pt" style:font-size-complex="16pt" fo:font-weight="bold" style:font-weight-asian="bold" style:font-weight-complex="bold"/>
    </style:style>
    <style:style style:name="ce3" style:family="table-cell" style:parent-style-name="Default" style:data-style-name="N0">
      <style:table-cell-properties style:vertical-align="automatic" fo:wrap-option="wrap"/>
      <style:text-properties fo:font-size="14pt" style:font-size-asian="14pt" style:font-size-complex="14pt" fo:font-weight="bold" style:font-weight-asian="bold" style:font-weight-complex="bold"/>
    </style:style>
    <style:style style:name="ce4" style:family="table-cell" style:parent-style-name="Default" style:data-style-name="N0">
      <style:table-cell-properties style:vertical-align="automatic" fo:wrap-option="wrap"/>
    </style:style>
    <style:style style:name="ce5" style:family="table-cell" style:parent-style-name="Default" style:data-style-name="N0">
      <style:text-properties fo:font-size="16pt" style:font-size-asian="16pt" style:font-size-complex="16pt" fo:font-weight="bold" style:font-weight-asian="bold" style:font-weight-complex="bold"/>
    </style:style>
    <style:style style:name="ce6" style:family="table-cell" style:parent-style-name="Default" style:data-style-name="N0">
      <style:table-cell-properties style:vertical-align="automatic" fo:wrap-option="wrap" style:repeat-content="false"/>
      <style:paragraph-properties fo:text-align="start" fo:margin-left="0cm"/>
      <style:text-properties fo:font-weight="bold" style:font-weight-asian="bold" style:font-weight-complex="bold"/>
    </style:style>
    <style:style style:name="ce7" style:family="table-cell" style:parent-style-name="Default" style:data-style-name="N0">
      <style:table-cell-properties style:vertical-align="automatic" fo:wrap-option="wrap" style:repeat-content="false"/>
      <style:paragraph-properties fo:text-align="start" fo:margin-left="0cm"/>
    </style:style>
    <style:style style:name="ce8" style:family="table-cell" style:parent-style-name="Default" style:data-style-name="N0">
      <style:table-cell-properties style:vertical-align="automatic" fo:wrap-option="wrap"/>
      <style:text-properties fo:font-weight="bold" style:font-weight-asian="bold" style:font-weight-complex="bold"/>
    </style:style>
    <style:style style:name="ce9" style:family="table-cell" style:parent-style-name="Default" style:data-style-name="N0">
      <style:table-cell-properties style:vertical-align="automatic" fo:wrap-option="wrap" style:repeat-content="false"/>
      <style:paragraph-properties fo:text-align="end" fo:margin-right="0cm"/>
      <style:text-properties fo:font-weight="bold" style:font-weight-asian="bold" style:font-weight-complex="bold"/>
    </style:style>
    <style:style style:name="ce10" style:family="table-cell" style:parent-style-name="Default" style:data-style-name="N0">
      <style:table-cell-properties style:vertical-align="automatic" fo:wrap-option="wrap" style:repeat-content="false"/>
      <style:paragraph-properties fo:text-align="end" fo:margin-right="0cm"/>
    </style:style>
    <style:style style:name="co1" style:family="table-column">
      <style:table-column-properties fo:break-before="auto" style:column-width="16.66875cm"/>
    </style:style>
    <style:style style:name="co2" style:family="table-column">
      <style:table-column-properties fo:break-before="auto" style:column-width="2.54cm"/>
    </style:style>
    <style:style style:name="co3" style:family="table-column">
      <style:table-column-properties fo:break-before="auto" style:column-width="3.82763888888889cm"/>
    </style:style>
    <style:style style:name="co4" style:family="table-column">
      <style:table-column-properties fo:break-before="auto" style:column-width="12.9998611111111cm"/>
    </style:style>
    <style:style style:name="co5" style:family="table-column">
      <style:table-column-properties fo:break-before="auto" style:column-width="7.49652777777778cm"/>
    </style:style>
    <style:style style:name="ro1" style:family="table-row">
      <style:table-row-properties style:row-height="20pt" style:use-optimal-row-height="true" fo:break-before="auto"/>
    </style:style>
    <style:style style:name="ro2" style:family="table-row">
      <style:table-row-properties style:row-height="34pt" style:use-optimal-row-height="false" fo:break-before="auto"/>
    </style:style>
    <style:style style:name="ro3" style:family="table-row">
      <style:table-row-properties style:row-height="124pt" style:use-optimal-row-height="true" fo:break-before="auto"/>
    </style:style>
    <style:style style:name="ro4" style:family="table-row">
      <style:table-row-properties style:row-height="341pt" style:use-optimal-row-height="true" fo:break-before="auto"/>
    </style:style>
    <style:style style:name="ro5" style:family="table-row">
      <style:table-row-properties style:row-height="15.5pt" style:use-optimal-row-height="true" fo:break-before="auto"/>
    </style:style>
    <style:style style:name="ro6" style:family="table-row">
      <style:table-row-properties style:row-height="46.5pt" style:use-optimal-row-height="true" fo:break-before="auto"/>
    </style:style>
    <style:style style:name="ro7" style:family="table-row">
      <style:table-row-properties style:row-height="62pt" style:use-optimal-row-height="true" fo:break-before="auto"/>
    </style:style>
    <style:style style:name="ro8" style:family="table-row">
      <style:table-row-properties style:row-height="31pt" style:use-optimal-row-height="true" fo:break-before="auto"/>
    </style:style>
    <style:style style:name="ro9" style:family="table-row">
      <style:table-row-properties style:row-height="77.5pt" style:use-optimal-row-height="true" fo:break-before="auto"/>
    </style:style>
    <style:style style:name="ro10" style:family="table-row">
      <style:table-row-properties style:row-height="93pt" style:use-optimal-row-height="true" fo:break-before="auto"/>
    </style:style>
    <style:style style:name="ro11" style:family="table-row">
      <style:table-row-properties style:row-height="108.5pt" style:use-optimal-row-height="true" fo:break-before="auto"/>
    </style:style>
    <style:style style:name="ro12" style:family="table-row">
      <style:table-row-properties style:row-height="15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 table:style-name="ta1">
        <table:table-column table:style-name="co1" table:default-cell-style-name="ce1"/>
        <table:table-column table:style-name="co2" table:number-columns-repeated="16383" table:default-cell-style-name="ce1"/>
        <table:table-row table:style-name="ro1">
          <table:table-cell office:value-type="string" table:style-name="ce2">
            <text:p>Civil Service People Survey 2024 Benchmark Results</text:p>
          </table:table-cell>
          <table:table-cell table:number-columns-repeated="16383"/>
        </table:table-row>
        <table:table-row table:style-name="ro2">
          <table:table-cell office:value-type="string" table:style-name="ce3">
            <text:p>Purpose</text:p>
          </table:table-cell>
          <table:table-cell table:number-columns-repeated="16383"/>
        </table:table-row>
        <table:table-row table:style-name="ro3">
          <table:table-cell office:value-type="string" table:style-name="ce4">
            <text:p>This workbook contains results from the Civil Service People Survey (CSPS) 2024. It includes median benchmarks and mean scores for all respondents, as well as the mean scores for each organisation that took part.</text:p>
            <text:p/>
            <text:p>The Quality and Methodology Information report for CSPS 2024 gives information on when the survey took place, how the indices were calculated and changes to the survey over time. You can find it at: https://www.gov.uk/government/publications/civil-service-people-survey-2024-results</text:p>
          </table:table-cell>
          <table:table-cell table:number-columns-repeated="16383"/>
        </table:table-row>
        <table:table-row table:style-name="ro2">
          <table:table-cell office:value-type="string" table:style-name="ce3">
            <text:p>Workbook properties</text:p>
          </table:table-cell>
          <table:table-cell table:number-columns-repeated="16383"/>
        </table:table-row>
        <table:table-row table:style-name="ro4">
          <table:table-cell office:value-type="string" table:style-name="ce4">
            <text:p>Scores are provided as percentages rounded to three decimal places.</text:p>
            <text:p/>
            <text:p>The Civil Service (CS) benchmark median scores are the high-level overall results from the CSPS. For each measure it comprises the median of all 103 participating organisation’s scores for a given year.</text:p>
            <text:p/>
            <text:p>A lookup of question codes to question text can be found in the Annex, which also explains how the score was calculated (e.g. the score for B01 is the percentage that selected 'Strongly agree' or 'Agree').</text:p>
            <text:p/>
            <text:p>Respondents to the CSPS had the option not to answer questions. The denominator of the question mean scores calculated in this workbook are the total number of respondents who answered the question for the given year and/or organisation.</text:p>
            <text:p/>
            <text:p>Notes can be found in the 'Notes' tab and are indicated in each worksheet with square brackets, like [note 1].</text:p>
            <text:p/>
            <text:p>Some cells do not contain data. The shorthand [z] is used in Table 1 and Table 2 to indicate that a question was not asked in a given year. Blank cells in 'Measure notes' and 'Organisation notes' columns indicate that the row does not have a note. The shorthand [c] is used in Table 3 to indicate scores that were suppressed to protect the anonymity of the respondents.</text:p>
          </table:table-cell>
          <table:table-cell table:number-columns-repeated="16383"/>
        </table:table-row>
        <table:table-row table:style-name="ro2">
          <table:table-cell office:value-type="string" table:style-name="ce3">
            <text:p>Contact</text:p>
          </table:table-cell>
          <table:table-cell table:number-columns-repeated="16383"/>
        </table:table-row>
        <table:table-row table:style-name="ro5">
          <table:table-cell office:value-type="string" table:style-name="ce4">
            <text:p>csps@cabinetoffice.gov.uk</text:p>
          </table:table-cell>
          <table:table-cell table:number-columns-repeated="16383"/>
        </table:table-row>
        <table:table-row table:number-rows-repeated="1048569" table:style-name="ro5">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5">
            <text:p>Cont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6">
            <text:p>Sheet name</text:p>
          </table:table-cell>
          <table:table-cell office:value-type="string" table:style-name="ce6">
            <text:p>Sheet title</text:p>
          </table:table-cell>
          <table:table-cell table:number-columns-repeated="16382"/>
        </table:table-row>
        <table:table-row table:style-name="ro5">
          <table:table-cell office:value-type="string" table:style-name="ce7">
            <text:p>Notes</text:p>
          </table:table-cell>
          <table:table-cell office:value-type="string" table:style-name="ce7">
            <text:p>Notes found in Tables 1 to 3</text:p>
          </table:table-cell>
          <table:table-cell table:number-columns-repeated="16382"/>
        </table:table-row>
        <table:table-row table:style-name="ro5">
          <table:table-cell office:value-type="string" table:style-name="ce7">
            <text:p>Table 1</text:p>
          </table:table-cell>
          <table:table-cell office:value-type="string" table:style-name="ce7">
            <text:p>Median benchmark scores, all respondents</text:p>
          </table:table-cell>
          <table:table-cell table:number-columns-repeated="16382"/>
        </table:table-row>
        <table:table-row table:style-name="ro5">
          <table:table-cell office:value-type="string" table:style-name="ce7">
            <text:p>Table 2</text:p>
          </table:table-cell>
          <table:table-cell office:value-type="string" table:style-name="ce7">
            <text:p>Mean scores, all respondents</text:p>
          </table:table-cell>
          <table:table-cell table:number-columns-repeated="16382"/>
        </table:table-row>
        <table:table-row table:style-name="ro5">
          <table:table-cell office:value-type="string" table:style-name="ce7">
            <text:p>Table 3</text:p>
          </table:table-cell>
          <table:table-cell office:value-type="string" table:style-name="ce7">
            <text:p>Mean scores by organisation</text:p>
          </table:table-cell>
          <table:table-cell table:number-columns-repeated="16382"/>
        </table:table-row>
        <table:table-row table:style-name="ro5">
          <table:table-cell office:value-type="string" table:style-name="ce7">
            <text:p>Annex</text:p>
          </table:table-cell>
          <table:table-cell office:value-type="string" table:style-name="ce7">
            <text:p>Question codes and labels</text:p>
          </table:table-cell>
          <table:table-cell table:number-columns-repeated="16382"/>
        </table:table-row>
        <table:table-row table:number-rows-repeated="1048568" table:style-name="ro5">
          <table:table-cell table:number-columns-repeated="16384"/>
        </table:table-row>
      </table:table>
      <table:table table:name="Note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5">
            <text:p>Note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6">
            <text:p>Note number</text:p>
          </table:table-cell>
          <table:table-cell office:value-type="string" table:style-name="ce6">
            <text:p>Note text</text:p>
          </table:table-cell>
          <table:table-cell table:number-columns-repeated="16382"/>
        </table:table-row>
        <table:table-row table:style-name="ro6">
          <table:table-cell office:value-type="string" table:style-name="ce7">
            <text:p>[note 1]</text:p>
          </table:table-cell>
          <table:table-cell office:value-type="string" table:style-name="ce7">
            <text:p>Questions B16A, B60 and B61 were new questions in the CSPS 2024. In Tables 1 and 2, there are no available data before 2024 for these questions.</text:p>
          </table:table-cell>
          <table:table-cell table:number-columns-repeated="16382"/>
        </table:table-row>
        <table:table-row table:style-name="ro7">
          <table:table-cell office:value-type="string" table:style-name="ce7">
            <text:p>[note 2]</text:p>
          </table:table-cell>
          <table:table-cell office:value-type="string" table:style-name="ce7">
            <text:p>In CSPS 2024 there was an addition to the wording of question B36 to clarify what it means by benefits. It changed from 'I am satisfied with the total benefits package' to 'I am satisfied with the total benefits package (e.g. base pay, benefits and pension)'.</text:p>
          </table:table-cell>
          <table:table-cell table:number-columns-repeated="16382"/>
        </table:table-row>
        <table:table-row table:style-name="ro6">
          <table:table-cell office:value-type="string" table:style-name="ce7">
            <text:p>[note 3]</text:p>
          </table:table-cell>
          <table:table-cell office:value-type="string" table:style-name="ce7">
            <text:p>Question C02 was only asked to those who had responded 'I want to leave as soon as possible' or 'within the next 12 months' to question C01.</text:p>
          </table:table-cell>
          <table:table-cell table:number-columns-repeated="16382"/>
        </table:table-row>
        <table:table-row table:style-name="ro8">
          <table:table-cell office:value-type="string" table:style-name="ce7">
            <text:p>[note 4]</text:p>
          </table:table-cell>
          <table:table-cell office:value-type="string" table:style-name="ce7">
            <text:p>Question E02 was only asked to those who had responded 'Yes' to question E01.</text:p>
          </table:table-cell>
          <table:table-cell table:number-columns-repeated="16382"/>
        </table:table-row>
        <table:table-row table:style-name="ro9">
          <table:table-cell office:value-type="string" table:style-name="ce7">
            <text:p>[note 5]</text:p>
          </table:table-cell>
          <table:table-cell office:value-type="string" table:style-name="ce7">
            <text:p>Questions E03A, E04, E05 and E06A to E06D were only asked to those who had responded 'Yes' to question E03. Question E05A was only asked to those who had responded 'Yes' to question E05. Question E05B was only asked to those who responded 'No' to question E05.</text:p>
          </table:table-cell>
          <table:table-cell table:number-columns-repeated="16382"/>
        </table:table-row>
        <table:table-row table:style-name="ro9">
          <table:table-cell office:value-type="string" table:style-name="ce7">
            <text:p>[note 6]</text:p>
          </table:table-cell>
          <table:table-cell office:value-type="string" table:style-name="ce7">
            <text:p>Values for multi-choice answers are the number of responses to that category as a percentage of those who selected at least one of the multiple choice options. As respondents were able to select more than one category the scores may sum to more than 100% and the proportions for individual categories cannot be combined.</text:p>
          </table:table-cell>
          <table:table-cell table:number-columns-repeated="16382"/>
        </table:table-row>
        <table:table-row table:style-name="ro10">
          <table:table-cell office:value-type="string" table:style-name="ce7">
            <text:p>[note 7]</text:p>
          </table:table-cell>
          <table:table-cell office:value-type="string" table:style-name="ce7">
            <text:p>The Department for Education (DFE) and its agencies (the Education and Skills Funding Agency, the Standards and Testing Agency, and the Teaching Regulation Agency) conduct a single survey across all four organisations. DFE was treated as one organisation when calculating the Civil Service median benchmark score.</text:p>
          </table:table-cell>
          <table:table-cell table:number-columns-repeated="16382"/>
        </table:table-row>
        <table:table-row table:style-name="ro6">
          <table:table-cell office:value-type="string" table:style-name="ce7">
            <text:p>[note 8]</text:p>
          </table:table-cell>
          <table:table-cell office:value-type="string" table:style-name="ce7">
            <text:p>In 2024 the Department for Levelling Up, Housing and Communities (DLUHC) was renamed the Ministry of Housing, Communities and Local Government (MHCLG).</text:p>
          </table:table-cell>
          <table:table-cell table:number-columns-repeated="16382"/>
        </table:table-row>
        <table:table-row table:style-name="ro9">
          <table:table-cell office:value-type="string" table:style-name="ce7">
            <text:p>[note 9]</text:p>
          </table:table-cell>
          <table:table-cell office:value-type="string" table:style-name="ce7">
            <text:p>The Scotland Office and the Office of the Advocate General, the Wales Office and the Northern Ireland Office conduct a single survey covering all three organisations (SWNIO). SWNIO was treated as one organisation when calculating the Civil Service median benchmark score.</text:p>
          </table:table-cell>
          <table:table-cell table:number-columns-repeated="16382"/>
        </table:table-row>
        <table:table-row table:style-name="ro10">
          <table:table-cell office:value-type="string" table:style-name="ce7">
            <text:p>[note 10]</text:p>
          </table:table-cell>
          <table:table-cell office:value-type="string" table:style-name="ce7">
            <text:p>Aggregate figures at the corporate level are provided for certain groups. For the Ministry of Justice group (MOJ_GROUP) the organisations are ALOB, CICA, HMCTS, HMPPHQ, HMPPS, HMPS, LAA, MOJHQ, PS and OPG. For the UK Statistics Authority group (UKSA_GROUP), the organisations are UKSA and ONS.</text:p>
          </table:table-cell>
          <table:table-cell table:number-columns-repeated="16382"/>
        </table:table-row>
        <table:table-row table:number-rows-repeated="1048563" table:style-name="ro5">
          <table:table-cell table:number-columns-repeated="16384"/>
        </table:table-row>
      </table:table>
      <table:table table:name="Table_1" table:style-name="ta1">
        <table:table-column table:style-name="co3" table:default-cell-style-name="ce1"/>
        <table:table-column table:style-name="co5" table:default-cell-style-name="ce1"/>
        <table:table-column table:style-name="co3" table:number-columns-repeated="18" table:default-cell-style-name="ce1"/>
        <table:table-column table:style-name="co2" table:number-columns-repeated="16364" table:default-cell-style-name="ce1"/>
        <table:table-row table:style-name="ro1">
          <table:table-cell office:value-type="string" table:style-name="ce5">
            <text:p>Table 1: Median benchmark scores, all respond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Blank cells in the 'Measure notes' column indicate that there are no notes for the given measure.</text:p>
          </table:table-cell>
          <table:table-cell table:number-columns-repeated="16383" table:style-name="ce1"/>
        </table:table-row>
        <table:table-row table:style-name="ro5">
          <table:table-cell office:value-type="string" table:style-name="ce1">
            <text:p>Source: Civil Service People Survey 2009 to 2024.</text:p>
          </table:table-cell>
          <table:table-cell table:number-columns-repeated="16383" table:style-name="ce1"/>
        </table:table-row>
        <table:table-row table:style-name="ro5">
          <table:table-cell office:value-type="string" table:style-name="ce8">
            <text:p>Measure</text:p>
          </table:table-cell>
          <table:table-cell office:value-type="string" table:style-name="ce8">
            <text:p>Label</text:p>
          </table:table-cell>
          <table:table-cell office:value-type="string" table:style-name="ce8">
            <text:p>Section</text:p>
          </table:table-cell>
          <table:table-cell office:value-type="string" table:style-name="ce8">
            <text:p>Measure notes</text:p>
          </table:table-cell>
          <table:table-cell office:value-type="string" table:style-name="ce9">
            <text:p>2009</text:p>
          </table:table-cell>
          <table:table-cell office:value-type="string" table:style-name="ce9">
            <text:p>2010</text:p>
          </table:table-cell>
          <table:table-cell office:value-type="string" table:style-name="ce9">
            <text:p>2011</text:p>
          </table:table-cell>
          <table:table-cell office:value-type="string" table:style-name="ce9">
            <text:p>2012</text:p>
          </table:table-cell>
          <table:table-cell office:value-type="string" table:style-name="ce9">
            <text:p>2013</text:p>
          </table:table-cell>
          <table:table-cell office:value-type="string" table:style-name="ce9">
            <text:p>2014</text:p>
          </table:table-cell>
          <table:table-cell office:value-type="string" table:style-name="ce9">
            <text:p>2015</text:p>
          </table:table-cell>
          <table:table-cell office:value-type="string" table:style-name="ce9">
            <text:p>2016</text:p>
          </table:table-cell>
          <table:table-cell office:value-type="string" table:style-name="ce9">
            <text:p>2017</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office:value-type="string" table:style-name="ce9">
            <text:p>2021</text:p>
          </table:table-cell>
          <table:table-cell office:value-type="string" table:style-name="ce9">
            <text:p>2022</text:p>
          </table:table-cell>
          <table:table-cell office:value-type="string" table:style-name="ce9">
            <text:p>2023</text:p>
          </table:table-cell>
          <table:table-cell office:value-type="string" table:style-name="ce9">
            <text:p>2024</text:p>
          </table:table-cell>
          <table:table-cell table:number-columns-repeated="16364"/>
        </table:table-row>
        <table:table-row table:style-name="ro8">
          <table:table-cell office:value-type="string" table:style-name="ce4">
            <text:p>EES</text:p>
          </table:table-cell>
          <table:table-cell office:value-type="string" table:style-name="ce4">
            <text:p>Employee engagement index (B47 to B51)</text:p>
          </table:table-cell>
          <table:table-cell office:value-type="string" table:style-name="ce4">
            <text:p>Engagement</text:p>
          </table:table-cell>
          <table:table-cell table:style-name="ce4"/>
          <table:table-cell office:value-type="float" office:value="58.347000000000001" table:style-name="ce10">
            <text:p>58.347</text:p>
          </table:table-cell>
          <table:table-cell office:value-type="float" office:value="56.465000000000003" table:style-name="ce10">
            <text:p>56.465</text:p>
          </table:table-cell>
          <table:table-cell office:value-type="float" office:value="55.738999999999997" table:style-name="ce10">
            <text:p>55.739</text:p>
          </table:table-cell>
          <table:table-cell office:value-type="float" office:value="57.753" table:style-name="ce10">
            <text:p>57.753</text:p>
          </table:table-cell>
          <table:table-cell office:value-type="float" office:value="57.94" table:style-name="ce10">
            <text:p>57.94</text:p>
          </table:table-cell>
          <table:table-cell office:value-type="float" office:value="58.726999999999997" table:style-name="ce10">
            <text:p>58.727</text:p>
          </table:table-cell>
          <table:table-cell office:value-type="float" office:value="58.481999999999999" table:style-name="ce10">
            <text:p>58.482</text:p>
          </table:table-cell>
          <table:table-cell office:value-type="float" office:value="59.308" table:style-name="ce10">
            <text:p>59.308</text:p>
          </table:table-cell>
          <table:table-cell office:value-type="float" office:value="61.249000000000002" table:style-name="ce10">
            <text:p>61.249</text:p>
          </table:table-cell>
          <table:table-cell office:value-type="float" office:value="61.994999999999997" table:style-name="ce10">
            <text:p>61.995</text:p>
          </table:table-cell>
          <table:table-cell office:value-type="float" office:value="63.287999999999997" table:style-name="ce10">
            <text:p>63.288</text:p>
          </table:table-cell>
          <table:table-cell office:value-type="float" office:value="65.995999999999995" table:style-name="ce10">
            <text:p>65.996</text:p>
          </table:table-cell>
          <table:table-cell office:value-type="float" office:value="65.716999999999999" table:style-name="ce10">
            <text:p>65.717</text:p>
          </table:table-cell>
          <table:table-cell office:value-type="float" office:value="64.584999999999994" table:style-name="ce10">
            <text:p>64.585</text:p>
          </table:table-cell>
          <table:table-cell office:value-type="float" office:value="63.92" table:style-name="ce10">
            <text:p>63.92</text:p>
          </table:table-cell>
          <table:table-cell office:value-type="float" office:value="64.075999999999993" table:style-name="ce10">
            <text:p>64.076</text:p>
          </table:table-cell>
          <table:table-cell table:number-columns-repeated="16364"/>
        </table:table-row>
        <table:table-row table:style-name="ro8">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style-name="ce4"/>
          <table:table-cell office:value-type="float" office:value="30.952000000000002" table:style-name="ce10">
            <text:p>30.952</text:p>
          </table:table-cell>
          <table:table-cell office:value-type="float" office:value="31.131" table:style-name="ce10">
            <text:p>31.131</text:p>
          </table:table-cell>
          <table:table-cell office:value-type="float" office:value="30.445" table:style-name="ce10">
            <text:p>30.445</text:p>
          </table:table-cell>
          <table:table-cell office:value-type="float" office:value="29.942" table:style-name="ce10">
            <text:p>29.942</text:p>
          </table:table-cell>
          <table:table-cell office:value-type="float" office:value="30.725000000000001" table:style-name="ce10">
            <text:p>30.725</text:p>
          </table:table-cell>
          <table:table-cell office:value-type="float" office:value="29.887" table:style-name="ce10">
            <text:p>29.887</text:p>
          </table:table-cell>
          <table:table-cell office:value-type="float" office:value="30.169" table:style-name="ce10">
            <text:p>30.169</text:p>
          </table:table-cell>
          <table:table-cell office:value-type="float" office:value="29.381" table:style-name="ce10">
            <text:p>29.381</text:p>
          </table:table-cell>
          <table:table-cell office:value-type="float" office:value="29.378" table:style-name="ce10">
            <text:p>29.378</text:p>
          </table:table-cell>
          <table:table-cell office:value-type="float" office:value="29.062000000000001" table:style-name="ce10">
            <text:p>29.062</text:p>
          </table:table-cell>
          <table:table-cell office:value-type="float" office:value="28.375" table:style-name="ce10">
            <text:p>28.375</text:p>
          </table:table-cell>
          <table:table-cell office:value-type="float" office:value="26.07" table:style-name="ce10">
            <text:p>26.07</text:p>
          </table:table-cell>
          <table:table-cell office:value-type="float" office:value="25.587" table:style-name="ce10">
            <text:p>25.587</text:p>
          </table:table-cell>
          <table:table-cell office:value-type="float" office:value="26.600999999999999" table:style-name="ce10">
            <text:p>26.601</text:p>
          </table:table-cell>
          <table:table-cell office:value-type="float" office:value="26.616" table:style-name="ce10">
            <text:p>26.616</text:p>
          </table:table-cell>
          <table:table-cell office:value-type="float" office:value="26.253" table:style-name="ce10">
            <text:p>26.253</text:p>
          </table:table-cell>
          <table:table-cell table:number-columns-repeated="16364"/>
        </table:table-row>
        <table:table-row table:style-name="ro8">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1.742999999999995" table:style-name="ce10">
            <text:p>71.743</text:p>
          </table:table-cell>
          <table:table-cell office:value-type="float" office:value="72.114999999999995" table:style-name="ce10">
            <text:p>72.115</text:p>
          </table:table-cell>
          <table:table-cell office:value-type="float" office:value="72.620999999999995" table:style-name="ce10">
            <text:p>72.621</text:p>
          </table:table-cell>
          <table:table-cell office:value-type="float" office:value="73.037000000000006" table:style-name="ce10">
            <text:p>73.037</text:p>
          </table:table-cell>
          <table:table-cell office:value-type="float" office:value="72.998000000000005" table:style-name="ce10">
            <text:p>72.998</text:p>
          </table:table-cell>
          <table:table-cell office:value-type="float" office:value="73.608999999999995" table:style-name="ce10">
            <text:p>73.609</text:p>
          </table:table-cell>
          <table:table-cell office:value-type="float" office:value="73.641999999999996" table:style-name="ce10">
            <text:p>73.642</text:p>
          </table:table-cell>
          <table:table-cell office:value-type="float" office:value="73.753" table:style-name="ce10">
            <text:p>73.753</text:p>
          </table:table-cell>
          <table:table-cell office:value-type="float" office:value="74.204999999999998" table:style-name="ce10">
            <text:p>74.205</text:p>
          </table:table-cell>
          <table:table-cell office:value-type="float" office:value="74.322000000000003" table:style-name="ce10">
            <text:p>74.322</text:p>
          </table:table-cell>
          <table:table-cell office:value-type="float" office:value="73.566000000000003" table:style-name="ce10">
            <text:p>73.566</text:p>
          </table:table-cell>
          <table:table-cell office:value-type="float" office:value="74.146000000000001" table:style-name="ce10">
            <text:p>74.146</text:p>
          </table:table-cell>
          <table:table-cell office:value-type="float" office:value="74.228999999999999" table:style-name="ce10">
            <text:p>74.229</text:p>
          </table:table-cell>
          <table:table-cell table:number-columns-repeated="16364"/>
        </table:table-row>
        <table:table-row table:style-name="ro8">
          <table:table-cell office:value-type="string" table:style-name="ce4">
            <text:p>mw_ts</text:p>
          </table:table-cell>
          <table:table-cell office:value-type="string" table:style-name="ce4">
            <text:p>My work theme score (% positive, B01 to B05)</text:p>
          </table:table-cell>
          <table:table-cell office:value-type="string" table:style-name="ce4">
            <text:p>Theme scores</text:p>
          </table:table-cell>
          <table:table-cell table:style-name="ce4"/>
          <table:table-cell office:value-type="float" office:value="74.406999999999996" table:style-name="ce10">
            <text:p>74.407</text:p>
          </table:table-cell>
          <table:table-cell office:value-type="float" office:value="71.242999999999995" table:style-name="ce10">
            <text:p>71.243</text:p>
          </table:table-cell>
          <table:table-cell office:value-type="float" office:value="71.177000000000007" table:style-name="ce10">
            <text:p>71.177</text:p>
          </table:table-cell>
          <table:table-cell office:value-type="float" office:value="73.052000000000007" table:style-name="ce10">
            <text:p>73.052</text:p>
          </table:table-cell>
          <table:table-cell office:value-type="float" office:value="73.638999999999996" table:style-name="ce10">
            <text:p>73.639</text:p>
          </table:table-cell>
          <table:table-cell office:value-type="float" office:value="75.298000000000002" table:style-name="ce10">
            <text:p>75.298</text:p>
          </table:table-cell>
          <table:table-cell office:value-type="float" office:value="74.484999999999999" table:style-name="ce10">
            <text:p>74.485</text:p>
          </table:table-cell>
          <table:table-cell office:value-type="float" office:value="74.917000000000002" table:style-name="ce10">
            <text:p>74.917</text:p>
          </table:table-cell>
          <table:table-cell office:value-type="float" office:value="76.058999999999997" table:style-name="ce10">
            <text:p>76.059</text:p>
          </table:table-cell>
          <table:table-cell office:value-type="float" office:value="76.480999999999995" table:style-name="ce10">
            <text:p>76.481</text:p>
          </table:table-cell>
          <table:table-cell office:value-type="float" office:value="77.213999999999999" table:style-name="ce10">
            <text:p>77.214</text:p>
          </table:table-cell>
          <table:table-cell office:value-type="float" office:value="80.144000000000005" table:style-name="ce10">
            <text:p>80.144</text:p>
          </table:table-cell>
          <table:table-cell office:value-type="float" office:value="79.438999999999993" table:style-name="ce10">
            <text:p>79.439</text:p>
          </table:table-cell>
          <table:table-cell office:value-type="float" office:value="78.510999999999996" table:style-name="ce10">
            <text:p>78.511</text:p>
          </table:table-cell>
          <table:table-cell office:value-type="float" office:value="78.037000000000006" table:style-name="ce10">
            <text:p>78.037</text:p>
          </table:table-cell>
          <table:table-cell office:value-type="float" office:value="77.349000000000004" table:style-name="ce10">
            <text:p>77.349</text:p>
          </table:table-cell>
          <table:table-cell table:number-columns-repeated="16364"/>
        </table:table-row>
        <table:table-row table:style-name="ro6">
          <table:table-cell office:value-type="string" table:style-name="ce4">
            <text:p>op_ts</text:p>
          </table:table-cell>
          <table:table-cell office:value-type="string" table:style-name="ce4">
            <text:p>Organisational objectives and purpose theme score (% positive, B06 to B07)</text:p>
          </table:table-cell>
          <table:table-cell office:value-type="string" table:style-name="ce4">
            <text:p>Theme scores</text:p>
          </table:table-cell>
          <table:table-cell table:style-name="ce4"/>
          <table:table-cell office:value-type="float" office:value="80.084000000000003" table:style-name="ce10">
            <text:p>80.084</text:p>
          </table:table-cell>
          <table:table-cell office:value-type="float" office:value="79.716999999999999" table:style-name="ce10">
            <text:p>79.717</text:p>
          </table:table-cell>
          <table:table-cell office:value-type="float" office:value="79.641000000000005" table:style-name="ce10">
            <text:p>79.641</text:p>
          </table:table-cell>
          <table:table-cell office:value-type="float" office:value="80.575000000000003" table:style-name="ce10">
            <text:p>80.575</text:p>
          </table:table-cell>
          <table:table-cell office:value-type="float" office:value="81.213999999999999" table:style-name="ce10">
            <text:p>81.214</text:p>
          </table:table-cell>
          <table:table-cell office:value-type="float" office:value="81.748000000000005" table:style-name="ce10">
            <text:p>81.748</text:p>
          </table:table-cell>
          <table:table-cell office:value-type="float" office:value="81.070999999999998" table:style-name="ce10">
            <text:p>81.071</text:p>
          </table:table-cell>
          <table:table-cell office:value-type="float" office:value="81.34" table:style-name="ce10">
            <text:p>81.34</text:p>
          </table:table-cell>
          <table:table-cell office:value-type="float" office:value="81.799000000000007" table:style-name="ce10">
            <text:p>81.799</text:p>
          </table:table-cell>
          <table:table-cell office:value-type="float" office:value="82.549000000000007" table:style-name="ce10">
            <text:p>82.549</text:p>
          </table:table-cell>
          <table:table-cell office:value-type="float" office:value="82.977000000000004" table:style-name="ce10">
            <text:p>82.977</text:p>
          </table:table-cell>
          <table:table-cell office:value-type="float" office:value="85.349000000000004" table:style-name="ce10">
            <text:p>85.349</text:p>
          </table:table-cell>
          <table:table-cell office:value-type="float" office:value="84.682000000000002" table:style-name="ce10">
            <text:p>84.682</text:p>
          </table:table-cell>
          <table:table-cell office:value-type="float" office:value="82.86" table:style-name="ce10">
            <text:p>82.86</text:p>
          </table:table-cell>
          <table:table-cell office:value-type="float" office:value="83.853999999999999" table:style-name="ce10">
            <text:p>83.854</text:p>
          </table:table-cell>
          <table:table-cell office:value-type="float" office:value="83.105000000000004" table:style-name="ce10">
            <text:p>83.105</text:p>
          </table:table-cell>
          <table:table-cell table:number-columns-repeated="16364"/>
        </table:table-row>
        <table:table-row table:style-name="ro8">
          <table:table-cell office:value-type="string" table:style-name="ce4">
            <text:p>lm_ts</text:p>
          </table:table-cell>
          <table:table-cell office:value-type="string" table:style-name="ce4">
            <text:p>My manager theme score (% positive, B08 to B16)</text:p>
          </table:table-cell>
          <table:table-cell office:value-type="string" table:style-name="ce4">
            <text:p>Theme scores</text:p>
          </table:table-cell>
          <table:table-cell table:style-name="ce4"/>
          <table:table-cell office:value-type="float" office:value="66.37" table:style-name="ce10">
            <text:p>66.37</text:p>
          </table:table-cell>
          <table:table-cell office:value-type="float" office:value="67.683000000000007" table:style-name="ce10">
            <text:p>67.683</text:p>
          </table:table-cell>
          <table:table-cell office:value-type="float" office:value="67.284999999999997" table:style-name="ce10">
            <text:p>67.285</text:p>
          </table:table-cell>
          <table:table-cell office:value-type="float" office:value="68.899000000000001" table:style-name="ce10">
            <text:p>68.899</text:p>
          </table:table-cell>
          <table:table-cell office:value-type="float" office:value="69.676000000000002" table:style-name="ce10">
            <text:p>69.676</text:p>
          </table:table-cell>
          <table:table-cell office:value-type="float" office:value="70.751999999999995" table:style-name="ce10">
            <text:p>70.752</text:p>
          </table:table-cell>
          <table:table-cell office:value-type="float" office:value="70.528999999999996" table:style-name="ce10">
            <text:p>70.529</text:p>
          </table:table-cell>
          <table:table-cell office:value-type="float" office:value="71.299000000000007" table:style-name="ce10">
            <text:p>71.299</text:p>
          </table:table-cell>
          <table:table-cell office:value-type="float" office:value="73.094999999999999" table:style-name="ce10">
            <text:p>73.095</text:p>
          </table:table-cell>
          <table:table-cell office:value-type="float" office:value="73.680000000000007" table:style-name="ce10">
            <text:p>73.68</text:p>
          </table:table-cell>
          <table:table-cell office:value-type="float" office:value="73.998999999999995" table:style-name="ce10">
            <text:p>73.999</text:p>
          </table:table-cell>
          <table:table-cell office:value-type="float" office:value="77.591999999999999" table:style-name="ce10">
            <text:p>77.592</text:p>
          </table:table-cell>
          <table:table-cell office:value-type="float" office:value="78.587000000000003" table:style-name="ce10">
            <text:p>78.587</text:p>
          </table:table-cell>
          <table:table-cell office:value-type="float" office:value="77.536000000000001" table:style-name="ce10">
            <text:p>77.536</text:p>
          </table:table-cell>
          <table:table-cell office:value-type="float" office:value="77.61" table:style-name="ce10">
            <text:p>77.61</text:p>
          </table:table-cell>
          <table:table-cell office:value-type="float" office:value="78.346000000000004" table:style-name="ce10">
            <text:p>78.346</text:p>
          </table:table-cell>
          <table:table-cell table:number-columns-repeated="16364"/>
        </table:table-row>
        <table:table-row table:style-name="ro8">
          <table:table-cell office:value-type="string" table:style-name="ce4">
            <text:p>mt_ts</text:p>
          </table:table-cell>
          <table:table-cell office:value-type="string" table:style-name="ce4">
            <text:p>My team theme score (% positive, B18 to B20)</text:p>
          </table:table-cell>
          <table:table-cell office:value-type="string" table:style-name="ce4">
            <text:p>Theme scores</text:p>
          </table:table-cell>
          <table:table-cell table:style-name="ce4"/>
          <table:table-cell office:value-type="float" office:value="76.106999999999999" table:style-name="ce10">
            <text:p>76.107</text:p>
          </table:table-cell>
          <table:table-cell office:value-type="float" office:value="77.254999999999995" table:style-name="ce10">
            <text:p>77.255</text:p>
          </table:table-cell>
          <table:table-cell office:value-type="float" office:value="76.981999999999999" table:style-name="ce10">
            <text:p>76.982</text:p>
          </table:table-cell>
          <table:table-cell office:value-type="float" office:value="77.872" table:style-name="ce10">
            <text:p>77.872</text:p>
          </table:table-cell>
          <table:table-cell office:value-type="float" office:value="79.063000000000002" table:style-name="ce10">
            <text:p>79.063</text:p>
          </table:table-cell>
          <table:table-cell office:value-type="float" office:value="79.138000000000005" table:style-name="ce10">
            <text:p>79.138</text:p>
          </table:table-cell>
          <table:table-cell office:value-type="float" office:value="79.614000000000004" table:style-name="ce10">
            <text:p>79.614</text:p>
          </table:table-cell>
          <table:table-cell office:value-type="float" office:value="79.778000000000006" table:style-name="ce10">
            <text:p>79.778</text:p>
          </table:table-cell>
          <table:table-cell office:value-type="float" office:value="80.600999999999999" table:style-name="ce10">
            <text:p>80.601</text:p>
          </table:table-cell>
          <table:table-cell office:value-type="float" office:value="81.013000000000005" table:style-name="ce10">
            <text:p>81.013</text:p>
          </table:table-cell>
          <table:table-cell office:value-type="float" office:value="81.778000000000006" table:style-name="ce10">
            <text:p>81.778</text:p>
          </table:table-cell>
          <table:table-cell office:value-type="float" office:value="83.676000000000002" table:style-name="ce10">
            <text:p>83.676</text:p>
          </table:table-cell>
          <table:table-cell office:value-type="float" office:value="84.313999999999993" table:style-name="ce10">
            <text:p>84.314</text:p>
          </table:table-cell>
          <table:table-cell office:value-type="float" office:value="83.519000000000005" table:style-name="ce10">
            <text:p>83.519</text:p>
          </table:table-cell>
          <table:table-cell office:value-type="float" office:value="83.356999999999999" table:style-name="ce10">
            <text:p>83.357</text:p>
          </table:table-cell>
          <table:table-cell office:value-type="float" office:value="83.762" table:style-name="ce10">
            <text:p>83.762</text:p>
          </table:table-cell>
          <table:table-cell table:number-columns-repeated="16364"/>
        </table:table-row>
        <table:table-row table:style-name="ro8">
          <table:table-cell office:value-type="string" table:style-name="ce4">
            <text:p>ld_ts</text:p>
          </table:table-cell>
          <table:table-cell office:value-type="string" table:style-name="ce4">
            <text:p>Learning and development theme score (% positive, B21 to B24)</text:p>
          </table:table-cell>
          <table:table-cell office:value-type="string" table:style-name="ce4">
            <text:p>Theme scores</text:p>
          </table:table-cell>
          <table:table-cell table:style-name="ce4"/>
          <table:table-cell office:value-type="float" office:value="50.234000000000002" table:style-name="ce10">
            <text:p>50.234</text:p>
          </table:table-cell>
          <table:table-cell office:value-type="float" office:value="43.435000000000002" table:style-name="ce10">
            <text:p>43.435</text:p>
          </table:table-cell>
          <table:table-cell office:value-type="float" office:value="42.567" table:style-name="ce10">
            <text:p>42.567</text:p>
          </table:table-cell>
          <table:table-cell office:value-type="float" office:value="44.034999999999997" table:style-name="ce10">
            <text:p>44.035</text:p>
          </table:table-cell>
          <table:table-cell office:value-type="float" office:value="47.283000000000001" table:style-name="ce10">
            <text:p>47.283</text:p>
          </table:table-cell>
          <table:table-cell office:value-type="float" office:value="49.226999999999997" table:style-name="ce10">
            <text:p>49.227</text:p>
          </table:table-cell>
          <table:table-cell office:value-type="float" office:value="49.451999999999998" table:style-name="ce10">
            <text:p>49.452</text:p>
          </table:table-cell>
          <table:table-cell office:value-type="float" office:value="50.381" table:style-name="ce10">
            <text:p>50.381</text:p>
          </table:table-cell>
          <table:table-cell office:value-type="float" office:value="52.84" table:style-name="ce10">
            <text:p>52.84</text:p>
          </table:table-cell>
          <table:table-cell office:value-type="float" office:value="53.631" table:style-name="ce10">
            <text:p>53.631</text:p>
          </table:table-cell>
          <table:table-cell office:value-type="float" office:value="54.814999999999998" table:style-name="ce10">
            <text:p>54.815</text:p>
          </table:table-cell>
          <table:table-cell office:value-type="float" office:value="55.548000000000002" table:style-name="ce10">
            <text:p>55.548</text:p>
          </table:table-cell>
          <table:table-cell office:value-type="float" office:value="56.292000000000002" table:style-name="ce10">
            <text:p>56.292</text:p>
          </table:table-cell>
          <table:table-cell office:value-type="float" office:value="55.031999999999996" table:style-name="ce10">
            <text:p>55.032</text:p>
          </table:table-cell>
          <table:table-cell office:value-type="float" office:value="56.11" table:style-name="ce10">
            <text:p>56.11</text:p>
          </table:table-cell>
          <table:table-cell office:value-type="float" office:value="55.923000000000002" table:style-name="ce10">
            <text:p>55.923</text:p>
          </table:table-cell>
          <table:table-cell table:number-columns-repeated="16364"/>
        </table:table-row>
        <table:table-row table:style-name="ro8">
          <table:table-cell office:value-type="string" table:style-name="ce4">
            <text:p>if_ts</text:p>
          </table:table-cell>
          <table:table-cell office:value-type="string" table:style-name="ce4">
            <text:p>Inclusion and fair treatment theme score (% positive, B25 to B28)</text:p>
          </table:table-cell>
          <table:table-cell office:value-type="string" table:style-name="ce4">
            <text:p>Theme scores</text:p>
          </table:table-cell>
          <table:table-cell table:style-name="ce4"/>
          <table:table-cell office:value-type="float" office:value="74.210999999999999" table:style-name="ce10">
            <text:p>74.211</text:p>
          </table:table-cell>
          <table:table-cell office:value-type="float" office:value="73.222999999999999" table:style-name="ce10">
            <text:p>73.223</text:p>
          </table:table-cell>
          <table:table-cell office:value-type="float" office:value="73.138999999999996" table:style-name="ce10">
            <text:p>73.139</text:p>
          </table:table-cell>
          <table:table-cell office:value-type="float" office:value="74.703000000000003" table:style-name="ce10">
            <text:p>74.703</text:p>
          </table:table-cell>
          <table:table-cell office:value-type="float" office:value="74.263000000000005" table:style-name="ce10">
            <text:p>74.263</text:p>
          </table:table-cell>
          <table:table-cell office:value-type="float" office:value="75.445999999999998" table:style-name="ce10">
            <text:p>75.446</text:p>
          </table:table-cell>
          <table:table-cell office:value-type="float" office:value="74.432000000000002" table:style-name="ce10">
            <text:p>74.432</text:p>
          </table:table-cell>
          <table:table-cell office:value-type="float" office:value="75.715000000000003" table:style-name="ce10">
            <text:p>75.715</text:p>
          </table:table-cell>
          <table:table-cell office:value-type="float" office:value="76.549000000000007" table:style-name="ce10">
            <text:p>76.549</text:p>
          </table:table-cell>
          <table:table-cell office:value-type="float" office:value="77.843000000000004" table:style-name="ce10">
            <text:p>77.843</text:p>
          </table:table-cell>
          <table:table-cell office:value-type="float" office:value="78.688000000000002" table:style-name="ce10">
            <text:p>78.688</text:p>
          </table:table-cell>
          <table:table-cell office:value-type="float" office:value="81.792000000000002" table:style-name="ce10">
            <text:p>81.792</text:p>
          </table:table-cell>
          <table:table-cell office:value-type="float" office:value="82.418999999999997" table:style-name="ce10">
            <text:p>82.419</text:p>
          </table:table-cell>
          <table:table-cell office:value-type="float" office:value="81.375" table:style-name="ce10">
            <text:p>81.375</text:p>
          </table:table-cell>
          <table:table-cell office:value-type="float" office:value="80.832999999999998" table:style-name="ce10">
            <text:p>80.833</text:p>
          </table:table-cell>
          <table:table-cell office:value-type="float" office:value="80.555999999999997" table:style-name="ce10">
            <text:p>80.556</text:p>
          </table:table-cell>
          <table:table-cell table:number-columns-repeated="16364"/>
        </table:table-row>
        <table:table-row table:style-name="ro8">
          <table:table-cell office:value-type="string" table:style-name="ce4">
            <text:p>rw_ts</text:p>
          </table:table-cell>
          <table:table-cell office:value-type="string" table:style-name="ce4">
            <text:p>Resources and workload theme score (% positive, B29 to B34)</text:p>
          </table:table-cell>
          <table:table-cell office:value-type="string" table:style-name="ce4">
            <text:p>Theme scores</text:p>
          </table:table-cell>
          <table:table-cell table:style-name="ce4"/>
          <table:table-cell office:value-type="float" office:value="70.251999999999995" table:style-name="ce10">
            <text:p>70.252</text:p>
          </table:table-cell>
          <table:table-cell office:value-type="float" office:value="71.644000000000005" table:style-name="ce10">
            <text:p>71.644</text:p>
          </table:table-cell>
          <table:table-cell office:value-type="float" office:value="71.08" table:style-name="ce10">
            <text:p>71.08</text:p>
          </table:table-cell>
          <table:table-cell office:value-type="float" office:value="71.816999999999993" table:style-name="ce10">
            <text:p>71.817</text:p>
          </table:table-cell>
          <table:table-cell office:value-type="float" office:value="72.085999999999999" table:style-name="ce10">
            <text:p>72.086</text:p>
          </table:table-cell>
          <table:table-cell office:value-type="float" office:value="72.403000000000006" table:style-name="ce10">
            <text:p>72.403</text:p>
          </table:table-cell>
          <table:table-cell office:value-type="float" office:value="71.305999999999997" table:style-name="ce10">
            <text:p>71.306</text:p>
          </table:table-cell>
          <table:table-cell office:value-type="float" office:value="71.397999999999996" table:style-name="ce10">
            <text:p>71.398</text:p>
          </table:table-cell>
          <table:table-cell office:value-type="float" office:value="72.287999999999997" table:style-name="ce10">
            <text:p>72.288</text:p>
          </table:table-cell>
          <table:table-cell office:value-type="float" office:value="72.873999999999995" table:style-name="ce10">
            <text:p>72.874</text:p>
          </table:table-cell>
          <table:table-cell office:value-type="float" office:value="73.861999999999995" table:style-name="ce10">
            <text:p>73.862</text:p>
          </table:table-cell>
          <table:table-cell office:value-type="float" office:value="74.994" table:style-name="ce10">
            <text:p>74.994</text:p>
          </table:table-cell>
          <table:table-cell office:value-type="float" office:value="75.075999999999993" table:style-name="ce10">
            <text:p>75.076</text:p>
          </table:table-cell>
          <table:table-cell office:value-type="float" office:value="74.138000000000005" table:style-name="ce10">
            <text:p>74.138</text:p>
          </table:table-cell>
          <table:table-cell office:value-type="float" office:value="74.721000000000004" table:style-name="ce10">
            <text:p>74.721</text:p>
          </table:table-cell>
          <table:table-cell office:value-type="float" office:value="75.555999999999997" table:style-name="ce10">
            <text:p>75.556</text:p>
          </table:table-cell>
          <table:table-cell table:number-columns-repeated="16364"/>
        </table:table-row>
        <table:table-row table:style-name="ro8">
          <table:table-cell office:value-type="string" table:style-name="ce4">
            <text:p>pb_ts</text:p>
          </table:table-cell>
          <table:table-cell office:value-type="string" table:style-name="ce4">
            <text:p>Pay and benefits theme score (% positive, B35 to B37)</text:p>
          </table:table-cell>
          <table:table-cell office:value-type="string" table:style-name="ce4">
            <text:p>Theme scores</text:p>
          </table:table-cell>
          <table:table-cell table:style-name="ce4"/>
          <table:table-cell office:value-type="float" office:value="37.106000000000002" table:style-name="ce10">
            <text:p>37.106</text:p>
          </table:table-cell>
          <table:table-cell office:value-type="float" office:value="37.029000000000003" table:style-name="ce10">
            <text:p>37.029</text:p>
          </table:table-cell>
          <table:table-cell office:value-type="float" office:value="31.317" table:style-name="ce10">
            <text:p>31.317</text:p>
          </table:table-cell>
          <table:table-cell office:value-type="float" office:value="29.94" table:style-name="ce10">
            <text:p>29.94</text:p>
          </table:table-cell>
          <table:table-cell office:value-type="float" office:value="29.337" table:style-name="ce10">
            <text:p>29.337</text:p>
          </table:table-cell>
          <table:table-cell office:value-type="float" office:value="27.971" table:style-name="ce10">
            <text:p>27.971</text:p>
          </table:table-cell>
          <table:table-cell office:value-type="float" office:value="29.529" table:style-name="ce10">
            <text:p>29.529</text:p>
          </table:table-cell>
          <table:table-cell office:value-type="float" office:value="30.972999999999999" table:style-name="ce10">
            <text:p>30.973</text:p>
          </table:table-cell>
          <table:table-cell office:value-type="float" office:value="30.105" table:style-name="ce10">
            <text:p>30.105</text:p>
          </table:table-cell>
          <table:table-cell office:value-type="float" office:value="31.321999999999999" table:style-name="ce10">
            <text:p>31.322</text:p>
          </table:table-cell>
          <table:table-cell office:value-type="float" office:value="34.137" table:style-name="ce10">
            <text:p>34.137</text:p>
          </table:table-cell>
          <table:table-cell office:value-type="float" office:value="40.076000000000001" table:style-name="ce10">
            <text:p>40.076</text:p>
          </table:table-cell>
          <table:table-cell office:value-type="float" office:value="38.520000000000003" table:style-name="ce10">
            <text:p>38.52</text:p>
          </table:table-cell>
          <table:table-cell office:value-type="float" office:value="27.603999999999999" table:style-name="ce10">
            <text:p>27.604</text:p>
          </table:table-cell>
          <table:table-cell office:value-type="float" office:value="32.139000000000003" table:style-name="ce10">
            <text:p>32.139</text:p>
          </table:table-cell>
          <table:table-cell office:value-type="float" office:value="34.066000000000003" table:style-name="ce10">
            <text:p>34.066</text:p>
          </table:table-cell>
          <table:table-cell table:number-columns-repeated="16364"/>
        </table:table-row>
        <table:table-row table:style-name="ro8">
          <table:table-cell office:value-type="string" table:style-name="ce4">
            <text:p>lc_ts</text:p>
          </table:table-cell>
          <table:table-cell office:value-type="string" table:style-name="ce4">
            <text:p>Leadership and managing change theme score (% positive, B38 to B46)</text:p>
          </table:table-cell>
          <table:table-cell office:value-type="string" table:style-name="ce4">
            <text:p>Theme scores</text:p>
          </table:table-cell>
          <table:table-cell table:style-name="ce4"/>
          <table:table-cell office:value-type="float" office:value="37.238" table:style-name="ce10">
            <text:p>37.238</text:p>
          </table:table-cell>
          <table:table-cell office:value-type="float" office:value="36.534999999999997" table:style-name="ce10">
            <text:p>36.535</text:p>
          </table:table-cell>
          <table:table-cell office:value-type="float" office:value="37.298000000000002" table:style-name="ce10">
            <text:p>37.298</text:p>
          </table:table-cell>
          <table:table-cell office:value-type="float" office:value="40.61" table:style-name="ce10">
            <text:p>40.61</text:p>
          </table:table-cell>
          <table:table-cell office:value-type="float" office:value="41.128" table:style-name="ce10">
            <text:p>41.128</text:p>
          </table:table-cell>
          <table:table-cell office:value-type="float" office:value="43.216000000000001" table:style-name="ce10">
            <text:p>43.216</text:p>
          </table:table-cell>
          <table:table-cell office:value-type="float" office:value="42.332999999999998" table:style-name="ce10">
            <text:p>42.333</text:p>
          </table:table-cell>
          <table:table-cell office:value-type="float" office:value="42.564999999999998" table:style-name="ce10">
            <text:p>42.565</text:p>
          </table:table-cell>
          <table:table-cell office:value-type="float" office:value="46.561999999999998" table:style-name="ce10">
            <text:p>46.562</text:p>
          </table:table-cell>
          <table:table-cell office:value-type="float" office:value="46.576000000000001" table:style-name="ce10">
            <text:p>46.576</text:p>
          </table:table-cell>
          <table:table-cell office:value-type="float" office:value="48.981000000000002" table:style-name="ce10">
            <text:p>48.981</text:p>
          </table:table-cell>
          <table:table-cell office:value-type="float" office:value="58.456000000000003" table:style-name="ce10">
            <text:p>58.456</text:p>
          </table:table-cell>
          <table:table-cell office:value-type="float" office:value="58.32" table:style-name="ce10">
            <text:p>58.32</text:p>
          </table:table-cell>
          <table:table-cell office:value-type="float" office:value="53.999000000000002" table:style-name="ce10">
            <text:p>53.999</text:p>
          </table:table-cell>
          <table:table-cell office:value-type="float" office:value="51.947000000000003" table:style-name="ce10">
            <text:p>51.947</text:p>
          </table:table-cell>
          <table:table-cell office:value-type="float" office:value="52.155999999999999" table:style-name="ce10">
            <text:p>52.156</text:p>
          </table:table-cell>
          <table:table-cell table:number-columns-repeated="16364"/>
        </table:table-row>
        <table:table-row table:style-name="ro6">
          <table:table-cell office:value-type="string" table:style-name="ce4">
            <text:p>B01</text:p>
          </table:table-cell>
          <table:table-cell office:value-type="string" table:style-name="ce4">
            <text:p>I am interested in my work</text:p>
            <text:p>(% selecting 'Strongly agree' or 'Agree')</text:p>
          </table:table-cell>
          <table:table-cell office:value-type="string" table:style-name="ce4">
            <text:p>My work</text:p>
          </table:table-cell>
          <table:table-cell table:style-name="ce4"/>
          <table:table-cell office:value-type="float" office:value="89.843999999999994" table:style-name="ce10">
            <text:p>89.844</text:p>
          </table:table-cell>
          <table:table-cell office:value-type="float" office:value="88.506" table:style-name="ce10">
            <text:p>88.506</text:p>
          </table:table-cell>
          <table:table-cell office:value-type="float" office:value="88.608000000000004" table:style-name="ce10">
            <text:p>88.608</text:p>
          </table:table-cell>
          <table:table-cell office:value-type="float" office:value="89.456000000000003" table:style-name="ce10">
            <text:p>89.456</text:p>
          </table:table-cell>
          <table:table-cell office:value-type="float" office:value="89.094999999999999" table:style-name="ce10">
            <text:p>89.095</text:p>
          </table:table-cell>
          <table:table-cell office:value-type="float" office:value="89.436999999999998" table:style-name="ce10">
            <text:p>89.437</text:p>
          </table:table-cell>
          <table:table-cell office:value-type="float" office:value="89.177999999999997" table:style-name="ce10">
            <text:p>89.178</text:p>
          </table:table-cell>
          <table:table-cell office:value-type="float" office:value="89.841999999999999" table:style-name="ce10">
            <text:p>89.842</text:p>
          </table:table-cell>
          <table:table-cell office:value-type="float" office:value="89.95" table:style-name="ce10">
            <text:p>89.95</text:p>
          </table:table-cell>
          <table:table-cell office:value-type="float" office:value="89.576999999999998" table:style-name="ce10">
            <text:p>89.577</text:p>
          </table:table-cell>
          <table:table-cell office:value-type="float" office:value="90.234999999999999" table:style-name="ce10">
            <text:p>90.235</text:p>
          </table:table-cell>
          <table:table-cell office:value-type="float" office:value="92.031000000000006" table:style-name="ce10">
            <text:p>92.031</text:p>
          </table:table-cell>
          <table:table-cell office:value-type="float" office:value="90.94" table:style-name="ce10">
            <text:p>90.94</text:p>
          </table:table-cell>
          <table:table-cell office:value-type="float" office:value="89.808000000000007" table:style-name="ce10">
            <text:p>89.808</text:p>
          </table:table-cell>
          <table:table-cell office:value-type="float" office:value="90.210999999999999" table:style-name="ce10">
            <text:p>90.211</text:p>
          </table:table-cell>
          <table:table-cell office:value-type="float" office:value="89.963999999999999" table:style-name="ce10">
            <text:p>89.964</text:p>
          </table:table-cell>
          <table:table-cell table:number-columns-repeated="16364"/>
        </table:table-row>
        <table:table-row table:style-name="ro7">
          <table:table-cell office:value-type="string" table:style-name="ce4">
            <text:p>B02</text:p>
          </table:table-cell>
          <table:table-cell office:value-type="string" table:style-name="ce4">
            <text:p>I am sufficiently challenged by my work</text:p>
            <text:p>(% selecting 'Strongly agree' or 'Agree')</text:p>
          </table:table-cell>
          <table:table-cell office:value-type="string" table:style-name="ce4">
            <text:p>My work</text:p>
          </table:table-cell>
          <table:table-cell table:style-name="ce4"/>
          <table:table-cell office:value-type="float" office:value="76.200999999999993" table:style-name="ce10">
            <text:p>76.201</text:p>
          </table:table-cell>
          <table:table-cell office:value-type="float" office:value="73.445999999999998" table:style-name="ce10">
            <text:p>73.446</text:p>
          </table:table-cell>
          <table:table-cell office:value-type="float" office:value="74.638999999999996" table:style-name="ce10">
            <text:p>74.639</text:p>
          </table:table-cell>
          <table:table-cell office:value-type="float" office:value="76.278000000000006" table:style-name="ce10">
            <text:p>76.278</text:p>
          </table:table-cell>
          <table:table-cell office:value-type="float" office:value="77.81" table:style-name="ce10">
            <text:p>77.81</text:p>
          </table:table-cell>
          <table:table-cell office:value-type="float" office:value="79.134" table:style-name="ce10">
            <text:p>79.134</text:p>
          </table:table-cell>
          <table:table-cell office:value-type="float" office:value="78.929000000000002" table:style-name="ce10">
            <text:p>78.929</text:p>
          </table:table-cell>
          <table:table-cell office:value-type="float" office:value="80.168999999999997" table:style-name="ce10">
            <text:p>80.169</text:p>
          </table:table-cell>
          <table:table-cell office:value-type="float" office:value="80.691000000000003" table:style-name="ce10">
            <text:p>80.691</text:p>
          </table:table-cell>
          <table:table-cell office:value-type="float" office:value="80.742999999999995" table:style-name="ce10">
            <text:p>80.743</text:p>
          </table:table-cell>
          <table:table-cell office:value-type="float" office:value="80.212999999999994" table:style-name="ce10">
            <text:p>80.213</text:p>
          </table:table-cell>
          <table:table-cell office:value-type="float" office:value="84.415000000000006" table:style-name="ce10">
            <text:p>84.415</text:p>
          </table:table-cell>
          <table:table-cell office:value-type="float" office:value="83.784000000000006" table:style-name="ce10">
            <text:p>83.784</text:p>
          </table:table-cell>
          <table:table-cell office:value-type="float" office:value="83.382000000000005" table:style-name="ce10">
            <text:p>83.382</text:p>
          </table:table-cell>
          <table:table-cell office:value-type="float" office:value="82.626999999999995" table:style-name="ce10">
            <text:p>82.627</text:p>
          </table:table-cell>
          <table:table-cell office:value-type="float" office:value="82.111000000000004" table:style-name="ce10">
            <text:p>82.111</text:p>
          </table:table-cell>
          <table:table-cell table:number-columns-repeated="16364"/>
        </table:table-row>
        <table:table-row table:style-name="ro7">
          <table:table-cell office:value-type="string" table:style-name="ce4">
            <text:p>B03</text:p>
          </table:table-cell>
          <table:table-cell office:value-type="string" table:style-name="ce4">
            <text:p>My work gives me a sense of personal accomplishment</text:p>
            <text:p>(% selecting 'Strongly agree' or 'Agree')</text:p>
          </table:table-cell>
          <table:table-cell office:value-type="string" table:style-name="ce4">
            <text:p>My work</text:p>
          </table:table-cell>
          <table:table-cell table:style-name="ce4"/>
          <table:table-cell office:value-type="float" office:value="74.03" table:style-name="ce10">
            <text:p>74.03</text:p>
          </table:table-cell>
          <table:table-cell office:value-type="float" office:value="71.838999999999999" table:style-name="ce10">
            <text:p>71.839</text:p>
          </table:table-cell>
          <table:table-cell office:value-type="float" office:value="72.426000000000002" table:style-name="ce10">
            <text:p>72.426</text:p>
          </table:table-cell>
          <table:table-cell office:value-type="float" office:value="72.679000000000002" table:style-name="ce10">
            <text:p>72.679</text:p>
          </table:table-cell>
          <table:table-cell office:value-type="float" office:value="74.78" table:style-name="ce10">
            <text:p>74.78</text:p>
          </table:table-cell>
          <table:table-cell office:value-type="float" office:value="75.533000000000001" table:style-name="ce10">
            <text:p>75.533</text:p>
          </table:table-cell>
          <table:table-cell office:value-type="float" office:value="75.492999999999995" table:style-name="ce10">
            <text:p>75.493</text:p>
          </table:table-cell>
          <table:table-cell office:value-type="float" office:value="75.126000000000005" table:style-name="ce10">
            <text:p>75.126</text:p>
          </table:table-cell>
          <table:table-cell office:value-type="float" office:value="76.588999999999999" table:style-name="ce10">
            <text:p>76.589</text:p>
          </table:table-cell>
          <table:table-cell office:value-type="float" office:value="77.400000000000006" table:style-name="ce10">
            <text:p>77.4</text:p>
          </table:table-cell>
          <table:table-cell office:value-type="float" office:value="77.593999999999994" table:style-name="ce10">
            <text:p>77.594</text:p>
          </table:table-cell>
          <table:table-cell office:value-type="float" office:value="80.272000000000006" table:style-name="ce10">
            <text:p>80.272</text:p>
          </table:table-cell>
          <table:table-cell office:value-type="float" office:value="79.200999999999993" table:style-name="ce10">
            <text:p>79.201</text:p>
          </table:table-cell>
          <table:table-cell office:value-type="float" office:value="77.631" table:style-name="ce10">
            <text:p>77.631</text:p>
          </table:table-cell>
          <table:table-cell office:value-type="float" office:value="77.593999999999994" table:style-name="ce10">
            <text:p>77.594</text:p>
          </table:table-cell>
          <table:table-cell office:value-type="float" office:value="77.494" table:style-name="ce10">
            <text:p>77.494</text:p>
          </table:table-cell>
          <table:table-cell table:number-columns-repeated="16364"/>
        </table:table-row>
        <table:table-row table:style-name="ro7">
          <table:table-cell office:value-type="string" table:style-name="ce4">
            <text:p>B04</text:p>
          </table:table-cell>
          <table:table-cell office:value-type="string" table:style-name="ce4">
            <text:p>I feel involved in the decisions that affect my work</text:p>
            <text:p>(% selecting 'Strongly agree' or 'Agree')</text:p>
          </table:table-cell>
          <table:table-cell office:value-type="string" table:style-name="ce4">
            <text:p>My work</text:p>
          </table:table-cell>
          <table:table-cell table:style-name="ce4"/>
          <table:table-cell office:value-type="float" office:value="54.692999999999998" table:style-name="ce10">
            <text:p>54.693</text:p>
          </table:table-cell>
          <table:table-cell office:value-type="float" office:value="49.073999999999998" table:style-name="ce10">
            <text:p>49.074</text:p>
          </table:table-cell>
          <table:table-cell office:value-type="float" office:value="49.415999999999997" table:style-name="ce10">
            <text:p>49.416</text:p>
          </table:table-cell>
          <table:table-cell office:value-type="float" office:value="52.991" table:style-name="ce10">
            <text:p>52.991</text:p>
          </table:table-cell>
          <table:table-cell office:value-type="float" office:value="53.747999999999998" table:style-name="ce10">
            <text:p>53.748</text:p>
          </table:table-cell>
          <table:table-cell office:value-type="float" office:value="56.418999999999997" table:style-name="ce10">
            <text:p>56.419</text:p>
          </table:table-cell>
          <table:table-cell office:value-type="float" office:value="55.905999999999999" table:style-name="ce10">
            <text:p>55.906</text:p>
          </table:table-cell>
          <table:table-cell office:value-type="float" office:value="56.709000000000003" table:style-name="ce10">
            <text:p>56.709</text:p>
          </table:table-cell>
          <table:table-cell office:value-type="float" office:value="57.901000000000003" table:style-name="ce10">
            <text:p>57.901</text:p>
          </table:table-cell>
          <table:table-cell office:value-type="float" office:value="58.540999999999997" table:style-name="ce10">
            <text:p>58.541</text:p>
          </table:table-cell>
          <table:table-cell office:value-type="float" office:value="59.878999999999998" table:style-name="ce10">
            <text:p>59.879</text:p>
          </table:table-cell>
          <table:table-cell office:value-type="float" office:value="63.869" table:style-name="ce10">
            <text:p>63.869</text:p>
          </table:table-cell>
          <table:table-cell office:value-type="float" office:value="62.264000000000003" table:style-name="ce10">
            <text:p>62.264</text:p>
          </table:table-cell>
          <table:table-cell office:value-type="float" office:value="61.905999999999999" table:style-name="ce10">
            <text:p>61.906</text:p>
          </table:table-cell>
          <table:table-cell office:value-type="float" office:value="61.393000000000001" table:style-name="ce10">
            <text:p>61.393</text:p>
          </table:table-cell>
          <table:table-cell office:value-type="float" office:value="60.048000000000002" table:style-name="ce10">
            <text:p>60.048</text:p>
          </table:table-cell>
          <table:table-cell table:number-columns-repeated="16364"/>
        </table:table-row>
        <table:table-row table:style-name="ro7">
          <table:table-cell office:value-type="string" table:style-name="ce4">
            <text:p>B05</text:p>
          </table:table-cell>
          <table:table-cell office:value-type="string" table:style-name="ce4">
            <text:p>I have a choice in deciding how I do my work</text:p>
            <text:p>(% selecting 'Strongly agree' or 'Agree')</text:p>
          </table:table-cell>
          <table:table-cell office:value-type="string" table:style-name="ce4">
            <text:p>My work</text:p>
          </table:table-cell>
          <table:table-cell table:style-name="ce4"/>
          <table:table-cell office:value-type="float" office:value="71.533000000000001" table:style-name="ce10">
            <text:p>71.533</text:p>
          </table:table-cell>
          <table:table-cell office:value-type="float" office:value="70.275000000000006" table:style-name="ce10">
            <text:p>70.275</text:p>
          </table:table-cell>
          <table:table-cell office:value-type="float" office:value="70.927000000000007" table:style-name="ce10">
            <text:p>70.927</text:p>
          </table:table-cell>
          <table:table-cell office:value-type="float" office:value="71.978999999999999" table:style-name="ce10">
            <text:p>71.979</text:p>
          </table:table-cell>
          <table:table-cell office:value-type="float" office:value="72.468999999999994" table:style-name="ce10">
            <text:p>72.469</text:p>
          </table:table-cell>
          <table:table-cell office:value-type="float" office:value="74.465999999999994" table:style-name="ce10">
            <text:p>74.466</text:p>
          </table:table-cell>
          <table:table-cell office:value-type="float" office:value="73.28" table:style-name="ce10">
            <text:p>73.28</text:p>
          </table:table-cell>
          <table:table-cell office:value-type="float" office:value="74.116" table:style-name="ce10">
            <text:p>74.116</text:p>
          </table:table-cell>
          <table:table-cell office:value-type="float" office:value="75.498000000000005" table:style-name="ce10">
            <text:p>75.498</text:p>
          </table:table-cell>
          <table:table-cell office:value-type="float" office:value="77.397000000000006" table:style-name="ce10">
            <text:p>77.397</text:p>
          </table:table-cell>
          <table:table-cell office:value-type="float" office:value="78.028000000000006" table:style-name="ce10">
            <text:p>78.028</text:p>
          </table:table-cell>
          <table:table-cell office:value-type="float" office:value="81.254000000000005" table:style-name="ce10">
            <text:p>81.254</text:p>
          </table:table-cell>
          <table:table-cell office:value-type="float" office:value="81.3" table:style-name="ce10">
            <text:p>81.3</text:p>
          </table:table-cell>
          <table:table-cell office:value-type="float" office:value="80.843999999999994" table:style-name="ce10">
            <text:p>80.844</text:p>
          </table:table-cell>
          <table:table-cell office:value-type="float" office:value="80.778000000000006" table:style-name="ce10">
            <text:p>80.778</text:p>
          </table:table-cell>
          <table:table-cell office:value-type="float" office:value="80.936999999999998" table:style-name="ce10">
            <text:p>80.937</text:p>
          </table:table-cell>
          <table:table-cell table:number-columns-repeated="16364"/>
        </table:table-row>
        <table:table-row table:style-name="ro7">
          <table:table-cell office:value-type="string" table:style-name="ce4">
            <text:p>B06</text:p>
          </table:table-cell>
          <table:table-cell office:value-type="string" table:style-name="ce4">
            <text:p>I have a clear understanding of [my organisation]'s objectives</text:p>
            <text:p>(% selecting 'Strongly agree' or 'Agree')</text:p>
          </table:table-cell>
          <table:table-cell office:value-type="string" table:style-name="ce4">
            <text:p>Organisational objectives and purpose</text:p>
          </table:table-cell>
          <table:table-cell table:style-name="ce4"/>
          <table:table-cell office:value-type="float" office:value="78.097999999999999" table:style-name="ce10">
            <text:p>78.098</text:p>
          </table:table-cell>
          <table:table-cell office:value-type="float" office:value="78.072999999999993" table:style-name="ce10">
            <text:p>78.073</text:p>
          </table:table-cell>
          <table:table-cell office:value-type="float" office:value="78.75" table:style-name="ce10">
            <text:p>78.75</text:p>
          </table:table-cell>
          <table:table-cell office:value-type="float" office:value="78.629000000000005" table:style-name="ce10">
            <text:p>78.629</text:p>
          </table:table-cell>
          <table:table-cell office:value-type="float" office:value="79.869" table:style-name="ce10">
            <text:p>79.869</text:p>
          </table:table-cell>
          <table:table-cell office:value-type="float" office:value="80.593000000000004" table:style-name="ce10">
            <text:p>80.593</text:p>
          </table:table-cell>
          <table:table-cell office:value-type="float" office:value="79.260000000000005" table:style-name="ce10">
            <text:p>79.26</text:p>
          </table:table-cell>
          <table:table-cell office:value-type="float" office:value="79.896000000000001" table:style-name="ce10">
            <text:p>79.896</text:p>
          </table:table-cell>
          <table:table-cell office:value-type="float" office:value="80.632999999999996" table:style-name="ce10">
            <text:p>80.633</text:p>
          </table:table-cell>
          <table:table-cell office:value-type="float" office:value="81.435000000000002" table:style-name="ce10">
            <text:p>81.435</text:p>
          </table:table-cell>
          <table:table-cell office:value-type="float" office:value="82.314999999999998" table:style-name="ce10">
            <text:p>82.315</text:p>
          </table:table-cell>
          <table:table-cell office:value-type="float" office:value="83.974000000000004" table:style-name="ce10">
            <text:p>83.974</text:p>
          </table:table-cell>
          <table:table-cell office:value-type="float" office:value="83.516000000000005" table:style-name="ce10">
            <text:p>83.516</text:p>
          </table:table-cell>
          <table:table-cell office:value-type="float" office:value="81.775999999999996" table:style-name="ce10">
            <text:p>81.776</text:p>
          </table:table-cell>
          <table:table-cell office:value-type="float" office:value="82.948999999999998" table:style-name="ce10">
            <text:p>82.949</text:p>
          </table:table-cell>
          <table:table-cell office:value-type="float" office:value="81.867999999999995" table:style-name="ce10">
            <text:p>81.868</text:p>
          </table:table-cell>
          <table:table-cell table:number-columns-repeated="16364"/>
        </table:table-row>
        <table:table-row table:style-name="ro7">
          <table:table-cell office:value-type="string" table:style-name="ce4">
            <text:p>B07</text:p>
          </table:table-cell>
          <table:table-cell office:value-type="string" table:style-name="ce4">
            <text:p>I understand how my work contributes to [my organisation]'s objectives</text:p>
            <text:p>(% selecting 'Strongly agree' or 'Agree')</text:p>
          </table:table-cell>
          <table:table-cell office:value-type="string" table:style-name="ce4">
            <text:p>Organisational objectives and purpose</text:p>
          </table:table-cell>
          <table:table-cell table:style-name="ce4"/>
          <table:table-cell office:value-type="float" office:value="81.578000000000003" table:style-name="ce10">
            <text:p>81.578</text:p>
          </table:table-cell>
          <table:table-cell office:value-type="float" office:value="80.444000000000003" table:style-name="ce10">
            <text:p>80.444</text:p>
          </table:table-cell>
          <table:table-cell office:value-type="float" office:value="81.105999999999995" table:style-name="ce10">
            <text:p>81.106</text:p>
          </table:table-cell>
          <table:table-cell office:value-type="float" office:value="81.548000000000002" table:style-name="ce10">
            <text:p>81.548</text:p>
          </table:table-cell>
          <table:table-cell office:value-type="float" office:value="82.540999999999997" table:style-name="ce10">
            <text:p>82.541</text:p>
          </table:table-cell>
          <table:table-cell office:value-type="float" office:value="83.332999999999998" table:style-name="ce10">
            <text:p>83.333</text:p>
          </table:table-cell>
          <table:table-cell office:value-type="float" office:value="82.754000000000005" table:style-name="ce10">
            <text:p>82.754</text:p>
          </table:table-cell>
          <table:table-cell office:value-type="float" office:value="82.954999999999998" table:style-name="ce10">
            <text:p>82.955</text:p>
          </table:table-cell>
          <table:table-cell office:value-type="float" office:value="83.245000000000005" table:style-name="ce10">
            <text:p>83.245</text:p>
          </table:table-cell>
          <table:table-cell office:value-type="float" office:value="83.814999999999998" table:style-name="ce10">
            <text:p>83.815</text:p>
          </table:table-cell>
          <table:table-cell office:value-type="float" office:value="83.81" table:style-name="ce10">
            <text:p>83.81</text:p>
          </table:table-cell>
          <table:table-cell office:value-type="float" office:value="86.802999999999997" table:style-name="ce10">
            <text:p>86.803</text:p>
          </table:table-cell>
          <table:table-cell office:value-type="float" office:value="86.126999999999995" table:style-name="ce10">
            <text:p>86.127</text:p>
          </table:table-cell>
          <table:table-cell office:value-type="float" office:value="85.102999999999994" table:style-name="ce10">
            <text:p>85.103</text:p>
          </table:table-cell>
          <table:table-cell office:value-type="float" office:value="85" table:style-name="ce10">
            <text:p>85</text:p>
          </table:table-cell>
          <table:table-cell office:value-type="float" office:value="84.936000000000007" table:style-name="ce10">
            <text:p>84.936</text:p>
          </table:table-cell>
          <table:table-cell table:number-columns-repeated="16364"/>
        </table:table-row>
        <table:table-row table:style-name="ro7">
          <table:table-cell office:value-type="string" table:style-name="ce4">
            <text:p>B08</text:p>
          </table:table-cell>
          <table:table-cell office:value-type="string" table:style-name="ce4">
            <text:p>My manager motivates me to be more effective in my job</text:p>
            <text:p>(% selecting 'Strongly agree' or 'Agree')</text:p>
          </table:table-cell>
          <table:table-cell office:value-type="string" table:style-name="ce4">
            <text:p>My manager</text:p>
          </table:table-cell>
          <table:table-cell table:style-name="ce4"/>
          <table:table-cell office:value-type="float" office:value="61.125999999999998" table:style-name="ce10">
            <text:p>61.126</text:p>
          </table:table-cell>
          <table:table-cell office:value-type="float" office:value="61.957000000000001" table:style-name="ce10">
            <text:p>61.957</text:p>
          </table:table-cell>
          <table:table-cell office:value-type="float" office:value="63.070999999999998" table:style-name="ce10">
            <text:p>63.071</text:p>
          </table:table-cell>
          <table:table-cell office:value-type="float" office:value="65.611000000000004" table:style-name="ce10">
            <text:p>65.611</text:p>
          </table:table-cell>
          <table:table-cell office:value-type="float" office:value="65.233999999999995" table:style-name="ce10">
            <text:p>65.234</text:p>
          </table:table-cell>
          <table:table-cell office:value-type="float" office:value="67.915000000000006" table:style-name="ce10">
            <text:p>67.915</text:p>
          </table:table-cell>
          <table:table-cell office:value-type="float" office:value="67.768000000000001" table:style-name="ce10">
            <text:p>67.768</text:p>
          </table:table-cell>
          <table:table-cell office:value-type="float" office:value="68.606999999999999" table:style-name="ce10">
            <text:p>68.607</text:p>
          </table:table-cell>
          <table:table-cell office:value-type="float" office:value="69.953000000000003" table:style-name="ce10">
            <text:p>69.953</text:p>
          </table:table-cell>
          <table:table-cell office:value-type="float" office:value="71.028000000000006" table:style-name="ce10">
            <text:p>71.028</text:p>
          </table:table-cell>
          <table:table-cell office:value-type="float" office:value="71.637" table:style-name="ce10">
            <text:p>71.637</text:p>
          </table:table-cell>
          <table:table-cell office:value-type="float" office:value="75.754999999999995" table:style-name="ce10">
            <text:p>75.755</text:p>
          </table:table-cell>
          <table:table-cell office:value-type="float" office:value="77.186000000000007" table:style-name="ce10">
            <text:p>77.186</text:p>
          </table:table-cell>
          <table:table-cell office:value-type="float" office:value="76.076999999999998" table:style-name="ce10">
            <text:p>76.077</text:p>
          </table:table-cell>
          <table:table-cell office:value-type="float" office:value="76.34" table:style-name="ce10">
            <text:p>76.34</text:p>
          </table:table-cell>
          <table:table-cell office:value-type="float" office:value="75.971999999999994" table:style-name="ce10">
            <text:p>75.972</text:p>
          </table:table-cell>
          <table:table-cell table:number-columns-repeated="16364"/>
        </table:table-row>
        <table:table-row table:style-name="ro7">
          <table:table-cell office:value-type="string" table:style-name="ce4">
            <text:p>B09</text:p>
          </table:table-cell>
          <table:table-cell office:value-type="string" table:style-name="ce4">
            <text:p>My manager is considerate of my life outside work</text:p>
            <text:p>(% selecting 'Strongly agree' or 'Agree')</text:p>
          </table:table-cell>
          <table:table-cell office:value-type="string" table:style-name="ce4">
            <text:p>My manager</text:p>
          </table:table-cell>
          <table:table-cell table:style-name="ce4"/>
          <table:table-cell office:value-type="float" office:value="76.878" table:style-name="ce10">
            <text:p>76.878</text:p>
          </table:table-cell>
          <table:table-cell office:value-type="float" office:value="77.947000000000003" table:style-name="ce10">
            <text:p>77.947</text:p>
          </table:table-cell>
          <table:table-cell office:value-type="float" office:value="78.861999999999995" table:style-name="ce10">
            <text:p>78.862</text:p>
          </table:table-cell>
          <table:table-cell office:value-type="float" office:value="80.555999999999997" table:style-name="ce10">
            <text:p>80.556</text:p>
          </table:table-cell>
          <table:table-cell office:value-type="float" office:value="80.44" table:style-name="ce10">
            <text:p>80.44</text:p>
          </table:table-cell>
          <table:table-cell office:value-type="float" office:value="81.042000000000002" table:style-name="ce10">
            <text:p>81.042</text:p>
          </table:table-cell>
          <table:table-cell office:value-type="float" office:value="82.183999999999997" table:style-name="ce10">
            <text:p>82.184</text:p>
          </table:table-cell>
          <table:table-cell office:value-type="float" office:value="82.519000000000005" table:style-name="ce10">
            <text:p>82.519</text:p>
          </table:table-cell>
          <table:table-cell office:value-type="float" office:value="84.222999999999999" table:style-name="ce10">
            <text:p>84.223</text:p>
          </table:table-cell>
          <table:table-cell office:value-type="float" office:value="85.545000000000002" table:style-name="ce10">
            <text:p>85.545</text:p>
          </table:table-cell>
          <table:table-cell office:value-type="float" office:value="86.533000000000001" table:style-name="ce10">
            <text:p>86.533</text:p>
          </table:table-cell>
          <table:table-cell office:value-type="float" office:value="88.915999999999997" table:style-name="ce10">
            <text:p>88.916</text:p>
          </table:table-cell>
          <table:table-cell office:value-type="float" office:value="90" table:style-name="ce10">
            <text:p>90</text:p>
          </table:table-cell>
          <table:table-cell office:value-type="float" office:value="89.369" table:style-name="ce10">
            <text:p>89.369</text:p>
          </table:table-cell>
          <table:table-cell office:value-type="float" office:value="89.756" table:style-name="ce10">
            <text:p>89.756</text:p>
          </table:table-cell>
          <table:table-cell office:value-type="float" office:value="90.385000000000005" table:style-name="ce10">
            <text:p>90.385</text:p>
          </table:table-cell>
          <table:table-cell table:number-columns-repeated="16364"/>
        </table:table-row>
        <table:table-row table:style-name="ro6">
          <table:table-cell office:value-type="string" table:style-name="ce4">
            <text:p>B10</text:p>
          </table:table-cell>
          <table:table-cell office:value-type="string" table:style-name="ce4">
            <text:p>My manager is open to my ideas</text:p>
            <text:p>(% selecting 'Strongly agree' or 'Agree')</text:p>
          </table:table-cell>
          <table:table-cell office:value-type="string" table:style-name="ce4">
            <text:p>My manager</text:p>
          </table:table-cell>
          <table:table-cell table:style-name="ce4"/>
          <table:table-cell office:value-type="float" office:value="77.918000000000006" table:style-name="ce10">
            <text:p>77.918</text:p>
          </table:table-cell>
          <table:table-cell office:value-type="float" office:value="77.462000000000003" table:style-name="ce10">
            <text:p>77.462</text:p>
          </table:table-cell>
          <table:table-cell office:value-type="float" office:value="78.730999999999995" table:style-name="ce10">
            <text:p>78.731</text:p>
          </table:table-cell>
          <table:table-cell office:value-type="float" office:value="78.825999999999993" table:style-name="ce10">
            <text:p>78.826</text:p>
          </table:table-cell>
          <table:table-cell office:value-type="float" office:value="79.031999999999996" table:style-name="ce10">
            <text:p>79.032</text:p>
          </table:table-cell>
          <table:table-cell office:value-type="float" office:value="79.888000000000005" table:style-name="ce10">
            <text:p>79.888</text:p>
          </table:table-cell>
          <table:table-cell office:value-type="float" office:value="80.712000000000003" table:style-name="ce10">
            <text:p>80.712</text:p>
          </table:table-cell>
          <table:table-cell office:value-type="float" office:value="80.671000000000006" table:style-name="ce10">
            <text:p>80.671</text:p>
          </table:table-cell>
          <table:table-cell office:value-type="float" office:value="81.918000000000006" table:style-name="ce10">
            <text:p>81.918</text:p>
          </table:table-cell>
          <table:table-cell office:value-type="float" office:value="82.807000000000002" table:style-name="ce10">
            <text:p>82.807</text:p>
          </table:table-cell>
          <table:table-cell office:value-type="float" office:value="83.409000000000006" table:style-name="ce10">
            <text:p>83.409</text:p>
          </table:table-cell>
          <table:table-cell office:value-type="float" office:value="86.441999999999993" table:style-name="ce10">
            <text:p>86.442</text:p>
          </table:table-cell>
          <table:table-cell office:value-type="float" office:value="87.027000000000001" table:style-name="ce10">
            <text:p>87.027</text:p>
          </table:table-cell>
          <table:table-cell office:value-type="float" office:value="86.313000000000002" table:style-name="ce10">
            <text:p>86.313</text:p>
          </table:table-cell>
          <table:table-cell office:value-type="float" office:value="86.584999999999994" table:style-name="ce10">
            <text:p>86.585</text:p>
          </table:table-cell>
          <table:table-cell office:value-type="float" office:value="86.13" table:style-name="ce10">
            <text:p>86.13</text:p>
          </table:table-cell>
          <table:table-cell table:number-columns-repeated="16364"/>
        </table:table-row>
        <table:table-row table:style-name="ro9">
          <table:table-cell office:value-type="string" table:style-name="ce4">
            <text:p>B11</text:p>
          </table:table-cell>
          <table:table-cell office:value-type="string" table:style-name="ce4">
            <text:p>My manager helps me to understand how I contribute to [my organisation]'s objectives</text:p>
            <text:p>(% selecting 'Strongly agree' or 'Agree')</text:p>
          </table:table-cell>
          <table:table-cell office:value-type="string" table:style-name="ce4">
            <text:p>My manager</text:p>
          </table:table-cell>
          <table:table-cell table:style-name="ce4"/>
          <table:table-cell office:value-type="float" office:value="58.515000000000001" table:style-name="ce10">
            <text:p>58.515</text:p>
          </table:table-cell>
          <table:table-cell office:value-type="float" office:value="58.125999999999998" table:style-name="ce10">
            <text:p>58.126</text:p>
          </table:table-cell>
          <table:table-cell office:value-type="float" office:value="58.357999999999997" table:style-name="ce10">
            <text:p>58.358</text:p>
          </table:table-cell>
          <table:table-cell office:value-type="float" office:value="60.615000000000002" table:style-name="ce10">
            <text:p>60.615</text:p>
          </table:table-cell>
          <table:table-cell office:value-type="float" office:value="61.981000000000002" table:style-name="ce10">
            <text:p>61.981</text:p>
          </table:table-cell>
          <table:table-cell office:value-type="float" office:value="64.269000000000005" table:style-name="ce10">
            <text:p>64.269</text:p>
          </table:table-cell>
          <table:table-cell office:value-type="float" office:value="63.417000000000002" table:style-name="ce10">
            <text:p>63.417</text:p>
          </table:table-cell>
          <table:table-cell office:value-type="float" office:value="64.503" table:style-name="ce10">
            <text:p>64.503</text:p>
          </table:table-cell>
          <table:table-cell office:value-type="float" office:value="65.783000000000001" table:style-name="ce10">
            <text:p>65.783</text:p>
          </table:table-cell>
          <table:table-cell office:value-type="float" office:value="67.096000000000004" table:style-name="ce10">
            <text:p>67.096</text:p>
          </table:table-cell>
          <table:table-cell office:value-type="float" office:value="66.894999999999996" table:style-name="ce10">
            <text:p>66.895</text:p>
          </table:table-cell>
          <table:table-cell office:value-type="float" office:value="71.346000000000004" table:style-name="ce10">
            <text:p>71.346</text:p>
          </table:table-cell>
          <table:table-cell office:value-type="float" office:value="71.813999999999993" table:style-name="ce10">
            <text:p>71.814</text:p>
          </table:table-cell>
          <table:table-cell office:value-type="float" office:value="70.584999999999994" table:style-name="ce10">
            <text:p>70.585</text:p>
          </table:table-cell>
          <table:table-cell office:value-type="float" office:value="71.957999999999998" table:style-name="ce10">
            <text:p>71.958</text:p>
          </table:table-cell>
          <table:table-cell office:value-type="float" office:value="71.429000000000002" table:style-name="ce10">
            <text:p>71.429</text:p>
          </table:table-cell>
          <table:table-cell table:number-columns-repeated="16364"/>
        </table:table-row>
        <table:table-row table:style-name="ro7">
          <table:table-cell office:value-type="string" table:style-name="ce4">
            <text:p>B12</text:p>
          </table:table-cell>
          <table:table-cell office:value-type="string" table:style-name="ce4">
            <text:p>Overall, I have confidence in the decisions made by my manager</text:p>
            <text:p>(% selecting 'Strongly agree' or 'Agree')</text:p>
          </table:table-cell>
          <table:table-cell office:value-type="string" table:style-name="ce4">
            <text:p>My manager</text:p>
          </table:table-cell>
          <table:table-cell table:style-name="ce4"/>
          <table:table-cell office:value-type="float" office:value="70.260000000000005" table:style-name="ce10">
            <text:p>70.26</text:p>
          </table:table-cell>
          <table:table-cell office:value-type="float" office:value="68.591999999999999" table:style-name="ce10">
            <text:p>68.592</text:p>
          </table:table-cell>
          <table:table-cell office:value-type="float" office:value="70.921999999999997" table:style-name="ce10">
            <text:p>70.922</text:p>
          </table:table-cell>
          <table:table-cell office:value-type="float" office:value="71.263000000000005" table:style-name="ce10">
            <text:p>71.263</text:p>
          </table:table-cell>
          <table:table-cell office:value-type="float" office:value="71.09" table:style-name="ce10">
            <text:p>71.09</text:p>
          </table:table-cell>
          <table:table-cell office:value-type="float" office:value="72.801000000000002" table:style-name="ce10">
            <text:p>72.801</text:p>
          </table:table-cell>
          <table:table-cell office:value-type="float" office:value="72.417000000000002" table:style-name="ce10">
            <text:p>72.417</text:p>
          </table:table-cell>
          <table:table-cell office:value-type="float" office:value="73.290999999999997" table:style-name="ce10">
            <text:p>73.291</text:p>
          </table:table-cell>
          <table:table-cell office:value-type="float" office:value="74.364999999999995" table:style-name="ce10">
            <text:p>74.365</text:p>
          </table:table-cell>
          <table:table-cell office:value-type="float" office:value="76.203000000000003" table:style-name="ce10">
            <text:p>76.203</text:p>
          </table:table-cell>
          <table:table-cell office:value-type="float" office:value="76.45" table:style-name="ce10">
            <text:p>76.45</text:p>
          </table:table-cell>
          <table:table-cell office:value-type="float" office:value="81.150000000000006" table:style-name="ce10">
            <text:p>81.15</text:p>
          </table:table-cell>
          <table:table-cell office:value-type="float" office:value="82.043000000000006" table:style-name="ce10">
            <text:p>82.043</text:p>
          </table:table-cell>
          <table:table-cell office:value-type="float" office:value="81.600999999999999" table:style-name="ce10">
            <text:p>81.601</text:p>
          </table:table-cell>
          <table:table-cell office:value-type="float" office:value="80.918000000000006" table:style-name="ce10">
            <text:p>80.918</text:p>
          </table:table-cell>
          <table:table-cell office:value-type="float" office:value="80.951999999999998" table:style-name="ce10">
            <text:p>80.952</text:p>
          </table:table-cell>
          <table:table-cell table:number-columns-repeated="16364"/>
        </table:table-row>
        <table:table-row table:style-name="ro7">
          <table:table-cell office:value-type="string" table:style-name="ce4">
            <text:p>B13</text:p>
          </table:table-cell>
          <table:table-cell office:value-type="string" table:style-name="ce4">
            <text:p>My manager recognises when I have done my job well</text:p>
            <text:p>(% selecting 'Strongly agree' or 'Agree')</text:p>
          </table:table-cell>
          <table:table-cell office:value-type="string" table:style-name="ce4">
            <text:p>My manager</text:p>
          </table:table-cell>
          <table:table-cell table:style-name="ce4"/>
          <table:table-cell office:value-type="float" office:value="76.343000000000004" table:style-name="ce10">
            <text:p>76.343</text:p>
          </table:table-cell>
          <table:table-cell office:value-type="float" office:value="76.66" table:style-name="ce10">
            <text:p>76.66</text:p>
          </table:table-cell>
          <table:table-cell office:value-type="float" office:value="75.953999999999994" table:style-name="ce10">
            <text:p>75.954</text:p>
          </table:table-cell>
          <table:table-cell office:value-type="float" office:value="77.28" table:style-name="ce10">
            <text:p>77.28</text:p>
          </table:table-cell>
          <table:table-cell office:value-type="float" office:value="77.076999999999998" table:style-name="ce10">
            <text:p>77.077</text:p>
          </table:table-cell>
          <table:table-cell office:value-type="float" office:value="77.039000000000001" table:style-name="ce10">
            <text:p>77.039</text:p>
          </table:table-cell>
          <table:table-cell office:value-type="float" office:value="78.606999999999999" table:style-name="ce10">
            <text:p>78.607</text:p>
          </table:table-cell>
          <table:table-cell office:value-type="float" office:value="78.186000000000007" table:style-name="ce10">
            <text:p>78.186</text:p>
          </table:table-cell>
          <table:table-cell office:value-type="float" office:value="79.186999999999998" table:style-name="ce10">
            <text:p>79.187</text:p>
          </table:table-cell>
          <table:table-cell office:value-type="float" office:value="79.853999999999999" table:style-name="ce10">
            <text:p>79.854</text:p>
          </table:table-cell>
          <table:table-cell office:value-type="float" office:value="80.478999999999999" table:style-name="ce10">
            <text:p>80.479</text:p>
          </table:table-cell>
          <table:table-cell office:value-type="float" office:value="83.566000000000003" table:style-name="ce10">
            <text:p>83.566</text:p>
          </table:table-cell>
          <table:table-cell office:value-type="float" office:value="83.858000000000004" table:style-name="ce10">
            <text:p>83.858</text:p>
          </table:table-cell>
          <table:table-cell office:value-type="float" office:value="83.486000000000004" table:style-name="ce10">
            <text:p>83.486</text:p>
          </table:table-cell>
          <table:table-cell office:value-type="float" office:value="83.358000000000004" table:style-name="ce10">
            <text:p>83.358</text:p>
          </table:table-cell>
          <table:table-cell office:value-type="float" office:value="83.698999999999998" table:style-name="ce10">
            <text:p>83.699</text:p>
          </table:table-cell>
          <table:table-cell table:number-columns-repeated="16364"/>
        </table:table-row>
        <table:table-row table:style-name="ro7">
          <table:table-cell office:value-type="string" table:style-name="ce4">
            <text:p>B14</text:p>
          </table:table-cell>
          <table:table-cell office:value-type="string" table:style-name="ce4">
            <text:p>I receive regular feedback on my performance</text:p>
            <text:p>(% selecting 'Strongly agree' or 'Agree')</text:p>
          </table:table-cell>
          <table:table-cell office:value-type="string" table:style-name="ce4">
            <text:p>My manager</text:p>
          </table:table-cell>
          <table:table-cell table:style-name="ce4"/>
          <table:table-cell office:value-type="float" office:value="60.305" table:style-name="ce10">
            <text:p>60.305</text:p>
          </table:table-cell>
          <table:table-cell office:value-type="float" office:value="60.212000000000003" table:style-name="ce10">
            <text:p>60.212</text:p>
          </table:table-cell>
          <table:table-cell office:value-type="float" office:value="60" table:style-name="ce10">
            <text:p>60</text:p>
          </table:table-cell>
          <table:table-cell office:value-type="float" office:value="63.244999999999997" table:style-name="ce10">
            <text:p>63.245</text:p>
          </table:table-cell>
          <table:table-cell office:value-type="float" office:value="63.969000000000001" table:style-name="ce10">
            <text:p>63.969</text:p>
          </table:table-cell>
          <table:table-cell office:value-type="float" office:value="65.129000000000005" table:style-name="ce10">
            <text:p>65.129</text:p>
          </table:table-cell>
          <table:table-cell office:value-type="float" office:value="66.617999999999995" table:style-name="ce10">
            <text:p>66.618</text:p>
          </table:table-cell>
          <table:table-cell office:value-type="float" office:value="66.075000000000003" table:style-name="ce10">
            <text:p>66.075</text:p>
          </table:table-cell>
          <table:table-cell office:value-type="float" office:value="67.927999999999997" table:style-name="ce10">
            <text:p>67.928</text:p>
          </table:table-cell>
          <table:table-cell office:value-type="float" office:value="67.707999999999998" table:style-name="ce10">
            <text:p>67.708</text:p>
          </table:table-cell>
          <table:table-cell office:value-type="float" office:value="68.617000000000004" table:style-name="ce10">
            <text:p>68.617</text:p>
          </table:table-cell>
          <table:table-cell office:value-type="float" office:value="71.858999999999995" table:style-name="ce10">
            <text:p>71.859</text:p>
          </table:table-cell>
          <table:table-cell office:value-type="float" office:value="71.900999999999996" table:style-name="ce10">
            <text:p>71.901</text:p>
          </table:table-cell>
          <table:table-cell office:value-type="float" office:value="71.512" table:style-name="ce10">
            <text:p>71.512</text:p>
          </table:table-cell>
          <table:table-cell office:value-type="float" office:value="72.5" table:style-name="ce10">
            <text:p>72.5</text:p>
          </table:table-cell>
          <table:table-cell office:value-type="float" office:value="73.644000000000005" table:style-name="ce10">
            <text:p>73.644</text:p>
          </table:table-cell>
          <table:table-cell table:number-columns-repeated="16364"/>
        </table:table-row>
        <table:table-row table:style-name="ro7">
          <table:table-cell office:value-type="string" table:style-name="ce4">
            <text:p>B15</text:p>
          </table:table-cell>
          <table:table-cell office:value-type="string" table:style-name="ce4">
            <text:p>The feedback I receive helps me to improve my performance</text:p>
            <text:p>(% selecting 'Strongly agree' or 'Agree')</text:p>
          </table:table-cell>
          <table:table-cell office:value-type="string" table:style-name="ce4">
            <text:p>My manager</text:p>
          </table:table-cell>
          <table:table-cell table:style-name="ce4"/>
          <table:table-cell office:value-type="float" office:value="56.893000000000001" table:style-name="ce10">
            <text:p>56.893</text:p>
          </table:table-cell>
          <table:table-cell office:value-type="float" office:value="57.183999999999997" table:style-name="ce10">
            <text:p>57.184</text:p>
          </table:table-cell>
          <table:table-cell office:value-type="float" office:value="57.759" table:style-name="ce10">
            <text:p>57.759</text:p>
          </table:table-cell>
          <table:table-cell office:value-type="float" office:value="59.764000000000003" table:style-name="ce10">
            <text:p>59.764</text:p>
          </table:table-cell>
          <table:table-cell office:value-type="float" office:value="59.598999999999997" table:style-name="ce10">
            <text:p>59.599</text:p>
          </table:table-cell>
          <table:table-cell office:value-type="float" office:value="61.223999999999997" table:style-name="ce10">
            <text:p>61.224</text:p>
          </table:table-cell>
          <table:table-cell office:value-type="float" office:value="61.38" table:style-name="ce10">
            <text:p>61.38</text:p>
          </table:table-cell>
          <table:table-cell office:value-type="float" office:value="62.414999999999999" table:style-name="ce10">
            <text:p>62.415</text:p>
          </table:table-cell>
          <table:table-cell office:value-type="float" office:value="63.49" table:style-name="ce10">
            <text:p>63.49</text:p>
          </table:table-cell>
          <table:table-cell office:value-type="float" office:value="64.096999999999994" table:style-name="ce10">
            <text:p>64.097</text:p>
          </table:table-cell>
          <table:table-cell office:value-type="float" office:value="64.536000000000001" table:style-name="ce10">
            <text:p>64.536</text:p>
          </table:table-cell>
          <table:table-cell office:value-type="float" office:value="68.353999999999999" table:style-name="ce10">
            <text:p>68.354</text:p>
          </table:table-cell>
          <table:table-cell office:value-type="float" office:value="68.905000000000001" table:style-name="ce10">
            <text:p>68.905</text:p>
          </table:table-cell>
          <table:table-cell office:value-type="float" office:value="66.822000000000003" table:style-name="ce10">
            <text:p>66.822</text:p>
          </table:table-cell>
          <table:table-cell office:value-type="float" office:value="68.72" table:style-name="ce10">
            <text:p>68.72</text:p>
          </table:table-cell>
          <table:table-cell office:value-type="float" office:value="68.584999999999994" table:style-name="ce10">
            <text:p>68.585</text:p>
          </table:table-cell>
          <table:table-cell table:number-columns-repeated="16364"/>
        </table:table-row>
        <table:table-row table:style-name="ro7">
          <table:table-cell office:value-type="string" table:style-name="ce4">
            <text:p>B16</text:p>
          </table:table-cell>
          <table:table-cell office:value-type="string" table:style-name="ce4">
            <text:p>I think that my performance is evaluated fairly</text:p>
            <text:p>(% selecting 'Strongly agree' or 'Agree')</text:p>
          </table:table-cell>
          <table:table-cell office:value-type="string" table:style-name="ce4">
            <text:p>My manager</text:p>
          </table:table-cell>
          <table:table-cell table:style-name="ce4"/>
          <table:table-cell office:value-type="float" office:value="62.715000000000003" table:style-name="ce10">
            <text:p>62.715</text:p>
          </table:table-cell>
          <table:table-cell office:value-type="float" office:value="61.765000000000001" table:style-name="ce10">
            <text:p>61.765</text:p>
          </table:table-cell>
          <table:table-cell office:value-type="float" office:value="62.139000000000003" table:style-name="ce10">
            <text:p>62.139</text:p>
          </table:table-cell>
          <table:table-cell office:value-type="float" office:value="62.350999999999999" table:style-name="ce10">
            <text:p>62.351</text:p>
          </table:table-cell>
          <table:table-cell office:value-type="float" office:value="62.841999999999999" table:style-name="ce10">
            <text:p>62.842</text:p>
          </table:table-cell>
          <table:table-cell office:value-type="float" office:value="62.83" table:style-name="ce10">
            <text:p>62.83</text:p>
          </table:table-cell>
          <table:table-cell office:value-type="float" office:value="62.220999999999997" table:style-name="ce10">
            <text:p>62.221</text:p>
          </table:table-cell>
          <table:table-cell office:value-type="float" office:value="63.392000000000003" table:style-name="ce10">
            <text:p>63.392</text:p>
          </table:table-cell>
          <table:table-cell office:value-type="float" office:value="65.387" table:style-name="ce10">
            <text:p>65.387</text:p>
          </table:table-cell>
          <table:table-cell office:value-type="float" office:value="66.412000000000006" table:style-name="ce10">
            <text:p>66.412</text:p>
          </table:table-cell>
          <table:table-cell office:value-type="float" office:value="67.959000000000003" table:style-name="ce10">
            <text:p>67.959</text:p>
          </table:table-cell>
          <table:table-cell office:value-type="float" office:value="72.465999999999994" table:style-name="ce10">
            <text:p>72.466</text:p>
          </table:table-cell>
          <table:table-cell office:value-type="float" office:value="72.623999999999995" table:style-name="ce10">
            <text:p>72.624</text:p>
          </table:table-cell>
          <table:table-cell office:value-type="float" office:value="72.433000000000007" table:style-name="ce10">
            <text:p>72.433</text:p>
          </table:table-cell>
          <table:table-cell office:value-type="float" office:value="72.914000000000001" table:style-name="ce10">
            <text:p>72.914</text:p>
          </table:table-cell>
          <table:table-cell office:value-type="float" office:value="73.058000000000007" table:style-name="ce10">
            <text:p>73.058</text:p>
          </table:table-cell>
          <table:table-cell table:number-columns-repeated="16364"/>
        </table:table-row>
        <table:table-row table:style-name="ro6">
          <table:table-cell office:value-type="string" table:style-name="ce4">
            <text:p>B16A</text:p>
          </table:table-cell>
          <table:table-cell office:value-type="string" table:style-name="ce4">
            <text:p>Have you heard of the Civil Service Line Management Standards?</text:p>
            <text:p>(% selecting 'Yes')</text:p>
          </table:table-cell>
          <table:table-cell office:value-type="string" table:style-name="ce4">
            <text:p>My manager</text:p>
          </table:table-cell>
          <table:table-cell office:value-type="string" table:style-name="ce4">
            <text:p>[note 1]</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8.98" table:style-name="ce10">
            <text:p>48.98</text:p>
          </table:table-cell>
          <table:table-cell table:number-columns-repeated="16364"/>
        </table:table-row>
        <table:table-row table:style-name="ro9">
          <table:table-cell office:value-type="string" table:style-name="ce4">
            <text:p>B18</text:p>
          </table:table-cell>
          <table:table-cell office:value-type="string" table:style-name="ce4">
            <text:p>The people in my team can be relied upon to help when things get difficult in my job</text:p>
            <text:p>(% selecting 'Strongly agree' or 'Agree')</text:p>
          </table:table-cell>
          <table:table-cell office:value-type="string" table:style-name="ce4">
            <text:p>My team</text:p>
          </table:table-cell>
          <table:table-cell table:style-name="ce4"/>
          <table:table-cell office:value-type="float" office:value="82.295000000000002" table:style-name="ce10">
            <text:p>82.295</text:p>
          </table:table-cell>
          <table:table-cell office:value-type="float" office:value="83.343000000000004" table:style-name="ce10">
            <text:p>83.343</text:p>
          </table:table-cell>
          <table:table-cell office:value-type="float" office:value="82.405000000000001" table:style-name="ce10">
            <text:p>82.405</text:p>
          </table:table-cell>
          <table:table-cell office:value-type="float" office:value="82.981999999999999" table:style-name="ce10">
            <text:p>82.982</text:p>
          </table:table-cell>
          <table:table-cell office:value-type="float" office:value="83.741" table:style-name="ce10">
            <text:p>83.741</text:p>
          </table:table-cell>
          <table:table-cell office:value-type="float" office:value="83.921000000000006" table:style-name="ce10">
            <text:p>83.921</text:p>
          </table:table-cell>
          <table:table-cell office:value-type="float" office:value="84.403000000000006" table:style-name="ce10">
            <text:p>84.403</text:p>
          </table:table-cell>
          <table:table-cell office:value-type="float" office:value="84.489000000000004" table:style-name="ce10">
            <text:p>84.489</text:p>
          </table:table-cell>
          <table:table-cell office:value-type="float" office:value="85.11" table:style-name="ce10">
            <text:p>85.11</text:p>
          </table:table-cell>
          <table:table-cell office:value-type="float" office:value="85.504999999999995" table:style-name="ce10">
            <text:p>85.505</text:p>
          </table:table-cell>
          <table:table-cell office:value-type="float" office:value="86.138000000000005" table:style-name="ce10">
            <text:p>86.138</text:p>
          </table:table-cell>
          <table:table-cell office:value-type="float" office:value="88.125" table:style-name="ce10">
            <text:p>88.125</text:p>
          </table:table-cell>
          <table:table-cell office:value-type="float" office:value="88.340999999999994" table:style-name="ce10">
            <text:p>88.341</text:p>
          </table:table-cell>
          <table:table-cell office:value-type="float" office:value="87.8" table:style-name="ce10">
            <text:p>87.8</text:p>
          </table:table-cell>
          <table:table-cell office:value-type="float" office:value="87.488" table:style-name="ce10">
            <text:p>87.488</text:p>
          </table:table-cell>
          <table:table-cell office:value-type="float" office:value="88.049000000000007" table:style-name="ce10">
            <text:p>88.049</text:p>
          </table:table-cell>
          <table:table-cell table:number-columns-repeated="16364"/>
        </table:table-row>
        <table:table-row table:style-name="ro9">
          <table:table-cell office:value-type="string" table:style-name="ce4">
            <text:p>B19</text:p>
          </table:table-cell>
          <table:table-cell office:value-type="string" table:style-name="ce4">
            <text:p>The people in my team work together to find ways to improve the service we provide</text:p>
            <text:p>(% selecting 'Strongly agree' or 'Agree')</text:p>
          </table:table-cell>
          <table:table-cell office:value-type="string" table:style-name="ce4">
            <text:p>My team</text:p>
          </table:table-cell>
          <table:table-cell table:style-name="ce4"/>
          <table:table-cell office:value-type="float" office:value="78.361999999999995" table:style-name="ce10">
            <text:p>78.362</text:p>
          </table:table-cell>
          <table:table-cell office:value-type="float" office:value="78.182000000000002" table:style-name="ce10">
            <text:p>78.182</text:p>
          </table:table-cell>
          <table:table-cell office:value-type="float" office:value="78.2" table:style-name="ce10">
            <text:p>78.2</text:p>
          </table:table-cell>
          <table:table-cell office:value-type="float" office:value="79.037000000000006" table:style-name="ce10">
            <text:p>79.037</text:p>
          </table:table-cell>
          <table:table-cell office:value-type="float" office:value="80.075000000000003" table:style-name="ce10">
            <text:p>80.075</text:p>
          </table:table-cell>
          <table:table-cell office:value-type="float" office:value="80.19" table:style-name="ce10">
            <text:p>80.19</text:p>
          </table:table-cell>
          <table:table-cell office:value-type="float" office:value="80.204999999999998" table:style-name="ce10">
            <text:p>80.205</text:p>
          </table:table-cell>
          <table:table-cell office:value-type="float" office:value="81.582999999999998" table:style-name="ce10">
            <text:p>81.583</text:p>
          </table:table-cell>
          <table:table-cell office:value-type="float" office:value="82.537999999999997" table:style-name="ce10">
            <text:p>82.538</text:p>
          </table:table-cell>
          <table:table-cell office:value-type="float" office:value="82.385999999999996" table:style-name="ce10">
            <text:p>82.386</text:p>
          </table:table-cell>
          <table:table-cell office:value-type="float" office:value="82.769000000000005" table:style-name="ce10">
            <text:p>82.769</text:p>
          </table:table-cell>
          <table:table-cell office:value-type="float" office:value="85.662999999999997" table:style-name="ce10">
            <text:p>85.663</text:p>
          </table:table-cell>
          <table:table-cell office:value-type="float" office:value="85.713999999999999" table:style-name="ce10">
            <text:p>85.714</text:p>
          </table:table-cell>
          <table:table-cell office:value-type="float" office:value="84.599000000000004" table:style-name="ce10">
            <text:p>84.599</text:p>
          </table:table-cell>
          <table:table-cell office:value-type="float" office:value="84.536000000000001" table:style-name="ce10">
            <text:p>84.536</text:p>
          </table:table-cell>
          <table:table-cell office:value-type="float" office:value="85.356999999999999" table:style-name="ce10">
            <text:p>85.357</text:p>
          </table:table-cell>
          <table:table-cell table:number-columns-repeated="16364"/>
        </table:table-row>
        <table:table-row table:style-name="ro9">
          <table:table-cell office:value-type="string" table:style-name="ce4">
            <text:p>B20</text:p>
          </table:table-cell>
          <table:table-cell office:value-type="string" table:style-name="ce4">
            <text:p>The people in my team are encouraged to come up with new and better ways of doing things</text:p>
            <text:p>(% selecting 'Strongly agree' or 'Agree')</text:p>
          </table:table-cell>
          <table:table-cell office:value-type="string" table:style-name="ce4">
            <text:p>My team</text:p>
          </table:table-cell>
          <table:table-cell table:style-name="ce4"/>
          <table:table-cell office:value-type="float" office:value="68.087000000000003" table:style-name="ce10">
            <text:p>68.087</text:p>
          </table:table-cell>
          <table:table-cell office:value-type="float" office:value="69.8" table:style-name="ce10">
            <text:p>69.8</text:p>
          </table:table-cell>
          <table:table-cell office:value-type="float" office:value="68.730999999999995" table:style-name="ce10">
            <text:p>68.731</text:p>
          </table:table-cell>
          <table:table-cell office:value-type="float" office:value="70.736999999999995" table:style-name="ce10">
            <text:p>70.737</text:p>
          </table:table-cell>
          <table:table-cell office:value-type="float" office:value="72.745999999999995" table:style-name="ce10">
            <text:p>72.746</text:p>
          </table:table-cell>
          <table:table-cell office:value-type="float" office:value="73.736999999999995" table:style-name="ce10">
            <text:p>73.737</text:p>
          </table:table-cell>
          <table:table-cell office:value-type="float" office:value="74.176000000000002" table:style-name="ce10">
            <text:p>74.176</text:p>
          </table:table-cell>
          <table:table-cell office:value-type="float" office:value="74.372" table:style-name="ce10">
            <text:p>74.372</text:p>
          </table:table-cell>
          <table:table-cell office:value-type="float" office:value="75.194000000000003" table:style-name="ce10">
            <text:p>75.194</text:p>
          </table:table-cell>
          <table:table-cell office:value-type="float" office:value="76.588999999999999" table:style-name="ce10">
            <text:p>76.589</text:p>
          </table:table-cell>
          <table:table-cell office:value-type="float" office:value="76.619" table:style-name="ce10">
            <text:p>76.619</text:p>
          </table:table-cell>
          <table:table-cell office:value-type="float" office:value="79.599000000000004" table:style-name="ce10">
            <text:p>79.599</text:p>
          </table:table-cell>
          <table:table-cell office:value-type="float" office:value="79.046999999999997" table:style-name="ce10">
            <text:p>79.047</text:p>
          </table:table-cell>
          <table:table-cell office:value-type="float" office:value="78.266999999999996" table:style-name="ce10">
            <text:p>78.267</text:p>
          </table:table-cell>
          <table:table-cell office:value-type="float" office:value="78.387" table:style-name="ce10">
            <text:p>78.387</text:p>
          </table:table-cell>
          <table:table-cell office:value-type="float" office:value="78.59" table:style-name="ce10">
            <text:p>78.59</text:p>
          </table:table-cell>
          <table:table-cell table:number-columns-repeated="16364"/>
        </table:table-row>
        <table:table-row table:style-name="ro9">
          <table:table-cell office:value-type="string" table:style-name="ce4">
            <text:p>B21</text:p>
          </table:table-cell>
          <table:table-cell office:value-type="string" table:style-name="ce4">
            <text:p>I am able to access the right learning and development opportunities when I need to</text:p>
            <text:p>(% selecting 'Strongly agree' or 'Agree')</text:p>
          </table:table-cell>
          <table:table-cell office:value-type="string" table:style-name="ce4">
            <text:p>Learning and development</text:p>
          </table:table-cell>
          <table:table-cell table:style-name="ce4"/>
          <table:table-cell office:value-type="float" office:value="62.186999999999998" table:style-name="ce10">
            <text:p>62.187</text:p>
          </table:table-cell>
          <table:table-cell office:value-type="float" office:value="55.39" table:style-name="ce10">
            <text:p>55.39</text:p>
          </table:table-cell>
          <table:table-cell office:value-type="float" office:value="54.249000000000002" table:style-name="ce10">
            <text:p>54.249</text:p>
          </table:table-cell>
          <table:table-cell office:value-type="float" office:value="57.877000000000002" table:style-name="ce10">
            <text:p>57.877</text:p>
          </table:table-cell>
          <table:table-cell office:value-type="float" office:value="60.899000000000001" table:style-name="ce10">
            <text:p>60.899</text:p>
          </table:table-cell>
          <table:table-cell office:value-type="float" office:value="62.32" table:style-name="ce10">
            <text:p>62.32</text:p>
          </table:table-cell>
          <table:table-cell office:value-type="float" office:value="62.887999999999998" table:style-name="ce10">
            <text:p>62.888</text:p>
          </table:table-cell>
          <table:table-cell office:value-type="float" office:value="60.673000000000002" table:style-name="ce10">
            <text:p>60.673</text:p>
          </table:table-cell>
          <table:table-cell office:value-type="float" office:value="63.255000000000003" table:style-name="ce10">
            <text:p>63.255</text:p>
          </table:table-cell>
          <table:table-cell office:value-type="float" office:value="64.117999999999995" table:style-name="ce10">
            <text:p>64.118</text:p>
          </table:table-cell>
          <table:table-cell office:value-type="float" office:value="64.421000000000006" table:style-name="ce10">
            <text:p>64.421</text:p>
          </table:table-cell>
          <table:table-cell office:value-type="float" office:value="65.847999999999999" table:style-name="ce10">
            <text:p>65.848</text:p>
          </table:table-cell>
          <table:table-cell office:value-type="float" office:value="67.134" table:style-name="ce10">
            <text:p>67.134</text:p>
          </table:table-cell>
          <table:table-cell office:value-type="float" office:value="65.837000000000003" table:style-name="ce10">
            <text:p>65.837</text:p>
          </table:table-cell>
          <table:table-cell office:value-type="float" office:value="66.933000000000007" table:style-name="ce10">
            <text:p>66.933</text:p>
          </table:table-cell>
          <table:table-cell office:value-type="float" office:value="67.516999999999996" table:style-name="ce10">
            <text:p>67.517</text:p>
          </table:table-cell>
          <table:table-cell table:number-columns-repeated="16364"/>
        </table:table-row>
        <table:table-row table:style-name="ro10">
          <table:table-cell office:value-type="string" table:style-name="ce4">
            <text:p>B22</text:p>
          </table:table-cell>
          <table:table-cell office:value-type="string" table:style-name="ce4">
            <text:p>Learning and development activities I have completed in the past 12 months have helped to improve my performance</text:p>
            <text:p>(% selecting 'Strongly agree' or 'Agree')</text:p>
          </table:table-cell>
          <table:table-cell office:value-type="string" table:style-name="ce4">
            <text:p>Learning and development</text:p>
          </table:table-cell>
          <table:table-cell table:style-name="ce4"/>
          <table:table-cell office:value-type="float" office:value="51.002000000000002" table:style-name="ce10">
            <text:p>51.002</text:p>
          </table:table-cell>
          <table:table-cell office:value-type="float" office:value="48.151000000000003" table:style-name="ce10">
            <text:p>48.151</text:p>
          </table:table-cell>
          <table:table-cell office:value-type="float" office:value="44.55" table:style-name="ce10">
            <text:p>44.55</text:p>
          </table:table-cell>
          <table:table-cell office:value-type="float" office:value="45.957999999999998" table:style-name="ce10">
            <text:p>45.958</text:p>
          </table:table-cell>
          <table:table-cell office:value-type="float" office:value="47.671999999999997" table:style-name="ce10">
            <text:p>47.672</text:p>
          </table:table-cell>
          <table:table-cell office:value-type="float" office:value="50.786999999999999" table:style-name="ce10">
            <text:p>50.787</text:p>
          </table:table-cell>
          <table:table-cell office:value-type="float" office:value="51.798999999999999" table:style-name="ce10">
            <text:p>51.799</text:p>
          </table:table-cell>
          <table:table-cell office:value-type="float" office:value="50.682000000000002" table:style-name="ce10">
            <text:p>50.682</text:p>
          </table:table-cell>
          <table:table-cell office:value-type="float" office:value="52.195" table:style-name="ce10">
            <text:p>52.195</text:p>
          </table:table-cell>
          <table:table-cell office:value-type="float" office:value="53.322000000000003" table:style-name="ce10">
            <text:p>53.322</text:p>
          </table:table-cell>
          <table:table-cell office:value-type="float" office:value="54.347000000000001" table:style-name="ce10">
            <text:p>54.347</text:p>
          </table:table-cell>
          <table:table-cell office:value-type="float" office:value="51.863" table:style-name="ce10">
            <text:p>51.863</text:p>
          </table:table-cell>
          <table:table-cell office:value-type="float" office:value="51.389000000000003" table:style-name="ce10">
            <text:p>51.389</text:p>
          </table:table-cell>
          <table:table-cell office:value-type="float" office:value="51.960999999999999" table:style-name="ce10">
            <text:p>51.961</text:p>
          </table:table-cell>
          <table:table-cell office:value-type="float" office:value="52.284999999999997" table:style-name="ce10">
            <text:p>52.285</text:p>
          </table:table-cell>
          <table:table-cell office:value-type="float" office:value="53.511000000000003" table:style-name="ce10">
            <text:p>53.511</text:p>
          </table:table-cell>
          <table:table-cell table:number-columns-repeated="16364"/>
        </table:table-row>
        <table:table-row table:style-name="ro9">
          <table:table-cell office:value-type="string" table:style-name="ce4">
            <text:p>B23</text:p>
          </table:table-cell>
          <table:table-cell office:value-type="string" table:style-name="ce4">
            <text:p>There are opportunities for me to develop my career in [my organisation]</text:p>
            <text:p>(% selecting 'Strongly agree' or 'Agree')</text:p>
          </table:table-cell>
          <table:table-cell office:value-type="string" table:style-name="ce4">
            <text:p>Learning and development</text:p>
          </table:table-cell>
          <table:table-cell table:style-name="ce4"/>
          <table:table-cell office:value-type="float" office:value="38.368000000000002" table:style-name="ce10">
            <text:p>38.368</text:p>
          </table:table-cell>
          <table:table-cell office:value-type="float" office:value="28.372" table:style-name="ce10">
            <text:p>28.372</text:p>
          </table:table-cell>
          <table:table-cell office:value-type="float" office:value="31.152999999999999" table:style-name="ce10">
            <text:p>31.153</text:p>
          </table:table-cell>
          <table:table-cell office:value-type="float" office:value="35.430999999999997" table:style-name="ce10">
            <text:p>35.431</text:p>
          </table:table-cell>
          <table:table-cell office:value-type="float" office:value="38" table:style-name="ce10">
            <text:p>38</text:p>
          </table:table-cell>
          <table:table-cell office:value-type="float" office:value="41.962000000000003" table:style-name="ce10">
            <text:p>41.962</text:p>
          </table:table-cell>
          <table:table-cell office:value-type="float" office:value="41.197000000000003" table:style-name="ce10">
            <text:p>41.197</text:p>
          </table:table-cell>
          <table:table-cell office:value-type="float" office:value="42.813000000000002" table:style-name="ce10">
            <text:p>42.813</text:p>
          </table:table-cell>
          <table:table-cell office:value-type="float" office:value="46.73" table:style-name="ce10">
            <text:p>46.73</text:p>
          </table:table-cell>
          <table:table-cell office:value-type="float" office:value="48.195999999999998" table:style-name="ce10">
            <text:p>48.196</text:p>
          </table:table-cell>
          <table:table-cell office:value-type="float" office:value="50.725999999999999" table:style-name="ce10">
            <text:p>50.726</text:p>
          </table:table-cell>
          <table:table-cell office:value-type="float" office:value="51.841000000000001" table:style-name="ce10">
            <text:p>51.841</text:p>
          </table:table-cell>
          <table:table-cell office:value-type="float" office:value="53.555" table:style-name="ce10">
            <text:p>53.555</text:p>
          </table:table-cell>
          <table:table-cell office:value-type="float" office:value="52.241999999999997" table:style-name="ce10">
            <text:p>52.242</text:p>
          </table:table-cell>
          <table:table-cell office:value-type="float" office:value="53.286000000000001" table:style-name="ce10">
            <text:p>53.286</text:p>
          </table:table-cell>
          <table:table-cell office:value-type="float" office:value="51.966999999999999" table:style-name="ce10">
            <text:p>51.967</text:p>
          </table:table-cell>
          <table:table-cell table:number-columns-repeated="16364"/>
        </table:table-row>
        <table:table-row table:style-name="ro10">
          <table:table-cell office:value-type="string" table:style-name="ce4">
            <text:p>B24</text:p>
          </table:table-cell>
          <table:table-cell office:value-type="string" table:style-name="ce4">
            <text:p>Learning and development activities I have completed while working for [my organisation] are helping me to develop my career</text:p>
            <text:p>(% selecting 'Strongly agree' or 'Agree')</text:p>
          </table:table-cell>
          <table:table-cell office:value-type="string" table:style-name="ce4">
            <text:p>Learning and development</text:p>
          </table:table-cell>
          <table:table-cell table:style-name="ce4"/>
          <table:table-cell office:value-type="float" office:value="43.7" table:style-name="ce10">
            <text:p>43.7</text:p>
          </table:table-cell>
          <table:table-cell office:value-type="float" office:value="41.106999999999999" table:style-name="ce10">
            <text:p>41.107</text:p>
          </table:table-cell>
          <table:table-cell office:value-type="float" office:value="39.612000000000002" table:style-name="ce10">
            <text:p>39.612</text:p>
          </table:table-cell>
          <table:table-cell office:value-type="float" office:value="39.737000000000002" table:style-name="ce10">
            <text:p>39.737</text:p>
          </table:table-cell>
          <table:table-cell office:value-type="float" office:value="41.567" table:style-name="ce10">
            <text:p>41.567</text:p>
          </table:table-cell>
          <table:table-cell office:value-type="float" office:value="43.063000000000002" table:style-name="ce10">
            <text:p>43.063</text:p>
          </table:table-cell>
          <table:table-cell office:value-type="float" office:value="43.598999999999997" table:style-name="ce10">
            <text:p>43.599</text:p>
          </table:table-cell>
          <table:table-cell office:value-type="float" office:value="43.661999999999999" table:style-name="ce10">
            <text:p>43.662</text:p>
          </table:table-cell>
          <table:table-cell office:value-type="float" office:value="46.575000000000003" table:style-name="ce10">
            <text:p>46.575</text:p>
          </table:table-cell>
          <table:table-cell office:value-type="float" office:value="47.258000000000003" table:style-name="ce10">
            <text:p>47.258</text:p>
          </table:table-cell>
          <table:table-cell office:value-type="float" office:value="50.094000000000001" table:style-name="ce10">
            <text:p>50.094</text:p>
          </table:table-cell>
          <table:table-cell office:value-type="float" office:value="51.53" table:style-name="ce10">
            <text:p>51.53</text:p>
          </table:table-cell>
          <table:table-cell office:value-type="float" office:value="49.686999999999998" table:style-name="ce10">
            <text:p>49.687</text:p>
          </table:table-cell>
          <table:table-cell office:value-type="float" office:value="49.707999999999998" table:style-name="ce10">
            <text:p>49.708</text:p>
          </table:table-cell>
          <table:table-cell office:value-type="float" office:value="50.625" table:style-name="ce10">
            <text:p>50.625</text:p>
          </table:table-cell>
          <table:table-cell office:value-type="float" office:value="51.25" table:style-name="ce10">
            <text:p>51.25</text:p>
          </table:table-cell>
          <table:table-cell table:number-columns-repeated="16364"/>
        </table:table-row>
        <table:table-row table:style-name="ro6">
          <table:table-cell office:value-type="string" table:style-name="ce4">
            <text:p>B25</text:p>
          </table:table-cell>
          <table:table-cell office:value-type="string" table:style-name="ce4">
            <text:p>I am treated fairly at work</text:p>
            <text:p>(% selecting 'Strongly agree' or 'Agree')</text:p>
          </table:table-cell>
          <table:table-cell office:value-type="string" table:style-name="ce4">
            <text:p>Inclusion and fair treatment</text:p>
          </table:table-cell>
          <table:table-cell table:style-name="ce4"/>
          <table:table-cell office:value-type="float" office:value="78.599000000000004" table:style-name="ce10">
            <text:p>78.599</text:p>
          </table:table-cell>
          <table:table-cell office:value-type="float" office:value="78.304000000000002" table:style-name="ce10">
            <text:p>78.304</text:p>
          </table:table-cell>
          <table:table-cell office:value-type="float" office:value="78.076999999999998" table:style-name="ce10">
            <text:p>78.077</text:p>
          </table:table-cell>
          <table:table-cell office:value-type="float" office:value="78.168000000000006" table:style-name="ce10">
            <text:p>78.168</text:p>
          </table:table-cell>
          <table:table-cell office:value-type="float" office:value="78.185000000000002" table:style-name="ce10">
            <text:p>78.185</text:p>
          </table:table-cell>
          <table:table-cell office:value-type="float" office:value="79.221000000000004" table:style-name="ce10">
            <text:p>79.221</text:p>
          </table:table-cell>
          <table:table-cell office:value-type="float" office:value="78.180999999999997" table:style-name="ce10">
            <text:p>78.181</text:p>
          </table:table-cell>
          <table:table-cell office:value-type="float" office:value="78.811000000000007" table:style-name="ce10">
            <text:p>78.811</text:p>
          </table:table-cell>
          <table:table-cell office:value-type="float" office:value="79.921000000000006" table:style-name="ce10">
            <text:p>79.921</text:p>
          </table:table-cell>
          <table:table-cell office:value-type="float" office:value="80.436000000000007" table:style-name="ce10">
            <text:p>80.436</text:p>
          </table:table-cell>
          <table:table-cell office:value-type="float" office:value="81.519000000000005" table:style-name="ce10">
            <text:p>81.519</text:p>
          </table:table-cell>
          <table:table-cell office:value-type="float" office:value="84.141999999999996" table:style-name="ce10">
            <text:p>84.142</text:p>
          </table:table-cell>
          <table:table-cell office:value-type="float" office:value="84.867000000000004" table:style-name="ce10">
            <text:p>84.867</text:p>
          </table:table-cell>
          <table:table-cell office:value-type="float" office:value="84.593000000000004" table:style-name="ce10">
            <text:p>84.593</text:p>
          </table:table-cell>
          <table:table-cell office:value-type="float" office:value="84.093999999999994" table:style-name="ce10">
            <text:p>84.094</text:p>
          </table:table-cell>
          <table:table-cell office:value-type="float" office:value="83.543999999999997" table:style-name="ce10">
            <text:p>83.544</text:p>
          </table:table-cell>
          <table:table-cell table:number-columns-repeated="16364"/>
        </table:table-row>
        <table:table-row table:style-name="ro7">
          <table:table-cell office:value-type="string" table:style-name="ce4">
            <text:p>B26</text:p>
          </table:table-cell>
          <table:table-cell office:value-type="string" table:style-name="ce4">
            <text:p>I am treated with respect by the people I work with</text:p>
            <text:p>(% selecting 'Strongly agree' or 'Agree')</text:p>
          </table:table-cell>
          <table:table-cell office:value-type="string" table:style-name="ce4">
            <text:p>Inclusion and fair treatment</text:p>
          </table:table-cell>
          <table:table-cell table:style-name="ce4"/>
          <table:table-cell office:value-type="float" office:value="84.774000000000001" table:style-name="ce10">
            <text:p>84.774</text:p>
          </table:table-cell>
          <table:table-cell office:value-type="float" office:value="83.617000000000004" table:style-name="ce10">
            <text:p>83.617</text:p>
          </table:table-cell>
          <table:table-cell office:value-type="float" office:value="83.694999999999993" table:style-name="ce10">
            <text:p>83.695</text:p>
          </table:table-cell>
          <table:table-cell office:value-type="float" office:value="83.837000000000003" table:style-name="ce10">
            <text:p>83.837</text:p>
          </table:table-cell>
          <table:table-cell office:value-type="float" office:value="84.394000000000005" table:style-name="ce10">
            <text:p>84.394</text:p>
          </table:table-cell>
          <table:table-cell office:value-type="float" office:value="84.298000000000002" table:style-name="ce10">
            <text:p>84.298</text:p>
          </table:table-cell>
          <table:table-cell office:value-type="float" office:value="84.575000000000003" table:style-name="ce10">
            <text:p>84.575</text:p>
          </table:table-cell>
          <table:table-cell office:value-type="float" office:value="84.414000000000001" table:style-name="ce10">
            <text:p>84.414</text:p>
          </table:table-cell>
          <table:table-cell office:value-type="float" office:value="84.766000000000005" table:style-name="ce10">
            <text:p>84.766</text:p>
          </table:table-cell>
          <table:table-cell office:value-type="float" office:value="85.25" table:style-name="ce10">
            <text:p>85.25</text:p>
          </table:table-cell>
          <table:table-cell office:value-type="float" office:value="85.686999999999998" table:style-name="ce10">
            <text:p>85.687</text:p>
          </table:table-cell>
          <table:table-cell office:value-type="float" office:value="88.748000000000005" table:style-name="ce10">
            <text:p>88.748</text:p>
          </table:table-cell>
          <table:table-cell office:value-type="float" office:value="89.006" table:style-name="ce10">
            <text:p>89.006</text:p>
          </table:table-cell>
          <table:table-cell office:value-type="float" office:value="88.585999999999999" table:style-name="ce10">
            <text:p>88.586</text:p>
          </table:table-cell>
          <table:table-cell office:value-type="float" office:value="88.230999999999995" table:style-name="ce10">
            <text:p>88.231</text:p>
          </table:table-cell>
          <table:table-cell office:value-type="float" office:value="88.036000000000001" table:style-name="ce10">
            <text:p>88.036</text:p>
          </table:table-cell>
          <table:table-cell table:number-columns-repeated="16364"/>
        </table:table-row>
        <table:table-row table:style-name="ro6">
          <table:table-cell office:value-type="string" table:style-name="ce4">
            <text:p>B27</text:p>
          </table:table-cell>
          <table:table-cell office:value-type="string" table:style-name="ce4">
            <text:p>I feel valued for the work I do</text:p>
            <text:p>(% selecting 'Strongly agree' or 'Agree')</text:p>
          </table:table-cell>
          <table:table-cell office:value-type="string" table:style-name="ce4">
            <text:p>Inclusion and fair treatment</text:p>
          </table:table-cell>
          <table:table-cell table:style-name="ce4"/>
          <table:table-cell office:value-type="float" office:value="61.862000000000002" table:style-name="ce10">
            <text:p>61.862</text:p>
          </table:table-cell>
          <table:table-cell office:value-type="float" office:value="60" table:style-name="ce10">
            <text:p>60</text:p>
          </table:table-cell>
          <table:table-cell office:value-type="float" office:value="59.459000000000003" table:style-name="ce10">
            <text:p>59.459</text:p>
          </table:table-cell>
          <table:table-cell office:value-type="float" office:value="62.069000000000003" table:style-name="ce10">
            <text:p>62.069</text:p>
          </table:table-cell>
          <table:table-cell office:value-type="float" office:value="62.993000000000002" table:style-name="ce10">
            <text:p>62.993</text:p>
          </table:table-cell>
          <table:table-cell office:value-type="float" office:value="64.596000000000004" table:style-name="ce10">
            <text:p>64.596</text:p>
          </table:table-cell>
          <table:table-cell office:value-type="float" office:value="63.771999999999998" table:style-name="ce10">
            <text:p>63.772</text:p>
          </table:table-cell>
          <table:table-cell office:value-type="float" office:value="64.600999999999999" table:style-name="ce10">
            <text:p>64.601</text:p>
          </table:table-cell>
          <table:table-cell office:value-type="float" office:value="65.56" table:style-name="ce10">
            <text:p>65.56</text:p>
          </table:table-cell>
          <table:table-cell office:value-type="float" office:value="67.834000000000003" table:style-name="ce10">
            <text:p>67.834</text:p>
          </table:table-cell>
          <table:table-cell office:value-type="float" office:value="68.188999999999993" table:style-name="ce10">
            <text:p>68.189</text:p>
          </table:table-cell>
          <table:table-cell office:value-type="float" office:value="74.037000000000006" table:style-name="ce10">
            <text:p>74.037</text:p>
          </table:table-cell>
          <table:table-cell office:value-type="float" office:value="73.453999999999994" table:style-name="ce10">
            <text:p>73.454</text:p>
          </table:table-cell>
          <table:table-cell office:value-type="float" office:value="71.278000000000006" table:style-name="ce10">
            <text:p>71.278</text:p>
          </table:table-cell>
          <table:table-cell office:value-type="float" office:value="72.132999999999996" table:style-name="ce10">
            <text:p>72.133</text:p>
          </table:table-cell>
          <table:table-cell office:value-type="float" office:value="71.631" table:style-name="ce10">
            <text:p>71.631</text:p>
          </table:table-cell>
          <table:table-cell table:number-columns-repeated="16364"/>
        </table:table-row>
        <table:table-row table:style-name="ro10">
          <table:table-cell office:value-type="string" table:style-name="ce4">
            <text:p>B28</text:p>
          </table:table-cell>
          <table:table-cell office:value-type="string" table:style-name="ce4">
            <text:p>I think that [my organisation] respects individual differences (for example, cultures, working styles, backgrounds, ideas, etc.)</text:p>
            <text:p>(% selecting 'Strongly agree' or 'Agree')</text:p>
          </table:table-cell>
          <table:table-cell office:value-type="string" table:style-name="ce4">
            <text:p>Inclusion and fair treatment</text:p>
          </table:table-cell>
          <table:table-cell table:style-name="ce4"/>
          <table:table-cell office:value-type="float" office:value="70.87" table:style-name="ce10">
            <text:p>70.87</text:p>
          </table:table-cell>
          <table:table-cell office:value-type="float" office:value="70.599000000000004" table:style-name="ce10">
            <text:p>70.599</text:p>
          </table:table-cell>
          <table:table-cell office:value-type="float" office:value="70.37" table:style-name="ce10">
            <text:p>70.37</text:p>
          </table:table-cell>
          <table:table-cell office:value-type="float" office:value="71.468999999999994" table:style-name="ce10">
            <text:p>71.469</text:p>
          </table:table-cell>
          <table:table-cell office:value-type="float" office:value="72.480999999999995" table:style-name="ce10">
            <text:p>72.481</text:p>
          </table:table-cell>
          <table:table-cell office:value-type="float" office:value="73.81" table:style-name="ce10">
            <text:p>73.81</text:p>
          </table:table-cell>
          <table:table-cell office:value-type="float" office:value="72.319000000000003" table:style-name="ce10">
            <text:p>72.319</text:p>
          </table:table-cell>
          <table:table-cell office:value-type="float" office:value="73.873999999999995" table:style-name="ce10">
            <text:p>73.874</text:p>
          </table:table-cell>
          <table:table-cell office:value-type="float" office:value="75.603999999999999" table:style-name="ce10">
            <text:p>75.604</text:p>
          </table:table-cell>
          <table:table-cell office:value-type="float" office:value="76.676000000000002" table:style-name="ce10">
            <text:p>76.676</text:p>
          </table:table-cell>
          <table:table-cell office:value-type="float" office:value="77.757999999999996" table:style-name="ce10">
            <text:p>77.758</text:p>
          </table:table-cell>
          <table:table-cell office:value-type="float" office:value="80.138000000000005" table:style-name="ce10">
            <text:p>80.138</text:p>
          </table:table-cell>
          <table:table-cell office:value-type="float" office:value="80.277000000000001" table:style-name="ce10">
            <text:p>80.277</text:p>
          </table:table-cell>
          <table:table-cell office:value-type="float" office:value="80.384" table:style-name="ce10">
            <text:p>80.384</text:p>
          </table:table-cell>
          <table:table-cell office:value-type="float" office:value="80.513999999999996" table:style-name="ce10">
            <text:p>80.514</text:p>
          </table:table-cell>
          <table:table-cell office:value-type="float" office:value="79.144000000000005" table:style-name="ce10">
            <text:p>79.144</text:p>
          </table:table-cell>
          <table:table-cell table:number-columns-repeated="16364"/>
        </table:table-row>
        <table:table-row table:style-name="ro7">
          <table:table-cell office:value-type="string" table:style-name="ce4">
            <text:p>B29</text:p>
          </table:table-cell>
          <table:table-cell office:value-type="string" table:style-name="ce4">
            <text:p>I get the information I need to do my job well</text:p>
            <text:p>(% selecting 'Strongly agree' or 'Agree')</text:p>
          </table:table-cell>
          <table:table-cell office:value-type="string" table:style-name="ce4">
            <text:p>Resources and workload</text:p>
          </table:table-cell>
          <table:table-cell table:style-name="ce4"/>
          <table:table-cell office:value-type="float" office:value="63.097000000000001" table:style-name="ce10">
            <text:p>63.097</text:p>
          </table:table-cell>
          <table:table-cell office:value-type="float" office:value="66.86" table:style-name="ce10">
            <text:p>66.86</text:p>
          </table:table-cell>
          <table:table-cell office:value-type="float" office:value="67.403000000000006" table:style-name="ce10">
            <text:p>67.403</text:p>
          </table:table-cell>
          <table:table-cell office:value-type="float" office:value="68.293000000000006" table:style-name="ce10">
            <text:p>68.293</text:p>
          </table:table-cell>
          <table:table-cell office:value-type="float" office:value="69.134" table:style-name="ce10">
            <text:p>69.134</text:p>
          </table:table-cell>
          <table:table-cell office:value-type="float" office:value="69.869" table:style-name="ce10">
            <text:p>69.869</text:p>
          </table:table-cell>
          <table:table-cell office:value-type="float" office:value="69.210999999999999" table:style-name="ce10">
            <text:p>69.211</text:p>
          </table:table-cell>
          <table:table-cell office:value-type="float" office:value="68.814999999999998" table:style-name="ce10">
            <text:p>68.815</text:p>
          </table:table-cell>
          <table:table-cell office:value-type="float" office:value="69.626000000000005" table:style-name="ce10">
            <text:p>69.626</text:p>
          </table:table-cell>
          <table:table-cell office:value-type="float" office:value="70.372" table:style-name="ce10">
            <text:p>70.372</text:p>
          </table:table-cell>
          <table:table-cell office:value-type="float" office:value="71.058000000000007" table:style-name="ce10">
            <text:p>71.058</text:p>
          </table:table-cell>
          <table:table-cell office:value-type="float" office:value="73.162999999999997" table:style-name="ce10">
            <text:p>73.163</text:p>
          </table:table-cell>
          <table:table-cell office:value-type="float" office:value="72.554000000000002" table:style-name="ce10">
            <text:p>72.554</text:p>
          </table:table-cell>
          <table:table-cell office:value-type="float" office:value="71.745999999999995" table:style-name="ce10">
            <text:p>71.746</text:p>
          </table:table-cell>
          <table:table-cell office:value-type="float" office:value="70.897999999999996" table:style-name="ce10">
            <text:p>70.898</text:p>
          </table:table-cell>
          <table:table-cell office:value-type="float" office:value="70.578999999999994" table:style-name="ce10">
            <text:p>70.579</text:p>
          </table:table-cell>
          <table:table-cell table:number-columns-repeated="16364"/>
        </table:table-row>
        <table:table-row table:style-name="ro6">
          <table:table-cell office:value-type="string" table:style-name="ce4">
            <text:p>B30</text:p>
          </table:table-cell>
          <table:table-cell office:value-type="string" table:style-name="ce4">
            <text:p>I have clear work objectives</text:p>
            <text:p>(% selecting 'Strongly agree' or 'Agree')</text:p>
          </table:table-cell>
          <table:table-cell office:value-type="string" table:style-name="ce4">
            <text:p>Resources and workload</text:p>
          </table:table-cell>
          <table:table-cell table:style-name="ce4"/>
          <table:table-cell office:value-type="float" office:value="72.498999999999995" table:style-name="ce10">
            <text:p>72.499</text:p>
          </table:table-cell>
          <table:table-cell office:value-type="float" office:value="73.876000000000005" table:style-name="ce10">
            <text:p>73.876</text:p>
          </table:table-cell>
          <table:table-cell office:value-type="float" office:value="73.548000000000002" table:style-name="ce10">
            <text:p>73.548</text:p>
          </table:table-cell>
          <table:table-cell office:value-type="float" office:value="74.959999999999994" table:style-name="ce10">
            <text:p>74.96</text:p>
          </table:table-cell>
          <table:table-cell office:value-type="float" office:value="75.256" table:style-name="ce10">
            <text:p>75.256</text:p>
          </table:table-cell>
          <table:table-cell office:value-type="float" office:value="75.569999999999993" table:style-name="ce10">
            <text:p>75.57</text:p>
          </table:table-cell>
          <table:table-cell office:value-type="float" office:value="75.492000000000004" table:style-name="ce10">
            <text:p>75.492</text:p>
          </table:table-cell>
          <table:table-cell office:value-type="float" office:value="75.123000000000005" table:style-name="ce10">
            <text:p>75.123</text:p>
          </table:table-cell>
          <table:table-cell office:value-type="float" office:value="75.331000000000003" table:style-name="ce10">
            <text:p>75.331</text:p>
          </table:table-cell>
          <table:table-cell office:value-type="float" office:value="75.846000000000004" table:style-name="ce10">
            <text:p>75.846</text:p>
          </table:table-cell>
          <table:table-cell office:value-type="float" office:value="75.69" table:style-name="ce10">
            <text:p>75.69</text:p>
          </table:table-cell>
          <table:table-cell office:value-type="float" office:value="78.632999999999996" table:style-name="ce10">
            <text:p>78.633</text:p>
          </table:table-cell>
          <table:table-cell office:value-type="float" office:value="77.841999999999999" table:style-name="ce10">
            <text:p>77.842</text:p>
          </table:table-cell>
          <table:table-cell office:value-type="float" office:value="77.010000000000005" table:style-name="ce10">
            <text:p>77.01</text:p>
          </table:table-cell>
          <table:table-cell office:value-type="float" office:value="77.302999999999997" table:style-name="ce10">
            <text:p>77.303</text:p>
          </table:table-cell>
          <table:table-cell office:value-type="float" office:value="77.201999999999998" table:style-name="ce10">
            <text:p>77.202</text:p>
          </table:table-cell>
          <table:table-cell table:number-columns-repeated="16364"/>
        </table:table-row>
        <table:table-row table:style-name="ro7">
          <table:table-cell office:value-type="string" table:style-name="ce4">
            <text:p>B31</text:p>
          </table:table-cell>
          <table:table-cell office:value-type="string" table:style-name="ce4">
            <text:p>I have the skills I need to do my job effectively</text:p>
            <text:p>(% selecting 'Strongly agree' or 'Agree')</text:p>
          </table:table-cell>
          <table:table-cell office:value-type="string" table:style-name="ce4">
            <text:p>Resources and workload</text:p>
          </table:table-cell>
          <table:table-cell table:style-name="ce4"/>
          <table:table-cell office:value-type="float" office:value="87.435000000000002" table:style-name="ce10">
            <text:p>87.435</text:p>
          </table:table-cell>
          <table:table-cell office:value-type="float" office:value="88.186000000000007" table:style-name="ce10">
            <text:p>88.186</text:p>
          </table:table-cell>
          <table:table-cell office:value-type="float" office:value="88.087999999999994" table:style-name="ce10">
            <text:p>88.088</text:p>
          </table:table-cell>
          <table:table-cell office:value-type="float" office:value="88.325999999999993" table:style-name="ce10">
            <text:p>88.326</text:p>
          </table:table-cell>
          <table:table-cell office:value-type="float" office:value="88.435000000000002" table:style-name="ce10">
            <text:p>88.435</text:p>
          </table:table-cell>
          <table:table-cell office:value-type="float" office:value="89.045000000000002" table:style-name="ce10">
            <text:p>89.045</text:p>
          </table:table-cell>
          <table:table-cell office:value-type="float" office:value="88.134" table:style-name="ce10">
            <text:p>88.134</text:p>
          </table:table-cell>
          <table:table-cell office:value-type="float" office:value="88.649000000000001" table:style-name="ce10">
            <text:p>88.649</text:p>
          </table:table-cell>
          <table:table-cell office:value-type="float" office:value="88.436999999999998" table:style-name="ce10">
            <text:p>88.437</text:p>
          </table:table-cell>
          <table:table-cell office:value-type="float" office:value="88.695999999999998" table:style-name="ce10">
            <text:p>88.696</text:p>
          </table:table-cell>
          <table:table-cell office:value-type="float" office:value="88.78" table:style-name="ce10">
            <text:p>88.78</text:p>
          </table:table-cell>
          <table:table-cell office:value-type="float" office:value="89.757000000000005" table:style-name="ce10">
            <text:p>89.757</text:p>
          </table:table-cell>
          <table:table-cell office:value-type="float" office:value="89.536000000000001" table:style-name="ce10">
            <text:p>89.536</text:p>
          </table:table-cell>
          <table:table-cell office:value-type="float" office:value="89.009" table:style-name="ce10">
            <text:p>89.009</text:p>
          </table:table-cell>
          <table:table-cell office:value-type="float" office:value="89.284999999999997" table:style-name="ce10">
            <text:p>89.285</text:p>
          </table:table-cell>
          <table:table-cell office:value-type="float" office:value="90.244" table:style-name="ce10">
            <text:p>90.244</text:p>
          </table:table-cell>
          <table:table-cell table:number-columns-repeated="16364"/>
        </table:table-row>
        <table:table-row table:style-name="ro7">
          <table:table-cell office:value-type="string" table:style-name="ce4">
            <text:p>B32</text:p>
          </table:table-cell>
          <table:table-cell office:value-type="string" table:style-name="ce4">
            <text:p>I have the tools I need to do my job effectively</text:p>
            <text:p>(% selecting 'Strongly agree' or 'Agree')</text:p>
          </table:table-cell>
          <table:table-cell office:value-type="string" table:style-name="ce4">
            <text:p>Resources and workload</text:p>
          </table:table-cell>
          <table:table-cell table:style-name="ce4"/>
          <table:table-cell office:value-type="float" office:value="71.575000000000003" table:style-name="ce10">
            <text:p>71.575</text:p>
          </table:table-cell>
          <table:table-cell office:value-type="float" office:value="71.753" table:style-name="ce10">
            <text:p>71.753</text:p>
          </table:table-cell>
          <table:table-cell office:value-type="float" office:value="70.31" table:style-name="ce10">
            <text:p>70.31</text:p>
          </table:table-cell>
          <table:table-cell office:value-type="float" office:value="71.614000000000004" table:style-name="ce10">
            <text:p>71.614</text:p>
          </table:table-cell>
          <table:table-cell office:value-type="float" office:value="71.366" table:style-name="ce10">
            <text:p>71.366</text:p>
          </table:table-cell>
          <table:table-cell office:value-type="float" office:value="71.825999999999993" table:style-name="ce10">
            <text:p>71.826</text:p>
          </table:table-cell>
          <table:table-cell office:value-type="float" office:value="68.748000000000005" table:style-name="ce10">
            <text:p>68.748</text:p>
          </table:table-cell>
          <table:table-cell office:value-type="float" office:value="70.012" table:style-name="ce10">
            <text:p>70.012</text:p>
          </table:table-cell>
          <table:table-cell office:value-type="float" office:value="69.951999999999998" table:style-name="ce10">
            <text:p>69.952</text:p>
          </table:table-cell>
          <table:table-cell office:value-type="float" office:value="71.11" table:style-name="ce10">
            <text:p>71.11</text:p>
          </table:table-cell>
          <table:table-cell office:value-type="float" office:value="72.409000000000006" table:style-name="ce10">
            <text:p>72.409</text:p>
          </table:table-cell>
          <table:table-cell office:value-type="float" office:value="76.103999999999999" table:style-name="ce10">
            <text:p>76.104</text:p>
          </table:table-cell>
          <table:table-cell office:value-type="float" office:value="76.097999999999999" table:style-name="ce10">
            <text:p>76.098</text:p>
          </table:table-cell>
          <table:table-cell office:value-type="float" office:value="74.688999999999993" table:style-name="ce10">
            <text:p>74.689</text:p>
          </table:table-cell>
          <table:table-cell office:value-type="float" office:value="73.548000000000002" table:style-name="ce10">
            <text:p>73.548</text:p>
          </table:table-cell>
          <table:table-cell office:value-type="float" office:value="75.248000000000005" table:style-name="ce10">
            <text:p>75.248</text:p>
          </table:table-cell>
          <table:table-cell table:number-columns-repeated="16364"/>
        </table:table-row>
        <table:table-row table:style-name="ro6">
          <table:table-cell office:value-type="string" table:style-name="ce4">
            <text:p>B33</text:p>
          </table:table-cell>
          <table:table-cell office:value-type="string" table:style-name="ce4">
            <text:p>I have an acceptable workload</text:p>
            <text:p>(% selecting 'Strongly agree' or 'Agree')</text:p>
          </table:table-cell>
          <table:table-cell office:value-type="string" table:style-name="ce4">
            <text:p>Resources and workload</text:p>
          </table:table-cell>
          <table:table-cell table:style-name="ce4"/>
          <table:table-cell office:value-type="float" office:value="60.069000000000003" table:style-name="ce10">
            <text:p>60.069</text:p>
          </table:table-cell>
          <table:table-cell office:value-type="float" office:value="61.518000000000001" table:style-name="ce10">
            <text:p>61.518</text:p>
          </table:table-cell>
          <table:table-cell office:value-type="float" office:value="60.576999999999998" table:style-name="ce10">
            <text:p>60.577</text:p>
          </table:table-cell>
          <table:table-cell office:value-type="float" office:value="60.125" table:style-name="ce10">
            <text:p>60.125</text:p>
          </table:table-cell>
          <table:table-cell office:value-type="float" office:value="59.776000000000003" table:style-name="ce10">
            <text:p>59.776</text:p>
          </table:table-cell>
          <table:table-cell office:value-type="float" office:value="58.988999999999997" table:style-name="ce10">
            <text:p>58.989</text:p>
          </table:table-cell>
          <table:table-cell office:value-type="float" office:value="59.292000000000002" table:style-name="ce10">
            <text:p>59.292</text:p>
          </table:table-cell>
          <table:table-cell office:value-type="float" office:value="58.470999999999997" table:style-name="ce10">
            <text:p>58.471</text:p>
          </table:table-cell>
          <table:table-cell office:value-type="float" office:value="60.761000000000003" table:style-name="ce10">
            <text:p>60.761</text:p>
          </table:table-cell>
          <table:table-cell office:value-type="float" office:value="60.42" table:style-name="ce10">
            <text:p>60.42</text:p>
          </table:table-cell>
          <table:table-cell office:value-type="float" office:value="63.496000000000002" table:style-name="ce10">
            <text:p>63.496</text:p>
          </table:table-cell>
          <table:table-cell office:value-type="float" office:value="63.557000000000002" table:style-name="ce10">
            <text:p>63.557</text:p>
          </table:table-cell>
          <table:table-cell office:value-type="float" office:value="62.281999999999996" table:style-name="ce10">
            <text:p>62.282</text:p>
          </table:table-cell>
          <table:table-cell office:value-type="float" office:value="61.671999999999997" table:style-name="ce10">
            <text:p>61.672</text:p>
          </table:table-cell>
          <table:table-cell office:value-type="float" office:value="64.087000000000003" table:style-name="ce10">
            <text:p>64.087</text:p>
          </table:table-cell>
          <table:table-cell office:value-type="float" office:value="65.656999999999996" table:style-name="ce10">
            <text:p>65.657</text:p>
          </table:table-cell>
          <table:table-cell table:number-columns-repeated="16364"/>
        </table:table-row>
        <table:table-row table:style-name="ro7">
          <table:table-cell office:value-type="string" table:style-name="ce4">
            <text:p>B34</text:p>
          </table:table-cell>
          <table:table-cell office:value-type="string" table:style-name="ce4">
            <text:p>I achieve a good balance between my work life and my private life</text:p>
            <text:p>(% selecting 'Strongly agree' or 'Agree')</text:p>
          </table:table-cell>
          <table:table-cell office:value-type="string" table:style-name="ce4">
            <text:p>Resources and workload</text:p>
          </table:table-cell>
          <table:table-cell table:style-name="ce4"/>
          <table:table-cell office:value-type="float" office:value="67.667000000000002" table:style-name="ce10">
            <text:p>67.667</text:p>
          </table:table-cell>
          <table:table-cell office:value-type="float" office:value="69.668000000000006" table:style-name="ce10">
            <text:p>69.668</text:p>
          </table:table-cell>
          <table:table-cell office:value-type="float" office:value="67.265000000000001" table:style-name="ce10">
            <text:p>67.265</text:p>
          </table:table-cell>
          <table:table-cell office:value-type="float" office:value="67.652000000000001" table:style-name="ce10">
            <text:p>67.652</text:p>
          </table:table-cell>
          <table:table-cell office:value-type="float" office:value="67.882999999999996" table:style-name="ce10">
            <text:p>67.883</text:p>
          </table:table-cell>
          <table:table-cell office:value-type="float" office:value="66.195999999999998" table:style-name="ce10">
            <text:p>66.196</text:p>
          </table:table-cell>
          <table:table-cell office:value-type="float" office:value="66.709000000000003" table:style-name="ce10">
            <text:p>66.709</text:p>
          </table:table-cell>
          <table:table-cell office:value-type="float" office:value="66.962999999999994" table:style-name="ce10">
            <text:p>66.963</text:p>
          </table:table-cell>
          <table:table-cell office:value-type="float" office:value="68.218999999999994" table:style-name="ce10">
            <text:p>68.219</text:p>
          </table:table-cell>
          <table:table-cell office:value-type="float" office:value="69.131" table:style-name="ce10">
            <text:p>69.131</text:p>
          </table:table-cell>
          <table:table-cell office:value-type="float" office:value="71.254000000000005" table:style-name="ce10">
            <text:p>71.254</text:p>
          </table:table-cell>
          <table:table-cell office:value-type="float" office:value="71.754999999999995" table:style-name="ce10">
            <text:p>71.755</text:p>
          </table:table-cell>
          <table:table-cell office:value-type="float" office:value="72.061000000000007" table:style-name="ce10">
            <text:p>72.061</text:p>
          </table:table-cell>
          <table:table-cell office:value-type="float" office:value="72.983999999999995" table:style-name="ce10">
            <text:p>72.984</text:p>
          </table:table-cell>
          <table:table-cell office:value-type="float" office:value="74.391000000000005" table:style-name="ce10">
            <text:p>74.391</text:p>
          </table:table-cell>
          <table:table-cell office:value-type="float" office:value="75.823999999999998" table:style-name="ce10">
            <text:p>75.824</text:p>
          </table:table-cell>
          <table:table-cell table:number-columns-repeated="16364"/>
        </table:table-row>
        <table:table-row table:style-name="ro7">
          <table:table-cell office:value-type="string" table:style-name="ce4">
            <text:p>B35</text:p>
          </table:table-cell>
          <table:table-cell office:value-type="string" table:style-name="ce4">
            <text:p>I feel that my pay adequately reflects my performance</text:p>
            <text:p>(% selecting 'Strongly agree' or 'Agree')</text:p>
          </table:table-cell>
          <table:table-cell office:value-type="string" table:style-name="ce4">
            <text:p>Pay and benefits</text:p>
          </table:table-cell>
          <table:table-cell table:style-name="ce4"/>
          <table:table-cell office:value-type="float" office:value="35.957999999999998" table:style-name="ce10">
            <text:p>35.958</text:p>
          </table:table-cell>
          <table:table-cell office:value-type="float" office:value="38.024000000000001" table:style-name="ce10">
            <text:p>38.024</text:p>
          </table:table-cell>
          <table:table-cell office:value-type="float" office:value="32.064" table:style-name="ce10">
            <text:p>32.064</text:p>
          </table:table-cell>
          <table:table-cell office:value-type="float" office:value="30.619" table:style-name="ce10">
            <text:p>30.619</text:p>
          </table:table-cell>
          <table:table-cell office:value-type="float" office:value="28.843" table:style-name="ce10">
            <text:p>28.843</text:p>
          </table:table-cell>
          <table:table-cell office:value-type="float" office:value="29.305" table:style-name="ce10">
            <text:p>29.305</text:p>
          </table:table-cell>
          <table:table-cell office:value-type="float" office:value="31.486000000000001" table:style-name="ce10">
            <text:p>31.486</text:p>
          </table:table-cell>
          <table:table-cell office:value-type="float" office:value="32.012" table:style-name="ce10">
            <text:p>32.012</text:p>
          </table:table-cell>
          <table:table-cell office:value-type="float" office:value="30.443999999999999" table:style-name="ce10">
            <text:p>30.444</text:p>
          </table:table-cell>
          <table:table-cell office:value-type="float" office:value="30.856999999999999" table:style-name="ce10">
            <text:p>30.857</text:p>
          </table:table-cell>
          <table:table-cell office:value-type="float" office:value="34.155999999999999" table:style-name="ce10">
            <text:p>34.156</text:p>
          </table:table-cell>
          <table:table-cell office:value-type="float" office:value="40.009" table:style-name="ce10">
            <text:p>40.009</text:p>
          </table:table-cell>
          <table:table-cell office:value-type="float" office:value="38.404000000000003" table:style-name="ce10">
            <text:p>38.404</text:p>
          </table:table-cell>
          <table:table-cell office:value-type="float" office:value="26.736000000000001" table:style-name="ce10">
            <text:p>26.736</text:p>
          </table:table-cell>
          <table:table-cell office:value-type="float" office:value="31.684999999999999" table:style-name="ce10">
            <text:p>31.685</text:p>
          </table:table-cell>
          <table:table-cell office:value-type="float" office:value="35.454999999999998" table:style-name="ce10">
            <text:p>35.455</text:p>
          </table:table-cell>
          <table:table-cell table:number-columns-repeated="16364"/>
        </table:table-row>
        <table:table-row table:style-name="ro9">
          <table:table-cell office:value-type="string" table:style-name="ce4">
            <text:p>B36</text:p>
          </table:table-cell>
          <table:table-cell office:value-type="string" table:style-name="ce4">
            <text:p>I am satisfied with the total benefits package (e.g. base pay, benefits and pension)</text:p>
            <text:p>(% selecting 'Strongly agree' or 'Agree')</text:p>
          </table:table-cell>
          <table:table-cell office:value-type="string" table:style-name="ce4">
            <text:p>Pay and benefits</text:p>
          </table:table-cell>
          <table:table-cell office:value-type="string" table:style-name="ce4">
            <text:p>[note 2]</text:p>
          </table:table-cell>
          <table:table-cell office:value-type="float" office:value="42.927" table:style-name="ce10">
            <text:p>42.927</text:p>
          </table:table-cell>
          <table:table-cell office:value-type="float" office:value="38.801000000000002" table:style-name="ce10">
            <text:p>38.801</text:p>
          </table:table-cell>
          <table:table-cell office:value-type="float" office:value="33.835000000000001" table:style-name="ce10">
            <text:p>33.835</text:p>
          </table:table-cell>
          <table:table-cell office:value-type="float" office:value="33.064999999999998" table:style-name="ce10">
            <text:p>33.065</text:p>
          </table:table-cell>
          <table:table-cell office:value-type="float" office:value="32.436999999999998" table:style-name="ce10">
            <text:p>32.437</text:p>
          </table:table-cell>
          <table:table-cell office:value-type="float" office:value="31.768999999999998" table:style-name="ce10">
            <text:p>31.769</text:p>
          </table:table-cell>
          <table:table-cell office:value-type="float" office:value="32.841999999999999" table:style-name="ce10">
            <text:p>32.842</text:p>
          </table:table-cell>
          <table:table-cell office:value-type="float" office:value="33.877000000000002" table:style-name="ce10">
            <text:p>33.877</text:p>
          </table:table-cell>
          <table:table-cell office:value-type="float" office:value="33.695" table:style-name="ce10">
            <text:p>33.695</text:p>
          </table:table-cell>
          <table:table-cell office:value-type="float" office:value="35.707000000000001" table:style-name="ce10">
            <text:p>35.707</text:p>
          </table:table-cell>
          <table:table-cell office:value-type="float" office:value="38.779000000000003" table:style-name="ce10">
            <text:p>38.779</text:p>
          </table:table-cell>
          <table:table-cell office:value-type="float" office:value="46.72" table:style-name="ce10">
            <text:p>46.72</text:p>
          </table:table-cell>
          <table:table-cell office:value-type="float" office:value="45.271999999999998" table:style-name="ce10">
            <text:p>45.272</text:p>
          </table:table-cell>
          <table:table-cell office:value-type="float" office:value="33.854999999999997" table:style-name="ce10">
            <text:p>33.855</text:p>
          </table:table-cell>
          <table:table-cell office:value-type="float" office:value="38.816000000000003" table:style-name="ce10">
            <text:p>38.816</text:p>
          </table:table-cell>
          <table:table-cell office:value-type="float" office:value="39.770000000000003" table:style-name="ce10">
            <text:p>39.77</text:p>
          </table:table-cell>
          <table:table-cell table:number-columns-repeated="16364"/>
        </table:table-row>
        <table:table-row table:style-name="ro9">
          <table:table-cell office:value-type="string" table:style-name="ce4">
            <text:p>B37</text:p>
          </table:table-cell>
          <table:table-cell office:value-type="string" table:style-name="ce4">
            <text:p>Compared to people doing a similar job in other organisations I feel my pay is reasonable</text:p>
            <text:p>(% selecting 'Strongly agree' or 'Agree')</text:p>
          </table:table-cell>
          <table:table-cell office:value-type="string" table:style-name="ce4">
            <text:p>Pay and benefits</text:p>
          </table:table-cell>
          <table:table-cell table:style-name="ce4"/>
          <table:table-cell office:value-type="float" office:value="32.945" table:style-name="ce10">
            <text:p>32.945</text:p>
          </table:table-cell>
          <table:table-cell office:value-type="float" office:value="30.986000000000001" table:style-name="ce10">
            <text:p>30.986</text:p>
          </table:table-cell>
          <table:table-cell office:value-type="float" office:value="27.460999999999999" table:style-name="ce10">
            <text:p>27.461</text:p>
          </table:table-cell>
          <table:table-cell office:value-type="float" office:value="25.655999999999999" table:style-name="ce10">
            <text:p>25.656</text:p>
          </table:table-cell>
          <table:table-cell office:value-type="float" office:value="25.106999999999999" table:style-name="ce10">
            <text:p>25.107</text:p>
          </table:table-cell>
          <table:table-cell office:value-type="float" office:value="24.318000000000001" table:style-name="ce10">
            <text:p>24.318</text:p>
          </table:table-cell>
          <table:table-cell office:value-type="float" office:value="25.218" table:style-name="ce10">
            <text:p>25.218</text:p>
          </table:table-cell>
          <table:table-cell office:value-type="float" office:value="26.838999999999999" table:style-name="ce10">
            <text:p>26.839</text:p>
          </table:table-cell>
          <table:table-cell office:value-type="float" office:value="25.481999999999999" table:style-name="ce10">
            <text:p>25.482</text:p>
          </table:table-cell>
          <table:table-cell office:value-type="float" office:value="26.831" table:style-name="ce10">
            <text:p>26.831</text:p>
          </table:table-cell>
          <table:table-cell office:value-type="float" office:value="27.736999999999998" table:style-name="ce10">
            <text:p>27.737</text:p>
          </table:table-cell>
          <table:table-cell office:value-type="float" office:value="32.83" table:style-name="ce10">
            <text:p>32.83</text:p>
          </table:table-cell>
          <table:table-cell office:value-type="float" office:value="32.357999999999997" table:style-name="ce10">
            <text:p>32.358</text:p>
          </table:table-cell>
          <table:table-cell office:value-type="float" office:value="21.585000000000001" table:style-name="ce10">
            <text:p>21.585</text:p>
          </table:table-cell>
          <table:table-cell office:value-type="float" office:value="25.704999999999998" table:style-name="ce10">
            <text:p>25.705</text:p>
          </table:table-cell>
          <table:table-cell office:value-type="float" office:value="27.027000000000001" table:style-name="ce10">
            <text:p>27.027</text:p>
          </table:table-cell>
          <table:table-cell table:number-columns-repeated="16364"/>
        </table:table-row>
        <table:table-row table:style-name="ro9">
          <table:table-cell office:value-type="string" table:style-name="ce4">
            <text:p>B37A</text:p>
          </table:table-cell>
          <table:table-cell office:value-type="string" table:style-name="ce4">
            <text:p>I am fully aware of the benefits available in [my organisation], in addition to pay</text:p>
            <text:p>(% selecting 'Strongly agree' or 'Agree')</text:p>
          </table:table-cell>
          <table:table-cell office:value-type="string" table:style-name="ce4">
            <text:p>Pay and benefits</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0.27" table:style-name="ce10">
            <text:p>70.27</text:p>
          </table:table-cell>
          <table:table-cell office:value-type="float" office:value="70.631" table:style-name="ce10">
            <text:p>70.631</text:p>
          </table:table-cell>
          <table:table-cell table:number-columns-repeated="16364"/>
        </table:table-row>
        <table:table-row table:style-name="ro7">
          <table:table-cell office:value-type="string" table:style-name="ce4">
            <text:p>B37B</text:p>
          </table:table-cell>
          <table:table-cell office:value-type="string" table:style-name="ce4">
            <text:p>Over the last 12 months money worries have affected my ability to do my job</text:p>
            <text:p>(% selecting 'Seldom' or 'Never')</text:p>
          </table:table-cell>
          <table:table-cell office:value-type="string" table:style-name="ce4">
            <text:p>Pay and benefits</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5.677" table:style-name="ce10">
            <text:p>55.677</text:p>
          </table:table-cell>
          <table:table-cell office:value-type="float" office:value="61.637999999999998" table:style-name="ce10">
            <text:p>61.638</text:p>
          </table:table-cell>
          <table:table-cell table:number-columns-repeated="16364"/>
        </table:table-row>
        <table:table-row table:style-name="ro7">
          <table:table-cell office:value-type="string" table:style-name="ce4">
            <text:p>B38</text:p>
          </table:table-cell>
          <table:table-cell office:value-type="string" table:style-name="ce4">
            <text:p>Senior managers in [my organisation] are sufficiently visible</text:p>
            <text:p>(% selecting 'Strongly agree' or 'Agree')</text:p>
          </table:table-cell>
          <table:table-cell office:value-type="string" table:style-name="ce4">
            <text:p>Leadership and managing change</text:p>
          </table:table-cell>
          <table:table-cell table:style-name="ce4"/>
          <table:table-cell office:value-type="float" office:value="44.631999999999998" table:style-name="ce10">
            <text:p>44.632</text:p>
          </table:table-cell>
          <table:table-cell office:value-type="float" office:value="45.018000000000001" table:style-name="ce10">
            <text:p>45.018</text:p>
          </table:table-cell>
          <table:table-cell office:value-type="float" office:value="45.348999999999997" table:style-name="ce10">
            <text:p>45.349</text:p>
          </table:table-cell>
          <table:table-cell office:value-type="float" office:value="48.075000000000003" table:style-name="ce10">
            <text:p>48.075</text:p>
          </table:table-cell>
          <table:table-cell office:value-type="float" office:value="51" table:style-name="ce10">
            <text:p>51</text:p>
          </table:table-cell>
          <table:table-cell office:value-type="float" office:value="53.151000000000003" table:style-name="ce10">
            <text:p>53.151</text:p>
          </table:table-cell>
          <table:table-cell office:value-type="float" office:value="53.109000000000002" table:style-name="ce10">
            <text:p>53.109</text:p>
          </table:table-cell>
          <table:table-cell office:value-type="float" office:value="54.929000000000002" table:style-name="ce10">
            <text:p>54.929</text:p>
          </table:table-cell>
          <table:table-cell office:value-type="float" office:value="60.042000000000002" table:style-name="ce10">
            <text:p>60.042</text:p>
          </table:table-cell>
          <table:table-cell office:value-type="float" office:value="61.485999999999997" table:style-name="ce10">
            <text:p>61.486</text:p>
          </table:table-cell>
          <table:table-cell office:value-type="float" office:value="62.744999999999997" table:style-name="ce10">
            <text:p>62.745</text:p>
          </table:table-cell>
          <table:table-cell office:value-type="float" office:value="75.655000000000001" table:style-name="ce10">
            <text:p>75.655</text:p>
          </table:table-cell>
          <table:table-cell office:value-type="float" office:value="72.254000000000005" table:style-name="ce10">
            <text:p>72.254</text:p>
          </table:table-cell>
          <table:table-cell office:value-type="float" office:value="72.427999999999997" table:style-name="ce10">
            <text:p>72.428</text:p>
          </table:table-cell>
          <table:table-cell office:value-type="float" office:value="70.587999999999994" table:style-name="ce10">
            <text:p>70.588</text:p>
          </table:table-cell>
          <table:table-cell office:value-type="float" office:value="72.960999999999999" table:style-name="ce10">
            <text:p>72.961</text:p>
          </table:table-cell>
          <table:table-cell table:number-columns-repeated="16364"/>
        </table:table-row>
        <table:table-row table:style-name="ro9">
          <table:table-cell office:value-type="string" table:style-name="ce4">
            <text:p>B39</text:p>
          </table:table-cell>
          <table:table-cell office:value-type="string" table:style-name="ce4">
            <text:p>I believe the actions of senior managers are consistent with [my organisation]'s values</text:p>
            <text:p>(% selecting 'Strongly agree' or 'Agree')</text:p>
          </table:table-cell>
          <table:table-cell office:value-type="string" table:style-name="ce4">
            <text:p>Leadership and managing change</text:p>
          </table:table-cell>
          <table:table-cell table:style-name="ce4"/>
          <table:table-cell office:value-type="float" office:value="37.975999999999999" table:style-name="ce10">
            <text:p>37.976</text:p>
          </table:table-cell>
          <table:table-cell office:value-type="float" office:value="39.47" table:style-name="ce10">
            <text:p>39.47</text:p>
          </table:table-cell>
          <table:table-cell office:value-type="float" office:value="38.841000000000001" table:style-name="ce10">
            <text:p>38.841</text:p>
          </table:table-cell>
          <table:table-cell office:value-type="float" office:value="41.994" table:style-name="ce10">
            <text:p>41.994</text:p>
          </table:table-cell>
          <table:table-cell office:value-type="float" office:value="43.478000000000002" table:style-name="ce10">
            <text:p>43.478</text:p>
          </table:table-cell>
          <table:table-cell office:value-type="float" office:value="47.390999999999998" table:style-name="ce10">
            <text:p>47.391</text:p>
          </table:table-cell>
          <table:table-cell office:value-type="float" office:value="45.26" table:style-name="ce10">
            <text:p>45.26</text:p>
          </table:table-cell>
          <table:table-cell office:value-type="float" office:value="48.720999999999997" table:style-name="ce10">
            <text:p>48.721</text:p>
          </table:table-cell>
          <table:table-cell office:value-type="float" office:value="53.89" table:style-name="ce10">
            <text:p>53.89</text:p>
          </table:table-cell>
          <table:table-cell office:value-type="float" office:value="52.5" table:style-name="ce10">
            <text:p>52.5</text:p>
          </table:table-cell>
          <table:table-cell office:value-type="float" office:value="54.618000000000002" table:style-name="ce10">
            <text:p>54.618</text:p>
          </table:table-cell>
          <table:table-cell office:value-type="float" office:value="68.807000000000002" table:style-name="ce10">
            <text:p>68.807</text:p>
          </table:table-cell>
          <table:table-cell office:value-type="float" office:value="68" table:style-name="ce10">
            <text:p>68</text:p>
          </table:table-cell>
          <table:table-cell office:value-type="float" office:value="66.569999999999993" table:style-name="ce10">
            <text:p>66.57</text:p>
          </table:table-cell>
          <table:table-cell office:value-type="float" office:value="64.771000000000001" table:style-name="ce10">
            <text:p>64.771</text:p>
          </table:table-cell>
          <table:table-cell office:value-type="float" office:value="65.540999999999997" table:style-name="ce10">
            <text:p>65.541</text:p>
          </table:table-cell>
          <table:table-cell table:number-columns-repeated="16364"/>
        </table:table-row>
        <table:table-row table:style-name="ro9">
          <table:table-cell office:value-type="string" table:style-name="ce4">
            <text:p>B40</text:p>
          </table:table-cell>
          <table:table-cell office:value-type="string" table:style-name="ce4">
            <text:p>I believe that [my organisation]'s senior leaders have a clear vision for the future of [my organisation]</text:p>
            <text:p>(% selecting 'Strongly agree' or 'Agree')</text:p>
          </table:table-cell>
          <table:table-cell office:value-type="string" table:style-name="ce4">
            <text:p>Leadership and managing change</text:p>
          </table:table-cell>
          <table:table-cell table:style-name="ce4"/>
          <table:table-cell office:value-type="float" office:value="36.188000000000002" table:style-name="ce10">
            <text:p>36.188</text:p>
          </table:table-cell>
          <table:table-cell office:value-type="float" office:value="35.124000000000002" table:style-name="ce10">
            <text:p>35.124</text:p>
          </table:table-cell>
          <table:table-cell office:value-type="float" office:value="39.268000000000001" table:style-name="ce10">
            <text:p>39.268</text:p>
          </table:table-cell>
          <table:table-cell office:value-type="float" office:value="39.603999999999999" table:style-name="ce10">
            <text:p>39.604</text:p>
          </table:table-cell>
          <table:table-cell office:value-type="float" office:value="41.588999999999999" table:style-name="ce10">
            <text:p>41.589</text:p>
          </table:table-cell>
          <table:table-cell office:value-type="float" office:value="44.749000000000002" table:style-name="ce10">
            <text:p>44.749</text:p>
          </table:table-cell>
          <table:table-cell office:value-type="float" office:value="42.225000000000001" table:style-name="ce10">
            <text:p>42.225</text:p>
          </table:table-cell>
          <table:table-cell office:value-type="float" office:value="42.804000000000002" table:style-name="ce10">
            <text:p>42.804</text:p>
          </table:table-cell>
          <table:table-cell office:value-type="float" office:value="48.548000000000002" table:style-name="ce10">
            <text:p>48.548</text:p>
          </table:table-cell>
          <table:table-cell office:value-type="float" office:value="47.776000000000003" table:style-name="ce10">
            <text:p>47.776</text:p>
          </table:table-cell>
          <table:table-cell office:value-type="float" office:value="50" table:style-name="ce10">
            <text:p>50</text:p>
          </table:table-cell>
          <table:table-cell office:value-type="float" office:value="59.610999999999997" table:style-name="ce10">
            <text:p>59.611</text:p>
          </table:table-cell>
          <table:table-cell office:value-type="float" office:value="60.097999999999999" table:style-name="ce10">
            <text:p>60.098</text:p>
          </table:table-cell>
          <table:table-cell office:value-type="float" office:value="55.253" table:style-name="ce10">
            <text:p>55.253</text:p>
          </table:table-cell>
          <table:table-cell office:value-type="float" office:value="53.67" table:style-name="ce10">
            <text:p>53.67</text:p>
          </table:table-cell>
          <table:table-cell office:value-type="float" office:value="53.81" table:style-name="ce10">
            <text:p>53.81</text:p>
          </table:table-cell>
          <table:table-cell table:number-columns-repeated="16364"/>
        </table:table-row>
        <table:table-row table:style-name="ro9">
          <table:table-cell office:value-type="string" table:style-name="ce4">
            <text:p>B41</text:p>
          </table:table-cell>
          <table:table-cell office:value-type="string" table:style-name="ce4">
            <text:p>Overall, I have confidence in the decisions made by [my organisation]'s senior managers</text:p>
            <text:p>(% selecting 'Strongly agree' or 'Agree')</text:p>
          </table:table-cell>
          <table:table-cell office:value-type="string" table:style-name="ce4">
            <text:p>Leadership and managing change</text:p>
          </table:table-cell>
          <table:table-cell table:style-name="ce4"/>
          <table:table-cell office:value-type="float" office:value="34.628" table:style-name="ce10">
            <text:p>34.628</text:p>
          </table:table-cell>
          <table:table-cell office:value-type="float" office:value="35.674999999999997" table:style-name="ce10">
            <text:p>35.675</text:p>
          </table:table-cell>
          <table:table-cell office:value-type="float" office:value="36.334000000000003" table:style-name="ce10">
            <text:p>36.334</text:p>
          </table:table-cell>
          <table:table-cell office:value-type="float" office:value="39.286000000000001" table:style-name="ce10">
            <text:p>39.286</text:p>
          </table:table-cell>
          <table:table-cell office:value-type="float" office:value="40.813000000000002" table:style-name="ce10">
            <text:p>40.813</text:p>
          </table:table-cell>
          <table:table-cell office:value-type="float" office:value="43.834000000000003" table:style-name="ce10">
            <text:p>43.834</text:p>
          </table:table-cell>
          <table:table-cell office:value-type="float" office:value="41.533000000000001" table:style-name="ce10">
            <text:p>41.533</text:p>
          </table:table-cell>
          <table:table-cell office:value-type="float" office:value="43.982999999999997" table:style-name="ce10">
            <text:p>43.983</text:p>
          </table:table-cell>
          <table:table-cell office:value-type="float" office:value="48.679000000000002" table:style-name="ce10">
            <text:p>48.679</text:p>
          </table:table-cell>
          <table:table-cell office:value-type="float" office:value="48.569000000000003" table:style-name="ce10">
            <text:p>48.569</text:p>
          </table:table-cell>
          <table:table-cell office:value-type="float" office:value="51.139000000000003" table:style-name="ce10">
            <text:p>51.139</text:p>
          </table:table-cell>
          <table:table-cell office:value-type="float" office:value="63.118000000000002" table:style-name="ce10">
            <text:p>63.118</text:p>
          </table:table-cell>
          <table:table-cell office:value-type="float" office:value="62.238" table:style-name="ce10">
            <text:p>62.238</text:p>
          </table:table-cell>
          <table:table-cell office:value-type="float" office:value="57.905999999999999" table:style-name="ce10">
            <text:p>57.906</text:p>
          </table:table-cell>
          <table:table-cell office:value-type="float" office:value="56.036999999999999" table:style-name="ce10">
            <text:p>56.037</text:p>
          </table:table-cell>
          <table:table-cell office:value-type="float" office:value="56.189" table:style-name="ce10">
            <text:p>56.189</text:p>
          </table:table-cell>
          <table:table-cell table:number-columns-repeated="16364"/>
        </table:table-row>
        <table:table-row table:style-name="ro7">
          <table:table-cell office:value-type="string" table:style-name="ce4">
            <text:p>B42</text:p>
          </table:table-cell>
          <table:table-cell office:value-type="string" table:style-name="ce4">
            <text:p>I feel that change is managed well in [my organisation]</text:p>
            <text:p>(% selecting 'Strongly agree' or 'Agree')</text:p>
          </table:table-cell>
          <table:table-cell office:value-type="string" table:style-name="ce4">
            <text:p>Leadership and managing change</text:p>
          </table:table-cell>
          <table:table-cell table:style-name="ce4"/>
          <table:table-cell office:value-type="float" office:value="27.048999999999999" table:style-name="ce10">
            <text:p>27.049</text:p>
          </table:table-cell>
          <table:table-cell office:value-type="float" office:value="27.321000000000002" table:style-name="ce10">
            <text:p>27.321</text:p>
          </table:table-cell>
          <table:table-cell office:value-type="float" office:value="27.344000000000001" table:style-name="ce10">
            <text:p>27.344</text:p>
          </table:table-cell>
          <table:table-cell office:value-type="float" office:value="29.177" table:style-name="ce10">
            <text:p>29.177</text:p>
          </table:table-cell>
          <table:table-cell office:value-type="float" office:value="28.591999999999999" table:style-name="ce10">
            <text:p>28.592</text:p>
          </table:table-cell>
          <table:table-cell office:value-type="float" office:value="31.222999999999999" table:style-name="ce10">
            <text:p>31.223</text:p>
          </table:table-cell>
          <table:table-cell office:value-type="float" office:value="30.117999999999999" table:style-name="ce10">
            <text:p>30.118</text:p>
          </table:table-cell>
          <table:table-cell office:value-type="float" office:value="29.385999999999999" table:style-name="ce10">
            <text:p>29.386</text:p>
          </table:table-cell>
          <table:table-cell office:value-type="float" office:value="33.088000000000001" table:style-name="ce10">
            <text:p>33.088</text:p>
          </table:table-cell>
          <table:table-cell office:value-type="float" office:value="33.052" table:style-name="ce10">
            <text:p>33.052</text:p>
          </table:table-cell>
          <table:table-cell office:value-type="float" office:value="35.104999999999997" table:style-name="ce10">
            <text:p>35.105</text:p>
          </table:table-cell>
          <table:table-cell office:value-type="float" office:value="43.871000000000002" table:style-name="ce10">
            <text:p>43.871</text:p>
          </table:table-cell>
          <table:table-cell office:value-type="float" office:value="41.225000000000001" table:style-name="ce10">
            <text:p>41.225</text:p>
          </table:table-cell>
          <table:table-cell office:value-type="float" office:value="38.219000000000001" table:style-name="ce10">
            <text:p>38.219</text:p>
          </table:table-cell>
          <table:table-cell office:value-type="float" office:value="34.188000000000002" table:style-name="ce10">
            <text:p>34.188</text:p>
          </table:table-cell>
          <table:table-cell office:value-type="float" office:value="33.090000000000003" table:style-name="ce10">
            <text:p>33.09</text:p>
          </table:table-cell>
          <table:table-cell table:number-columns-repeated="16364"/>
        </table:table-row>
        <table:table-row table:style-name="ro9">
          <table:table-cell office:value-type="string" table:style-name="ce4">
            <text:p>B43</text:p>
          </table:table-cell>
          <table:table-cell office:value-type="string" table:style-name="ce4">
            <text:p>When changes are made in [my organisation] they are usually for the better</text:p>
            <text:p>(% selecting 'Strongly agree' or 'Agree')</text:p>
          </table:table-cell>
          <table:table-cell office:value-type="string" table:style-name="ce4">
            <text:p>Leadership and managing change</text:p>
          </table:table-cell>
          <table:table-cell table:style-name="ce4"/>
          <table:table-cell office:value-type="float" office:value="25.303999999999998" table:style-name="ce10">
            <text:p>25.304</text:p>
          </table:table-cell>
          <table:table-cell office:value-type="float" office:value="23.077000000000002" table:style-name="ce10">
            <text:p>23.077</text:p>
          </table:table-cell>
          <table:table-cell office:value-type="float" office:value="22.699000000000002" table:style-name="ce10">
            <text:p>22.699</text:p>
          </table:table-cell>
          <table:table-cell office:value-type="float" office:value="25" table:style-name="ce10">
            <text:p>25</text:p>
          </table:table-cell>
          <table:table-cell office:value-type="float" office:value="26.879000000000001" table:style-name="ce10">
            <text:p>26.879</text:p>
          </table:table-cell>
          <table:table-cell office:value-type="float" office:value="29.591999999999999" table:style-name="ce10">
            <text:p>29.592</text:p>
          </table:table-cell>
          <table:table-cell office:value-type="float" office:value="26.719000000000001" table:style-name="ce10">
            <text:p>26.719</text:p>
          </table:table-cell>
          <table:table-cell office:value-type="float" office:value="30.079000000000001" table:style-name="ce10">
            <text:p>30.079</text:p>
          </table:table-cell>
          <table:table-cell office:value-type="float" office:value="33.039000000000001" table:style-name="ce10">
            <text:p>33.039</text:p>
          </table:table-cell>
          <table:table-cell office:value-type="float" office:value="34.783000000000001" table:style-name="ce10">
            <text:p>34.783</text:p>
          </table:table-cell>
          <table:table-cell office:value-type="float" office:value="35.75" table:style-name="ce10">
            <text:p>35.75</text:p>
          </table:table-cell>
          <table:table-cell office:value-type="float" office:value="42.284999999999997" table:style-name="ce10">
            <text:p>42.285</text:p>
          </table:table-cell>
          <table:table-cell office:value-type="float" office:value="40.722999999999999" table:style-name="ce10">
            <text:p>40.723</text:p>
          </table:table-cell>
          <table:table-cell office:value-type="float" office:value="36.448999999999998" table:style-name="ce10">
            <text:p>36.449</text:p>
          </table:table-cell>
          <table:table-cell office:value-type="float" office:value="34.058" table:style-name="ce10">
            <text:p>34.058</text:p>
          </table:table-cell>
          <table:table-cell office:value-type="float" office:value="34.551000000000002" table:style-name="ce10">
            <text:p>34.551</text:p>
          </table:table-cell>
          <table:table-cell table:number-columns-repeated="16364"/>
        </table:table-row>
        <table:table-row table:style-name="ro7">
          <table:table-cell office:value-type="string" table:style-name="ce4">
            <text:p>B44</text:p>
          </table:table-cell>
          <table:table-cell office:value-type="string" table:style-name="ce4">
            <text:p>[My organisation] keeps me informed about matters that affect me</text:p>
            <text:p>(% selecting 'Strongly agree' or 'Agree')</text:p>
          </table:table-cell>
          <table:table-cell office:value-type="string" table:style-name="ce4">
            <text:p>Leadership and managing change</text:p>
          </table:table-cell>
          <table:table-cell table:style-name="ce4"/>
          <table:table-cell office:value-type="float" office:value="55.488" table:style-name="ce10">
            <text:p>55.488</text:p>
          </table:table-cell>
          <table:table-cell office:value-type="float" office:value="54.496000000000002" table:style-name="ce10">
            <text:p>54.496</text:p>
          </table:table-cell>
          <table:table-cell office:value-type="float" office:value="55.03" table:style-name="ce10">
            <text:p>55.03</text:p>
          </table:table-cell>
          <table:table-cell office:value-type="float" office:value="56.472000000000001" table:style-name="ce10">
            <text:p>56.472</text:p>
          </table:table-cell>
          <table:table-cell office:value-type="float" office:value="58.027999999999999" table:style-name="ce10">
            <text:p>58.028</text:p>
          </table:table-cell>
          <table:table-cell office:value-type="float" office:value="58.265999999999998" table:style-name="ce10">
            <text:p>58.266</text:p>
          </table:table-cell>
          <table:table-cell office:value-type="float" office:value="55.686" table:style-name="ce10">
            <text:p>55.686</text:p>
          </table:table-cell>
          <table:table-cell office:value-type="float" office:value="55.7" table:style-name="ce10">
            <text:p>55.7</text:p>
          </table:table-cell>
          <table:table-cell office:value-type="float" office:value="57.871000000000002" table:style-name="ce10">
            <text:p>57.871</text:p>
          </table:table-cell>
          <table:table-cell office:value-type="float" office:value="59.152999999999999" table:style-name="ce10">
            <text:p>59.153</text:p>
          </table:table-cell>
          <table:table-cell office:value-type="float" office:value="60.097999999999999" table:style-name="ce10">
            <text:p>60.098</text:p>
          </table:table-cell>
          <table:table-cell office:value-type="float" office:value="71.433000000000007" table:style-name="ce10">
            <text:p>71.433</text:p>
          </table:table-cell>
          <table:table-cell office:value-type="float" office:value="70.088999999999999" table:style-name="ce10">
            <text:p>70.089</text:p>
          </table:table-cell>
          <table:table-cell office:value-type="float" office:value="66.159000000000006" table:style-name="ce10">
            <text:p>66.159</text:p>
          </table:table-cell>
          <table:table-cell office:value-type="float" office:value="64.155000000000001" table:style-name="ce10">
            <text:p>64.155</text:p>
          </table:table-cell>
          <table:table-cell office:value-type="float" office:value="64.3" table:style-name="ce10">
            <text:p>64.3</text:p>
          </table:table-cell>
          <table:table-cell table:number-columns-repeated="16364"/>
        </table:table-row>
        <table:table-row table:style-name="ro9">
          <table:table-cell office:value-type="string" table:style-name="ce4">
            <text:p>B45</text:p>
          </table:table-cell>
          <table:table-cell office:value-type="string" table:style-name="ce4">
            <text:p>I have the opportunity to contribute my views before decisions are made that affect me</text:p>
            <text:p>(% selecting 'Strongly agree' or 'Agree')</text:p>
          </table:table-cell>
          <table:table-cell office:value-type="string" table:style-name="ce4">
            <text:p>Leadership and managing change</text:p>
          </table:table-cell>
          <table:table-cell table:style-name="ce4"/>
          <table:table-cell office:value-type="float" office:value="32.938000000000002" table:style-name="ce10">
            <text:p>32.938</text:p>
          </table:table-cell>
          <table:table-cell office:value-type="float" office:value="32.042000000000002" table:style-name="ce10">
            <text:p>32.042</text:p>
          </table:table-cell>
          <table:table-cell office:value-type="float" office:value="35.625" table:style-name="ce10">
            <text:p>35.625</text:p>
          </table:table-cell>
          <table:table-cell office:value-type="float" office:value="35.841999999999999" table:style-name="ce10">
            <text:p>35.842</text:p>
          </table:table-cell>
          <table:table-cell office:value-type="float" office:value="36.348999999999997" table:style-name="ce10">
            <text:p>36.349</text:p>
          </table:table-cell>
          <table:table-cell office:value-type="float" office:value="35.561999999999998" table:style-name="ce10">
            <text:p>35.562</text:p>
          </table:table-cell>
          <table:table-cell office:value-type="float" office:value="35.945" table:style-name="ce10">
            <text:p>35.945</text:p>
          </table:table-cell>
          <table:table-cell office:value-type="float" office:value="37.590000000000003" table:style-name="ce10">
            <text:p>37.59</text:p>
          </table:table-cell>
          <table:table-cell office:value-type="float" office:value="38.578000000000003" table:style-name="ce10">
            <text:p>38.578</text:p>
          </table:table-cell>
          <table:table-cell office:value-type="float" office:value="40.334000000000003" table:style-name="ce10">
            <text:p>40.334</text:p>
          </table:table-cell>
          <table:table-cell office:value-type="float" office:value="40.405999999999999" table:style-name="ce10">
            <text:p>40.406</text:p>
          </table:table-cell>
          <table:table-cell office:value-type="float" office:value="45.603999999999999" table:style-name="ce10">
            <text:p>45.604</text:p>
          </table:table-cell>
          <table:table-cell office:value-type="float" office:value="45.741999999999997" table:style-name="ce10">
            <text:p>45.742</text:p>
          </table:table-cell>
          <table:table-cell office:value-type="float" office:value="42.415999999999997" table:style-name="ce10">
            <text:p>42.416</text:p>
          </table:table-cell>
          <table:table-cell office:value-type="float" office:value="40.305999999999997" table:style-name="ce10">
            <text:p>40.306</text:p>
          </table:table-cell>
          <table:table-cell office:value-type="float" office:value="39.110999999999997" table:style-name="ce10">
            <text:p>39.111</text:p>
          </table:table-cell>
          <table:table-cell table:number-columns-repeated="16364"/>
        </table:table-row>
        <table:table-row table:style-name="ro7">
          <table:table-cell office:value-type="string" table:style-name="ce4">
            <text:p>B46</text:p>
          </table:table-cell>
          <table:table-cell office:value-type="string" table:style-name="ce4">
            <text:p>I think it is safe to challenge the way things are done in [my organisation]</text:p>
            <text:p>(% selecting 'Strongly agree' or 'Agree')</text:p>
          </table:table-cell>
          <table:table-cell office:value-type="string" table:style-name="ce4">
            <text:p>Leadership and managing change</text:p>
          </table:table-cell>
          <table:table-cell table:style-name="ce4"/>
          <table:table-cell office:value-type="float" office:value="39.235999999999997" table:style-name="ce10">
            <text:p>39.236</text:p>
          </table:table-cell>
          <table:table-cell office:value-type="float" office:value="39.447000000000003" table:style-name="ce10">
            <text:p>39.447</text:p>
          </table:table-cell>
          <table:table-cell office:value-type="float" office:value="38.424999999999997" table:style-name="ce10">
            <text:p>38.425</text:p>
          </table:table-cell>
          <table:table-cell office:value-type="float" office:value="40.387999999999998" table:style-name="ce10">
            <text:p>40.388</text:p>
          </table:table-cell>
          <table:table-cell office:value-type="float" office:value="38.402999999999999" table:style-name="ce10">
            <text:p>38.403</text:p>
          </table:table-cell>
          <table:table-cell office:value-type="float" office:value="41.283999999999999" table:style-name="ce10">
            <text:p>41.284</text:p>
          </table:table-cell>
          <table:table-cell office:value-type="float" office:value="41.195" table:style-name="ce10">
            <text:p>41.195</text:p>
          </table:table-cell>
          <table:table-cell office:value-type="float" office:value="43.154000000000003" table:style-name="ce10">
            <text:p>43.154</text:p>
          </table:table-cell>
          <table:table-cell office:value-type="float" office:value="45.959000000000003" table:style-name="ce10">
            <text:p>45.959</text:p>
          </table:table-cell>
          <table:table-cell office:value-type="float" office:value="47.436999999999998" table:style-name="ce10">
            <text:p>47.437</text:p>
          </table:table-cell>
          <table:table-cell office:value-type="float" office:value="49.514000000000003" table:style-name="ce10">
            <text:p>49.514</text:p>
          </table:table-cell>
          <table:table-cell office:value-type="float" office:value="54.095999999999997" table:style-name="ce10">
            <text:p>54.096</text:p>
          </table:table-cell>
          <table:table-cell office:value-type="float" office:value="54.536000000000001" table:style-name="ce10">
            <text:p>54.536</text:p>
          </table:table-cell>
          <table:table-cell office:value-type="float" office:value="52.707999999999998" table:style-name="ce10">
            <text:p>52.708</text:p>
          </table:table-cell>
          <table:table-cell office:value-type="float" office:value="51.435000000000002" table:style-name="ce10">
            <text:p>51.435</text:p>
          </table:table-cell>
          <table:table-cell office:value-type="float" office:value="51.015999999999998" table:style-name="ce10">
            <text:p>51.016</text:p>
          </table:table-cell>
          <table:table-cell table:number-columns-repeated="16364"/>
        </table:table-row>
        <table:table-row table:style-name="ro7">
          <table:table-cell office:value-type="string" table:style-name="ce4">
            <text:p>B47</text:p>
          </table:table-cell>
          <table:table-cell office:value-type="string" table:style-name="ce4">
            <text:p>I am proud when I tell others I am part of [my organisation]</text:p>
            <text:p>(% selecting 'Strongly agree' or 'Agree')</text:p>
          </table:table-cell>
          <table:table-cell office:value-type="string" table:style-name="ce4">
            <text:p>Employee engagement</text:p>
          </table:table-cell>
          <table:table-cell table:style-name="ce4"/>
          <table:table-cell office:value-type="float" office:value="55.542999999999999" table:style-name="ce10">
            <text:p>55.543</text:p>
          </table:table-cell>
          <table:table-cell office:value-type="float" office:value="54.856000000000002" table:style-name="ce10">
            <text:p>54.856</text:p>
          </table:table-cell>
          <table:table-cell office:value-type="float" office:value="52.201000000000001" table:style-name="ce10">
            <text:p>52.201</text:p>
          </table:table-cell>
          <table:table-cell office:value-type="float" office:value="53.433" table:style-name="ce10">
            <text:p>53.433</text:p>
          </table:table-cell>
          <table:table-cell office:value-type="float" office:value="55.953000000000003" table:style-name="ce10">
            <text:p>55.953</text:p>
          </table:table-cell>
          <table:table-cell office:value-type="float" office:value="58.869" table:style-name="ce10">
            <text:p>58.869</text:p>
          </table:table-cell>
          <table:table-cell office:value-type="float" office:value="57.286000000000001" table:style-name="ce10">
            <text:p>57.286</text:p>
          </table:table-cell>
          <table:table-cell office:value-type="float" office:value="58.863999999999997" table:style-name="ce10">
            <text:p>58.864</text:p>
          </table:table-cell>
          <table:table-cell office:value-type="float" office:value="61.722000000000001" table:style-name="ce10">
            <text:p>61.722</text:p>
          </table:table-cell>
          <table:table-cell office:value-type="float" office:value="65.239000000000004" table:style-name="ce10">
            <text:p>65.239</text:p>
          </table:table-cell>
          <table:table-cell office:value-type="float" office:value="66.527000000000001" table:style-name="ce10">
            <text:p>66.527</text:p>
          </table:table-cell>
          <table:table-cell office:value-type="float" office:value="70.192999999999998" table:style-name="ce10">
            <text:p>70.193</text:p>
          </table:table-cell>
          <table:table-cell office:value-type="float" office:value="70.488" table:style-name="ce10">
            <text:p>70.488</text:p>
          </table:table-cell>
          <table:table-cell office:value-type="float" office:value="66.762" table:style-name="ce10">
            <text:p>66.762</text:p>
          </table:table-cell>
          <table:table-cell office:value-type="float" office:value="65.216999999999999" table:style-name="ce10">
            <text:p>65.217</text:p>
          </table:table-cell>
          <table:table-cell office:value-type="float" office:value="65.882000000000005" table:style-name="ce10">
            <text:p>65.882</text:p>
          </table:table-cell>
          <table:table-cell table:number-columns-repeated="16364"/>
        </table:table-row>
        <table:table-row table:style-name="ro7">
          <table:table-cell office:value-type="string" table:style-name="ce4">
            <text:p>B48</text:p>
          </table:table-cell>
          <table:table-cell office:value-type="string" table:style-name="ce4">
            <text:p>I would recommend [my organisation] as a great place to work</text:p>
            <text:p>(% selecting 'Strongly agree' or 'Agree')</text:p>
          </table:table-cell>
          <table:table-cell office:value-type="string" table:style-name="ce4">
            <text:p>Employee engagement</text:p>
          </table:table-cell>
          <table:table-cell table:style-name="ce4"/>
          <table:table-cell office:value-type="float" office:value="47.957000000000001" table:style-name="ce10">
            <text:p>47.957</text:p>
          </table:table-cell>
          <table:table-cell office:value-type="float" office:value="41.555" table:style-name="ce10">
            <text:p>41.555</text:p>
          </table:table-cell>
          <table:table-cell office:value-type="float" office:value="42.741" table:style-name="ce10">
            <text:p>42.741</text:p>
          </table:table-cell>
          <table:table-cell office:value-type="float" office:value="46.482999999999997" table:style-name="ce10">
            <text:p>46.483</text:p>
          </table:table-cell>
          <table:table-cell office:value-type="float" office:value="44.828000000000003" table:style-name="ce10">
            <text:p>44.828</text:p>
          </table:table-cell>
          <table:table-cell office:value-type="float" office:value="48.902000000000001" table:style-name="ce10">
            <text:p>48.902</text:p>
          </table:table-cell>
          <table:table-cell office:value-type="float" office:value="47.15" table:style-name="ce10">
            <text:p>47.15</text:p>
          </table:table-cell>
          <table:table-cell office:value-type="float" office:value="51.064" table:style-name="ce10">
            <text:p>51.064</text:p>
          </table:table-cell>
          <table:table-cell office:value-type="float" office:value="55.018000000000001" table:style-name="ce10">
            <text:p>55.018</text:p>
          </table:table-cell>
          <table:table-cell office:value-type="float" office:value="57.902999999999999" table:style-name="ce10">
            <text:p>57.903</text:p>
          </table:table-cell>
          <table:table-cell office:value-type="float" office:value="61.112000000000002" table:style-name="ce10">
            <text:p>61.112</text:p>
          </table:table-cell>
          <table:table-cell office:value-type="float" office:value="65.891000000000005" table:style-name="ce10">
            <text:p>65.891</text:p>
          </table:table-cell>
          <table:table-cell office:value-type="float" office:value="63.59" table:style-name="ce10">
            <text:p>63.59</text:p>
          </table:table-cell>
          <table:table-cell office:value-type="float" office:value="61.012999999999998" table:style-name="ce10">
            <text:p>61.013</text:p>
          </table:table-cell>
          <table:table-cell office:value-type="float" office:value="61.463999999999999" table:style-name="ce10">
            <text:p>61.464</text:p>
          </table:table-cell>
          <table:table-cell office:value-type="float" office:value="63.26" table:style-name="ce10">
            <text:p>63.26</text:p>
          </table:table-cell>
          <table:table-cell table:number-columns-repeated="16364"/>
        </table:table-row>
        <table:table-row table:style-name="ro7">
          <table:table-cell office:value-type="string" table:style-name="ce4">
            <text:p>B49</text:p>
          </table:table-cell>
          <table:table-cell office:value-type="string" table:style-name="ce4">
            <text:p>I feel a strong personal attachment to [my organisation]</text:p>
            <text:p>(% selecting 'Strongly agree' or 'Agree')</text:p>
          </table:table-cell>
          <table:table-cell office:value-type="string" table:style-name="ce4">
            <text:p>Employee engagement</text:p>
          </table:table-cell>
          <table:table-cell table:style-name="ce4"/>
          <table:table-cell office:value-type="float" office:value="45.058999999999997" table:style-name="ce10">
            <text:p>45.059</text:p>
          </table:table-cell>
          <table:table-cell office:value-type="float" office:value="46.154000000000003" table:style-name="ce10">
            <text:p>46.154</text:p>
          </table:table-cell>
          <table:table-cell office:value-type="float" office:value="45.521999999999998" table:style-name="ce10">
            <text:p>45.522</text:p>
          </table:table-cell>
          <table:table-cell office:value-type="float" office:value="44.387999999999998" table:style-name="ce10">
            <text:p>44.388</text:p>
          </table:table-cell>
          <table:table-cell office:value-type="float" office:value="45.746000000000002" table:style-name="ce10">
            <text:p>45.746</text:p>
          </table:table-cell>
          <table:table-cell office:value-type="float" office:value="47.813000000000002" table:style-name="ce10">
            <text:p>47.813</text:p>
          </table:table-cell>
          <table:table-cell office:value-type="float" office:value="46.854999999999997" table:style-name="ce10">
            <text:p>46.855</text:p>
          </table:table-cell>
          <table:table-cell office:value-type="float" office:value="47.896000000000001" table:style-name="ce10">
            <text:p>47.896</text:p>
          </table:table-cell>
          <table:table-cell office:value-type="float" office:value="48.938000000000002" table:style-name="ce10">
            <text:p>48.938</text:p>
          </table:table-cell>
          <table:table-cell office:value-type="float" office:value="51.707000000000001" table:style-name="ce10">
            <text:p>51.707</text:p>
          </table:table-cell>
          <table:table-cell office:value-type="float" office:value="52.350999999999999" table:style-name="ce10">
            <text:p>52.351</text:p>
          </table:table-cell>
          <table:table-cell office:value-type="float" office:value="56.033000000000001" table:style-name="ce10">
            <text:p>56.033</text:p>
          </table:table-cell>
          <table:table-cell office:value-type="float" office:value="53.704000000000001" table:style-name="ce10">
            <text:p>53.704</text:p>
          </table:table-cell>
          <table:table-cell office:value-type="float" office:value="51.325000000000003" table:style-name="ce10">
            <text:p>51.325</text:p>
          </table:table-cell>
          <table:table-cell office:value-type="float" office:value="50" table:style-name="ce10">
            <text:p>50</text:p>
          </table:table-cell>
          <table:table-cell office:value-type="float" office:value="50.835999999999999" table:style-name="ce10">
            <text:p>50.836</text:p>
          </table:table-cell>
          <table:table-cell table:number-columns-repeated="16364"/>
        </table:table-row>
        <table:table-row table:style-name="ro7">
          <table:table-cell office:value-type="string" table:style-name="ce4">
            <text:p>B50</text:p>
          </table:table-cell>
          <table:table-cell office:value-type="string" table:style-name="ce4">
            <text:p>[My organisation] inspires me to do the best in my job</text:p>
            <text:p>(% selecting 'Strongly agree' or 'Agree')</text:p>
          </table:table-cell>
          <table:table-cell office:value-type="string" table:style-name="ce4">
            <text:p>Employee engagement</text:p>
          </table:table-cell>
          <table:table-cell table:style-name="ce4"/>
          <table:table-cell office:value-type="float" office:value="39.829000000000001" table:style-name="ce10">
            <text:p>39.829</text:p>
          </table:table-cell>
          <table:table-cell office:value-type="float" office:value="39.073" table:style-name="ce10">
            <text:p>39.073</text:p>
          </table:table-cell>
          <table:table-cell office:value-type="float" office:value="38.261000000000003" table:style-name="ce10">
            <text:p>38.261</text:p>
          </table:table-cell>
          <table:table-cell office:value-type="float" office:value="41.008000000000003" table:style-name="ce10">
            <text:p>41.008</text:p>
          </table:table-cell>
          <table:table-cell office:value-type="float" office:value="43.161000000000001" table:style-name="ce10">
            <text:p>43.161</text:p>
          </table:table-cell>
          <table:table-cell office:value-type="float" office:value="45.122" table:style-name="ce10">
            <text:p>45.122</text:p>
          </table:table-cell>
          <table:table-cell office:value-type="float" office:value="44.343000000000004" table:style-name="ce10">
            <text:p>44.343</text:p>
          </table:table-cell>
          <table:table-cell office:value-type="float" office:value="45.920999999999999" table:style-name="ce10">
            <text:p>45.921</text:p>
          </table:table-cell>
          <table:table-cell office:value-type="float" office:value="47.698999999999998" table:style-name="ce10">
            <text:p>47.699</text:p>
          </table:table-cell>
          <table:table-cell office:value-type="float" office:value="49.866999999999997" table:style-name="ce10">
            <text:p>49.867</text:p>
          </table:table-cell>
          <table:table-cell office:value-type="float" office:value="52.064999999999998" table:style-name="ce10">
            <text:p>52.065</text:p>
          </table:table-cell>
          <table:table-cell office:value-type="float" office:value="57.639000000000003" table:style-name="ce10">
            <text:p>57.639</text:p>
          </table:table-cell>
          <table:table-cell office:value-type="float" office:value="57.636000000000003" table:style-name="ce10">
            <text:p>57.636</text:p>
          </table:table-cell>
          <table:table-cell office:value-type="float" office:value="55.512999999999998" table:style-name="ce10">
            <text:p>55.513</text:p>
          </table:table-cell>
          <table:table-cell office:value-type="float" office:value="53.902999999999999" table:style-name="ce10">
            <text:p>53.903</text:p>
          </table:table-cell>
          <table:table-cell office:value-type="float" office:value="55.009" table:style-name="ce10">
            <text:p>55.009</text:p>
          </table:table-cell>
          <table:table-cell table:number-columns-repeated="16364"/>
        </table:table-row>
        <table:table-row table:style-name="ro7">
          <table:table-cell office:value-type="string" table:style-name="ce4">
            <text:p>B51</text:p>
          </table:table-cell>
          <table:table-cell office:value-type="string" table:style-name="ce4">
            <text:p>[My organisation] motivates me to help it achieve its objectives</text:p>
            <text:p>(% selecting 'Strongly agree' or 'Agree')</text:p>
          </table:table-cell>
          <table:table-cell office:value-type="string" table:style-name="ce4">
            <text:p>Employee engagement</text:p>
          </table:table-cell>
          <table:table-cell table:style-name="ce4"/>
          <table:table-cell office:value-type="float" office:value="37.871000000000002" table:style-name="ce10">
            <text:p>37.871</text:p>
          </table:table-cell>
          <table:table-cell office:value-type="float" office:value="35.743000000000002" table:style-name="ce10">
            <text:p>35.743</text:p>
          </table:table-cell>
          <table:table-cell office:value-type="float" office:value="35.293999999999997" table:style-name="ce10">
            <text:p>35.294</text:p>
          </table:table-cell>
          <table:table-cell office:value-type="float" office:value="38.337000000000003" table:style-name="ce10">
            <text:p>38.337</text:p>
          </table:table-cell>
          <table:table-cell office:value-type="float" office:value="39.828000000000003" table:style-name="ce10">
            <text:p>39.828</text:p>
          </table:table-cell>
          <table:table-cell office:value-type="float" office:value="43.286000000000001" table:style-name="ce10">
            <text:p>43.286</text:p>
          </table:table-cell>
          <table:table-cell office:value-type="float" office:value="41.701000000000001" table:style-name="ce10">
            <text:p>41.701</text:p>
          </table:table-cell>
          <table:table-cell office:value-type="float" office:value="43.540999999999997" table:style-name="ce10">
            <text:p>43.541</text:p>
          </table:table-cell>
          <table:table-cell office:value-type="float" office:value="45.926000000000002" table:style-name="ce10">
            <text:p>45.926</text:p>
          </table:table-cell>
          <table:table-cell office:value-type="float" office:value="47.554000000000002" table:style-name="ce10">
            <text:p>47.554</text:p>
          </table:table-cell>
          <table:table-cell office:value-type="float" office:value="50.064999999999998" table:style-name="ce10">
            <text:p>50.065</text:p>
          </table:table-cell>
          <table:table-cell office:value-type="float" office:value="56.360999999999997" table:style-name="ce10">
            <text:p>56.361</text:p>
          </table:table-cell>
          <table:table-cell office:value-type="float" office:value="55.408999999999999" table:style-name="ce10">
            <text:p>55.409</text:p>
          </table:table-cell>
          <table:table-cell office:value-type="float" office:value="52.439" table:style-name="ce10">
            <text:p>52.439</text:p>
          </table:table-cell>
          <table:table-cell office:value-type="float" office:value="51.667999999999999" table:style-name="ce10">
            <text:p>51.668</text:p>
          </table:table-cell>
          <table:table-cell office:value-type="float" office:value="52.820999999999998" table:style-name="ce10">
            <text:p>52.821</text:p>
          </table:table-cell>
          <table:table-cell table:number-columns-repeated="16364"/>
        </table:table-row>
        <table:table-row table:style-name="ro9">
          <table:table-cell office:value-type="string" table:style-name="ce4">
            <text:p>B52</text:p>
          </table:table-cell>
          <table:table-cell office:value-type="string" table:style-name="ce4">
            <text:p>I believe that senior managers in [my organisation] will take action on the results from this survey</text:p>
            <text:p>(% selecting 'Strongly agree' or 'Agree')</text:p>
          </table:table-cell>
          <table:table-cell office:value-type="string" table:style-name="ce4">
            <text:p>Taking action</text:p>
          </table:table-cell>
          <table:table-cell table:style-name="ce4"/>
          <table:table-cell office:value-type="float" office:value="36.484000000000002" table:style-name="ce10">
            <text:p>36.484</text:p>
          </table:table-cell>
          <table:table-cell office:value-type="float" office:value="37.652000000000001" table:style-name="ce10">
            <text:p>37.652</text:p>
          </table:table-cell>
          <table:table-cell office:value-type="float" office:value="38.826999999999998" table:style-name="ce10">
            <text:p>38.827</text:p>
          </table:table-cell>
          <table:table-cell office:value-type="float" office:value="43.057000000000002" table:style-name="ce10">
            <text:p>43.057</text:p>
          </table:table-cell>
          <table:table-cell office:value-type="float" office:value="42.98" table:style-name="ce10">
            <text:p>42.98</text:p>
          </table:table-cell>
          <table:table-cell office:value-type="float" office:value="45.215000000000003" table:style-name="ce10">
            <text:p>45.215</text:p>
          </table:table-cell>
          <table:table-cell office:value-type="float" office:value="43.337000000000003" table:style-name="ce10">
            <text:p>43.337</text:p>
          </table:table-cell>
          <table:table-cell office:value-type="float" office:value="46.128" table:style-name="ce10">
            <text:p>46.128</text:p>
          </table:table-cell>
          <table:table-cell office:value-type="float" office:value="50.116" table:style-name="ce10">
            <text:p>50.116</text:p>
          </table:table-cell>
          <table:table-cell office:value-type="float" office:value="49.206000000000003" table:style-name="ce10">
            <text:p>49.206</text:p>
          </table:table-cell>
          <table:table-cell office:value-type="float" office:value="50.98" table:style-name="ce10">
            <text:p>50.98</text:p>
          </table:table-cell>
          <table:table-cell office:value-type="float" office:value="57.213000000000001" table:style-name="ce10">
            <text:p>57.213</text:p>
          </table:table-cell>
          <table:table-cell office:value-type="float" office:value="54.167000000000002" table:style-name="ce10">
            <text:p>54.167</text:p>
          </table:table-cell>
          <table:table-cell office:value-type="float" office:value="50.677999999999997" table:style-name="ce10">
            <text:p>50.678</text:p>
          </table:table-cell>
          <table:table-cell office:value-type="float" office:value="51.194000000000003" table:style-name="ce10">
            <text:p>51.194</text:p>
          </table:table-cell>
          <table:table-cell office:value-type="float" office:value="51.802999999999997" table:style-name="ce10">
            <text:p>51.803</text:p>
          </table:table-cell>
          <table:table-cell table:number-columns-repeated="16364"/>
        </table:table-row>
        <table:table-row table:style-name="ro9">
          <table:table-cell office:value-type="string" table:style-name="ce4">
            <text:p>B53</text:p>
          </table:table-cell>
          <table:table-cell office:value-type="string" table:style-name="ce4">
            <text:p>Where I work, I think effective action has been taken on the results of the last survey</text:p>
            <text:p>(% selecting 'Strongly agree' or 'Agree')</text:p>
          </table:table-cell>
          <table:table-cell office:value-type="string" table:style-name="ce4">
            <text:p>Taking action</text:p>
          </table:table-cell>
          <table:table-cell table:style-name="ce4"/>
          <table:table-cell office:value-type="string" table:style-name="ce10">
            <text:p>[z]</text:p>
          </table:table-cell>
          <table:table-cell office:value-type="string" table:style-name="ce10">
            <text:p>[z]</text:p>
          </table:table-cell>
          <table:table-cell office:value-type="float" office:value="29.199000000000002" table:style-name="ce10">
            <text:p>29.199</text:p>
          </table:table-cell>
          <table:table-cell office:value-type="float" office:value="31.52" table:style-name="ce10">
            <text:p>31.52</text:p>
          </table:table-cell>
          <table:table-cell office:value-type="float" office:value="33.091000000000001" table:style-name="ce10">
            <text:p>33.091</text:p>
          </table:table-cell>
          <table:table-cell office:value-type="float" office:value="35.052" table:style-name="ce10">
            <text:p>35.052</text:p>
          </table:table-cell>
          <table:table-cell office:value-type="float" office:value="33.481000000000002" table:style-name="ce10">
            <text:p>33.481</text:p>
          </table:table-cell>
          <table:table-cell office:value-type="float" office:value="34.895000000000003" table:style-name="ce10">
            <text:p>34.895</text:p>
          </table:table-cell>
          <table:table-cell office:value-type="float" office:value="36.222000000000001" table:style-name="ce10">
            <text:p>36.222</text:p>
          </table:table-cell>
          <table:table-cell office:value-type="float" office:value="35.914000000000001" table:style-name="ce10">
            <text:p>35.914</text:p>
          </table:table-cell>
          <table:table-cell office:value-type="float" office:value="38.009" table:style-name="ce10">
            <text:p>38.009</text:p>
          </table:table-cell>
          <table:table-cell office:value-type="float" office:value="39.369" table:style-name="ce10">
            <text:p>39.369</text:p>
          </table:table-cell>
          <table:table-cell office:value-type="float" office:value="37.597000000000001" table:style-name="ce10">
            <text:p>37.597</text:p>
          </table:table-cell>
          <table:table-cell office:value-type="float" office:value="34.929000000000002" table:style-name="ce10">
            <text:p>34.929</text:p>
          </table:table-cell>
          <table:table-cell office:value-type="float" office:value="38.101999999999997" table:style-name="ce10">
            <text:p>38.102</text:p>
          </table:table-cell>
          <table:table-cell office:value-type="float" office:value="37.630000000000003" table:style-name="ce10">
            <text:p>37.63</text:p>
          </table:table-cell>
          <table:table-cell table:number-columns-repeated="16364"/>
        </table:table-row>
        <table:table-row table:style-name="ro7">
          <table:table-cell office:value-type="string" table:style-name="ce4">
            <text:p>B54</text:p>
          </table:table-cell>
          <table:table-cell office:value-type="string" table:style-name="ce4">
            <text:p>I am trusted to carry out my job effectively</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6.162999999999997" table:style-name="ce10">
            <text:p>86.163</text:p>
          </table:table-cell>
          <table:table-cell office:value-type="float" office:value="88.025999999999996" table:style-name="ce10">
            <text:p>88.026</text:p>
          </table:table-cell>
          <table:table-cell office:value-type="float" office:value="88.572999999999993" table:style-name="ce10">
            <text:p>88.573</text:p>
          </table:table-cell>
          <table:table-cell office:value-type="float" office:value="87.762" table:style-name="ce10">
            <text:p>87.762</text:p>
          </table:table-cell>
          <table:table-cell office:value-type="float" office:value="87.989000000000004" table:style-name="ce10">
            <text:p>87.989</text:p>
          </table:table-cell>
          <table:table-cell office:value-type="float" office:value="88.513000000000005" table:style-name="ce10">
            <text:p>88.513</text:p>
          </table:table-cell>
          <table:table-cell office:value-type="float" office:value="89.293000000000006" table:style-name="ce10">
            <text:p>89.293</text:p>
          </table:table-cell>
          <table:table-cell office:value-type="float" office:value="89.3" table:style-name="ce10">
            <text:p>89.3</text:p>
          </table:table-cell>
          <table:table-cell office:value-type="float" office:value="90.805999999999997" table:style-name="ce10">
            <text:p>90.806</text:p>
          </table:table-cell>
          <table:table-cell office:value-type="float" office:value="91.736000000000004" table:style-name="ce10">
            <text:p>91.736</text:p>
          </table:table-cell>
          <table:table-cell office:value-type="float" office:value="90.575000000000003" table:style-name="ce10">
            <text:p>90.575</text:p>
          </table:table-cell>
          <table:table-cell office:value-type="float" office:value="90.36" table:style-name="ce10">
            <text:p>90.36</text:p>
          </table:table-cell>
          <table:table-cell office:value-type="float" office:value="89.847999999999999" table:style-name="ce10">
            <text:p>89.848</text:p>
          </table:table-cell>
          <table:table-cell table:number-columns-repeated="16364"/>
        </table:table-row>
        <table:table-row table:style-name="ro7">
          <table:table-cell office:value-type="string" table:style-name="ce4">
            <text:p>B55</text:p>
          </table:table-cell>
          <table:table-cell office:value-type="string" table:style-name="ce4">
            <text:p>I believe I would be supported if I try a new idea, even if it may not work</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3.253" table:style-name="ce10">
            <text:p>63.253</text:p>
          </table:table-cell>
          <table:table-cell office:value-type="float" office:value="67.436000000000007" table:style-name="ce10">
            <text:p>67.436</text:p>
          </table:table-cell>
          <table:table-cell office:value-type="float" office:value="68.316999999999993" table:style-name="ce10">
            <text:p>68.317</text:p>
          </table:table-cell>
          <table:table-cell office:value-type="float" office:value="67.658000000000001" table:style-name="ce10">
            <text:p>67.658</text:p>
          </table:table-cell>
          <table:table-cell office:value-type="float" office:value="68.807000000000002" table:style-name="ce10">
            <text:p>68.807</text:p>
          </table:table-cell>
          <table:table-cell office:value-type="float" office:value="70.718999999999994" table:style-name="ce10">
            <text:p>70.719</text:p>
          </table:table-cell>
          <table:table-cell office:value-type="float" office:value="71.787000000000006" table:style-name="ce10">
            <text:p>71.787</text:p>
          </table:table-cell>
          <table:table-cell office:value-type="float" office:value="72.722999999999999" table:style-name="ce10">
            <text:p>72.723</text:p>
          </table:table-cell>
          <table:table-cell office:value-type="float" office:value="72.085999999999999" table:style-name="ce10">
            <text:p>72.086</text:p>
          </table:table-cell>
          <table:table-cell office:value-type="float" office:value="74.808999999999997" table:style-name="ce10">
            <text:p>74.809</text:p>
          </table:table-cell>
          <table:table-cell office:value-type="float" office:value="74.844999999999999" table:style-name="ce10">
            <text:p>74.845</text:p>
          </table:table-cell>
          <table:table-cell office:value-type="float" office:value="74.856999999999999" table:style-name="ce10">
            <text:p>74.857</text:p>
          </table:table-cell>
          <table:table-cell office:value-type="float" office:value="74.971999999999994" table:style-name="ce10">
            <text:p>74.972</text:p>
          </table:table-cell>
          <table:table-cell table:number-columns-repeated="16364"/>
        </table:table-row>
        <table:table-row table:style-name="ro10">
          <table:table-cell office:value-type="string" table:style-name="ce4">
            <text:p>B56</text:p>
          </table:table-cell>
          <table:table-cell office:value-type="string" table:style-name="ce4">
            <text:p>In [my organisation], people are encouraged to speak up when they identify a serious policy or delivery risk</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6.340999999999994" table:style-name="ce10">
            <text:p>66.341</text:p>
          </table:table-cell>
          <table:table-cell office:value-type="float" office:value="67.605999999999995" table:style-name="ce10">
            <text:p>67.606</text:p>
          </table:table-cell>
          <table:table-cell office:value-type="float" office:value="70.049000000000007" table:style-name="ce10">
            <text:p>70.049</text:p>
          </table:table-cell>
          <table:table-cell office:value-type="float" office:value="72.477000000000004" table:style-name="ce10">
            <text:p>72.477</text:p>
          </table:table-cell>
          <table:table-cell office:value-type="float" office:value="74.846000000000004" table:style-name="ce10">
            <text:p>74.846</text:p>
          </table:table-cell>
          <table:table-cell office:value-type="float" office:value="74.036000000000001" table:style-name="ce10">
            <text:p>74.036</text:p>
          </table:table-cell>
          <table:table-cell office:value-type="float" office:value="73.114999999999995" table:style-name="ce10">
            <text:p>73.115</text:p>
          </table:table-cell>
          <table:table-cell office:value-type="float" office:value="73.897000000000006" table:style-name="ce10">
            <text:p>73.897</text:p>
          </table:table-cell>
          <table:table-cell table:number-columns-repeated="16364"/>
        </table:table-row>
        <table:table-row table:style-name="ro7">
          <table:table-cell office:value-type="string" table:style-name="ce4">
            <text:p>B57</text:p>
          </table:table-cell>
          <table:table-cell office:value-type="string" table:style-name="ce4">
            <text:p>I feel able to challenge inappropriate behaviour in the workplace</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3.442999999999998" table:style-name="ce10">
            <text:p>63.443</text:p>
          </table:table-cell>
          <table:table-cell office:value-type="float" office:value="65.480999999999995" table:style-name="ce10">
            <text:p>65.481</text:p>
          </table:table-cell>
          <table:table-cell office:value-type="float" office:value="66.707999999999998" table:style-name="ce10">
            <text:p>66.708</text:p>
          </table:table-cell>
          <table:table-cell office:value-type="float" office:value="68.727999999999994" table:style-name="ce10">
            <text:p>68.728</text:p>
          </table:table-cell>
          <table:table-cell office:value-type="float" office:value="70" table:style-name="ce10">
            <text:p>70</text:p>
          </table:table-cell>
          <table:table-cell office:value-type="float" office:value="71.225999999999999" table:style-name="ce10">
            <text:p>71.226</text:p>
          </table:table-cell>
          <table:table-cell office:value-type="float" office:value="70.918999999999997" table:style-name="ce10">
            <text:p>70.919</text:p>
          </table:table-cell>
          <table:table-cell office:value-type="float" office:value="71.245000000000005" table:style-name="ce10">
            <text:p>71.245</text:p>
          </table:table-cell>
          <table:table-cell table:number-columns-repeated="16364"/>
        </table:table-row>
        <table:table-row table:style-name="ro9">
          <table:table-cell office:value-type="string" table:style-name="ce4">
            <text:p>B58</text:p>
          </table:table-cell>
          <table:table-cell office:value-type="string" table:style-name="ce4">
            <text:p>[My organisation] is committed to creating a diverse and inclusive workplace</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3.64" table:style-name="ce10">
            <text:p>73.64</text:p>
          </table:table-cell>
          <table:table-cell office:value-type="float" office:value="74.721999999999994" table:style-name="ce10">
            <text:p>74.722</text:p>
          </table:table-cell>
          <table:table-cell office:value-type="float" office:value="76.183999999999997" table:style-name="ce10">
            <text:p>76.184</text:p>
          </table:table-cell>
          <table:table-cell office:value-type="float" office:value="80.218000000000004" table:style-name="ce10">
            <text:p>80.218</text:p>
          </table:table-cell>
          <table:table-cell office:value-type="float" office:value="79.753" table:style-name="ce10">
            <text:p>79.753</text:p>
          </table:table-cell>
          <table:table-cell office:value-type="float" office:value="78.031000000000006" table:style-name="ce10">
            <text:p>78.031</text:p>
          </table:table-cell>
          <table:table-cell office:value-type="float" office:value="77.72" table:style-name="ce10">
            <text:p>77.72</text:p>
          </table:table-cell>
          <table:table-cell office:value-type="float" office:value="77.588999999999999" table:style-name="ce10">
            <text:p>77.589</text:p>
          </table:table-cell>
          <table:table-cell table:number-columns-repeated="16364"/>
        </table:table-row>
        <table:table-row table:style-name="ro7">
          <table:table-cell office:value-type="string" table:style-name="ce4">
            <text:p>B59</text:p>
          </table:table-cell>
          <table:table-cell office:value-type="string" table:style-name="ce4">
            <text:p>I am aware of the Civil Service vision for 'A Modern Civil Service'</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2.747" table:style-name="ce10">
            <text:p>42.747</text:p>
          </table:table-cell>
          <table:table-cell office:value-type="float" office:value="50.692" table:style-name="ce10">
            <text:p>50.692</text:p>
          </table:table-cell>
          <table:table-cell office:value-type="float" office:value="57.654000000000003" table:style-name="ce10">
            <text:p>57.654</text:p>
          </table:table-cell>
          <table:table-cell office:value-type="float" office:value="60.265999999999998" table:style-name="ce10">
            <text:p>60.266</text:p>
          </table:table-cell>
          <table:table-cell office:value-type="float" office:value="56.94" table:style-name="ce10">
            <text:p>56.94</text:p>
          </table:table-cell>
          <table:table-cell office:value-type="float" office:value="59.548000000000002" table:style-name="ce10">
            <text:p>59.548</text:p>
          </table:table-cell>
          <table:table-cell office:value-type="float" office:value="60.048999999999999" table:style-name="ce10">
            <text:p>60.049</text:p>
          </table:table-cell>
          <table:table-cell office:value-type="float" office:value="59.735999999999997" table:style-name="ce10">
            <text:p>59.736</text:p>
          </table:table-cell>
          <table:table-cell table:number-columns-repeated="16364"/>
        </table:table-row>
        <table:table-row table:style-name="ro7">
          <table:table-cell office:value-type="string" table:style-name="ce4">
            <text:p>B59A</text:p>
          </table:table-cell>
          <table:table-cell office:value-type="string" table:style-name="ce4">
            <text:p>I understand how I can help achieve the vision for 'A Modern Civil Service'</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9.317999999999998" table:style-name="ce10">
            <text:p>39.318</text:p>
          </table:table-cell>
          <table:table-cell office:value-type="float" office:value="40.792999999999999" table:style-name="ce10">
            <text:p>40.793</text:p>
          </table:table-cell>
          <table:table-cell office:value-type="float" office:value="42.280999999999999" table:style-name="ce10">
            <text:p>42.281</text:p>
          </table:table-cell>
          <table:table-cell office:value-type="float" office:value="43.06" table:style-name="ce10">
            <text:p>43.06</text:p>
          </table:table-cell>
          <table:table-cell table:number-columns-repeated="16364"/>
        </table:table-row>
        <table:table-row table:style-name="ro11">
          <table:table-cell office:value-type="string" table:style-name="ce4">
            <text:p>B59B</text:p>
          </table:table-cell>
          <table:table-cell office:value-type="string" table:style-name="ce4">
            <text:p>The technology provided by [my organisation] enables me to easily connect and collaborate with the colleagues that I need to for me to do my job effectively, from any location</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0.557000000000002" table:style-name="ce10">
            <text:p>80.557</text:p>
          </table:table-cell>
          <table:table-cell office:value-type="float" office:value="79.703000000000003" table:style-name="ce10">
            <text:p>79.703</text:p>
          </table:table-cell>
          <table:table-cell office:value-type="float" office:value="80.094999999999999" table:style-name="ce10">
            <text:p>80.095</text:p>
          </table:table-cell>
          <table:table-cell office:value-type="float" office:value="79.186999999999998" table:style-name="ce10">
            <text:p>79.187</text:p>
          </table:table-cell>
          <table:table-cell table:number-columns-repeated="16364"/>
        </table:table-row>
        <table:table-row table:style-name="ro10">
          <table:table-cell office:value-type="string" table:style-name="ce4">
            <text:p>B59C</text:p>
          </table:table-cell>
          <table:table-cell office:value-type="string" table:style-name="ce4">
            <text:p>How often do you collaborate with civil servants in other Government departments and agencies to achieve common goals?</text:p>
            <text:p>(% selecting 'Often or always' or 'Some of the tim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3.877000000000002" table:style-name="ce10">
            <text:p>33.877</text:p>
          </table:table-cell>
          <table:table-cell office:value-type="float" office:value="34.573" table:style-name="ce10">
            <text:p>34.573</text:p>
          </table:table-cell>
          <table:table-cell office:value-type="float" office:value="35.549999999999997" table:style-name="ce10">
            <text:p>35.55</text:p>
          </table:table-cell>
          <table:table-cell office:value-type="float" office:value="37.264000000000003" table:style-name="ce10">
            <text:p>37.264</text:p>
          </table:table-cell>
          <table:table-cell office:value-type="float" office:value="39.073999999999998" table:style-name="ce10">
            <text:p>39.074</text:p>
          </table:table-cell>
          <table:table-cell table:number-columns-repeated="16364"/>
        </table:table-row>
        <table:table-row table:style-name="ro9">
          <table:table-cell office:value-type="string" table:style-name="ce4">
            <text:p>B59D</text:p>
          </table:table-cell>
          <table:table-cell office:value-type="string" table:style-name="ce4">
            <text:p>I consider how my work impacts upon the public in the course of carrying out my duties</text:p>
            <text:p>(% selecting 'Often or always' or 'Some of the tim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5.552999999999997" table:style-name="ce10">
            <text:p>85.553</text:p>
          </table:table-cell>
          <table:table-cell office:value-type="float" office:value="86.557000000000002" table:style-name="ce10">
            <text:p>86.557</text:p>
          </table:table-cell>
          <table:table-cell office:value-type="float" office:value="85.558999999999997" table:style-name="ce10">
            <text:p>85.559</text:p>
          </table:table-cell>
          <table:table-cell office:value-type="float" office:value="85.667000000000002" table:style-name="ce10">
            <text:p>85.667</text:p>
          </table:table-cell>
          <table:table-cell table:number-columns-repeated="16364"/>
        </table:table-row>
        <table:table-row table:style-name="ro9">
          <table:table-cell office:value-type="string" table:style-name="ce4">
            <text:p>B59E</text:p>
          </table:table-cell>
          <table:table-cell office:value-type="string" table:style-name="ce4">
            <text:p>I have a choice in deciding where I do my work (usual workplace or base, another workplace, home)</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2.036000000000001" table:style-name="ce10">
            <text:p>72.036</text:p>
          </table:table-cell>
          <table:table-cell office:value-type="float" office:value="81.644000000000005" table:style-name="ce10">
            <text:p>81.644</text:p>
          </table:table-cell>
          <table:table-cell office:value-type="float" office:value="79.010999999999996" table:style-name="ce10">
            <text:p>79.011</text:p>
          </table:table-cell>
          <table:table-cell office:value-type="float" office:value="83.23" table:style-name="ce10">
            <text:p>83.23</text:p>
          </table:table-cell>
          <table:table-cell office:value-type="float" office:value="73.349000000000004" table:style-name="ce10">
            <text:p>73.349</text:p>
          </table:table-cell>
          <table:table-cell table:number-columns-repeated="16364"/>
        </table:table-row>
        <table:table-row table:style-name="ro9">
          <table:table-cell office:value-type="string" table:style-name="ce4">
            <text:p>B59F</text:p>
          </table:table-cell>
          <table:table-cell office:value-type="string" table:style-name="ce4">
            <text:p>My manager trusts me to do my job effectively, even if I am not working from the same location as them</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93.194999999999993" table:style-name="ce10">
            <text:p>93.195</text:p>
          </table:table-cell>
          <table:table-cell office:value-type="float" office:value="94.748999999999995" table:style-name="ce10">
            <text:p>94.749</text:p>
          </table:table-cell>
          <table:table-cell office:value-type="float" office:value="94.751999999999995" table:style-name="ce10">
            <text:p>94.752</text:p>
          </table:table-cell>
          <table:table-cell office:value-type="float" office:value="94.769000000000005" table:style-name="ce10">
            <text:p>94.769</text:p>
          </table:table-cell>
          <table:table-cell office:value-type="float" office:value="94.117999999999995" table:style-name="ce10">
            <text:p>94.118</text:p>
          </table:table-cell>
          <table:table-cell table:number-columns-repeated="16364"/>
        </table:table-row>
        <table:table-row table:style-name="ro6">
          <table:table-cell office:value-type="string" table:style-name="ce4">
            <text:p>B59G</text:p>
          </table:table-cell>
          <table:table-cell office:value-type="string" table:style-name="ce4">
            <text:p>Over the last month, roughly how productive have you been?</text:p>
            <text:p>(% selecting '90 to 100% productiv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0.334000000000003" table:style-name="ce10">
            <text:p>70.334</text:p>
          </table:table-cell>
          <table:table-cell office:value-type="float" office:value="68.873999999999995" table:style-name="ce10">
            <text:p>68.874</text:p>
          </table:table-cell>
          <table:table-cell office:value-type="float" office:value="66.433999999999997" table:style-name="ce10">
            <text:p>66.434</text:p>
          </table:table-cell>
          <table:table-cell office:value-type="float" office:value="65.444999999999993" table:style-name="ce10">
            <text:p>65.445</text:p>
          </table:table-cell>
          <table:table-cell table:number-columns-repeated="16364"/>
        </table:table-row>
        <table:table-row table:style-name="ro7">
          <table:table-cell office:value-type="string" table:style-name="ce4">
            <text:p>B59H</text:p>
          </table:table-cell>
          <table:table-cell office:value-type="string" table:style-name="ce4">
            <text:p>Efficiency is pursued as a priority in [my organisation]</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6.741999999999997" table:style-name="ce10">
            <text:p>56.742</text:p>
          </table:table-cell>
          <table:table-cell office:value-type="float" office:value="54.784999999999997" table:style-name="ce10">
            <text:p>54.785</text:p>
          </table:table-cell>
          <table:table-cell office:value-type="float" office:value="52.323" table:style-name="ce10">
            <text:p>52.323</text:p>
          </table:table-cell>
          <table:table-cell table:number-columns-repeated="16364"/>
        </table:table-row>
        <table:table-row table:style-name="ro11">
          <table:table-cell office:value-type="string" table:style-name="ce4">
            <text:p>B60</text:p>
          </table:table-cell>
          <table:table-cell office:value-type="string" table:style-name="ce4">
            <text:p>I know about the devolution of powers from UK Government and Parliament to the Devolved Governments and Parliaments or legislatures in Scotland, Wales and Northern Ireland</text:p>
            <text:p>(% selecting 'Strongly agree' or 'Agree')</text:p>
          </table:table-cell>
          <table:table-cell office:value-type="string" table:style-name="ce4">
            <text:p>Devolution</text:p>
          </table:table-cell>
          <table:table-cell office:value-type="string" table:style-name="ce4">
            <text:p>[note 1]</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6.364999999999995" table:style-name="ce10">
            <text:p>66.365</text:p>
          </table:table-cell>
          <table:table-cell table:number-columns-repeated="16364"/>
        </table:table-row>
        <table:table-row table:style-name="ro9">
          <table:table-cell office:value-type="string" table:style-name="ce4">
            <text:p>B61</text:p>
          </table:table-cell>
          <table:table-cell office:value-type="string" table:style-name="ce4">
            <text:p>I know where to access resources and training on devolution and intergovernmental working</text:p>
            <text:p>(% selecting 'Strongly agree' or 'Agree')</text:p>
          </table:table-cell>
          <table:table-cell office:value-type="string" table:style-name="ce4">
            <text:p>Devolution</text:p>
          </table:table-cell>
          <table:table-cell office:value-type="string" table:style-name="ce4">
            <text:p>[note 1]</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5.417000000000002" table:style-name="ce10">
            <text:p>35.417</text:p>
          </table:table-cell>
          <table:table-cell table:number-columns-repeated="16364"/>
        </table:table-row>
        <table:table-row table:style-name="ro9">
          <table:table-cell office:value-type="string" table:style-name="ce4">
            <text:p>C01_1</text:p>
          </table:table-cell>
          <table:table-cell office:value-type="string" table:style-name="ce4">
            <text:p>Which of the following statements most reflects your current thoughts about working for [my organisation]?</text:p>
            <text:p>(% selecting 'I want to leave my organisation as soon as possible')</text:p>
          </table:table-cell>
          <table:table-cell office:value-type="string" table:style-name="ce4">
            <text:p>Future intentions</text:p>
          </table:table-cell>
          <table:table-cell table:style-name="ce4"/>
          <table:table-cell office:value-type="float" office:value="6.2839999999999998" table:style-name="ce10">
            <text:p>6.284</text:p>
          </table:table-cell>
          <table:table-cell office:value-type="float" office:value="7.7569999999999997" table:style-name="ce10">
            <text:p>7.757</text:p>
          </table:table-cell>
          <table:table-cell office:value-type="float" office:value="7.48" table:style-name="ce10">
            <text:p>7.48</text:p>
          </table:table-cell>
          <table:table-cell office:value-type="float" office:value="8.032" table:style-name="ce10">
            <text:p>8.032</text:p>
          </table:table-cell>
          <table:table-cell office:value-type="float" office:value="7.95" table:style-name="ce10">
            <text:p>7.95</text:p>
          </table:table-cell>
          <table:table-cell office:value-type="float" office:value="7.3719999999999999" table:style-name="ce10">
            <text:p>7.372</text:p>
          </table:table-cell>
          <table:table-cell office:value-type="float" office:value="8.6129999999999995" table:style-name="ce10">
            <text:p>8.613</text:p>
          </table:table-cell>
          <table:table-cell office:value-type="float" office:value="8.452" table:style-name="ce10">
            <text:p>8.452</text:p>
          </table:table-cell>
          <table:table-cell office:value-type="float" office:value="8.3309999999999995" table:style-name="ce10">
            <text:p>8.331</text:p>
          </table:table-cell>
          <table:table-cell office:value-type="float" office:value="7.6630000000000003" table:style-name="ce10">
            <text:p>7.663</text:p>
          </table:table-cell>
          <table:table-cell office:value-type="float" office:value="7.3390000000000004" table:style-name="ce10">
            <text:p>7.339</text:p>
          </table:table-cell>
          <table:table-cell office:value-type="float" office:value="5.6630000000000003" table:style-name="ce10">
            <text:p>5.663</text:p>
          </table:table-cell>
          <table:table-cell office:value-type="float" office:value="6.32" table:style-name="ce10">
            <text:p>6.32</text:p>
          </table:table-cell>
          <table:table-cell office:value-type="float" office:value="7.0449999999999999" table:style-name="ce10">
            <text:p>7.045</text:p>
          </table:table-cell>
          <table:table-cell office:value-type="float" office:value="7.2460000000000004" table:style-name="ce10">
            <text:p>7.246</text:p>
          </table:table-cell>
          <table:table-cell office:value-type="float" office:value="6.4219999999999997" table:style-name="ce10">
            <text:p>6.422</text:p>
          </table:table-cell>
          <table:table-cell table:number-columns-repeated="16364"/>
        </table:table-row>
        <table:table-row table:style-name="ro10">
          <table:table-cell office:value-type="string" table:style-name="ce4">
            <text:p>C01_2</text:p>
          </table:table-cell>
          <table:table-cell office:value-type="string" table:style-name="ce4">
            <text:p>Which of the following statements most reflects your current thoughts about working for [my organisation]?</text:p>
            <text:p>(% selecting 'I want to leave my organisation within the next 12 months')</text:p>
          </table:table-cell>
          <table:table-cell office:value-type="string" table:style-name="ce4">
            <text:p>Future intentions</text:p>
          </table:table-cell>
          <table:table-cell table:style-name="ce4"/>
          <table:table-cell office:value-type="float" office:value="11.268000000000001" table:style-name="ce10">
            <text:p>11.268</text:p>
          </table:table-cell>
          <table:table-cell office:value-type="float" office:value="10.976000000000001" table:style-name="ce10">
            <text:p>10.976</text:p>
          </table:table-cell>
          <table:table-cell office:value-type="float" office:value="11.089" table:style-name="ce10">
            <text:p>11.089</text:p>
          </table:table-cell>
          <table:table-cell office:value-type="float" office:value="12.366" table:style-name="ce10">
            <text:p>12.366</text:p>
          </table:table-cell>
          <table:table-cell office:value-type="float" office:value="13.048" table:style-name="ce10">
            <text:p>13.048</text:p>
          </table:table-cell>
          <table:table-cell office:value-type="float" office:value="13.744" table:style-name="ce10">
            <text:p>13.744</text:p>
          </table:table-cell>
          <table:table-cell office:value-type="float" office:value="15.486000000000001" table:style-name="ce10">
            <text:p>15.486</text:p>
          </table:table-cell>
          <table:table-cell office:value-type="float" office:value="14.99" table:style-name="ce10">
            <text:p>14.99</text:p>
          </table:table-cell>
          <table:table-cell office:value-type="float" office:value="14.576000000000001" table:style-name="ce10">
            <text:p>14.576</text:p>
          </table:table-cell>
          <table:table-cell office:value-type="float" office:value="14.579000000000001" table:style-name="ce10">
            <text:p>14.579</text:p>
          </table:table-cell>
          <table:table-cell office:value-type="float" office:value="14.654" table:style-name="ce10">
            <text:p>14.654</text:p>
          </table:table-cell>
          <table:table-cell office:value-type="float" office:value="12.007999999999999" table:style-name="ce10">
            <text:p>12.008</text:p>
          </table:table-cell>
          <table:table-cell office:value-type="float" office:value="13.503" table:style-name="ce10">
            <text:p>13.503</text:p>
          </table:table-cell>
          <table:table-cell office:value-type="float" office:value="14.537000000000001" table:style-name="ce10">
            <text:p>14.537</text:p>
          </table:table-cell>
          <table:table-cell office:value-type="float" office:value="14.75" table:style-name="ce10">
            <text:p>14.75</text:p>
          </table:table-cell>
          <table:table-cell office:value-type="float" office:value="13.589" table:style-name="ce10">
            <text:p>13.589</text:p>
          </table:table-cell>
          <table:table-cell table:number-columns-repeated="16364"/>
        </table:table-row>
        <table:table-row table:style-name="ro10">
          <table:table-cell office:value-type="string" table:style-name="ce4">
            <text:p>C01_3</text:p>
          </table:table-cell>
          <table:table-cell office:value-type="string" table:style-name="ce4">
            <text:p>Which of the following statements most reflects your current thoughts about working for [my organisation]?</text:p>
            <text:p>(% selecting 'I want to stay working for my organisation for at least the next year')</text:p>
          </table:table-cell>
          <table:table-cell office:value-type="string" table:style-name="ce4">
            <text:p>Future intentions</text:p>
          </table:table-cell>
          <table:table-cell table:style-name="ce4"/>
          <table:table-cell office:value-type="float" office:value="27.927" table:style-name="ce10">
            <text:p>27.927</text:p>
          </table:table-cell>
          <table:table-cell office:value-type="float" office:value="26.143999999999998" table:style-name="ce10">
            <text:p>26.144</text:p>
          </table:table-cell>
          <table:table-cell office:value-type="float" office:value="27.422999999999998" table:style-name="ce10">
            <text:p>27.423</text:p>
          </table:table-cell>
          <table:table-cell office:value-type="float" office:value="28.529" table:style-name="ce10">
            <text:p>28.529</text:p>
          </table:table-cell>
          <table:table-cell office:value-type="float" office:value="30.175000000000001" table:style-name="ce10">
            <text:p>30.175</text:p>
          </table:table-cell>
          <table:table-cell office:value-type="float" office:value="31.280999999999999" table:style-name="ce10">
            <text:p>31.281</text:p>
          </table:table-cell>
          <table:table-cell office:value-type="float" office:value="31.934000000000001" table:style-name="ce10">
            <text:p>31.934</text:p>
          </table:table-cell>
          <table:table-cell office:value-type="float" office:value="32.161000000000001" table:style-name="ce10">
            <text:p>32.161</text:p>
          </table:table-cell>
          <table:table-cell office:value-type="float" office:value="33.892000000000003" table:style-name="ce10">
            <text:p>33.892</text:p>
          </table:table-cell>
          <table:table-cell office:value-type="float" office:value="34.287999999999997" table:style-name="ce10">
            <text:p>34.288</text:p>
          </table:table-cell>
          <table:table-cell office:value-type="float" office:value="33.220999999999997" table:style-name="ce10">
            <text:p>33.221</text:p>
          </table:table-cell>
          <table:table-cell office:value-type="float" office:value="33.271999999999998" table:style-name="ce10">
            <text:p>33.272</text:p>
          </table:table-cell>
          <table:table-cell office:value-type="float" office:value="32.683" table:style-name="ce10">
            <text:p>32.683</text:p>
          </table:table-cell>
          <table:table-cell office:value-type="float" office:value="34.427" table:style-name="ce10">
            <text:p>34.427</text:p>
          </table:table-cell>
          <table:table-cell office:value-type="float" office:value="35.853999999999999" table:style-name="ce10">
            <text:p>35.854</text:p>
          </table:table-cell>
          <table:table-cell office:value-type="float" office:value="35.417000000000002" table:style-name="ce10">
            <text:p>35.417</text:p>
          </table:table-cell>
          <table:table-cell table:number-columns-repeated="16364"/>
        </table:table-row>
        <table:table-row table:style-name="ro10">
          <table:table-cell office:value-type="string" table:style-name="ce4">
            <text:p>C01_4</text:p>
          </table:table-cell>
          <table:table-cell office:value-type="string" table:style-name="ce4">
            <text:p>Which of the following statements most reflects your current thoughts about working for [my organisation]?</text:p>
            <text:p>(% selecting 'I want to stay working for my organisation for at least the next three years')</text:p>
          </table:table-cell>
          <table:table-cell office:value-type="string" table:style-name="ce4">
            <text:p>Future intentions</text:p>
          </table:table-cell>
          <table:table-cell table:style-name="ce4"/>
          <table:table-cell office:value-type="float" office:value="54.905000000000001" table:style-name="ce10">
            <text:p>54.905</text:p>
          </table:table-cell>
          <table:table-cell office:value-type="float" office:value="54.587000000000003" table:style-name="ce10">
            <text:p>54.587</text:p>
          </table:table-cell>
          <table:table-cell office:value-type="float" office:value="53.585999999999999" table:style-name="ce10">
            <text:p>53.586</text:p>
          </table:table-cell>
          <table:table-cell office:value-type="float" office:value="51.723999999999997" table:style-name="ce10">
            <text:p>51.724</text:p>
          </table:table-cell>
          <table:table-cell office:value-type="float" office:value="48.027999999999999" table:style-name="ce10">
            <text:p>48.028</text:p>
          </table:table-cell>
          <table:table-cell office:value-type="float" office:value="46.667000000000002" table:style-name="ce10">
            <text:p>46.667</text:p>
          </table:table-cell>
          <table:table-cell office:value-type="float" office:value="42.656999999999996" table:style-name="ce10">
            <text:p>42.657</text:p>
          </table:table-cell>
          <table:table-cell office:value-type="float" office:value="43.152999999999999" table:style-name="ce10">
            <text:p>43.153</text:p>
          </table:table-cell>
          <table:table-cell office:value-type="float" office:value="43.942" table:style-name="ce10">
            <text:p>43.942</text:p>
          </table:table-cell>
          <table:table-cell office:value-type="float" office:value="43.445999999999998" table:style-name="ce10">
            <text:p>43.446</text:p>
          </table:table-cell>
          <table:table-cell office:value-type="float" office:value="43.661000000000001" table:style-name="ce10">
            <text:p>43.661</text:p>
          </table:table-cell>
          <table:table-cell office:value-type="float" office:value="48.137999999999998" table:style-name="ce10">
            <text:p>48.138</text:p>
          </table:table-cell>
          <table:table-cell office:value-type="float" office:value="46.965000000000003" table:style-name="ce10">
            <text:p>46.965</text:p>
          </table:table-cell>
          <table:table-cell office:value-type="float" office:value="42.345999999999997" table:style-name="ce10">
            <text:p>42.346</text:p>
          </table:table-cell>
          <table:table-cell office:value-type="float" office:value="42.451000000000001" table:style-name="ce10">
            <text:p>42.451</text:p>
          </table:table-cell>
          <table:table-cell office:value-type="float" office:value="44.509" table:style-name="ce10">
            <text:p>44.509</text:p>
          </table:table-cell>
          <table:table-cell table:number-columns-repeated="16364"/>
        </table:table-row>
        <table:table-row table:style-name="ro10">
          <table:table-cell office:value-type="string" table:style-name="ce4">
            <text:p>C02_01</text:p>
          </table:table-cell>
          <table:table-cell office:value-type="string" table:style-name="ce4">
            <text:p>Why do you want to leave [my organisation] immediately or within the next 12 months?</text:p>
            <text:p>(% selecting 'End of my current contract or loan'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4239999999999999" table:style-name="ce10">
            <text:p>3.424</text:p>
          </table:table-cell>
          <table:table-cell office:value-type="float" office:value="3.7589999999999999" table:style-name="ce10">
            <text:p>3.759</text:p>
          </table:table-cell>
          <table:table-cell office:value-type="float" office:value="2.7029999999999998" table:style-name="ce10">
            <text:p>2.703</text:p>
          </table:table-cell>
          <table:table-cell table:number-columns-repeated="16364"/>
        </table:table-row>
        <table:table-row table:style-name="ro11">
          <table:table-cell office:value-type="string" table:style-name="ce4">
            <text:p>C02_02</text:p>
          </table:table-cell>
          <table:table-cell office:value-type="string" table:style-name="ce4">
            <text:p>Why do you want to leave [my organisation] immediately or within the next 12 months?</text:p>
            <text:p>(% selecting 'A promotion or career progression within the Civil Servic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3.366999999999997" table:style-name="ce10">
            <text:p>33.367</text:p>
          </table:table-cell>
          <table:table-cell office:value-type="float" office:value="35.606999999999999" table:style-name="ce10">
            <text:p>35.607</text:p>
          </table:table-cell>
          <table:table-cell office:value-type="float" office:value="37.5" table:style-name="ce10">
            <text:p>37.5</text:p>
          </table:table-cell>
          <table:table-cell table:number-columns-repeated="16364"/>
        </table:table-row>
        <table:table-row table:style-name="ro11">
          <table:table-cell office:value-type="string" table:style-name="ce4">
            <text:p>C02_03</text:p>
          </table:table-cell>
          <table:table-cell office:value-type="string" table:style-name="ce4">
            <text:p>Why do you want to leave [my organisation] immediately or within the next 12 months?</text:p>
            <text:p>(% selecting 'A promotion or career progression outside of the Civil Servic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2.969000000000001" table:style-name="ce10">
            <text:p>22.969</text:p>
          </table:table-cell>
          <table:table-cell office:value-type="float" office:value="21.335000000000001" table:style-name="ce10">
            <text:p>21.335</text:p>
          </table:table-cell>
          <table:table-cell office:value-type="float" office:value="22.346" table:style-name="ce10">
            <text:p>22.346</text:p>
          </table:table-cell>
          <table:table-cell table:number-columns-repeated="16364"/>
        </table:table-row>
        <table:table-row table:style-name="ro10">
          <table:table-cell office:value-type="string" table:style-name="ce4">
            <text:p>C02_04</text:p>
          </table:table-cell>
          <table:table-cell office:value-type="string" table:style-name="ce4">
            <text:p>Why do you want to leave [my organisation] immediately or within the next 12 months?</text:p>
            <text:p>(% selecting 'For a better pay and benefit packag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4.039000000000001" table:style-name="ce10">
            <text:p>54.039</text:p>
          </table:table-cell>
          <table:table-cell office:value-type="float" office:value="50" table:style-name="ce10">
            <text:p>50</text:p>
          </table:table-cell>
          <table:table-cell office:value-type="float" office:value="44.444000000000003" table:style-name="ce10">
            <text:p>44.444</text:p>
          </table:table-cell>
          <table:table-cell table:number-columns-repeated="16364"/>
        </table:table-row>
        <table:table-row table:style-name="ro10">
          <table:table-cell office:value-type="string" table:style-name="ce4">
            <text:p>C02_05</text:p>
          </table:table-cell>
          <table:table-cell office:value-type="string" table:style-name="ce4">
            <text:p>Why do you want to leave [my organisation] immediately or within the next 12 months?</text:p>
            <text:p>(% selecting 'For more interesting work'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9.379000000000001" table:style-name="ce10">
            <text:p>29.379</text:p>
          </table:table-cell>
          <table:table-cell office:value-type="float" office:value="29.308" table:style-name="ce10">
            <text:p>29.308</text:p>
          </table:table-cell>
          <table:table-cell office:value-type="float" office:value="30.777000000000001" table:style-name="ce10">
            <text:p>30.777</text:p>
          </table:table-cell>
          <table:table-cell table:number-columns-repeated="16364"/>
        </table:table-row>
        <table:table-row table:style-name="ro10">
          <table:table-cell office:value-type="string" table:style-name="ce4">
            <text:p>C02_06</text:p>
          </table:table-cell>
          <table:table-cell office:value-type="string" table:style-name="ce4">
            <text:p>Why do you want to leave [my organisation] immediately or within the next 12 months?</text:p>
            <text:p>(% selecting 'Due to unmanageable workload'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8.645" table:style-name="ce10">
            <text:p>18.645</text:p>
          </table:table-cell>
          <table:table-cell office:value-type="float" office:value="18.303000000000001" table:style-name="ce10">
            <text:p>18.303</text:p>
          </table:table-cell>
          <table:table-cell office:value-type="float" office:value="16.216000000000001" table:style-name="ce10">
            <text:p>16.216</text:p>
          </table:table-cell>
          <table:table-cell table:number-columns-repeated="16364"/>
        </table:table-row>
        <table:table-row table:style-name="ro10">
          <table:table-cell office:value-type="string" table:style-name="ce4">
            <text:p>C02_07</text:p>
          </table:table-cell>
          <table:table-cell office:value-type="string" table:style-name="ce4">
            <text:p>Why do you want to leave [my organisation] immediately or within the next 12 months?</text:p>
            <text:p>(% selecting 'For a better work-life balanc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0.152999999999999" table:style-name="ce10">
            <text:p>20.153</text:p>
          </table:table-cell>
          <table:table-cell office:value-type="float" office:value="19.905000000000001" table:style-name="ce10">
            <text:p>19.905</text:p>
          </table:table-cell>
          <table:table-cell office:value-type="float" office:value="20.454999999999998" table:style-name="ce10">
            <text:p>20.455</text:p>
          </table:table-cell>
          <table:table-cell table:number-columns-repeated="16364"/>
        </table:table-row>
        <table:table-row table:style-name="ro10">
          <table:table-cell office:value-type="string" table:style-name="ce4">
            <text:p>C02_08</text:p>
          </table:table-cell>
          <table:table-cell office:value-type="string" table:style-name="ce4">
            <text:p>Why do you want to leave [my organisation] immediately or within the next 12 months?</text:p>
            <text:p>(% selecting 'Lack of inclusion and fair treatment'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3.343999999999999" table:style-name="ce10">
            <text:p>13.344</text:p>
          </table:table-cell>
          <table:table-cell office:value-type="float" office:value="13.888999999999999" table:style-name="ce10">
            <text:p>13.889</text:p>
          </table:table-cell>
          <table:table-cell office:value-type="float" office:value="16.071000000000002" table:style-name="ce10">
            <text:p>16.071</text:p>
          </table:table-cell>
          <table:table-cell table:number-columns-repeated="16364"/>
        </table:table-row>
        <table:table-row table:style-name="ro10">
          <table:table-cell office:value-type="string" table:style-name="ce4">
            <text:p>C02_09</text:p>
          </table:table-cell>
          <table:table-cell office:value-type="string" table:style-name="ce4">
            <text:p>Why do you want to leave [my organisation] immediately or within the next 12 months?</text:p>
            <text:p>(% selecting 'Don’t like organisational cultur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5.687999999999999" table:style-name="ce10">
            <text:p>25.688</text:p>
          </table:table-cell>
          <table:table-cell office:value-type="float" office:value="25.454999999999998" table:style-name="ce10">
            <text:p>25.455</text:p>
          </table:table-cell>
          <table:table-cell office:value-type="float" office:value="26.83" table:style-name="ce10">
            <text:p>26.83</text:p>
          </table:table-cell>
          <table:table-cell table:number-columns-repeated="16364"/>
        </table:table-row>
        <table:table-row table:style-name="ro10">
          <table:table-cell office:value-type="string" table:style-name="ce4">
            <text:p>C02_10</text:p>
          </table:table-cell>
          <table:table-cell office:value-type="string" table:style-name="ce4">
            <text:p>Why do you want to leave [my organisation] immediately or within the next 12 months?</text:p>
            <text:p>(% selecting 'Due to poor line management'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6.667000000000002" table:style-name="ce10">
            <text:p>16.667</text:p>
          </table:table-cell>
          <table:table-cell office:value-type="float" office:value="16.667000000000002" table:style-name="ce10">
            <text:p>16.667</text:p>
          </table:table-cell>
          <table:table-cell office:value-type="float" office:value="17.620999999999999" table:style-name="ce10">
            <text:p>17.621</text:p>
          </table:table-cell>
          <table:table-cell table:number-columns-repeated="16364"/>
        </table:table-row>
        <table:table-row table:style-name="ro10">
          <table:table-cell office:value-type="string" table:style-name="ce4">
            <text:p>C02_11</text:p>
          </table:table-cell>
          <table:table-cell office:value-type="string" table:style-name="ce4">
            <text:p>Why do you want to leave [my organisation] immediately or within the next 12 months?</text:p>
            <text:p>(% selecting 'Due to poor work relationships'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8170000000000002" table:style-name="ce10">
            <text:p>6.817</text:p>
          </table:table-cell>
          <table:table-cell office:value-type="float" office:value="6.8970000000000002" table:style-name="ce10">
            <text:p>6.897</text:p>
          </table:table-cell>
          <table:table-cell office:value-type="float" office:value="7.7770000000000001" table:style-name="ce10">
            <text:p>7.777</text:p>
          </table:table-cell>
          <table:table-cell table:number-columns-repeated="16364"/>
        </table:table-row>
        <table:table-row table:style-name="ro10">
          <table:table-cell office:value-type="string" table:style-name="ce4">
            <text:p>C02_12</text:p>
          </table:table-cell>
          <table:table-cell office:value-type="string" table:style-name="ce4">
            <text:p>Why do you want to leave [my organisation] immediately or within the next 12 months?</text:p>
            <text:p>(% selecting 'Due to poor leadership'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7.102" table:style-name="ce10">
            <text:p>27.102</text:p>
          </table:table-cell>
          <table:table-cell office:value-type="float" office:value="28.344999999999999" table:style-name="ce10">
            <text:p>28.345</text:p>
          </table:table-cell>
          <table:table-cell office:value-type="float" office:value="28.920999999999999" table:style-name="ce10">
            <text:p>28.921</text:p>
          </table:table-cell>
          <table:table-cell table:number-columns-repeated="16364"/>
        </table:table-row>
        <table:table-row table:style-name="ro11">
          <table:table-cell office:value-type="string" table:style-name="ce4">
            <text:p>C02_13</text:p>
          </table:table-cell>
          <table:table-cell office:value-type="string" table:style-name="ce4">
            <text:p>Why do you want to leave [my organisation] immediately or within the next 12 months?</text:p>
            <text:p>(% selecting 'Personal circumstances (for example, caring responsibilities, ill health)'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4249999999999998" table:style-name="ce10">
            <text:p>6.425</text:p>
          </table:table-cell>
          <table:table-cell office:value-type="float" office:value="6.5640000000000001" table:style-name="ce10">
            <text:p>6.564</text:p>
          </table:table-cell>
          <table:table-cell office:value-type="float" office:value="7.4710000000000001" table:style-name="ce10">
            <text:p>7.471</text:p>
          </table:table-cell>
          <table:table-cell table:number-columns-repeated="16364"/>
        </table:table-row>
        <table:table-row table:style-name="ro9">
          <table:table-cell office:value-type="string" table:style-name="ce4">
            <text:p>C02_14</text:p>
          </table:table-cell>
          <table:table-cell office:value-type="string" table:style-name="ce4">
            <text:p>Why do you want to leave [my organisation] immediately or within the next 12 months?</text:p>
            <text:p>(% selecting 'Retiring'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1840000000000002" table:style-name="ce10">
            <text:p>5.184</text:p>
          </table:table-cell>
          <table:table-cell office:value-type="float" office:value="5.7290000000000001" table:style-name="ce10">
            <text:p>5.729</text:p>
          </table:table-cell>
          <table:table-cell office:value-type="float" office:value="6.6349999999999998" table:style-name="ce10">
            <text:p>6.635</text:p>
          </table:table-cell>
          <table:table-cell table:number-columns-repeated="16364"/>
        </table:table-row>
        <table:table-row table:style-name="ro10">
          <table:table-cell office:value-type="string" table:style-name="ce4">
            <text:p>C02_15</text:p>
          </table:table-cell>
          <table:table-cell office:value-type="string" table:style-name="ce4">
            <text:p>Why do you want to leave [my organisation] immediately or within the next 12 months?</text:p>
            <text:p>(% selecting 'Just want a chang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7.526" table:style-name="ce10">
            <text:p>17.526</text:p>
          </table:table-cell>
          <table:table-cell office:value-type="float" office:value="16.908000000000001" table:style-name="ce10">
            <text:p>16.908</text:p>
          </table:table-cell>
          <table:table-cell office:value-type="float" office:value="17.977" table:style-name="ce10">
            <text:p>17.977</text:p>
          </table:table-cell>
          <table:table-cell table:number-columns-repeated="16364"/>
        </table:table-row>
        <table:table-row table:style-name="ro9">
          <table:table-cell office:value-type="string" table:style-name="ce4">
            <text:p>C02_16</text:p>
          </table:table-cell>
          <table:table-cell office:value-type="string" table:style-name="ce4">
            <text:p>Why do you want to leave [my organisation] immediately or within the next 12 months?</text:p>
            <text:p>(% selecting 'Other'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6199999999999992" table:style-name="ce10">
            <text:p>8.62</text:p>
          </table:table-cell>
          <table:table-cell office:value-type="float" office:value="8.1530000000000005" table:style-name="ce10">
            <text:p>8.153</text:p>
          </table:table-cell>
          <table:table-cell office:value-type="float" office:value="8.468" table:style-name="ce10">
            <text:p>8.468</text:p>
          </table:table-cell>
          <table:table-cell table:number-columns-repeated="16364"/>
        </table:table-row>
        <table:table-row table:style-name="ro11">
          <table:table-cell office:value-type="string" table:style-name="ce4">
            <text:p>CV3</text:p>
          </table:table-cell>
          <table:table-cell office:value-type="string" table:style-name="ce4">
            <text:p>Would you describe yourself as having 'long COVID', that is, you are still experiencing symptoms more than 4 weeks after you first had COVID-19, that are not explained by something else?</text:p>
            <text:p>(% selecting 'Yes')</text:p>
          </table:table-cell>
          <table:table-cell office:value-type="string" table:style-name="ce4">
            <text:p>The Coronavirus (Covid-19) Pandemic</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0.779" table:style-name="ce10">
            <text:p>10.779</text:p>
          </table:table-cell>
          <table:table-cell office:value-type="float" office:value="8.0830000000000002" table:style-name="ce10">
            <text:p>8.083</text:p>
          </table:table-cell>
          <table:table-cell office:value-type="float" office:value="7.056" table:style-name="ce10">
            <text:p>7.056</text:p>
          </table:table-cell>
          <table:table-cell table:number-columns-repeated="16364"/>
        </table:table-row>
        <table:table-row table:style-name="ro7">
          <table:table-cell office:value-type="string" table:style-name="ce4">
            <text:p>D01A</text:p>
          </table:table-cell>
          <table:table-cell office:value-type="string" table:style-name="ce4">
            <text:p>I understand the Civil Service Code and what it means for my conduct</text:p>
            <text:p>(% selecting 'Strongly agree' or 'Agree')</text:p>
          </table:table-cell>
          <table:table-cell office:value-type="string" table:style-name="ce4">
            <text:p>Civil Service Cod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9.241" table:style-name="ce10">
            <text:p>89.241</text:p>
          </table:table-cell>
          <table:table-cell office:value-type="float" office:value="89.34" table:style-name="ce10">
            <text:p>89.34</text:p>
          </table:table-cell>
          <table:table-cell office:value-type="float" office:value="88.167000000000002" table:style-name="ce10">
            <text:p>88.167</text:p>
          </table:table-cell>
          <table:table-cell office:value-type="float" office:value="92.126000000000005" table:style-name="ce10">
            <text:p>92.126</text:p>
          </table:table-cell>
          <table:table-cell table:number-columns-repeated="16364"/>
        </table:table-row>
        <table:table-row table:style-name="ro7">
          <table:table-cell office:value-type="string" table:style-name="ce4">
            <text:p>D02</text:p>
          </table:table-cell>
          <table:table-cell office:value-type="string" table:style-name="ce4">
            <text:p>Are you aware of how to raise a concern under the Civil Service Code?</text:p>
            <text:p>(% selecting 'Yes')</text:p>
          </table:table-cell>
          <table:table-cell office:value-type="string" table:style-name="ce4">
            <text:p>Civil Service Code</text:p>
          </table:table-cell>
          <table:table-cell table:style-name="ce4"/>
          <table:table-cell office:value-type="float" office:value="44.337000000000003" table:style-name="ce10">
            <text:p>44.337</text:p>
          </table:table-cell>
          <table:table-cell office:value-type="float" office:value="52.542999999999999" table:style-name="ce10">
            <text:p>52.543</text:p>
          </table:table-cell>
          <table:table-cell office:value-type="float" office:value="59.137999999999998" table:style-name="ce10">
            <text:p>59.138</text:p>
          </table:table-cell>
          <table:table-cell office:value-type="float" office:value="62.808999999999997" table:style-name="ce10">
            <text:p>62.809</text:p>
          </table:table-cell>
          <table:table-cell office:value-type="float" office:value="64.257999999999996" table:style-name="ce10">
            <text:p>64.258</text:p>
          </table:table-cell>
          <table:table-cell office:value-type="float" office:value="64.054000000000002" table:style-name="ce10">
            <text:p>64.054</text:p>
          </table:table-cell>
          <table:table-cell office:value-type="float" office:value="66.415999999999997" table:style-name="ce10">
            <text:p>66.416</text:p>
          </table:table-cell>
          <table:table-cell office:value-type="float" office:value="66.962000000000003" table:style-name="ce10">
            <text:p>66.962</text:p>
          </table:table-cell>
          <table:table-cell office:value-type="float" office:value="67.674999999999997" table:style-name="ce10">
            <text:p>67.675</text:p>
          </table:table-cell>
          <table:table-cell office:value-type="float" office:value="66.966999999999999" table:style-name="ce10">
            <text:p>66.967</text:p>
          </table:table-cell>
          <table:table-cell office:value-type="float" office:value="65.653999999999996" table:style-name="ce10">
            <text:p>65.654</text:p>
          </table:table-cell>
          <table:table-cell office:value-type="float" office:value="68.072000000000003" table:style-name="ce10">
            <text:p>68.072</text:p>
          </table:table-cell>
          <table:table-cell office:value-type="float" office:value="67.691999999999993" table:style-name="ce10">
            <text:p>67.692</text:p>
          </table:table-cell>
          <table:table-cell office:value-type="float" office:value="68.227999999999994" table:style-name="ce10">
            <text:p>68.228</text:p>
          </table:table-cell>
          <table:table-cell office:value-type="float" office:value="70" table:style-name="ce10">
            <text:p>70</text:p>
          </table:table-cell>
          <table:table-cell office:value-type="float" office:value="69.572999999999993" table:style-name="ce10">
            <text:p>69.573</text:p>
          </table:table-cell>
          <table:table-cell table:number-columns-repeated="16364"/>
        </table:table-row>
        <table:table-row table:style-name="ro9">
          <table:table-cell office:value-type="string" table:style-name="ce4">
            <text:p>D03</text:p>
          </table:table-cell>
          <table:table-cell office:value-type="string" table:style-name="ce4">
            <text:p>Are you confident that if you raised a concern under the Civil Service Code in [my organisation] it would be investigated properly?</text:p>
            <text:p>(% selecting 'Yes')</text:p>
          </table:table-cell>
          <table:table-cell office:value-type="string" table:style-name="ce4">
            <text:p>Civil Service Code</text:p>
          </table:table-cell>
          <table:table-cell table:style-name="ce4"/>
          <table:table-cell office:value-type="float" office:value="57.046999999999997" table:style-name="ce10">
            <text:p>57.047</text:p>
          </table:table-cell>
          <table:table-cell office:value-type="float" office:value="62.069000000000003" table:style-name="ce10">
            <text:p>62.069</text:p>
          </table:table-cell>
          <table:table-cell office:value-type="float" office:value="64.263999999999996" table:style-name="ce10">
            <text:p>64.264</text:p>
          </table:table-cell>
          <table:table-cell office:value-type="float" office:value="66.667000000000002" table:style-name="ce10">
            <text:p>66.667</text:p>
          </table:table-cell>
          <table:table-cell office:value-type="float" office:value="67.081000000000003" table:style-name="ce10">
            <text:p>67.081</text:p>
          </table:table-cell>
          <table:table-cell office:value-type="float" office:value="68.691000000000003" table:style-name="ce10">
            <text:p>68.691</text:p>
          </table:table-cell>
          <table:table-cell office:value-type="float" office:value="67.635000000000005" table:style-name="ce10">
            <text:p>67.635</text:p>
          </table:table-cell>
          <table:table-cell office:value-type="float" office:value="67.454999999999998" table:style-name="ce10">
            <text:p>67.455</text:p>
          </table:table-cell>
          <table:table-cell office:value-type="float" office:value="70.191999999999993" table:style-name="ce10">
            <text:p>70.192</text:p>
          </table:table-cell>
          <table:table-cell office:value-type="float" office:value="70.540000000000006" table:style-name="ce10">
            <text:p>70.54</text:p>
          </table:table-cell>
          <table:table-cell office:value-type="float" office:value="71.56" table:style-name="ce10">
            <text:p>71.56</text:p>
          </table:table-cell>
          <table:table-cell office:value-type="float" office:value="76.501000000000005" table:style-name="ce10">
            <text:p>76.501</text:p>
          </table:table-cell>
          <table:table-cell office:value-type="float" office:value="75.966999999999999" table:style-name="ce10">
            <text:p>75.967</text:p>
          </table:table-cell>
          <table:table-cell office:value-type="float" office:value="74.790999999999997" table:style-name="ce10">
            <text:p>74.791</text:p>
          </table:table-cell>
          <table:table-cell office:value-type="float" office:value="75.828000000000003" table:style-name="ce10">
            <text:p>75.828</text:p>
          </table:table-cell>
          <table:table-cell office:value-type="float" office:value="76.259" table:style-name="ce10">
            <text:p>76.259</text:p>
          </table:table-cell>
          <table:table-cell table:number-columns-repeated="16364"/>
        </table:table-row>
        <table:table-row table:style-name="ro6">
          <table:table-cell office:value-type="string" table:style-name="ce4">
            <text:p>E01_yes</text:p>
          </table:table-cell>
          <table:table-cell office:value-type="string" table:style-name="ce4">
            <text:p>Have you been discriminated against at work in the last 12 months?</text:p>
            <text:p>(% selecting 'Yes')</text:p>
          </table:table-cell>
          <table:table-cell office:value-type="string" table:style-name="ce4">
            <text:p>Discrimination</text:p>
          </table:table-cell>
          <table:table-cell table:style-name="ce4"/>
          <table:table-cell office:value-type="float" office:value="9.9870000000000001" table:style-name="ce10">
            <text:p>9.987</text:p>
          </table:table-cell>
          <table:table-cell office:value-type="float" office:value="10.208" table:style-name="ce10">
            <text:p>10.208</text:p>
          </table:table-cell>
          <table:table-cell office:value-type="float" office:value="9.8699999999999992" table:style-name="ce10">
            <text:p>9.87</text:p>
          </table:table-cell>
          <table:table-cell office:value-type="float" office:value="10.039999999999999" table:style-name="ce10">
            <text:p>10.04</text:p>
          </table:table-cell>
          <table:table-cell office:value-type="float" office:value="10.276999999999999" table:style-name="ce10">
            <text:p>10.277</text:p>
          </table:table-cell>
          <table:table-cell office:value-type="float" office:value="9.6609999999999996" table:style-name="ce10">
            <text:p>9.661</text:p>
          </table:table-cell>
          <table:table-cell office:value-type="float" office:value="11.359" table:style-name="ce10">
            <text:p>11.359</text:p>
          </table:table-cell>
          <table:table-cell office:value-type="float" office:value="11.507999999999999" table:style-name="ce10">
            <text:p>11.508</text:p>
          </table:table-cell>
          <table:table-cell office:value-type="float" office:value="12.365" table:style-name="ce10">
            <text:p>12.365</text:p>
          </table:table-cell>
          <table:table-cell office:value-type="float" office:value="12.018000000000001" table:style-name="ce10">
            <text:p>12.018</text:p>
          </table:table-cell>
          <table:table-cell office:value-type="float" office:value="10.929" table:style-name="ce10">
            <text:p>10.929</text:p>
          </table:table-cell>
          <table:table-cell office:value-type="float" office:value="7.9450000000000003" table:style-name="ce10">
            <text:p>7.945</text:p>
          </table:table-cell>
          <table:table-cell office:value-type="float" office:value="6.774" table:style-name="ce10">
            <text:p>6.774</text:p>
          </table:table-cell>
          <table:table-cell office:value-type="float" office:value="6.9450000000000003" table:style-name="ce10">
            <text:p>6.945</text:p>
          </table:table-cell>
          <table:table-cell office:value-type="float" office:value="7.3129999999999997" table:style-name="ce10">
            <text:p>7.313</text:p>
          </table:table-cell>
          <table:table-cell office:value-type="float" office:value="7.2649999999999997" table:style-name="ce10">
            <text:p>7.265</text:p>
          </table:table-cell>
          <table:table-cell table:number-columns-repeated="16364"/>
        </table:table-row>
        <table:table-row table:style-name="ro6">
          <table:table-cell office:value-type="string" table:style-name="ce4">
            <text:p>E01_no</text:p>
          </table:table-cell>
          <table:table-cell office:value-type="string" table:style-name="ce4">
            <text:p>Have you been discriminated against at work in the last 12 months?</text:p>
            <text:p>(% selecting 'No')</text:p>
          </table:table-cell>
          <table:table-cell office:value-type="string" table:style-name="ce4">
            <text:p>Discrimination</text:p>
          </table:table-cell>
          <table:table-cell table:style-name="ce4"/>
          <table:table-cell office:value-type="float" office:value="81.057000000000002" table:style-name="ce10">
            <text:p>81.057</text:p>
          </table:table-cell>
          <table:table-cell office:value-type="float" office:value="81.421000000000006" table:style-name="ce10">
            <text:p>81.421</text:p>
          </table:table-cell>
          <table:table-cell office:value-type="float" office:value="81.379000000000005" table:style-name="ce10">
            <text:p>81.379</text:p>
          </table:table-cell>
          <table:table-cell office:value-type="float" office:value="81.387" table:style-name="ce10">
            <text:p>81.387</text:p>
          </table:table-cell>
          <table:table-cell office:value-type="float" office:value="81.486999999999995" table:style-name="ce10">
            <text:p>81.487</text:p>
          </table:table-cell>
          <table:table-cell office:value-type="float" office:value="81.817999999999998" table:style-name="ce10">
            <text:p>81.818</text:p>
          </table:table-cell>
          <table:table-cell office:value-type="float" office:value="80.234999999999999" table:style-name="ce10">
            <text:p>80.235</text:p>
          </table:table-cell>
          <table:table-cell office:value-type="float" office:value="79.960999999999999" table:style-name="ce10">
            <text:p>79.961</text:p>
          </table:table-cell>
          <table:table-cell office:value-type="float" office:value="80.076999999999998" table:style-name="ce10">
            <text:p>80.077</text:p>
          </table:table-cell>
          <table:table-cell office:value-type="float" office:value="80.762" table:style-name="ce10">
            <text:p>80.762</text:p>
          </table:table-cell>
          <table:table-cell office:value-type="float" office:value="81.438000000000002" table:style-name="ce10">
            <text:p>81.438</text:p>
          </table:table-cell>
          <table:table-cell office:value-type="float" office:value="85.522000000000006" table:style-name="ce10">
            <text:p>85.522</text:p>
          </table:table-cell>
          <table:table-cell office:value-type="float" office:value="86.787999999999997" table:style-name="ce10">
            <text:p>86.788</text:p>
          </table:table-cell>
          <table:table-cell office:value-type="float" office:value="86.983999999999995" table:style-name="ce10">
            <text:p>86.984</text:p>
          </table:table-cell>
          <table:table-cell office:value-type="float" office:value="86.477999999999994" table:style-name="ce10">
            <text:p>86.478</text:p>
          </table:table-cell>
          <table:table-cell office:value-type="float" office:value="86.447000000000003" table:style-name="ce10">
            <text:p>86.447</text:p>
          </table:table-cell>
          <table:table-cell table:number-columns-repeated="16364"/>
        </table:table-row>
        <table:table-row table:style-name="ro6">
          <table:table-cell office:value-type="string" table:style-name="ce4">
            <text:p>E01_pnts</text:p>
          </table:table-cell>
          <table:table-cell office:value-type="string" table:style-name="ce4">
            <text:p>Have you been discriminated against at work in the last 12 months?</text:p>
            <text:p>(% selecting 'Prefer not to say')</text:p>
          </table:table-cell>
          <table:table-cell office:value-type="string" table:style-name="ce4">
            <text:p>Discrimination</text:p>
          </table:table-cell>
          <table:table-cell table:style-name="ce4"/>
          <table:table-cell office:value-type="float" office:value="9.1180000000000003" table:style-name="ce10">
            <text:p>9.118</text:p>
          </table:table-cell>
          <table:table-cell office:value-type="float" office:value="8.61" table:style-name="ce10">
            <text:p>8.61</text:p>
          </table:table-cell>
          <table:table-cell office:value-type="float" office:value="8.4960000000000004" table:style-name="ce10">
            <text:p>8.496</text:p>
          </table:table-cell>
          <table:table-cell office:value-type="float" office:value="8.6150000000000002" table:style-name="ce10">
            <text:p>8.615</text:p>
          </table:table-cell>
          <table:table-cell office:value-type="float" office:value="8.2629999999999999" table:style-name="ce10">
            <text:p>8.263</text:p>
          </table:table-cell>
          <table:table-cell office:value-type="float" office:value="8.3710000000000004" table:style-name="ce10">
            <text:p>8.371</text:p>
          </table:table-cell>
          <table:table-cell office:value-type="float" office:value="8.782" table:style-name="ce10">
            <text:p>8.782</text:p>
          </table:table-cell>
          <table:table-cell office:value-type="float" office:value="8.4779999999999998" table:style-name="ce10">
            <text:p>8.478</text:p>
          </table:table-cell>
          <table:table-cell office:value-type="float" office:value="8.1989999999999998" table:style-name="ce10">
            <text:p>8.199</text:p>
          </table:table-cell>
          <table:table-cell office:value-type="float" office:value="7.9089999999999998" table:style-name="ce10">
            <text:p>7.909</text:p>
          </table:table-cell>
          <table:table-cell office:value-type="float" office:value="8.1539999999999999" table:style-name="ce10">
            <text:p>8.154</text:p>
          </table:table-cell>
          <table:table-cell office:value-type="float" office:value="6.8460000000000001" table:style-name="ce10">
            <text:p>6.846</text:p>
          </table:table-cell>
          <table:table-cell office:value-type="float" office:value="6.5910000000000002" table:style-name="ce10">
            <text:p>6.591</text:p>
          </table:table-cell>
          <table:table-cell office:value-type="float" office:value="6.1239999999999997" table:style-name="ce10">
            <text:p>6.124</text:p>
          </table:table-cell>
          <table:table-cell office:value-type="float" office:value="6.3410000000000002" table:style-name="ce10">
            <text:p>6.341</text:p>
          </table:table-cell>
          <table:table-cell office:value-type="float" office:value="6.5339999999999998" table:style-name="ce10">
            <text:p>6.534</text:p>
          </table:table-cell>
          <table:table-cell table:number-columns-repeated="16364"/>
        </table:table-row>
        <table:table-row table:style-name="ro7">
          <table:table-cell office:value-type="string" table:style-name="ce4">
            <text:p>E02_01</text:p>
          </table:table-cell>
          <table:table-cell office:value-type="string" table:style-name="ce4">
            <text:p>On which of the following grounds were you discriminated against?</text:p>
            <text:p>(% selecting 'Age'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14.545" table:style-name="ce10">
            <text:p>14.545</text:p>
          </table:table-cell>
          <table:table-cell office:value-type="float" office:value="12.353" table:style-name="ce10">
            <text:p>12.353</text:p>
          </table:table-cell>
          <table:table-cell office:value-type="float" office:value="12" table:style-name="ce10">
            <text:p>12</text:p>
          </table:table-cell>
          <table:table-cell office:value-type="float" office:value="12.143000000000001" table:style-name="ce10">
            <text:p>12.143</text:p>
          </table:table-cell>
          <table:table-cell office:value-type="float" office:value="12.679" table:style-name="ce10">
            <text:p>12.679</text:p>
          </table:table-cell>
          <table:table-cell office:value-type="float" office:value="12.518000000000001" table:style-name="ce10">
            <text:p>12.518</text:p>
          </table:table-cell>
          <table:table-cell office:value-type="float" office:value="14.286" table:style-name="ce10">
            <text:p>14.286</text:p>
          </table:table-cell>
          <table:table-cell office:value-type="float" office:value="14.423999999999999" table:style-name="ce10">
            <text:p>14.424</text:p>
          </table:table-cell>
          <table:table-cell office:value-type="float" office:value="14.935" table:style-name="ce10">
            <text:p>14.935</text:p>
          </table:table-cell>
          <table:table-cell office:value-type="float" office:value="17.215" table:style-name="ce10">
            <text:p>17.215</text:p>
          </table:table-cell>
          <table:table-cell office:value-type="float" office:value="18.204999999999998" table:style-name="ce10">
            <text:p>18.205</text:p>
          </table:table-cell>
          <table:table-cell office:value-type="float" office:value="16.667000000000002" table:style-name="ce10">
            <text:p>16.667</text:p>
          </table:table-cell>
          <table:table-cell office:value-type="float" office:value="17.91" table:style-name="ce10">
            <text:p>17.91</text:p>
          </table:table-cell>
          <table:table-cell office:value-type="float" office:value="16.573" table:style-name="ce10">
            <text:p>16.573</text:p>
          </table:table-cell>
          <table:table-cell office:value-type="float" office:value="16.222999999999999" table:style-name="ce10">
            <text:p>16.223</text:p>
          </table:table-cell>
          <table:table-cell office:value-type="float" office:value="16.376000000000001" table:style-name="ce10">
            <text:p>16.376</text:p>
          </table:table-cell>
          <table:table-cell table:number-columns-repeated="16364"/>
        </table:table-row>
        <table:table-row table:style-name="ro9">
          <table:table-cell office:value-type="string" table:style-name="ce4">
            <text:p>E02_02</text:p>
          </table:table-cell>
          <table:table-cell office:value-type="string" table:style-name="ce4">
            <text:p>On which of the following grounds were you discriminated against?</text:p>
            <text:p>(% selecting 'Caring responsibilities'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7.5" table:style-name="ce10">
            <text:p>7.5</text:p>
          </table:table-cell>
          <table:table-cell office:value-type="float" office:value="8" table:style-name="ce10">
            <text:p>8</text:p>
          </table:table-cell>
          <table:table-cell office:value-type="float" office:value="8.0429999999999993" table:style-name="ce10">
            <text:p>8.043</text:p>
          </table:table-cell>
          <table:table-cell office:value-type="float" office:value="9.15" table:style-name="ce10">
            <text:p>9.15</text:p>
          </table:table-cell>
          <table:table-cell office:value-type="float" office:value="8.9120000000000008" table:style-name="ce10">
            <text:p>8.912</text:p>
          </table:table-cell>
          <table:table-cell office:value-type="float" office:value="8.4719999999999995" table:style-name="ce10">
            <text:p>8.472</text:p>
          </table:table-cell>
          <table:table-cell office:value-type="float" office:value="9.0030000000000001" table:style-name="ce10">
            <text:p>9.003</text:p>
          </table:table-cell>
          <table:table-cell office:value-type="float" office:value="8.7919999999999998" table:style-name="ce10">
            <text:p>8.792</text:p>
          </table:table-cell>
          <table:table-cell office:value-type="float" office:value="8.5719999999999992" table:style-name="ce10">
            <text:p>8.572</text:p>
          </table:table-cell>
          <table:table-cell office:value-type="float" office:value="8.7149999999999999" table:style-name="ce10">
            <text:p>8.715</text:p>
          </table:table-cell>
          <table:table-cell office:value-type="float" office:value="11.153" table:style-name="ce10">
            <text:p>11.153</text:p>
          </table:table-cell>
          <table:table-cell office:value-type="float" office:value="11.079000000000001" table:style-name="ce10">
            <text:p>11.079</text:p>
          </table:table-cell>
          <table:table-cell office:value-type="float" office:value="9.9860000000000007" table:style-name="ce10">
            <text:p>9.986</text:p>
          </table:table-cell>
          <table:table-cell office:value-type="float" office:value="9.952" table:style-name="ce10">
            <text:p>9.952</text:p>
          </table:table-cell>
          <table:table-cell office:value-type="float" office:value="10.714" table:style-name="ce10">
            <text:p>10.714</text:p>
          </table:table-cell>
          <table:table-cell table:number-columns-repeated="16364"/>
        </table:table-row>
        <table:table-row table:style-name="ro7">
          <table:table-cell office:value-type="string" table:style-name="ce4">
            <text:p>E02_03</text:p>
          </table:table-cell>
          <table:table-cell office:value-type="string" table:style-name="ce4">
            <text:p>On which of the following grounds were you discriminated against?</text:p>
            <text:p>(% selecting 'Disabilit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8.3330000000000002" table:style-name="ce10">
            <text:p>8.333</text:p>
          </table:table-cell>
          <table:table-cell office:value-type="float" office:value="7.2729999999999997" table:style-name="ce10">
            <text:p>7.273</text:p>
          </table:table-cell>
          <table:table-cell office:value-type="float" office:value="7.6920000000000002" table:style-name="ce10">
            <text:p>7.692</text:p>
          </table:table-cell>
          <table:table-cell office:value-type="float" office:value="8" table:style-name="ce10">
            <text:p>8</text:p>
          </table:table-cell>
          <table:table-cell office:value-type="float" office:value="9.0719999999999992" table:style-name="ce10">
            <text:p>9.072</text:p>
          </table:table-cell>
          <table:table-cell office:value-type="float" office:value="8.7810000000000006" table:style-name="ce10">
            <text:p>8.781</text:p>
          </table:table-cell>
          <table:table-cell office:value-type="float" office:value="10" table:style-name="ce10">
            <text:p>10</text:p>
          </table:table-cell>
          <table:table-cell office:value-type="float" office:value="10" table:style-name="ce10">
            <text:p>10</text:p>
          </table:table-cell>
          <table:table-cell office:value-type="float" office:value="10.342000000000001" table:style-name="ce10">
            <text:p>10.342</text:p>
          </table:table-cell>
          <table:table-cell office:value-type="float" office:value="10.843" table:style-name="ce10">
            <text:p>10.843</text:p>
          </table:table-cell>
          <table:table-cell office:value-type="float" office:value="11.016999999999999" table:style-name="ce10">
            <text:p>11.017</text:p>
          </table:table-cell>
          <table:table-cell office:value-type="float" office:value="11.148999999999999" table:style-name="ce10">
            <text:p>11.149</text:p>
          </table:table-cell>
          <table:table-cell office:value-type="float" office:value="12.5" table:style-name="ce10">
            <text:p>12.5</text:p>
          </table:table-cell>
          <table:table-cell office:value-type="float" office:value="14.071999999999999" table:style-name="ce10">
            <text:p>14.072</text:p>
          </table:table-cell>
          <table:table-cell office:value-type="float" office:value="14.744" table:style-name="ce10">
            <text:p>14.744</text:p>
          </table:table-cell>
          <table:table-cell office:value-type="float" office:value="18.850999999999999" table:style-name="ce10">
            <text:p>18.851</text:p>
          </table:table-cell>
          <table:table-cell table:number-columns-repeated="16364"/>
        </table:table-row>
        <table:table-row table:style-name="ro9">
          <table:table-cell office:value-type="string" table:style-name="ce4">
            <text:p>E02_04</text:p>
          </table:table-cell>
          <table:table-cell office:value-type="string" table:style-name="ce4">
            <text:p>On which of the following grounds were you discriminated against?</text:p>
            <text:p>(% selecting 'Ethnic background'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6.8970000000000002" table:style-name="ce10">
            <text:p>6.897</text:p>
          </table:table-cell>
          <table:table-cell office:value-type="float" office:value="4.7619999999999996" table:style-name="ce10">
            <text:p>4.762</text:p>
          </table:table-cell>
          <table:table-cell office:value-type="float" office:value="5.1280000000000001" table:style-name="ce10">
            <text:p>5.128</text:p>
          </table:table-cell>
          <table:table-cell office:value-type="float" office:value="4.6509999999999998" table:style-name="ce10">
            <text:p>4.651</text:p>
          </table:table-cell>
          <table:table-cell office:value-type="float" office:value="5.556" table:style-name="ce10">
            <text:p>5.556</text:p>
          </table:table-cell>
          <table:table-cell office:value-type="float" office:value="7.16" table:style-name="ce10">
            <text:p>7.16</text:p>
          </table:table-cell>
          <table:table-cell office:value-type="float" office:value="7.7469999999999999" table:style-name="ce10">
            <text:p>7.747</text:p>
          </table:table-cell>
          <table:table-cell office:value-type="float" office:value="6.7919999999999998" table:style-name="ce10">
            <text:p>6.792</text:p>
          </table:table-cell>
          <table:table-cell office:value-type="float" office:value="7.6509999999999998" table:style-name="ce10">
            <text:p>7.651</text:p>
          </table:table-cell>
          <table:table-cell office:value-type="float" office:value="7.62" table:style-name="ce10">
            <text:p>7.62</text:p>
          </table:table-cell>
          <table:table-cell office:value-type="float" office:value="10.195" table:style-name="ce10">
            <text:p>10.195</text:p>
          </table:table-cell>
          <table:table-cell office:value-type="float" office:value="9.8699999999999992" table:style-name="ce10">
            <text:p>9.87</text:p>
          </table:table-cell>
          <table:table-cell office:value-type="float" office:value="11.343" table:style-name="ce10">
            <text:p>11.343</text:p>
          </table:table-cell>
          <table:table-cell office:value-type="float" office:value="9.8049999999999997" table:style-name="ce10">
            <text:p>9.805</text:p>
          </table:table-cell>
          <table:table-cell office:value-type="float" office:value="8.4420000000000002" table:style-name="ce10">
            <text:p>8.442</text:p>
          </table:table-cell>
          <table:table-cell office:value-type="float" office:value="9.1579999999999995" table:style-name="ce10">
            <text:p>9.158</text:p>
          </table:table-cell>
          <table:table-cell table:number-columns-repeated="16364"/>
        </table:table-row>
        <table:table-row table:style-name="ro7">
          <table:table-cell office:value-type="string" table:style-name="ce4">
            <text:p>E02_05</text:p>
          </table:table-cell>
          <table:table-cell office:value-type="string" table:style-name="ce4">
            <text:p>On which of the following grounds were you discriminated against?</text:p>
            <text:p>(% selecting 'Gender'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12.5" table:style-name="ce10">
            <text:p>12.5</text:p>
          </table:table-cell>
          <table:table-cell office:value-type="float" office:value="10.526" table:style-name="ce10">
            <text:p>10.526</text:p>
          </table:table-cell>
          <table:table-cell office:value-type="float" office:value="9.2780000000000005" table:style-name="ce10">
            <text:p>9.278</text:p>
          </table:table-cell>
          <table:table-cell office:value-type="float" office:value="9.0909999999999993" table:style-name="ce10">
            <text:p>9.091</text:p>
          </table:table-cell>
          <table:table-cell office:value-type="float" office:value="10.419" table:style-name="ce10">
            <text:p>10.419</text:p>
          </table:table-cell>
          <table:table-cell office:value-type="float" office:value="12.356999999999999" table:style-name="ce10">
            <text:p>12.357</text:p>
          </table:table-cell>
          <table:table-cell office:value-type="float" office:value="12.516999999999999" table:style-name="ce10">
            <text:p>12.517</text:p>
          </table:table-cell>
          <table:table-cell office:value-type="float" office:value="12.315" table:style-name="ce10">
            <text:p>12.315</text:p>
          </table:table-cell>
          <table:table-cell office:value-type="float" office:value="15.153" table:style-name="ce10">
            <text:p>15.153</text:p>
          </table:table-cell>
          <table:table-cell office:value-type="float" office:value="15.775" table:style-name="ce10">
            <text:p>15.775</text:p>
          </table:table-cell>
          <table:table-cell office:value-type="float" office:value="16.402999999999999" table:style-name="ce10">
            <text:p>16.403</text:p>
          </table:table-cell>
          <table:table-cell office:value-type="float" office:value="14.88" table:style-name="ce10">
            <text:p>14.88</text:p>
          </table:table-cell>
          <table:table-cell office:value-type="float" office:value="16.013000000000002" table:style-name="ce10">
            <text:p>16.013</text:p>
          </table:table-cell>
          <table:table-cell office:value-type="float" office:value="17.018000000000001" table:style-name="ce10">
            <text:p>17.018</text:p>
          </table:table-cell>
          <table:table-cell office:value-type="float" office:value="15.336" table:style-name="ce10">
            <text:p>15.336</text:p>
          </table:table-cell>
          <table:table-cell office:value-type="float" office:value="15.555999999999999" table:style-name="ce10">
            <text:p>15.556</text:p>
          </table:table-cell>
          <table:table-cell table:number-columns-repeated="16364"/>
        </table:table-row>
        <table:table-row table:style-name="ro9">
          <table:table-cell office:value-type="string" table:style-name="ce4">
            <text:p>E02_06</text:p>
          </table:table-cell>
          <table:table-cell office:value-type="string" table:style-name="ce4">
            <text:p>On which of the following grounds were you discriminated against?</text:p>
            <text:p>(% selecting 'Gender reassignment or perceived gender'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64"/>
        </table:table-row>
        <table:table-row table:style-name="ro9">
          <table:table-cell office:value-type="string" table:style-name="ce4">
            <text:p>E02_07</text:p>
          </table:table-cell>
          <table:table-cell office:value-type="string" table:style-name="ce4">
            <text:p>On which of the following grounds were you discriminated against?</text:p>
            <text:p>(% selecting 'Grade or responsibility level'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3.361999999999998" table:style-name="ce10">
            <text:p>23.362</text:p>
          </table:table-cell>
          <table:table-cell office:value-type="float" office:value="26.706" table:style-name="ce10">
            <text:p>26.706</text:p>
          </table:table-cell>
          <table:table-cell office:value-type="float" office:value="25.888000000000002" table:style-name="ce10">
            <text:p>25.888</text:p>
          </table:table-cell>
          <table:table-cell office:value-type="float" office:value="23.381" table:style-name="ce10">
            <text:p>23.381</text:p>
          </table:table-cell>
          <table:table-cell office:value-type="float" office:value="23.231999999999999" table:style-name="ce10">
            <text:p>23.232</text:p>
          </table:table-cell>
          <table:table-cell office:value-type="float" office:value="25.417000000000002" table:style-name="ce10">
            <text:p>25.417</text:p>
          </table:table-cell>
          <table:table-cell table:number-columns-repeated="16364"/>
        </table:table-row>
        <table:table-row table:style-name="ro9">
          <table:table-cell office:value-type="string" table:style-name="ce4">
            <text:p>E02_08</text:p>
          </table:table-cell>
          <table:table-cell office:value-type="string" table:style-name="ce4">
            <text:p>On which of the following grounds were you discriminated against?</text:p>
            <text:p>(% selecting 'Main spoken, written language or language abilit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4" table:style-name="ce10">
            <text:p>4</text:p>
          </table:table-cell>
          <table:table-cell office:value-type="float" office:value="3.093" table:style-name="ce10">
            <text:p>3.093</text:p>
          </table:table-cell>
          <table:table-cell office:value-type="float" office:value="3.5230000000000001" table:style-name="ce10">
            <text:p>3.523</text:p>
          </table:table-cell>
          <table:table-cell office:value-type="float" office:value="2.7850000000000001" table:style-name="ce10">
            <text:p>2.785</text:p>
          </table:table-cell>
          <table:table-cell office:value-type="float" office:value="3.9529999999999998" table:style-name="ce10">
            <text:p>3.953</text:p>
          </table:table-cell>
          <table:table-cell office:value-type="float" office:value="3.7309999999999999" table:style-name="ce10">
            <text:p>3.731</text:p>
          </table:table-cell>
          <table:table-cell office:value-type="float" office:value="4.2830000000000004" table:style-name="ce10">
            <text:p>4.283</text:p>
          </table:table-cell>
          <table:table-cell office:value-type="float" office:value="3.746" table:style-name="ce10">
            <text:p>3.746</text:p>
          </table:table-cell>
          <table:table-cell office:value-type="float" office:value="3.4079999999999999" table:style-name="ce10">
            <text:p>3.408</text:p>
          </table:table-cell>
          <table:table-cell office:value-type="float" office:value="3.093" table:style-name="ce10">
            <text:p>3.093</text:p>
          </table:table-cell>
          <table:table-cell office:value-type="float" office:value="2.7410000000000001" table:style-name="ce10">
            <text:p>2.741</text:p>
          </table:table-cell>
          <table:table-cell office:value-type="float" office:value="3.226" table:style-name="ce10">
            <text:p>3.226</text:p>
          </table:table-cell>
          <table:table-cell office:value-type="float" office:value="3.4809999999999999" table:style-name="ce10">
            <text:p>3.481</text:p>
          </table:table-cell>
          <table:table-cell office:value-type="float" office:value="3.7269999999999999" table:style-name="ce10">
            <text:p>3.727</text:p>
          </table:table-cell>
          <table:table-cell office:value-type="float" office:value="3.7589999999999999" table:style-name="ce10">
            <text:p>3.759</text:p>
          </table:table-cell>
          <table:table-cell table:number-columns-repeated="16364"/>
        </table:table-row>
        <table:table-row table:style-name="ro9">
          <table:table-cell office:value-type="string" table:style-name="ce4">
            <text:p>E02_09</text:p>
          </table:table-cell>
          <table:table-cell office:value-type="string" table:style-name="ce4">
            <text:p>On which of the following grounds were you discriminated against?</text:p>
            <text:p>(% selecting 'Marital status or civil partnership'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6120000000000001" table:style-name="ce10">
            <text:p>1.612</text:p>
          </table:table-cell>
          <table:table-cell office:value-type="float" office:value="1.004" table:style-name="ce10">
            <text:p>1.004</text:p>
          </table:table-cell>
          <table:table-cell office:value-type="float" office:value="0" table:style-name="ce10">
            <text:p>0</text:p>
          </table:table-cell>
          <table:table-cell office:value-type="float" office:value="0.61699999999999999" table:style-name="ce10">
            <text:p>0.617</text:p>
          </table:table-cell>
          <table:table-cell office:value-type="float" office:value="0.35099999999999998" table:style-name="ce10">
            <text:p>0.351</text:p>
          </table:table-cell>
          <table:table-cell office:value-type="float" office:value="0.223" table:style-name="ce10">
            <text:p>0.223</text:p>
          </table:table-cell>
          <table:table-cell office:value-type="float" office:value="0" table:style-name="ce10">
            <text:p>0</text:p>
          </table:table-cell>
          <table:table-cell table:number-columns-repeated="16364"/>
        </table:table-row>
        <table:table-row table:style-name="ro7">
          <table:table-cell office:value-type="string" table:style-name="ce4">
            <text:p>E02_10</text:p>
          </table:table-cell>
          <table:table-cell office:value-type="string" table:style-name="ce4">
            <text:p>On which of the following grounds were you discriminated against?</text:p>
            <text:p>(% selecting 'Mental health'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1.491" table:style-name="ce10">
            <text:p>11.491</text:p>
          </table:table-cell>
          <table:table-cell office:value-type="float" office:value="10.786" table:style-name="ce10">
            <text:p>10.786</text:p>
          </table:table-cell>
          <table:table-cell office:value-type="float" office:value="11.904999999999999" table:style-name="ce10">
            <text:p>11.905</text:p>
          </table:table-cell>
          <table:table-cell office:value-type="float" office:value="11.930999999999999" table:style-name="ce10">
            <text:p>11.931</text:p>
          </table:table-cell>
          <table:table-cell office:value-type="float" office:value="12.651" table:style-name="ce10">
            <text:p>12.651</text:p>
          </table:table-cell>
          <table:table-cell office:value-type="float" office:value="12.821" table:style-name="ce10">
            <text:p>12.821</text:p>
          </table:table-cell>
          <table:table-cell table:number-columns-repeated="16364"/>
        </table:table-row>
        <table:table-row table:style-name="ro7">
          <table:table-cell office:value-type="string" table:style-name="ce4">
            <text:p>E02_11</text:p>
          </table:table-cell>
          <table:table-cell office:value-type="string" table:style-name="ce4">
            <text:p>On which of the following grounds were you discriminated against?</text:p>
            <text:p>(% selecting 'Pa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2.920999999999999" table:style-name="ce10">
            <text:p>12.921</text:p>
          </table:table-cell>
          <table:table-cell office:value-type="float" office:value="9.0340000000000007" table:style-name="ce10">
            <text:p>9.034</text:p>
          </table:table-cell>
          <table:table-cell office:value-type="float" office:value="8.8239999999999998" table:style-name="ce10">
            <text:p>8.824</text:p>
          </table:table-cell>
          <table:table-cell office:value-type="float" office:value="7.6719999999999997" table:style-name="ce10">
            <text:p>7.672</text:p>
          </table:table-cell>
          <table:table-cell office:value-type="float" office:value="7.6230000000000002" table:style-name="ce10">
            <text:p>7.623</text:p>
          </table:table-cell>
          <table:table-cell office:value-type="float" office:value="7.1719999999999997" table:style-name="ce10">
            <text:p>7.172</text:p>
          </table:table-cell>
          <table:table-cell table:number-columns-repeated="16364"/>
        </table:table-row>
        <table:table-row table:style-name="ro9">
          <table:table-cell office:value-type="string" table:style-name="ce4">
            <text:p>E02_12</text:p>
          </table:table-cell>
          <table:table-cell office:value-type="string" table:style-name="ce4">
            <text:p>On which of the following grounds were you discriminated against?</text:p>
            <text:p>(% selecting 'Pregnancy, maternity or paternit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7829999999999999" table:style-name="ce10">
            <text:p>1.783</text:p>
          </table:table-cell>
          <table:table-cell office:value-type="float" office:value="1.871" table:style-name="ce10">
            <text:p>1.871</text:p>
          </table:table-cell>
          <table:table-cell office:value-type="float" office:value="1.3420000000000001" table:style-name="ce10">
            <text:p>1.342</text:p>
          </table:table-cell>
          <table:table-cell office:value-type="float" office:value="1.597" table:style-name="ce10">
            <text:p>1.597</text:p>
          </table:table-cell>
          <table:table-cell office:value-type="float" office:value="1.863" table:style-name="ce10">
            <text:p>1.863</text:p>
          </table:table-cell>
          <table:table-cell office:value-type="float" office:value="1.4239999999999999" table:style-name="ce10">
            <text:p>1.424</text:p>
          </table:table-cell>
          <table:table-cell office:value-type="float" office:value="2.0910000000000002" table:style-name="ce10">
            <text:p>2.091</text:p>
          </table:table-cell>
          <table:table-cell table:number-columns-repeated="16364"/>
        </table:table-row>
        <table:table-row table:style-name="ro9">
          <table:table-cell office:value-type="string" table:style-name="ce4">
            <text:p>E02_13</text:p>
          </table:table-cell>
          <table:table-cell office:value-type="string" table:style-name="ce4">
            <text:p>On which of the following grounds were you discriminated against?</text:p>
            <text:p>(% selecting 'Religion or belief'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2.448" table:style-name="ce10">
            <text:p>2.448</text:p>
          </table:table-cell>
          <table:table-cell office:value-type="float" office:value="2.2730000000000001" table:style-name="ce10">
            <text:p>2.273</text:p>
          </table:table-cell>
          <table:table-cell office:value-type="float" office:value="2.2559999999999998" table:style-name="ce10">
            <text:p>2.256</text:p>
          </table:table-cell>
          <table:table-cell office:value-type="float" office:value="1.802" table:style-name="ce10">
            <text:p>1.802</text:p>
          </table:table-cell>
          <table:table-cell office:value-type="float" office:value="2.1640000000000001" table:style-name="ce10">
            <text:p>2.164</text:p>
          </table:table-cell>
          <table:table-cell office:value-type="float" office:value="2.0830000000000002" table:style-name="ce10">
            <text:p>2.083</text:p>
          </table:table-cell>
          <table:table-cell office:value-type="float" office:value="2.41" table:style-name="ce10">
            <text:p>2.41</text:p>
          </table:table-cell>
          <table:table-cell office:value-type="float" office:value="2.262" table:style-name="ce10">
            <text:p>2.262</text:p>
          </table:table-cell>
          <table:table-cell office:value-type="float" office:value="2.6560000000000001" table:style-name="ce10">
            <text:p>2.656</text:p>
          </table:table-cell>
          <table:table-cell office:value-type="float" office:value="2.2389999999999999" table:style-name="ce10">
            <text:p>2.239</text:p>
          </table:table-cell>
          <table:table-cell office:value-type="float" office:value="2.738" table:style-name="ce10">
            <text:p>2.738</text:p>
          </table:table-cell>
          <table:table-cell office:value-type="float" office:value="2.1" table:style-name="ce10">
            <text:p>2.1</text:p>
          </table:table-cell>
          <table:table-cell office:value-type="float" office:value="1.8520000000000001" table:style-name="ce10">
            <text:p>1.852</text:p>
          </table:table-cell>
          <table:table-cell office:value-type="float" office:value="2.2120000000000002" table:style-name="ce10">
            <text:p>2.212</text:p>
          </table:table-cell>
          <table:table-cell office:value-type="float" office:value="2.0609999999999999" table:style-name="ce10">
            <text:p>2.061</text:p>
          </table:table-cell>
          <table:table-cell office:value-type="float" office:value="2" table:style-name="ce10">
            <text:p>2</text:p>
          </table:table-cell>
          <table:table-cell table:number-columns-repeated="16364"/>
        </table:table-row>
        <table:table-row table:style-name="ro7">
          <table:table-cell office:value-type="string" table:style-name="ce4">
            <text:p>E02_14</text:p>
          </table:table-cell>
          <table:table-cell office:value-type="string" table:style-name="ce4">
            <text:p>On which of the following grounds were you discriminated against?</text:p>
            <text:p>(% selecting 'Sex'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4029999999999996" table:style-name="ce10">
            <text:p>4.403</text:p>
          </table:table-cell>
          <table:table-cell office:value-type="float" office:value="2.778" table:style-name="ce10">
            <text:p>2.778</text:p>
          </table:table-cell>
          <table:table-cell office:value-type="float" office:value="3.585" table:style-name="ce10">
            <text:p>3.585</text:p>
          </table:table-cell>
          <table:table-cell office:value-type="float" office:value="3.4969999999999999" table:style-name="ce10">
            <text:p>3.497</text:p>
          </table:table-cell>
          <table:table-cell office:value-type="float" office:value="3.2789999999999999" table:style-name="ce10">
            <text:p>3.279</text:p>
          </table:table-cell>
          <table:table-cell office:value-type="float" office:value="3.65" table:style-name="ce10">
            <text:p>3.65</text:p>
          </table:table-cell>
          <table:table-cell table:number-columns-repeated="16364"/>
        </table:table-row>
        <table:table-row table:style-name="ro9">
          <table:table-cell office:value-type="string" table:style-name="ce4">
            <text:p>E02_15</text:p>
          </table:table-cell>
          <table:table-cell office:value-type="string" table:style-name="ce4">
            <text:p>On which of the following grounds were you discriminated against?</text:p>
            <text:p>(% selecting 'Sexual orientation'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2.4390000000000001" table:style-name="ce10">
            <text:p>2.439</text:p>
          </table:table-cell>
          <table:table-cell office:value-type="float" office:value="1.8520000000000001" table:style-name="ce10">
            <text:p>1.852</text:p>
          </table:table-cell>
          <table:table-cell office:value-type="float" office:value="1.923" table:style-name="ce10">
            <text:p>1.923</text:p>
          </table:table-cell>
          <table:table-cell office:value-type="float" office:value="1.351" table:style-name="ce10">
            <text:p>1.351</text:p>
          </table:table-cell>
          <table:table-cell office:value-type="float" office:value="1.5209999999999999" table:style-name="ce10">
            <text:p>1.521</text:p>
          </table:table-cell>
          <table:table-cell office:value-type="float" office:value="1.8520000000000001" table:style-name="ce10">
            <text:p>1.852</text:p>
          </table:table-cell>
          <table:table-cell office:value-type="float" office:value="2.2759999999999998" table:style-name="ce10">
            <text:p>2.276</text:p>
          </table:table-cell>
          <table:table-cell office:value-type="float" office:value="1.8819999999999999" table:style-name="ce10">
            <text:p>1.882</text:p>
          </table:table-cell>
          <table:table-cell office:value-type="float" office:value="1.968" table:style-name="ce10">
            <text:p>1.968</text:p>
          </table:table-cell>
          <table:table-cell office:value-type="float" office:value="2.0310000000000001" table:style-name="ce10">
            <text:p>2.031</text:p>
          </table:table-cell>
          <table:table-cell office:value-type="float" office:value="2.141" table:style-name="ce10">
            <text:p>2.141</text:p>
          </table:table-cell>
          <table:table-cell office:value-type="float" office:value="1.371" table:style-name="ce10">
            <text:p>1.371</text:p>
          </table:table-cell>
          <table:table-cell office:value-type="float" office:value="1.613" table:style-name="ce10">
            <text:p>1.613</text:p>
          </table:table-cell>
          <table:table-cell office:value-type="float" office:value="1.681" table:style-name="ce10">
            <text:p>1.681</text:p>
          </table:table-cell>
          <table:table-cell office:value-type="float" office:value="1.8460000000000001" table:style-name="ce10">
            <text:p>1.846</text:p>
          </table:table-cell>
          <table:table-cell office:value-type="float" office:value="1.786" table:style-name="ce10">
            <text:p>1.786</text:p>
          </table:table-cell>
          <table:table-cell table:number-columns-repeated="16364"/>
        </table:table-row>
        <table:table-row table:style-name="ro9">
          <table:table-cell office:value-type="string" table:style-name="ce4">
            <text:p>E02_16</text:p>
          </table:table-cell>
          <table:table-cell office:value-type="string" table:style-name="ce4">
            <text:p>On which of the following grounds were you discriminated against?</text:p>
            <text:p>(% selecting 'Social or educational background'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5.0350000000000001" table:style-name="ce10">
            <text:p>5.035</text:p>
          </table:table-cell>
          <table:table-cell office:value-type="float" office:value="4.8479999999999999" table:style-name="ce10">
            <text:p>4.848</text:p>
          </table:table-cell>
          <table:table-cell office:value-type="float" office:value="5.0629999999999997" table:style-name="ce10">
            <text:p>5.063</text:p>
          </table:table-cell>
          <table:table-cell office:value-type="float" office:value="5.3609999999999998" table:style-name="ce10">
            <text:p>5.361</text:p>
          </table:table-cell>
          <table:table-cell office:value-type="float" office:value="5.9820000000000002" table:style-name="ce10">
            <text:p>5.982</text:p>
          </table:table-cell>
          <table:table-cell office:value-type="float" office:value="6.5250000000000004" table:style-name="ce10">
            <text:p>6.525</text:p>
          </table:table-cell>
          <table:table-cell office:value-type="float" office:value="5.95" table:style-name="ce10">
            <text:p>5.95</text:p>
          </table:table-cell>
          <table:table-cell office:value-type="float" office:value="5.93" table:style-name="ce10">
            <text:p>5.93</text:p>
          </table:table-cell>
          <table:table-cell office:value-type="float" office:value="5.3259999999999996" table:style-name="ce10">
            <text:p>5.326</text:p>
          </table:table-cell>
          <table:table-cell office:value-type="float" office:value="6.4379999999999997" table:style-name="ce10">
            <text:p>6.438</text:p>
          </table:table-cell>
          <table:table-cell office:value-type="float" office:value="5.391" table:style-name="ce10">
            <text:p>5.391</text:p>
          </table:table-cell>
          <table:table-cell office:value-type="float" office:value="6.0609999999999999" table:style-name="ce10">
            <text:p>6.061</text:p>
          </table:table-cell>
          <table:table-cell office:value-type="float" office:value="5.7039999999999997" table:style-name="ce10">
            <text:p>5.704</text:p>
          </table:table-cell>
          <table:table-cell office:value-type="float" office:value="4.0679999999999996" table:style-name="ce10">
            <text:p>4.068</text:p>
          </table:table-cell>
          <table:table-cell office:value-type="float" office:value="5.0759999999999996" table:style-name="ce10">
            <text:p>5.076</text:p>
          </table:table-cell>
          <table:table-cell table:number-columns-repeated="16364"/>
        </table:table-row>
        <table:table-row table:style-name="ro9">
          <table:table-cell office:value-type="string" table:style-name="ce4">
            <text:p>E02_17</text:p>
          </table:table-cell>
          <table:table-cell office:value-type="string" table:style-name="ce4">
            <text:p>On which of the following grounds were you discriminated against?</text:p>
            <text:p>(% selecting 'Working location'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11.009" table:style-name="ce10">
            <text:p>11.009</text:p>
          </table:table-cell>
          <table:table-cell office:value-type="float" office:value="12.5" table:style-name="ce10">
            <text:p>12.5</text:p>
          </table:table-cell>
          <table:table-cell office:value-type="float" office:value="12.5" table:style-name="ce10">
            <text:p>12.5</text:p>
          </table:table-cell>
          <table:table-cell office:value-type="float" office:value="13.468" table:style-name="ce10">
            <text:p>13.468</text:p>
          </table:table-cell>
          <table:table-cell office:value-type="float" office:value="11.28" table:style-name="ce10">
            <text:p>11.28</text:p>
          </table:table-cell>
          <table:table-cell office:value-type="float" office:value="11.919" table:style-name="ce10">
            <text:p>11.919</text:p>
          </table:table-cell>
          <table:table-cell office:value-type="float" office:value="12.545999999999999" table:style-name="ce10">
            <text:p>12.546</text:p>
          </table:table-cell>
          <table:table-cell office:value-type="float" office:value="12.21" table:style-name="ce10">
            <text:p>12.21</text:p>
          </table:table-cell>
          <table:table-cell office:value-type="float" office:value="12.087999999999999" table:style-name="ce10">
            <text:p>12.088</text:p>
          </table:table-cell>
          <table:table-cell office:value-type="float" office:value="11.459" table:style-name="ce10">
            <text:p>11.459</text:p>
          </table:table-cell>
          <table:table-cell office:value-type="float" office:value="12.93" table:style-name="ce10">
            <text:p>12.93</text:p>
          </table:table-cell>
          <table:table-cell office:value-type="float" office:value="11.675000000000001" table:style-name="ce10">
            <text:p>11.675</text:p>
          </table:table-cell>
          <table:table-cell office:value-type="float" office:value="14.435" table:style-name="ce10">
            <text:p>14.435</text:p>
          </table:table-cell>
          <table:table-cell office:value-type="float" office:value="14.689" table:style-name="ce10">
            <text:p>14.689</text:p>
          </table:table-cell>
          <table:table-cell office:value-type="float" office:value="14.757999999999999" table:style-name="ce10">
            <text:p>14.758</text:p>
          </table:table-cell>
          <table:table-cell table:number-columns-repeated="16364"/>
        </table:table-row>
        <table:table-row table:style-name="ro9">
          <table:table-cell office:value-type="string" table:style-name="ce4">
            <text:p>E02_18</text:p>
          </table:table-cell>
          <table:table-cell office:value-type="string" table:style-name="ce4">
            <text:p>On which of the following grounds were you discriminated against?</text:p>
            <text:p>(% selecting 'Working pattern'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23.004999999999999" table:style-name="ce10">
            <text:p>23.005</text:p>
          </table:table-cell>
          <table:table-cell office:value-type="float" office:value="22.111999999999998" table:style-name="ce10">
            <text:p>22.112</text:p>
          </table:table-cell>
          <table:table-cell office:value-type="float" office:value="21.053000000000001" table:style-name="ce10">
            <text:p>21.053</text:p>
          </table:table-cell>
          <table:table-cell office:value-type="float" office:value="22.530999999999999" table:style-name="ce10">
            <text:p>22.531</text:p>
          </table:table-cell>
          <table:table-cell office:value-type="float" office:value="22.029" table:style-name="ce10">
            <text:p>22.029</text:p>
          </table:table-cell>
          <table:table-cell office:value-type="float" office:value="22.414999999999999" table:style-name="ce10">
            <text:p>22.415</text:p>
          </table:table-cell>
          <table:table-cell office:value-type="float" office:value="21.353000000000002" table:style-name="ce10">
            <text:p>21.353</text:p>
          </table:table-cell>
          <table:table-cell office:value-type="float" office:value="20.141999999999999" table:style-name="ce10">
            <text:p>20.142</text:p>
          </table:table-cell>
          <table:table-cell office:value-type="float" office:value="19.808" table:style-name="ce10">
            <text:p>19.808</text:p>
          </table:table-cell>
          <table:table-cell office:value-type="float" office:value="19.196999999999999" table:style-name="ce10">
            <text:p>19.197</text:p>
          </table:table-cell>
          <table:table-cell office:value-type="float" office:value="17.181999999999999" table:style-name="ce10">
            <text:p>17.182</text:p>
          </table:table-cell>
          <table:table-cell office:value-type="float" office:value="16.541" table:style-name="ce10">
            <text:p>16.541</text:p>
          </table:table-cell>
          <table:table-cell office:value-type="float" office:value="14.286" table:style-name="ce10">
            <text:p>14.286</text:p>
          </table:table-cell>
          <table:table-cell office:value-type="float" office:value="15.27" table:style-name="ce10">
            <text:p>15.27</text:p>
          </table:table-cell>
          <table:table-cell office:value-type="float" office:value="15" table:style-name="ce10">
            <text:p>15</text:p>
          </table:table-cell>
          <table:table-cell table:number-columns-repeated="16364"/>
        </table:table-row>
        <table:table-row table:style-name="ro9">
          <table:table-cell office:value-type="string" table:style-name="ce4">
            <text:p>E02_19</text:p>
          </table:table-cell>
          <table:table-cell office:value-type="string" table:style-name="ce4">
            <text:p>On which of the following grounds were you discriminated against?</text:p>
            <text:p>(% selecting 'Any other grounds'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73.332999999999998" table:style-name="ce10">
            <text:p>73.333</text:p>
          </table:table-cell>
          <table:table-cell office:value-type="float" office:value="29.747" table:style-name="ce10">
            <text:p>29.747</text:p>
          </table:table-cell>
          <table:table-cell office:value-type="float" office:value="28" table:style-name="ce10">
            <text:p>28</text:p>
          </table:table-cell>
          <table:table-cell office:value-type="float" office:value="26.98" table:style-name="ce10">
            <text:p>26.98</text:p>
          </table:table-cell>
          <table:table-cell office:value-type="float" office:value="27.596" table:style-name="ce10">
            <text:p>27.596</text:p>
          </table:table-cell>
          <table:table-cell office:value-type="float" office:value="24.605" table:style-name="ce10">
            <text:p>24.605</text:p>
          </table:table-cell>
          <table:table-cell office:value-type="float" office:value="24.117000000000001" table:style-name="ce10">
            <text:p>24.117</text:p>
          </table:table-cell>
          <table:table-cell office:value-type="float" office:value="24.489000000000001" table:style-name="ce10">
            <text:p>24.489</text:p>
          </table:table-cell>
          <table:table-cell office:value-type="float" office:value="24.100999999999999" table:style-name="ce10">
            <text:p>24.101</text:p>
          </table:table-cell>
          <table:table-cell office:value-type="float" office:value="23.367999999999999" table:style-name="ce10">
            <text:p>23.368</text:p>
          </table:table-cell>
          <table:table-cell office:value-type="float" office:value="12.772" table:style-name="ce10">
            <text:p>12.772</text:p>
          </table:table-cell>
          <table:table-cell office:value-type="float" office:value="18.783000000000001" table:style-name="ce10">
            <text:p>18.783</text:p>
          </table:table-cell>
          <table:table-cell office:value-type="float" office:value="9.8770000000000007" table:style-name="ce10">
            <text:p>9.877</text:p>
          </table:table-cell>
          <table:table-cell office:value-type="float" office:value="10.051" table:style-name="ce10">
            <text:p>10.051</text:p>
          </table:table-cell>
          <table:table-cell office:value-type="float" office:value="10.77" table:style-name="ce10">
            <text:p>10.77</text:p>
          </table:table-cell>
          <table:table-cell office:value-type="float" office:value="10.345000000000001" table:style-name="ce10">
            <text:p>10.345</text:p>
          </table:table-cell>
          <table:table-cell table:number-columns-repeated="16364"/>
        </table:table-row>
        <table:table-row table:style-name="ro9">
          <table:table-cell office:value-type="string" table:style-name="ce4">
            <text:p>E02_20</text:p>
          </table:table-cell>
          <table:table-cell office:value-type="string" table:style-name="ce4">
            <text:p>On which of the following grounds were you discriminated against?</text:p>
            <text:p>(% selecting 'Prefer not to sa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11.111000000000001" table:style-name="ce10">
            <text:p>11.111</text:p>
          </table:table-cell>
          <table:table-cell office:value-type="float" office:value="11.176" table:style-name="ce10">
            <text:p>11.176</text:p>
          </table:table-cell>
          <table:table-cell office:value-type="float" office:value="12.346" table:style-name="ce10">
            <text:p>12.346</text:p>
          </table:table-cell>
          <table:table-cell office:value-type="float" office:value="9.9830000000000005" table:style-name="ce10">
            <text:p>9.983</text:p>
          </table:table-cell>
          <table:table-cell office:value-type="float" office:value="10.427" table:style-name="ce10">
            <text:p>10.427</text:p>
          </table:table-cell>
          <table:table-cell office:value-type="float" office:value="10.132999999999999" table:style-name="ce10">
            <text:p>10.133</text:p>
          </table:table-cell>
          <table:table-cell office:value-type="float" office:value="11.052" table:style-name="ce10">
            <text:p>11.052</text:p>
          </table:table-cell>
          <table:table-cell office:value-type="float" office:value="10.512" table:style-name="ce10">
            <text:p>10.512</text:p>
          </table:table-cell>
          <table:table-cell office:value-type="float" office:value="10.576000000000001" table:style-name="ce10">
            <text:p>10.576</text:p>
          </table:table-cell>
          <table:table-cell office:value-type="float" office:value="12.688000000000001" table:style-name="ce10">
            <text:p>12.688</text:p>
          </table:table-cell>
          <table:table-cell office:value-type="float" office:value="9.7119999999999997" table:style-name="ce10">
            <text:p>9.712</text:p>
          </table:table-cell>
          <table:table-cell office:value-type="float" office:value="10.204000000000001" table:style-name="ce10">
            <text:p>10.204</text:p>
          </table:table-cell>
          <table:table-cell office:value-type="float" office:value="8.8320000000000007" table:style-name="ce10">
            <text:p>8.832</text:p>
          </table:table-cell>
          <table:table-cell office:value-type="float" office:value="10.577" table:style-name="ce10">
            <text:p>10.577</text:p>
          </table:table-cell>
          <table:table-cell office:value-type="float" office:value="11.097" table:style-name="ce10">
            <text:p>11.097</text:p>
          </table:table-cell>
          <table:table-cell table:number-columns-repeated="16364"/>
        </table:table-row>
        <table:table-row table:style-name="ro6">
          <table:table-cell office:value-type="string" table:style-name="ce4">
            <text:p>E03_yes</text:p>
          </table:table-cell>
          <table:table-cell office:value-type="string" table:style-name="ce4">
            <text:p>Have you been bullied or harassed at work, in the past 12 months?</text:p>
            <text:p>(% selecting 'Yes')</text:p>
          </table:table-cell>
          <table:table-cell office:value-type="string" table:style-name="ce4">
            <text:p>Bullying and harassment</text:p>
          </table:table-cell>
          <table:table-cell table:style-name="ce4"/>
          <table:table-cell office:value-type="float" office:value="10.224" table:style-name="ce10">
            <text:p>10.224</text:p>
          </table:table-cell>
          <table:table-cell office:value-type="float" office:value="10.398" table:style-name="ce10">
            <text:p>10.398</text:p>
          </table:table-cell>
          <table:table-cell office:value-type="float" office:value="9.41" table:style-name="ce10">
            <text:p>9.41</text:p>
          </table:table-cell>
          <table:table-cell office:value-type="float" office:value="10.039999999999999" table:style-name="ce10">
            <text:p>10.04</text:p>
          </table:table-cell>
          <table:table-cell office:value-type="float" office:value="9.8610000000000007" table:style-name="ce10">
            <text:p>9.861</text:p>
          </table:table-cell>
          <table:table-cell office:value-type="float" office:value="9.6449999999999996" table:style-name="ce10">
            <text:p>9.645</text:p>
          </table:table-cell>
          <table:table-cell office:value-type="float" office:value="10.461" table:style-name="ce10">
            <text:p>10.461</text:p>
          </table:table-cell>
          <table:table-cell office:value-type="float" office:value="10.714" table:style-name="ce10">
            <text:p>10.714</text:p>
          </table:table-cell>
          <table:table-cell office:value-type="float" office:value="11.151" table:style-name="ce10">
            <text:p>11.151</text:p>
          </table:table-cell>
          <table:table-cell office:value-type="float" office:value="11.343999999999999" table:style-name="ce10">
            <text:p>11.344</text:p>
          </table:table-cell>
          <table:table-cell office:value-type="float" office:value="11.515000000000001" table:style-name="ce10">
            <text:p>11.515</text:p>
          </table:table-cell>
          <table:table-cell office:value-type="float" office:value="7.6680000000000001" table:style-name="ce10">
            <text:p>7.668</text:p>
          </table:table-cell>
          <table:table-cell office:value-type="float" office:value="7.125" table:style-name="ce10">
            <text:p>7.125</text:p>
          </table:table-cell>
          <table:table-cell office:value-type="float" office:value="7.2119999999999997" table:style-name="ce10">
            <text:p>7.212</text:p>
          </table:table-cell>
          <table:table-cell office:value-type="float" office:value="7.8949999999999996" table:style-name="ce10">
            <text:p>7.895</text:p>
          </table:table-cell>
          <table:table-cell office:value-type="float" office:value="7.65" table:style-name="ce10">
            <text:p>7.65</text:p>
          </table:table-cell>
          <table:table-cell table:number-columns-repeated="16364"/>
        </table:table-row>
        <table:table-row table:style-name="ro6">
          <table:table-cell office:value-type="string" table:style-name="ce4">
            <text:p>E03_no</text:p>
          </table:table-cell>
          <table:table-cell office:value-type="string" table:style-name="ce4">
            <text:p>Have you been bullied or harassed at work, in the past 12 months?</text:p>
            <text:p>(% selecting 'No')</text:p>
          </table:table-cell>
          <table:table-cell office:value-type="string" table:style-name="ce4">
            <text:p>Bullying and harassment</text:p>
          </table:table-cell>
          <table:table-cell table:style-name="ce4"/>
          <table:table-cell office:value-type="float" office:value="82.51" table:style-name="ce10">
            <text:p>82.51</text:p>
          </table:table-cell>
          <table:table-cell office:value-type="float" office:value="82.644999999999996" table:style-name="ce10">
            <text:p>82.645</text:p>
          </table:table-cell>
          <table:table-cell office:value-type="float" office:value="82.930999999999997" table:style-name="ce10">
            <text:p>82.931</text:p>
          </table:table-cell>
          <table:table-cell office:value-type="float" office:value="82.608999999999995" table:style-name="ce10">
            <text:p>82.609</text:p>
          </table:table-cell>
          <table:table-cell office:value-type="float" office:value="83.248999999999995" table:style-name="ce10">
            <text:p>83.249</text:p>
          </table:table-cell>
          <table:table-cell office:value-type="float" office:value="83.179000000000002" table:style-name="ce10">
            <text:p>83.179</text:p>
          </table:table-cell>
          <table:table-cell office:value-type="float" office:value="82.061999999999998" table:style-name="ce10">
            <text:p>82.062</text:p>
          </table:table-cell>
          <table:table-cell office:value-type="float" office:value="81.938999999999993" table:style-name="ce10">
            <text:p>81.939</text:p>
          </table:table-cell>
          <table:table-cell office:value-type="float" office:value="81.707999999999998" table:style-name="ce10">
            <text:p>81.708</text:p>
          </table:table-cell>
          <table:table-cell office:value-type="float" office:value="82.21" table:style-name="ce10">
            <text:p>82.21</text:p>
          </table:table-cell>
          <table:table-cell office:value-type="float" office:value="82.16" table:style-name="ce10">
            <text:p>82.16</text:p>
          </table:table-cell>
          <table:table-cell office:value-type="float" office:value="87.155000000000001" table:style-name="ce10">
            <text:p>87.155</text:p>
          </table:table-cell>
          <table:table-cell office:value-type="float" office:value="87.653999999999996" table:style-name="ce10">
            <text:p>87.654</text:p>
          </table:table-cell>
          <table:table-cell office:value-type="float" office:value="87.799000000000007" table:style-name="ce10">
            <text:p>87.799</text:p>
          </table:table-cell>
          <table:table-cell office:value-type="float" office:value="86.847999999999999" table:style-name="ce10">
            <text:p>86.848</text:p>
          </table:table-cell>
          <table:table-cell office:value-type="float" office:value="86.867000000000004" table:style-name="ce10">
            <text:p>86.867</text:p>
          </table:table-cell>
          <table:table-cell table:number-columns-repeated="16364"/>
        </table:table-row>
        <table:table-row table:style-name="ro6">
          <table:table-cell office:value-type="string" table:style-name="ce4">
            <text:p>E03_pnts</text:p>
          </table:table-cell>
          <table:table-cell office:value-type="string" table:style-name="ce4">
            <text:p>Have you been bullied or harassed at work, in the past 12 months?</text:p>
            <text:p>(% selecting 'Prefer not to say')</text:p>
          </table:table-cell>
          <table:table-cell office:value-type="string" table:style-name="ce4">
            <text:p>Bullying and harassment</text:p>
          </table:table-cell>
          <table:table-cell table:style-name="ce4"/>
          <table:table-cell office:value-type="float" office:value="6.9950000000000001" table:style-name="ce10">
            <text:p>6.995</text:p>
          </table:table-cell>
          <table:table-cell office:value-type="float" office:value="7.1859999999999999" table:style-name="ce10">
            <text:p>7.186</text:p>
          </table:table-cell>
          <table:table-cell office:value-type="float" office:value="7.4340000000000002" table:style-name="ce10">
            <text:p>7.434</text:p>
          </table:table-cell>
          <table:table-cell office:value-type="float" office:value="7.0259999999999998" table:style-name="ce10">
            <text:p>7.026</text:p>
          </table:table-cell>
          <table:table-cell office:value-type="float" office:value="7.1020000000000003" table:style-name="ce10">
            <text:p>7.102</text:p>
          </table:table-cell>
          <table:table-cell office:value-type="float" office:value="7.1470000000000002" table:style-name="ce10">
            <text:p>7.147</text:p>
          </table:table-cell>
          <table:table-cell office:value-type="float" office:value="7.5650000000000004" table:style-name="ce10">
            <text:p>7.565</text:p>
          </table:table-cell>
          <table:table-cell office:value-type="float" office:value="7.1989999999999998" table:style-name="ce10">
            <text:p>7.199</text:p>
          </table:table-cell>
          <table:table-cell office:value-type="float" office:value="6.9320000000000004" table:style-name="ce10">
            <text:p>6.932</text:p>
          </table:table-cell>
          <table:table-cell office:value-type="float" office:value="6.5380000000000003" table:style-name="ce10">
            <text:p>6.538</text:p>
          </table:table-cell>
          <table:table-cell office:value-type="float" office:value="6.75" table:style-name="ce10">
            <text:p>6.75</text:p>
          </table:table-cell>
          <table:table-cell office:value-type="float" office:value="5.4870000000000001" table:style-name="ce10">
            <text:p>5.487</text:p>
          </table:table-cell>
          <table:table-cell office:value-type="float" office:value="5.51" table:style-name="ce10">
            <text:p>5.51</text:p>
          </table:table-cell>
          <table:table-cell office:value-type="float" office:value="5.226" table:style-name="ce10">
            <text:p>5.226</text:p>
          </table:table-cell>
          <table:table-cell office:value-type="float" office:value="5.4249999999999998" table:style-name="ce10">
            <text:p>5.425</text:p>
          </table:table-cell>
          <table:table-cell office:value-type="float" office:value="5.556" table:style-name="ce10">
            <text:p>5.556</text:p>
          </table:table-cell>
          <table:table-cell table:number-columns-repeated="16364"/>
        </table:table-row>
        <table:table-row table:style-name="ro11">
          <table:table-cell office:value-type="string" table:style-name="ce4">
            <text:p>E03A_01</text:p>
          </table:table-cell>
          <table:table-cell office:value-type="string" table:style-name="ce4">
            <text:p>How would you describe the nature of the bullying and or harassment you experienced?</text:p>
            <text:p>(% selecting 'Comments about my personal appearance or accen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0.805" table:style-name="ce10">
            <text:p>10.805</text:p>
          </table:table-cell>
          <table:table-cell office:value-type="float" office:value="8.4269999999999996" table:style-name="ce10">
            <text:p>8.427</text:p>
          </table:table-cell>
          <table:table-cell office:value-type="float" office:value="7.1429999999999998" table:style-name="ce10">
            <text:p>7.143</text:p>
          </table:table-cell>
          <table:table-cell office:value-type="float" office:value="8.9819999999999993" table:style-name="ce10">
            <text:p>8.982</text:p>
          </table:table-cell>
          <table:table-cell office:value-type="float" office:value="7.9560000000000004" table:style-name="ce10">
            <text:p>7.956</text:p>
          </table:table-cell>
          <table:table-cell office:value-type="float" office:value="7.3209999999999997" table:style-name="ce10">
            <text:p>7.321</text:p>
          </table:table-cell>
          <table:table-cell table:number-columns-repeated="16364"/>
        </table:table-row>
        <table:table-row table:style-name="ro3">
          <table:table-cell office:value-type="string" table:style-name="ce4">
            <text:p>E03A_02</text:p>
          </table:table-cell>
          <table:table-cell office:value-type="string" table:style-name="ce4">
            <text:p>How would you describe the nature of the bullying and or harassment you experienced?</text:p>
            <text:p>(% selecting 'Sexual harassment (for example, sexual comments or jokes, unwelcome sexual advances, touching or assaul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3360000000000003" table:style-name="ce10">
            <text:p>5.336</text:p>
          </table:table-cell>
          <table:table-cell office:value-type="float" office:value="2.952" table:style-name="ce10">
            <text:p>2.952</text:p>
          </table:table-cell>
          <table:table-cell office:value-type="float" office:value="2.625" table:style-name="ce10">
            <text:p>2.625</text:p>
          </table:table-cell>
          <table:table-cell office:value-type="float" office:value="2.8170000000000002" table:style-name="ce10">
            <text:p>2.817</text:p>
          </table:table-cell>
          <table:table-cell office:value-type="float" office:value="3.843" table:style-name="ce10">
            <text:p>3.843</text:p>
          </table:table-cell>
          <table:table-cell office:value-type="float" office:value="2.7" table:style-name="ce10">
            <text:p>2.7</text:p>
          </table:table-cell>
          <table:table-cell table:number-columns-repeated="16364"/>
        </table:table-row>
        <table:table-row table:style-name="ro11">
          <table:table-cell office:value-type="string" table:style-name="ce4">
            <text:p>E03A_03</text:p>
          </table:table-cell>
          <table:table-cell office:value-type="string" table:style-name="ce4">
            <text:p>How would you describe the nature of the bullying and or harassment you experienced?</text:p>
            <text:p>(% selecting 'Spreading gossip or making false accusations about me'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6.056999999999999" table:style-name="ce10">
            <text:p>26.057</text:p>
          </table:table-cell>
          <table:table-cell office:value-type="float" office:value="21.91" table:style-name="ce10">
            <text:p>21.91</text:p>
          </table:table-cell>
          <table:table-cell office:value-type="float" office:value="18.341000000000001" table:style-name="ce10">
            <text:p>18.341</text:p>
          </table:table-cell>
          <table:table-cell office:value-type="float" office:value="21.681000000000001" table:style-name="ce10">
            <text:p>21.681</text:p>
          </table:table-cell>
          <table:table-cell office:value-type="float" office:value="22.263999999999999" table:style-name="ce10">
            <text:p>22.264</text:p>
          </table:table-cell>
          <table:table-cell office:value-type="float" office:value="25" table:style-name="ce10">
            <text:p>25</text:p>
          </table:table-cell>
          <table:table-cell table:number-columns-repeated="16364"/>
        </table:table-row>
        <table:table-row table:style-name="ro3">
          <table:table-cell office:value-type="string" table:style-name="ce4">
            <text:p>E03A_04</text:p>
          </table:table-cell>
          <table:table-cell office:value-type="string" table:style-name="ce4">
            <text:p>How would you describe the nature of the bullying and or harassment you experienced?</text:p>
            <text:p>(% selecting 'Intimidation, or verbal or written aggression (for example, shouting, making threats, sending aggressive email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9.754000000000001" table:style-name="ce10">
            <text:p>29.754</text:p>
          </table:table-cell>
          <table:table-cell office:value-type="float" office:value="40.277999999999999" table:style-name="ce10">
            <text:p>40.278</text:p>
          </table:table-cell>
          <table:table-cell office:value-type="float" office:value="39.773000000000003" table:style-name="ce10">
            <text:p>39.773</text:p>
          </table:table-cell>
          <table:table-cell office:value-type="float" office:value="38.915999999999997" table:style-name="ce10">
            <text:p>38.916</text:p>
          </table:table-cell>
          <table:table-cell office:value-type="float" office:value="35.771999999999998" table:style-name="ce10">
            <text:p>35.772</text:p>
          </table:table-cell>
          <table:table-cell office:value-type="float" office:value="35.866" table:style-name="ce10">
            <text:p>35.866</text:p>
          </table:table-cell>
          <table:table-cell table:number-columns-repeated="16364"/>
        </table:table-row>
        <table:table-row table:style-name="ro11">
          <table:table-cell office:value-type="string" table:style-name="ce4">
            <text:p>E03A_05</text:p>
          </table:table-cell>
          <table:table-cell office:value-type="string" table:style-name="ce4">
            <text:p>How would you describe the nature of the bullying and or harassment you experienced?</text:p>
            <text:p>(% selecting 'Physical assault (for example, object thrown at me, pushed, hi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0.51200000000000001" table:style-name="ce10">
            <text:p>0.512</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64"/>
        </table:table-row>
        <table:table-row table:style-name="ro10">
          <table:table-cell office:value-type="string" table:style-name="ce4">
            <text:p>E03A_06</text:p>
          </table:table-cell>
          <table:table-cell office:value-type="string" table:style-name="ce4">
            <text:p>How would you describe the nature of the bullying and or harassment you experienced?</text:p>
            <text:p>(% selecting 'Humiliated in front of team or other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1.014000000000003" table:style-name="ce10">
            <text:p>41.014</text:p>
          </table:table-cell>
          <table:table-cell office:value-type="float" office:value="36.53" table:style-name="ce10">
            <text:p>36.53</text:p>
          </table:table-cell>
          <table:table-cell office:value-type="float" office:value="34.884" table:style-name="ce10">
            <text:p>34.884</text:p>
          </table:table-cell>
          <table:table-cell office:value-type="float" office:value="37.622" table:style-name="ce10">
            <text:p>37.622</text:p>
          </table:table-cell>
          <table:table-cell office:value-type="float" office:value="36.363999999999997" table:style-name="ce10">
            <text:p>36.364</text:p>
          </table:table-cell>
          <table:table-cell office:value-type="float" office:value="36.505000000000003" table:style-name="ce10">
            <text:p>36.505</text:p>
          </table:table-cell>
          <table:table-cell table:number-columns-repeated="16364"/>
        </table:table-row>
        <table:table-row table:style-name="ro3">
          <table:table-cell office:value-type="string" table:style-name="ce4">
            <text:p>E03A_07</text:p>
          </table:table-cell>
          <table:table-cell office:value-type="string" table:style-name="ce4">
            <text:p>How would you describe the nature of the bullying and or harassment you experienced?</text:p>
            <text:p>(% selecting 'Negative micromanagement (for example, excessive control, made to feel incompeten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7.506999999999998" table:style-name="ce10">
            <text:p>47.507</text:p>
          </table:table-cell>
          <table:table-cell office:value-type="float" office:value="46.067" table:style-name="ce10">
            <text:p>46.067</text:p>
          </table:table-cell>
          <table:table-cell office:value-type="float" office:value="50" table:style-name="ce10">
            <text:p>50</text:p>
          </table:table-cell>
          <table:table-cell office:value-type="float" office:value="52.777999999999999" table:style-name="ce10">
            <text:p>52.778</text:p>
          </table:table-cell>
          <table:table-cell office:value-type="float" office:value="52.942" table:style-name="ce10">
            <text:p>52.942</text:p>
          </table:table-cell>
          <table:table-cell office:value-type="float" office:value="51.587000000000003" table:style-name="ce10">
            <text:p>51.587</text:p>
          </table:table-cell>
          <table:table-cell table:number-columns-repeated="16364"/>
        </table:table-row>
        <table:table-row table:style-name="ro3">
          <table:table-cell office:value-type="string" table:style-name="ce4">
            <text:p>E03A_08</text:p>
          </table:table-cell>
          <table:table-cell office:value-type="string" table:style-name="ce4">
            <text:p>How would you describe the nature of the bullying and or harassment you experienced?</text:p>
            <text:p>(% selecting 'Removal of job responsibilities, unconstructive criticism, or changing expectation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1.8" table:style-name="ce10">
            <text:p>31.8</text:p>
          </table:table-cell>
          <table:table-cell office:value-type="float" office:value="27.536000000000001" table:style-name="ce10">
            <text:p>27.536</text:p>
          </table:table-cell>
          <table:table-cell office:value-type="float" office:value="28.766999999999999" table:style-name="ce10">
            <text:p>28.767</text:p>
          </table:table-cell>
          <table:table-cell office:value-type="float" office:value="30" table:style-name="ce10">
            <text:p>30</text:p>
          </table:table-cell>
          <table:table-cell office:value-type="float" office:value="30.861000000000001" table:style-name="ce10">
            <text:p>30.861</text:p>
          </table:table-cell>
          <table:table-cell office:value-type="float" office:value="30.879000000000001" table:style-name="ce10">
            <text:p>30.879</text:p>
          </table:table-cell>
          <table:table-cell table:number-columns-repeated="16364"/>
        </table:table-row>
        <table:table-row table:style-name="ro10">
          <table:table-cell office:value-type="string" table:style-name="ce4">
            <text:p>E03A_09</text:p>
          </table:table-cell>
          <table:table-cell office:value-type="string" table:style-name="ce4">
            <text:p>How would you describe the nature of the bullying and or harassment you experienced?</text:p>
            <text:p>(% selecting 'Treated less favourably to other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9.325000000000003" table:style-name="ce10">
            <text:p>39.325</text:p>
          </table:table-cell>
          <table:table-cell office:value-type="float" office:value="36.985999999999997" table:style-name="ce10">
            <text:p>36.986</text:p>
          </table:table-cell>
          <table:table-cell office:value-type="float" office:value="35.616" table:style-name="ce10">
            <text:p>35.616</text:p>
          </table:table-cell>
          <table:table-cell office:value-type="float" office:value="37.320999999999998" table:style-name="ce10">
            <text:p>37.321</text:p>
          </table:table-cell>
          <table:table-cell office:value-type="float" office:value="37.768000000000001" table:style-name="ce10">
            <text:p>37.768</text:p>
          </table:table-cell>
          <table:table-cell office:value-type="float" office:value="39.082999999999998" table:style-name="ce10">
            <text:p>39.083</text:p>
          </table:table-cell>
          <table:table-cell table:number-columns-repeated="16364"/>
        </table:table-row>
        <table:table-row table:style-name="ro10">
          <table:table-cell office:value-type="string" table:style-name="ce4">
            <text:p>E03A_10</text:p>
          </table:table-cell>
          <table:table-cell office:value-type="string" table:style-name="ce4">
            <text:p>How would you describe the nature of the bullying and or harassment you experienced?</text:p>
            <text:p>(% selecting 'Ignored, excluded, marginalised'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7.613999999999997" table:style-name="ce10">
            <text:p>37.614</text:p>
          </table:table-cell>
          <table:table-cell office:value-type="float" office:value="36.268999999999998" table:style-name="ce10">
            <text:p>36.269</text:p>
          </table:table-cell>
          <table:table-cell office:value-type="float" office:value="36.267000000000003" table:style-name="ce10">
            <text:p>36.267</text:p>
          </table:table-cell>
          <table:table-cell office:value-type="float" office:value="36.003999999999998" table:style-name="ce10">
            <text:p>36.004</text:p>
          </table:table-cell>
          <table:table-cell office:value-type="float" office:value="35.305999999999997" table:style-name="ce10">
            <text:p>35.306</text:p>
          </table:table-cell>
          <table:table-cell office:value-type="float" office:value="37.311" table:style-name="ce10">
            <text:p>37.311</text:p>
          </table:table-cell>
          <table:table-cell table:number-columns-repeated="16364"/>
        </table:table-row>
        <table:table-row table:style-name="ro10">
          <table:table-cell office:value-type="string" table:style-name="ce4">
            <text:p>E03A_11</text:p>
          </table:table-cell>
          <table:table-cell office:value-type="string" table:style-name="ce4">
            <text:p>How would you describe the nature of the bullying and or harassment you experienced?</text:p>
            <text:p>(% selecting 'Undermining or taking credit for my work'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0.9" table:style-name="ce10">
            <text:p>30.9</text:p>
          </table:table-cell>
          <table:table-cell office:value-type="float" office:value="26.19" table:style-name="ce10">
            <text:p>26.19</text:p>
          </table:table-cell>
          <table:table-cell office:value-type="float" office:value="30.233000000000001" table:style-name="ce10">
            <text:p>30.233</text:p>
          </table:table-cell>
          <table:table-cell office:value-type="float" office:value="29.395" table:style-name="ce10">
            <text:p>29.395</text:p>
          </table:table-cell>
          <table:table-cell office:value-type="float" office:value="30.056000000000001" table:style-name="ce10">
            <text:p>30.056</text:p>
          </table:table-cell>
          <table:table-cell office:value-type="float" office:value="27.35" table:style-name="ce10">
            <text:p>27.35</text:p>
          </table:table-cell>
          <table:table-cell table:number-columns-repeated="16364"/>
        </table:table-row>
        <table:table-row table:style-name="ro10">
          <table:table-cell office:value-type="string" table:style-name="ce4">
            <text:p>E03A_12</text:p>
          </table:table-cell>
          <table:table-cell office:value-type="string" table:style-name="ce4">
            <text:p>How would you describe the nature of the bullying and or harassment you experienced?</text:p>
            <text:p>(% selecting 'Denied time off for personal ill health'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9630000000000001" table:style-name="ce10">
            <text:p>2.963</text:p>
          </table:table-cell>
          <table:table-cell office:value-type="float" office:value="1.6819999999999999" table:style-name="ce10">
            <text:p>1.682</text:p>
          </table:table-cell>
          <table:table-cell office:value-type="float" office:value="1.613" table:style-name="ce10">
            <text:p>1.613</text:p>
          </table:table-cell>
          <table:table-cell office:value-type="float" office:value="2" table:style-name="ce10">
            <text:p>2</text:p>
          </table:table-cell>
          <table:table-cell office:value-type="float" office:value="1.579" table:style-name="ce10">
            <text:p>1.579</text:p>
          </table:table-cell>
          <table:table-cell office:value-type="float" office:value="1.6759999999999999" table:style-name="ce10">
            <text:p>1.676</text:p>
          </table:table-cell>
          <table:table-cell table:number-columns-repeated="16364"/>
        </table:table-row>
        <table:table-row table:style-name="ro11">
          <table:table-cell office:value-type="string" table:style-name="ce4">
            <text:p>E03A_13</text:p>
          </table:table-cell>
          <table:table-cell office:value-type="string" table:style-name="ce4">
            <text:p>How would you describe the nature of the bullying and or harassment you experienced?</text:p>
            <text:p>(% selecting 'Denied time off for family or caring responsibilitie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95" table:style-name="ce10">
            <text:p>3.95</text:p>
          </table:table-cell>
          <table:table-cell office:value-type="float" office:value="2.8090000000000002" table:style-name="ce10">
            <text:p>2.809</text:p>
          </table:table-cell>
          <table:table-cell office:value-type="float" office:value="3.5710000000000002" table:style-name="ce10">
            <text:p>3.571</text:p>
          </table:table-cell>
          <table:table-cell office:value-type="float" office:value="2.456" table:style-name="ce10">
            <text:p>2.456</text:p>
          </table:table-cell>
          <table:table-cell office:value-type="float" office:value="2.3260000000000001" table:style-name="ce10">
            <text:p>2.326</text:p>
          </table:table-cell>
          <table:table-cell office:value-type="float" office:value="2.5470000000000002" table:style-name="ce10">
            <text:p>2.547</text:p>
          </table:table-cell>
          <table:table-cell table:number-columns-repeated="16364"/>
        </table:table-row>
        <table:table-row table:style-name="ro11">
          <table:table-cell office:value-type="string" table:style-name="ce4">
            <text:p>E03A_14</text:p>
          </table:table-cell>
          <table:table-cell office:value-type="string" table:style-name="ce4">
            <text:p>How would you describe the nature of the bullying and or harassment you experienced?</text:p>
            <text:p>(% selecting 'Disclosure of personal or sensitive information to colleagues without my consen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9.8179999999999996" table:style-name="ce10">
            <text:p>9.818</text:p>
          </table:table-cell>
          <table:table-cell office:value-type="float" office:value="7.19" table:style-name="ce10">
            <text:p>7.19</text:p>
          </table:table-cell>
          <table:table-cell office:value-type="float" office:value="7.6920000000000002" table:style-name="ce10">
            <text:p>7.692</text:p>
          </table:table-cell>
          <table:table-cell office:value-type="float" office:value="7.6920000000000002" table:style-name="ce10">
            <text:p>7.692</text:p>
          </table:table-cell>
          <table:table-cell office:value-type="float" office:value="7.8630000000000004" table:style-name="ce10">
            <text:p>7.863</text:p>
          </table:table-cell>
          <table:table-cell office:value-type="float" office:value="8.6959999999999997" table:style-name="ce10">
            <text:p>8.696</text:p>
          </table:table-cell>
          <table:table-cell table:number-columns-repeated="16364"/>
        </table:table-row>
        <table:table-row table:style-name="ro11">
          <table:table-cell office:value-type="string" table:style-name="ce4">
            <text:p>E03A_15</text:p>
          </table:table-cell>
          <table:table-cell office:value-type="string" table:style-name="ce4">
            <text:p>How would you describe the nature of the bullying and or harassment you experienced?</text:p>
            <text:p>(% selecting 'Unhelpful comments about my mental health or being off sick'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9.3119999999999994" table:style-name="ce10">
            <text:p>9.312</text:p>
          </table:table-cell>
          <table:table-cell office:value-type="float" office:value="9.0909999999999993" table:style-name="ce10">
            <text:p>9.091</text:p>
          </table:table-cell>
          <table:table-cell office:value-type="float" office:value="10.587" table:style-name="ce10">
            <text:p>10.587</text:p>
          </table:table-cell>
          <table:table-cell office:value-type="float" office:value="9.9819999999999993" table:style-name="ce10">
            <text:p>9.982</text:p>
          </table:table-cell>
          <table:table-cell office:value-type="float" office:value="11.087999999999999" table:style-name="ce10">
            <text:p>11.088</text:p>
          </table:table-cell>
          <table:table-cell table:number-columns-repeated="16364"/>
        </table:table-row>
        <table:table-row table:style-name="ro10">
          <table:table-cell office:value-type="string" table:style-name="ce4">
            <text:p>E03A_16</text:p>
          </table:table-cell>
          <table:table-cell office:value-type="string" table:style-name="ce4">
            <text:p>How would you describe the nature of the bullying and or harassment you experienced?</text:p>
            <text:p>(% selecting 'Something else not listed here'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1.765000000000001" table:style-name="ce10">
            <text:p>11.765</text:p>
          </table:table-cell>
          <table:table-cell office:value-type="float" office:value="14.952999999999999" table:style-name="ce10">
            <text:p>14.953</text:p>
          </table:table-cell>
          <table:table-cell office:value-type="float" office:value="7.7640000000000002" table:style-name="ce10">
            <text:p>7.764</text:p>
          </table:table-cell>
          <table:table-cell office:value-type="float" office:value="7.8109999999999999" table:style-name="ce10">
            <text:p>7.811</text:p>
          </table:table-cell>
          <table:table-cell office:value-type="float" office:value="7.2539999999999996" table:style-name="ce10">
            <text:p>7.254</text:p>
          </table:table-cell>
          <table:table-cell office:value-type="float" office:value="7.6920000000000002" table:style-name="ce10">
            <text:p>7.692</text:p>
          </table:table-cell>
          <table:table-cell table:number-columns-repeated="16364"/>
        </table:table-row>
        <table:table-row table:style-name="ro10">
          <table:table-cell office:value-type="string" table:style-name="ce4">
            <text:p>E03A_17</text:p>
          </table:table-cell>
          <table:table-cell office:value-type="string" table:style-name="ce4">
            <text:p>How would you describe the nature of the bullying and or harassment you experienced?</text:p>
            <text:p>(% selecting 'Prefer not to say'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 table:style-name="ce10">
            <text:p>5</text:p>
          </table:table-cell>
          <table:table-cell office:value-type="float" office:value="3.6360000000000001" table:style-name="ce10">
            <text:p>3.636</text:p>
          </table:table-cell>
          <table:table-cell office:value-type="float" office:value="3.399" table:style-name="ce10">
            <text:p>3.399</text:p>
          </table:table-cell>
          <table:table-cell office:value-type="float" office:value="2.7069999999999999" table:style-name="ce10">
            <text:p>2.707</text:p>
          </table:table-cell>
          <table:table-cell office:value-type="float" office:value="2.927" table:style-name="ce10">
            <text:p>2.927</text:p>
          </table:table-cell>
          <table:table-cell office:value-type="float" office:value="3.456" table:style-name="ce10">
            <text:p>3.456</text:p>
          </table:table-cell>
          <table:table-cell table:number-columns-repeated="16364"/>
        </table:table-row>
        <table:table-row table:style-name="ro7">
          <table:table-cell office:value-type="string" table:style-name="ce4">
            <text:p>E04_01</text:p>
          </table:table-cell>
          <table:table-cell office:value-type="string" table:style-name="ce4">
            <text:p>Who bullied or harassed you?</text:p>
            <text:p>(% selecting 'A colleague in my Area, Directorate or Divis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5.908999999999999" table:style-name="ce10">
            <text:p>35.909</text:p>
          </table:table-cell>
          <table:table-cell office:value-type="float" office:value="36.066000000000003" table:style-name="ce10">
            <text:p>36.066</text:p>
          </table:table-cell>
          <table:table-cell office:value-type="float" office:value="33.101999999999997" table:style-name="ce10">
            <text:p>33.102</text:p>
          </table:table-cell>
          <table:table-cell office:value-type="float" office:value="34.366999999999997" table:style-name="ce10">
            <text:p>34.367</text:p>
          </table:table-cell>
          <table:table-cell office:value-type="float" office:value="33.670999999999999" table:style-name="ce10">
            <text:p>33.671</text:p>
          </table:table-cell>
          <table:table-cell office:value-type="float" office:value="36.006999999999998" table:style-name="ce10">
            <text:p>36.007</text:p>
          </table:table-cell>
          <table:table-cell table:number-columns-repeated="16364"/>
        </table:table-row>
        <table:table-row table:style-name="ro9">
          <table:table-cell office:value-type="string" table:style-name="ce4">
            <text:p>E04_02</text:p>
          </table:table-cell>
          <table:table-cell office:value-type="string" table:style-name="ce4">
            <text:p>Who bullied or harassed you?</text:p>
            <text:p>(% selecting 'A colleague in a different Area, Directorate, Division of [my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1.673" table:style-name="ce10">
            <text:p>11.673</text:p>
          </table:table-cell>
          <table:table-cell office:value-type="float" office:value="12.05" table:style-name="ce10">
            <text:p>12.05</text:p>
          </table:table-cell>
          <table:table-cell office:value-type="float" office:value="12.162000000000001" table:style-name="ce10">
            <text:p>12.162</text:p>
          </table:table-cell>
          <table:table-cell office:value-type="float" office:value="10.727" table:style-name="ce10">
            <text:p>10.727</text:p>
          </table:table-cell>
          <table:table-cell office:value-type="float" office:value="11.202" table:style-name="ce10">
            <text:p>11.202</text:p>
          </table:table-cell>
          <table:table-cell office:value-type="float" office:value="11.087999999999999" table:style-name="ce10">
            <text:p>11.088</text:p>
          </table:table-cell>
          <table:table-cell table:number-columns-repeated="16364"/>
        </table:table-row>
        <table:table-row table:style-name="ro6">
          <table:table-cell office:value-type="string" table:style-name="ce4">
            <text:p>E04_03</text:p>
          </table:table-cell>
          <table:table-cell office:value-type="string" table:style-name="ce4">
            <text:p>Who bullied or harassed you?</text:p>
            <text:p>(% selecting 'My manager'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31.271999999999998" table:style-name="ce10">
            <text:p>31.272</text:p>
          </table:table-cell>
          <table:table-cell office:value-type="float" office:value="27.943999999999999" table:style-name="ce10">
            <text:p>27.944</text:p>
          </table:table-cell>
          <table:table-cell office:value-type="float" office:value="28.196999999999999" table:style-name="ce10">
            <text:p>28.197</text:p>
          </table:table-cell>
          <table:table-cell office:value-type="float" office:value="27.379000000000001" table:style-name="ce10">
            <text:p>27.379</text:p>
          </table:table-cell>
          <table:table-cell office:value-type="float" office:value="29.524999999999999" table:style-name="ce10">
            <text:p>29.525</text:p>
          </table:table-cell>
          <table:table-cell office:value-type="float" office:value="29.786999999999999" table:style-name="ce10">
            <text:p>29.787</text:p>
          </table:table-cell>
          <table:table-cell office:value-type="float" office:value="28.609000000000002" table:style-name="ce10">
            <text:p>28.609</text:p>
          </table:table-cell>
          <table:table-cell office:value-type="float" office:value="29.361000000000001" table:style-name="ce10">
            <text:p>29.361</text:p>
          </table:table-cell>
          <table:table-cell office:value-type="float" office:value="26.366" table:style-name="ce10">
            <text:p>26.366</text:p>
          </table:table-cell>
          <table:table-cell office:value-type="float" office:value="27.082999999999998" table:style-name="ce10">
            <text:p>27.083</text:p>
          </table:table-cell>
          <table:table-cell office:value-type="float" office:value="29.655999999999999" table:style-name="ce10">
            <text:p>29.656</text:p>
          </table:table-cell>
          <table:table-cell office:value-type="float" office:value="30" table:style-name="ce10">
            <text:p>30</text:p>
          </table:table-cell>
          <table:table-cell office:value-type="float" office:value="32.301000000000002" table:style-name="ce10">
            <text:p>32.301</text:p>
          </table:table-cell>
          <table:table-cell office:value-type="float" office:value="32.363999999999997" table:style-name="ce10">
            <text:p>32.364</text:p>
          </table:table-cell>
          <table:table-cell office:value-type="float" office:value="31.806999999999999" table:style-name="ce10">
            <text:p>31.807</text:p>
          </table:table-cell>
          <table:table-cell office:value-type="float" office:value="30.837" table:style-name="ce10">
            <text:p>30.837</text:p>
          </table:table-cell>
          <table:table-cell table:number-columns-repeated="16364"/>
        </table:table-row>
        <table:table-row table:style-name="ro7">
          <table:table-cell office:value-type="string" table:style-name="ce4">
            <text:p>E04_04</text:p>
          </table:table-cell>
          <table:table-cell office:value-type="string" table:style-name="ce4">
            <text:p>Who bullied or harassed you?</text:p>
            <text:p>(% selecting 'Another senior member of staff in [my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3.745999999999999" table:style-name="ce10">
            <text:p>23.746</text:p>
          </table:table-cell>
          <table:table-cell office:value-type="float" office:value="27.219000000000001" table:style-name="ce10">
            <text:p>27.219</text:p>
          </table:table-cell>
          <table:table-cell office:value-type="float" office:value="25.882000000000001" table:style-name="ce10">
            <text:p>25.882</text:p>
          </table:table-cell>
          <table:table-cell office:value-type="float" office:value="24.193999999999999" table:style-name="ce10">
            <text:p>24.194</text:p>
          </table:table-cell>
          <table:table-cell office:value-type="float" office:value="23.411999999999999" table:style-name="ce10">
            <text:p>23.412</text:p>
          </table:table-cell>
          <table:table-cell office:value-type="float" office:value="24.242000000000001" table:style-name="ce10">
            <text:p>24.242</text:p>
          </table:table-cell>
          <table:table-cell table:number-columns-repeated="16364"/>
        </table:table-row>
        <table:table-row table:style-name="ro7">
          <table:table-cell office:value-type="string" table:style-name="ce4">
            <text:p>E04_05</text:p>
          </table:table-cell>
          <table:table-cell office:value-type="string" table:style-name="ce4">
            <text:p>Who bullied or harassed you?</text:p>
            <text:p>(% selecting 'Someone I manage'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4.0960000000000001" table:style-name="ce10">
            <text:p>4.096</text:p>
          </table:table-cell>
          <table:table-cell office:value-type="float" office:value="4.37" table:style-name="ce10">
            <text:p>4.37</text:p>
          </table:table-cell>
          <table:table-cell office:value-type="float" office:value="4.3499999999999996" table:style-name="ce10">
            <text:p>4.35</text:p>
          </table:table-cell>
          <table:table-cell office:value-type="float" office:value="3.9089999999999998" table:style-name="ce10">
            <text:p>3.909</text:p>
          </table:table-cell>
          <table:table-cell office:value-type="float" office:value="4.17" table:style-name="ce10">
            <text:p>4.17</text:p>
          </table:table-cell>
          <table:table-cell office:value-type="float" office:value="3.8460000000000001" table:style-name="ce10">
            <text:p>3.846</text:p>
          </table:table-cell>
          <table:table-cell office:value-type="float" office:value="3.9279999999999999" table:style-name="ce10">
            <text:p>3.928</text:p>
          </table:table-cell>
          <table:table-cell office:value-type="float" office:value="4.2779999999999996" table:style-name="ce10">
            <text:p>4.278</text:p>
          </table:table-cell>
          <table:table-cell office:value-type="float" office:value="3.8839999999999999" table:style-name="ce10">
            <text:p>3.884</text:p>
          </table:table-cell>
          <table:table-cell office:value-type="float" office:value="4.5019999999999998" table:style-name="ce10">
            <text:p>4.502</text:p>
          </table:table-cell>
          <table:table-cell office:value-type="float" office:value="4.149" table:style-name="ce10">
            <text:p>4.149</text:p>
          </table:table-cell>
          <table:table-cell office:value-type="float" office:value="4.3479999999999999" table:style-name="ce10">
            <text:p>4.348</text:p>
          </table:table-cell>
          <table:table-cell office:value-type="float" office:value="3.8460000000000001" table:style-name="ce10">
            <text:p>3.846</text:p>
          </table:table-cell>
          <table:table-cell office:value-type="float" office:value="4.407" table:style-name="ce10">
            <text:p>4.407</text:p>
          </table:table-cell>
          <table:table-cell office:value-type="float" office:value="4.7519999999999998" table:style-name="ce10">
            <text:p>4.752</text:p>
          </table:table-cell>
          <table:table-cell office:value-type="float" office:value="5.077" table:style-name="ce10">
            <text:p>5.077</text:p>
          </table:table-cell>
          <table:table-cell table:number-columns-repeated="16364"/>
        </table:table-row>
        <table:table-row table:style-name="ro9">
          <table:table-cell office:value-type="string" table:style-name="ce4">
            <text:p>E04_06</text:p>
          </table:table-cell>
          <table:table-cell office:value-type="string" table:style-name="ce4">
            <text:p>Who bullied or harassed you?</text:p>
            <text:p>(% selecting 'Someone working in a different Civil Service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577" table:style-name="ce10">
            <text:p>2.577</text:p>
          </table:table-cell>
          <table:table-cell office:value-type="float" office:value="0.82" table:style-name="ce10">
            <text:p>0.82</text:p>
          </table:table-cell>
          <table:table-cell office:value-type="float" office:value="3.419" table:style-name="ce10">
            <text:p>3.419</text:p>
          </table:table-cell>
          <table:table-cell office:value-type="float" office:value="2.4460000000000002" table:style-name="ce10">
            <text:p>2.446</text:p>
          </table:table-cell>
          <table:table-cell office:value-type="float" office:value="2.98" table:style-name="ce10">
            <text:p>2.98</text:p>
          </table:table-cell>
          <table:table-cell office:value-type="float" office:value="1.9490000000000001" table:style-name="ce10">
            <text:p>1.949</text:p>
          </table:table-cell>
          <table:table-cell table:number-columns-repeated="16364"/>
        </table:table-row>
        <table:table-row table:style-name="ro9">
          <table:table-cell office:value-type="string" table:style-name="ce4">
            <text:p>E04_07</text:p>
          </table:table-cell>
          <table:table-cell office:value-type="string" table:style-name="ce4">
            <text:p>Who bullied or harassed you?</text:p>
            <text:p>(% selecting 'Someone working for a non-Civil Service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4079999999999999" table:style-name="ce10">
            <text:p>3.408</text:p>
          </table:table-cell>
          <table:table-cell office:value-type="float" office:value="0.32900000000000001" table:style-name="ce10">
            <text:p>0.329</text:p>
          </table:table-cell>
          <table:table-cell office:value-type="float" office:value="0" table:style-name="ce10">
            <text:p>0</text:p>
          </table:table-cell>
          <table:table-cell office:value-type="float" office:value="0.41799999999999998" table:style-name="ce10">
            <text:p>0.418</text:p>
          </table:table-cell>
          <table:table-cell office:value-type="float" office:value="0.51200000000000001" table:style-name="ce10">
            <text:p>0.512</text:p>
          </table:table-cell>
          <table:table-cell office:value-type="float" office:value="0" table:style-name="ce10">
            <text:p>0</text:p>
          </table:table-cell>
          <table:table-cell table:number-columns-repeated="16364"/>
        </table:table-row>
        <table:table-row table:style-name="ro6">
          <table:table-cell office:value-type="string" table:style-name="ce4">
            <text:p>E04_08</text:p>
          </table:table-cell>
          <table:table-cell office:value-type="string" table:style-name="ce4">
            <text:p>Who bullied or harassed you?</text:p>
            <text:p>(% selecting 'A contractor'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37" table:style-name="ce10">
            <text:p>1.37</text:p>
          </table:table-cell>
          <table:table-cell office:value-type="float" office:value="1.4390000000000001" table:style-name="ce10">
            <text:p>1.439</text:p>
          </table:table-cell>
          <table:table-cell office:value-type="float" office:value="1.6" table:style-name="ce10">
            <text:p>1.6</text:p>
          </table:table-cell>
          <table:table-cell office:value-type="float" office:value="1.099" table:style-name="ce10">
            <text:p>1.099</text:p>
          </table:table-cell>
          <table:table-cell office:value-type="float" office:value="0.79500000000000004" table:style-name="ce10">
            <text:p>0.795</text:p>
          </table:table-cell>
          <table:table-cell office:value-type="float" office:value="0.74399999999999999" table:style-name="ce10">
            <text:p>0.744</text:p>
          </table:table-cell>
          <table:table-cell table:number-columns-repeated="16364"/>
        </table:table-row>
        <table:table-row table:style-name="ro9">
          <table:table-cell office:value-type="string" table:style-name="ce4">
            <text:p>E04_09</text:p>
          </table:table-cell>
          <table:table-cell office:value-type="string" table:style-name="ce4">
            <text:p>Who bullied or harassed you?</text:p>
            <text:p>(% selecting 'A service user (for example, customer, claimant, offender)'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37" table:style-name="ce10">
            <text:p>1.37</text:p>
          </table:table-cell>
          <table:table-cell office:value-type="float" office:value="0.49399999999999999" table:style-name="ce10">
            <text:p>0.494</text:p>
          </table:table-cell>
          <table:table-cell office:value-type="float" office:value="0.41899999999999998" table:style-name="ce10">
            <text:p>0.419</text:p>
          </table:table-cell>
          <table:table-cell office:value-type="float" office:value="0.27400000000000002" table:style-name="ce10">
            <text:p>0.274</text:p>
          </table:table-cell>
          <table:table-cell office:value-type="float" office:value="0.65300000000000002" table:style-name="ce10">
            <text:p>0.653</text:p>
          </table:table-cell>
          <table:table-cell office:value-type="float" office:value="0.32700000000000001" table:style-name="ce10">
            <text:p>0.327</text:p>
          </table:table-cell>
          <table:table-cell table:number-columns-repeated="16364"/>
        </table:table-row>
        <table:table-row table:style-name="ro7">
          <table:table-cell office:value-type="string" table:style-name="ce4">
            <text:p>E04_10</text:p>
          </table:table-cell>
          <table:table-cell office:value-type="string" table:style-name="ce4">
            <text:p>Who bullied or harassed you?</text:p>
            <text:p>(% selecting 'A member of the public'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2.218" table:style-name="ce10">
            <text:p>2.218</text:p>
          </table:table-cell>
          <table:table-cell office:value-type="float" office:value="2.0470000000000002" table:style-name="ce10">
            <text:p>2.047</text:p>
          </table:table-cell>
          <table:table-cell office:value-type="float" office:value="2.2160000000000002" table:style-name="ce10">
            <text:p>2.216</text:p>
          </table:table-cell>
          <table:table-cell office:value-type="float" office:value="1.887" table:style-name="ce10">
            <text:p>1.887</text:p>
          </table:table-cell>
          <table:table-cell office:value-type="float" office:value="1.262" table:style-name="ce10">
            <text:p>1.262</text:p>
          </table:table-cell>
          <table:table-cell office:value-type="float" office:value="1.639" table:style-name="ce10">
            <text:p>1.639</text:p>
          </table:table-cell>
          <table:table-cell office:value-type="float" office:value="1.284" table:style-name="ce10">
            <text:p>1.284</text:p>
          </table:table-cell>
          <table:table-cell office:value-type="float" office:value="1.6659999999999999" table:style-name="ce10">
            <text:p>1.666</text:p>
          </table:table-cell>
          <table:table-cell office:value-type="float" office:value="1.3029999999999999" table:style-name="ce10">
            <text:p>1.303</text:p>
          </table:table-cell>
          <table:table-cell office:value-type="float" office:value="1.9670000000000001" table:style-name="ce10">
            <text:p>1.967</text:p>
          </table:table-cell>
          <table:table-cell office:value-type="float" office:value="0.80500000000000005" table:style-name="ce10">
            <text:p>0.805</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table:number-columns-repeated="16364"/>
        </table:table-row>
        <table:table-row table:style-name="ro7">
          <table:table-cell office:value-type="string" table:style-name="ce4">
            <text:p>E04_11</text:p>
          </table:table-cell>
          <table:table-cell office:value-type="string" table:style-name="ce4">
            <text:p>Who bullied or harassed you?</text:p>
            <text:p>(% selecting 'Someone else not listed here'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3.34" table:style-name="ce10">
            <text:p>3.34</text:p>
          </table:table-cell>
          <table:table-cell office:value-type="float" office:value="3.101" table:style-name="ce10">
            <text:p>3.101</text:p>
          </table:table-cell>
          <table:table-cell office:value-type="float" office:value="2.9830000000000001" table:style-name="ce10">
            <text:p>2.983</text:p>
          </table:table-cell>
          <table:table-cell office:value-type="float" office:value="2.9329999999999998" table:style-name="ce10">
            <text:p>2.933</text:p>
          </table:table-cell>
          <table:table-cell office:value-type="float" office:value="3.472" table:style-name="ce10">
            <text:p>3.472</text:p>
          </table:table-cell>
          <table:table-cell office:value-type="float" office:value="3.5289999999999999" table:style-name="ce10">
            <text:p>3.529</text:p>
          </table:table-cell>
          <table:table-cell office:value-type="float" office:value="3.8530000000000002" table:style-name="ce10">
            <text:p>3.853</text:p>
          </table:table-cell>
          <table:table-cell office:value-type="float" office:value="4.3220000000000001" table:style-name="ce10">
            <text:p>4.322</text:p>
          </table:table-cell>
          <table:table-cell office:value-type="float" office:value="4.4829999999999997" table:style-name="ce10">
            <text:p>4.483</text:p>
          </table:table-cell>
          <table:table-cell office:value-type="float" office:value="4.1669999999999998" table:style-name="ce10">
            <text:p>4.167</text:p>
          </table:table-cell>
          <table:table-cell office:value-type="float" office:value="2.532" table:style-name="ce10">
            <text:p>2.532</text:p>
          </table:table-cell>
          <table:table-cell office:value-type="float" office:value="2.2469999999999999" table:style-name="ce10">
            <text:p>2.247</text:p>
          </table:table-cell>
          <table:table-cell office:value-type="float" office:value="4.05" table:style-name="ce10">
            <text:p>4.05</text:p>
          </table:table-cell>
          <table:table-cell office:value-type="float" office:value="4.141" table:style-name="ce10">
            <text:p>4.141</text:p>
          </table:table-cell>
          <table:table-cell office:value-type="float" office:value="4.1219999999999999" table:style-name="ce10">
            <text:p>4.122</text:p>
          </table:table-cell>
          <table:table-cell office:value-type="float" office:value="3.9060000000000001" table:style-name="ce10">
            <text:p>3.906</text:p>
          </table:table-cell>
          <table:table-cell table:number-columns-repeated="16364"/>
        </table:table-row>
        <table:table-row table:style-name="ro7">
          <table:table-cell office:value-type="string" table:style-name="ce4">
            <text:p>E04_12</text:p>
          </table:table-cell>
          <table:table-cell office:value-type="string" table:style-name="ce4">
            <text:p>Who bullied or harassed you?</text:p>
            <text:p>(% selecting 'Prefer not to say'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14.305999999999999" table:style-name="ce10">
            <text:p>14.306</text:p>
          </table:table-cell>
          <table:table-cell office:value-type="float" office:value="16.077999999999999" table:style-name="ce10">
            <text:p>16.078</text:p>
          </table:table-cell>
          <table:table-cell office:value-type="float" office:value="16.898" table:style-name="ce10">
            <text:p>16.898</text:p>
          </table:table-cell>
          <table:table-cell office:value-type="float" office:value="16.667000000000002" table:style-name="ce10">
            <text:p>16.667</text:p>
          </table:table-cell>
          <table:table-cell office:value-type="float" office:value="14.72" table:style-name="ce10">
            <text:p>14.72</text:p>
          </table:table-cell>
          <table:table-cell office:value-type="float" office:value="14.055" table:style-name="ce10">
            <text:p>14.055</text:p>
          </table:table-cell>
          <table:table-cell office:value-type="float" office:value="14.406000000000001" table:style-name="ce10">
            <text:p>14.406</text:p>
          </table:table-cell>
          <table:table-cell office:value-type="float" office:value="13.442" table:style-name="ce10">
            <text:p>13.442</text:p>
          </table:table-cell>
          <table:table-cell office:value-type="float" office:value="14.286" table:style-name="ce10">
            <text:p>14.286</text:p>
          </table:table-cell>
          <table:table-cell office:value-type="float" office:value="12.5" table:style-name="ce10">
            <text:p>12.5</text:p>
          </table:table-cell>
          <table:table-cell office:value-type="float" office:value="11.263999999999999" table:style-name="ce10">
            <text:p>11.264</text:p>
          </table:table-cell>
          <table:table-cell office:value-type="float" office:value="10.795" table:style-name="ce10">
            <text:p>10.795</text:p>
          </table:table-cell>
          <table:table-cell office:value-type="float" office:value="7.843" table:style-name="ce10">
            <text:p>7.843</text:p>
          </table:table-cell>
          <table:table-cell office:value-type="float" office:value="8.58" table:style-name="ce10">
            <text:p>8.58</text:p>
          </table:table-cell>
          <table:table-cell office:value-type="float" office:value="8.5969999999999995" table:style-name="ce10">
            <text:p>8.597</text:p>
          </table:table-cell>
          <table:table-cell office:value-type="float" office:value="9.1780000000000008" table:style-name="ce10">
            <text:p>9.178</text:p>
          </table:table-cell>
          <table:table-cell table:number-columns-repeated="16364"/>
        </table:table-row>
        <table:table-row table:style-name="ro6">
          <table:table-cell office:value-type="string" table:style-name="ce4">
            <text:p>E05_yes</text:p>
          </table:table-cell>
          <table:table-cell office:value-type="string" table:style-name="ce4">
            <text:p>Did you report your experience of bullying and harassment?</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4.365000000000002" table:style-name="ce10">
            <text:p>34.365</text:p>
          </table:table-cell>
          <table:table-cell office:value-type="float" office:value="36.353000000000002" table:style-name="ce10">
            <text:p>36.353</text:p>
          </table:table-cell>
          <table:table-cell office:value-type="float" office:value="40.046999999999997" table:style-name="ce10">
            <text:p>40.047</text:p>
          </table:table-cell>
          <table:table-cell office:value-type="float" office:value="50.619" table:style-name="ce10">
            <text:p>50.619</text:p>
          </table:table-cell>
          <table:table-cell office:value-type="float" office:value="39.393999999999998" table:style-name="ce10">
            <text:p>39.394</text:p>
          </table:table-cell>
          <table:table-cell office:value-type="float" office:value="38.71" table:style-name="ce10">
            <text:p>38.71</text:p>
          </table:table-cell>
          <table:table-cell office:value-type="float" office:value="38.545999999999999" table:style-name="ce10">
            <text:p>38.546</text:p>
          </table:table-cell>
          <table:table-cell office:value-type="float" office:value="40.216999999999999" table:style-name="ce10">
            <text:p>40.217</text:p>
          </table:table-cell>
          <table:table-cell office:value-type="float" office:value="40.344999999999999" table:style-name="ce10">
            <text:p>40.345</text:p>
          </table:table-cell>
          <table:table-cell table:number-columns-repeated="16364"/>
        </table:table-row>
        <table:table-row table:style-name="ro6">
          <table:table-cell office:value-type="string" table:style-name="ce4">
            <text:p>E05_no</text:p>
          </table:table-cell>
          <table:table-cell office:value-type="string" table:style-name="ce4">
            <text:p>Did you report your experience of bullying and harassment?</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0" table:style-name="ce10">
            <text:p>50</text:p>
          </table:table-cell>
          <table:table-cell office:value-type="float" office:value="49.241999999999997" table:style-name="ce10">
            <text:p>49.242</text:p>
          </table:table-cell>
          <table:table-cell office:value-type="float" office:value="45.798999999999999" table:style-name="ce10">
            <text:p>45.799</text:p>
          </table:table-cell>
          <table:table-cell office:value-type="float" office:value="42.173000000000002" table:style-name="ce10">
            <text:p>42.173</text:p>
          </table:table-cell>
          <table:table-cell office:value-type="float" office:value="48.286999999999999" table:style-name="ce10">
            <text:p>48.287</text:p>
          </table:table-cell>
          <table:table-cell office:value-type="float" office:value="47.619" table:style-name="ce10">
            <text:p>47.619</text:p>
          </table:table-cell>
          <table:table-cell office:value-type="float" office:value="47.014000000000003" table:style-name="ce10">
            <text:p>47.014</text:p>
          </table:table-cell>
          <table:table-cell office:value-type="float" office:value="45.067" table:style-name="ce10">
            <text:p>45.067</text:p>
          </table:table-cell>
          <table:table-cell office:value-type="float" office:value="45.65" table:style-name="ce10">
            <text:p>45.65</text:p>
          </table:table-cell>
          <table:table-cell table:number-columns-repeated="16364"/>
        </table:table-row>
        <table:table-row table:style-name="ro6">
          <table:table-cell office:value-type="string" table:style-name="ce4">
            <text:p>E05_pnts</text:p>
          </table:table-cell>
          <table:table-cell office:value-type="string" table:style-name="ce4">
            <text:p>Did you report your experience of bullying and harassment?</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4.026999999999999" table:style-name="ce10">
            <text:p>14.027</text:p>
          </table:table-cell>
          <table:table-cell office:value-type="float" office:value="14.286" table:style-name="ce10">
            <text:p>14.286</text:p>
          </table:table-cell>
          <table:table-cell office:value-type="float" office:value="13.879" table:style-name="ce10">
            <text:p>13.879</text:p>
          </table:table-cell>
          <table:table-cell office:value-type="float" office:value="6.5469999999999997" table:style-name="ce10">
            <text:p>6.547</text:p>
          </table:table-cell>
          <table:table-cell office:value-type="float" office:value="11.837999999999999" table:style-name="ce10">
            <text:p>11.838</text:p>
          </table:table-cell>
          <table:table-cell office:value-type="float" office:value="13.664999999999999" table:style-name="ce10">
            <text:p>13.665</text:p>
          </table:table-cell>
          <table:table-cell office:value-type="float" office:value="13.976000000000001" table:style-name="ce10">
            <text:p>13.976</text:p>
          </table:table-cell>
          <table:table-cell office:value-type="float" office:value="13.864000000000001" table:style-name="ce10">
            <text:p>13.864</text:p>
          </table:table-cell>
          <table:table-cell office:value-type="float" office:value="13.948" table:style-name="ce10">
            <text:p>13.948</text:p>
          </table:table-cell>
          <table:table-cell table:number-columns-repeated="16364"/>
        </table:table-row>
        <table:table-row table:style-name="ro9">
          <table:table-cell office:value-type="string" table:style-name="ce4">
            <text:p>E05A_01</text:p>
          </table:table-cell>
          <table:table-cell office:value-type="string" table:style-name="ce4">
            <text:p>How did you report your experience of bullying and harassment?</text:p>
            <text:p>(% selecting 'I raised a formal complaint'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6.481000000000002" table:style-name="ce10">
            <text:p>16.481</text:p>
          </table:table-cell>
          <table:table-cell office:value-type="float" office:value="15.385" table:style-name="ce10">
            <text:p>15.385</text:p>
          </table:table-cell>
          <table:table-cell office:value-type="float" office:value="16.667000000000002" table:style-name="ce10">
            <text:p>16.667</text:p>
          </table:table-cell>
          <table:table-cell office:value-type="float" office:value="17.274000000000001" table:style-name="ce10">
            <text:p>17.274</text:p>
          </table:table-cell>
          <table:table-cell office:value-type="float" office:value="18.721" table:style-name="ce10">
            <text:p>18.721</text:p>
          </table:table-cell>
          <table:table-cell table:number-columns-repeated="16364"/>
        </table:table-row>
        <table:table-row table:style-name="ro10">
          <table:table-cell office:value-type="string" table:style-name="ce4">
            <text:p>E05A_02</text:p>
          </table:table-cell>
          <table:table-cell office:value-type="string" table:style-name="ce4">
            <text:p>How did you report your experience of bullying and harassment?</text:p>
            <text:p>(% selecting 'I reported it in another way, through less formal means'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3.953000000000003" table:style-name="ce10">
            <text:p>73.953</text:p>
          </table:table-cell>
          <table:table-cell office:value-type="float" office:value="67.176000000000002" table:style-name="ce10">
            <text:p>67.176</text:p>
          </table:table-cell>
          <table:table-cell office:value-type="float" office:value="66.667000000000002" table:style-name="ce10">
            <text:p>66.667</text:p>
          </table:table-cell>
          <table:table-cell office:value-type="float" office:value="58.478999999999999" table:style-name="ce10">
            <text:p>58.479</text:p>
          </table:table-cell>
          <table:table-cell office:value-type="float" office:value="59.210999999999999" table:style-name="ce10">
            <text:p>59.211</text:p>
          </table:table-cell>
          <table:table-cell table:number-columns-repeated="16364"/>
        </table:table-row>
        <table:table-row table:style-name="ro9">
          <table:table-cell office:value-type="string" table:style-name="ce4">
            <text:p>E05A_03</text:p>
          </table:table-cell>
          <table:table-cell office:value-type="string" table:style-name="ce4">
            <text:p>How did you report your experience of bullying and harassment?</text:p>
            <text:p>(% selecting 'I confided in someone (for example, a colleague)'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0.777000000000001" table:style-name="ce10">
            <text:p>30.777</text:p>
          </table:table-cell>
          <table:table-cell office:value-type="float" office:value="28.571000000000002" table:style-name="ce10">
            <text:p>28.571</text:p>
          </table:table-cell>
          <table:table-cell office:value-type="float" office:value="34.694000000000003" table:style-name="ce10">
            <text:p>34.694</text:p>
          </table:table-cell>
          <table:table-cell office:value-type="float" office:value="35" table:style-name="ce10">
            <text:p>35</text:p>
          </table:table-cell>
          <table:table-cell office:value-type="float" office:value="36.363999999999997" table:style-name="ce10">
            <text:p>36.364</text:p>
          </table:table-cell>
          <table:table-cell table:number-columns-repeated="16364"/>
        </table:table-row>
        <table:table-row table:style-name="ro9">
          <table:table-cell office:value-type="string" table:style-name="ce4">
            <text:p>E05A_04</text:p>
          </table:table-cell>
          <table:table-cell office:value-type="string" table:style-name="ce4">
            <text:p>How did you report your experience of bullying and harassment?</text:p>
            <text:p>(% selecting 'In another way'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2" table:style-name="ce10">
            <text:p>12</text:p>
          </table:table-cell>
          <table:table-cell office:value-type="float" office:value="5.859" table:style-name="ce10">
            <text:p>5.859</text:p>
          </table:table-cell>
          <table:table-cell office:value-type="float" office:value="6.0519999999999996" table:style-name="ce10">
            <text:p>6.052</text:p>
          </table:table-cell>
          <table:table-cell office:value-type="float" office:value="5.2110000000000003" table:style-name="ce10">
            <text:p>5.211</text:p>
          </table:table-cell>
          <table:table-cell table:number-columns-repeated="16364"/>
        </table:table-row>
        <table:table-row table:style-name="ro10">
          <table:table-cell office:value-type="string" table:style-name="ce4">
            <text:p>E05B_01</text:p>
          </table:table-cell>
          <table:table-cell office:value-type="string" table:style-name="ce4">
            <text:p>Why did you not report your experience of bullying and harassment?</text:p>
            <text:p>(% selecting 'I felt I might jeopardise my job'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8.662999999999997" table:style-name="ce10">
            <text:p>38.663</text:p>
          </table:table-cell>
          <table:table-cell office:value-type="float" office:value="39.259" table:style-name="ce10">
            <text:p>39.259</text:p>
          </table:table-cell>
          <table:table-cell office:value-type="float" office:value="38.889000000000003" table:style-name="ce10">
            <text:p>38.889</text:p>
          </table:table-cell>
          <table:table-cell office:value-type="float" office:value="40.040999999999997" table:style-name="ce10">
            <text:p>40.041</text:p>
          </table:table-cell>
          <table:table-cell office:value-type="float" office:value="39.158000000000001" table:style-name="ce10">
            <text:p>39.158</text:p>
          </table:table-cell>
          <table:table-cell table:number-columns-repeated="16364"/>
        </table:table-row>
        <table:table-row table:style-name="ro10">
          <table:table-cell office:value-type="string" table:style-name="ce4">
            <text:p>E05B_02</text:p>
          </table:table-cell>
          <table:table-cell office:value-type="string" table:style-name="ce4">
            <text:p>Why did you not report your experience of bullying and harassment?</text:p>
            <text:p>(% selecting 'I did not want to be seen as a troublemaker'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4.444000000000003" table:style-name="ce10">
            <text:p>44.444</text:p>
          </table:table-cell>
          <table:table-cell office:value-type="float" office:value="44.103999999999999" table:style-name="ce10">
            <text:p>44.104</text:p>
          </table:table-cell>
          <table:table-cell office:value-type="float" office:value="45.293999999999997" table:style-name="ce10">
            <text:p>45.294</text:p>
          </table:table-cell>
          <table:table-cell office:value-type="float" office:value="44.186" table:style-name="ce10">
            <text:p>44.186</text:p>
          </table:table-cell>
          <table:table-cell office:value-type="float" office:value="46.561999999999998" table:style-name="ce10">
            <text:p>46.562</text:p>
          </table:table-cell>
          <table:table-cell table:number-columns-repeated="16364"/>
        </table:table-row>
        <table:table-row table:style-name="ro11">
          <table:table-cell office:value-type="string" table:style-name="ce4">
            <text:p>E05B_03</text:p>
          </table:table-cell>
          <table:table-cell office:value-type="string" table:style-name="ce4">
            <text:p>Why did you not report your experience of bullying and harassment?</text:p>
            <text:p>(% selecting 'I did not believe that corrective action would be taken'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1.938000000000002" table:style-name="ce10">
            <text:p>61.938</text:p>
          </table:table-cell>
          <table:table-cell office:value-type="float" office:value="61.892000000000003" table:style-name="ce10">
            <text:p>61.892</text:p>
          </table:table-cell>
          <table:table-cell office:value-type="float" office:value="63.332999999999998" table:style-name="ce10">
            <text:p>63.333</text:p>
          </table:table-cell>
          <table:table-cell office:value-type="float" office:value="66.063000000000002" table:style-name="ce10">
            <text:p>66.063</text:p>
          </table:table-cell>
          <table:table-cell office:value-type="float" office:value="65.471000000000004" table:style-name="ce10">
            <text:p>65.471</text:p>
          </table:table-cell>
          <table:table-cell table:number-columns-repeated="16364"/>
        </table:table-row>
        <table:table-row table:style-name="ro10">
          <table:table-cell office:value-type="string" table:style-name="ce4">
            <text:p>E05B_04</text:p>
          </table:table-cell>
          <table:table-cell office:value-type="string" table:style-name="ce4">
            <text:p>Why did you not report your experience of bullying and harassment?</text:p>
            <text:p>(% selecting 'I did not know how to report it or who to speak to'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2089999999999996" table:style-name="ce10">
            <text:p>8.209</text:p>
          </table:table-cell>
          <table:table-cell office:value-type="float" office:value="9.1150000000000002" table:style-name="ce10">
            <text:p>9.115</text:p>
          </table:table-cell>
          <table:table-cell office:value-type="float" office:value="9.8160000000000007" table:style-name="ce10">
            <text:p>9.816</text:p>
          </table:table-cell>
          <table:table-cell office:value-type="float" office:value="9.375" table:style-name="ce10">
            <text:p>9.375</text:p>
          </table:table-cell>
          <table:table-cell office:value-type="float" office:value="10" table:style-name="ce10">
            <text:p>10</text:p>
          </table:table-cell>
          <table:table-cell table:number-columns-repeated="16364"/>
        </table:table-row>
        <table:table-row table:style-name="ro10">
          <table:table-cell office:value-type="string" table:style-name="ce4">
            <text:p>E05B_05</text:p>
          </table:table-cell>
          <table:table-cell office:value-type="string" table:style-name="ce4">
            <text:p>Why did you not report your experience of bullying and harassment?</text:p>
            <text:p>(% selecting 'The behaviour stopped before I could report it'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94" table:style-name="ce10">
            <text:p>3.94</text:p>
          </table:table-cell>
          <table:table-cell office:value-type="float" office:value="4.7370000000000001" table:style-name="ce10">
            <text:p>4.737</text:p>
          </table:table-cell>
          <table:table-cell office:value-type="float" office:value="4.5869999999999997" table:style-name="ce10">
            <text:p>4.587</text:p>
          </table:table-cell>
          <table:table-cell office:value-type="float" office:value="4.1669999999999998" table:style-name="ce10">
            <text:p>4.167</text:p>
          </table:table-cell>
          <table:table-cell office:value-type="float" office:value="4.1040000000000001" table:style-name="ce10">
            <text:p>4.104</text:p>
          </table:table-cell>
          <table:table-cell table:number-columns-repeated="16364"/>
        </table:table-row>
        <table:table-row table:style-name="ro11">
          <table:table-cell office:value-type="string" table:style-name="ce4">
            <text:p>E05B_06</text:p>
          </table:table-cell>
          <table:table-cell office:value-type="string" table:style-name="ce4">
            <text:p>Why did you not report your experience of bullying and harassment?</text:p>
            <text:p>(% selecting 'I did not report it for another reason'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2.997" table:style-name="ce10">
            <text:p>22.997</text:p>
          </table:table-cell>
          <table:table-cell office:value-type="float" office:value="21.187999999999999" table:style-name="ce10">
            <text:p>21.188</text:p>
          </table:table-cell>
          <table:table-cell office:value-type="float" office:value="20" table:style-name="ce10">
            <text:p>20</text:p>
          </table:table-cell>
          <table:table-cell office:value-type="float" office:value="18.975000000000001" table:style-name="ce10">
            <text:p>18.975</text:p>
          </table:table-cell>
          <table:table-cell office:value-type="float" office:value="19.489999999999998" table:style-name="ce10">
            <text:p>19.49</text:p>
          </table:table-cell>
          <table:table-cell table:number-columns-repeated="16364"/>
        </table:table-row>
        <table:table-row table:style-name="ro7">
          <table:table-cell office:value-type="string" table:style-name="ce4">
            <text:p>E06_A_yes</text:p>
          </table:table-cell>
          <table:table-cell office:value-type="string" table:style-name="ce4">
            <text:p>Was appropriate action taken to address the behaviour you experienced?</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5.622" table:style-name="ce10">
            <text:p>15.622</text:p>
          </table:table-cell>
          <table:table-cell office:value-type="float" office:value="14.401999999999999" table:style-name="ce10">
            <text:p>14.402</text:p>
          </table:table-cell>
          <table:table-cell office:value-type="float" office:value="28.571000000000002" table:style-name="ce10">
            <text:p>28.571</text:p>
          </table:table-cell>
          <table:table-cell office:value-type="float" office:value="29.167000000000002" table:style-name="ce10">
            <text:p>29.167</text:p>
          </table:table-cell>
          <table:table-cell office:value-type="float" office:value="30.11" table:style-name="ce10">
            <text:p>30.11</text:p>
          </table:table-cell>
          <table:table-cell office:value-type="float" office:value="28.843" table:style-name="ce10">
            <text:p>28.843</text:p>
          </table:table-cell>
          <table:table-cell table:number-columns-repeated="16364"/>
        </table:table-row>
        <table:table-row table:style-name="ro7">
          <table:table-cell office:value-type="string" table:style-name="ce4">
            <text:p>E06_A_no</text:p>
          </table:table-cell>
          <table:table-cell office:value-type="string" table:style-name="ce4">
            <text:p>Was appropriate action taken to address the behaviour you experienced?</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2.601999999999997" table:style-name="ce10">
            <text:p>62.602</text:p>
          </table:table-cell>
          <table:table-cell office:value-type="float" office:value="63.636000000000003" table:style-name="ce10">
            <text:p>63.636</text:p>
          </table:table-cell>
          <table:table-cell office:value-type="float" office:value="57.143000000000001" table:style-name="ce10">
            <text:p>57.143</text:p>
          </table:table-cell>
          <table:table-cell office:value-type="float" office:value="56.555999999999997" table:style-name="ce10">
            <text:p>56.556</text:p>
          </table:table-cell>
          <table:table-cell office:value-type="float" office:value="57.036999999999999" table:style-name="ce10">
            <text:p>57.037</text:p>
          </table:table-cell>
          <table:table-cell office:value-type="float" office:value="56.923000000000002" table:style-name="ce10">
            <text:p>56.923</text:p>
          </table:table-cell>
          <table:table-cell table:number-columns-repeated="16364"/>
        </table:table-row>
        <table:table-row table:style-name="ro7">
          <table:table-cell office:value-type="string" table:style-name="ce4">
            <text:p>E06_A_pnts</text:p>
          </table:table-cell>
          <table:table-cell office:value-type="string" table:style-name="ce4">
            <text:p>Was appropriate action taken to address the behaviour you experienced?</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1.146000000000001" table:style-name="ce10">
            <text:p>21.146</text:p>
          </table:table-cell>
          <table:table-cell office:value-type="float" office:value="21.074000000000002" table:style-name="ce10">
            <text:p>21.074</text:p>
          </table:table-cell>
          <table:table-cell office:value-type="float" office:value="12.5" table:style-name="ce10">
            <text:p>12.5</text:p>
          </table:table-cell>
          <table:table-cell office:value-type="float" office:value="12.5" table:style-name="ce10">
            <text:p>12.5</text:p>
          </table:table-cell>
          <table:table-cell office:value-type="float" office:value="13.26" table:style-name="ce10">
            <text:p>13.26</text:p>
          </table:table-cell>
          <table:table-cell office:value-type="float" office:value="13.019" table:style-name="ce10">
            <text:p>13.019</text:p>
          </table:table-cell>
          <table:table-cell table:number-columns-repeated="16364"/>
        </table:table-row>
        <table:table-row table:style-name="ro6">
          <table:table-cell office:value-type="string" table:style-name="ce4">
            <text:p>E06_B_yes</text:p>
          </table:table-cell>
          <table:table-cell office:value-type="string" table:style-name="ce4">
            <text:p>Has the bullying and harassment stopped?</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7.720999999999997" table:style-name="ce10">
            <text:p>37.721</text:p>
          </table:table-cell>
          <table:table-cell office:value-type="float" office:value="37.945" table:style-name="ce10">
            <text:p>37.945</text:p>
          </table:table-cell>
          <table:table-cell office:value-type="float" office:value="39.759" table:style-name="ce10">
            <text:p>39.759</text:p>
          </table:table-cell>
          <table:table-cell office:value-type="float" office:value="40.015999999999998" table:style-name="ce10">
            <text:p>40.016</text:p>
          </table:table-cell>
          <table:table-cell office:value-type="float" office:value="40.884" table:style-name="ce10">
            <text:p>40.884</text:p>
          </table:table-cell>
          <table:table-cell office:value-type="float" office:value="38.527000000000001" table:style-name="ce10">
            <text:p>38.527</text:p>
          </table:table-cell>
          <table:table-cell table:number-columns-repeated="16364"/>
        </table:table-row>
        <table:table-row table:style-name="ro6">
          <table:table-cell office:value-type="string" table:style-name="ce4">
            <text:p>E06_B_no</text:p>
          </table:table-cell>
          <table:table-cell office:value-type="string" table:style-name="ce4">
            <text:p>Has the bullying and harassment stopped?</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7.271000000000001" table:style-name="ce10">
            <text:p>37.271</text:p>
          </table:table-cell>
          <table:table-cell office:value-type="float" office:value="33.823999999999998" table:style-name="ce10">
            <text:p>33.824</text:p>
          </table:table-cell>
          <table:table-cell office:value-type="float" office:value="30.488" table:style-name="ce10">
            <text:p>30.488</text:p>
          </table:table-cell>
          <table:table-cell office:value-type="float" office:value="31.69" table:style-name="ce10">
            <text:p>31.69</text:p>
          </table:table-cell>
          <table:table-cell office:value-type="float" office:value="30.942" table:style-name="ce10">
            <text:p>30.942</text:p>
          </table:table-cell>
          <table:table-cell office:value-type="float" office:value="32.482999999999997" table:style-name="ce10">
            <text:p>32.483</text:p>
          </table:table-cell>
          <table:table-cell table:number-columns-repeated="16364"/>
        </table:table-row>
        <table:table-row table:style-name="ro6">
          <table:table-cell office:value-type="string" table:style-name="ce4">
            <text:p>E06_B_pnts</text:p>
          </table:table-cell>
          <table:table-cell office:value-type="string" table:style-name="ce4">
            <text:p>Has the bullying and harassment stopped?</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3.550999999999998" table:style-name="ce10">
            <text:p>23.551</text:p>
          </table:table-cell>
          <table:table-cell office:value-type="float" office:value="28.015999999999998" table:style-name="ce10">
            <text:p>28.016</text:p>
          </table:table-cell>
          <table:table-cell office:value-type="float" office:value="26.911000000000001" table:style-name="ce10">
            <text:p>26.911</text:p>
          </table:table-cell>
          <table:table-cell office:value-type="float" office:value="28.291" table:style-name="ce10">
            <text:p>28.291</text:p>
          </table:table-cell>
          <table:table-cell office:value-type="float" office:value="27.321000000000002" table:style-name="ce10">
            <text:p>27.321</text:p>
          </table:table-cell>
          <table:table-cell office:value-type="float" office:value="28.498000000000001" table:style-name="ce10">
            <text:p>28.498</text:p>
          </table:table-cell>
          <table:table-cell table:number-columns-repeated="16364"/>
        </table:table-row>
        <table:table-row table:style-name="ro7">
          <table:table-cell office:value-type="string" table:style-name="ce4">
            <text:p>E06_C_yes</text:p>
          </table:table-cell>
          <table:table-cell office:value-type="string" table:style-name="ce4">
            <text:p>Does the culture where you work allow this kind of behaviour to continue?</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5.198" table:style-name="ce10">
            <text:p>55.198</text:p>
          </table:table-cell>
          <table:table-cell office:value-type="float" office:value="61.725999999999999" table:style-name="ce10">
            <text:p>61.726</text:p>
          </table:table-cell>
          <table:table-cell office:value-type="float" office:value="57.143000000000001" table:style-name="ce10">
            <text:p>57.143</text:p>
          </table:table-cell>
          <table:table-cell office:value-type="float" office:value="59.265000000000001" table:style-name="ce10">
            <text:p>59.265</text:p>
          </table:table-cell>
          <table:table-cell office:value-type="float" office:value="60.290999999999997" table:style-name="ce10">
            <text:p>60.291</text:p>
          </table:table-cell>
          <table:table-cell office:value-type="float" office:value="59.493000000000002" table:style-name="ce10">
            <text:p>59.493</text:p>
          </table:table-cell>
          <table:table-cell table:number-columns-repeated="16364"/>
        </table:table-row>
        <table:table-row table:style-name="ro7">
          <table:table-cell office:value-type="string" table:style-name="ce4">
            <text:p>E06_C_no</text:p>
          </table:table-cell>
          <table:table-cell office:value-type="string" table:style-name="ce4">
            <text:p>Does the culture where you work allow this kind of behaviour to continue?</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5.643000000000001" table:style-name="ce10">
            <text:p>25.643</text:p>
          </table:table-cell>
          <table:table-cell office:value-type="float" office:value="20" table:style-name="ce10">
            <text:p>20</text:p>
          </table:table-cell>
          <table:table-cell office:value-type="float" office:value="20.009" table:style-name="ce10">
            <text:p>20.009</text:p>
          </table:table-cell>
          <table:table-cell office:value-type="float" office:value="21.643999999999998" table:style-name="ce10">
            <text:p>21.644</text:p>
          </table:table-cell>
          <table:table-cell office:value-type="float" office:value="21.01" table:style-name="ce10">
            <text:p>21.01</text:p>
          </table:table-cell>
          <table:table-cell office:value-type="float" office:value="21.643999999999998" table:style-name="ce10">
            <text:p>21.644</text:p>
          </table:table-cell>
          <table:table-cell table:number-columns-repeated="16364"/>
        </table:table-row>
        <table:table-row table:style-name="ro7">
          <table:table-cell office:value-type="string" table:style-name="ce4">
            <text:p>E06_C_pnts</text:p>
          </table:table-cell>
          <table:table-cell office:value-type="string" table:style-name="ce4">
            <text:p>Does the culture where you work allow this kind of behaviour to continue?</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8.163" table:style-name="ce10">
            <text:p>18.163</text:p>
          </table:table-cell>
          <table:table-cell office:value-type="float" office:value="17.390999999999998" table:style-name="ce10">
            <text:p>17.391</text:p>
          </table:table-cell>
          <table:table-cell office:value-type="float" office:value="19.149000000000001" table:style-name="ce10">
            <text:p>19.149</text:p>
          </table:table-cell>
          <table:table-cell office:value-type="float" office:value="18.2" table:style-name="ce10">
            <text:p>18.2</text:p>
          </table:table-cell>
          <table:table-cell office:value-type="float" office:value="18.021000000000001" table:style-name="ce10">
            <text:p>18.021</text:p>
          </table:table-cell>
          <table:table-cell office:value-type="float" office:value="18.225999999999999" table:style-name="ce10">
            <text:p>18.226</text:p>
          </table:table-cell>
          <table:table-cell table:number-columns-repeated="16364"/>
        </table:table-row>
        <table:table-row table:style-name="ro6">
          <table:table-cell office:value-type="string" table:style-name="ce4">
            <text:p>E06_D_yes</text:p>
          </table:table-cell>
          <table:table-cell office:value-type="string" table:style-name="ce4">
            <text:p>Did you feel like you were punished for reporting the incident?</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7.533000000000001" table:style-name="ce10">
            <text:p>17.533</text:p>
          </table:table-cell>
          <table:table-cell office:value-type="float" office:value="31.407" table:style-name="ce10">
            <text:p>31.407</text:p>
          </table:table-cell>
          <table:table-cell office:value-type="float" office:value="30" table:style-name="ce10">
            <text:p>30</text:p>
          </table:table-cell>
          <table:table-cell office:value-type="float" office:value="31.071999999999999" table:style-name="ce10">
            <text:p>31.072</text:p>
          </table:table-cell>
          <table:table-cell office:value-type="float" office:value="30.876999999999999" table:style-name="ce10">
            <text:p>30.877</text:p>
          </table:table-cell>
          <table:table-cell office:value-type="float" office:value="30.369" table:style-name="ce10">
            <text:p>30.369</text:p>
          </table:table-cell>
          <table:table-cell table:number-columns-repeated="16364"/>
        </table:table-row>
        <table:table-row table:style-name="ro6">
          <table:table-cell office:value-type="string" table:style-name="ce4">
            <text:p>E06_D_no</text:p>
          </table:table-cell>
          <table:table-cell office:value-type="string" table:style-name="ce4">
            <text:p>Did you feel like you were punished for reporting the incident?</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4.357999999999997" table:style-name="ce10">
            <text:p>54.358</text:p>
          </table:table-cell>
          <table:table-cell office:value-type="float" office:value="54.890999999999998" table:style-name="ce10">
            <text:p>54.891</text:p>
          </table:table-cell>
          <table:table-cell office:value-type="float" office:value="55.171999999999997" table:style-name="ce10">
            <text:p>55.172</text:p>
          </table:table-cell>
          <table:table-cell office:value-type="float" office:value="53.845999999999997" table:style-name="ce10">
            <text:p>53.846</text:p>
          </table:table-cell>
          <table:table-cell office:value-type="float" office:value="54.773000000000003" table:style-name="ce10">
            <text:p>54.773</text:p>
          </table:table-cell>
          <table:table-cell office:value-type="float" office:value="54.295999999999999" table:style-name="ce10">
            <text:p>54.296</text:p>
          </table:table-cell>
          <table:table-cell table:number-columns-repeated="16364"/>
        </table:table-row>
        <table:table-row table:style-name="ro6">
          <table:table-cell office:value-type="string" table:style-name="ce4">
            <text:p>E06_D_pnts</text:p>
          </table:table-cell>
          <table:table-cell office:value-type="string" table:style-name="ce4">
            <text:p>Did you feel like you were punished for reporting the incident?</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6.981999999999999" table:style-name="ce10">
            <text:p>26.982</text:p>
          </table:table-cell>
          <table:table-cell office:value-type="float" office:value="13.311999999999999" table:style-name="ce10">
            <text:p>13.312</text:p>
          </table:table-cell>
          <table:table-cell office:value-type="float" office:value="13.397" table:style-name="ce10">
            <text:p>13.397</text:p>
          </table:table-cell>
          <table:table-cell office:value-type="float" office:value="13.888999999999999" table:style-name="ce10">
            <text:p>13.889</text:p>
          </table:table-cell>
          <table:table-cell office:value-type="float" office:value="14.286" table:style-name="ce10">
            <text:p>14.286</text:p>
          </table:table-cell>
          <table:table-cell office:value-type="float" office:value="14.286" table:style-name="ce10">
            <text:p>14.286</text:p>
          </table:table-cell>
          <table:table-cell table:number-columns-repeated="16364"/>
        </table:table-row>
        <table:table-row table:style-name="ro7">
          <table:table-cell office:value-type="string" table:style-name="ce4">
            <text:p>W01</text:p>
          </table:table-cell>
          <table:table-cell office:value-type="string" table:style-name="ce4">
            <text:p>Overall, how satisfied are you with your life nowadays?</text:p>
            <text:p>(% selecting '7 to 10', where 10 is the most satisfie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1.613999999999997" table:style-name="ce10">
            <text:p>61.614</text:p>
          </table:table-cell>
          <table:table-cell office:value-type="float" office:value="63.085000000000001" table:style-name="ce10">
            <text:p>63.085</text:p>
          </table:table-cell>
          <table:table-cell office:value-type="float" office:value="63.889000000000003" table:style-name="ce10">
            <text:p>63.889</text:p>
          </table:table-cell>
          <table:table-cell office:value-type="float" office:value="65.182000000000002" table:style-name="ce10">
            <text:p>65.182</text:p>
          </table:table-cell>
          <table:table-cell office:value-type="float" office:value="66.388999999999996" table:style-name="ce10">
            <text:p>66.389</text:p>
          </table:table-cell>
          <table:table-cell office:value-type="float" office:value="66" table:style-name="ce10">
            <text:p>66</text:p>
          </table:table-cell>
          <table:table-cell office:value-type="float" office:value="66.147000000000006" table:style-name="ce10">
            <text:p>66.147</text:p>
          </table:table-cell>
          <table:table-cell office:value-type="float" office:value="67.328999999999994" table:style-name="ce10">
            <text:p>67.329</text:p>
          </table:table-cell>
          <table:table-cell office:value-type="float" office:value="59.137999999999998" table:style-name="ce10">
            <text:p>59.138</text:p>
          </table:table-cell>
          <table:table-cell office:value-type="float" office:value="64.286000000000001" table:style-name="ce10">
            <text:p>64.286</text:p>
          </table:table-cell>
          <table:table-cell office:value-type="float" office:value="63.552" table:style-name="ce10">
            <text:p>63.552</text:p>
          </table:table-cell>
          <table:table-cell office:value-type="float" office:value="66.647999999999996" table:style-name="ce10">
            <text:p>66.648</text:p>
          </table:table-cell>
          <table:table-cell office:value-type="float" office:value="67.698999999999998" table:style-name="ce10">
            <text:p>67.699</text:p>
          </table:table-cell>
          <table:table-cell table:number-columns-repeated="16364"/>
        </table:table-row>
        <table:table-row table:style-name="ro9">
          <table:table-cell office:value-type="string" table:style-name="ce4">
            <text:p>W02</text:p>
          </table:table-cell>
          <table:table-cell office:value-type="string" table:style-name="ce4">
            <text:p>Overall, to what extent do you feel that things you do in your life are worthwhile?</text:p>
            <text:p>(% selecting '7 to 10', where 10 is the most worthwhil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7.625" table:style-name="ce10">
            <text:p>67.625</text:p>
          </table:table-cell>
          <table:table-cell office:value-type="float" office:value="69.19" table:style-name="ce10">
            <text:p>69.19</text:p>
          </table:table-cell>
          <table:table-cell office:value-type="float" office:value="69.58" table:style-name="ce10">
            <text:p>69.58</text:p>
          </table:table-cell>
          <table:table-cell office:value-type="float" office:value="71.066999999999993" table:style-name="ce10">
            <text:p>71.067</text:p>
          </table:table-cell>
          <table:table-cell office:value-type="float" office:value="71.058000000000007" table:style-name="ce10">
            <text:p>71.058</text:p>
          </table:table-cell>
          <table:table-cell office:value-type="float" office:value="71.093999999999994" table:style-name="ce10">
            <text:p>71.094</text:p>
          </table:table-cell>
          <table:table-cell office:value-type="float" office:value="71.349000000000004" table:style-name="ce10">
            <text:p>71.349</text:p>
          </table:table-cell>
          <table:table-cell office:value-type="float" office:value="71.337999999999994" table:style-name="ce10">
            <text:p>71.338</text:p>
          </table:table-cell>
          <table:table-cell office:value-type="float" office:value="66.765000000000001" table:style-name="ce10">
            <text:p>66.765</text:p>
          </table:table-cell>
          <table:table-cell office:value-type="float" office:value="69.602999999999994" table:style-name="ce10">
            <text:p>69.603</text:p>
          </table:table-cell>
          <table:table-cell office:value-type="float" office:value="69.105999999999995" table:style-name="ce10">
            <text:p>69.106</text:p>
          </table:table-cell>
          <table:table-cell office:value-type="float" office:value="70.174000000000007" table:style-name="ce10">
            <text:p>70.174</text:p>
          </table:table-cell>
          <table:table-cell office:value-type="float" office:value="71.165999999999997" table:style-name="ce10">
            <text:p>71.166</text:p>
          </table:table-cell>
          <table:table-cell table:number-columns-repeated="16364"/>
        </table:table-row>
        <table:table-row table:style-name="ro7">
          <table:table-cell office:value-type="string" table:style-name="ce4">
            <text:p>W03</text:p>
          </table:table-cell>
          <table:table-cell office:value-type="string" table:style-name="ce4">
            <text:p>Overall, how happy did you feel yesterday?</text:p>
            <text:p>(% selecting '7 to 10', where 10 is the most happy)</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8.619" table:style-name="ce10">
            <text:p>58.619</text:p>
          </table:table-cell>
          <table:table-cell office:value-type="float" office:value="59.548000000000002" table:style-name="ce10">
            <text:p>59.548</text:p>
          </table:table-cell>
          <table:table-cell office:value-type="float" office:value="60.293999999999997" table:style-name="ce10">
            <text:p>60.294</text:p>
          </table:table-cell>
          <table:table-cell office:value-type="float" office:value="62.01" table:style-name="ce10">
            <text:p>62.01</text:p>
          </table:table-cell>
          <table:table-cell office:value-type="float" office:value="63.634" table:style-name="ce10">
            <text:p>63.634</text:p>
          </table:table-cell>
          <table:table-cell office:value-type="float" office:value="63.228000000000002" table:style-name="ce10">
            <text:p>63.228</text:p>
          </table:table-cell>
          <table:table-cell office:value-type="float" office:value="62.429000000000002" table:style-name="ce10">
            <text:p>62.429</text:p>
          </table:table-cell>
          <table:table-cell office:value-type="float" office:value="62.317" table:style-name="ce10">
            <text:p>62.317</text:p>
          </table:table-cell>
          <table:table-cell office:value-type="float" office:value="57.247999999999998" table:style-name="ce10">
            <text:p>57.248</text:p>
          </table:table-cell>
          <table:table-cell office:value-type="float" office:value="60.871000000000002" table:style-name="ce10">
            <text:p>60.871</text:p>
          </table:table-cell>
          <table:table-cell office:value-type="float" office:value="60.781999999999996" table:style-name="ce10">
            <text:p>60.782</text:p>
          </table:table-cell>
          <table:table-cell office:value-type="float" office:value="61.17" table:style-name="ce10">
            <text:p>61.17</text:p>
          </table:table-cell>
          <table:table-cell office:value-type="float" office:value="62.661000000000001" table:style-name="ce10">
            <text:p>62.661</text:p>
          </table:table-cell>
          <table:table-cell table:number-columns-repeated="16364"/>
        </table:table-row>
        <table:table-row table:style-name="ro7">
          <table:table-cell office:value-type="string" table:style-name="ce4">
            <text:p>W04</text:p>
          </table:table-cell>
          <table:table-cell office:value-type="string" table:style-name="ce4">
            <text:p>Overall, how anxious did you feel yesterday?</text:p>
            <text:p>(% selecting '6 to 10', where 10 is the most anxious)</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9.084" table:style-name="ce10">
            <text:p>29.084</text:p>
          </table:table-cell>
          <table:table-cell office:value-type="float" office:value="29.829000000000001" table:style-name="ce10">
            <text:p>29.829</text:p>
          </table:table-cell>
          <table:table-cell office:value-type="float" office:value="29.779" table:style-name="ce10">
            <text:p>29.779</text:p>
          </table:table-cell>
          <table:table-cell office:value-type="float" office:value="30.038" table:style-name="ce10">
            <text:p>30.038</text:p>
          </table:table-cell>
          <table:table-cell office:value-type="float" office:value="29.989000000000001" table:style-name="ce10">
            <text:p>29.989</text:p>
          </table:table-cell>
          <table:table-cell office:value-type="float" office:value="31.574999999999999" table:style-name="ce10">
            <text:p>31.575</text:p>
          </table:table-cell>
          <table:table-cell office:value-type="float" office:value="32.401000000000003" table:style-name="ce10">
            <text:p>32.401</text:p>
          </table:table-cell>
          <table:table-cell office:value-type="float" office:value="32.152000000000001" table:style-name="ce10">
            <text:p>32.152</text:p>
          </table:table-cell>
          <table:table-cell office:value-type="float" office:value="35.417999999999999" table:style-name="ce10">
            <text:p>35.418</text:p>
          </table:table-cell>
          <table:table-cell office:value-type="float" office:value="34.661000000000001" table:style-name="ce10">
            <text:p>34.661</text:p>
          </table:table-cell>
          <table:table-cell office:value-type="float" office:value="35.44" table:style-name="ce10">
            <text:p>35.44</text:p>
          </table:table-cell>
          <table:table-cell office:value-type="float" office:value="34.801000000000002" table:style-name="ce10">
            <text:p>34.801</text:p>
          </table:table-cell>
          <table:table-cell office:value-type="float" office:value="34.945999999999998" table:style-name="ce10">
            <text:p>34.946</text:p>
          </table:table-cell>
          <table:table-cell table:number-columns-repeated="16364"/>
        </table:table-row>
        <table:table-row table:style-name="ro7">
          <table:table-cell office:value-type="string" table:style-name="ce4">
            <text:p>J04B</text:p>
          </table:table-cell>
          <table:table-cell office:value-type="string" table:style-name="ce4">
            <text:p>In general, how would you rate your overall mental health now?</text:p>
            <text:p>(% selecting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5.400000000000006" table:style-name="ce10">
            <text:p>75.4</text:p>
          </table:table-cell>
          <table:table-cell office:value-type="float" office:value="69.161000000000001" table:style-name="ce10">
            <text:p>69.161</text:p>
          </table:table-cell>
          <table:table-cell office:value-type="float" office:value="71.576999999999998" table:style-name="ce10">
            <text:p>71.577</text:p>
          </table:table-cell>
          <table:table-cell office:value-type="float" office:value="71.069000000000003" table:style-name="ce10">
            <text:p>71.069</text:p>
          </table:table-cell>
          <table:table-cell office:value-type="float" office:value="71.822000000000003" table:style-name="ce10">
            <text:p>71.822</text:p>
          </table:table-cell>
          <table:table-cell office:value-type="float" office:value="72.828000000000003" table:style-name="ce10">
            <text:p>72.828</text:p>
          </table:table-cell>
          <table:table-cell table:number-columns-repeated="16364"/>
        </table:table-row>
        <table:table-row table:style-name="ro7">
          <table:table-cell office:value-type="string" table:style-name="ce4">
            <text:p>W05</text:p>
          </table:table-cell>
          <table:table-cell office:value-type="string" table:style-name="ce4">
            <text:p>In general, how would you rate your overall physical health now?</text:p>
            <text:p>(% selecting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2.19" table:style-name="ce10">
            <text:p>72.19</text:p>
          </table:table-cell>
          <table:table-cell office:value-type="float" office:value="73.028999999999996" table:style-name="ce10">
            <text:p>73.029</text:p>
          </table:table-cell>
          <table:table-cell office:value-type="float" office:value="72.918000000000006" table:style-name="ce10">
            <text:p>72.918</text:p>
          </table:table-cell>
          <table:table-cell office:value-type="float" office:value="72.245999999999995" table:style-name="ce10">
            <text:p>72.246</text:p>
          </table:table-cell>
          <table:table-cell office:value-type="float" office:value="72.069000000000003" table:style-name="ce10">
            <text:p>72.069</text:p>
          </table:table-cell>
          <table:table-cell table:number-columns-repeated="16364"/>
        </table:table-row>
        <table:table-row table:style-name="ro9">
          <table:table-cell office:value-type="string" table:style-name="ce4">
            <text:p>W09</text:p>
          </table:table-cell>
          <table:table-cell office:value-type="string" table:style-name="ce4">
            <text:p>[My organisation] provides good support for employee health, wellbeing and resilience</text:p>
            <text:p>(% selecting 'Strongly agree' or 'Agre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9.63" table:style-name="ce10">
            <text:p>59.63</text:p>
          </table:table-cell>
          <table:table-cell office:value-type="float" office:value="59.713999999999999" table:style-name="ce10">
            <text:p>59.714</text:p>
          </table:table-cell>
          <table:table-cell table:number-columns-repeated="16364"/>
        </table:table-row>
        <table:table-row table:style-name="ro7">
          <table:table-cell office:value-type="string" table:style-name="ce4">
            <text:p>W10</text:p>
          </table:table-cell>
          <table:table-cell office:value-type="string" table:style-name="ce4">
            <text:p>How often do you discuss your personal wellbeing and or work-related stress with your manager?</text:p>
            <text:p>(% selecting 'Weekly' or 'Monthly')</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8.805" table:style-name="ce10">
            <text:p>58.805</text:p>
          </table:table-cell>
          <table:table-cell office:value-type="float" office:value="59.956000000000003" table:style-name="ce10">
            <text:p>59.956</text:p>
          </table:table-cell>
          <table:table-cell table:number-columns-repeated="16364"/>
        </table:table-row>
        <table:table-row table:number-rows-repeated="1048376" table:style-name="ro5">
          <table:table-cell table:number-columns-repeated="16384"/>
        </table:table-row>
      </table:table>
      <table:table table:name="Table_2" table:style-name="ta1">
        <table:table-column table:style-name="co3" table:default-cell-style-name="ce1"/>
        <table:table-column table:style-name="co5" table:default-cell-style-name="ce1"/>
        <table:table-column table:style-name="co3" table:number-columns-repeated="18" table:default-cell-style-name="ce1"/>
        <table:table-column table:style-name="co2" table:number-columns-repeated="16364" table:default-cell-style-name="ce1"/>
        <table:table-row table:style-name="ro1">
          <table:table-cell office:value-type="string" table:style-name="ce5">
            <text:p>Table 2: Mean scores, all respondent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Blank cells in the 'Measure notes' column indicate that there are no notes for the given measure.</text:p>
          </table:table-cell>
          <table:table-cell table:number-columns-repeated="16383" table:style-name="ce1"/>
        </table:table-row>
        <table:table-row table:style-name="ro5">
          <table:table-cell office:value-type="string" table:style-name="ce1">
            <text:p>Source: Civil Service People Survey 2009 to 2024.</text:p>
          </table:table-cell>
          <table:table-cell table:number-columns-repeated="16383" table:style-name="ce1"/>
        </table:table-row>
        <table:table-row table:style-name="ro5">
          <table:table-cell office:value-type="string" table:style-name="ce8">
            <text:p>Measure</text:p>
          </table:table-cell>
          <table:table-cell office:value-type="string" table:style-name="ce8">
            <text:p>Label</text:p>
          </table:table-cell>
          <table:table-cell office:value-type="string" table:style-name="ce8">
            <text:p>Section</text:p>
          </table:table-cell>
          <table:table-cell office:value-type="string" table:style-name="ce8">
            <text:p>Measure notes</text:p>
          </table:table-cell>
          <table:table-cell office:value-type="string" table:style-name="ce9">
            <text:p>2009</text:p>
          </table:table-cell>
          <table:table-cell office:value-type="string" table:style-name="ce9">
            <text:p>2010</text:p>
          </table:table-cell>
          <table:table-cell office:value-type="string" table:style-name="ce9">
            <text:p>2011</text:p>
          </table:table-cell>
          <table:table-cell office:value-type="string" table:style-name="ce9">
            <text:p>2012</text:p>
          </table:table-cell>
          <table:table-cell office:value-type="string" table:style-name="ce9">
            <text:p>2013</text:p>
          </table:table-cell>
          <table:table-cell office:value-type="string" table:style-name="ce9">
            <text:p>2014</text:p>
          </table:table-cell>
          <table:table-cell office:value-type="string" table:style-name="ce9">
            <text:p>2015</text:p>
          </table:table-cell>
          <table:table-cell office:value-type="string" table:style-name="ce9">
            <text:p>2016</text:p>
          </table:table-cell>
          <table:table-cell office:value-type="string" table:style-name="ce9">
            <text:p>2017</text:p>
          </table:table-cell>
          <table:table-cell office:value-type="string" table:style-name="ce9">
            <text:p>2018</text:p>
          </table:table-cell>
          <table:table-cell office:value-type="string" table:style-name="ce9">
            <text:p>2019</text:p>
          </table:table-cell>
          <table:table-cell office:value-type="string" table:style-name="ce9">
            <text:p>2020</text:p>
          </table:table-cell>
          <table:table-cell office:value-type="string" table:style-name="ce9">
            <text:p>2021</text:p>
          </table:table-cell>
          <table:table-cell office:value-type="string" table:style-name="ce9">
            <text:p>2022</text:p>
          </table:table-cell>
          <table:table-cell office:value-type="string" table:style-name="ce9">
            <text:p>2023</text:p>
          </table:table-cell>
          <table:table-cell office:value-type="string" table:style-name="ce9">
            <text:p>2024</text:p>
          </table:table-cell>
          <table:table-cell table:number-columns-repeated="16364"/>
        </table:table-row>
        <table:table-row table:style-name="ro8">
          <table:table-cell office:value-type="string" table:style-name="ce4">
            <text:p>EES</text:p>
          </table:table-cell>
          <table:table-cell office:value-type="string" table:style-name="ce4">
            <text:p>Employee engagement index (B47 to B51)</text:p>
          </table:table-cell>
          <table:table-cell office:value-type="string" table:style-name="ce4">
            <text:p>Engagement</text:p>
          </table:table-cell>
          <table:table-cell table:style-name="ce4"/>
          <table:table-cell office:value-type="float" office:value="51.063000000000002" table:style-name="ce10">
            <text:p>51.063</text:p>
          </table:table-cell>
          <table:table-cell office:value-type="float" office:value="49.374000000000002" table:style-name="ce10">
            <text:p>49.374</text:p>
          </table:table-cell>
          <table:table-cell office:value-type="float" office:value="49.731999999999999" table:style-name="ce10">
            <text:p>49.732</text:p>
          </table:table-cell>
          <table:table-cell office:value-type="float" office:value="50.862000000000002" table:style-name="ce10">
            <text:p>50.862</text:p>
          </table:table-cell>
          <table:table-cell office:value-type="float" office:value="53.741999999999997" table:style-name="ce10">
            <text:p>53.742</text:p>
          </table:table-cell>
          <table:table-cell office:value-type="float" office:value="54.161999999999999" table:style-name="ce10">
            <text:p>54.162</text:p>
          </table:table-cell>
          <table:table-cell office:value-type="float" office:value="54.527999999999999" table:style-name="ce10">
            <text:p>54.528</text:p>
          </table:table-cell>
          <table:table-cell office:value-type="float" office:value="56.402999999999999" table:style-name="ce10">
            <text:p>56.403</text:p>
          </table:table-cell>
          <table:table-cell office:value-type="float" office:value="57.789000000000001" table:style-name="ce10">
            <text:p>57.789</text:p>
          </table:table-cell>
          <table:table-cell office:value-type="float" office:value="58.353999999999999" table:style-name="ce10">
            <text:p>58.354</text:p>
          </table:table-cell>
          <table:table-cell office:value-type="float" office:value="59.908000000000001" table:style-name="ce10">
            <text:p>59.908</text:p>
          </table:table-cell>
          <table:table-cell office:value-type="float" office:value="63.631999999999998" table:style-name="ce10">
            <text:p>63.632</text:p>
          </table:table-cell>
          <table:table-cell office:value-type="float" office:value="62.656999999999996" table:style-name="ce10">
            <text:p>62.657</text:p>
          </table:table-cell>
          <table:table-cell office:value-type="float" office:value="61.015000000000001" table:style-name="ce10">
            <text:p>61.015</text:p>
          </table:table-cell>
          <table:table-cell office:value-type="float" office:value="60.712000000000003" table:style-name="ce10">
            <text:p>60.712</text:p>
          </table:table-cell>
          <table:table-cell office:value-type="float" office:value="61.246000000000002" table:style-name="ce10">
            <text:p>61.246</text:p>
          </table:table-cell>
          <table:table-cell table:number-columns-repeated="16364"/>
        </table:table-row>
        <table:table-row table:style-name="ro8">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style-name="ce4"/>
          <table:table-cell office:value-type="float" office:value="34.655000000000001" table:style-name="ce10">
            <text:p>34.655</text:p>
          </table:table-cell>
          <table:table-cell office:value-type="float" office:value="34.753" table:style-name="ce10">
            <text:p>34.753</text:p>
          </table:table-cell>
          <table:table-cell office:value-type="float" office:value="34.68" table:style-name="ce10">
            <text:p>34.68</text:p>
          </table:table-cell>
          <table:table-cell office:value-type="float" office:value="34.01" table:style-name="ce10">
            <text:p>34.01</text:p>
          </table:table-cell>
          <table:table-cell office:value-type="float" office:value="32.353000000000002" table:style-name="ce10">
            <text:p>32.353</text:p>
          </table:table-cell>
          <table:table-cell office:value-type="float" office:value="32.517000000000003" table:style-name="ce10">
            <text:p>32.517</text:p>
          </table:table-cell>
          <table:table-cell office:value-type="float" office:value="32.024999999999999" table:style-name="ce10">
            <text:p>32.025</text:p>
          </table:table-cell>
          <table:table-cell office:value-type="float" office:value="31.361999999999998" table:style-name="ce10">
            <text:p>31.362</text:p>
          </table:table-cell>
          <table:table-cell office:value-type="float" office:value="30.678999999999998" table:style-name="ce10">
            <text:p>30.679</text:p>
          </table:table-cell>
          <table:table-cell office:value-type="float" office:value="30.677" table:style-name="ce10">
            <text:p>30.677</text:p>
          </table:table-cell>
          <table:table-cell office:value-type="float" office:value="29.965" table:style-name="ce10">
            <text:p>29.965</text:p>
          </table:table-cell>
          <table:table-cell office:value-type="float" office:value="28.004000000000001" table:style-name="ce10">
            <text:p>28.004</text:p>
          </table:table-cell>
          <table:table-cell office:value-type="float" office:value="27.998000000000001" table:style-name="ce10">
            <text:p>27.998</text:p>
          </table:table-cell>
          <table:table-cell office:value-type="float" office:value="28.277000000000001" table:style-name="ce10">
            <text:p>28.277</text:p>
          </table:table-cell>
          <table:table-cell office:value-type="float" office:value="28.193999999999999" table:style-name="ce10">
            <text:p>28.194</text:p>
          </table:table-cell>
          <table:table-cell office:value-type="float" office:value="28" table:style-name="ce10">
            <text:p>28</text:p>
          </table:table-cell>
          <table:table-cell table:number-columns-repeated="16364"/>
        </table:table-row>
        <table:table-row table:style-name="ro8">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9.424000000000007" table:style-name="ce10">
            <text:p>69.424</text:p>
          </table:table-cell>
          <table:table-cell office:value-type="float" office:value="71.27" table:style-name="ce10">
            <text:p>71.27</text:p>
          </table:table-cell>
          <table:table-cell office:value-type="float" office:value="71.301000000000002" table:style-name="ce10">
            <text:p>71.301</text:p>
          </table:table-cell>
          <table:table-cell office:value-type="float" office:value="71.927999999999997" table:style-name="ce10">
            <text:p>71.928</text:p>
          </table:table-cell>
          <table:table-cell office:value-type="float" office:value="72.364000000000004" table:style-name="ce10">
            <text:p>72.364</text:p>
          </table:table-cell>
          <table:table-cell office:value-type="float" office:value="72.587999999999994" table:style-name="ce10">
            <text:p>72.588</text:p>
          </table:table-cell>
          <table:table-cell office:value-type="float" office:value="72.611000000000004" table:style-name="ce10">
            <text:p>72.611</text:p>
          </table:table-cell>
          <table:table-cell office:value-type="float" office:value="72.995999999999995" table:style-name="ce10">
            <text:p>72.996</text:p>
          </table:table-cell>
          <table:table-cell office:value-type="float" office:value="73.313000000000002" table:style-name="ce10">
            <text:p>73.313</text:p>
          </table:table-cell>
          <table:table-cell office:value-type="float" office:value="73.584000000000003" table:style-name="ce10">
            <text:p>73.584</text:p>
          </table:table-cell>
          <table:table-cell office:value-type="float" office:value="73.186000000000007" table:style-name="ce10">
            <text:p>73.186</text:p>
          </table:table-cell>
          <table:table-cell office:value-type="float" office:value="73.363" table:style-name="ce10">
            <text:p>73.363</text:p>
          </table:table-cell>
          <table:table-cell office:value-type="float" office:value="73.402000000000001" table:style-name="ce10">
            <text:p>73.402</text:p>
          </table:table-cell>
          <table:table-cell table:number-columns-repeated="16364"/>
        </table:table-row>
        <table:table-row table:style-name="ro8">
          <table:table-cell office:value-type="string" table:style-name="ce4">
            <text:p>mw_ts</text:p>
          </table:table-cell>
          <table:table-cell office:value-type="string" table:style-name="ce4">
            <text:p>My work theme score (% positive, B01 to B05)</text:p>
          </table:table-cell>
          <table:table-cell office:value-type="string" table:style-name="ce4">
            <text:p>Theme scores</text:p>
          </table:table-cell>
          <table:table-cell table:style-name="ce4"/>
          <table:table-cell office:value-type="float" office:value="65.164000000000001" table:style-name="ce10">
            <text:p>65.164</text:p>
          </table:table-cell>
          <table:table-cell office:value-type="float" office:value="63.661999999999999" table:style-name="ce10">
            <text:p>63.662</text:p>
          </table:table-cell>
          <table:table-cell office:value-type="float" office:value="64.378" table:style-name="ce10">
            <text:p>64.378</text:p>
          </table:table-cell>
          <table:table-cell office:value-type="float" office:value="65.957999999999998" table:style-name="ce10">
            <text:p>65.958</text:p>
          </table:table-cell>
          <table:table-cell office:value-type="float" office:value="70.662999999999997" table:style-name="ce10">
            <text:p>70.663</text:p>
          </table:table-cell>
          <table:table-cell office:value-type="float" office:value="70.897000000000006" table:style-name="ce10">
            <text:p>70.897</text:p>
          </table:table-cell>
          <table:table-cell office:value-type="float" office:value="71.143000000000001" table:style-name="ce10">
            <text:p>71.143</text:p>
          </table:table-cell>
          <table:table-cell office:value-type="float" office:value="72.034999999999997" table:style-name="ce10">
            <text:p>72.035</text:p>
          </table:table-cell>
          <table:table-cell office:value-type="float" office:value="73.182000000000002" table:style-name="ce10">
            <text:p>73.182</text:p>
          </table:table-cell>
          <table:table-cell office:value-type="float" office:value="73.165000000000006" table:style-name="ce10">
            <text:p>73.165</text:p>
          </table:table-cell>
          <table:table-cell office:value-type="float" office:value="73.67" table:style-name="ce10">
            <text:p>73.67</text:p>
          </table:table-cell>
          <table:table-cell office:value-type="float" office:value="76.513000000000005" table:style-name="ce10">
            <text:p>76.513</text:p>
          </table:table-cell>
          <table:table-cell office:value-type="float" office:value="75.766999999999996" table:style-name="ce10">
            <text:p>75.767</text:p>
          </table:table-cell>
          <table:table-cell office:value-type="float" office:value="75.108999999999995" table:style-name="ce10">
            <text:p>75.109</text:p>
          </table:table-cell>
          <table:table-cell office:value-type="float" office:value="75.266000000000005" table:style-name="ce10">
            <text:p>75.266</text:p>
          </table:table-cell>
          <table:table-cell office:value-type="float" office:value="74.540999999999997" table:style-name="ce10">
            <text:p>74.541</text:p>
          </table:table-cell>
          <table:table-cell table:number-columns-repeated="16364"/>
        </table:table-row>
        <table:table-row table:style-name="ro6">
          <table:table-cell office:value-type="string" table:style-name="ce4">
            <text:p>op_ts</text:p>
          </table:table-cell>
          <table:table-cell office:value-type="string" table:style-name="ce4">
            <text:p>Organisational objectives and purpose theme score (% positive, B06 to B07)</text:p>
          </table:table-cell>
          <table:table-cell office:value-type="string" table:style-name="ce4">
            <text:p>Theme scores</text:p>
          </table:table-cell>
          <table:table-cell table:style-name="ce4"/>
          <table:table-cell office:value-type="float" office:value="73.248999999999995" table:style-name="ce10">
            <text:p>73.249</text:p>
          </table:table-cell>
          <table:table-cell office:value-type="float" office:value="73.894000000000005" table:style-name="ce10">
            <text:p>73.894</text:p>
          </table:table-cell>
          <table:table-cell office:value-type="float" office:value="74.081999999999994" table:style-name="ce10">
            <text:p>74.082</text:p>
          </table:table-cell>
          <table:table-cell office:value-type="float" office:value="75.802999999999997" table:style-name="ce10">
            <text:p>75.803</text:p>
          </table:table-cell>
          <table:table-cell office:value-type="float" office:value="78.775999999999996" table:style-name="ce10">
            <text:p>78.776</text:p>
          </table:table-cell>
          <table:table-cell office:value-type="float" office:value="78.426000000000002" table:style-name="ce10">
            <text:p>78.426</text:p>
          </table:table-cell>
          <table:table-cell office:value-type="float" office:value="78.947999999999993" table:style-name="ce10">
            <text:p>78.948</text:p>
          </table:table-cell>
          <table:table-cell office:value-type="float" office:value="79.832999999999998" table:style-name="ce10">
            <text:p>79.833</text:p>
          </table:table-cell>
          <table:table-cell office:value-type="float" office:value="80.802000000000007" table:style-name="ce10">
            <text:p>80.802</text:p>
          </table:table-cell>
          <table:table-cell office:value-type="float" office:value="80.165999999999997" table:style-name="ce10">
            <text:p>80.166</text:p>
          </table:table-cell>
          <table:table-cell office:value-type="float" office:value="80.906999999999996" table:style-name="ce10">
            <text:p>80.907</text:p>
          </table:table-cell>
          <table:table-cell office:value-type="float" office:value="82.933999999999997" table:style-name="ce10">
            <text:p>82.934</text:p>
          </table:table-cell>
          <table:table-cell office:value-type="float" office:value="81.456999999999994" table:style-name="ce10">
            <text:p>81.457</text:p>
          </table:table-cell>
          <table:table-cell office:value-type="float" office:value="81.269000000000005" table:style-name="ce10">
            <text:p>81.269</text:p>
          </table:table-cell>
          <table:table-cell office:value-type="float" office:value="81.968000000000004" table:style-name="ce10">
            <text:p>81.968</text:p>
          </table:table-cell>
          <table:table-cell office:value-type="float" office:value="82.212999999999994" table:style-name="ce10">
            <text:p>82.213</text:p>
          </table:table-cell>
          <table:table-cell table:number-columns-repeated="16364"/>
        </table:table-row>
        <table:table-row table:style-name="ro8">
          <table:table-cell office:value-type="string" table:style-name="ce4">
            <text:p>lm_ts</text:p>
          </table:table-cell>
          <table:table-cell office:value-type="string" table:style-name="ce4">
            <text:p>My manager theme score (% positive, B08 to B16)</text:p>
          </table:table-cell>
          <table:table-cell office:value-type="string" table:style-name="ce4">
            <text:p>Theme scores</text:p>
          </table:table-cell>
          <table:table-cell table:style-name="ce4"/>
          <table:table-cell office:value-type="float" office:value="62.942" table:style-name="ce10">
            <text:p>62.942</text:p>
          </table:table-cell>
          <table:table-cell office:value-type="float" office:value="63.942" table:style-name="ce10">
            <text:p>63.942</text:p>
          </table:table-cell>
          <table:table-cell office:value-type="float" office:value="63.951999999999998" table:style-name="ce10">
            <text:p>63.952</text:p>
          </table:table-cell>
          <table:table-cell office:value-type="float" office:value="65.287999999999997" table:style-name="ce10">
            <text:p>65.288</text:p>
          </table:table-cell>
          <table:table-cell office:value-type="float" office:value="67.87" table:style-name="ce10">
            <text:p>67.87</text:p>
          </table:table-cell>
          <table:table-cell office:value-type="float" office:value="67.765000000000001" table:style-name="ce10">
            <text:p>67.765</text:p>
          </table:table-cell>
          <table:table-cell office:value-type="float" office:value="69.204999999999998" table:style-name="ce10">
            <text:p>69.205</text:p>
          </table:table-cell>
          <table:table-cell office:value-type="float" office:value="70.287999999999997" table:style-name="ce10">
            <text:p>70.288</text:p>
          </table:table-cell>
          <table:table-cell office:value-type="float" office:value="71.844999999999999" table:style-name="ce10">
            <text:p>71.845</text:p>
          </table:table-cell>
          <table:table-cell office:value-type="float" office:value="72.102000000000004" table:style-name="ce10">
            <text:p>72.102</text:p>
          </table:table-cell>
          <table:table-cell office:value-type="float" office:value="72.885000000000005" table:style-name="ce10">
            <text:p>72.885</text:p>
          </table:table-cell>
          <table:table-cell office:value-type="float" office:value="75.028999999999996" table:style-name="ce10">
            <text:p>75.029</text:p>
          </table:table-cell>
          <table:table-cell office:value-type="float" office:value="75.513000000000005" table:style-name="ce10">
            <text:p>75.513</text:p>
          </table:table-cell>
          <table:table-cell office:value-type="float" office:value="75.626000000000005" table:style-name="ce10">
            <text:p>75.626</text:p>
          </table:table-cell>
          <table:table-cell office:value-type="float" office:value="76.260000000000005" table:style-name="ce10">
            <text:p>76.26</text:p>
          </table:table-cell>
          <table:table-cell office:value-type="float" office:value="76.563999999999993" table:style-name="ce10">
            <text:p>76.564</text:p>
          </table:table-cell>
          <table:table-cell table:number-columns-repeated="16364"/>
        </table:table-row>
        <table:table-row table:style-name="ro8">
          <table:table-cell office:value-type="string" table:style-name="ce4">
            <text:p>mt_ts</text:p>
          </table:table-cell>
          <table:table-cell office:value-type="string" table:style-name="ce4">
            <text:p>My team theme score (% positive, B18 to B20)</text:p>
          </table:table-cell>
          <table:table-cell office:value-type="string" table:style-name="ce4">
            <text:p>Theme scores</text:p>
          </table:table-cell>
          <table:table-cell table:style-name="ce4"/>
          <table:table-cell office:value-type="float" office:value="73.319000000000003" table:style-name="ce10">
            <text:p>73.319</text:p>
          </table:table-cell>
          <table:table-cell office:value-type="float" office:value="74.436999999999998" table:style-name="ce10">
            <text:p>74.437</text:p>
          </table:table-cell>
          <table:table-cell office:value-type="float" office:value="74.341999999999999" table:style-name="ce10">
            <text:p>74.342</text:p>
          </table:table-cell>
          <table:table-cell office:value-type="float" office:value="75.344999999999999" table:style-name="ce10">
            <text:p>75.345</text:p>
          </table:table-cell>
          <table:table-cell office:value-type="float" office:value="78.081000000000003" table:style-name="ce10">
            <text:p>78.081</text:p>
          </table:table-cell>
          <table:table-cell office:value-type="float" office:value="78.335999999999999" table:style-name="ce10">
            <text:p>78.336</text:p>
          </table:table-cell>
          <table:table-cell office:value-type="float" office:value="79.986000000000004" table:style-name="ce10">
            <text:p>79.986</text:p>
          </table:table-cell>
          <table:table-cell office:value-type="float" office:value="80.453000000000003" table:style-name="ce10">
            <text:p>80.453</text:p>
          </table:table-cell>
          <table:table-cell office:value-type="float" office:value="81.105999999999995" table:style-name="ce10">
            <text:p>81.106</text:p>
          </table:table-cell>
          <table:table-cell office:value-type="float" office:value="80.653000000000006" table:style-name="ce10">
            <text:p>80.653</text:p>
          </table:table-cell>
          <table:table-cell office:value-type="float" office:value="81.236000000000004" table:style-name="ce10">
            <text:p>81.236</text:p>
          </table:table-cell>
          <table:table-cell office:value-type="float" office:value="82.757000000000005" table:style-name="ce10">
            <text:p>82.757</text:p>
          </table:table-cell>
          <table:table-cell office:value-type="float" office:value="82.370999999999995" table:style-name="ce10">
            <text:p>82.371</text:p>
          </table:table-cell>
          <table:table-cell office:value-type="float" office:value="81.938000000000002" table:style-name="ce10">
            <text:p>81.938</text:p>
          </table:table-cell>
          <table:table-cell office:value-type="float" office:value="81.686000000000007" table:style-name="ce10">
            <text:p>81.686</text:p>
          </table:table-cell>
          <table:table-cell office:value-type="float" office:value="82.171999999999997" table:style-name="ce10">
            <text:p>82.172</text:p>
          </table:table-cell>
          <table:table-cell table:number-columns-repeated="16364"/>
        </table:table-row>
        <table:table-row table:style-name="ro8">
          <table:table-cell office:value-type="string" table:style-name="ce4">
            <text:p>ld_ts</text:p>
          </table:table-cell>
          <table:table-cell office:value-type="string" table:style-name="ce4">
            <text:p>Learning and development theme score (% positive, B21 to B24)</text:p>
          </table:table-cell>
          <table:table-cell office:value-type="string" table:style-name="ce4">
            <text:p>Theme scores</text:p>
          </table:table-cell>
          <table:table-cell table:style-name="ce4"/>
          <table:table-cell office:value-type="float" office:value="45.991999999999997" table:style-name="ce10">
            <text:p>45.992</text:p>
          </table:table-cell>
          <table:table-cell office:value-type="float" office:value="38.987000000000002" table:style-name="ce10">
            <text:p>38.987</text:p>
          </table:table-cell>
          <table:table-cell office:value-type="float" office:value="38.649000000000001" table:style-name="ce10">
            <text:p>38.649</text:p>
          </table:table-cell>
          <table:table-cell office:value-type="float" office:value="41.972000000000001" table:style-name="ce10">
            <text:p>41.972</text:p>
          </table:table-cell>
          <table:table-cell office:value-type="float" office:value="46.658999999999999" table:style-name="ce10">
            <text:p>46.659</text:p>
          </table:table-cell>
          <table:table-cell office:value-type="float" office:value="48.686" table:style-name="ce10">
            <text:p>48.686</text:p>
          </table:table-cell>
          <table:table-cell office:value-type="float" office:value="50.835999999999999" table:style-name="ce10">
            <text:p>50.836</text:p>
          </table:table-cell>
          <table:table-cell office:value-type="float" office:value="52.454999999999998" table:style-name="ce10">
            <text:p>52.455</text:p>
          </table:table-cell>
          <table:table-cell office:value-type="float" office:value="53.27" table:style-name="ce10">
            <text:p>53.27</text:p>
          </table:table-cell>
          <table:table-cell office:value-type="float" office:value="54.078000000000003" table:style-name="ce10">
            <text:p>54.078</text:p>
          </table:table-cell>
          <table:table-cell office:value-type="float" office:value="55.470999999999997" table:style-name="ce10">
            <text:p>55.471</text:p>
          </table:table-cell>
          <table:table-cell office:value-type="float" office:value="56.51" table:style-name="ce10">
            <text:p>56.51</text:p>
          </table:table-cell>
          <table:table-cell office:value-type="float" office:value="57.073999999999998" table:style-name="ce10">
            <text:p>57.074</text:p>
          </table:table-cell>
          <table:table-cell office:value-type="float" office:value="56.192999999999998" table:style-name="ce10">
            <text:p>56.193</text:p>
          </table:table-cell>
          <table:table-cell office:value-type="float" office:value="57.008000000000003" table:style-name="ce10">
            <text:p>57.008</text:p>
          </table:table-cell>
          <table:table-cell office:value-type="float" office:value="57.030999999999999" table:style-name="ce10">
            <text:p>57.031</text:p>
          </table:table-cell>
          <table:table-cell table:number-columns-repeated="16364"/>
        </table:table-row>
        <table:table-row table:style-name="ro8">
          <table:table-cell office:value-type="string" table:style-name="ce4">
            <text:p>if_ts</text:p>
          </table:table-cell>
          <table:table-cell office:value-type="string" table:style-name="ce4">
            <text:p>Inclusion and fair treatment theme score (% positive, B25 to B28)</text:p>
          </table:table-cell>
          <table:table-cell office:value-type="string" table:style-name="ce4">
            <text:p>Theme scores</text:p>
          </table:table-cell>
          <table:table-cell table:style-name="ce4"/>
          <table:table-cell office:value-type="float" office:value="69.965999999999994" table:style-name="ce10">
            <text:p>69.966</text:p>
          </table:table-cell>
          <table:table-cell office:value-type="float" office:value="69.028000000000006" table:style-name="ce10">
            <text:p>69.028</text:p>
          </table:table-cell>
          <table:table-cell office:value-type="float" office:value="68.617999999999995" table:style-name="ce10">
            <text:p>68.618</text:p>
          </table:table-cell>
          <table:table-cell office:value-type="float" office:value="69.994" table:style-name="ce10">
            <text:p>69.994</text:p>
          </table:table-cell>
          <table:table-cell office:value-type="float" office:value="72.450999999999993" table:style-name="ce10">
            <text:p>72.451</text:p>
          </table:table-cell>
          <table:table-cell office:value-type="float" office:value="72.456000000000003" table:style-name="ce10">
            <text:p>72.456</text:p>
          </table:table-cell>
          <table:table-cell office:value-type="float" office:value="73.134" table:style-name="ce10">
            <text:p>73.134</text:p>
          </table:table-cell>
          <table:table-cell office:value-type="float" office:value="74.238" table:style-name="ce10">
            <text:p>74.238</text:p>
          </table:table-cell>
          <table:table-cell office:value-type="float" office:value="75.584000000000003" table:style-name="ce10">
            <text:p>75.584</text:p>
          </table:table-cell>
          <table:table-cell office:value-type="float" office:value="75.850999999999999" table:style-name="ce10">
            <text:p>75.851</text:p>
          </table:table-cell>
          <table:table-cell office:value-type="float" office:value="76.804000000000002" table:style-name="ce10">
            <text:p>76.804</text:p>
          </table:table-cell>
          <table:table-cell office:value-type="float" office:value="79.182000000000002" table:style-name="ce10">
            <text:p>79.182</text:p>
          </table:table-cell>
          <table:table-cell office:value-type="float" office:value="79.570999999999998" table:style-name="ce10">
            <text:p>79.571</text:p>
          </table:table-cell>
          <table:table-cell office:value-type="float" office:value="79.061999999999998" table:style-name="ce10">
            <text:p>79.062</text:p>
          </table:table-cell>
          <table:table-cell office:value-type="float" office:value="79.024000000000001" table:style-name="ce10">
            <text:p>79.024</text:p>
          </table:table-cell>
          <table:table-cell office:value-type="float" office:value="79.12" table:style-name="ce10">
            <text:p>79.12</text:p>
          </table:table-cell>
          <table:table-cell table:number-columns-repeated="16364"/>
        </table:table-row>
        <table:table-row table:style-name="ro8">
          <table:table-cell office:value-type="string" table:style-name="ce4">
            <text:p>rw_ts</text:p>
          </table:table-cell>
          <table:table-cell office:value-type="string" table:style-name="ce4">
            <text:p>Resources and workload theme score (% positive, B29 to B34)</text:p>
          </table:table-cell>
          <table:table-cell office:value-type="string" table:style-name="ce4">
            <text:p>Theme scores</text:p>
          </table:table-cell>
          <table:table-cell table:style-name="ce4"/>
          <table:table-cell office:value-type="float" office:value="65.900999999999996" table:style-name="ce10">
            <text:p>65.901</text:p>
          </table:table-cell>
          <table:table-cell office:value-type="float" office:value="67.41" table:style-name="ce10">
            <text:p>67.41</text:p>
          </table:table-cell>
          <table:table-cell office:value-type="float" office:value="67.138000000000005" table:style-name="ce10">
            <text:p>67.138</text:p>
          </table:table-cell>
          <table:table-cell office:value-type="float" office:value="67.504000000000005" table:style-name="ce10">
            <text:p>67.504</text:p>
          </table:table-cell>
          <table:table-cell office:value-type="float" office:value="69.233000000000004" table:style-name="ce10">
            <text:p>69.233</text:p>
          </table:table-cell>
          <table:table-cell office:value-type="float" office:value="67.768000000000001" table:style-name="ce10">
            <text:p>67.768</text:p>
          </table:table-cell>
          <table:table-cell office:value-type="float" office:value="68.209000000000003" table:style-name="ce10">
            <text:p>68.209</text:p>
          </table:table-cell>
          <table:table-cell office:value-type="float" office:value="69.084999999999994" table:style-name="ce10">
            <text:p>69.085</text:p>
          </table:table-cell>
          <table:table-cell office:value-type="float" office:value="70.078000000000003" table:style-name="ce10">
            <text:p>70.078</text:p>
          </table:table-cell>
          <table:table-cell office:value-type="float" office:value="70.563000000000002" table:style-name="ce10">
            <text:p>70.563</text:p>
          </table:table-cell>
          <table:table-cell office:value-type="float" office:value="71.796999999999997" table:style-name="ce10">
            <text:p>71.797</text:p>
          </table:table-cell>
          <table:table-cell office:value-type="float" office:value="73.757000000000005" table:style-name="ce10">
            <text:p>73.757</text:p>
          </table:table-cell>
          <table:table-cell office:value-type="float" office:value="72.819000000000003" table:style-name="ce10">
            <text:p>72.819</text:p>
          </table:table-cell>
          <table:table-cell office:value-type="float" office:value="72.471000000000004" table:style-name="ce10">
            <text:p>72.471</text:p>
          </table:table-cell>
          <table:table-cell office:value-type="float" office:value="73.188999999999993" table:style-name="ce10">
            <text:p>73.189</text:p>
          </table:table-cell>
          <table:table-cell office:value-type="float" office:value="74.084000000000003" table:style-name="ce10">
            <text:p>74.084</text:p>
          </table:table-cell>
          <table:table-cell table:number-columns-repeated="16364"/>
        </table:table-row>
        <table:table-row table:style-name="ro8">
          <table:table-cell office:value-type="string" table:style-name="ce4">
            <text:p>pb_ts</text:p>
          </table:table-cell>
          <table:table-cell office:value-type="string" table:style-name="ce4">
            <text:p>Pay and benefits theme score (% positive, B35 to B37)</text:p>
          </table:table-cell>
          <table:table-cell office:value-type="string" table:style-name="ce4">
            <text:p>Theme scores</text:p>
          </table:table-cell>
          <table:table-cell table:style-name="ce4"/>
          <table:table-cell office:value-type="float" office:value="32.109000000000002" table:style-name="ce10">
            <text:p>32.109</text:p>
          </table:table-cell>
          <table:table-cell office:value-type="float" office:value="30.003" table:style-name="ce10">
            <text:p>30.003</text:p>
          </table:table-cell>
          <table:table-cell office:value-type="float" office:value="27.427" table:style-name="ce10">
            <text:p>27.427</text:p>
          </table:table-cell>
          <table:table-cell office:value-type="float" office:value="26.975000000000001" table:style-name="ce10">
            <text:p>26.975</text:p>
          </table:table-cell>
          <table:table-cell office:value-type="float" office:value="29.35" table:style-name="ce10">
            <text:p>29.35</text:p>
          </table:table-cell>
          <table:table-cell office:value-type="float" office:value="27.405000000000001" table:style-name="ce10">
            <text:p>27.405</text:p>
          </table:table-cell>
          <table:table-cell office:value-type="float" office:value="27.38" table:style-name="ce10">
            <text:p>27.38</text:p>
          </table:table-cell>
          <table:table-cell office:value-type="float" office:value="30.645" table:style-name="ce10">
            <text:p>30.645</text:p>
          </table:table-cell>
          <table:table-cell office:value-type="float" office:value="29.364000000000001" table:style-name="ce10">
            <text:p>29.364</text:p>
          </table:table-cell>
          <table:table-cell office:value-type="float" office:value="29.925000000000001" table:style-name="ce10">
            <text:p>29.925</text:p>
          </table:table-cell>
          <table:table-cell office:value-type="float" office:value="31.215" table:style-name="ce10">
            <text:p>31.215</text:p>
          </table:table-cell>
          <table:table-cell office:value-type="float" office:value="36.627000000000002" table:style-name="ce10">
            <text:p>36.627</text:p>
          </table:table-cell>
          <table:table-cell office:value-type="float" office:value="37.558" table:style-name="ce10">
            <text:p>37.558</text:p>
          </table:table-cell>
          <table:table-cell office:value-type="float" office:value="28.654" table:style-name="ce10">
            <text:p>28.654</text:p>
          </table:table-cell>
          <table:table-cell office:value-type="float" office:value="31.7" table:style-name="ce10">
            <text:p>31.7</text:p>
          </table:table-cell>
          <table:table-cell office:value-type="float" office:value="31.672999999999998" table:style-name="ce10">
            <text:p>31.673</text:p>
          </table:table-cell>
          <table:table-cell table:number-columns-repeated="16364"/>
        </table:table-row>
        <table:table-row table:style-name="ro8">
          <table:table-cell office:value-type="string" table:style-name="ce4">
            <text:p>lc_ts</text:p>
          </table:table-cell>
          <table:table-cell office:value-type="string" table:style-name="ce4">
            <text:p>Leadership and managing change theme score (% positive, B38 to B46)</text:p>
          </table:table-cell>
          <table:table-cell office:value-type="string" table:style-name="ce4">
            <text:p>Theme scores</text:p>
          </table:table-cell>
          <table:table-cell table:style-name="ce4"/>
          <table:table-cell office:value-type="float" office:value="28.465" table:style-name="ce10">
            <text:p>28.465</text:p>
          </table:table-cell>
          <table:table-cell office:value-type="float" office:value="27.45" table:style-name="ce10">
            <text:p>27.45</text:p>
          </table:table-cell>
          <table:table-cell office:value-type="float" office:value="28.123000000000001" table:style-name="ce10">
            <text:p>28.123</text:p>
          </table:table-cell>
          <table:table-cell office:value-type="float" office:value="30.920999999999999" table:style-name="ce10">
            <text:p>30.921</text:p>
          </table:table-cell>
          <table:table-cell office:value-type="float" office:value="35.685000000000002" table:style-name="ce10">
            <text:p>35.685</text:p>
          </table:table-cell>
          <table:table-cell office:value-type="float" office:value="36.200000000000003" table:style-name="ce10">
            <text:p>36.2</text:p>
          </table:table-cell>
          <table:table-cell office:value-type="float" office:value="37.523000000000003" table:style-name="ce10">
            <text:p>37.523</text:p>
          </table:table-cell>
          <table:table-cell office:value-type="float" office:value="39.75" table:style-name="ce10">
            <text:p>39.75</text:p>
          </table:table-cell>
          <table:table-cell office:value-type="float" office:value="42.481000000000002" table:style-name="ce10">
            <text:p>42.481</text:p>
          </table:table-cell>
          <table:table-cell office:value-type="float" office:value="42.781999999999996" table:style-name="ce10">
            <text:p>42.782</text:p>
          </table:table-cell>
          <table:table-cell office:value-type="float" office:value="44.597999999999999" table:style-name="ce10">
            <text:p>44.598</text:p>
          </table:table-cell>
          <table:table-cell office:value-type="float" office:value="52.640999999999998" table:style-name="ce10">
            <text:p>52.641</text:p>
          </table:table-cell>
          <table:table-cell office:value-type="float" office:value="51.235999999999997" table:style-name="ce10">
            <text:p>51.236</text:p>
          </table:table-cell>
          <table:table-cell office:value-type="float" office:value="48.793999999999997" table:style-name="ce10">
            <text:p>48.794</text:p>
          </table:table-cell>
          <table:table-cell office:value-type="float" office:value="48.02" table:style-name="ce10">
            <text:p>48.02</text:p>
          </table:table-cell>
          <table:table-cell office:value-type="float" office:value="48.01" table:style-name="ce10">
            <text:p>48.01</text:p>
          </table:table-cell>
          <table:table-cell table:number-columns-repeated="16364"/>
        </table:table-row>
        <table:table-row table:style-name="ro6">
          <table:table-cell office:value-type="string" table:style-name="ce4">
            <text:p>B01</text:p>
          </table:table-cell>
          <table:table-cell office:value-type="string" table:style-name="ce4">
            <text:p>I am interested in my work</text:p>
            <text:p>(% selecting 'Strongly agree' or 'Agree')</text:p>
          </table:table-cell>
          <table:table-cell office:value-type="string" table:style-name="ce4">
            <text:p>My work</text:p>
          </table:table-cell>
          <table:table-cell table:style-name="ce4"/>
          <table:table-cell office:value-type="float" office:value="84.778000000000006" table:style-name="ce10">
            <text:p>84.778</text:p>
          </table:table-cell>
          <table:table-cell office:value-type="float" office:value="83.376999999999995" table:style-name="ce10">
            <text:p>83.377</text:p>
          </table:table-cell>
          <table:table-cell office:value-type="float" office:value="83.471999999999994" table:style-name="ce10">
            <text:p>83.472</text:p>
          </table:table-cell>
          <table:table-cell office:value-type="float" office:value="84.599000000000004" table:style-name="ce10">
            <text:p>84.599</text:p>
          </table:table-cell>
          <table:table-cell office:value-type="float" office:value="87.293000000000006" table:style-name="ce10">
            <text:p>87.293</text:p>
          </table:table-cell>
          <table:table-cell office:value-type="float" office:value="87.165000000000006" table:style-name="ce10">
            <text:p>87.165</text:p>
          </table:table-cell>
          <table:table-cell office:value-type="float" office:value="87.319000000000003" table:style-name="ce10">
            <text:p>87.319</text:p>
          </table:table-cell>
          <table:table-cell office:value-type="float" office:value="87.677000000000007" table:style-name="ce10">
            <text:p>87.677</text:p>
          </table:table-cell>
          <table:table-cell office:value-type="float" office:value="88.18" table:style-name="ce10">
            <text:p>88.18</text:p>
          </table:table-cell>
          <table:table-cell office:value-type="float" office:value="87.86" table:style-name="ce10">
            <text:p>87.86</text:p>
          </table:table-cell>
          <table:table-cell office:value-type="float" office:value="87.995999999999995" table:style-name="ce10">
            <text:p>87.996</text:p>
          </table:table-cell>
          <table:table-cell office:value-type="float" office:value="89.772999999999996" table:style-name="ce10">
            <text:p>89.773</text:p>
          </table:table-cell>
          <table:table-cell office:value-type="float" office:value="88.936000000000007" table:style-name="ce10">
            <text:p>88.936</text:p>
          </table:table-cell>
          <table:table-cell office:value-type="float" office:value="88.518000000000001" table:style-name="ce10">
            <text:p>88.518</text:p>
          </table:table-cell>
          <table:table-cell office:value-type="float" office:value="88.418000000000006" table:style-name="ce10">
            <text:p>88.418</text:p>
          </table:table-cell>
          <table:table-cell office:value-type="float" office:value="88.135999999999996" table:style-name="ce10">
            <text:p>88.136</text:p>
          </table:table-cell>
          <table:table-cell table:number-columns-repeated="16364"/>
        </table:table-row>
        <table:table-row table:style-name="ro7">
          <table:table-cell office:value-type="string" table:style-name="ce4">
            <text:p>B02</text:p>
          </table:table-cell>
          <table:table-cell office:value-type="string" table:style-name="ce4">
            <text:p>I am sufficiently challenged by my work</text:p>
            <text:p>(% selecting 'Strongly agree' or 'Agree')</text:p>
          </table:table-cell>
          <table:table-cell office:value-type="string" table:style-name="ce4">
            <text:p>My work</text:p>
          </table:table-cell>
          <table:table-cell table:style-name="ce4"/>
          <table:table-cell office:value-type="float" office:value="70.870999999999995" table:style-name="ce10">
            <text:p>70.871</text:p>
          </table:table-cell>
          <table:table-cell office:value-type="float" office:value="69.576999999999998" table:style-name="ce10">
            <text:p>69.577</text:p>
          </table:table-cell>
          <table:table-cell office:value-type="float" office:value="70.757000000000005" table:style-name="ce10">
            <text:p>70.757</text:p>
          </table:table-cell>
          <table:table-cell office:value-type="float" office:value="73.216999999999999" table:style-name="ce10">
            <text:p>73.217</text:p>
          </table:table-cell>
          <table:table-cell office:value-type="float" office:value="77.462000000000003" table:style-name="ce10">
            <text:p>77.462</text:p>
          </table:table-cell>
          <table:table-cell office:value-type="float" office:value="78.289000000000001" table:style-name="ce10">
            <text:p>78.289</text:p>
          </table:table-cell>
          <table:table-cell office:value-type="float" office:value="79.117000000000004" table:style-name="ce10">
            <text:p>79.117</text:p>
          </table:table-cell>
          <table:table-cell office:value-type="float" office:value="79.658000000000001" table:style-name="ce10">
            <text:p>79.658</text:p>
          </table:table-cell>
          <table:table-cell office:value-type="float" office:value="79.986000000000004" table:style-name="ce10">
            <text:p>79.986</text:p>
          </table:table-cell>
          <table:table-cell office:value-type="float" office:value="79.733000000000004" table:style-name="ce10">
            <text:p>79.733</text:p>
          </table:table-cell>
          <table:table-cell office:value-type="float" office:value="79.438000000000002" table:style-name="ce10">
            <text:p>79.438</text:p>
          </table:table-cell>
          <table:table-cell office:value-type="float" office:value="83.144000000000005" table:style-name="ce10">
            <text:p>83.144</text:p>
          </table:table-cell>
          <table:table-cell office:value-type="float" office:value="82.700999999999993" table:style-name="ce10">
            <text:p>82.701</text:p>
          </table:table-cell>
          <table:table-cell office:value-type="float" office:value="81.838999999999999" table:style-name="ce10">
            <text:p>81.839</text:p>
          </table:table-cell>
          <table:table-cell office:value-type="float" office:value="81.975999999999999" table:style-name="ce10">
            <text:p>81.976</text:p>
          </table:table-cell>
          <table:table-cell office:value-type="float" office:value="80.947000000000003" table:style-name="ce10">
            <text:p>80.947</text:p>
          </table:table-cell>
          <table:table-cell table:number-columns-repeated="16364"/>
        </table:table-row>
        <table:table-row table:style-name="ro7">
          <table:table-cell office:value-type="string" table:style-name="ce4">
            <text:p>B03</text:p>
          </table:table-cell>
          <table:table-cell office:value-type="string" table:style-name="ce4">
            <text:p>My work gives me a sense of personal accomplishment</text:p>
            <text:p>(% selecting 'Strongly agree' or 'Agree')</text:p>
          </table:table-cell>
          <table:table-cell office:value-type="string" table:style-name="ce4">
            <text:p>My work</text:p>
          </table:table-cell>
          <table:table-cell table:style-name="ce4"/>
          <table:table-cell office:value-type="float" office:value="66.792000000000002" table:style-name="ce10">
            <text:p>66.792</text:p>
          </table:table-cell>
          <table:table-cell office:value-type="float" office:value="65.161000000000001" table:style-name="ce10">
            <text:p>65.161</text:p>
          </table:table-cell>
          <table:table-cell office:value-type="float" office:value="65.840999999999994" table:style-name="ce10">
            <text:p>65.841</text:p>
          </table:table-cell>
          <table:table-cell office:value-type="float" office:value="67.385999999999996" table:style-name="ce10">
            <text:p>67.386</text:p>
          </table:table-cell>
          <table:table-cell office:value-type="float" office:value="72.72" table:style-name="ce10">
            <text:p>72.72</text:p>
          </table:table-cell>
          <table:table-cell office:value-type="float" office:value="72.382999999999996" table:style-name="ce10">
            <text:p>72.383</text:p>
          </table:table-cell>
          <table:table-cell office:value-type="float" office:value="72.918000000000006" table:style-name="ce10">
            <text:p>72.918</text:p>
          </table:table-cell>
          <table:table-cell office:value-type="float" office:value="73.811000000000007" table:style-name="ce10">
            <text:p>73.811</text:p>
          </table:table-cell>
          <table:table-cell office:value-type="float" office:value="74.739999999999995" table:style-name="ce10">
            <text:p>74.74</text:p>
          </table:table-cell>
          <table:table-cell office:value-type="float" office:value="74.664000000000001" table:style-name="ce10">
            <text:p>74.664</text:p>
          </table:table-cell>
          <table:table-cell office:value-type="float" office:value="75.046000000000006" table:style-name="ce10">
            <text:p>75.046</text:p>
          </table:table-cell>
          <table:table-cell office:value-type="float" office:value="78.409000000000006" table:style-name="ce10">
            <text:p>78.409</text:p>
          </table:table-cell>
          <table:table-cell office:value-type="float" office:value="77.132000000000005" table:style-name="ce10">
            <text:p>77.132</text:p>
          </table:table-cell>
          <table:table-cell office:value-type="float" office:value="76.021000000000001" table:style-name="ce10">
            <text:p>76.021</text:p>
          </table:table-cell>
          <table:table-cell office:value-type="float" office:value="76.12" table:style-name="ce10">
            <text:p>76.12</text:p>
          </table:table-cell>
          <table:table-cell office:value-type="float" office:value="75.424000000000007" table:style-name="ce10">
            <text:p>75.424</text:p>
          </table:table-cell>
          <table:table-cell table:number-columns-repeated="16364"/>
        </table:table-row>
        <table:table-row table:style-name="ro7">
          <table:table-cell office:value-type="string" table:style-name="ce4">
            <text:p>B04</text:p>
          </table:table-cell>
          <table:table-cell office:value-type="string" table:style-name="ce4">
            <text:p>I feel involved in the decisions that affect my work</text:p>
            <text:p>(% selecting 'Strongly agree' or 'Agree')</text:p>
          </table:table-cell>
          <table:table-cell office:value-type="string" table:style-name="ce4">
            <text:p>My work</text:p>
          </table:table-cell>
          <table:table-cell table:style-name="ce4"/>
          <table:table-cell office:value-type="float" office:value="44.744999999999997" table:style-name="ce10">
            <text:p>44.745</text:p>
          </table:table-cell>
          <table:table-cell office:value-type="float" office:value="41.97" table:style-name="ce10">
            <text:p>41.97</text:p>
          </table:table-cell>
          <table:table-cell office:value-type="float" office:value="42.972999999999999" table:style-name="ce10">
            <text:p>42.973</text:p>
          </table:table-cell>
          <table:table-cell office:value-type="float" office:value="44.652999999999999" table:style-name="ce10">
            <text:p>44.653</text:p>
          </table:table-cell>
          <table:table-cell office:value-type="float" office:value="51.345999999999997" table:style-name="ce10">
            <text:p>51.346</text:p>
          </table:table-cell>
          <table:table-cell office:value-type="float" office:value="51.578000000000003" table:style-name="ce10">
            <text:p>51.578</text:p>
          </table:table-cell>
          <table:table-cell office:value-type="float" office:value="51.609000000000002" table:style-name="ce10">
            <text:p>51.609</text:p>
          </table:table-cell>
          <table:table-cell office:value-type="float" office:value="52.863999999999997" table:style-name="ce10">
            <text:p>52.864</text:p>
          </table:table-cell>
          <table:table-cell office:value-type="float" office:value="54.707000000000001" table:style-name="ce10">
            <text:p>54.707</text:p>
          </table:table-cell>
          <table:table-cell office:value-type="float" office:value="54.722999999999999" table:style-name="ce10">
            <text:p>54.723</text:p>
          </table:table-cell>
          <table:table-cell office:value-type="float" office:value="55.746000000000002" table:style-name="ce10">
            <text:p>55.746</text:p>
          </table:table-cell>
          <table:table-cell office:value-type="float" office:value="57.975000000000001" table:style-name="ce10">
            <text:p>57.975</text:p>
          </table:table-cell>
          <table:table-cell office:value-type="float" office:value="57.171999999999997" table:style-name="ce10">
            <text:p>57.172</text:p>
          </table:table-cell>
          <table:table-cell office:value-type="float" office:value="56.517000000000003" table:style-name="ce10">
            <text:p>56.517</text:p>
          </table:table-cell>
          <table:table-cell office:value-type="float" office:value="56.786000000000001" table:style-name="ce10">
            <text:p>56.786</text:p>
          </table:table-cell>
          <table:table-cell office:value-type="float" office:value="55.676000000000002" table:style-name="ce10">
            <text:p>55.676</text:p>
          </table:table-cell>
          <table:table-cell table:number-columns-repeated="16364"/>
        </table:table-row>
        <table:table-row table:style-name="ro7">
          <table:table-cell office:value-type="string" table:style-name="ce4">
            <text:p>B05</text:p>
          </table:table-cell>
          <table:table-cell office:value-type="string" table:style-name="ce4">
            <text:p>I have a choice in deciding how I do my work</text:p>
            <text:p>(% selecting 'Strongly agree' or 'Agree')</text:p>
          </table:table-cell>
          <table:table-cell office:value-type="string" table:style-name="ce4">
            <text:p>My work</text:p>
          </table:table-cell>
          <table:table-cell table:style-name="ce4"/>
          <table:table-cell office:value-type="float" office:value="58.326000000000001" table:style-name="ce10">
            <text:p>58.326</text:p>
          </table:table-cell>
          <table:table-cell office:value-type="float" office:value="57.552" table:style-name="ce10">
            <text:p>57.552</text:p>
          </table:table-cell>
          <table:table-cell office:value-type="float" office:value="58.158000000000001" table:style-name="ce10">
            <text:p>58.158</text:p>
          </table:table-cell>
          <table:table-cell office:value-type="float" office:value="59.13" table:style-name="ce10">
            <text:p>59.13</text:p>
          </table:table-cell>
          <table:table-cell office:value-type="float" office:value="64.38" table:style-name="ce10">
            <text:p>64.38</text:p>
          </table:table-cell>
          <table:table-cell office:value-type="float" office:value="64.781999999999996" table:style-name="ce10">
            <text:p>64.782</text:p>
          </table:table-cell>
          <table:table-cell office:value-type="float" office:value="64.418999999999997" table:style-name="ce10">
            <text:p>64.419</text:p>
          </table:table-cell>
          <table:table-cell office:value-type="float" office:value="65.897000000000006" table:style-name="ce10">
            <text:p>65.897</text:p>
          </table:table-cell>
          <table:table-cell office:value-type="float" office:value="67.921000000000006" table:style-name="ce10">
            <text:p>67.921</text:p>
          </table:table-cell>
          <table:table-cell office:value-type="float" office:value="68.53" table:style-name="ce10">
            <text:p>68.53</text:p>
          </table:table-cell>
          <table:table-cell office:value-type="float" office:value="69.736000000000004" table:style-name="ce10">
            <text:p>69.736</text:p>
          </table:table-cell>
          <table:table-cell office:value-type="float" office:value="73.236999999999995" table:style-name="ce10">
            <text:p>73.237</text:p>
          </table:table-cell>
          <table:table-cell office:value-type="float" office:value="72.869" table:style-name="ce10">
            <text:p>72.869</text:p>
          </table:table-cell>
          <table:table-cell office:value-type="float" office:value="72.647000000000006" table:style-name="ce10">
            <text:p>72.647</text:p>
          </table:table-cell>
          <table:table-cell office:value-type="float" office:value="73.018000000000001" table:style-name="ce10">
            <text:p>73.018</text:p>
          </table:table-cell>
          <table:table-cell office:value-type="float" office:value="72.513999999999996" table:style-name="ce10">
            <text:p>72.514</text:p>
          </table:table-cell>
          <table:table-cell table:number-columns-repeated="16364"/>
        </table:table-row>
        <table:table-row table:style-name="ro7">
          <table:table-cell office:value-type="string" table:style-name="ce4">
            <text:p>B06</text:p>
          </table:table-cell>
          <table:table-cell office:value-type="string" table:style-name="ce4">
            <text:p>I have a clear understanding of [my organisation]'s objectives</text:p>
            <text:p>(% selecting 'Strongly agree' or 'Agree')</text:p>
          </table:table-cell>
          <table:table-cell office:value-type="string" table:style-name="ce4">
            <text:p>Organisational objectives and purpose</text:p>
          </table:table-cell>
          <table:table-cell table:style-name="ce4"/>
          <table:table-cell office:value-type="float" office:value="71.632999999999996" table:style-name="ce10">
            <text:p>71.633</text:p>
          </table:table-cell>
          <table:table-cell office:value-type="float" office:value="72.278000000000006" table:style-name="ce10">
            <text:p>72.278</text:p>
          </table:table-cell>
          <table:table-cell office:value-type="float" office:value="72.551000000000002" table:style-name="ce10">
            <text:p>72.551</text:p>
          </table:table-cell>
          <table:table-cell office:value-type="float" office:value="74.488" table:style-name="ce10">
            <text:p>74.488</text:p>
          </table:table-cell>
          <table:table-cell office:value-type="float" office:value="77.382999999999996" table:style-name="ce10">
            <text:p>77.383</text:p>
          </table:table-cell>
          <table:table-cell office:value-type="float" office:value="77.009" table:style-name="ce10">
            <text:p>77.009</text:p>
          </table:table-cell>
          <table:table-cell office:value-type="float" office:value="77.522000000000006" table:style-name="ce10">
            <text:p>77.522</text:p>
          </table:table-cell>
          <table:table-cell office:value-type="float" office:value="78.363" table:style-name="ce10">
            <text:p>78.363</text:p>
          </table:table-cell>
          <table:table-cell office:value-type="float" office:value="79.543000000000006" table:style-name="ce10">
            <text:p>79.543</text:p>
          </table:table-cell>
          <table:table-cell office:value-type="float" office:value="78.938999999999993" table:style-name="ce10">
            <text:p>78.939</text:p>
          </table:table-cell>
          <table:table-cell office:value-type="float" office:value="79.784000000000006" table:style-name="ce10">
            <text:p>79.784</text:p>
          </table:table-cell>
          <table:table-cell office:value-type="float" office:value="81.376999999999995" table:style-name="ce10">
            <text:p>81.377</text:p>
          </table:table-cell>
          <table:table-cell office:value-type="float" office:value="79.765000000000001" table:style-name="ce10">
            <text:p>79.765</text:p>
          </table:table-cell>
          <table:table-cell office:value-type="float" office:value="79.587999999999994" table:style-name="ce10">
            <text:p>79.588</text:p>
          </table:table-cell>
          <table:table-cell office:value-type="float" office:value="80.403999999999996" table:style-name="ce10">
            <text:p>80.404</text:p>
          </table:table-cell>
          <table:table-cell office:value-type="float" office:value="80.84" table:style-name="ce10">
            <text:p>80.84</text:p>
          </table:table-cell>
          <table:table-cell table:number-columns-repeated="16364"/>
        </table:table-row>
        <table:table-row table:style-name="ro7">
          <table:table-cell office:value-type="string" table:style-name="ce4">
            <text:p>B07</text:p>
          </table:table-cell>
          <table:table-cell office:value-type="string" table:style-name="ce4">
            <text:p>I understand how my work contributes to [my organisation]'s objectives</text:p>
            <text:p>(% selecting 'Strongly agree' or 'Agree')</text:p>
          </table:table-cell>
          <table:table-cell office:value-type="string" table:style-name="ce4">
            <text:p>Organisational objectives and purpose</text:p>
          </table:table-cell>
          <table:table-cell table:style-name="ce4"/>
          <table:table-cell office:value-type="float" office:value="74.885999999999996" table:style-name="ce10">
            <text:p>74.886</text:p>
          </table:table-cell>
          <table:table-cell office:value-type="float" office:value="75.501000000000005" table:style-name="ce10">
            <text:p>75.501</text:p>
          </table:table-cell>
          <table:table-cell office:value-type="float" office:value="75.597999999999999" table:style-name="ce10">
            <text:p>75.598</text:p>
          </table:table-cell>
          <table:table-cell office:value-type="float" office:value="77.105999999999995" table:style-name="ce10">
            <text:p>77.106</text:p>
          </table:table-cell>
          <table:table-cell office:value-type="float" office:value="80.156000000000006" table:style-name="ce10">
            <text:p>80.156</text:p>
          </table:table-cell>
          <table:table-cell office:value-type="float" office:value="79.840999999999994" table:style-name="ce10">
            <text:p>79.841</text:p>
          </table:table-cell>
          <table:table-cell office:value-type="float" office:value="80.375" table:style-name="ce10">
            <text:p>80.375</text:p>
          </table:table-cell>
          <table:table-cell office:value-type="float" office:value="81.311000000000007" table:style-name="ce10">
            <text:p>81.311</text:p>
          </table:table-cell>
          <table:table-cell office:value-type="float" office:value="82.052999999999997" table:style-name="ce10">
            <text:p>82.053</text:p>
          </table:table-cell>
          <table:table-cell office:value-type="float" office:value="81.394999999999996" table:style-name="ce10">
            <text:p>81.395</text:p>
          </table:table-cell>
          <table:table-cell office:value-type="float" office:value="82.025999999999996" table:style-name="ce10">
            <text:p>82.026</text:p>
          </table:table-cell>
          <table:table-cell office:value-type="float" office:value="84.495000000000005" table:style-name="ce10">
            <text:p>84.495</text:p>
          </table:table-cell>
          <table:table-cell office:value-type="float" office:value="83.152000000000001" table:style-name="ce10">
            <text:p>83.152</text:p>
          </table:table-cell>
          <table:table-cell office:value-type="float" office:value="82.954999999999998" table:style-name="ce10">
            <text:p>82.955</text:p>
          </table:table-cell>
          <table:table-cell office:value-type="float" office:value="83.531000000000006" table:style-name="ce10">
            <text:p>83.531</text:p>
          </table:table-cell>
          <table:table-cell office:value-type="float" office:value="83.584000000000003" table:style-name="ce10">
            <text:p>83.584</text:p>
          </table:table-cell>
          <table:table-cell table:number-columns-repeated="16364"/>
        </table:table-row>
        <table:table-row table:style-name="ro7">
          <table:table-cell office:value-type="string" table:style-name="ce4">
            <text:p>B08</text:p>
          </table:table-cell>
          <table:table-cell office:value-type="string" table:style-name="ce4">
            <text:p>My manager motivates me to be more effective in my job</text:p>
            <text:p>(% selecting 'Strongly agree' or 'Agree')</text:p>
          </table:table-cell>
          <table:table-cell office:value-type="string" table:style-name="ce4">
            <text:p>My manager</text:p>
          </table:table-cell>
          <table:table-cell table:style-name="ce4"/>
          <table:table-cell office:value-type="float" office:value="58.395000000000003" table:style-name="ce10">
            <text:p>58.395</text:p>
          </table:table-cell>
          <table:table-cell office:value-type="float" office:value="59.792999999999999" table:style-name="ce10">
            <text:p>59.793</text:p>
          </table:table-cell>
          <table:table-cell office:value-type="float" office:value="60.164000000000001" table:style-name="ce10">
            <text:p>60.164</text:p>
          </table:table-cell>
          <table:table-cell office:value-type="float" office:value="62.161000000000001" table:style-name="ce10">
            <text:p>62.161</text:p>
          </table:table-cell>
          <table:table-cell office:value-type="float" office:value="65.194999999999993" table:style-name="ce10">
            <text:p>65.195</text:p>
          </table:table-cell>
          <table:table-cell office:value-type="float" office:value="65.557000000000002" table:style-name="ce10">
            <text:p>65.557</text:p>
          </table:table-cell>
          <table:table-cell office:value-type="float" office:value="67.247" table:style-name="ce10">
            <text:p>67.247</text:p>
          </table:table-cell>
          <table:table-cell office:value-type="float" office:value="68.471000000000004" table:style-name="ce10">
            <text:p>68.471</text:p>
          </table:table-cell>
          <table:table-cell office:value-type="float" office:value="69.994" table:style-name="ce10">
            <text:p>69.994</text:p>
          </table:table-cell>
          <table:table-cell office:value-type="float" office:value="70.259" table:style-name="ce10">
            <text:p>70.259</text:p>
          </table:table-cell>
          <table:table-cell office:value-type="float" office:value="71.296000000000006" table:style-name="ce10">
            <text:p>71.296</text:p>
          </table:table-cell>
          <table:table-cell office:value-type="float" office:value="73.849000000000004" table:style-name="ce10">
            <text:p>73.849</text:p>
          </table:table-cell>
          <table:table-cell office:value-type="float" office:value="74.763000000000005" table:style-name="ce10">
            <text:p>74.763</text:p>
          </table:table-cell>
          <table:table-cell office:value-type="float" office:value="74.894000000000005" table:style-name="ce10">
            <text:p>74.894</text:p>
          </table:table-cell>
          <table:table-cell office:value-type="float" office:value="75.195999999999998" table:style-name="ce10">
            <text:p>75.196</text:p>
          </table:table-cell>
          <table:table-cell office:value-type="float" office:value="75.197000000000003" table:style-name="ce10">
            <text:p>75.197</text:p>
          </table:table-cell>
          <table:table-cell table:number-columns-repeated="16364"/>
        </table:table-row>
        <table:table-row table:style-name="ro7">
          <table:table-cell office:value-type="string" table:style-name="ce4">
            <text:p>B09</text:p>
          </table:table-cell>
          <table:table-cell office:value-type="string" table:style-name="ce4">
            <text:p>My manager is considerate of my life outside work</text:p>
            <text:p>(% selecting 'Strongly agree' or 'Agree')</text:p>
          </table:table-cell>
          <table:table-cell office:value-type="string" table:style-name="ce4">
            <text:p>My manager</text:p>
          </table:table-cell>
          <table:table-cell table:style-name="ce4"/>
          <table:table-cell office:value-type="float" office:value="71.099000000000004" table:style-name="ce10">
            <text:p>71.099</text:p>
          </table:table-cell>
          <table:table-cell office:value-type="float" office:value="73" table:style-name="ce10">
            <text:p>73</text:p>
          </table:table-cell>
          <table:table-cell office:value-type="float" office:value="73.340999999999994" table:style-name="ce10">
            <text:p>73.341</text:p>
          </table:table-cell>
          <table:table-cell office:value-type="float" office:value="74.477000000000004" table:style-name="ce10">
            <text:p>74.477</text:p>
          </table:table-cell>
          <table:table-cell office:value-type="float" office:value="76.173000000000002" table:style-name="ce10">
            <text:p>76.173</text:p>
          </table:table-cell>
          <table:table-cell office:value-type="float" office:value="76.433000000000007" table:style-name="ce10">
            <text:p>76.433</text:p>
          </table:table-cell>
          <table:table-cell office:value-type="float" office:value="77.626999999999995" table:style-name="ce10">
            <text:p>77.627</text:p>
          </table:table-cell>
          <table:table-cell office:value-type="float" office:value="79.204999999999998" table:style-name="ce10">
            <text:p>79.205</text:p>
          </table:table-cell>
          <table:table-cell office:value-type="float" office:value="81.274000000000001" table:style-name="ce10">
            <text:p>81.274</text:p>
          </table:table-cell>
          <table:table-cell office:value-type="float" office:value="82.468000000000004" table:style-name="ce10">
            <text:p>82.468</text:p>
          </table:table-cell>
          <table:table-cell office:value-type="float" office:value="83.572000000000003" table:style-name="ce10">
            <text:p>83.572</text:p>
          </table:table-cell>
          <table:table-cell office:value-type="float" office:value="85.376000000000005" table:style-name="ce10">
            <text:p>85.376</text:p>
          </table:table-cell>
          <table:table-cell office:value-type="float" office:value="85.864999999999995" table:style-name="ce10">
            <text:p>85.865</text:p>
          </table:table-cell>
          <table:table-cell office:value-type="float" office:value="86.278000000000006" table:style-name="ce10">
            <text:p>86.278</text:p>
          </table:table-cell>
          <table:table-cell office:value-type="float" office:value="86.802000000000007" table:style-name="ce10">
            <text:p>86.802</text:p>
          </table:table-cell>
          <table:table-cell office:value-type="float" office:value="87.222999999999999" table:style-name="ce10">
            <text:p>87.223</text:p>
          </table:table-cell>
          <table:table-cell table:number-columns-repeated="16364"/>
        </table:table-row>
        <table:table-row table:style-name="ro6">
          <table:table-cell office:value-type="string" table:style-name="ce4">
            <text:p>B10</text:p>
          </table:table-cell>
          <table:table-cell office:value-type="string" table:style-name="ce4">
            <text:p>My manager is open to my ideas</text:p>
            <text:p>(% selecting 'Strongly agree' or 'Agree')</text:p>
          </table:table-cell>
          <table:table-cell office:value-type="string" table:style-name="ce4">
            <text:p>My manager</text:p>
          </table:table-cell>
          <table:table-cell table:style-name="ce4"/>
          <table:table-cell office:value-type="float" office:value="71.712999999999994" table:style-name="ce10">
            <text:p>71.713</text:p>
          </table:table-cell>
          <table:table-cell office:value-type="float" office:value="72.677000000000007" table:style-name="ce10">
            <text:p>72.677</text:p>
          </table:table-cell>
          <table:table-cell office:value-type="float" office:value="72.542000000000002" table:style-name="ce10">
            <text:p>72.542</text:p>
          </table:table-cell>
          <table:table-cell office:value-type="float" office:value="73.757999999999996" table:style-name="ce10">
            <text:p>73.758</text:p>
          </table:table-cell>
          <table:table-cell office:value-type="float" office:value="76.543000000000006" table:style-name="ce10">
            <text:p>76.543</text:p>
          </table:table-cell>
          <table:table-cell office:value-type="float" office:value="76.61" table:style-name="ce10">
            <text:p>76.61</text:p>
          </table:table-cell>
          <table:table-cell office:value-type="float" office:value="77.652000000000001" table:style-name="ce10">
            <text:p>77.652</text:p>
          </table:table-cell>
          <table:table-cell office:value-type="float" office:value="78.331000000000003" table:style-name="ce10">
            <text:p>78.331</text:p>
          </table:table-cell>
          <table:table-cell office:value-type="float" office:value="79.709000000000003" table:style-name="ce10">
            <text:p>79.709</text:p>
          </table:table-cell>
          <table:table-cell office:value-type="float" office:value="79.784000000000006" table:style-name="ce10">
            <text:p>79.784</text:p>
          </table:table-cell>
          <table:table-cell office:value-type="float" office:value="80.52" table:style-name="ce10">
            <text:p>80.52</text:p>
          </table:table-cell>
          <table:table-cell office:value-type="float" office:value="82.308999999999997" table:style-name="ce10">
            <text:p>82.309</text:p>
          </table:table-cell>
          <table:table-cell office:value-type="float" office:value="82.837999999999994" table:style-name="ce10">
            <text:p>82.838</text:p>
          </table:table-cell>
          <table:table-cell office:value-type="float" office:value="82.801000000000002" table:style-name="ce10">
            <text:p>82.801</text:p>
          </table:table-cell>
          <table:table-cell office:value-type="float" office:value="82.872" table:style-name="ce10">
            <text:p>82.872</text:p>
          </table:table-cell>
          <table:table-cell office:value-type="float" office:value="83.039000000000001" table:style-name="ce10">
            <text:p>83.039</text:p>
          </table:table-cell>
          <table:table-cell table:number-columns-repeated="16364"/>
        </table:table-row>
        <table:table-row table:style-name="ro9">
          <table:table-cell office:value-type="string" table:style-name="ce4">
            <text:p>B11</text:p>
          </table:table-cell>
          <table:table-cell office:value-type="string" table:style-name="ce4">
            <text:p>My manager helps me to understand how I contribute to [my organisation]'s objectives</text:p>
            <text:p>(% selecting 'Strongly agree' or 'Agree')</text:p>
          </table:table-cell>
          <table:table-cell office:value-type="string" table:style-name="ce4">
            <text:p>My manager</text:p>
          </table:table-cell>
          <table:table-cell table:style-name="ce4"/>
          <table:table-cell office:value-type="float" office:value="54.002000000000002" table:style-name="ce10">
            <text:p>54.002</text:p>
          </table:table-cell>
          <table:table-cell office:value-type="float" office:value="55.444000000000003" table:style-name="ce10">
            <text:p>55.444</text:p>
          </table:table-cell>
          <table:table-cell office:value-type="float" office:value="55.622" table:style-name="ce10">
            <text:p>55.622</text:p>
          </table:table-cell>
          <table:table-cell office:value-type="float" office:value="57.997999999999998" table:style-name="ce10">
            <text:p>57.998</text:p>
          </table:table-cell>
          <table:table-cell office:value-type="float" office:value="62.201000000000001" table:style-name="ce10">
            <text:p>62.201</text:p>
          </table:table-cell>
          <table:table-cell office:value-type="float" office:value="61.686" table:style-name="ce10">
            <text:p>61.686</text:p>
          </table:table-cell>
          <table:table-cell office:value-type="float" office:value="63.481000000000002" table:style-name="ce10">
            <text:p>63.481</text:p>
          </table:table-cell>
          <table:table-cell office:value-type="float" office:value="64.668999999999997" table:style-name="ce10">
            <text:p>64.669</text:p>
          </table:table-cell>
          <table:table-cell office:value-type="float" office:value="66.188999999999993" table:style-name="ce10">
            <text:p>66.189</text:p>
          </table:table-cell>
          <table:table-cell office:value-type="float" office:value="65.790999999999997" table:style-name="ce10">
            <text:p>65.791</text:p>
          </table:table-cell>
          <table:table-cell office:value-type="float" office:value="66.465000000000003" table:style-name="ce10">
            <text:p>66.465</text:p>
          </table:table-cell>
          <table:table-cell office:value-type="float" office:value="68.578000000000003" table:style-name="ce10">
            <text:p>68.578</text:p>
          </table:table-cell>
          <table:table-cell office:value-type="float" office:value="68.569999999999993" table:style-name="ce10">
            <text:p>68.57</text:p>
          </table:table-cell>
          <table:table-cell office:value-type="float" office:value="68.97" table:style-name="ce10">
            <text:p>68.97</text:p>
          </table:table-cell>
          <table:table-cell office:value-type="float" office:value="69.781999999999996" table:style-name="ce10">
            <text:p>69.782</text:p>
          </table:table-cell>
          <table:table-cell office:value-type="float" office:value="70.05" table:style-name="ce10">
            <text:p>70.05</text:p>
          </table:table-cell>
          <table:table-cell table:number-columns-repeated="16364"/>
        </table:table-row>
        <table:table-row table:style-name="ro7">
          <table:table-cell office:value-type="string" table:style-name="ce4">
            <text:p>B12</text:p>
          </table:table-cell>
          <table:table-cell office:value-type="string" table:style-name="ce4">
            <text:p>Overall, I have confidence in the decisions made by my manager</text:p>
            <text:p>(% selecting 'Strongly agree' or 'Agree')</text:p>
          </table:table-cell>
          <table:table-cell office:value-type="string" table:style-name="ce4">
            <text:p>My manager</text:p>
          </table:table-cell>
          <table:table-cell table:style-name="ce4"/>
          <table:table-cell office:value-type="float" office:value="64.787999999999997" table:style-name="ce10">
            <text:p>64.788</text:p>
          </table:table-cell>
          <table:table-cell office:value-type="float" office:value="64.516000000000005" table:style-name="ce10">
            <text:p>64.516</text:p>
          </table:table-cell>
          <table:table-cell office:value-type="float" office:value="64.813999999999993" table:style-name="ce10">
            <text:p>64.814</text:p>
          </table:table-cell>
          <table:table-cell office:value-type="float" office:value="66.045000000000002" table:style-name="ce10">
            <text:p>66.045</text:p>
          </table:table-cell>
          <table:table-cell office:value-type="float" office:value="68.646000000000001" table:style-name="ce10">
            <text:p>68.646</text:p>
          </table:table-cell>
          <table:table-cell office:value-type="float" office:value="68.944000000000003" table:style-name="ce10">
            <text:p>68.944</text:p>
          </table:table-cell>
          <table:table-cell office:value-type="float" office:value="70.031999999999996" table:style-name="ce10">
            <text:p>70.032</text:p>
          </table:table-cell>
          <table:table-cell office:value-type="float" office:value="71.527000000000001" table:style-name="ce10">
            <text:p>71.527</text:p>
          </table:table-cell>
          <table:table-cell office:value-type="float" office:value="73.317999999999998" table:style-name="ce10">
            <text:p>73.318</text:p>
          </table:table-cell>
          <table:table-cell office:value-type="float" office:value="73.921999999999997" table:style-name="ce10">
            <text:p>73.922</text:p>
          </table:table-cell>
          <table:table-cell office:value-type="float" office:value="74.942999999999998" table:style-name="ce10">
            <text:p>74.943</text:p>
          </table:table-cell>
          <table:table-cell office:value-type="float" office:value="78.09" table:style-name="ce10">
            <text:p>78.09</text:p>
          </table:table-cell>
          <table:table-cell office:value-type="float" office:value="78.671000000000006" table:style-name="ce10">
            <text:p>78.671</text:p>
          </table:table-cell>
          <table:table-cell office:value-type="float" office:value="78.73" table:style-name="ce10">
            <text:p>78.73</text:p>
          </table:table-cell>
          <table:table-cell office:value-type="float" office:value="78.981999999999999" table:style-name="ce10">
            <text:p>78.982</text:p>
          </table:table-cell>
          <table:table-cell office:value-type="float" office:value="78.897000000000006" table:style-name="ce10">
            <text:p>78.897</text:p>
          </table:table-cell>
          <table:table-cell table:number-columns-repeated="16364"/>
        </table:table-row>
        <table:table-row table:style-name="ro7">
          <table:table-cell office:value-type="string" table:style-name="ce4">
            <text:p>B13</text:p>
          </table:table-cell>
          <table:table-cell office:value-type="string" table:style-name="ce4">
            <text:p>My manager recognises when I have done my job well</text:p>
            <text:p>(% selecting 'Strongly agree' or 'Agree')</text:p>
          </table:table-cell>
          <table:table-cell office:value-type="string" table:style-name="ce4">
            <text:p>My manager</text:p>
          </table:table-cell>
          <table:table-cell table:style-name="ce4"/>
          <table:table-cell office:value-type="float" office:value="72.775999999999996" table:style-name="ce10">
            <text:p>72.776</text:p>
          </table:table-cell>
          <table:table-cell office:value-type="float" office:value="73.703000000000003" table:style-name="ce10">
            <text:p>73.703</text:p>
          </table:table-cell>
          <table:table-cell office:value-type="float" office:value="73.545000000000002" table:style-name="ce10">
            <text:p>73.545</text:p>
          </table:table-cell>
          <table:table-cell office:value-type="float" office:value="74.228999999999999" table:style-name="ce10">
            <text:p>74.229</text:p>
          </table:table-cell>
          <table:table-cell office:value-type="float" office:value="75.849000000000004" table:style-name="ce10">
            <text:p>75.849</text:p>
          </table:table-cell>
          <table:table-cell office:value-type="float" office:value="75.600999999999999" table:style-name="ce10">
            <text:p>75.601</text:p>
          </table:table-cell>
          <table:table-cell office:value-type="float" office:value="76.816999999999993" table:style-name="ce10">
            <text:p>76.817</text:p>
          </table:table-cell>
          <table:table-cell office:value-type="float" office:value="77.382999999999996" table:style-name="ce10">
            <text:p>77.383</text:p>
          </table:table-cell>
          <table:table-cell office:value-type="float" office:value="78.525999999999996" table:style-name="ce10">
            <text:p>78.526</text:p>
          </table:table-cell>
          <table:table-cell office:value-type="float" office:value="78.483999999999995" table:style-name="ce10">
            <text:p>78.484</text:p>
          </table:table-cell>
          <table:table-cell office:value-type="float" office:value="79.085999999999999" table:style-name="ce10">
            <text:p>79.086</text:p>
          </table:table-cell>
          <table:table-cell office:value-type="float" office:value="81.412000000000006" table:style-name="ce10">
            <text:p>81.412</text:p>
          </table:table-cell>
          <table:table-cell office:value-type="float" office:value="81.882000000000005" table:style-name="ce10">
            <text:p>81.882</text:p>
          </table:table-cell>
          <table:table-cell office:value-type="float" office:value="81.632999999999996" table:style-name="ce10">
            <text:p>81.633</text:p>
          </table:table-cell>
          <table:table-cell office:value-type="float" office:value="81.96" table:style-name="ce10">
            <text:p>81.96</text:p>
          </table:table-cell>
          <table:table-cell office:value-type="float" office:value="82.072999999999993" table:style-name="ce10">
            <text:p>82.073</text:p>
          </table:table-cell>
          <table:table-cell table:number-columns-repeated="16364"/>
        </table:table-row>
        <table:table-row table:style-name="ro7">
          <table:table-cell office:value-type="string" table:style-name="ce4">
            <text:p>B14</text:p>
          </table:table-cell>
          <table:table-cell office:value-type="string" table:style-name="ce4">
            <text:p>I receive regular feedback on my performance</text:p>
            <text:p>(% selecting 'Strongly agree' or 'Agree')</text:p>
          </table:table-cell>
          <table:table-cell office:value-type="string" table:style-name="ce4">
            <text:p>My manager</text:p>
          </table:table-cell>
          <table:table-cell table:style-name="ce4"/>
          <table:table-cell office:value-type="float" office:value="59.463000000000001" table:style-name="ce10">
            <text:p>59.463</text:p>
          </table:table-cell>
          <table:table-cell office:value-type="float" office:value="61.951000000000001" table:style-name="ce10">
            <text:p>61.951</text:p>
          </table:table-cell>
          <table:table-cell office:value-type="float" office:value="61.500999999999998" table:style-name="ce10">
            <text:p>61.501</text:p>
          </table:table-cell>
          <table:table-cell office:value-type="float" office:value="62.643000000000001" table:style-name="ce10">
            <text:p>62.643</text:p>
          </table:table-cell>
          <table:table-cell office:value-type="float" office:value="64.974000000000004" table:style-name="ce10">
            <text:p>64.974</text:p>
          </table:table-cell>
          <table:table-cell office:value-type="float" office:value="64.846000000000004" table:style-name="ce10">
            <text:p>64.846</text:p>
          </table:table-cell>
          <table:table-cell office:value-type="float" office:value="67.177999999999997" table:style-name="ce10">
            <text:p>67.178</text:p>
          </table:table-cell>
          <table:table-cell office:value-type="float" office:value="67.858999999999995" table:style-name="ce10">
            <text:p>67.859</text:p>
          </table:table-cell>
          <table:table-cell office:value-type="float" office:value="68.61" table:style-name="ce10">
            <text:p>68.61</text:p>
          </table:table-cell>
          <table:table-cell office:value-type="float" office:value="68.269000000000005" table:style-name="ce10">
            <text:p>68.269</text:p>
          </table:table-cell>
          <table:table-cell office:value-type="float" office:value="68.198999999999998" table:style-name="ce10">
            <text:p>68.199</text:p>
          </table:table-cell>
          <table:table-cell office:value-type="float" office:value="69.572000000000003" table:style-name="ce10">
            <text:p>69.572</text:p>
          </table:table-cell>
          <table:table-cell office:value-type="float" office:value="70.287999999999997" table:style-name="ce10">
            <text:p>70.288</text:p>
          </table:table-cell>
          <table:table-cell office:value-type="float" office:value="70.462000000000003" table:style-name="ce10">
            <text:p>70.462</text:p>
          </table:table-cell>
          <table:table-cell office:value-type="float" office:value="71.994" table:style-name="ce10">
            <text:p>71.994</text:p>
          </table:table-cell>
          <table:table-cell office:value-type="float" office:value="72.77" table:style-name="ce10">
            <text:p>72.77</text:p>
          </table:table-cell>
          <table:table-cell table:number-columns-repeated="16364"/>
        </table:table-row>
        <table:table-row table:style-name="ro7">
          <table:table-cell office:value-type="string" table:style-name="ce4">
            <text:p>B15</text:p>
          </table:table-cell>
          <table:table-cell office:value-type="string" table:style-name="ce4">
            <text:p>The feedback I receive helps me to improve my performance</text:p>
            <text:p>(% selecting 'Strongly agree' or 'Agree')</text:p>
          </table:table-cell>
          <table:table-cell office:value-type="string" table:style-name="ce4">
            <text:p>My manager</text:p>
          </table:table-cell>
          <table:table-cell table:style-name="ce4"/>
          <table:table-cell office:value-type="float" office:value="55.073999999999998" table:style-name="ce10">
            <text:p>55.074</text:p>
          </table:table-cell>
          <table:table-cell office:value-type="float" office:value="55.216999999999999" table:style-name="ce10">
            <text:p>55.217</text:p>
          </table:table-cell>
          <table:table-cell office:value-type="float" office:value="55.283999999999999" table:style-name="ce10">
            <text:p>55.284</text:p>
          </table:table-cell>
          <table:table-cell office:value-type="float" office:value="56.744999999999997" table:style-name="ce10">
            <text:p>56.745</text:p>
          </table:table-cell>
          <table:table-cell office:value-type="float" office:value="60.213000000000001" table:style-name="ce10">
            <text:p>60.213</text:p>
          </table:table-cell>
          <table:table-cell office:value-type="float" office:value="60.091999999999999" table:style-name="ce10">
            <text:p>60.092</text:p>
          </table:table-cell>
          <table:table-cell office:value-type="float" office:value="61.945" table:style-name="ce10">
            <text:p>61.945</text:p>
          </table:table-cell>
          <table:table-cell office:value-type="float" office:value="62.774000000000001" table:style-name="ce10">
            <text:p>62.774</text:p>
          </table:table-cell>
          <table:table-cell office:value-type="float" office:value="64.03" table:style-name="ce10">
            <text:p>64.03</text:p>
          </table:table-cell>
          <table:table-cell office:value-type="float" office:value="63.82" table:style-name="ce10">
            <text:p>63.82</text:p>
          </table:table-cell>
          <table:table-cell office:value-type="float" office:value="64.192999999999998" table:style-name="ce10">
            <text:p>64.193</text:p>
          </table:table-cell>
          <table:table-cell office:value-type="float" office:value="66.192999999999998" table:style-name="ce10">
            <text:p>66.193</text:p>
          </table:table-cell>
          <table:table-cell office:value-type="float" office:value="66.331999999999994" table:style-name="ce10">
            <text:p>66.332</text:p>
          </table:table-cell>
          <table:table-cell office:value-type="float" office:value="66.477000000000004" table:style-name="ce10">
            <text:p>66.477</text:p>
          </table:table-cell>
          <table:table-cell office:value-type="float" office:value="67.635999999999996" table:style-name="ce10">
            <text:p>67.636</text:p>
          </table:table-cell>
          <table:table-cell office:value-type="float" office:value="68.078999999999994" table:style-name="ce10">
            <text:p>68.079</text:p>
          </table:table-cell>
          <table:table-cell table:number-columns-repeated="16364"/>
        </table:table-row>
        <table:table-row table:style-name="ro7">
          <table:table-cell office:value-type="string" table:style-name="ce4">
            <text:p>B16</text:p>
          </table:table-cell>
          <table:table-cell office:value-type="string" table:style-name="ce4">
            <text:p>I think that my performance is evaluated fairly</text:p>
            <text:p>(% selecting 'Strongly agree' or 'Agree')</text:p>
          </table:table-cell>
          <table:table-cell office:value-type="string" table:style-name="ce4">
            <text:p>My manager</text:p>
          </table:table-cell>
          <table:table-cell table:style-name="ce4"/>
          <table:table-cell office:value-type="float" office:value="59.040999999999997" table:style-name="ce10">
            <text:p>59.041</text:p>
          </table:table-cell>
          <table:table-cell office:value-type="float" office:value="59.115000000000002" table:style-name="ce10">
            <text:p>59.115</text:p>
          </table:table-cell>
          <table:table-cell office:value-type="float" office:value="58.598999999999997" table:style-name="ce10">
            <text:p>58.599</text:p>
          </table:table-cell>
          <table:table-cell office:value-type="float" office:value="59.37" table:style-name="ce10">
            <text:p>59.37</text:p>
          </table:table-cell>
          <table:table-cell office:value-type="float" office:value="60.970999999999997" table:style-name="ce10">
            <text:p>60.971</text:p>
          </table:table-cell>
          <table:table-cell office:value-type="float" office:value="60.03" table:style-name="ce10">
            <text:p>60.03</text:p>
          </table:table-cell>
          <table:table-cell office:value-type="float" office:value="60.835000000000001" table:style-name="ce10">
            <text:p>60.835</text:p>
          </table:table-cell>
          <table:table-cell office:value-type="float" office:value="62.289000000000001" table:style-name="ce10">
            <text:p>62.289</text:p>
          </table:table-cell>
          <table:table-cell office:value-type="float" office:value="64.903000000000006" table:style-name="ce10">
            <text:p>64.903</text:p>
          </table:table-cell>
          <table:table-cell office:value-type="float" office:value="66.087000000000003" table:style-name="ce10">
            <text:p>66.087</text:p>
          </table:table-cell>
          <table:table-cell office:value-type="float" office:value="67.655000000000001" table:style-name="ce10">
            <text:p>67.655</text:p>
          </table:table-cell>
          <table:table-cell office:value-type="float" office:value="69.855000000000004" table:style-name="ce10">
            <text:p>69.855</text:p>
          </table:table-cell>
          <table:table-cell office:value-type="float" office:value="70.418000000000006" table:style-name="ce10">
            <text:p>70.418</text:p>
          </table:table-cell>
          <table:table-cell office:value-type="float" office:value="70.427999999999997" table:style-name="ce10">
            <text:p>70.428</text:p>
          </table:table-cell>
          <table:table-cell office:value-type="float" office:value="71.126999999999995" table:style-name="ce10">
            <text:p>71.127</text:p>
          </table:table-cell>
          <table:table-cell office:value-type="float" office:value="71.754000000000005" table:style-name="ce10">
            <text:p>71.754</text:p>
          </table:table-cell>
          <table:table-cell table:number-columns-repeated="16364"/>
        </table:table-row>
        <table:table-row table:style-name="ro6">
          <table:table-cell office:value-type="string" table:style-name="ce4">
            <text:p>B16A</text:p>
          </table:table-cell>
          <table:table-cell office:value-type="string" table:style-name="ce4">
            <text:p>Have you heard of the Civil Service Line Management Standards?</text:p>
            <text:p>(% selecting 'Yes')</text:p>
          </table:table-cell>
          <table:table-cell office:value-type="string" table:style-name="ce4">
            <text:p>My manager</text:p>
          </table:table-cell>
          <table:table-cell office:value-type="string" table:style-name="ce4">
            <text:p>[note 1]</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0.826000000000001" table:style-name="ce10">
            <text:p>50.826</text:p>
          </table:table-cell>
          <table:table-cell table:number-columns-repeated="16364"/>
        </table:table-row>
        <table:table-row table:style-name="ro9">
          <table:table-cell office:value-type="string" table:style-name="ce4">
            <text:p>B18</text:p>
          </table:table-cell>
          <table:table-cell office:value-type="string" table:style-name="ce4">
            <text:p>The people in my team can be relied upon to help when things get difficult in my job</text:p>
            <text:p>(% selecting 'Strongly agree' or 'Agree')</text:p>
          </table:table-cell>
          <table:table-cell office:value-type="string" table:style-name="ce4">
            <text:p>My team</text:p>
          </table:table-cell>
          <table:table-cell table:style-name="ce4"/>
          <table:table-cell office:value-type="float" office:value="80.272999999999996" table:style-name="ce10">
            <text:p>80.273</text:p>
          </table:table-cell>
          <table:table-cell office:value-type="float" office:value="81.206999999999994" table:style-name="ce10">
            <text:p>81.207</text:p>
          </table:table-cell>
          <table:table-cell office:value-type="float" office:value="80.905000000000001" table:style-name="ce10">
            <text:p>80.905</text:p>
          </table:table-cell>
          <table:table-cell office:value-type="float" office:value="81.578000000000003" table:style-name="ce10">
            <text:p>81.578</text:p>
          </table:table-cell>
          <table:table-cell office:value-type="float" office:value="82.783000000000001" table:style-name="ce10">
            <text:p>82.783</text:p>
          </table:table-cell>
          <table:table-cell office:value-type="float" office:value="83.141000000000005" table:style-name="ce10">
            <text:p>83.141</text:p>
          </table:table-cell>
          <table:table-cell office:value-type="float" office:value="84.65" table:style-name="ce10">
            <text:p>84.65</text:p>
          </table:table-cell>
          <table:table-cell office:value-type="float" office:value="85.105999999999995" table:style-name="ce10">
            <text:p>85.106</text:p>
          </table:table-cell>
          <table:table-cell office:value-type="float" office:value="85.632000000000005" table:style-name="ce10">
            <text:p>85.632</text:p>
          </table:table-cell>
          <table:table-cell office:value-type="float" office:value="85.228999999999999" table:style-name="ce10">
            <text:p>85.229</text:p>
          </table:table-cell>
          <table:table-cell office:value-type="float" office:value="85.94" table:style-name="ce10">
            <text:p>85.94</text:p>
          </table:table-cell>
          <table:table-cell office:value-type="float" office:value="87.415000000000006" table:style-name="ce10">
            <text:p>87.415</text:p>
          </table:table-cell>
          <table:table-cell office:value-type="float" office:value="87.382999999999996" table:style-name="ce10">
            <text:p>87.383</text:p>
          </table:table-cell>
          <table:table-cell office:value-type="float" office:value="87.022000000000006" table:style-name="ce10">
            <text:p>87.022</text:p>
          </table:table-cell>
          <table:table-cell office:value-type="float" office:value="86.730999999999995" table:style-name="ce10">
            <text:p>86.731</text:p>
          </table:table-cell>
          <table:table-cell office:value-type="float" office:value="87.376000000000005" table:style-name="ce10">
            <text:p>87.376</text:p>
          </table:table-cell>
          <table:table-cell table:number-columns-repeated="16364"/>
        </table:table-row>
        <table:table-row table:style-name="ro9">
          <table:table-cell office:value-type="string" table:style-name="ce4">
            <text:p>B19</text:p>
          </table:table-cell>
          <table:table-cell office:value-type="string" table:style-name="ce4">
            <text:p>The people in my team work together to find ways to improve the service we provide</text:p>
            <text:p>(% selecting 'Strongly agree' or 'Agree')</text:p>
          </table:table-cell>
          <table:table-cell office:value-type="string" table:style-name="ce4">
            <text:p>My team</text:p>
          </table:table-cell>
          <table:table-cell table:style-name="ce4"/>
          <table:table-cell office:value-type="float" office:value="74.983999999999995" table:style-name="ce10">
            <text:p>74.984</text:p>
          </table:table-cell>
          <table:table-cell office:value-type="float" office:value="75.933999999999997" table:style-name="ce10">
            <text:p>75.934</text:p>
          </table:table-cell>
          <table:table-cell office:value-type="float" office:value="75.921000000000006" table:style-name="ce10">
            <text:p>75.921</text:p>
          </table:table-cell>
          <table:table-cell office:value-type="float" office:value="76.576999999999998" table:style-name="ce10">
            <text:p>76.577</text:p>
          </table:table-cell>
          <table:table-cell office:value-type="float" office:value="79.292000000000002" table:style-name="ce10">
            <text:p>79.292</text:p>
          </table:table-cell>
          <table:table-cell office:value-type="float" office:value="79.682000000000002" table:style-name="ce10">
            <text:p>79.682</text:p>
          </table:table-cell>
          <table:table-cell office:value-type="float" office:value="81.409000000000006" table:style-name="ce10">
            <text:p>81.409</text:p>
          </table:table-cell>
          <table:table-cell office:value-type="float" office:value="81.965000000000003" table:style-name="ce10">
            <text:p>81.965</text:p>
          </table:table-cell>
          <table:table-cell office:value-type="float" office:value="82.478999999999999" table:style-name="ce10">
            <text:p>82.479</text:p>
          </table:table-cell>
          <table:table-cell office:value-type="float" office:value="82.063999999999993" table:style-name="ce10">
            <text:p>82.064</text:p>
          </table:table-cell>
          <table:table-cell office:value-type="float" office:value="82.637" table:style-name="ce10">
            <text:p>82.637</text:p>
          </table:table-cell>
          <table:table-cell office:value-type="float" office:value="84.307000000000002" table:style-name="ce10">
            <text:p>84.307</text:p>
          </table:table-cell>
          <table:table-cell office:value-type="float" office:value="84.05" table:style-name="ce10">
            <text:p>84.05</text:p>
          </table:table-cell>
          <table:table-cell office:value-type="float" office:value="83.611999999999995" table:style-name="ce10">
            <text:p>83.612</text:p>
          </table:table-cell>
          <table:table-cell office:value-type="float" office:value="83.239000000000004" table:style-name="ce10">
            <text:p>83.239</text:p>
          </table:table-cell>
          <table:table-cell office:value-type="float" office:value="83.834999999999994" table:style-name="ce10">
            <text:p>83.835</text:p>
          </table:table-cell>
          <table:table-cell table:number-columns-repeated="16364"/>
        </table:table-row>
        <table:table-row table:style-name="ro9">
          <table:table-cell office:value-type="string" table:style-name="ce4">
            <text:p>B20</text:p>
          </table:table-cell>
          <table:table-cell office:value-type="string" table:style-name="ce4">
            <text:p>The people in my team are encouraged to come up with new and better ways of doing things</text:p>
            <text:p>(% selecting 'Strongly agree' or 'Agree')</text:p>
          </table:table-cell>
          <table:table-cell office:value-type="string" table:style-name="ce4">
            <text:p>My team</text:p>
          </table:table-cell>
          <table:table-cell table:style-name="ce4"/>
          <table:table-cell office:value-type="float" office:value="64.662999999999997" table:style-name="ce10">
            <text:p>64.663</text:p>
          </table:table-cell>
          <table:table-cell office:value-type="float" office:value="66.147000000000006" table:style-name="ce10">
            <text:p>66.147</text:p>
          </table:table-cell>
          <table:table-cell office:value-type="float" office:value="66.173000000000002" table:style-name="ce10">
            <text:p>66.173</text:p>
          </table:table-cell>
          <table:table-cell office:value-type="float" office:value="67.843000000000004" table:style-name="ce10">
            <text:p>67.843</text:p>
          </table:table-cell>
          <table:table-cell office:value-type="float" office:value="72.156000000000006" table:style-name="ce10">
            <text:p>72.156</text:p>
          </table:table-cell>
          <table:table-cell office:value-type="float" office:value="72.177999999999997" table:style-name="ce10">
            <text:p>72.178</text:p>
          </table:table-cell>
          <table:table-cell office:value-type="float" office:value="73.89" table:style-name="ce10">
            <text:p>73.89</text:p>
          </table:table-cell>
          <table:table-cell office:value-type="float" office:value="74.27" table:style-name="ce10">
            <text:p>74.27</text:p>
          </table:table-cell>
          <table:table-cell office:value-type="float" office:value="75.183999999999997" table:style-name="ce10">
            <text:p>75.184</text:p>
          </table:table-cell>
          <table:table-cell office:value-type="float" office:value="74.652000000000001" table:style-name="ce10">
            <text:p>74.652</text:p>
          </table:table-cell>
          <table:table-cell office:value-type="float" office:value="75.123000000000005" table:style-name="ce10">
            <text:p>75.123</text:p>
          </table:table-cell>
          <table:table-cell office:value-type="float" office:value="76.563999999999993" table:style-name="ce10">
            <text:p>76.564</text:p>
          </table:table-cell>
          <table:table-cell office:value-type="float" office:value="75.683000000000007" table:style-name="ce10">
            <text:p>75.683</text:p>
          </table:table-cell>
          <table:table-cell office:value-type="float" office:value="75.192999999999998" table:style-name="ce10">
            <text:p>75.193</text:p>
          </table:table-cell>
          <table:table-cell office:value-type="float" office:value="75.087999999999994" table:style-name="ce10">
            <text:p>75.088</text:p>
          </table:table-cell>
          <table:table-cell office:value-type="float" office:value="75.311000000000007" table:style-name="ce10">
            <text:p>75.311</text:p>
          </table:table-cell>
          <table:table-cell table:number-columns-repeated="16364"/>
        </table:table-row>
        <table:table-row table:style-name="ro9">
          <table:table-cell office:value-type="string" table:style-name="ce4">
            <text:p>B21</text:p>
          </table:table-cell>
          <table:table-cell office:value-type="string" table:style-name="ce4">
            <text:p>I am able to access the right learning and development opportunities when I need to</text:p>
            <text:p>(% selecting 'Strongly agree' or 'Agree')</text:p>
          </table:table-cell>
          <table:table-cell office:value-type="string" table:style-name="ce4">
            <text:p>Learning and development</text:p>
          </table:table-cell>
          <table:table-cell table:style-name="ce4"/>
          <table:table-cell office:value-type="float" office:value="59.625999999999998" table:style-name="ce10">
            <text:p>59.626</text:p>
          </table:table-cell>
          <table:table-cell office:value-type="float" office:value="52.774000000000001" table:style-name="ce10">
            <text:p>52.774</text:p>
          </table:table-cell>
          <table:table-cell office:value-type="float" office:value="52.728000000000002" table:style-name="ce10">
            <text:p>52.728</text:p>
          </table:table-cell>
          <table:table-cell office:value-type="float" office:value="55.438000000000002" table:style-name="ce10">
            <text:p>55.438</text:p>
          </table:table-cell>
          <table:table-cell office:value-type="float" office:value="59.935000000000002" table:style-name="ce10">
            <text:p>59.935</text:p>
          </table:table-cell>
          <table:table-cell office:value-type="float" office:value="60.615000000000002" table:style-name="ce10">
            <text:p>60.615</text:p>
          </table:table-cell>
          <table:table-cell office:value-type="float" office:value="61.603000000000002" table:style-name="ce10">
            <text:p>61.603</text:p>
          </table:table-cell>
          <table:table-cell office:value-type="float" office:value="61.557000000000002" table:style-name="ce10">
            <text:p>61.557</text:p>
          </table:table-cell>
          <table:table-cell office:value-type="float" office:value="61.878999999999998" table:style-name="ce10">
            <text:p>61.879</text:p>
          </table:table-cell>
          <table:table-cell office:value-type="float" office:value="62.915999999999997" table:style-name="ce10">
            <text:p>62.916</text:p>
          </table:table-cell>
          <table:table-cell office:value-type="float" office:value="64.626999999999995" table:style-name="ce10">
            <text:p>64.627</text:p>
          </table:table-cell>
          <table:table-cell office:value-type="float" office:value="66.578999999999994" table:style-name="ce10">
            <text:p>66.579</text:p>
          </table:table-cell>
          <table:table-cell office:value-type="float" office:value="66.671999999999997" table:style-name="ce10">
            <text:p>66.672</text:p>
          </table:table-cell>
          <table:table-cell office:value-type="float" office:value="65.887" table:style-name="ce10">
            <text:p>65.887</text:p>
          </table:table-cell>
          <table:table-cell office:value-type="float" office:value="67.132999999999996" table:style-name="ce10">
            <text:p>67.133</text:p>
          </table:table-cell>
          <table:table-cell office:value-type="float" office:value="68.042000000000002" table:style-name="ce10">
            <text:p>68.042</text:p>
          </table:table-cell>
          <table:table-cell table:number-columns-repeated="16364"/>
        </table:table-row>
        <table:table-row table:style-name="ro10">
          <table:table-cell office:value-type="string" table:style-name="ce4">
            <text:p>B22</text:p>
          </table:table-cell>
          <table:table-cell office:value-type="string" table:style-name="ce4">
            <text:p>Learning and development activities I have completed in the past 12 months have helped to improve my performance</text:p>
            <text:p>(% selecting 'Strongly agree' or 'Agree')</text:p>
          </table:table-cell>
          <table:table-cell office:value-type="string" table:style-name="ce4">
            <text:p>Learning and development</text:p>
          </table:table-cell>
          <table:table-cell table:style-name="ce4"/>
          <table:table-cell office:value-type="float" office:value="48.567" table:style-name="ce10">
            <text:p>48.567</text:p>
          </table:table-cell>
          <table:table-cell office:value-type="float" office:value="43.396999999999998" table:style-name="ce10">
            <text:p>43.397</text:p>
          </table:table-cell>
          <table:table-cell office:value-type="float" office:value="41.604999999999997" table:style-name="ce10">
            <text:p>41.605</text:p>
          </table:table-cell>
          <table:table-cell office:value-type="float" office:value="43.218000000000004" table:style-name="ce10">
            <text:p>43.218</text:p>
          </table:table-cell>
          <table:table-cell office:value-type="float" office:value="48.133000000000003" table:style-name="ce10">
            <text:p>48.133</text:p>
          </table:table-cell>
          <table:table-cell office:value-type="float" office:value="49.651000000000003" table:style-name="ce10">
            <text:p>49.651</text:p>
          </table:table-cell>
          <table:table-cell office:value-type="float" office:value="51.863999999999997" table:style-name="ce10">
            <text:p>51.864</text:p>
          </table:table-cell>
          <table:table-cell office:value-type="float" office:value="52.408000000000001" table:style-name="ce10">
            <text:p>52.408</text:p>
          </table:table-cell>
          <table:table-cell office:value-type="float" office:value="52.701000000000001" table:style-name="ce10">
            <text:p>52.701</text:p>
          </table:table-cell>
          <table:table-cell office:value-type="float" office:value="52.747" table:style-name="ce10">
            <text:p>52.747</text:p>
          </table:table-cell>
          <table:table-cell office:value-type="float" office:value="53.945999999999998" table:style-name="ce10">
            <text:p>53.946</text:p>
          </table:table-cell>
          <table:table-cell office:value-type="float" office:value="52.01" table:style-name="ce10">
            <text:p>52.01</text:p>
          </table:table-cell>
          <table:table-cell office:value-type="float" office:value="51.975000000000001" table:style-name="ce10">
            <text:p>51.975</text:p>
          </table:table-cell>
          <table:table-cell office:value-type="float" office:value="51.881" table:style-name="ce10">
            <text:p>51.881</text:p>
          </table:table-cell>
          <table:table-cell office:value-type="float" office:value="52.954000000000001" table:style-name="ce10">
            <text:p>52.954</text:p>
          </table:table-cell>
          <table:table-cell office:value-type="float" office:value="53.448" table:style-name="ce10">
            <text:p>53.448</text:p>
          </table:table-cell>
          <table:table-cell table:number-columns-repeated="16364"/>
        </table:table-row>
        <table:table-row table:style-name="ro9">
          <table:table-cell office:value-type="string" table:style-name="ce4">
            <text:p>B23</text:p>
          </table:table-cell>
          <table:table-cell office:value-type="string" table:style-name="ce4">
            <text:p>There are opportunities for me to develop my career in [my organisation]</text:p>
            <text:p>(% selecting 'Strongly agree' or 'Agree')</text:p>
          </table:table-cell>
          <table:table-cell office:value-type="string" table:style-name="ce4">
            <text:p>Learning and development</text:p>
          </table:table-cell>
          <table:table-cell table:style-name="ce4"/>
          <table:table-cell office:value-type="float" office:value="37.531999999999996" table:style-name="ce10">
            <text:p>37.532</text:p>
          </table:table-cell>
          <table:table-cell office:value-type="float" office:value="26.216000000000001" table:style-name="ce10">
            <text:p>26.216</text:p>
          </table:table-cell>
          <table:table-cell office:value-type="float" office:value="26.841999999999999" table:style-name="ce10">
            <text:p>26.842</text:p>
          </table:table-cell>
          <table:table-cell office:value-type="float" office:value="33.255000000000003" table:style-name="ce10">
            <text:p>33.255</text:p>
          </table:table-cell>
          <table:table-cell office:value-type="float" office:value="38.835999999999999" table:style-name="ce10">
            <text:p>38.836</text:p>
          </table:table-cell>
          <table:table-cell office:value-type="float" office:value="42.776000000000003" table:style-name="ce10">
            <text:p>42.776</text:p>
          </table:table-cell>
          <table:table-cell office:value-type="float" office:value="46.368000000000002" table:style-name="ce10">
            <text:p>46.368</text:p>
          </table:table-cell>
          <table:table-cell office:value-type="float" office:value="50.146999999999998" table:style-name="ce10">
            <text:p>50.147</text:p>
          </table:table-cell>
          <table:table-cell office:value-type="float" office:value="51.771999999999998" table:style-name="ce10">
            <text:p>51.772</text:p>
          </table:table-cell>
          <table:table-cell office:value-type="float" office:value="53.253" table:style-name="ce10">
            <text:p>53.253</text:p>
          </table:table-cell>
          <table:table-cell office:value-type="float" office:value="54.453000000000003" table:style-name="ce10">
            <text:p>54.453</text:p>
          </table:table-cell>
          <table:table-cell office:value-type="float" office:value="57.473999999999997" table:style-name="ce10">
            <text:p>57.474</text:p>
          </table:table-cell>
          <table:table-cell office:value-type="float" office:value="59.186" table:style-name="ce10">
            <text:p>59.186</text:p>
          </table:table-cell>
          <table:table-cell office:value-type="float" office:value="57.298000000000002" table:style-name="ce10">
            <text:p>57.298</text:p>
          </table:table-cell>
          <table:table-cell office:value-type="float" office:value="57.645000000000003" table:style-name="ce10">
            <text:p>57.645</text:p>
          </table:table-cell>
          <table:table-cell office:value-type="float" office:value="56.228000000000002" table:style-name="ce10">
            <text:p>56.228</text:p>
          </table:table-cell>
          <table:table-cell table:number-columns-repeated="16364"/>
        </table:table-row>
        <table:table-row table:style-name="ro10">
          <table:table-cell office:value-type="string" table:style-name="ce4">
            <text:p>B24</text:p>
          </table:table-cell>
          <table:table-cell office:value-type="string" table:style-name="ce4">
            <text:p>Learning and development activities I have completed while working for [my organisation] are helping me to develop my career</text:p>
            <text:p>(% selecting 'Strongly agree' or 'Agree')</text:p>
          </table:table-cell>
          <table:table-cell office:value-type="string" table:style-name="ce4">
            <text:p>Learning and development</text:p>
          </table:table-cell>
          <table:table-cell table:style-name="ce4"/>
          <table:table-cell office:value-type="float" office:value="37.917999999999999" table:style-name="ce10">
            <text:p>37.918</text:p>
          </table:table-cell>
          <table:table-cell office:value-type="float" office:value="33.293999999999997" table:style-name="ce10">
            <text:p>33.294</text:p>
          </table:table-cell>
          <table:table-cell office:value-type="float" office:value="33.232999999999997" table:style-name="ce10">
            <text:p>33.233</text:p>
          </table:table-cell>
          <table:table-cell office:value-type="float" office:value="35.78" table:style-name="ce10">
            <text:p>35.78</text:p>
          </table:table-cell>
          <table:table-cell office:value-type="float" office:value="39.603000000000002" table:style-name="ce10">
            <text:p>39.603</text:p>
          </table:table-cell>
          <table:table-cell office:value-type="float" office:value="41.58" table:style-name="ce10">
            <text:p>41.58</text:p>
          </table:table-cell>
          <table:table-cell office:value-type="float" office:value="43.408000000000001" table:style-name="ce10">
            <text:p>43.408</text:p>
          </table:table-cell>
          <table:table-cell office:value-type="float" office:value="45.594000000000001" table:style-name="ce10">
            <text:p>45.594</text:p>
          </table:table-cell>
          <table:table-cell office:value-type="float" office:value="46.625999999999998" table:style-name="ce10">
            <text:p>46.626</text:p>
          </table:table-cell>
          <table:table-cell office:value-type="float" office:value="47.308" table:style-name="ce10">
            <text:p>47.308</text:p>
          </table:table-cell>
          <table:table-cell office:value-type="float" office:value="48.765999999999998" table:style-name="ce10">
            <text:p>48.766</text:p>
          </table:table-cell>
          <table:table-cell office:value-type="float" office:value="49.966000000000001" table:style-name="ce10">
            <text:p>49.966</text:p>
          </table:table-cell>
          <table:table-cell office:value-type="float" office:value="50.436999999999998" table:style-name="ce10">
            <text:p>50.437</text:p>
          </table:table-cell>
          <table:table-cell office:value-type="float" office:value="49.680999999999997" table:style-name="ce10">
            <text:p>49.681</text:p>
          </table:table-cell>
          <table:table-cell office:value-type="float" office:value="50.29" table:style-name="ce10">
            <text:p>50.29</text:p>
          </table:table-cell>
          <table:table-cell office:value-type="float" office:value="50.389000000000003" table:style-name="ce10">
            <text:p>50.389</text:p>
          </table:table-cell>
          <table:table-cell table:number-columns-repeated="16364"/>
        </table:table-row>
        <table:table-row table:style-name="ro6">
          <table:table-cell office:value-type="string" table:style-name="ce4">
            <text:p>B25</text:p>
          </table:table-cell>
          <table:table-cell office:value-type="string" table:style-name="ce4">
            <text:p>I am treated fairly at work</text:p>
            <text:p>(% selecting 'Strongly agree' or 'Agree')</text:p>
          </table:table-cell>
          <table:table-cell office:value-type="string" table:style-name="ce4">
            <text:p>Inclusion and fair treatment</text:p>
          </table:table-cell>
          <table:table-cell table:style-name="ce4"/>
          <table:table-cell office:value-type="float" office:value="75.524000000000001" table:style-name="ce10">
            <text:p>75.524</text:p>
          </table:table-cell>
          <table:table-cell office:value-type="float" office:value="74.308999999999997" table:style-name="ce10">
            <text:p>74.309</text:p>
          </table:table-cell>
          <table:table-cell office:value-type="float" office:value="73.828999999999994" table:style-name="ce10">
            <text:p>73.829</text:p>
          </table:table-cell>
          <table:table-cell office:value-type="float" office:value="74.734999999999999" table:style-name="ce10">
            <text:p>74.735</text:p>
          </table:table-cell>
          <table:table-cell office:value-type="float" office:value="76.308000000000007" table:style-name="ce10">
            <text:p>76.308</text:p>
          </table:table-cell>
          <table:table-cell office:value-type="float" office:value="76.165999999999997" table:style-name="ce10">
            <text:p>76.166</text:p>
          </table:table-cell>
          <table:table-cell office:value-type="float" office:value="76.525999999999996" table:style-name="ce10">
            <text:p>76.526</text:p>
          </table:table-cell>
          <table:table-cell office:value-type="float" office:value="77.427000000000007" table:style-name="ce10">
            <text:p>77.427</text:p>
          </table:table-cell>
          <table:table-cell office:value-type="float" office:value="78.704999999999998" table:style-name="ce10">
            <text:p>78.705</text:p>
          </table:table-cell>
          <table:table-cell office:value-type="float" office:value="78.858999999999995" table:style-name="ce10">
            <text:p>78.859</text:p>
          </table:table-cell>
          <table:table-cell office:value-type="float" office:value="79.676000000000002" table:style-name="ce10">
            <text:p>79.676</text:p>
          </table:table-cell>
          <table:table-cell office:value-type="float" office:value="81.596000000000004" table:style-name="ce10">
            <text:p>81.596</text:p>
          </table:table-cell>
          <table:table-cell office:value-type="float" office:value="82.44" table:style-name="ce10">
            <text:p>82.44</text:p>
          </table:table-cell>
          <table:table-cell office:value-type="float" office:value="82.313999999999993" table:style-name="ce10">
            <text:p>82.314</text:p>
          </table:table-cell>
          <table:table-cell office:value-type="float" office:value="82.12" table:style-name="ce10">
            <text:p>82.12</text:p>
          </table:table-cell>
          <table:table-cell office:value-type="float" office:value="82.116" table:style-name="ce10">
            <text:p>82.116</text:p>
          </table:table-cell>
          <table:table-cell table:number-columns-repeated="16364"/>
        </table:table-row>
        <table:table-row table:style-name="ro7">
          <table:table-cell office:value-type="string" table:style-name="ce4">
            <text:p>B26</text:p>
          </table:table-cell>
          <table:table-cell office:value-type="string" table:style-name="ce4">
            <text:p>I am treated with respect by the people I work with</text:p>
            <text:p>(% selecting 'Strongly agree' or 'Agree')</text:p>
          </table:table-cell>
          <table:table-cell office:value-type="string" table:style-name="ce4">
            <text:p>Inclusion and fair treatment</text:p>
          </table:table-cell>
          <table:table-cell table:style-name="ce4"/>
          <table:table-cell office:value-type="float" office:value="82.831999999999994" table:style-name="ce10">
            <text:p>82.832</text:p>
          </table:table-cell>
          <table:table-cell office:value-type="float" office:value="82.194000000000003" table:style-name="ce10">
            <text:p>82.194</text:p>
          </table:table-cell>
          <table:table-cell office:value-type="float" office:value="81.679000000000002" table:style-name="ce10">
            <text:p>81.679</text:p>
          </table:table-cell>
          <table:table-cell office:value-type="float" office:value="82.171000000000006" table:style-name="ce10">
            <text:p>82.171</text:p>
          </table:table-cell>
          <table:table-cell office:value-type="float" office:value="83.527000000000001" table:style-name="ce10">
            <text:p>83.527</text:p>
          </table:table-cell>
          <table:table-cell office:value-type="float" office:value="83.638999999999996" table:style-name="ce10">
            <text:p>83.639</text:p>
          </table:table-cell>
          <table:table-cell office:value-type="float" office:value="84.653999999999996" table:style-name="ce10">
            <text:p>84.654</text:p>
          </table:table-cell>
          <table:table-cell office:value-type="float" office:value="84.968000000000004" table:style-name="ce10">
            <text:p>84.968</text:p>
          </table:table-cell>
          <table:table-cell office:value-type="float" office:value="85.441999999999993" table:style-name="ce10">
            <text:p>85.442</text:p>
          </table:table-cell>
          <table:table-cell office:value-type="float" office:value="84.980999999999995" table:style-name="ce10">
            <text:p>84.981</text:p>
          </table:table-cell>
          <table:table-cell office:value-type="float" office:value="85.138999999999996" table:style-name="ce10">
            <text:p>85.139</text:p>
          </table:table-cell>
          <table:table-cell office:value-type="float" office:value="87.158000000000001" table:style-name="ce10">
            <text:p>87.158</text:p>
          </table:table-cell>
          <table:table-cell office:value-type="float" office:value="87.763000000000005" table:style-name="ce10">
            <text:p>87.763</text:p>
          </table:table-cell>
          <table:table-cell office:value-type="float" office:value="87.593999999999994" table:style-name="ce10">
            <text:p>87.594</text:p>
          </table:table-cell>
          <table:table-cell office:value-type="float" office:value="87.239000000000004" table:style-name="ce10">
            <text:p>87.239</text:p>
          </table:table-cell>
          <table:table-cell office:value-type="float" office:value="87.116" table:style-name="ce10">
            <text:p>87.116</text:p>
          </table:table-cell>
          <table:table-cell table:number-columns-repeated="16364"/>
        </table:table-row>
        <table:table-row table:style-name="ro6">
          <table:table-cell office:value-type="string" table:style-name="ce4">
            <text:p>B27</text:p>
          </table:table-cell>
          <table:table-cell office:value-type="string" table:style-name="ce4">
            <text:p>I feel valued for the work I do</text:p>
            <text:p>(% selecting 'Strongly agree' or 'Agree')</text:p>
          </table:table-cell>
          <table:table-cell office:value-type="string" table:style-name="ce4">
            <text:p>Inclusion and fair treatment</text:p>
          </table:table-cell>
          <table:table-cell table:style-name="ce4"/>
          <table:table-cell office:value-type="float" office:value="54.463999999999999" table:style-name="ce10">
            <text:p>54.464</text:p>
          </table:table-cell>
          <table:table-cell office:value-type="float" office:value="52.68" table:style-name="ce10">
            <text:p>52.68</text:p>
          </table:table-cell>
          <table:table-cell office:value-type="float" office:value="53.366" table:style-name="ce10">
            <text:p>53.366</text:p>
          </table:table-cell>
          <table:table-cell office:value-type="float" office:value="54.957999999999998" table:style-name="ce10">
            <text:p>54.958</text:p>
          </table:table-cell>
          <table:table-cell office:value-type="float" office:value="59.777999999999999" table:style-name="ce10">
            <text:p>59.778</text:p>
          </table:table-cell>
          <table:table-cell office:value-type="float" office:value="59.889000000000003" table:style-name="ce10">
            <text:p>59.889</text:p>
          </table:table-cell>
          <table:table-cell office:value-type="float" office:value="60.731999999999999" table:style-name="ce10">
            <text:p>60.732</text:p>
          </table:table-cell>
          <table:table-cell office:value-type="float" office:value="62.511000000000003" table:style-name="ce10">
            <text:p>62.511</text:p>
          </table:table-cell>
          <table:table-cell office:value-type="float" office:value="64.372" table:style-name="ce10">
            <text:p>64.372</text:p>
          </table:table-cell>
          <table:table-cell office:value-type="float" office:value="64.881" table:style-name="ce10">
            <text:p>64.881</text:p>
          </table:table-cell>
          <table:table-cell office:value-type="float" office:value="66.373999999999995" table:style-name="ce10">
            <text:p>66.374</text:p>
          </table:table-cell>
          <table:table-cell office:value-type="float" office:value="70.290000000000006" table:style-name="ce10">
            <text:p>70.29</text:p>
          </table:table-cell>
          <table:table-cell office:value-type="float" office:value="70.033000000000001" table:style-name="ce10">
            <text:p>70.033</text:p>
          </table:table-cell>
          <table:table-cell office:value-type="float" office:value="68.763999999999996" table:style-name="ce10">
            <text:p>68.764</text:p>
          </table:table-cell>
          <table:table-cell office:value-type="float" office:value="68.956000000000003" table:style-name="ce10">
            <text:p>68.956</text:p>
          </table:table-cell>
          <table:table-cell office:value-type="float" office:value="69.319000000000003" table:style-name="ce10">
            <text:p>69.319</text:p>
          </table:table-cell>
          <table:table-cell table:number-columns-repeated="16364"/>
        </table:table-row>
        <table:table-row table:style-name="ro10">
          <table:table-cell office:value-type="string" table:style-name="ce4">
            <text:p>B28</text:p>
          </table:table-cell>
          <table:table-cell office:value-type="string" table:style-name="ce4">
            <text:p>I think that [my organisation] respects individual differences (for example, cultures, working styles, backgrounds, ideas, etc.)</text:p>
            <text:p>(% selecting 'Strongly agree' or 'Agree')</text:p>
          </table:table-cell>
          <table:table-cell office:value-type="string" table:style-name="ce4">
            <text:p>Inclusion and fair treatment</text:p>
          </table:table-cell>
          <table:table-cell table:style-name="ce4"/>
          <table:table-cell office:value-type="float" office:value="66.965999999999994" table:style-name="ce10">
            <text:p>66.966</text:p>
          </table:table-cell>
          <table:table-cell office:value-type="float" office:value="66.897999999999996" table:style-name="ce10">
            <text:p>66.898</text:p>
          </table:table-cell>
          <table:table-cell office:value-type="float" office:value="65.555000000000007" table:style-name="ce10">
            <text:p>65.555</text:p>
          </table:table-cell>
          <table:table-cell office:value-type="float" office:value="68.055999999999997" table:style-name="ce10">
            <text:p>68.056</text:p>
          </table:table-cell>
          <table:table-cell office:value-type="float" office:value="70.197000000000003" table:style-name="ce10">
            <text:p>70.197</text:p>
          </table:table-cell>
          <table:table-cell office:value-type="float" office:value="70.128" table:style-name="ce10">
            <text:p>70.128</text:p>
          </table:table-cell>
          <table:table-cell office:value-type="float" office:value="70.619" table:style-name="ce10">
            <text:p>70.619</text:p>
          </table:table-cell>
          <table:table-cell office:value-type="float" office:value="72.069000000000003" table:style-name="ce10">
            <text:p>72.069</text:p>
          </table:table-cell>
          <table:table-cell office:value-type="float" office:value="73.834999999999994" table:style-name="ce10">
            <text:p>73.835</text:p>
          </table:table-cell>
          <table:table-cell office:value-type="float" office:value="74.706000000000003" table:style-name="ce10">
            <text:p>74.706</text:p>
          </table:table-cell>
          <table:table-cell office:value-type="float" office:value="76.052999999999997" table:style-name="ce10">
            <text:p>76.053</text:p>
          </table:table-cell>
          <table:table-cell office:value-type="float" office:value="77.688000000000002" table:style-name="ce10">
            <text:p>77.688</text:p>
          </table:table-cell>
          <table:table-cell office:value-type="float" office:value="78.040000000000006" table:style-name="ce10">
            <text:p>78.04</text:p>
          </table:table-cell>
          <table:table-cell office:value-type="float" office:value="77.582999999999998" table:style-name="ce10">
            <text:p>77.583</text:p>
          </table:table-cell>
          <table:table-cell office:value-type="float" office:value="77.796000000000006" table:style-name="ce10">
            <text:p>77.796</text:p>
          </table:table-cell>
          <table:table-cell office:value-type="float" office:value="77.953999999999994" table:style-name="ce10">
            <text:p>77.954</text:p>
          </table:table-cell>
          <table:table-cell table:number-columns-repeated="16364"/>
        </table:table-row>
        <table:table-row table:style-name="ro7">
          <table:table-cell office:value-type="string" table:style-name="ce4">
            <text:p>B29</text:p>
          </table:table-cell>
          <table:table-cell office:value-type="string" table:style-name="ce4">
            <text:p>I get the information I need to do my job well</text:p>
            <text:p>(% selecting 'Strongly agree' or 'Agree')</text:p>
          </table:table-cell>
          <table:table-cell office:value-type="string" table:style-name="ce4">
            <text:p>Resources and workload</text:p>
          </table:table-cell>
          <table:table-cell table:style-name="ce4"/>
          <table:table-cell office:value-type="float" office:value="55.444000000000003" table:style-name="ce10">
            <text:p>55.444</text:p>
          </table:table-cell>
          <table:table-cell office:value-type="float" office:value="60.442999999999998" table:style-name="ce10">
            <text:p>60.443</text:p>
          </table:table-cell>
          <table:table-cell office:value-type="float" office:value="60.948" table:style-name="ce10">
            <text:p>60.948</text:p>
          </table:table-cell>
          <table:table-cell office:value-type="float" office:value="61.713000000000001" table:style-name="ce10">
            <text:p>61.713</text:p>
          </table:table-cell>
          <table:table-cell office:value-type="float" office:value="65.733000000000004" table:style-name="ce10">
            <text:p>65.733</text:p>
          </table:table-cell>
          <table:table-cell office:value-type="float" office:value="64.179000000000002" table:style-name="ce10">
            <text:p>64.179</text:p>
          </table:table-cell>
          <table:table-cell office:value-type="float" office:value="64.793000000000006" table:style-name="ce10">
            <text:p>64.793</text:p>
          </table:table-cell>
          <table:table-cell office:value-type="float" office:value="65.603999999999999" table:style-name="ce10">
            <text:p>65.604</text:p>
          </table:table-cell>
          <table:table-cell office:value-type="float" office:value="66.48" table:style-name="ce10">
            <text:p>66.48</text:p>
          </table:table-cell>
          <table:table-cell office:value-type="float" office:value="66.894999999999996" table:style-name="ce10">
            <text:p>66.895</text:p>
          </table:table-cell>
          <table:table-cell office:value-type="float" office:value="67.995999999999995" table:style-name="ce10">
            <text:p>67.996</text:p>
          </table:table-cell>
          <table:table-cell office:value-type="float" office:value="70.100999999999999" table:style-name="ce10">
            <text:p>70.101</text:p>
          </table:table-cell>
          <table:table-cell office:value-type="float" office:value="68.391999999999996" table:style-name="ce10">
            <text:p>68.392</text:p>
          </table:table-cell>
          <table:table-cell office:value-type="float" office:value="67.462999999999994" table:style-name="ce10">
            <text:p>67.463</text:p>
          </table:table-cell>
          <table:table-cell office:value-type="float" office:value="68.093000000000004" table:style-name="ce10">
            <text:p>68.093</text:p>
          </table:table-cell>
          <table:table-cell office:value-type="float" office:value="68.537000000000006" table:style-name="ce10">
            <text:p>68.537</text:p>
          </table:table-cell>
          <table:table-cell table:number-columns-repeated="16364"/>
        </table:table-row>
        <table:table-row table:style-name="ro6">
          <table:table-cell office:value-type="string" table:style-name="ce4">
            <text:p>B30</text:p>
          </table:table-cell>
          <table:table-cell office:value-type="string" table:style-name="ce4">
            <text:p>I have clear work objectives</text:p>
            <text:p>(% selecting 'Strongly agree' or 'Agree')</text:p>
          </table:table-cell>
          <table:table-cell office:value-type="string" table:style-name="ce4">
            <text:p>Resources and workload</text:p>
          </table:table-cell>
          <table:table-cell table:style-name="ce4"/>
          <table:table-cell office:value-type="float" office:value="68.888999999999996" table:style-name="ce10">
            <text:p>68.889</text:p>
          </table:table-cell>
          <table:table-cell office:value-type="float" office:value="71.448999999999998" table:style-name="ce10">
            <text:p>71.449</text:p>
          </table:table-cell>
          <table:table-cell office:value-type="float" office:value="71.576999999999998" table:style-name="ce10">
            <text:p>71.577</text:p>
          </table:table-cell>
          <table:table-cell office:value-type="float" office:value="72.543000000000006" table:style-name="ce10">
            <text:p>72.543</text:p>
          </table:table-cell>
          <table:table-cell office:value-type="float" office:value="74.844999999999999" table:style-name="ce10">
            <text:p>74.845</text:p>
          </table:table-cell>
          <table:table-cell office:value-type="float" office:value="73.628" table:style-name="ce10">
            <text:p>73.628</text:p>
          </table:table-cell>
          <table:table-cell office:value-type="float" office:value="74.766000000000005" table:style-name="ce10">
            <text:p>74.766</text:p>
          </table:table-cell>
          <table:table-cell office:value-type="float" office:value="75.075999999999993" table:style-name="ce10">
            <text:p>75.076</text:p>
          </table:table-cell>
          <table:table-cell office:value-type="float" office:value="75.363" table:style-name="ce10">
            <text:p>75.363</text:p>
          </table:table-cell>
          <table:table-cell office:value-type="float" office:value="75.122" table:style-name="ce10">
            <text:p>75.122</text:p>
          </table:table-cell>
          <table:table-cell office:value-type="float" office:value="75.010999999999996" table:style-name="ce10">
            <text:p>75.011</text:p>
          </table:table-cell>
          <table:table-cell office:value-type="float" office:value="77.600999999999999" table:style-name="ce10">
            <text:p>77.601</text:p>
          </table:table-cell>
          <table:table-cell office:value-type="float" office:value="76.790999999999997" table:style-name="ce10">
            <text:p>76.791</text:p>
          </table:table-cell>
          <table:table-cell office:value-type="float" office:value="76.242999999999995" table:style-name="ce10">
            <text:p>76.243</text:p>
          </table:table-cell>
          <table:table-cell office:value-type="float" office:value="76.974000000000004" table:style-name="ce10">
            <text:p>76.974</text:p>
          </table:table-cell>
          <table:table-cell office:value-type="float" office:value="77.358000000000004" table:style-name="ce10">
            <text:p>77.358</text:p>
          </table:table-cell>
          <table:table-cell table:number-columns-repeated="16364"/>
        </table:table-row>
        <table:table-row table:style-name="ro7">
          <table:table-cell office:value-type="string" table:style-name="ce4">
            <text:p>B31</text:p>
          </table:table-cell>
          <table:table-cell office:value-type="string" table:style-name="ce4">
            <text:p>I have the skills I need to do my job effectively</text:p>
            <text:p>(% selecting 'Strongly agree' or 'Agree')</text:p>
          </table:table-cell>
          <table:table-cell office:value-type="string" table:style-name="ce4">
            <text:p>Resources and workload</text:p>
          </table:table-cell>
          <table:table-cell table:style-name="ce4"/>
          <table:table-cell office:value-type="float" office:value="82.712999999999994" table:style-name="ce10">
            <text:p>82.713</text:p>
          </table:table-cell>
          <table:table-cell office:value-type="float" office:value="83.346999999999994" table:style-name="ce10">
            <text:p>83.347</text:p>
          </table:table-cell>
          <table:table-cell office:value-type="float" office:value="83.635000000000005" table:style-name="ce10">
            <text:p>83.635</text:p>
          </table:table-cell>
          <table:table-cell office:value-type="float" office:value="83.444000000000003" table:style-name="ce10">
            <text:p>83.444</text:p>
          </table:table-cell>
          <table:table-cell office:value-type="float" office:value="85.191999999999993" table:style-name="ce10">
            <text:p>85.192</text:p>
          </table:table-cell>
          <table:table-cell office:value-type="float" office:value="84.521000000000001" table:style-name="ce10">
            <text:p>84.521</text:p>
          </table:table-cell>
          <table:table-cell office:value-type="float" office:value="83.924999999999997" table:style-name="ce10">
            <text:p>83.925</text:p>
          </table:table-cell>
          <table:table-cell office:value-type="float" office:value="84.552000000000007" table:style-name="ce10">
            <text:p>84.552</text:p>
          </table:table-cell>
          <table:table-cell office:value-type="float" office:value="85.174000000000007" table:style-name="ce10">
            <text:p>85.174</text:p>
          </table:table-cell>
          <table:table-cell office:value-type="float" office:value="85.518000000000001" table:style-name="ce10">
            <text:p>85.518</text:p>
          </table:table-cell>
          <table:table-cell office:value-type="float" office:value="86.125" table:style-name="ce10">
            <text:p>86.125</text:p>
          </table:table-cell>
          <table:table-cell office:value-type="float" office:value="87.224000000000004" table:style-name="ce10">
            <text:p>87.224</text:p>
          </table:table-cell>
          <table:table-cell office:value-type="float" office:value="86.674000000000007" table:style-name="ce10">
            <text:p>86.674</text:p>
          </table:table-cell>
          <table:table-cell office:value-type="float" office:value="86.3" table:style-name="ce10">
            <text:p>86.3</text:p>
          </table:table-cell>
          <table:table-cell office:value-type="float" office:value="86.751999999999995" table:style-name="ce10">
            <text:p>86.752</text:p>
          </table:table-cell>
          <table:table-cell office:value-type="float" office:value="87.462999999999994" table:style-name="ce10">
            <text:p>87.463</text:p>
          </table:table-cell>
          <table:table-cell table:number-columns-repeated="16364"/>
        </table:table-row>
        <table:table-row table:style-name="ro7">
          <table:table-cell office:value-type="string" table:style-name="ce4">
            <text:p>B32</text:p>
          </table:table-cell>
          <table:table-cell office:value-type="string" table:style-name="ce4">
            <text:p>I have the tools I need to do my job effectively</text:p>
            <text:p>(% selecting 'Strongly agree' or 'Agree')</text:p>
          </table:table-cell>
          <table:table-cell office:value-type="string" table:style-name="ce4">
            <text:p>Resources and workload</text:p>
          </table:table-cell>
          <table:table-cell table:style-name="ce4"/>
          <table:table-cell office:value-type="float" office:value="63.634" table:style-name="ce10">
            <text:p>63.634</text:p>
          </table:table-cell>
          <table:table-cell office:value-type="float" office:value="64.397000000000006" table:style-name="ce10">
            <text:p>64.397</text:p>
          </table:table-cell>
          <table:table-cell office:value-type="float" office:value="63.960999999999999" table:style-name="ce10">
            <text:p>63.961</text:p>
          </table:table-cell>
          <table:table-cell office:value-type="float" office:value="63.371000000000002" table:style-name="ce10">
            <text:p>63.371</text:p>
          </table:table-cell>
          <table:table-cell office:value-type="float" office:value="64.421999999999997" table:style-name="ce10">
            <text:p>64.422</text:p>
          </table:table-cell>
          <table:table-cell office:value-type="float" office:value="62.171999999999997" table:style-name="ce10">
            <text:p>62.172</text:p>
          </table:table-cell>
          <table:table-cell office:value-type="float" office:value="62.430999999999997" table:style-name="ce10">
            <text:p>62.431</text:p>
          </table:table-cell>
          <table:table-cell office:value-type="float" office:value="63.119" table:style-name="ce10">
            <text:p>63.119</text:p>
          </table:table-cell>
          <table:table-cell office:value-type="float" office:value="63.569000000000003" table:style-name="ce10">
            <text:p>63.569</text:p>
          </table:table-cell>
          <table:table-cell office:value-type="float" office:value="65.277000000000001" table:style-name="ce10">
            <text:p>65.277</text:p>
          </table:table-cell>
          <table:table-cell office:value-type="float" office:value="68.022999999999996" table:style-name="ce10">
            <text:p>68.023</text:p>
          </table:table-cell>
          <table:table-cell office:value-type="float" office:value="72.42" table:style-name="ce10">
            <text:p>72.42</text:p>
          </table:table-cell>
          <table:table-cell office:value-type="float" office:value="71.382000000000005" table:style-name="ce10">
            <text:p>71.382</text:p>
          </table:table-cell>
          <table:table-cell office:value-type="float" office:value="70.491" table:style-name="ce10">
            <text:p>70.491</text:p>
          </table:table-cell>
          <table:table-cell office:value-type="float" office:value="70.977999999999994" table:style-name="ce10">
            <text:p>70.978</text:p>
          </table:table-cell>
          <table:table-cell office:value-type="float" office:value="72.034000000000006" table:style-name="ce10">
            <text:p>72.034</text:p>
          </table:table-cell>
          <table:table-cell table:number-columns-repeated="16364"/>
        </table:table-row>
        <table:table-row table:style-name="ro6">
          <table:table-cell office:value-type="string" table:style-name="ce4">
            <text:p>B33</text:p>
          </table:table-cell>
          <table:table-cell office:value-type="string" table:style-name="ce4">
            <text:p>I have an acceptable workload</text:p>
            <text:p>(% selecting 'Strongly agree' or 'Agree')</text:p>
          </table:table-cell>
          <table:table-cell office:value-type="string" table:style-name="ce4">
            <text:p>Resources and workload</text:p>
          </table:table-cell>
          <table:table-cell table:style-name="ce4"/>
          <table:table-cell office:value-type="float" office:value="58.378999999999998" table:style-name="ce10">
            <text:p>58.379</text:p>
          </table:table-cell>
          <table:table-cell office:value-type="float" office:value="58.186" table:style-name="ce10">
            <text:p>58.186</text:p>
          </table:table-cell>
          <table:table-cell office:value-type="float" office:value="57.451000000000001" table:style-name="ce10">
            <text:p>57.451</text:p>
          </table:table-cell>
          <table:table-cell office:value-type="float" office:value="57.936" table:style-name="ce10">
            <text:p>57.936</text:p>
          </table:table-cell>
          <table:table-cell office:value-type="float" office:value="59.045999999999999" table:style-name="ce10">
            <text:p>59.046</text:p>
          </table:table-cell>
          <table:table-cell office:value-type="float" office:value="57.36" table:style-name="ce10">
            <text:p>57.36</text:p>
          </table:table-cell>
          <table:table-cell office:value-type="float" office:value="57.999000000000002" table:style-name="ce10">
            <text:p>57.999</text:p>
          </table:table-cell>
          <table:table-cell office:value-type="float" office:value="59.484000000000002" table:style-name="ce10">
            <text:p>59.484</text:p>
          </table:table-cell>
          <table:table-cell office:value-type="float" office:value="61.491" table:style-name="ce10">
            <text:p>61.491</text:p>
          </table:table-cell>
          <table:table-cell office:value-type="float" office:value="61.664000000000001" table:style-name="ce10">
            <text:p>61.664</text:p>
          </table:table-cell>
          <table:table-cell office:value-type="float" office:value="63.354999999999997" table:style-name="ce10">
            <text:p>63.355</text:p>
          </table:table-cell>
          <table:table-cell office:value-type="float" office:value="64.009" table:style-name="ce10">
            <text:p>64.009</text:p>
          </table:table-cell>
          <table:table-cell office:value-type="float" office:value="62.621000000000002" table:style-name="ce10">
            <text:p>62.621</text:p>
          </table:table-cell>
          <table:table-cell office:value-type="float" office:value="62.548000000000002" table:style-name="ce10">
            <text:p>62.548</text:p>
          </table:table-cell>
          <table:table-cell office:value-type="float" office:value="63.033999999999999" table:style-name="ce10">
            <text:p>63.034</text:p>
          </table:table-cell>
          <table:table-cell office:value-type="float" office:value="64.882000000000005" table:style-name="ce10">
            <text:p>64.882</text:p>
          </table:table-cell>
          <table:table-cell table:number-columns-repeated="16364"/>
        </table:table-row>
        <table:table-row table:style-name="ro7">
          <table:table-cell office:value-type="string" table:style-name="ce4">
            <text:p>B34</text:p>
          </table:table-cell>
          <table:table-cell office:value-type="string" table:style-name="ce4">
            <text:p>I achieve a good balance between my work life and my private life</text:p>
            <text:p>(% selecting 'Strongly agree' or 'Agree')</text:p>
          </table:table-cell>
          <table:table-cell office:value-type="string" table:style-name="ce4">
            <text:p>Resources and workload</text:p>
          </table:table-cell>
          <table:table-cell table:style-name="ce4"/>
          <table:table-cell office:value-type="float" office:value="66.209999999999994" table:style-name="ce10">
            <text:p>66.21</text:p>
          </table:table-cell>
          <table:table-cell office:value-type="float" office:value="66.614999999999995" table:style-name="ce10">
            <text:p>66.615</text:p>
          </table:table-cell>
          <table:table-cell office:value-type="float" office:value="65.213999999999999" table:style-name="ce10">
            <text:p>65.214</text:p>
          </table:table-cell>
          <table:table-cell office:value-type="float" office:value="65.965999999999994" table:style-name="ce10">
            <text:p>65.966</text:p>
          </table:table-cell>
          <table:table-cell office:value-type="float" office:value="66.168999999999997" table:style-name="ce10">
            <text:p>66.169</text:p>
          </table:table-cell>
          <table:table-cell office:value-type="float" office:value="64.775999999999996" table:style-name="ce10">
            <text:p>64.776</text:p>
          </table:table-cell>
          <table:table-cell office:value-type="float" office:value="65.364000000000004" table:style-name="ce10">
            <text:p>65.364</text:p>
          </table:table-cell>
          <table:table-cell office:value-type="float" office:value="66.716999999999999" table:style-name="ce10">
            <text:p>66.717</text:p>
          </table:table-cell>
          <table:table-cell office:value-type="float" office:value="68.406999999999996" table:style-name="ce10">
            <text:p>68.407</text:p>
          </table:table-cell>
          <table:table-cell office:value-type="float" office:value="68.930999999999997" table:style-name="ce10">
            <text:p>68.931</text:p>
          </table:table-cell>
          <table:table-cell office:value-type="float" office:value="70.311000000000007" table:style-name="ce10">
            <text:p>70.311</text:p>
          </table:table-cell>
          <table:table-cell office:value-type="float" office:value="71.218999999999994" table:style-name="ce10">
            <text:p>71.219</text:p>
          </table:table-cell>
          <table:table-cell office:value-type="float" office:value="71.087000000000003" table:style-name="ce10">
            <text:p>71.087</text:p>
          </table:table-cell>
          <table:table-cell office:value-type="float" office:value="71.808000000000007" table:style-name="ce10">
            <text:p>71.808</text:p>
          </table:table-cell>
          <table:table-cell office:value-type="float" office:value="73.338999999999999" table:style-name="ce10">
            <text:p>73.339</text:p>
          </table:table-cell>
          <table:table-cell office:value-type="float" office:value="74.251999999999995" table:style-name="ce10">
            <text:p>74.252</text:p>
          </table:table-cell>
          <table:table-cell table:number-columns-repeated="16364"/>
        </table:table-row>
        <table:table-row table:style-name="ro7">
          <table:table-cell office:value-type="string" table:style-name="ce4">
            <text:p>B35</text:p>
          </table:table-cell>
          <table:table-cell office:value-type="string" table:style-name="ce4">
            <text:p>I feel that my pay adequately reflects my performance</text:p>
            <text:p>(% selecting 'Strongly agree' or 'Agree')</text:p>
          </table:table-cell>
          <table:table-cell office:value-type="string" table:style-name="ce4">
            <text:p>Pay and benefits</text:p>
          </table:table-cell>
          <table:table-cell table:style-name="ce4"/>
          <table:table-cell office:value-type="float" office:value="31.558" table:style-name="ce10">
            <text:p>31.558</text:p>
          </table:table-cell>
          <table:table-cell office:value-type="float" office:value="30.530999999999999" table:style-name="ce10">
            <text:p>30.531</text:p>
          </table:table-cell>
          <table:table-cell office:value-type="float" office:value="27.934000000000001" table:style-name="ce10">
            <text:p>27.934</text:p>
          </table:table-cell>
          <table:table-cell office:value-type="float" office:value="26.997" table:style-name="ce10">
            <text:p>26.997</text:p>
          </table:table-cell>
          <table:table-cell office:value-type="float" office:value="29.004000000000001" table:style-name="ce10">
            <text:p>29.004</text:p>
          </table:table-cell>
          <table:table-cell office:value-type="float" office:value="27.07" table:style-name="ce10">
            <text:p>27.07</text:p>
          </table:table-cell>
          <table:table-cell office:value-type="float" office:value="27.041" table:style-name="ce10">
            <text:p>27.041</text:p>
          </table:table-cell>
          <table:table-cell office:value-type="float" office:value="31.152000000000001" table:style-name="ce10">
            <text:p>31.152</text:p>
          </table:table-cell>
          <table:table-cell office:value-type="float" office:value="29.001999999999999" table:style-name="ce10">
            <text:p>29.002</text:p>
          </table:table-cell>
          <table:table-cell office:value-type="float" office:value="29.538" table:style-name="ce10">
            <text:p>29.538</text:p>
          </table:table-cell>
          <table:table-cell office:value-type="float" office:value="30.844000000000001" table:style-name="ce10">
            <text:p>30.844</text:p>
          </table:table-cell>
          <table:table-cell office:value-type="float" office:value="36.168999999999997" table:style-name="ce10">
            <text:p>36.169</text:p>
          </table:table-cell>
          <table:table-cell office:value-type="float" office:value="37.377000000000002" table:style-name="ce10">
            <text:p>37.377</text:p>
          </table:table-cell>
          <table:table-cell office:value-type="float" office:value="28.195" table:style-name="ce10">
            <text:p>28.195</text:p>
          </table:table-cell>
          <table:table-cell office:value-type="float" office:value="31.527000000000001" table:style-name="ce10">
            <text:p>31.527</text:p>
          </table:table-cell>
          <table:table-cell office:value-type="float" office:value="31.722000000000001" table:style-name="ce10">
            <text:p>31.722</text:p>
          </table:table-cell>
          <table:table-cell table:number-columns-repeated="16364"/>
        </table:table-row>
        <table:table-row table:style-name="ro9">
          <table:table-cell office:value-type="string" table:style-name="ce4">
            <text:p>B36</text:p>
          </table:table-cell>
          <table:table-cell office:value-type="string" table:style-name="ce4">
            <text:p>I am satisfied with the total benefits package (e.g. base pay, benefits and pension)</text:p>
            <text:p>(% selecting 'Strongly agree' or 'Agree')</text:p>
          </table:table-cell>
          <table:table-cell office:value-type="string" table:style-name="ce4">
            <text:p>Pay and benefits</text:p>
          </table:table-cell>
          <table:table-cell office:value-type="string" table:style-name="ce4">
            <text:p>[note 2]</text:p>
          </table:table-cell>
          <table:table-cell office:value-type="float" office:value="36.115000000000002" table:style-name="ce10">
            <text:p>36.115</text:p>
          </table:table-cell>
          <table:table-cell office:value-type="float" office:value="32.356000000000002" table:style-name="ce10">
            <text:p>32.356</text:p>
          </table:table-cell>
          <table:table-cell office:value-type="float" office:value="28.923999999999999" table:style-name="ce10">
            <text:p>28.924</text:p>
          </table:table-cell>
          <table:table-cell office:value-type="float" office:value="29.533999999999999" table:style-name="ce10">
            <text:p>29.534</text:p>
          </table:table-cell>
          <table:table-cell office:value-type="float" office:value="32.521000000000001" table:style-name="ce10">
            <text:p>32.521</text:p>
          </table:table-cell>
          <table:table-cell office:value-type="float" office:value="30.646000000000001" table:style-name="ce10">
            <text:p>30.646</text:p>
          </table:table-cell>
          <table:table-cell office:value-type="float" office:value="30.954000000000001" table:style-name="ce10">
            <text:p>30.954</text:p>
          </table:table-cell>
          <table:table-cell office:value-type="float" office:value="33.31" table:style-name="ce10">
            <text:p>33.31</text:p>
          </table:table-cell>
          <table:table-cell office:value-type="float" office:value="33.183" table:style-name="ce10">
            <text:p>33.183</text:p>
          </table:table-cell>
          <table:table-cell office:value-type="float" office:value="34.078000000000003" table:style-name="ce10">
            <text:p>34.078</text:p>
          </table:table-cell>
          <table:table-cell office:value-type="float" office:value="35.841999999999999" table:style-name="ce10">
            <text:p>35.842</text:p>
          </table:table-cell>
          <table:table-cell office:value-type="float" office:value="42.631" table:style-name="ce10">
            <text:p>42.631</text:p>
          </table:table-cell>
          <table:table-cell office:value-type="float" office:value="43.143999999999998" table:style-name="ce10">
            <text:p>43.144</text:p>
          </table:table-cell>
          <table:table-cell office:value-type="float" office:value="33.866999999999997" table:style-name="ce10">
            <text:p>33.867</text:p>
          </table:table-cell>
          <table:table-cell office:value-type="float" office:value="37.506999999999998" table:style-name="ce10">
            <text:p>37.507</text:p>
          </table:table-cell>
          <table:table-cell office:value-type="float" office:value="37.040999999999997" table:style-name="ce10">
            <text:p>37.041</text:p>
          </table:table-cell>
          <table:table-cell table:number-columns-repeated="16364"/>
        </table:table-row>
        <table:table-row table:style-name="ro9">
          <table:table-cell office:value-type="string" table:style-name="ce4">
            <text:p>B37</text:p>
          </table:table-cell>
          <table:table-cell office:value-type="string" table:style-name="ce4">
            <text:p>Compared to people doing a similar job in other organisations I feel my pay is reasonable</text:p>
            <text:p>(% selecting 'Strongly agree' or 'Agree')</text:p>
          </table:table-cell>
          <table:table-cell office:value-type="string" table:style-name="ce4">
            <text:p>Pay and benefits</text:p>
          </table:table-cell>
          <table:table-cell table:style-name="ce4"/>
          <table:table-cell office:value-type="float" office:value="28.547000000000001" table:style-name="ce10">
            <text:p>28.547</text:p>
          </table:table-cell>
          <table:table-cell office:value-type="float" office:value="27.018000000000001" table:style-name="ce10">
            <text:p>27.018</text:p>
          </table:table-cell>
          <table:table-cell office:value-type="float" office:value="25.370999999999999" table:style-name="ce10">
            <text:p>25.371</text:p>
          </table:table-cell>
          <table:table-cell office:value-type="float" office:value="24.308" table:style-name="ce10">
            <text:p>24.308</text:p>
          </table:table-cell>
          <table:table-cell office:value-type="float" office:value="26.463000000000001" table:style-name="ce10">
            <text:p>26.463</text:p>
          </table:table-cell>
          <table:table-cell office:value-type="float" office:value="24.443999999999999" table:style-name="ce10">
            <text:p>24.444</text:p>
          </table:table-cell>
          <table:table-cell office:value-type="float" office:value="24.088999999999999" table:style-name="ce10">
            <text:p>24.089</text:p>
          </table:table-cell>
          <table:table-cell office:value-type="float" office:value="27.42" table:style-name="ce10">
            <text:p>27.42</text:p>
          </table:table-cell>
          <table:table-cell office:value-type="float" office:value="25.841999999999999" table:style-name="ce10">
            <text:p>25.842</text:p>
          </table:table-cell>
          <table:table-cell office:value-type="float" office:value="26.111000000000001" table:style-name="ce10">
            <text:p>26.111</text:p>
          </table:table-cell>
          <table:table-cell office:value-type="float" office:value="26.911000000000001" table:style-name="ce10">
            <text:p>26.911</text:p>
          </table:table-cell>
          <table:table-cell office:value-type="float" office:value="31.093" table:style-name="ce10">
            <text:p>31.093</text:p>
          </table:table-cell>
          <table:table-cell office:value-type="float" office:value="32.14" table:style-name="ce10">
            <text:p>32.14</text:p>
          </table:table-cell>
          <table:table-cell office:value-type="float" office:value="23.888000000000002" table:style-name="ce10">
            <text:p>23.888</text:p>
          </table:table-cell>
          <table:table-cell office:value-type="float" office:value="26.052" table:style-name="ce10">
            <text:p>26.052</text:p>
          </table:table-cell>
          <table:table-cell office:value-type="float" office:value="26.225000000000001" table:style-name="ce10">
            <text:p>26.225</text:p>
          </table:table-cell>
          <table:table-cell table:number-columns-repeated="16364"/>
        </table:table-row>
        <table:table-row table:style-name="ro9">
          <table:table-cell office:value-type="string" table:style-name="ce4">
            <text:p>B37A</text:p>
          </table:table-cell>
          <table:table-cell office:value-type="string" table:style-name="ce4">
            <text:p>I am fully aware of the benefits available in [my organisation], in addition to pay</text:p>
            <text:p>(% selecting 'Strongly agree' or 'Agree')</text:p>
          </table:table-cell>
          <table:table-cell office:value-type="string" table:style-name="ce4">
            <text:p>Pay and benefits</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7.007999999999996" table:style-name="ce10">
            <text:p>67.008</text:p>
          </table:table-cell>
          <table:table-cell office:value-type="float" office:value="68.051000000000002" table:style-name="ce10">
            <text:p>68.051</text:p>
          </table:table-cell>
          <table:table-cell table:number-columns-repeated="16364"/>
        </table:table-row>
        <table:table-row table:style-name="ro7">
          <table:table-cell office:value-type="string" table:style-name="ce4">
            <text:p>B37B</text:p>
          </table:table-cell>
          <table:table-cell office:value-type="string" table:style-name="ce4">
            <text:p>Over the last 12 months money worries have affected my ability to do my job</text:p>
            <text:p>(% selecting 'Seldom' or 'Never')</text:p>
          </table:table-cell>
          <table:table-cell office:value-type="string" table:style-name="ce4">
            <text:p>Pay and benefits</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2.48" table:style-name="ce10">
            <text:p>52.48</text:p>
          </table:table-cell>
          <table:table-cell office:value-type="float" office:value="57.006" table:style-name="ce10">
            <text:p>57.006</text:p>
          </table:table-cell>
          <table:table-cell table:number-columns-repeated="16364"/>
        </table:table-row>
        <table:table-row table:style-name="ro7">
          <table:table-cell office:value-type="string" table:style-name="ce4">
            <text:p>B38</text:p>
          </table:table-cell>
          <table:table-cell office:value-type="string" table:style-name="ce4">
            <text:p>Senior managers in [my organisation] are sufficiently visible</text:p>
            <text:p>(% selecting 'Strongly agree' or 'Agree')</text:p>
          </table:table-cell>
          <table:table-cell office:value-type="string" table:style-name="ce4">
            <text:p>Leadership and managing change</text:p>
          </table:table-cell>
          <table:table-cell table:style-name="ce4"/>
          <table:table-cell office:value-type="float" office:value="31.934999999999999" table:style-name="ce10">
            <text:p>31.935</text:p>
          </table:table-cell>
          <table:table-cell office:value-type="float" office:value="32.811" table:style-name="ce10">
            <text:p>32.811</text:p>
          </table:table-cell>
          <table:table-cell office:value-type="float" office:value="33.628999999999998" table:style-name="ce10">
            <text:p>33.629</text:p>
          </table:table-cell>
          <table:table-cell office:value-type="float" office:value="37.566000000000003" table:style-name="ce10">
            <text:p>37.566</text:p>
          </table:table-cell>
          <table:table-cell office:value-type="float" office:value="42.546999999999997" table:style-name="ce10">
            <text:p>42.547</text:p>
          </table:table-cell>
          <table:table-cell office:value-type="float" office:value="43.296999999999997" table:style-name="ce10">
            <text:p>43.297</text:p>
          </table:table-cell>
          <table:table-cell office:value-type="float" office:value="45.843000000000004" table:style-name="ce10">
            <text:p>45.843</text:p>
          </table:table-cell>
          <table:table-cell office:value-type="float" office:value="48.253999999999998" table:style-name="ce10">
            <text:p>48.254</text:p>
          </table:table-cell>
          <table:table-cell office:value-type="float" office:value="54.606999999999999" table:style-name="ce10">
            <text:p>54.607</text:p>
          </table:table-cell>
          <table:table-cell office:value-type="float" office:value="54.776000000000003" table:style-name="ce10">
            <text:p>54.776</text:p>
          </table:table-cell>
          <table:table-cell office:value-type="float" office:value="56.741" table:style-name="ce10">
            <text:p>56.741</text:p>
          </table:table-cell>
          <table:table-cell office:value-type="float" office:value="68.796000000000006" table:style-name="ce10">
            <text:p>68.796</text:p>
          </table:table-cell>
          <table:table-cell office:value-type="float" office:value="66.974000000000004" table:style-name="ce10">
            <text:p>66.974</text:p>
          </table:table-cell>
          <table:table-cell office:value-type="float" office:value="66.680999999999997" table:style-name="ce10">
            <text:p>66.681</text:p>
          </table:table-cell>
          <table:table-cell office:value-type="float" office:value="66.358999999999995" table:style-name="ce10">
            <text:p>66.359</text:p>
          </table:table-cell>
          <table:table-cell office:value-type="float" office:value="67.492000000000004" table:style-name="ce10">
            <text:p>67.492</text:p>
          </table:table-cell>
          <table:table-cell table:number-columns-repeated="16364"/>
        </table:table-row>
        <table:table-row table:style-name="ro9">
          <table:table-cell office:value-type="string" table:style-name="ce4">
            <text:p>B39</text:p>
          </table:table-cell>
          <table:table-cell office:value-type="string" table:style-name="ce4">
            <text:p>I believe the actions of senior managers are consistent with [my organisation]'s values</text:p>
            <text:p>(% selecting 'Strongly agree' or 'Agree')</text:p>
          </table:table-cell>
          <table:table-cell office:value-type="string" table:style-name="ce4">
            <text:p>Leadership and managing change</text:p>
          </table:table-cell>
          <table:table-cell table:style-name="ce4"/>
          <table:table-cell office:value-type="float" office:value="29.72" table:style-name="ce10">
            <text:p>29.72</text:p>
          </table:table-cell>
          <table:table-cell office:value-type="float" office:value="29.734000000000002" table:style-name="ce10">
            <text:p>29.734</text:p>
          </table:table-cell>
          <table:table-cell office:value-type="float" office:value="30.305" table:style-name="ce10">
            <text:p>30.305</text:p>
          </table:table-cell>
          <table:table-cell office:value-type="float" office:value="33.503999999999998" table:style-name="ce10">
            <text:p>33.504</text:p>
          </table:table-cell>
          <table:table-cell office:value-type="float" office:value="38.831000000000003" table:style-name="ce10">
            <text:p>38.831</text:p>
          </table:table-cell>
          <table:table-cell office:value-type="float" office:value="39.536999999999999" table:style-name="ce10">
            <text:p>39.537</text:p>
          </table:table-cell>
          <table:table-cell office:value-type="float" office:value="41.744" table:style-name="ce10">
            <text:p>41.744</text:p>
          </table:table-cell>
          <table:table-cell office:value-type="float" office:value="44.335000000000001" table:style-name="ce10">
            <text:p>44.335</text:p>
          </table:table-cell>
          <table:table-cell office:value-type="float" office:value="49.29" table:style-name="ce10">
            <text:p>49.29</text:p>
          </table:table-cell>
          <table:table-cell office:value-type="float" office:value="49.484000000000002" table:style-name="ce10">
            <text:p>49.484</text:p>
          </table:table-cell>
          <table:table-cell office:value-type="float" office:value="51.616999999999997" table:style-name="ce10">
            <text:p>51.617</text:p>
          </table:table-cell>
          <table:table-cell office:value-type="float" office:value="63.393999999999998" table:style-name="ce10">
            <text:p>63.394</text:p>
          </table:table-cell>
          <table:table-cell office:value-type="float" office:value="62.52" table:style-name="ce10">
            <text:p>62.52</text:p>
          </table:table-cell>
          <table:table-cell office:value-type="float" office:value="61.792999999999999" table:style-name="ce10">
            <text:p>61.793</text:p>
          </table:table-cell>
          <table:table-cell office:value-type="float" office:value="60.847999999999999" table:style-name="ce10">
            <text:p>60.848</text:p>
          </table:table-cell>
          <table:table-cell office:value-type="float" office:value="61.26" table:style-name="ce10">
            <text:p>61.26</text:p>
          </table:table-cell>
          <table:table-cell table:number-columns-repeated="16364"/>
        </table:table-row>
        <table:table-row table:style-name="ro9">
          <table:table-cell office:value-type="string" table:style-name="ce4">
            <text:p>B40</text:p>
          </table:table-cell>
          <table:table-cell office:value-type="string" table:style-name="ce4">
            <text:p>I believe that [my organisation]'s senior leaders have a clear vision for the future of [my organisation]</text:p>
            <text:p>(% selecting 'Strongly agree' or 'Agree')</text:p>
          </table:table-cell>
          <table:table-cell office:value-type="string" table:style-name="ce4">
            <text:p>Leadership and managing change</text:p>
          </table:table-cell>
          <table:table-cell table:style-name="ce4"/>
          <table:table-cell office:value-type="float" office:value="27.666" table:style-name="ce10">
            <text:p>27.666</text:p>
          </table:table-cell>
          <table:table-cell office:value-type="float" office:value="25.228999999999999" table:style-name="ce10">
            <text:p>25.229</text:p>
          </table:table-cell>
          <table:table-cell office:value-type="float" office:value="28.184999999999999" table:style-name="ce10">
            <text:p>28.185</text:p>
          </table:table-cell>
          <table:table-cell office:value-type="float" office:value="32.057000000000002" table:style-name="ce10">
            <text:p>32.057</text:p>
          </table:table-cell>
          <table:table-cell office:value-type="float" office:value="37.168999999999997" table:style-name="ce10">
            <text:p>37.169</text:p>
          </table:table-cell>
          <table:table-cell office:value-type="float" office:value="37.856999999999999" table:style-name="ce10">
            <text:p>37.857</text:p>
          </table:table-cell>
          <table:table-cell office:value-type="float" office:value="39.448" table:style-name="ce10">
            <text:p>39.448</text:p>
          </table:table-cell>
          <table:table-cell office:value-type="float" office:value="41.284999999999997" table:style-name="ce10">
            <text:p>41.285</text:p>
          </table:table-cell>
          <table:table-cell office:value-type="float" office:value="43.05" table:style-name="ce10">
            <text:p>43.05</text:p>
          </table:table-cell>
          <table:table-cell office:value-type="float" office:value="43.173999999999999" table:style-name="ce10">
            <text:p>43.174</text:p>
          </table:table-cell>
          <table:table-cell office:value-type="float" office:value="44.494" table:style-name="ce10">
            <text:p>44.494</text:p>
          </table:table-cell>
          <table:table-cell office:value-type="float" office:value="54.417000000000002" table:style-name="ce10">
            <text:p>54.417</text:p>
          </table:table-cell>
          <table:table-cell office:value-type="float" office:value="53.677999999999997" table:style-name="ce10">
            <text:p>53.678</text:p>
          </table:table-cell>
          <table:table-cell office:value-type="float" office:value="50.813000000000002" table:style-name="ce10">
            <text:p>50.813</text:p>
          </table:table-cell>
          <table:table-cell office:value-type="float" office:value="50.271999999999998" table:style-name="ce10">
            <text:p>50.272</text:p>
          </table:table-cell>
          <table:table-cell office:value-type="float" office:value="49.865000000000002" table:style-name="ce10">
            <text:p>49.865</text:p>
          </table:table-cell>
          <table:table-cell table:number-columns-repeated="16364"/>
        </table:table-row>
        <table:table-row table:style-name="ro9">
          <table:table-cell office:value-type="string" table:style-name="ce4">
            <text:p>B41</text:p>
          </table:table-cell>
          <table:table-cell office:value-type="string" table:style-name="ce4">
            <text:p>Overall, I have confidence in the decisions made by [my organisation]'s senior managers</text:p>
            <text:p>(% selecting 'Strongly agree' or 'Agree')</text:p>
          </table:table-cell>
          <table:table-cell office:value-type="string" table:style-name="ce4">
            <text:p>Leadership and managing change</text:p>
          </table:table-cell>
          <table:table-cell table:style-name="ce4"/>
          <table:table-cell office:value-type="float" office:value="24.545000000000002" table:style-name="ce10">
            <text:p>24.545</text:p>
          </table:table-cell>
          <table:table-cell office:value-type="float" office:value="23.227" table:style-name="ce10">
            <text:p>23.227</text:p>
          </table:table-cell>
          <table:table-cell office:value-type="float" office:value="24.189" table:style-name="ce10">
            <text:p>24.189</text:p>
          </table:table-cell>
          <table:table-cell office:value-type="float" office:value="27.375" table:style-name="ce10">
            <text:p>27.375</text:p>
          </table:table-cell>
          <table:table-cell office:value-type="float" office:value="32.487000000000002" table:style-name="ce10">
            <text:p>32.487</text:p>
          </table:table-cell>
          <table:table-cell office:value-type="float" office:value="33.478000000000002" table:style-name="ce10">
            <text:p>33.478</text:p>
          </table:table-cell>
          <table:table-cell office:value-type="float" office:value="35.072000000000003" table:style-name="ce10">
            <text:p>35.072</text:p>
          </table:table-cell>
          <table:table-cell office:value-type="float" office:value="38.018000000000001" table:style-name="ce10">
            <text:p>38.018</text:p>
          </table:table-cell>
          <table:table-cell office:value-type="float" office:value="41.387999999999998" table:style-name="ce10">
            <text:p>41.388</text:p>
          </table:table-cell>
          <table:table-cell office:value-type="float" office:value="42.268000000000001" table:style-name="ce10">
            <text:p>42.268</text:p>
          </table:table-cell>
          <table:table-cell office:value-type="float" office:value="44.88" table:style-name="ce10">
            <text:p>44.88</text:p>
          </table:table-cell>
          <table:table-cell office:value-type="float" office:value="55.505000000000003" table:style-name="ce10">
            <text:p>55.505</text:p>
          </table:table-cell>
          <table:table-cell office:value-type="float" office:value="54.238" table:style-name="ce10">
            <text:p>54.238</text:p>
          </table:table-cell>
          <table:table-cell office:value-type="float" office:value="52.006999999999998" table:style-name="ce10">
            <text:p>52.007</text:p>
          </table:table-cell>
          <table:table-cell office:value-type="float" office:value="50.915999999999997" table:style-name="ce10">
            <text:p>50.916</text:p>
          </table:table-cell>
          <table:table-cell office:value-type="float" office:value="51.167000000000002" table:style-name="ce10">
            <text:p>51.167</text:p>
          </table:table-cell>
          <table:table-cell table:number-columns-repeated="16364"/>
        </table:table-row>
        <table:table-row table:style-name="ro7">
          <table:table-cell office:value-type="string" table:style-name="ce4">
            <text:p>B42</text:p>
          </table:table-cell>
          <table:table-cell office:value-type="string" table:style-name="ce4">
            <text:p>I feel that change is managed well in [my organisation]</text:p>
            <text:p>(% selecting 'Strongly agree' or 'Agree')</text:p>
          </table:table-cell>
          <table:table-cell office:value-type="string" table:style-name="ce4">
            <text:p>Leadership and managing change</text:p>
          </table:table-cell>
          <table:table-cell table:style-name="ce4"/>
          <table:table-cell office:value-type="float" office:value="22.763999999999999" table:style-name="ce10">
            <text:p>22.764</text:p>
          </table:table-cell>
          <table:table-cell office:value-type="float" office:value="21.652999999999999" table:style-name="ce10">
            <text:p>21.653</text:p>
          </table:table-cell>
          <table:table-cell office:value-type="float" office:value="21.077000000000002" table:style-name="ce10">
            <text:p>21.077</text:p>
          </table:table-cell>
          <table:table-cell office:value-type="float" office:value="22.992000000000001" table:style-name="ce10">
            <text:p>22.992</text:p>
          </table:table-cell>
          <table:table-cell office:value-type="float" office:value="26.916" table:style-name="ce10">
            <text:p>26.916</text:p>
          </table:table-cell>
          <table:table-cell office:value-type="float" office:value="27.434000000000001" table:style-name="ce10">
            <text:p>27.434</text:p>
          </table:table-cell>
          <table:table-cell office:value-type="float" office:value="28.666" table:style-name="ce10">
            <text:p>28.666</text:p>
          </table:table-cell>
          <table:table-cell office:value-type="float" office:value="30.350999999999999" table:style-name="ce10">
            <text:p>30.351</text:p>
          </table:table-cell>
          <table:table-cell office:value-type="float" office:value="31.599" table:style-name="ce10">
            <text:p>31.599</text:p>
          </table:table-cell>
          <table:table-cell office:value-type="float" office:value="31.841000000000001" table:style-name="ce10">
            <text:p>31.841</text:p>
          </table:table-cell>
          <table:table-cell office:value-type="float" office:value="33.506999999999998" table:style-name="ce10">
            <text:p>33.507</text:p>
          </table:table-cell>
          <table:table-cell office:value-type="float" office:value="40.137999999999998" table:style-name="ce10">
            <text:p>40.138</text:p>
          </table:table-cell>
          <table:table-cell office:value-type="float" office:value="37.04" table:style-name="ce10">
            <text:p>37.04</text:p>
          </table:table-cell>
          <table:table-cell office:value-type="float" office:value="33.773000000000003" table:style-name="ce10">
            <text:p>33.773</text:p>
          </table:table-cell>
          <table:table-cell office:value-type="float" office:value="31.751999999999999" table:style-name="ce10">
            <text:p>31.752</text:p>
          </table:table-cell>
          <table:table-cell office:value-type="float" office:value="31.797999999999998" table:style-name="ce10">
            <text:p>31.798</text:p>
          </table:table-cell>
          <table:table-cell table:number-columns-repeated="16364"/>
        </table:table-row>
        <table:table-row table:style-name="ro9">
          <table:table-cell office:value-type="string" table:style-name="ce4">
            <text:p>B43</text:p>
          </table:table-cell>
          <table:table-cell office:value-type="string" table:style-name="ce4">
            <text:p>When changes are made in [my organisation] they are usually for the better</text:p>
            <text:p>(% selecting 'Strongly agree' or 'Agree')</text:p>
          </table:table-cell>
          <table:table-cell office:value-type="string" table:style-name="ce4">
            <text:p>Leadership and managing change</text:p>
          </table:table-cell>
          <table:table-cell table:style-name="ce4"/>
          <table:table-cell office:value-type="float" office:value="19.138999999999999" table:style-name="ce10">
            <text:p>19.139</text:p>
          </table:table-cell>
          <table:table-cell office:value-type="float" office:value="16.460999999999999" table:style-name="ce10">
            <text:p>16.461</text:p>
          </table:table-cell>
          <table:table-cell office:value-type="float" office:value="16.861999999999998" table:style-name="ce10">
            <text:p>16.862</text:p>
          </table:table-cell>
          <table:table-cell office:value-type="float" office:value="18.946999999999999" table:style-name="ce10">
            <text:p>18.947</text:p>
          </table:table-cell>
          <table:table-cell office:value-type="float" office:value="23.091000000000001" table:style-name="ce10">
            <text:p>23.091</text:p>
          </table:table-cell>
          <table:table-cell office:value-type="float" office:value="24.853999999999999" table:style-name="ce10">
            <text:p>24.854</text:p>
          </table:table-cell>
          <table:table-cell office:value-type="float" office:value="25.826000000000001" table:style-name="ce10">
            <text:p>25.826</text:p>
          </table:table-cell>
          <table:table-cell office:value-type="float" office:value="28.024000000000001" table:style-name="ce10">
            <text:p>28.024</text:p>
          </table:table-cell>
          <table:table-cell office:value-type="float" office:value="29.681999999999999" table:style-name="ce10">
            <text:p>29.682</text:p>
          </table:table-cell>
          <table:table-cell office:value-type="float" office:value="30.22" table:style-name="ce10">
            <text:p>30.22</text:p>
          </table:table-cell>
          <table:table-cell office:value-type="float" office:value="31.506" table:style-name="ce10">
            <text:p>31.506</text:p>
          </table:table-cell>
          <table:table-cell office:value-type="float" office:value="36.862000000000002" table:style-name="ce10">
            <text:p>36.862</text:p>
          </table:table-cell>
          <table:table-cell office:value-type="float" office:value="34.929000000000002" table:style-name="ce10">
            <text:p>34.929</text:p>
          </table:table-cell>
          <table:table-cell office:value-type="float" office:value="30.628" table:style-name="ce10">
            <text:p>30.628</text:p>
          </table:table-cell>
          <table:table-cell office:value-type="float" office:value="29.925999999999998" table:style-name="ce10">
            <text:p>29.926</text:p>
          </table:table-cell>
          <table:table-cell office:value-type="float" office:value="29.693999999999999" table:style-name="ce10">
            <text:p>29.694</text:p>
          </table:table-cell>
          <table:table-cell table:number-columns-repeated="16364"/>
        </table:table-row>
        <table:table-row table:style-name="ro7">
          <table:table-cell office:value-type="string" table:style-name="ce4">
            <text:p>B44</text:p>
          </table:table-cell>
          <table:table-cell office:value-type="string" table:style-name="ce4">
            <text:p>[My organisation] keeps me informed about matters that affect me</text:p>
            <text:p>(% selecting 'Strongly agree' or 'Agree')</text:p>
          </table:table-cell>
          <table:table-cell office:value-type="string" table:style-name="ce4">
            <text:p>Leadership and managing change</text:p>
          </table:table-cell>
          <table:table-cell table:style-name="ce4"/>
          <table:table-cell office:value-type="float" office:value="44.921999999999997" table:style-name="ce10">
            <text:p>44.922</text:p>
          </table:table-cell>
          <table:table-cell office:value-type="float" office:value="43.476999999999997" table:style-name="ce10">
            <text:p>43.477</text:p>
          </table:table-cell>
          <table:table-cell office:value-type="float" office:value="43.984000000000002" table:style-name="ce10">
            <text:p>43.984</text:p>
          </table:table-cell>
          <table:table-cell office:value-type="float" office:value="46.737000000000002" table:style-name="ce10">
            <text:p>46.737</text:p>
          </table:table-cell>
          <table:table-cell office:value-type="float" office:value="51.661999999999999" table:style-name="ce10">
            <text:p>51.662</text:p>
          </table:table-cell>
          <table:table-cell office:value-type="float" office:value="51.222000000000001" table:style-name="ce10">
            <text:p>51.222</text:p>
          </table:table-cell>
          <table:table-cell office:value-type="float" office:value="51.180999999999997" table:style-name="ce10">
            <text:p>51.181</text:p>
          </table:table-cell>
          <table:table-cell office:value-type="float" office:value="53.720999999999997" table:style-name="ce10">
            <text:p>53.721</text:p>
          </table:table-cell>
          <table:table-cell office:value-type="float" office:value="54.726999999999997" table:style-name="ce10">
            <text:p>54.727</text:p>
          </table:table-cell>
          <table:table-cell office:value-type="float" office:value="54.673000000000002" table:style-name="ce10">
            <text:p>54.673</text:p>
          </table:table-cell>
          <table:table-cell office:value-type="float" office:value="56.621000000000002" table:style-name="ce10">
            <text:p>56.621</text:p>
          </table:table-cell>
          <table:table-cell office:value-type="float" office:value="66.070999999999998" table:style-name="ce10">
            <text:p>66.071</text:p>
          </table:table-cell>
          <table:table-cell office:value-type="float" office:value="63.326999999999998" table:style-name="ce10">
            <text:p>63.327</text:p>
          </table:table-cell>
          <table:table-cell office:value-type="float" office:value="60.526000000000003" table:style-name="ce10">
            <text:p>60.526</text:p>
          </table:table-cell>
          <table:table-cell office:value-type="float" office:value="59.804000000000002" table:style-name="ce10">
            <text:p>59.804</text:p>
          </table:table-cell>
          <table:table-cell office:value-type="float" office:value="59.573" table:style-name="ce10">
            <text:p>59.573</text:p>
          </table:table-cell>
          <table:table-cell table:number-columns-repeated="16364"/>
        </table:table-row>
        <table:table-row table:style-name="ro9">
          <table:table-cell office:value-type="string" table:style-name="ce4">
            <text:p>B45</text:p>
          </table:table-cell>
          <table:table-cell office:value-type="string" table:style-name="ce4">
            <text:p>I have the opportunity to contribute my views before decisions are made that affect me</text:p>
            <text:p>(% selecting 'Strongly agree' or 'Agree')</text:p>
          </table:table-cell>
          <table:table-cell office:value-type="string" table:style-name="ce4">
            <text:p>Leadership and managing change</text:p>
          </table:table-cell>
          <table:table-cell table:style-name="ce4"/>
          <table:table-cell office:value-type="float" office:value="23.673999999999999" table:style-name="ce10">
            <text:p>23.674</text:p>
          </table:table-cell>
          <table:table-cell office:value-type="float" office:value="23.204999999999998" table:style-name="ce10">
            <text:p>23.205</text:p>
          </table:table-cell>
          <table:table-cell office:value-type="float" office:value="23.824000000000002" table:style-name="ce10">
            <text:p>23.824</text:p>
          </table:table-cell>
          <table:table-cell office:value-type="float" office:value="25.888999999999999" table:style-name="ce10">
            <text:p>25.889</text:p>
          </table:table-cell>
          <table:table-cell office:value-type="float" office:value="31.260999999999999" table:style-name="ce10">
            <text:p>31.261</text:p>
          </table:table-cell>
          <table:table-cell office:value-type="float" office:value="30.86" table:style-name="ce10">
            <text:p>30.86</text:p>
          </table:table-cell>
          <table:table-cell office:value-type="float" office:value="31.666" table:style-name="ce10">
            <text:p>31.666</text:p>
          </table:table-cell>
          <table:table-cell office:value-type="float" office:value="33.436999999999998" table:style-name="ce10">
            <text:p>33.437</text:p>
          </table:table-cell>
          <table:table-cell office:value-type="float" office:value="34.914000000000001" table:style-name="ce10">
            <text:p>34.914</text:p>
          </table:table-cell>
          <table:table-cell office:value-type="float" office:value="34.837000000000003" table:style-name="ce10">
            <text:p>34.837</text:p>
          </table:table-cell>
          <table:table-cell office:value-type="float" office:value="36.329000000000001" table:style-name="ce10">
            <text:p>36.329</text:p>
          </table:table-cell>
          <table:table-cell office:value-type="float" office:value="39.012" table:style-name="ce10">
            <text:p>39.012</text:p>
          </table:table-cell>
          <table:table-cell office:value-type="float" office:value="39.170999999999999" table:style-name="ce10">
            <text:p>39.171</text:p>
          </table:table-cell>
          <table:table-cell office:value-type="float" office:value="35.200000000000003" table:style-name="ce10">
            <text:p>35.2</text:p>
          </table:table-cell>
          <table:table-cell office:value-type="float" office:value="35.311999999999998" table:style-name="ce10">
            <text:p>35.312</text:p>
          </table:table-cell>
          <table:table-cell office:value-type="float" office:value="34.466000000000001" table:style-name="ce10">
            <text:p>34.466</text:p>
          </table:table-cell>
          <table:table-cell table:number-columns-repeated="16364"/>
        </table:table-row>
        <table:table-row table:style-name="ro7">
          <table:table-cell office:value-type="string" table:style-name="ce4">
            <text:p>B46</text:p>
          </table:table-cell>
          <table:table-cell office:value-type="string" table:style-name="ce4">
            <text:p>I think it is safe to challenge the way things are done in [my organisation]</text:p>
            <text:p>(% selecting 'Strongly agree' or 'Agree')</text:p>
          </table:table-cell>
          <table:table-cell office:value-type="string" table:style-name="ce4">
            <text:p>Leadership and managing change</text:p>
          </table:table-cell>
          <table:table-cell table:style-name="ce4"/>
          <table:table-cell office:value-type="float" office:value="30.85" table:style-name="ce10">
            <text:p>30.85</text:p>
          </table:table-cell>
          <table:table-cell office:value-type="float" office:value="30.620999999999999" table:style-name="ce10">
            <text:p>30.621</text:p>
          </table:table-cell>
          <table:table-cell office:value-type="float" office:value="30.637" table:style-name="ce10">
            <text:p>30.637</text:p>
          </table:table-cell>
          <table:table-cell office:value-type="float" office:value="32.75" table:style-name="ce10">
            <text:p>32.75</text:p>
          </table:table-cell>
          <table:table-cell office:value-type="float" office:value="36.906999999999996" table:style-name="ce10">
            <text:p>36.907</text:p>
          </table:table-cell>
          <table:table-cell office:value-type="float" office:value="37.064" table:style-name="ce10">
            <text:p>37.064</text:p>
          </table:table-cell>
          <table:table-cell office:value-type="float" office:value="38.029000000000003" table:style-name="ce10">
            <text:p>38.029</text:p>
          </table:table-cell>
          <table:table-cell office:value-type="float" office:value="40.055999999999997" table:style-name="ce10">
            <text:p>40.056</text:p>
          </table:table-cell>
          <table:table-cell office:value-type="float" office:value="42.726999999999997" table:style-name="ce10">
            <text:p>42.727</text:p>
          </table:table-cell>
          <table:table-cell office:value-type="float" office:value="43.524000000000001" table:style-name="ce10">
            <text:p>43.524</text:p>
          </table:table-cell>
          <table:table-cell office:value-type="float" office:value="45.453000000000003" table:style-name="ce10">
            <text:p>45.453</text:p>
          </table:table-cell>
          <table:table-cell office:value-type="float" office:value="49.564" table:style-name="ce10">
            <text:p>49.564</text:p>
          </table:table-cell>
          <table:table-cell office:value-type="float" office:value="49.173000000000002" table:style-name="ce10">
            <text:p>49.173</text:p>
          </table:table-cell>
          <table:table-cell office:value-type="float" office:value="47.692999999999998" table:style-name="ce10">
            <text:p>47.693</text:p>
          </table:table-cell>
          <table:table-cell office:value-type="float" office:value="47.005000000000003" table:style-name="ce10">
            <text:p>47.005</text:p>
          </table:table-cell>
          <table:table-cell office:value-type="float" office:value="46.866999999999997" table:style-name="ce10">
            <text:p>46.867</text:p>
          </table:table-cell>
          <table:table-cell table:number-columns-repeated="16364"/>
        </table:table-row>
        <table:table-row table:style-name="ro7">
          <table:table-cell office:value-type="string" table:style-name="ce4">
            <text:p>B47</text:p>
          </table:table-cell>
          <table:table-cell office:value-type="string" table:style-name="ce4">
            <text:p>I am proud when I tell others I am part of [my organisation]</text:p>
            <text:p>(% selecting 'Strongly agree' or 'Agree')</text:p>
          </table:table-cell>
          <table:table-cell office:value-type="string" table:style-name="ce4">
            <text:p>Employee engagement</text:p>
          </table:table-cell>
          <table:table-cell table:style-name="ce4"/>
          <table:table-cell office:value-type="float" office:value="41.594000000000001" table:style-name="ce10">
            <text:p>41.594</text:p>
          </table:table-cell>
          <table:table-cell office:value-type="float" office:value="40.280999999999999" table:style-name="ce10">
            <text:p>40.281</text:p>
          </table:table-cell>
          <table:table-cell office:value-type="float" office:value="41.103999999999999" table:style-name="ce10">
            <text:p>41.104</text:p>
          </table:table-cell>
          <table:table-cell office:value-type="float" office:value="42.670999999999999" table:style-name="ce10">
            <text:p>42.671</text:p>
          </table:table-cell>
          <table:table-cell office:value-type="float" office:value="48.640999999999998" table:style-name="ce10">
            <text:p>48.641</text:p>
          </table:table-cell>
          <table:table-cell office:value-type="float" office:value="49.771999999999998" table:style-name="ce10">
            <text:p>49.772</text:p>
          </table:table-cell>
          <table:table-cell office:value-type="float" office:value="50.253" table:style-name="ce10">
            <text:p>50.253</text:p>
          </table:table-cell>
          <table:table-cell office:value-type="float" office:value="53.155999999999999" table:style-name="ce10">
            <text:p>53.156</text:p>
          </table:table-cell>
          <table:table-cell office:value-type="float" office:value="55.667999999999999" table:style-name="ce10">
            <text:p>55.668</text:p>
          </table:table-cell>
          <table:table-cell office:value-type="float" office:value="56.587000000000003" table:style-name="ce10">
            <text:p>56.587</text:p>
          </table:table-cell>
          <table:table-cell office:value-type="float" office:value="58.917000000000002" table:style-name="ce10">
            <text:p>58.917</text:p>
          </table:table-cell>
          <table:table-cell office:value-type="float" office:value="63.768000000000001" table:style-name="ce10">
            <text:p>63.768</text:p>
          </table:table-cell>
          <table:table-cell office:value-type="float" office:value="62.616999999999997" table:style-name="ce10">
            <text:p>62.617</text:p>
          </table:table-cell>
          <table:table-cell office:value-type="float" office:value="60.01" table:style-name="ce10">
            <text:p>60.01</text:p>
          </table:table-cell>
          <table:table-cell office:value-type="float" office:value="58.42" table:style-name="ce10">
            <text:p>58.42</text:p>
          </table:table-cell>
          <table:table-cell office:value-type="float" office:value="58.978999999999999" table:style-name="ce10">
            <text:p>58.979</text:p>
          </table:table-cell>
          <table:table-cell table:number-columns-repeated="16364"/>
        </table:table-row>
        <table:table-row table:style-name="ro7">
          <table:table-cell office:value-type="string" table:style-name="ce4">
            <text:p>B48</text:p>
          </table:table-cell>
          <table:table-cell office:value-type="string" table:style-name="ce4">
            <text:p>I would recommend [my organisation] as a great place to work</text:p>
            <text:p>(% selecting 'Strongly agree' or 'Agree')</text:p>
          </table:table-cell>
          <table:table-cell office:value-type="string" table:style-name="ce4">
            <text:p>Employee engagement</text:p>
          </table:table-cell>
          <table:table-cell table:style-name="ce4"/>
          <table:table-cell office:value-type="float" office:value="36.378" table:style-name="ce10">
            <text:p>36.378</text:p>
          </table:table-cell>
          <table:table-cell office:value-type="float" office:value="31.702000000000002" table:style-name="ce10">
            <text:p>31.702</text:p>
          </table:table-cell>
          <table:table-cell office:value-type="float" office:value="31.39" table:style-name="ce10">
            <text:p>31.39</text:p>
          </table:table-cell>
          <table:table-cell office:value-type="float" office:value="33.625999999999998" table:style-name="ce10">
            <text:p>33.626</text:p>
          </table:table-cell>
          <table:table-cell office:value-type="float" office:value="38.915999999999997" table:style-name="ce10">
            <text:p>38.916</text:p>
          </table:table-cell>
          <table:table-cell office:value-type="float" office:value="40.176000000000002" table:style-name="ce10">
            <text:p>40.176</text:p>
          </table:table-cell>
          <table:table-cell office:value-type="float" office:value="41.21" table:style-name="ce10">
            <text:p>41.21</text:p>
          </table:table-cell>
          <table:table-cell office:value-type="float" office:value="45.191000000000003" table:style-name="ce10">
            <text:p>45.191</text:p>
          </table:table-cell>
          <table:table-cell office:value-type="float" office:value="48.43" table:style-name="ce10">
            <text:p>48.43</text:p>
          </table:table-cell>
          <table:table-cell office:value-type="float" office:value="50.661000000000001" table:style-name="ce10">
            <text:p>50.661</text:p>
          </table:table-cell>
          <table:table-cell office:value-type="float" office:value="54.043999999999997" table:style-name="ce10">
            <text:p>54.044</text:p>
          </table:table-cell>
          <table:table-cell office:value-type="float" office:value="60.911000000000001" table:style-name="ce10">
            <text:p>60.911</text:p>
          </table:table-cell>
          <table:table-cell office:value-type="float" office:value="59.286000000000001" table:style-name="ce10">
            <text:p>59.286</text:p>
          </table:table-cell>
          <table:table-cell office:value-type="float" office:value="55.95" table:style-name="ce10">
            <text:p>55.95</text:p>
          </table:table-cell>
          <table:table-cell office:value-type="float" office:value="56.798000000000002" table:style-name="ce10">
            <text:p>56.798</text:p>
          </table:table-cell>
          <table:table-cell office:value-type="float" office:value="57.865000000000002" table:style-name="ce10">
            <text:p>57.865</text:p>
          </table:table-cell>
          <table:table-cell table:number-columns-repeated="16364"/>
        </table:table-row>
        <table:table-row table:style-name="ro7">
          <table:table-cell office:value-type="string" table:style-name="ce4">
            <text:p>B49</text:p>
          </table:table-cell>
          <table:table-cell office:value-type="string" table:style-name="ce4">
            <text:p>I feel a strong personal attachment to [my organisation]</text:p>
            <text:p>(% selecting 'Strongly agree' or 'Agree')</text:p>
          </table:table-cell>
          <table:table-cell office:value-type="string" table:style-name="ce4">
            <text:p>Employee engagement</text:p>
          </table:table-cell>
          <table:table-cell table:style-name="ce4"/>
          <table:table-cell office:value-type="float" office:value="36.57" table:style-name="ce10">
            <text:p>36.57</text:p>
          </table:table-cell>
          <table:table-cell office:value-type="float" office:value="37.997" table:style-name="ce10">
            <text:p>37.997</text:p>
          </table:table-cell>
          <table:table-cell office:value-type="float" office:value="38.200000000000003" table:style-name="ce10">
            <text:p>38.2</text:p>
          </table:table-cell>
          <table:table-cell office:value-type="float" office:value="39.322000000000003" table:style-name="ce10">
            <text:p>39.322</text:p>
          </table:table-cell>
          <table:table-cell office:value-type="float" office:value="43.637999999999998" table:style-name="ce10">
            <text:p>43.638</text:p>
          </table:table-cell>
          <table:table-cell office:value-type="float" office:value="44.26" table:style-name="ce10">
            <text:p>44.26</text:p>
          </table:table-cell>
          <table:table-cell office:value-type="float" office:value="45.054000000000002" table:style-name="ce10">
            <text:p>45.054</text:p>
          </table:table-cell>
          <table:table-cell office:value-type="float" office:value="47.161000000000001" table:style-name="ce10">
            <text:p>47.161</text:p>
          </table:table-cell>
          <table:table-cell office:value-type="float" office:value="48.264000000000003" table:style-name="ce10">
            <text:p>48.264</text:p>
          </table:table-cell>
          <table:table-cell office:value-type="float" office:value="48.994999999999997" table:style-name="ce10">
            <text:p>48.995</text:p>
          </table:table-cell>
          <table:table-cell office:value-type="float" office:value="50.290999999999997" table:style-name="ce10">
            <text:p>50.291</text:p>
          </table:table-cell>
          <table:table-cell office:value-type="float" office:value="54.168999999999997" table:style-name="ce10">
            <text:p>54.169</text:p>
          </table:table-cell>
          <table:table-cell office:value-type="float" office:value="51.722999999999999" table:style-name="ce10">
            <text:p>51.723</text:p>
          </table:table-cell>
          <table:table-cell office:value-type="float" office:value="49.679000000000002" table:style-name="ce10">
            <text:p>49.679</text:p>
          </table:table-cell>
          <table:table-cell office:value-type="float" office:value="48.378" table:style-name="ce10">
            <text:p>48.378</text:p>
          </table:table-cell>
          <table:table-cell office:value-type="float" office:value="48.698999999999998" table:style-name="ce10">
            <text:p>48.699</text:p>
          </table:table-cell>
          <table:table-cell table:number-columns-repeated="16364"/>
        </table:table-row>
        <table:table-row table:style-name="ro7">
          <table:table-cell office:value-type="string" table:style-name="ce4">
            <text:p>B50</text:p>
          </table:table-cell>
          <table:table-cell office:value-type="string" table:style-name="ce4">
            <text:p>[My organisation] inspires me to do the best in my job</text:p>
            <text:p>(% selecting 'Strongly agree' or 'Agree')</text:p>
          </table:table-cell>
          <table:table-cell office:value-type="string" table:style-name="ce4">
            <text:p>Employee engagement</text:p>
          </table:table-cell>
          <table:table-cell table:style-name="ce4"/>
          <table:table-cell office:value-type="float" office:value="32.472999999999999" table:style-name="ce10">
            <text:p>32.473</text:p>
          </table:table-cell>
          <table:table-cell office:value-type="float" office:value="31.271999999999998" table:style-name="ce10">
            <text:p>31.272</text:p>
          </table:table-cell>
          <table:table-cell office:value-type="float" office:value="31.164999999999999" table:style-name="ce10">
            <text:p>31.165</text:p>
          </table:table-cell>
          <table:table-cell office:value-type="float" office:value="33.128999999999998" table:style-name="ce10">
            <text:p>33.129</text:p>
          </table:table-cell>
          <table:table-cell office:value-type="float" office:value="38.728000000000002" table:style-name="ce10">
            <text:p>38.728</text:p>
          </table:table-cell>
          <table:table-cell office:value-type="float" office:value="39.201000000000001" table:style-name="ce10">
            <text:p>39.201</text:p>
          </table:table-cell>
          <table:table-cell office:value-type="float" office:value="40.79" table:style-name="ce10">
            <text:p>40.79</text:p>
          </table:table-cell>
          <table:table-cell office:value-type="float" office:value="43.552" table:style-name="ce10">
            <text:p>43.552</text:p>
          </table:table-cell>
          <table:table-cell office:value-type="float" office:value="45.676000000000002" table:style-name="ce10">
            <text:p>45.676</text:p>
          </table:table-cell>
          <table:table-cell office:value-type="float" office:value="46.472999999999999" table:style-name="ce10">
            <text:p>46.473</text:p>
          </table:table-cell>
          <table:table-cell office:value-type="float" office:value="48.759" table:style-name="ce10">
            <text:p>48.759</text:p>
          </table:table-cell>
          <table:table-cell office:value-type="float" office:value="54.783000000000001" table:style-name="ce10">
            <text:p>54.783</text:p>
          </table:table-cell>
          <table:table-cell office:value-type="float" office:value="53.527000000000001" table:style-name="ce10">
            <text:p>53.527</text:p>
          </table:table-cell>
          <table:table-cell office:value-type="float" office:value="51.076000000000001" table:style-name="ce10">
            <text:p>51.076</text:p>
          </table:table-cell>
          <table:table-cell office:value-type="float" office:value="50.107999999999997" table:style-name="ce10">
            <text:p>50.108</text:p>
          </table:table-cell>
          <table:table-cell office:value-type="float" office:value="50.780999999999999" table:style-name="ce10">
            <text:p>50.781</text:p>
          </table:table-cell>
          <table:table-cell table:number-columns-repeated="16364"/>
        </table:table-row>
        <table:table-row table:style-name="ro7">
          <table:table-cell office:value-type="string" table:style-name="ce4">
            <text:p>B51</text:p>
          </table:table-cell>
          <table:table-cell office:value-type="string" table:style-name="ce4">
            <text:p>[My organisation] motivates me to help it achieve its objectives</text:p>
            <text:p>(% selecting 'Strongly agree' or 'Agree')</text:p>
          </table:table-cell>
          <table:table-cell office:value-type="string" table:style-name="ce4">
            <text:p>Employee engagement</text:p>
          </table:table-cell>
          <table:table-cell table:style-name="ce4"/>
          <table:table-cell office:value-type="float" office:value="29.725000000000001" table:style-name="ce10">
            <text:p>29.725</text:p>
          </table:table-cell>
          <table:table-cell office:value-type="float" office:value="28.408999999999999" table:style-name="ce10">
            <text:p>28.409</text:p>
          </table:table-cell>
          <table:table-cell office:value-type="float" office:value="28.338000000000001" table:style-name="ce10">
            <text:p>28.338</text:p>
          </table:table-cell>
          <table:table-cell office:value-type="float" office:value="30.629000000000001" table:style-name="ce10">
            <text:p>30.629</text:p>
          </table:table-cell>
          <table:table-cell office:value-type="float" office:value="36.213999999999999" table:style-name="ce10">
            <text:p>36.214</text:p>
          </table:table-cell>
          <table:table-cell office:value-type="float" office:value="36.863999999999997" table:style-name="ce10">
            <text:p>36.864</text:p>
          </table:table-cell>
          <table:table-cell office:value-type="float" office:value="38.695999999999998" table:style-name="ce10">
            <text:p>38.696</text:p>
          </table:table-cell>
          <table:table-cell office:value-type="float" office:value="41.405999999999999" table:style-name="ce10">
            <text:p>41.406</text:p>
          </table:table-cell>
          <table:table-cell office:value-type="float" office:value="43.506999999999998" table:style-name="ce10">
            <text:p>43.507</text:p>
          </table:table-cell>
          <table:table-cell office:value-type="float" office:value="44.277000000000001" table:style-name="ce10">
            <text:p>44.277</text:p>
          </table:table-cell>
          <table:table-cell office:value-type="float" office:value="46.555999999999997" table:style-name="ce10">
            <text:p>46.556</text:p>
          </table:table-cell>
          <table:table-cell office:value-type="float" office:value="51.941000000000003" table:style-name="ce10">
            <text:p>51.941</text:p>
          </table:table-cell>
          <table:table-cell office:value-type="float" office:value="50.871000000000002" table:style-name="ce10">
            <text:p>50.871</text:p>
          </table:table-cell>
          <table:table-cell office:value-type="float" office:value="48.262999999999998" table:style-name="ce10">
            <text:p>48.263</text:p>
          </table:table-cell>
          <table:table-cell office:value-type="float" office:value="47.631999999999998" table:style-name="ce10">
            <text:p>47.632</text:p>
          </table:table-cell>
          <table:table-cell office:value-type="float" office:value="48.328000000000003" table:style-name="ce10">
            <text:p>48.328</text:p>
          </table:table-cell>
          <table:table-cell table:number-columns-repeated="16364"/>
        </table:table-row>
        <table:table-row table:style-name="ro9">
          <table:table-cell office:value-type="string" table:style-name="ce4">
            <text:p>B52</text:p>
          </table:table-cell>
          <table:table-cell office:value-type="string" table:style-name="ce4">
            <text:p>I believe that senior managers in [my organisation] will take action on the results from this survey</text:p>
            <text:p>(% selecting 'Strongly agree' or 'Agree')</text:p>
          </table:table-cell>
          <table:table-cell office:value-type="string" table:style-name="ce4">
            <text:p>Taking action</text:p>
          </table:table-cell>
          <table:table-cell table:style-name="ce4"/>
          <table:table-cell office:value-type="float" office:value="27.515999999999998" table:style-name="ce10">
            <text:p>27.516</text:p>
          </table:table-cell>
          <table:table-cell office:value-type="float" office:value="28.33" table:style-name="ce10">
            <text:p>28.33</text:p>
          </table:table-cell>
          <table:table-cell office:value-type="float" office:value="29.22" table:style-name="ce10">
            <text:p>29.22</text:p>
          </table:table-cell>
          <table:table-cell office:value-type="float" office:value="32.548999999999999" table:style-name="ce10">
            <text:p>32.549</text:p>
          </table:table-cell>
          <table:table-cell office:value-type="float" office:value="37.174999999999997" table:style-name="ce10">
            <text:p>37.175</text:p>
          </table:table-cell>
          <table:table-cell office:value-type="float" office:value="37.194000000000003" table:style-name="ce10">
            <text:p>37.194</text:p>
          </table:table-cell>
          <table:table-cell office:value-type="float" office:value="38.591000000000001" table:style-name="ce10">
            <text:p>38.591</text:p>
          </table:table-cell>
          <table:table-cell office:value-type="float" office:value="41.097000000000001" table:style-name="ce10">
            <text:p>41.097</text:p>
          </table:table-cell>
          <table:table-cell office:value-type="float" office:value="43.463999999999999" table:style-name="ce10">
            <text:p>43.464</text:p>
          </table:table-cell>
          <table:table-cell office:value-type="float" office:value="43.225999999999999" table:style-name="ce10">
            <text:p>43.226</text:p>
          </table:table-cell>
          <table:table-cell office:value-type="float" office:value="44.442" table:style-name="ce10">
            <text:p>44.442</text:p>
          </table:table-cell>
          <table:table-cell office:value-type="float" office:value="49.728999999999999" table:style-name="ce10">
            <text:p>49.729</text:p>
          </table:table-cell>
          <table:table-cell office:value-type="float" office:value="48.350999999999999" table:style-name="ce10">
            <text:p>48.351</text:p>
          </table:table-cell>
          <table:table-cell office:value-type="float" office:value="45.104999999999997" table:style-name="ce10">
            <text:p>45.105</text:p>
          </table:table-cell>
          <table:table-cell office:value-type="float" office:value="45.716000000000001" table:style-name="ce10">
            <text:p>45.716</text:p>
          </table:table-cell>
          <table:table-cell office:value-type="float" office:value="45.198999999999998" table:style-name="ce10">
            <text:p>45.199</text:p>
          </table:table-cell>
          <table:table-cell table:number-columns-repeated="16364"/>
        </table:table-row>
        <table:table-row table:style-name="ro9">
          <table:table-cell office:value-type="string" table:style-name="ce4">
            <text:p>B53</text:p>
          </table:table-cell>
          <table:table-cell office:value-type="string" table:style-name="ce4">
            <text:p>Where I work, I think effective action has been taken on the results of the last survey</text:p>
            <text:p>(% selecting 'Strongly agree' or 'Agree')</text:p>
          </table:table-cell>
          <table:table-cell office:value-type="string" table:style-name="ce4">
            <text:p>Taking action</text:p>
          </table:table-cell>
          <table:table-cell table:style-name="ce4"/>
          <table:table-cell office:value-type="string" table:style-name="ce10">
            <text:p>[z]</text:p>
          </table:table-cell>
          <table:table-cell office:value-type="string" table:style-name="ce10">
            <text:p>[z]</text:p>
          </table:table-cell>
          <table:table-cell office:value-type="float" office:value="26.218" table:style-name="ce10">
            <text:p>26.218</text:p>
          </table:table-cell>
          <table:table-cell office:value-type="float" office:value="28.988" table:style-name="ce10">
            <text:p>28.988</text:p>
          </table:table-cell>
          <table:table-cell office:value-type="float" office:value="34.116999999999997" table:style-name="ce10">
            <text:p>34.117</text:p>
          </table:table-cell>
          <table:table-cell office:value-type="float" office:value="33.625" table:style-name="ce10">
            <text:p>33.625</text:p>
          </table:table-cell>
          <table:table-cell office:value-type="float" office:value="35.262" table:style-name="ce10">
            <text:p>35.262</text:p>
          </table:table-cell>
          <table:table-cell office:value-type="float" office:value="36.363" table:style-name="ce10">
            <text:p>36.363</text:p>
          </table:table-cell>
          <table:table-cell office:value-type="float" office:value="37.161000000000001" table:style-name="ce10">
            <text:p>37.161</text:p>
          </table:table-cell>
          <table:table-cell office:value-type="float" office:value="36.784999999999997" table:style-name="ce10">
            <text:p>36.785</text:p>
          </table:table-cell>
          <table:table-cell office:value-type="float" office:value="37.32" table:style-name="ce10">
            <text:p>37.32</text:p>
          </table:table-cell>
          <table:table-cell office:value-type="float" office:value="37.381999999999998" table:style-name="ce10">
            <text:p>37.382</text:p>
          </table:table-cell>
          <table:table-cell office:value-type="float" office:value="35.058999999999997" table:style-name="ce10">
            <text:p>35.059</text:p>
          </table:table-cell>
          <table:table-cell office:value-type="float" office:value="33.378" table:style-name="ce10">
            <text:p>33.378</text:p>
          </table:table-cell>
          <table:table-cell office:value-type="float" office:value="35.518999999999998" table:style-name="ce10">
            <text:p>35.519</text:p>
          </table:table-cell>
          <table:table-cell office:value-type="float" office:value="35.344000000000001" table:style-name="ce10">
            <text:p>35.344</text:p>
          </table:table-cell>
          <table:table-cell table:number-columns-repeated="16364"/>
        </table:table-row>
        <table:table-row table:style-name="ro7">
          <table:table-cell office:value-type="string" table:style-name="ce4">
            <text:p>B54</text:p>
          </table:table-cell>
          <table:table-cell office:value-type="string" table:style-name="ce4">
            <text:p>I am trusted to carry out my job effectively</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3.998999999999995" table:style-name="ce10">
            <text:p>83.999</text:p>
          </table:table-cell>
          <table:table-cell office:value-type="float" office:value="86.525000000000006" table:style-name="ce10">
            <text:p>86.525</text:p>
          </table:table-cell>
          <table:table-cell office:value-type="float" office:value="86.177999999999997" table:style-name="ce10">
            <text:p>86.178</text:p>
          </table:table-cell>
          <table:table-cell office:value-type="float" office:value="86.194999999999993" table:style-name="ce10">
            <text:p>86.195</text:p>
          </table:table-cell>
          <table:table-cell office:value-type="float" office:value="86.572999999999993" table:style-name="ce10">
            <text:p>86.573</text:p>
          </table:table-cell>
          <table:table-cell office:value-type="float" office:value="87.769000000000005" table:style-name="ce10">
            <text:p>87.769</text:p>
          </table:table-cell>
          <table:table-cell office:value-type="float" office:value="87.954999999999998" table:style-name="ce10">
            <text:p>87.955</text:p>
          </table:table-cell>
          <table:table-cell office:value-type="float" office:value="88.557000000000002" table:style-name="ce10">
            <text:p>88.557</text:p>
          </table:table-cell>
          <table:table-cell office:value-type="float" office:value="89.537999999999997" table:style-name="ce10">
            <text:p>89.538</text:p>
          </table:table-cell>
          <table:table-cell office:value-type="float" office:value="89.736000000000004" table:style-name="ce10">
            <text:p>89.736</text:p>
          </table:table-cell>
          <table:table-cell office:value-type="float" office:value="89.343000000000004" table:style-name="ce10">
            <text:p>89.343</text:p>
          </table:table-cell>
          <table:table-cell office:value-type="float" office:value="89.343999999999994" table:style-name="ce10">
            <text:p>89.344</text:p>
          </table:table-cell>
          <table:table-cell office:value-type="float" office:value="89.302999999999997" table:style-name="ce10">
            <text:p>89.303</text:p>
          </table:table-cell>
          <table:table-cell table:number-columns-repeated="16364"/>
        </table:table-row>
        <table:table-row table:style-name="ro7">
          <table:table-cell office:value-type="string" table:style-name="ce4">
            <text:p>B55</text:p>
          </table:table-cell>
          <table:table-cell office:value-type="string" table:style-name="ce4">
            <text:p>I believe I would be supported if I try a new idea, even if it may not work</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7.707000000000001" table:style-name="ce10">
            <text:p>57.707</text:p>
          </table:table-cell>
          <table:table-cell office:value-type="float" office:value="64.558000000000007" table:style-name="ce10">
            <text:p>64.558</text:p>
          </table:table-cell>
          <table:table-cell office:value-type="float" office:value="64.353999999999999" table:style-name="ce10">
            <text:p>64.354</text:p>
          </table:table-cell>
          <table:table-cell office:value-type="float" office:value="65.046000000000006" table:style-name="ce10">
            <text:p>65.046</text:p>
          </table:table-cell>
          <table:table-cell office:value-type="float" office:value="66.155000000000001" table:style-name="ce10">
            <text:p>66.155</text:p>
          </table:table-cell>
          <table:table-cell office:value-type="float" office:value="68.007999999999996" table:style-name="ce10">
            <text:p>68.008</text:p>
          </table:table-cell>
          <table:table-cell office:value-type="float" office:value="68.016000000000005" table:style-name="ce10">
            <text:p>68.016</text:p>
          </table:table-cell>
          <table:table-cell office:value-type="float" office:value="69.183000000000007" table:style-name="ce10">
            <text:p>69.183</text:p>
          </table:table-cell>
          <table:table-cell office:value-type="float" office:value="68.878" table:style-name="ce10">
            <text:p>68.878</text:p>
          </table:table-cell>
          <table:table-cell office:value-type="float" office:value="70.355000000000004" table:style-name="ce10">
            <text:p>70.355</text:p>
          </table:table-cell>
          <table:table-cell office:value-type="float" office:value="69.686000000000007" table:style-name="ce10">
            <text:p>69.686</text:p>
          </table:table-cell>
          <table:table-cell office:value-type="float" office:value="69.921000000000006" table:style-name="ce10">
            <text:p>69.921</text:p>
          </table:table-cell>
          <table:table-cell office:value-type="float" office:value="69.376000000000005" table:style-name="ce10">
            <text:p>69.376</text:p>
          </table:table-cell>
          <table:table-cell table:number-columns-repeated="16364"/>
        </table:table-row>
        <table:table-row table:style-name="ro10">
          <table:table-cell office:value-type="string" table:style-name="ce4">
            <text:p>B56</text:p>
          </table:table-cell>
          <table:table-cell office:value-type="string" table:style-name="ce4">
            <text:p>In [my organisation], people are encouraged to speak up when they identify a serious policy or delivery risk</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5.006" table:style-name="ce10">
            <text:p>65.006</text:p>
          </table:table-cell>
          <table:table-cell office:value-type="float" office:value="65.736000000000004" table:style-name="ce10">
            <text:p>65.736</text:p>
          </table:table-cell>
          <table:table-cell office:value-type="float" office:value="67.432000000000002" table:style-name="ce10">
            <text:p>67.432</text:p>
          </table:table-cell>
          <table:table-cell office:value-type="float" office:value="69.963999999999999" table:style-name="ce10">
            <text:p>69.964</text:p>
          </table:table-cell>
          <table:table-cell office:value-type="float" office:value="71.316000000000003" table:style-name="ce10">
            <text:p>71.316</text:p>
          </table:table-cell>
          <table:table-cell office:value-type="float" office:value="71.483999999999995" table:style-name="ce10">
            <text:p>71.484</text:p>
          </table:table-cell>
          <table:table-cell office:value-type="float" office:value="71.462999999999994" table:style-name="ce10">
            <text:p>71.463</text:p>
          </table:table-cell>
          <table:table-cell office:value-type="float" office:value="71.873000000000005" table:style-name="ce10">
            <text:p>71.873</text:p>
          </table:table-cell>
          <table:table-cell table:number-columns-repeated="16364"/>
        </table:table-row>
        <table:table-row table:style-name="ro7">
          <table:table-cell office:value-type="string" table:style-name="ce4">
            <text:p>B57</text:p>
          </table:table-cell>
          <table:table-cell office:value-type="string" table:style-name="ce4">
            <text:p>I feel able to challenge inappropriate behaviour in the workplace</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5.688000000000002" table:style-name="ce10">
            <text:p>65.688</text:p>
          </table:table-cell>
          <table:table-cell office:value-type="float" office:value="65.894999999999996" table:style-name="ce10">
            <text:p>65.895</text:p>
          </table:table-cell>
          <table:table-cell office:value-type="float" office:value="66.978999999999999" table:style-name="ce10">
            <text:p>66.979</text:p>
          </table:table-cell>
          <table:table-cell office:value-type="float" office:value="69.201999999999998" table:style-name="ce10">
            <text:p>69.202</text:p>
          </table:table-cell>
          <table:table-cell office:value-type="float" office:value="70.724000000000004" table:style-name="ce10">
            <text:p>70.724</text:p>
          </table:table-cell>
          <table:table-cell office:value-type="float" office:value="71.638000000000005" table:style-name="ce10">
            <text:p>71.638</text:p>
          </table:table-cell>
          <table:table-cell office:value-type="float" office:value="70.847999999999999" table:style-name="ce10">
            <text:p>70.848</text:p>
          </table:table-cell>
          <table:table-cell office:value-type="float" office:value="70.751000000000005" table:style-name="ce10">
            <text:p>70.751</text:p>
          </table:table-cell>
          <table:table-cell table:number-columns-repeated="16364"/>
        </table:table-row>
        <table:table-row table:style-name="ro9">
          <table:table-cell office:value-type="string" table:style-name="ce4">
            <text:p>B58</text:p>
          </table:table-cell>
          <table:table-cell office:value-type="string" table:style-name="ce4">
            <text:p>[My organisation] is committed to creating a diverse and inclusive workplace</text:p>
            <text:p>(% selecting 'Strongly agree' or 'Agree')</text:p>
          </table:table-cell>
          <table:table-cell office:value-type="string" table:style-name="ce4">
            <text:p>Organisational cultur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3.638000000000005" table:style-name="ce10">
            <text:p>73.638</text:p>
          </table:table-cell>
          <table:table-cell office:value-type="float" office:value="74.876999999999995" table:style-name="ce10">
            <text:p>74.877</text:p>
          </table:table-cell>
          <table:table-cell office:value-type="float" office:value="76.152000000000001" table:style-name="ce10">
            <text:p>76.152</text:p>
          </table:table-cell>
          <table:table-cell office:value-type="float" office:value="79.105999999999995" table:style-name="ce10">
            <text:p>79.106</text:p>
          </table:table-cell>
          <table:table-cell office:value-type="float" office:value="79.429000000000002" table:style-name="ce10">
            <text:p>79.429</text:p>
          </table:table-cell>
          <table:table-cell office:value-type="float" office:value="78.213999999999999" table:style-name="ce10">
            <text:p>78.214</text:p>
          </table:table-cell>
          <table:table-cell office:value-type="float" office:value="77.543000000000006" table:style-name="ce10">
            <text:p>77.543</text:p>
          </table:table-cell>
          <table:table-cell office:value-type="float" office:value="77.700999999999993" table:style-name="ce10">
            <text:p>77.701</text:p>
          </table:table-cell>
          <table:table-cell table:number-columns-repeated="16364"/>
        </table:table-row>
        <table:table-row table:style-name="ro7">
          <table:table-cell office:value-type="string" table:style-name="ce4">
            <text:p>B59</text:p>
          </table:table-cell>
          <table:table-cell office:value-type="string" table:style-name="ce4">
            <text:p>I am aware of the Civil Service vision for 'A Modern Civil Service'</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5.582000000000001" table:style-name="ce10">
            <text:p>45.582</text:p>
          </table:table-cell>
          <table:table-cell office:value-type="float" office:value="53.212000000000003" table:style-name="ce10">
            <text:p>53.212</text:p>
          </table:table-cell>
          <table:table-cell office:value-type="float" office:value="57.131" table:style-name="ce10">
            <text:p>57.131</text:p>
          </table:table-cell>
          <table:table-cell office:value-type="float" office:value="60.194000000000003" table:style-name="ce10">
            <text:p>60.194</text:p>
          </table:table-cell>
          <table:table-cell office:value-type="float" office:value="58.543999999999997" table:style-name="ce10">
            <text:p>58.544</text:p>
          </table:table-cell>
          <table:table-cell office:value-type="float" office:value="60.377000000000002" table:style-name="ce10">
            <text:p>60.377</text:p>
          </table:table-cell>
          <table:table-cell office:value-type="float" office:value="61.338999999999999" table:style-name="ce10">
            <text:p>61.339</text:p>
          </table:table-cell>
          <table:table-cell office:value-type="float" office:value="60.87" table:style-name="ce10">
            <text:p>60.87</text:p>
          </table:table-cell>
          <table:table-cell table:number-columns-repeated="16364"/>
        </table:table-row>
        <table:table-row table:style-name="ro7">
          <table:table-cell office:value-type="string" table:style-name="ce4">
            <text:p>B59A</text:p>
          </table:table-cell>
          <table:table-cell office:value-type="string" table:style-name="ce4">
            <text:p>I understand how I can help achieve the vision for 'A Modern Civil Service'</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3.161999999999999" table:style-name="ce10">
            <text:p>43.162</text:p>
          </table:table-cell>
          <table:table-cell office:value-type="float" office:value="43.959000000000003" table:style-name="ce10">
            <text:p>43.959</text:p>
          </table:table-cell>
          <table:table-cell office:value-type="float" office:value="45.545000000000002" table:style-name="ce10">
            <text:p>45.545</text:p>
          </table:table-cell>
          <table:table-cell office:value-type="float" office:value="44.807000000000002" table:style-name="ce10">
            <text:p>44.807</text:p>
          </table:table-cell>
          <table:table-cell table:number-columns-repeated="16364"/>
        </table:table-row>
        <table:table-row table:style-name="ro11">
          <table:table-cell office:value-type="string" table:style-name="ce4">
            <text:p>B59B</text:p>
          </table:table-cell>
          <table:table-cell office:value-type="string" table:style-name="ce4">
            <text:p>The technology provided by [my organisation] enables me to easily connect and collaborate with the colleagues that I need to for me to do my job effectively, from any location</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2.156000000000006" table:style-name="ce10">
            <text:p>72.156</text:p>
          </table:table-cell>
          <table:table-cell office:value-type="float" office:value="72.616" table:style-name="ce10">
            <text:p>72.616</text:p>
          </table:table-cell>
          <table:table-cell office:value-type="float" office:value="71.77" table:style-name="ce10">
            <text:p>71.77</text:p>
          </table:table-cell>
          <table:table-cell office:value-type="float" office:value="72.132000000000005" table:style-name="ce10">
            <text:p>72.132</text:p>
          </table:table-cell>
          <table:table-cell table:number-columns-repeated="16364"/>
        </table:table-row>
        <table:table-row table:style-name="ro10">
          <table:table-cell office:value-type="string" table:style-name="ce4">
            <text:p>B59C</text:p>
          </table:table-cell>
          <table:table-cell office:value-type="string" table:style-name="ce4">
            <text:p>How often do you collaborate with civil servants in other Government departments and agencies to achieve common goals?</text:p>
            <text:p>(% selecting 'Often or always' or 'Some of the tim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4.03" table:style-name="ce10">
            <text:p>34.03</text:p>
          </table:table-cell>
          <table:table-cell office:value-type="float" office:value="35.472999999999999" table:style-name="ce10">
            <text:p>35.473</text:p>
          </table:table-cell>
          <table:table-cell office:value-type="float" office:value="35.469000000000001" table:style-name="ce10">
            <text:p>35.469</text:p>
          </table:table-cell>
          <table:table-cell office:value-type="float" office:value="35.747" table:style-name="ce10">
            <text:p>35.747</text:p>
          </table:table-cell>
          <table:table-cell office:value-type="float" office:value="36.405000000000001" table:style-name="ce10">
            <text:p>36.405</text:p>
          </table:table-cell>
          <table:table-cell table:number-columns-repeated="16364"/>
        </table:table-row>
        <table:table-row table:style-name="ro9">
          <table:table-cell office:value-type="string" table:style-name="ce4">
            <text:p>B59D</text:p>
          </table:table-cell>
          <table:table-cell office:value-type="string" table:style-name="ce4">
            <text:p>I consider how my work impacts upon the public in the course of carrying out my duties</text:p>
            <text:p>(% selecting 'Often or always' or 'Some of the tim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2.853999999999999" table:style-name="ce10">
            <text:p>82.854</text:p>
          </table:table-cell>
          <table:table-cell office:value-type="float" office:value="83.302999999999997" table:style-name="ce10">
            <text:p>83.303</text:p>
          </table:table-cell>
          <table:table-cell office:value-type="float" office:value="82.843999999999994" table:style-name="ce10">
            <text:p>82.844</text:p>
          </table:table-cell>
          <table:table-cell office:value-type="float" office:value="82.653999999999996" table:style-name="ce10">
            <text:p>82.654</text:p>
          </table:table-cell>
          <table:table-cell table:number-columns-repeated="16364"/>
        </table:table-row>
        <table:table-row table:style-name="ro9">
          <table:table-cell office:value-type="string" table:style-name="ce4">
            <text:p>B59E</text:p>
          </table:table-cell>
          <table:table-cell office:value-type="string" table:style-name="ce4">
            <text:p>I have a choice in deciding where I do my work (usual workplace or base, another workplace, home)</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1.137" table:style-name="ce10">
            <text:p>61.137</text:p>
          </table:table-cell>
          <table:table-cell office:value-type="float" office:value="69.385999999999996" table:style-name="ce10">
            <text:p>69.386</text:p>
          </table:table-cell>
          <table:table-cell office:value-type="float" office:value="65.966999999999999" table:style-name="ce10">
            <text:p>65.967</text:p>
          </table:table-cell>
          <table:table-cell office:value-type="float" office:value="69.087999999999994" table:style-name="ce10">
            <text:p>69.088</text:p>
          </table:table-cell>
          <table:table-cell office:value-type="float" office:value="62.441000000000003" table:style-name="ce10">
            <text:p>62.441</text:p>
          </table:table-cell>
          <table:table-cell table:number-columns-repeated="16364"/>
        </table:table-row>
        <table:table-row table:style-name="ro9">
          <table:table-cell office:value-type="string" table:style-name="ce4">
            <text:p>B59F</text:p>
          </table:table-cell>
          <table:table-cell office:value-type="string" table:style-name="ce4">
            <text:p>My manager trusts me to do my job effectively, even if I am not working from the same location as them</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8.807000000000002" table:style-name="ce10">
            <text:p>88.807</text:p>
          </table:table-cell>
          <table:table-cell office:value-type="float" office:value="90.915999999999997" table:style-name="ce10">
            <text:p>90.916</text:p>
          </table:table-cell>
          <table:table-cell office:value-type="float" office:value="90.262" table:style-name="ce10">
            <text:p>90.262</text:p>
          </table:table-cell>
          <table:table-cell office:value-type="float" office:value="90.444000000000003" table:style-name="ce10">
            <text:p>90.444</text:p>
          </table:table-cell>
          <table:table-cell office:value-type="float" office:value="90.168999999999997" table:style-name="ce10">
            <text:p>90.169</text:p>
          </table:table-cell>
          <table:table-cell table:number-columns-repeated="16364"/>
        </table:table-row>
        <table:table-row table:style-name="ro6">
          <table:table-cell office:value-type="string" table:style-name="ce4">
            <text:p>B59G</text:p>
          </table:table-cell>
          <table:table-cell office:value-type="string" table:style-name="ce4">
            <text:p>Over the last month, roughly how productive have you been?</text:p>
            <text:p>(% selecting '90 to 100% productiv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0.763000000000005" table:style-name="ce10">
            <text:p>70.763</text:p>
          </table:table-cell>
          <table:table-cell office:value-type="float" office:value="69.180999999999997" table:style-name="ce10">
            <text:p>69.181</text:p>
          </table:table-cell>
          <table:table-cell office:value-type="float" office:value="67.856999999999999" table:style-name="ce10">
            <text:p>67.857</text:p>
          </table:table-cell>
          <table:table-cell office:value-type="float" office:value="66.594999999999999" table:style-name="ce10">
            <text:p>66.595</text:p>
          </table:table-cell>
          <table:table-cell table:number-columns-repeated="16364"/>
        </table:table-row>
        <table:table-row table:style-name="ro7">
          <table:table-cell office:value-type="string" table:style-name="ce4">
            <text:p>B59H</text:p>
          </table:table-cell>
          <table:table-cell office:value-type="string" table:style-name="ce4">
            <text:p>Efficiency is pursued as a priority in [my organisation]</text:p>
            <text:p>(% selecting 'Strongly agree' or 'Agree')</text:p>
          </table:table-cell>
          <table:table-cell office:value-type="string" table:style-name="ce4">
            <text:p>Civil Service reform</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6.448" table:style-name="ce10">
            <text:p>56.448</text:p>
          </table:table-cell>
          <table:table-cell office:value-type="float" office:value="55.386000000000003" table:style-name="ce10">
            <text:p>55.386</text:p>
          </table:table-cell>
          <table:table-cell office:value-type="float" office:value="54.125" table:style-name="ce10">
            <text:p>54.125</text:p>
          </table:table-cell>
          <table:table-cell table:number-columns-repeated="16364"/>
        </table:table-row>
        <table:table-row table:style-name="ro11">
          <table:table-cell office:value-type="string" table:style-name="ce4">
            <text:p>B60</text:p>
          </table:table-cell>
          <table:table-cell office:value-type="string" table:style-name="ce4">
            <text:p>I know about the devolution of powers from UK Government and Parliament to the Devolved Governments and Parliaments or legislatures in Scotland, Wales and Northern Ireland</text:p>
            <text:p>(% selecting 'Strongly agree' or 'Agree')</text:p>
          </table:table-cell>
          <table:table-cell office:value-type="string" table:style-name="ce4">
            <text:p>Devolution</text:p>
          </table:table-cell>
          <table:table-cell office:value-type="string" table:style-name="ce4">
            <text:p>[note 1]</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7.311" table:style-name="ce10">
            <text:p>57.311</text:p>
          </table:table-cell>
          <table:table-cell table:number-columns-repeated="16364"/>
        </table:table-row>
        <table:table-row table:style-name="ro9">
          <table:table-cell office:value-type="string" table:style-name="ce4">
            <text:p>B61</text:p>
          </table:table-cell>
          <table:table-cell office:value-type="string" table:style-name="ce4">
            <text:p>I know where to access resources and training on devolution and intergovernmental working</text:p>
            <text:p>(% selecting 'Strongly agree' or 'Agree')</text:p>
          </table:table-cell>
          <table:table-cell office:value-type="string" table:style-name="ce4">
            <text:p>Devolution</text:p>
          </table:table-cell>
          <table:table-cell office:value-type="string" table:style-name="ce4">
            <text:p>[note 1]</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4.197000000000003" table:style-name="ce10">
            <text:p>34.197</text:p>
          </table:table-cell>
          <table:table-cell table:number-columns-repeated="16364"/>
        </table:table-row>
        <table:table-row table:style-name="ro9">
          <table:table-cell office:value-type="string" table:style-name="ce4">
            <text:p>C01_1</text:p>
          </table:table-cell>
          <table:table-cell office:value-type="string" table:style-name="ce4">
            <text:p>Which of the following statements most reflects your current thoughts about working for [my organisation]?</text:p>
            <text:p>(% selecting 'I want to leave my organisation as soon as possible')</text:p>
          </table:table-cell>
          <table:table-cell office:value-type="string" table:style-name="ce4">
            <text:p>Future intentions</text:p>
          </table:table-cell>
          <table:table-cell table:style-name="ce4"/>
          <table:table-cell office:value-type="float" office:value="8.3030000000000008" table:style-name="ce10">
            <text:p>8.303</text:p>
          </table:table-cell>
          <table:table-cell office:value-type="float" office:value="9.5350000000000001" table:style-name="ce10">
            <text:p>9.535</text:p>
          </table:table-cell>
          <table:table-cell office:value-type="float" office:value="9.7870000000000008" table:style-name="ce10">
            <text:p>9.787</text:p>
          </table:table-cell>
          <table:table-cell office:value-type="float" office:value="9.2010000000000005" table:style-name="ce10">
            <text:p>9.201</text:p>
          </table:table-cell>
          <table:table-cell office:value-type="float" office:value="8.9429999999999996" table:style-name="ce10">
            <text:p>8.943</text:p>
          </table:table-cell>
          <table:table-cell office:value-type="float" office:value="9.4410000000000007" table:style-name="ce10">
            <text:p>9.441</text:p>
          </table:table-cell>
          <table:table-cell office:value-type="float" office:value="10.343999999999999" table:style-name="ce10">
            <text:p>10.344</text:p>
          </table:table-cell>
          <table:table-cell office:value-type="float" office:value="9.7390000000000008" table:style-name="ce10">
            <text:p>9.739</text:p>
          </table:table-cell>
          <table:table-cell office:value-type="float" office:value="9.1739999999999995" table:style-name="ce10">
            <text:p>9.174</text:p>
          </table:table-cell>
          <table:table-cell office:value-type="float" office:value="9.3460000000000001" table:style-name="ce10">
            <text:p>9.346</text:p>
          </table:table-cell>
          <table:table-cell office:value-type="float" office:value="8.4120000000000008" table:style-name="ce10">
            <text:p>8.412</text:p>
          </table:table-cell>
          <table:table-cell office:value-type="float" office:value="6.3019999999999996" table:style-name="ce10">
            <text:p>6.302</text:p>
          </table:table-cell>
          <table:table-cell office:value-type="float" office:value="7.2279999999999998" table:style-name="ce10">
            <text:p>7.228</text:p>
          </table:table-cell>
          <table:table-cell office:value-type="float" office:value="7.4640000000000004" table:style-name="ce10">
            <text:p>7.464</text:p>
          </table:table-cell>
          <table:table-cell office:value-type="float" office:value="7.1609999999999996" table:style-name="ce10">
            <text:p>7.161</text:p>
          </table:table-cell>
          <table:table-cell office:value-type="float" office:value="6.5359999999999996" table:style-name="ce10">
            <text:p>6.536</text:p>
          </table:table-cell>
          <table:table-cell table:number-columns-repeated="16364"/>
        </table:table-row>
        <table:table-row table:style-name="ro10">
          <table:table-cell office:value-type="string" table:style-name="ce4">
            <text:p>C01_2</text:p>
          </table:table-cell>
          <table:table-cell office:value-type="string" table:style-name="ce4">
            <text:p>Which of the following statements most reflects your current thoughts about working for [my organisation]?</text:p>
            <text:p>(% selecting 'I want to leave my organisation within the next 12 months')</text:p>
          </table:table-cell>
          <table:table-cell office:value-type="string" table:style-name="ce4">
            <text:p>Future intentions</text:p>
          </table:table-cell>
          <table:table-cell table:style-name="ce4"/>
          <table:table-cell office:value-type="float" office:value="9.3719999999999999" table:style-name="ce10">
            <text:p>9.372</text:p>
          </table:table-cell>
          <table:table-cell office:value-type="float" office:value="9.4719999999999995" table:style-name="ce10">
            <text:p>9.472</text:p>
          </table:table-cell>
          <table:table-cell office:value-type="float" office:value="10.117000000000001" table:style-name="ce10">
            <text:p>10.117</text:p>
          </table:table-cell>
          <table:table-cell office:value-type="float" office:value="9.9109999999999996" table:style-name="ce10">
            <text:p>9.911</text:p>
          </table:table-cell>
          <table:table-cell office:value-type="float" office:value="10.76" table:style-name="ce10">
            <text:p>10.76</text:p>
          </table:table-cell>
          <table:table-cell office:value-type="float" office:value="11.46" table:style-name="ce10">
            <text:p>11.46</text:p>
          </table:table-cell>
          <table:table-cell office:value-type="float" office:value="12.738" table:style-name="ce10">
            <text:p>12.738</text:p>
          </table:table-cell>
          <table:table-cell office:value-type="float" office:value="12.154999999999999" table:style-name="ce10">
            <text:p>12.155</text:p>
          </table:table-cell>
          <table:table-cell office:value-type="float" office:value="12.18" table:style-name="ce10">
            <text:p>12.18</text:p>
          </table:table-cell>
          <table:table-cell office:value-type="float" office:value="12.544" table:style-name="ce10">
            <text:p>12.544</text:p>
          </table:table-cell>
          <table:table-cell office:value-type="float" office:value="13.185" table:style-name="ce10">
            <text:p>13.185</text:p>
          </table:table-cell>
          <table:table-cell office:value-type="float" office:value="10.875999999999999" table:style-name="ce10">
            <text:p>10.876</text:p>
          </table:table-cell>
          <table:table-cell office:value-type="float" office:value="12.48" table:style-name="ce10">
            <text:p>12.48</text:p>
          </table:table-cell>
          <table:table-cell office:value-type="float" office:value="13.55" table:style-name="ce10">
            <text:p>13.55</text:p>
          </table:table-cell>
          <table:table-cell office:value-type="float" office:value="13.13" table:style-name="ce10">
            <text:p>13.13</text:p>
          </table:table-cell>
          <table:table-cell office:value-type="float" office:value="12.741" table:style-name="ce10">
            <text:p>12.741</text:p>
          </table:table-cell>
          <table:table-cell table:number-columns-repeated="16364"/>
        </table:table-row>
        <table:table-row table:style-name="ro10">
          <table:table-cell office:value-type="string" table:style-name="ce4">
            <text:p>C01_3</text:p>
          </table:table-cell>
          <table:table-cell office:value-type="string" table:style-name="ce4">
            <text:p>Which of the following statements most reflects your current thoughts about working for [my organisation]?</text:p>
            <text:p>(% selecting 'I want to stay working for my organisation for at least the next year')</text:p>
          </table:table-cell>
          <table:table-cell office:value-type="string" table:style-name="ce4">
            <text:p>Future intentions</text:p>
          </table:table-cell>
          <table:table-cell table:style-name="ce4"/>
          <table:table-cell office:value-type="float" office:value="21.294" table:style-name="ce10">
            <text:p>21.294</text:p>
          </table:table-cell>
          <table:table-cell office:value-type="float" office:value="19.510999999999999" table:style-name="ce10">
            <text:p>19.511</text:p>
          </table:table-cell>
          <table:table-cell office:value-type="float" office:value="20.55" table:style-name="ce10">
            <text:p>20.55</text:p>
          </table:table-cell>
          <table:table-cell office:value-type="float" office:value="21.542000000000002" table:style-name="ce10">
            <text:p>21.542</text:p>
          </table:table-cell>
          <table:table-cell office:value-type="float" office:value="22.87" table:style-name="ce10">
            <text:p>22.87</text:p>
          </table:table-cell>
          <table:table-cell office:value-type="float" office:value="24.152999999999999" table:style-name="ce10">
            <text:p>24.153</text:p>
          </table:table-cell>
          <table:table-cell office:value-type="float" office:value="24.224" table:style-name="ce10">
            <text:p>24.224</text:p>
          </table:table-cell>
          <table:table-cell office:value-type="float" office:value="24.888999999999999" table:style-name="ce10">
            <text:p>24.889</text:p>
          </table:table-cell>
          <table:table-cell office:value-type="float" office:value="25.901" table:style-name="ce10">
            <text:p>25.901</text:p>
          </table:table-cell>
          <table:table-cell office:value-type="float" office:value="26.744" table:style-name="ce10">
            <text:p>26.744</text:p>
          </table:table-cell>
          <table:table-cell office:value-type="float" office:value="27.995999999999999" table:style-name="ce10">
            <text:p>27.996</text:p>
          </table:table-cell>
          <table:table-cell office:value-type="float" office:value="28.169" table:style-name="ce10">
            <text:p>28.169</text:p>
          </table:table-cell>
          <table:table-cell office:value-type="float" office:value="28.838999999999999" table:style-name="ce10">
            <text:p>28.839</text:p>
          </table:table-cell>
          <table:table-cell office:value-type="float" office:value="29.32" table:style-name="ce10">
            <text:p>29.32</text:p>
          </table:table-cell>
          <table:table-cell office:value-type="float" office:value="30.353999999999999" table:style-name="ce10">
            <text:p>30.354</text:p>
          </table:table-cell>
          <table:table-cell office:value-type="float" office:value="30.29" table:style-name="ce10">
            <text:p>30.29</text:p>
          </table:table-cell>
          <table:table-cell table:number-columns-repeated="16364"/>
        </table:table-row>
        <table:table-row table:style-name="ro10">
          <table:table-cell office:value-type="string" table:style-name="ce4">
            <text:p>C01_4</text:p>
          </table:table-cell>
          <table:table-cell office:value-type="string" table:style-name="ce4">
            <text:p>Which of the following statements most reflects your current thoughts about working for [my organisation]?</text:p>
            <text:p>(% selecting 'I want to stay working for my organisation for at least the next three years')</text:p>
          </table:table-cell>
          <table:table-cell office:value-type="string" table:style-name="ce4">
            <text:p>Future intentions</text:p>
          </table:table-cell>
          <table:table-cell table:style-name="ce4"/>
          <table:table-cell office:value-type="float" office:value="61.030999999999999" table:style-name="ce10">
            <text:p>61.031</text:p>
          </table:table-cell>
          <table:table-cell office:value-type="float" office:value="61.481000000000002" table:style-name="ce10">
            <text:p>61.481</text:p>
          </table:table-cell>
          <table:table-cell office:value-type="float" office:value="59.545999999999999" table:style-name="ce10">
            <text:p>59.546</text:p>
          </table:table-cell>
          <table:table-cell office:value-type="float" office:value="59.347000000000001" table:style-name="ce10">
            <text:p>59.347</text:p>
          </table:table-cell>
          <table:table-cell office:value-type="float" office:value="57.427999999999997" table:style-name="ce10">
            <text:p>57.428</text:p>
          </table:table-cell>
          <table:table-cell office:value-type="float" office:value="54.945999999999998" table:style-name="ce10">
            <text:p>54.946</text:p>
          </table:table-cell>
          <table:table-cell office:value-type="float" office:value="52.694000000000003" table:style-name="ce10">
            <text:p>52.694</text:p>
          </table:table-cell>
          <table:table-cell office:value-type="float" office:value="53.216999999999999" table:style-name="ce10">
            <text:p>53.217</text:p>
          </table:table-cell>
          <table:table-cell office:value-type="float" office:value="52.744999999999997" table:style-name="ce10">
            <text:p>52.745</text:p>
          </table:table-cell>
          <table:table-cell office:value-type="float" office:value="51.366" table:style-name="ce10">
            <text:p>51.366</text:p>
          </table:table-cell>
          <table:table-cell office:value-type="float" office:value="50.406999999999996" table:style-name="ce10">
            <text:p>50.407</text:p>
          </table:table-cell>
          <table:table-cell office:value-type="float" office:value="54.654000000000003" table:style-name="ce10">
            <text:p>54.654</text:p>
          </table:table-cell>
          <table:table-cell office:value-type="float" office:value="51.453000000000003" table:style-name="ce10">
            <text:p>51.453</text:p>
          </table:table-cell>
          <table:table-cell office:value-type="float" office:value="49.667000000000002" table:style-name="ce10">
            <text:p>49.667</text:p>
          </table:table-cell>
          <table:table-cell office:value-type="float" office:value="49.354999999999997" table:style-name="ce10">
            <text:p>49.355</text:p>
          </table:table-cell>
          <table:table-cell office:value-type="float" office:value="50.433" table:style-name="ce10">
            <text:p>50.433</text:p>
          </table:table-cell>
          <table:table-cell table:number-columns-repeated="16364"/>
        </table:table-row>
        <table:table-row table:style-name="ro10">
          <table:table-cell office:value-type="string" table:style-name="ce4">
            <text:p>C02_01</text:p>
          </table:table-cell>
          <table:table-cell office:value-type="string" table:style-name="ce4">
            <text:p>Why do you want to leave [my organisation] immediately or within the next 12 months?</text:p>
            <text:p>(% selecting 'End of my current contract or loan'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2329999999999997" table:style-name="ce10">
            <text:p>4.233</text:p>
          </table:table-cell>
          <table:table-cell office:value-type="float" office:value="3.4020000000000001" table:style-name="ce10">
            <text:p>3.402</text:p>
          </table:table-cell>
          <table:table-cell office:value-type="float" office:value="3.452" table:style-name="ce10">
            <text:p>3.452</text:p>
          </table:table-cell>
          <table:table-cell table:number-columns-repeated="16364"/>
        </table:table-row>
        <table:table-row table:style-name="ro11">
          <table:table-cell office:value-type="string" table:style-name="ce4">
            <text:p>C02_02</text:p>
          </table:table-cell>
          <table:table-cell office:value-type="string" table:style-name="ce4">
            <text:p>Why do you want to leave [my organisation] immediately or within the next 12 months?</text:p>
            <text:p>(% selecting 'A promotion or career progression within the Civil Servic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0.939" table:style-name="ce10">
            <text:p>30.939</text:p>
          </table:table-cell>
          <table:table-cell office:value-type="float" office:value="32.04" table:style-name="ce10">
            <text:p>32.04</text:p>
          </table:table-cell>
          <table:table-cell office:value-type="float" office:value="34.015000000000001" table:style-name="ce10">
            <text:p>34.015</text:p>
          </table:table-cell>
          <table:table-cell table:number-columns-repeated="16364"/>
        </table:table-row>
        <table:table-row table:style-name="ro11">
          <table:table-cell office:value-type="string" table:style-name="ce4">
            <text:p>C02_03</text:p>
          </table:table-cell>
          <table:table-cell office:value-type="string" table:style-name="ce4">
            <text:p>Why do you want to leave [my organisation] immediately or within the next 12 months?</text:p>
            <text:p>(% selecting 'A promotion or career progression outside of the Civil Servic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1.718" table:style-name="ce10">
            <text:p>21.718</text:p>
          </table:table-cell>
          <table:table-cell office:value-type="float" office:value="20.399999999999999" table:style-name="ce10">
            <text:p>20.4</text:p>
          </table:table-cell>
          <table:table-cell office:value-type="float" office:value="21.75" table:style-name="ce10">
            <text:p>21.75</text:p>
          </table:table-cell>
          <table:table-cell table:number-columns-repeated="16364"/>
        </table:table-row>
        <table:table-row table:style-name="ro10">
          <table:table-cell office:value-type="string" table:style-name="ce4">
            <text:p>C02_04</text:p>
          </table:table-cell>
          <table:table-cell office:value-type="string" table:style-name="ce4">
            <text:p>Why do you want to leave [my organisation] immediately or within the next 12 months?</text:p>
            <text:p>(% selecting 'For a better pay and benefit packag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4.512" table:style-name="ce10">
            <text:p>54.512</text:p>
          </table:table-cell>
          <table:table-cell office:value-type="float" office:value="49.677" table:style-name="ce10">
            <text:p>49.677</text:p>
          </table:table-cell>
          <table:table-cell office:value-type="float" office:value="48.475000000000001" table:style-name="ce10">
            <text:p>48.475</text:p>
          </table:table-cell>
          <table:table-cell table:number-columns-repeated="16364"/>
        </table:table-row>
        <table:table-row table:style-name="ro10">
          <table:table-cell office:value-type="string" table:style-name="ce4">
            <text:p>C02_05</text:p>
          </table:table-cell>
          <table:table-cell office:value-type="string" table:style-name="ce4">
            <text:p>Why do you want to leave [my organisation] immediately or within the next 12 months?</text:p>
            <text:p>(% selecting 'For more interesting work'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9.106999999999999" table:style-name="ce10">
            <text:p>29.107</text:p>
          </table:table-cell>
          <table:table-cell office:value-type="float" office:value="28.859000000000002" table:style-name="ce10">
            <text:p>28.859</text:p>
          </table:table-cell>
          <table:table-cell office:value-type="float" office:value="30.196000000000002" table:style-name="ce10">
            <text:p>30.196</text:p>
          </table:table-cell>
          <table:table-cell table:number-columns-repeated="16364"/>
        </table:table-row>
        <table:table-row table:style-name="ro10">
          <table:table-cell office:value-type="string" table:style-name="ce4">
            <text:p>C02_06</text:p>
          </table:table-cell>
          <table:table-cell office:value-type="string" table:style-name="ce4">
            <text:p>Why do you want to leave [my organisation] immediately or within the next 12 months?</text:p>
            <text:p>(% selecting 'Due to unmanageable workload'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0.587" table:style-name="ce10">
            <text:p>20.587</text:p>
          </table:table-cell>
          <table:table-cell office:value-type="float" office:value="20.532" table:style-name="ce10">
            <text:p>20.532</text:p>
          </table:table-cell>
          <table:table-cell office:value-type="float" office:value="18.934000000000001" table:style-name="ce10">
            <text:p>18.934</text:p>
          </table:table-cell>
          <table:table-cell table:number-columns-repeated="16364"/>
        </table:table-row>
        <table:table-row table:style-name="ro10">
          <table:table-cell office:value-type="string" table:style-name="ce4">
            <text:p>C02_07</text:p>
          </table:table-cell>
          <table:table-cell office:value-type="string" table:style-name="ce4">
            <text:p>Why do you want to leave [my organisation] immediately or within the next 12 months?</text:p>
            <text:p>(% selecting 'For a better work-life balanc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7.614999999999998" table:style-name="ce10">
            <text:p>27.615</text:p>
          </table:table-cell>
          <table:table-cell office:value-type="float" office:value="26.603999999999999" table:style-name="ce10">
            <text:p>26.604</text:p>
          </table:table-cell>
          <table:table-cell office:value-type="float" office:value="27.318000000000001" table:style-name="ce10">
            <text:p>27.318</text:p>
          </table:table-cell>
          <table:table-cell table:number-columns-repeated="16364"/>
        </table:table-row>
        <table:table-row table:style-name="ro10">
          <table:table-cell office:value-type="string" table:style-name="ce4">
            <text:p>C02_08</text:p>
          </table:table-cell>
          <table:table-cell office:value-type="string" table:style-name="ce4">
            <text:p>Why do you want to leave [my organisation] immediately or within the next 12 months?</text:p>
            <text:p>(% selecting 'Lack of inclusion and fair treatment'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6.268000000000001" table:style-name="ce10">
            <text:p>16.268</text:p>
          </table:table-cell>
          <table:table-cell office:value-type="float" office:value="16.658999999999999" table:style-name="ce10">
            <text:p>16.659</text:p>
          </table:table-cell>
          <table:table-cell office:value-type="float" office:value="17.449000000000002" table:style-name="ce10">
            <text:p>17.449</text:p>
          </table:table-cell>
          <table:table-cell table:number-columns-repeated="16364"/>
        </table:table-row>
        <table:table-row table:style-name="ro10">
          <table:table-cell office:value-type="string" table:style-name="ce4">
            <text:p>C02_09</text:p>
          </table:table-cell>
          <table:table-cell office:value-type="string" table:style-name="ce4">
            <text:p>Why do you want to leave [my organisation] immediately or within the next 12 months?</text:p>
            <text:p>(% selecting 'Don’t like organisational cultur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7.055" table:style-name="ce10">
            <text:p>27.055</text:p>
          </table:table-cell>
          <table:table-cell office:value-type="float" office:value="26.312000000000001" table:style-name="ce10">
            <text:p>26.312</text:p>
          </table:table-cell>
          <table:table-cell office:value-type="float" office:value="27.710999999999999" table:style-name="ce10">
            <text:p>27.711</text:p>
          </table:table-cell>
          <table:table-cell table:number-columns-repeated="16364"/>
        </table:table-row>
        <table:table-row table:style-name="ro10">
          <table:table-cell office:value-type="string" table:style-name="ce4">
            <text:p>C02_10</text:p>
          </table:table-cell>
          <table:table-cell office:value-type="string" table:style-name="ce4">
            <text:p>Why do you want to leave [my organisation] immediately or within the next 12 months?</text:p>
            <text:p>(% selecting 'Due to poor line management'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8.367999999999999" table:style-name="ce10">
            <text:p>18.368</text:p>
          </table:table-cell>
          <table:table-cell office:value-type="float" office:value="18.782" table:style-name="ce10">
            <text:p>18.782</text:p>
          </table:table-cell>
          <table:table-cell office:value-type="float" office:value="19.773" table:style-name="ce10">
            <text:p>19.773</text:p>
          </table:table-cell>
          <table:table-cell table:number-columns-repeated="16364"/>
        </table:table-row>
        <table:table-row table:style-name="ro10">
          <table:table-cell office:value-type="string" table:style-name="ce4">
            <text:p>C02_11</text:p>
          </table:table-cell>
          <table:table-cell office:value-type="string" table:style-name="ce4">
            <text:p>Why do you want to leave [my organisation] immediately or within the next 12 months?</text:p>
            <text:p>(% selecting 'Due to poor work relationships'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984" table:style-name="ce10">
            <text:p>7.984</text:p>
          </table:table-cell>
          <table:table-cell office:value-type="float" office:value="8.0120000000000005" table:style-name="ce10">
            <text:p>8.012</text:p>
          </table:table-cell>
          <table:table-cell office:value-type="float" office:value="8.8680000000000003" table:style-name="ce10">
            <text:p>8.868</text:p>
          </table:table-cell>
          <table:table-cell table:number-columns-repeated="16364"/>
        </table:table-row>
        <table:table-row table:style-name="ro10">
          <table:table-cell office:value-type="string" table:style-name="ce4">
            <text:p>C02_12</text:p>
          </table:table-cell>
          <table:table-cell office:value-type="string" table:style-name="ce4">
            <text:p>Why do you want to leave [my organisation] immediately or within the next 12 months?</text:p>
            <text:p>(% selecting 'Due to poor leadership'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0.423999999999999" table:style-name="ce10">
            <text:p>30.424</text:p>
          </table:table-cell>
          <table:table-cell office:value-type="float" office:value="30.373999999999999" table:style-name="ce10">
            <text:p>30.374</text:p>
          </table:table-cell>
          <table:table-cell office:value-type="float" office:value="31.155000000000001" table:style-name="ce10">
            <text:p>31.155</text:p>
          </table:table-cell>
          <table:table-cell table:number-columns-repeated="16364"/>
        </table:table-row>
        <table:table-row table:style-name="ro11">
          <table:table-cell office:value-type="string" table:style-name="ce4">
            <text:p>C02_13</text:p>
          </table:table-cell>
          <table:table-cell office:value-type="string" table:style-name="ce4">
            <text:p>Why do you want to leave [my organisation] immediately or within the next 12 months?</text:p>
            <text:p>(% selecting 'Personal circumstances (for example, caring responsibilities, ill health)'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6289999999999996" table:style-name="ce10">
            <text:p>7.629</text:p>
          </table:table-cell>
          <table:table-cell office:value-type="float" office:value="7.5979999999999999" table:style-name="ce10">
            <text:p>7.598</text:p>
          </table:table-cell>
          <table:table-cell office:value-type="float" office:value="8.4209999999999994" table:style-name="ce10">
            <text:p>8.421</text:p>
          </table:table-cell>
          <table:table-cell table:number-columns-repeated="16364"/>
        </table:table-row>
        <table:table-row table:style-name="ro9">
          <table:table-cell office:value-type="string" table:style-name="ce4">
            <text:p>C02_14</text:p>
          </table:table-cell>
          <table:table-cell office:value-type="string" table:style-name="ce4">
            <text:p>Why do you want to leave [my organisation] immediately or within the next 12 months?</text:p>
            <text:p>(% selecting 'Retiring'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9470000000000001" table:style-name="ce10">
            <text:p>7.947</text:p>
          </table:table-cell>
          <table:table-cell office:value-type="float" office:value="8.9049999999999994" table:style-name="ce10">
            <text:p>8.905</text:p>
          </table:table-cell>
          <table:table-cell office:value-type="float" office:value="9.2070000000000007" table:style-name="ce10">
            <text:p>9.207</text:p>
          </table:table-cell>
          <table:table-cell table:number-columns-repeated="16364"/>
        </table:table-row>
        <table:table-row table:style-name="ro10">
          <table:table-cell office:value-type="string" table:style-name="ce4">
            <text:p>C02_15</text:p>
          </table:table-cell>
          <table:table-cell office:value-type="string" table:style-name="ce4">
            <text:p>Why do you want to leave [my organisation] immediately or within the next 12 months?</text:p>
            <text:p>(% selecting 'Just want a change'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6.702000000000002" table:style-name="ce10">
            <text:p>16.702</text:p>
          </table:table-cell>
          <table:table-cell office:value-type="float" office:value="16.393000000000001" table:style-name="ce10">
            <text:p>16.393</text:p>
          </table:table-cell>
          <table:table-cell office:value-type="float" office:value="16.785" table:style-name="ce10">
            <text:p>16.785</text:p>
          </table:table-cell>
          <table:table-cell table:number-columns-repeated="16364"/>
        </table:table-row>
        <table:table-row table:style-name="ro9">
          <table:table-cell office:value-type="string" table:style-name="ce4">
            <text:p>C02_16</text:p>
          </table:table-cell>
          <table:table-cell office:value-type="string" table:style-name="ce4">
            <text:p>Why do you want to leave [my organisation] immediately or within the next 12 months?</text:p>
            <text:p>(% selecting 'Other' of those who ticked at least one C02 option)</text:p>
          </table:table-cell>
          <table:table-cell office:value-type="string" table:style-name="ce4">
            <text:p>Future intentions to leave</text:p>
          </table:table-cell>
          <table:table-cell office:value-type="string" table:style-name="ce4">
            <text:p>[notes 3,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9.9610000000000003" table:style-name="ce10">
            <text:p>9.961</text:p>
          </table:table-cell>
          <table:table-cell office:value-type="float" office:value="9.0060000000000002" table:style-name="ce10">
            <text:p>9.006</text:p>
          </table:table-cell>
          <table:table-cell office:value-type="float" office:value="9.0820000000000007" table:style-name="ce10">
            <text:p>9.082</text:p>
          </table:table-cell>
          <table:table-cell table:number-columns-repeated="16364"/>
        </table:table-row>
        <table:table-row table:style-name="ro11">
          <table:table-cell office:value-type="string" table:style-name="ce4">
            <text:p>CV3</text:p>
          </table:table-cell>
          <table:table-cell office:value-type="string" table:style-name="ce4">
            <text:p>Would you describe yourself as having 'long COVID', that is, you are still experiencing symptoms more than 4 weeks after you first had COVID-19, that are not explained by something else?</text:p>
            <text:p>(% selecting 'Yes')</text:p>
          </table:table-cell>
          <table:table-cell office:value-type="string" table:style-name="ce4">
            <text:p>The Coronavirus (Covid-19) Pandemic</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2.803000000000001" table:style-name="ce10">
            <text:p>12.803</text:p>
          </table:table-cell>
          <table:table-cell office:value-type="float" office:value="9.798" table:style-name="ce10">
            <text:p>9.798</text:p>
          </table:table-cell>
          <table:table-cell office:value-type="float" office:value="8.641" table:style-name="ce10">
            <text:p>8.641</text:p>
          </table:table-cell>
          <table:table-cell table:number-columns-repeated="16364"/>
        </table:table-row>
        <table:table-row table:style-name="ro7">
          <table:table-cell office:value-type="string" table:style-name="ce4">
            <text:p>D01A</text:p>
          </table:table-cell>
          <table:table-cell office:value-type="string" table:style-name="ce4">
            <text:p>I understand the Civil Service Code and what it means for my conduct</text:p>
            <text:p>(% selecting 'Strongly agree' or 'Agree')</text:p>
          </table:table-cell>
          <table:table-cell office:value-type="string" table:style-name="ce4">
            <text:p>Civil Service Code</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8.59" table:style-name="ce10">
            <text:p>88.59</text:p>
          </table:table-cell>
          <table:table-cell office:value-type="float" office:value="87.95" table:style-name="ce10">
            <text:p>87.95</text:p>
          </table:table-cell>
          <table:table-cell office:value-type="float" office:value="87.65" table:style-name="ce10">
            <text:p>87.65</text:p>
          </table:table-cell>
          <table:table-cell office:value-type="float" office:value="90.483000000000004" table:style-name="ce10">
            <text:p>90.483</text:p>
          </table:table-cell>
          <table:table-cell table:number-columns-repeated="16364"/>
        </table:table-row>
        <table:table-row table:style-name="ro7">
          <table:table-cell office:value-type="string" table:style-name="ce4">
            <text:p>D02</text:p>
          </table:table-cell>
          <table:table-cell office:value-type="string" table:style-name="ce4">
            <text:p>Are you aware of how to raise a concern under the Civil Service Code?</text:p>
            <text:p>(% selecting 'Yes')</text:p>
          </table:table-cell>
          <table:table-cell office:value-type="string" table:style-name="ce4">
            <text:p>Civil Service Code</text:p>
          </table:table-cell>
          <table:table-cell table:style-name="ce4"/>
          <table:table-cell office:value-type="float" office:value="44.506999999999998" table:style-name="ce10">
            <text:p>44.507</text:p>
          </table:table-cell>
          <table:table-cell office:value-type="float" office:value="51.356000000000002" table:style-name="ce10">
            <text:p>51.356</text:p>
          </table:table-cell>
          <table:table-cell office:value-type="float" office:value="57.418999999999997" table:style-name="ce10">
            <text:p>57.419</text:p>
          </table:table-cell>
          <table:table-cell office:value-type="float" office:value="60.969000000000001" table:style-name="ce10">
            <text:p>60.969</text:p>
          </table:table-cell>
          <table:table-cell office:value-type="float" office:value="64.171000000000006" table:style-name="ce10">
            <text:p>64.171</text:p>
          </table:table-cell>
          <table:table-cell office:value-type="float" office:value="64.665000000000006" table:style-name="ce10">
            <text:p>64.665</text:p>
          </table:table-cell>
          <table:table-cell office:value-type="float" office:value="66.69" table:style-name="ce10">
            <text:p>66.69</text:p>
          </table:table-cell>
          <table:table-cell office:value-type="float" office:value="68.555999999999997" table:style-name="ce10">
            <text:p>68.556</text:p>
          </table:table-cell>
          <table:table-cell office:value-type="float" office:value="68.605999999999995" table:style-name="ce10">
            <text:p>68.606</text:p>
          </table:table-cell>
          <table:table-cell office:value-type="float" office:value="67.921000000000006" table:style-name="ce10">
            <text:p>67.921</text:p>
          </table:table-cell>
          <table:table-cell office:value-type="float" office:value="66.355999999999995" table:style-name="ce10">
            <text:p>66.356</text:p>
          </table:table-cell>
          <table:table-cell office:value-type="float" office:value="68.534999999999997" table:style-name="ce10">
            <text:p>68.535</text:p>
          </table:table-cell>
          <table:table-cell office:value-type="float" office:value="68.215999999999994" table:style-name="ce10">
            <text:p>68.216</text:p>
          </table:table-cell>
          <table:table-cell office:value-type="float" office:value="68.596000000000004" table:style-name="ce10">
            <text:p>68.596</text:p>
          </table:table-cell>
          <table:table-cell office:value-type="float" office:value="70.19" table:style-name="ce10">
            <text:p>70.19</text:p>
          </table:table-cell>
          <table:table-cell office:value-type="float" office:value="69.210999999999999" table:style-name="ce10">
            <text:p>69.211</text:p>
          </table:table-cell>
          <table:table-cell table:number-columns-repeated="16364"/>
        </table:table-row>
        <table:table-row table:style-name="ro9">
          <table:table-cell office:value-type="string" table:style-name="ce4">
            <text:p>D03</text:p>
          </table:table-cell>
          <table:table-cell office:value-type="string" table:style-name="ce4">
            <text:p>Are you confident that if you raised a concern under the Civil Service Code in [my organisation] it would be investigated properly?</text:p>
            <text:p>(% selecting 'Yes')</text:p>
          </table:table-cell>
          <table:table-cell office:value-type="string" table:style-name="ce4">
            <text:p>Civil Service Code</text:p>
          </table:table-cell>
          <table:table-cell table:style-name="ce4"/>
          <table:table-cell office:value-type="float" office:value="51.378" table:style-name="ce10">
            <text:p>51.378</text:p>
          </table:table-cell>
          <table:table-cell office:value-type="float" office:value="54.643000000000001" table:style-name="ce10">
            <text:p>54.643</text:p>
          </table:table-cell>
          <table:table-cell office:value-type="float" office:value="56.779000000000003" table:style-name="ce10">
            <text:p>56.779</text:p>
          </table:table-cell>
          <table:table-cell office:value-type="float" office:value="59.412999999999997" table:style-name="ce10">
            <text:p>59.413</text:p>
          </table:table-cell>
          <table:table-cell office:value-type="float" office:value="62.901000000000003" table:style-name="ce10">
            <text:p>62.901</text:p>
          </table:table-cell>
          <table:table-cell office:value-type="float" office:value="62.710999999999999" table:style-name="ce10">
            <text:p>62.711</text:p>
          </table:table-cell>
          <table:table-cell office:value-type="float" office:value="62.959000000000003" table:style-name="ce10">
            <text:p>62.959</text:p>
          </table:table-cell>
          <table:table-cell office:value-type="float" office:value="65.47" table:style-name="ce10">
            <text:p>65.47</text:p>
          </table:table-cell>
          <table:table-cell office:value-type="float" office:value="66.677000000000007" table:style-name="ce10">
            <text:p>66.677</text:p>
          </table:table-cell>
          <table:table-cell office:value-type="float" office:value="66.424999999999997" table:style-name="ce10">
            <text:p>66.425</text:p>
          </table:table-cell>
          <table:table-cell office:value-type="float" office:value="66.965000000000003" table:style-name="ce10">
            <text:p>66.965</text:p>
          </table:table-cell>
          <table:table-cell office:value-type="float" office:value="72.037999999999997" table:style-name="ce10">
            <text:p>72.038</text:p>
          </table:table-cell>
          <table:table-cell office:value-type="float" office:value="71.950999999999993" table:style-name="ce10">
            <text:p>71.951</text:p>
          </table:table-cell>
          <table:table-cell office:value-type="float" office:value="71.224999999999994" table:style-name="ce10">
            <text:p>71.225</text:p>
          </table:table-cell>
          <table:table-cell office:value-type="float" office:value="71.215999999999994" table:style-name="ce10">
            <text:p>71.216</text:p>
          </table:table-cell>
          <table:table-cell office:value-type="float" office:value="71.259" table:style-name="ce10">
            <text:p>71.259</text:p>
          </table:table-cell>
          <table:table-cell table:number-columns-repeated="16364"/>
        </table:table-row>
        <table:table-row table:style-name="ro6">
          <table:table-cell office:value-type="string" table:style-name="ce4">
            <text:p>E01_yes</text:p>
          </table:table-cell>
          <table:table-cell office:value-type="string" table:style-name="ce4">
            <text:p>Have you been discriminated against at work in the last 12 months?</text:p>
            <text:p>(% selecting 'Yes')</text:p>
          </table:table-cell>
          <table:table-cell office:value-type="string" table:style-name="ce4">
            <text:p>Discrimination</text:p>
          </table:table-cell>
          <table:table-cell table:style-name="ce4"/>
          <table:table-cell office:value-type="float" office:value="12.384" table:style-name="ce10">
            <text:p>12.384</text:p>
          </table:table-cell>
          <table:table-cell office:value-type="float" office:value="13.016999999999999" table:style-name="ce10">
            <text:p>13.017</text:p>
          </table:table-cell>
          <table:table-cell office:value-type="float" office:value="12.353" table:style-name="ce10">
            <text:p>12.353</text:p>
          </table:table-cell>
          <table:table-cell office:value-type="float" office:value="12.189" table:style-name="ce10">
            <text:p>12.189</text:p>
          </table:table-cell>
          <table:table-cell office:value-type="float" office:value="11.871" table:style-name="ce10">
            <text:p>11.871</text:p>
          </table:table-cell>
          <table:table-cell office:value-type="float" office:value="12.157" table:style-name="ce10">
            <text:p>12.157</text:p>
          </table:table-cell>
          <table:table-cell office:value-type="float" office:value="12.975" table:style-name="ce10">
            <text:p>12.975</text:p>
          </table:table-cell>
          <table:table-cell office:value-type="float" office:value="13.364000000000001" table:style-name="ce10">
            <text:p>13.364</text:p>
          </table:table-cell>
          <table:table-cell office:value-type="float" office:value="13.414999999999999" table:style-name="ce10">
            <text:p>13.415</text:p>
          </table:table-cell>
          <table:table-cell office:value-type="float" office:value="13.696" table:style-name="ce10">
            <text:p>13.696</text:p>
          </table:table-cell>
          <table:table-cell office:value-type="float" office:value="12.808" table:style-name="ce10">
            <text:p>12.808</text:p>
          </table:table-cell>
          <table:table-cell office:value-type="float" office:value="10.069000000000001" table:style-name="ce10">
            <text:p>10.069</text:p>
          </table:table-cell>
          <table:table-cell office:value-type="float" office:value="8.9130000000000003" table:style-name="ce10">
            <text:p>8.913</text:p>
          </table:table-cell>
          <table:table-cell office:value-type="float" office:value="8.7509999999999994" table:style-name="ce10">
            <text:p>8.751</text:p>
          </table:table-cell>
          <table:table-cell office:value-type="float" office:value="9.1720000000000006" table:style-name="ce10">
            <text:p>9.172</text:p>
          </table:table-cell>
          <table:table-cell office:value-type="float" office:value="9.1199999999999992" table:style-name="ce10">
            <text:p>9.12</text:p>
          </table:table-cell>
          <table:table-cell table:number-columns-repeated="16364"/>
        </table:table-row>
        <table:table-row table:style-name="ro6">
          <table:table-cell office:value-type="string" table:style-name="ce4">
            <text:p>E01_no</text:p>
          </table:table-cell>
          <table:table-cell office:value-type="string" table:style-name="ce4">
            <text:p>Have you been discriminated against at work in the last 12 months?</text:p>
            <text:p>(% selecting 'No')</text:p>
          </table:table-cell>
          <table:table-cell office:value-type="string" table:style-name="ce4">
            <text:p>Discrimination</text:p>
          </table:table-cell>
          <table:table-cell table:style-name="ce4"/>
          <table:table-cell office:value-type="float" office:value="78.311000000000007" table:style-name="ce10">
            <text:p>78.311</text:p>
          </table:table-cell>
          <table:table-cell office:value-type="float" office:value="77.942999999999998" table:style-name="ce10">
            <text:p>77.943</text:p>
          </table:table-cell>
          <table:table-cell office:value-type="float" office:value="78.018000000000001" table:style-name="ce10">
            <text:p>78.018</text:p>
          </table:table-cell>
          <table:table-cell office:value-type="float" office:value="78.138999999999996" table:style-name="ce10">
            <text:p>78.139</text:p>
          </table:table-cell>
          <table:table-cell office:value-type="float" office:value="79.001999999999995" table:style-name="ce10">
            <text:p>79.002</text:p>
          </table:table-cell>
          <table:table-cell office:value-type="float" office:value="78.769000000000005" table:style-name="ce10">
            <text:p>78.769</text:p>
          </table:table-cell>
          <table:table-cell office:value-type="float" office:value="77.834999999999994" table:style-name="ce10">
            <text:p>77.835</text:p>
          </table:table-cell>
          <table:table-cell office:value-type="float" office:value="77.665000000000006" table:style-name="ce10">
            <text:p>77.665</text:p>
          </table:table-cell>
          <table:table-cell office:value-type="float" office:value="77.866" table:style-name="ce10">
            <text:p>77.866</text:p>
          </table:table-cell>
          <table:table-cell office:value-type="float" office:value="77.8" table:style-name="ce10">
            <text:p>77.8</text:p>
          </table:table-cell>
          <table:table-cell office:value-type="float" office:value="78.703999999999994" table:style-name="ce10">
            <text:p>78.704</text:p>
          </table:table-cell>
          <table:table-cell office:value-type="float" office:value="82.015000000000001" table:style-name="ce10">
            <text:p>82.015</text:p>
          </table:table-cell>
          <table:table-cell office:value-type="float" office:value="83.366" table:style-name="ce10">
            <text:p>83.366</text:p>
          </table:table-cell>
          <table:table-cell office:value-type="float" office:value="84.168000000000006" table:style-name="ce10">
            <text:p>84.168</text:p>
          </table:table-cell>
          <table:table-cell office:value-type="float" office:value="83.619" table:style-name="ce10">
            <text:p>83.619</text:p>
          </table:table-cell>
          <table:table-cell office:value-type="float" office:value="83.284999999999997" table:style-name="ce10">
            <text:p>83.285</text:p>
          </table:table-cell>
          <table:table-cell table:number-columns-repeated="16364"/>
        </table:table-row>
        <table:table-row table:style-name="ro6">
          <table:table-cell office:value-type="string" table:style-name="ce4">
            <text:p>E01_pnts</text:p>
          </table:table-cell>
          <table:table-cell office:value-type="string" table:style-name="ce4">
            <text:p>Have you been discriminated against at work in the last 12 months?</text:p>
            <text:p>(% selecting 'Prefer not to say')</text:p>
          </table:table-cell>
          <table:table-cell office:value-type="string" table:style-name="ce4">
            <text:p>Discrimination</text:p>
          </table:table-cell>
          <table:table-cell table:style-name="ce4"/>
          <table:table-cell office:value-type="float" office:value="9.3049999999999997" table:style-name="ce10">
            <text:p>9.305</text:p>
          </table:table-cell>
          <table:table-cell office:value-type="float" office:value="9.0399999999999991" table:style-name="ce10">
            <text:p>9.04</text:p>
          </table:table-cell>
          <table:table-cell office:value-type="float" office:value="9.6300000000000008" table:style-name="ce10">
            <text:p>9.63</text:p>
          </table:table-cell>
          <table:table-cell office:value-type="float" office:value="9.6720000000000006" table:style-name="ce10">
            <text:p>9.672</text:p>
          </table:table-cell>
          <table:table-cell office:value-type="float" office:value="9.1270000000000007" table:style-name="ce10">
            <text:p>9.127</text:p>
          </table:table-cell>
          <table:table-cell office:value-type="float" office:value="9.0739999999999998" table:style-name="ce10">
            <text:p>9.074</text:p>
          </table:table-cell>
          <table:table-cell office:value-type="float" office:value="9.19" table:style-name="ce10">
            <text:p>9.19</text:p>
          </table:table-cell>
          <table:table-cell office:value-type="float" office:value="8.9710000000000001" table:style-name="ce10">
            <text:p>8.971</text:p>
          </table:table-cell>
          <table:table-cell office:value-type="float" office:value="8.7189999999999994" table:style-name="ce10">
            <text:p>8.719</text:p>
          </table:table-cell>
          <table:table-cell office:value-type="float" office:value="8.5039999999999996" table:style-name="ce10">
            <text:p>8.504</text:p>
          </table:table-cell>
          <table:table-cell office:value-type="float" office:value="8.4879999999999995" table:style-name="ce10">
            <text:p>8.488</text:p>
          </table:table-cell>
          <table:table-cell office:value-type="float" office:value="7.9160000000000004" table:style-name="ce10">
            <text:p>7.916</text:p>
          </table:table-cell>
          <table:table-cell office:value-type="float" office:value="7.7210000000000001" table:style-name="ce10">
            <text:p>7.721</text:p>
          </table:table-cell>
          <table:table-cell office:value-type="float" office:value="7.0810000000000004" table:style-name="ce10">
            <text:p>7.081</text:p>
          </table:table-cell>
          <table:table-cell office:value-type="float" office:value="7.2089999999999996" table:style-name="ce10">
            <text:p>7.209</text:p>
          </table:table-cell>
          <table:table-cell office:value-type="float" office:value="7.5949999999999998" table:style-name="ce10">
            <text:p>7.595</text:p>
          </table:table-cell>
          <table:table-cell table:number-columns-repeated="16364"/>
        </table:table-row>
        <table:table-row table:style-name="ro7">
          <table:table-cell office:value-type="string" table:style-name="ce4">
            <text:p>E02_01</text:p>
          </table:table-cell>
          <table:table-cell office:value-type="string" table:style-name="ce4">
            <text:p>On which of the following grounds were you discriminated against?</text:p>
            <text:p>(% selecting 'Age'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15.907" table:style-name="ce10">
            <text:p>15.907</text:p>
          </table:table-cell>
          <table:table-cell office:value-type="float" office:value="12.65" table:style-name="ce10">
            <text:p>12.65</text:p>
          </table:table-cell>
          <table:table-cell office:value-type="float" office:value="12.849" table:style-name="ce10">
            <text:p>12.849</text:p>
          </table:table-cell>
          <table:table-cell office:value-type="float" office:value="12.430999999999999" table:style-name="ce10">
            <text:p>12.431</text:p>
          </table:table-cell>
          <table:table-cell office:value-type="float" office:value="13.260999999999999" table:style-name="ce10">
            <text:p>13.261</text:p>
          </table:table-cell>
          <table:table-cell office:value-type="float" office:value="14.218999999999999" table:style-name="ce10">
            <text:p>14.219</text:p>
          </table:table-cell>
          <table:table-cell office:value-type="float" office:value="14.742000000000001" table:style-name="ce10">
            <text:p>14.742</text:p>
          </table:table-cell>
          <table:table-cell office:value-type="float" office:value="15.87" table:style-name="ce10">
            <text:p>15.87</text:p>
          </table:table-cell>
          <table:table-cell office:value-type="float" office:value="16.347999999999999" table:style-name="ce10">
            <text:p>16.348</text:p>
          </table:table-cell>
          <table:table-cell office:value-type="float" office:value="17.616" table:style-name="ce10">
            <text:p>17.616</text:p>
          </table:table-cell>
          <table:table-cell office:value-type="float" office:value="18.814" table:style-name="ce10">
            <text:p>18.814</text:p>
          </table:table-cell>
          <table:table-cell office:value-type="float" office:value="16.565999999999999" table:style-name="ce10">
            <text:p>16.566</text:p>
          </table:table-cell>
          <table:table-cell office:value-type="float" office:value="17.209" table:style-name="ce10">
            <text:p>17.209</text:p>
          </table:table-cell>
          <table:table-cell office:value-type="float" office:value="17.463000000000001" table:style-name="ce10">
            <text:p>17.463</text:p>
          </table:table-cell>
          <table:table-cell office:value-type="float" office:value="17.056999999999999" table:style-name="ce10">
            <text:p>17.057</text:p>
          </table:table-cell>
          <table:table-cell office:value-type="float" office:value="16.643999999999998" table:style-name="ce10">
            <text:p>16.644</text:p>
          </table:table-cell>
          <table:table-cell table:number-columns-repeated="16364"/>
        </table:table-row>
        <table:table-row table:style-name="ro9">
          <table:table-cell office:value-type="string" table:style-name="ce4">
            <text:p>E02_02</text:p>
          </table:table-cell>
          <table:table-cell office:value-type="string" table:style-name="ce4">
            <text:p>On which of the following grounds were you discriminated against?</text:p>
            <text:p>(% selecting 'Caring responsibilities'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10.204000000000001" table:style-name="ce10">
            <text:p>10.204</text:p>
          </table:table-cell>
          <table:table-cell office:value-type="float" office:value="11.47" table:style-name="ce10">
            <text:p>11.47</text:p>
          </table:table-cell>
          <table:table-cell office:value-type="float" office:value="11.189" table:style-name="ce10">
            <text:p>11.189</text:p>
          </table:table-cell>
          <table:table-cell office:value-type="float" office:value="11.289" table:style-name="ce10">
            <text:p>11.289</text:p>
          </table:table-cell>
          <table:table-cell office:value-type="float" office:value="11.212999999999999" table:style-name="ce10">
            <text:p>11.213</text:p>
          </table:table-cell>
          <table:table-cell office:value-type="float" office:value="11.222" table:style-name="ce10">
            <text:p>11.222</text:p>
          </table:table-cell>
          <table:table-cell office:value-type="float" office:value="12.147" table:style-name="ce10">
            <text:p>12.147</text:p>
          </table:table-cell>
          <table:table-cell office:value-type="float" office:value="11.585000000000001" table:style-name="ce10">
            <text:p>11.585</text:p>
          </table:table-cell>
          <table:table-cell office:value-type="float" office:value="11.531000000000001" table:style-name="ce10">
            <text:p>11.531</text:p>
          </table:table-cell>
          <table:table-cell office:value-type="float" office:value="11.167" table:style-name="ce10">
            <text:p>11.167</text:p>
          </table:table-cell>
          <table:table-cell office:value-type="float" office:value="13.416" table:style-name="ce10">
            <text:p>13.416</text:p>
          </table:table-cell>
          <table:table-cell office:value-type="float" office:value="13.484999999999999" table:style-name="ce10">
            <text:p>13.485</text:p>
          </table:table-cell>
          <table:table-cell office:value-type="float" office:value="12.548" table:style-name="ce10">
            <text:p>12.548</text:p>
          </table:table-cell>
          <table:table-cell office:value-type="float" office:value="12.082000000000001" table:style-name="ce10">
            <text:p>12.082</text:p>
          </table:table-cell>
          <table:table-cell office:value-type="float" office:value="11.805" table:style-name="ce10">
            <text:p>11.805</text:p>
          </table:table-cell>
          <table:table-cell table:number-columns-repeated="16364"/>
        </table:table-row>
        <table:table-row table:style-name="ro7">
          <table:table-cell office:value-type="string" table:style-name="ce4">
            <text:p>E02_03</text:p>
          </table:table-cell>
          <table:table-cell office:value-type="string" table:style-name="ce4">
            <text:p>On which of the following grounds were you discriminated against?</text:p>
            <text:p>(% selecting 'Disabilit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10.836" table:style-name="ce10">
            <text:p>10.836</text:p>
          </table:table-cell>
          <table:table-cell office:value-type="float" office:value="10.347" table:style-name="ce10">
            <text:p>10.347</text:p>
          </table:table-cell>
          <table:table-cell office:value-type="float" office:value="11.321999999999999" table:style-name="ce10">
            <text:p>11.322</text:p>
          </table:table-cell>
          <table:table-cell office:value-type="float" office:value="11.728999999999999" table:style-name="ce10">
            <text:p>11.729</text:p>
          </table:table-cell>
          <table:table-cell office:value-type="float" office:value="11.157" table:style-name="ce10">
            <text:p>11.157</text:p>
          </table:table-cell>
          <table:table-cell office:value-type="float" office:value="12.044" table:style-name="ce10">
            <text:p>12.044</text:p>
          </table:table-cell>
          <table:table-cell office:value-type="float" office:value="13.827" table:style-name="ce10">
            <text:p>13.827</text:p>
          </table:table-cell>
          <table:table-cell office:value-type="float" office:value="14.08" table:style-name="ce10">
            <text:p>14.08</text:p>
          </table:table-cell>
          <table:table-cell office:value-type="float" office:value="13.991" table:style-name="ce10">
            <text:p>13.991</text:p>
          </table:table-cell>
          <table:table-cell office:value-type="float" office:value="14.432" table:style-name="ce10">
            <text:p>14.432</text:p>
          </table:table-cell>
          <table:table-cell office:value-type="float" office:value="14.329000000000001" table:style-name="ce10">
            <text:p>14.329</text:p>
          </table:table-cell>
          <table:table-cell office:value-type="float" office:value="14.414" table:style-name="ce10">
            <text:p>14.414</text:p>
          </table:table-cell>
          <table:table-cell office:value-type="float" office:value="15.967000000000001" table:style-name="ce10">
            <text:p>15.967</text:p>
          </table:table-cell>
          <table:table-cell office:value-type="float" office:value="18.013000000000002" table:style-name="ce10">
            <text:p>18.013</text:p>
          </table:table-cell>
          <table:table-cell office:value-type="float" office:value="19.106999999999999" table:style-name="ce10">
            <text:p>19.107</text:p>
          </table:table-cell>
          <table:table-cell office:value-type="float" office:value="20.664000000000001" table:style-name="ce10">
            <text:p>20.664</text:p>
          </table:table-cell>
          <table:table-cell table:number-columns-repeated="16364"/>
        </table:table-row>
        <table:table-row table:style-name="ro9">
          <table:table-cell office:value-type="string" table:style-name="ce4">
            <text:p>E02_04</text:p>
          </table:table-cell>
          <table:table-cell office:value-type="string" table:style-name="ce4">
            <text:p>On which of the following grounds were you discriminated against?</text:p>
            <text:p>(% selecting 'Ethnic background'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8.8260000000000005" table:style-name="ce10">
            <text:p>8.826</text:p>
          </table:table-cell>
          <table:table-cell office:value-type="float" office:value="6.1050000000000004" table:style-name="ce10">
            <text:p>6.105</text:p>
          </table:table-cell>
          <table:table-cell office:value-type="float" office:value="6.1210000000000004" table:style-name="ce10">
            <text:p>6.121</text:p>
          </table:table-cell>
          <table:table-cell office:value-type="float" office:value="5.9550000000000001" table:style-name="ce10">
            <text:p>5.955</text:p>
          </table:table-cell>
          <table:table-cell office:value-type="float" office:value="6.7679999999999998" table:style-name="ce10">
            <text:p>6.768</text:p>
          </table:table-cell>
          <table:table-cell office:value-type="float" office:value="7.2069999999999999" table:style-name="ce10">
            <text:p>7.207</text:p>
          </table:table-cell>
          <table:table-cell office:value-type="float" office:value="7.3869999999999996" table:style-name="ce10">
            <text:p>7.387</text:p>
          </table:table-cell>
          <table:table-cell office:value-type="float" office:value="7.3319999999999999" table:style-name="ce10">
            <text:p>7.332</text:p>
          </table:table-cell>
          <table:table-cell office:value-type="float" office:value="8.4309999999999992" table:style-name="ce10">
            <text:p>8.431</text:p>
          </table:table-cell>
          <table:table-cell office:value-type="float" office:value="8.9610000000000003" table:style-name="ce10">
            <text:p>8.961</text:p>
          </table:table-cell>
          <table:table-cell office:value-type="float" office:value="11.2" table:style-name="ce10">
            <text:p>11.2</text:p>
          </table:table-cell>
          <table:table-cell office:value-type="float" office:value="12.489000000000001" table:style-name="ce10">
            <text:p>12.489</text:p>
          </table:table-cell>
          <table:table-cell office:value-type="float" office:value="13.236000000000001" table:style-name="ce10">
            <text:p>13.236</text:p>
          </table:table-cell>
          <table:table-cell office:value-type="float" office:value="13.194000000000001" table:style-name="ce10">
            <text:p>13.194</text:p>
          </table:table-cell>
          <table:table-cell office:value-type="float" office:value="12.507" table:style-name="ce10">
            <text:p>12.507</text:p>
          </table:table-cell>
          <table:table-cell office:value-type="float" office:value="13.208" table:style-name="ce10">
            <text:p>13.208</text:p>
          </table:table-cell>
          <table:table-cell table:number-columns-repeated="16364"/>
        </table:table-row>
        <table:table-row table:style-name="ro7">
          <table:table-cell office:value-type="string" table:style-name="ce4">
            <text:p>E02_05</text:p>
          </table:table-cell>
          <table:table-cell office:value-type="string" table:style-name="ce4">
            <text:p>On which of the following grounds were you discriminated against?</text:p>
            <text:p>(% selecting 'Gender'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12.430999999999999" table:style-name="ce10">
            <text:p>12.431</text:p>
          </table:table-cell>
          <table:table-cell office:value-type="float" office:value="9.5609999999999999" table:style-name="ce10">
            <text:p>9.561</text:p>
          </table:table-cell>
          <table:table-cell office:value-type="float" office:value="9.9309999999999992" table:style-name="ce10">
            <text:p>9.931</text:p>
          </table:table-cell>
          <table:table-cell office:value-type="float" office:value="9.6530000000000005" table:style-name="ce10">
            <text:p>9.653</text:p>
          </table:table-cell>
          <table:table-cell office:value-type="float" office:value="10.712999999999999" table:style-name="ce10">
            <text:p>10.713</text:p>
          </table:table-cell>
          <table:table-cell office:value-type="float" office:value="11.85" table:style-name="ce10">
            <text:p>11.85</text:p>
          </table:table-cell>
          <table:table-cell office:value-type="float" office:value="12.028" table:style-name="ce10">
            <text:p>12.028</text:p>
          </table:table-cell>
          <table:table-cell office:value-type="float" office:value="12.504" table:style-name="ce10">
            <text:p>12.504</text:p>
          </table:table-cell>
          <table:table-cell office:value-type="float" office:value="13.988" table:style-name="ce10">
            <text:p>13.988</text:p>
          </table:table-cell>
          <table:table-cell office:value-type="float" office:value="14.143000000000001" table:style-name="ce10">
            <text:p>14.143</text:p>
          </table:table-cell>
          <table:table-cell office:value-type="float" office:value="14.662000000000001" table:style-name="ce10">
            <text:p>14.662</text:p>
          </table:table-cell>
          <table:table-cell office:value-type="float" office:value="14.183" table:style-name="ce10">
            <text:p>14.183</text:p>
          </table:table-cell>
          <table:table-cell office:value-type="float" office:value="16.056000000000001" table:style-name="ce10">
            <text:p>16.056</text:p>
          </table:table-cell>
          <table:table-cell office:value-type="float" office:value="15.739000000000001" table:style-name="ce10">
            <text:p>15.739</text:p>
          </table:table-cell>
          <table:table-cell office:value-type="float" office:value="15.186" table:style-name="ce10">
            <text:p>15.186</text:p>
          </table:table-cell>
          <table:table-cell office:value-type="float" office:value="15.31" table:style-name="ce10">
            <text:p>15.31</text:p>
          </table:table-cell>
          <table:table-cell table:number-columns-repeated="16364"/>
        </table:table-row>
        <table:table-row table:style-name="ro9">
          <table:table-cell office:value-type="string" table:style-name="ce4">
            <text:p>E02_06</text:p>
          </table:table-cell>
          <table:table-cell office:value-type="string" table:style-name="ce4">
            <text:p>On which of the following grounds were you discriminated against?</text:p>
            <text:p>(% selecting 'Gender reassignment or perceived gender'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0.60699999999999998" table:style-name="ce10">
            <text:p>0.607</text:p>
          </table:table-cell>
          <table:table-cell office:value-type="float" office:value="0.44400000000000001" table:style-name="ce10">
            <text:p>0.444</text:p>
          </table:table-cell>
          <table:table-cell office:value-type="float" office:value="0.39700000000000002" table:style-name="ce10">
            <text:p>0.397</text:p>
          </table:table-cell>
          <table:table-cell office:value-type="float" office:value="0.30199999999999999" table:style-name="ce10">
            <text:p>0.302</text:p>
          </table:table-cell>
          <table:table-cell office:value-type="float" office:value="0.35199999999999998" table:style-name="ce10">
            <text:p>0.352</text:p>
          </table:table-cell>
          <table:table-cell office:value-type="float" office:value="0.373" table:style-name="ce10">
            <text:p>0.373</text:p>
          </table:table-cell>
          <table:table-cell office:value-type="float" office:value="0.42699999999999999" table:style-name="ce10">
            <text:p>0.427</text:p>
          </table:table-cell>
          <table:table-cell office:value-type="float" office:value="0.43" table:style-name="ce10">
            <text:p>0.43</text:p>
          </table:table-cell>
          <table:table-cell office:value-type="float" office:value="0.45" table:style-name="ce10">
            <text:p>0.45</text:p>
          </table:table-cell>
          <table:table-cell office:value-type="float" office:value="0.40100000000000002" table:style-name="ce10">
            <text:p>0.401</text:p>
          </table:table-cell>
          <table:table-cell office:value-type="float" office:value="0.376" table:style-name="ce10">
            <text:p>0.376</text:p>
          </table:table-cell>
          <table:table-cell office:value-type="float" office:value="0.38100000000000001" table:style-name="ce10">
            <text:p>0.381</text:p>
          </table:table-cell>
          <table:table-cell office:value-type="float" office:value="0.68500000000000005" table:style-name="ce10">
            <text:p>0.685</text:p>
          </table:table-cell>
          <table:table-cell office:value-type="float" office:value="0.71299999999999997" table:style-name="ce10">
            <text:p>0.713</text:p>
          </table:table-cell>
          <table:table-cell office:value-type="float" office:value="0.69099999999999995" table:style-name="ce10">
            <text:p>0.691</text:p>
          </table:table-cell>
          <table:table-cell office:value-type="float" office:value="0.79500000000000004" table:style-name="ce10">
            <text:p>0.795</text:p>
          </table:table-cell>
          <table:table-cell table:number-columns-repeated="16364"/>
        </table:table-row>
        <table:table-row table:style-name="ro9">
          <table:table-cell office:value-type="string" table:style-name="ce4">
            <text:p>E02_07</text:p>
          </table:table-cell>
          <table:table-cell office:value-type="string" table:style-name="ce4">
            <text:p>On which of the following grounds were you discriminated against?</text:p>
            <text:p>(% selecting 'Grade or responsibility level'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2.096" table:style-name="ce10">
            <text:p>22.096</text:p>
          </table:table-cell>
          <table:table-cell office:value-type="float" office:value="23.181999999999999" table:style-name="ce10">
            <text:p>23.182</text:p>
          </table:table-cell>
          <table:table-cell office:value-type="float" office:value="24.167999999999999" table:style-name="ce10">
            <text:p>24.168</text:p>
          </table:table-cell>
          <table:table-cell office:value-type="float" office:value="22.957999999999998" table:style-name="ce10">
            <text:p>22.958</text:p>
          </table:table-cell>
          <table:table-cell office:value-type="float" office:value="23.056000000000001" table:style-name="ce10">
            <text:p>23.056</text:p>
          </table:table-cell>
          <table:table-cell office:value-type="float" office:value="23.669" table:style-name="ce10">
            <text:p>23.669</text:p>
          </table:table-cell>
          <table:table-cell table:number-columns-repeated="16364"/>
        </table:table-row>
        <table:table-row table:style-name="ro9">
          <table:table-cell office:value-type="string" table:style-name="ce4">
            <text:p>E02_08</text:p>
          </table:table-cell>
          <table:table-cell office:value-type="string" table:style-name="ce4">
            <text:p>On which of the following grounds were you discriminated against?</text:p>
            <text:p>(% selecting 'Main spoken, written language or language abilit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3.9020000000000001" table:style-name="ce10">
            <text:p>3.902</text:p>
          </table:table-cell>
          <table:table-cell office:value-type="float" office:value="3.5750000000000002" table:style-name="ce10">
            <text:p>3.575</text:p>
          </table:table-cell>
          <table:table-cell office:value-type="float" office:value="3.5950000000000002" table:style-name="ce10">
            <text:p>3.595</text:p>
          </table:table-cell>
          <table:table-cell office:value-type="float" office:value="3.4169999999999998" table:style-name="ce10">
            <text:p>3.417</text:p>
          </table:table-cell>
          <table:table-cell office:value-type="float" office:value="4.101" table:style-name="ce10">
            <text:p>4.101</text:p>
          </table:table-cell>
          <table:table-cell office:value-type="float" office:value="4.008" table:style-name="ce10">
            <text:p>4.008</text:p>
          </table:table-cell>
          <table:table-cell office:value-type="float" office:value="4.1609999999999996" table:style-name="ce10">
            <text:p>4.161</text:p>
          </table:table-cell>
          <table:table-cell office:value-type="float" office:value="4.0359999999999996" table:style-name="ce10">
            <text:p>4.036</text:p>
          </table:table-cell>
          <table:table-cell office:value-type="float" office:value="3.802" table:style-name="ce10">
            <text:p>3.802</text:p>
          </table:table-cell>
          <table:table-cell office:value-type="float" office:value="3.5920000000000001" table:style-name="ce10">
            <text:p>3.592</text:p>
          </table:table-cell>
          <table:table-cell office:value-type="float" office:value="3.4409999999999998" table:style-name="ce10">
            <text:p>3.441</text:p>
          </table:table-cell>
          <table:table-cell office:value-type="float" office:value="4.0629999999999997" table:style-name="ce10">
            <text:p>4.063</text:p>
          </table:table-cell>
          <table:table-cell office:value-type="float" office:value="4.12" table:style-name="ce10">
            <text:p>4.12</text:p>
          </table:table-cell>
          <table:table-cell office:value-type="float" office:value="4.2370000000000001" table:style-name="ce10">
            <text:p>4.237</text:p>
          </table:table-cell>
          <table:table-cell office:value-type="float" office:value="4.5940000000000003" table:style-name="ce10">
            <text:p>4.594</text:p>
          </table:table-cell>
          <table:table-cell table:number-columns-repeated="16364"/>
        </table:table-row>
        <table:table-row table:style-name="ro9">
          <table:table-cell office:value-type="string" table:style-name="ce4">
            <text:p>E02_09</text:p>
          </table:table-cell>
          <table:table-cell office:value-type="string" table:style-name="ce4">
            <text:p>On which of the following grounds were you discriminated against?</text:p>
            <text:p>(% selecting 'Marital status or civil partnership'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319" table:style-name="ce10">
            <text:p>2.319</text:p>
          </table:table-cell>
          <table:table-cell office:value-type="float" office:value="1.8280000000000001" table:style-name="ce10">
            <text:p>1.828</text:p>
          </table:table-cell>
          <table:table-cell office:value-type="float" office:value="1.613" table:style-name="ce10">
            <text:p>1.613</text:p>
          </table:table-cell>
          <table:table-cell office:value-type="float" office:value="1.865" table:style-name="ce10">
            <text:p>1.865</text:p>
          </table:table-cell>
          <table:table-cell office:value-type="float" office:value="1.6040000000000001" table:style-name="ce10">
            <text:p>1.604</text:p>
          </table:table-cell>
          <table:table-cell office:value-type="float" office:value="1.512" table:style-name="ce10">
            <text:p>1.512</text:p>
          </table:table-cell>
          <table:table-cell office:value-type="float" office:value="1.5369999999999999" table:style-name="ce10">
            <text:p>1.537</text:p>
          </table:table-cell>
          <table:table-cell table:number-columns-repeated="16364"/>
        </table:table-row>
        <table:table-row table:style-name="ro7">
          <table:table-cell office:value-type="string" table:style-name="ce4">
            <text:p>E02_10</text:p>
          </table:table-cell>
          <table:table-cell office:value-type="string" table:style-name="ce4">
            <text:p>On which of the following grounds were you discriminated against?</text:p>
            <text:p>(% selecting 'Mental health'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3.512" table:style-name="ce10">
            <text:p>13.512</text:p>
          </table:table-cell>
          <table:table-cell office:value-type="float" office:value="13.456" table:style-name="ce10">
            <text:p>13.456</text:p>
          </table:table-cell>
          <table:table-cell office:value-type="float" office:value="15.742000000000001" table:style-name="ce10">
            <text:p>15.742</text:p>
          </table:table-cell>
          <table:table-cell office:value-type="float" office:value="15.371" table:style-name="ce10">
            <text:p>15.371</text:p>
          </table:table-cell>
          <table:table-cell office:value-type="float" office:value="15.693" table:style-name="ce10">
            <text:p>15.693</text:p>
          </table:table-cell>
          <table:table-cell office:value-type="float" office:value="16.111000000000001" table:style-name="ce10">
            <text:p>16.111</text:p>
          </table:table-cell>
          <table:table-cell table:number-columns-repeated="16364"/>
        </table:table-row>
        <table:table-row table:style-name="ro7">
          <table:table-cell office:value-type="string" table:style-name="ce4">
            <text:p>E02_11</text:p>
          </table:table-cell>
          <table:table-cell office:value-type="string" table:style-name="ce4">
            <text:p>On which of the following grounds were you discriminated against?</text:p>
            <text:p>(% selecting 'Pa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2.843999999999999" table:style-name="ce10">
            <text:p>12.844</text:p>
          </table:table-cell>
          <table:table-cell office:value-type="float" office:value="10.269" table:style-name="ce10">
            <text:p>10.269</text:p>
          </table:table-cell>
          <table:table-cell office:value-type="float" office:value="9.1910000000000007" table:style-name="ce10">
            <text:p>9.191</text:p>
          </table:table-cell>
          <table:table-cell office:value-type="float" office:value="8.64" table:style-name="ce10">
            <text:p>8.64</text:p>
          </table:table-cell>
          <table:table-cell office:value-type="float" office:value="8.2629999999999999" table:style-name="ce10">
            <text:p>8.263</text:p>
          </table:table-cell>
          <table:table-cell office:value-type="float" office:value="7.133" table:style-name="ce10">
            <text:p>7.133</text:p>
          </table:table-cell>
          <table:table-cell table:number-columns-repeated="16364"/>
        </table:table-row>
        <table:table-row table:style-name="ro9">
          <table:table-cell office:value-type="string" table:style-name="ce4">
            <text:p>E02_12</text:p>
          </table:table-cell>
          <table:table-cell office:value-type="string" table:style-name="ce4">
            <text:p>On which of the following grounds were you discriminated against?</text:p>
            <text:p>(% selecting 'Pregnancy, maternity or paternit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0720000000000001" table:style-name="ce10">
            <text:p>2.072</text:p>
          </table:table-cell>
          <table:table-cell office:value-type="float" office:value="2.0840000000000001" table:style-name="ce10">
            <text:p>2.084</text:p>
          </table:table-cell>
          <table:table-cell office:value-type="float" office:value="1.591" table:style-name="ce10">
            <text:p>1.591</text:p>
          </table:table-cell>
          <table:table-cell office:value-type="float" office:value="2.0379999999999998" table:style-name="ce10">
            <text:p>2.038</text:p>
          </table:table-cell>
          <table:table-cell office:value-type="float" office:value="2.2970000000000002" table:style-name="ce10">
            <text:p>2.297</text:p>
          </table:table-cell>
          <table:table-cell office:value-type="float" office:value="2.1880000000000002" table:style-name="ce10">
            <text:p>2.188</text:p>
          </table:table-cell>
          <table:table-cell office:value-type="float" office:value="2.1920000000000002" table:style-name="ce10">
            <text:p>2.192</text:p>
          </table:table-cell>
          <table:table-cell table:number-columns-repeated="16364"/>
        </table:table-row>
        <table:table-row table:style-name="ro9">
          <table:table-cell office:value-type="string" table:style-name="ce4">
            <text:p>E02_13</text:p>
          </table:table-cell>
          <table:table-cell office:value-type="string" table:style-name="ce4">
            <text:p>On which of the following grounds were you discriminated against?</text:p>
            <text:p>(% selecting 'Religion or belief'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3.9729999999999999" table:style-name="ce10">
            <text:p>3.973</text:p>
          </table:table-cell>
          <table:table-cell office:value-type="float" office:value="3.4260000000000002" table:style-name="ce10">
            <text:p>3.426</text:p>
          </table:table-cell>
          <table:table-cell office:value-type="float" office:value="3.411" table:style-name="ce10">
            <text:p>3.411</text:p>
          </table:table-cell>
          <table:table-cell office:value-type="float" office:value="3.2480000000000002" table:style-name="ce10">
            <text:p>3.248</text:p>
          </table:table-cell>
          <table:table-cell office:value-type="float" office:value="3.02" table:style-name="ce10">
            <text:p>3.02</text:p>
          </table:table-cell>
          <table:table-cell office:value-type="float" office:value="3.2" table:style-name="ce10">
            <text:p>3.2</text:p>
          </table:table-cell>
          <table:table-cell office:value-type="float" office:value="3.3889999999999998" table:style-name="ce10">
            <text:p>3.389</text:p>
          </table:table-cell>
          <table:table-cell office:value-type="float" office:value="3.2010000000000001" table:style-name="ce10">
            <text:p>3.201</text:p>
          </table:table-cell>
          <table:table-cell office:value-type="float" office:value="3.4169999999999998" table:style-name="ce10">
            <text:p>3.417</text:p>
          </table:table-cell>
          <table:table-cell office:value-type="float" office:value="3.8849999999999998" table:style-name="ce10">
            <text:p>3.885</text:p>
          </table:table-cell>
          <table:table-cell office:value-type="float" office:value="3.653" table:style-name="ce10">
            <text:p>3.653</text:p>
          </table:table-cell>
          <table:table-cell office:value-type="float" office:value="3.0819999999999999" table:style-name="ce10">
            <text:p>3.082</text:p>
          </table:table-cell>
          <table:table-cell office:value-type="float" office:value="3.3220000000000001" table:style-name="ce10">
            <text:p>3.322</text:p>
          </table:table-cell>
          <table:table-cell office:value-type="float" office:value="3.589" table:style-name="ce10">
            <text:p>3.589</text:p>
          </table:table-cell>
          <table:table-cell office:value-type="float" office:value="3.7669999999999999" table:style-name="ce10">
            <text:p>3.767</text:p>
          </table:table-cell>
          <table:table-cell office:value-type="float" office:value="4.2679999999999998" table:style-name="ce10">
            <text:p>4.268</text:p>
          </table:table-cell>
          <table:table-cell table:number-columns-repeated="16364"/>
        </table:table-row>
        <table:table-row table:style-name="ro7">
          <table:table-cell office:value-type="string" table:style-name="ce4">
            <text:p>E02_14</text:p>
          </table:table-cell>
          <table:table-cell office:value-type="string" table:style-name="ce4">
            <text:p>On which of the following grounds were you discriminated against?</text:p>
            <text:p>(% selecting 'Sex'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6440000000000001" table:style-name="ce10">
            <text:p>4.644</text:p>
          </table:table-cell>
          <table:table-cell office:value-type="float" office:value="3.1659999999999999" table:style-name="ce10">
            <text:p>3.166</text:p>
          </table:table-cell>
          <table:table-cell office:value-type="float" office:value="3.9279999999999999" table:style-name="ce10">
            <text:p>3.928</text:p>
          </table:table-cell>
          <table:table-cell office:value-type="float" office:value="3.9340000000000002" table:style-name="ce10">
            <text:p>3.934</text:p>
          </table:table-cell>
          <table:table-cell office:value-type="float" office:value="4.1269999999999998" table:style-name="ce10">
            <text:p>4.127</text:p>
          </table:table-cell>
          <table:table-cell office:value-type="float" office:value="4.2619999999999996" table:style-name="ce10">
            <text:p>4.262</text:p>
          </table:table-cell>
          <table:table-cell table:number-columns-repeated="16364"/>
        </table:table-row>
        <table:table-row table:style-name="ro9">
          <table:table-cell office:value-type="string" table:style-name="ce4">
            <text:p>E02_15</text:p>
          </table:table-cell>
          <table:table-cell office:value-type="string" table:style-name="ce4">
            <text:p>On which of the following grounds were you discriminated against?</text:p>
            <text:p>(% selecting 'Sexual orientation'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3.3540000000000001" table:style-name="ce10">
            <text:p>3.354</text:p>
          </table:table-cell>
          <table:table-cell office:value-type="float" office:value="2.7349999999999999" table:style-name="ce10">
            <text:p>2.735</text:p>
          </table:table-cell>
          <table:table-cell office:value-type="float" office:value="2.6659999999999999" table:style-name="ce10">
            <text:p>2.666</text:p>
          </table:table-cell>
          <table:table-cell office:value-type="float" office:value="2.476" table:style-name="ce10">
            <text:p>2.476</text:p>
          </table:table-cell>
          <table:table-cell office:value-type="float" office:value="2.3690000000000002" table:style-name="ce10">
            <text:p>2.369</text:p>
          </table:table-cell>
          <table:table-cell office:value-type="float" office:value="2.5659999999999998" table:style-name="ce10">
            <text:p>2.566</text:p>
          </table:table-cell>
          <table:table-cell office:value-type="float" office:value="2.7250000000000001" table:style-name="ce10">
            <text:p>2.725</text:p>
          </table:table-cell>
          <table:table-cell office:value-type="float" office:value="2.4950000000000001" table:style-name="ce10">
            <text:p>2.495</text:p>
          </table:table-cell>
          <table:table-cell office:value-type="float" office:value="2.8159999999999998" table:style-name="ce10">
            <text:p>2.816</text:p>
          </table:table-cell>
          <table:table-cell office:value-type="float" office:value="2.83" table:style-name="ce10">
            <text:p>2.83</text:p>
          </table:table-cell>
          <table:table-cell office:value-type="float" office:value="3.016" table:style-name="ce10">
            <text:p>3.016</text:p>
          </table:table-cell>
          <table:table-cell office:value-type="float" office:value="2.2490000000000001" table:style-name="ce10">
            <text:p>2.249</text:p>
          </table:table-cell>
          <table:table-cell office:value-type="float" office:value="2.8439999999999999" table:style-name="ce10">
            <text:p>2.844</text:p>
          </table:table-cell>
          <table:table-cell office:value-type="float" office:value="2.907" table:style-name="ce10">
            <text:p>2.907</text:p>
          </table:table-cell>
          <table:table-cell office:value-type="float" office:value="2.7160000000000002" table:style-name="ce10">
            <text:p>2.716</text:p>
          </table:table-cell>
          <table:table-cell office:value-type="float" office:value="2.8370000000000002" table:style-name="ce10">
            <text:p>2.837</text:p>
          </table:table-cell>
          <table:table-cell table:number-columns-repeated="16364"/>
        </table:table-row>
        <table:table-row table:style-name="ro9">
          <table:table-cell office:value-type="string" table:style-name="ce4">
            <text:p>E02_16</text:p>
          </table:table-cell>
          <table:table-cell office:value-type="string" table:style-name="ce4">
            <text:p>On which of the following grounds were you discriminated against?</text:p>
            <text:p>(% selecting 'Social or educational background'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4.8559999999999999" table:style-name="ce10">
            <text:p>4.856</text:p>
          </table:table-cell>
          <table:table-cell office:value-type="float" office:value="4.9379999999999997" table:style-name="ce10">
            <text:p>4.938</text:p>
          </table:table-cell>
          <table:table-cell office:value-type="float" office:value="5.0069999999999997" table:style-name="ce10">
            <text:p>5.007</text:p>
          </table:table-cell>
          <table:table-cell office:value-type="float" office:value="4.8639999999999999" table:style-name="ce10">
            <text:p>4.864</text:p>
          </table:table-cell>
          <table:table-cell office:value-type="float" office:value="5.8659999999999997" table:style-name="ce10">
            <text:p>5.866</text:p>
          </table:table-cell>
          <table:table-cell office:value-type="float" office:value="5.35" table:style-name="ce10">
            <text:p>5.35</text:p>
          </table:table-cell>
          <table:table-cell office:value-type="float" office:value="5.6909999999999998" table:style-name="ce10">
            <text:p>5.691</text:p>
          </table:table-cell>
          <table:table-cell office:value-type="float" office:value="5.7439999999999998" table:style-name="ce10">
            <text:p>5.744</text:p>
          </table:table-cell>
          <table:table-cell office:value-type="float" office:value="5.7640000000000002" table:style-name="ce10">
            <text:p>5.764</text:p>
          </table:table-cell>
          <table:table-cell office:value-type="float" office:value="5.9880000000000004" table:style-name="ce10">
            <text:p>5.988</text:p>
          </table:table-cell>
          <table:table-cell office:value-type="float" office:value="5.524" table:style-name="ce10">
            <text:p>5.524</text:p>
          </table:table-cell>
          <table:table-cell office:value-type="float" office:value="5.859" table:style-name="ce10">
            <text:p>5.859</text:p>
          </table:table-cell>
          <table:table-cell office:value-type="float" office:value="5.3860000000000001" table:style-name="ce10">
            <text:p>5.386</text:p>
          </table:table-cell>
          <table:table-cell office:value-type="float" office:value="5.1189999999999998" table:style-name="ce10">
            <text:p>5.119</text:p>
          </table:table-cell>
          <table:table-cell office:value-type="float" office:value="5.56" table:style-name="ce10">
            <text:p>5.56</text:p>
          </table:table-cell>
          <table:table-cell table:number-columns-repeated="16364"/>
        </table:table-row>
        <table:table-row table:style-name="ro9">
          <table:table-cell office:value-type="string" table:style-name="ce4">
            <text:p>E02_17</text:p>
          </table:table-cell>
          <table:table-cell office:value-type="string" table:style-name="ce4">
            <text:p>On which of the following grounds were you discriminated against?</text:p>
            <text:p>(% selecting 'Working location'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13.686" table:style-name="ce10">
            <text:p>13.686</text:p>
          </table:table-cell>
          <table:table-cell office:value-type="float" office:value="14.319000000000001" table:style-name="ce10">
            <text:p>14.319</text:p>
          </table:table-cell>
          <table:table-cell office:value-type="float" office:value="13.9" table:style-name="ce10">
            <text:p>13.9</text:p>
          </table:table-cell>
          <table:table-cell office:value-type="float" office:value="13.282999999999999" table:style-name="ce10">
            <text:p>13.283</text:p>
          </table:table-cell>
          <table:table-cell office:value-type="float" office:value="13.757999999999999" table:style-name="ce10">
            <text:p>13.758</text:p>
          </table:table-cell>
          <table:table-cell office:value-type="float" office:value="12.419" table:style-name="ce10">
            <text:p>12.419</text:p>
          </table:table-cell>
          <table:table-cell office:value-type="float" office:value="13.112" table:style-name="ce10">
            <text:p>13.112</text:p>
          </table:table-cell>
          <table:table-cell office:value-type="float" office:value="13.287000000000001" table:style-name="ce10">
            <text:p>13.287</text:p>
          </table:table-cell>
          <table:table-cell office:value-type="float" office:value="13.185" table:style-name="ce10">
            <text:p>13.185</text:p>
          </table:table-cell>
          <table:table-cell office:value-type="float" office:value="11.733000000000001" table:style-name="ce10">
            <text:p>11.733</text:p>
          </table:table-cell>
          <table:table-cell office:value-type="float" office:value="17.312000000000001" table:style-name="ce10">
            <text:p>17.312</text:p>
          </table:table-cell>
          <table:table-cell office:value-type="float" office:value="16.167000000000002" table:style-name="ce10">
            <text:p>16.167</text:p>
          </table:table-cell>
          <table:table-cell office:value-type="float" office:value="16.448" table:style-name="ce10">
            <text:p>16.448</text:p>
          </table:table-cell>
          <table:table-cell office:value-type="float" office:value="15.318" table:style-name="ce10">
            <text:p>15.318</text:p>
          </table:table-cell>
          <table:table-cell office:value-type="float" office:value="15.856" table:style-name="ce10">
            <text:p>15.856</text:p>
          </table:table-cell>
          <table:table-cell table:number-columns-repeated="16364"/>
        </table:table-row>
        <table:table-row table:style-name="ro9">
          <table:table-cell office:value-type="string" table:style-name="ce4">
            <text:p>E02_18</text:p>
          </table:table-cell>
          <table:table-cell office:value-type="string" table:style-name="ce4">
            <text:p>On which of the following grounds were you discriminated against?</text:p>
            <text:p>(% selecting 'Working pattern'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24.337" table:style-name="ce10">
            <text:p>24.337</text:p>
          </table:table-cell>
          <table:table-cell office:value-type="float" office:value="24.885999999999999" table:style-name="ce10">
            <text:p>24.886</text:p>
          </table:table-cell>
          <table:table-cell office:value-type="float" office:value="24.21" table:style-name="ce10">
            <text:p>24.21</text:p>
          </table:table-cell>
          <table:table-cell office:value-type="float" office:value="24.248000000000001" table:style-name="ce10">
            <text:p>24.248</text:p>
          </table:table-cell>
          <table:table-cell office:value-type="float" office:value="24.722000000000001" table:style-name="ce10">
            <text:p>24.722</text:p>
          </table:table-cell>
          <table:table-cell office:value-type="float" office:value="23.937000000000001" table:style-name="ce10">
            <text:p>23.937</text:p>
          </table:table-cell>
          <table:table-cell office:value-type="float" office:value="24.152999999999999" table:style-name="ce10">
            <text:p>24.153</text:p>
          </table:table-cell>
          <table:table-cell office:value-type="float" office:value="23.486999999999998" table:style-name="ce10">
            <text:p>23.487</text:p>
          </table:table-cell>
          <table:table-cell office:value-type="float" office:value="23.116" table:style-name="ce10">
            <text:p>23.116</text:p>
          </table:table-cell>
          <table:table-cell office:value-type="float" office:value="20.875" table:style-name="ce10">
            <text:p>20.875</text:p>
          </table:table-cell>
          <table:table-cell office:value-type="float" office:value="19.109000000000002" table:style-name="ce10">
            <text:p>19.109</text:p>
          </table:table-cell>
          <table:table-cell office:value-type="float" office:value="18.530999999999999" table:style-name="ce10">
            <text:p>18.531</text:p>
          </table:table-cell>
          <table:table-cell office:value-type="float" office:value="17.715" table:style-name="ce10">
            <text:p>17.715</text:p>
          </table:table-cell>
          <table:table-cell office:value-type="float" office:value="17.113" table:style-name="ce10">
            <text:p>17.113</text:p>
          </table:table-cell>
          <table:table-cell office:value-type="float" office:value="16.558" table:style-name="ce10">
            <text:p>16.558</text:p>
          </table:table-cell>
          <table:table-cell table:number-columns-repeated="16364"/>
        </table:table-row>
        <table:table-row table:style-name="ro9">
          <table:table-cell office:value-type="string" table:style-name="ce4">
            <text:p>E02_19</text:p>
          </table:table-cell>
          <table:table-cell office:value-type="string" table:style-name="ce4">
            <text:p>On which of the following grounds were you discriminated against?</text:p>
            <text:p>(% selecting 'Any other grounds'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float" office:value="72.453000000000003" table:style-name="ce10">
            <text:p>72.453</text:p>
          </table:table-cell>
          <table:table-cell office:value-type="float" office:value="29.36" table:style-name="ce10">
            <text:p>29.36</text:p>
          </table:table-cell>
          <table:table-cell office:value-type="float" office:value="28.439" table:style-name="ce10">
            <text:p>28.439</text:p>
          </table:table-cell>
          <table:table-cell office:value-type="float" office:value="27.699000000000002" table:style-name="ce10">
            <text:p>27.699</text:p>
          </table:table-cell>
          <table:table-cell office:value-type="float" office:value="28.684000000000001" table:style-name="ce10">
            <text:p>28.684</text:p>
          </table:table-cell>
          <table:table-cell office:value-type="float" office:value="26.623999999999999" table:style-name="ce10">
            <text:p>26.624</text:p>
          </table:table-cell>
          <table:table-cell office:value-type="float" office:value="25.613" table:style-name="ce10">
            <text:p>25.613</text:p>
          </table:table-cell>
          <table:table-cell office:value-type="float" office:value="25.588999999999999" table:style-name="ce10">
            <text:p>25.589</text:p>
          </table:table-cell>
          <table:table-cell office:value-type="float" office:value="24.768999999999998" table:style-name="ce10">
            <text:p>24.769</text:p>
          </table:table-cell>
          <table:table-cell office:value-type="float" office:value="23.864000000000001" table:style-name="ce10">
            <text:p>23.864</text:p>
          </table:table-cell>
          <table:table-cell office:value-type="float" office:value="13.824999999999999" table:style-name="ce10">
            <text:p>13.825</text:p>
          </table:table-cell>
          <table:table-cell office:value-type="float" office:value="19.43" table:style-name="ce10">
            <text:p>19.43</text:p>
          </table:table-cell>
          <table:table-cell office:value-type="float" office:value="12.157" table:style-name="ce10">
            <text:p>12.157</text:p>
          </table:table-cell>
          <table:table-cell office:value-type="float" office:value="11.441000000000001" table:style-name="ce10">
            <text:p>11.441</text:p>
          </table:table-cell>
          <table:table-cell office:value-type="float" office:value="11.499000000000001" table:style-name="ce10">
            <text:p>11.499</text:p>
          </table:table-cell>
          <table:table-cell office:value-type="float" office:value="11.023" table:style-name="ce10">
            <text:p>11.023</text:p>
          </table:table-cell>
          <table:table-cell table:number-columns-repeated="16364"/>
        </table:table-row>
        <table:table-row table:style-name="ro9">
          <table:table-cell office:value-type="string" table:style-name="ce4">
            <text:p>E02_20</text:p>
          </table:table-cell>
          <table:table-cell office:value-type="string" table:style-name="ce4">
            <text:p>On which of the following grounds were you discriminated against?</text:p>
            <text:p>(% selecting 'Prefer not to say' of those who ticked at least one E02 option)</text:p>
          </table:table-cell>
          <table:table-cell office:value-type="string" table:style-name="ce4">
            <text:p>Grounds of discrimination</text:p>
          </table:table-cell>
          <table:table-cell office:value-type="string" table:style-name="ce4">
            <text:p>[notes 4, 6]</text:p>
          </table:table-cell>
          <table:table-cell office:value-type="string" table:style-name="ce10">
            <text:p>[z]</text:p>
          </table:table-cell>
          <table:table-cell office:value-type="float" office:value="12.914999999999999" table:style-name="ce10">
            <text:p>12.915</text:p>
          </table:table-cell>
          <table:table-cell office:value-type="float" office:value="11.07" table:style-name="ce10">
            <text:p>11.07</text:p>
          </table:table-cell>
          <table:table-cell office:value-type="float" office:value="11.827" table:style-name="ce10">
            <text:p>11.827</text:p>
          </table:table-cell>
          <table:table-cell office:value-type="float" office:value="11.023999999999999" table:style-name="ce10">
            <text:p>11.024</text:p>
          </table:table-cell>
          <table:table-cell office:value-type="float" office:value="10.3" table:style-name="ce10">
            <text:p>10.3</text:p>
          </table:table-cell>
          <table:table-cell office:value-type="float" office:value="10.561" table:style-name="ce10">
            <text:p>10.561</text:p>
          </table:table-cell>
          <table:table-cell office:value-type="float" office:value="10.319000000000001" table:style-name="ce10">
            <text:p>10.319</text:p>
          </table:table-cell>
          <table:table-cell office:value-type="float" office:value="10.782999999999999" table:style-name="ce10">
            <text:p>10.783</text:p>
          </table:table-cell>
          <table:table-cell office:value-type="float" office:value="10.641999999999999" table:style-name="ce10">
            <text:p>10.642</text:p>
          </table:table-cell>
          <table:table-cell office:value-type="float" office:value="11.833" table:style-name="ce10">
            <text:p>11.833</text:p>
          </table:table-cell>
          <table:table-cell office:value-type="float" office:value="9.32" table:style-name="ce10">
            <text:p>9.32</text:p>
          </table:table-cell>
          <table:table-cell office:value-type="float" office:value="10.048999999999999" table:style-name="ce10">
            <text:p>10.049</text:p>
          </table:table-cell>
          <table:table-cell office:value-type="float" office:value="9.3330000000000002" table:style-name="ce10">
            <text:p>9.333</text:p>
          </table:table-cell>
          <table:table-cell office:value-type="float" office:value="10.491" table:style-name="ce10">
            <text:p>10.491</text:p>
          </table:table-cell>
          <table:table-cell office:value-type="float" office:value="10.669" table:style-name="ce10">
            <text:p>10.669</text:p>
          </table:table-cell>
          <table:table-cell table:number-columns-repeated="16364"/>
        </table:table-row>
        <table:table-row table:style-name="ro6">
          <table:table-cell office:value-type="string" table:style-name="ce4">
            <text:p>E03_yes</text:p>
          </table:table-cell>
          <table:table-cell office:value-type="string" table:style-name="ce4">
            <text:p>Have you been bullied or harassed at work, in the past 12 months?</text:p>
            <text:p>(% selecting 'Yes')</text:p>
          </table:table-cell>
          <table:table-cell office:value-type="string" table:style-name="ce4">
            <text:p>Bullying and harassment</text:p>
          </table:table-cell>
          <table:table-cell table:style-name="ce4"/>
          <table:table-cell office:value-type="float" office:value="11.863" table:style-name="ce10">
            <text:p>11.863</text:p>
          </table:table-cell>
          <table:table-cell office:value-type="float" office:value="11.63" table:style-name="ce10">
            <text:p>11.63</text:p>
          </table:table-cell>
          <table:table-cell office:value-type="float" office:value="11.488" table:style-name="ce10">
            <text:p>11.488</text:p>
          </table:table-cell>
          <table:table-cell office:value-type="float" office:value="11.457000000000001" table:style-name="ce10">
            <text:p>11.457</text:p>
          </table:table-cell>
          <table:table-cell office:value-type="float" office:value="11.202999999999999" table:style-name="ce10">
            <text:p>11.203</text:p>
          </table:table-cell>
          <table:table-cell office:value-type="float" office:value="11.291" table:style-name="ce10">
            <text:p>11.291</text:p>
          </table:table-cell>
          <table:table-cell office:value-type="float" office:value="11.565" table:style-name="ce10">
            <text:p>11.565</text:p>
          </table:table-cell>
          <table:table-cell office:value-type="float" office:value="11.612" table:style-name="ce10">
            <text:p>11.612</text:p>
          </table:table-cell>
          <table:table-cell office:value-type="float" office:value="11.643000000000001" table:style-name="ce10">
            <text:p>11.643</text:p>
          </table:table-cell>
          <table:table-cell office:value-type="float" office:value="12.249000000000001" table:style-name="ce10">
            <text:p>12.249</text:p>
          </table:table-cell>
          <table:table-cell office:value-type="float" office:value="12.321" table:style-name="ce10">
            <text:p>12.321</text:p>
          </table:table-cell>
          <table:table-cell office:value-type="float" office:value="8.85" table:style-name="ce10">
            <text:p>8.85</text:p>
          </table:table-cell>
          <table:table-cell office:value-type="float" office:value="8.7189999999999994" table:style-name="ce10">
            <text:p>8.719</text:p>
          </table:table-cell>
          <table:table-cell office:value-type="float" office:value="8.6059999999999999" table:style-name="ce10">
            <text:p>8.606</text:p>
          </table:table-cell>
          <table:table-cell office:value-type="float" office:value="9.1" table:style-name="ce10">
            <text:p>9.1</text:p>
          </table:table-cell>
          <table:table-cell office:value-type="float" office:value="9.0259999999999998" table:style-name="ce10">
            <text:p>9.026</text:p>
          </table:table-cell>
          <table:table-cell table:number-columns-repeated="16364"/>
        </table:table-row>
        <table:table-row table:style-name="ro6">
          <table:table-cell office:value-type="string" table:style-name="ce4">
            <text:p>E03_no</text:p>
          </table:table-cell>
          <table:table-cell office:value-type="string" table:style-name="ce4">
            <text:p>Have you been bullied or harassed at work, in the past 12 months?</text:p>
            <text:p>(% selecting 'No')</text:p>
          </table:table-cell>
          <table:table-cell office:value-type="string" table:style-name="ce4">
            <text:p>Bullying and harassment</text:p>
          </table:table-cell>
          <table:table-cell table:style-name="ce4"/>
          <table:table-cell office:value-type="float" office:value="80.921000000000006" table:style-name="ce10">
            <text:p>80.921</text:p>
          </table:table-cell>
          <table:table-cell office:value-type="float" office:value="80.738" table:style-name="ce10">
            <text:p>80.738</text:p>
          </table:table-cell>
          <table:table-cell office:value-type="float" office:value="80.527000000000001" table:style-name="ce10">
            <text:p>80.527</text:p>
          </table:table-cell>
          <table:table-cell office:value-type="float" office:value="80.442999999999998" table:style-name="ce10">
            <text:p>80.443</text:p>
          </table:table-cell>
          <table:table-cell office:value-type="float" office:value="80.92" table:style-name="ce10">
            <text:p>80.92</text:p>
          </table:table-cell>
          <table:table-cell office:value-type="float" office:value="80.67" table:style-name="ce10">
            <text:p>80.67</text:p>
          </table:table-cell>
          <table:table-cell office:value-type="float" office:value="80.478999999999999" table:style-name="ce10">
            <text:p>80.479</text:p>
          </table:table-cell>
          <table:table-cell office:value-type="float" office:value="80.582999999999998" table:style-name="ce10">
            <text:p>80.583</text:p>
          </table:table-cell>
          <table:table-cell office:value-type="float" office:value="80.748000000000005" table:style-name="ce10">
            <text:p>80.748</text:p>
          </table:table-cell>
          <table:table-cell office:value-type="float" office:value="80.367000000000004" table:style-name="ce10">
            <text:p>80.367</text:p>
          </table:table-cell>
          <table:table-cell office:value-type="float" office:value="80.483999999999995" table:style-name="ce10">
            <text:p>80.484</text:p>
          </table:table-cell>
          <table:table-cell office:value-type="float" office:value="84.759" table:style-name="ce10">
            <text:p>84.759</text:p>
          </table:table-cell>
          <table:table-cell office:value-type="float" office:value="85.153999999999996" table:style-name="ce10">
            <text:p>85.154</text:p>
          </table:table-cell>
          <table:table-cell office:value-type="float" office:value="85.608999999999995" table:style-name="ce10">
            <text:p>85.609</text:p>
          </table:table-cell>
          <table:table-cell office:value-type="float" office:value="84.918000000000006" table:style-name="ce10">
            <text:p>84.918</text:p>
          </table:table-cell>
          <table:table-cell office:value-type="float" office:value="84.762" table:style-name="ce10">
            <text:p>84.762</text:p>
          </table:table-cell>
          <table:table-cell table:number-columns-repeated="16364"/>
        </table:table-row>
        <table:table-row table:style-name="ro6">
          <table:table-cell office:value-type="string" table:style-name="ce4">
            <text:p>E03_pnts</text:p>
          </table:table-cell>
          <table:table-cell office:value-type="string" table:style-name="ce4">
            <text:p>Have you been bullied or harassed at work, in the past 12 months?</text:p>
            <text:p>(% selecting 'Prefer not to say')</text:p>
          </table:table-cell>
          <table:table-cell office:value-type="string" table:style-name="ce4">
            <text:p>Bullying and harassment</text:p>
          </table:table-cell>
          <table:table-cell table:style-name="ce4"/>
          <table:table-cell office:value-type="float" office:value="7.2160000000000002" table:style-name="ce10">
            <text:p>7.216</text:p>
          </table:table-cell>
          <table:table-cell office:value-type="float" office:value="7.6319999999999997" table:style-name="ce10">
            <text:p>7.632</text:p>
          </table:table-cell>
          <table:table-cell office:value-type="float" office:value="7.9850000000000003" table:style-name="ce10">
            <text:p>7.985</text:p>
          </table:table-cell>
          <table:table-cell office:value-type="float" office:value="8.1010000000000009" table:style-name="ce10">
            <text:p>8.101</text:p>
          </table:table-cell>
          <table:table-cell office:value-type="float" office:value="7.8769999999999998" table:style-name="ce10">
            <text:p>7.877</text:p>
          </table:table-cell>
          <table:table-cell office:value-type="float" office:value="8.0399999999999991" table:style-name="ce10">
            <text:p>8.04</text:p>
          </table:table-cell>
          <table:table-cell office:value-type="float" office:value="7.9560000000000004" table:style-name="ce10">
            <text:p>7.956</text:p>
          </table:table-cell>
          <table:table-cell office:value-type="float" office:value="7.806" table:style-name="ce10">
            <text:p>7.806</text:p>
          </table:table-cell>
          <table:table-cell office:value-type="float" office:value="7.609" table:style-name="ce10">
            <text:p>7.609</text:p>
          </table:table-cell>
          <table:table-cell office:value-type="float" office:value="7.3840000000000003" table:style-name="ce10">
            <text:p>7.384</text:p>
          </table:table-cell>
          <table:table-cell office:value-type="float" office:value="7.1959999999999997" table:style-name="ce10">
            <text:p>7.196</text:p>
          </table:table-cell>
          <table:table-cell office:value-type="float" office:value="6.391" table:style-name="ce10">
            <text:p>6.391</text:p>
          </table:table-cell>
          <table:table-cell office:value-type="float" office:value="6.1280000000000001" table:style-name="ce10">
            <text:p>6.128</text:p>
          </table:table-cell>
          <table:table-cell office:value-type="float" office:value="5.7850000000000001" table:style-name="ce10">
            <text:p>5.785</text:p>
          </table:table-cell>
          <table:table-cell office:value-type="float" office:value="5.9820000000000002" table:style-name="ce10">
            <text:p>5.982</text:p>
          </table:table-cell>
          <table:table-cell office:value-type="float" office:value="6.2119999999999997" table:style-name="ce10">
            <text:p>6.212</text:p>
          </table:table-cell>
          <table:table-cell table:number-columns-repeated="16364"/>
        </table:table-row>
        <table:table-row table:style-name="ro11">
          <table:table-cell office:value-type="string" table:style-name="ce4">
            <text:p>E03A_01</text:p>
          </table:table-cell>
          <table:table-cell office:value-type="string" table:style-name="ce4">
            <text:p>How would you describe the nature of the bullying and or harassment you experienced?</text:p>
            <text:p>(% selecting 'Comments about my personal appearance or accen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1.754" table:style-name="ce10">
            <text:p>11.754</text:p>
          </table:table-cell>
          <table:table-cell office:value-type="float" office:value="10.441000000000001" table:style-name="ce10">
            <text:p>10.441</text:p>
          </table:table-cell>
          <table:table-cell office:value-type="float" office:value="9.3559999999999999" table:style-name="ce10">
            <text:p>9.356</text:p>
          </table:table-cell>
          <table:table-cell office:value-type="float" office:value="10.138999999999999" table:style-name="ce10">
            <text:p>10.139</text:p>
          </table:table-cell>
          <table:table-cell office:value-type="float" office:value="10.148" table:style-name="ce10">
            <text:p>10.148</text:p>
          </table:table-cell>
          <table:table-cell office:value-type="float" office:value="10.336" table:style-name="ce10">
            <text:p>10.336</text:p>
          </table:table-cell>
          <table:table-cell table:number-columns-repeated="16364"/>
        </table:table-row>
        <table:table-row table:style-name="ro3">
          <table:table-cell office:value-type="string" table:style-name="ce4">
            <text:p>E03A_02</text:p>
          </table:table-cell>
          <table:table-cell office:value-type="string" table:style-name="ce4">
            <text:p>How would you describe the nature of the bullying and or harassment you experienced?</text:p>
            <text:p>(% selecting 'Sexual harassment (for example, sexual comments or jokes, unwelcome sexual advances, touching or assaul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8520000000000003" table:style-name="ce10">
            <text:p>5.852</text:p>
          </table:table-cell>
          <table:table-cell office:value-type="float" office:value="4.3520000000000003" table:style-name="ce10">
            <text:p>4.352</text:p>
          </table:table-cell>
          <table:table-cell office:value-type="float" office:value="4.3449999999999998" table:style-name="ce10">
            <text:p>4.345</text:p>
          </table:table-cell>
          <table:table-cell office:value-type="float" office:value="4.68" table:style-name="ce10">
            <text:p>4.68</text:p>
          </table:table-cell>
          <table:table-cell office:value-type="float" office:value="4.7859999999999996" table:style-name="ce10">
            <text:p>4.786</text:p>
          </table:table-cell>
          <table:table-cell office:value-type="float" office:value="4.843" table:style-name="ce10">
            <text:p>4.843</text:p>
          </table:table-cell>
          <table:table-cell table:number-columns-repeated="16364"/>
        </table:table-row>
        <table:table-row table:style-name="ro11">
          <table:table-cell office:value-type="string" table:style-name="ce4">
            <text:p>E03A_03</text:p>
          </table:table-cell>
          <table:table-cell office:value-type="string" table:style-name="ce4">
            <text:p>How would you describe the nature of the bullying and or harassment you experienced?</text:p>
            <text:p>(% selecting 'Spreading gossip or making false accusations about me'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8.725000000000001" table:style-name="ce10">
            <text:p>28.725</text:p>
          </table:table-cell>
          <table:table-cell office:value-type="float" office:value="26.157" table:style-name="ce10">
            <text:p>26.157</text:p>
          </table:table-cell>
          <table:table-cell office:value-type="float" office:value="23.815000000000001" table:style-name="ce10">
            <text:p>23.815</text:p>
          </table:table-cell>
          <table:table-cell office:value-type="float" office:value="25.428999999999998" table:style-name="ce10">
            <text:p>25.429</text:p>
          </table:table-cell>
          <table:table-cell office:value-type="float" office:value="26.042999999999999" table:style-name="ce10">
            <text:p>26.043</text:p>
          </table:table-cell>
          <table:table-cell office:value-type="float" office:value="28.617000000000001" table:style-name="ce10">
            <text:p>28.617</text:p>
          </table:table-cell>
          <table:table-cell table:number-columns-repeated="16364"/>
        </table:table-row>
        <table:table-row table:style-name="ro3">
          <table:table-cell office:value-type="string" table:style-name="ce4">
            <text:p>E03A_04</text:p>
          </table:table-cell>
          <table:table-cell office:value-type="string" table:style-name="ce4">
            <text:p>How would you describe the nature of the bullying and or harassment you experienced?</text:p>
            <text:p>(% selecting 'Intimidation, or verbal or written aggression (for example, shouting, making threats, sending aggressive email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0.556999999999999" table:style-name="ce10">
            <text:p>30.557</text:p>
          </table:table-cell>
          <table:table-cell office:value-type="float" office:value="38.220999999999997" table:style-name="ce10">
            <text:p>38.221</text:p>
          </table:table-cell>
          <table:table-cell office:value-type="float" office:value="39.197000000000003" table:style-name="ce10">
            <text:p>39.197</text:p>
          </table:table-cell>
          <table:table-cell office:value-type="float" office:value="38.262" table:style-name="ce10">
            <text:p>38.262</text:p>
          </table:table-cell>
          <table:table-cell office:value-type="float" office:value="36.576000000000001" table:style-name="ce10">
            <text:p>36.576</text:p>
          </table:table-cell>
          <table:table-cell office:value-type="float" office:value="36.784999999999997" table:style-name="ce10">
            <text:p>36.785</text:p>
          </table:table-cell>
          <table:table-cell table:number-columns-repeated="16364"/>
        </table:table-row>
        <table:table-row table:style-name="ro11">
          <table:table-cell office:value-type="string" table:style-name="ce4">
            <text:p>E03A_05</text:p>
          </table:table-cell>
          <table:table-cell office:value-type="string" table:style-name="ce4">
            <text:p>How would you describe the nature of the bullying and or harassment you experienced?</text:p>
            <text:p>(% selecting 'Physical assault (for example, object thrown at me, pushed, hi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2629999999999999" table:style-name="ce10">
            <text:p>1.263</text:p>
          </table:table-cell>
          <table:table-cell office:value-type="float" office:value="0.84799999999999998" table:style-name="ce10">
            <text:p>0.848</text:p>
          </table:table-cell>
          <table:table-cell office:value-type="float" office:value="0.78600000000000003" table:style-name="ce10">
            <text:p>0.786</text:p>
          </table:table-cell>
          <table:table-cell office:value-type="float" office:value="0.76400000000000001" table:style-name="ce10">
            <text:p>0.764</text:p>
          </table:table-cell>
          <table:table-cell office:value-type="float" office:value="0.74299999999999999" table:style-name="ce10">
            <text:p>0.743</text:p>
          </table:table-cell>
          <table:table-cell office:value-type="float" office:value="0.878" table:style-name="ce10">
            <text:p>0.878</text:p>
          </table:table-cell>
          <table:table-cell table:number-columns-repeated="16364"/>
        </table:table-row>
        <table:table-row table:style-name="ro10">
          <table:table-cell office:value-type="string" table:style-name="ce4">
            <text:p>E03A_06</text:p>
          </table:table-cell>
          <table:table-cell office:value-type="string" table:style-name="ce4">
            <text:p>How would you describe the nature of the bullying and or harassment you experienced?</text:p>
            <text:p>(% selecting 'Humiliated in front of team or other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2.021000000000001" table:style-name="ce10">
            <text:p>42.021</text:p>
          </table:table-cell>
          <table:table-cell office:value-type="float" office:value="38.139000000000003" table:style-name="ce10">
            <text:p>38.139</text:p>
          </table:table-cell>
          <table:table-cell office:value-type="float" office:value="37.636000000000003" table:style-name="ce10">
            <text:p>37.636</text:p>
          </table:table-cell>
          <table:table-cell office:value-type="float" office:value="37.857999999999997" table:style-name="ce10">
            <text:p>37.858</text:p>
          </table:table-cell>
          <table:table-cell office:value-type="float" office:value="37.152000000000001" table:style-name="ce10">
            <text:p>37.152</text:p>
          </table:table-cell>
          <table:table-cell office:value-type="float" office:value="37.850999999999999" table:style-name="ce10">
            <text:p>37.851</text:p>
          </table:table-cell>
          <table:table-cell table:number-columns-repeated="16364"/>
        </table:table-row>
        <table:table-row table:style-name="ro3">
          <table:table-cell office:value-type="string" table:style-name="ce4">
            <text:p>E03A_07</text:p>
          </table:table-cell>
          <table:table-cell office:value-type="string" table:style-name="ce4">
            <text:p>How would you describe the nature of the bullying and or harassment you experienced?</text:p>
            <text:p>(% selecting 'Negative micromanagement (for example, excessive control, made to feel incompeten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6.226999999999997" table:style-name="ce10">
            <text:p>46.227</text:p>
          </table:table-cell>
          <table:table-cell office:value-type="float" office:value="44.787999999999997" table:style-name="ce10">
            <text:p>44.788</text:p>
          </table:table-cell>
          <table:table-cell office:value-type="float" office:value="48.737000000000002" table:style-name="ce10">
            <text:p>48.737</text:p>
          </table:table-cell>
          <table:table-cell office:value-type="float" office:value="51.140999999999998" table:style-name="ce10">
            <text:p>51.141</text:p>
          </table:table-cell>
          <table:table-cell office:value-type="float" office:value="51.045999999999999" table:style-name="ce10">
            <text:p>51.046</text:p>
          </table:table-cell>
          <table:table-cell office:value-type="float" office:value="51.694000000000003" table:style-name="ce10">
            <text:p>51.694</text:p>
          </table:table-cell>
          <table:table-cell table:number-columns-repeated="16364"/>
        </table:table-row>
        <table:table-row table:style-name="ro3">
          <table:table-cell office:value-type="string" table:style-name="ce4">
            <text:p>E03A_08</text:p>
          </table:table-cell>
          <table:table-cell office:value-type="string" table:style-name="ce4">
            <text:p>How would you describe the nature of the bullying and or harassment you experienced?</text:p>
            <text:p>(% selecting 'Removal of job responsibilities, unconstructive criticism, or changing expectation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8.155999999999999" table:style-name="ce10">
            <text:p>28.156</text:p>
          </table:table-cell>
          <table:table-cell office:value-type="float" office:value="25.088999999999999" table:style-name="ce10">
            <text:p>25.089</text:p>
          </table:table-cell>
          <table:table-cell office:value-type="float" office:value="27.434000000000001" table:style-name="ce10">
            <text:p>27.434</text:p>
          </table:table-cell>
          <table:table-cell office:value-type="float" office:value="27.391999999999999" table:style-name="ce10">
            <text:p>27.392</text:p>
          </table:table-cell>
          <table:table-cell office:value-type="float" office:value="27.681999999999999" table:style-name="ce10">
            <text:p>27.682</text:p>
          </table:table-cell>
          <table:table-cell office:value-type="float" office:value="28.481999999999999" table:style-name="ce10">
            <text:p>28.482</text:p>
          </table:table-cell>
          <table:table-cell table:number-columns-repeated="16364"/>
        </table:table-row>
        <table:table-row table:style-name="ro10">
          <table:table-cell office:value-type="string" table:style-name="ce4">
            <text:p>E03A_09</text:p>
          </table:table-cell>
          <table:table-cell office:value-type="string" table:style-name="ce4">
            <text:p>How would you describe the nature of the bullying and or harassment you experienced?</text:p>
            <text:p>(% selecting 'Treated less favourably to other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1.076999999999998" table:style-name="ce10">
            <text:p>41.077</text:p>
          </table:table-cell>
          <table:table-cell office:value-type="float" office:value="38.945" table:style-name="ce10">
            <text:p>38.945</text:p>
          </table:table-cell>
          <table:table-cell office:value-type="float" office:value="38.679000000000002" table:style-name="ce10">
            <text:p>38.679</text:p>
          </table:table-cell>
          <table:table-cell office:value-type="float" office:value="39.686" table:style-name="ce10">
            <text:p>39.686</text:p>
          </table:table-cell>
          <table:table-cell office:value-type="float" office:value="39.734999999999999" table:style-name="ce10">
            <text:p>39.735</text:p>
          </table:table-cell>
          <table:table-cell office:value-type="float" office:value="40.683999999999997" table:style-name="ce10">
            <text:p>40.684</text:p>
          </table:table-cell>
          <table:table-cell table:number-columns-repeated="16364"/>
        </table:table-row>
        <table:table-row table:style-name="ro10">
          <table:table-cell office:value-type="string" table:style-name="ce4">
            <text:p>E03A_10</text:p>
          </table:table-cell>
          <table:table-cell office:value-type="string" table:style-name="ce4">
            <text:p>How would you describe the nature of the bullying and or harassment you experienced?</text:p>
            <text:p>(% selecting 'Ignored, excluded, marginalised'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7.274999999999999" table:style-name="ce10">
            <text:p>37.275</text:p>
          </table:table-cell>
          <table:table-cell office:value-type="float" office:value="36.281999999999996" table:style-name="ce10">
            <text:p>36.282</text:p>
          </table:table-cell>
          <table:table-cell office:value-type="float" office:value="37.058" table:style-name="ce10">
            <text:p>37.058</text:p>
          </table:table-cell>
          <table:table-cell office:value-type="float" office:value="36.898000000000003" table:style-name="ce10">
            <text:p>36.898</text:p>
          </table:table-cell>
          <table:table-cell office:value-type="float" office:value="36.365000000000002" table:style-name="ce10">
            <text:p>36.365</text:p>
          </table:table-cell>
          <table:table-cell office:value-type="float" office:value="37.594000000000001" table:style-name="ce10">
            <text:p>37.594</text:p>
          </table:table-cell>
          <table:table-cell table:number-columns-repeated="16364"/>
        </table:table-row>
        <table:table-row table:style-name="ro10">
          <table:table-cell office:value-type="string" table:style-name="ce4">
            <text:p>E03A_11</text:p>
          </table:table-cell>
          <table:table-cell office:value-type="string" table:style-name="ce4">
            <text:p>How would you describe the nature of the bullying and or harassment you experienced?</text:p>
            <text:p>(% selecting 'Undermining or taking credit for my work'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7.696000000000002" table:style-name="ce10">
            <text:p>27.696</text:p>
          </table:table-cell>
          <table:table-cell office:value-type="float" office:value="25.344000000000001" table:style-name="ce10">
            <text:p>25.344</text:p>
          </table:table-cell>
          <table:table-cell office:value-type="float" office:value="28.388999999999999" table:style-name="ce10">
            <text:p>28.389</text:p>
          </table:table-cell>
          <table:table-cell office:value-type="float" office:value="27.951000000000001" table:style-name="ce10">
            <text:p>27.951</text:p>
          </table:table-cell>
          <table:table-cell office:value-type="float" office:value="27.456" table:style-name="ce10">
            <text:p>27.456</text:p>
          </table:table-cell>
          <table:table-cell office:value-type="float" office:value="27.738" table:style-name="ce10">
            <text:p>27.738</text:p>
          </table:table-cell>
          <table:table-cell table:number-columns-repeated="16364"/>
        </table:table-row>
        <table:table-row table:style-name="ro10">
          <table:table-cell office:value-type="string" table:style-name="ce4">
            <text:p>E03A_12</text:p>
          </table:table-cell>
          <table:table-cell office:value-type="string" table:style-name="ce4">
            <text:p>How would you describe the nature of the bullying and or harassment you experienced?</text:p>
            <text:p>(% selecting 'Denied time off for personal ill health'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53" table:style-name="ce10">
            <text:p>4.53</text:p>
          </table:table-cell>
          <table:table-cell office:value-type="float" office:value="3.1309999999999998" table:style-name="ce10">
            <text:p>3.131</text:p>
          </table:table-cell>
          <table:table-cell office:value-type="float" office:value="3.63" table:style-name="ce10">
            <text:p>3.63</text:p>
          </table:table-cell>
          <table:table-cell office:value-type="float" office:value="4.1050000000000004" table:style-name="ce10">
            <text:p>4.105</text:p>
          </table:table-cell>
          <table:table-cell office:value-type="float" office:value="3.5190000000000001" table:style-name="ce10">
            <text:p>3.519</text:p>
          </table:table-cell>
          <table:table-cell office:value-type="float" office:value="3.5920000000000001" table:style-name="ce10">
            <text:p>3.592</text:p>
          </table:table-cell>
          <table:table-cell table:number-columns-repeated="16364"/>
        </table:table-row>
        <table:table-row table:style-name="ro11">
          <table:table-cell office:value-type="string" table:style-name="ce4">
            <text:p>E03A_13</text:p>
          </table:table-cell>
          <table:table-cell office:value-type="string" table:style-name="ce4">
            <text:p>How would you describe the nature of the bullying and or harassment you experienced?</text:p>
            <text:p>(% selecting 'Denied time off for family or caring responsibilities'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6550000000000002" table:style-name="ce10">
            <text:p>5.655</text:p>
          </table:table-cell>
          <table:table-cell office:value-type="float" office:value="4.6470000000000002" table:style-name="ce10">
            <text:p>4.647</text:p>
          </table:table-cell>
          <table:table-cell office:value-type="float" office:value="5.3460000000000001" table:style-name="ce10">
            <text:p>5.346</text:p>
          </table:table-cell>
          <table:table-cell office:value-type="float" office:value="5" table:style-name="ce10">
            <text:p>5</text:p>
          </table:table-cell>
          <table:table-cell office:value-type="float" office:value="4.492" table:style-name="ce10">
            <text:p>4.492</text:p>
          </table:table-cell>
          <table:table-cell office:value-type="float" office:value="4.5039999999999996" table:style-name="ce10">
            <text:p>4.504</text:p>
          </table:table-cell>
          <table:table-cell table:number-columns-repeated="16364"/>
        </table:table-row>
        <table:table-row table:style-name="ro11">
          <table:table-cell office:value-type="string" table:style-name="ce4">
            <text:p>E03A_14</text:p>
          </table:table-cell>
          <table:table-cell office:value-type="string" table:style-name="ce4">
            <text:p>How would you describe the nature of the bullying and or harassment you experienced?</text:p>
            <text:p>(% selecting 'Disclosure of personal or sensitive information to colleagues without my consent'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1.071" table:style-name="ce10">
            <text:p>11.071</text:p>
          </table:table-cell>
          <table:table-cell office:value-type="float" office:value="9.1340000000000003" table:style-name="ce10">
            <text:p>9.134</text:p>
          </table:table-cell>
          <table:table-cell office:value-type="float" office:value="9.4060000000000006" table:style-name="ce10">
            <text:p>9.406</text:p>
          </table:table-cell>
          <table:table-cell office:value-type="float" office:value="9.9269999999999996" table:style-name="ce10">
            <text:p>9.927</text:p>
          </table:table-cell>
          <table:table-cell office:value-type="float" office:value="9.8260000000000005" table:style-name="ce10">
            <text:p>9.826</text:p>
          </table:table-cell>
          <table:table-cell office:value-type="float" office:value="10.336" table:style-name="ce10">
            <text:p>10.336</text:p>
          </table:table-cell>
          <table:table-cell table:number-columns-repeated="16364"/>
        </table:table-row>
        <table:table-row table:style-name="ro11">
          <table:table-cell office:value-type="string" table:style-name="ce4">
            <text:p>E03A_15</text:p>
          </table:table-cell>
          <table:table-cell office:value-type="string" table:style-name="ce4">
            <text:p>How would you describe the nature of the bullying and or harassment you experienced?</text:p>
            <text:p>(% selecting 'Unhelpful comments about my mental health or being off sick'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1.726000000000001" table:style-name="ce10">
            <text:p>11.726</text:p>
          </table:table-cell>
          <table:table-cell office:value-type="float" office:value="12.288" table:style-name="ce10">
            <text:p>12.288</text:p>
          </table:table-cell>
          <table:table-cell office:value-type="float" office:value="13.151999999999999" table:style-name="ce10">
            <text:p>13.152</text:p>
          </table:table-cell>
          <table:table-cell office:value-type="float" office:value="12.430999999999999" table:style-name="ce10">
            <text:p>12.431</text:p>
          </table:table-cell>
          <table:table-cell office:value-type="float" office:value="13.29" table:style-name="ce10">
            <text:p>13.29</text:p>
          </table:table-cell>
          <table:table-cell table:number-columns-repeated="16364"/>
        </table:table-row>
        <table:table-row table:style-name="ro10">
          <table:table-cell office:value-type="string" table:style-name="ce4">
            <text:p>E03A_16</text:p>
          </table:table-cell>
          <table:table-cell office:value-type="string" table:style-name="ce4">
            <text:p>How would you describe the nature of the bullying and or harassment you experienced?</text:p>
            <text:p>(% selecting 'Something else not listed here'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1.845000000000001" table:style-name="ce10">
            <text:p>11.845</text:p>
          </table:table-cell>
          <table:table-cell office:value-type="float" office:value="15.914999999999999" table:style-name="ce10">
            <text:p>15.915</text:p>
          </table:table-cell>
          <table:table-cell office:value-type="float" office:value="8.3550000000000004" table:style-name="ce10">
            <text:p>8.355</text:p>
          </table:table-cell>
          <table:table-cell office:value-type="float" office:value="7.9740000000000002" table:style-name="ce10">
            <text:p>7.974</text:p>
          </table:table-cell>
          <table:table-cell office:value-type="float" office:value="7.5590000000000002" table:style-name="ce10">
            <text:p>7.559</text:p>
          </table:table-cell>
          <table:table-cell office:value-type="float" office:value="7.7039999999999997" table:style-name="ce10">
            <text:p>7.704</text:p>
          </table:table-cell>
          <table:table-cell table:number-columns-repeated="16364"/>
        </table:table-row>
        <table:table-row table:style-name="ro10">
          <table:table-cell office:value-type="string" table:style-name="ce4">
            <text:p>E03A_17</text:p>
          </table:table-cell>
          <table:table-cell office:value-type="string" table:style-name="ce4">
            <text:p>How would you describe the nature of the bullying and or harassment you experienced?</text:p>
            <text:p>(% selecting 'Prefer not to say' of those who ticked at least one E03A option)</text:p>
          </table:table-cell>
          <table:table-cell office:value-type="string" table:style-name="ce4">
            <text:p>Natur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5220000000000002" table:style-name="ce10">
            <text:p>5.522</text:p>
          </table:table-cell>
          <table:table-cell office:value-type="float" office:value="3.7629999999999999" table:style-name="ce10">
            <text:p>3.763</text:p>
          </table:table-cell>
          <table:table-cell office:value-type="float" office:value="3.8450000000000002" table:style-name="ce10">
            <text:p>3.845</text:p>
          </table:table-cell>
          <table:table-cell office:value-type="float" office:value="3.2189999999999999" table:style-name="ce10">
            <text:p>3.219</text:p>
          </table:table-cell>
          <table:table-cell office:value-type="float" office:value="3.7730000000000001" table:style-name="ce10">
            <text:p>3.773</text:p>
          </table:table-cell>
          <table:table-cell office:value-type="float" office:value="3.802" table:style-name="ce10">
            <text:p>3.802</text:p>
          </table:table-cell>
          <table:table-cell table:number-columns-repeated="16364"/>
        </table:table-row>
        <table:table-row table:style-name="ro7">
          <table:table-cell office:value-type="string" table:style-name="ce4">
            <text:p>E04_01</text:p>
          </table:table-cell>
          <table:table-cell office:value-type="string" table:style-name="ce4">
            <text:p>Who bullied or harassed you?</text:p>
            <text:p>(% selecting 'A colleague in my Area, Directorate or Divis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8.351999999999997" table:style-name="ce10">
            <text:p>38.352</text:p>
          </table:table-cell>
          <table:table-cell office:value-type="float" office:value="39.81" table:style-name="ce10">
            <text:p>39.81</text:p>
          </table:table-cell>
          <table:table-cell office:value-type="float" office:value="35.826000000000001" table:style-name="ce10">
            <text:p>35.826</text:p>
          </table:table-cell>
          <table:table-cell office:value-type="float" office:value="36.521000000000001" table:style-name="ce10">
            <text:p>36.521</text:p>
          </table:table-cell>
          <table:table-cell office:value-type="float" office:value="37.003999999999998" table:style-name="ce10">
            <text:p>37.004</text:p>
          </table:table-cell>
          <table:table-cell office:value-type="float" office:value="38.246000000000002" table:style-name="ce10">
            <text:p>38.246</text:p>
          </table:table-cell>
          <table:table-cell table:number-columns-repeated="16364"/>
        </table:table-row>
        <table:table-row table:style-name="ro9">
          <table:table-cell office:value-type="string" table:style-name="ce4">
            <text:p>E04_02</text:p>
          </table:table-cell>
          <table:table-cell office:value-type="string" table:style-name="ce4">
            <text:p>Who bullied or harassed you?</text:p>
            <text:p>(% selecting 'A colleague in a different Area, Directorate, Division of [my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9.4740000000000002" table:style-name="ce10">
            <text:p>9.474</text:p>
          </table:table-cell>
          <table:table-cell office:value-type="float" office:value="9.7669999999999995" table:style-name="ce10">
            <text:p>9.767</text:p>
          </table:table-cell>
          <table:table-cell office:value-type="float" office:value="10.314" table:style-name="ce10">
            <text:p>10.314</text:p>
          </table:table-cell>
          <table:table-cell office:value-type="float" office:value="9.234" table:style-name="ce10">
            <text:p>9.234</text:p>
          </table:table-cell>
          <table:table-cell office:value-type="float" office:value="9.4359999999999999" table:style-name="ce10">
            <text:p>9.436</text:p>
          </table:table-cell>
          <table:table-cell office:value-type="float" office:value="9.4909999999999997" table:style-name="ce10">
            <text:p>9.491</text:p>
          </table:table-cell>
          <table:table-cell table:number-columns-repeated="16364"/>
        </table:table-row>
        <table:table-row table:style-name="ro6">
          <table:table-cell office:value-type="string" table:style-name="ce4">
            <text:p>E04_03</text:p>
          </table:table-cell>
          <table:table-cell office:value-type="string" table:style-name="ce4">
            <text:p>Who bullied or harassed you?</text:p>
            <text:p>(% selecting 'My manager'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32.076999999999998" table:style-name="ce10">
            <text:p>32.077</text:p>
          </table:table-cell>
          <table:table-cell office:value-type="float" office:value="29.962" table:style-name="ce10">
            <text:p>29.962</text:p>
          </table:table-cell>
          <table:table-cell office:value-type="float" office:value="30.942" table:style-name="ce10">
            <text:p>30.942</text:p>
          </table:table-cell>
          <table:table-cell office:value-type="float" office:value="30.024000000000001" table:style-name="ce10">
            <text:p>30.024</text:p>
          </table:table-cell>
          <table:table-cell office:value-type="float" office:value="31.614000000000001" table:style-name="ce10">
            <text:p>31.614</text:p>
          </table:table-cell>
          <table:table-cell office:value-type="float" office:value="31.783999999999999" table:style-name="ce10">
            <text:p>31.784</text:p>
          </table:table-cell>
          <table:table-cell office:value-type="float" office:value="31.146999999999998" table:style-name="ce10">
            <text:p>31.147</text:p>
          </table:table-cell>
          <table:table-cell office:value-type="float" office:value="30.885999999999999" table:style-name="ce10">
            <text:p>30.886</text:p>
          </table:table-cell>
          <table:table-cell office:value-type="float" office:value="29.606000000000002" table:style-name="ce10">
            <text:p>29.606</text:p>
          </table:table-cell>
          <table:table-cell office:value-type="float" office:value="29.832999999999998" table:style-name="ce10">
            <text:p>29.833</text:p>
          </table:table-cell>
          <table:table-cell office:value-type="float" office:value="32.698" table:style-name="ce10">
            <text:p>32.698</text:p>
          </table:table-cell>
          <table:table-cell office:value-type="float" office:value="32.317999999999998" table:style-name="ce10">
            <text:p>32.318</text:p>
          </table:table-cell>
          <table:table-cell office:value-type="float" office:value="34.418999999999997" table:style-name="ce10">
            <text:p>34.419</text:p>
          </table:table-cell>
          <table:table-cell office:value-type="float" office:value="34.661000000000001" table:style-name="ce10">
            <text:p>34.661</text:p>
          </table:table-cell>
          <table:table-cell office:value-type="float" office:value="33.886000000000003" table:style-name="ce10">
            <text:p>33.886</text:p>
          </table:table-cell>
          <table:table-cell office:value-type="float" office:value="33.326999999999998" table:style-name="ce10">
            <text:p>33.327</text:p>
          </table:table-cell>
          <table:table-cell table:number-columns-repeated="16364"/>
        </table:table-row>
        <table:table-row table:style-name="ro7">
          <table:table-cell office:value-type="string" table:style-name="ce4">
            <text:p>E04_04</text:p>
          </table:table-cell>
          <table:table-cell office:value-type="string" table:style-name="ce4">
            <text:p>Who bullied or harassed you?</text:p>
            <text:p>(% selecting 'Another senior member of staff in [my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4.798999999999999" table:style-name="ce10">
            <text:p>24.799</text:p>
          </table:table-cell>
          <table:table-cell office:value-type="float" office:value="27.428999999999998" table:style-name="ce10">
            <text:p>27.429</text:p>
          </table:table-cell>
          <table:table-cell office:value-type="float" office:value="25.437999999999999" table:style-name="ce10">
            <text:p>25.438</text:p>
          </table:table-cell>
          <table:table-cell office:value-type="float" office:value="24.670999999999999" table:style-name="ce10">
            <text:p>24.671</text:p>
          </table:table-cell>
          <table:table-cell office:value-type="float" office:value="24.283999999999999" table:style-name="ce10">
            <text:p>24.284</text:p>
          </table:table-cell>
          <table:table-cell office:value-type="float" office:value="24.097999999999999" table:style-name="ce10">
            <text:p>24.098</text:p>
          </table:table-cell>
          <table:table-cell table:number-columns-repeated="16364"/>
        </table:table-row>
        <table:table-row table:style-name="ro7">
          <table:table-cell office:value-type="string" table:style-name="ce4">
            <text:p>E04_05</text:p>
          </table:table-cell>
          <table:table-cell office:value-type="string" table:style-name="ce4">
            <text:p>Who bullied or harassed you?</text:p>
            <text:p>(% selecting 'Someone I manage'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4.8410000000000002" table:style-name="ce10">
            <text:p>4.841</text:p>
          </table:table-cell>
          <table:table-cell office:value-type="float" office:value="4.8460000000000001" table:style-name="ce10">
            <text:p>4.846</text:p>
          </table:table-cell>
          <table:table-cell office:value-type="float" office:value="4.9130000000000003" table:style-name="ce10">
            <text:p>4.913</text:p>
          </table:table-cell>
          <table:table-cell office:value-type="float" office:value="4.5199999999999996" table:style-name="ce10">
            <text:p>4.52</text:p>
          </table:table-cell>
          <table:table-cell office:value-type="float" office:value="4.51" table:style-name="ce10">
            <text:p>4.51</text:p>
          </table:table-cell>
          <table:table-cell office:value-type="float" office:value="4.3710000000000004" table:style-name="ce10">
            <text:p>4.371</text:p>
          </table:table-cell>
          <table:table-cell office:value-type="float" office:value="4.1500000000000004" table:style-name="ce10">
            <text:p>4.15</text:p>
          </table:table-cell>
          <table:table-cell office:value-type="float" office:value="4.343" table:style-name="ce10">
            <text:p>4.343</text:p>
          </table:table-cell>
          <table:table-cell office:value-type="float" office:value="4.4400000000000004" table:style-name="ce10">
            <text:p>4.44</text:p>
          </table:table-cell>
          <table:table-cell office:value-type="float" office:value="4.7300000000000004" table:style-name="ce10">
            <text:p>4.73</text:p>
          </table:table-cell>
          <table:table-cell office:value-type="float" office:value="4.556" table:style-name="ce10">
            <text:p>4.556</text:p>
          </table:table-cell>
          <table:table-cell office:value-type="float" office:value="4.7779999999999996" table:style-name="ce10">
            <text:p>4.778</text:p>
          </table:table-cell>
          <table:table-cell office:value-type="float" office:value="4.8049999999999997" table:style-name="ce10">
            <text:p>4.805</text:p>
          </table:table-cell>
          <table:table-cell office:value-type="float" office:value="5.3520000000000003" table:style-name="ce10">
            <text:p>5.352</text:p>
          </table:table-cell>
          <table:table-cell office:value-type="float" office:value="5.3949999999999996" table:style-name="ce10">
            <text:p>5.395</text:p>
          </table:table-cell>
          <table:table-cell office:value-type="float" office:value="5.58" table:style-name="ce10">
            <text:p>5.58</text:p>
          </table:table-cell>
          <table:table-cell table:number-columns-repeated="16364"/>
        </table:table-row>
        <table:table-row table:style-name="ro9">
          <table:table-cell office:value-type="string" table:style-name="ce4">
            <text:p>E04_06</text:p>
          </table:table-cell>
          <table:table-cell office:value-type="string" table:style-name="ce4">
            <text:p>Who bullied or harassed you?</text:p>
            <text:p>(% selecting 'Someone working in a different Civil Service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907" table:style-name="ce10">
            <text:p>2.907</text:p>
          </table:table-cell>
          <table:table-cell office:value-type="float" office:value="1.9259999999999999" table:style-name="ce10">
            <text:p>1.926</text:p>
          </table:table-cell>
          <table:table-cell office:value-type="float" office:value="3.5219999999999998" table:style-name="ce10">
            <text:p>3.522</text:p>
          </table:table-cell>
          <table:table-cell office:value-type="float" office:value="3.2050000000000001" table:style-name="ce10">
            <text:p>3.205</text:p>
          </table:table-cell>
          <table:table-cell office:value-type="float" office:value="3.1869999999999998" table:style-name="ce10">
            <text:p>3.187</text:p>
          </table:table-cell>
          <table:table-cell office:value-type="float" office:value="2.645" table:style-name="ce10">
            <text:p>2.645</text:p>
          </table:table-cell>
          <table:table-cell table:number-columns-repeated="16364"/>
        </table:table-row>
        <table:table-row table:style-name="ro9">
          <table:table-cell office:value-type="string" table:style-name="ce4">
            <text:p>E04_07</text:p>
          </table:table-cell>
          <table:table-cell office:value-type="string" table:style-name="ce4">
            <text:p>Who bullied or harassed you?</text:p>
            <text:p>(% selecting 'Someone working for a non-Civil Service organisation'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117" table:style-name="ce10">
            <text:p>3.117</text:p>
          </table:table-cell>
          <table:table-cell office:value-type="float" office:value="1.173" table:style-name="ce10">
            <text:p>1.173</text:p>
          </table:table-cell>
          <table:table-cell office:value-type="float" office:value="1.1559999999999999" table:style-name="ce10">
            <text:p>1.156</text:p>
          </table:table-cell>
          <table:table-cell office:value-type="float" office:value="1.121" table:style-name="ce10">
            <text:p>1.121</text:p>
          </table:table-cell>
          <table:table-cell office:value-type="float" office:value="0.98499999999999999" table:style-name="ce10">
            <text:p>0.985</text:p>
          </table:table-cell>
          <table:table-cell office:value-type="float" office:value="0.90700000000000003" table:style-name="ce10">
            <text:p>0.907</text:p>
          </table:table-cell>
          <table:table-cell table:number-columns-repeated="16364"/>
        </table:table-row>
        <table:table-row table:style-name="ro6">
          <table:table-cell office:value-type="string" table:style-name="ce4">
            <text:p>E04_08</text:p>
          </table:table-cell>
          <table:table-cell office:value-type="string" table:style-name="ce4">
            <text:p>Who bullied or harassed you?</text:p>
            <text:p>(% selecting 'A contractor'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86" table:style-name="ce10">
            <text:p>1.86</text:p>
          </table:table-cell>
          <table:table-cell office:value-type="float" office:value="1.79" table:style-name="ce10">
            <text:p>1.79</text:p>
          </table:table-cell>
          <table:table-cell office:value-type="float" office:value="2.1890000000000001" table:style-name="ce10">
            <text:p>2.189</text:p>
          </table:table-cell>
          <table:table-cell office:value-type="float" office:value="1.9379999999999999" table:style-name="ce10">
            <text:p>1.938</text:p>
          </table:table-cell>
          <table:table-cell office:value-type="float" office:value="1.708" table:style-name="ce10">
            <text:p>1.708</text:p>
          </table:table-cell>
          <table:table-cell office:value-type="float" office:value="1.64" table:style-name="ce10">
            <text:p>1.64</text:p>
          </table:table-cell>
          <table:table-cell table:number-columns-repeated="16364"/>
        </table:table-row>
        <table:table-row table:style-name="ro9">
          <table:table-cell office:value-type="string" table:style-name="ce4">
            <text:p>E04_09</text:p>
          </table:table-cell>
          <table:table-cell office:value-type="string" table:style-name="ce4">
            <text:p>Who bullied or harassed you?</text:p>
            <text:p>(% selecting 'A service user (for example, customer, claimant, offender)'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2810000000000001" table:style-name="ce10">
            <text:p>2.281</text:p>
          </table:table-cell>
          <table:table-cell office:value-type="float" office:value="1.986" table:style-name="ce10">
            <text:p>1.986</text:p>
          </table:table-cell>
          <table:table-cell office:value-type="float" office:value="1.786" table:style-name="ce10">
            <text:p>1.786</text:p>
          </table:table-cell>
          <table:table-cell office:value-type="float" office:value="1.599" table:style-name="ce10">
            <text:p>1.599</text:p>
          </table:table-cell>
          <table:table-cell office:value-type="float" office:value="1.6639999999999999" table:style-name="ce10">
            <text:p>1.664</text:p>
          </table:table-cell>
          <table:table-cell office:value-type="float" office:value="1.488" table:style-name="ce10">
            <text:p>1.488</text:p>
          </table:table-cell>
          <table:table-cell table:number-columns-repeated="16364"/>
        </table:table-row>
        <table:table-row table:style-name="ro7">
          <table:table-cell office:value-type="string" table:style-name="ce4">
            <text:p>E04_10</text:p>
          </table:table-cell>
          <table:table-cell office:value-type="string" table:style-name="ce4">
            <text:p>Who bullied or harassed you?</text:p>
            <text:p>(% selecting 'A member of the public'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5.7320000000000002" table:style-name="ce10">
            <text:p>5.732</text:p>
          </table:table-cell>
          <table:table-cell office:value-type="float" office:value="5.4290000000000003" table:style-name="ce10">
            <text:p>5.429</text:p>
          </table:table-cell>
          <table:table-cell office:value-type="float" office:value="5.4249999999999998" table:style-name="ce10">
            <text:p>5.425</text:p>
          </table:table-cell>
          <table:table-cell office:value-type="float" office:value="5.069" table:style-name="ce10">
            <text:p>5.069</text:p>
          </table:table-cell>
          <table:table-cell office:value-type="float" office:value="4.49" table:style-name="ce10">
            <text:p>4.49</text:p>
          </table:table-cell>
          <table:table-cell office:value-type="float" office:value="3.847" table:style-name="ce10">
            <text:p>3.847</text:p>
          </table:table-cell>
          <table:table-cell office:value-type="float" office:value="3.5640000000000001" table:style-name="ce10">
            <text:p>3.564</text:p>
          </table:table-cell>
          <table:table-cell office:value-type="float" office:value="3.4649999999999999" table:style-name="ce10">
            <text:p>3.465</text:p>
          </table:table-cell>
          <table:table-cell office:value-type="float" office:value="3.3889999999999998" table:style-name="ce10">
            <text:p>3.389</text:p>
          </table:table-cell>
          <table:table-cell office:value-type="float" office:value="3.3559999999999999" table:style-name="ce10">
            <text:p>3.356</text:p>
          </table:table-cell>
          <table:table-cell office:value-type="float" office:value="1.929" table:style-name="ce10">
            <text:p>1.929</text:p>
          </table:table-cell>
          <table:table-cell office:value-type="float" office:value="1.2729999999999999" table:style-name="ce10">
            <text:p>1.273</text:p>
          </table:table-cell>
          <table:table-cell office:value-type="float" office:value="1.071" table:style-name="ce10">
            <text:p>1.071</text:p>
          </table:table-cell>
          <table:table-cell office:value-type="float" office:value="1.3080000000000001" table:style-name="ce10">
            <text:p>1.308</text:p>
          </table:table-cell>
          <table:table-cell office:value-type="float" office:value="1.0760000000000001" table:style-name="ce10">
            <text:p>1.076</text:p>
          </table:table-cell>
          <table:table-cell office:value-type="float" office:value="1.0549999999999999" table:style-name="ce10">
            <text:p>1.055</text:p>
          </table:table-cell>
          <table:table-cell table:number-columns-repeated="16364"/>
        </table:table-row>
        <table:table-row table:style-name="ro7">
          <table:table-cell office:value-type="string" table:style-name="ce4">
            <text:p>E04_11</text:p>
          </table:table-cell>
          <table:table-cell office:value-type="string" table:style-name="ce4">
            <text:p>Who bullied or harassed you?</text:p>
            <text:p>(% selecting 'Someone else not listed here'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3.8069999999999999" table:style-name="ce10">
            <text:p>3.807</text:p>
          </table:table-cell>
          <table:table-cell office:value-type="float" office:value="3.359" table:style-name="ce10">
            <text:p>3.359</text:p>
          </table:table-cell>
          <table:table-cell office:value-type="float" office:value="3.3210000000000002" table:style-name="ce10">
            <text:p>3.321</text:p>
          </table:table-cell>
          <table:table-cell office:value-type="float" office:value="3.4540000000000002" table:style-name="ce10">
            <text:p>3.454</text:p>
          </table:table-cell>
          <table:table-cell office:value-type="float" office:value="3.8420000000000001" table:style-name="ce10">
            <text:p>3.842</text:p>
          </table:table-cell>
          <table:table-cell office:value-type="float" office:value="3.7719999999999998" table:style-name="ce10">
            <text:p>3.772</text:p>
          </table:table-cell>
          <table:table-cell office:value-type="float" office:value="3.7080000000000002" table:style-name="ce10">
            <text:p>3.708</text:p>
          </table:table-cell>
          <table:table-cell office:value-type="float" office:value="4.4329999999999998" table:style-name="ce10">
            <text:p>4.433</text:p>
          </table:table-cell>
          <table:table-cell office:value-type="float" office:value="4.3140000000000001" table:style-name="ce10">
            <text:p>4.314</text:p>
          </table:table-cell>
          <table:table-cell office:value-type="float" office:value="4.2210000000000001" table:style-name="ce10">
            <text:p>4.221</text:p>
          </table:table-cell>
          <table:table-cell office:value-type="float" office:value="3.048" table:style-name="ce10">
            <text:p>3.048</text:p>
          </table:table-cell>
          <table:table-cell office:value-type="float" office:value="2.71" table:style-name="ce10">
            <text:p>2.71</text:p>
          </table:table-cell>
          <table:table-cell office:value-type="float" office:value="4.71" table:style-name="ce10">
            <text:p>4.71</text:p>
          </table:table-cell>
          <table:table-cell office:value-type="float" office:value="4.851" table:style-name="ce10">
            <text:p>4.851</text:p>
          </table:table-cell>
          <table:table-cell office:value-type="float" office:value="4.3040000000000003" table:style-name="ce10">
            <text:p>4.304</text:p>
          </table:table-cell>
          <table:table-cell office:value-type="float" office:value="4.4829999999999997" table:style-name="ce10">
            <text:p>4.483</text:p>
          </table:table-cell>
          <table:table-cell table:number-columns-repeated="16364"/>
        </table:table-row>
        <table:table-row table:style-name="ro7">
          <table:table-cell office:value-type="string" table:style-name="ce4">
            <text:p>E04_12</text:p>
          </table:table-cell>
          <table:table-cell office:value-type="string" table:style-name="ce4">
            <text:p>Who bullied or harassed you?</text:p>
            <text:p>(% selecting 'Prefer not to say' of those who ticked at least one E04 option)</text:p>
          </table:table-cell>
          <table:table-cell office:value-type="string" table:style-name="ce4">
            <text:p>Source of bullying and harassment</text:p>
          </table:table-cell>
          <table:table-cell office:value-type="string" table:style-name="ce4">
            <text:p>[notes 5, 6]</text:p>
          </table:table-cell>
          <table:table-cell office:value-type="float" office:value="14.393000000000001" table:style-name="ce10">
            <text:p>14.393</text:p>
          </table:table-cell>
          <table:table-cell office:value-type="float" office:value="16.434999999999999" table:style-name="ce10">
            <text:p>16.435</text:p>
          </table:table-cell>
          <table:table-cell office:value-type="float" office:value="15.074999999999999" table:style-name="ce10">
            <text:p>15.075</text:p>
          </table:table-cell>
          <table:table-cell office:value-type="float" office:value="15.621" table:style-name="ce10">
            <text:p>15.621</text:p>
          </table:table-cell>
          <table:table-cell office:value-type="float" office:value="13.743" table:style-name="ce10">
            <text:p>13.743</text:p>
          </table:table-cell>
          <table:table-cell office:value-type="float" office:value="13.645" table:style-name="ce10">
            <text:p>13.645</text:p>
          </table:table-cell>
          <table:table-cell office:value-type="float" office:value="13.898" table:style-name="ce10">
            <text:p>13.898</text:p>
          </table:table-cell>
          <table:table-cell office:value-type="float" office:value="13.281000000000001" table:style-name="ce10">
            <text:p>13.281</text:p>
          </table:table-cell>
          <table:table-cell office:value-type="float" office:value="13.076000000000001" table:style-name="ce10">
            <text:p>13.076</text:p>
          </table:table-cell>
          <table:table-cell office:value-type="float" office:value="12.073" table:style-name="ce10">
            <text:p>12.073</text:p>
          </table:table-cell>
          <table:table-cell office:value-type="float" office:value="11.717000000000001" table:style-name="ce10">
            <text:p>11.717</text:p>
          </table:table-cell>
          <table:table-cell office:value-type="float" office:value="10.569000000000001" table:style-name="ce10">
            <text:p>10.569</text:p>
          </table:table-cell>
          <table:table-cell office:value-type="float" office:value="8.4120000000000008" table:style-name="ce10">
            <text:p>8.412</text:p>
          </table:table-cell>
          <table:table-cell office:value-type="float" office:value="8.4760000000000009" table:style-name="ce10">
            <text:p>8.476</text:p>
          </table:table-cell>
          <table:table-cell office:value-type="float" office:value="9.1170000000000009" table:style-name="ce10">
            <text:p>9.117</text:p>
          </table:table-cell>
          <table:table-cell office:value-type="float" office:value="9.6180000000000003" table:style-name="ce10">
            <text:p>9.618</text:p>
          </table:table-cell>
          <table:table-cell table:number-columns-repeated="16364"/>
        </table:table-row>
        <table:table-row table:style-name="ro6">
          <table:table-cell office:value-type="string" table:style-name="ce4">
            <text:p>E05_yes</text:p>
          </table:table-cell>
          <table:table-cell office:value-type="string" table:style-name="ce4">
            <text:p>Did you report your experience of bullying and harassment?</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5.533000000000001" table:style-name="ce10">
            <text:p>35.533</text:p>
          </table:table-cell>
          <table:table-cell office:value-type="float" office:value="38.17" table:style-name="ce10">
            <text:p>38.17</text:p>
          </table:table-cell>
          <table:table-cell office:value-type="float" office:value="39.857999999999997" table:style-name="ce10">
            <text:p>39.858</text:p>
          </table:table-cell>
          <table:table-cell office:value-type="float" office:value="49.639000000000003" table:style-name="ce10">
            <text:p>49.639</text:p>
          </table:table-cell>
          <table:table-cell office:value-type="float" office:value="40.533000000000001" table:style-name="ce10">
            <text:p>40.533</text:p>
          </table:table-cell>
          <table:table-cell office:value-type="float" office:value="38.939" table:style-name="ce10">
            <text:p>38.939</text:p>
          </table:table-cell>
          <table:table-cell office:value-type="float" office:value="38.978000000000002" table:style-name="ce10">
            <text:p>38.978</text:p>
          </table:table-cell>
          <table:table-cell office:value-type="float" office:value="40.774999999999999" table:style-name="ce10">
            <text:p>40.775</text:p>
          </table:table-cell>
          <table:table-cell office:value-type="float" office:value="41.151000000000003" table:style-name="ce10">
            <text:p>41.151</text:p>
          </table:table-cell>
          <table:table-cell table:number-columns-repeated="16364"/>
        </table:table-row>
        <table:table-row table:style-name="ro6">
          <table:table-cell office:value-type="string" table:style-name="ce4">
            <text:p>E05_no</text:p>
          </table:table-cell>
          <table:table-cell office:value-type="string" table:style-name="ce4">
            <text:p>Did you report your experience of bullying and harassment?</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9.774999999999999" table:style-name="ce10">
            <text:p>49.775</text:p>
          </table:table-cell>
          <table:table-cell office:value-type="float" office:value="47.323" table:style-name="ce10">
            <text:p>47.323</text:p>
          </table:table-cell>
          <table:table-cell office:value-type="float" office:value="46.32" table:style-name="ce10">
            <text:p>46.32</text:p>
          </table:table-cell>
          <table:table-cell office:value-type="float" office:value="43.235999999999997" table:style-name="ce10">
            <text:p>43.236</text:p>
          </table:table-cell>
          <table:table-cell office:value-type="float" office:value="47.593000000000004" table:style-name="ce10">
            <text:p>47.593</text:p>
          </table:table-cell>
          <table:table-cell office:value-type="float" office:value="47.84" table:style-name="ce10">
            <text:p>47.84</text:p>
          </table:table-cell>
          <table:table-cell office:value-type="float" office:value="47.176000000000002" table:style-name="ce10">
            <text:p>47.176</text:p>
          </table:table-cell>
          <table:table-cell office:value-type="float" office:value="45.271000000000001" table:style-name="ce10">
            <text:p>45.271</text:p>
          </table:table-cell>
          <table:table-cell office:value-type="float" office:value="44.71" table:style-name="ce10">
            <text:p>44.71</text:p>
          </table:table-cell>
          <table:table-cell table:number-columns-repeated="16364"/>
        </table:table-row>
        <table:table-row table:style-name="ro6">
          <table:table-cell office:value-type="string" table:style-name="ce4">
            <text:p>E05_pnts</text:p>
          </table:table-cell>
          <table:table-cell office:value-type="string" table:style-name="ce4">
            <text:p>Did you report your experience of bullying and harassment?</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4.692" table:style-name="ce10">
            <text:p>14.692</text:p>
          </table:table-cell>
          <table:table-cell office:value-type="float" office:value="14.507" table:style-name="ce10">
            <text:p>14.507</text:p>
          </table:table-cell>
          <table:table-cell office:value-type="float" office:value="13.821999999999999" table:style-name="ce10">
            <text:p>13.822</text:p>
          </table:table-cell>
          <table:table-cell office:value-type="float" office:value="7.125" table:style-name="ce10">
            <text:p>7.125</text:p>
          </table:table-cell>
          <table:table-cell office:value-type="float" office:value="11.874000000000001" table:style-name="ce10">
            <text:p>11.874</text:p>
          </table:table-cell>
          <table:table-cell office:value-type="float" office:value="13.221" table:style-name="ce10">
            <text:p>13.221</text:p>
          </table:table-cell>
          <table:table-cell office:value-type="float" office:value="13.845000000000001" table:style-name="ce10">
            <text:p>13.845</text:p>
          </table:table-cell>
          <table:table-cell office:value-type="float" office:value="13.954000000000001" table:style-name="ce10">
            <text:p>13.954</text:p>
          </table:table-cell>
          <table:table-cell office:value-type="float" office:value="14.138999999999999" table:style-name="ce10">
            <text:p>14.139</text:p>
          </table:table-cell>
          <table:table-cell table:number-columns-repeated="16364"/>
        </table:table-row>
        <table:table-row table:style-name="ro9">
          <table:table-cell office:value-type="string" table:style-name="ce4">
            <text:p>E05A_01</text:p>
          </table:table-cell>
          <table:table-cell office:value-type="string" table:style-name="ce4">
            <text:p>How did you report your experience of bullying and harassment?</text:p>
            <text:p>(% selecting 'I raised a formal complaint'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0.67" table:style-name="ce10">
            <text:p>20.67</text:p>
          </table:table-cell>
          <table:table-cell office:value-type="float" office:value="20.945" table:style-name="ce10">
            <text:p>20.945</text:p>
          </table:table-cell>
          <table:table-cell office:value-type="float" office:value="22.867000000000001" table:style-name="ce10">
            <text:p>22.867</text:p>
          </table:table-cell>
          <table:table-cell office:value-type="float" office:value="23.221" table:style-name="ce10">
            <text:p>23.221</text:p>
          </table:table-cell>
          <table:table-cell office:value-type="float" office:value="24.135999999999999" table:style-name="ce10">
            <text:p>24.136</text:p>
          </table:table-cell>
          <table:table-cell table:number-columns-repeated="16364"/>
        </table:table-row>
        <table:table-row table:style-name="ro10">
          <table:table-cell office:value-type="string" table:style-name="ce4">
            <text:p>E05A_02</text:p>
          </table:table-cell>
          <table:table-cell office:value-type="string" table:style-name="ce4">
            <text:p>How did you report your experience of bullying and harassment?</text:p>
            <text:p>(% selecting 'I reported it in another way, through less formal means'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2.069000000000003" table:style-name="ce10">
            <text:p>72.069</text:p>
          </table:table-cell>
          <table:table-cell office:value-type="float" office:value="63.658999999999999" table:style-name="ce10">
            <text:p>63.659</text:p>
          </table:table-cell>
          <table:table-cell office:value-type="float" office:value="62.962000000000003" table:style-name="ce10">
            <text:p>62.962</text:p>
          </table:table-cell>
          <table:table-cell office:value-type="float" office:value="55.747999999999998" table:style-name="ce10">
            <text:p>55.748</text:p>
          </table:table-cell>
          <table:table-cell office:value-type="float" office:value="55.087000000000003" table:style-name="ce10">
            <text:p>55.087</text:p>
          </table:table-cell>
          <table:table-cell table:number-columns-repeated="16364"/>
        </table:table-row>
        <table:table-row table:style-name="ro9">
          <table:table-cell office:value-type="string" table:style-name="ce4">
            <text:p>E05A_03</text:p>
          </table:table-cell>
          <table:table-cell office:value-type="string" table:style-name="ce4">
            <text:p>How did you report your experience of bullying and harassment?</text:p>
            <text:p>(% selecting 'I confided in someone (for example, a colleague)'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0.286999999999999" table:style-name="ce10">
            <text:p>30.287</text:p>
          </table:table-cell>
          <table:table-cell office:value-type="float" office:value="28.901" table:style-name="ce10">
            <text:p>28.901</text:p>
          </table:table-cell>
          <table:table-cell office:value-type="float" office:value="35.140999999999998" table:style-name="ce10">
            <text:p>35.141</text:p>
          </table:table-cell>
          <table:table-cell office:value-type="float" office:value="35.244" table:style-name="ce10">
            <text:p>35.244</text:p>
          </table:table-cell>
          <table:table-cell office:value-type="float" office:value="35.613" table:style-name="ce10">
            <text:p>35.613</text:p>
          </table:table-cell>
          <table:table-cell table:number-columns-repeated="16364"/>
        </table:table-row>
        <table:table-row table:style-name="ro9">
          <table:table-cell office:value-type="string" table:style-name="ce4">
            <text:p>E05A_04</text:p>
          </table:table-cell>
          <table:table-cell office:value-type="string" table:style-name="ce4">
            <text:p>How did you report your experience of bullying and harassment?</text:p>
            <text:p>(% selecting 'In another way' of those who ticked at least one E05A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3.496" table:style-name="ce10">
            <text:p>13.496</text:p>
          </table:table-cell>
          <table:table-cell office:value-type="float" office:value="7.2930000000000001" table:style-name="ce10">
            <text:p>7.293</text:p>
          </table:table-cell>
          <table:table-cell office:value-type="float" office:value="7.3239999999999998" table:style-name="ce10">
            <text:p>7.324</text:p>
          </table:table-cell>
          <table:table-cell office:value-type="float" office:value="6.9160000000000004" table:style-name="ce10">
            <text:p>6.916</text:p>
          </table:table-cell>
          <table:table-cell table:number-columns-repeated="16364"/>
        </table:table-row>
        <table:table-row table:style-name="ro10">
          <table:table-cell office:value-type="string" table:style-name="ce4">
            <text:p>E05B_01</text:p>
          </table:table-cell>
          <table:table-cell office:value-type="string" table:style-name="ce4">
            <text:p>Why did you not report your experience of bullying and harassment?</text:p>
            <text:p>(% selecting 'I felt I might jeopardise my job'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7.762" table:style-name="ce10">
            <text:p>37.762</text:p>
          </table:table-cell>
          <table:table-cell office:value-type="float" office:value="39.109000000000002" table:style-name="ce10">
            <text:p>39.109</text:p>
          </table:table-cell>
          <table:table-cell office:value-type="float" office:value="39.472999999999999" table:style-name="ce10">
            <text:p>39.473</text:p>
          </table:table-cell>
          <table:table-cell office:value-type="float" office:value="39.247999999999998" table:style-name="ce10">
            <text:p>39.248</text:p>
          </table:table-cell>
          <table:table-cell office:value-type="float" office:value="40.781999999999996" table:style-name="ce10">
            <text:p>40.782</text:p>
          </table:table-cell>
          <table:table-cell table:number-columns-repeated="16364"/>
        </table:table-row>
        <table:table-row table:style-name="ro10">
          <table:table-cell office:value-type="string" table:style-name="ce4">
            <text:p>E05B_02</text:p>
          </table:table-cell>
          <table:table-cell office:value-type="string" table:style-name="ce4">
            <text:p>Why did you not report your experience of bullying and harassment?</text:p>
            <text:p>(% selecting 'I did not want to be seen as a troublemaker'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3.661999999999999" table:style-name="ce10">
            <text:p>43.662</text:p>
          </table:table-cell>
          <table:table-cell office:value-type="float" office:value="43.155999999999999" table:style-name="ce10">
            <text:p>43.156</text:p>
          </table:table-cell>
          <table:table-cell office:value-type="float" office:value="44.070999999999998" table:style-name="ce10">
            <text:p>44.071</text:p>
          </table:table-cell>
          <table:table-cell office:value-type="float" office:value="44.457000000000001" table:style-name="ce10">
            <text:p>44.457</text:p>
          </table:table-cell>
          <table:table-cell office:value-type="float" office:value="45.768000000000001" table:style-name="ce10">
            <text:p>45.768</text:p>
          </table:table-cell>
          <table:table-cell table:number-columns-repeated="16364"/>
        </table:table-row>
        <table:table-row table:style-name="ro11">
          <table:table-cell office:value-type="string" table:style-name="ce4">
            <text:p>E05B_03</text:p>
          </table:table-cell>
          <table:table-cell office:value-type="string" table:style-name="ce4">
            <text:p>Why did you not report your experience of bullying and harassment?</text:p>
            <text:p>(% selecting 'I did not believe that corrective action would be taken'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1.649000000000001" table:style-name="ce10">
            <text:p>61.649</text:p>
          </table:table-cell>
          <table:table-cell office:value-type="float" office:value="62.02" table:style-name="ce10">
            <text:p>62.02</text:p>
          </table:table-cell>
          <table:table-cell office:value-type="float" office:value="62.613" table:style-name="ce10">
            <text:p>62.613</text:p>
          </table:table-cell>
          <table:table-cell office:value-type="float" office:value="64.302000000000007" table:style-name="ce10">
            <text:p>64.302</text:p>
          </table:table-cell>
          <table:table-cell office:value-type="float" office:value="64.231999999999999" table:style-name="ce10">
            <text:p>64.232</text:p>
          </table:table-cell>
          <table:table-cell table:number-columns-repeated="16364"/>
        </table:table-row>
        <table:table-row table:style-name="ro10">
          <table:table-cell office:value-type="string" table:style-name="ce4">
            <text:p>E05B_04</text:p>
          </table:table-cell>
          <table:table-cell office:value-type="string" table:style-name="ce4">
            <text:p>Why did you not report your experience of bullying and harassment?</text:p>
            <text:p>(% selecting 'I did not know how to report it or who to speak to'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8.7899999999999991" table:style-name="ce10">
            <text:p>8.79</text:p>
          </table:table-cell>
          <table:table-cell office:value-type="float" office:value="9.9290000000000003" table:style-name="ce10">
            <text:p>9.929</text:p>
          </table:table-cell>
          <table:table-cell office:value-type="float" office:value="10.173999999999999" table:style-name="ce10">
            <text:p>10.174</text:p>
          </table:table-cell>
          <table:table-cell office:value-type="float" office:value="9.3870000000000005" table:style-name="ce10">
            <text:p>9.387</text:p>
          </table:table-cell>
          <table:table-cell office:value-type="float" office:value="9.8859999999999992" table:style-name="ce10">
            <text:p>9.886</text:p>
          </table:table-cell>
          <table:table-cell table:number-columns-repeated="16364"/>
        </table:table-row>
        <table:table-row table:style-name="ro10">
          <table:table-cell office:value-type="string" table:style-name="ce4">
            <text:p>E05B_05</text:p>
          </table:table-cell>
          <table:table-cell office:value-type="string" table:style-name="ce4">
            <text:p>Why did you not report your experience of bullying and harassment?</text:p>
            <text:p>(% selecting 'The behaviour stopped before I could report it'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4.9119999999999999" table:style-name="ce10">
            <text:p>4.912</text:p>
          </table:table-cell>
          <table:table-cell office:value-type="float" office:value="5.2880000000000003" table:style-name="ce10">
            <text:p>5.288</text:p>
          </table:table-cell>
          <table:table-cell office:value-type="float" office:value="5.468" table:style-name="ce10">
            <text:p>5.468</text:p>
          </table:table-cell>
          <table:table-cell office:value-type="float" office:value="4.9800000000000004" table:style-name="ce10">
            <text:p>4.98</text:p>
          </table:table-cell>
          <table:table-cell office:value-type="float" office:value="5.1689999999999996" table:style-name="ce10">
            <text:p>5.169</text:p>
          </table:table-cell>
          <table:table-cell table:number-columns-repeated="16364"/>
        </table:table-row>
        <table:table-row table:style-name="ro11">
          <table:table-cell office:value-type="string" table:style-name="ce4">
            <text:p>E05B_06</text:p>
          </table:table-cell>
          <table:table-cell office:value-type="string" table:style-name="ce4">
            <text:p>Why did you not report your experience of bullying and harassment?</text:p>
            <text:p>(% selecting 'I did not report it for another reason' of those who ticked at least one E05B option)</text:p>
          </table:table-cell>
          <table:table-cell office:value-type="string" table:style-name="ce4">
            <text:p>Reporting of bullying and harassment</text:p>
          </table:table-cell>
          <table:table-cell office:value-type="string" table:style-name="ce4">
            <text:p>[notes 5, 6]</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3.486999999999998" table:style-name="ce10">
            <text:p>23.487</text:p>
          </table:table-cell>
          <table:table-cell office:value-type="float" office:value="21.716000000000001" table:style-name="ce10">
            <text:p>21.716</text:p>
          </table:table-cell>
          <table:table-cell office:value-type="float" office:value="20.478000000000002" table:style-name="ce10">
            <text:p>20.478</text:p>
          </table:table-cell>
          <table:table-cell office:value-type="float" office:value="19.844999999999999" table:style-name="ce10">
            <text:p>19.845</text:p>
          </table:table-cell>
          <table:table-cell office:value-type="float" office:value="19.588000000000001" table:style-name="ce10">
            <text:p>19.588</text:p>
          </table:table-cell>
          <table:table-cell table:number-columns-repeated="16364"/>
        </table:table-row>
        <table:table-row table:style-name="ro7">
          <table:table-cell office:value-type="string" table:style-name="ce4">
            <text:p>E06_A_yes</text:p>
          </table:table-cell>
          <table:table-cell office:value-type="string" table:style-name="ce4">
            <text:p>Was appropriate action taken to address the behaviour you experienced?</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5.614000000000001" table:style-name="ce10">
            <text:p>15.614</text:p>
          </table:table-cell>
          <table:table-cell office:value-type="float" office:value="14.378" table:style-name="ce10">
            <text:p>14.378</text:p>
          </table:table-cell>
          <table:table-cell office:value-type="float" office:value="27.672000000000001" table:style-name="ce10">
            <text:p>27.672</text:p>
          </table:table-cell>
          <table:table-cell office:value-type="float" office:value="28.68" table:style-name="ce10">
            <text:p>28.68</text:p>
          </table:table-cell>
          <table:table-cell office:value-type="float" office:value="27.88" table:style-name="ce10">
            <text:p>27.88</text:p>
          </table:table-cell>
          <table:table-cell office:value-type="float" office:value="27.503" table:style-name="ce10">
            <text:p>27.503</text:p>
          </table:table-cell>
          <table:table-cell table:number-columns-repeated="16364"/>
        </table:table-row>
        <table:table-row table:style-name="ro7">
          <table:table-cell office:value-type="string" table:style-name="ce4">
            <text:p>E06_A_no</text:p>
          </table:table-cell>
          <table:table-cell office:value-type="string" table:style-name="ce4">
            <text:p>Was appropriate action taken to address the behaviour you experienced?</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3.594000000000001" table:style-name="ce10">
            <text:p>63.594</text:p>
          </table:table-cell>
          <table:table-cell office:value-type="float" office:value="64.331000000000003" table:style-name="ce10">
            <text:p>64.331</text:p>
          </table:table-cell>
          <table:table-cell office:value-type="float" office:value="59.401000000000003" table:style-name="ce10">
            <text:p>59.401</text:p>
          </table:table-cell>
          <table:table-cell office:value-type="float" office:value="57.523000000000003" table:style-name="ce10">
            <text:p>57.523</text:p>
          </table:table-cell>
          <table:table-cell office:value-type="float" office:value="58.506999999999998" table:style-name="ce10">
            <text:p>58.507</text:p>
          </table:table-cell>
          <table:table-cell office:value-type="float" office:value="58.814" table:style-name="ce10">
            <text:p>58.814</text:p>
          </table:table-cell>
          <table:table-cell table:number-columns-repeated="16364"/>
        </table:table-row>
        <table:table-row table:style-name="ro7">
          <table:table-cell office:value-type="string" table:style-name="ce4">
            <text:p>E06_A_pnts</text:p>
          </table:table-cell>
          <table:table-cell office:value-type="string" table:style-name="ce4">
            <text:p>Was appropriate action taken to address the behaviour you experienced?</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0.792000000000002" table:style-name="ce10">
            <text:p>20.792</text:p>
          </table:table-cell>
          <table:table-cell office:value-type="float" office:value="21.291" table:style-name="ce10">
            <text:p>21.291</text:p>
          </table:table-cell>
          <table:table-cell office:value-type="float" office:value="12.927" table:style-name="ce10">
            <text:p>12.927</text:p>
          </table:table-cell>
          <table:table-cell office:value-type="float" office:value="13.797000000000001" table:style-name="ce10">
            <text:p>13.797</text:p>
          </table:table-cell>
          <table:table-cell office:value-type="float" office:value="13.613" table:style-name="ce10">
            <text:p>13.613</text:p>
          </table:table-cell>
          <table:table-cell office:value-type="float" office:value="13.683" table:style-name="ce10">
            <text:p>13.683</text:p>
          </table:table-cell>
          <table:table-cell table:number-columns-repeated="16364"/>
        </table:table-row>
        <table:table-row table:style-name="ro6">
          <table:table-cell office:value-type="string" table:style-name="ce4">
            <text:p>E06_B_yes</text:p>
          </table:table-cell>
          <table:table-cell office:value-type="string" table:style-name="ce4">
            <text:p>Has the bullying and harassment stopped?</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8.192" table:style-name="ce10">
            <text:p>38.192</text:p>
          </table:table-cell>
          <table:table-cell office:value-type="float" office:value="39.066000000000003" table:style-name="ce10">
            <text:p>39.066</text:p>
          </table:table-cell>
          <table:table-cell office:value-type="float" office:value="42.143000000000001" table:style-name="ce10">
            <text:p>42.143</text:p>
          </table:table-cell>
          <table:table-cell office:value-type="float" office:value="41.213999999999999" table:style-name="ce10">
            <text:p>41.214</text:p>
          </table:table-cell>
          <table:table-cell office:value-type="float" office:value="40.744999999999997" table:style-name="ce10">
            <text:p>40.745</text:p>
          </table:table-cell>
          <table:table-cell office:value-type="float" office:value="39.570999999999998" table:style-name="ce10">
            <text:p>39.571</text:p>
          </table:table-cell>
          <table:table-cell table:number-columns-repeated="16364"/>
        </table:table-row>
        <table:table-row table:style-name="ro6">
          <table:table-cell office:value-type="string" table:style-name="ce4">
            <text:p>E06_B_no</text:p>
          </table:table-cell>
          <table:table-cell office:value-type="string" table:style-name="ce4">
            <text:p>Has the bullying and harassment stopped?</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37.692999999999998" table:style-name="ce10">
            <text:p>37.693</text:p>
          </table:table-cell>
          <table:table-cell office:value-type="float" office:value="33.348999999999997" table:style-name="ce10">
            <text:p>33.349</text:p>
          </table:table-cell>
          <table:table-cell office:value-type="float" office:value="31.216999999999999" table:style-name="ce10">
            <text:p>31.217</text:p>
          </table:table-cell>
          <table:table-cell office:value-type="float" office:value="31.881" table:style-name="ce10">
            <text:p>31.881</text:p>
          </table:table-cell>
          <table:table-cell office:value-type="float" office:value="31.887" table:style-name="ce10">
            <text:p>31.887</text:p>
          </table:table-cell>
          <table:table-cell office:value-type="float" office:value="32.67" table:style-name="ce10">
            <text:p>32.67</text:p>
          </table:table-cell>
          <table:table-cell table:number-columns-repeated="16364"/>
        </table:table-row>
        <table:table-row table:style-name="ro6">
          <table:table-cell office:value-type="string" table:style-name="ce4">
            <text:p>E06_B_pnts</text:p>
          </table:table-cell>
          <table:table-cell office:value-type="string" table:style-name="ce4">
            <text:p>Has the bullying and harassment stopped?</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4.114999999999998" table:style-name="ce10">
            <text:p>24.115</text:p>
          </table:table-cell>
          <table:table-cell office:value-type="float" office:value="27.585000000000001" table:style-name="ce10">
            <text:p>27.585</text:p>
          </table:table-cell>
          <table:table-cell office:value-type="float" office:value="26.64" table:style-name="ce10">
            <text:p>26.64</text:p>
          </table:table-cell>
          <table:table-cell office:value-type="float" office:value="26.905000000000001" table:style-name="ce10">
            <text:p>26.905</text:p>
          </table:table-cell>
          <table:table-cell office:value-type="float" office:value="27.367999999999999" table:style-name="ce10">
            <text:p>27.368</text:p>
          </table:table-cell>
          <table:table-cell office:value-type="float" office:value="27.759" table:style-name="ce10">
            <text:p>27.759</text:p>
          </table:table-cell>
          <table:table-cell table:number-columns-repeated="16364"/>
        </table:table-row>
        <table:table-row table:style-name="ro7">
          <table:table-cell office:value-type="string" table:style-name="ce4">
            <text:p>E06_C_yes</text:p>
          </table:table-cell>
          <table:table-cell office:value-type="string" table:style-name="ce4">
            <text:p>Does the culture where you work allow this kind of behaviour to continue?</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5.488999999999997" table:style-name="ce10">
            <text:p>55.489</text:p>
          </table:table-cell>
          <table:table-cell office:value-type="float" office:value="61.588999999999999" table:style-name="ce10">
            <text:p>61.589</text:p>
          </table:table-cell>
          <table:table-cell office:value-type="float" office:value="59.265999999999998" table:style-name="ce10">
            <text:p>59.266</text:p>
          </table:table-cell>
          <table:table-cell office:value-type="float" office:value="58.91" table:style-name="ce10">
            <text:p>58.91</text:p>
          </table:table-cell>
          <table:table-cell office:value-type="float" office:value="59.506999999999998" table:style-name="ce10">
            <text:p>59.507</text:p>
          </table:table-cell>
          <table:table-cell office:value-type="float" office:value="59.924999999999997" table:style-name="ce10">
            <text:p>59.925</text:p>
          </table:table-cell>
          <table:table-cell table:number-columns-repeated="16364"/>
        </table:table-row>
        <table:table-row table:style-name="ro7">
          <table:table-cell office:value-type="string" table:style-name="ce4">
            <text:p>E06_C_no</text:p>
          </table:table-cell>
          <table:table-cell office:value-type="string" table:style-name="ce4">
            <text:p>Does the culture where you work allow this kind of behaviour to continue?</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5.24" table:style-name="ce10">
            <text:p>25.24</text:p>
          </table:table-cell>
          <table:table-cell office:value-type="float" office:value="20.533999999999999" table:style-name="ce10">
            <text:p>20.534</text:p>
          </table:table-cell>
          <table:table-cell office:value-type="float" office:value="22.087" table:style-name="ce10">
            <text:p>22.087</text:p>
          </table:table-cell>
          <table:table-cell office:value-type="float" office:value="22.196000000000002" table:style-name="ce10">
            <text:p>22.196</text:p>
          </table:table-cell>
          <table:table-cell office:value-type="float" office:value="22.24" table:style-name="ce10">
            <text:p>22.24</text:p>
          </table:table-cell>
          <table:table-cell office:value-type="float" office:value="21.503" table:style-name="ce10">
            <text:p>21.503</text:p>
          </table:table-cell>
          <table:table-cell table:number-columns-repeated="16364"/>
        </table:table-row>
        <table:table-row table:style-name="ro7">
          <table:table-cell office:value-type="string" table:style-name="ce4">
            <text:p>E06_C_pnts</text:p>
          </table:table-cell>
          <table:table-cell office:value-type="string" table:style-name="ce4">
            <text:p>Does the culture where you work allow this kind of behaviour to continue?</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9.27" table:style-name="ce10">
            <text:p>19.27</text:p>
          </table:table-cell>
          <table:table-cell office:value-type="float" office:value="17.876999999999999" table:style-name="ce10">
            <text:p>17.877</text:p>
          </table:table-cell>
          <table:table-cell office:value-type="float" office:value="18.648" table:style-name="ce10">
            <text:p>18.648</text:p>
          </table:table-cell>
          <table:table-cell office:value-type="float" office:value="18.893999999999998" table:style-name="ce10">
            <text:p>18.894</text:p>
          </table:table-cell>
          <table:table-cell office:value-type="float" office:value="18.254000000000001" table:style-name="ce10">
            <text:p>18.254</text:p>
          </table:table-cell>
          <table:table-cell office:value-type="float" office:value="18.571999999999999" table:style-name="ce10">
            <text:p>18.572</text:p>
          </table:table-cell>
          <table:table-cell table:number-columns-repeated="16364"/>
        </table:table-row>
        <table:table-row table:style-name="ro6">
          <table:table-cell office:value-type="string" table:style-name="ce4">
            <text:p>E06_D_yes</text:p>
          </table:table-cell>
          <table:table-cell office:value-type="string" table:style-name="ce4">
            <text:p>Did you feel like you were punished for reporting the incident?</text:p>
            <text:p>(% selecting 'Yes')</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18.849" table:style-name="ce10">
            <text:p>18.849</text:p>
          </table:table-cell>
          <table:table-cell office:value-type="float" office:value="34.920999999999999" table:style-name="ce10">
            <text:p>34.921</text:p>
          </table:table-cell>
          <table:table-cell office:value-type="float" office:value="34.898000000000003" table:style-name="ce10">
            <text:p>34.898</text:p>
          </table:table-cell>
          <table:table-cell office:value-type="float" office:value="33.546999999999997" table:style-name="ce10">
            <text:p>33.547</text:p>
          </table:table-cell>
          <table:table-cell office:value-type="float" office:value="33.159999999999997" table:style-name="ce10">
            <text:p>33.16</text:p>
          </table:table-cell>
          <table:table-cell office:value-type="float" office:value="34.521999999999998" table:style-name="ce10">
            <text:p>34.522</text:p>
          </table:table-cell>
          <table:table-cell table:number-columns-repeated="16364"/>
        </table:table-row>
        <table:table-row table:style-name="ro6">
          <table:table-cell office:value-type="string" table:style-name="ce4">
            <text:p>E06_D_no</text:p>
          </table:table-cell>
          <table:table-cell office:value-type="string" table:style-name="ce4">
            <text:p>Did you feel like you were punished for reporting the incident?</text:p>
            <text:p>(% selecting 'No')</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2.823" table:style-name="ce10">
            <text:p>52.823</text:p>
          </table:table-cell>
          <table:table-cell office:value-type="float" office:value="50.7" table:style-name="ce10">
            <text:p>50.7</text:p>
          </table:table-cell>
          <table:table-cell office:value-type="float" office:value="51.335000000000001" table:style-name="ce10">
            <text:p>51.335</text:p>
          </table:table-cell>
          <table:table-cell office:value-type="float" office:value="52.264000000000003" table:style-name="ce10">
            <text:p>52.264</text:p>
          </table:table-cell>
          <table:table-cell office:value-type="float" office:value="52.593000000000004" table:style-name="ce10">
            <text:p>52.593</text:p>
          </table:table-cell>
          <table:table-cell office:value-type="float" office:value="50.875999999999998" table:style-name="ce10">
            <text:p>50.876</text:p>
          </table:table-cell>
          <table:table-cell table:number-columns-repeated="16364"/>
        </table:table-row>
        <table:table-row table:style-name="ro6">
          <table:table-cell office:value-type="string" table:style-name="ce4">
            <text:p>E06_D_pnts</text:p>
          </table:table-cell>
          <table:table-cell office:value-type="string" table:style-name="ce4">
            <text:p>Did you feel like you were punished for reporting the incident?</text:p>
            <text:p>(% selecting 'Prefer not to say')</text:p>
          </table:table-cell>
          <table:table-cell office:value-type="string" table:style-name="ce4">
            <text:p>Reporting of bullying and harassment</text:p>
          </table:table-cell>
          <table:table-cell office:value-type="string" table:style-name="ce4">
            <text:p>[note 5]</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8.327999999999999" table:style-name="ce10">
            <text:p>28.328</text:p>
          </table:table-cell>
          <table:table-cell office:value-type="float" office:value="14.379" table:style-name="ce10">
            <text:p>14.379</text:p>
          </table:table-cell>
          <table:table-cell office:value-type="float" office:value="13.766999999999999" table:style-name="ce10">
            <text:p>13.767</text:p>
          </table:table-cell>
          <table:table-cell office:value-type="float" office:value="14.189" table:style-name="ce10">
            <text:p>14.189</text:p>
          </table:table-cell>
          <table:table-cell office:value-type="float" office:value="14.247" table:style-name="ce10">
            <text:p>14.247</text:p>
          </table:table-cell>
          <table:table-cell office:value-type="float" office:value="14.602" table:style-name="ce10">
            <text:p>14.602</text:p>
          </table:table-cell>
          <table:table-cell table:number-columns-repeated="16364"/>
        </table:table-row>
        <table:table-row table:style-name="ro7">
          <table:table-cell office:value-type="string" table:style-name="ce4">
            <text:p>W01</text:p>
          </table:table-cell>
          <table:table-cell office:value-type="string" table:style-name="ce4">
            <text:p>Overall, how satisfied are you with your life nowadays?</text:p>
            <text:p>(% selecting '7 to 10', where 10 is the most satisfie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8.43" table:style-name="ce10">
            <text:p>58.43</text:p>
          </table:table-cell>
          <table:table-cell office:value-type="float" office:value="61.125999999999998" table:style-name="ce10">
            <text:p>61.126</text:p>
          </table:table-cell>
          <table:table-cell office:value-type="float" office:value="61.030999999999999" table:style-name="ce10">
            <text:p>61.031</text:p>
          </table:table-cell>
          <table:table-cell office:value-type="float" office:value="62.988999999999997" table:style-name="ce10">
            <text:p>62.989</text:p>
          </table:table-cell>
          <table:table-cell office:value-type="float" office:value="64.126000000000005" table:style-name="ce10">
            <text:p>64.126</text:p>
          </table:table-cell>
          <table:table-cell office:value-type="float" office:value="63.993000000000002" table:style-name="ce10">
            <text:p>63.993</text:p>
          </table:table-cell>
          <table:table-cell office:value-type="float" office:value="64.534999999999997" table:style-name="ce10">
            <text:p>64.535</text:p>
          </table:table-cell>
          <table:table-cell office:value-type="float" office:value="65.936000000000007" table:style-name="ce10">
            <text:p>65.936</text:p>
          </table:table-cell>
          <table:table-cell office:value-type="float" office:value="58.584000000000003" table:style-name="ce10">
            <text:p>58.584</text:p>
          </table:table-cell>
          <table:table-cell office:value-type="float" office:value="63.576000000000001" table:style-name="ce10">
            <text:p>63.576</text:p>
          </table:table-cell>
          <table:table-cell office:value-type="float" office:value="62.78" table:style-name="ce10">
            <text:p>62.78</text:p>
          </table:table-cell>
          <table:table-cell office:value-type="float" office:value="65.144999999999996" table:style-name="ce10">
            <text:p>65.145</text:p>
          </table:table-cell>
          <table:table-cell office:value-type="float" office:value="65.424000000000007" table:style-name="ce10">
            <text:p>65.424</text:p>
          </table:table-cell>
          <table:table-cell table:number-columns-repeated="16364"/>
        </table:table-row>
        <table:table-row table:style-name="ro9">
          <table:table-cell office:value-type="string" table:style-name="ce4">
            <text:p>W02</text:p>
          </table:table-cell>
          <table:table-cell office:value-type="string" table:style-name="ce4">
            <text:p>Overall, to what extent do you feel that things you do in your life are worthwhile?</text:p>
            <text:p>(% selecting '7 to 10', where 10 is the most worthwhil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5.304000000000002" table:style-name="ce10">
            <text:p>65.304</text:p>
          </table:table-cell>
          <table:table-cell office:value-type="float" office:value="68.462999999999994" table:style-name="ce10">
            <text:p>68.463</text:p>
          </table:table-cell>
          <table:table-cell office:value-type="float" office:value="67.981999999999999" table:style-name="ce10">
            <text:p>67.982</text:p>
          </table:table-cell>
          <table:table-cell office:value-type="float" office:value="69.415000000000006" table:style-name="ce10">
            <text:p>69.415</text:p>
          </table:table-cell>
          <table:table-cell office:value-type="float" office:value="70.114999999999995" table:style-name="ce10">
            <text:p>70.115</text:p>
          </table:table-cell>
          <table:table-cell office:value-type="float" office:value="69.427000000000007" table:style-name="ce10">
            <text:p>69.427</text:p>
          </table:table-cell>
          <table:table-cell office:value-type="float" office:value="69.903000000000006" table:style-name="ce10">
            <text:p>69.903</text:p>
          </table:table-cell>
          <table:table-cell office:value-type="float" office:value="70.531000000000006" table:style-name="ce10">
            <text:p>70.531</text:p>
          </table:table-cell>
          <table:table-cell office:value-type="float" office:value="66.302000000000007" table:style-name="ce10">
            <text:p>66.302</text:p>
          </table:table-cell>
          <table:table-cell office:value-type="float" office:value="69.010000000000005" table:style-name="ce10">
            <text:p>69.01</text:p>
          </table:table-cell>
          <table:table-cell office:value-type="float" office:value="68.353999999999999" table:style-name="ce10">
            <text:p>68.354</text:p>
          </table:table-cell>
          <table:table-cell office:value-type="float" office:value="69.492999999999995" table:style-name="ce10">
            <text:p>69.493</text:p>
          </table:table-cell>
          <table:table-cell office:value-type="float" office:value="69.653000000000006" table:style-name="ce10">
            <text:p>69.653</text:p>
          </table:table-cell>
          <table:table-cell table:number-columns-repeated="16364"/>
        </table:table-row>
        <table:table-row table:style-name="ro7">
          <table:table-cell office:value-type="string" table:style-name="ce4">
            <text:p>W03</text:p>
          </table:table-cell>
          <table:table-cell office:value-type="string" table:style-name="ce4">
            <text:p>Overall, how happy did you feel yesterday?</text:p>
            <text:p>(% selecting '7 to 10', where 10 is the most happy)</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6.613999999999997" table:style-name="ce10">
            <text:p>56.614</text:p>
          </table:table-cell>
          <table:table-cell office:value-type="float" office:value="58.265999999999998" table:style-name="ce10">
            <text:p>58.266</text:p>
          </table:table-cell>
          <table:table-cell office:value-type="float" office:value="58.881" table:style-name="ce10">
            <text:p>58.881</text:p>
          </table:table-cell>
          <table:table-cell office:value-type="float" office:value="60.692999999999998" table:style-name="ce10">
            <text:p>60.693</text:p>
          </table:table-cell>
          <table:table-cell office:value-type="float" office:value="62.274999999999999" table:style-name="ce10">
            <text:p>62.275</text:p>
          </table:table-cell>
          <table:table-cell office:value-type="float" office:value="61.366" table:style-name="ce10">
            <text:p>61.366</text:p>
          </table:table-cell>
          <table:table-cell office:value-type="float" office:value="61.643000000000001" table:style-name="ce10">
            <text:p>61.643</text:p>
          </table:table-cell>
          <table:table-cell office:value-type="float" office:value="61.508000000000003" table:style-name="ce10">
            <text:p>61.508</text:p>
          </table:table-cell>
          <table:table-cell office:value-type="float" office:value="56.655999999999999" table:style-name="ce10">
            <text:p>56.656</text:p>
          </table:table-cell>
          <table:table-cell office:value-type="float" office:value="60.216999999999999" table:style-name="ce10">
            <text:p>60.217</text:p>
          </table:table-cell>
          <table:table-cell office:value-type="float" office:value="59.947000000000003" table:style-name="ce10">
            <text:p>59.947</text:p>
          </table:table-cell>
          <table:table-cell office:value-type="float" office:value="60.715000000000003" table:style-name="ce10">
            <text:p>60.715</text:p>
          </table:table-cell>
          <table:table-cell office:value-type="float" office:value="61.154000000000003" table:style-name="ce10">
            <text:p>61.154</text:p>
          </table:table-cell>
          <table:table-cell table:number-columns-repeated="16364"/>
        </table:table-row>
        <table:table-row table:style-name="ro7">
          <table:table-cell office:value-type="string" table:style-name="ce4">
            <text:p>W04</text:p>
          </table:table-cell>
          <table:table-cell office:value-type="string" table:style-name="ce4">
            <text:p>Overall, how anxious did you feel yesterday?</text:p>
            <text:p>(% selecting '6 to 10', where 10 is the most anxious)</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29.12" table:style-name="ce10">
            <text:p>29.12</text:p>
          </table:table-cell>
          <table:table-cell office:value-type="float" office:value="30.132999999999999" table:style-name="ce10">
            <text:p>30.133</text:p>
          </table:table-cell>
          <table:table-cell office:value-type="float" office:value="29.943000000000001" table:style-name="ce10">
            <text:p>29.943</text:p>
          </table:table-cell>
          <table:table-cell office:value-type="float" office:value="30.434000000000001" table:style-name="ce10">
            <text:p>30.434</text:p>
          </table:table-cell>
          <table:table-cell office:value-type="float" office:value="30.164000000000001" table:style-name="ce10">
            <text:p>30.164</text:p>
          </table:table-cell>
          <table:table-cell office:value-type="float" office:value="31.283000000000001" table:style-name="ce10">
            <text:p>31.283</text:p>
          </table:table-cell>
          <table:table-cell office:value-type="float" office:value="32.084000000000003" table:style-name="ce10">
            <text:p>32.084</text:p>
          </table:table-cell>
          <table:table-cell office:value-type="float" office:value="32.329000000000001" table:style-name="ce10">
            <text:p>32.329</text:p>
          </table:table-cell>
          <table:table-cell office:value-type="float" office:value="35.100999999999999" table:style-name="ce10">
            <text:p>35.101</text:p>
          </table:table-cell>
          <table:table-cell office:value-type="float" office:value="34.744" table:style-name="ce10">
            <text:p>34.744</text:p>
          </table:table-cell>
          <table:table-cell office:value-type="float" office:value="35.667999999999999" table:style-name="ce10">
            <text:p>35.668</text:p>
          </table:table-cell>
          <table:table-cell office:value-type="float" office:value="35.533999999999999" table:style-name="ce10">
            <text:p>35.534</text:p>
          </table:table-cell>
          <table:table-cell office:value-type="float" office:value="35.552999999999997" table:style-name="ce10">
            <text:p>35.553</text:p>
          </table:table-cell>
          <table:table-cell table:number-columns-repeated="16364"/>
        </table:table-row>
        <table:table-row table:style-name="ro7">
          <table:table-cell office:value-type="string" table:style-name="ce4">
            <text:p>J04B</text:p>
          </table:table-cell>
          <table:table-cell office:value-type="string" table:style-name="ce4">
            <text:p>In general, how would you rate your overall mental health now?</text:p>
            <text:p>(% selecting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74.100999999999999" table:style-name="ce10">
            <text:p>74.101</text:p>
          </table:table-cell>
          <table:table-cell office:value-type="float" office:value="68.599999999999994" table:style-name="ce10">
            <text:p>68.6</text:p>
          </table:table-cell>
          <table:table-cell office:value-type="float" office:value="69.694000000000003" table:style-name="ce10">
            <text:p>69.694</text:p>
          </table:table-cell>
          <table:table-cell office:value-type="float" office:value="69.302000000000007" table:style-name="ce10">
            <text:p>69.302</text:p>
          </table:table-cell>
          <table:table-cell office:value-type="float" office:value="69.534000000000006" table:style-name="ce10">
            <text:p>69.534</text:p>
          </table:table-cell>
          <table:table-cell office:value-type="float" office:value="70.072000000000003" table:style-name="ce10">
            <text:p>70.072</text:p>
          </table:table-cell>
          <table:table-cell table:number-columns-repeated="16364"/>
        </table:table-row>
        <table:table-row table:style-name="ro7">
          <table:table-cell office:value-type="string" table:style-name="ce4">
            <text:p>W05</text:p>
          </table:table-cell>
          <table:table-cell office:value-type="string" table:style-name="ce4">
            <text:p>In general, how would you rate your overall physical health now?</text:p>
            <text:p>(% selecting 'Excellent', 'Very good' or 'Good')</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69.838999999999999" table:style-name="ce10">
            <text:p>69.839</text:p>
          </table:table-cell>
          <table:table-cell office:value-type="float" office:value="70.272999999999996" table:style-name="ce10">
            <text:p>70.273</text:p>
          </table:table-cell>
          <table:table-cell office:value-type="float" office:value="69.608000000000004" table:style-name="ce10">
            <text:p>69.608</text:p>
          </table:table-cell>
          <table:table-cell office:value-type="float" office:value="69.049000000000007" table:style-name="ce10">
            <text:p>69.049</text:p>
          </table:table-cell>
          <table:table-cell office:value-type="float" office:value="68.798000000000002" table:style-name="ce10">
            <text:p>68.798</text:p>
          </table:table-cell>
          <table:table-cell table:number-columns-repeated="16364"/>
        </table:table-row>
        <table:table-row table:style-name="ro9">
          <table:table-cell office:value-type="string" table:style-name="ce4">
            <text:p>W09</text:p>
          </table:table-cell>
          <table:table-cell office:value-type="string" table:style-name="ce4">
            <text:p>[My organisation] provides good support for employee health, wellbeing and resilience</text:p>
            <text:p>(% selecting 'Strongly agree' or 'Agree')</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9.470999999999997" table:style-name="ce10">
            <text:p>59.471</text:p>
          </table:table-cell>
          <table:table-cell office:value-type="float" office:value="59.792000000000002" table:style-name="ce10">
            <text:p>59.792</text:p>
          </table:table-cell>
          <table:table-cell table:number-columns-repeated="16364"/>
        </table:table-row>
        <table:table-row table:style-name="ro7">
          <table:table-cell office:value-type="string" table:style-name="ce4">
            <text:p>W10</text:p>
          </table:table-cell>
          <table:table-cell office:value-type="string" table:style-name="ce4">
            <text:p>How often do you discuss your personal wellbeing and or work-related stress with your manager?</text:p>
            <text:p>(% selecting 'Weekly' or 'Monthly')</text:p>
          </table:table-cell>
          <table:table-cell office:value-type="string" table:style-name="ce4">
            <text:p>Wellbeing</text:p>
          </table:table-cell>
          <table:table-cell table:style-name="ce4"/>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string" table:style-name="ce10">
            <text:p>[z]</text:p>
          </table:table-cell>
          <table:table-cell office:value-type="float" office:value="54.587000000000003" table:style-name="ce10">
            <text:p>54.587</text:p>
          </table:table-cell>
          <table:table-cell office:value-type="float" office:value="56.591000000000001" table:style-name="ce10">
            <text:p>56.591</text:p>
          </table:table-cell>
          <table:table-cell table:number-columns-repeated="16364"/>
        </table:table-row>
        <table:table-row table:number-rows-repeated="1048376" table:style-name="ro5">
          <table:table-cell table:number-columns-repeated="16384"/>
        </table:table-row>
      </table:table>
      <table:table table:name="Table_3" table:style-name="ta1">
        <table:table-column table:style-name="co3" table:default-cell-style-name="ce1"/>
        <table:table-column table:style-name="co5" table:number-columns-repeated="2" table:default-cell-style-name="ce1"/>
        <table:table-column table:style-name="co3" table:number-columns-repeated="3" table:default-cell-style-name="ce1"/>
        <table:table-column table:style-name="co5" table:number-columns-repeated="2" table:default-cell-style-name="ce1"/>
        <table:table-column table:style-name="co3" table:default-cell-style-name="ce1"/>
        <table:table-column table:style-name="co5" table:number-columns-repeated="2" table:default-cell-style-name="ce1"/>
        <table:table-column table:style-name="co3" table:default-cell-style-name="ce1"/>
        <table:table-column table:style-name="co5" table:number-columns-repeated="113" table:default-cell-style-name="ce1"/>
        <table:table-column table:style-name="co2" table:number-columns-repeated="16259" table:default-cell-style-name="ce1"/>
        <table:table-row table:style-name="ro1">
          <table:table-cell office:value-type="string" table:style-name="ce5">
            <text:p>Table 3: Mean scores by organisation</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1">
            <text:p>This table contains notes, which can be found in the Notes worksheet.</text:p>
          </table:table-cell>
          <table:table-cell table:number-columns-repeated="16383" table:style-name="ce1"/>
        </table:table-row>
        <table:table-row table:style-name="ro5">
          <table:table-cell office:value-type="string" table:style-name="ce1">
            <text:p>Blank cells in the 'Organisation notes' column indicate that there are no notes for the given organisation.</text:p>
          </table:table-cell>
          <table:table-cell table:number-columns-repeated="16383" table:style-name="ce1"/>
        </table:table-row>
        <table:table-row table:style-name="ro5">
          <table:table-cell office:value-type="string" table:style-name="ce1">
            <text:p>Source: Civil Service People Survey 2024.</text:p>
          </table:table-cell>
          <table:table-cell table:number-columns-repeated="16383" table:style-name="ce1"/>
        </table:table-row>
        <table:table-row table:style-name="ro12">
          <table:table-cell office:value-type="string" table:style-name="ce8">
            <text:p>Organisation</text:p>
          </table:table-cell>
          <table:table-cell office:value-type="string" table:style-name="ce8">
            <text:p>Organisation name</text:p>
          </table:table-cell>
          <table:table-cell office:value-type="string" table:style-name="ce8">
            <text:p>Department group</text:p>
          </table:table-cell>
          <table:table-cell office:value-type="string" table:style-name="ce8">
            <text:p>Organisation notes</text:p>
          </table:table-cell>
          <table:table-cell office:value-type="string" table:style-name="ce9">
            <text:p>Survey response rate (%)</text:p>
          </table:table-cell>
          <table:table-cell office:value-type="string" table:style-name="ce9">
            <text:p>EES</text:p>
            <text:p>Employee engagement index (B47 to B51)</text:p>
          </table:table-cell>
          <table:table-cell office:value-type="string" table:style-name="ce9">
            <text:p>HSE_index</text:p>
            <text:p>Proxy Stress Index (high score means high stress)</text:p>
          </table:table-cell>
          <table:table-cell office:value-type="string" table:style-name="ce9">
            <text:p>PERMA_index</text:p>
            <text:p>PERMA Index (high score means high flourishing)</text:p>
          </table:table-cell>
          <table:table-cell office:value-type="string" table:style-name="ce9">
            <text:p>mw_ts</text:p>
            <text:p>My work theme score (% positive, B01 to B05)</text:p>
          </table:table-cell>
          <table:table-cell office:value-type="string" table:style-name="ce9">
            <text:p>op_ts</text:p>
            <text:p>Organisational objectives and purpose theme score (% positive, B06 to B07)</text:p>
          </table:table-cell>
          <table:table-cell office:value-type="string" table:style-name="ce9">
            <text:p>lm_ts</text:p>
            <text:p>My manager theme score (% positive, B08 to B16)</text:p>
          </table:table-cell>
          <table:table-cell office:value-type="string" table:style-name="ce9">
            <text:p>mt_ts</text:p>
            <text:p>My team theme score (% positive, B18 to B20)</text:p>
          </table:table-cell>
          <table:table-cell office:value-type="string" table:style-name="ce9">
            <text:p>ld_ts</text:p>
            <text:p>Learning and development theme score (% positive, B21 to B24)</text:p>
          </table:table-cell>
          <table:table-cell office:value-type="string" table:style-name="ce9">
            <text:p>if_ts</text:p>
            <text:p>Inclusion and fair treatment theme score (% positive, B25 to B28)</text:p>
          </table:table-cell>
          <table:table-cell office:value-type="string" table:style-name="ce9">
            <text:p>rw_ts</text:p>
            <text:p>Resources and workload theme score (% positive, B29 to B34)</text:p>
          </table:table-cell>
          <table:table-cell office:value-type="string" table:style-name="ce9">
            <text:p>pb_ts</text:p>
            <text:p>Pay and benefits theme score (% positive, B35 to B37)</text:p>
          </table:table-cell>
          <table:table-cell office:value-type="string" table:style-name="ce9">
            <text:p>lc_ts</text:p>
            <text:p>Leadership and managing change theme score (% positive, B38 to B46)</text:p>
          </table:table-cell>
          <table:table-cell office:value-type="string" table:style-name="ce9">
            <text:p>B01</text:p>
            <text:p>I am interested in my work</text:p>
            <text:p>(% selecting 'Strongly agree' or 'Agree')</text:p>
          </table:table-cell>
          <table:table-cell office:value-type="string" table:style-name="ce9">
            <text:p>B02</text:p>
            <text:p>I am sufficiently challenged by my work</text:p>
            <text:p>(% selecting 'Strongly agree' or 'Agree')</text:p>
          </table:table-cell>
          <table:table-cell office:value-type="string" table:style-name="ce9">
            <text:p>B03</text:p>
            <text:p>My work gives me a sense of personal accomplishment</text:p>
            <text:p>(% selecting 'Strongly agree' or 'Agree')</text:p>
          </table:table-cell>
          <table:table-cell office:value-type="string" table:style-name="ce9">
            <text:p>B04</text:p>
            <text:p>I feel involved in the decisions that affect my work</text:p>
            <text:p>(% selecting 'Strongly agree' or 'Agree')</text:p>
          </table:table-cell>
          <table:table-cell office:value-type="string" table:style-name="ce9">
            <text:p>B05</text:p>
            <text:p>I have a choice in deciding how I do my work</text:p>
            <text:p>(% selecting 'Strongly agree' or 'Agree')</text:p>
          </table:table-cell>
          <table:table-cell office:value-type="string" table:style-name="ce9">
            <text:p>B06</text:p>
            <text:p>I have a clear understanding of [my organisation]'s objectives</text:p>
            <text:p>(% selecting 'Strongly agree' or 'Agree')</text:p>
          </table:table-cell>
          <table:table-cell office:value-type="string" table:style-name="ce9">
            <text:p>B07</text:p>
            <text:p>I understand how my work contributes to [my organisation]'s objectives</text:p>
            <text:p>(% selecting 'Strongly agree' or 'Agree')</text:p>
          </table:table-cell>
          <table:table-cell office:value-type="string" table:style-name="ce9">
            <text:p>B08</text:p>
            <text:p>My manager motivates me to be more effective in my job</text:p>
            <text:p>(% selecting 'Strongly agree' or 'Agree')</text:p>
          </table:table-cell>
          <table:table-cell office:value-type="string" table:style-name="ce9">
            <text:p>B09</text:p>
            <text:p>My manager is considerate of my life outside work</text:p>
            <text:p>(% selecting 'Strongly agree' or 'Agree')</text:p>
          </table:table-cell>
          <table:table-cell office:value-type="string" table:style-name="ce9">
            <text:p>B10</text:p>
            <text:p>My manager is open to my ideas</text:p>
            <text:p>(% selecting 'Strongly agree' or 'Agree')</text:p>
          </table:table-cell>
          <table:table-cell office:value-type="string" table:style-name="ce9">
            <text:p>B11</text:p>
            <text:p>My manager helps me to understand how I contribute to [my organisation]'s objectives</text:p>
            <text:p>(% selecting 'Strongly agree' or 'Agree')</text:p>
          </table:table-cell>
          <table:table-cell office:value-type="string" table:style-name="ce9">
            <text:p>B12</text:p>
            <text:p>Overall, I have confidence in the decisions made by my manager</text:p>
            <text:p>(% selecting 'Strongly agree' or 'Agree')</text:p>
          </table:table-cell>
          <table:table-cell office:value-type="string" table:style-name="ce9">
            <text:p>B13</text:p>
            <text:p>My manager recognises when I have done my job well</text:p>
            <text:p>(% selecting 'Strongly agree' or 'Agree')</text:p>
          </table:table-cell>
          <table:table-cell office:value-type="string" table:style-name="ce9">
            <text:p>B14</text:p>
            <text:p>I receive regular feedback on my performance</text:p>
            <text:p>(% selecting 'Strongly agree' or 'Agree')</text:p>
          </table:table-cell>
          <table:table-cell office:value-type="string" table:style-name="ce9">
            <text:p>B15</text:p>
            <text:p>The feedback I receive helps me to improve my performance</text:p>
            <text:p>(% selecting 'Strongly agree' or 'Agree')</text:p>
          </table:table-cell>
          <table:table-cell office:value-type="string" table:style-name="ce9">
            <text:p>B16</text:p>
            <text:p>I think that my performance is evaluated fairly</text:p>
            <text:p>(% selecting 'Strongly agree' or 'Agree')</text:p>
          </table:table-cell>
          <table:table-cell office:value-type="string" table:style-name="ce9">
            <text:p>B16A</text:p>
            <text:p>Have you heard of the Civil Service Line Management Standards?</text:p>
            <text:p>(% selecting 'Yes')</text:p>
            <text:p>[note 1]</text:p>
          </table:table-cell>
          <table:table-cell office:value-type="string" table:style-name="ce9">
            <text:p>B18</text:p>
            <text:p>The people in my team can be relied upon to help when things get difficult in my job</text:p>
            <text:p>(% selecting 'Strongly agree' or 'Agree')</text:p>
          </table:table-cell>
          <table:table-cell office:value-type="string" table:style-name="ce9">
            <text:p>B19</text:p>
            <text:p>The people in my team work together to find ways to improve the service we provide</text:p>
            <text:p>(% selecting 'Strongly agree' or 'Agree')</text:p>
          </table:table-cell>
          <table:table-cell office:value-type="string" table:style-name="ce9">
            <text:p>B20</text:p>
            <text:p>The people in my team are encouraged to come up with new and better ways of doing things</text:p>
            <text:p>(% selecting 'Strongly agree' or 'Agree')</text:p>
          </table:table-cell>
          <table:table-cell office:value-type="string" table:style-name="ce9">
            <text:p>B21</text:p>
            <text:p>I am able to access the right learning and development opportunities when I need to</text:p>
            <text:p>(% selecting 'Strongly agree' or 'Agree')</text:p>
          </table:table-cell>
          <table:table-cell office:value-type="string" table:style-name="ce9">
            <text:p>B22</text:p>
            <text:p>Learning and development activities I have completed in the past 12 months have helped to improve my performance</text:p>
            <text:p>(% selecting 'Strongly agree' or 'Agree')</text:p>
          </table:table-cell>
          <table:table-cell office:value-type="string" table:style-name="ce9">
            <text:p>B23</text:p>
            <text:p>There are opportunities for me to develop my career in [my organisation]</text:p>
            <text:p>(% selecting 'Strongly agree' or 'Agree')</text:p>
          </table:table-cell>
          <table:table-cell office:value-type="string" table:style-name="ce9">
            <text:p>B24</text:p>
            <text:p>Learning and development activities I have completed while working for [my organisation] are helping me to develop my career</text:p>
            <text:p>(% selecting 'Strongly agree' or 'Agree')</text:p>
          </table:table-cell>
          <table:table-cell office:value-type="string" table:style-name="ce9">
            <text:p>B25</text:p>
            <text:p>I am treated fairly at work</text:p>
            <text:p>(% selecting 'Strongly agree' or 'Agree')</text:p>
          </table:table-cell>
          <table:table-cell office:value-type="string" table:style-name="ce9">
            <text:p>B26</text:p>
            <text:p>I am treated with respect by the people I work with</text:p>
            <text:p>(% selecting 'Strongly agree' or 'Agree')</text:p>
          </table:table-cell>
          <table:table-cell office:value-type="string" table:style-name="ce9">
            <text:p>B27</text:p>
            <text:p>I feel valued for the work I do</text:p>
            <text:p>(% selecting 'Strongly agree' or 'Agree')</text:p>
          </table:table-cell>
          <table:table-cell office:value-type="string" table:style-name="ce9">
            <text:p>B28</text:p>
            <text:p>I think that [my organisation] respects individual differences (for example, cultures, working styles, backgrounds, ideas, etc.)</text:p>
            <text:p>(% selecting 'Strongly agree' or 'Agree')</text:p>
          </table:table-cell>
          <table:table-cell office:value-type="string" table:style-name="ce9">
            <text:p>B29</text:p>
            <text:p>I get the information I need to do my job well</text:p>
            <text:p>(% selecting 'Strongly agree' or 'Agree')</text:p>
          </table:table-cell>
          <table:table-cell office:value-type="string" table:style-name="ce9">
            <text:p>B30</text:p>
            <text:p>I have clear work objectives</text:p>
            <text:p>(% selecting 'Strongly agree' or 'Agree')</text:p>
          </table:table-cell>
          <table:table-cell office:value-type="string" table:style-name="ce9">
            <text:p>B31</text:p>
            <text:p>I have the skills I need to do my job effectively</text:p>
            <text:p>(% selecting 'Strongly agree' or 'Agree')</text:p>
          </table:table-cell>
          <table:table-cell office:value-type="string" table:style-name="ce9">
            <text:p>B32</text:p>
            <text:p>I have the tools I need to do my job effectively</text:p>
            <text:p>(% selecting 'Strongly agree' or 'Agree')</text:p>
          </table:table-cell>
          <table:table-cell office:value-type="string" table:style-name="ce9">
            <text:p>B33</text:p>
            <text:p>I have an acceptable workload</text:p>
            <text:p>(% selecting 'Strongly agree' or 'Agree')</text:p>
          </table:table-cell>
          <table:table-cell office:value-type="string" table:style-name="ce9">
            <text:p>B34</text:p>
            <text:p>I achieve a good balance between my work life and my private life</text:p>
            <text:p>(% selecting 'Strongly agree' or 'Agree')</text:p>
          </table:table-cell>
          <table:table-cell office:value-type="string" table:style-name="ce9">
            <text:p>B35</text:p>
            <text:p>I feel that my pay adequately reflects my performance</text:p>
            <text:p>(% selecting 'Strongly agree' or 'Agree')</text:p>
          </table:table-cell>
          <table:table-cell office:value-type="string" table:style-name="ce9">
            <text:p>B36</text:p>
            <text:p>I am satisfied with the total benefits package (e.g. base pay, benefits and pension)</text:p>
            <text:p>(% selecting 'Strongly agree' or 'Agree')</text:p>
            <text:p>[note 2]</text:p>
          </table:table-cell>
          <table:table-cell office:value-type="string" table:style-name="ce9">
            <text:p>B37</text:p>
            <text:p>Compared to people doing a similar job in other organisations I feel my pay is reasonable</text:p>
            <text:p>(% selecting 'Strongly agree' or 'Agree')</text:p>
          </table:table-cell>
          <table:table-cell office:value-type="string" table:style-name="ce9">
            <text:p>B37A</text:p>
            <text:p>I am fully aware of the benefits available in [my organisation], in addition to pay</text:p>
            <text:p>(% selecting 'Strongly agree' or 'Agree')</text:p>
          </table:table-cell>
          <table:table-cell office:value-type="string" table:style-name="ce9">
            <text:p>B37B</text:p>
            <text:p>Over the last 12 months money worries have affected my ability to do my job</text:p>
            <text:p>(% selecting 'Seldom' or 'Never')</text:p>
          </table:table-cell>
          <table:table-cell office:value-type="string" table:style-name="ce9">
            <text:p>B38</text:p>
            <text:p>Senior managers in [my organisation] are sufficiently visible</text:p>
            <text:p>(% selecting 'Strongly agree' or 'Agree')</text:p>
          </table:table-cell>
          <table:table-cell office:value-type="string" table:style-name="ce9">
            <text:p>B39</text:p>
            <text:p>I believe the actions of senior managers are consistent with [my organisation]'s values</text:p>
            <text:p>(% selecting 'Strongly agree' or 'Agree')</text:p>
          </table:table-cell>
          <table:table-cell office:value-type="string" table:style-name="ce9">
            <text:p>B40</text:p>
            <text:p>I believe that [my organisation]'s senior leaders have a clear vision for the future of [my organisation]</text:p>
            <text:p>(% selecting 'Strongly agree' or 'Agree')</text:p>
          </table:table-cell>
          <table:table-cell office:value-type="string" table:style-name="ce9">
            <text:p>B41</text:p>
            <text:p>Overall, I have confidence in the decisions made by [my organisation]'s senior managers</text:p>
            <text:p>(% selecting 'Strongly agree' or 'Agree')</text:p>
          </table:table-cell>
          <table:table-cell office:value-type="string" table:style-name="ce9">
            <text:p>B42</text:p>
            <text:p>I feel that change is managed well in [my organisation]</text:p>
            <text:p>(% selecting 'Strongly agree' or 'Agree')</text:p>
          </table:table-cell>
          <table:table-cell office:value-type="string" table:style-name="ce9">
            <text:p>B43</text:p>
            <text:p>When changes are made in [my organisation] they are usually for the better</text:p>
            <text:p>(% selecting 'Strongly agree' or 'Agree')</text:p>
          </table:table-cell>
          <table:table-cell office:value-type="string" table:style-name="ce9">
            <text:p>B44</text:p>
            <text:p>[My organisation] keeps me informed about matters that affect me</text:p>
            <text:p>(% selecting 'Strongly agree' or 'Agree')</text:p>
          </table:table-cell>
          <table:table-cell office:value-type="string" table:style-name="ce9">
            <text:p>B45</text:p>
            <text:p>I have the opportunity to contribute my views before decisions are made that affect me</text:p>
            <text:p>(% selecting 'Strongly agree' or 'Agree')</text:p>
          </table:table-cell>
          <table:table-cell office:value-type="string" table:style-name="ce9">
            <text:p>B46</text:p>
            <text:p>I think it is safe to challenge the way things are done in [my organisation]</text:p>
            <text:p>(% selecting 'Strongly agree' or 'Agree')</text:p>
          </table:table-cell>
          <table:table-cell office:value-type="string" table:style-name="ce9">
            <text:p>B47</text:p>
            <text:p>I am proud when I tell others I am part of [my organisation]</text:p>
            <text:p>(% selecting 'Strongly agree' or 'Agree')</text:p>
          </table:table-cell>
          <table:table-cell office:value-type="string" table:style-name="ce9">
            <text:p>B48</text:p>
            <text:p>I would recommend [my organisation] as a great place to work</text:p>
            <text:p>(% selecting 'Strongly agree' or 'Agree')</text:p>
          </table:table-cell>
          <table:table-cell office:value-type="string" table:style-name="ce9">
            <text:p>B49</text:p>
            <text:p>I feel a strong personal attachment to [my organisation]</text:p>
            <text:p>(% selecting 'Strongly agree' or 'Agree')</text:p>
          </table:table-cell>
          <table:table-cell office:value-type="string" table:style-name="ce9">
            <text:p>B50</text:p>
            <text:p>[My organisation] inspires me to do the best in my job</text:p>
            <text:p>(% selecting 'Strongly agree' or 'Agree')</text:p>
          </table:table-cell>
          <table:table-cell office:value-type="string" table:style-name="ce9">
            <text:p>B51</text:p>
            <text:p>[My organisation] motivates me to help it achieve its objectives</text:p>
            <text:p>(% selecting 'Strongly agree' or 'Agree')</text:p>
          </table:table-cell>
          <table:table-cell office:value-type="string" table:style-name="ce9">
            <text:p>B52</text:p>
            <text:p>I believe that senior managers in [my organisation] will take action on the results from this survey</text:p>
            <text:p>(% selecting 'Strongly agree' or 'Agree')</text:p>
          </table:table-cell>
          <table:table-cell office:value-type="string" table:style-name="ce9">
            <text:p>B53</text:p>
            <text:p>Where I work, I think effective action has been taken on the results of the last survey</text:p>
            <text:p>(% selecting 'Strongly agree' or 'Agree')</text:p>
          </table:table-cell>
          <table:table-cell office:value-type="string" table:style-name="ce9">
            <text:p>B54</text:p>
            <text:p>I am trusted to carry out my job effectively</text:p>
            <text:p>(% selecting 'Strongly agree' or 'Agree')</text:p>
          </table:table-cell>
          <table:table-cell office:value-type="string" table:style-name="ce9">
            <text:p>B55</text:p>
            <text:p>I believe I would be supported if I try a new idea, even if it may not work</text:p>
            <text:p>(% selecting 'Strongly agree' or 'Agree')</text:p>
          </table:table-cell>
          <table:table-cell office:value-type="string" table:style-name="ce9">
            <text:p>B56</text:p>
            <text:p>In [my organisation], people are encouraged to speak up when they identify a serious policy or delivery risk</text:p>
            <text:p>(% selecting 'Strongly agree' or 'Agree')</text:p>
          </table:table-cell>
          <table:table-cell office:value-type="string" table:style-name="ce9">
            <text:p>B57</text:p>
            <text:p>I feel able to challenge inappropriate behaviour in the workplace</text:p>
            <text:p>(% selecting 'Strongly agree' or 'Agree')</text:p>
          </table:table-cell>
          <table:table-cell office:value-type="string" table:style-name="ce9">
            <text:p>B58</text:p>
            <text:p>[My organisation] is committed to creating a diverse and inclusive workplace</text:p>
            <text:p>(% selecting 'Strongly agree' or 'Agree')</text:p>
          </table:table-cell>
          <table:table-cell office:value-type="string" table:style-name="ce9">
            <text:p>B59</text:p>
            <text:p>I am aware of the Civil Service vision for 'A Modern Civil Service'</text:p>
            <text:p>(% selecting 'Strongly agree' or 'Agree')</text:p>
          </table:table-cell>
          <table:table-cell office:value-type="string" table:style-name="ce9">
            <text:p>B59A</text:p>
            <text:p>I understand how I can help achieve the vision for 'A Modern Civil Service'</text:p>
            <text:p>(% selecting 'Strongly agree' or 'Agree')</text:p>
          </table:table-cell>
          <table:table-cell office:value-type="string" table:style-name="ce9">
            <text:p>B59B</text:p>
            <text:p>The technology provided by [my organisation] enables me to easily connect and collaborate with the colleagues that I need to for me to do my job effectively, from any location</text:p>
            <text:p>(% selecting 'Strongly agree' or 'Agree')</text:p>
          </table:table-cell>
          <table:table-cell office:value-type="string" table:style-name="ce9">
            <text:p>B59C</text:p>
            <text:p>How often do you collaborate with civil servants in other Government departments and agencies to achieve common goals?</text:p>
            <text:p>(% selecting 'Often or always' or 'Some of the time')</text:p>
          </table:table-cell>
          <table:table-cell office:value-type="string" table:style-name="ce9">
            <text:p>B59D</text:p>
            <text:p>I consider how my work impacts upon the public in the course of carrying out my duties</text:p>
            <text:p>(% selecting 'Often or always' or 'Some of the time')</text:p>
          </table:table-cell>
          <table:table-cell office:value-type="string" table:style-name="ce9">
            <text:p>B59E</text:p>
            <text:p>I have a choice in deciding where I do my work (usual workplace or base, another workplace, home)</text:p>
            <text:p>(% selecting 'Strongly agree' or 'Agree')</text:p>
          </table:table-cell>
          <table:table-cell office:value-type="string" table:style-name="ce9">
            <text:p>B59F</text:p>
            <text:p>My manager trusts me to do my job effectively, even if I am not working from the same location as them</text:p>
            <text:p>(% selecting 'Strongly agree' or 'Agree')</text:p>
          </table:table-cell>
          <table:table-cell office:value-type="string" table:style-name="ce9">
            <text:p>B59G</text:p>
            <text:p>Over the last month, roughly how productive have you been?</text:p>
            <text:p>(% selecting '90 to 100% productive')</text:p>
          </table:table-cell>
          <table:table-cell office:value-type="string" table:style-name="ce9">
            <text:p>B59H</text:p>
            <text:p>Efficiency is pursued as a priority in [my organisation]</text:p>
            <text:p>(% selecting 'Strongly agree' or 'Agree')</text:p>
          </table:table-cell>
          <table:table-cell office:value-type="string" table:style-name="ce9">
            <text:p>B60</text:p>
            <text:p>I know about the devolution of powers from UK Government and Parliament to the Devolved Governments and Parliaments or legislatures in Scotland, Wales and Northern Ireland</text:p>
            <text:p>(% selecting 'Strongly agree' or 'Agree')</text:p>
            <text:p>[note 1]</text:p>
          </table:table-cell>
          <table:table-cell office:value-type="string" table:style-name="ce9">
            <text:p>B61</text:p>
            <text:p>I know where to access resources and training on devolution and intergovernmental working</text:p>
            <text:p>(% selecting 'Strongly agree' or 'Agree')</text:p>
            <text:p>[note 1]</text:p>
          </table:table-cell>
          <table:table-cell office:value-type="string" table:style-name="ce9">
            <text:p>C01_1</text:p>
            <text:p>Which of the following statements most reflects your current thoughts about working for [my organisation]?</text:p>
            <text:p>(% selecting 'I want to leave my organisation as soon as possible')</text:p>
          </table:table-cell>
          <table:table-cell office:value-type="string" table:style-name="ce9">
            <text:p>C01_2</text:p>
            <text:p>Which of the following statements most reflects your current thoughts about working for [my organisation]?</text:p>
            <text:p>(% selecting 'I want to leave my organisation within the next 12 months')</text:p>
          </table:table-cell>
          <table:table-cell office:value-type="string" table:style-name="ce9">
            <text:p>C01_3</text:p>
            <text:p>Which of the following statements most reflects your current thoughts about working for [my organisation]?</text:p>
            <text:p>(% selecting 'I want to stay working for my organisation for at least the next year')</text:p>
          </table:table-cell>
          <table:table-cell office:value-type="string" table:style-name="ce9">
            <text:p>C01_4</text:p>
            <text:p>Which of the following statements most reflects your current thoughts about working for [my organisation]?</text:p>
            <text:p>(% selecting 'I want to stay working for my organisation for at least the next three years')</text:p>
          </table:table-cell>
          <table:table-cell office:value-type="string" table:style-name="ce9">
            <text:p>CV3</text:p>
            <text:p>Would you describe yourself as having 'long COVID', that is, you are still experiencing symptoms more than 4 weeks after you first had COVID-19, that are not explained by something else?</text:p>
            <text:p>(% selecting 'Yes')</text:p>
          </table:table-cell>
          <table:table-cell office:value-type="string" table:style-name="ce9">
            <text:p>D01A</text:p>
            <text:p>I understand the Civil Service Code and what it means for my conduct</text:p>
            <text:p>(% selecting 'Strongly agree' or 'Agree')</text:p>
          </table:table-cell>
          <table:table-cell office:value-type="string" table:style-name="ce9">
            <text:p>D02</text:p>
            <text:p>Are you aware of how to raise a concern under the Civil Service Code?</text:p>
            <text:p>(% selecting 'Yes')</text:p>
          </table:table-cell>
          <table:table-cell office:value-type="string" table:style-name="ce9">
            <text:p>D03</text:p>
            <text:p>Are you confident that if you raised a concern under the Civil Service Code in [my organisation] it would be investigated properly?</text:p>
            <text:p>(% selecting 'Yes')</text:p>
          </table:table-cell>
          <table:table-cell office:value-type="string" table:style-name="ce9">
            <text:p>E01_yes</text:p>
            <text:p>Have you been discriminated against at work in the last 12 months?</text:p>
            <text:p>(% selecting 'Yes')</text:p>
          </table:table-cell>
          <table:table-cell office:value-type="string" table:style-name="ce9">
            <text:p>E01_no</text:p>
            <text:p>Have you been discriminated against at work in the last 12 months?</text:p>
            <text:p>(% selecting 'No')</text:p>
          </table:table-cell>
          <table:table-cell office:value-type="string" table:style-name="ce9">
            <text:p>E01_pnts</text:p>
            <text:p>Have you been discriminated against at work in the last 12 months?</text:p>
            <text:p>(% selecting 'Prefer not to say')</text:p>
          </table:table-cell>
          <table:table-cell office:value-type="string" table:style-name="ce9">
            <text:p>E03_yes</text:p>
            <text:p>Have you been bullied or harassed at work, in the past 12 months?</text:p>
            <text:p>(% selecting 'Yes')</text:p>
          </table:table-cell>
          <table:table-cell office:value-type="string" table:style-name="ce9">
            <text:p>E03_no</text:p>
            <text:p>Have you been bullied or harassed at work, in the past 12 months?</text:p>
            <text:p>(% selecting 'No')</text:p>
          </table:table-cell>
          <table:table-cell office:value-type="string" table:style-name="ce9">
            <text:p>E03_pnts</text:p>
            <text:p>Have you been bullied or harassed at work, in the past 12 months?</text:p>
            <text:p>(% selecting 'Prefer not to say')</text:p>
          </table:table-cell>
          <table:table-cell office:value-type="string" table:style-name="ce9">
            <text:p>E05_yes</text:p>
            <text:p>Did you report your experience of bullying and harassment?</text:p>
            <text:p>(% selecting 'Yes')</text:p>
            <text:p>[note 5]</text:p>
          </table:table-cell>
          <table:table-cell office:value-type="string" table:style-name="ce9">
            <text:p>E05_no</text:p>
            <text:p>Did you report your experience of bullying and harassment?</text:p>
            <text:p>(% selecting 'No')</text:p>
            <text:p>[note 5]</text:p>
          </table:table-cell>
          <table:table-cell office:value-type="string" table:style-name="ce9">
            <text:p>E05_pnts</text:p>
            <text:p>Did you report your experience of bullying and harassment?</text:p>
            <text:p>(% selecting 'Prefer not to say')</text:p>
            <text:p>[note 5]</text:p>
          </table:table-cell>
          <table:table-cell office:value-type="string" table:style-name="ce9">
            <text:p>E06_A_yes</text:p>
            <text:p>Was appropriate action taken to address the behaviour you experienced?</text:p>
            <text:p>(% selecting 'Yes')</text:p>
            <text:p>[note 5]</text:p>
          </table:table-cell>
          <table:table-cell office:value-type="string" table:style-name="ce9">
            <text:p>E06_A_no</text:p>
            <text:p>Was appropriate action taken to address the behaviour you experienced?</text:p>
            <text:p>(% selecting 'No')</text:p>
            <text:p>[note 5]</text:p>
          </table:table-cell>
          <table:table-cell office:value-type="string" table:style-name="ce9">
            <text:p>E06_A_pnts</text:p>
            <text:p>Was appropriate action taken to address the behaviour you experienced?</text:p>
            <text:p>(% selecting 'Prefer not to say')</text:p>
            <text:p>[note 5]</text:p>
          </table:table-cell>
          <table:table-cell office:value-type="string" table:style-name="ce9">
            <text:p>E06_B_yes</text:p>
            <text:p>Has the bullying and harassment stopped?</text:p>
            <text:p>(% selecting 'Yes')</text:p>
            <text:p>[note 5]</text:p>
          </table:table-cell>
          <table:table-cell office:value-type="string" table:style-name="ce9">
            <text:p>E06_B_no</text:p>
            <text:p>Has the bullying and harassment stopped?</text:p>
            <text:p>(% selecting 'No')</text:p>
            <text:p>[note 5]</text:p>
          </table:table-cell>
          <table:table-cell office:value-type="string" table:style-name="ce9">
            <text:p>E06_B_pnts</text:p>
            <text:p>Has the bullying and harassment stopped?</text:p>
            <text:p>(% selecting 'Prefer not to say')</text:p>
            <text:p>[note 5]</text:p>
          </table:table-cell>
          <table:table-cell office:value-type="string" table:style-name="ce9">
            <text:p>E06_C_yes</text:p>
            <text:p>Does the culture where you work allow this kind of behaviour to continue?</text:p>
            <text:p>(% selecting 'Yes')</text:p>
            <text:p>[note 5]</text:p>
          </table:table-cell>
          <table:table-cell office:value-type="string" table:style-name="ce9">
            <text:p>E06_C_no</text:p>
            <text:p>Does the culture where you work allow this kind of behaviour to continue?</text:p>
            <text:p>(% selecting 'No')</text:p>
            <text:p>[note 5]</text:p>
          </table:table-cell>
          <table:table-cell office:value-type="string" table:style-name="ce9">
            <text:p>E06_C_pnts</text:p>
            <text:p>Does the culture where you work allow this kind of behaviour to continue?</text:p>
            <text:p>(% selecting 'Prefer not to say')</text:p>
            <text:p>[note 5]</text:p>
          </table:table-cell>
          <table:table-cell office:value-type="string" table:style-name="ce9">
            <text:p>E06_D_yes</text:p>
            <text:p>Did you feel like you were punished for reporting the incident?</text:p>
            <text:p>(% selecting 'Yes')</text:p>
            <text:p>[note 5]</text:p>
          </table:table-cell>
          <table:table-cell office:value-type="string" table:style-name="ce9">
            <text:p>E06_D_no</text:p>
            <text:p>Did you feel like you were punished for reporting the incident?</text:p>
            <text:p>(% selecting 'No')</text:p>
            <text:p>[note 5]</text:p>
          </table:table-cell>
          <table:table-cell office:value-type="string" table:style-name="ce9">
            <text:p>E06_D_pnts</text:p>
            <text:p>Did you feel like you were punished for reporting the incident?</text:p>
            <text:p>(% selecting 'Prefer not to say')</text:p>
            <text:p>[note 5]</text:p>
          </table:table-cell>
          <table:table-cell office:value-type="string" table:style-name="ce9">
            <text:p>W01</text:p>
            <text:p>Overall, how satisfied are you with your life nowadays?</text:p>
            <text:p>(% selecting '7 to 10', where 10 is the most satisfied)</text:p>
          </table:table-cell>
          <table:table-cell office:value-type="string" table:style-name="ce9">
            <text:p>W02</text:p>
            <text:p>Overall, to what extent do you feel that things you do in your life are worthwhile?</text:p>
            <text:p>(% selecting '7 to 10', where 10 is the most worthwhile)</text:p>
          </table:table-cell>
          <table:table-cell office:value-type="string" table:style-name="ce9">
            <text:p>W03</text:p>
            <text:p>Overall, how happy did you feel yesterday?</text:p>
            <text:p>(% selecting '7 to 10', where 10 is the most happy)</text:p>
          </table:table-cell>
          <table:table-cell office:value-type="string" table:style-name="ce9">
            <text:p>W04</text:p>
            <text:p>Overall, how anxious did you feel yesterday?</text:p>
            <text:p>(% selecting '6 to 10', where 10 is the most anxious)</text:p>
          </table:table-cell>
          <table:table-cell office:value-type="string" table:style-name="ce9">
            <text:p>J04B</text:p>
            <text:p>In general, how would you rate your overall mental health now?</text:p>
            <text:p>(% selecting 'Excellent', 'Very good' or 'Good')</text:p>
          </table:table-cell>
          <table:table-cell office:value-type="string" table:style-name="ce9">
            <text:p>W05</text:p>
            <text:p>In general, how would you rate your overall physical health now?</text:p>
            <text:p>(% selecting 'Excellent', 'Very good' or 'Good')</text:p>
          </table:table-cell>
          <table:table-cell office:value-type="string" table:style-name="ce9">
            <text:p>W09</text:p>
            <text:p>[My organisation] provides good support for employee health, wellbeing and resilience</text:p>
            <text:p>(% selecting 'Strongly agree' or 'Agree')</text:p>
          </table:table-cell>
          <table:table-cell office:value-type="string" table:style-name="ce9">
            <text:p>W10</text:p>
            <text:p>How often do you discuss your personal wellbeing and or work-related stress with your manager?</text:p>
            <text:p>(% selecting 'Weekly' or 'Monthly')</text:p>
          </table:table-cell>
          <table:table-cell table:number-columns-repeated="16259"/>
        </table:table-row>
        <table:table-row table:style-name="ro5">
          <table:table-cell office:value-type="string" table:style-name="ce4">
            <text:p>CS_MEDIAN</text:p>
          </table:table-cell>
          <table:table-cell office:value-type="string" table:style-name="ce4">
            <text:p>Civil Service Benchmark (median)</text:p>
          </table:table-cell>
          <table:table-cell office:value-type="string" table:style-name="ce4">
            <text:p>All Civil Servants</text:p>
          </table:table-cell>
          <table:table-cell table:style-name="ce4"/>
          <table:table-cell office:value-type="float" office:value="74.116" table:style-name="ce10">
            <text:p>74.116</text:p>
          </table:table-cell>
          <table:table-cell office:value-type="float" office:value="64.075999999999993" table:style-name="ce10">
            <text:p>64.076</text:p>
          </table:table-cell>
          <table:table-cell office:value-type="float" office:value="26.253" table:style-name="ce10">
            <text:p>26.253</text:p>
          </table:table-cell>
          <table:table-cell office:value-type="float" office:value="74.228999999999999" table:style-name="ce10">
            <text:p>74.229</text:p>
          </table:table-cell>
          <table:table-cell office:value-type="float" office:value="77.349000000000004" table:style-name="ce10">
            <text:p>77.349</text:p>
          </table:table-cell>
          <table:table-cell office:value-type="float" office:value="83.105000000000004" table:style-name="ce10">
            <text:p>83.105</text:p>
          </table:table-cell>
          <table:table-cell office:value-type="float" office:value="78.346000000000004" table:style-name="ce10">
            <text:p>78.346</text:p>
          </table:table-cell>
          <table:table-cell office:value-type="float" office:value="83.762" table:style-name="ce10">
            <text:p>83.762</text:p>
          </table:table-cell>
          <table:table-cell office:value-type="float" office:value="55.923000000000002" table:style-name="ce10">
            <text:p>55.923</text:p>
          </table:table-cell>
          <table:table-cell office:value-type="float" office:value="80.555999999999997" table:style-name="ce10">
            <text:p>80.556</text:p>
          </table:table-cell>
          <table:table-cell office:value-type="float" office:value="75.555999999999997" table:style-name="ce10">
            <text:p>75.556</text:p>
          </table:table-cell>
          <table:table-cell office:value-type="float" office:value="34.066000000000003" table:style-name="ce10">
            <text:p>34.066</text:p>
          </table:table-cell>
          <table:table-cell office:value-type="float" office:value="52.155999999999999" table:style-name="ce10">
            <text:p>52.156</text:p>
          </table:table-cell>
          <table:table-cell office:value-type="float" office:value="89.963999999999999" table:style-name="ce10">
            <text:p>89.964</text:p>
          </table:table-cell>
          <table:table-cell office:value-type="float" office:value="82.111000000000004" table:style-name="ce10">
            <text:p>82.111</text:p>
          </table:table-cell>
          <table:table-cell office:value-type="float" office:value="77.494" table:style-name="ce10">
            <text:p>77.494</text:p>
          </table:table-cell>
          <table:table-cell office:value-type="float" office:value="60.048000000000002" table:style-name="ce10">
            <text:p>60.048</text:p>
          </table:table-cell>
          <table:table-cell office:value-type="float" office:value="80.936999999999998" table:style-name="ce10">
            <text:p>80.937</text:p>
          </table:table-cell>
          <table:table-cell office:value-type="float" office:value="81.867999999999995" table:style-name="ce10">
            <text:p>81.868</text:p>
          </table:table-cell>
          <table:table-cell office:value-type="float" office:value="84.936000000000007" table:style-name="ce10">
            <text:p>84.936</text:p>
          </table:table-cell>
          <table:table-cell office:value-type="float" office:value="75.971999999999994" table:style-name="ce10">
            <text:p>75.972</text:p>
          </table:table-cell>
          <table:table-cell office:value-type="float" office:value="90.385000000000005" table:style-name="ce10">
            <text:p>90.385</text:p>
          </table:table-cell>
          <table:table-cell office:value-type="float" office:value="86.13" table:style-name="ce10">
            <text:p>86.13</text:p>
          </table:table-cell>
          <table:table-cell office:value-type="float" office:value="71.429000000000002" table:style-name="ce10">
            <text:p>71.429</text:p>
          </table:table-cell>
          <table:table-cell office:value-type="float" office:value="80.951999999999998" table:style-name="ce10">
            <text:p>80.952</text:p>
          </table:table-cell>
          <table:table-cell office:value-type="float" office:value="83.698999999999998" table:style-name="ce10">
            <text:p>83.699</text:p>
          </table:table-cell>
          <table:table-cell office:value-type="float" office:value="73.644000000000005" table:style-name="ce10">
            <text:p>73.644</text:p>
          </table:table-cell>
          <table:table-cell office:value-type="float" office:value="68.584999999999994" table:style-name="ce10">
            <text:p>68.585</text:p>
          </table:table-cell>
          <table:table-cell office:value-type="float" office:value="73.058000000000007" table:style-name="ce10">
            <text:p>73.058</text:p>
          </table:table-cell>
          <table:table-cell office:value-type="float" office:value="48.98" table:style-name="ce10">
            <text:p>48.98</text:p>
          </table:table-cell>
          <table:table-cell office:value-type="float" office:value="88.049000000000007" table:style-name="ce10">
            <text:p>88.049</text:p>
          </table:table-cell>
          <table:table-cell office:value-type="float" office:value="85.356999999999999" table:style-name="ce10">
            <text:p>85.357</text:p>
          </table:table-cell>
          <table:table-cell office:value-type="float" office:value="78.59" table:style-name="ce10">
            <text:p>78.59</text:p>
          </table:table-cell>
          <table:table-cell office:value-type="float" office:value="67.516999999999996" table:style-name="ce10">
            <text:p>67.517</text:p>
          </table:table-cell>
          <table:table-cell office:value-type="float" office:value="53.511000000000003" table:style-name="ce10">
            <text:p>53.511</text:p>
          </table:table-cell>
          <table:table-cell office:value-type="float" office:value="51.966999999999999" table:style-name="ce10">
            <text:p>51.967</text:p>
          </table:table-cell>
          <table:table-cell office:value-type="float" office:value="51.25" table:style-name="ce10">
            <text:p>51.25</text:p>
          </table:table-cell>
          <table:table-cell office:value-type="float" office:value="83.543999999999997" table:style-name="ce10">
            <text:p>83.544</text:p>
          </table:table-cell>
          <table:table-cell office:value-type="float" office:value="88.036000000000001" table:style-name="ce10">
            <text:p>88.036</text:p>
          </table:table-cell>
          <table:table-cell office:value-type="float" office:value="71.631" table:style-name="ce10">
            <text:p>71.631</text:p>
          </table:table-cell>
          <table:table-cell office:value-type="float" office:value="79.144000000000005" table:style-name="ce10">
            <text:p>79.144</text:p>
          </table:table-cell>
          <table:table-cell office:value-type="float" office:value="70.578999999999994" table:style-name="ce10">
            <text:p>70.579</text:p>
          </table:table-cell>
          <table:table-cell office:value-type="float" office:value="77.201999999999998" table:style-name="ce10">
            <text:p>77.202</text:p>
          </table:table-cell>
          <table:table-cell office:value-type="float" office:value="90.244" table:style-name="ce10">
            <text:p>90.244</text:p>
          </table:table-cell>
          <table:table-cell office:value-type="float" office:value="75.248000000000005" table:style-name="ce10">
            <text:p>75.248</text:p>
          </table:table-cell>
          <table:table-cell office:value-type="float" office:value="65.656999999999996" table:style-name="ce10">
            <text:p>65.657</text:p>
          </table:table-cell>
          <table:table-cell office:value-type="float" office:value="75.823999999999998" table:style-name="ce10">
            <text:p>75.824</text:p>
          </table:table-cell>
          <table:table-cell office:value-type="float" office:value="35.454999999999998" table:style-name="ce10">
            <text:p>35.455</text:p>
          </table:table-cell>
          <table:table-cell office:value-type="float" office:value="39.770000000000003" table:style-name="ce10">
            <text:p>39.77</text:p>
          </table:table-cell>
          <table:table-cell office:value-type="float" office:value="27.027000000000001" table:style-name="ce10">
            <text:p>27.027</text:p>
          </table:table-cell>
          <table:table-cell office:value-type="float" office:value="70.631" table:style-name="ce10">
            <text:p>70.631</text:p>
          </table:table-cell>
          <table:table-cell office:value-type="float" office:value="61.637999999999998" table:style-name="ce10">
            <text:p>61.638</text:p>
          </table:table-cell>
          <table:table-cell office:value-type="float" office:value="72.960999999999999" table:style-name="ce10">
            <text:p>72.961</text:p>
          </table:table-cell>
          <table:table-cell office:value-type="float" office:value="65.540999999999997" table:style-name="ce10">
            <text:p>65.541</text:p>
          </table:table-cell>
          <table:table-cell office:value-type="float" office:value="53.81" table:style-name="ce10">
            <text:p>53.81</text:p>
          </table:table-cell>
          <table:table-cell office:value-type="float" office:value="56.189" table:style-name="ce10">
            <text:p>56.189</text:p>
          </table:table-cell>
          <table:table-cell office:value-type="float" office:value="33.090000000000003" table:style-name="ce10">
            <text:p>33.09</text:p>
          </table:table-cell>
          <table:table-cell office:value-type="float" office:value="34.551000000000002" table:style-name="ce10">
            <text:p>34.551</text:p>
          </table:table-cell>
          <table:table-cell office:value-type="float" office:value="64.3" table:style-name="ce10">
            <text:p>64.3</text:p>
          </table:table-cell>
          <table:table-cell office:value-type="float" office:value="39.110999999999997" table:style-name="ce10">
            <text:p>39.111</text:p>
          </table:table-cell>
          <table:table-cell office:value-type="float" office:value="51.015999999999998" table:style-name="ce10">
            <text:p>51.016</text:p>
          </table:table-cell>
          <table:table-cell office:value-type="float" office:value="65.882000000000005" table:style-name="ce10">
            <text:p>65.882</text:p>
          </table:table-cell>
          <table:table-cell office:value-type="float" office:value="63.26" table:style-name="ce10">
            <text:p>63.26</text:p>
          </table:table-cell>
          <table:table-cell office:value-type="float" office:value="50.835999999999999" table:style-name="ce10">
            <text:p>50.836</text:p>
          </table:table-cell>
          <table:table-cell office:value-type="float" office:value="55.009" table:style-name="ce10">
            <text:p>55.009</text:p>
          </table:table-cell>
          <table:table-cell office:value-type="float" office:value="52.820999999999998" table:style-name="ce10">
            <text:p>52.821</text:p>
          </table:table-cell>
          <table:table-cell office:value-type="float" office:value="51.802999999999997" table:style-name="ce10">
            <text:p>51.803</text:p>
          </table:table-cell>
          <table:table-cell office:value-type="float" office:value="37.630000000000003" table:style-name="ce10">
            <text:p>37.63</text:p>
          </table:table-cell>
          <table:table-cell office:value-type="float" office:value="89.847999999999999" table:style-name="ce10">
            <text:p>89.848</text:p>
          </table:table-cell>
          <table:table-cell office:value-type="float" office:value="74.971999999999994" table:style-name="ce10">
            <text:p>74.972</text:p>
          </table:table-cell>
          <table:table-cell office:value-type="float" office:value="73.897000000000006" table:style-name="ce10">
            <text:p>73.897</text:p>
          </table:table-cell>
          <table:table-cell office:value-type="float" office:value="71.245000000000005" table:style-name="ce10">
            <text:p>71.245</text:p>
          </table:table-cell>
          <table:table-cell office:value-type="float" office:value="77.588999999999999" table:style-name="ce10">
            <text:p>77.589</text:p>
          </table:table-cell>
          <table:table-cell office:value-type="float" office:value="59.735999999999997" table:style-name="ce10">
            <text:p>59.736</text:p>
          </table:table-cell>
          <table:table-cell office:value-type="float" office:value="43.06" table:style-name="ce10">
            <text:p>43.06</text:p>
          </table:table-cell>
          <table:table-cell office:value-type="float" office:value="79.186999999999998" table:style-name="ce10">
            <text:p>79.187</text:p>
          </table:table-cell>
          <table:table-cell office:value-type="float" office:value="39.073999999999998" table:style-name="ce10">
            <text:p>39.074</text:p>
          </table:table-cell>
          <table:table-cell office:value-type="float" office:value="85.667000000000002" table:style-name="ce10">
            <text:p>85.667</text:p>
          </table:table-cell>
          <table:table-cell office:value-type="float" office:value="73.349000000000004" table:style-name="ce10">
            <text:p>73.349</text:p>
          </table:table-cell>
          <table:table-cell office:value-type="float" office:value="94.117999999999995" table:style-name="ce10">
            <text:p>94.118</text:p>
          </table:table-cell>
          <table:table-cell office:value-type="float" office:value="65.444999999999993" table:style-name="ce10">
            <text:p>65.445</text:p>
          </table:table-cell>
          <table:table-cell office:value-type="float" office:value="52.323" table:style-name="ce10">
            <text:p>52.323</text:p>
          </table:table-cell>
          <table:table-cell office:value-type="float" office:value="66.364999999999995" table:style-name="ce10">
            <text:p>66.365</text:p>
          </table:table-cell>
          <table:table-cell office:value-type="float" office:value="35.417000000000002" table:style-name="ce10">
            <text:p>35.417</text:p>
          </table:table-cell>
          <table:table-cell office:value-type="float" office:value="6.4219999999999997" table:style-name="ce10">
            <text:p>6.422</text:p>
          </table:table-cell>
          <table:table-cell office:value-type="float" office:value="13.589" table:style-name="ce10">
            <text:p>13.589</text:p>
          </table:table-cell>
          <table:table-cell office:value-type="float" office:value="35.417000000000002" table:style-name="ce10">
            <text:p>35.417</text:p>
          </table:table-cell>
          <table:table-cell office:value-type="float" office:value="44.509" table:style-name="ce10">
            <text:p>44.509</text:p>
          </table:table-cell>
          <table:table-cell office:value-type="float" office:value="7.056" table:style-name="ce10">
            <text:p>7.056</text:p>
          </table:table-cell>
          <table:table-cell office:value-type="float" office:value="92.126000000000005" table:style-name="ce10">
            <text:p>92.126</text:p>
          </table:table-cell>
          <table:table-cell office:value-type="float" office:value="69.572999999999993" table:style-name="ce10">
            <text:p>69.573</text:p>
          </table:table-cell>
          <table:table-cell office:value-type="float" office:value="76.259" table:style-name="ce10">
            <text:p>76.259</text:p>
          </table:table-cell>
          <table:table-cell office:value-type="float" office:value="7.2649999999999997" table:style-name="ce10">
            <text:p>7.265</text:p>
          </table:table-cell>
          <table:table-cell office:value-type="float" office:value="86.447000000000003" table:style-name="ce10">
            <text:p>86.447</text:p>
          </table:table-cell>
          <table:table-cell office:value-type="float" office:value="6.5339999999999998" table:style-name="ce10">
            <text:p>6.534</text:p>
          </table:table-cell>
          <table:table-cell office:value-type="float" office:value="7.65" table:style-name="ce10">
            <text:p>7.65</text:p>
          </table:table-cell>
          <table:table-cell office:value-type="float" office:value="86.867000000000004" table:style-name="ce10">
            <text:p>86.867</text:p>
          </table:table-cell>
          <table:table-cell office:value-type="float" office:value="5.556" table:style-name="ce10">
            <text:p>5.556</text:p>
          </table:table-cell>
          <table:table-cell office:value-type="float" office:value="40.344999999999999" table:style-name="ce10">
            <text:p>40.345</text:p>
          </table:table-cell>
          <table:table-cell office:value-type="float" office:value="45.65" table:style-name="ce10">
            <text:p>45.65</text:p>
          </table:table-cell>
          <table:table-cell office:value-type="float" office:value="13.948" table:style-name="ce10">
            <text:p>13.948</text:p>
          </table:table-cell>
          <table:table-cell office:value-type="float" office:value="28.843" table:style-name="ce10">
            <text:p>28.843</text:p>
          </table:table-cell>
          <table:table-cell office:value-type="float" office:value="56.923000000000002" table:style-name="ce10">
            <text:p>56.923</text:p>
          </table:table-cell>
          <table:table-cell office:value-type="float" office:value="13.019" table:style-name="ce10">
            <text:p>13.019</text:p>
          </table:table-cell>
          <table:table-cell office:value-type="float" office:value="38.527000000000001" table:style-name="ce10">
            <text:p>38.527</text:p>
          </table:table-cell>
          <table:table-cell office:value-type="float" office:value="32.482999999999997" table:style-name="ce10">
            <text:p>32.483</text:p>
          </table:table-cell>
          <table:table-cell office:value-type="float" office:value="28.498000000000001" table:style-name="ce10">
            <text:p>28.498</text:p>
          </table:table-cell>
          <table:table-cell office:value-type="float" office:value="59.493000000000002" table:style-name="ce10">
            <text:p>59.493</text:p>
          </table:table-cell>
          <table:table-cell office:value-type="float" office:value="21.643999999999998" table:style-name="ce10">
            <text:p>21.644</text:p>
          </table:table-cell>
          <table:table-cell office:value-type="float" office:value="18.225999999999999" table:style-name="ce10">
            <text:p>18.226</text:p>
          </table:table-cell>
          <table:table-cell office:value-type="float" office:value="30.369" table:style-name="ce10">
            <text:p>30.369</text:p>
          </table:table-cell>
          <table:table-cell office:value-type="float" office:value="54.295999999999999" table:style-name="ce10">
            <text:p>54.296</text:p>
          </table:table-cell>
          <table:table-cell office:value-type="float" office:value="14.286" table:style-name="ce10">
            <text:p>14.286</text:p>
          </table:table-cell>
          <table:table-cell office:value-type="float" office:value="67.698999999999998" table:style-name="ce10">
            <text:p>67.699</text:p>
          </table:table-cell>
          <table:table-cell office:value-type="float" office:value="71.165999999999997" table:style-name="ce10">
            <text:p>71.166</text:p>
          </table:table-cell>
          <table:table-cell office:value-type="float" office:value="62.661000000000001" table:style-name="ce10">
            <text:p>62.661</text:p>
          </table:table-cell>
          <table:table-cell office:value-type="float" office:value="34.945999999999998" table:style-name="ce10">
            <text:p>34.946</text:p>
          </table:table-cell>
          <table:table-cell office:value-type="float" office:value="72.828000000000003" table:style-name="ce10">
            <text:p>72.828</text:p>
          </table:table-cell>
          <table:table-cell office:value-type="float" office:value="72.069000000000003" table:style-name="ce10">
            <text:p>72.069</text:p>
          </table:table-cell>
          <table:table-cell office:value-type="float" office:value="59.713999999999999" table:style-name="ce10">
            <text:p>59.714</text:p>
          </table:table-cell>
          <table:table-cell office:value-type="float" office:value="59.956000000000003" table:style-name="ce10">
            <text:p>59.956</text:p>
          </table:table-cell>
          <table:table-cell table:number-columns-repeated="16259"/>
        </table:table-row>
        <table:table-row table:style-name="ro5">
          <table:table-cell office:value-type="string" table:style-name="ce4">
            <text:p>CS_MEAN</text:p>
          </table:table-cell>
          <table:table-cell office:value-type="string" table:style-name="ce4">
            <text:p>All civil servants (mean score)</text:p>
          </table:table-cell>
          <table:table-cell office:value-type="string" table:style-name="ce4">
            <text:p>All Civil Servants</text:p>
          </table:table-cell>
          <table:table-cell table:style-name="ce4"/>
          <table:table-cell office:value-type="float" office:value="61" table:style-name="ce10">
            <text:p>61</text:p>
          </table:table-cell>
          <table:table-cell office:value-type="float" office:value="61.246000000000002" table:style-name="ce10">
            <text:p>61.246</text:p>
          </table:table-cell>
          <table:table-cell office:value-type="float" office:value="28" table:style-name="ce10">
            <text:p>28</text:p>
          </table:table-cell>
          <table:table-cell office:value-type="float" office:value="73.402000000000001" table:style-name="ce10">
            <text:p>73.402</text:p>
          </table:table-cell>
          <table:table-cell office:value-type="float" office:value="74.540999999999997" table:style-name="ce10">
            <text:p>74.541</text:p>
          </table:table-cell>
          <table:table-cell office:value-type="float" office:value="82.212999999999994" table:style-name="ce10">
            <text:p>82.213</text:p>
          </table:table-cell>
          <table:table-cell office:value-type="float" office:value="76.563999999999993" table:style-name="ce10">
            <text:p>76.564</text:p>
          </table:table-cell>
          <table:table-cell office:value-type="float" office:value="82.171999999999997" table:style-name="ce10">
            <text:p>82.172</text:p>
          </table:table-cell>
          <table:table-cell office:value-type="float" office:value="57.030999999999999" table:style-name="ce10">
            <text:p>57.031</text:p>
          </table:table-cell>
          <table:table-cell office:value-type="float" office:value="79.12" table:style-name="ce10">
            <text:p>79.12</text:p>
          </table:table-cell>
          <table:table-cell office:value-type="float" office:value="74.084000000000003" table:style-name="ce10">
            <text:p>74.084</text:p>
          </table:table-cell>
          <table:table-cell office:value-type="float" office:value="31.672999999999998" table:style-name="ce10">
            <text:p>31.673</text:p>
          </table:table-cell>
          <table:table-cell office:value-type="float" office:value="48.01" table:style-name="ce10">
            <text:p>48.01</text:p>
          </table:table-cell>
          <table:table-cell office:value-type="float" office:value="88.135999999999996" table:style-name="ce10">
            <text:p>88.136</text:p>
          </table:table-cell>
          <table:table-cell office:value-type="float" office:value="80.947000000000003" table:style-name="ce10">
            <text:p>80.947</text:p>
          </table:table-cell>
          <table:table-cell office:value-type="float" office:value="75.424000000000007" table:style-name="ce10">
            <text:p>75.424</text:p>
          </table:table-cell>
          <table:table-cell office:value-type="float" office:value="55.676000000000002" table:style-name="ce10">
            <text:p>55.676</text:p>
          </table:table-cell>
          <table:table-cell office:value-type="float" office:value="72.513999999999996" table:style-name="ce10">
            <text:p>72.514</text:p>
          </table:table-cell>
          <table:table-cell office:value-type="float" office:value="80.84" table:style-name="ce10">
            <text:p>80.84</text:p>
          </table:table-cell>
          <table:table-cell office:value-type="float" office:value="83.584000000000003" table:style-name="ce10">
            <text:p>83.584</text:p>
          </table:table-cell>
          <table:table-cell office:value-type="float" office:value="75.197000000000003" table:style-name="ce10">
            <text:p>75.197</text:p>
          </table:table-cell>
          <table:table-cell office:value-type="float" office:value="87.222999999999999" table:style-name="ce10">
            <text:p>87.223</text:p>
          </table:table-cell>
          <table:table-cell office:value-type="float" office:value="83.039000000000001" table:style-name="ce10">
            <text:p>83.039</text:p>
          </table:table-cell>
          <table:table-cell office:value-type="float" office:value="70.05" table:style-name="ce10">
            <text:p>70.05</text:p>
          </table:table-cell>
          <table:table-cell office:value-type="float" office:value="78.897000000000006" table:style-name="ce10">
            <text:p>78.897</text:p>
          </table:table-cell>
          <table:table-cell office:value-type="float" office:value="82.072999999999993" table:style-name="ce10">
            <text:p>82.073</text:p>
          </table:table-cell>
          <table:table-cell office:value-type="float" office:value="72.77" table:style-name="ce10">
            <text:p>72.77</text:p>
          </table:table-cell>
          <table:table-cell office:value-type="float" office:value="68.078999999999994" table:style-name="ce10">
            <text:p>68.079</text:p>
          </table:table-cell>
          <table:table-cell office:value-type="float" office:value="71.754000000000005" table:style-name="ce10">
            <text:p>71.754</text:p>
          </table:table-cell>
          <table:table-cell office:value-type="float" office:value="50.826000000000001" table:style-name="ce10">
            <text:p>50.826</text:p>
          </table:table-cell>
          <table:table-cell office:value-type="float" office:value="87.376000000000005" table:style-name="ce10">
            <text:p>87.376</text:p>
          </table:table-cell>
          <table:table-cell office:value-type="float" office:value="83.834999999999994" table:style-name="ce10">
            <text:p>83.835</text:p>
          </table:table-cell>
          <table:table-cell office:value-type="float" office:value="75.311000000000007" table:style-name="ce10">
            <text:p>75.311</text:p>
          </table:table-cell>
          <table:table-cell office:value-type="float" office:value="68.042000000000002" table:style-name="ce10">
            <text:p>68.042</text:p>
          </table:table-cell>
          <table:table-cell office:value-type="float" office:value="53.448" table:style-name="ce10">
            <text:p>53.448</text:p>
          </table:table-cell>
          <table:table-cell office:value-type="float" office:value="56.228000000000002" table:style-name="ce10">
            <text:p>56.228</text:p>
          </table:table-cell>
          <table:table-cell office:value-type="float" office:value="50.389000000000003" table:style-name="ce10">
            <text:p>50.389</text:p>
          </table:table-cell>
          <table:table-cell office:value-type="float" office:value="82.116" table:style-name="ce10">
            <text:p>82.116</text:p>
          </table:table-cell>
          <table:table-cell office:value-type="float" office:value="87.116" table:style-name="ce10">
            <text:p>87.116</text:p>
          </table:table-cell>
          <table:table-cell office:value-type="float" office:value="69.319000000000003" table:style-name="ce10">
            <text:p>69.319</text:p>
          </table:table-cell>
          <table:table-cell office:value-type="float" office:value="77.953999999999994" table:style-name="ce10">
            <text:p>77.954</text:p>
          </table:table-cell>
          <table:table-cell office:value-type="float" office:value="68.537000000000006" table:style-name="ce10">
            <text:p>68.537</text:p>
          </table:table-cell>
          <table:table-cell office:value-type="float" office:value="77.358000000000004" table:style-name="ce10">
            <text:p>77.358</text:p>
          </table:table-cell>
          <table:table-cell office:value-type="float" office:value="87.462999999999994" table:style-name="ce10">
            <text:p>87.463</text:p>
          </table:table-cell>
          <table:table-cell office:value-type="float" office:value="72.034000000000006" table:style-name="ce10">
            <text:p>72.034</text:p>
          </table:table-cell>
          <table:table-cell office:value-type="float" office:value="64.882000000000005" table:style-name="ce10">
            <text:p>64.882</text:p>
          </table:table-cell>
          <table:table-cell office:value-type="float" office:value="74.251999999999995" table:style-name="ce10">
            <text:p>74.252</text:p>
          </table:table-cell>
          <table:table-cell office:value-type="float" office:value="31.722000000000001" table:style-name="ce10">
            <text:p>31.722</text:p>
          </table:table-cell>
          <table:table-cell office:value-type="float" office:value="37.040999999999997" table:style-name="ce10">
            <text:p>37.041</text:p>
          </table:table-cell>
          <table:table-cell office:value-type="float" office:value="26.225000000000001" table:style-name="ce10">
            <text:p>26.225</text:p>
          </table:table-cell>
          <table:table-cell office:value-type="float" office:value="68.051000000000002" table:style-name="ce10">
            <text:p>68.051</text:p>
          </table:table-cell>
          <table:table-cell office:value-type="float" office:value="57.006" table:style-name="ce10">
            <text:p>57.006</text:p>
          </table:table-cell>
          <table:table-cell office:value-type="float" office:value="67.492000000000004" table:style-name="ce10">
            <text:p>67.492</text:p>
          </table:table-cell>
          <table:table-cell office:value-type="float" office:value="61.26" table:style-name="ce10">
            <text:p>61.26</text:p>
          </table:table-cell>
          <table:table-cell office:value-type="float" office:value="49.865000000000002" table:style-name="ce10">
            <text:p>49.865</text:p>
          </table:table-cell>
          <table:table-cell office:value-type="float" office:value="51.167000000000002" table:style-name="ce10">
            <text:p>51.167</text:p>
          </table:table-cell>
          <table:table-cell office:value-type="float" office:value="31.797999999999998" table:style-name="ce10">
            <text:p>31.798</text:p>
          </table:table-cell>
          <table:table-cell office:value-type="float" office:value="29.693999999999999" table:style-name="ce10">
            <text:p>29.694</text:p>
          </table:table-cell>
          <table:table-cell office:value-type="float" office:value="59.573" table:style-name="ce10">
            <text:p>59.573</text:p>
          </table:table-cell>
          <table:table-cell office:value-type="float" office:value="34.466000000000001" table:style-name="ce10">
            <text:p>34.466</text:p>
          </table:table-cell>
          <table:table-cell office:value-type="float" office:value="46.866999999999997" table:style-name="ce10">
            <text:p>46.867</text:p>
          </table:table-cell>
          <table:table-cell office:value-type="float" office:value="58.978999999999999" table:style-name="ce10">
            <text:p>58.979</text:p>
          </table:table-cell>
          <table:table-cell office:value-type="float" office:value="57.865000000000002" table:style-name="ce10">
            <text:p>57.865</text:p>
          </table:table-cell>
          <table:table-cell office:value-type="float" office:value="48.698999999999998" table:style-name="ce10">
            <text:p>48.699</text:p>
          </table:table-cell>
          <table:table-cell office:value-type="float" office:value="50.780999999999999" table:style-name="ce10">
            <text:p>50.781</text:p>
          </table:table-cell>
          <table:table-cell office:value-type="float" office:value="48.328000000000003" table:style-name="ce10">
            <text:p>48.328</text:p>
          </table:table-cell>
          <table:table-cell office:value-type="float" office:value="45.198999999999998" table:style-name="ce10">
            <text:p>45.199</text:p>
          </table:table-cell>
          <table:table-cell office:value-type="float" office:value="35.344000000000001" table:style-name="ce10">
            <text:p>35.344</text:p>
          </table:table-cell>
          <table:table-cell office:value-type="float" office:value="89.302999999999997" table:style-name="ce10">
            <text:p>89.303</text:p>
          </table:table-cell>
          <table:table-cell office:value-type="float" office:value="69.376000000000005" table:style-name="ce10">
            <text:p>69.376</text:p>
          </table:table-cell>
          <table:table-cell office:value-type="float" office:value="71.873000000000005" table:style-name="ce10">
            <text:p>71.873</text:p>
          </table:table-cell>
          <table:table-cell office:value-type="float" office:value="70.751000000000005" table:style-name="ce10">
            <text:p>70.751</text:p>
          </table:table-cell>
          <table:table-cell office:value-type="float" office:value="77.700999999999993" table:style-name="ce10">
            <text:p>77.701</text:p>
          </table:table-cell>
          <table:table-cell office:value-type="float" office:value="60.87" table:style-name="ce10">
            <text:p>60.87</text:p>
          </table:table-cell>
          <table:table-cell office:value-type="float" office:value="44.807000000000002" table:style-name="ce10">
            <text:p>44.807</text:p>
          </table:table-cell>
          <table:table-cell office:value-type="float" office:value="72.132000000000005" table:style-name="ce10">
            <text:p>72.132</text:p>
          </table:table-cell>
          <table:table-cell office:value-type="float" office:value="36.405000000000001" table:style-name="ce10">
            <text:p>36.405</text:p>
          </table:table-cell>
          <table:table-cell office:value-type="float" office:value="82.653999999999996" table:style-name="ce10">
            <text:p>82.654</text:p>
          </table:table-cell>
          <table:table-cell office:value-type="float" office:value="62.441000000000003" table:style-name="ce10">
            <text:p>62.441</text:p>
          </table:table-cell>
          <table:table-cell office:value-type="float" office:value="90.168999999999997" table:style-name="ce10">
            <text:p>90.169</text:p>
          </table:table-cell>
          <table:table-cell office:value-type="float" office:value="66.594999999999999" table:style-name="ce10">
            <text:p>66.595</text:p>
          </table:table-cell>
          <table:table-cell office:value-type="float" office:value="54.125" table:style-name="ce10">
            <text:p>54.125</text:p>
          </table:table-cell>
          <table:table-cell office:value-type="float" office:value="57.311" table:style-name="ce10">
            <text:p>57.311</text:p>
          </table:table-cell>
          <table:table-cell office:value-type="float" office:value="34.197000000000003" table:style-name="ce10">
            <text:p>34.197</text:p>
          </table:table-cell>
          <table:table-cell office:value-type="float" office:value="6.5359999999999996" table:style-name="ce10">
            <text:p>6.536</text:p>
          </table:table-cell>
          <table:table-cell office:value-type="float" office:value="12.741" table:style-name="ce10">
            <text:p>12.741</text:p>
          </table:table-cell>
          <table:table-cell office:value-type="float" office:value="30.29" table:style-name="ce10">
            <text:p>30.29</text:p>
          </table:table-cell>
          <table:table-cell office:value-type="float" office:value="50.433" table:style-name="ce10">
            <text:p>50.433</text:p>
          </table:table-cell>
          <table:table-cell office:value-type="float" office:value="8.641" table:style-name="ce10">
            <text:p>8.641</text:p>
          </table:table-cell>
          <table:table-cell office:value-type="float" office:value="90.483000000000004" table:style-name="ce10">
            <text:p>90.483</text:p>
          </table:table-cell>
          <table:table-cell office:value-type="float" office:value="69.210999999999999" table:style-name="ce10">
            <text:p>69.211</text:p>
          </table:table-cell>
          <table:table-cell office:value-type="float" office:value="71.259" table:style-name="ce10">
            <text:p>71.259</text:p>
          </table:table-cell>
          <table:table-cell office:value-type="float" office:value="9.1199999999999992" table:style-name="ce10">
            <text:p>9.12</text:p>
          </table:table-cell>
          <table:table-cell office:value-type="float" office:value="83.284999999999997" table:style-name="ce10">
            <text:p>83.285</text:p>
          </table:table-cell>
          <table:table-cell office:value-type="float" office:value="7.5949999999999998" table:style-name="ce10">
            <text:p>7.595</text:p>
          </table:table-cell>
          <table:table-cell office:value-type="float" office:value="9.0259999999999998" table:style-name="ce10">
            <text:p>9.026</text:p>
          </table:table-cell>
          <table:table-cell office:value-type="float" office:value="84.762" table:style-name="ce10">
            <text:p>84.762</text:p>
          </table:table-cell>
          <table:table-cell office:value-type="float" office:value="6.2119999999999997" table:style-name="ce10">
            <text:p>6.212</text:p>
          </table:table-cell>
          <table:table-cell office:value-type="float" office:value="41.151000000000003" table:style-name="ce10">
            <text:p>41.151</text:p>
          </table:table-cell>
          <table:table-cell office:value-type="float" office:value="44.71" table:style-name="ce10">
            <text:p>44.71</text:p>
          </table:table-cell>
          <table:table-cell office:value-type="float" office:value="14.138999999999999" table:style-name="ce10">
            <text:p>14.139</text:p>
          </table:table-cell>
          <table:table-cell office:value-type="float" office:value="27.503" table:style-name="ce10">
            <text:p>27.503</text:p>
          </table:table-cell>
          <table:table-cell office:value-type="float" office:value="58.814" table:style-name="ce10">
            <text:p>58.814</text:p>
          </table:table-cell>
          <table:table-cell office:value-type="float" office:value="13.683" table:style-name="ce10">
            <text:p>13.683</text:p>
          </table:table-cell>
          <table:table-cell office:value-type="float" office:value="39.570999999999998" table:style-name="ce10">
            <text:p>39.571</text:p>
          </table:table-cell>
          <table:table-cell office:value-type="float" office:value="32.67" table:style-name="ce10">
            <text:p>32.67</text:p>
          </table:table-cell>
          <table:table-cell office:value-type="float" office:value="27.759" table:style-name="ce10">
            <text:p>27.759</text:p>
          </table:table-cell>
          <table:table-cell office:value-type="float" office:value="59.924999999999997" table:style-name="ce10">
            <text:p>59.925</text:p>
          </table:table-cell>
          <table:table-cell office:value-type="float" office:value="21.503" table:style-name="ce10">
            <text:p>21.503</text:p>
          </table:table-cell>
          <table:table-cell office:value-type="float" office:value="18.571999999999999" table:style-name="ce10">
            <text:p>18.572</text:p>
          </table:table-cell>
          <table:table-cell office:value-type="float" office:value="34.521999999999998" table:style-name="ce10">
            <text:p>34.522</text:p>
          </table:table-cell>
          <table:table-cell office:value-type="float" office:value="50.875999999999998" table:style-name="ce10">
            <text:p>50.876</text:p>
          </table:table-cell>
          <table:table-cell office:value-type="float" office:value="14.602" table:style-name="ce10">
            <text:p>14.602</text:p>
          </table:table-cell>
          <table:table-cell office:value-type="float" office:value="65.424000000000007" table:style-name="ce10">
            <text:p>65.424</text:p>
          </table:table-cell>
          <table:table-cell office:value-type="float" office:value="69.653000000000006" table:style-name="ce10">
            <text:p>69.653</text:p>
          </table:table-cell>
          <table:table-cell office:value-type="float" office:value="61.154000000000003" table:style-name="ce10">
            <text:p>61.154</text:p>
          </table:table-cell>
          <table:table-cell office:value-type="float" office:value="35.552999999999997" table:style-name="ce10">
            <text:p>35.553</text:p>
          </table:table-cell>
          <table:table-cell office:value-type="float" office:value="70.072000000000003" table:style-name="ce10">
            <text:p>70.072</text:p>
          </table:table-cell>
          <table:table-cell office:value-type="float" office:value="68.798000000000002" table:style-name="ce10">
            <text:p>68.798</text:p>
          </table:table-cell>
          <table:table-cell office:value-type="float" office:value="59.792000000000002" table:style-name="ce10">
            <text:p>59.792</text:p>
          </table:table-cell>
          <table:table-cell office:value-type="float" office:value="56.591000000000001" table:style-name="ce10">
            <text:p>56.591</text:p>
          </table:table-cell>
          <table:table-cell table:number-columns-repeated="16259"/>
        </table:table-row>
        <table:table-row table:style-name="ro5">
          <table:table-cell office:value-type="string" table:style-name="ce4">
            <text:p>ACAS</text:p>
          </table:table-cell>
          <table:table-cell office:value-type="string" table:style-name="ce4">
            <text:p>Acas</text:p>
          </table:table-cell>
          <table:table-cell office:value-type="string" table:style-name="ce4">
            <text:p>Department for Business and Trade</text:p>
          </table:table-cell>
          <table:table-cell table:style-name="ce4"/>
          <table:table-cell office:value-type="float" office:value="66.822999999999993" table:style-name="ce10">
            <text:p>66.823</text:p>
          </table:table-cell>
          <table:table-cell office:value-type="float" office:value="63.173999999999999" table:style-name="ce10">
            <text:p>63.174</text:p>
          </table:table-cell>
          <table:table-cell office:value-type="float" office:value="27.956" table:style-name="ce10">
            <text:p>27.956</text:p>
          </table:table-cell>
          <table:table-cell office:value-type="float" office:value="73.875" table:style-name="ce10">
            <text:p>73.875</text:p>
          </table:table-cell>
          <table:table-cell office:value-type="float" office:value="74.001000000000005" table:style-name="ce10">
            <text:p>74.001</text:p>
          </table:table-cell>
          <table:table-cell office:value-type="float" office:value="84.950999999999993" table:style-name="ce10">
            <text:p>84.951</text:p>
          </table:table-cell>
          <table:table-cell office:value-type="float" office:value="78.040000000000006" table:style-name="ce10">
            <text:p>78.04</text:p>
          </table:table-cell>
          <table:table-cell office:value-type="float" office:value="79.558999999999997" table:style-name="ce10">
            <text:p>79.559</text:p>
          </table:table-cell>
          <table:table-cell office:value-type="float" office:value="52.368000000000002" table:style-name="ce10">
            <text:p>52.368</text:p>
          </table:table-cell>
          <table:table-cell office:value-type="float" office:value="78.820999999999998" table:style-name="ce10">
            <text:p>78.821</text:p>
          </table:table-cell>
          <table:table-cell office:value-type="float" office:value="73.793000000000006" table:style-name="ce10">
            <text:p>73.793</text:p>
          </table:table-cell>
          <table:table-cell office:value-type="float" office:value="21.917000000000002" table:style-name="ce10">
            <text:p>21.917</text:p>
          </table:table-cell>
          <table:table-cell office:value-type="float" office:value="47.993000000000002" table:style-name="ce10">
            <text:p>47.993</text:p>
          </table:table-cell>
          <table:table-cell office:value-type="float" office:value="88.731999999999999" table:style-name="ce10">
            <text:p>88.732</text:p>
          </table:table-cell>
          <table:table-cell office:value-type="float" office:value="82.138000000000005" table:style-name="ce10">
            <text:p>82.138</text:p>
          </table:table-cell>
          <table:table-cell office:value-type="float" office:value="79.69" table:style-name="ce10">
            <text:p>79.69</text:p>
          </table:table-cell>
          <table:table-cell office:value-type="float" office:value="46.328000000000003" table:style-name="ce10">
            <text:p>46.328</text:p>
          </table:table-cell>
          <table:table-cell office:value-type="float" office:value="73.099000000000004" table:style-name="ce10">
            <text:p>73.099</text:p>
          </table:table-cell>
          <table:table-cell office:value-type="float" office:value="83.075000000000003" table:style-name="ce10">
            <text:p>83.075</text:p>
          </table:table-cell>
          <table:table-cell office:value-type="float" office:value="86.760999999999996" table:style-name="ce10">
            <text:p>86.761</text:p>
          </table:table-cell>
          <table:table-cell office:value-type="float" office:value="76.662000000000006" table:style-name="ce10">
            <text:p>76.662</text:p>
          </table:table-cell>
          <table:table-cell office:value-type="float" office:value="89.421999999999997" table:style-name="ce10">
            <text:p>89.422</text:p>
          </table:table-cell>
          <table:table-cell office:value-type="float" office:value="80.736999999999995" table:style-name="ce10">
            <text:p>80.737</text:p>
          </table:table-cell>
          <table:table-cell office:value-type="float" office:value="74.33" table:style-name="ce10">
            <text:p>74.33</text:p>
          </table:table-cell>
          <table:table-cell office:value-type="float" office:value="79.183999999999997" table:style-name="ce10">
            <text:p>79.184</text:p>
          </table:table-cell>
          <table:table-cell office:value-type="float" office:value="84.366" table:style-name="ce10">
            <text:p>84.366</text:p>
          </table:table-cell>
          <table:table-cell office:value-type="float" office:value="78.058999999999997" table:style-name="ce10">
            <text:p>78.059</text:p>
          </table:table-cell>
          <table:table-cell office:value-type="float" office:value="70.522000000000006" table:style-name="ce10">
            <text:p>70.522</text:p>
          </table:table-cell>
          <table:table-cell office:value-type="float" office:value="68.731999999999999" table:style-name="ce10">
            <text:p>68.732</text:p>
          </table:table-cell>
          <table:table-cell office:value-type="float" office:value="37.799999999999997" table:style-name="ce10">
            <text:p>37.8</text:p>
          </table:table-cell>
          <table:table-cell office:value-type="float" office:value="88.433999999999997" table:style-name="ce10">
            <text:p>88.434</text:p>
          </table:table-cell>
          <table:table-cell office:value-type="float" office:value="79.747" table:style-name="ce10">
            <text:p>79.747</text:p>
          </table:table-cell>
          <table:table-cell office:value-type="float" office:value="70.605000000000004" table:style-name="ce10">
            <text:p>70.605</text:p>
          </table:table-cell>
          <table:table-cell office:value-type="float" office:value="64.557000000000002" table:style-name="ce10">
            <text:p>64.557</text:p>
          </table:table-cell>
          <table:table-cell office:value-type="float" office:value="53.944000000000003" table:style-name="ce10">
            <text:p>53.944</text:p>
          </table:table-cell>
          <table:table-cell office:value-type="float" office:value="46.685000000000002" table:style-name="ce10">
            <text:p>46.685</text:p>
          </table:table-cell>
          <table:table-cell office:value-type="float" office:value="44.162999999999997" table:style-name="ce10">
            <text:p>44.163</text:p>
          </table:table-cell>
          <table:table-cell office:value-type="float" office:value="81.435000000000002" table:style-name="ce10">
            <text:p>81.435</text:p>
          </table:table-cell>
          <table:table-cell office:value-type="float" office:value="89.421999999999997" table:style-name="ce10">
            <text:p>89.422</text:p>
          </table:table-cell>
          <table:table-cell office:value-type="float" office:value="69.296000000000006" table:style-name="ce10">
            <text:p>69.296</text:p>
          </table:table-cell>
          <table:table-cell office:value-type="float" office:value="75.069999999999993" table:style-name="ce10">
            <text:p>75.07</text:p>
          </table:table-cell>
          <table:table-cell office:value-type="float" office:value="74.683999999999997" table:style-name="ce10">
            <text:p>74.684</text:p>
          </table:table-cell>
          <table:table-cell office:value-type="float" office:value="77.495999999999995" table:style-name="ce10">
            <text:p>77.496</text:p>
          </table:table-cell>
          <table:table-cell office:value-type="float" office:value="90" table:style-name="ce10">
            <text:p>90</text:p>
          </table:table-cell>
          <table:table-cell office:value-type="float" office:value="77.085999999999999" table:style-name="ce10">
            <text:p>77.086</text:p>
          </table:table-cell>
          <table:table-cell office:value-type="float" office:value="49.508000000000003" table:style-name="ce10">
            <text:p>49.508</text:p>
          </table:table-cell>
          <table:table-cell office:value-type="float" office:value="73.98" table:style-name="ce10">
            <text:p>73.98</text:p>
          </table:table-cell>
          <table:table-cell office:value-type="float" office:value="21.58" table:style-name="ce10">
            <text:p>21.58</text:p>
          </table:table-cell>
          <table:table-cell office:value-type="float" office:value="26.515999999999998" table:style-name="ce10">
            <text:p>26.516</text:p>
          </table:table-cell>
          <table:table-cell office:value-type="float" office:value="17.63" table:style-name="ce10">
            <text:p>17.63</text:p>
          </table:table-cell>
          <table:table-cell office:value-type="float" office:value="65.725999999999999" table:style-name="ce10">
            <text:p>65.726</text:p>
          </table:table-cell>
          <table:table-cell office:value-type="float" office:value="53.738" table:style-name="ce10">
            <text:p>53.738</text:p>
          </table:table-cell>
          <table:table-cell office:value-type="float" office:value="63.238999999999997" table:style-name="ce10">
            <text:p>63.239</text:p>
          </table:table-cell>
          <table:table-cell office:value-type="float" office:value="54.725000000000001" table:style-name="ce10">
            <text:p>54.725</text:p>
          </table:table-cell>
          <table:table-cell office:value-type="float" office:value="49.081000000000003" table:style-name="ce10">
            <text:p>49.081</text:p>
          </table:table-cell>
          <table:table-cell office:value-type="float" office:value="47.524999999999999" table:style-name="ce10">
            <text:p>47.525</text:p>
          </table:table-cell>
          <table:table-cell office:value-type="float" office:value="32.298999999999999" table:style-name="ce10">
            <text:p>32.299</text:p>
          </table:table-cell>
          <table:table-cell office:value-type="float" office:value="31.548999999999999" table:style-name="ce10">
            <text:p>31.549</text:p>
          </table:table-cell>
          <table:table-cell office:value-type="float" office:value="63.521000000000001" table:style-name="ce10">
            <text:p>63.521</text:p>
          </table:table-cell>
          <table:table-cell office:value-type="float" office:value="41.831000000000003" table:style-name="ce10">
            <text:p>41.831</text:p>
          </table:table-cell>
          <table:table-cell office:value-type="float" office:value="48.168999999999997" table:style-name="ce10">
            <text:p>48.169</text:p>
          </table:table-cell>
          <table:table-cell office:value-type="float" office:value="67.373000000000005" table:style-name="ce10">
            <text:p>67.373</text:p>
          </table:table-cell>
          <table:table-cell office:value-type="float" office:value="55.994" table:style-name="ce10">
            <text:p>55.994</text:p>
          </table:table-cell>
          <table:table-cell office:value-type="float" office:value="55.445999999999998" table:style-name="ce10">
            <text:p>55.446</text:p>
          </table:table-cell>
          <table:table-cell office:value-type="float" office:value="52.326999999999998" table:style-name="ce10">
            <text:p>52.327</text:p>
          </table:table-cell>
          <table:table-cell office:value-type="float" office:value="50.281999999999996" table:style-name="ce10">
            <text:p>50.282</text:p>
          </table:table-cell>
          <table:table-cell office:value-type="float" office:value="42.676000000000002" table:style-name="ce10">
            <text:p>42.676</text:p>
          </table:table-cell>
          <table:table-cell office:value-type="float" office:value="29.859000000000002" table:style-name="ce10">
            <text:p>29.859</text:p>
          </table:table-cell>
          <table:table-cell office:value-type="float" office:value="90.126999999999995" table:style-name="ce10">
            <text:p>90.127</text:p>
          </table:table-cell>
          <table:table-cell office:value-type="float" office:value="66.384" table:style-name="ce10">
            <text:p>66.384</text:p>
          </table:table-cell>
          <table:table-cell office:value-type="float" office:value="66.995999999999995" table:style-name="ce10">
            <text:p>66.996</text:p>
          </table:table-cell>
          <table:table-cell office:value-type="float" office:value="69.760999999999996" table:style-name="ce10">
            <text:p>69.761</text:p>
          </table:table-cell>
          <table:table-cell office:value-type="float" office:value="74.930000000000007" table:style-name="ce10">
            <text:p>74.93</text:p>
          </table:table-cell>
          <table:table-cell office:value-type="float" office:value="51.061" table:style-name="ce10">
            <text:p>51.061</text:p>
          </table:table-cell>
          <table:table-cell office:value-type="float" office:value="35.634" table:style-name="ce10">
            <text:p>35.634</text:p>
          </table:table-cell>
          <table:table-cell office:value-type="float" office:value="81.153000000000006" table:style-name="ce10">
            <text:p>81.153</text:p>
          </table:table-cell>
          <table:table-cell office:value-type="float" office:value="18.927" table:style-name="ce10">
            <text:p>18.927</text:p>
          </table:table-cell>
          <table:table-cell office:value-type="float" office:value="88.325999999999993" table:style-name="ce10">
            <text:p>88.326</text:p>
          </table:table-cell>
          <table:table-cell office:value-type="float" office:value="89.591999999999999" table:style-name="ce10">
            <text:p>89.592</text:p>
          </table:table-cell>
          <table:table-cell office:value-type="float" office:value="94.915000000000006" table:style-name="ce10">
            <text:p>94.915</text:p>
          </table:table-cell>
          <table:table-cell office:value-type="float" office:value="75.671999999999997" table:style-name="ce10">
            <text:p>75.672</text:p>
          </table:table-cell>
          <table:table-cell office:value-type="float" office:value="53.314999999999998" table:style-name="ce10">
            <text:p>53.315</text:p>
          </table:table-cell>
          <table:table-cell office:value-type="float" office:value="58.756999999999998" table:style-name="ce10">
            <text:p>58.757</text:p>
          </table:table-cell>
          <table:table-cell office:value-type="float" office:value="23.937999999999999" table:style-name="ce10">
            <text:p>23.938</text:p>
          </table:table-cell>
          <table:table-cell office:value-type="float" office:value="7.3339999999999996" table:style-name="ce10">
            <text:p>7.334</text:p>
          </table:table-cell>
          <table:table-cell office:value-type="float" office:value="12.835000000000001" table:style-name="ce10">
            <text:p>12.835</text:p>
          </table:table-cell>
          <table:table-cell office:value-type="float" office:value="33.145000000000003" table:style-name="ce10">
            <text:p>33.145</text:p>
          </table:table-cell>
          <table:table-cell office:value-type="float" office:value="46.685000000000002" table:style-name="ce10">
            <text:p>46.685</text:p>
          </table:table-cell>
          <table:table-cell office:value-type="float" office:value="9.375" table:style-name="ce10">
            <text:p>9.375</text:p>
          </table:table-cell>
          <table:table-cell office:value-type="float" office:value="85.915000000000006" table:style-name="ce10">
            <text:p>85.915</text:p>
          </table:table-cell>
          <table:table-cell office:value-type="float" office:value="60.985999999999997" table:style-name="ce10">
            <text:p>60.986</text:p>
          </table:table-cell>
          <table:table-cell office:value-type="float" office:value="70.429000000000002" table:style-name="ce10">
            <text:p>70.429</text:p>
          </table:table-cell>
          <table:table-cell office:value-type="float" office:value="9.0139999999999993" table:style-name="ce10">
            <text:p>9.014</text:p>
          </table:table-cell>
          <table:table-cell office:value-type="float" office:value="81.971999999999994" table:style-name="ce10">
            <text:p>81.972</text:p>
          </table:table-cell>
          <table:table-cell office:value-type="float" office:value="9.0139999999999993" table:style-name="ce10">
            <text:p>9.014</text:p>
          </table:table-cell>
          <table:table-cell office:value-type="float" office:value="8.4390000000000001" table:style-name="ce10">
            <text:p>8.439</text:p>
          </table:table-cell>
          <table:table-cell office:value-type="float" office:value="85.090999999999994" table:style-name="ce10">
            <text:p>85.091</text:p>
          </table:table-cell>
          <table:table-cell office:value-type="float" office:value="6.47" table:style-name="ce10">
            <text:p>6.47</text:p>
          </table:table-cell>
          <table:table-cell office:value-type="string" table:style-name="ce10">
            <text:p>[c]</text:p>
          </table:table-cell>
          <table:table-cell office:value-type="float" office:value="46.667000000000002" table:style-name="ce10">
            <text:p>46.667</text:p>
          </table:table-cell>
          <table:table-cell office:value-type="string" table:style-name="ce10">
            <text:p>[c]</text:p>
          </table:table-cell>
          <table:table-cell office:value-type="string" table:style-name="ce10">
            <text:p>[c]</text:p>
          </table:table-cell>
          <table:table-cell office:value-type="float" office:value="65.216999999999999" table:style-name="ce10">
            <text:p>65.217</text:p>
          </table:table-cell>
          <table:table-cell office:value-type="string" table:style-name="ce10">
            <text:p>[c]</text:p>
          </table:table-cell>
          <table:table-cell office:value-type="float" office:value="30" table:style-name="ce10">
            <text:p>30</text:p>
          </table:table-cell>
          <table:table-cell office:value-type="float" office:value="40" table:style-name="ce10">
            <text:p>40</text:p>
          </table:table-cell>
          <table:table-cell office:value-type="float" office:value="30" table:style-name="ce10">
            <text:p>30</text:p>
          </table:table-cell>
          <table:table-cell office:value-type="float" office:value="64.406999999999996" table:style-name="ce10">
            <text:p>64.40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47.826000000000001" table:style-name="ce10">
            <text:p>47.826</text:p>
          </table:table-cell>
          <table:table-cell office:value-type="string" table:style-name="ce10">
            <text:p>[c]</text:p>
          </table:table-cell>
          <table:table-cell office:value-type="float" office:value="63.832999999999998" table:style-name="ce10">
            <text:p>63.833</text:p>
          </table:table-cell>
          <table:table-cell office:value-type="float" office:value="68.444000000000003" table:style-name="ce10">
            <text:p>68.444</text:p>
          </table:table-cell>
          <table:table-cell office:value-type="float" office:value="57.802999999999997" table:style-name="ce10">
            <text:p>57.803</text:p>
          </table:table-cell>
          <table:table-cell office:value-type="float" office:value="34.869999999999997" table:style-name="ce10">
            <text:p>34.87</text:p>
          </table:table-cell>
          <table:table-cell office:value-type="float" office:value="66.474999999999994" table:style-name="ce10">
            <text:p>66.475</text:p>
          </table:table-cell>
          <table:table-cell office:value-type="float" office:value="63.323999999999998" table:style-name="ce10">
            <text:p>63.324</text:p>
          </table:table-cell>
          <table:table-cell office:value-type="float" office:value="59.713999999999999" table:style-name="ce10">
            <text:p>59.714</text:p>
          </table:table-cell>
          <table:table-cell office:value-type="float" office:value="56.097999999999999" table:style-name="ce10">
            <text:p>56.098</text:p>
          </table:table-cell>
          <table:table-cell table:number-columns-repeated="16259"/>
        </table:table-row>
        <table:table-row table:style-name="ro5">
          <table:table-cell office:value-type="string" table:style-name="ce4">
            <text:p>AGO</text:p>
          </table:table-cell>
          <table:table-cell office:value-type="string" table:style-name="ce4">
            <text:p>Attorney General's Office</text:p>
          </table:table-cell>
          <table:table-cell office:value-type="string" table:style-name="ce4">
            <text:p>Attorney General's Departments</text:p>
          </table:table-cell>
          <table:table-cell table:style-name="ce4"/>
          <table:table-cell office:value-type="float" office:value="82.352999999999994" table:style-name="ce10">
            <text:p>82.353</text:p>
          </table:table-cell>
          <table:table-cell office:value-type="float" office:value="80.475999999999999" table:style-name="ce10">
            <text:p>80.476</text:p>
          </table:table-cell>
          <table:table-cell office:value-type="float" office:value="22.172999999999998" table:style-name="ce10">
            <text:p>22.173</text:p>
          </table:table-cell>
          <table:table-cell office:value-type="float" office:value="78.69" table:style-name="ce10">
            <text:p>78.69</text:p>
          </table:table-cell>
          <table:table-cell office:value-type="float" office:value="83.81" table:style-name="ce10">
            <text:p>83.81</text:p>
          </table:table-cell>
          <table:table-cell office:value-type="float" office:value="94.048000000000002" table:style-name="ce10">
            <text:p>94.048</text:p>
          </table:table-cell>
          <table:table-cell office:value-type="float" office:value="83.861999999999995" table:style-name="ce10">
            <text:p>83.862</text:p>
          </table:table-cell>
          <table:table-cell office:value-type="float" office:value="90.475999999999999" table:style-name="ce10">
            <text:p>90.476</text:p>
          </table:table-cell>
          <table:table-cell office:value-type="float" office:value="59.325000000000003" table:style-name="ce10">
            <text:p>59.325</text:p>
          </table:table-cell>
          <table:table-cell office:value-type="float" office:value="82.738" table:style-name="ce10">
            <text:p>82.738</text:p>
          </table:table-cell>
          <table:table-cell office:value-type="float" office:value="79.762" table:style-name="ce10">
            <text:p>79.762</text:p>
          </table:table-cell>
          <table:table-cell office:value-type="float" office:value="25.396999999999998" table:style-name="ce10">
            <text:p>25.397</text:p>
          </table:table-cell>
          <table:table-cell office:value-type="float" office:value="76.454999999999998" table:style-name="ce10">
            <text:p>76.455</text:p>
          </table:table-cell>
          <table:table-cell office:value-type="float" office:value="97.619" table:style-name="ce10">
            <text:p>97.619</text:p>
          </table:table-cell>
          <table:table-cell office:value-type="float" office:value="80.951999999999998" table:style-name="ce10">
            <text:p>80.952</text:p>
          </table:table-cell>
          <table:table-cell office:value-type="float" office:value="90.475999999999999" table:style-name="ce10">
            <text:p>90.476</text:p>
          </table:table-cell>
          <table:table-cell office:value-type="float" office:value="71.429000000000002" table:style-name="ce10">
            <text:p>71.429</text:p>
          </table:table-cell>
          <table:table-cell office:value-type="float" office:value="78.570999999999998" table:style-name="ce10">
            <text:p>78.571</text:p>
          </table:table-cell>
          <table:table-cell office:value-type="float" office:value="95.238" table:style-name="ce10">
            <text:p>95.238</text:p>
          </table:table-cell>
          <table:table-cell office:value-type="float" office:value="92.856999999999999" table:style-name="ce10">
            <text:p>92.857</text:p>
          </table:table-cell>
          <table:table-cell office:value-type="float" office:value="83.332999999999998" table:style-name="ce10">
            <text:p>83.333</text:p>
          </table:table-cell>
          <table:table-cell office:value-type="float" office:value="88.094999999999999" table:style-name="ce10">
            <text:p>88.095</text:p>
          </table:table-cell>
          <table:table-cell office:value-type="float" office:value="90.475999999999999" table:style-name="ce10">
            <text:p>90.476</text:p>
          </table:table-cell>
          <table:table-cell office:value-type="float" office:value="85.713999999999999" table:style-name="ce10">
            <text:p>85.714</text:p>
          </table:table-cell>
          <table:table-cell office:value-type="float" office:value="85.713999999999999" table:style-name="ce10">
            <text:p>85.714</text:p>
          </table:table-cell>
          <table:table-cell office:value-type="float" office:value="85.713999999999999" table:style-name="ce10">
            <text:p>85.714</text:p>
          </table:table-cell>
          <table:table-cell office:value-type="float" office:value="85.713999999999999" table:style-name="ce10">
            <text:p>85.714</text:p>
          </table:table-cell>
          <table:table-cell office:value-type="float" office:value="78.570999999999998" table:style-name="ce10">
            <text:p>78.571</text:p>
          </table:table-cell>
          <table:table-cell office:value-type="float" office:value="71.429000000000002" table:style-name="ce10">
            <text:p>71.429</text:p>
          </table:table-cell>
          <table:table-cell office:value-type="float" office:value="52.381" table:style-name="ce10">
            <text:p>52.381</text:p>
          </table:table-cell>
          <table:table-cell office:value-type="float" office:value="95.238" table:style-name="ce10">
            <text:p>95.238</text:p>
          </table:table-cell>
          <table:table-cell office:value-type="float" office:value="92.683000000000007" table:style-name="ce10">
            <text:p>92.683</text:p>
          </table:table-cell>
          <table:table-cell office:value-type="float" office:value="83.332999999999998" table:style-name="ce10">
            <text:p>83.333</text:p>
          </table:table-cell>
          <table:table-cell office:value-type="float" office:value="66.667000000000002" table:style-name="ce10">
            <text:p>66.667</text:p>
          </table:table-cell>
          <table:table-cell office:value-type="float" office:value="54.762" table:style-name="ce10">
            <text:p>54.762</text:p>
          </table:table-cell>
          <table:table-cell office:value-type="float" office:value="57.143000000000001" table:style-name="ce10">
            <text:p>57.143</text:p>
          </table:table-cell>
          <table:table-cell office:value-type="float" office:value="58.536999999999999" table:style-name="ce10">
            <text:p>58.537</text:p>
          </table:table-cell>
          <table:table-cell office:value-type="float" office:value="85.713999999999999" table:style-name="ce10">
            <text:p>85.714</text:p>
          </table:table-cell>
          <table:table-cell office:value-type="float" office:value="88.094999999999999" table:style-name="ce10">
            <text:p>88.095</text:p>
          </table:table-cell>
          <table:table-cell office:value-type="float" office:value="73.81" table:style-name="ce10">
            <text:p>73.81</text:p>
          </table:table-cell>
          <table:table-cell office:value-type="float" office:value="83.332999999999998" table:style-name="ce10">
            <text:p>83.333</text:p>
          </table:table-cell>
          <table:table-cell office:value-type="float" office:value="71.429000000000002" table:style-name="ce10">
            <text:p>71.429</text:p>
          </table:table-cell>
          <table:table-cell office:value-type="float" office:value="80.951999999999998" table:style-name="ce10">
            <text:p>80.952</text:p>
          </table:table-cell>
          <table:table-cell office:value-type="float" office:value="97.619" table:style-name="ce10">
            <text:p>97.619</text:p>
          </table:table-cell>
          <table:table-cell office:value-type="float" office:value="85.713999999999999" table:style-name="ce10">
            <text:p>85.714</text:p>
          </table:table-cell>
          <table:table-cell office:value-type="float" office:value="69.048000000000002" table:style-name="ce10">
            <text:p>69.048</text:p>
          </table:table-cell>
          <table:table-cell office:value-type="float" office:value="73.81" table:style-name="ce10">
            <text:p>73.81</text:p>
          </table:table-cell>
          <table:table-cell office:value-type="float" office:value="28.571000000000002" table:style-name="ce10">
            <text:p>28.571</text:p>
          </table:table-cell>
          <table:table-cell office:value-type="float" office:value="30.952000000000002" table:style-name="ce10">
            <text:p>30.952</text:p>
          </table:table-cell>
          <table:table-cell office:value-type="float" office:value="16.667000000000002" table:style-name="ce10">
            <text:p>16.667</text:p>
          </table:table-cell>
          <table:table-cell office:value-type="float" office:value="59.524000000000001" table:style-name="ce10">
            <text:p>59.524</text:p>
          </table:table-cell>
          <table:table-cell office:value-type="float" office:value="57.143000000000001" table:style-name="ce10">
            <text:p>57.143</text:p>
          </table:table-cell>
          <table:table-cell office:value-type="float" office:value="92.856999999999999" table:style-name="ce10">
            <text:p>92.857</text:p>
          </table:table-cell>
          <table:table-cell office:value-type="float" office:value="83.332999999999998" table:style-name="ce10">
            <text:p>83.333</text:p>
          </table:table-cell>
          <table:table-cell office:value-type="float" office:value="80.951999999999998" table:style-name="ce10">
            <text:p>80.952</text:p>
          </table:table-cell>
          <table:table-cell office:value-type="float" office:value="85.713999999999999" table:style-name="ce10">
            <text:p>85.714</text:p>
          </table:table-cell>
          <table:table-cell office:value-type="float" office:value="64.286000000000001" table:style-name="ce10">
            <text:p>64.286</text:p>
          </table:table-cell>
          <table:table-cell office:value-type="float" office:value="66.667000000000002" table:style-name="ce10">
            <text:p>66.667</text:p>
          </table:table-cell>
          <table:table-cell office:value-type="float" office:value="80.951999999999998" table:style-name="ce10">
            <text:p>80.952</text:p>
          </table:table-cell>
          <table:table-cell office:value-type="float" office:value="59.524000000000001" table:style-name="ce10">
            <text:p>59.524</text:p>
          </table:table-cell>
          <table:table-cell office:value-type="float" office:value="73.81" table:style-name="ce10">
            <text:p>73.81</text:p>
          </table:table-cell>
          <table:table-cell office:value-type="float" office:value="85.713999999999999" table:style-name="ce10">
            <text:p>85.714</text:p>
          </table:table-cell>
          <table:table-cell office:value-type="float" office:value="83.332999999999998" table:style-name="ce10">
            <text:p>83.333</text:p>
          </table:table-cell>
          <table:table-cell office:value-type="float" office:value="64.286000000000001" table:style-name="ce10">
            <text:p>64.286</text:p>
          </table:table-cell>
          <table:table-cell office:value-type="float" office:value="78.570999999999998" table:style-name="ce10">
            <text:p>78.571</text:p>
          </table:table-cell>
          <table:table-cell office:value-type="float" office:value="76.19" table:style-name="ce10">
            <text:p>76.19</text:p>
          </table:table-cell>
          <table:table-cell office:value-type="float" office:value="80.951999999999998" table:style-name="ce10">
            <text:p>80.952</text:p>
          </table:table-cell>
          <table:table-cell office:value-type="float" office:value="66.667000000000002" table:style-name="ce10">
            <text:p>66.667</text:p>
          </table:table-cell>
          <table:table-cell office:value-type="float" office:value="88.094999999999999" table:style-name="ce10">
            <text:p>88.095</text:p>
          </table:table-cell>
          <table:table-cell office:value-type="float" office:value="85.713999999999999" table:style-name="ce10">
            <text:p>85.714</text:p>
          </table:table-cell>
          <table:table-cell office:value-type="float" office:value="78.570999999999998" table:style-name="ce10">
            <text:p>78.571</text:p>
          </table:table-cell>
          <table:table-cell office:value-type="float" office:value="73.81" table:style-name="ce10">
            <text:p>73.81</text:p>
          </table:table-cell>
          <table:table-cell office:value-type="float" office:value="88.094999999999999" table:style-name="ce10">
            <text:p>88.095</text:p>
          </table:table-cell>
          <table:table-cell office:value-type="float" office:value="71.429000000000002" table:style-name="ce10">
            <text:p>71.429</text:p>
          </table:table-cell>
          <table:table-cell office:value-type="float" office:value="57.143000000000001" table:style-name="ce10">
            <text:p>57.143</text:p>
          </table:table-cell>
          <table:table-cell office:value-type="float" office:value="85.713999999999999" table:style-name="ce10">
            <text:p>85.714</text:p>
          </table:table-cell>
          <table:table-cell office:value-type="float" office:value="85.713999999999999" table:style-name="ce10">
            <text:p>85.714</text:p>
          </table:table-cell>
          <table:table-cell office:value-type="float" office:value="95.238" table:style-name="ce10">
            <text:p>95.238</text:p>
          </table:table-cell>
          <table:table-cell office:value-type="float" office:value="69.048000000000002" table:style-name="ce10">
            <text:p>69.048</text:p>
          </table:table-cell>
          <table:table-cell office:value-type="float" office:value="92.856999999999999" table:style-name="ce10">
            <text:p>92.857</text:p>
          </table:table-cell>
          <table:table-cell office:value-type="float" office:value="59.524000000000001" table:style-name="ce10">
            <text:p>59.524</text:p>
          </table:table-cell>
          <table:table-cell office:value-type="float" office:value="69.048000000000002" table:style-name="ce10">
            <text:p>69.048</text:p>
          </table:table-cell>
          <table:table-cell office:value-type="float" office:value="78.570999999999998" table:style-name="ce10">
            <text:p>78.571</text:p>
          </table:table-cell>
          <table:table-cell office:value-type="float" office:value="50" table:style-name="ce10">
            <text:p>50</text:p>
          </table:table-cell>
          <table:table-cell office:value-type="float" office:value="7.1429999999999998" table:style-name="ce10">
            <text:p>7.143</text:p>
          </table:table-cell>
          <table:table-cell office:value-type="float" office:value="28.571000000000002" table:style-name="ce10">
            <text:p>28.571</text:p>
          </table:table-cell>
          <table:table-cell office:value-type="float" office:value="52.381" table:style-name="ce10">
            <text:p>52.381</text:p>
          </table:table-cell>
          <table:table-cell office:value-type="float" office:value="11.904999999999999" table:style-name="ce10">
            <text:p>11.905</text:p>
          </table:table-cell>
          <table:table-cell office:value-type="string" table:style-name="ce10">
            <text:p>[c]</text:p>
          </table:table-cell>
          <table:table-cell office:value-type="float" office:value="100" table:style-name="ce10">
            <text:p>100</text:p>
          </table:table-cell>
          <table:table-cell office:value-type="float" office:value="80.951999999999998" table:style-name="ce10">
            <text:p>80.952</text:p>
          </table:table-cell>
          <table:table-cell office:value-type="float" office:value="88.094999999999999" table:style-name="ce10">
            <text:p>88.095</text:p>
          </table:table-cell>
          <table:table-cell office:value-type="string" table:style-name="ce10">
            <text:p>[c]</text:p>
          </table:table-cell>
          <table:table-cell office:value-type="float" office:value="88.094999999999999" table:style-name="ce10">
            <text:p>88.095</text:p>
          </table:table-cell>
          <table:table-cell office:value-type="string" table:style-name="ce10">
            <text:p>[c]</text:p>
          </table:table-cell>
          <table:table-cell office:value-type="string" table:style-name="ce10">
            <text:p>[c]</text:p>
          </table:table-cell>
          <table:table-cell office:value-type="float" office:value="85.713999999999999" table:style-name="ce10">
            <text:p>85.714</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9.524000000000001" table:style-name="ce10">
            <text:p>59.524</text:p>
          </table:table-cell>
          <table:table-cell office:value-type="float" office:value="73.81" table:style-name="ce10">
            <text:p>73.81</text:p>
          </table:table-cell>
          <table:table-cell office:value-type="float" office:value="69.048000000000002" table:style-name="ce10">
            <text:p>69.048</text:p>
          </table:table-cell>
          <table:table-cell office:value-type="float" office:value="38.094999999999999" table:style-name="ce10">
            <text:p>38.095</text:p>
          </table:table-cell>
          <table:table-cell office:value-type="float" office:value="69.048000000000002" table:style-name="ce10">
            <text:p>69.048</text:p>
          </table:table-cell>
          <table:table-cell office:value-type="float" office:value="85.713999999999999" table:style-name="ce10">
            <text:p>85.714</text:p>
          </table:table-cell>
          <table:table-cell office:value-type="float" office:value="64.286000000000001" table:style-name="ce10">
            <text:p>64.286</text:p>
          </table:table-cell>
          <table:table-cell office:value-type="float" office:value="69.048000000000002" table:style-name="ce10">
            <text:p>69.048</text:p>
          </table:table-cell>
          <table:table-cell table:number-columns-repeated="16259"/>
        </table:table-row>
        <table:table-row table:style-name="ro5">
          <table:table-cell office:value-type="string" table:style-name="ce4">
            <text:p>AIB</text:p>
          </table:table-cell>
          <table:table-cell office:value-type="string" table:style-name="ce4">
            <text:p>Accountant in Bankruptcy</text:p>
          </table:table-cell>
          <table:table-cell office:value-type="string" table:style-name="ce4">
            <text:p>Scottish Government</text:p>
          </table:table-cell>
          <table:table-cell table:style-name="ce4"/>
          <table:table-cell office:value-type="float" office:value="69.167000000000002" table:style-name="ce10">
            <text:p>69.167</text:p>
          </table:table-cell>
          <table:table-cell office:value-type="float" office:value="66.325000000000003" table:style-name="ce10">
            <text:p>66.325</text:p>
          </table:table-cell>
          <table:table-cell office:value-type="float" office:value="24.085000000000001" table:style-name="ce10">
            <text:p>24.085</text:p>
          </table:table-cell>
          <table:table-cell office:value-type="float" office:value="73.125" table:style-name="ce10">
            <text:p>73.125</text:p>
          </table:table-cell>
          <table:table-cell office:value-type="float" office:value="77.349000000000004" table:style-name="ce10">
            <text:p>77.349</text:p>
          </table:table-cell>
          <table:table-cell office:value-type="float" office:value="78.313000000000002" table:style-name="ce10">
            <text:p>78.313</text:p>
          </table:table-cell>
          <table:table-cell office:value-type="float" office:value="79.668999999999997" table:style-name="ce10">
            <text:p>79.669</text:p>
          </table:table-cell>
          <table:table-cell office:value-type="float" office:value="83.132999999999996" table:style-name="ce10">
            <text:p>83.133</text:p>
          </table:table-cell>
          <table:table-cell office:value-type="float" office:value="57.731000000000002" table:style-name="ce10">
            <text:p>57.731</text:p>
          </table:table-cell>
          <table:table-cell office:value-type="float" office:value="81.426000000000002" table:style-name="ce10">
            <text:p>81.426</text:p>
          </table:table-cell>
          <table:table-cell office:value-type="float" office:value="81.727000000000004" table:style-name="ce10">
            <text:p>81.727</text:p>
          </table:table-cell>
          <table:table-cell office:value-type="float" office:value="52.61" table:style-name="ce10">
            <text:p>52.61</text:p>
          </table:table-cell>
          <table:table-cell office:value-type="float" office:value="61.161000000000001" table:style-name="ce10">
            <text:p>61.161</text:p>
          </table:table-cell>
          <table:table-cell office:value-type="float" office:value="78.313000000000002" table:style-name="ce10">
            <text:p>78.313</text:p>
          </table:table-cell>
          <table:table-cell office:value-type="float" office:value="84.146000000000001" table:style-name="ce10">
            <text:p>84.146</text:p>
          </table:table-cell>
          <table:table-cell office:value-type="float" office:value="74.698999999999998" table:style-name="ce10">
            <text:p>74.699</text:p>
          </table:table-cell>
          <table:table-cell office:value-type="float" office:value="68.674999999999997" table:style-name="ce10">
            <text:p>68.675</text:p>
          </table:table-cell>
          <table:table-cell office:value-type="float" office:value="80.722999999999999" table:style-name="ce10">
            <text:p>80.723</text:p>
          </table:table-cell>
          <table:table-cell office:value-type="float" office:value="78.313000000000002" table:style-name="ce10">
            <text:p>78.313</text:p>
          </table:table-cell>
          <table:table-cell office:value-type="float" office:value="79.268000000000001" table:style-name="ce10">
            <text:p>79.268</text:p>
          </table:table-cell>
          <table:table-cell office:value-type="float" office:value="73.171000000000006" table:style-name="ce10">
            <text:p>73.171</text:p>
          </table:table-cell>
          <table:table-cell office:value-type="float" office:value="91.566000000000003" table:style-name="ce10">
            <text:p>91.566</text:p>
          </table:table-cell>
          <table:table-cell office:value-type="float" office:value="87.805000000000007" table:style-name="ce10">
            <text:p>87.805</text:p>
          </table:table-cell>
          <table:table-cell office:value-type="float" office:value="72.289000000000001" table:style-name="ce10">
            <text:p>72.289</text:p>
          </table:table-cell>
          <table:table-cell office:value-type="float" office:value="77.108000000000004" table:style-name="ce10">
            <text:p>77.108</text:p>
          </table:table-cell>
          <table:table-cell office:value-type="float" office:value="85.542000000000002" table:style-name="ce10">
            <text:p>85.542</text:p>
          </table:table-cell>
          <table:table-cell office:value-type="float" office:value="78.313000000000002" table:style-name="ce10">
            <text:p>78.313</text:p>
          </table:table-cell>
          <table:table-cell office:value-type="float" office:value="71.950999999999993" table:style-name="ce10">
            <text:p>71.951</text:p>
          </table:table-cell>
          <table:table-cell office:value-type="float" office:value="80.722999999999999" table:style-name="ce10">
            <text:p>80.723</text:p>
          </table:table-cell>
          <table:table-cell office:value-type="float" office:value="56.627000000000002" table:style-name="ce10">
            <text:p>56.627</text:p>
          </table:table-cell>
          <table:table-cell office:value-type="float" office:value="84.337000000000003" table:style-name="ce10">
            <text:p>84.337</text:p>
          </table:table-cell>
          <table:table-cell office:value-type="float" office:value="81.927999999999997" table:style-name="ce10">
            <text:p>81.928</text:p>
          </table:table-cell>
          <table:table-cell office:value-type="float" office:value="83.132999999999996" table:style-name="ce10">
            <text:p>83.133</text:p>
          </table:table-cell>
          <table:table-cell office:value-type="float" office:value="79.268000000000001" table:style-name="ce10">
            <text:p>79.268</text:p>
          </table:table-cell>
          <table:table-cell office:value-type="float" office:value="53.012" table:style-name="ce10">
            <text:p>53.012</text:p>
          </table:table-cell>
          <table:table-cell office:value-type="float" office:value="44.578000000000003" table:style-name="ce10">
            <text:p>44.578</text:p>
          </table:table-cell>
          <table:table-cell office:value-type="float" office:value="54.216999999999999" table:style-name="ce10">
            <text:p>54.217</text:p>
          </table:table-cell>
          <table:table-cell office:value-type="float" office:value="84.146000000000001" table:style-name="ce10">
            <text:p>84.146</text:p>
          </table:table-cell>
          <table:table-cell office:value-type="float" office:value="85.542000000000002" table:style-name="ce10">
            <text:p>85.542</text:p>
          </table:table-cell>
          <table:table-cell office:value-type="float" office:value="72.289000000000001" table:style-name="ce10">
            <text:p>72.289</text:p>
          </table:table-cell>
          <table:table-cell office:value-type="float" office:value="84.337000000000003" table:style-name="ce10">
            <text:p>84.337</text:p>
          </table:table-cell>
          <table:table-cell office:value-type="float" office:value="74.698999999999998" table:style-name="ce10">
            <text:p>74.699</text:p>
          </table:table-cell>
          <table:table-cell office:value-type="float" office:value="85.542000000000002" table:style-name="ce10">
            <text:p>85.542</text:p>
          </table:table-cell>
          <table:table-cell office:value-type="float" office:value="90.244" table:style-name="ce10">
            <text:p>90.244</text:p>
          </table:table-cell>
          <table:table-cell office:value-type="float" office:value="74.698999999999998" table:style-name="ce10">
            <text:p>74.699</text:p>
          </table:table-cell>
          <table:table-cell office:value-type="float" office:value="77.108000000000004" table:style-name="ce10">
            <text:p>77.108</text:p>
          </table:table-cell>
          <table:table-cell office:value-type="float" office:value="87.951999999999998" table:style-name="ce10">
            <text:p>87.952</text:p>
          </table:table-cell>
          <table:table-cell office:value-type="float" office:value="53.012" table:style-name="ce10">
            <text:p>53.012</text:p>
          </table:table-cell>
          <table:table-cell office:value-type="float" office:value="60.241" table:style-name="ce10">
            <text:p>60.241</text:p>
          </table:table-cell>
          <table:table-cell office:value-type="float" office:value="44.578000000000003" table:style-name="ce10">
            <text:p>44.578</text:p>
          </table:table-cell>
          <table:table-cell office:value-type="float" office:value="79.518000000000001" table:style-name="ce10">
            <text:p>79.518</text:p>
          </table:table-cell>
          <table:table-cell office:value-type="float" office:value="81.706999999999994" table:style-name="ce10">
            <text:p>81.707</text:p>
          </table:table-cell>
          <table:table-cell office:value-type="float" office:value="82.927000000000007" table:style-name="ce10">
            <text:p>82.927</text:p>
          </table:table-cell>
          <table:table-cell office:value-type="float" office:value="65.853999999999999" table:style-name="ce10">
            <text:p>65.854</text:p>
          </table:table-cell>
          <table:table-cell office:value-type="float" office:value="58.536999999999999" table:style-name="ce10">
            <text:p>58.537</text:p>
          </table:table-cell>
          <table:table-cell office:value-type="float" office:value="65.06" table:style-name="ce10">
            <text:p>65.06</text:p>
          </table:table-cell>
          <table:table-cell office:value-type="float" office:value="42.168999999999997" table:style-name="ce10">
            <text:p>42.169</text:p>
          </table:table-cell>
          <table:table-cell office:value-type="float" office:value="51.807000000000002" table:style-name="ce10">
            <text:p>51.807</text:p>
          </table:table-cell>
          <table:table-cell office:value-type="float" office:value="67.47" table:style-name="ce10">
            <text:p>67.47</text:p>
          </table:table-cell>
          <table:table-cell office:value-type="float" office:value="53.012" table:style-name="ce10">
            <text:p>53.012</text:p>
          </table:table-cell>
          <table:table-cell office:value-type="float" office:value="63.854999999999997" table:style-name="ce10">
            <text:p>63.855</text:p>
          </table:table-cell>
          <table:table-cell office:value-type="float" office:value="56.627000000000002" table:style-name="ce10">
            <text:p>56.627</text:p>
          </table:table-cell>
          <table:table-cell office:value-type="float" office:value="73.494" table:style-name="ce10">
            <text:p>73.494</text:p>
          </table:table-cell>
          <table:table-cell office:value-type="float" office:value="53.012" table:style-name="ce10">
            <text:p>53.012</text:p>
          </table:table-cell>
          <table:table-cell office:value-type="float" office:value="56.627000000000002" table:style-name="ce10">
            <text:p>56.627</text:p>
          </table:table-cell>
          <table:table-cell office:value-type="float" office:value="56.627000000000002" table:style-name="ce10">
            <text:p>56.627</text:p>
          </table:table-cell>
          <table:table-cell office:value-type="float" office:value="59.036000000000001" table:style-name="ce10">
            <text:p>59.036</text:p>
          </table:table-cell>
          <table:table-cell office:value-type="float" office:value="50.601999999999997" table:style-name="ce10">
            <text:p>50.602</text:p>
          </table:table-cell>
          <table:table-cell office:value-type="float" office:value="90.361000000000004" table:style-name="ce10">
            <text:p>90.361</text:p>
          </table:table-cell>
          <table:table-cell office:value-type="float" office:value="80.722999999999999" table:style-name="ce10">
            <text:p>80.723</text:p>
          </table:table-cell>
          <table:table-cell office:value-type="float" office:value="86.747" table:style-name="ce10">
            <text:p>86.747</text:p>
          </table:table-cell>
          <table:table-cell office:value-type="float" office:value="78.313000000000002" table:style-name="ce10">
            <text:p>78.313</text:p>
          </table:table-cell>
          <table:table-cell office:value-type="float" office:value="79.518000000000001" table:style-name="ce10">
            <text:p>79.518</text:p>
          </table:table-cell>
          <table:table-cell office:value-type="float" office:value="68.674999999999997" table:style-name="ce10">
            <text:p>68.675</text:p>
          </table:table-cell>
          <table:table-cell office:value-type="float" office:value="55.421999999999997" table:style-name="ce10">
            <text:p>55.422</text:p>
          </table:table-cell>
          <table:table-cell office:value-type="float" office:value="89.024000000000001" table:style-name="ce10">
            <text:p>89.024</text:p>
          </table:table-cell>
          <table:table-cell office:value-type="float" office:value="32.53" table:style-name="ce10">
            <text:p>32.53</text:p>
          </table:table-cell>
          <table:table-cell office:value-type="float" office:value="79.268000000000001" table:style-name="ce10">
            <text:p>79.268</text:p>
          </table:table-cell>
          <table:table-cell office:value-type="float" office:value="67.072999999999993" table:style-name="ce10">
            <text:p>67.073</text:p>
          </table:table-cell>
          <table:table-cell office:value-type="float" office:value="93.902000000000001" table:style-name="ce10">
            <text:p>93.902</text:p>
          </table:table-cell>
          <table:table-cell office:value-type="float" office:value="68.293000000000006" table:style-name="ce10">
            <text:p>68.293</text:p>
          </table:table-cell>
          <table:table-cell office:value-type="float" office:value="68.674999999999997" table:style-name="ce10">
            <text:p>68.675</text:p>
          </table:table-cell>
          <table:table-cell office:value-type="float" office:value="65.06" table:style-name="ce10">
            <text:p>65.06</text:p>
          </table:table-cell>
          <table:table-cell office:value-type="float" office:value="40.963999999999999" table:style-name="ce10">
            <text:p>40.964</text:p>
          </table:table-cell>
          <table:table-cell office:value-type="float" office:value="4.8780000000000001" table:style-name="ce10">
            <text:p>4.878</text:p>
          </table:table-cell>
          <table:table-cell office:value-type="float" office:value="4.8780000000000001" table:style-name="ce10">
            <text:p>4.878</text:p>
          </table:table-cell>
          <table:table-cell office:value-type="float" office:value="31.707000000000001" table:style-name="ce10">
            <text:p>31.707</text:p>
          </table:table-cell>
          <table:table-cell office:value-type="float" office:value="58.536999999999999" table:style-name="ce10">
            <text:p>58.537</text:p>
          </table:table-cell>
          <table:table-cell office:value-type="string" table:style-name="ce10">
            <text:p>[c]</text:p>
          </table:table-cell>
          <table:table-cell office:value-type="float" office:value="93.975999999999999" table:style-name="ce10">
            <text:p>93.976</text:p>
          </table:table-cell>
          <table:table-cell office:value-type="float" office:value="86.747" table:style-name="ce10">
            <text:p>86.747</text:p>
          </table:table-cell>
          <table:table-cell office:value-type="float" office:value="82.927000000000007" table:style-name="ce10">
            <text:p>82.927</text:p>
          </table:table-cell>
          <table:table-cell office:value-type="string" table:style-name="ce10">
            <text:p>[c]</text:p>
          </table:table-cell>
          <table:table-cell office:value-type="float" office:value="91.566000000000003" table:style-name="ce10">
            <text:p>91.566</text:p>
          </table:table-cell>
          <table:table-cell office:value-type="string" table:style-name="ce10">
            <text:p>[c]</text:p>
          </table:table-cell>
          <table:table-cell office:value-type="string" table:style-name="ce10">
            <text:p>[c]</text:p>
          </table:table-cell>
          <table:table-cell office:value-type="float" office:value="91.566000000000003" table:style-name="ce10">
            <text:p>91.566</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76.543000000000006" table:style-name="ce10">
            <text:p>76.543</text:p>
          </table:table-cell>
          <table:table-cell office:value-type="float" office:value="73.75" table:style-name="ce10">
            <text:p>73.75</text:p>
          </table:table-cell>
          <table:table-cell office:value-type="float" office:value="65.432000000000002" table:style-name="ce10">
            <text:p>65.432</text:p>
          </table:table-cell>
          <table:table-cell office:value-type="float" office:value="27.16" table:style-name="ce10">
            <text:p>27.16</text:p>
          </table:table-cell>
          <table:table-cell office:value-type="float" office:value="68.293000000000006" table:style-name="ce10">
            <text:p>68.293</text:p>
          </table:table-cell>
          <table:table-cell office:value-type="float" office:value="67.072999999999993" table:style-name="ce10">
            <text:p>67.073</text:p>
          </table:table-cell>
          <table:table-cell office:value-type="float" office:value="70.731999999999999" table:style-name="ce10">
            <text:p>70.732</text:p>
          </table:table-cell>
          <table:table-cell office:value-type="float" office:value="84.146000000000001" table:style-name="ce10">
            <text:p>84.146</text:p>
          </table:table-cell>
          <table:table-cell table:number-columns-repeated="16259"/>
        </table:table-row>
        <table:table-row table:style-name="ro8">
          <table:table-cell office:value-type="string" table:style-name="ce4">
            <text:p>ALOB</text:p>
          </table:table-cell>
          <table:table-cell office:value-type="string" table:style-name="ce4">
            <text:p>Ministry of Justice Arm's Length and Other Bodies</text:p>
          </table:table-cell>
          <table:table-cell office:value-type="string" table:style-name="ce4">
            <text:p>Justice</text:p>
          </table:table-cell>
          <table:table-cell table:style-name="ce4"/>
          <table:table-cell office:value-type="float" office:value="72.462000000000003" table:style-name="ce10">
            <text:p>72.462</text:p>
          </table:table-cell>
          <table:table-cell office:value-type="float" office:value="64.236999999999995" table:style-name="ce10">
            <text:p>64.237</text:p>
          </table:table-cell>
          <table:table-cell office:value-type="float" office:value="27.16" table:style-name="ce10">
            <text:p>27.16</text:p>
          </table:table-cell>
          <table:table-cell office:value-type="float" office:value="73.917000000000002" table:style-name="ce10">
            <text:p>73.917</text:p>
          </table:table-cell>
          <table:table-cell office:value-type="float" office:value="76.766000000000005" table:style-name="ce10">
            <text:p>76.766</text:p>
          </table:table-cell>
          <table:table-cell office:value-type="float" office:value="87.091999999999999" table:style-name="ce10">
            <text:p>87.092</text:p>
          </table:table-cell>
          <table:table-cell office:value-type="float" office:value="76.926000000000002" table:style-name="ce10">
            <text:p>76.926</text:p>
          </table:table-cell>
          <table:table-cell office:value-type="float" office:value="80.707999999999998" table:style-name="ce10">
            <text:p>80.708</text:p>
          </table:table-cell>
          <table:table-cell office:value-type="float" office:value="51.18" table:style-name="ce10">
            <text:p>51.18</text:p>
          </table:table-cell>
          <table:table-cell office:value-type="float" office:value="79.064999999999998" table:style-name="ce10">
            <text:p>79.065</text:p>
          </table:table-cell>
          <table:table-cell office:value-type="float" office:value="75.569999999999993" table:style-name="ce10">
            <text:p>75.57</text:p>
          </table:table-cell>
          <table:table-cell office:value-type="float" office:value="27.734999999999999" table:style-name="ce10">
            <text:p>27.735</text:p>
          </table:table-cell>
          <table:table-cell office:value-type="float" office:value="56.518000000000001" table:style-name="ce10">
            <text:p>56.518</text:p>
          </table:table-cell>
          <table:table-cell office:value-type="float" office:value="89.590999999999994" table:style-name="ce10">
            <text:p>89.591</text:p>
          </table:table-cell>
          <table:table-cell office:value-type="float" office:value="79.930000000000007" table:style-name="ce10">
            <text:p>79.93</text:p>
          </table:table-cell>
          <table:table-cell office:value-type="float" office:value="78.706000000000003" table:style-name="ce10">
            <text:p>78.706</text:p>
          </table:table-cell>
          <table:table-cell office:value-type="float" office:value="57.024000000000001" table:style-name="ce10">
            <text:p>57.024</text:p>
          </table:table-cell>
          <table:table-cell office:value-type="float" office:value="78.694999999999993" table:style-name="ce10">
            <text:p>78.695</text:p>
          </table:table-cell>
          <table:table-cell office:value-type="float" office:value="84.99" table:style-name="ce10">
            <text:p>84.99</text:p>
          </table:table-cell>
          <table:table-cell office:value-type="float" office:value="89.236000000000004" table:style-name="ce10">
            <text:p>89.236</text:p>
          </table:table-cell>
          <table:table-cell office:value-type="float" office:value="73.384" table:style-name="ce10">
            <text:p>73.384</text:p>
          </table:table-cell>
          <table:table-cell office:value-type="float" office:value="89.159000000000006" table:style-name="ce10">
            <text:p>89.159</text:p>
          </table:table-cell>
          <table:table-cell office:value-type="float" office:value="83.774000000000001" table:style-name="ce10">
            <text:p>83.774</text:p>
          </table:table-cell>
          <table:table-cell office:value-type="float" office:value="74.460999999999999" table:style-name="ce10">
            <text:p>74.461</text:p>
          </table:table-cell>
          <table:table-cell office:value-type="float" office:value="78.527000000000001" table:style-name="ce10">
            <text:p>78.527</text:p>
          </table:table-cell>
          <table:table-cell office:value-type="float" office:value="82.082999999999998" table:style-name="ce10">
            <text:p>82.083</text:p>
          </table:table-cell>
          <table:table-cell office:value-type="float" office:value="73.644000000000005" table:style-name="ce10">
            <text:p>73.644</text:p>
          </table:table-cell>
          <table:table-cell office:value-type="float" office:value="67.478999999999999" table:style-name="ce10">
            <text:p>67.479</text:p>
          </table:table-cell>
          <table:table-cell office:value-type="float" office:value="69.867999999999995" table:style-name="ce10">
            <text:p>69.868</text:p>
          </table:table-cell>
          <table:table-cell office:value-type="float" office:value="48.29" table:style-name="ce10">
            <text:p>48.29</text:p>
          </table:table-cell>
          <table:table-cell office:value-type="float" office:value="86.596999999999994" table:style-name="ce10">
            <text:p>86.597</text:p>
          </table:table-cell>
          <table:table-cell office:value-type="float" office:value="81.584000000000003" table:style-name="ce10">
            <text:p>81.584</text:p>
          </table:table-cell>
          <table:table-cell office:value-type="float" office:value="73.888999999999996" table:style-name="ce10">
            <text:p>73.889</text:p>
          </table:table-cell>
          <table:table-cell office:value-type="float" office:value="64.210999999999999" table:style-name="ce10">
            <text:p>64.211</text:p>
          </table:table-cell>
          <table:table-cell office:value-type="float" office:value="49.618000000000002" table:style-name="ce10">
            <text:p>49.618</text:p>
          </table:table-cell>
          <table:table-cell office:value-type="float" office:value="47.497" table:style-name="ce10">
            <text:p>47.497</text:p>
          </table:table-cell>
          <table:table-cell office:value-type="float" office:value="43.433" table:style-name="ce10">
            <text:p>43.433</text:p>
          </table:table-cell>
          <table:table-cell office:value-type="float" office:value="80.984999999999999" table:style-name="ce10">
            <text:p>80.985</text:p>
          </table:table-cell>
          <table:table-cell office:value-type="float" office:value="86.180999999999997" table:style-name="ce10">
            <text:p>86.181</text:p>
          </table:table-cell>
          <table:table-cell office:value-type="float" office:value="68.846000000000004" table:style-name="ce10">
            <text:p>68.846</text:p>
          </table:table-cell>
          <table:table-cell office:value-type="float" office:value="80.207999999999998" table:style-name="ce10">
            <text:p>80.208</text:p>
          </table:table-cell>
          <table:table-cell office:value-type="float" office:value="70.555999999999997" table:style-name="ce10">
            <text:p>70.556</text:p>
          </table:table-cell>
          <table:table-cell office:value-type="float" office:value="79.930999999999997" table:style-name="ce10">
            <text:p>79.931</text:p>
          </table:table-cell>
          <table:table-cell office:value-type="float" office:value="90.668999999999997" table:style-name="ce10">
            <text:p>90.669</text:p>
          </table:table-cell>
          <table:table-cell office:value-type="float" office:value="75.921999999999997" table:style-name="ce10">
            <text:p>75.922</text:p>
          </table:table-cell>
          <table:table-cell office:value-type="float" office:value="62.725999999999999" table:style-name="ce10">
            <text:p>62.726</text:p>
          </table:table-cell>
          <table:table-cell office:value-type="float" office:value="73.629000000000005" table:style-name="ce10">
            <text:p>73.629</text:p>
          </table:table-cell>
          <table:table-cell office:value-type="float" office:value="28.661000000000001" table:style-name="ce10">
            <text:p>28.661</text:p>
          </table:table-cell>
          <table:table-cell office:value-type="float" office:value="31.992000000000001" table:style-name="ce10">
            <text:p>31.992</text:p>
          </table:table-cell>
          <table:table-cell office:value-type="float" office:value="22.585000000000001" table:style-name="ce10">
            <text:p>22.585</text:p>
          </table:table-cell>
          <table:table-cell office:value-type="float" office:value="66.921000000000006" table:style-name="ce10">
            <text:p>66.921</text:p>
          </table:table-cell>
          <table:table-cell office:value-type="float" office:value="55.378" table:style-name="ce10">
            <text:p>55.378</text:p>
          </table:table-cell>
          <table:table-cell office:value-type="float" office:value="75.451999999999998" table:style-name="ce10">
            <text:p>75.452</text:p>
          </table:table-cell>
          <table:table-cell office:value-type="float" office:value="65.625" table:style-name="ce10">
            <text:p>65.625</text:p>
          </table:table-cell>
          <table:table-cell office:value-type="float" office:value="61.168999999999997" table:style-name="ce10">
            <text:p>61.169</text:p>
          </table:table-cell>
          <table:table-cell office:value-type="float" office:value="59.195" table:style-name="ce10">
            <text:p>59.195</text:p>
          </table:table-cell>
          <table:table-cell office:value-type="float" office:value="42.182000000000002" table:style-name="ce10">
            <text:p>42.182</text:p>
          </table:table-cell>
          <table:table-cell office:value-type="float" office:value="41.457999999999998" table:style-name="ce10">
            <text:p>41.458</text:p>
          </table:table-cell>
          <table:table-cell office:value-type="float" office:value="67.084000000000003" table:style-name="ce10">
            <text:p>67.084</text:p>
          </table:table-cell>
          <table:table-cell office:value-type="float" office:value="44.823" table:style-name="ce10">
            <text:p>44.823</text:p>
          </table:table-cell>
          <table:table-cell office:value-type="float" office:value="51.7" table:style-name="ce10">
            <text:p>51.7</text:p>
          </table:table-cell>
          <table:table-cell office:value-type="float" office:value="70.188000000000002" table:style-name="ce10">
            <text:p>70.188</text:p>
          </table:table-cell>
          <table:table-cell office:value-type="float" office:value="59.625" table:style-name="ce10">
            <text:p>59.625</text:p>
          </table:table-cell>
          <table:table-cell office:value-type="float" office:value="52.744999999999997" table:style-name="ce10">
            <text:p>52.745</text:p>
          </table:table-cell>
          <table:table-cell office:value-type="float" office:value="57.302" table:style-name="ce10">
            <text:p>57.302</text:p>
          </table:table-cell>
          <table:table-cell office:value-type="float" office:value="55.633000000000003" table:style-name="ce10">
            <text:p>55.633</text:p>
          </table:table-cell>
          <table:table-cell office:value-type="float" office:value="55.524999999999999" table:style-name="ce10">
            <text:p>55.525</text:p>
          </table:table-cell>
          <table:table-cell office:value-type="float" office:value="40.862000000000002" table:style-name="ce10">
            <text:p>40.862</text:p>
          </table:table-cell>
          <table:table-cell office:value-type="float" office:value="87.153000000000006" table:style-name="ce10">
            <text:p>87.153</text:p>
          </table:table-cell>
          <table:table-cell office:value-type="float" office:value="67.616" table:style-name="ce10">
            <text:p>67.616</text:p>
          </table:table-cell>
          <table:table-cell office:value-type="float" office:value="72.840999999999994" table:style-name="ce10">
            <text:p>72.841</text:p>
          </table:table-cell>
          <table:table-cell office:value-type="float" office:value="67.707999999999998" table:style-name="ce10">
            <text:p>67.708</text:p>
          </table:table-cell>
          <table:table-cell office:value-type="float" office:value="75.539000000000001" table:style-name="ce10">
            <text:p>75.539</text:p>
          </table:table-cell>
          <table:table-cell office:value-type="float" office:value="57.603000000000002" table:style-name="ce10">
            <text:p>57.603</text:p>
          </table:table-cell>
          <table:table-cell office:value-type="float" office:value="39.243000000000002" table:style-name="ce10">
            <text:p>39.243</text:p>
          </table:table-cell>
          <table:table-cell office:value-type="float" office:value="82.834999999999994" table:style-name="ce10">
            <text:p>82.835</text:p>
          </table:table-cell>
          <table:table-cell office:value-type="float" office:value="44.436999999999998" table:style-name="ce10">
            <text:p>44.437</text:p>
          </table:table-cell>
          <table:table-cell office:value-type="float" office:value="84.075000000000003" table:style-name="ce10">
            <text:p>84.075</text:p>
          </table:table-cell>
          <table:table-cell office:value-type="float" office:value="71.070999999999998" table:style-name="ce10">
            <text:p>71.071</text:p>
          </table:table-cell>
          <table:table-cell office:value-type="float" office:value="92.826999999999998" table:style-name="ce10">
            <text:p>92.827</text:p>
          </table:table-cell>
          <table:table-cell office:value-type="float" office:value="65.665999999999997" table:style-name="ce10">
            <text:p>65.666</text:p>
          </table:table-cell>
          <table:table-cell office:value-type="float" office:value="57.997" table:style-name="ce10">
            <text:p>57.997</text:p>
          </table:table-cell>
          <table:table-cell office:value-type="float" office:value="58.774000000000001" table:style-name="ce10">
            <text:p>58.774</text:p>
          </table:table-cell>
          <table:table-cell office:value-type="float" office:value="31.681999999999999" table:style-name="ce10">
            <text:p>31.682</text:p>
          </table:table-cell>
          <table:table-cell office:value-type="float" office:value="9.8949999999999996" table:style-name="ce10">
            <text:p>9.895</text:p>
          </table:table-cell>
          <table:table-cell office:value-type="float" office:value="22.16" table:style-name="ce10">
            <text:p>22.16</text:p>
          </table:table-cell>
          <table:table-cell office:value-type="float" office:value="36.725000000000001" table:style-name="ce10">
            <text:p>36.725</text:p>
          </table:table-cell>
          <table:table-cell office:value-type="float" office:value="31.22" table:style-name="ce10">
            <text:p>31.22</text:p>
          </table:table-cell>
          <table:table-cell office:value-type="float" office:value="7.2880000000000003" table:style-name="ce10">
            <text:p>7.288</text:p>
          </table:table-cell>
          <table:table-cell office:value-type="float" office:value="86.174999999999997" table:style-name="ce10">
            <text:p>86.175</text:p>
          </table:table-cell>
          <table:table-cell office:value-type="float" office:value="62.316000000000003" table:style-name="ce10">
            <text:p>62.316</text:p>
          </table:table-cell>
          <table:table-cell office:value-type="float" office:value="72.113" table:style-name="ce10">
            <text:p>72.113</text:p>
          </table:table-cell>
          <table:table-cell office:value-type="float" office:value="9.3680000000000003" table:style-name="ce10">
            <text:p>9.368</text:p>
          </table:table-cell>
          <table:table-cell office:value-type="float" office:value="83.831000000000003" table:style-name="ce10">
            <text:p>83.831</text:p>
          </table:table-cell>
          <table:table-cell office:value-type="float" office:value="6.8010000000000002" table:style-name="ce10">
            <text:p>6.801</text:p>
          </table:table-cell>
          <table:table-cell office:value-type="float" office:value="9.57" table:style-name="ce10">
            <text:p>9.57</text:p>
          </table:table-cell>
          <table:table-cell office:value-type="float" office:value="83.426000000000002" table:style-name="ce10">
            <text:p>83.426</text:p>
          </table:table-cell>
          <table:table-cell office:value-type="float" office:value="7.0039999999999996" table:style-name="ce10">
            <text:p>7.004</text:p>
          </table:table-cell>
          <table:table-cell office:value-type="float" office:value="40.875999999999998" table:style-name="ce10">
            <text:p>40.876</text:p>
          </table:table-cell>
          <table:table-cell office:value-type="float" office:value="45.255000000000003" table:style-name="ce10">
            <text:p>45.255</text:p>
          </table:table-cell>
          <table:table-cell office:value-type="float" office:value="13.869" table:style-name="ce10">
            <text:p>13.869</text:p>
          </table:table-cell>
          <table:table-cell office:value-type="string" table:style-name="ce10">
            <text:p>[c]</text:p>
          </table:table-cell>
          <table:table-cell office:value-type="float" office:value="64.286000000000001" table:style-name="ce10">
            <text:p>64.286</text:p>
          </table:table-cell>
          <table:table-cell office:value-type="string" table:style-name="ce10">
            <text:p>[c]</text:p>
          </table:table-cell>
          <table:table-cell office:value-type="float" office:value="33.582000000000001" table:style-name="ce10">
            <text:p>33.582</text:p>
          </table:table-cell>
          <table:table-cell office:value-type="float" office:value="35.820999999999998" table:style-name="ce10">
            <text:p>35.821</text:p>
          </table:table-cell>
          <table:table-cell office:value-type="float" office:value="30.597000000000001" table:style-name="ce10">
            <text:p>30.597</text:p>
          </table:table-cell>
          <table:table-cell office:value-type="float" office:value="58.393999999999998" table:style-name="ce10">
            <text:p>58.394</text:p>
          </table:table-cell>
          <table:table-cell office:value-type="float" office:value="21.898" table:style-name="ce10">
            <text:p>21.898</text:p>
          </table:table-cell>
          <table:table-cell office:value-type="float" office:value="19.707999999999998" table:style-name="ce10">
            <text:p>19.708</text:p>
          </table:table-cell>
          <table:table-cell office:value-type="string" table:style-name="ce10">
            <text:p>[c]</text:p>
          </table:table-cell>
          <table:table-cell office:value-type="float" office:value="46.429000000000002" table:style-name="ce10">
            <text:p>46.429</text:p>
          </table:table-cell>
          <table:table-cell office:value-type="string" table:style-name="ce10">
            <text:p>[c]</text:p>
          </table:table-cell>
          <table:table-cell office:value-type="float" office:value="65.260000000000005" table:style-name="ce10">
            <text:p>65.26</text:p>
          </table:table-cell>
          <table:table-cell office:value-type="float" office:value="71.096999999999994" table:style-name="ce10">
            <text:p>71.097</text:p>
          </table:table-cell>
          <table:table-cell office:value-type="float" office:value="61.223999999999997" table:style-name="ce10">
            <text:p>61.224</text:p>
          </table:table-cell>
          <table:table-cell office:value-type="float" office:value="36.311999999999998" table:style-name="ce10">
            <text:p>36.312</text:p>
          </table:table-cell>
          <table:table-cell office:value-type="float" office:value="71.989000000000004" table:style-name="ce10">
            <text:p>71.989</text:p>
          </table:table-cell>
          <table:table-cell office:value-type="float" office:value="70.224999999999994" table:style-name="ce10">
            <text:p>70.225</text:p>
          </table:table-cell>
          <table:table-cell office:value-type="float" office:value="61.317" table:style-name="ce10">
            <text:p>61.317</text:p>
          </table:table-cell>
          <table:table-cell office:value-type="float" office:value="57.262999999999998" table:style-name="ce10">
            <text:p>57.263</text:p>
          </table:table-cell>
          <table:table-cell table:number-columns-repeated="16259"/>
        </table:table-row>
        <table:table-row table:style-name="ro5">
          <table:table-cell office:value-type="string" table:style-name="ce4">
            <text:p>APHA</text:p>
          </table:table-cell>
          <table:table-cell office:value-type="string" table:style-name="ce4">
            <text:p>Animal and Plant Health Agency</text:p>
          </table:table-cell>
          <table:table-cell office:value-type="string" table:style-name="ce4">
            <text:p>Environment, Food and Rural Affairs</text:p>
          </table:table-cell>
          <table:table-cell table:style-name="ce4"/>
          <table:table-cell office:value-type="float" office:value="55.436999999999998" table:style-name="ce10">
            <text:p>55.437</text:p>
          </table:table-cell>
          <table:table-cell office:value-type="float" office:value="59.411999999999999" table:style-name="ce10">
            <text:p>59.412</text:p>
          </table:table-cell>
          <table:table-cell office:value-type="float" office:value="30.109000000000002" table:style-name="ce10">
            <text:p>30.109</text:p>
          </table:table-cell>
          <table:table-cell office:value-type="float" office:value="71.144000000000005" table:style-name="ce10">
            <text:p>71.144</text:p>
          </table:table-cell>
          <table:table-cell office:value-type="float" office:value="73.572000000000003" table:style-name="ce10">
            <text:p>73.572</text:p>
          </table:table-cell>
          <table:table-cell office:value-type="float" office:value="81.754000000000005" table:style-name="ce10">
            <text:p>81.754</text:p>
          </table:table-cell>
          <table:table-cell office:value-type="float" office:value="73.106999999999999" table:style-name="ce10">
            <text:p>73.107</text:p>
          </table:table-cell>
          <table:table-cell office:value-type="float" office:value="78.582999999999998" table:style-name="ce10">
            <text:p>78.583</text:p>
          </table:table-cell>
          <table:table-cell office:value-type="float" office:value="54.854999999999997" table:style-name="ce10">
            <text:p>54.855</text:p>
          </table:table-cell>
          <table:table-cell office:value-type="float" office:value="75.611999999999995" table:style-name="ce10">
            <text:p>75.612</text:p>
          </table:table-cell>
          <table:table-cell office:value-type="float" office:value="69.853999999999999" table:style-name="ce10">
            <text:p>69.854</text:p>
          </table:table-cell>
          <table:table-cell office:value-type="float" office:value="18.350000000000001" table:style-name="ce10">
            <text:p>18.35</text:p>
          </table:table-cell>
          <table:table-cell office:value-type="float" office:value="43.679000000000002" table:style-name="ce10">
            <text:p>43.679</text:p>
          </table:table-cell>
          <table:table-cell office:value-type="float" office:value="89.507000000000005" table:style-name="ce10">
            <text:p>89.507</text:p>
          </table:table-cell>
          <table:table-cell office:value-type="float" office:value="79.816000000000003" table:style-name="ce10">
            <text:p>79.816</text:p>
          </table:table-cell>
          <table:table-cell office:value-type="float" office:value="73.653999999999996" table:style-name="ce10">
            <text:p>73.654</text:p>
          </table:table-cell>
          <table:table-cell office:value-type="float" office:value="51.353999999999999" table:style-name="ce10">
            <text:p>51.354</text:p>
          </table:table-cell>
          <table:table-cell office:value-type="float" office:value="73.61" table:style-name="ce10">
            <text:p>73.61</text:p>
          </table:table-cell>
          <table:table-cell office:value-type="float" office:value="79.728999999999999" table:style-name="ce10">
            <text:p>79.729</text:p>
          </table:table-cell>
          <table:table-cell office:value-type="float" office:value="83.801000000000002" table:style-name="ce10">
            <text:p>83.801</text:p>
          </table:table-cell>
          <table:table-cell office:value-type="float" office:value="70.227000000000004" table:style-name="ce10">
            <text:p>70.227</text:p>
          </table:table-cell>
          <table:table-cell office:value-type="float" office:value="86.763000000000005" table:style-name="ce10">
            <text:p>86.763</text:p>
          </table:table-cell>
          <table:table-cell office:value-type="float" office:value="81.852999999999994" table:style-name="ce10">
            <text:p>81.853</text:p>
          </table:table-cell>
          <table:table-cell office:value-type="float" office:value="65.459000000000003" table:style-name="ce10">
            <text:p>65.459</text:p>
          </table:table-cell>
          <table:table-cell office:value-type="float" office:value="77.031000000000006" table:style-name="ce10">
            <text:p>77.031</text:p>
          </table:table-cell>
          <table:table-cell office:value-type="float" office:value="77.611000000000004" table:style-name="ce10">
            <text:p>77.611</text:p>
          </table:table-cell>
          <table:table-cell office:value-type="float" office:value="68.326999999999998" table:style-name="ce10">
            <text:p>68.327</text:p>
          </table:table-cell>
          <table:table-cell office:value-type="float" office:value="62.765999999999998" table:style-name="ce10">
            <text:p>62.766</text:p>
          </table:table-cell>
          <table:table-cell office:value-type="float" office:value="67.924999999999997" table:style-name="ce10">
            <text:p>67.925</text:p>
          </table:table-cell>
          <table:table-cell office:value-type="float" office:value="56.244" table:style-name="ce10">
            <text:p>56.244</text:p>
          </table:table-cell>
          <table:table-cell office:value-type="float" office:value="83.116" table:style-name="ce10">
            <text:p>83.116</text:p>
          </table:table-cell>
          <table:table-cell office:value-type="float" office:value="79.787000000000006" table:style-name="ce10">
            <text:p>79.787</text:p>
          </table:table-cell>
          <table:table-cell office:value-type="float" office:value="72.885000000000005" table:style-name="ce10">
            <text:p>72.885</text:p>
          </table:table-cell>
          <table:table-cell office:value-type="float" office:value="66.393000000000001" table:style-name="ce10">
            <text:p>66.393</text:p>
          </table:table-cell>
          <table:table-cell office:value-type="float" office:value="53.511000000000003" table:style-name="ce10">
            <text:p>53.511</text:p>
          </table:table-cell>
          <table:table-cell office:value-type="float" office:value="51.499000000000002" table:style-name="ce10">
            <text:p>51.499</text:p>
          </table:table-cell>
          <table:table-cell office:value-type="float" office:value="47.872" table:style-name="ce10">
            <text:p>47.872</text:p>
          </table:table-cell>
          <table:table-cell office:value-type="float" office:value="79.09" table:style-name="ce10">
            <text:p>79.09</text:p>
          </table:table-cell>
          <table:table-cell office:value-type="float" office:value="83.664000000000001" table:style-name="ce10">
            <text:p>83.664</text:p>
          </table:table-cell>
          <table:table-cell office:value-type="float" office:value="64.844999999999999" table:style-name="ce10">
            <text:p>64.845</text:p>
          </table:table-cell>
          <table:table-cell office:value-type="float" office:value="74.831000000000003" table:style-name="ce10">
            <text:p>74.831</text:p>
          </table:table-cell>
          <table:table-cell office:value-type="float" office:value="63.698" table:style-name="ce10">
            <text:p>63.698</text:p>
          </table:table-cell>
          <table:table-cell office:value-type="float" office:value="72.942999999999998" table:style-name="ce10">
            <text:p>72.943</text:p>
          </table:table-cell>
          <table:table-cell office:value-type="float" office:value="87.167000000000002" table:style-name="ce10">
            <text:p>87.167</text:p>
          </table:table-cell>
          <table:table-cell office:value-type="float" office:value="68.311999999999998" table:style-name="ce10">
            <text:p>68.312</text:p>
          </table:table-cell>
          <table:table-cell office:value-type="float" office:value="57.676000000000002" table:style-name="ce10">
            <text:p>57.676</text:p>
          </table:table-cell>
          <table:table-cell office:value-type="float" office:value="69.372" table:style-name="ce10">
            <text:p>69.372</text:p>
          </table:table-cell>
          <table:table-cell office:value-type="float" office:value="17.771999999999998" table:style-name="ce10">
            <text:p>17.772</text:p>
          </table:table-cell>
          <table:table-cell office:value-type="float" office:value="24.468" table:style-name="ce10">
            <text:p>24.468</text:p>
          </table:table-cell>
          <table:table-cell office:value-type="float" office:value="12.73" table:style-name="ce10">
            <text:p>12.73</text:p>
          </table:table-cell>
          <table:table-cell office:value-type="float" office:value="69.361000000000004" table:style-name="ce10">
            <text:p>69.361</text:p>
          </table:table-cell>
          <table:table-cell office:value-type="float" office:value="46.47" table:style-name="ce10">
            <text:p>46.47</text:p>
          </table:table-cell>
          <table:table-cell office:value-type="float" office:value="59.893999999999998" table:style-name="ce10">
            <text:p>59.894</text:p>
          </table:table-cell>
          <table:table-cell office:value-type="float" office:value="57.122" table:style-name="ce10">
            <text:p>57.122</text:p>
          </table:table-cell>
          <table:table-cell office:value-type="float" office:value="46.924999999999997" table:style-name="ce10">
            <text:p>46.925</text:p>
          </table:table-cell>
          <table:table-cell office:value-type="float" office:value="46.802" table:style-name="ce10">
            <text:p>46.802</text:p>
          </table:table-cell>
          <table:table-cell office:value-type="float" office:value="26.498999999999999" table:style-name="ce10">
            <text:p>26.499</text:p>
          </table:table-cell>
          <table:table-cell office:value-type="float" office:value="26.498999999999999" table:style-name="ce10">
            <text:p>26.499</text:p>
          </table:table-cell>
          <table:table-cell office:value-type="float" office:value="52.978000000000002" table:style-name="ce10">
            <text:p>52.978</text:p>
          </table:table-cell>
          <table:table-cell office:value-type="float" office:value="30.173999999999999" table:style-name="ce10">
            <text:p>30.174</text:p>
          </table:table-cell>
          <table:table-cell office:value-type="float" office:value="46.441000000000003" table:style-name="ce10">
            <text:p>46.441</text:p>
          </table:table-cell>
          <table:table-cell office:value-type="float" office:value="58.780999999999999" table:style-name="ce10">
            <text:p>58.781</text:p>
          </table:table-cell>
          <table:table-cell office:value-type="float" office:value="52.585999999999999" table:style-name="ce10">
            <text:p>52.586</text:p>
          </table:table-cell>
          <table:table-cell office:value-type="float" office:value="45.38" table:style-name="ce10">
            <text:p>45.38</text:p>
          </table:table-cell>
          <table:table-cell office:value-type="float" office:value="46.298999999999999" table:style-name="ce10">
            <text:p>46.299</text:p>
          </table:table-cell>
          <table:table-cell office:value-type="float" office:value="44.509" table:style-name="ce10">
            <text:p>44.509</text:p>
          </table:table-cell>
          <table:table-cell office:value-type="float" office:value="35.299999999999997" table:style-name="ce10">
            <text:p>35.3</text:p>
          </table:table-cell>
          <table:table-cell office:value-type="float" office:value="22.663" table:style-name="ce10">
            <text:p>22.663</text:p>
          </table:table-cell>
          <table:table-cell office:value-type="float" office:value="89.361999999999995" table:style-name="ce10">
            <text:p>89.362</text:p>
          </table:table-cell>
          <table:table-cell office:value-type="float" office:value="67.634" table:style-name="ce10">
            <text:p>67.634</text:p>
          </table:table-cell>
          <table:table-cell office:value-type="float" office:value="70.102000000000004" table:style-name="ce10">
            <text:p>70.102</text:p>
          </table:table-cell>
          <table:table-cell office:value-type="float" office:value="67.697999999999993" table:style-name="ce10">
            <text:p>67.698</text:p>
          </table:table-cell>
          <table:table-cell office:value-type="float" office:value="74.02" table:style-name="ce10">
            <text:p>74.02</text:p>
          </table:table-cell>
          <table:table-cell office:value-type="float" office:value="58.381999999999998" table:style-name="ce10">
            <text:p>58.382</text:p>
          </table:table-cell>
          <table:table-cell office:value-type="float" office:value="38.316000000000003" table:style-name="ce10">
            <text:p>38.316</text:p>
          </table:table-cell>
          <table:table-cell office:value-type="float" office:value="65.231999999999999" table:style-name="ce10">
            <text:p>65.232</text:p>
          </table:table-cell>
          <table:table-cell office:value-type="float" office:value="33.527000000000001" table:style-name="ce10">
            <text:p>33.527</text:p>
          </table:table-cell>
          <table:table-cell office:value-type="float" office:value="84.188000000000002" table:style-name="ce10">
            <text:p>84.188</text:p>
          </table:table-cell>
          <table:table-cell office:value-type="float" office:value="61.103000000000002" table:style-name="ce10">
            <text:p>61.103</text:p>
          </table:table-cell>
          <table:table-cell office:value-type="float" office:value="90.179000000000002" table:style-name="ce10">
            <text:p>90.179</text:p>
          </table:table-cell>
          <table:table-cell office:value-type="float" office:value="66.36" table:style-name="ce10">
            <text:p>66.36</text:p>
          </table:table-cell>
          <table:table-cell office:value-type="float" office:value="46.786000000000001" table:style-name="ce10">
            <text:p>46.786</text:p>
          </table:table-cell>
          <table:table-cell office:value-type="float" office:value="62.354999999999997" table:style-name="ce10">
            <text:p>62.355</text:p>
          </table:table-cell>
          <table:table-cell office:value-type="float" office:value="30.120999999999999" table:style-name="ce10">
            <text:p>30.121</text:p>
          </table:table-cell>
          <table:table-cell office:value-type="float" office:value="6.1929999999999996" table:style-name="ce10">
            <text:p>6.193</text:p>
          </table:table-cell>
          <table:table-cell office:value-type="float" office:value="13.691000000000001" table:style-name="ce10">
            <text:p>13.691</text:p>
          </table:table-cell>
          <table:table-cell office:value-type="float" office:value="34.253" table:style-name="ce10">
            <text:p>34.253</text:p>
          </table:table-cell>
          <table:table-cell office:value-type="float" office:value="45.863999999999997" table:style-name="ce10">
            <text:p>45.864</text:p>
          </table:table-cell>
          <table:table-cell office:value-type="float" office:value="7.9980000000000002" table:style-name="ce10">
            <text:p>7.998</text:p>
          </table:table-cell>
          <table:table-cell office:value-type="float" office:value="92.126000000000005" table:style-name="ce10">
            <text:p>92.126</text:p>
          </table:table-cell>
          <table:table-cell office:value-type="float" office:value="69.864000000000004" table:style-name="ce10">
            <text:p>69.864</text:p>
          </table:table-cell>
          <table:table-cell office:value-type="float" office:value="68.150999999999996" table:style-name="ce10">
            <text:p>68.151</text:p>
          </table:table-cell>
          <table:table-cell office:value-type="float" office:value="10.455" table:style-name="ce10">
            <text:p>10.455</text:p>
          </table:table-cell>
          <table:table-cell office:value-type="float" office:value="81.025999999999996" table:style-name="ce10">
            <text:p>81.026</text:p>
          </table:table-cell>
          <table:table-cell office:value-type="float" office:value="8.5190000000000001" table:style-name="ce10">
            <text:p>8.519</text:p>
          </table:table-cell>
          <table:table-cell office:value-type="float" office:value="10.401999999999999" table:style-name="ce10">
            <text:p>10.402</text:p>
          </table:table-cell>
          <table:table-cell office:value-type="float" office:value="81.760999999999996" table:style-name="ce10">
            <text:p>81.761</text:p>
          </table:table-cell>
          <table:table-cell office:value-type="float" office:value="7.8369999999999997" table:style-name="ce10">
            <text:p>7.837</text:p>
          </table:table-cell>
          <table:table-cell office:value-type="float" office:value="43.256" table:style-name="ce10">
            <text:p>43.256</text:p>
          </table:table-cell>
          <table:table-cell office:value-type="float" office:value="40" table:style-name="ce10">
            <text:p>40</text:p>
          </table:table-cell>
          <table:table-cell office:value-type="float" office:value="16.744" table:style-name="ce10">
            <text:p>16.744</text:p>
          </table:table-cell>
          <table:table-cell office:value-type="string" table:style-name="ce10">
            <text:p>[c]</text:p>
          </table:table-cell>
          <table:table-cell office:value-type="float" office:value="59.14" table:style-name="ce10">
            <text:p>59.14</text:p>
          </table:table-cell>
          <table:table-cell office:value-type="string" table:style-name="ce10">
            <text:p>[c]</text:p>
          </table:table-cell>
          <table:table-cell office:value-type="float" office:value="35.348999999999997" table:style-name="ce10">
            <text:p>35.349</text:p>
          </table:table-cell>
          <table:table-cell office:value-type="float" office:value="31.628" table:style-name="ce10">
            <text:p>31.628</text:p>
          </table:table-cell>
          <table:table-cell office:value-type="float" office:value="33.023000000000003" table:style-name="ce10">
            <text:p>33.023</text:p>
          </table:table-cell>
          <table:table-cell office:value-type="float" office:value="59.07" table:style-name="ce10">
            <text:p>59.07</text:p>
          </table:table-cell>
          <table:table-cell office:value-type="float" office:value="24.186" table:style-name="ce10">
            <text:p>24.186</text:p>
          </table:table-cell>
          <table:table-cell office:value-type="float" office:value="16.744" table:style-name="ce10">
            <text:p>16.744</text:p>
          </table:table-cell>
          <table:table-cell office:value-type="float" office:value="30.434999999999999" table:style-name="ce10">
            <text:p>30.435</text:p>
          </table:table-cell>
          <table:table-cell office:value-type="float" office:value="56.521999999999998" table:style-name="ce10">
            <text:p>56.522</text:p>
          </table:table-cell>
          <table:table-cell office:value-type="float" office:value="13.042999999999999" table:style-name="ce10">
            <text:p>13.043</text:p>
          </table:table-cell>
          <table:table-cell office:value-type="float" office:value="58.170999999999999" table:style-name="ce10">
            <text:p>58.171</text:p>
          </table:table-cell>
          <table:table-cell office:value-type="float" office:value="60.895000000000003" table:style-name="ce10">
            <text:p>60.895</text:p>
          </table:table-cell>
          <table:table-cell office:value-type="float" office:value="54.997999999999998" table:style-name="ce10">
            <text:p>54.998</text:p>
          </table:table-cell>
          <table:table-cell office:value-type="float" office:value="38.210999999999999" table:style-name="ce10">
            <text:p>38.211</text:p>
          </table:table-cell>
          <table:table-cell office:value-type="float" office:value="65.209000000000003" table:style-name="ce10">
            <text:p>65.209</text:p>
          </table:table-cell>
          <table:table-cell office:value-type="float" office:value="66.926000000000002" table:style-name="ce10">
            <text:p>66.926</text:p>
          </table:table-cell>
          <table:table-cell office:value-type="float" office:value="57.302999999999997" table:style-name="ce10">
            <text:p>57.303</text:p>
          </table:table-cell>
          <table:table-cell office:value-type="float" office:value="58.774999999999999" table:style-name="ce10">
            <text:p>58.775</text:p>
          </table:table-cell>
          <table:table-cell table:number-columns-repeated="16259"/>
        </table:table-row>
        <table:table-row table:style-name="ro5">
          <table:table-cell office:value-type="string" table:style-name="ce4">
            <text:p>ATE</text:p>
          </table:table-cell>
          <table:table-cell office:value-type="string" table:style-name="ce4">
            <text:p>Active Travel England</text:p>
          </table:table-cell>
          <table:table-cell office:value-type="string" table:style-name="ce4">
            <text:p>Transport</text:p>
          </table:table-cell>
          <table:table-cell table:style-name="ce4"/>
          <table:table-cell office:value-type="float" office:value="92.391000000000005" table:style-name="ce10">
            <text:p>92.391</text:p>
          </table:table-cell>
          <table:table-cell office:value-type="float" office:value="72.53" table:style-name="ce10">
            <text:p>72.53</text:p>
          </table:table-cell>
          <table:table-cell office:value-type="float" office:value="26.654" table:style-name="ce10">
            <text:p>26.654</text:p>
          </table:table-cell>
          <table:table-cell office:value-type="float" office:value="76.506" table:style-name="ce10">
            <text:p>76.506</text:p>
          </table:table-cell>
          <table:table-cell office:value-type="float" office:value="77.765000000000001" table:style-name="ce10">
            <text:p>77.765</text:p>
          </table:table-cell>
          <table:table-cell office:value-type="float" office:value="77.058999999999997" table:style-name="ce10">
            <text:p>77.059</text:p>
          </table:table-cell>
          <table:table-cell office:value-type="float" office:value="79.69" table:style-name="ce10">
            <text:p>79.69</text:p>
          </table:table-cell>
          <table:table-cell office:value-type="float" office:value="86.667000000000002" table:style-name="ce10">
            <text:p>86.667</text:p>
          </table:table-cell>
          <table:table-cell office:value-type="float" office:value="54.314" table:style-name="ce10">
            <text:p>54.314</text:p>
          </table:table-cell>
          <table:table-cell office:value-type="float" office:value="81.471000000000004" table:style-name="ce10">
            <text:p>81.471</text:p>
          </table:table-cell>
          <table:table-cell office:value-type="float" office:value="68.156999999999996" table:style-name="ce10">
            <text:p>68.157</text:p>
          </table:table-cell>
          <table:table-cell office:value-type="float" office:value="46.274999999999999" table:style-name="ce10">
            <text:p>46.275</text:p>
          </table:table-cell>
          <table:table-cell office:value-type="float" office:value="54.280999999999999" table:style-name="ce10">
            <text:p>54.281</text:p>
          </table:table-cell>
          <table:table-cell office:value-type="float" office:value="91.765000000000001" table:style-name="ce10">
            <text:p>91.765</text:p>
          </table:table-cell>
          <table:table-cell office:value-type="float" office:value="82.352999999999994" table:style-name="ce10">
            <text:p>82.353</text:p>
          </table:table-cell>
          <table:table-cell office:value-type="float" office:value="78.570999999999998" table:style-name="ce10">
            <text:p>78.571</text:p>
          </table:table-cell>
          <table:table-cell office:value-type="float" office:value="54.118000000000002" table:style-name="ce10">
            <text:p>54.118</text:p>
          </table:table-cell>
          <table:table-cell office:value-type="float" office:value="82.352999999999994" table:style-name="ce10">
            <text:p>82.353</text:p>
          </table:table-cell>
          <table:table-cell office:value-type="float" office:value="75.293999999999997" table:style-name="ce10">
            <text:p>75.294</text:p>
          </table:table-cell>
          <table:table-cell office:value-type="float" office:value="78.823999999999998" table:style-name="ce10">
            <text:p>78.824</text:p>
          </table:table-cell>
          <table:table-cell office:value-type="float" office:value="75.293999999999997" table:style-name="ce10">
            <text:p>75.294</text:p>
          </table:table-cell>
          <table:table-cell office:value-type="float" office:value="92.941000000000003" table:style-name="ce10">
            <text:p>92.941</text:p>
          </table:table-cell>
          <table:table-cell office:value-type="float" office:value="91.765000000000001" table:style-name="ce10">
            <text:p>91.765</text:p>
          </table:table-cell>
          <table:table-cell office:value-type="float" office:value="71.429000000000002" table:style-name="ce10">
            <text:p>71.429</text:p>
          </table:table-cell>
          <table:table-cell office:value-type="float" office:value="80" table:style-name="ce10">
            <text:p>80</text:p>
          </table:table-cell>
          <table:table-cell office:value-type="float" office:value="85.882000000000005" table:style-name="ce10">
            <text:p>85.882</text:p>
          </table:table-cell>
          <table:table-cell office:value-type="float" office:value="74.117999999999995" table:style-name="ce10">
            <text:p>74.118</text:p>
          </table:table-cell>
          <table:table-cell office:value-type="float" office:value="67.058999999999997" table:style-name="ce10">
            <text:p>67.059</text:p>
          </table:table-cell>
          <table:table-cell office:value-type="float" office:value="78.823999999999998" table:style-name="ce10">
            <text:p>78.824</text:p>
          </table:table-cell>
          <table:table-cell office:value-type="float" office:value="70.587999999999994" table:style-name="ce10">
            <text:p>70.588</text:p>
          </table:table-cell>
          <table:table-cell office:value-type="float" office:value="89.412000000000006" table:style-name="ce10">
            <text:p>89.412</text:p>
          </table:table-cell>
          <table:table-cell office:value-type="float" office:value="89.412000000000006" table:style-name="ce10">
            <text:p>89.412</text:p>
          </table:table-cell>
          <table:table-cell office:value-type="float" office:value="81.176000000000002" table:style-name="ce10">
            <text:p>81.176</text:p>
          </table:table-cell>
          <table:table-cell office:value-type="float" office:value="66.667000000000002" table:style-name="ce10">
            <text:p>66.667</text:p>
          </table:table-cell>
          <table:table-cell office:value-type="float" office:value="55.951999999999998" table:style-name="ce10">
            <text:p>55.952</text:p>
          </table:table-cell>
          <table:table-cell office:value-type="float" office:value="41.176000000000002" table:style-name="ce10">
            <text:p>41.176</text:p>
          </table:table-cell>
          <table:table-cell office:value-type="float" office:value="52.941000000000003" table:style-name="ce10">
            <text:p>52.941</text:p>
          </table:table-cell>
          <table:table-cell office:value-type="float" office:value="84.706000000000003" table:style-name="ce10">
            <text:p>84.706</text:p>
          </table:table-cell>
          <table:table-cell office:value-type="float" office:value="87.058999999999997" table:style-name="ce10">
            <text:p>87.059</text:p>
          </table:table-cell>
          <table:table-cell office:value-type="float" office:value="74.117999999999995" table:style-name="ce10">
            <text:p>74.118</text:p>
          </table:table-cell>
          <table:table-cell office:value-type="float" office:value="80" table:style-name="ce10">
            <text:p>80</text:p>
          </table:table-cell>
          <table:table-cell office:value-type="float" office:value="57.646999999999998" table:style-name="ce10">
            <text:p>57.647</text:p>
          </table:table-cell>
          <table:table-cell office:value-type="float" office:value="60" table:style-name="ce10">
            <text:p>60</text:p>
          </table:table-cell>
          <table:table-cell office:value-type="float" office:value="89.286000000000001" table:style-name="ce10">
            <text:p>89.286</text:p>
          </table:table-cell>
          <table:table-cell office:value-type="float" office:value="69.412000000000006" table:style-name="ce10">
            <text:p>69.412</text:p>
          </table:table-cell>
          <table:table-cell office:value-type="float" office:value="60" table:style-name="ce10">
            <text:p>60</text:p>
          </table:table-cell>
          <table:table-cell office:value-type="float" office:value="72.941000000000003" table:style-name="ce10">
            <text:p>72.941</text:p>
          </table:table-cell>
          <table:table-cell office:value-type="float" office:value="45.881999999999998" table:style-name="ce10">
            <text:p>45.882</text:p>
          </table:table-cell>
          <table:table-cell office:value-type="float" office:value="52.941000000000003" table:style-name="ce10">
            <text:p>52.941</text:p>
          </table:table-cell>
          <table:table-cell office:value-type="float" office:value="40" table:style-name="ce10">
            <text:p>40</text:p>
          </table:table-cell>
          <table:table-cell office:value-type="float" office:value="68.234999999999999" table:style-name="ce10">
            <text:p>68.235</text:p>
          </table:table-cell>
          <table:table-cell office:value-type="float" office:value="65.882000000000005" table:style-name="ce10">
            <text:p>65.882</text:p>
          </table:table-cell>
          <table:table-cell office:value-type="float" office:value="62.353000000000002" table:style-name="ce10">
            <text:p>62.353</text:p>
          </table:table-cell>
          <table:table-cell office:value-type="float" office:value="64.706000000000003" table:style-name="ce10">
            <text:p>64.706</text:p>
          </table:table-cell>
          <table:table-cell office:value-type="float" office:value="44.048000000000002" table:style-name="ce10">
            <text:p>44.048</text:p>
          </table:table-cell>
          <table:table-cell office:value-type="float" office:value="61.176000000000002" table:style-name="ce10">
            <text:p>61.176</text:p>
          </table:table-cell>
          <table:table-cell office:value-type="float" office:value="44.706000000000003" table:style-name="ce10">
            <text:p>44.706</text:p>
          </table:table-cell>
          <table:table-cell office:value-type="float" office:value="49.411999999999999" table:style-name="ce10">
            <text:p>49.412</text:p>
          </table:table-cell>
          <table:table-cell office:value-type="float" office:value="58.823999999999998" table:style-name="ce10">
            <text:p>58.824</text:p>
          </table:table-cell>
          <table:table-cell office:value-type="float" office:value="43.529000000000003" table:style-name="ce10">
            <text:p>43.529</text:p>
          </table:table-cell>
          <table:table-cell office:value-type="float" office:value="60" table:style-name="ce10">
            <text:p>60</text:p>
          </table:table-cell>
          <table:table-cell office:value-type="float" office:value="80.951999999999998" table:style-name="ce10">
            <text:p>80.952</text:p>
          </table:table-cell>
          <table:table-cell office:value-type="float" office:value="70.238" table:style-name="ce10">
            <text:p>70.238</text:p>
          </table:table-cell>
          <table:table-cell office:value-type="float" office:value="61.176000000000002" table:style-name="ce10">
            <text:p>61.176</text:p>
          </table:table-cell>
          <table:table-cell office:value-type="float" office:value="67.058999999999997" table:style-name="ce10">
            <text:p>67.059</text:p>
          </table:table-cell>
          <table:table-cell office:value-type="float" office:value="64.706000000000003" table:style-name="ce10">
            <text:p>64.706</text:p>
          </table:table-cell>
          <table:table-cell office:value-type="float" office:value="58.823999999999998" table:style-name="ce10">
            <text:p>58.824</text:p>
          </table:table-cell>
          <table:table-cell office:value-type="float" office:value="44.706000000000003" table:style-name="ce10">
            <text:p>44.706</text:p>
          </table:table-cell>
          <table:table-cell office:value-type="float" office:value="84.706000000000003" table:style-name="ce10">
            <text:p>84.706</text:p>
          </table:table-cell>
          <table:table-cell office:value-type="float" office:value="75.293999999999997" table:style-name="ce10">
            <text:p>75.294</text:p>
          </table:table-cell>
          <table:table-cell office:value-type="float" office:value="67.058999999999997" table:style-name="ce10">
            <text:p>67.059</text:p>
          </table:table-cell>
          <table:table-cell office:value-type="float" office:value="67.058999999999997" table:style-name="ce10">
            <text:p>67.059</text:p>
          </table:table-cell>
          <table:table-cell office:value-type="float" office:value="68.234999999999999" table:style-name="ce10">
            <text:p>68.235</text:p>
          </table:table-cell>
          <table:table-cell office:value-type="float" office:value="58.823999999999998" table:style-name="ce10">
            <text:p>58.824</text:p>
          </table:table-cell>
          <table:table-cell office:value-type="float" office:value="44.706000000000003" table:style-name="ce10">
            <text:p>44.706</text:p>
          </table:table-cell>
          <table:table-cell office:value-type="float" office:value="83.528999999999996" table:style-name="ce10">
            <text:p>83.529</text:p>
          </table:table-cell>
          <table:table-cell office:value-type="float" office:value="41.176000000000002" table:style-name="ce10">
            <text:p>41.176</text:p>
          </table:table-cell>
          <table:table-cell office:value-type="float" office:value="89.412000000000006" table:style-name="ce10">
            <text:p>89.412</text:p>
          </table:table-cell>
          <table:table-cell office:value-type="float" office:value="89.286000000000001" table:style-name="ce10">
            <text:p>89.286</text:p>
          </table:table-cell>
          <table:table-cell office:value-type="float" office:value="92.941000000000003" table:style-name="ce10">
            <text:p>92.941</text:p>
          </table:table-cell>
          <table:table-cell office:value-type="float" office:value="61.905000000000001" table:style-name="ce10">
            <text:p>61.905</text:p>
          </table:table-cell>
          <table:table-cell office:value-type="float" office:value="48.234999999999999" table:style-name="ce10">
            <text:p>48.235</text:p>
          </table:table-cell>
          <table:table-cell office:value-type="float" office:value="85.713999999999999" table:style-name="ce10">
            <text:p>85.714</text:p>
          </table:table-cell>
          <table:table-cell office:value-type="float" office:value="44.706000000000003" table:style-name="ce10">
            <text:p>44.706</text:p>
          </table:table-cell>
          <table:table-cell office:value-type="float" office:value="8.2349999999999994" table:style-name="ce10">
            <text:p>8.235</text:p>
          </table:table-cell>
          <table:table-cell office:value-type="float" office:value="17.646999999999998" table:style-name="ce10">
            <text:p>17.647</text:p>
          </table:table-cell>
          <table:table-cell office:value-type="float" office:value="37.646999999999998" table:style-name="ce10">
            <text:p>37.647</text:p>
          </table:table-cell>
          <table:table-cell office:value-type="float" office:value="36.470999999999997" table:style-name="ce10">
            <text:p>36.471</text:p>
          </table:table-cell>
          <table:table-cell office:value-type="string" table:style-name="ce10">
            <text:p>[c]</text:p>
          </table:table-cell>
          <table:table-cell office:value-type="float" office:value="95.293999999999997" table:style-name="ce10">
            <text:p>95.294</text:p>
          </table:table-cell>
          <table:table-cell office:value-type="float" office:value="72.941000000000003" table:style-name="ce10">
            <text:p>72.941</text:p>
          </table:table-cell>
          <table:table-cell office:value-type="float" office:value="80.722999999999999" table:style-name="ce10">
            <text:p>80.723</text:p>
          </table:table-cell>
          <table:table-cell office:value-type="string" table:style-name="ce10">
            <text:p>[c]</text:p>
          </table:table-cell>
          <table:table-cell office:value-type="float" office:value="91.765000000000001" table:style-name="ce10">
            <text:p>91.765</text:p>
          </table:table-cell>
          <table:table-cell office:value-type="string" table:style-name="ce10">
            <text:p>[c]</text:p>
          </table:table-cell>
          <table:table-cell office:value-type="string" table:style-name="ce10">
            <text:p>[c]</text:p>
          </table:table-cell>
          <table:table-cell office:value-type="float" office:value="89.412000000000006" table:style-name="ce10">
            <text:p>89.41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9.412000000000006" table:style-name="ce10">
            <text:p>69.412</text:p>
          </table:table-cell>
          <table:table-cell office:value-type="float" office:value="71.429000000000002" table:style-name="ce10">
            <text:p>71.429</text:p>
          </table:table-cell>
          <table:table-cell office:value-type="float" office:value="54.762" table:style-name="ce10">
            <text:p>54.762</text:p>
          </table:table-cell>
          <table:table-cell office:value-type="float" office:value="29.762" table:style-name="ce10">
            <text:p>29.762</text:p>
          </table:table-cell>
          <table:table-cell office:value-type="float" office:value="76.471000000000004" table:style-name="ce10">
            <text:p>76.471</text:p>
          </table:table-cell>
          <table:table-cell office:value-type="float" office:value="89.412000000000006" table:style-name="ce10">
            <text:p>89.412</text:p>
          </table:table-cell>
          <table:table-cell office:value-type="float" office:value="53.570999999999998" table:style-name="ce10">
            <text:p>53.571</text:p>
          </table:table-cell>
          <table:table-cell office:value-type="float" office:value="54.118000000000002" table:style-name="ce10">
            <text:p>54.118</text:p>
          </table:table-cell>
          <table:table-cell table:number-columns-repeated="16259"/>
        </table:table-row>
        <table:table-row table:style-name="ro8">
          <table:table-cell office:value-type="string" table:style-name="ce4">
            <text:p>BDUK</text:p>
          </table:table-cell>
          <table:table-cell office:value-type="string" table:style-name="ce4">
            <text:p>Building Digital UK</text:p>
          </table:table-cell>
          <table:table-cell office:value-type="string" table:style-name="ce4">
            <text:p>Department for Science, Innovation and Technology</text:p>
          </table:table-cell>
          <table:table-cell table:style-name="ce4"/>
          <table:table-cell office:value-type="float" office:value="96.528000000000006" table:style-name="ce10">
            <text:p>96.528</text:p>
          </table:table-cell>
          <table:table-cell office:value-type="float" office:value="65.307000000000002" table:style-name="ce10">
            <text:p>65.307</text:p>
          </table:table-cell>
          <table:table-cell office:value-type="float" office:value="23.58" table:style-name="ce10">
            <text:p>23.58</text:p>
          </table:table-cell>
          <table:table-cell office:value-type="float" office:value="72.838999999999999" table:style-name="ce10">
            <text:p>72.839</text:p>
          </table:table-cell>
          <table:table-cell office:value-type="float" office:value="76.331000000000003" table:style-name="ce10">
            <text:p>76.331</text:p>
          </table:table-cell>
          <table:table-cell office:value-type="float" office:value="91.367000000000004" table:style-name="ce10">
            <text:p>91.367</text:p>
          </table:table-cell>
          <table:table-cell office:value-type="float" office:value="80.825000000000003" table:style-name="ce10">
            <text:p>80.825</text:p>
          </table:table-cell>
          <table:table-cell office:value-type="float" office:value="83.212999999999994" table:style-name="ce10">
            <text:p>83.213</text:p>
          </table:table-cell>
          <table:table-cell office:value-type="float" office:value="58.662999999999997" table:style-name="ce10">
            <text:p>58.663</text:p>
          </table:table-cell>
          <table:table-cell office:value-type="float" office:value="81.114999999999995" table:style-name="ce10">
            <text:p>81.115</text:p>
          </table:table-cell>
          <table:table-cell office:value-type="float" office:value="77.745999999999995" table:style-name="ce10">
            <text:p>77.746</text:p>
          </table:table-cell>
          <table:table-cell office:value-type="float" office:value="33.933" table:style-name="ce10">
            <text:p>33.933</text:p>
          </table:table-cell>
          <table:table-cell office:value-type="float" office:value="61.856000000000002" table:style-name="ce10">
            <text:p>61.856</text:p>
          </table:table-cell>
          <table:table-cell office:value-type="float" office:value="85.971000000000004" table:style-name="ce10">
            <text:p>85.971</text:p>
          </table:table-cell>
          <table:table-cell office:value-type="float" office:value="74.819999999999993" table:style-name="ce10">
            <text:p>74.82</text:p>
          </table:table-cell>
          <table:table-cell office:value-type="float" office:value="72.463999999999999" table:style-name="ce10">
            <text:p>72.464</text:p>
          </table:table-cell>
          <table:table-cell office:value-type="float" office:value="63.177" table:style-name="ce10">
            <text:p>63.177</text:p>
          </table:table-cell>
          <table:table-cell office:value-type="float" office:value="84.891999999999996" table:style-name="ce10">
            <text:p>84.892</text:p>
          </table:table-cell>
          <table:table-cell office:value-type="float" office:value="92.085999999999999" table:style-name="ce10">
            <text:p>92.086</text:p>
          </table:table-cell>
          <table:table-cell office:value-type="float" office:value="90.647000000000006" table:style-name="ce10">
            <text:p>90.647</text:p>
          </table:table-cell>
          <table:table-cell office:value-type="float" office:value="78.986000000000004" table:style-name="ce10">
            <text:p>78.986</text:p>
          </table:table-cell>
          <table:table-cell office:value-type="float" office:value="89.567999999999998" table:style-name="ce10">
            <text:p>89.568</text:p>
          </table:table-cell>
          <table:table-cell office:value-type="float" office:value="89.531000000000006" table:style-name="ce10">
            <text:p>89.531</text:p>
          </table:table-cell>
          <table:table-cell office:value-type="float" office:value="79.347999999999999" table:style-name="ce10">
            <text:p>79.348</text:p>
          </table:table-cell>
          <table:table-cell office:value-type="float" office:value="78.777000000000001" table:style-name="ce10">
            <text:p>78.777</text:p>
          </table:table-cell>
          <table:table-cell office:value-type="float" office:value="84.891999999999996" table:style-name="ce10">
            <text:p>84.892</text:p>
          </table:table-cell>
          <table:table-cell office:value-type="float" office:value="77.697999999999993" table:style-name="ce10">
            <text:p>77.698</text:p>
          </table:table-cell>
          <table:table-cell office:value-type="float" office:value="74.459999999999994" table:style-name="ce10">
            <text:p>74.46</text:p>
          </table:table-cell>
          <table:table-cell office:value-type="float" office:value="74.100999999999999" table:style-name="ce10">
            <text:p>74.101</text:p>
          </table:table-cell>
          <table:table-cell office:value-type="float" office:value="56.835000000000001" table:style-name="ce10">
            <text:p>56.835</text:p>
          </table:table-cell>
          <table:table-cell office:value-type="float" office:value="84.891999999999996" table:style-name="ce10">
            <text:p>84.892</text:p>
          </table:table-cell>
          <table:table-cell office:value-type="float" office:value="82.013999999999996" table:style-name="ce10">
            <text:p>82.014</text:p>
          </table:table-cell>
          <table:table-cell office:value-type="float" office:value="82.733999999999995" table:style-name="ce10">
            <text:p>82.734</text:p>
          </table:table-cell>
          <table:table-cell office:value-type="float" office:value="64.748000000000005" table:style-name="ce10">
            <text:p>64.748</text:p>
          </table:table-cell>
          <table:table-cell office:value-type="float" office:value="59.353000000000002" table:style-name="ce10">
            <text:p>59.353</text:p>
          </table:table-cell>
          <table:table-cell office:value-type="float" office:value="50.542000000000002" table:style-name="ce10">
            <text:p>50.542</text:p>
          </table:table-cell>
          <table:table-cell office:value-type="float" office:value="60.072000000000003" table:style-name="ce10">
            <text:p>60.072</text:p>
          </table:table-cell>
          <table:table-cell office:value-type="float" office:value="84.531999999999996" table:style-name="ce10">
            <text:p>84.532</text:p>
          </table:table-cell>
          <table:table-cell office:value-type="float" office:value="85.611999999999995" table:style-name="ce10">
            <text:p>85.612</text:p>
          </table:table-cell>
          <table:table-cell office:value-type="float" office:value="73.022000000000006" table:style-name="ce10">
            <text:p>73.022</text:p>
          </table:table-cell>
          <table:table-cell office:value-type="float" office:value="81.295000000000002" table:style-name="ce10">
            <text:p>81.295</text:p>
          </table:table-cell>
          <table:table-cell office:value-type="float" office:value="64.028999999999996" table:style-name="ce10">
            <text:p>64.029</text:p>
          </table:table-cell>
          <table:table-cell office:value-type="float" office:value="81.587999999999994" table:style-name="ce10">
            <text:p>81.588</text:p>
          </table:table-cell>
          <table:table-cell office:value-type="float" office:value="92.028999999999996" table:style-name="ce10">
            <text:p>92.029</text:p>
          </table:table-cell>
          <table:table-cell office:value-type="float" office:value="72.662000000000006" table:style-name="ce10">
            <text:p>72.662</text:p>
          </table:table-cell>
          <table:table-cell office:value-type="float" office:value="73.022000000000006" table:style-name="ce10">
            <text:p>73.022</text:p>
          </table:table-cell>
          <table:table-cell office:value-type="float" office:value="83.093999999999994" table:style-name="ce10">
            <text:p>83.094</text:p>
          </table:table-cell>
          <table:table-cell office:value-type="float" office:value="36.462000000000003" table:style-name="ce10">
            <text:p>36.462</text:p>
          </table:table-cell>
          <table:table-cell office:value-type="float" office:value="37.049999999999997" table:style-name="ce10">
            <text:p>37.05</text:p>
          </table:table-cell>
          <table:table-cell office:value-type="float" office:value="28.52" table:style-name="ce10">
            <text:p>28.52</text:p>
          </table:table-cell>
          <table:table-cell office:value-type="float" office:value="57.554000000000002" table:style-name="ce10">
            <text:p>57.554</text:p>
          </table:table-cell>
          <table:table-cell office:value-type="float" office:value="58.122999999999998" table:style-name="ce10">
            <text:p>58.123</text:p>
          </table:table-cell>
          <table:table-cell office:value-type="float" office:value="81.295000000000002" table:style-name="ce10">
            <text:p>81.295</text:p>
          </table:table-cell>
          <table:table-cell office:value-type="float" office:value="71.941999999999993" table:style-name="ce10">
            <text:p>71.942</text:p>
          </table:table-cell>
          <table:table-cell office:value-type="float" office:value="66.787000000000006" table:style-name="ce10">
            <text:p>66.787</text:p>
          </table:table-cell>
          <table:table-cell office:value-type="float" office:value="63.899000000000001" table:style-name="ce10">
            <text:p>63.899</text:p>
          </table:table-cell>
          <table:table-cell office:value-type="float" office:value="44.244999999999997" table:style-name="ce10">
            <text:p>44.245</text:p>
          </table:table-cell>
          <table:table-cell office:value-type="float" office:value="48.014000000000003" table:style-name="ce10">
            <text:p>48.014</text:p>
          </table:table-cell>
          <table:table-cell office:value-type="float" office:value="69.064999999999998" table:style-name="ce10">
            <text:p>69.065</text:p>
          </table:table-cell>
          <table:table-cell office:value-type="float" office:value="48.201000000000001" table:style-name="ce10">
            <text:p>48.201</text:p>
          </table:table-cell>
          <table:table-cell office:value-type="float" office:value="62.95" table:style-name="ce10">
            <text:p>62.95</text:p>
          </table:table-cell>
          <table:table-cell office:value-type="float" office:value="67.266000000000005" table:style-name="ce10">
            <text:p>67.266</text:p>
          </table:table-cell>
          <table:table-cell office:value-type="float" office:value="68.344999999999999" table:style-name="ce10">
            <text:p>68.345</text:p>
          </table:table-cell>
          <table:table-cell office:value-type="float" office:value="44.244999999999997" table:style-name="ce10">
            <text:p>44.245</text:p>
          </table:table-cell>
          <table:table-cell office:value-type="float" office:value="57.762" table:style-name="ce10">
            <text:p>57.762</text:p>
          </table:table-cell>
          <table:table-cell office:value-type="float" office:value="61.511000000000003" table:style-name="ce10">
            <text:p>61.511</text:p>
          </table:table-cell>
          <table:table-cell office:value-type="float" office:value="55.755000000000003" table:style-name="ce10">
            <text:p>55.755</text:p>
          </table:table-cell>
          <table:table-cell office:value-type="float" office:value="43.884999999999998" table:style-name="ce10">
            <text:p>43.885</text:p>
          </table:table-cell>
          <table:table-cell office:value-type="float" office:value="90.647000000000006" table:style-name="ce10">
            <text:p>90.647</text:p>
          </table:table-cell>
          <table:table-cell office:value-type="float" office:value="79.495999999999995" table:style-name="ce10">
            <text:p>79.496</text:p>
          </table:table-cell>
          <table:table-cell office:value-type="float" office:value="78.338999999999999" table:style-name="ce10">
            <text:p>78.339</text:p>
          </table:table-cell>
          <table:table-cell office:value-type="float" office:value="72.662000000000006" table:style-name="ce10">
            <text:p>72.662</text:p>
          </table:table-cell>
          <table:table-cell office:value-type="float" office:value="79.855999999999995" table:style-name="ce10">
            <text:p>79.856</text:p>
          </table:table-cell>
          <table:table-cell office:value-type="float" office:value="66.906000000000006" table:style-name="ce10">
            <text:p>66.906</text:p>
          </table:table-cell>
          <table:table-cell office:value-type="float" office:value="48.201000000000001" table:style-name="ce10">
            <text:p>48.201</text:p>
          </table:table-cell>
          <table:table-cell office:value-type="float" office:value="79.137" table:style-name="ce10">
            <text:p>79.137</text:p>
          </table:table-cell>
          <table:table-cell office:value-type="float" office:value="39.567999999999998" table:style-name="ce10">
            <text:p>39.568</text:p>
          </table:table-cell>
          <table:table-cell office:value-type="float" office:value="88.489000000000004" table:style-name="ce10">
            <text:p>88.489</text:p>
          </table:table-cell>
          <table:table-cell office:value-type="float" office:value="86.331000000000003" table:style-name="ce10">
            <text:p>86.331</text:p>
          </table:table-cell>
          <table:table-cell office:value-type="float" office:value="94.245000000000005" table:style-name="ce10">
            <text:p>94.245</text:p>
          </table:table-cell>
          <table:table-cell office:value-type="float" office:value="64.388000000000005" table:style-name="ce10">
            <text:p>64.388</text:p>
          </table:table-cell>
          <table:table-cell office:value-type="float" office:value="53.237000000000002" table:style-name="ce10">
            <text:p>53.237</text:p>
          </table:table-cell>
          <table:table-cell office:value-type="float" office:value="76.259" table:style-name="ce10">
            <text:p>76.259</text:p>
          </table:table-cell>
          <table:table-cell office:value-type="float" office:value="45.683" table:style-name="ce10">
            <text:p>45.683</text:p>
          </table:table-cell>
          <table:table-cell office:value-type="float" office:value="8.2729999999999997" table:style-name="ce10">
            <text:p>8.273</text:p>
          </table:table-cell>
          <table:table-cell office:value-type="float" office:value="27.698" table:style-name="ce10">
            <text:p>27.698</text:p>
          </table:table-cell>
          <table:table-cell office:value-type="float" office:value="43.884999999999998" table:style-name="ce10">
            <text:p>43.885</text:p>
          </table:table-cell>
          <table:table-cell office:value-type="float" office:value="20.143999999999998" table:style-name="ce10">
            <text:p>20.144</text:p>
          </table:table-cell>
          <table:table-cell office:value-type="float" office:value="6.5220000000000002" table:style-name="ce10">
            <text:p>6.522</text:p>
          </table:table-cell>
          <table:table-cell office:value-type="float" office:value="89.209000000000003" table:style-name="ce10">
            <text:p>89.209</text:p>
          </table:table-cell>
          <table:table-cell office:value-type="float" office:value="64.028999999999996" table:style-name="ce10">
            <text:p>64.029</text:p>
          </table:table-cell>
          <table:table-cell office:value-type="float" office:value="76.811999999999998" table:style-name="ce10">
            <text:p>76.812</text:p>
          </table:table-cell>
          <table:table-cell office:value-type="float" office:value="6.835" table:style-name="ce10">
            <text:p>6.835</text:p>
          </table:table-cell>
          <table:table-cell office:value-type="float" office:value="85.251999999999995" table:style-name="ce10">
            <text:p>85.252</text:p>
          </table:table-cell>
          <table:table-cell office:value-type="float" office:value="7.9139999999999997" table:style-name="ce10">
            <text:p>7.914</text:p>
          </table:table-cell>
          <table:table-cell office:value-type="float" office:value="7.5540000000000003" table:style-name="ce10">
            <text:p>7.554</text:p>
          </table:table-cell>
          <table:table-cell office:value-type="float" office:value="86.331000000000003" table:style-name="ce10">
            <text:p>86.331</text:p>
          </table:table-cell>
          <table:table-cell office:value-type="float" office:value="6.1150000000000002" table:style-name="ce10">
            <text:p>6.115</text:p>
          </table:table-cell>
          <table:table-cell office:value-type="string" table:style-name="ce10">
            <text:p>[c]</text:p>
          </table:table-cell>
          <table:table-cell office:value-type="float" office:value="55" table:style-name="ce10">
            <text:p>5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2.631999999999998" table:style-name="ce10">
            <text:p>52.63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7.272999999999996" table:style-name="ce10">
            <text:p>67.273</text:p>
          </table:table-cell>
          <table:table-cell office:value-type="float" office:value="72.100999999999999" table:style-name="ce10">
            <text:p>72.101</text:p>
          </table:table-cell>
          <table:table-cell office:value-type="float" office:value="64" table:style-name="ce10">
            <text:p>64</text:p>
          </table:table-cell>
          <table:table-cell office:value-type="float" office:value="36.957000000000001" table:style-name="ce10">
            <text:p>36.957</text:p>
          </table:table-cell>
          <table:table-cell office:value-type="float" office:value="74.909000000000006" table:style-name="ce10">
            <text:p>74.909</text:p>
          </table:table-cell>
          <table:table-cell office:value-type="float" office:value="72" table:style-name="ce10">
            <text:p>72</text:p>
          </table:table-cell>
          <table:table-cell office:value-type="float" office:value="59.124000000000002" table:style-name="ce10">
            <text:p>59.124</text:p>
          </table:table-cell>
          <table:table-cell office:value-type="float" office:value="64.233999999999995" table:style-name="ce10">
            <text:p>64.234</text:p>
          </table:table-cell>
          <table:table-cell table:number-columns-repeated="16259"/>
        </table:table-row>
        <table:table-row table:style-name="ro5">
          <table:table-cell office:value-type="string" table:style-name="ce4">
            <text:p>CC</text:p>
          </table:table-cell>
          <table:table-cell office:value-type="string" table:style-name="ce4">
            <text:p>Charity Commission</text:p>
          </table:table-cell>
          <table:table-cell office:value-type="string" table:style-name="ce4">
            <text:p>Charity Commission</text:p>
          </table:table-cell>
          <table:table-cell table:style-name="ce4"/>
          <table:table-cell office:value-type="float" office:value="82.965000000000003" table:style-name="ce10">
            <text:p>82.965</text:p>
          </table:table-cell>
          <table:table-cell office:value-type="float" office:value="65.408000000000001" table:style-name="ce10">
            <text:p>65.408</text:p>
          </table:table-cell>
          <table:table-cell office:value-type="float" office:value="26.199000000000002" table:style-name="ce10">
            <text:p>26.199</text:p>
          </table:table-cell>
          <table:table-cell office:value-type="float" office:value="74.564999999999998" table:style-name="ce10">
            <text:p>74.565</text:p>
          </table:table-cell>
          <table:table-cell office:value-type="float" office:value="76.959999999999994" table:style-name="ce10">
            <text:p>76.96</text:p>
          </table:table-cell>
          <table:table-cell office:value-type="float" office:value="84.4" table:style-name="ce10">
            <text:p>84.4</text:p>
          </table:table-cell>
          <table:table-cell office:value-type="float" office:value="79.141000000000005" table:style-name="ce10">
            <text:p>79.141</text:p>
          </table:table-cell>
          <table:table-cell office:value-type="float" office:value="85.778000000000006" table:style-name="ce10">
            <text:p>85.778</text:p>
          </table:table-cell>
          <table:table-cell office:value-type="float" office:value="47.866999999999997" table:style-name="ce10">
            <text:p>47.867</text:p>
          </table:table-cell>
          <table:table-cell office:value-type="float" office:value="80.555999999999997" table:style-name="ce10">
            <text:p>80.556</text:p>
          </table:table-cell>
          <table:table-cell office:value-type="float" office:value="74.427000000000007" table:style-name="ce10">
            <text:p>74.427</text:p>
          </table:table-cell>
          <table:table-cell office:value-type="float" office:value="42.8" table:style-name="ce10">
            <text:p>42.8</text:p>
          </table:table-cell>
          <table:table-cell office:value-type="float" office:value="49.244" table:style-name="ce10">
            <text:p>49.244</text:p>
          </table:table-cell>
          <table:table-cell office:value-type="float" office:value="89.332999999999998" table:style-name="ce10">
            <text:p>89.333</text:p>
          </table:table-cell>
          <table:table-cell office:value-type="float" office:value="84" table:style-name="ce10">
            <text:p>84</text:p>
          </table:table-cell>
          <table:table-cell office:value-type="float" office:value="75.2" table:style-name="ce10">
            <text:p>75.2</text:p>
          </table:table-cell>
          <table:table-cell office:value-type="float" office:value="58.4" table:style-name="ce10">
            <text:p>58.4</text:p>
          </table:table-cell>
          <table:table-cell office:value-type="float" office:value="77.867000000000004" table:style-name="ce10">
            <text:p>77.867</text:p>
          </table:table-cell>
          <table:table-cell office:value-type="float" office:value="83.466999999999999" table:style-name="ce10">
            <text:p>83.467</text:p>
          </table:table-cell>
          <table:table-cell office:value-type="float" office:value="85.332999999999998" table:style-name="ce10">
            <text:p>85.333</text:p>
          </table:table-cell>
          <table:table-cell office:value-type="float" office:value="77.004999999999995" table:style-name="ce10">
            <text:p>77.005</text:p>
          </table:table-cell>
          <table:table-cell office:value-type="float" office:value="92.533000000000001" table:style-name="ce10">
            <text:p>92.533</text:p>
          </table:table-cell>
          <table:table-cell office:value-type="float" office:value="86.29" table:style-name="ce10">
            <text:p>86.29</text:p>
          </table:table-cell>
          <table:table-cell office:value-type="float" office:value="74.263000000000005" table:style-name="ce10">
            <text:p>74.263</text:p>
          </table:table-cell>
          <table:table-cell office:value-type="float" office:value="80.266999999999996" table:style-name="ce10">
            <text:p>80.267</text:p>
          </table:table-cell>
          <table:table-cell office:value-type="float" office:value="83.2" table:style-name="ce10">
            <text:p>83.2</text:p>
          </table:table-cell>
          <table:table-cell office:value-type="float" office:value="75.2" table:style-name="ce10">
            <text:p>75.2</text:p>
          </table:table-cell>
          <table:table-cell office:value-type="float" office:value="68.182000000000002" table:style-name="ce10">
            <text:p>68.182</text:p>
          </table:table-cell>
          <table:table-cell office:value-type="float" office:value="75.466999999999999" table:style-name="ce10">
            <text:p>75.467</text:p>
          </table:table-cell>
          <table:table-cell office:value-type="float" office:value="60.16" table:style-name="ce10">
            <text:p>60.16</text:p>
          </table:table-cell>
          <table:table-cell office:value-type="float" office:value="88.8" table:style-name="ce10">
            <text:p>88.8</text:p>
          </table:table-cell>
          <table:table-cell office:value-type="float" office:value="89.332999999999998" table:style-name="ce10">
            <text:p>89.333</text:p>
          </table:table-cell>
          <table:table-cell office:value-type="float" office:value="79.2" table:style-name="ce10">
            <text:p>79.2</text:p>
          </table:table-cell>
          <table:table-cell office:value-type="float" office:value="62.4" table:style-name="ce10">
            <text:p>62.4</text:p>
          </table:table-cell>
          <table:table-cell office:value-type="float" office:value="49.067" table:style-name="ce10">
            <text:p>49.067</text:p>
          </table:table-cell>
          <table:table-cell office:value-type="float" office:value="39.840000000000003" table:style-name="ce10">
            <text:p>39.84</text:p>
          </table:table-cell>
          <table:table-cell office:value-type="float" office:value="40.267000000000003" table:style-name="ce10">
            <text:p>40.267</text:p>
          </table:table-cell>
          <table:table-cell office:value-type="float" office:value="82.888000000000005" table:style-name="ce10">
            <text:p>82.888</text:p>
          </table:table-cell>
          <table:table-cell office:value-type="float" office:value="89.037000000000006" table:style-name="ce10">
            <text:p>89.037</text:p>
          </table:table-cell>
          <table:table-cell office:value-type="float" office:value="71.2" table:style-name="ce10">
            <text:p>71.2</text:p>
          </table:table-cell>
          <table:table-cell office:value-type="float" office:value="79.144000000000005" table:style-name="ce10">
            <text:p>79.144</text:p>
          </table:table-cell>
          <table:table-cell office:value-type="float" office:value="70.667000000000002" table:style-name="ce10">
            <text:p>70.667</text:p>
          </table:table-cell>
          <table:table-cell office:value-type="float" office:value="75.466999999999999" table:style-name="ce10">
            <text:p>75.467</text:p>
          </table:table-cell>
          <table:table-cell office:value-type="float" office:value="90.909000000000006" table:style-name="ce10">
            <text:p>90.909</text:p>
          </table:table-cell>
          <table:table-cell office:value-type="float" office:value="70.509" table:style-name="ce10">
            <text:p>70.509</text:p>
          </table:table-cell>
          <table:table-cell office:value-type="float" office:value="59.091000000000001" table:style-name="ce10">
            <text:p>59.091</text:p>
          </table:table-cell>
          <table:table-cell office:value-type="float" office:value="79.733000000000004" table:style-name="ce10">
            <text:p>79.733</text:p>
          </table:table-cell>
          <table:table-cell office:value-type="float" office:value="44.118000000000002" table:style-name="ce10">
            <text:p>44.118</text:p>
          </table:table-cell>
          <table:table-cell office:value-type="float" office:value="47.466999999999999" table:style-name="ce10">
            <text:p>47.467</text:p>
          </table:table-cell>
          <table:table-cell office:value-type="float" office:value="36.898000000000003" table:style-name="ce10">
            <text:p>36.898</text:p>
          </table:table-cell>
          <table:table-cell office:value-type="float" office:value="82.667000000000002" table:style-name="ce10">
            <text:p>82.667</text:p>
          </table:table-cell>
          <table:table-cell office:value-type="float" office:value="56.8" table:style-name="ce10">
            <text:p>56.8</text:p>
          </table:table-cell>
          <table:table-cell office:value-type="float" office:value="75.466999999999999" table:style-name="ce10">
            <text:p>75.467</text:p>
          </table:table-cell>
          <table:table-cell office:value-type="float" office:value="60.267000000000003" table:style-name="ce10">
            <text:p>60.267</text:p>
          </table:table-cell>
          <table:table-cell office:value-type="float" office:value="50" table:style-name="ce10">
            <text:p>50</text:p>
          </table:table-cell>
          <table:table-cell office:value-type="float" office:value="55.347999999999999" table:style-name="ce10">
            <text:p>55.348</text:p>
          </table:table-cell>
          <table:table-cell office:value-type="float" office:value="27.004999999999999" table:style-name="ce10">
            <text:p>27.005</text:p>
          </table:table-cell>
          <table:table-cell office:value-type="float" office:value="26.738" table:style-name="ce10">
            <text:p>26.738</text:p>
          </table:table-cell>
          <table:table-cell office:value-type="float" office:value="62.031999999999996" table:style-name="ce10">
            <text:p>62.032</text:p>
          </table:table-cell>
          <table:table-cell office:value-type="float" office:value="38.606000000000002" table:style-name="ce10">
            <text:p>38.606</text:p>
          </table:table-cell>
          <table:table-cell office:value-type="float" office:value="48.662999999999997" table:style-name="ce10">
            <text:p>48.663</text:p>
          </table:table-cell>
          <table:table-cell office:value-type="float" office:value="66.397999999999996" table:style-name="ce10">
            <text:p>66.398</text:p>
          </table:table-cell>
          <table:table-cell office:value-type="float" office:value="63.003" table:style-name="ce10">
            <text:p>63.003</text:p>
          </table:table-cell>
          <table:table-cell office:value-type="float" office:value="50.402000000000001" table:style-name="ce10">
            <text:p>50.402</text:p>
          </table:table-cell>
          <table:table-cell office:value-type="float" office:value="55.107999999999997" table:style-name="ce10">
            <text:p>55.108</text:p>
          </table:table-cell>
          <table:table-cell office:value-type="float" office:value="52.139000000000003" table:style-name="ce10">
            <text:p>52.139</text:p>
          </table:table-cell>
          <table:table-cell office:value-type="float" office:value="51.337000000000003" table:style-name="ce10">
            <text:p>51.337</text:p>
          </table:table-cell>
          <table:table-cell office:value-type="float" office:value="43.968000000000004" table:style-name="ce10">
            <text:p>43.968</text:p>
          </table:table-cell>
          <table:table-cell office:value-type="float" office:value="88" table:style-name="ce10">
            <text:p>88</text:p>
          </table:table-cell>
          <table:table-cell office:value-type="float" office:value="72.533000000000001" table:style-name="ce10">
            <text:p>72.533</text:p>
          </table:table-cell>
          <table:table-cell office:value-type="float" office:value="71.123000000000005" table:style-name="ce10">
            <text:p>71.123</text:p>
          </table:table-cell>
          <table:table-cell office:value-type="float" office:value="67.56" table:style-name="ce10">
            <text:p>67.56</text:p>
          </table:table-cell>
          <table:table-cell office:value-type="float" office:value="76.203000000000003" table:style-name="ce10">
            <text:p>76.203</text:p>
          </table:table-cell>
          <table:table-cell office:value-type="float" office:value="56.683999999999997" table:style-name="ce10">
            <text:p>56.684</text:p>
          </table:table-cell>
          <table:table-cell office:value-type="float" office:value="39.677999999999997" table:style-name="ce10">
            <text:p>39.678</text:p>
          </table:table-cell>
          <table:table-cell office:value-type="float" office:value="82.667000000000002" table:style-name="ce10">
            <text:p>82.667</text:p>
          </table:table-cell>
          <table:table-cell office:value-type="float" office:value="28.495000000000001" table:style-name="ce10">
            <text:p>28.495</text:p>
          </table:table-cell>
          <table:table-cell office:value-type="float" office:value="85.867000000000004" table:style-name="ce10">
            <text:p>85.867</text:p>
          </table:table-cell>
          <table:table-cell office:value-type="float" office:value="75.936000000000007" table:style-name="ce10">
            <text:p>75.936</text:p>
          </table:table-cell>
          <table:table-cell office:value-type="float" office:value="93.066999999999993" table:style-name="ce10">
            <text:p>93.067</text:p>
          </table:table-cell>
          <table:table-cell office:value-type="float" office:value="68.533000000000001" table:style-name="ce10">
            <text:p>68.533</text:p>
          </table:table-cell>
          <table:table-cell office:value-type="float" office:value="54.4" table:style-name="ce10">
            <text:p>54.4</text:p>
          </table:table-cell>
          <table:table-cell office:value-type="float" office:value="58.823999999999998" table:style-name="ce10">
            <text:p>58.824</text:p>
          </table:table-cell>
          <table:table-cell office:value-type="float" office:value="27.614000000000001" table:style-name="ce10">
            <text:p>27.614</text:p>
          </table:table-cell>
          <table:table-cell office:value-type="float" office:value="4.5819999999999999" table:style-name="ce10">
            <text:p>4.582</text:p>
          </table:table-cell>
          <table:table-cell office:value-type="float" office:value="13.208" table:style-name="ce10">
            <text:p>13.208</text:p>
          </table:table-cell>
          <table:table-cell office:value-type="float" office:value="38.005000000000003" table:style-name="ce10">
            <text:p>38.005</text:p>
          </table:table-cell>
          <table:table-cell office:value-type="float" office:value="44.204999999999998" table:style-name="ce10">
            <text:p>44.205</text:p>
          </table:table-cell>
          <table:table-cell office:value-type="float" office:value="6.452" table:style-name="ce10">
            <text:p>6.452</text:p>
          </table:table-cell>
          <table:table-cell office:value-type="float" office:value="91.2" table:style-name="ce10">
            <text:p>91.2</text:p>
          </table:table-cell>
          <table:table-cell office:value-type="float" office:value="67.914000000000001" table:style-name="ce10">
            <text:p>67.914</text:p>
          </table:table-cell>
          <table:table-cell office:value-type="float" office:value="76.138999999999996" table:style-name="ce10">
            <text:p>76.139</text:p>
          </table:table-cell>
          <table:table-cell office:value-type="float" office:value="5.0670000000000002" table:style-name="ce10">
            <text:p>5.067</text:p>
          </table:table-cell>
          <table:table-cell office:value-type="float" office:value="86.132999999999996" table:style-name="ce10">
            <text:p>86.133</text:p>
          </table:table-cell>
          <table:table-cell office:value-type="float" office:value="8.8000000000000007" table:style-name="ce10">
            <text:p>8.8</text:p>
          </table:table-cell>
          <table:table-cell office:value-type="float" office:value="5.3330000000000002" table:style-name="ce10">
            <text:p>5.333</text:p>
          </table:table-cell>
          <table:table-cell office:value-type="float" office:value="87.466999999999999" table:style-name="ce10">
            <text:p>87.467</text:p>
          </table:table-cell>
          <table:table-cell office:value-type="float" office:value="7.2" table:style-name="ce10">
            <text:p>7.2</text:p>
          </table:table-cell>
          <table:table-cell office:value-type="string" table:style-name="ce10">
            <text:p>[c]</text:p>
          </table:table-cell>
          <table:table-cell office:value-type="float" office:value="50" table:style-name="ce10">
            <text:p>5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5" table:style-name="ce10">
            <text:p>6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8.293000000000006" table:style-name="ce10">
            <text:p>68.293</text:p>
          </table:table-cell>
          <table:table-cell office:value-type="float" office:value="72.554000000000002" table:style-name="ce10">
            <text:p>72.554</text:p>
          </table:table-cell>
          <table:table-cell office:value-type="float" office:value="64.754000000000005" table:style-name="ce10">
            <text:p>64.754</text:p>
          </table:table-cell>
          <table:table-cell office:value-type="float" office:value="36.512" table:style-name="ce10">
            <text:p>36.512</text:p>
          </table:table-cell>
          <table:table-cell office:value-type="float" office:value="68.563999999999993" table:style-name="ce10">
            <text:p>68.564</text:p>
          </table:table-cell>
          <table:table-cell office:value-type="float" office:value="69.022000000000006" table:style-name="ce10">
            <text:p>69.022</text:p>
          </table:table-cell>
          <table:table-cell office:value-type="float" office:value="68.563999999999993" table:style-name="ce10">
            <text:p>68.564</text:p>
          </table:table-cell>
          <table:table-cell office:value-type="float" office:value="61.892000000000003" table:style-name="ce10">
            <text:p>61.892</text:p>
          </table:table-cell>
          <table:table-cell table:number-columns-repeated="16259"/>
        </table:table-row>
        <table:table-row table:style-name="ro5">
          <table:table-cell office:value-type="string" table:style-name="ce4">
            <text:p>CCS</text:p>
          </table:table-cell>
          <table:table-cell office:value-type="string" table:style-name="ce4">
            <text:p>Crown Commercial Service</text:p>
          </table:table-cell>
          <table:table-cell office:value-type="string" table:style-name="ce4">
            <text:p>Cabinet Office</text:p>
          </table:table-cell>
          <table:table-cell table:style-name="ce4"/>
          <table:table-cell office:value-type="float" office:value="90.8" table:style-name="ce10">
            <text:p>90.8</text:p>
          </table:table-cell>
          <table:table-cell office:value-type="float" office:value="67.444000000000003" table:style-name="ce10">
            <text:p>67.444</text:p>
          </table:table-cell>
          <table:table-cell office:value-type="float" office:value="24.754999999999999" table:style-name="ce10">
            <text:p>24.755</text:p>
          </table:table-cell>
          <table:table-cell office:value-type="float" office:value="76.504999999999995" table:style-name="ce10">
            <text:p>76.505</text:p>
          </table:table-cell>
          <table:table-cell office:value-type="float" office:value="81.849000000000004" table:style-name="ce10">
            <text:p>81.849</text:p>
          </table:table-cell>
          <table:table-cell office:value-type="float" office:value="83.158000000000001" table:style-name="ce10">
            <text:p>83.158</text:p>
          </table:table-cell>
          <table:table-cell office:value-type="float" office:value="80.947999999999993" table:style-name="ce10">
            <text:p>80.948</text:p>
          </table:table-cell>
          <table:table-cell office:value-type="float" office:value="88.712999999999994" table:style-name="ce10">
            <text:p>88.713</text:p>
          </table:table-cell>
          <table:table-cell office:value-type="float" office:value="66.567999999999998" table:style-name="ce10">
            <text:p>66.568</text:p>
          </table:table-cell>
          <table:table-cell office:value-type="float" office:value="83.52" table:style-name="ce10">
            <text:p>83.52</text:p>
          </table:table-cell>
          <table:table-cell office:value-type="float" office:value="78.14" table:style-name="ce10">
            <text:p>78.14</text:p>
          </table:table-cell>
          <table:table-cell office:value-type="float" office:value="44.84" table:style-name="ce10">
            <text:p>44.84</text:p>
          </table:table-cell>
          <table:table-cell office:value-type="float" office:value="54.226999999999997" table:style-name="ce10">
            <text:p>54.227</text:p>
          </table:table-cell>
          <table:table-cell office:value-type="float" office:value="93.421000000000006" table:style-name="ce10">
            <text:p>93.421</text:p>
          </table:table-cell>
          <table:table-cell office:value-type="float" office:value="85.111999999999995" table:style-name="ce10">
            <text:p>85.112</text:p>
          </table:table-cell>
          <table:table-cell office:value-type="float" office:value="81.216999999999999" table:style-name="ce10">
            <text:p>81.217</text:p>
          </table:table-cell>
          <table:table-cell office:value-type="float" office:value="65" table:style-name="ce10">
            <text:p>65</text:p>
          </table:table-cell>
          <table:table-cell office:value-type="float" office:value="84.474000000000004" table:style-name="ce10">
            <text:p>84.474</text:p>
          </table:table-cell>
          <table:table-cell office:value-type="float" office:value="81.95" table:style-name="ce10">
            <text:p>81.95</text:p>
          </table:table-cell>
          <table:table-cell office:value-type="float" office:value="84.341999999999999" table:style-name="ce10">
            <text:p>84.342</text:p>
          </table:table-cell>
          <table:table-cell office:value-type="float" office:value="80.658000000000001" table:style-name="ce10">
            <text:p>80.658</text:p>
          </table:table-cell>
          <table:table-cell office:value-type="float" office:value="94.210999999999999" table:style-name="ce10">
            <text:p>94.211</text:p>
          </table:table-cell>
          <table:table-cell office:value-type="float" office:value="89.974000000000004" table:style-name="ce10">
            <text:p>89.974</text:p>
          </table:table-cell>
          <table:table-cell office:value-type="float" office:value="79.447000000000003" table:style-name="ce10">
            <text:p>79.447</text:p>
          </table:table-cell>
          <table:table-cell office:value-type="float" office:value="84.474000000000004" table:style-name="ce10">
            <text:p>84.474</text:p>
          </table:table-cell>
          <table:table-cell office:value-type="float" office:value="85" table:style-name="ce10">
            <text:p>85</text:p>
          </table:table-cell>
          <table:table-cell office:value-type="float" office:value="76.548000000000002" table:style-name="ce10">
            <text:p>76.548</text:p>
          </table:table-cell>
          <table:table-cell office:value-type="float" office:value="74.239999999999995" table:style-name="ce10">
            <text:p>74.24</text:p>
          </table:table-cell>
          <table:table-cell office:value-type="float" office:value="63.936999999999998" table:style-name="ce10">
            <text:p>63.937</text:p>
          </table:table-cell>
          <table:table-cell office:value-type="float" office:value="72.031999999999996" table:style-name="ce10">
            <text:p>72.032</text:p>
          </table:table-cell>
          <table:table-cell office:value-type="float" office:value="90.236999999999995" table:style-name="ce10">
            <text:p>90.237</text:p>
          </table:table-cell>
          <table:table-cell office:value-type="float" office:value="88.903999999999996" table:style-name="ce10">
            <text:p>88.904</text:p>
          </table:table-cell>
          <table:table-cell office:value-type="float" office:value="86.956999999999994" table:style-name="ce10">
            <text:p>86.957</text:p>
          </table:table-cell>
          <table:table-cell office:value-type="float" office:value="80.132000000000005" table:style-name="ce10">
            <text:p>80.132</text:p>
          </table:table-cell>
          <table:table-cell office:value-type="float" office:value="66.224999999999994" table:style-name="ce10">
            <text:p>66.225</text:p>
          </table:table-cell>
          <table:table-cell office:value-type="float" office:value="58.158000000000001" table:style-name="ce10">
            <text:p>58.158</text:p>
          </table:table-cell>
          <table:table-cell office:value-type="float" office:value="61.508000000000003" table:style-name="ce10">
            <text:p>61.508</text:p>
          </table:table-cell>
          <table:table-cell office:value-type="float" office:value="84.301000000000002" table:style-name="ce10">
            <text:p>84.301</text:p>
          </table:table-cell>
          <table:table-cell office:value-type="float" office:value="89.328000000000003" table:style-name="ce10">
            <text:p>89.328</text:p>
          </table:table-cell>
          <table:table-cell office:value-type="float" office:value="75.725999999999999" table:style-name="ce10">
            <text:p>75.726</text:p>
          </table:table-cell>
          <table:table-cell office:value-type="float" office:value="84.605000000000004" table:style-name="ce10">
            <text:p>84.605</text:p>
          </table:table-cell>
          <table:table-cell office:value-type="float" office:value="73.483000000000004" table:style-name="ce10">
            <text:p>73.483</text:p>
          </table:table-cell>
          <table:table-cell office:value-type="float" office:value="71.41" table:style-name="ce10">
            <text:p>71.41</text:p>
          </table:table-cell>
          <table:table-cell office:value-type="float" office:value="93.808000000000007" table:style-name="ce10">
            <text:p>93.808</text:p>
          </table:table-cell>
          <table:table-cell office:value-type="float" office:value="76.548000000000002" table:style-name="ce10">
            <text:p>76.548</text:p>
          </table:table-cell>
          <table:table-cell office:value-type="float" office:value="71.108000000000004" table:style-name="ce10">
            <text:p>71.108</text:p>
          </table:table-cell>
          <table:table-cell office:value-type="float" office:value="82.367999999999995" table:style-name="ce10">
            <text:p>82.368</text:p>
          </table:table-cell>
          <table:table-cell office:value-type="float" office:value="45.777999999999999" table:style-name="ce10">
            <text:p>45.778</text:p>
          </table:table-cell>
          <table:table-cell office:value-type="float" office:value="50" table:style-name="ce10">
            <text:p>50</text:p>
          </table:table-cell>
          <table:table-cell office:value-type="float" office:value="38.521999999999998" table:style-name="ce10">
            <text:p>38.522</text:p>
          </table:table-cell>
          <table:table-cell office:value-type="float" office:value="84.847999999999999" table:style-name="ce10">
            <text:p>84.848</text:p>
          </table:table-cell>
          <table:table-cell office:value-type="float" office:value="61.265000000000001" table:style-name="ce10">
            <text:p>61.265</text:p>
          </table:table-cell>
          <table:table-cell office:value-type="float" office:value="74.867999999999995" table:style-name="ce10">
            <text:p>74.868</text:p>
          </table:table-cell>
          <table:table-cell office:value-type="float" office:value="66.227000000000004" table:style-name="ce10">
            <text:p>66.227</text:p>
          </table:table-cell>
          <table:table-cell office:value-type="float" office:value="59.762999999999998" table:style-name="ce10">
            <text:p>59.763</text:p>
          </table:table-cell>
          <table:table-cell office:value-type="float" office:value="62.582000000000001" table:style-name="ce10">
            <text:p>62.582</text:p>
          </table:table-cell>
          <table:table-cell office:value-type="float" office:value="27.8" table:style-name="ce10">
            <text:p>27.8</text:p>
          </table:table-cell>
          <table:table-cell office:value-type="float" office:value="34.301000000000002" table:style-name="ce10">
            <text:p>34.301</text:p>
          </table:table-cell>
          <table:table-cell office:value-type="float" office:value="65.658000000000001" table:style-name="ce10">
            <text:p>65.658</text:p>
          </table:table-cell>
          <table:table-cell office:value-type="float" office:value="42.744" table:style-name="ce10">
            <text:p>42.744</text:p>
          </table:table-cell>
          <table:table-cell office:value-type="float" office:value="53.633000000000003" table:style-name="ce10">
            <text:p>53.633</text:p>
          </table:table-cell>
          <table:table-cell office:value-type="float" office:value="70.619" table:style-name="ce10">
            <text:p>70.619</text:p>
          </table:table-cell>
          <table:table-cell office:value-type="float" office:value="71.447000000000003" table:style-name="ce10">
            <text:p>71.447</text:p>
          </table:table-cell>
          <table:table-cell office:value-type="float" office:value="57.970999999999997" table:style-name="ce10">
            <text:p>57.971</text:p>
          </table:table-cell>
          <table:table-cell office:value-type="float" office:value="60.95" table:style-name="ce10">
            <text:p>60.95</text:p>
          </table:table-cell>
          <table:table-cell office:value-type="float" office:value="56.784999999999997" table:style-name="ce10">
            <text:p>56.785</text:p>
          </table:table-cell>
          <table:table-cell office:value-type="float" office:value="61.183999999999997" table:style-name="ce10">
            <text:p>61.184</text:p>
          </table:table-cell>
          <table:table-cell office:value-type="float" office:value="51.518999999999998" table:style-name="ce10">
            <text:p>51.519</text:p>
          </table:table-cell>
          <table:table-cell office:value-type="float" office:value="92.763000000000005" table:style-name="ce10">
            <text:p>92.763</text:p>
          </table:table-cell>
          <table:table-cell office:value-type="float" office:value="81.316000000000003" table:style-name="ce10">
            <text:p>81.316</text:p>
          </table:table-cell>
          <table:table-cell office:value-type="float" office:value="78.92" table:style-name="ce10">
            <text:p>78.92</text:p>
          </table:table-cell>
          <table:table-cell office:value-type="float" office:value="71.900000000000006" table:style-name="ce10">
            <text:p>71.9</text:p>
          </table:table-cell>
          <table:table-cell office:value-type="float" office:value="85.111999999999995" table:style-name="ce10">
            <text:p>85.112</text:p>
          </table:table-cell>
          <table:table-cell office:value-type="float" office:value="78.816000000000003" table:style-name="ce10">
            <text:p>78.816</text:p>
          </table:table-cell>
          <table:table-cell office:value-type="float" office:value="57.895000000000003" table:style-name="ce10">
            <text:p>57.895</text:p>
          </table:table-cell>
          <table:table-cell office:value-type="float" office:value="80.369" table:style-name="ce10">
            <text:p>80.369</text:p>
          </table:table-cell>
          <table:table-cell office:value-type="float" office:value="58.046999999999997" table:style-name="ce10">
            <text:p>58.047</text:p>
          </table:table-cell>
          <table:table-cell office:value-type="float" office:value="82.718000000000004" table:style-name="ce10">
            <text:p>82.718</text:p>
          </table:table-cell>
          <table:table-cell office:value-type="float" office:value="74.834999999999994" table:style-name="ce10">
            <text:p>74.835</text:p>
          </table:table-cell>
          <table:table-cell office:value-type="float" office:value="95.132000000000005" table:style-name="ce10">
            <text:p>95.132</text:p>
          </table:table-cell>
          <table:table-cell office:value-type="float" office:value="66.623000000000005" table:style-name="ce10">
            <text:p>66.623</text:p>
          </table:table-cell>
          <table:table-cell office:value-type="float" office:value="54.808999999999997" table:style-name="ce10">
            <text:p>54.809</text:p>
          </table:table-cell>
          <table:table-cell office:value-type="float" office:value="70" table:style-name="ce10">
            <text:p>70</text:p>
          </table:table-cell>
          <table:table-cell office:value-type="float" office:value="40" table:style-name="ce10">
            <text:p>40</text:p>
          </table:table-cell>
          <table:table-cell office:value-type="float" office:value="3.8210000000000002" table:style-name="ce10">
            <text:p>3.821</text:p>
          </table:table-cell>
          <table:table-cell office:value-type="float" office:value="11.726000000000001" table:style-name="ce10">
            <text:p>11.726</text:p>
          </table:table-cell>
          <table:table-cell office:value-type="float" office:value="34.914000000000001" table:style-name="ce10">
            <text:p>34.914</text:p>
          </table:table-cell>
          <table:table-cell office:value-type="float" office:value="49.539000000000001" table:style-name="ce10">
            <text:p>49.539</text:p>
          </table:table-cell>
          <table:table-cell office:value-type="float" office:value="6.383" table:style-name="ce10">
            <text:p>6.383</text:p>
          </table:table-cell>
          <table:table-cell office:value-type="float" office:value="94.203000000000003" table:style-name="ce10">
            <text:p>94.203</text:p>
          </table:table-cell>
          <table:table-cell office:value-type="float" office:value="79.210999999999999" table:style-name="ce10">
            <text:p>79.211</text:p>
          </table:table-cell>
          <table:table-cell office:value-type="float" office:value="79.578000000000003" table:style-name="ce10">
            <text:p>79.578</text:p>
          </table:table-cell>
          <table:table-cell office:value-type="float" office:value="7.3680000000000003" table:style-name="ce10">
            <text:p>7.368</text:p>
          </table:table-cell>
          <table:table-cell office:value-type="float" office:value="86.974000000000004" table:style-name="ce10">
            <text:p>86.974</text:p>
          </table:table-cell>
          <table:table-cell office:value-type="float" office:value="5.6580000000000004" table:style-name="ce10">
            <text:p>5.658</text:p>
          </table:table-cell>
          <table:table-cell office:value-type="float" office:value="7.5" table:style-name="ce10">
            <text:p>7.5</text:p>
          </table:table-cell>
          <table:table-cell office:value-type="float" office:value="87.5" table:style-name="ce10">
            <text:p>87.5</text:p>
          </table:table-cell>
          <table:table-cell office:value-type="float" office:value="5" table:style-name="ce10">
            <text:p>5</text:p>
          </table:table-cell>
          <table:table-cell office:value-type="float" office:value="22.806999999999999" table:style-name="ce10">
            <text:p>22.807</text:p>
          </table:table-cell>
          <table:table-cell office:value-type="float" office:value="54.386000000000003" table:style-name="ce10">
            <text:p>54.386</text:p>
          </table:table-cell>
          <table:table-cell office:value-type="float" office:value="22.806999999999999" table:style-name="ce10">
            <text:p>22.80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45.613999999999997" table:style-name="ce10">
            <text:p>45.614</text:p>
          </table:table-cell>
          <table:table-cell office:value-type="float" office:value="29.824999999999999" table:style-name="ce10">
            <text:p>29.825</text:p>
          </table:table-cell>
          <table:table-cell office:value-type="float" office:value="24.561" table:style-name="ce10">
            <text:p>24.561</text:p>
          </table:table-cell>
          <table:table-cell office:value-type="float" office:value="59.649000000000001" table:style-name="ce10">
            <text:p>59.64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1.846000000000004" table:style-name="ce10">
            <text:p>71.846</text:p>
          </table:table-cell>
          <table:table-cell office:value-type="float" office:value="73.965000000000003" table:style-name="ce10">
            <text:p>73.965</text:p>
          </table:table-cell>
          <table:table-cell office:value-type="float" office:value="67.42" table:style-name="ce10">
            <text:p>67.42</text:p>
          </table:table-cell>
          <table:table-cell office:value-type="float" office:value="34.840000000000003" table:style-name="ce10">
            <text:p>34.84</text:p>
          </table:table-cell>
          <table:table-cell office:value-type="float" office:value="74.103999999999999" table:style-name="ce10">
            <text:p>74.104</text:p>
          </table:table-cell>
          <table:table-cell office:value-type="float" office:value="72.037000000000006" table:style-name="ce10">
            <text:p>72.037</text:p>
          </table:table-cell>
          <table:table-cell office:value-type="float" office:value="74.733999999999995" table:style-name="ce10">
            <text:p>74.734</text:p>
          </table:table-cell>
          <table:table-cell office:value-type="float" office:value="70.533000000000001" table:style-name="ce10">
            <text:p>70.533</text:p>
          </table:table-cell>
          <table:table-cell table:number-columns-repeated="16259"/>
        </table:table-row>
        <table:table-row table:style-name="ro8">
          <table:table-cell office:value-type="string" table:style-name="ce4">
            <text:p>CEFAS</text:p>
          </table:table-cell>
          <table:table-cell office:value-type="string" table:style-name="ce4">
            <text:p>Centre for Environment, Fisheries and Aquaculture Science</text:p>
          </table:table-cell>
          <table:table-cell office:value-type="string" table:style-name="ce4">
            <text:p>Environment, Food and Rural Affairs</text:p>
          </table:table-cell>
          <table:table-cell table:style-name="ce4"/>
          <table:table-cell office:value-type="float" office:value="75.823999999999998" table:style-name="ce10">
            <text:p>75.824</text:p>
          </table:table-cell>
          <table:table-cell office:value-type="float" office:value="63.835999999999999" table:style-name="ce10">
            <text:p>63.836</text:p>
          </table:table-cell>
          <table:table-cell office:value-type="float" office:value="28.222999999999999" table:style-name="ce10">
            <text:p>28.223</text:p>
          </table:table-cell>
          <table:table-cell office:value-type="float" office:value="73.257000000000005" table:style-name="ce10">
            <text:p>73.257</text:p>
          </table:table-cell>
          <table:table-cell office:value-type="float" office:value="80.787000000000006" table:style-name="ce10">
            <text:p>80.787</text:p>
          </table:table-cell>
          <table:table-cell office:value-type="float" office:value="75.775999999999996" table:style-name="ce10">
            <text:p>75.776</text:p>
          </table:table-cell>
          <table:table-cell office:value-type="float" office:value="73.478999999999999" table:style-name="ce10">
            <text:p>73.479</text:p>
          </table:table-cell>
          <table:table-cell office:value-type="float" office:value="81.435000000000002" table:style-name="ce10">
            <text:p>81.435</text:p>
          </table:table-cell>
          <table:table-cell office:value-type="float" office:value="59.99" table:style-name="ce10">
            <text:p>59.99</text:p>
          </table:table-cell>
          <table:table-cell office:value-type="float" office:value="77.174000000000007" table:style-name="ce10">
            <text:p>77.174</text:p>
          </table:table-cell>
          <table:table-cell office:value-type="float" office:value="72.069999999999993" table:style-name="ce10">
            <text:p>72.07</text:p>
          </table:table-cell>
          <table:table-cell office:value-type="float" office:value="26.294" table:style-name="ce10">
            <text:p>26.294</text:p>
          </table:table-cell>
          <table:table-cell office:value-type="float" office:value="47.241999999999997" table:style-name="ce10">
            <text:p>47.242</text:p>
          </table:table-cell>
          <table:table-cell office:value-type="float" office:value="90.89" table:style-name="ce10">
            <text:p>90.89</text:p>
          </table:table-cell>
          <table:table-cell office:value-type="float" office:value="85.713999999999999" table:style-name="ce10">
            <text:p>85.714</text:p>
          </table:table-cell>
          <table:table-cell office:value-type="float" office:value="78.674999999999997" table:style-name="ce10">
            <text:p>78.675</text:p>
          </table:table-cell>
          <table:table-cell office:value-type="float" office:value="63.825000000000003" table:style-name="ce10">
            <text:p>63.825</text:p>
          </table:table-cell>
          <table:table-cell office:value-type="float" office:value="84.679000000000002" table:style-name="ce10">
            <text:p>84.679</text:p>
          </table:table-cell>
          <table:table-cell office:value-type="float" office:value="74.635999999999996" table:style-name="ce10">
            <text:p>74.636</text:p>
          </table:table-cell>
          <table:table-cell office:value-type="float" office:value="77.019000000000005" table:style-name="ce10">
            <text:p>77.019</text:p>
          </table:table-cell>
          <table:table-cell office:value-type="float" office:value="72.614000000000004" table:style-name="ce10">
            <text:p>72.614</text:p>
          </table:table-cell>
          <table:table-cell office:value-type="float" office:value="90.89" table:style-name="ce10">
            <text:p>90.89</text:p>
          </table:table-cell>
          <table:table-cell office:value-type="float" office:value="87.343999999999994" table:style-name="ce10">
            <text:p>87.344</text:p>
          </table:table-cell>
          <table:table-cell office:value-type="float" office:value="65.272000000000006" table:style-name="ce10">
            <text:p>65.272</text:p>
          </table:table-cell>
          <table:table-cell office:value-type="float" office:value="76.397999999999996" table:style-name="ce10">
            <text:p>76.398</text:p>
          </table:table-cell>
          <table:table-cell office:value-type="float" office:value="76.811999999999998" table:style-name="ce10">
            <text:p>76.812</text:p>
          </table:table-cell>
          <table:table-cell office:value-type="float" office:value="64.182000000000002" table:style-name="ce10">
            <text:p>64.182</text:p>
          </table:table-cell>
          <table:table-cell office:value-type="float" office:value="61.826000000000001" table:style-name="ce10">
            <text:p>61.826</text:p>
          </table:table-cell>
          <table:table-cell office:value-type="float" office:value="66.319999999999993" table:style-name="ce10">
            <text:p>66.32</text:p>
          </table:table-cell>
          <table:table-cell office:value-type="float" office:value="39.709000000000003" table:style-name="ce10">
            <text:p>39.709</text:p>
          </table:table-cell>
          <table:table-cell office:value-type="float" office:value="82.78" table:style-name="ce10">
            <text:p>82.78</text:p>
          </table:table-cell>
          <table:table-cell office:value-type="float" office:value="82.194999999999993" table:style-name="ce10">
            <text:p>82.195</text:p>
          </table:table-cell>
          <table:table-cell office:value-type="float" office:value="79.296000000000006" table:style-name="ce10">
            <text:p>79.296</text:p>
          </table:table-cell>
          <table:table-cell office:value-type="float" office:value="73.858999999999995" table:style-name="ce10">
            <text:p>73.859</text:p>
          </table:table-cell>
          <table:table-cell office:value-type="float" office:value="55.901000000000003" table:style-name="ce10">
            <text:p>55.901</text:p>
          </table:table-cell>
          <table:table-cell office:value-type="float" office:value="51.966999999999999" table:style-name="ce10">
            <text:p>51.967</text:p>
          </table:table-cell>
          <table:table-cell office:value-type="float" office:value="58.384999999999998" table:style-name="ce10">
            <text:p>58.385</text:p>
          </table:table-cell>
          <table:table-cell office:value-type="float" office:value="80.082999999999998" table:style-name="ce10">
            <text:p>80.083</text:p>
          </table:table-cell>
          <table:table-cell office:value-type="float" office:value="86.128" table:style-name="ce10">
            <text:p>86.128</text:p>
          </table:table-cell>
          <table:table-cell office:value-type="float" office:value="65.010000000000005" table:style-name="ce10">
            <text:p>65.01</text:p>
          </table:table-cell>
          <table:table-cell office:value-type="float" office:value="77.433000000000007" table:style-name="ce10">
            <text:p>77.433</text:p>
          </table:table-cell>
          <table:table-cell office:value-type="float" office:value="69.358000000000004" table:style-name="ce10">
            <text:p>69.358</text:p>
          </table:table-cell>
          <table:table-cell office:value-type="float" office:value="70.807000000000002" table:style-name="ce10">
            <text:p>70.807</text:p>
          </table:table-cell>
          <table:table-cell office:value-type="float" office:value="87.137" table:style-name="ce10">
            <text:p>87.137</text:p>
          </table:table-cell>
          <table:table-cell office:value-type="float" office:value="78.215999999999994" table:style-name="ce10">
            <text:p>78.216</text:p>
          </table:table-cell>
          <table:table-cell office:value-type="float" office:value="56.639000000000003" table:style-name="ce10">
            <text:p>56.639</text:p>
          </table:table-cell>
          <table:table-cell office:value-type="float" office:value="70.393000000000001" table:style-name="ce10">
            <text:p>70.393</text:p>
          </table:table-cell>
          <table:table-cell office:value-type="float" office:value="26.707999999999998" table:style-name="ce10">
            <text:p>26.708</text:p>
          </table:table-cell>
          <table:table-cell office:value-type="float" office:value="34.99" table:style-name="ce10">
            <text:p>34.99</text:p>
          </table:table-cell>
          <table:table-cell office:value-type="float" office:value="17.184000000000001" table:style-name="ce10">
            <text:p>17.184</text:p>
          </table:table-cell>
          <table:table-cell office:value-type="float" office:value="77.177999999999997" table:style-name="ce10">
            <text:p>77.178</text:p>
          </table:table-cell>
          <table:table-cell office:value-type="float" office:value="57.143000000000001" table:style-name="ce10">
            <text:p>57.143</text:p>
          </table:table-cell>
          <table:table-cell office:value-type="float" office:value="61.283999999999999" table:style-name="ce10">
            <text:p>61.284</text:p>
          </table:table-cell>
          <table:table-cell office:value-type="float" office:value="56.521999999999998" table:style-name="ce10">
            <text:p>56.522</text:p>
          </table:table-cell>
          <table:table-cell office:value-type="float" office:value="47.826000000000001" table:style-name="ce10">
            <text:p>47.826</text:p>
          </table:table-cell>
          <table:table-cell office:value-type="float" office:value="47.826000000000001" table:style-name="ce10">
            <text:p>47.826</text:p>
          </table:table-cell>
          <table:table-cell office:value-type="float" office:value="26.087" table:style-name="ce10">
            <text:p>26.087</text:p>
          </table:table-cell>
          <table:table-cell office:value-type="float" office:value="26.556000000000001" table:style-name="ce10">
            <text:p>26.556</text:p>
          </table:table-cell>
          <table:table-cell office:value-type="float" office:value="63.561" table:style-name="ce10">
            <text:p>63.561</text:p>
          </table:table-cell>
          <table:table-cell office:value-type="float" office:value="41.822000000000003" table:style-name="ce10">
            <text:p>41.822</text:p>
          </table:table-cell>
          <table:table-cell office:value-type="float" office:value="53.622999999999998" table:style-name="ce10">
            <text:p>53.623</text:p>
          </table:table-cell>
          <table:table-cell office:value-type="float" office:value="70.807000000000002" table:style-name="ce10">
            <text:p>70.807</text:p>
          </table:table-cell>
          <table:table-cell office:value-type="float" office:value="62.526000000000003" table:style-name="ce10">
            <text:p>62.526</text:p>
          </table:table-cell>
          <table:table-cell office:value-type="float" office:value="53.637999999999998" table:style-name="ce10">
            <text:p>53.638</text:p>
          </table:table-cell>
          <table:table-cell office:value-type="float" office:value="51.139000000000003" table:style-name="ce10">
            <text:p>51.139</text:p>
          </table:table-cell>
          <table:table-cell office:value-type="float" office:value="47.204999999999998" table:style-name="ce10">
            <text:p>47.205</text:p>
          </table:table-cell>
          <table:table-cell office:value-type="float" office:value="43.892000000000003" table:style-name="ce10">
            <text:p>43.892</text:p>
          </table:table-cell>
          <table:table-cell office:value-type="float" office:value="29.253" table:style-name="ce10">
            <text:p>29.253</text:p>
          </table:table-cell>
          <table:table-cell office:value-type="float" office:value="92.930999999999997" table:style-name="ce10">
            <text:p>92.931</text:p>
          </table:table-cell>
          <table:table-cell office:value-type="float" office:value="81.12" table:style-name="ce10">
            <text:p>81.12</text:p>
          </table:table-cell>
          <table:table-cell office:value-type="float" office:value="75.361999999999995" table:style-name="ce10">
            <text:p>75.362</text:p>
          </table:table-cell>
          <table:table-cell office:value-type="float" office:value="65.838999999999999" table:style-name="ce10">
            <text:p>65.839</text:p>
          </table:table-cell>
          <table:table-cell office:value-type="float" office:value="80.745000000000005" table:style-name="ce10">
            <text:p>80.745</text:p>
          </table:table-cell>
          <table:table-cell office:value-type="float" office:value="53.415999999999997" table:style-name="ce10">
            <text:p>53.416</text:p>
          </table:table-cell>
          <table:table-cell office:value-type="float" office:value="38.796999999999997" table:style-name="ce10">
            <text:p>38.797</text:p>
          </table:table-cell>
          <table:table-cell office:value-type="float" office:value="81.159000000000006" table:style-name="ce10">
            <text:p>81.159</text:p>
          </table:table-cell>
          <table:table-cell office:value-type="float" office:value="50.932000000000002" table:style-name="ce10">
            <text:p>50.932</text:p>
          </table:table-cell>
          <table:table-cell office:value-type="float" office:value="76.349000000000004" table:style-name="ce10">
            <text:p>76.349</text:p>
          </table:table-cell>
          <table:table-cell office:value-type="float" office:value="66.046000000000006" table:style-name="ce10">
            <text:p>66.046</text:p>
          </table:table-cell>
          <table:table-cell office:value-type="float" office:value="93.971000000000004" table:style-name="ce10">
            <text:p>93.971</text:p>
          </table:table-cell>
          <table:table-cell office:value-type="float" office:value="58.091000000000001" table:style-name="ce10">
            <text:p>58.091</text:p>
          </table:table-cell>
          <table:table-cell office:value-type="float" office:value="40.994" table:style-name="ce10">
            <text:p>40.994</text:p>
          </table:table-cell>
          <table:table-cell office:value-type="float" office:value="62.112000000000002" table:style-name="ce10">
            <text:p>62.112</text:p>
          </table:table-cell>
          <table:table-cell office:value-type="float" office:value="23.187999999999999" table:style-name="ce10">
            <text:p>23.188</text:p>
          </table:table-cell>
          <table:table-cell office:value-type="float" office:value="3.3260000000000001" table:style-name="ce10">
            <text:p>3.326</text:p>
          </table:table-cell>
          <table:table-cell office:value-type="float" office:value="10.811" table:style-name="ce10">
            <text:p>10.811</text:p>
          </table:table-cell>
          <table:table-cell office:value-type="float" office:value="39.709000000000003" table:style-name="ce10">
            <text:p>39.709</text:p>
          </table:table-cell>
          <table:table-cell office:value-type="float" office:value="46.154000000000003" table:style-name="ce10">
            <text:p>46.154</text:p>
          </table:table-cell>
          <table:table-cell office:value-type="float" office:value="4.3479999999999999" table:style-name="ce10">
            <text:p>4.348</text:p>
          </table:table-cell>
          <table:table-cell office:value-type="float" office:value="89.027000000000001" table:style-name="ce10">
            <text:p>89.027</text:p>
          </table:table-cell>
          <table:table-cell office:value-type="float" office:value="67.775000000000006" table:style-name="ce10">
            <text:p>67.775</text:p>
          </table:table-cell>
          <table:table-cell office:value-type="float" office:value="74.12" table:style-name="ce10">
            <text:p>74.12</text:p>
          </table:table-cell>
          <table:table-cell office:value-type="float" office:value="5.383" table:style-name="ce10">
            <text:p>5.383</text:p>
          </table:table-cell>
          <table:table-cell office:value-type="float" office:value="87.370999999999995" table:style-name="ce10">
            <text:p>87.371</text:p>
          </table:table-cell>
          <table:table-cell office:value-type="float" office:value="7.2460000000000004" table:style-name="ce10">
            <text:p>7.246</text:p>
          </table:table-cell>
          <table:table-cell office:value-type="float" office:value="7.2460000000000004" table:style-name="ce10">
            <text:p>7.246</text:p>
          </table:table-cell>
          <table:table-cell office:value-type="float" office:value="86.334999999999994" table:style-name="ce10">
            <text:p>86.335</text:p>
          </table:table-cell>
          <table:table-cell office:value-type="float" office:value="6.4180000000000001" table:style-name="ce10">
            <text:p>6.418</text:p>
          </table:table-cell>
          <table:table-cell office:value-type="string" table:style-name="ce10">
            <text:p>[c]</text:p>
          </table:table-cell>
          <table:table-cell office:value-type="float" office:value="48.570999999999998" table:style-name="ce10">
            <text:p>48.571</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48.570999999999998" table:style-name="ce10">
            <text:p>48.571</text:p>
          </table:table-cell>
          <table:table-cell office:value-type="float" office:value="71.429000000000002" table:style-name="ce10">
            <text:p>71.42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7.567999999999998" table:style-name="ce10">
            <text:p>67.568</text:p>
          </table:table-cell>
          <table:table-cell office:value-type="float" office:value="69.582999999999998" table:style-name="ce10">
            <text:p>69.583</text:p>
          </table:table-cell>
          <table:table-cell office:value-type="float" office:value="61.954000000000001" table:style-name="ce10">
            <text:p>61.954</text:p>
          </table:table-cell>
          <table:table-cell office:value-type="float" office:value="35.134999999999998" table:style-name="ce10">
            <text:p>35.135</text:p>
          </table:table-cell>
          <table:table-cell office:value-type="float" office:value="72.141000000000005" table:style-name="ce10">
            <text:p>72.141</text:p>
          </table:table-cell>
          <table:table-cell office:value-type="float" office:value="71.992000000000004" table:style-name="ce10">
            <text:p>71.992</text:p>
          </table:table-cell>
          <table:table-cell office:value-type="float" office:value="55.625" table:style-name="ce10">
            <text:p>55.625</text:p>
          </table:table-cell>
          <table:table-cell office:value-type="float" office:value="48.548000000000002" table:style-name="ce10">
            <text:p>48.548</text:p>
          </table:table-cell>
          <table:table-cell table:number-columns-repeated="16259"/>
        </table:table-row>
        <table:table-row table:style-name="ro5">
          <table:table-cell office:value-type="string" table:style-name="ce4">
            <text:p>CH</text:p>
          </table:table-cell>
          <table:table-cell office:value-type="string" table:style-name="ce4">
            <text:p>Companies House</text:p>
          </table:table-cell>
          <table:table-cell office:value-type="string" table:style-name="ce4">
            <text:p>Department for Business and Trade</text:p>
          </table:table-cell>
          <table:table-cell table:style-name="ce4"/>
          <table:table-cell office:value-type="float" office:value="86.558999999999997" table:style-name="ce10">
            <text:p>86.559</text:p>
          </table:table-cell>
          <table:table-cell office:value-type="float" office:value="68.98" table:style-name="ce10">
            <text:p>68.98</text:p>
          </table:table-cell>
          <table:table-cell office:value-type="float" office:value="22.972999999999999" table:style-name="ce10">
            <text:p>22.973</text:p>
          </table:table-cell>
          <table:table-cell office:value-type="float" office:value="75.637" table:style-name="ce10">
            <text:p>75.637</text:p>
          </table:table-cell>
          <table:table-cell office:value-type="float" office:value="80.191000000000003" table:style-name="ce10">
            <text:p>80.191</text:p>
          </table:table-cell>
          <table:table-cell office:value-type="float" office:value="88.876000000000005" table:style-name="ce10">
            <text:p>88.876</text:p>
          </table:table-cell>
          <table:table-cell office:value-type="float" office:value="79.760999999999996" table:style-name="ce10">
            <text:p>79.761</text:p>
          </table:table-cell>
          <table:table-cell office:value-type="float" office:value="87.927000000000007" table:style-name="ce10">
            <text:p>87.927</text:p>
          </table:table-cell>
          <table:table-cell office:value-type="float" office:value="62.822000000000003" table:style-name="ce10">
            <text:p>62.822</text:p>
          </table:table-cell>
          <table:table-cell office:value-type="float" office:value="85.438000000000002" table:style-name="ce10">
            <text:p>85.438</text:p>
          </table:table-cell>
          <table:table-cell office:value-type="float" office:value="78.635000000000005" table:style-name="ce10">
            <text:p>78.635</text:p>
          </table:table-cell>
          <table:table-cell office:value-type="float" office:value="31.835000000000001" table:style-name="ce10">
            <text:p>31.835</text:p>
          </table:table-cell>
          <table:table-cell office:value-type="float" office:value="61.390999999999998" table:style-name="ce10">
            <text:p>61.391</text:p>
          </table:table-cell>
          <table:table-cell office:value-type="float" office:value="90.564999999999998" table:style-name="ce10">
            <text:p>90.565</text:p>
          </table:table-cell>
          <table:table-cell office:value-type="float" office:value="83.716999999999999" table:style-name="ce10">
            <text:p>83.717</text:p>
          </table:table-cell>
          <table:table-cell office:value-type="float" office:value="80.06" table:style-name="ce10">
            <text:p>80.06</text:p>
          </table:table-cell>
          <table:table-cell office:value-type="float" office:value="64.36" table:style-name="ce10">
            <text:p>64.36</text:p>
          </table:table-cell>
          <table:table-cell office:value-type="float" office:value="82.305000000000007" table:style-name="ce10">
            <text:p>82.305</text:p>
          </table:table-cell>
          <table:table-cell office:value-type="float" office:value="87.248000000000005" table:style-name="ce10">
            <text:p>87.248</text:p>
          </table:table-cell>
          <table:table-cell office:value-type="float" office:value="90.468999999999994" table:style-name="ce10">
            <text:p>90.469</text:p>
          </table:table-cell>
          <table:table-cell office:value-type="float" office:value="79.331000000000003" table:style-name="ce10">
            <text:p>79.331</text:p>
          </table:table-cell>
          <table:table-cell office:value-type="float" office:value="91.375" table:style-name="ce10">
            <text:p>91.375</text:p>
          </table:table-cell>
          <table:table-cell office:value-type="float" office:value="86.13" table:style-name="ce10">
            <text:p>86.13</text:p>
          </table:table-cell>
          <table:table-cell office:value-type="float" office:value="75.632999999999996" table:style-name="ce10">
            <text:p>75.633</text:p>
          </table:table-cell>
          <table:table-cell office:value-type="float" office:value="83.481999999999999" table:style-name="ce10">
            <text:p>83.482</text:p>
          </table:table-cell>
          <table:table-cell office:value-type="float" office:value="83.494" table:style-name="ce10">
            <text:p>83.494</text:p>
          </table:table-cell>
          <table:table-cell office:value-type="float" office:value="72.47" table:style-name="ce10">
            <text:p>72.47</text:p>
          </table:table-cell>
          <table:table-cell office:value-type="float" office:value="71.918999999999997" table:style-name="ce10">
            <text:p>71.919</text:p>
          </table:table-cell>
          <table:table-cell office:value-type="float" office:value="73.994" table:style-name="ce10">
            <text:p>73.994</text:p>
          </table:table-cell>
          <table:table-cell office:value-type="float" office:value="49.814" table:style-name="ce10">
            <text:p>49.814</text:p>
          </table:table-cell>
          <table:table-cell office:value-type="float" office:value="92.113" table:style-name="ce10">
            <text:p>92.113</text:p>
          </table:table-cell>
          <table:table-cell office:value-type="float" office:value="89.896000000000001" table:style-name="ce10">
            <text:p>89.896</text:p>
          </table:table-cell>
          <table:table-cell office:value-type="float" office:value="81.784000000000006" table:style-name="ce10">
            <text:p>81.784</text:p>
          </table:table-cell>
          <table:table-cell office:value-type="float" office:value="71.236999999999995" table:style-name="ce10">
            <text:p>71.237</text:p>
          </table:table-cell>
          <table:table-cell office:value-type="float" office:value="53.686" table:style-name="ce10">
            <text:p>53.686</text:p>
          </table:table-cell>
          <table:table-cell office:value-type="float" office:value="70.908000000000001" table:style-name="ce10">
            <text:p>70.908</text:p>
          </table:table-cell>
          <table:table-cell office:value-type="float" office:value="55.432000000000002" table:style-name="ce10">
            <text:p>55.432</text:p>
          </table:table-cell>
          <table:table-cell office:value-type="float" office:value="86.84" table:style-name="ce10">
            <text:p>86.84</text:p>
          </table:table-cell>
          <table:table-cell office:value-type="float" office:value="90.781000000000006" table:style-name="ce10">
            <text:p>90.781</text:p>
          </table:table-cell>
          <table:table-cell office:value-type="float" office:value="75.391000000000005" table:style-name="ce10">
            <text:p>75.391</text:p>
          </table:table-cell>
          <table:table-cell office:value-type="float" office:value="88.765000000000001" table:style-name="ce10">
            <text:p>88.765</text:p>
          </table:table-cell>
          <table:table-cell office:value-type="float" office:value="71.183999999999997" table:style-name="ce10">
            <text:p>71.184</text:p>
          </table:table-cell>
          <table:table-cell office:value-type="float" office:value="77.77" table:style-name="ce10">
            <text:p>77.77</text:p>
          </table:table-cell>
          <table:table-cell office:value-type="float" office:value="88.161000000000001" table:style-name="ce10">
            <text:p>88.161</text:p>
          </table:table-cell>
          <table:table-cell office:value-type="float" office:value="76.158000000000001" table:style-name="ce10">
            <text:p>76.158</text:p>
          </table:table-cell>
          <table:table-cell office:value-type="float" office:value="74.03" table:style-name="ce10">
            <text:p>74.03</text:p>
          </table:table-cell>
          <table:table-cell office:value-type="float" office:value="84.61" table:style-name="ce10">
            <text:p>84.61</text:p>
          </table:table-cell>
          <table:table-cell office:value-type="float" office:value="30.26" table:style-name="ce10">
            <text:p>30.26</text:p>
          </table:table-cell>
          <table:table-cell office:value-type="float" office:value="41.308" table:style-name="ce10">
            <text:p>41.308</text:p>
          </table:table-cell>
          <table:table-cell office:value-type="float" office:value="23.92" table:style-name="ce10">
            <text:p>23.92</text:p>
          </table:table-cell>
          <table:table-cell office:value-type="float" office:value="79.284999999999997" table:style-name="ce10">
            <text:p>79.285</text:p>
          </table:table-cell>
          <table:table-cell office:value-type="float" office:value="61.847999999999999" table:style-name="ce10">
            <text:p>61.848</text:p>
          </table:table-cell>
          <table:table-cell office:value-type="float" office:value="78.81" table:style-name="ce10">
            <text:p>78.81</text:p>
          </table:table-cell>
          <table:table-cell office:value-type="float" office:value="71.503" table:style-name="ce10">
            <text:p>71.503</text:p>
          </table:table-cell>
          <table:table-cell office:value-type="float" office:value="65.474000000000004" table:style-name="ce10">
            <text:p>65.474</text:p>
          </table:table-cell>
          <table:table-cell office:value-type="float" office:value="63.433" table:style-name="ce10">
            <text:p>63.433</text:p>
          </table:table-cell>
          <table:table-cell office:value-type="float" office:value="42.750999999999998" table:style-name="ce10">
            <text:p>42.751</text:p>
          </table:table-cell>
          <table:table-cell office:value-type="float" office:value="49.628" table:style-name="ce10">
            <text:p>49.628</text:p>
          </table:table-cell>
          <table:table-cell office:value-type="float" office:value="70.855000000000004" table:style-name="ce10">
            <text:p>70.855</text:p>
          </table:table-cell>
          <table:table-cell office:value-type="float" office:value="48.401000000000003" table:style-name="ce10">
            <text:p>48.401</text:p>
          </table:table-cell>
          <table:table-cell office:value-type="float" office:value="61.738" table:style-name="ce10">
            <text:p>61.738</text:p>
          </table:table-cell>
          <table:table-cell office:value-type="float" office:value="68.131" table:style-name="ce10">
            <text:p>68.131</text:p>
          </table:table-cell>
          <table:table-cell office:value-type="float" office:value="78.183000000000007" table:style-name="ce10">
            <text:p>78.183</text:p>
          </table:table-cell>
          <table:table-cell office:value-type="float" office:value="55.223999999999997" table:style-name="ce10">
            <text:p>55.224</text:p>
          </table:table-cell>
          <table:table-cell office:value-type="float" office:value="62.713999999999999" table:style-name="ce10">
            <text:p>62.714</text:p>
          </table:table-cell>
          <table:table-cell office:value-type="float" office:value="61.893999999999998" table:style-name="ce10">
            <text:p>61.894</text:p>
          </table:table-cell>
          <table:table-cell office:value-type="float" office:value="61.292999999999999" table:style-name="ce10">
            <text:p>61.293</text:p>
          </table:table-cell>
          <table:table-cell office:value-type="float" office:value="45.57" table:style-name="ce10">
            <text:p>45.57</text:p>
          </table:table-cell>
          <table:table-cell office:value-type="float" office:value="93.08" table:style-name="ce10">
            <text:p>93.08</text:p>
          </table:table-cell>
          <table:table-cell office:value-type="float" office:value="77.082999999999998" table:style-name="ce10">
            <text:p>77.083</text:p>
          </table:table-cell>
          <table:table-cell office:value-type="float" office:value="83.147000000000006" table:style-name="ce10">
            <text:p>83.147</text:p>
          </table:table-cell>
          <table:table-cell office:value-type="float" office:value="75.111999999999995" table:style-name="ce10">
            <text:p>75.112</text:p>
          </table:table-cell>
          <table:table-cell office:value-type="float" office:value="87.341999999999999" table:style-name="ce10">
            <text:p>87.342</text:p>
          </table:table-cell>
          <table:table-cell office:value-type="float" office:value="60.817999999999998" table:style-name="ce10">
            <text:p>60.818</text:p>
          </table:table-cell>
          <table:table-cell office:value-type="float" office:value="51.267000000000003" table:style-name="ce10">
            <text:p>51.267</text:p>
          </table:table-cell>
          <table:table-cell office:value-type="float" office:value="84.597999999999999" table:style-name="ce10">
            <text:p>84.598</text:p>
          </table:table-cell>
          <table:table-cell office:value-type="float" office:value="23.847999999999999" table:style-name="ce10">
            <text:p>23.848</text:p>
          </table:table-cell>
          <table:table-cell office:value-type="float" office:value="85.268000000000001" table:style-name="ce10">
            <text:p>85.268</text:p>
          </table:table-cell>
          <table:table-cell office:value-type="float" office:value="82.067999999999998" table:style-name="ce10">
            <text:p>82.068</text:p>
          </table:table-cell>
          <table:table-cell office:value-type="float" office:value="94.188000000000002" table:style-name="ce10">
            <text:p>94.188</text:p>
          </table:table-cell>
          <table:table-cell office:value-type="float" office:value="69.754000000000005" table:style-name="ce10">
            <text:p>69.754</text:p>
          </table:table-cell>
          <table:table-cell office:value-type="float" office:value="60.73" table:style-name="ce10">
            <text:p>60.73</text:p>
          </table:table-cell>
          <table:table-cell office:value-type="float" office:value="64.509" table:style-name="ce10">
            <text:p>64.509</text:p>
          </table:table-cell>
          <table:table-cell office:value-type="float" office:value="35.293999999999997" table:style-name="ce10">
            <text:p>35.294</text:p>
          </table:table-cell>
          <table:table-cell office:value-type="float" office:value="3.8690000000000002" table:style-name="ce10">
            <text:p>3.869</text:p>
          </table:table-cell>
          <table:table-cell office:value-type="float" office:value="8.11" table:style-name="ce10">
            <text:p>8.11</text:p>
          </table:table-cell>
          <table:table-cell office:value-type="float" office:value="30.134" table:style-name="ce10">
            <text:p>30.134</text:p>
          </table:table-cell>
          <table:table-cell office:value-type="float" office:value="57.887" table:style-name="ce10">
            <text:p>57.887</text:p>
          </table:table-cell>
          <table:table-cell office:value-type="float" office:value="7.0309999999999997" table:style-name="ce10">
            <text:p>7.031</text:p>
          </table:table-cell>
          <table:table-cell office:value-type="float" office:value="88.757000000000005" table:style-name="ce10">
            <text:p>88.757</text:p>
          </table:table-cell>
          <table:table-cell office:value-type="float" office:value="69.739999999999995" table:style-name="ce10">
            <text:p>69.74</text:p>
          </table:table-cell>
          <table:table-cell office:value-type="float" office:value="81.283000000000001" table:style-name="ce10">
            <text:p>81.283</text:p>
          </table:table-cell>
          <table:table-cell office:value-type="float" office:value="5.97" table:style-name="ce10">
            <text:p>5.97</text:p>
          </table:table-cell>
          <table:table-cell office:value-type="float" office:value="88.433000000000007" table:style-name="ce10">
            <text:p>88.433</text:p>
          </table:table-cell>
          <table:table-cell office:value-type="float" office:value="5.5970000000000004" table:style-name="ce10">
            <text:p>5.597</text:p>
          </table:table-cell>
          <table:table-cell office:value-type="float" office:value="5.4279999999999999" table:style-name="ce10">
            <text:p>5.428</text:p>
          </table:table-cell>
          <table:table-cell office:value-type="float" office:value="89.962999999999994" table:style-name="ce10">
            <text:p>89.963</text:p>
          </table:table-cell>
          <table:table-cell office:value-type="float" office:value="4.6100000000000003" table:style-name="ce10">
            <text:p>4.61</text:p>
          </table:table-cell>
          <table:table-cell office:value-type="float" office:value="30.137" table:style-name="ce10">
            <text:p>30.137</text:p>
          </table:table-cell>
          <table:table-cell office:value-type="float" office:value="46.575000000000003" table:style-name="ce10">
            <text:p>46.575</text:p>
          </table:table-cell>
          <table:table-cell office:value-type="float" office:value="23.288" table:style-name="ce10">
            <text:p>23.288</text:p>
          </table:table-cell>
          <table:table-cell office:value-type="string" table:style-name="ce10">
            <text:p>[c]</text:p>
          </table:table-cell>
          <table:table-cell office:value-type="float" office:value="54.545000000000002" table:style-name="ce10">
            <text:p>54.545</text:p>
          </table:table-cell>
          <table:table-cell office:value-type="string" table:style-name="ce10">
            <text:p>[c]</text:p>
          </table:table-cell>
          <table:table-cell office:value-type="float" office:value="31.507000000000001" table:style-name="ce10">
            <text:p>31.507</text:p>
          </table:table-cell>
          <table:table-cell office:value-type="float" office:value="36.985999999999997" table:style-name="ce10">
            <text:p>36.986</text:p>
          </table:table-cell>
          <table:table-cell office:value-type="float" office:value="31.507000000000001" table:style-name="ce10">
            <text:p>31.507</text:p>
          </table:table-cell>
          <table:table-cell office:value-type="float" office:value="49.314999999999998" table:style-name="ce10">
            <text:p>49.315</text:p>
          </table:table-cell>
          <table:table-cell office:value-type="float" office:value="34.247" table:style-name="ce10">
            <text:p>34.247</text:p>
          </table:table-cell>
          <table:table-cell office:value-type="float" office:value="16.437999999999999" table:style-name="ce10">
            <text:p>16.438</text:p>
          </table:table-cell>
          <table:table-cell office:value-type="string" table:style-name="ce10">
            <text:p>[c]</text:p>
          </table:table-cell>
          <table:table-cell office:value-type="float" office:value="47.619" table:style-name="ce10">
            <text:p>47.619</text:p>
          </table:table-cell>
          <table:table-cell office:value-type="string" table:style-name="ce10">
            <text:p>[c]</text:p>
          </table:table-cell>
          <table:table-cell office:value-type="float" office:value="69.841999999999999" table:style-name="ce10">
            <text:p>69.842</text:p>
          </table:table-cell>
          <table:table-cell office:value-type="float" office:value="70.893000000000001" table:style-name="ce10">
            <text:p>70.893</text:p>
          </table:table-cell>
          <table:table-cell office:value-type="float" office:value="65.540999999999997" table:style-name="ce10">
            <text:p>65.541</text:p>
          </table:table-cell>
          <table:table-cell office:value-type="float" office:value="32.707999999999998" table:style-name="ce10">
            <text:p>32.708</text:p>
          </table:table-cell>
          <table:table-cell office:value-type="float" office:value="73.703999999999994" table:style-name="ce10">
            <text:p>73.704</text:p>
          </table:table-cell>
          <table:table-cell office:value-type="float" office:value="69.924999999999997" table:style-name="ce10">
            <text:p>69.925</text:p>
          </table:table-cell>
          <table:table-cell office:value-type="float" office:value="74.286000000000001" table:style-name="ce10">
            <text:p>74.286</text:p>
          </table:table-cell>
          <table:table-cell office:value-type="float" office:value="62.368000000000002" table:style-name="ce10">
            <text:p>62.368</text:p>
          </table:table-cell>
          <table:table-cell table:number-columns-repeated="16259"/>
        </table:table-row>
        <table:table-row table:style-name="ro8">
          <table:table-cell office:value-type="string" table:style-name="ce4">
            <text:p>CICA</text:p>
          </table:table-cell>
          <table:table-cell office:value-type="string" table:style-name="ce4">
            <text:p>Criminal Injuries Compensation Authority</text:p>
          </table:table-cell>
          <table:table-cell office:value-type="string" table:style-name="ce4">
            <text:p>Justice</text:p>
          </table:table-cell>
          <table:table-cell table:style-name="ce4"/>
          <table:table-cell office:value-type="float" office:value="70.346999999999994" table:style-name="ce10">
            <text:p>70.347</text:p>
          </table:table-cell>
          <table:table-cell office:value-type="float" office:value="67.647000000000006" table:style-name="ce10">
            <text:p>67.647</text:p>
          </table:table-cell>
          <table:table-cell office:value-type="float" office:value="23.565000000000001" table:style-name="ce10">
            <text:p>23.565</text:p>
          </table:table-cell>
          <table:table-cell office:value-type="float" office:value="79.724999999999994" table:style-name="ce10">
            <text:p>79.725</text:p>
          </table:table-cell>
          <table:table-cell office:value-type="float" office:value="79.641000000000005" table:style-name="ce10">
            <text:p>79.641</text:p>
          </table:table-cell>
          <table:table-cell office:value-type="float" office:value="91.48" table:style-name="ce10">
            <text:p>91.48</text:p>
          </table:table-cell>
          <table:table-cell office:value-type="float" office:value="86.004999999999995" table:style-name="ce10">
            <text:p>86.005</text:p>
          </table:table-cell>
          <table:table-cell office:value-type="float" office:value="91.629000000000005" table:style-name="ce10">
            <text:p>91.629</text:p>
          </table:table-cell>
          <table:table-cell office:value-type="float" office:value="64.498999999999995" table:style-name="ce10">
            <text:p>64.499</text:p>
          </table:table-cell>
          <table:table-cell office:value-type="float" office:value="86.322999999999993" table:style-name="ce10">
            <text:p>86.323</text:p>
          </table:table-cell>
          <table:table-cell office:value-type="float" office:value="85.754999999999995" table:style-name="ce10">
            <text:p>85.755</text:p>
          </table:table-cell>
          <table:table-cell office:value-type="float" office:value="13.154" table:style-name="ce10">
            <text:p>13.154</text:p>
          </table:table-cell>
          <table:table-cell office:value-type="float" office:value="56.451999999999998" table:style-name="ce10">
            <text:p>56.452</text:p>
          </table:table-cell>
          <table:table-cell office:value-type="float" office:value="94.619" table:style-name="ce10">
            <text:p>94.619</text:p>
          </table:table-cell>
          <table:table-cell office:value-type="float" office:value="86.099000000000004" table:style-name="ce10">
            <text:p>86.099</text:p>
          </table:table-cell>
          <table:table-cell office:value-type="float" office:value="83.856999999999999" table:style-name="ce10">
            <text:p>83.857</text:p>
          </table:table-cell>
          <table:table-cell office:value-type="float" office:value="62.332000000000001" table:style-name="ce10">
            <text:p>62.332</text:p>
          </table:table-cell>
          <table:table-cell office:value-type="float" office:value="71.3" table:style-name="ce10">
            <text:p>71.3</text:p>
          </table:table-cell>
          <table:table-cell office:value-type="float" office:value="90.582999999999998" table:style-name="ce10">
            <text:p>90.583</text:p>
          </table:table-cell>
          <table:table-cell office:value-type="float" office:value="92.376999999999995" table:style-name="ce10">
            <text:p>92.377</text:p>
          </table:table-cell>
          <table:table-cell office:value-type="float" office:value="86.099000000000004" table:style-name="ce10">
            <text:p>86.099</text:p>
          </table:table-cell>
          <table:table-cell office:value-type="float" office:value="93.721999999999994" table:style-name="ce10">
            <text:p>93.722</text:p>
          </table:table-cell>
          <table:table-cell office:value-type="float" office:value="91.48" table:style-name="ce10">
            <text:p>91.48</text:p>
          </table:table-cell>
          <table:table-cell office:value-type="float" office:value="79.820999999999998" table:style-name="ce10">
            <text:p>79.821</text:p>
          </table:table-cell>
          <table:table-cell office:value-type="float" office:value="89.238" table:style-name="ce10">
            <text:p>89.238</text:p>
          </table:table-cell>
          <table:table-cell office:value-type="float" office:value="88.340999999999994" table:style-name="ce10">
            <text:p>88.341</text:p>
          </table:table-cell>
          <table:table-cell office:value-type="float" office:value="81.165999999999997" table:style-name="ce10">
            <text:p>81.166</text:p>
          </table:table-cell>
          <table:table-cell office:value-type="float" office:value="80.995000000000005" table:style-name="ce10">
            <text:p>80.995</text:p>
          </table:table-cell>
          <table:table-cell office:value-type="float" office:value="83.408000000000001" table:style-name="ce10">
            <text:p>83.408</text:p>
          </table:table-cell>
          <table:table-cell office:value-type="float" office:value="61.435000000000002" table:style-name="ce10">
            <text:p>61.435</text:p>
          </table:table-cell>
          <table:table-cell office:value-type="float" office:value="95.066999999999993" table:style-name="ce10">
            <text:p>95.067</text:p>
          </table:table-cell>
          <table:table-cell office:value-type="float" office:value="92.825000000000003" table:style-name="ce10">
            <text:p>92.825</text:p>
          </table:table-cell>
          <table:table-cell office:value-type="float" office:value="86.936999999999998" table:style-name="ce10">
            <text:p>86.937</text:p>
          </table:table-cell>
          <table:table-cell office:value-type="float" office:value="78.378" table:style-name="ce10">
            <text:p>78.378</text:p>
          </table:table-cell>
          <table:table-cell office:value-type="float" office:value="59.640999999999998" table:style-name="ce10">
            <text:p>59.641</text:p>
          </table:table-cell>
          <table:table-cell office:value-type="float" office:value="64.414000000000001" table:style-name="ce10">
            <text:p>64.414</text:p>
          </table:table-cell>
          <table:table-cell office:value-type="float" office:value="55.604999999999997" table:style-name="ce10">
            <text:p>55.605</text:p>
          </table:table-cell>
          <table:table-cell office:value-type="float" office:value="90.540999999999997" table:style-name="ce10">
            <text:p>90.541</text:p>
          </table:table-cell>
          <table:table-cell office:value-type="float" office:value="90.135000000000005" table:style-name="ce10">
            <text:p>90.135</text:p>
          </table:table-cell>
          <table:table-cell office:value-type="float" office:value="78.474999999999994" table:style-name="ce10">
            <text:p>78.475</text:p>
          </table:table-cell>
          <table:table-cell office:value-type="float" office:value="86.099000000000004" table:style-name="ce10">
            <text:p>86.099</text:p>
          </table:table-cell>
          <table:table-cell office:value-type="float" office:value="82.510999999999996" table:style-name="ce10">
            <text:p>82.511</text:p>
          </table:table-cell>
          <table:table-cell office:value-type="float" office:value="84.162999999999997" table:style-name="ce10">
            <text:p>84.163</text:p>
          </table:table-cell>
          <table:table-cell office:value-type="float" office:value="94.144000000000005" table:style-name="ce10">
            <text:p>94.144</text:p>
          </table:table-cell>
          <table:table-cell office:value-type="float" office:value="88.340999999999994" table:style-name="ce10">
            <text:p>88.341</text:p>
          </table:table-cell>
          <table:table-cell office:value-type="float" office:value="77.927999999999997" table:style-name="ce10">
            <text:p>77.928</text:p>
          </table:table-cell>
          <table:table-cell office:value-type="float" office:value="87.387" table:style-name="ce10">
            <text:p>87.387</text:p>
          </table:table-cell>
          <table:table-cell office:value-type="float" office:value="11.211" table:style-name="ce10">
            <text:p>11.211</text:p>
          </table:table-cell>
          <table:table-cell office:value-type="float" office:value="18.834" table:style-name="ce10">
            <text:p>18.834</text:p>
          </table:table-cell>
          <table:table-cell office:value-type="float" office:value="9.4169999999999998" table:style-name="ce10">
            <text:p>9.417</text:p>
          </table:table-cell>
          <table:table-cell office:value-type="float" office:value="74.438999999999993" table:style-name="ce10">
            <text:p>74.439</text:p>
          </table:table-cell>
          <table:table-cell office:value-type="float" office:value="57.847999999999999" table:style-name="ce10">
            <text:p>57.848</text:p>
          </table:table-cell>
          <table:table-cell office:value-type="float" office:value="72.197000000000003" table:style-name="ce10">
            <text:p>72.197</text:p>
          </table:table-cell>
          <table:table-cell office:value-type="float" office:value="65.766000000000005" table:style-name="ce10">
            <text:p>65.766</text:p>
          </table:table-cell>
          <table:table-cell office:value-type="float" office:value="58.295999999999999" table:style-name="ce10">
            <text:p>58.296</text:p>
          </table:table-cell>
          <table:table-cell office:value-type="float" office:value="54.26" table:style-name="ce10">
            <text:p>54.26</text:p>
          </table:table-cell>
          <table:table-cell office:value-type="float" office:value="42.152000000000001" table:style-name="ce10">
            <text:p>42.152</text:p>
          </table:table-cell>
          <table:table-cell office:value-type="float" office:value="41.704000000000001" table:style-name="ce10">
            <text:p>41.704</text:p>
          </table:table-cell>
          <table:table-cell office:value-type="float" office:value="70.403999999999996" table:style-name="ce10">
            <text:p>70.404</text:p>
          </table:table-cell>
          <table:table-cell office:value-type="float" office:value="43.048999999999999" table:style-name="ce10">
            <text:p>43.049</text:p>
          </table:table-cell>
          <table:table-cell office:value-type="float" office:value="60.09" table:style-name="ce10">
            <text:p>60.09</text:p>
          </table:table-cell>
          <table:table-cell office:value-type="float" office:value="74.207999999999998" table:style-name="ce10">
            <text:p>74.208</text:p>
          </table:table-cell>
          <table:table-cell office:value-type="float" office:value="67.712999999999994" table:style-name="ce10">
            <text:p>67.713</text:p>
          </table:table-cell>
          <table:table-cell office:value-type="float" office:value="65.471000000000004" table:style-name="ce10">
            <text:p>65.471</text:p>
          </table:table-cell>
          <table:table-cell office:value-type="float" office:value="68.161000000000001" table:style-name="ce10">
            <text:p>68.161</text:p>
          </table:table-cell>
          <table:table-cell office:value-type="float" office:value="63.677" table:style-name="ce10">
            <text:p>63.677</text:p>
          </table:table-cell>
          <table:table-cell office:value-type="float" office:value="60.537999999999997" table:style-name="ce10">
            <text:p>60.538</text:p>
          </table:table-cell>
          <table:table-cell office:value-type="float" office:value="44.395000000000003" table:style-name="ce10">
            <text:p>44.395</text:p>
          </table:table-cell>
          <table:table-cell office:value-type="float" office:value="92.825000000000003" table:style-name="ce10">
            <text:p>92.825</text:p>
          </table:table-cell>
          <table:table-cell office:value-type="float" office:value="79.278999999999996" table:style-name="ce10">
            <text:p>79.279</text:p>
          </table:table-cell>
          <table:table-cell office:value-type="float" office:value="81.081000000000003" table:style-name="ce10">
            <text:p>81.081</text:p>
          </table:table-cell>
          <table:table-cell office:value-type="float" office:value="75.784999999999997" table:style-name="ce10">
            <text:p>75.785</text:p>
          </table:table-cell>
          <table:table-cell office:value-type="float" office:value="84.233999999999995" table:style-name="ce10">
            <text:p>84.234</text:p>
          </table:table-cell>
          <table:table-cell office:value-type="float" office:value="69.683000000000007" table:style-name="ce10">
            <text:p>69.683</text:p>
          </table:table-cell>
          <table:table-cell office:value-type="float" office:value="60.09" table:style-name="ce10">
            <text:p>60.09</text:p>
          </table:table-cell>
          <table:table-cell office:value-type="float" office:value="88.340999999999994" table:style-name="ce10">
            <text:p>88.341</text:p>
          </table:table-cell>
          <table:table-cell office:value-type="float" office:value="30.942" table:style-name="ce10">
            <text:p>30.942</text:p>
          </table:table-cell>
          <table:table-cell office:value-type="float" office:value="92.825000000000003" table:style-name="ce10">
            <text:p>92.825</text:p>
          </table:table-cell>
          <table:table-cell office:value-type="float" office:value="68.161000000000001" table:style-name="ce10">
            <text:p>68.161</text:p>
          </table:table-cell>
          <table:table-cell office:value-type="float" office:value="96.846999999999994" table:style-name="ce10">
            <text:p>96.847</text:p>
          </table:table-cell>
          <table:table-cell office:value-type="float" office:value="80.269000000000005" table:style-name="ce10">
            <text:p>80.269</text:p>
          </table:table-cell>
          <table:table-cell office:value-type="float" office:value="65.022000000000006" table:style-name="ce10">
            <text:p>65.022</text:p>
          </table:table-cell>
          <table:table-cell office:value-type="float" office:value="73.423000000000002" table:style-name="ce10">
            <text:p>73.423</text:p>
          </table:table-cell>
          <table:table-cell office:value-type="float" office:value="36.771000000000001" table:style-name="ce10">
            <text:p>36.771</text:p>
          </table:table-cell>
          <table:table-cell office:value-type="float" office:value="6.7569999999999997" table:style-name="ce10">
            <text:p>6.757</text:p>
          </table:table-cell>
          <table:table-cell office:value-type="float" office:value="17.117000000000001" table:style-name="ce10">
            <text:p>17.117</text:p>
          </table:table-cell>
          <table:table-cell office:value-type="float" office:value="30.18" table:style-name="ce10">
            <text:p>30.18</text:p>
          </table:table-cell>
          <table:table-cell office:value-type="float" office:value="45.945999999999998" table:style-name="ce10">
            <text:p>45.946</text:p>
          </table:table-cell>
          <table:table-cell office:value-type="string" table:style-name="ce10">
            <text:p>[c]</text:p>
          </table:table-cell>
          <table:table-cell office:value-type="float" office:value="94.619" table:style-name="ce10">
            <text:p>94.619</text:p>
          </table:table-cell>
          <table:table-cell office:value-type="float" office:value="76.126000000000005" table:style-name="ce10">
            <text:p>76.126</text:p>
          </table:table-cell>
          <table:table-cell office:value-type="float" office:value="81.614000000000004" table:style-name="ce10">
            <text:p>81.614</text:p>
          </table:table-cell>
          <table:table-cell office:value-type="string" table:style-name="ce10">
            <text:p>[c]</text:p>
          </table:table-cell>
          <table:table-cell office:value-type="float" office:value="88.789000000000001" table:style-name="ce10">
            <text:p>88.789</text:p>
          </table:table-cell>
          <table:table-cell office:value-type="string" table:style-name="ce10">
            <text:p>[c]</text:p>
          </table:table-cell>
          <table:table-cell office:value-type="string" table:style-name="ce10">
            <text:p>[c]</text:p>
          </table:table-cell>
          <table:table-cell office:value-type="float" office:value="87.444000000000003" table:style-name="ce10">
            <text:p>87.444</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2.631999999999998" table:style-name="ce10">
            <text:p>52.63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4.661000000000001" table:style-name="ce10">
            <text:p>74.661</text:p>
          </table:table-cell>
          <table:table-cell office:value-type="float" office:value="82.11" table:style-name="ce10">
            <text:p>82.11</text:p>
          </table:table-cell>
          <table:table-cell office:value-type="float" office:value="73.182000000000002" table:style-name="ce10">
            <text:p>73.182</text:p>
          </table:table-cell>
          <table:table-cell office:value-type="float" office:value="26.364000000000001" table:style-name="ce10">
            <text:p>26.364</text:p>
          </table:table-cell>
          <table:table-cell office:value-type="float" office:value="73.756" table:style-name="ce10">
            <text:p>73.756</text:p>
          </table:table-cell>
          <table:table-cell office:value-type="float" office:value="70.587999999999994" table:style-name="ce10">
            <text:p>70.588</text:p>
          </table:table-cell>
          <table:table-cell office:value-type="float" office:value="67.873000000000005" table:style-name="ce10">
            <text:p>67.873</text:p>
          </table:table-cell>
          <table:table-cell office:value-type="float" office:value="58.558999999999997" table:style-name="ce10">
            <text:p>58.559</text:p>
          </table:table-cell>
          <table:table-cell table:number-columns-repeated="16259"/>
        </table:table-row>
        <table:table-row table:style-name="ro5">
          <table:table-cell office:value-type="string" table:style-name="ce4">
            <text:p>CMA</text:p>
          </table:table-cell>
          <table:table-cell office:value-type="string" table:style-name="ce4">
            <text:p>Competition and Markets Authority</text:p>
          </table:table-cell>
          <table:table-cell office:value-type="string" table:style-name="ce4">
            <text:p>Department for Business and Trade</text:p>
          </table:table-cell>
          <table:table-cell table:style-name="ce4"/>
          <table:table-cell office:value-type="float" office:value="65.442999999999998" table:style-name="ce10">
            <text:p>65.443</text:p>
          </table:table-cell>
          <table:table-cell office:value-type="float" office:value="64.075999999999993" table:style-name="ce10">
            <text:p>64.076</text:p>
          </table:table-cell>
          <table:table-cell office:value-type="float" office:value="29.884" table:style-name="ce10">
            <text:p>29.884</text:p>
          </table:table-cell>
          <table:table-cell office:value-type="float" office:value="73.078000000000003" table:style-name="ce10">
            <text:p>73.078</text:p>
          </table:table-cell>
          <table:table-cell office:value-type="float" office:value="73.706999999999994" table:style-name="ce10">
            <text:p>73.707</text:p>
          </table:table-cell>
          <table:table-cell office:value-type="float" office:value="83.105000000000004" table:style-name="ce10">
            <text:p>83.105</text:p>
          </table:table-cell>
          <table:table-cell office:value-type="float" office:value="74.677000000000007" table:style-name="ce10">
            <text:p>74.677</text:p>
          </table:table-cell>
          <table:table-cell office:value-type="float" office:value="81.897000000000006" table:style-name="ce10">
            <text:p>81.897</text:p>
          </table:table-cell>
          <table:table-cell office:value-type="float" office:value="52.155000000000001" table:style-name="ce10">
            <text:p>52.155</text:p>
          </table:table-cell>
          <table:table-cell office:value-type="float" office:value="75.718000000000004" table:style-name="ce10">
            <text:p>75.718</text:p>
          </table:table-cell>
          <table:table-cell office:value-type="float" office:value="73.926000000000002" table:style-name="ce10">
            <text:p>73.926</text:p>
          </table:table-cell>
          <table:table-cell office:value-type="float" office:value="29.338000000000001" table:style-name="ce10">
            <text:p>29.338</text:p>
          </table:table-cell>
          <table:table-cell office:value-type="float" office:value="46.192" table:style-name="ce10">
            <text:p>46.192</text:p>
          </table:table-cell>
          <table:table-cell office:value-type="float" office:value="92.066000000000003" table:style-name="ce10">
            <text:p>92.066</text:p>
          </table:table-cell>
          <table:table-cell office:value-type="float" office:value="78.355999999999995" table:style-name="ce10">
            <text:p>78.356</text:p>
          </table:table-cell>
          <table:table-cell office:value-type="float" office:value="75.72" table:style-name="ce10">
            <text:p>75.72</text:p>
          </table:table-cell>
          <table:table-cell office:value-type="float" office:value="51.578000000000003" table:style-name="ce10">
            <text:p>51.578</text:p>
          </table:table-cell>
          <table:table-cell office:value-type="float" office:value="70.861999999999995" table:style-name="ce10">
            <text:p>70.862</text:p>
          </table:table-cell>
          <table:table-cell office:value-type="float" office:value="82.352999999999994" table:style-name="ce10">
            <text:p>82.353</text:p>
          </table:table-cell>
          <table:table-cell office:value-type="float" office:value="83.835999999999999" table:style-name="ce10">
            <text:p>83.836</text:p>
          </table:table-cell>
          <table:table-cell office:value-type="float" office:value="75.204999999999998" table:style-name="ce10">
            <text:p>75.205</text:p>
          </table:table-cell>
          <table:table-cell office:value-type="float" office:value="88.218999999999994" table:style-name="ce10">
            <text:p>88.219</text:p>
          </table:table-cell>
          <table:table-cell office:value-type="float" office:value="87.087999999999994" table:style-name="ce10">
            <text:p>87.088</text:p>
          </table:table-cell>
          <table:table-cell office:value-type="float" office:value="66.575000000000003" table:style-name="ce10">
            <text:p>66.575</text:p>
          </table:table-cell>
          <table:table-cell office:value-type="float" office:value="81.507000000000005" table:style-name="ce10">
            <text:p>81.507</text:p>
          </table:table-cell>
          <table:table-cell office:value-type="float" office:value="81.918000000000006" table:style-name="ce10">
            <text:p>81.918</text:p>
          </table:table-cell>
          <table:table-cell office:value-type="float" office:value="64.932000000000002" table:style-name="ce10">
            <text:p>64.932</text:p>
          </table:table-cell>
          <table:table-cell office:value-type="float" office:value="64.471999999999994" table:style-name="ce10">
            <text:p>64.472</text:p>
          </table:table-cell>
          <table:table-cell office:value-type="float" office:value="62.38" table:style-name="ce10">
            <text:p>62.38</text:p>
          </table:table-cell>
          <table:table-cell office:value-type="float" office:value="29.725999999999999" table:style-name="ce10">
            <text:p>29.726</text:p>
          </table:table-cell>
          <table:table-cell office:value-type="float" office:value="85.91" table:style-name="ce10">
            <text:p>85.91</text:p>
          </table:table-cell>
          <table:table-cell office:value-type="float" office:value="86.456999999999994" table:style-name="ce10">
            <text:p>86.457</text:p>
          </table:table-cell>
          <table:table-cell office:value-type="float" office:value="73.323999999999998" table:style-name="ce10">
            <text:p>73.324</text:p>
          </table:table-cell>
          <table:table-cell office:value-type="float" office:value="60.601999999999997" table:style-name="ce10">
            <text:p>60.602</text:p>
          </table:table-cell>
          <table:table-cell office:value-type="float" office:value="50.069000000000003" table:style-name="ce10">
            <text:p>50.069</text:p>
          </table:table-cell>
          <table:table-cell office:value-type="float" office:value="46.164000000000001" table:style-name="ce10">
            <text:p>46.164</text:p>
          </table:table-cell>
          <table:table-cell office:value-type="float" office:value="51.851999999999997" table:style-name="ce10">
            <text:p>51.852</text:p>
          </table:table-cell>
          <table:table-cell office:value-type="float" office:value="79.891000000000005" table:style-name="ce10">
            <text:p>79.891</text:p>
          </table:table-cell>
          <table:table-cell office:value-type="float" office:value="84.131" table:style-name="ce10">
            <text:p>84.131</text:p>
          </table:table-cell>
          <table:table-cell office:value-type="float" office:value="67.215000000000003" table:style-name="ce10">
            <text:p>67.215</text:p>
          </table:table-cell>
          <table:table-cell office:value-type="float" office:value="71.507000000000005" table:style-name="ce10">
            <text:p>71.507</text:p>
          </table:table-cell>
          <table:table-cell office:value-type="float" office:value="71.233000000000004" table:style-name="ce10">
            <text:p>71.233</text:p>
          </table:table-cell>
          <table:table-cell office:value-type="float" office:value="70" table:style-name="ce10">
            <text:p>70</text:p>
          </table:table-cell>
          <table:table-cell office:value-type="float" office:value="92.75" table:style-name="ce10">
            <text:p>92.75</text:p>
          </table:table-cell>
          <table:table-cell office:value-type="float" office:value="79.617000000000004" table:style-name="ce10">
            <text:p>79.617</text:p>
          </table:table-cell>
          <table:table-cell office:value-type="float" office:value="61.832999999999998" table:style-name="ce10">
            <text:p>61.833</text:p>
          </table:table-cell>
          <table:table-cell office:value-type="float" office:value="68.081999999999994" table:style-name="ce10">
            <text:p>68.082</text:p>
          </table:table-cell>
          <table:table-cell office:value-type="float" office:value="30.632000000000001" table:style-name="ce10">
            <text:p>30.632</text:p>
          </table:table-cell>
          <table:table-cell office:value-type="float" office:value="32.372999999999998" table:style-name="ce10">
            <text:p>32.373</text:p>
          </table:table-cell>
          <table:table-cell office:value-type="float" office:value="25.068999999999999" table:style-name="ce10">
            <text:p>25.069</text:p>
          </table:table-cell>
          <table:table-cell office:value-type="float" office:value="63.636000000000003" table:style-name="ce10">
            <text:p>63.636</text:p>
          </table:table-cell>
          <table:table-cell office:value-type="float" office:value="60.713999999999999" table:style-name="ce10">
            <text:p>60.714</text:p>
          </table:table-cell>
          <table:table-cell office:value-type="float" office:value="68.218999999999994" table:style-name="ce10">
            <text:p>68.219</text:p>
          </table:table-cell>
          <table:table-cell office:value-type="float" office:value="59.725999999999999" table:style-name="ce10">
            <text:p>59.726</text:p>
          </table:table-cell>
          <table:table-cell office:value-type="float" office:value="53.158999999999999" table:style-name="ce10">
            <text:p>53.159</text:p>
          </table:table-cell>
          <table:table-cell office:value-type="float" office:value="53.698999999999998" table:style-name="ce10">
            <text:p>53.699</text:p>
          </table:table-cell>
          <table:table-cell office:value-type="float" office:value="23.972999999999999" table:style-name="ce10">
            <text:p>23.973</text:p>
          </table:table-cell>
          <table:table-cell office:value-type="float" office:value="28.158999999999999" table:style-name="ce10">
            <text:p>28.159</text:p>
          </table:table-cell>
          <table:table-cell office:value-type="float" office:value="53.771999999999998" table:style-name="ce10">
            <text:p>53.772</text:p>
          </table:table-cell>
          <table:table-cell office:value-type="float" office:value="32.417999999999999" table:style-name="ce10">
            <text:p>32.418</text:p>
          </table:table-cell>
          <table:table-cell office:value-type="float" office:value="42.112000000000002" table:style-name="ce10">
            <text:p>42.112</text:p>
          </table:table-cell>
          <table:table-cell office:value-type="float" office:value="76.164000000000001" table:style-name="ce10">
            <text:p>76.164</text:p>
          </table:table-cell>
          <table:table-cell office:value-type="float" office:value="63.424999999999997" table:style-name="ce10">
            <text:p>63.425</text:p>
          </table:table-cell>
          <table:table-cell office:value-type="float" office:value="49.177999999999997" table:style-name="ce10">
            <text:p>49.178</text:p>
          </table:table-cell>
          <table:table-cell office:value-type="float" office:value="54.732999999999997" table:style-name="ce10">
            <text:p>54.733</text:p>
          </table:table-cell>
          <table:table-cell office:value-type="float" office:value="52.948999999999998" table:style-name="ce10">
            <text:p>52.949</text:p>
          </table:table-cell>
          <table:table-cell office:value-type="float" office:value="47.122999999999998" table:style-name="ce10">
            <text:p>47.123</text:p>
          </table:table-cell>
          <table:table-cell office:value-type="float" office:value="33.607999999999997" table:style-name="ce10">
            <text:p>33.608</text:p>
          </table:table-cell>
          <table:table-cell office:value-type="float" office:value="81.668999999999997" table:style-name="ce10">
            <text:p>81.669</text:p>
          </table:table-cell>
          <table:table-cell office:value-type="float" office:value="61.37" table:style-name="ce10">
            <text:p>61.37</text:p>
          </table:table-cell>
          <table:table-cell office:value-type="float" office:value="72.290999999999997" table:style-name="ce10">
            <text:p>72.291</text:p>
          </table:table-cell>
          <table:table-cell office:value-type="float" office:value="68.037999999999997" table:style-name="ce10">
            <text:p>68.038</text:p>
          </table:table-cell>
          <table:table-cell office:value-type="float" office:value="75.171000000000006" table:style-name="ce10">
            <text:p>75.171</text:p>
          </table:table-cell>
          <table:table-cell office:value-type="float" office:value="49.314999999999998" table:style-name="ce10">
            <text:p>49.315</text:p>
          </table:table-cell>
          <table:table-cell office:value-type="float" office:value="29.766999999999999" table:style-name="ce10">
            <text:p>29.767</text:p>
          </table:table-cell>
          <table:table-cell office:value-type="float" office:value="90.685000000000002" table:style-name="ce10">
            <text:p>90.685</text:p>
          </table:table-cell>
          <table:table-cell office:value-type="float" office:value="29.001000000000001" table:style-name="ce10">
            <text:p>29.001</text:p>
          </table:table-cell>
          <table:table-cell office:value-type="float" office:value="84.247" table:style-name="ce10">
            <text:p>84.247</text:p>
          </table:table-cell>
          <table:table-cell office:value-type="float" office:value="78.492999999999995" table:style-name="ce10">
            <text:p>78.493</text:p>
          </table:table-cell>
          <table:table-cell office:value-type="float" office:value="93.963999999999999" table:style-name="ce10">
            <text:p>93.964</text:p>
          </table:table-cell>
          <table:table-cell office:value-type="float" office:value="63.636000000000003" table:style-name="ce10">
            <text:p>63.636</text:p>
          </table:table-cell>
          <table:table-cell office:value-type="float" office:value="50.823999999999998" table:style-name="ce10">
            <text:p>50.824</text:p>
          </table:table-cell>
          <table:table-cell office:value-type="float" office:value="77.123000000000005" table:style-name="ce10">
            <text:p>77.123</text:p>
          </table:table-cell>
          <table:table-cell office:value-type="float" office:value="40.302999999999997" table:style-name="ce10">
            <text:p>40.303</text:p>
          </table:table-cell>
          <table:table-cell office:value-type="float" office:value="8.2530000000000001" table:style-name="ce10">
            <text:p>8.253</text:p>
          </table:table-cell>
          <table:table-cell office:value-type="float" office:value="17.331" table:style-name="ce10">
            <text:p>17.331</text:p>
          </table:table-cell>
          <table:table-cell office:value-type="float" office:value="47.317999999999998" table:style-name="ce10">
            <text:p>47.318</text:p>
          </table:table-cell>
          <table:table-cell office:value-type="float" office:value="27.097999999999999" table:style-name="ce10">
            <text:p>27.098</text:p>
          </table:table-cell>
          <table:table-cell office:value-type="float" office:value="5.64" table:style-name="ce10">
            <text:p>5.64</text:p>
          </table:table-cell>
          <table:table-cell office:value-type="float" office:value="86.126000000000005" table:style-name="ce10">
            <text:p>86.126</text:p>
          </table:table-cell>
          <table:table-cell office:value-type="float" office:value="61.18" table:style-name="ce10">
            <text:p>61.18</text:p>
          </table:table-cell>
          <table:table-cell office:value-type="float" office:value="75.242000000000004" table:style-name="ce10">
            <text:p>75.242</text:p>
          </table:table-cell>
          <table:table-cell office:value-type="float" office:value="8.0820000000000007" table:style-name="ce10">
            <text:p>8.082</text:p>
          </table:table-cell>
          <table:table-cell office:value-type="float" office:value="86.986000000000004" table:style-name="ce10">
            <text:p>86.986</text:p>
          </table:table-cell>
          <table:table-cell office:value-type="float" office:value="4.9320000000000004" table:style-name="ce10">
            <text:p>4.932</text:p>
          </table:table-cell>
          <table:table-cell office:value-type="float" office:value="7.6710000000000003" table:style-name="ce10">
            <text:p>7.671</text:p>
          </table:table-cell>
          <table:table-cell office:value-type="float" office:value="88.081999999999994" table:style-name="ce10">
            <text:p>88.082</text:p>
          </table:table-cell>
          <table:table-cell office:value-type="float" office:value="4.2469999999999999" table:style-name="ce10">
            <text:p>4.247</text:p>
          </table:table-cell>
          <table:table-cell office:value-type="string" table:style-name="ce10">
            <text:p>[c]</text:p>
          </table:table-cell>
          <table:table-cell office:value-type="float" office:value="55.356999999999999" table:style-name="ce10">
            <text:p>55.357</text:p>
          </table:table-cell>
          <table:table-cell office:value-type="string" table:style-name="ce10">
            <text:p>[c]</text:p>
          </table:table-cell>
          <table:table-cell office:value-type="string" table:style-name="ce10">
            <text:p>[c]</text:p>
          </table:table-cell>
          <table:table-cell office:value-type="float" office:value="78.947000000000003" table:style-name="ce10">
            <text:p>78.947</text:p>
          </table:table-cell>
          <table:table-cell office:value-type="string" table:style-name="ce10">
            <text:p>[c]</text:p>
          </table:table-cell>
          <table:table-cell office:value-type="string" table:style-name="ce10">
            <text:p>[c]</text:p>
          </table:table-cell>
          <table:table-cell office:value-type="float" office:value="46.429000000000002" table:style-name="ce10">
            <text:p>46.429</text:p>
          </table:table-cell>
          <table:table-cell office:value-type="string" table:style-name="ce10">
            <text:p>[c]</text:p>
          </table:table-cell>
          <table:table-cell office:value-type="float" office:value="71.429000000000002" table:style-name="ce10">
            <text:p>71.42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8.144000000000005" table:style-name="ce10">
            <text:p>68.144</text:p>
          </table:table-cell>
          <table:table-cell office:value-type="float" office:value="71.667000000000002" table:style-name="ce10">
            <text:p>71.667</text:p>
          </table:table-cell>
          <table:table-cell office:value-type="float" office:value="61.473999999999997" table:style-name="ce10">
            <text:p>61.474</text:p>
          </table:table-cell>
          <table:table-cell office:value-type="float" office:value="34.771000000000001" table:style-name="ce10">
            <text:p>34.771</text:p>
          </table:table-cell>
          <table:table-cell office:value-type="float" office:value="74.619" table:style-name="ce10">
            <text:p>74.619</text:p>
          </table:table-cell>
          <table:table-cell office:value-type="float" office:value="74.861000000000004" table:style-name="ce10">
            <text:p>74.861</text:p>
          </table:table-cell>
          <table:table-cell office:value-type="float" office:value="48.338000000000001" table:style-name="ce10">
            <text:p>48.338</text:p>
          </table:table-cell>
          <table:table-cell office:value-type="float" office:value="51.939" table:style-name="ce10">
            <text:p>51.939</text:p>
          </table:table-cell>
          <table:table-cell table:number-columns-repeated="16259"/>
        </table:table-row>
        <table:table-row table:style-name="ro5">
          <table:table-cell office:value-type="string" table:style-name="ce4">
            <text:p>CO</text:p>
          </table:table-cell>
          <table:table-cell office:value-type="string" table:style-name="ce4">
            <text:p>Cabinet Office</text:p>
          </table:table-cell>
          <table:table-cell office:value-type="string" table:style-name="ce4">
            <text:p>Cabinet Office</text:p>
          </table:table-cell>
          <table:table-cell table:style-name="ce4"/>
          <table:table-cell office:value-type="float" office:value="78.552999999999997" table:style-name="ce10">
            <text:p>78.553</text:p>
          </table:table-cell>
          <table:table-cell office:value-type="float" office:value="60.17" table:style-name="ce10">
            <text:p>60.17</text:p>
          </table:table-cell>
          <table:table-cell office:value-type="float" office:value="27.888999999999999" table:style-name="ce10">
            <text:p>27.889</text:p>
          </table:table-cell>
          <table:table-cell office:value-type="float" office:value="74.260999999999996" table:style-name="ce10">
            <text:p>74.261</text:p>
          </table:table-cell>
          <table:table-cell office:value-type="float" office:value="75.807000000000002" table:style-name="ce10">
            <text:p>75.807</text:p>
          </table:table-cell>
          <table:table-cell office:value-type="float" office:value="67.677999999999997" table:style-name="ce10">
            <text:p>67.678</text:p>
          </table:table-cell>
          <table:table-cell office:value-type="float" office:value="76.188000000000002" table:style-name="ce10">
            <text:p>76.188</text:p>
          </table:table-cell>
          <table:table-cell office:value-type="float" office:value="84.215000000000003" table:style-name="ce10">
            <text:p>84.215</text:p>
          </table:table-cell>
          <table:table-cell office:value-type="float" office:value="51.648000000000003" table:style-name="ce10">
            <text:p>51.648</text:p>
          </table:table-cell>
          <table:table-cell office:value-type="float" office:value="77.48" table:style-name="ce10">
            <text:p>77.48</text:p>
          </table:table-cell>
          <table:table-cell office:value-type="float" office:value="73.650000000000006" table:style-name="ce10">
            <text:p>73.65</text:p>
          </table:table-cell>
          <table:table-cell office:value-type="float" office:value="34.148000000000003" table:style-name="ce10">
            <text:p>34.148</text:p>
          </table:table-cell>
          <table:table-cell office:value-type="float" office:value="46.828000000000003" table:style-name="ce10">
            <text:p>46.828</text:p>
          </table:table-cell>
          <table:table-cell office:value-type="float" office:value="89.677999999999997" table:style-name="ce10">
            <text:p>89.678</text:p>
          </table:table-cell>
          <table:table-cell office:value-type="float" office:value="77.814999999999998" table:style-name="ce10">
            <text:p>77.815</text:p>
          </table:table-cell>
          <table:table-cell office:value-type="float" office:value="75.972999999999999" table:style-name="ce10">
            <text:p>75.973</text:p>
          </table:table-cell>
          <table:table-cell office:value-type="float" office:value="57.648000000000003" table:style-name="ce10">
            <text:p>57.648</text:p>
          </table:table-cell>
          <table:table-cell office:value-type="float" office:value="77.932000000000002" table:style-name="ce10">
            <text:p>77.932</text:p>
          </table:table-cell>
          <table:table-cell office:value-type="float" office:value="64.766999999999996" table:style-name="ce10">
            <text:p>64.767</text:p>
          </table:table-cell>
          <table:table-cell office:value-type="float" office:value="70.622" table:style-name="ce10">
            <text:p>70.622</text:p>
          </table:table-cell>
          <table:table-cell office:value-type="float" office:value="75.962999999999994" table:style-name="ce10">
            <text:p>75.963</text:p>
          </table:table-cell>
          <table:table-cell office:value-type="float" office:value="89.516999999999996" table:style-name="ce10">
            <text:p>89.517</text:p>
          </table:table-cell>
          <table:table-cell office:value-type="float" office:value="85.671999999999997" table:style-name="ce10">
            <text:p>85.672</text:p>
          </table:table-cell>
          <table:table-cell office:value-type="float" office:value="61.197000000000003" table:style-name="ce10">
            <text:p>61.197</text:p>
          </table:table-cell>
          <table:table-cell office:value-type="float" office:value="79.412000000000006" table:style-name="ce10">
            <text:p>79.412</text:p>
          </table:table-cell>
          <table:table-cell office:value-type="float" office:value="82.903999999999996" table:style-name="ce10">
            <text:p>82.904</text:p>
          </table:table-cell>
          <table:table-cell office:value-type="float" office:value="72.477999999999994" table:style-name="ce10">
            <text:p>72.478</text:p>
          </table:table-cell>
          <table:table-cell office:value-type="float" office:value="67.734999999999999" table:style-name="ce10">
            <text:p>67.735</text:p>
          </table:table-cell>
          <table:table-cell office:value-type="float" office:value="70.840999999999994" table:style-name="ce10">
            <text:p>70.841</text:p>
          </table:table-cell>
          <table:table-cell office:value-type="float" office:value="69.667000000000002" table:style-name="ce10">
            <text:p>69.667</text:p>
          </table:table-cell>
          <table:table-cell office:value-type="float" office:value="87.730999999999995" table:style-name="ce10">
            <text:p>87.731</text:p>
          </table:table-cell>
          <table:table-cell office:value-type="float" office:value="85.356999999999999" table:style-name="ce10">
            <text:p>85.357</text:p>
          </table:table-cell>
          <table:table-cell office:value-type="float" office:value="79.552000000000007" table:style-name="ce10">
            <text:p>79.552</text:p>
          </table:table-cell>
          <table:table-cell office:value-type="float" office:value="64.319000000000003" table:style-name="ce10">
            <text:p>64.319</text:p>
          </table:table-cell>
          <table:table-cell office:value-type="float" office:value="50.121000000000002" table:style-name="ce10">
            <text:p>50.121</text:p>
          </table:table-cell>
          <table:table-cell office:value-type="float" office:value="45.822000000000003" table:style-name="ce10">
            <text:p>45.822</text:p>
          </table:table-cell>
          <table:table-cell office:value-type="float" office:value="46.348999999999997" table:style-name="ce10">
            <text:p>46.349</text:p>
          </table:table-cell>
          <table:table-cell office:value-type="float" office:value="81.706999999999994" table:style-name="ce10">
            <text:p>81.707</text:p>
          </table:table-cell>
          <table:table-cell office:value-type="float" office:value="85.468000000000004" table:style-name="ce10">
            <text:p>85.468</text:p>
          </table:table-cell>
          <table:table-cell office:value-type="float" office:value="70.597999999999999" table:style-name="ce10">
            <text:p>70.598</text:p>
          </table:table-cell>
          <table:table-cell office:value-type="float" office:value="72.168999999999997" table:style-name="ce10">
            <text:p>72.169</text:p>
          </table:table-cell>
          <table:table-cell office:value-type="float" office:value="66.808999999999997" table:style-name="ce10">
            <text:p>66.809</text:p>
          </table:table-cell>
          <table:table-cell office:value-type="float" office:value="73.135000000000005" table:style-name="ce10">
            <text:p>73.135</text:p>
          </table:table-cell>
          <table:table-cell office:value-type="float" office:value="90.4" table:style-name="ce10">
            <text:p>90.4</text:p>
          </table:table-cell>
          <table:table-cell office:value-type="float" office:value="72.328000000000003" table:style-name="ce10">
            <text:p>72.328</text:p>
          </table:table-cell>
          <table:table-cell office:value-type="float" office:value="65.721999999999994" table:style-name="ce10">
            <text:p>65.722</text:p>
          </table:table-cell>
          <table:table-cell office:value-type="float" office:value="73.495999999999995" table:style-name="ce10">
            <text:p>73.496</text:p>
          </table:table-cell>
          <table:table-cell office:value-type="float" office:value="36.420999999999999" table:style-name="ce10">
            <text:p>36.421</text:p>
          </table:table-cell>
          <table:table-cell office:value-type="float" office:value="38.322000000000003" table:style-name="ce10">
            <text:p>38.322</text:p>
          </table:table-cell>
          <table:table-cell office:value-type="float" office:value="27.702999999999999" table:style-name="ce10">
            <text:p>27.703</text:p>
          </table:table-cell>
          <table:table-cell office:value-type="float" office:value="62.82" table:style-name="ce10">
            <text:p>62.82</text:p>
          </table:table-cell>
          <table:table-cell office:value-type="float" office:value="59.195" table:style-name="ce10">
            <text:p>59.195</text:p>
          </table:table-cell>
          <table:table-cell office:value-type="float" office:value="69.707999999999998" table:style-name="ce10">
            <text:p>69.708</text:p>
          </table:table-cell>
          <table:table-cell office:value-type="float" office:value="59.093000000000004" table:style-name="ce10">
            <text:p>59.093</text:p>
          </table:table-cell>
          <table:table-cell office:value-type="float" office:value="46.265999999999998" table:style-name="ce10">
            <text:p>46.266</text:p>
          </table:table-cell>
          <table:table-cell office:value-type="float" office:value="50.935000000000002" table:style-name="ce10">
            <text:p>50.935</text:p>
          </table:table-cell>
          <table:table-cell office:value-type="float" office:value="30.190999999999999" table:style-name="ce10">
            <text:p>30.191</text:p>
          </table:table-cell>
          <table:table-cell office:value-type="float" office:value="27.888000000000002" table:style-name="ce10">
            <text:p>27.888</text:p>
          </table:table-cell>
          <table:table-cell office:value-type="float" office:value="60.478000000000002" table:style-name="ce10">
            <text:p>60.478</text:p>
          </table:table-cell>
          <table:table-cell office:value-type="float" office:value="32.375999999999998" table:style-name="ce10">
            <text:p>32.376</text:p>
          </table:table-cell>
          <table:table-cell office:value-type="float" office:value="44.353999999999999" table:style-name="ce10">
            <text:p>44.354</text:p>
          </table:table-cell>
          <table:table-cell office:value-type="float" office:value="66.531000000000006" table:style-name="ce10">
            <text:p>66.531</text:p>
          </table:table-cell>
          <table:table-cell office:value-type="float" office:value="57.290999999999997" table:style-name="ce10">
            <text:p>57.291</text:p>
          </table:table-cell>
          <table:table-cell office:value-type="float" office:value="38.316000000000003" table:style-name="ce10">
            <text:p>38.316</text:p>
          </table:table-cell>
          <table:table-cell office:value-type="float" office:value="47.145000000000003" table:style-name="ce10">
            <text:p>47.145</text:p>
          </table:table-cell>
          <table:table-cell office:value-type="float" office:value="42.786000000000001" table:style-name="ce10">
            <text:p>42.786</text:p>
          </table:table-cell>
          <table:table-cell office:value-type="float" office:value="49.991" table:style-name="ce10">
            <text:p>49.991</text:p>
          </table:table-cell>
          <table:table-cell office:value-type="float" office:value="37.140999999999998" table:style-name="ce10">
            <text:p>37.141</text:p>
          </table:table-cell>
          <table:table-cell office:value-type="float" office:value="87.478999999999999" table:style-name="ce10">
            <text:p>87.479</text:p>
          </table:table-cell>
          <table:table-cell office:value-type="float" office:value="74.069000000000003" table:style-name="ce10">
            <text:p>74.069</text:p>
          </table:table-cell>
          <table:table-cell office:value-type="float" office:value="68.655000000000001" table:style-name="ce10">
            <text:p>68.655</text:p>
          </table:table-cell>
          <table:table-cell office:value-type="float" office:value="65.653000000000006" table:style-name="ce10">
            <text:p>65.653</text:p>
          </table:table-cell>
          <table:table-cell office:value-type="float" office:value="68.173000000000002" table:style-name="ce10">
            <text:p>68.173</text:p>
          </table:table-cell>
          <table:table-cell office:value-type="float" office:value="70.143000000000001" table:style-name="ce10">
            <text:p>70.143</text:p>
          </table:table-cell>
          <table:table-cell office:value-type="float" office:value="43.976999999999997" table:style-name="ce10">
            <text:p>43.977</text:p>
          </table:table-cell>
          <table:table-cell office:value-type="float" office:value="60.625999999999998" table:style-name="ce10">
            <text:p>60.626</text:p>
          </table:table-cell>
          <table:table-cell office:value-type="float" office:value="68.715000000000003" table:style-name="ce10">
            <text:p>68.715</text:p>
          </table:table-cell>
          <table:table-cell office:value-type="float" office:value="84.664000000000001" table:style-name="ce10">
            <text:p>84.664</text:p>
          </table:table-cell>
          <table:table-cell office:value-type="float" office:value="75.323999999999998" table:style-name="ce10">
            <text:p>75.324</text:p>
          </table:table-cell>
          <table:table-cell office:value-type="float" office:value="93.054000000000002" table:style-name="ce10">
            <text:p>93.054</text:p>
          </table:table-cell>
          <table:table-cell office:value-type="float" office:value="65.081999999999994" table:style-name="ce10">
            <text:p>65.082</text:p>
          </table:table-cell>
          <table:table-cell office:value-type="float" office:value="51.817" table:style-name="ce10">
            <text:p>51.817</text:p>
          </table:table-cell>
          <table:table-cell office:value-type="float" office:value="69.912999999999997" table:style-name="ce10">
            <text:p>69.913</text:p>
          </table:table-cell>
          <table:table-cell office:value-type="float" office:value="39.304000000000002" table:style-name="ce10">
            <text:p>39.304</text:p>
          </table:table-cell>
          <table:table-cell office:value-type="float" office:value="9.5549999999999997" table:style-name="ce10">
            <text:p>9.555</text:p>
          </table:table-cell>
          <table:table-cell office:value-type="float" office:value="23.395" table:style-name="ce10">
            <text:p>23.395</text:p>
          </table:table-cell>
          <table:table-cell office:value-type="float" office:value="40.353000000000002" table:style-name="ce10">
            <text:p>40.353</text:p>
          </table:table-cell>
          <table:table-cell office:value-type="float" office:value="26.698" table:style-name="ce10">
            <text:p>26.698</text:p>
          </table:table-cell>
          <table:table-cell office:value-type="float" office:value="7.0229999999999997" table:style-name="ce10">
            <text:p>7.023</text:p>
          </table:table-cell>
          <table:table-cell office:value-type="float" office:value="92.909000000000006" table:style-name="ce10">
            <text:p>92.909</text:p>
          </table:table-cell>
          <table:table-cell office:value-type="float" office:value="66.994" table:style-name="ce10">
            <text:p>66.994</text:p>
          </table:table-cell>
          <table:table-cell office:value-type="float" office:value="68.914000000000001" table:style-name="ce10">
            <text:p>68.914</text:p>
          </table:table-cell>
          <table:table-cell office:value-type="float" office:value="10.675000000000001" table:style-name="ce10">
            <text:p>10.675</text:p>
          </table:table-cell>
          <table:table-cell office:value-type="float" office:value="83.302000000000007" table:style-name="ce10">
            <text:p>83.302</text:p>
          </table:table-cell>
          <table:table-cell office:value-type="float" office:value="6.0229999999999997" table:style-name="ce10">
            <text:p>6.023</text:p>
          </table:table-cell>
          <table:table-cell office:value-type="float" office:value="11.670999999999999" table:style-name="ce10">
            <text:p>11.671</text:p>
          </table:table-cell>
          <table:table-cell office:value-type="float" office:value="82.549000000000007" table:style-name="ce10">
            <text:p>82.549</text:p>
          </table:table-cell>
          <table:table-cell office:value-type="float" office:value="5.78" table:style-name="ce10">
            <text:p>5.78</text:p>
          </table:table-cell>
          <table:table-cell office:value-type="float" office:value="41.110999999999997" table:style-name="ce10">
            <text:p>41.111</text:p>
          </table:table-cell>
          <table:table-cell office:value-type="float" office:value="48.570999999999998" table:style-name="ce10">
            <text:p>48.571</text:p>
          </table:table-cell>
          <table:table-cell office:value-type="float" office:value="10.317" table:style-name="ce10">
            <text:p>10.317</text:p>
          </table:table-cell>
          <table:table-cell office:value-type="float" office:value="24.030999999999999" table:style-name="ce10">
            <text:p>24.031</text:p>
          </table:table-cell>
          <table:table-cell office:value-type="float" office:value="63.566000000000003" table:style-name="ce10">
            <text:p>63.566</text:p>
          </table:table-cell>
          <table:table-cell office:value-type="float" office:value="12.403" table:style-name="ce10">
            <text:p>12.403</text:p>
          </table:table-cell>
          <table:table-cell office:value-type="float" office:value="36.783000000000001" table:style-name="ce10">
            <text:p>36.783</text:p>
          </table:table-cell>
          <table:table-cell office:value-type="float" office:value="39.012999999999998" table:style-name="ce10">
            <text:p>39.013</text:p>
          </table:table-cell>
          <table:table-cell office:value-type="float" office:value="24.204000000000001" table:style-name="ce10">
            <text:p>24.204</text:p>
          </table:table-cell>
          <table:table-cell office:value-type="float" office:value="66.137" table:style-name="ce10">
            <text:p>66.137</text:p>
          </table:table-cell>
          <table:table-cell office:value-type="float" office:value="17.806000000000001" table:style-name="ce10">
            <text:p>17.806</text:p>
          </table:table-cell>
          <table:table-cell office:value-type="float" office:value="16.056999999999999" table:style-name="ce10">
            <text:p>16.057</text:p>
          </table:table-cell>
          <table:table-cell office:value-type="float" office:value="35.658999999999999" table:style-name="ce10">
            <text:p>35.659</text:p>
          </table:table-cell>
          <table:table-cell office:value-type="float" office:value="49.612000000000002" table:style-name="ce10">
            <text:p>49.612</text:p>
          </table:table-cell>
          <table:table-cell office:value-type="float" office:value="14.728999999999999" table:style-name="ce10">
            <text:p>14.729</text:p>
          </table:table-cell>
          <table:table-cell office:value-type="float" office:value="67.698999999999998" table:style-name="ce10">
            <text:p>67.699</text:p>
          </table:table-cell>
          <table:table-cell office:value-type="float" office:value="72.125" table:style-name="ce10">
            <text:p>72.125</text:p>
          </table:table-cell>
          <table:table-cell office:value-type="float" office:value="63.212000000000003" table:style-name="ce10">
            <text:p>63.212</text:p>
          </table:table-cell>
          <table:table-cell office:value-type="float" office:value="35.948" table:style-name="ce10">
            <text:p>35.948</text:p>
          </table:table-cell>
          <table:table-cell office:value-type="float" office:value="73.727999999999994" table:style-name="ce10">
            <text:p>73.728</text:p>
          </table:table-cell>
          <table:table-cell office:value-type="float" office:value="73.233000000000004" table:style-name="ce10">
            <text:p>73.233</text:p>
          </table:table-cell>
          <table:table-cell office:value-type="float" office:value="50.597000000000001" table:style-name="ce10">
            <text:p>50.597</text:p>
          </table:table-cell>
          <table:table-cell office:value-type="float" office:value="65.492000000000004" table:style-name="ce10">
            <text:p>65.492</text:p>
          </table:table-cell>
          <table:table-cell table:number-columns-repeated="16259"/>
        </table:table-row>
        <table:table-row table:style-name="ro8">
          <table:table-cell office:value-type="string" table:style-name="ce4">
            <text:p>COPFS</text:p>
          </table:table-cell>
          <table:table-cell office:value-type="string" table:style-name="ce4">
            <text:p>Crown Office and Procurator Fiscal Service</text:p>
          </table:table-cell>
          <table:table-cell office:value-type="string" table:style-name="ce4">
            <text:p>Scottish Government</text:p>
          </table:table-cell>
          <table:table-cell table:style-name="ce4"/>
          <table:table-cell office:value-type="float" office:value="65.796999999999997" table:style-name="ce10">
            <text:p>65.797</text:p>
          </table:table-cell>
          <table:table-cell office:value-type="float" office:value="63.441000000000003" table:style-name="ce10">
            <text:p>63.441</text:p>
          </table:table-cell>
          <table:table-cell office:value-type="float" office:value="28.667000000000002" table:style-name="ce10">
            <text:p>28.667</text:p>
          </table:table-cell>
          <table:table-cell office:value-type="float" office:value="75" table:style-name="ce10">
            <text:p>75</text:p>
          </table:table-cell>
          <table:table-cell office:value-type="float" office:value="75.817999999999998" table:style-name="ce10">
            <text:p>75.818</text:p>
          </table:table-cell>
          <table:table-cell office:value-type="float" office:value="88.483000000000004" table:style-name="ce10">
            <text:p>88.483</text:p>
          </table:table-cell>
          <table:table-cell office:value-type="float" office:value="76.694000000000003" table:style-name="ce10">
            <text:p>76.694</text:p>
          </table:table-cell>
          <table:table-cell office:value-type="float" office:value="78.099000000000004" table:style-name="ce10">
            <text:p>78.099</text:p>
          </table:table-cell>
          <table:table-cell office:value-type="float" office:value="49.58" table:style-name="ce10">
            <text:p>49.58</text:p>
          </table:table-cell>
          <table:table-cell office:value-type="float" office:value="78.697000000000003" table:style-name="ce10">
            <text:p>78.697</text:p>
          </table:table-cell>
          <table:table-cell office:value-type="float" office:value="71.453999999999994" table:style-name="ce10">
            <text:p>71.454</text:p>
          </table:table-cell>
          <table:table-cell office:value-type="float" office:value="48.908999999999999" table:style-name="ce10">
            <text:p>48.909</text:p>
          </table:table-cell>
          <table:table-cell office:value-type="float" office:value="43.304000000000002" table:style-name="ce10">
            <text:p>43.304</text:p>
          </table:table-cell>
          <table:table-cell office:value-type="float" office:value="91.682000000000002" table:style-name="ce10">
            <text:p>91.682</text:p>
          </table:table-cell>
          <table:table-cell office:value-type="float" office:value="84.697999999999993" table:style-name="ce10">
            <text:p>84.698</text:p>
          </table:table-cell>
          <table:table-cell office:value-type="float" office:value="78.003" table:style-name="ce10">
            <text:p>78.003</text:p>
          </table:table-cell>
          <table:table-cell office:value-type="float" office:value="51.36" table:style-name="ce10">
            <text:p>51.36</text:p>
          </table:table-cell>
          <table:table-cell office:value-type="float" office:value="73.14" table:style-name="ce10">
            <text:p>73.14</text:p>
          </table:table-cell>
          <table:table-cell office:value-type="float" office:value="88.097999999999999" table:style-name="ce10">
            <text:p>88.098</text:p>
          </table:table-cell>
          <table:table-cell office:value-type="float" office:value="88.84" table:style-name="ce10">
            <text:p>88.84</text:p>
          </table:table-cell>
          <table:table-cell office:value-type="float" office:value="75.126000000000005" table:style-name="ce10">
            <text:p>75.126</text:p>
          </table:table-cell>
          <table:table-cell office:value-type="float" office:value="86.388999999999996" table:style-name="ce10">
            <text:p>86.389</text:p>
          </table:table-cell>
          <table:table-cell office:value-type="float" office:value="82.26" table:style-name="ce10">
            <text:p>82.26</text:p>
          </table:table-cell>
          <table:table-cell office:value-type="float" office:value="68.037999999999997" table:style-name="ce10">
            <text:p>68.038</text:p>
          </table:table-cell>
          <table:table-cell office:value-type="float" office:value="78.588999999999999" table:style-name="ce10">
            <text:p>78.589</text:p>
          </table:table-cell>
          <table:table-cell office:value-type="float" office:value="83.733000000000004" table:style-name="ce10">
            <text:p>83.733</text:p>
          </table:table-cell>
          <table:table-cell office:value-type="float" office:value="72.228999999999999" table:style-name="ce10">
            <text:p>72.229</text:p>
          </table:table-cell>
          <table:table-cell office:value-type="float" office:value="67.53" table:style-name="ce10">
            <text:p>67.53</text:p>
          </table:table-cell>
          <table:table-cell office:value-type="float" office:value="76.087999999999994" table:style-name="ce10">
            <text:p>76.088</text:p>
          </table:table-cell>
          <table:table-cell office:value-type="float" office:value="35.412999999999997" table:style-name="ce10">
            <text:p>35.413</text:p>
          </table:table-cell>
          <table:table-cell office:value-type="float" office:value="86.397999999999996" table:style-name="ce10">
            <text:p>86.398</text:p>
          </table:table-cell>
          <table:table-cell office:value-type="float" office:value="81.045000000000002" table:style-name="ce10">
            <text:p>81.045</text:p>
          </table:table-cell>
          <table:table-cell office:value-type="float" office:value="66.876999999999995" table:style-name="ce10">
            <text:p>66.877</text:p>
          </table:table-cell>
          <table:table-cell office:value-type="float" office:value="58.244" table:style-name="ce10">
            <text:p>58.244</text:p>
          </table:table-cell>
          <table:table-cell office:value-type="float" office:value="42.991999999999997" table:style-name="ce10">
            <text:p>42.992</text:p>
          </table:table-cell>
          <table:table-cell office:value-type="float" office:value="54.326999999999998" table:style-name="ce10">
            <text:p>54.327</text:p>
          </table:table-cell>
          <table:table-cell office:value-type="float" office:value="42.677" table:style-name="ce10">
            <text:p>42.677</text:p>
          </table:table-cell>
          <table:table-cell office:value-type="float" office:value="82.242000000000004" table:style-name="ce10">
            <text:p>82.242</text:p>
          </table:table-cell>
          <table:table-cell office:value-type="float" office:value="87.72" table:style-name="ce10">
            <text:p>87.72</text:p>
          </table:table-cell>
          <table:table-cell office:value-type="float" office:value="67.319000000000003" table:style-name="ce10">
            <text:p>67.319</text:p>
          </table:table-cell>
          <table:table-cell office:value-type="float" office:value="77.462000000000003" table:style-name="ce10">
            <text:p>77.462</text:p>
          </table:table-cell>
          <table:table-cell office:value-type="float" office:value="68.093000000000004" table:style-name="ce10">
            <text:p>68.093</text:p>
          </table:table-cell>
          <table:table-cell office:value-type="float" office:value="81.778000000000006" table:style-name="ce10">
            <text:p>81.778</text:p>
          </table:table-cell>
          <table:table-cell office:value-type="float" office:value="90.019000000000005" table:style-name="ce10">
            <text:p>90.019</text:p>
          </table:table-cell>
          <table:table-cell office:value-type="float" office:value="64.096000000000004" table:style-name="ce10">
            <text:p>64.096</text:p>
          </table:table-cell>
          <table:table-cell office:value-type="float" office:value="55.183" table:style-name="ce10">
            <text:p>55.183</text:p>
          </table:table-cell>
          <table:table-cell office:value-type="float" office:value="69.394999999999996" table:style-name="ce10">
            <text:p>69.395</text:p>
          </table:table-cell>
          <table:table-cell office:value-type="float" office:value="48.863999999999997" table:style-name="ce10">
            <text:p>48.864</text:p>
          </table:table-cell>
          <table:table-cell office:value-type="float" office:value="55.29" table:style-name="ce10">
            <text:p>55.29</text:p>
          </table:table-cell>
          <table:table-cell office:value-type="float" office:value="42.371000000000002" table:style-name="ce10">
            <text:p>42.371</text:p>
          </table:table-cell>
          <table:table-cell office:value-type="float" office:value="69.042000000000002" table:style-name="ce10">
            <text:p>69.042</text:p>
          </table:table-cell>
          <table:table-cell office:value-type="float" office:value="73.236999999999995" table:style-name="ce10">
            <text:p>73.237</text:p>
          </table:table-cell>
          <table:table-cell office:value-type="float" office:value="56.296999999999997" table:style-name="ce10">
            <text:p>56.297</text:p>
          </table:table-cell>
          <table:table-cell office:value-type="float" office:value="56.755000000000003" table:style-name="ce10">
            <text:p>56.755</text:p>
          </table:table-cell>
          <table:table-cell office:value-type="float" office:value="45.804000000000002" table:style-name="ce10">
            <text:p>45.804</text:p>
          </table:table-cell>
          <table:table-cell office:value-type="float" office:value="47.634" table:style-name="ce10">
            <text:p>47.634</text:p>
          </table:table-cell>
          <table:table-cell office:value-type="float" office:value="25.693999999999999" table:style-name="ce10">
            <text:p>25.694</text:p>
          </table:table-cell>
          <table:table-cell office:value-type="float" office:value="29.427" table:style-name="ce10">
            <text:p>29.427</text:p>
          </table:table-cell>
          <table:table-cell office:value-type="float" office:value="55.331000000000003" table:style-name="ce10">
            <text:p>55.331</text:p>
          </table:table-cell>
          <table:table-cell office:value-type="float" office:value="32.765999999999998" table:style-name="ce10">
            <text:p>32.766</text:p>
          </table:table-cell>
          <table:table-cell office:value-type="float" office:value="39.887" table:style-name="ce10">
            <text:p>39.887</text:p>
          </table:table-cell>
          <table:table-cell office:value-type="float" office:value="62.570999999999998" table:style-name="ce10">
            <text:p>62.571</text:p>
          </table:table-cell>
          <table:table-cell office:value-type="float" office:value="57.268999999999998" table:style-name="ce10">
            <text:p>57.269</text:p>
          </table:table-cell>
          <table:table-cell office:value-type="float" office:value="54.573999999999998" table:style-name="ce10">
            <text:p>54.574</text:p>
          </table:table-cell>
          <table:table-cell office:value-type="float" office:value="53.564999999999998" table:style-name="ce10">
            <text:p>53.565</text:p>
          </table:table-cell>
          <table:table-cell office:value-type="float" office:value="48.173999999999999" table:style-name="ce10">
            <text:p>48.174</text:p>
          </table:table-cell>
          <table:table-cell office:value-type="float" office:value="35.39" table:style-name="ce10">
            <text:p>35.39</text:p>
          </table:table-cell>
          <table:table-cell office:value-type="float" office:value="21.212" table:style-name="ce10">
            <text:p>21.212</text:p>
          </table:table-cell>
          <table:table-cell office:value-type="float" office:value="92.438999999999993" table:style-name="ce10">
            <text:p>92.439</text:p>
          </table:table-cell>
          <table:table-cell office:value-type="float" office:value="65.680000000000007" table:style-name="ce10">
            <text:p>65.68</text:p>
          </table:table-cell>
          <table:table-cell office:value-type="float" office:value="66.772000000000006" table:style-name="ce10">
            <text:p>66.772</text:p>
          </table:table-cell>
          <table:table-cell office:value-type="float" office:value="65.867999999999995" table:style-name="ce10">
            <text:p>65.868</text:p>
          </table:table-cell>
          <table:table-cell office:value-type="float" office:value="76.070999999999998" table:style-name="ce10">
            <text:p>76.071</text:p>
          </table:table-cell>
          <table:table-cell office:value-type="float" office:value="42.587000000000003" table:style-name="ce10">
            <text:p>42.587</text:p>
          </table:table-cell>
          <table:table-cell office:value-type="float" office:value="31.734999999999999" table:style-name="ce10">
            <text:p>31.735</text:p>
          </table:table-cell>
          <table:table-cell office:value-type="float" office:value="59.383000000000003" table:style-name="ce10">
            <text:p>59.383</text:p>
          </table:table-cell>
          <table:table-cell office:value-type="float" office:value="41.399000000000001" table:style-name="ce10">
            <text:p>41.399</text:p>
          </table:table-cell>
          <table:table-cell office:value-type="float" office:value="90.863" table:style-name="ce10">
            <text:p>90.863</text:p>
          </table:table-cell>
          <table:table-cell office:value-type="float" office:value="68.703000000000003" table:style-name="ce10">
            <text:p>68.703</text:p>
          </table:table-cell>
          <table:table-cell office:value-type="float" office:value="91.798000000000002" table:style-name="ce10">
            <text:p>91.798</text:p>
          </table:table-cell>
          <table:table-cell office:value-type="float" office:value="71.563999999999993" table:style-name="ce10">
            <text:p>71.564</text:p>
          </table:table-cell>
          <table:table-cell office:value-type="float" office:value="52.707999999999998" table:style-name="ce10">
            <text:p>52.708</text:p>
          </table:table-cell>
          <table:table-cell office:value-type="float" office:value="71.013999999999996" table:style-name="ce10">
            <text:p>71.014</text:p>
          </table:table-cell>
          <table:table-cell office:value-type="float" office:value="30.303000000000001" table:style-name="ce10">
            <text:p>30.303</text:p>
          </table:table-cell>
          <table:table-cell office:value-type="float" office:value="3.7250000000000001" table:style-name="ce10">
            <text:p>3.725</text:p>
          </table:table-cell>
          <table:table-cell office:value-type="float" office:value="7.4489999999999998" table:style-name="ce10">
            <text:p>7.449</text:p>
          </table:table-cell>
          <table:table-cell office:value-type="float" office:value="24.431999999999999" table:style-name="ce10">
            <text:p>24.432</text:p>
          </table:table-cell>
          <table:table-cell office:value-type="float" office:value="64.394000000000005" table:style-name="ce10">
            <text:p>64.394</text:p>
          </table:table-cell>
          <table:table-cell office:value-type="float" office:value="8.5440000000000005" table:style-name="ce10">
            <text:p>8.544</text:p>
          </table:table-cell>
          <table:table-cell office:value-type="float" office:value="90.158000000000001" table:style-name="ce10">
            <text:p>90.158</text:p>
          </table:table-cell>
          <table:table-cell office:value-type="float" office:value="64.182000000000002" table:style-name="ce10">
            <text:p>64.182</text:p>
          </table:table-cell>
          <table:table-cell office:value-type="float" office:value="71.183999999999997" table:style-name="ce10">
            <text:p>71.184</text:p>
          </table:table-cell>
          <table:table-cell office:value-type="float" office:value="6.3090000000000002" table:style-name="ce10">
            <text:p>6.309</text:p>
          </table:table-cell>
          <table:table-cell office:value-type="float" office:value="86.057000000000002" table:style-name="ce10">
            <text:p>86.057</text:p>
          </table:table-cell>
          <table:table-cell office:value-type="float" office:value="7.6340000000000003" table:style-name="ce10">
            <text:p>7.634</text:p>
          </table:table-cell>
          <table:table-cell office:value-type="float" office:value="7.5659999999999998" table:style-name="ce10">
            <text:p>7.566</text:p>
          </table:table-cell>
          <table:table-cell office:value-type="float" office:value="85.813000000000002" table:style-name="ce10">
            <text:p>85.813</text:p>
          </table:table-cell>
          <table:table-cell office:value-type="float" office:value="6.62" table:style-name="ce10">
            <text:p>6.62</text:p>
          </table:table-cell>
          <table:table-cell office:value-type="float" office:value="45.378" table:style-name="ce10">
            <text:p>45.378</text:p>
          </table:table-cell>
          <table:table-cell office:value-type="float" office:value="40.335999999999999" table:style-name="ce10">
            <text:p>40.336</text:p>
          </table:table-cell>
          <table:table-cell office:value-type="float" office:value="14.286" table:style-name="ce10">
            <text:p>14.286</text:p>
          </table:table-cell>
          <table:table-cell office:value-type="float" office:value="22.222000000000001" table:style-name="ce10">
            <text:p>22.222</text:p>
          </table:table-cell>
          <table:table-cell office:value-type="float" office:value="59.259" table:style-name="ce10">
            <text:p>59.259</text:p>
          </table:table-cell>
          <table:table-cell office:value-type="float" office:value="18.518999999999998" table:style-name="ce10">
            <text:p>18.519</text:p>
          </table:table-cell>
          <table:table-cell office:value-type="float" office:value="42.372999999999998" table:style-name="ce10">
            <text:p>42.373</text:p>
          </table:table-cell>
          <table:table-cell office:value-type="float" office:value="33.051000000000002" table:style-name="ce10">
            <text:p>33.051</text:p>
          </table:table-cell>
          <table:table-cell office:value-type="float" office:value="24.576000000000001" table:style-name="ce10">
            <text:p>24.576</text:p>
          </table:table-cell>
          <table:table-cell office:value-type="float" office:value="57.5" table:style-name="ce10">
            <text:p>57.5</text:p>
          </table:table-cell>
          <table:table-cell office:value-type="float" office:value="19.167000000000002" table:style-name="ce10">
            <text:p>19.167</text:p>
          </table:table-cell>
          <table:table-cell office:value-type="float" office:value="23.332999999999998" table:style-name="ce10">
            <text:p>23.333</text:p>
          </table:table-cell>
          <table:table-cell office:value-type="string" table:style-name="ce10">
            <text:p>[c]</text:p>
          </table:table-cell>
          <table:table-cell office:value-type="float" office:value="44.444000000000003" table:style-name="ce10">
            <text:p>44.444</text:p>
          </table:table-cell>
          <table:table-cell office:value-type="string" table:style-name="ce10">
            <text:p>[c]</text:p>
          </table:table-cell>
          <table:table-cell office:value-type="float" office:value="68.150000000000006" table:style-name="ce10">
            <text:p>68.15</text:p>
          </table:table-cell>
          <table:table-cell office:value-type="float" office:value="72.155000000000001" table:style-name="ce10">
            <text:p>72.155</text:p>
          </table:table-cell>
          <table:table-cell office:value-type="float" office:value="61.396000000000001" table:style-name="ce10">
            <text:p>61.396</text:p>
          </table:table-cell>
          <table:table-cell office:value-type="float" office:value="39.023000000000003" table:style-name="ce10">
            <text:p>39.023</text:p>
          </table:table-cell>
          <table:table-cell office:value-type="float" office:value="70.183999999999997" table:style-name="ce10">
            <text:p>70.184</text:p>
          </table:table-cell>
          <table:table-cell office:value-type="float" office:value="71.048000000000002" table:style-name="ce10">
            <text:p>71.048</text:p>
          </table:table-cell>
          <table:table-cell office:value-type="float" office:value="55.491999999999997" table:style-name="ce10">
            <text:p>55.492</text:p>
          </table:table-cell>
          <table:table-cell office:value-type="float" office:value="39.720999999999997" table:style-name="ce10">
            <text:p>39.721</text:p>
          </table:table-cell>
          <table:table-cell table:number-columns-repeated="16259"/>
        </table:table-row>
        <table:table-row table:style-name="ro5">
          <table:table-cell office:value-type="string" table:style-name="ce4">
            <text:p>CPS</text:p>
          </table:table-cell>
          <table:table-cell office:value-type="string" table:style-name="ce4">
            <text:p>Crown Prosecution Service</text:p>
          </table:table-cell>
          <table:table-cell office:value-type="string" table:style-name="ce4">
            <text:p>Attorney General's Departments</text:p>
          </table:table-cell>
          <table:table-cell table:style-name="ce4"/>
          <table:table-cell office:value-type="float" office:value="45.671999999999997" table:style-name="ce10">
            <text:p>45.672</text:p>
          </table:table-cell>
          <table:table-cell office:value-type="float" office:value="65.284000000000006" table:style-name="ce10">
            <text:p>65.284</text:p>
          </table:table-cell>
          <table:table-cell office:value-type="float" office:value="30.478999999999999" table:style-name="ce10">
            <text:p>30.479</text:p>
          </table:table-cell>
          <table:table-cell office:value-type="float" office:value="74.656999999999996" table:style-name="ce10">
            <text:p>74.657</text:p>
          </table:table-cell>
          <table:table-cell office:value-type="float" office:value="75.545000000000002" table:style-name="ce10">
            <text:p>75.545</text:p>
          </table:table-cell>
          <table:table-cell office:value-type="float" office:value="90.272000000000006" table:style-name="ce10">
            <text:p>90.272</text:p>
          </table:table-cell>
          <table:table-cell office:value-type="float" office:value="75.430999999999997" table:style-name="ce10">
            <text:p>75.431</text:p>
          </table:table-cell>
          <table:table-cell office:value-type="float" office:value="76.462999999999994" table:style-name="ce10">
            <text:p>76.463</text:p>
          </table:table-cell>
          <table:table-cell office:value-type="float" office:value="63.271000000000001" table:style-name="ce10">
            <text:p>63.271</text:p>
          </table:table-cell>
          <table:table-cell office:value-type="float" office:value="75.966999999999999" table:style-name="ce10">
            <text:p>75.967</text:p>
          </table:table-cell>
          <table:table-cell office:value-type="float" office:value="70.745999999999995" table:style-name="ce10">
            <text:p>70.746</text:p>
          </table:table-cell>
          <table:table-cell office:value-type="float" office:value="29.741" table:style-name="ce10">
            <text:p>29.741</text:p>
          </table:table-cell>
          <table:table-cell office:value-type="float" office:value="48.003" table:style-name="ce10">
            <text:p>48.003</text:p>
          </table:table-cell>
          <table:table-cell office:value-type="float" office:value="92.370999999999995" table:style-name="ce10">
            <text:p>92.371</text:p>
          </table:table-cell>
          <table:table-cell office:value-type="float" office:value="86.016000000000005" table:style-name="ce10">
            <text:p>86.016</text:p>
          </table:table-cell>
          <table:table-cell office:value-type="float" office:value="82.102999999999994" table:style-name="ce10">
            <text:p>82.103</text:p>
          </table:table-cell>
          <table:table-cell office:value-type="float" office:value="52.811999999999998" table:style-name="ce10">
            <text:p>52.812</text:p>
          </table:table-cell>
          <table:table-cell office:value-type="float" office:value="64.531999999999996" table:style-name="ce10">
            <text:p>64.532</text:p>
          </table:table-cell>
          <table:table-cell office:value-type="float" office:value="90.14" table:style-name="ce10">
            <text:p>90.14</text:p>
          </table:table-cell>
          <table:table-cell office:value-type="float" office:value="90.382999999999996" table:style-name="ce10">
            <text:p>90.383</text:p>
          </table:table-cell>
          <table:table-cell office:value-type="float" office:value="73.477999999999994" table:style-name="ce10">
            <text:p>73.478</text:p>
          </table:table-cell>
          <table:table-cell office:value-type="float" office:value="84.548000000000002" table:style-name="ce10">
            <text:p>84.548</text:p>
          </table:table-cell>
          <table:table-cell office:value-type="float" office:value="78.287999999999997" table:style-name="ce10">
            <text:p>78.288</text:p>
          </table:table-cell>
          <table:table-cell office:value-type="float" office:value="72.286000000000001" table:style-name="ce10">
            <text:p>72.286</text:p>
          </table:table-cell>
          <table:table-cell office:value-type="float" office:value="77.731999999999999" table:style-name="ce10">
            <text:p>77.732</text:p>
          </table:table-cell>
          <table:table-cell office:value-type="float" office:value="80.409000000000006" table:style-name="ce10">
            <text:p>80.409</text:p>
          </table:table-cell>
          <table:table-cell office:value-type="float" office:value="71.441000000000003" table:style-name="ce10">
            <text:p>71.441</text:p>
          </table:table-cell>
          <table:table-cell office:value-type="float" office:value="68.584999999999994" table:style-name="ce10">
            <text:p>68.585</text:p>
          </table:table-cell>
          <table:table-cell office:value-type="float" office:value="71.905000000000001" table:style-name="ce10">
            <text:p>71.905</text:p>
          </table:table-cell>
          <table:table-cell office:value-type="float" office:value="44.021000000000001" table:style-name="ce10">
            <text:p>44.021</text:p>
          </table:table-cell>
          <table:table-cell office:value-type="float" office:value="86.283000000000001" table:style-name="ce10">
            <text:p>86.283</text:p>
          </table:table-cell>
          <table:table-cell office:value-type="float" office:value="79.004000000000005" table:style-name="ce10">
            <text:p>79.004</text:p>
          </table:table-cell>
          <table:table-cell office:value-type="float" office:value="64.075000000000003" table:style-name="ce10">
            <text:p>64.075</text:p>
          </table:table-cell>
          <table:table-cell office:value-type="float" office:value="74.561000000000007" table:style-name="ce10">
            <text:p>74.561</text:p>
          </table:table-cell>
          <table:table-cell office:value-type="float" office:value="63.7" table:style-name="ce10">
            <text:p>63.7</text:p>
          </table:table-cell>
          <table:table-cell office:value-type="float" office:value="59.595999999999997" table:style-name="ce10">
            <text:p>59.596</text:p>
          </table:table-cell>
          <table:table-cell office:value-type="float" office:value="55.25" table:style-name="ce10">
            <text:p>55.25</text:p>
          </table:table-cell>
          <table:table-cell office:value-type="float" office:value="77.787999999999997" table:style-name="ce10">
            <text:p>77.788</text:p>
          </table:table-cell>
          <table:table-cell office:value-type="float" office:value="85.835999999999999" table:style-name="ce10">
            <text:p>85.836</text:p>
          </table:table-cell>
          <table:table-cell office:value-type="float" office:value="63.445" table:style-name="ce10">
            <text:p>63.445</text:p>
          </table:table-cell>
          <table:table-cell office:value-type="float" office:value="76.695999999999998" table:style-name="ce10">
            <text:p>76.696</text:p>
          </table:table-cell>
          <table:table-cell office:value-type="float" office:value="70.965000000000003" table:style-name="ce10">
            <text:p>70.965</text:p>
          </table:table-cell>
          <table:table-cell office:value-type="float" office:value="80.304000000000002" table:style-name="ce10">
            <text:p>80.304</text:p>
          </table:table-cell>
          <table:table-cell office:value-type="float" office:value="91.923000000000002" table:style-name="ce10">
            <text:p>91.923</text:p>
          </table:table-cell>
          <table:table-cell office:value-type="float" office:value="73.552000000000007" table:style-name="ce10">
            <text:p>73.552</text:p>
          </table:table-cell>
          <table:table-cell office:value-type="float" office:value="49.384999999999998" table:style-name="ce10">
            <text:p>49.385</text:p>
          </table:table-cell>
          <table:table-cell office:value-type="float" office:value="58.38" table:style-name="ce10">
            <text:p>58.38</text:p>
          </table:table-cell>
          <table:table-cell office:value-type="float" office:value="26.704000000000001" table:style-name="ce10">
            <text:p>26.704</text:p>
          </table:table-cell>
          <table:table-cell office:value-type="float" office:value="36.308" table:style-name="ce10">
            <text:p>36.308</text:p>
          </table:table-cell>
          <table:table-cell office:value-type="float" office:value="26.222999999999999" table:style-name="ce10">
            <text:p>26.223</text:p>
          </table:table-cell>
          <table:table-cell office:value-type="float" office:value="74.480999999999995" table:style-name="ce10">
            <text:p>74.481</text:p>
          </table:table-cell>
          <table:table-cell office:value-type="float" office:value="58.441000000000003" table:style-name="ce10">
            <text:p>58.441</text:p>
          </table:table-cell>
          <table:table-cell office:value-type="float" office:value="66.52" table:style-name="ce10">
            <text:p>66.52</text:p>
          </table:table-cell>
          <table:table-cell office:value-type="float" office:value="61.976999999999997" table:style-name="ce10">
            <text:p>61.977</text:p>
          </table:table-cell>
          <table:table-cell office:value-type="float" office:value="52.712000000000003" table:style-name="ce10">
            <text:p>52.712</text:p>
          </table:table-cell>
          <table:table-cell office:value-type="float" office:value="50.906999999999996" table:style-name="ce10">
            <text:p>50.907</text:p>
          </table:table-cell>
          <table:table-cell office:value-type="float" office:value="31.637" table:style-name="ce10">
            <text:p>31.637</text:p>
          </table:table-cell>
          <table:table-cell office:value-type="float" office:value="29.039000000000001" table:style-name="ce10">
            <text:p>29.039</text:p>
          </table:table-cell>
          <table:table-cell office:value-type="float" office:value="58.38" table:style-name="ce10">
            <text:p>58.38</text:p>
          </table:table-cell>
          <table:table-cell office:value-type="float" office:value="37.869" table:style-name="ce10">
            <text:p>37.869</text:p>
          </table:table-cell>
          <table:table-cell office:value-type="float" office:value="43.098999999999997" table:style-name="ce10">
            <text:p>43.099</text:p>
          </table:table-cell>
          <table:table-cell office:value-type="float" office:value="69.123000000000005" table:style-name="ce10">
            <text:p>69.123</text:p>
          </table:table-cell>
          <table:table-cell office:value-type="float" office:value="56.215000000000003" table:style-name="ce10">
            <text:p>56.215</text:p>
          </table:table-cell>
          <table:table-cell office:value-type="float" office:value="60.808" table:style-name="ce10">
            <text:p>60.808</text:p>
          </table:table-cell>
          <table:table-cell office:value-type="float" office:value="58.91" table:style-name="ce10">
            <text:p>58.91</text:p>
          </table:table-cell>
          <table:table-cell office:value-type="float" office:value="56.128" table:style-name="ce10">
            <text:p>56.128</text:p>
          </table:table-cell>
          <table:table-cell office:value-type="float" office:value="44.646000000000001" table:style-name="ce10">
            <text:p>44.646</text:p>
          </table:table-cell>
          <table:table-cell office:value-type="float" office:value="35.984000000000002" table:style-name="ce10">
            <text:p>35.984</text:p>
          </table:table-cell>
          <table:table-cell office:value-type="float" office:value="85.76" table:style-name="ce10">
            <text:p>85.76</text:p>
          </table:table-cell>
          <table:table-cell office:value-type="float" office:value="58.158000000000001" table:style-name="ce10">
            <text:p>58.158</text:p>
          </table:table-cell>
          <table:table-cell office:value-type="float" office:value="69.125" table:style-name="ce10">
            <text:p>69.125</text:p>
          </table:table-cell>
          <table:table-cell office:value-type="float" office:value="69.367999999999995" table:style-name="ce10">
            <text:p>69.368</text:p>
          </table:table-cell>
          <table:table-cell office:value-type="float" office:value="79.900999999999996" table:style-name="ce10">
            <text:p>79.901</text:p>
          </table:table-cell>
          <table:table-cell office:value-type="float" office:value="51.024999999999999" table:style-name="ce10">
            <text:p>51.025</text:p>
          </table:table-cell>
          <table:table-cell office:value-type="float" office:value="39.637" table:style-name="ce10">
            <text:p>39.637</text:p>
          </table:table-cell>
          <table:table-cell office:value-type="float" office:value="79.186999999999998" table:style-name="ce10">
            <text:p>79.187</text:p>
          </table:table-cell>
          <table:table-cell office:value-type="float" office:value="41.515999999999998" table:style-name="ce10">
            <text:p>41.516</text:p>
          </table:table-cell>
          <table:table-cell office:value-type="float" office:value="91.510999999999996" table:style-name="ce10">
            <text:p>91.511</text:p>
          </table:table-cell>
          <table:table-cell office:value-type="float" office:value="57.923999999999999" table:style-name="ce10">
            <text:p>57.924</text:p>
          </table:table-cell>
          <table:table-cell office:value-type="float" office:value="93.007999999999996" table:style-name="ce10">
            <text:p>93.008</text:p>
          </table:table-cell>
          <table:table-cell office:value-type="float" office:value="72.349000000000004" table:style-name="ce10">
            <text:p>72.349</text:p>
          </table:table-cell>
          <table:table-cell office:value-type="float" office:value="61.27" table:style-name="ce10">
            <text:p>61.27</text:p>
          </table:table-cell>
          <table:table-cell office:value-type="float" office:value="52.451000000000001" table:style-name="ce10">
            <text:p>52.451</text:p>
          </table:table-cell>
          <table:table-cell office:value-type="float" office:value="24.956" table:style-name="ce10">
            <text:p>24.956</text:p>
          </table:table-cell>
          <table:table-cell office:value-type="float" office:value="8.0280000000000005" table:style-name="ce10">
            <text:p>8.028</text:p>
          </table:table-cell>
          <table:table-cell office:value-type="float" office:value="12.628" table:style-name="ce10">
            <text:p>12.628</text:p>
          </table:table-cell>
          <table:table-cell office:value-type="float" office:value="27.747" table:style-name="ce10">
            <text:p>27.747</text:p>
          </table:table-cell>
          <table:table-cell office:value-type="float" office:value="51.597000000000001" table:style-name="ce10">
            <text:p>51.597</text:p>
          </table:table-cell>
          <table:table-cell office:value-type="float" office:value="5.9930000000000003" table:style-name="ce10">
            <text:p>5.993</text:p>
          </table:table-cell>
          <table:table-cell office:value-type="float" office:value="88.364999999999995" table:style-name="ce10">
            <text:p>88.365</text:p>
          </table:table-cell>
          <table:table-cell office:value-type="float" office:value="65.903999999999996" table:style-name="ce10">
            <text:p>65.904</text:p>
          </table:table-cell>
          <table:table-cell office:value-type="float" office:value="71.286000000000001" table:style-name="ce10">
            <text:p>71.286</text:p>
          </table:table-cell>
          <table:table-cell office:value-type="float" office:value="8.3870000000000005" table:style-name="ce10">
            <text:p>8.387</text:p>
          </table:table-cell>
          <table:table-cell office:value-type="float" office:value="84.102999999999994" table:style-name="ce10">
            <text:p>84.103</text:p>
          </table:table-cell>
          <table:table-cell office:value-type="float" office:value="7.51" table:style-name="ce10">
            <text:p>7.51</text:p>
          </table:table-cell>
          <table:table-cell office:value-type="float" office:value="9.7129999999999992" table:style-name="ce10">
            <text:p>9.713</text:p>
          </table:table-cell>
          <table:table-cell office:value-type="float" office:value="84.143000000000001" table:style-name="ce10">
            <text:p>84.143</text:p>
          </table:table-cell>
          <table:table-cell office:value-type="float" office:value="6.1440000000000001" table:style-name="ce10">
            <text:p>6.144</text:p>
          </table:table-cell>
          <table:table-cell office:value-type="float" office:value="40.662999999999997" table:style-name="ce10">
            <text:p>40.663</text:p>
          </table:table-cell>
          <table:table-cell office:value-type="float" office:value="46.988" table:style-name="ce10">
            <text:p>46.988</text:p>
          </table:table-cell>
          <table:table-cell office:value-type="float" office:value="12.349" table:style-name="ce10">
            <text:p>12.349</text:p>
          </table:table-cell>
          <table:table-cell office:value-type="float" office:value="23.881" table:style-name="ce10">
            <text:p>23.881</text:p>
          </table:table-cell>
          <table:table-cell office:value-type="float" office:value="61.194000000000003" table:style-name="ce10">
            <text:p>61.194</text:p>
          </table:table-cell>
          <table:table-cell office:value-type="float" office:value="14.925000000000001" table:style-name="ce10">
            <text:p>14.925</text:p>
          </table:table-cell>
          <table:table-cell office:value-type="float" office:value="37.69" table:style-name="ce10">
            <text:p>37.69</text:p>
          </table:table-cell>
          <table:table-cell office:value-type="float" office:value="37.386000000000003" table:style-name="ce10">
            <text:p>37.386</text:p>
          </table:table-cell>
          <table:table-cell office:value-type="float" office:value="24.923999999999999" table:style-name="ce10">
            <text:p>24.924</text:p>
          </table:table-cell>
          <table:table-cell office:value-type="float" office:value="66.465000000000003" table:style-name="ce10">
            <text:p>66.465</text:p>
          </table:table-cell>
          <table:table-cell office:value-type="float" office:value="17.523" table:style-name="ce10">
            <text:p>17.523</text:p>
          </table:table-cell>
          <table:table-cell office:value-type="float" office:value="16.012" table:style-name="ce10">
            <text:p>16.012</text:p>
          </table:table-cell>
          <table:table-cell office:value-type="float" office:value="26.119" table:style-name="ce10">
            <text:p>26.119</text:p>
          </table:table-cell>
          <table:table-cell office:value-type="float" office:value="61.94" table:style-name="ce10">
            <text:p>61.94</text:p>
          </table:table-cell>
          <table:table-cell office:value-type="float" office:value="11.94" table:style-name="ce10">
            <text:p>11.94</text:p>
          </table:table-cell>
          <table:table-cell office:value-type="float" office:value="60.67" table:style-name="ce10">
            <text:p>60.67</text:p>
          </table:table-cell>
          <table:table-cell office:value-type="float" office:value="68.926000000000002" table:style-name="ce10">
            <text:p>68.926</text:p>
          </table:table-cell>
          <table:table-cell office:value-type="float" office:value="59.072000000000003" table:style-name="ce10">
            <text:p>59.072</text:p>
          </table:table-cell>
          <table:table-cell office:value-type="float" office:value="39.155000000000001" table:style-name="ce10">
            <text:p>39.155</text:p>
          </table:table-cell>
          <table:table-cell office:value-type="float" office:value="68.188999999999993" table:style-name="ce10">
            <text:p>68.189</text:p>
          </table:table-cell>
          <table:table-cell office:value-type="float" office:value="66.48" table:style-name="ce10">
            <text:p>66.48</text:p>
          </table:table-cell>
          <table:table-cell office:value-type="float" office:value="57.058999999999997" table:style-name="ce10">
            <text:p>57.059</text:p>
          </table:table-cell>
          <table:table-cell office:value-type="float" office:value="49.926000000000002" table:style-name="ce10">
            <text:p>49.926</text:p>
          </table:table-cell>
          <table:table-cell table:number-columns-repeated="16259"/>
        </table:table-row>
        <table:table-row table:style-name="ro5">
          <table:table-cell office:value-type="string" table:style-name="ce4">
            <text:p>DBT</text:p>
          </table:table-cell>
          <table:table-cell office:value-type="string" table:style-name="ce4">
            <text:p>Department for Business and Trade</text:p>
          </table:table-cell>
          <table:table-cell office:value-type="string" table:style-name="ce4">
            <text:p>Department for Business and Trade</text:p>
          </table:table-cell>
          <table:table-cell table:style-name="ce4"/>
          <table:table-cell office:value-type="float" office:value="81.040999999999997" table:style-name="ce10">
            <text:p>81.041</text:p>
          </table:table-cell>
          <table:table-cell office:value-type="float" office:value="63.197000000000003" table:style-name="ce10">
            <text:p>63.197</text:p>
          </table:table-cell>
          <table:table-cell office:value-type="float" office:value="26.148" table:style-name="ce10">
            <text:p>26.148</text:p>
          </table:table-cell>
          <table:table-cell office:value-type="float" office:value="74.007999999999996" table:style-name="ce10">
            <text:p>74.008</text:p>
          </table:table-cell>
          <table:table-cell office:value-type="float" office:value="76.841999999999999" table:style-name="ce10">
            <text:p>76.842</text:p>
          </table:table-cell>
          <table:table-cell office:value-type="float" office:value="80.903999999999996" table:style-name="ce10">
            <text:p>80.904</text:p>
          </table:table-cell>
          <table:table-cell office:value-type="float" office:value="78.043999999999997" table:style-name="ce10">
            <text:p>78.044</text:p>
          </table:table-cell>
          <table:table-cell office:value-type="float" office:value="83.344999999999999" table:style-name="ce10">
            <text:p>83.345</text:p>
          </table:table-cell>
          <table:table-cell office:value-type="float" office:value="57.944000000000003" table:style-name="ce10">
            <text:p>57.944</text:p>
          </table:table-cell>
          <table:table-cell office:value-type="float" office:value="82.429000000000002" table:style-name="ce10">
            <text:p>82.429</text:p>
          </table:table-cell>
          <table:table-cell office:value-type="float" office:value="75.180999999999997" table:style-name="ce10">
            <text:p>75.181</text:p>
          </table:table-cell>
          <table:table-cell office:value-type="float" office:value="28.117000000000001" table:style-name="ce10">
            <text:p>28.117</text:p>
          </table:table-cell>
          <table:table-cell office:value-type="float" office:value="52.863" table:style-name="ce10">
            <text:p>52.863</text:p>
          </table:table-cell>
          <table:table-cell office:value-type="float" office:value="88.43" table:style-name="ce10">
            <text:p>88.43</text:p>
          </table:table-cell>
          <table:table-cell office:value-type="float" office:value="77.613" table:style-name="ce10">
            <text:p>77.613</text:p>
          </table:table-cell>
          <table:table-cell office:value-type="float" office:value="75.8" table:style-name="ce10">
            <text:p>75.8</text:p>
          </table:table-cell>
          <table:table-cell office:value-type="float" office:value="59.741999999999997" table:style-name="ce10">
            <text:p>59.742</text:p>
          </table:table-cell>
          <table:table-cell office:value-type="float" office:value="82.567999999999998" table:style-name="ce10">
            <text:p>82.568</text:p>
          </table:table-cell>
          <table:table-cell office:value-type="float" office:value="79.936000000000007" table:style-name="ce10">
            <text:p>79.936</text:p>
          </table:table-cell>
          <table:table-cell office:value-type="float" office:value="81.843999999999994" table:style-name="ce10">
            <text:p>81.844</text:p>
          </table:table-cell>
          <table:table-cell office:value-type="float" office:value="75.820999999999998" table:style-name="ce10">
            <text:p>75.821</text:p>
          </table:table-cell>
          <table:table-cell office:value-type="float" office:value="89.956000000000003" table:style-name="ce10">
            <text:p>89.956</text:p>
          </table:table-cell>
          <table:table-cell office:value-type="float" office:value="86.88" table:style-name="ce10">
            <text:p>86.88</text:p>
          </table:table-cell>
          <table:table-cell office:value-type="float" office:value="69.83" table:style-name="ce10">
            <text:p>69.83</text:p>
          </table:table-cell>
          <table:table-cell office:value-type="float" office:value="79.718000000000004" table:style-name="ce10">
            <text:p>79.718</text:p>
          </table:table-cell>
          <table:table-cell office:value-type="float" office:value="84.674000000000007" table:style-name="ce10">
            <text:p>84.674</text:p>
          </table:table-cell>
          <table:table-cell office:value-type="float" office:value="72.468999999999994" table:style-name="ce10">
            <text:p>72.469</text:p>
          </table:table-cell>
          <table:table-cell office:value-type="float" office:value="68.983000000000004" table:style-name="ce10">
            <text:p>68.983</text:p>
          </table:table-cell>
          <table:table-cell office:value-type="float" office:value="73.956000000000003" table:style-name="ce10">
            <text:p>73.956</text:p>
          </table:table-cell>
          <table:table-cell office:value-type="float" office:value="60.774000000000001" table:style-name="ce10">
            <text:p>60.774</text:p>
          </table:table-cell>
          <table:table-cell office:value-type="float" office:value="86.600999999999999" table:style-name="ce10">
            <text:p>86.601</text:p>
          </table:table-cell>
          <table:table-cell office:value-type="float" office:value="84.554000000000002" table:style-name="ce10">
            <text:p>84.554</text:p>
          </table:table-cell>
          <table:table-cell office:value-type="float" office:value="78.843999999999994" table:style-name="ce10">
            <text:p>78.844</text:p>
          </table:table-cell>
          <table:table-cell office:value-type="float" office:value="70.066999999999993" table:style-name="ce10">
            <text:p>70.067</text:p>
          </table:table-cell>
          <table:table-cell office:value-type="float" office:value="56.021000000000001" table:style-name="ce10">
            <text:p>56.021</text:p>
          </table:table-cell>
          <table:table-cell office:value-type="float" office:value="54.048999999999999" table:style-name="ce10">
            <text:p>54.049</text:p>
          </table:table-cell>
          <table:table-cell office:value-type="float" office:value="51.616999999999997" table:style-name="ce10">
            <text:p>51.617</text:p>
          </table:table-cell>
          <table:table-cell office:value-type="float" office:value="85.335999999999999" table:style-name="ce10">
            <text:p>85.336</text:p>
          </table:table-cell>
          <table:table-cell office:value-type="float" office:value="88.165000000000006" table:style-name="ce10">
            <text:p>88.165</text:p>
          </table:table-cell>
          <table:table-cell office:value-type="float" office:value="74.814999999999998" table:style-name="ce10">
            <text:p>74.815</text:p>
          </table:table-cell>
          <table:table-cell office:value-type="float" office:value="81.394999999999996" table:style-name="ce10">
            <text:p>81.395</text:p>
          </table:table-cell>
          <table:table-cell office:value-type="float" office:value="69.391000000000005" table:style-name="ce10">
            <text:p>69.391</text:p>
          </table:table-cell>
          <table:table-cell office:value-type="float" office:value="73.606999999999999" table:style-name="ce10">
            <text:p>73.607</text:p>
          </table:table-cell>
          <table:table-cell office:value-type="float" office:value="90.346999999999994" table:style-name="ce10">
            <text:p>90.347</text:p>
          </table:table-cell>
          <table:table-cell office:value-type="float" office:value="72.989000000000004" table:style-name="ce10">
            <text:p>72.989</text:p>
          </table:table-cell>
          <table:table-cell office:value-type="float" office:value="67.950999999999993" table:style-name="ce10">
            <text:p>67.951</text:p>
          </table:table-cell>
          <table:table-cell office:value-type="float" office:value="76.805999999999997" table:style-name="ce10">
            <text:p>76.806</text:p>
          </table:table-cell>
          <table:table-cell office:value-type="float" office:value="29.527999999999999" table:style-name="ce10">
            <text:p>29.528</text:p>
          </table:table-cell>
          <table:table-cell office:value-type="float" office:value="32.113999999999997" table:style-name="ce10">
            <text:p>32.114</text:p>
          </table:table-cell>
          <table:table-cell office:value-type="float" office:value="22.673999999999999" table:style-name="ce10">
            <text:p>22.674</text:p>
          </table:table-cell>
          <table:table-cell office:value-type="float" office:value="59.875999999999998" table:style-name="ce10">
            <text:p>59.876</text:p>
          </table:table-cell>
          <table:table-cell office:value-type="float" office:value="54.874000000000002" table:style-name="ce10">
            <text:p>54.874</text:p>
          </table:table-cell>
          <table:table-cell office:value-type="float" office:value="75.710999999999999" table:style-name="ce10">
            <text:p>75.711</text:p>
          </table:table-cell>
          <table:table-cell office:value-type="float" office:value="68.441999999999993" table:style-name="ce10">
            <text:p>68.442</text:p>
          </table:table-cell>
          <table:table-cell office:value-type="float" office:value="51.856999999999999" table:style-name="ce10">
            <text:p>51.857</text:p>
          </table:table-cell>
          <table:table-cell office:value-type="float" office:value="58.249000000000002" table:style-name="ce10">
            <text:p>58.249</text:p>
          </table:table-cell>
          <table:table-cell office:value-type="float" office:value="35.707000000000001" table:style-name="ce10">
            <text:p>35.707</text:p>
          </table:table-cell>
          <table:table-cell office:value-type="float" office:value="33.427999999999997" table:style-name="ce10">
            <text:p>33.428</text:p>
          </table:table-cell>
          <table:table-cell office:value-type="float" office:value="62.759" table:style-name="ce10">
            <text:p>62.759</text:p>
          </table:table-cell>
          <table:table-cell office:value-type="float" office:value="38.655999999999999" table:style-name="ce10">
            <text:p>38.656</text:p>
          </table:table-cell>
          <table:table-cell office:value-type="float" office:value="51.015999999999998" table:style-name="ce10">
            <text:p>51.016</text:p>
          </table:table-cell>
          <table:table-cell office:value-type="float" office:value="65.846999999999994" table:style-name="ce10">
            <text:p>65.847</text:p>
          </table:table-cell>
          <table:table-cell office:value-type="float" office:value="66.036000000000001" table:style-name="ce10">
            <text:p>66.036</text:p>
          </table:table-cell>
          <table:table-cell office:value-type="float" office:value="43.499000000000002" table:style-name="ce10">
            <text:p>43.499</text:p>
          </table:table-cell>
          <table:table-cell office:value-type="float" office:value="50.319000000000003" table:style-name="ce10">
            <text:p>50.319</text:p>
          </table:table-cell>
          <table:table-cell office:value-type="float" office:value="49.177999999999997" table:style-name="ce10">
            <text:p>49.178</text:p>
          </table:table-cell>
          <table:table-cell office:value-type="float" office:value="52.970999999999997" table:style-name="ce10">
            <text:p>52.971</text:p>
          </table:table-cell>
          <table:table-cell office:value-type="float" office:value="38.938000000000002" table:style-name="ce10">
            <text:p>38.938</text:p>
          </table:table-cell>
          <table:table-cell office:value-type="float" office:value="89.111000000000004" table:style-name="ce10">
            <text:p>89.111</text:p>
          </table:table-cell>
          <table:table-cell office:value-type="float" office:value="77.748000000000005" table:style-name="ce10">
            <text:p>77.748</text:p>
          </table:table-cell>
          <table:table-cell office:value-type="float" office:value="71.582999999999998" table:style-name="ce10">
            <text:p>71.583</text:p>
          </table:table-cell>
          <table:table-cell office:value-type="float" office:value="72.393000000000001" table:style-name="ce10">
            <text:p>72.393</text:p>
          </table:table-cell>
          <table:table-cell office:value-type="float" office:value="77.191000000000003" table:style-name="ce10">
            <text:p>77.191</text:p>
          </table:table-cell>
          <table:table-cell office:value-type="float" office:value="63.332999999999998" table:style-name="ce10">
            <text:p>63.333</text:p>
          </table:table-cell>
          <table:table-cell office:value-type="float" office:value="43.606999999999999" table:style-name="ce10">
            <text:p>43.607</text:p>
          </table:table-cell>
          <table:table-cell office:value-type="float" office:value="71.677999999999997" table:style-name="ce10">
            <text:p>71.678</text:p>
          </table:table-cell>
          <table:table-cell office:value-type="float" office:value="67.792000000000002" table:style-name="ce10">
            <text:p>67.792</text:p>
          </table:table-cell>
          <table:table-cell office:value-type="float" office:value="85.188999999999993" table:style-name="ce10">
            <text:p>85.189</text:p>
          </table:table-cell>
          <table:table-cell office:value-type="float" office:value="82.460999999999999" table:style-name="ce10">
            <text:p>82.461</text:p>
          </table:table-cell>
          <table:table-cell office:value-type="float" office:value="92.486999999999995" table:style-name="ce10">
            <text:p>92.487</text:p>
          </table:table-cell>
          <table:table-cell office:value-type="float" office:value="59.802" table:style-name="ce10">
            <text:p>59.802</text:p>
          </table:table-cell>
          <table:table-cell office:value-type="float" office:value="45.497999999999998" table:style-name="ce10">
            <text:p>45.498</text:p>
          </table:table-cell>
          <table:table-cell office:value-type="float" office:value="76.617999999999995" table:style-name="ce10">
            <text:p>76.618</text:p>
          </table:table-cell>
          <table:table-cell office:value-type="float" office:value="52.05" table:style-name="ce10">
            <text:p>52.05</text:p>
          </table:table-cell>
          <table:table-cell office:value-type="float" office:value="7.077" table:style-name="ce10">
            <text:p>7.077</text:p>
          </table:table-cell>
          <table:table-cell office:value-type="float" office:value="19.780999999999999" table:style-name="ce10">
            <text:p>19.781</text:p>
          </table:table-cell>
          <table:table-cell office:value-type="float" office:value="43.843000000000004" table:style-name="ce10">
            <text:p>43.843</text:p>
          </table:table-cell>
          <table:table-cell office:value-type="float" office:value="29.298999999999999" table:style-name="ce10">
            <text:p>29.299</text:p>
          </table:table-cell>
          <table:table-cell office:value-type="float" office:value="7.0880000000000001" table:style-name="ce10">
            <text:p>7.088</text:p>
          </table:table-cell>
          <table:table-cell office:value-type="float" office:value="92.322999999999993" table:style-name="ce10">
            <text:p>92.323</text:p>
          </table:table-cell>
          <table:table-cell office:value-type="float" office:value="67.132000000000005" table:style-name="ce10">
            <text:p>67.132</text:p>
          </table:table-cell>
          <table:table-cell office:value-type="float" office:value="73.103999999999999" table:style-name="ce10">
            <text:p>73.104</text:p>
          </table:table-cell>
          <table:table-cell office:value-type="float" office:value="8.0690000000000008" table:style-name="ce10">
            <text:p>8.069</text:p>
          </table:table-cell>
          <table:table-cell office:value-type="float" office:value="85.186999999999998" table:style-name="ce10">
            <text:p>85.187</text:p>
          </table:table-cell>
          <table:table-cell office:value-type="float" office:value="6.7439999999999998" table:style-name="ce10">
            <text:p>6.744</text:p>
          </table:table-cell>
          <table:table-cell office:value-type="float" office:value="8.5139999999999993" table:style-name="ce10">
            <text:p>8.514</text:p>
          </table:table-cell>
          <table:table-cell office:value-type="float" office:value="86.239000000000004" table:style-name="ce10">
            <text:p>86.239</text:p>
          </table:table-cell>
          <table:table-cell office:value-type="float" office:value="5.2460000000000004" table:style-name="ce10">
            <text:p>5.246</text:p>
          </table:table-cell>
          <table:table-cell office:value-type="float" office:value="42.292000000000002" table:style-name="ce10">
            <text:p>42.292</text:p>
          </table:table-cell>
          <table:table-cell office:value-type="float" office:value="42.917000000000002" table:style-name="ce10">
            <text:p>42.917</text:p>
          </table:table-cell>
          <table:table-cell office:value-type="float" office:value="14.792" table:style-name="ce10">
            <text:p>14.792</text:p>
          </table:table-cell>
          <table:table-cell office:value-type="float" office:value="28.079000000000001" table:style-name="ce10">
            <text:p>28.079</text:p>
          </table:table-cell>
          <table:table-cell office:value-type="float" office:value="60.098999999999997" table:style-name="ce10">
            <text:p>60.099</text:p>
          </table:table-cell>
          <table:table-cell office:value-type="float" office:value="11.823" table:style-name="ce10">
            <text:p>11.823</text:p>
          </table:table-cell>
          <table:table-cell office:value-type="float" office:value="38.957999999999998" table:style-name="ce10">
            <text:p>38.958</text:p>
          </table:table-cell>
          <table:table-cell office:value-type="float" office:value="32.707999999999998" table:style-name="ce10">
            <text:p>32.708</text:p>
          </table:table-cell>
          <table:table-cell office:value-type="float" office:value="28.332999999999998" table:style-name="ce10">
            <text:p>28.333</text:p>
          </table:table-cell>
          <table:table-cell office:value-type="float" office:value="53.027000000000001" table:style-name="ce10">
            <text:p>53.027</text:p>
          </table:table-cell>
          <table:table-cell office:value-type="float" office:value="27.14" table:style-name="ce10">
            <text:p>27.14</text:p>
          </table:table-cell>
          <table:table-cell office:value-type="float" office:value="19.832999999999998" table:style-name="ce10">
            <text:p>19.833</text:p>
          </table:table-cell>
          <table:table-cell office:value-type="float" office:value="37.811" table:style-name="ce10">
            <text:p>37.811</text:p>
          </table:table-cell>
          <table:table-cell office:value-type="float" office:value="50.249000000000002" table:style-name="ce10">
            <text:p>50.249</text:p>
          </table:table-cell>
          <table:table-cell office:value-type="float" office:value="11.94" table:style-name="ce10">
            <text:p>11.94</text:p>
          </table:table-cell>
          <table:table-cell office:value-type="float" office:value="69.748999999999995" table:style-name="ce10">
            <text:p>69.749</text:p>
          </table:table-cell>
          <table:table-cell office:value-type="float" office:value="72.709000000000003" table:style-name="ce10">
            <text:p>72.709</text:p>
          </table:table-cell>
          <table:table-cell office:value-type="float" office:value="65.216999999999999" table:style-name="ce10">
            <text:p>65.217</text:p>
          </table:table-cell>
          <table:table-cell office:value-type="float" office:value="34.502000000000002" table:style-name="ce10">
            <text:p>34.502</text:p>
          </table:table-cell>
          <table:table-cell office:value-type="float" office:value="75.972999999999999" table:style-name="ce10">
            <text:p>75.973</text:p>
          </table:table-cell>
          <table:table-cell office:value-type="float" office:value="77.286000000000001" table:style-name="ce10">
            <text:p>77.286</text:p>
          </table:table-cell>
          <table:table-cell office:value-type="float" office:value="54.801000000000002" table:style-name="ce10">
            <text:p>54.801</text:p>
          </table:table-cell>
          <table:table-cell office:value-type="float" office:value="55.107999999999997" table:style-name="ce10">
            <text:p>55.108</text:p>
          </table:table-cell>
          <table:table-cell table:number-columns-repeated="16259"/>
        </table:table-row>
        <table:table-row table:style-name="ro8">
          <table:table-cell office:value-type="string" table:style-name="ce4">
            <text:p>DCMS</text:p>
          </table:table-cell>
          <table:table-cell office:value-type="string" table:style-name="ce4">
            <text:p>Department for Culture, Media and Sport</text:p>
          </table:table-cell>
          <table:table-cell office:value-type="string" table:style-name="ce4">
            <text:p>Culture, Media and Sport</text:p>
          </table:table-cell>
          <table:table-cell table:style-name="ce4"/>
          <table:table-cell office:value-type="float" office:value="90.126999999999995" table:style-name="ce10">
            <text:p>90.127</text:p>
          </table:table-cell>
          <table:table-cell office:value-type="float" office:value="71.525000000000006" table:style-name="ce10">
            <text:p>71.525</text:p>
          </table:table-cell>
          <table:table-cell office:value-type="float" office:value="25.242999999999999" table:style-name="ce10">
            <text:p>25.243</text:p>
          </table:table-cell>
          <table:table-cell office:value-type="float" office:value="74.671000000000006" table:style-name="ce10">
            <text:p>74.671</text:p>
          </table:table-cell>
          <table:table-cell office:value-type="float" office:value="78.72" table:style-name="ce10">
            <text:p>78.72</text:p>
          </table:table-cell>
          <table:table-cell office:value-type="float" office:value="81.724999999999994" table:style-name="ce10">
            <text:p>81.725</text:p>
          </table:table-cell>
          <table:table-cell office:value-type="float" office:value="76.878" table:style-name="ce10">
            <text:p>76.878</text:p>
          </table:table-cell>
          <table:table-cell office:value-type="float" office:value="84.688999999999993" table:style-name="ce10">
            <text:p>84.689</text:p>
          </table:table-cell>
          <table:table-cell office:value-type="float" office:value="58.396999999999998" table:style-name="ce10">
            <text:p>58.397</text:p>
          </table:table-cell>
          <table:table-cell office:value-type="float" office:value="83.65" table:style-name="ce10">
            <text:p>83.65</text:p>
          </table:table-cell>
          <table:table-cell office:value-type="float" office:value="75.972999999999999" table:style-name="ce10">
            <text:p>75.973</text:p>
          </table:table-cell>
          <table:table-cell office:value-type="float" office:value="29.966999999999999" table:style-name="ce10">
            <text:p>29.967</text:p>
          </table:table-cell>
          <table:table-cell office:value-type="float" office:value="62.234999999999999" table:style-name="ce10">
            <text:p>62.235</text:p>
          </table:table-cell>
          <table:table-cell office:value-type="float" office:value="89.478999999999999" table:style-name="ce10">
            <text:p>89.479</text:p>
          </table:table-cell>
          <table:table-cell office:value-type="float" office:value="78.415999999999997" table:style-name="ce10">
            <text:p>78.416</text:p>
          </table:table-cell>
          <table:table-cell office:value-type="float" office:value="77.608999999999995" table:style-name="ce10">
            <text:p>77.609</text:p>
          </table:table-cell>
          <table:table-cell office:value-type="float" office:value="63.991" table:style-name="ce10">
            <text:p>63.991</text:p>
          </table:table-cell>
          <table:table-cell office:value-type="float" office:value="84.055999999999997" table:style-name="ce10">
            <text:p>84.056</text:p>
          </table:table-cell>
          <table:table-cell office:value-type="float" office:value="81.867999999999995" table:style-name="ce10">
            <text:p>81.868</text:p>
          </table:table-cell>
          <table:table-cell office:value-type="float" office:value="81.561999999999998" table:style-name="ce10">
            <text:p>81.562</text:p>
          </table:table-cell>
          <table:table-cell office:value-type="float" office:value="74.837000000000003" table:style-name="ce10">
            <text:p>74.837</text:p>
          </table:table-cell>
          <table:table-cell office:value-type="float" office:value="90.662000000000006" table:style-name="ce10">
            <text:p>90.662</text:p>
          </table:table-cell>
          <table:table-cell office:value-type="float" office:value="86.724999999999994" table:style-name="ce10">
            <text:p>86.725</text:p>
          </table:table-cell>
          <table:table-cell office:value-type="float" office:value="65.510000000000005" table:style-name="ce10">
            <text:p>65.51</text:p>
          </table:table-cell>
          <table:table-cell office:value-type="float" office:value="80.998999999999995" table:style-name="ce10">
            <text:p>80.999</text:p>
          </table:table-cell>
          <table:table-cell office:value-type="float" office:value="84.272999999999996" table:style-name="ce10">
            <text:p>84.273</text:p>
          </table:table-cell>
          <table:table-cell office:value-type="float" office:value="70.25" table:style-name="ce10">
            <text:p>70.25</text:p>
          </table:table-cell>
          <table:table-cell office:value-type="float" office:value="67.028000000000006" table:style-name="ce10">
            <text:p>67.028</text:p>
          </table:table-cell>
          <table:table-cell office:value-type="float" office:value="71.552999999999997" table:style-name="ce10">
            <text:p>71.553</text:p>
          </table:table-cell>
          <table:table-cell office:value-type="float" office:value="65.688999999999993" table:style-name="ce10">
            <text:p>65.689</text:p>
          </table:table-cell>
          <table:table-cell office:value-type="float" office:value="88.611999999999995" table:style-name="ce10">
            <text:p>88.612</text:p>
          </table:table-cell>
          <table:table-cell office:value-type="float" office:value="86.956999999999994" table:style-name="ce10">
            <text:p>86.957</text:p>
          </table:table-cell>
          <table:table-cell office:value-type="float" office:value="78.718999999999994" table:style-name="ce10">
            <text:p>78.719</text:p>
          </table:table-cell>
          <table:table-cell office:value-type="float" office:value="71.117999999999995" table:style-name="ce10">
            <text:p>71.118</text:p>
          </table:table-cell>
          <table:table-cell office:value-type="float" office:value="53.319000000000003" table:style-name="ce10">
            <text:p>53.319</text:p>
          </table:table-cell>
          <table:table-cell office:value-type="float" office:value="56.134999999999998" table:style-name="ce10">
            <text:p>56.135</text:p>
          </table:table-cell>
          <table:table-cell office:value-type="float" office:value="52.935000000000002" table:style-name="ce10">
            <text:p>52.935</text:p>
          </table:table-cell>
          <table:table-cell office:value-type="float" office:value="87.188000000000002" table:style-name="ce10">
            <text:p>87.188</text:p>
          </table:table-cell>
          <table:table-cell office:value-type="float" office:value="89.88" table:style-name="ce10">
            <text:p>89.88</text:p>
          </table:table-cell>
          <table:table-cell office:value-type="float" office:value="74.483999999999995" table:style-name="ce10">
            <text:p>74.484</text:p>
          </table:table-cell>
          <table:table-cell office:value-type="float" office:value="83.08" table:style-name="ce10">
            <text:p>83.08</text:p>
          </table:table-cell>
          <table:table-cell office:value-type="float" office:value="75.054000000000002" table:style-name="ce10">
            <text:p>75.054</text:p>
          </table:table-cell>
          <table:table-cell office:value-type="float" office:value="70.715999999999994" table:style-name="ce10">
            <text:p>70.716</text:p>
          </table:table-cell>
          <table:table-cell office:value-type="float" office:value="90.239000000000004" table:style-name="ce10">
            <text:p>90.239</text:p>
          </table:table-cell>
          <table:table-cell office:value-type="float" office:value="76.847999999999999" table:style-name="ce10">
            <text:p>76.848</text:p>
          </table:table-cell>
          <table:table-cell office:value-type="float" office:value="65.216999999999999" table:style-name="ce10">
            <text:p>65.217</text:p>
          </table:table-cell>
          <table:table-cell office:value-type="float" office:value="77.766000000000005" table:style-name="ce10">
            <text:p>77.766</text:p>
          </table:table-cell>
          <table:table-cell office:value-type="float" office:value="31.053000000000001" table:style-name="ce10">
            <text:p>31.053</text:p>
          </table:table-cell>
          <table:table-cell office:value-type="float" office:value="35.326000000000001" table:style-name="ce10">
            <text:p>35.326</text:p>
          </table:table-cell>
          <table:table-cell office:value-type="float" office:value="23.37" table:style-name="ce10">
            <text:p>23.37</text:p>
          </table:table-cell>
          <table:table-cell office:value-type="float" office:value="73.832999999999998" table:style-name="ce10">
            <text:p>73.833</text:p>
          </table:table-cell>
          <table:table-cell office:value-type="float" office:value="56.536000000000001" table:style-name="ce10">
            <text:p>56.536</text:p>
          </table:table-cell>
          <table:table-cell office:value-type="float" office:value="82.608999999999995" table:style-name="ce10">
            <text:p>82.609</text:p>
          </table:table-cell>
          <table:table-cell office:value-type="float" office:value="73.936999999999998" table:style-name="ce10">
            <text:p>73.937</text:p>
          </table:table-cell>
          <table:table-cell office:value-type="float" office:value="57.579000000000001" table:style-name="ce10">
            <text:p>57.579</text:p>
          </table:table-cell>
          <table:table-cell office:value-type="float" office:value="69.206000000000003" table:style-name="ce10">
            <text:p>69.206</text:p>
          </table:table-cell>
          <table:table-cell office:value-type="float" office:value="46.137" table:style-name="ce10">
            <text:p>46.137</text:p>
          </table:table-cell>
          <table:table-cell office:value-type="float" office:value="45.969000000000001" table:style-name="ce10">
            <text:p>45.969</text:p>
          </table:table-cell>
          <table:table-cell office:value-type="float" office:value="74.674000000000007" table:style-name="ce10">
            <text:p>74.674</text:p>
          </table:table-cell>
          <table:table-cell office:value-type="float" office:value="48.911000000000001" table:style-name="ce10">
            <text:p>48.911</text:p>
          </table:table-cell>
          <table:table-cell office:value-type="float" office:value="60.761000000000003" table:style-name="ce10">
            <text:p>60.761</text:p>
          </table:table-cell>
          <table:table-cell office:value-type="float" office:value="81.453000000000003" table:style-name="ce10">
            <text:p>81.453</text:p>
          </table:table-cell>
          <table:table-cell office:value-type="float" office:value="80.89" table:style-name="ce10">
            <text:p>80.89</text:p>
          </table:table-cell>
          <table:table-cell office:value-type="float" office:value="62.283000000000001" table:style-name="ce10">
            <text:p>62.283</text:p>
          </table:table-cell>
          <table:table-cell office:value-type="float" office:value="67.935000000000002" table:style-name="ce10">
            <text:p>67.935</text:p>
          </table:table-cell>
          <table:table-cell office:value-type="float" office:value="62.975000000000001" table:style-name="ce10">
            <text:p>62.975</text:p>
          </table:table-cell>
          <table:table-cell office:value-type="float" office:value="61.697000000000003" table:style-name="ce10">
            <text:p>61.697</text:p>
          </table:table-cell>
          <table:table-cell office:value-type="float" office:value="44.347999999999999" table:style-name="ce10">
            <text:p>44.348</text:p>
          </table:table-cell>
          <table:table-cell office:value-type="float" office:value="88.78" table:style-name="ce10">
            <text:p>88.78</text:p>
          </table:table-cell>
          <table:table-cell office:value-type="float" office:value="77.233000000000004" table:style-name="ce10">
            <text:p>77.233</text:p>
          </table:table-cell>
          <table:table-cell office:value-type="float" office:value="81.174999999999997" table:style-name="ce10">
            <text:p>81.175</text:p>
          </table:table-cell>
          <table:table-cell office:value-type="float" office:value="74.102000000000004" table:style-name="ce10">
            <text:p>74.102</text:p>
          </table:table-cell>
          <table:table-cell office:value-type="float" office:value="78.936000000000007" table:style-name="ce10">
            <text:p>78.936</text:p>
          </table:table-cell>
          <table:table-cell office:value-type="float" office:value="69.683999999999997" table:style-name="ce10">
            <text:p>69.684</text:p>
          </table:table-cell>
          <table:table-cell office:value-type="float" office:value="44.94" table:style-name="ce10">
            <text:p>44.94</text:p>
          </table:table-cell>
          <table:table-cell office:value-type="float" office:value="71.956999999999994" table:style-name="ce10">
            <text:p>71.957</text:p>
          </table:table-cell>
          <table:table-cell office:value-type="float" office:value="68.587000000000003" table:style-name="ce10">
            <text:p>68.587</text:p>
          </table:table-cell>
          <table:table-cell office:value-type="float" office:value="88.248000000000005" table:style-name="ce10">
            <text:p>88.248</text:p>
          </table:table-cell>
          <table:table-cell office:value-type="float" office:value="84.548000000000002" table:style-name="ce10">
            <text:p>84.548</text:p>
          </table:table-cell>
          <table:table-cell office:value-type="float" office:value="94.570999999999998" table:style-name="ce10">
            <text:p>94.571</text:p>
          </table:table-cell>
          <table:table-cell office:value-type="float" office:value="61.463000000000001" table:style-name="ce10">
            <text:p>61.463</text:p>
          </table:table-cell>
          <table:table-cell office:value-type="float" office:value="47.390999999999998" table:style-name="ce10">
            <text:p>47.391</text:p>
          </table:table-cell>
          <table:table-cell office:value-type="float" office:value="78.477999999999994" table:style-name="ce10">
            <text:p>78.478</text:p>
          </table:table-cell>
          <table:table-cell office:value-type="float" office:value="59.238999999999997" table:style-name="ce10">
            <text:p>59.239</text:p>
          </table:table-cell>
          <table:table-cell office:value-type="float" office:value="8.0429999999999993" table:style-name="ce10">
            <text:p>8.043</text:p>
          </table:table-cell>
          <table:table-cell office:value-type="float" office:value="16.739000000000001" table:style-name="ce10">
            <text:p>16.739</text:p>
          </table:table-cell>
          <table:table-cell office:value-type="float" office:value="48.37" table:style-name="ce10">
            <text:p>48.37</text:p>
          </table:table-cell>
          <table:table-cell office:value-type="float" office:value="26.847999999999999" table:style-name="ce10">
            <text:p>26.848</text:p>
          </table:table-cell>
          <table:table-cell office:value-type="float" office:value="5.0049999999999999" table:style-name="ce10">
            <text:p>5.005</text:p>
          </table:table-cell>
          <table:table-cell office:value-type="float" office:value="94.668000000000006" table:style-name="ce10">
            <text:p>94.668</text:p>
          </table:table-cell>
          <table:table-cell office:value-type="float" office:value="68.947000000000003" table:style-name="ce10">
            <text:p>68.947</text:p>
          </table:table-cell>
          <table:table-cell office:value-type="float" office:value="82.661000000000001" table:style-name="ce10">
            <text:p>82.661</text:p>
          </table:table-cell>
          <table:table-cell office:value-type="float" office:value="7.1740000000000004" table:style-name="ce10">
            <text:p>7.174</text:p>
          </table:table-cell>
          <table:table-cell office:value-type="float" office:value="88.587000000000003" table:style-name="ce10">
            <text:p>88.587</text:p>
          </table:table-cell>
          <table:table-cell office:value-type="float" office:value="4.2389999999999999" table:style-name="ce10">
            <text:p>4.239</text:p>
          </table:table-cell>
          <table:table-cell office:value-type="float" office:value="7.9349999999999996" table:style-name="ce10">
            <text:p>7.935</text:p>
          </table:table-cell>
          <table:table-cell office:value-type="float" office:value="87.064999999999998" table:style-name="ce10">
            <text:p>87.065</text:p>
          </table:table-cell>
          <table:table-cell office:value-type="float" office:value="5" table:style-name="ce10">
            <text:p>5</text:p>
          </table:table-cell>
          <table:table-cell office:value-type="float" office:value="34.247" table:style-name="ce10">
            <text:p>34.247</text:p>
          </table:table-cell>
          <table:table-cell office:value-type="float" office:value="50.685000000000002" table:style-name="ce10">
            <text:p>50.685</text:p>
          </table:table-cell>
          <table:table-cell office:value-type="float" office:value="15.068" table:style-name="ce10">
            <text:p>15.068</text:p>
          </table:table-cell>
          <table:table-cell office:value-type="string" table:style-name="ce10">
            <text:p>[c]</text:p>
          </table:table-cell>
          <table:table-cell office:value-type="float" office:value="64" table:style-name="ce10">
            <text:p>64</text:p>
          </table:table-cell>
          <table:table-cell office:value-type="string" table:style-name="ce10">
            <text:p>[c]</text:p>
          </table:table-cell>
          <table:table-cell office:value-type="float" office:value="43.835999999999999" table:style-name="ce10">
            <text:p>43.836</text:p>
          </table:table-cell>
          <table:table-cell office:value-type="float" office:value="27.396999999999998" table:style-name="ce10">
            <text:p>27.397</text:p>
          </table:table-cell>
          <table:table-cell office:value-type="float" office:value="28.766999999999999" table:style-name="ce10">
            <text:p>28.767</text:p>
          </table:table-cell>
          <table:table-cell office:value-type="float" office:value="54.795000000000002" table:style-name="ce10">
            <text:p>54.795</text:p>
          </table:table-cell>
          <table:table-cell office:value-type="float" office:value="27.396999999999998" table:style-name="ce10">
            <text:p>27.397</text:p>
          </table:table-cell>
          <table:table-cell office:value-type="float" office:value="17.808" table:style-name="ce10">
            <text:p>17.808</text:p>
          </table:table-cell>
          <table:table-cell office:value-type="string" table:style-name="ce10">
            <text:p>[c]</text:p>
          </table:table-cell>
          <table:table-cell office:value-type="float" office:value="68" table:style-name="ce10">
            <text:p>68</text:p>
          </table:table-cell>
          <table:table-cell office:value-type="string" table:style-name="ce10">
            <text:p>[c]</text:p>
          </table:table-cell>
          <table:table-cell office:value-type="float" office:value="70.555999999999997" table:style-name="ce10">
            <text:p>70.556</text:p>
          </table:table-cell>
          <table:table-cell office:value-type="float" office:value="72.239999999999995" table:style-name="ce10">
            <text:p>72.24</text:p>
          </table:table-cell>
          <table:table-cell office:value-type="float" office:value="67.650000000000006" table:style-name="ce10">
            <text:p>67.65</text:p>
          </table:table-cell>
          <table:table-cell office:value-type="float" office:value="37.076999999999998" table:style-name="ce10">
            <text:p>37.077</text:p>
          </table:table-cell>
          <table:table-cell office:value-type="float" office:value="73.747" table:style-name="ce10">
            <text:p>73.747</text:p>
          </table:table-cell>
          <table:table-cell office:value-type="float" office:value="76.418999999999997" table:style-name="ce10">
            <text:p>76.419</text:p>
          </table:table-cell>
          <table:table-cell office:value-type="float" office:value="59.368000000000002" table:style-name="ce10">
            <text:p>59.368</text:p>
          </table:table-cell>
          <table:table-cell office:value-type="float" office:value="59.956000000000003" table:style-name="ce10">
            <text:p>59.956</text:p>
          </table:table-cell>
          <table:table-cell table:number-columns-repeated="16259"/>
        </table:table-row>
        <table:table-row table:style-name="ro8">
          <table:table-cell office:value-type="string" table:style-name="ce4">
            <text:p>DEFRA</text:p>
          </table:table-cell>
          <table:table-cell office:value-type="string" table:style-name="ce4">
            <text:p>Department for Environment, Food and Rural Affairs</text:p>
          </table:table-cell>
          <table:table-cell office:value-type="string" table:style-name="ce4">
            <text:p>Environment, Food and Rural Affairs</text:p>
          </table:table-cell>
          <table:table-cell table:style-name="ce4"/>
          <table:table-cell office:value-type="float" office:value="76.582999999999998" table:style-name="ce10">
            <text:p>76.583</text:p>
          </table:table-cell>
          <table:table-cell office:value-type="float" office:value="62.378" table:style-name="ce10">
            <text:p>62.378</text:p>
          </table:table-cell>
          <table:table-cell office:value-type="float" office:value="27.228999999999999" table:style-name="ce10">
            <text:p>27.229</text:p>
          </table:table-cell>
          <table:table-cell office:value-type="float" office:value="72.799000000000007" table:style-name="ce10">
            <text:p>72.799</text:p>
          </table:table-cell>
          <table:table-cell office:value-type="float" office:value="75.775999999999996" table:style-name="ce10">
            <text:p>75.776</text:p>
          </table:table-cell>
          <table:table-cell office:value-type="float" office:value="78.313000000000002" table:style-name="ce10">
            <text:p>78.313</text:p>
          </table:table-cell>
          <table:table-cell office:value-type="float" office:value="76.959999999999994" table:style-name="ce10">
            <text:p>76.96</text:p>
          </table:table-cell>
          <table:table-cell office:value-type="float" office:value="84.872" table:style-name="ce10">
            <text:p>84.872</text:p>
          </table:table-cell>
          <table:table-cell office:value-type="float" office:value="55.901000000000003" table:style-name="ce10">
            <text:p>55.901</text:p>
          </table:table-cell>
          <table:table-cell office:value-type="float" office:value="82.483000000000004" table:style-name="ce10">
            <text:p>82.483</text:p>
          </table:table-cell>
          <table:table-cell office:value-type="float" office:value="73.334000000000003" table:style-name="ce10">
            <text:p>73.334</text:p>
          </table:table-cell>
          <table:table-cell office:value-type="float" office:value="29.350999999999999" table:style-name="ce10">
            <text:p>29.351</text:p>
          </table:table-cell>
          <table:table-cell office:value-type="float" office:value="49.460999999999999" table:style-name="ce10">
            <text:p>49.461</text:p>
          </table:table-cell>
          <table:table-cell office:value-type="float" office:value="87.119" table:style-name="ce10">
            <text:p>87.119</text:p>
          </table:table-cell>
          <table:table-cell office:value-type="float" office:value="77.400000000000006" table:style-name="ce10">
            <text:p>77.4</text:p>
          </table:table-cell>
          <table:table-cell office:value-type="float" office:value="72.027000000000001" table:style-name="ce10">
            <text:p>72.027</text:p>
          </table:table-cell>
          <table:table-cell office:value-type="float" office:value="58.408999999999999" table:style-name="ce10">
            <text:p>58.409</text:p>
          </table:table-cell>
          <table:table-cell office:value-type="float" office:value="83.831000000000003" table:style-name="ce10">
            <text:p>83.831</text:p>
          </table:table-cell>
          <table:table-cell office:value-type="float" office:value="76.554000000000002" table:style-name="ce10">
            <text:p>76.554</text:p>
          </table:table-cell>
          <table:table-cell office:value-type="float" office:value="80.102999999999994" table:style-name="ce10">
            <text:p>80.103</text:p>
          </table:table-cell>
          <table:table-cell office:value-type="float" office:value="75.447000000000003" table:style-name="ce10">
            <text:p>75.447</text:p>
          </table:table-cell>
          <table:table-cell office:value-type="float" office:value="92.049000000000007" table:style-name="ce10">
            <text:p>92.049</text:p>
          </table:table-cell>
          <table:table-cell office:value-type="float" office:value="88.787999999999997" table:style-name="ce10">
            <text:p>88.788</text:p>
          </table:table-cell>
          <table:table-cell office:value-type="float" office:value="65.897999999999996" table:style-name="ce10">
            <text:p>65.898</text:p>
          </table:table-cell>
          <table:table-cell office:value-type="float" office:value="81.364000000000004" table:style-name="ce10">
            <text:p>81.364</text:p>
          </table:table-cell>
          <table:table-cell office:value-type="float" office:value="83.698999999999998" table:style-name="ce10">
            <text:p>83.699</text:p>
          </table:table-cell>
          <table:table-cell office:value-type="float" office:value="69.557000000000002" table:style-name="ce10">
            <text:p>69.557</text:p>
          </table:table-cell>
          <table:table-cell office:value-type="float" office:value="64.563000000000002" table:style-name="ce10">
            <text:p>64.563</text:p>
          </table:table-cell>
          <table:table-cell office:value-type="float" office:value="71.272999999999996" table:style-name="ce10">
            <text:p>71.273</text:p>
          </table:table-cell>
          <table:table-cell office:value-type="float" office:value="65.935000000000002" table:style-name="ce10">
            <text:p>65.935</text:p>
          </table:table-cell>
          <table:table-cell office:value-type="float" office:value="88.728999999999999" table:style-name="ce10">
            <text:p>88.729</text:p>
          </table:table-cell>
          <table:table-cell office:value-type="float" office:value="85.97" table:style-name="ce10">
            <text:p>85.97</text:p>
          </table:table-cell>
          <table:table-cell office:value-type="float" office:value="79.903999999999996" table:style-name="ce10">
            <text:p>79.904</text:p>
          </table:table-cell>
          <table:table-cell office:value-type="float" office:value="68.322000000000003" table:style-name="ce10">
            <text:p>68.322</text:p>
          </table:table-cell>
          <table:table-cell office:value-type="float" office:value="55.359000000000002" table:style-name="ce10">
            <text:p>55.359</text:p>
          </table:table-cell>
          <table:table-cell office:value-type="float" office:value="48.164999999999999" table:style-name="ce10">
            <text:p>48.165</text:p>
          </table:table-cell>
          <table:table-cell office:value-type="float" office:value="51.771000000000001" table:style-name="ce10">
            <text:p>51.771</text:p>
          </table:table-cell>
          <table:table-cell office:value-type="float" office:value="86.203999999999994" table:style-name="ce10">
            <text:p>86.204</text:p>
          </table:table-cell>
          <table:table-cell office:value-type="float" office:value="89.2" table:style-name="ce10">
            <text:p>89.2</text:p>
          </table:table-cell>
          <table:table-cell office:value-type="float" office:value="72.897000000000006" table:style-name="ce10">
            <text:p>72.897</text:p>
          </table:table-cell>
          <table:table-cell office:value-type="float" office:value="81.63" table:style-name="ce10">
            <text:p>81.63</text:p>
          </table:table-cell>
          <table:table-cell office:value-type="float" office:value="66.23" table:style-name="ce10">
            <text:p>66.23</text:p>
          </table:table-cell>
          <table:table-cell office:value-type="float" office:value="70.221000000000004" table:style-name="ce10">
            <text:p>70.221</text:p>
          </table:table-cell>
          <table:table-cell office:value-type="float" office:value="87.703000000000003" table:style-name="ce10">
            <text:p>87.703</text:p>
          </table:table-cell>
          <table:table-cell office:value-type="float" office:value="75.923000000000002" table:style-name="ce10">
            <text:p>75.923</text:p>
          </table:table-cell>
          <table:table-cell office:value-type="float" office:value="62.8" table:style-name="ce10">
            <text:p>62.8</text:p>
          </table:table-cell>
          <table:table-cell office:value-type="float" office:value="77.064999999999998" table:style-name="ce10">
            <text:p>77.065</text:p>
          </table:table-cell>
          <table:table-cell office:value-type="float" office:value="31.809000000000001" table:style-name="ce10">
            <text:p>31.809</text:p>
          </table:table-cell>
          <table:table-cell office:value-type="float" office:value="35.356000000000002" table:style-name="ce10">
            <text:p>35.356</text:p>
          </table:table-cell>
          <table:table-cell office:value-type="float" office:value="20.837" table:style-name="ce10">
            <text:p>20.837</text:p>
          </table:table-cell>
          <table:table-cell office:value-type="float" office:value="73.662999999999997" table:style-name="ce10">
            <text:p>73.663</text:p>
          </table:table-cell>
          <table:table-cell office:value-type="float" office:value="56.976999999999997" table:style-name="ce10">
            <text:p>56.977</text:p>
          </table:table-cell>
          <table:table-cell office:value-type="float" office:value="73.763999999999996" table:style-name="ce10">
            <text:p>73.764</text:p>
          </table:table-cell>
          <table:table-cell office:value-type="float" office:value="65.540999999999997" table:style-name="ce10">
            <text:p>65.541</text:p>
          </table:table-cell>
          <table:table-cell office:value-type="float" office:value="47.555" table:style-name="ce10">
            <text:p>47.555</text:p>
          </table:table-cell>
          <table:table-cell office:value-type="float" office:value="54.289000000000001" table:style-name="ce10">
            <text:p>54.289</text:p>
          </table:table-cell>
          <table:table-cell office:value-type="float" office:value="29.245999999999999" table:style-name="ce10">
            <text:p>29.246</text:p>
          </table:table-cell>
          <table:table-cell office:value-type="float" office:value="25.475000000000001" table:style-name="ce10">
            <text:p>25.475</text:p>
          </table:table-cell>
          <table:table-cell office:value-type="float" office:value="64.537999999999997" table:style-name="ce10">
            <text:p>64.538</text:p>
          </table:table-cell>
          <table:table-cell office:value-type="float" office:value="33.707999999999998" table:style-name="ce10">
            <text:p>33.708</text:p>
          </table:table-cell>
          <table:table-cell office:value-type="float" office:value="51.015000000000001" table:style-name="ce10">
            <text:p>51.015</text:p>
          </table:table-cell>
          <table:table-cell office:value-type="float" office:value="65.442999999999998" table:style-name="ce10">
            <text:p>65.443</text:p>
          </table:table-cell>
          <table:table-cell office:value-type="float" office:value="64.876999999999995" table:style-name="ce10">
            <text:p>64.877</text:p>
          </table:table-cell>
          <table:table-cell office:value-type="float" office:value="48.33" table:style-name="ce10">
            <text:p>48.33</text:p>
          </table:table-cell>
          <table:table-cell office:value-type="float" office:value="48.902000000000001" table:style-name="ce10">
            <text:p>48.902</text:p>
          </table:table-cell>
          <table:table-cell office:value-type="float" office:value="47.213999999999999" table:style-name="ce10">
            <text:p>47.214</text:p>
          </table:table-cell>
          <table:table-cell office:value-type="float" office:value="48.497999999999998" table:style-name="ce10">
            <text:p>48.498</text:p>
          </table:table-cell>
          <table:table-cell office:value-type="float" office:value="33.972999999999999" table:style-name="ce10">
            <text:p>33.973</text:p>
          </table:table-cell>
          <table:table-cell office:value-type="float" office:value="90.335999999999999" table:style-name="ce10">
            <text:p>90.336</text:p>
          </table:table-cell>
          <table:table-cell office:value-type="float" office:value="78.088999999999999" table:style-name="ce10">
            <text:p>78.089</text:p>
          </table:table-cell>
          <table:table-cell office:value-type="float" office:value="73.28" table:style-name="ce10">
            <text:p>73.28</text:p>
          </table:table-cell>
          <table:table-cell office:value-type="float" office:value="71.869" table:style-name="ce10">
            <text:p>71.869</text:p>
          </table:table-cell>
          <table:table-cell office:value-type="float" office:value="77.227000000000004" table:style-name="ce10">
            <text:p>77.227</text:p>
          </table:table-cell>
          <table:table-cell office:value-type="float" office:value="71.405000000000001" table:style-name="ce10">
            <text:p>71.405</text:p>
          </table:table-cell>
          <table:table-cell office:value-type="float" office:value="43.131" table:style-name="ce10">
            <text:p>43.131</text:p>
          </table:table-cell>
          <table:table-cell office:value-type="float" office:value="76.234999999999999" table:style-name="ce10">
            <text:p>76.235</text:p>
          </table:table-cell>
          <table:table-cell office:value-type="float" office:value="54.279000000000003" table:style-name="ce10">
            <text:p>54.279</text:p>
          </table:table-cell>
          <table:table-cell office:value-type="float" office:value="82.152000000000001" table:style-name="ce10">
            <text:p>82.152</text:p>
          </table:table-cell>
          <table:table-cell office:value-type="float" office:value="72.369" table:style-name="ce10">
            <text:p>72.369</text:p>
          </table:table-cell>
          <table:table-cell office:value-type="float" office:value="95.798000000000002" table:style-name="ce10">
            <text:p>95.798</text:p>
          </table:table-cell>
          <table:table-cell office:value-type="float" office:value="57.328000000000003" table:style-name="ce10">
            <text:p>57.328</text:p>
          </table:table-cell>
          <table:table-cell office:value-type="float" office:value="39.180999999999997" table:style-name="ce10">
            <text:p>39.181</text:p>
          </table:table-cell>
          <table:table-cell office:value-type="float" office:value="76.578000000000003" table:style-name="ce10">
            <text:p>76.578</text:p>
          </table:table-cell>
          <table:table-cell office:value-type="float" office:value="49.067999999999998" table:style-name="ce10">
            <text:p>49.068</text:p>
          </table:table-cell>
          <table:table-cell office:value-type="float" office:value="6.6740000000000004" table:style-name="ce10">
            <text:p>6.674</text:p>
          </table:table-cell>
          <table:table-cell office:value-type="float" office:value="17.619" table:style-name="ce10">
            <text:p>17.619</text:p>
          </table:table-cell>
          <table:table-cell office:value-type="float" office:value="41.69" table:style-name="ce10">
            <text:p>41.69</text:p>
          </table:table-cell>
          <table:table-cell office:value-type="float" office:value="34.017000000000003" table:style-name="ce10">
            <text:p>34.017</text:p>
          </table:table-cell>
          <table:table-cell office:value-type="float" office:value="6.6360000000000001" table:style-name="ce10">
            <text:p>6.636</text:p>
          </table:table-cell>
          <table:table-cell office:value-type="float" office:value="95.055000000000007" table:style-name="ce10">
            <text:p>95.055</text:p>
          </table:table-cell>
          <table:table-cell office:value-type="float" office:value="70.626999999999995" table:style-name="ce10">
            <text:p>70.627</text:p>
          </table:table-cell>
          <table:table-cell office:value-type="float" office:value="75.953000000000003" table:style-name="ce10">
            <text:p>75.953</text:p>
          </table:table-cell>
          <table:table-cell office:value-type="float" office:value="7.2430000000000003" table:style-name="ce10">
            <text:p>7.243</text:p>
          </table:table-cell>
          <table:table-cell office:value-type="float" office:value="87.799000000000007" table:style-name="ce10">
            <text:p>87.799</text:p>
          </table:table-cell>
          <table:table-cell office:value-type="float" office:value="4.9580000000000002" table:style-name="ce10">
            <text:p>4.958</text:p>
          </table:table-cell>
          <table:table-cell office:value-type="float" office:value="8.8089999999999993" table:style-name="ce10">
            <text:p>8.809</text:p>
          </table:table-cell>
          <table:table-cell office:value-type="float" office:value="86.730999999999995" table:style-name="ce10">
            <text:p>86.731</text:p>
          </table:table-cell>
          <table:table-cell office:value-type="float" office:value="4.46" table:style-name="ce10">
            <text:p>4.46</text:p>
          </table:table-cell>
          <table:table-cell office:value-type="float" office:value="40.795000000000002" table:style-name="ce10">
            <text:p>40.795</text:p>
          </table:table-cell>
          <table:table-cell office:value-type="float" office:value="47.070999999999998" table:style-name="ce10">
            <text:p>47.071</text:p>
          </table:table-cell>
          <table:table-cell office:value-type="float" office:value="12.134" table:style-name="ce10">
            <text:p>12.134</text:p>
          </table:table-cell>
          <table:table-cell office:value-type="float" office:value="29.231000000000002" table:style-name="ce10">
            <text:p>29.231</text:p>
          </table:table-cell>
          <table:table-cell office:value-type="float" office:value="56.923000000000002" table:style-name="ce10">
            <text:p>56.923</text:p>
          </table:table-cell>
          <table:table-cell office:value-type="float" office:value="13.846" table:style-name="ce10">
            <text:p>13.846</text:p>
          </table:table-cell>
          <table:table-cell office:value-type="float" office:value="47.588999999999999" table:style-name="ce10">
            <text:p>47.589</text:p>
          </table:table-cell>
          <table:table-cell office:value-type="float" office:value="28.302" table:style-name="ce10">
            <text:p>28.302</text:p>
          </table:table-cell>
          <table:table-cell office:value-type="float" office:value="24.109000000000002" table:style-name="ce10">
            <text:p>24.109</text:p>
          </table:table-cell>
          <table:table-cell office:value-type="float" office:value="57.023000000000003" table:style-name="ce10">
            <text:p>57.023</text:p>
          </table:table-cell>
          <table:table-cell office:value-type="float" office:value="25.367000000000001" table:style-name="ce10">
            <text:p>25.367</text:p>
          </table:table-cell>
          <table:table-cell office:value-type="float" office:value="17.61" table:style-name="ce10">
            <text:p>17.61</text:p>
          </table:table-cell>
          <table:table-cell office:value-type="float" office:value="25.257999999999999" table:style-name="ce10">
            <text:p>25.258</text:p>
          </table:table-cell>
          <table:table-cell office:value-type="float" office:value="61.856000000000002" table:style-name="ce10">
            <text:p>61.856</text:p>
          </table:table-cell>
          <table:table-cell office:value-type="float" office:value="12.887" table:style-name="ce10">
            <text:p>12.887</text:p>
          </table:table-cell>
          <table:table-cell office:value-type="float" office:value="66.332999999999998" table:style-name="ce10">
            <text:p>66.333</text:p>
          </table:table-cell>
          <table:table-cell office:value-type="float" office:value="69.153999999999996" table:style-name="ce10">
            <text:p>69.154</text:p>
          </table:table-cell>
          <table:table-cell office:value-type="float" office:value="60.103999999999999" table:style-name="ce10">
            <text:p>60.104</text:p>
          </table:table-cell>
          <table:table-cell office:value-type="float" office:value="37.590000000000003" table:style-name="ce10">
            <text:p>37.59</text:p>
          </table:table-cell>
          <table:table-cell office:value-type="float" office:value="71.144999999999996" table:style-name="ce10">
            <text:p>71.145</text:p>
          </table:table-cell>
          <table:table-cell office:value-type="float" office:value="71.605999999999995" table:style-name="ce10">
            <text:p>71.606</text:p>
          </table:table-cell>
          <table:table-cell office:value-type="float" office:value="62.616" table:style-name="ce10">
            <text:p>62.616</text:p>
          </table:table-cell>
          <table:table-cell office:value-type="float" office:value="67.983999999999995" table:style-name="ce10">
            <text:p>67.984</text:p>
          </table:table-cell>
          <table:table-cell table:number-columns-repeated="16259"/>
        </table:table-row>
        <table:table-row table:style-name="ro5">
          <table:table-cell office:value-type="string" table:style-name="ce4">
            <text:p>DES</text:p>
          </table:table-cell>
          <table:table-cell office:value-type="string" table:style-name="ce4">
            <text:p>Defence Equipment and Support</text:p>
          </table:table-cell>
          <table:table-cell office:value-type="string" table:style-name="ce4">
            <text:p>Defence</text:p>
          </table:table-cell>
          <table:table-cell table:style-name="ce4"/>
          <table:table-cell office:value-type="float" office:value="70.606999999999999" table:style-name="ce10">
            <text:p>70.607</text:p>
          </table:table-cell>
          <table:table-cell office:value-type="float" office:value="56.588999999999999" table:style-name="ce10">
            <text:p>56.589</text:p>
          </table:table-cell>
          <table:table-cell office:value-type="float" office:value="27.753" table:style-name="ce10">
            <text:p>27.753</text:p>
          </table:table-cell>
          <table:table-cell office:value-type="float" office:value="72.513000000000005" table:style-name="ce10">
            <text:p>72.513</text:p>
          </table:table-cell>
          <table:table-cell office:value-type="float" office:value="77.412000000000006" table:style-name="ce10">
            <text:p>77.412</text:p>
          </table:table-cell>
          <table:table-cell office:value-type="float" office:value="73.224000000000004" table:style-name="ce10">
            <text:p>73.224</text:p>
          </table:table-cell>
          <table:table-cell office:value-type="float" office:value="76.445999999999998" table:style-name="ce10">
            <text:p>76.446</text:p>
          </table:table-cell>
          <table:table-cell office:value-type="float" office:value="82.915999999999997" table:style-name="ce10">
            <text:p>82.916</text:p>
          </table:table-cell>
          <table:table-cell office:value-type="float" office:value="54.195999999999998" table:style-name="ce10">
            <text:p>54.196</text:p>
          </table:table-cell>
          <table:table-cell office:value-type="float" office:value="81.012" table:style-name="ce10">
            <text:p>81.012</text:p>
          </table:table-cell>
          <table:table-cell office:value-type="float" office:value="71.343999999999994" table:style-name="ce10">
            <text:p>71.344</text:p>
          </table:table-cell>
          <table:table-cell office:value-type="float" office:value="33.762999999999998" table:style-name="ce10">
            <text:p>33.763</text:p>
          </table:table-cell>
          <table:table-cell office:value-type="float" office:value="43.585999999999999" table:style-name="ce10">
            <text:p>43.586</text:p>
          </table:table-cell>
          <table:table-cell office:value-type="float" office:value="87.620999999999995" table:style-name="ce10">
            <text:p>87.621</text:p>
          </table:table-cell>
          <table:table-cell office:value-type="float" office:value="80.451999999999998" table:style-name="ce10">
            <text:p>80.452</text:p>
          </table:table-cell>
          <table:table-cell office:value-type="float" office:value="73.662000000000006" table:style-name="ce10">
            <text:p>73.662</text:p>
          </table:table-cell>
          <table:table-cell office:value-type="float" office:value="60.747" table:style-name="ce10">
            <text:p>60.747</text:p>
          </table:table-cell>
          <table:table-cell office:value-type="float" office:value="84.5" table:style-name="ce10">
            <text:p>84.5</text:p>
          </table:table-cell>
          <table:table-cell office:value-type="float" office:value="71.745999999999995" table:style-name="ce10">
            <text:p>71.746</text:p>
          </table:table-cell>
          <table:table-cell office:value-type="float" office:value="74.694000000000003" table:style-name="ce10">
            <text:p>74.694</text:p>
          </table:table-cell>
          <table:table-cell office:value-type="float" office:value="74.067999999999998" table:style-name="ce10">
            <text:p>74.068</text:p>
          </table:table-cell>
          <table:table-cell office:value-type="float" office:value="90.501000000000005" table:style-name="ce10">
            <text:p>90.501</text:p>
          </table:table-cell>
          <table:table-cell office:value-type="float" office:value="86.921000000000006" table:style-name="ce10">
            <text:p>86.921</text:p>
          </table:table-cell>
          <table:table-cell office:value-type="float" office:value="66.058000000000007" table:style-name="ce10">
            <text:p>66.058</text:p>
          </table:table-cell>
          <table:table-cell office:value-type="float" office:value="81.238" table:style-name="ce10">
            <text:p>81.238</text:p>
          </table:table-cell>
          <table:table-cell office:value-type="float" office:value="83.119" table:style-name="ce10">
            <text:p>83.119</text:p>
          </table:table-cell>
          <table:table-cell office:value-type="float" office:value="68.620999999999995" table:style-name="ce10">
            <text:p>68.621</text:p>
          </table:table-cell>
          <table:table-cell office:value-type="float" office:value="65.393000000000001" table:style-name="ce10">
            <text:p>65.393</text:p>
          </table:table-cell>
          <table:table-cell office:value-type="float" office:value="71.97" table:style-name="ce10">
            <text:p>71.97</text:p>
          </table:table-cell>
          <table:table-cell office:value-type="float" office:value="40.005000000000003" table:style-name="ce10">
            <text:p>40.005</text:p>
          </table:table-cell>
          <table:table-cell office:value-type="float" office:value="87.016999999999996" table:style-name="ce10">
            <text:p>87.017</text:p>
          </table:table-cell>
          <table:table-cell office:value-type="float" office:value="84.637" table:style-name="ce10">
            <text:p>84.637</text:p>
          </table:table-cell>
          <table:table-cell office:value-type="float" office:value="77.093999999999994" table:style-name="ce10">
            <text:p>77.094</text:p>
          </table:table-cell>
          <table:table-cell office:value-type="float" office:value="64.457999999999998" table:style-name="ce10">
            <text:p>64.458</text:p>
          </table:table-cell>
          <table:table-cell office:value-type="float" office:value="48.847000000000001" table:style-name="ce10">
            <text:p>48.847</text:p>
          </table:table-cell>
          <table:table-cell office:value-type="float" office:value="51.372" table:style-name="ce10">
            <text:p>51.372</text:p>
          </table:table-cell>
          <table:table-cell office:value-type="float" office:value="52.088000000000001" table:style-name="ce10">
            <text:p>52.088</text:p>
          </table:table-cell>
          <table:table-cell office:value-type="float" office:value="85.399000000000001" table:style-name="ce10">
            <text:p>85.399</text:p>
          </table:table-cell>
          <table:table-cell office:value-type="float" office:value="88.965999999999994" table:style-name="ce10">
            <text:p>88.966</text:p>
          </table:table-cell>
          <table:table-cell office:value-type="float" office:value="69.968000000000004" table:style-name="ce10">
            <text:p>69.968</text:p>
          </table:table-cell>
          <table:table-cell office:value-type="float" office:value="79.680000000000007" table:style-name="ce10">
            <text:p>79.68</text:p>
          </table:table-cell>
          <table:table-cell office:value-type="float" office:value="60.64" table:style-name="ce10">
            <text:p>60.64</text:p>
          </table:table-cell>
          <table:table-cell office:value-type="float" office:value="74.322000000000003" table:style-name="ce10">
            <text:p>74.322</text:p>
          </table:table-cell>
          <table:table-cell office:value-type="float" office:value="87.412000000000006" table:style-name="ce10">
            <text:p>87.412</text:p>
          </table:table-cell>
          <table:table-cell office:value-type="float" office:value="66.156000000000006" table:style-name="ce10">
            <text:p>66.156</text:p>
          </table:table-cell>
          <table:table-cell office:value-type="float" office:value="61.584000000000003" table:style-name="ce10">
            <text:p>61.584</text:p>
          </table:table-cell>
          <table:table-cell office:value-type="float" office:value="77.888999999999996" table:style-name="ce10">
            <text:p>77.889</text:p>
          </table:table-cell>
          <table:table-cell office:value-type="float" office:value="36.206000000000003" table:style-name="ce10">
            <text:p>36.206</text:p>
          </table:table-cell>
          <table:table-cell office:value-type="float" office:value="41.926000000000002" table:style-name="ce10">
            <text:p>41.926</text:p>
          </table:table-cell>
          <table:table-cell office:value-type="float" office:value="23.082000000000001" table:style-name="ce10">
            <text:p>23.082</text:p>
          </table:table-cell>
          <table:table-cell office:value-type="float" office:value="72.325999999999993" table:style-name="ce10">
            <text:p>72.326</text:p>
          </table:table-cell>
          <table:table-cell office:value-type="float" office:value="63.392000000000003" table:style-name="ce10">
            <text:p>63.392</text:p>
          </table:table-cell>
          <table:table-cell office:value-type="float" office:value="67.028000000000006" table:style-name="ce10">
            <text:p>67.028</text:p>
          </table:table-cell>
          <table:table-cell office:value-type="float" office:value="58.924999999999997" table:style-name="ce10">
            <text:p>58.925</text:p>
          </table:table-cell>
          <table:table-cell office:value-type="float" office:value="43.396999999999998" table:style-name="ce10">
            <text:p>43.397</text:p>
          </table:table-cell>
          <table:table-cell office:value-type="float" office:value="44.643000000000001" table:style-name="ce10">
            <text:p>44.643</text:p>
          </table:table-cell>
          <table:table-cell office:value-type="float" office:value="18.295999999999999" table:style-name="ce10">
            <text:p>18.296</text:p>
          </table:table-cell>
          <table:table-cell office:value-type="float" office:value="19.539000000000001" table:style-name="ce10">
            <text:p>19.539</text:p>
          </table:table-cell>
          <table:table-cell office:value-type="float" office:value="56.348999999999997" table:style-name="ce10">
            <text:p>56.349</text:p>
          </table:table-cell>
          <table:table-cell office:value-type="float" office:value="34.470999999999997" table:style-name="ce10">
            <text:p>34.471</text:p>
          </table:table-cell>
          <table:table-cell office:value-type="float" office:value="49.722999999999999" table:style-name="ce10">
            <text:p>49.723</text:p>
          </table:table-cell>
          <table:table-cell office:value-type="float" office:value="53.353999999999999" table:style-name="ce10">
            <text:p>53.354</text:p>
          </table:table-cell>
          <table:table-cell office:value-type="float" office:value="51.841999999999999" table:style-name="ce10">
            <text:p>51.842</text:p>
          </table:table-cell>
          <table:table-cell office:value-type="float" office:value="38.97" table:style-name="ce10">
            <text:p>38.97</text:p>
          </table:table-cell>
          <table:table-cell office:value-type="float" office:value="40.78" table:style-name="ce10">
            <text:p>40.78</text:p>
          </table:table-cell>
          <table:table-cell office:value-type="float" office:value="37.417999999999999" table:style-name="ce10">
            <text:p>37.418</text:p>
          </table:table-cell>
          <table:table-cell office:value-type="float" office:value="43.343000000000004" table:style-name="ce10">
            <text:p>43.343</text:p>
          </table:table-cell>
          <table:table-cell office:value-type="float" office:value="34.564999999999998" table:style-name="ce10">
            <text:p>34.565</text:p>
          </table:table-cell>
          <table:table-cell office:value-type="float" office:value="92.361999999999995" table:style-name="ce10">
            <text:p>92.362</text:p>
          </table:table-cell>
          <table:table-cell office:value-type="float" office:value="76.344999999999999" table:style-name="ce10">
            <text:p>76.345</text:p>
          </table:table-cell>
          <table:table-cell office:value-type="float" office:value="77.781999999999996" table:style-name="ce10">
            <text:p>77.782</text:p>
          </table:table-cell>
          <table:table-cell office:value-type="float" office:value="76.900000000000006" table:style-name="ce10">
            <text:p>76.9</text:p>
          </table:table-cell>
          <table:table-cell office:value-type="float" office:value="79.866" table:style-name="ce10">
            <text:p>79.866</text:p>
          </table:table-cell>
          <table:table-cell office:value-type="float" office:value="52.055" table:style-name="ce10">
            <text:p>52.055</text:p>
          </table:table-cell>
          <table:table-cell office:value-type="float" office:value="35.878" table:style-name="ce10">
            <text:p>35.878</text:p>
          </table:table-cell>
          <table:table-cell office:value-type="float" office:value="68.459999999999994" table:style-name="ce10">
            <text:p>68.46</text:p>
          </table:table-cell>
          <table:table-cell office:value-type="float" office:value="24.297000000000001" table:style-name="ce10">
            <text:p>24.297</text:p>
          </table:table-cell>
          <table:table-cell office:value-type="float" office:value="65.349000000000004" table:style-name="ce10">
            <text:p>65.349</text:p>
          </table:table-cell>
          <table:table-cell office:value-type="float" office:value="85.587999999999994" table:style-name="ce10">
            <text:p>85.588</text:p>
          </table:table-cell>
          <table:table-cell office:value-type="float" office:value="94.384" table:style-name="ce10">
            <text:p>94.384</text:p>
          </table:table-cell>
          <table:table-cell office:value-type="float" office:value="57.787999999999997" table:style-name="ce10">
            <text:p>57.788</text:p>
          </table:table-cell>
          <table:table-cell office:value-type="float" office:value="50.012" table:style-name="ce10">
            <text:p>50.012</text:p>
          </table:table-cell>
          <table:table-cell office:value-type="float" office:value="54.244" table:style-name="ce10">
            <text:p>54.244</text:p>
          </table:table-cell>
          <table:table-cell office:value-type="float" office:value="20.53" table:style-name="ce10">
            <text:p>20.53</text:p>
          </table:table-cell>
          <table:table-cell office:value-type="float" office:value="6.1980000000000004" table:style-name="ce10">
            <text:p>6.198</text:p>
          </table:table-cell>
          <table:table-cell office:value-type="float" office:value="12.609" table:style-name="ce10">
            <text:p>12.609</text:p>
          </table:table-cell>
          <table:table-cell office:value-type="float" office:value="33.561" table:style-name="ce10">
            <text:p>33.561</text:p>
          </table:table-cell>
          <table:table-cell office:value-type="float" office:value="47.631" table:style-name="ce10">
            <text:p>47.631</text:p>
          </table:table-cell>
          <table:table-cell office:value-type="float" office:value="7.3659999999999997" table:style-name="ce10">
            <text:p>7.366</text:p>
          </table:table-cell>
          <table:table-cell office:value-type="float" office:value="87.730999999999995" table:style-name="ce10">
            <text:p>87.731</text:p>
          </table:table-cell>
          <table:table-cell office:value-type="float" office:value="66.411000000000001" table:style-name="ce10">
            <text:p>66.411</text:p>
          </table:table-cell>
          <table:table-cell office:value-type="float" office:value="72.376999999999995" table:style-name="ce10">
            <text:p>72.377</text:p>
          </table:table-cell>
          <table:table-cell office:value-type="float" office:value="7.6239999999999997" table:style-name="ce10">
            <text:p>7.624</text:p>
          </table:table-cell>
          <table:table-cell office:value-type="float" office:value="86.494" table:style-name="ce10">
            <text:p>86.494</text:p>
          </table:table-cell>
          <table:table-cell office:value-type="float" office:value="5.8819999999999997" table:style-name="ce10">
            <text:p>5.882</text:p>
          </table:table-cell>
          <table:table-cell office:value-type="float" office:value="7.2949999999999999" table:style-name="ce10">
            <text:p>7.295</text:p>
          </table:table-cell>
          <table:table-cell office:value-type="float" office:value="88.022000000000006" table:style-name="ce10">
            <text:p>88.022</text:p>
          </table:table-cell>
          <table:table-cell office:value-type="float" office:value="4.6829999999999998" table:style-name="ce10">
            <text:p>4.683</text:p>
          </table:table-cell>
          <table:table-cell office:value-type="float" office:value="43.387" table:style-name="ce10">
            <text:p>43.387</text:p>
          </table:table-cell>
          <table:table-cell office:value-type="float" office:value="42.581000000000003" table:style-name="ce10">
            <text:p>42.581</text:p>
          </table:table-cell>
          <table:table-cell office:value-type="float" office:value="14.032" table:style-name="ce10">
            <text:p>14.032</text:p>
          </table:table-cell>
          <table:table-cell office:value-type="float" office:value="27.984999999999999" table:style-name="ce10">
            <text:p>27.985</text:p>
          </table:table-cell>
          <table:table-cell office:value-type="float" office:value="51.866" table:style-name="ce10">
            <text:p>51.866</text:p>
          </table:table-cell>
          <table:table-cell office:value-type="float" office:value="20.149000000000001" table:style-name="ce10">
            <text:p>20.149</text:p>
          </table:table-cell>
          <table:table-cell office:value-type="float" office:value="46.688000000000002" table:style-name="ce10">
            <text:p>46.688</text:p>
          </table:table-cell>
          <table:table-cell office:value-type="float" office:value="27.786999999999999" table:style-name="ce10">
            <text:p>27.787</text:p>
          </table:table-cell>
          <table:table-cell office:value-type="float" office:value="25.524999999999999" table:style-name="ce10">
            <text:p>25.525</text:p>
          </table:table-cell>
          <table:table-cell office:value-type="float" office:value="57.027000000000001" table:style-name="ce10">
            <text:p>57.027</text:p>
          </table:table-cell>
          <table:table-cell office:value-type="float" office:value="22.779" table:style-name="ce10">
            <text:p>22.779</text:p>
          </table:table-cell>
          <table:table-cell office:value-type="float" office:value="20.193999999999999" table:style-name="ce10">
            <text:p>20.194</text:p>
          </table:table-cell>
          <table:table-cell office:value-type="float" office:value="27.509" table:style-name="ce10">
            <text:p>27.509</text:p>
          </table:table-cell>
          <table:table-cell office:value-type="float" office:value="61.71" table:style-name="ce10">
            <text:p>61.71</text:p>
          </table:table-cell>
          <table:table-cell office:value-type="float" office:value="10.781000000000001" table:style-name="ce10">
            <text:p>10.781</text:p>
          </table:table-cell>
          <table:table-cell office:value-type="float" office:value="66.076999999999998" table:style-name="ce10">
            <text:p>66.077</text:p>
          </table:table-cell>
          <table:table-cell office:value-type="float" office:value="69.402000000000001" table:style-name="ce10">
            <text:p>69.402</text:p>
          </table:table-cell>
          <table:table-cell office:value-type="float" office:value="62.021999999999998" table:style-name="ce10">
            <text:p>62.022</text:p>
          </table:table-cell>
          <table:table-cell office:value-type="float" office:value="31.347999999999999" table:style-name="ce10">
            <text:p>31.348</text:p>
          </table:table-cell>
          <table:table-cell office:value-type="float" office:value="72.828000000000003" table:style-name="ce10">
            <text:p>72.828</text:p>
          </table:table-cell>
          <table:table-cell office:value-type="float" office:value="70.858000000000004" table:style-name="ce10">
            <text:p>70.858</text:p>
          </table:table-cell>
          <table:table-cell office:value-type="float" office:value="56.334000000000003" table:style-name="ce10">
            <text:p>56.334</text:p>
          </table:table-cell>
          <table:table-cell office:value-type="float" office:value="45.85" table:style-name="ce10">
            <text:p>45.85</text:p>
          </table:table-cell>
          <table:table-cell table:number-columns-repeated="16259"/>
        </table:table-row>
        <table:table-row table:style-name="ro8">
          <table:table-cell office:value-type="string" table:style-name="ce4">
            <text:p>DESNZ</text:p>
          </table:table-cell>
          <table:table-cell office:value-type="string" table:style-name="ce4">
            <text:p>Department for Energy Security and Net Zero</text:p>
          </table:table-cell>
          <table:table-cell office:value-type="string" table:style-name="ce4">
            <text:p>Energy Security and Net Zero</text:p>
          </table:table-cell>
          <table:table-cell table:style-name="ce4"/>
          <table:table-cell office:value-type="float" office:value="83.884" table:style-name="ce10">
            <text:p>83.884</text:p>
          </table:table-cell>
          <table:table-cell office:value-type="float" office:value="67.448999999999998" table:style-name="ce10">
            <text:p>67.449</text:p>
          </table:table-cell>
          <table:table-cell office:value-type="float" office:value="25.943000000000001" table:style-name="ce10">
            <text:p>25.943</text:p>
          </table:table-cell>
          <table:table-cell office:value-type="float" office:value="74.135999999999996" table:style-name="ce10">
            <text:p>74.136</text:p>
          </table:table-cell>
          <table:table-cell office:value-type="float" office:value="78.659000000000006" table:style-name="ce10">
            <text:p>78.659</text:p>
          </table:table-cell>
          <table:table-cell office:value-type="float" office:value="85.734999999999999" table:style-name="ce10">
            <text:p>85.735</text:p>
          </table:table-cell>
          <table:table-cell office:value-type="float" office:value="78.635000000000005" table:style-name="ce10">
            <text:p>78.635</text:p>
          </table:table-cell>
          <table:table-cell office:value-type="float" office:value="84.491" table:style-name="ce10">
            <text:p>84.491</text:p>
          </table:table-cell>
          <table:table-cell office:value-type="float" office:value="53.831000000000003" table:style-name="ce10">
            <text:p>53.831</text:p>
          </table:table-cell>
          <table:table-cell office:value-type="float" office:value="85.126000000000005" table:style-name="ce10">
            <text:p>85.126</text:p>
          </table:table-cell>
          <table:table-cell office:value-type="float" office:value="74.33" table:style-name="ce10">
            <text:p>74.33</text:p>
          </table:table-cell>
          <table:table-cell office:value-type="float" office:value="34.722000000000001" table:style-name="ce10">
            <text:p>34.722</text:p>
          </table:table-cell>
          <table:table-cell office:value-type="float" office:value="58.97" table:style-name="ce10">
            <text:p>58.97</text:p>
          </table:table-cell>
          <table:table-cell office:value-type="float" office:value="90.382000000000005" table:style-name="ce10">
            <text:p>90.382</text:p>
          </table:table-cell>
          <table:table-cell office:value-type="float" office:value="79.885000000000005" table:style-name="ce10">
            <text:p>79.885</text:p>
          </table:table-cell>
          <table:table-cell office:value-type="float" office:value="76.164000000000001" table:style-name="ce10">
            <text:p>76.164</text:p>
          </table:table-cell>
          <table:table-cell office:value-type="float" office:value="61.213000000000001" table:style-name="ce10">
            <text:p>61.213</text:p>
          </table:table-cell>
          <table:table-cell office:value-type="float" office:value="85.665999999999997" table:style-name="ce10">
            <text:p>85.666</text:p>
          </table:table-cell>
          <table:table-cell office:value-type="float" office:value="84.912999999999997" table:style-name="ce10">
            <text:p>84.913</text:p>
          </table:table-cell>
          <table:table-cell office:value-type="float" office:value="86.55" table:style-name="ce10">
            <text:p>86.55</text:p>
          </table:table-cell>
          <table:table-cell office:value-type="float" office:value="76.828999999999994" table:style-name="ce10">
            <text:p>76.829</text:p>
          </table:table-cell>
          <table:table-cell office:value-type="float" office:value="91.692999999999998" table:style-name="ce10">
            <text:p>91.693</text:p>
          </table:table-cell>
          <table:table-cell office:value-type="float" office:value="88.353999999999999" table:style-name="ce10">
            <text:p>88.354</text:p>
          </table:table-cell>
          <table:table-cell office:value-type="float" office:value="67.808000000000007" table:style-name="ce10">
            <text:p>67.808</text:p>
          </table:table-cell>
          <table:table-cell office:value-type="float" office:value="81.912999999999997" table:style-name="ce10">
            <text:p>81.913</text:p>
          </table:table-cell>
          <table:table-cell office:value-type="float" office:value="85.691999999999993" table:style-name="ce10">
            <text:p>85.692</text:p>
          </table:table-cell>
          <table:table-cell office:value-type="float" office:value="71.679000000000002" table:style-name="ce10">
            <text:p>71.679</text:p>
          </table:table-cell>
          <table:table-cell office:value-type="float" office:value="67.781999999999996" table:style-name="ce10">
            <text:p>67.782</text:p>
          </table:table-cell>
          <table:table-cell office:value-type="float" office:value="76.099000000000004" table:style-name="ce10">
            <text:p>76.099</text:p>
          </table:table-cell>
          <table:table-cell office:value-type="float" office:value="57.716999999999999" table:style-name="ce10">
            <text:p>57.717</text:p>
          </table:table-cell>
          <table:table-cell office:value-type="float" office:value="88.581000000000003" table:style-name="ce10">
            <text:p>88.581</text:p>
          </table:table-cell>
          <table:table-cell office:value-type="float" office:value="85.367000000000004" table:style-name="ce10">
            <text:p>85.367</text:p>
          </table:table-cell>
          <table:table-cell office:value-type="float" office:value="79.498999999999995" table:style-name="ce10">
            <text:p>79.499</text:p>
          </table:table-cell>
          <table:table-cell office:value-type="float" office:value="56.231999999999999" table:style-name="ce10">
            <text:p>56.232</text:p>
          </table:table-cell>
          <table:table-cell office:value-type="float" office:value="48.889000000000003" table:style-name="ce10">
            <text:p>48.889</text:p>
          </table:table-cell>
          <table:table-cell office:value-type="float" office:value="61.651000000000003" table:style-name="ce10">
            <text:p>61.651</text:p>
          </table:table-cell>
          <table:table-cell office:value-type="float" office:value="48.51" table:style-name="ce10">
            <text:p>48.51</text:p>
          </table:table-cell>
          <table:table-cell office:value-type="float" office:value="88.805000000000007" table:style-name="ce10">
            <text:p>88.805</text:p>
          </table:table-cell>
          <table:table-cell office:value-type="float" office:value="90.617000000000004" table:style-name="ce10">
            <text:p>90.617</text:p>
          </table:table-cell>
          <table:table-cell office:value-type="float" office:value="77.159000000000006" table:style-name="ce10">
            <text:p>77.159</text:p>
          </table:table-cell>
          <table:table-cell office:value-type="float" office:value="83.882000000000005" table:style-name="ce10">
            <text:p>83.882</text:p>
          </table:table-cell>
          <table:table-cell office:value-type="float" office:value="70.206999999999994" table:style-name="ce10">
            <text:p>70.207</text:p>
          </table:table-cell>
          <table:table-cell office:value-type="float" office:value="72.096999999999994" table:style-name="ce10">
            <text:p>72.097</text:p>
          </table:table-cell>
          <table:table-cell office:value-type="float" office:value="86.531999999999996" table:style-name="ce10">
            <text:p>86.532</text:p>
          </table:table-cell>
          <table:table-cell office:value-type="float" office:value="76.757999999999996" table:style-name="ce10">
            <text:p>76.758</text:p>
          </table:table-cell>
          <table:table-cell office:value-type="float" office:value="63.85" table:style-name="ce10">
            <text:p>63.85</text:p>
          </table:table-cell>
          <table:table-cell office:value-type="float" office:value="76.521000000000001" table:style-name="ce10">
            <text:p>76.521</text:p>
          </table:table-cell>
          <table:table-cell office:value-type="float" office:value="37.023000000000003" table:style-name="ce10">
            <text:p>37.023</text:p>
          </table:table-cell>
          <table:table-cell office:value-type="float" office:value="38.776000000000003" table:style-name="ce10">
            <text:p>38.776</text:p>
          </table:table-cell>
          <table:table-cell office:value-type="float" office:value="28.321000000000002" table:style-name="ce10">
            <text:p>28.321</text:p>
          </table:table-cell>
          <table:table-cell office:value-type="float" office:value="59.591999999999999" table:style-name="ce10">
            <text:p>59.592</text:p>
          </table:table-cell>
          <table:table-cell office:value-type="float" office:value="59.136000000000003" table:style-name="ce10">
            <text:p>59.136</text:p>
          </table:table-cell>
          <table:table-cell office:value-type="float" office:value="78.751000000000005" table:style-name="ce10">
            <text:p>78.751</text:p>
          </table:table-cell>
          <table:table-cell office:value-type="float" office:value="73.771000000000001" table:style-name="ce10">
            <text:p>73.771</text:p>
          </table:table-cell>
          <table:table-cell office:value-type="float" office:value="63.048999999999999" table:style-name="ce10">
            <text:p>63.049</text:p>
          </table:table-cell>
          <table:table-cell office:value-type="float" office:value="65.378" table:style-name="ce10">
            <text:p>65.378</text:p>
          </table:table-cell>
          <table:table-cell office:value-type="float" office:value="44.514000000000003" table:style-name="ce10">
            <text:p>44.514</text:p>
          </table:table-cell>
          <table:table-cell office:value-type="float" office:value="38.975000000000001" table:style-name="ce10">
            <text:p>38.975</text:p>
          </table:table-cell>
          <table:table-cell office:value-type="float" office:value="69.531999999999996" table:style-name="ce10">
            <text:p>69.532</text:p>
          </table:table-cell>
          <table:table-cell office:value-type="float" office:value="39.110999999999997" table:style-name="ce10">
            <text:p>39.111</text:p>
          </table:table-cell>
          <table:table-cell office:value-type="float" office:value="57.654000000000003" table:style-name="ce10">
            <text:p>57.654</text:p>
          </table:table-cell>
          <table:table-cell office:value-type="float" office:value="76.058999999999997" table:style-name="ce10">
            <text:p>76.059</text:p>
          </table:table-cell>
          <table:table-cell office:value-type="float" office:value="75.236000000000004" table:style-name="ce10">
            <text:p>75.236</text:p>
          </table:table-cell>
          <table:table-cell office:value-type="float" office:value="49.582000000000001" table:style-name="ce10">
            <text:p>49.582</text:p>
          </table:table-cell>
          <table:table-cell office:value-type="float" office:value="57.969000000000001" table:style-name="ce10">
            <text:p>57.969</text:p>
          </table:table-cell>
          <table:table-cell office:value-type="float" office:value="59.607999999999997" table:style-name="ce10">
            <text:p>59.608</text:p>
          </table:table-cell>
          <table:table-cell office:value-type="float" office:value="56.012" table:style-name="ce10">
            <text:p>56.012</text:p>
          </table:table-cell>
          <table:table-cell office:value-type="float" office:value="39.341000000000001" table:style-name="ce10">
            <text:p>39.341</text:p>
          </table:table-cell>
          <table:table-cell office:value-type="float" office:value="90.75" table:style-name="ce10">
            <text:p>90.75</text:p>
          </table:table-cell>
          <table:table-cell office:value-type="float" office:value="78.745000000000005" table:style-name="ce10">
            <text:p>78.745</text:p>
          </table:table-cell>
          <table:table-cell office:value-type="float" office:value="74.256" table:style-name="ce10">
            <text:p>74.256</text:p>
          </table:table-cell>
          <table:table-cell office:value-type="float" office:value="73.093000000000004" table:style-name="ce10">
            <text:p>73.093</text:p>
          </table:table-cell>
          <table:table-cell office:value-type="float" office:value="78.567999999999998" table:style-name="ce10">
            <text:p>78.568</text:p>
          </table:table-cell>
          <table:table-cell office:value-type="float" office:value="62.960999999999999" table:style-name="ce10">
            <text:p>62.961</text:p>
          </table:table-cell>
          <table:table-cell office:value-type="float" office:value="38.911999999999999" table:style-name="ce10">
            <text:p>38.912</text:p>
          </table:table-cell>
          <table:table-cell office:value-type="float" office:value="79.822000000000003" table:style-name="ce10">
            <text:p>79.822</text:p>
          </table:table-cell>
          <table:table-cell office:value-type="float" office:value="62.887999999999998" table:style-name="ce10">
            <text:p>62.888</text:p>
          </table:table-cell>
          <table:table-cell office:value-type="float" office:value="86.39" table:style-name="ce10">
            <text:p>86.39</text:p>
          </table:table-cell>
          <table:table-cell office:value-type="float" office:value="89.783000000000001" table:style-name="ce10">
            <text:p>89.783</text:p>
          </table:table-cell>
          <table:table-cell office:value-type="float" office:value="96.028000000000006" table:style-name="ce10">
            <text:p>96.028</text:p>
          </table:table-cell>
          <table:table-cell office:value-type="float" office:value="58.844999999999999" table:style-name="ce10">
            <text:p>58.845</text:p>
          </table:table-cell>
          <table:table-cell office:value-type="float" office:value="44.639000000000003" table:style-name="ce10">
            <text:p>44.639</text:p>
          </table:table-cell>
          <table:table-cell office:value-type="float" office:value="76.888999999999996" table:style-name="ce10">
            <text:p>76.889</text:p>
          </table:table-cell>
          <table:table-cell office:value-type="float" office:value="49.673000000000002" table:style-name="ce10">
            <text:p>49.673</text:p>
          </table:table-cell>
          <table:table-cell office:value-type="float" office:value="4.7930000000000001" table:style-name="ce10">
            <text:p>4.793</text:p>
          </table:table-cell>
          <table:table-cell office:value-type="float" office:value="17.47" table:style-name="ce10">
            <text:p>17.47</text:p>
          </table:table-cell>
          <table:table-cell office:value-type="float" office:value="50.131" table:style-name="ce10">
            <text:p>50.131</text:p>
          </table:table-cell>
          <table:table-cell office:value-type="float" office:value="27.606000000000002" table:style-name="ce10">
            <text:p>27.606</text:p>
          </table:table-cell>
          <table:table-cell office:value-type="float" office:value="6.1319999999999997" table:style-name="ce10">
            <text:p>6.132</text:p>
          </table:table-cell>
          <table:table-cell office:value-type="float" office:value="93.358999999999995" table:style-name="ce10">
            <text:p>93.359</text:p>
          </table:table-cell>
          <table:table-cell office:value-type="float" office:value="62.048999999999999" table:style-name="ce10">
            <text:p>62.049</text:p>
          </table:table-cell>
          <table:table-cell office:value-type="float" office:value="76.813999999999993" table:style-name="ce10">
            <text:p>76.814</text:p>
          </table:table-cell>
          <table:table-cell office:value-type="float" office:value="7.0780000000000003" table:style-name="ce10">
            <text:p>7.078</text:p>
          </table:table-cell>
          <table:table-cell office:value-type="float" office:value="87.594999999999999" table:style-name="ce10">
            <text:p>87.595</text:p>
          </table:table-cell>
          <table:table-cell office:value-type="float" office:value="5.3280000000000003" table:style-name="ce10">
            <text:p>5.328</text:p>
          </table:table-cell>
          <table:table-cell office:value-type="float" office:value="7.65" table:style-name="ce10">
            <text:p>7.65</text:p>
          </table:table-cell>
          <table:table-cell office:value-type="float" office:value="87.911000000000001" table:style-name="ce10">
            <text:p>87.911</text:p>
          </table:table-cell>
          <table:table-cell office:value-type="float" office:value="4.4390000000000001" table:style-name="ce10">
            <text:p>4.439</text:p>
          </table:table-cell>
          <table:table-cell office:value-type="float" office:value="39.040999999999997" table:style-name="ce10">
            <text:p>39.041</text:p>
          </table:table-cell>
          <table:table-cell office:value-type="float" office:value="50" table:style-name="ce10">
            <text:p>50</text:p>
          </table:table-cell>
          <table:table-cell office:value-type="float" office:value="10.959" table:style-name="ce10">
            <text:p>10.959</text:p>
          </table:table-cell>
          <table:table-cell office:value-type="float" office:value="30.702000000000002" table:style-name="ce10">
            <text:p>30.702</text:p>
          </table:table-cell>
          <table:table-cell office:value-type="float" office:value="53.509" table:style-name="ce10">
            <text:p>53.509</text:p>
          </table:table-cell>
          <table:table-cell office:value-type="float" office:value="15.789" table:style-name="ce10">
            <text:p>15.789</text:p>
          </table:table-cell>
          <table:table-cell office:value-type="float" office:value="50.341999999999999" table:style-name="ce10">
            <text:p>50.342</text:p>
          </table:table-cell>
          <table:table-cell office:value-type="float" office:value="21.233000000000001" table:style-name="ce10">
            <text:p>21.233</text:p>
          </table:table-cell>
          <table:table-cell office:value-type="float" office:value="28.425000000000001" table:style-name="ce10">
            <text:p>28.425</text:p>
          </table:table-cell>
          <table:table-cell office:value-type="float" office:value="50.341999999999999" table:style-name="ce10">
            <text:p>50.342</text:p>
          </table:table-cell>
          <table:table-cell office:value-type="float" office:value="29.11" table:style-name="ce10">
            <text:p>29.11</text:p>
          </table:table-cell>
          <table:table-cell office:value-type="float" office:value="20.547999999999998" table:style-name="ce10">
            <text:p>20.548</text:p>
          </table:table-cell>
          <table:table-cell office:value-type="float" office:value="31.579000000000001" table:style-name="ce10">
            <text:p>31.579</text:p>
          </table:table-cell>
          <table:table-cell office:value-type="float" office:value="56.14" table:style-name="ce10">
            <text:p>56.14</text:p>
          </table:table-cell>
          <table:table-cell office:value-type="float" office:value="12.281000000000001" table:style-name="ce10">
            <text:p>12.281</text:p>
          </table:table-cell>
          <table:table-cell office:value-type="float" office:value="69.210999999999999" table:style-name="ce10">
            <text:p>69.211</text:p>
          </table:table-cell>
          <table:table-cell office:value-type="float" office:value="71.936999999999998" table:style-name="ce10">
            <text:p>71.937</text:p>
          </table:table-cell>
          <table:table-cell office:value-type="float" office:value="61.92" table:style-name="ce10">
            <text:p>61.92</text:p>
          </table:table-cell>
          <table:table-cell office:value-type="float" office:value="37.326000000000001" table:style-name="ce10">
            <text:p>37.326</text:p>
          </table:table-cell>
          <table:table-cell office:value-type="float" office:value="72.831999999999994" table:style-name="ce10">
            <text:p>72.832</text:p>
          </table:table-cell>
          <table:table-cell office:value-type="float" office:value="75.48" table:style-name="ce10">
            <text:p>75.48</text:p>
          </table:table-cell>
          <table:table-cell office:value-type="float" office:value="56.441000000000003" table:style-name="ce10">
            <text:p>56.441</text:p>
          </table:table-cell>
          <table:table-cell office:value-type="float" office:value="58.014000000000003" table:style-name="ce10">
            <text:p>58.014</text:p>
          </table:table-cell>
          <table:table-cell table:number-columns-repeated="16259"/>
        </table:table-row>
        <table:table-row table:style-name="ro5">
          <table:table-cell office:value-type="string" table:style-name="ce4">
            <text:p>DFE</text:p>
          </table:table-cell>
          <table:table-cell office:value-type="string" table:style-name="ce4">
            <text:p>Department for Education</text:p>
          </table:table-cell>
          <table:table-cell office:value-type="string" table:style-name="ce4">
            <text:p>Education</text:p>
          </table:table-cell>
          <table:table-cell office:value-type="string" table:style-name="ce4">
            <text:p>[note 7]</text:p>
          </table:table-cell>
          <table:table-cell office:value-type="float" office:value="84.162000000000006" table:style-name="ce10">
            <text:p>84.162</text:p>
          </table:table-cell>
          <table:table-cell office:value-type="float" office:value="64.408000000000001" table:style-name="ce10">
            <text:p>64.408</text:p>
          </table:table-cell>
          <table:table-cell office:value-type="float" office:value="25.754000000000001" table:style-name="ce10">
            <text:p>25.754</text:p>
          </table:table-cell>
          <table:table-cell office:value-type="float" office:value="73.454999999999998" table:style-name="ce10">
            <text:p>73.455</text:p>
          </table:table-cell>
          <table:table-cell office:value-type="float" office:value="76.748999999999995" table:style-name="ce10">
            <text:p>76.749</text:p>
          </table:table-cell>
          <table:table-cell office:value-type="float" office:value="80.418000000000006" table:style-name="ce10">
            <text:p>80.418</text:p>
          </table:table-cell>
          <table:table-cell office:value-type="float" office:value="81.147999999999996" table:style-name="ce10">
            <text:p>81.148</text:p>
          </table:table-cell>
          <table:table-cell office:value-type="float" office:value="87.468000000000004" table:style-name="ce10">
            <text:p>87.468</text:p>
          </table:table-cell>
          <table:table-cell office:value-type="float" office:value="56.014000000000003" table:style-name="ce10">
            <text:p>56.014</text:p>
          </table:table-cell>
          <table:table-cell office:value-type="float" office:value="83.885000000000005" table:style-name="ce10">
            <text:p>83.885</text:p>
          </table:table-cell>
          <table:table-cell office:value-type="float" office:value="77.573999999999998" table:style-name="ce10">
            <text:p>77.574</text:p>
          </table:table-cell>
          <table:table-cell office:value-type="float" office:value="39.151000000000003" table:style-name="ce10">
            <text:p>39.151</text:p>
          </table:table-cell>
          <table:table-cell office:value-type="float" office:value="52.283999999999999" table:style-name="ce10">
            <text:p>52.284</text:p>
          </table:table-cell>
          <table:table-cell office:value-type="float" office:value="87.992999999999995" table:style-name="ce10">
            <text:p>87.993</text:p>
          </table:table-cell>
          <table:table-cell office:value-type="float" office:value="78.540000000000006" table:style-name="ce10">
            <text:p>78.54</text:p>
          </table:table-cell>
          <table:table-cell office:value-type="float" office:value="74.813000000000002" table:style-name="ce10">
            <text:p>74.813</text:p>
          </table:table-cell>
          <table:table-cell office:value-type="float" office:value="59.667999999999999" table:style-name="ce10">
            <text:p>59.668</text:p>
          </table:table-cell>
          <table:table-cell office:value-type="float" office:value="82.724000000000004" table:style-name="ce10">
            <text:p>82.724</text:p>
          </table:table-cell>
          <table:table-cell office:value-type="float" office:value="79.489000000000004" table:style-name="ce10">
            <text:p>79.489</text:p>
          </table:table-cell>
          <table:table-cell office:value-type="float" office:value="81.349999999999994" table:style-name="ce10">
            <text:p>81.35</text:p>
          </table:table-cell>
          <table:table-cell office:value-type="float" office:value="79.100999999999999" table:style-name="ce10">
            <text:p>79.101</text:p>
          </table:table-cell>
          <table:table-cell office:value-type="float" office:value="92.739000000000004" table:style-name="ce10">
            <text:p>92.739</text:p>
          </table:table-cell>
          <table:table-cell office:value-type="float" office:value="89.168999999999997" table:style-name="ce10">
            <text:p>89.169</text:p>
          </table:table-cell>
          <table:table-cell office:value-type="float" office:value="70.268000000000001" table:style-name="ce10">
            <text:p>70.268</text:p>
          </table:table-cell>
          <table:table-cell office:value-type="float" office:value="84.055000000000007" table:style-name="ce10">
            <text:p>84.055</text:p>
          </table:table-cell>
          <table:table-cell office:value-type="float" office:value="86.757999999999996" table:style-name="ce10">
            <text:p>86.758</text:p>
          </table:table-cell>
          <table:table-cell office:value-type="float" office:value="78.766000000000005" table:style-name="ce10">
            <text:p>78.766</text:p>
          </table:table-cell>
          <table:table-cell office:value-type="float" office:value="71.018000000000001" table:style-name="ce10">
            <text:p>71.018</text:p>
          </table:table-cell>
          <table:table-cell office:value-type="float" office:value="78.391999999999996" table:style-name="ce10">
            <text:p>78.392</text:p>
          </table:table-cell>
          <table:table-cell office:value-type="float" office:value="53.040999999999997" table:style-name="ce10">
            <text:p>53.041</text:p>
          </table:table-cell>
          <table:table-cell office:value-type="float" office:value="90.472999999999999" table:style-name="ce10">
            <text:p>90.473</text:p>
          </table:table-cell>
          <table:table-cell office:value-type="float" office:value="88.602000000000004" table:style-name="ce10">
            <text:p>88.602</text:p>
          </table:table-cell>
          <table:table-cell office:value-type="float" office:value="83.317999999999998" table:style-name="ce10">
            <text:p>83.318</text:p>
          </table:table-cell>
          <table:table-cell office:value-type="float" office:value="68.097999999999999" table:style-name="ce10">
            <text:p>68.098</text:p>
          </table:table-cell>
          <table:table-cell office:value-type="float" office:value="58.292999999999999" table:style-name="ce10">
            <text:p>58.293</text:p>
          </table:table-cell>
          <table:table-cell office:value-type="float" office:value="46.731999999999999" table:style-name="ce10">
            <text:p>46.732</text:p>
          </table:table-cell>
          <table:table-cell office:value-type="float" office:value="50.926000000000002" table:style-name="ce10">
            <text:p>50.926</text:p>
          </table:table-cell>
          <table:table-cell office:value-type="float" office:value="87.215999999999994" table:style-name="ce10">
            <text:p>87.216</text:p>
          </table:table-cell>
          <table:table-cell office:value-type="float" office:value="90.977000000000004" table:style-name="ce10">
            <text:p>90.977</text:p>
          </table:table-cell>
          <table:table-cell office:value-type="float" office:value="76.460999999999999" table:style-name="ce10">
            <text:p>76.461</text:p>
          </table:table-cell>
          <table:table-cell office:value-type="float" office:value="80.902000000000001" table:style-name="ce10">
            <text:p>80.902</text:p>
          </table:table-cell>
          <table:table-cell office:value-type="float" office:value="72.7" table:style-name="ce10">
            <text:p>72.7</text:p>
          </table:table-cell>
          <table:table-cell office:value-type="float" office:value="74.853999999999999" table:style-name="ce10">
            <text:p>74.854</text:p>
          </table:table-cell>
          <table:table-cell office:value-type="float" office:value="89.974999999999994" table:style-name="ce10">
            <text:p>89.975</text:p>
          </table:table-cell>
          <table:table-cell office:value-type="float" office:value="80.980999999999995" table:style-name="ce10">
            <text:p>80.981</text:p>
          </table:table-cell>
          <table:table-cell office:value-type="float" office:value="67.707999999999998" table:style-name="ce10">
            <text:p>67.708</text:p>
          </table:table-cell>
          <table:table-cell office:value-type="float" office:value="79.331000000000003" table:style-name="ce10">
            <text:p>79.331</text:p>
          </table:table-cell>
          <table:table-cell office:value-type="float" office:value="40.215000000000003" table:style-name="ce10">
            <text:p>40.215</text:p>
          </table:table-cell>
          <table:table-cell office:value-type="float" office:value="44.798000000000002" table:style-name="ce10">
            <text:p>44.798</text:p>
          </table:table-cell>
          <table:table-cell office:value-type="float" office:value="32.462000000000003" table:style-name="ce10">
            <text:p>32.462</text:p>
          </table:table-cell>
          <table:table-cell office:value-type="float" office:value="72.772999999999996" table:style-name="ce10">
            <text:p>72.773</text:p>
          </table:table-cell>
          <table:table-cell office:value-type="float" office:value="58.45" table:style-name="ce10">
            <text:p>58.45</text:p>
          </table:table-cell>
          <table:table-cell office:value-type="float" office:value="78.628" table:style-name="ce10">
            <text:p>78.628</text:p>
          </table:table-cell>
          <table:table-cell office:value-type="float" office:value="68.036000000000001" table:style-name="ce10">
            <text:p>68.036</text:p>
          </table:table-cell>
          <table:table-cell office:value-type="float" office:value="52.6" table:style-name="ce10">
            <text:p>52.6</text:p>
          </table:table-cell>
          <table:table-cell office:value-type="float" office:value="57.262" table:style-name="ce10">
            <text:p>57.262</text:p>
          </table:table-cell>
          <table:table-cell office:value-type="float" office:value="32.277000000000001" table:style-name="ce10">
            <text:p>32.277</text:p>
          </table:table-cell>
          <table:table-cell office:value-type="float" office:value="28.385999999999999" table:style-name="ce10">
            <text:p>28.386</text:p>
          </table:table-cell>
          <table:table-cell office:value-type="float" office:value="66.253" table:style-name="ce10">
            <text:p>66.253</text:p>
          </table:table-cell>
          <table:table-cell office:value-type="float" office:value="36.244" table:style-name="ce10">
            <text:p>36.244</text:p>
          </table:table-cell>
          <table:table-cell office:value-type="float" office:value="50.731999999999999" table:style-name="ce10">
            <text:p>50.732</text:p>
          </table:table-cell>
          <table:table-cell office:value-type="float" office:value="67.659000000000006" table:style-name="ce10">
            <text:p>67.659</text:p>
          </table:table-cell>
          <table:table-cell office:value-type="float" office:value="67.742999999999995" table:style-name="ce10">
            <text:p>67.743</text:p>
          </table:table-cell>
          <table:table-cell office:value-type="float" office:value="52.055999999999997" table:style-name="ce10">
            <text:p>52.056</text:p>
          </table:table-cell>
          <table:table-cell office:value-type="float" office:value="55.009" table:style-name="ce10">
            <text:p>55.009</text:p>
          </table:table-cell>
          <table:table-cell office:value-type="float" office:value="52.512" table:style-name="ce10">
            <text:p>52.512</text:p>
          </table:table-cell>
          <table:table-cell office:value-type="float" office:value="52.844999999999999" table:style-name="ce10">
            <text:p>52.845</text:p>
          </table:table-cell>
          <table:table-cell office:value-type="float" office:value="42.055999999999997" table:style-name="ce10">
            <text:p>42.056</text:p>
          </table:table-cell>
          <table:table-cell office:value-type="float" office:value="90.866" table:style-name="ce10">
            <text:p>90.866</text:p>
          </table:table-cell>
          <table:table-cell office:value-type="float" office:value="78.448999999999998" table:style-name="ce10">
            <text:p>78.449</text:p>
          </table:table-cell>
          <table:table-cell office:value-type="float" office:value="76.430000000000007" table:style-name="ce10">
            <text:p>76.43</text:p>
          </table:table-cell>
          <table:table-cell office:value-type="float" office:value="72.677999999999997" table:style-name="ce10">
            <text:p>72.678</text:p>
          </table:table-cell>
          <table:table-cell office:value-type="float" office:value="78.319000000000003" table:style-name="ce10">
            <text:p>78.319</text:p>
          </table:table-cell>
          <table:table-cell office:value-type="float" office:value="73.498000000000005" table:style-name="ce10">
            <text:p>73.498</text:p>
          </table:table-cell>
          <table:table-cell office:value-type="float" office:value="48.225999999999999" table:style-name="ce10">
            <text:p>48.226</text:p>
          </table:table-cell>
          <table:table-cell office:value-type="float" office:value="84.337000000000003" table:style-name="ce10">
            <text:p>84.337</text:p>
          </table:table-cell>
          <table:table-cell office:value-type="float" office:value="36.017000000000003" table:style-name="ce10">
            <text:p>36.017</text:p>
          </table:table-cell>
          <table:table-cell office:value-type="float" office:value="86.828999999999994" table:style-name="ce10">
            <text:p>86.829</text:p>
          </table:table-cell>
          <table:table-cell office:value-type="float" office:value="65.247" table:style-name="ce10">
            <text:p>65.247</text:p>
          </table:table-cell>
          <table:table-cell office:value-type="float" office:value="95.429000000000002" table:style-name="ce10">
            <text:p>95.429</text:p>
          </table:table-cell>
          <table:table-cell office:value-type="float" office:value="64.284999999999997" table:style-name="ce10">
            <text:p>64.285</text:p>
          </table:table-cell>
          <table:table-cell office:value-type="float" office:value="50.149000000000001" table:style-name="ce10">
            <text:p>50.149</text:p>
          </table:table-cell>
          <table:table-cell office:value-type="float" office:value="68.570999999999998" table:style-name="ce10">
            <text:p>68.571</text:p>
          </table:table-cell>
          <table:table-cell office:value-type="float" office:value="42.189" table:style-name="ce10">
            <text:p>42.189</text:p>
          </table:table-cell>
          <table:table-cell office:value-type="float" office:value="5.7640000000000002" table:style-name="ce10">
            <text:p>5.764</text:p>
          </table:table-cell>
          <table:table-cell office:value-type="float" office:value="14.103999999999999" table:style-name="ce10">
            <text:p>14.104</text:p>
          </table:table-cell>
          <table:table-cell office:value-type="float" office:value="37.220999999999997" table:style-name="ce10">
            <text:p>37.221</text:p>
          </table:table-cell>
          <table:table-cell office:value-type="float" office:value="42.911000000000001" table:style-name="ce10">
            <text:p>42.911</text:p>
          </table:table-cell>
          <table:table-cell office:value-type="float" office:value="7.0720000000000001" table:style-name="ce10">
            <text:p>7.072</text:p>
          </table:table-cell>
          <table:table-cell office:value-type="float" office:value="94.977999999999994" table:style-name="ce10">
            <text:p>94.978</text:p>
          </table:table-cell>
          <table:table-cell office:value-type="float" office:value="72.352999999999994" table:style-name="ce10">
            <text:p>72.353</text:p>
          </table:table-cell>
          <table:table-cell office:value-type="float" office:value="77.427999999999997" table:style-name="ce10">
            <text:p>77.428</text:p>
          </table:table-cell>
          <table:table-cell office:value-type="float" office:value="7.5869999999999997" table:style-name="ce10">
            <text:p>7.587</text:p>
          </table:table-cell>
          <table:table-cell office:value-type="float" office:value="86.454999999999998" table:style-name="ce10">
            <text:p>86.455</text:p>
          </table:table-cell>
          <table:table-cell office:value-type="float" office:value="5.9589999999999996" table:style-name="ce10">
            <text:p>5.959</text:p>
          </table:table-cell>
          <table:table-cell office:value-type="float" office:value="6.7930000000000001" table:style-name="ce10">
            <text:p>6.793</text:p>
          </table:table-cell>
          <table:table-cell office:value-type="float" office:value="88.355000000000004" table:style-name="ce10">
            <text:p>88.355</text:p>
          </table:table-cell>
          <table:table-cell office:value-type="float" office:value="4.8520000000000003" table:style-name="ce10">
            <text:p>4.852</text:p>
          </table:table-cell>
          <table:table-cell office:value-type="float" office:value="38.987000000000002" table:style-name="ce10">
            <text:p>38.987</text:p>
          </table:table-cell>
          <table:table-cell office:value-type="float" office:value="48.677999999999997" table:style-name="ce10">
            <text:p>48.678</text:p>
          </table:table-cell>
          <table:table-cell office:value-type="float" office:value="12.335000000000001" table:style-name="ce10">
            <text:p>12.335</text:p>
          </table:table-cell>
          <table:table-cell office:value-type="float" office:value="24.294" table:style-name="ce10">
            <text:p>24.294</text:p>
          </table:table-cell>
          <table:table-cell office:value-type="float" office:value="62.712000000000003" table:style-name="ce10">
            <text:p>62.712</text:p>
          </table:table-cell>
          <table:table-cell office:value-type="float" office:value="12.994" table:style-name="ce10">
            <text:p>12.994</text:p>
          </table:table-cell>
          <table:table-cell office:value-type="float" office:value="44.176000000000002" table:style-name="ce10">
            <text:p>44.176</text:p>
          </table:table-cell>
          <table:table-cell office:value-type="float" office:value="30.548999999999999" table:style-name="ce10">
            <text:p>30.549</text:p>
          </table:table-cell>
          <table:table-cell office:value-type="float" office:value="25.274999999999999" table:style-name="ce10">
            <text:p>25.275</text:p>
          </table:table-cell>
          <table:table-cell office:value-type="float" office:value="59.56" table:style-name="ce10">
            <text:p>59.56</text:p>
          </table:table-cell>
          <table:table-cell office:value-type="float" office:value="22.417999999999999" table:style-name="ce10">
            <text:p>22.418</text:p>
          </table:table-cell>
          <table:table-cell office:value-type="float" office:value="18.021999999999998" table:style-name="ce10">
            <text:p>18.022</text:p>
          </table:table-cell>
          <table:table-cell office:value-type="float" office:value="35.027999999999999" table:style-name="ce10">
            <text:p>35.028</text:p>
          </table:table-cell>
          <table:table-cell office:value-type="float" office:value="51.411999999999999" table:style-name="ce10">
            <text:p>51.412</text:p>
          </table:table-cell>
          <table:table-cell office:value-type="float" office:value="13.558999999999999" table:style-name="ce10">
            <text:p>13.559</text:p>
          </table:table-cell>
          <table:table-cell office:value-type="float" office:value="66.415999999999997" table:style-name="ce10">
            <text:p>66.416</text:p>
          </table:table-cell>
          <table:table-cell office:value-type="float" office:value="69.81" table:style-name="ce10">
            <text:p>69.81</text:p>
          </table:table-cell>
          <table:table-cell office:value-type="float" office:value="61.235999999999997" table:style-name="ce10">
            <text:p>61.236</text:p>
          </table:table-cell>
          <table:table-cell office:value-type="float" office:value="36.098999999999997" table:style-name="ce10">
            <text:p>36.099</text:p>
          </table:table-cell>
          <table:table-cell office:value-type="float" office:value="70.293000000000006" table:style-name="ce10">
            <text:p>70.293</text:p>
          </table:table-cell>
          <table:table-cell office:value-type="float" office:value="70.388000000000005" table:style-name="ce10">
            <text:p>70.388</text:p>
          </table:table-cell>
          <table:table-cell office:value-type="float" office:value="59.662999999999997" table:style-name="ce10">
            <text:p>59.663</text:p>
          </table:table-cell>
          <table:table-cell office:value-type="float" office:value="71.177000000000007" table:style-name="ce10">
            <text:p>71.177</text:p>
          </table:table-cell>
          <table:table-cell table:number-columns-repeated="16259"/>
        </table:table-row>
        <table:table-row table:style-name="ro5">
          <table:table-cell office:value-type="string" table:style-name="ce4">
            <text:p>DFT</text:p>
          </table:table-cell>
          <table:table-cell office:value-type="string" table:style-name="ce4">
            <text:p>Department for Transport</text:p>
          </table:table-cell>
          <table:table-cell office:value-type="string" table:style-name="ce4">
            <text:p>Transport</text:p>
          </table:table-cell>
          <table:table-cell table:style-name="ce4"/>
          <table:table-cell office:value-type="float" office:value="80.438000000000002" table:style-name="ce10">
            <text:p>80.438</text:p>
          </table:table-cell>
          <table:table-cell office:value-type="float" office:value="60.884" table:style-name="ce10">
            <text:p>60.884</text:p>
          </table:table-cell>
          <table:table-cell office:value-type="float" office:value="27.98" table:style-name="ce10">
            <text:p>27.98</text:p>
          </table:table-cell>
          <table:table-cell office:value-type="float" office:value="72.582999999999998" table:style-name="ce10">
            <text:p>72.583</text:p>
          </table:table-cell>
          <table:table-cell office:value-type="float" office:value="75.546999999999997" table:style-name="ce10">
            <text:p>75.547</text:p>
          </table:table-cell>
          <table:table-cell office:value-type="float" office:value="79.364999999999995" table:style-name="ce10">
            <text:p>79.365</text:p>
          </table:table-cell>
          <table:table-cell office:value-type="float" office:value="78.984999999999999" table:style-name="ce10">
            <text:p>78.985</text:p>
          </table:table-cell>
          <table:table-cell office:value-type="float" office:value="83.254999999999995" table:style-name="ce10">
            <text:p>83.255</text:p>
          </table:table-cell>
          <table:table-cell office:value-type="float" office:value="57.94" table:style-name="ce10">
            <text:p>57.94</text:p>
          </table:table-cell>
          <table:table-cell office:value-type="float" office:value="80.212000000000003" table:style-name="ce10">
            <text:p>80.212</text:p>
          </table:table-cell>
          <table:table-cell office:value-type="float" office:value="76.046000000000006" table:style-name="ce10">
            <text:p>76.046</text:p>
          </table:table-cell>
          <table:table-cell office:value-type="float" office:value="29.042999999999999" table:style-name="ce10">
            <text:p>29.043</text:p>
          </table:table-cell>
          <table:table-cell office:value-type="float" office:value="48.723999999999997" table:style-name="ce10">
            <text:p>48.724</text:p>
          </table:table-cell>
          <table:table-cell office:value-type="float" office:value="87.375" table:style-name="ce10">
            <text:p>87.375</text:p>
          </table:table-cell>
          <table:table-cell office:value-type="float" office:value="77.736000000000004" table:style-name="ce10">
            <text:p>77.736</text:p>
          </table:table-cell>
          <table:table-cell office:value-type="float" office:value="73.417000000000002" table:style-name="ce10">
            <text:p>73.417</text:p>
          </table:table-cell>
          <table:table-cell office:value-type="float" office:value="59.987000000000002" table:style-name="ce10">
            <text:p>59.987</text:p>
          </table:table-cell>
          <table:table-cell office:value-type="float" office:value="79.192999999999998" table:style-name="ce10">
            <text:p>79.193</text:p>
          </table:table-cell>
          <table:table-cell office:value-type="float" office:value="79.173000000000002" table:style-name="ce10">
            <text:p>79.173</text:p>
          </table:table-cell>
          <table:table-cell office:value-type="float" office:value="79.561999999999998" table:style-name="ce10">
            <text:p>79.562</text:p>
          </table:table-cell>
          <table:table-cell office:value-type="float" office:value="76.481999999999999" table:style-name="ce10">
            <text:p>76.482</text:p>
          </table:table-cell>
          <table:table-cell office:value-type="float" office:value="90.450999999999993" table:style-name="ce10">
            <text:p>90.451</text:p>
          </table:table-cell>
          <table:table-cell office:value-type="float" office:value="87.159000000000006" table:style-name="ce10">
            <text:p>87.159</text:p>
          </table:table-cell>
          <table:table-cell office:value-type="float" office:value="67.995000000000005" table:style-name="ce10">
            <text:p>67.995</text:p>
          </table:table-cell>
          <table:table-cell office:value-type="float" office:value="81.266000000000005" table:style-name="ce10">
            <text:p>81.266</text:p>
          </table:table-cell>
          <table:table-cell office:value-type="float" office:value="84.555000000000007" table:style-name="ce10">
            <text:p>84.555</text:p>
          </table:table-cell>
          <table:table-cell office:value-type="float" office:value="77.036000000000001" table:style-name="ce10">
            <text:p>77.036</text:p>
          </table:table-cell>
          <table:table-cell office:value-type="float" office:value="69.736999999999995" table:style-name="ce10">
            <text:p>69.737</text:p>
          </table:table-cell>
          <table:table-cell office:value-type="float" office:value="76.31" table:style-name="ce10">
            <text:p>76.31</text:p>
          </table:table-cell>
          <table:table-cell office:value-type="float" office:value="63.029000000000003" table:style-name="ce10">
            <text:p>63.029</text:p>
          </table:table-cell>
          <table:table-cell office:value-type="float" office:value="87.527000000000001" table:style-name="ce10">
            <text:p>87.527</text:p>
          </table:table-cell>
          <table:table-cell office:value-type="float" office:value="84.623000000000005" table:style-name="ce10">
            <text:p>84.623</text:p>
          </table:table-cell>
          <table:table-cell office:value-type="float" office:value="77.66" table:style-name="ce10">
            <text:p>77.66</text:p>
          </table:table-cell>
          <table:table-cell office:value-type="float" office:value="71.656999999999996" table:style-name="ce10">
            <text:p>71.657</text:p>
          </table:table-cell>
          <table:table-cell office:value-type="float" office:value="54.201000000000001" table:style-name="ce10">
            <text:p>54.201</text:p>
          </table:table-cell>
          <table:table-cell office:value-type="float" office:value="52.1" table:style-name="ce10">
            <text:p>52.1</text:p>
          </table:table-cell>
          <table:table-cell office:value-type="float" office:value="53.82" table:style-name="ce10">
            <text:p>53.82</text:p>
          </table:table-cell>
          <table:table-cell office:value-type="float" office:value="82.843000000000004" table:style-name="ce10">
            <text:p>82.843</text:p>
          </table:table-cell>
          <table:table-cell office:value-type="float" office:value="88.036000000000001" table:style-name="ce10">
            <text:p>88.036</text:p>
          </table:table-cell>
          <table:table-cell office:value-type="float" office:value="73.049000000000007" table:style-name="ce10">
            <text:p>73.049</text:p>
          </table:table-cell>
          <table:table-cell office:value-type="float" office:value="77.027000000000001" table:style-name="ce10">
            <text:p>77.027</text:p>
          </table:table-cell>
          <table:table-cell office:value-type="float" office:value="72.555999999999997" table:style-name="ce10">
            <text:p>72.556</text:p>
          </table:table-cell>
          <table:table-cell office:value-type="float" office:value="73.653000000000006" table:style-name="ce10">
            <text:p>73.653</text:p>
          </table:table-cell>
          <table:table-cell office:value-type="float" office:value="90.436000000000007" table:style-name="ce10">
            <text:p>90.436</text:p>
          </table:table-cell>
          <table:table-cell office:value-type="float" office:value="80.438999999999993" table:style-name="ce10">
            <text:p>80.439</text:p>
          </table:table-cell>
          <table:table-cell office:value-type="float" office:value="64.188999999999993" table:style-name="ce10">
            <text:p>64.189</text:p>
          </table:table-cell>
          <table:table-cell office:value-type="float" office:value="75.046999999999997" table:style-name="ce10">
            <text:p>75.047</text:p>
          </table:table-cell>
          <table:table-cell office:value-type="float" office:value="31.17" table:style-name="ce10">
            <text:p>31.17</text:p>
          </table:table-cell>
          <table:table-cell office:value-type="float" office:value="32.853000000000002" table:style-name="ce10">
            <text:p>32.853</text:p>
          </table:table-cell>
          <table:table-cell office:value-type="float" office:value="23.157" table:style-name="ce10">
            <text:p>23.157</text:p>
          </table:table-cell>
          <table:table-cell office:value-type="float" office:value="75.66" table:style-name="ce10">
            <text:p>75.66</text:p>
          </table:table-cell>
          <table:table-cell office:value-type="float" office:value="56.228000000000002" table:style-name="ce10">
            <text:p>56.228</text:p>
          </table:table-cell>
          <table:table-cell office:value-type="float" office:value="76.126000000000005" table:style-name="ce10">
            <text:p>76.126</text:p>
          </table:table-cell>
          <table:table-cell office:value-type="float" office:value="65.622" table:style-name="ce10">
            <text:p>65.622</text:p>
          </table:table-cell>
          <table:table-cell office:value-type="float" office:value="48.307000000000002" table:style-name="ce10">
            <text:p>48.307</text:p>
          </table:table-cell>
          <table:table-cell office:value-type="float" office:value="55.332000000000001" table:style-name="ce10">
            <text:p>55.332</text:p>
          </table:table-cell>
          <table:table-cell office:value-type="float" office:value="31.6" table:style-name="ce10">
            <text:p>31.6</text:p>
          </table:table-cell>
          <table:table-cell office:value-type="float" office:value="24.521999999999998" table:style-name="ce10">
            <text:p>24.522</text:p>
          </table:table-cell>
          <table:table-cell office:value-type="float" office:value="60.113" table:style-name="ce10">
            <text:p>60.113</text:p>
          </table:table-cell>
          <table:table-cell office:value-type="float" office:value="29.937000000000001" table:style-name="ce10">
            <text:p>29.937</text:p>
          </table:table-cell>
          <table:table-cell office:value-type="float" office:value="46.963000000000001" table:style-name="ce10">
            <text:p>46.963</text:p>
          </table:table-cell>
          <table:table-cell office:value-type="float" office:value="59.692999999999998" table:style-name="ce10">
            <text:p>59.693</text:p>
          </table:table-cell>
          <table:table-cell office:value-type="float" office:value="65.171999999999997" table:style-name="ce10">
            <text:p>65.172</text:p>
          </table:table-cell>
          <table:table-cell office:value-type="float" office:value="44.267000000000003" table:style-name="ce10">
            <text:p>44.267</text:p>
          </table:table-cell>
          <table:table-cell office:value-type="float" office:value="48.215000000000003" table:style-name="ce10">
            <text:p>48.215</text:p>
          </table:table-cell>
          <table:table-cell office:value-type="float" office:value="46.741999999999997" table:style-name="ce10">
            <text:p>46.742</text:p>
          </table:table-cell>
          <table:table-cell office:value-type="float" office:value="47.930999999999997" table:style-name="ce10">
            <text:p>47.931</text:p>
          </table:table-cell>
          <table:table-cell office:value-type="float" office:value="37.265000000000001" table:style-name="ce10">
            <text:p>37.265</text:p>
          </table:table-cell>
          <table:table-cell office:value-type="float" office:value="86.716999999999999" table:style-name="ce10">
            <text:p>86.717</text:p>
          </table:table-cell>
          <table:table-cell office:value-type="float" office:value="74.843000000000004" table:style-name="ce10">
            <text:p>74.843</text:p>
          </table:table-cell>
          <table:table-cell office:value-type="float" office:value="70.483000000000004" table:style-name="ce10">
            <text:p>70.483</text:p>
          </table:table-cell>
          <table:table-cell office:value-type="float" office:value="68.683000000000007" table:style-name="ce10">
            <text:p>68.683</text:p>
          </table:table-cell>
          <table:table-cell office:value-type="float" office:value="74.209000000000003" table:style-name="ce10">
            <text:p>74.209</text:p>
          </table:table-cell>
          <table:table-cell office:value-type="float" office:value="70.347999999999999" table:style-name="ce10">
            <text:p>70.348</text:p>
          </table:table-cell>
          <table:table-cell office:value-type="float" office:value="44.685000000000002" table:style-name="ce10">
            <text:p>44.685</text:p>
          </table:table-cell>
          <table:table-cell office:value-type="float" office:value="81.906999999999996" table:style-name="ce10">
            <text:p>81.907</text:p>
          </table:table-cell>
          <table:table-cell office:value-type="float" office:value="57.707000000000001" table:style-name="ce10">
            <text:p>57.707</text:p>
          </table:table-cell>
          <table:table-cell office:value-type="float" office:value="86.292000000000002" table:style-name="ce10">
            <text:p>86.292</text:p>
          </table:table-cell>
          <table:table-cell office:value-type="float" office:value="54.682000000000002" table:style-name="ce10">
            <text:p>54.682</text:p>
          </table:table-cell>
          <table:table-cell office:value-type="float" office:value="92.984999999999999" table:style-name="ce10">
            <text:p>92.985</text:p>
          </table:table-cell>
          <table:table-cell office:value-type="float" office:value="59.26" table:style-name="ce10">
            <text:p>59.26</text:p>
          </table:table-cell>
          <table:table-cell office:value-type="float" office:value="41.140999999999998" table:style-name="ce10">
            <text:p>41.141</text:p>
          </table:table-cell>
          <table:table-cell office:value-type="float" office:value="73.602000000000004" table:style-name="ce10">
            <text:p>73.602</text:p>
          </table:table-cell>
          <table:table-cell office:value-type="float" office:value="47.503999999999998" table:style-name="ce10">
            <text:p>47.504</text:p>
          </table:table-cell>
          <table:table-cell office:value-type="float" office:value="9.7230000000000008" table:style-name="ce10">
            <text:p>9.723</text:p>
          </table:table-cell>
          <table:table-cell office:value-type="float" office:value="24.733000000000001" table:style-name="ce10">
            <text:p>24.733</text:p>
          </table:table-cell>
          <table:table-cell office:value-type="float" office:value="39.238999999999997" table:style-name="ce10">
            <text:p>39.239</text:p>
          </table:table-cell>
          <table:table-cell office:value-type="float" office:value="26.306000000000001" table:style-name="ce10">
            <text:p>26.306</text:p>
          </table:table-cell>
          <table:table-cell office:value-type="float" office:value="7.3" table:style-name="ce10">
            <text:p>7.3</text:p>
          </table:table-cell>
          <table:table-cell office:value-type="float" office:value="94.174999999999997" table:style-name="ce10">
            <text:p>94.175</text:p>
          </table:table-cell>
          <table:table-cell office:value-type="float" office:value="70.930000000000007" table:style-name="ce10">
            <text:p>70.93</text:p>
          </table:table-cell>
          <table:table-cell office:value-type="float" office:value="72.953000000000003" table:style-name="ce10">
            <text:p>72.953</text:p>
          </table:table-cell>
          <table:table-cell office:value-type="float" office:value="8.5869999999999997" table:style-name="ce10">
            <text:p>8.587</text:p>
          </table:table-cell>
          <table:table-cell office:value-type="float" office:value="84.268000000000001" table:style-name="ce10">
            <text:p>84.268</text:p>
          </table:table-cell>
          <table:table-cell office:value-type="float" office:value="7.1449999999999996" table:style-name="ce10">
            <text:p>7.145</text:p>
          </table:table-cell>
          <table:table-cell office:value-type="float" office:value="9.4209999999999994" table:style-name="ce10">
            <text:p>9.421</text:p>
          </table:table-cell>
          <table:table-cell office:value-type="float" office:value="84.194000000000003" table:style-name="ce10">
            <text:p>84.194</text:p>
          </table:table-cell>
          <table:table-cell office:value-type="float" office:value="6.3849999999999998" table:style-name="ce10">
            <text:p>6.385</text:p>
          </table:table-cell>
          <table:table-cell office:value-type="float" office:value="35.786000000000001" table:style-name="ce10">
            <text:p>35.786</text:p>
          </table:table-cell>
          <table:table-cell office:value-type="float" office:value="52.173999999999999" table:style-name="ce10">
            <text:p>52.174</text:p>
          </table:table-cell>
          <table:table-cell office:value-type="float" office:value="12.04" table:style-name="ce10">
            <text:p>12.04</text:p>
          </table:table-cell>
          <table:table-cell office:value-type="float" office:value="31.776" table:style-name="ce10">
            <text:p>31.776</text:p>
          </table:table-cell>
          <table:table-cell office:value-type="float" office:value="51.402000000000001" table:style-name="ce10">
            <text:p>51.402</text:p>
          </table:table-cell>
          <table:table-cell office:value-type="float" office:value="16.821999999999999" table:style-name="ce10">
            <text:p>16.822</text:p>
          </table:table-cell>
          <table:table-cell office:value-type="float" office:value="43.097999999999999" table:style-name="ce10">
            <text:p>43.098</text:p>
          </table:table-cell>
          <table:table-cell office:value-type="float" office:value="34.006999999999998" table:style-name="ce10">
            <text:p>34.007</text:p>
          </table:table-cell>
          <table:table-cell office:value-type="float" office:value="22.896000000000001" table:style-name="ce10">
            <text:p>22.896</text:p>
          </table:table-cell>
          <table:table-cell office:value-type="float" office:value="62.667000000000002" table:style-name="ce10">
            <text:p>62.667</text:p>
          </table:table-cell>
          <table:table-cell office:value-type="float" office:value="21.667000000000002" table:style-name="ce10">
            <text:p>21.667</text:p>
          </table:table-cell>
          <table:table-cell office:value-type="float" office:value="15.667" table:style-name="ce10">
            <text:p>15.667</text:p>
          </table:table-cell>
          <table:table-cell office:value-type="float" office:value="32.71" table:style-name="ce10">
            <text:p>32.71</text:p>
          </table:table-cell>
          <table:table-cell office:value-type="float" office:value="54.206000000000003" table:style-name="ce10">
            <text:p>54.206</text:p>
          </table:table-cell>
          <table:table-cell office:value-type="float" office:value="13.084" table:style-name="ce10">
            <text:p>13.084</text:p>
          </table:table-cell>
          <table:table-cell office:value-type="float" office:value="65.055000000000007" table:style-name="ce10">
            <text:p>65.055</text:p>
          </table:table-cell>
          <table:table-cell office:value-type="float" office:value="68.808999999999997" table:style-name="ce10">
            <text:p>68.809</text:p>
          </table:table-cell>
          <table:table-cell office:value-type="float" office:value="61.284999999999997" table:style-name="ce10">
            <text:p>61.285</text:p>
          </table:table-cell>
          <table:table-cell office:value-type="float" office:value="37.868000000000002" table:style-name="ce10">
            <text:p>37.868</text:p>
          </table:table-cell>
          <table:table-cell office:value-type="float" office:value="71.013000000000005" table:style-name="ce10">
            <text:p>71.013</text:p>
          </table:table-cell>
          <table:table-cell office:value-type="float" office:value="72.942999999999998" table:style-name="ce10">
            <text:p>72.943</text:p>
          </table:table-cell>
          <table:table-cell office:value-type="float" office:value="56.42" table:style-name="ce10">
            <text:p>56.42</text:p>
          </table:table-cell>
          <table:table-cell office:value-type="float" office:value="57.695" table:style-name="ce10">
            <text:p>57.695</text:p>
          </table:table-cell>
          <table:table-cell table:number-columns-repeated="16259"/>
        </table:table-row>
        <table:table-row table:style-name="ro5">
          <table:table-cell office:value-type="string" table:style-name="ce4">
            <text:p>DHSC</text:p>
          </table:table-cell>
          <table:table-cell office:value-type="string" table:style-name="ce4">
            <text:p>Department of Health and Social Care</text:p>
          </table:table-cell>
          <table:table-cell office:value-type="string" table:style-name="ce4">
            <text:p>Health and Social Care</text:p>
          </table:table-cell>
          <table:table-cell table:style-name="ce4"/>
          <table:table-cell office:value-type="float" office:value="83.475999999999999" table:style-name="ce10">
            <text:p>83.476</text:p>
          </table:table-cell>
          <table:table-cell office:value-type="float" office:value="62.457999999999998" table:style-name="ce10">
            <text:p>62.458</text:p>
          </table:table-cell>
          <table:table-cell office:value-type="float" office:value="26.11" table:style-name="ce10">
            <text:p>26.11</text:p>
          </table:table-cell>
          <table:table-cell office:value-type="float" office:value="74.835999999999999" table:style-name="ce10">
            <text:p>74.836</text:p>
          </table:table-cell>
          <table:table-cell office:value-type="float" office:value="78.153999999999996" table:style-name="ce10">
            <text:p>78.154</text:p>
          </table:table-cell>
          <table:table-cell office:value-type="float" office:value="76.808999999999997" table:style-name="ce10">
            <text:p>76.809</text:p>
          </table:table-cell>
          <table:table-cell office:value-type="float" office:value="79.38" table:style-name="ce10">
            <text:p>79.38</text:p>
          </table:table-cell>
          <table:table-cell office:value-type="float" office:value="86.177000000000007" table:style-name="ce10">
            <text:p>86.177</text:p>
          </table:table-cell>
          <table:table-cell office:value-type="float" office:value="57.104999999999997" table:style-name="ce10">
            <text:p>57.105</text:p>
          </table:table-cell>
          <table:table-cell office:value-type="float" office:value="82.412000000000006" table:style-name="ce10">
            <text:p>82.412</text:p>
          </table:table-cell>
          <table:table-cell office:value-type="float" office:value="75.680999999999997" table:style-name="ce10">
            <text:p>75.681</text:p>
          </table:table-cell>
          <table:table-cell office:value-type="float" office:value="35.164999999999999" table:style-name="ce10">
            <text:p>35.165</text:p>
          </table:table-cell>
          <table:table-cell office:value-type="float" office:value="50.734999999999999" table:style-name="ce10">
            <text:p>50.735</text:p>
          </table:table-cell>
          <table:table-cell office:value-type="float" office:value="90.509" table:style-name="ce10">
            <text:p>90.509</text:p>
          </table:table-cell>
          <table:table-cell office:value-type="float" office:value="78.468999999999994" table:style-name="ce10">
            <text:p>78.469</text:p>
          </table:table-cell>
          <table:table-cell office:value-type="float" office:value="76.051000000000002" table:style-name="ce10">
            <text:p>76.051</text:p>
          </table:table-cell>
          <table:table-cell office:value-type="float" office:value="62.209000000000003" table:style-name="ce10">
            <text:p>62.209</text:p>
          </table:table-cell>
          <table:table-cell office:value-type="float" office:value="83.584000000000003" table:style-name="ce10">
            <text:p>83.584</text:p>
          </table:table-cell>
          <table:table-cell office:value-type="float" office:value="76.725999999999999" table:style-name="ce10">
            <text:p>76.726</text:p>
          </table:table-cell>
          <table:table-cell office:value-type="float" office:value="76.894000000000005" table:style-name="ce10">
            <text:p>76.894</text:p>
          </table:table-cell>
          <table:table-cell office:value-type="float" office:value="77.944999999999993" table:style-name="ce10">
            <text:p>77.945</text:p>
          </table:table-cell>
          <table:table-cell office:value-type="float" office:value="91.866" table:style-name="ce10">
            <text:p>91.866</text:p>
          </table:table-cell>
          <table:table-cell office:value-type="float" office:value="89.082999999999998" table:style-name="ce10">
            <text:p>89.083</text:p>
          </table:table-cell>
          <table:table-cell office:value-type="float" office:value="67.054000000000002" table:style-name="ce10">
            <text:p>67.054</text:p>
          </table:table-cell>
          <table:table-cell office:value-type="float" office:value="83.144999999999996" table:style-name="ce10">
            <text:p>83.145</text:p>
          </table:table-cell>
          <table:table-cell office:value-type="float" office:value="86.56" table:style-name="ce10">
            <text:p>86.56</text:p>
          </table:table-cell>
          <table:table-cell office:value-type="float" office:value="75.384" table:style-name="ce10">
            <text:p>75.384</text:p>
          </table:table-cell>
          <table:table-cell office:value-type="float" office:value="68.933999999999997" table:style-name="ce10">
            <text:p>68.934</text:p>
          </table:table-cell>
          <table:table-cell office:value-type="float" office:value="74.650000000000006" table:style-name="ce10">
            <text:p>74.65</text:p>
          </table:table-cell>
          <table:table-cell office:value-type="float" office:value="54.753999999999998" table:style-name="ce10">
            <text:p>54.754</text:p>
          </table:table-cell>
          <table:table-cell office:value-type="float" office:value="89.507999999999996" table:style-name="ce10">
            <text:p>89.508</text:p>
          </table:table-cell>
          <table:table-cell office:value-type="float" office:value="88.242999999999995" table:style-name="ce10">
            <text:p>88.243</text:p>
          </table:table-cell>
          <table:table-cell office:value-type="float" office:value="80.784999999999997" table:style-name="ce10">
            <text:p>80.785</text:p>
          </table:table-cell>
          <table:table-cell office:value-type="float" office:value="67.326999999999998" table:style-name="ce10">
            <text:p>67.327</text:p>
          </table:table-cell>
          <table:table-cell office:value-type="float" office:value="52.869" table:style-name="ce10">
            <text:p>52.869</text:p>
          </table:table-cell>
          <table:table-cell office:value-type="float" office:value="58.030999999999999" table:style-name="ce10">
            <text:p>58.031</text:p>
          </table:table-cell>
          <table:table-cell office:value-type="float" office:value="50.290999999999997" table:style-name="ce10">
            <text:p>50.291</text:p>
          </table:table-cell>
          <table:table-cell office:value-type="float" office:value="85.894999999999996" table:style-name="ce10">
            <text:p>85.895</text:p>
          </table:table-cell>
          <table:table-cell office:value-type="float" office:value="89.647999999999996" table:style-name="ce10">
            <text:p>89.648</text:p>
          </table:table-cell>
          <table:table-cell office:value-type="float" office:value="76.793999999999997" table:style-name="ce10">
            <text:p>76.794</text:p>
          </table:table-cell>
          <table:table-cell office:value-type="float" office:value="77.299000000000007" table:style-name="ce10">
            <text:p>77.299</text:p>
          </table:table-cell>
          <table:table-cell office:value-type="float" office:value="70.525999999999996" table:style-name="ce10">
            <text:p>70.526</text:p>
          </table:table-cell>
          <table:table-cell office:value-type="float" office:value="72.674000000000007" table:style-name="ce10">
            <text:p>72.674</text:p>
          </table:table-cell>
          <table:table-cell office:value-type="float" office:value="91.263999999999996" table:style-name="ce10">
            <text:p>91.264</text:p>
          </table:table-cell>
          <table:table-cell office:value-type="float" office:value="76.623000000000005" table:style-name="ce10">
            <text:p>76.623</text:p>
          </table:table-cell>
          <table:table-cell office:value-type="float" office:value="65.582999999999998" table:style-name="ce10">
            <text:p>65.583</text:p>
          </table:table-cell>
          <table:table-cell office:value-type="float" office:value="77.492999999999995" table:style-name="ce10">
            <text:p>77.493</text:p>
          </table:table-cell>
          <table:table-cell office:value-type="float" office:value="37.546999999999997" table:style-name="ce10">
            <text:p>37.547</text:p>
          </table:table-cell>
          <table:table-cell office:value-type="float" office:value="40.164000000000001" table:style-name="ce10">
            <text:p>40.164</text:p>
          </table:table-cell>
          <table:table-cell office:value-type="float" office:value="27.785" table:style-name="ce10">
            <text:p>27.785</text:p>
          </table:table-cell>
          <table:table-cell office:value-type="float" office:value="65.823999999999998" table:style-name="ce10">
            <text:p>65.824</text:p>
          </table:table-cell>
          <table:table-cell office:value-type="float" office:value="63.35" table:style-name="ce10">
            <text:p>63.35</text:p>
          </table:table-cell>
          <table:table-cell office:value-type="float" office:value="78.040000000000006" table:style-name="ce10">
            <text:p>78.04</text:p>
          </table:table-cell>
          <table:table-cell office:value-type="float" office:value="69.106999999999999" table:style-name="ce10">
            <text:p>69.107</text:p>
          </table:table-cell>
          <table:table-cell office:value-type="float" office:value="48.290999999999997" table:style-name="ce10">
            <text:p>48.291</text:p>
          </table:table-cell>
          <table:table-cell office:value-type="float" office:value="60.41" table:style-name="ce10">
            <text:p>60.41</text:p>
          </table:table-cell>
          <table:table-cell office:value-type="float" office:value="29.983000000000001" table:style-name="ce10">
            <text:p>29.983</text:p>
          </table:table-cell>
          <table:table-cell office:value-type="float" office:value="25.846" table:style-name="ce10">
            <text:p>25.846</text:p>
          </table:table-cell>
          <table:table-cell office:value-type="float" office:value="60.643000000000001" table:style-name="ce10">
            <text:p>60.643</text:p>
          </table:table-cell>
          <table:table-cell office:value-type="float" office:value="35.951000000000001" table:style-name="ce10">
            <text:p>35.951</text:p>
          </table:table-cell>
          <table:table-cell office:value-type="float" office:value="48.325000000000003" table:style-name="ce10">
            <text:p>48.325</text:p>
          </table:table-cell>
          <table:table-cell office:value-type="float" office:value="66.131" table:style-name="ce10">
            <text:p>66.131</text:p>
          </table:table-cell>
          <table:table-cell office:value-type="float" office:value="63.26" table:style-name="ce10">
            <text:p>63.26</text:p>
          </table:table-cell>
          <table:table-cell office:value-type="float" office:value="46.332999999999998" table:style-name="ce10">
            <text:p>46.333</text:p>
          </table:table-cell>
          <table:table-cell office:value-type="float" office:value="51.335000000000001" table:style-name="ce10">
            <text:p>51.335</text:p>
          </table:table-cell>
          <table:table-cell office:value-type="float" office:value="48.494" table:style-name="ce10">
            <text:p>48.494</text:p>
          </table:table-cell>
          <table:table-cell office:value-type="float" office:value="50.802" table:style-name="ce10">
            <text:p>50.802</text:p>
          </table:table-cell>
          <table:table-cell office:value-type="float" office:value="35.875999999999998" table:style-name="ce10">
            <text:p>35.876</text:p>
          </table:table-cell>
          <table:table-cell office:value-type="float" office:value="89.292000000000002" table:style-name="ce10">
            <text:p>89.292</text:p>
          </table:table-cell>
          <table:table-cell office:value-type="float" office:value="77.899000000000001" table:style-name="ce10">
            <text:p>77.899</text:p>
          </table:table-cell>
          <table:table-cell office:value-type="float" office:value="69.299000000000007" table:style-name="ce10">
            <text:p>69.299</text:p>
          </table:table-cell>
          <table:table-cell office:value-type="float" office:value="68.239000000000004" table:style-name="ce10">
            <text:p>68.239</text:p>
          </table:table-cell>
          <table:table-cell office:value-type="float" office:value="71.076999999999998" table:style-name="ce10">
            <text:p>71.077</text:p>
          </table:table-cell>
          <table:table-cell office:value-type="float" office:value="68.353999999999999" table:style-name="ce10">
            <text:p>68.354</text:p>
          </table:table-cell>
          <table:table-cell office:value-type="float" office:value="39.651000000000003" table:style-name="ce10">
            <text:p>39.651</text:p>
          </table:table-cell>
          <table:table-cell office:value-type="float" office:value="70.116" table:style-name="ce10">
            <text:p>70.116</text:p>
          </table:table-cell>
          <table:table-cell office:value-type="float" office:value="63.695" table:style-name="ce10">
            <text:p>63.695</text:p>
          </table:table-cell>
          <table:table-cell office:value-type="float" office:value="88.466999999999999" table:style-name="ce10">
            <text:p>88.467</text:p>
          </table:table-cell>
          <table:table-cell office:value-type="float" office:value="82.882999999999996" table:style-name="ce10">
            <text:p>82.883</text:p>
          </table:table-cell>
          <table:table-cell office:value-type="float" office:value="94.558999999999997" table:style-name="ce10">
            <text:p>94.559</text:p>
          </table:table-cell>
          <table:table-cell office:value-type="float" office:value="61.652000000000001" table:style-name="ce10">
            <text:p>61.652</text:p>
          </table:table-cell>
          <table:table-cell office:value-type="float" office:value="44.832000000000001" table:style-name="ce10">
            <text:p>44.832</text:p>
          </table:table-cell>
          <table:table-cell office:value-type="float" office:value="78.153999999999996" table:style-name="ce10">
            <text:p>78.154</text:p>
          </table:table-cell>
          <table:table-cell office:value-type="float" office:value="56.122" table:style-name="ce10">
            <text:p>56.122</text:p>
          </table:table-cell>
          <table:table-cell office:value-type="float" office:value="7.0279999999999996" table:style-name="ce10">
            <text:p>7.028</text:p>
          </table:table-cell>
          <table:table-cell office:value-type="float" office:value="17.861000000000001" table:style-name="ce10">
            <text:p>17.861</text:p>
          </table:table-cell>
          <table:table-cell office:value-type="float" office:value="45.320999999999998" table:style-name="ce10">
            <text:p>45.321</text:p>
          </table:table-cell>
          <table:table-cell office:value-type="float" office:value="29.791" table:style-name="ce10">
            <text:p>29.791</text:p>
          </table:table-cell>
          <table:table-cell office:value-type="float" office:value="5.508" table:style-name="ce10">
            <text:p>5.508</text:p>
          </table:table-cell>
          <table:table-cell office:value-type="float" office:value="94.734999999999999" table:style-name="ce10">
            <text:p>94.735</text:p>
          </table:table-cell>
          <table:table-cell office:value-type="float" office:value="66.757999999999996" table:style-name="ce10">
            <text:p>66.758</text:p>
          </table:table-cell>
          <table:table-cell office:value-type="float" office:value="71.933999999999997" table:style-name="ce10">
            <text:p>71.934</text:p>
          </table:table-cell>
          <table:table-cell office:value-type="float" office:value="7.5789999999999997" table:style-name="ce10">
            <text:p>7.579</text:p>
          </table:table-cell>
          <table:table-cell office:value-type="float" office:value="86.787000000000006" table:style-name="ce10">
            <text:p>86.787</text:p>
          </table:table-cell>
          <table:table-cell office:value-type="float" office:value="5.633" table:style-name="ce10">
            <text:p>5.633</text:p>
          </table:table-cell>
          <table:table-cell office:value-type="float" office:value="8.5749999999999993" table:style-name="ce10">
            <text:p>8.575</text:p>
          </table:table-cell>
          <table:table-cell office:value-type="float" office:value="86.676000000000002" table:style-name="ce10">
            <text:p>86.676</text:p>
          </table:table-cell>
          <table:table-cell office:value-type="float" office:value="4.7489999999999997" table:style-name="ce10">
            <text:p>4.749</text:p>
          </table:table-cell>
          <table:table-cell office:value-type="float" office:value="45.417999999999999" table:style-name="ce10">
            <text:p>45.418</text:p>
          </table:table-cell>
          <table:table-cell office:value-type="float" office:value="43.027999999999999" table:style-name="ce10">
            <text:p>43.028</text:p>
          </table:table-cell>
          <table:table-cell office:value-type="float" office:value="11.554" table:style-name="ce10">
            <text:p>11.554</text:p>
          </table:table-cell>
          <table:table-cell office:value-type="float" office:value="21.622" table:style-name="ce10">
            <text:p>21.622</text:p>
          </table:table-cell>
          <table:table-cell office:value-type="float" office:value="69.369" table:style-name="ce10">
            <text:p>69.369</text:p>
          </table:table-cell>
          <table:table-cell office:value-type="float" office:value="9.0090000000000003" table:style-name="ce10">
            <text:p>9.009</text:p>
          </table:table-cell>
          <table:table-cell office:value-type="float" office:value="41.767000000000003" table:style-name="ce10">
            <text:p>41.767</text:p>
          </table:table-cell>
          <table:table-cell office:value-type="float" office:value="32.128999999999998" table:style-name="ce10">
            <text:p>32.129</text:p>
          </table:table-cell>
          <table:table-cell office:value-type="float" office:value="26.103999999999999" table:style-name="ce10">
            <text:p>26.104</text:p>
          </table:table-cell>
          <table:table-cell office:value-type="float" office:value="56.8" table:style-name="ce10">
            <text:p>56.8</text:p>
          </table:table-cell>
          <table:table-cell office:value-type="float" office:value="24.8" table:style-name="ce10">
            <text:p>24.8</text:p>
          </table:table-cell>
          <table:table-cell office:value-type="float" office:value="18.399999999999999" table:style-name="ce10">
            <text:p>18.4</text:p>
          </table:table-cell>
          <table:table-cell office:value-type="string" table:style-name="ce10">
            <text:p>[c]</text:p>
          </table:table-cell>
          <table:table-cell office:value-type="float" office:value="53.981999999999999" table:style-name="ce10">
            <text:p>53.982</text:p>
          </table:table-cell>
          <table:table-cell office:value-type="string" table:style-name="ce10">
            <text:p>[c]</text:p>
          </table:table-cell>
          <table:table-cell office:value-type="float" office:value="69.667000000000002" table:style-name="ce10">
            <text:p>69.667</text:p>
          </table:table-cell>
          <table:table-cell office:value-type="float" office:value="74.245000000000005" table:style-name="ce10">
            <text:p>74.245</text:p>
          </table:table-cell>
          <table:table-cell office:value-type="float" office:value="63.582999999999998" table:style-name="ce10">
            <text:p>63.583</text:p>
          </table:table-cell>
          <table:table-cell office:value-type="float" office:value="36.804000000000002" table:style-name="ce10">
            <text:p>36.804</text:p>
          </table:table-cell>
          <table:table-cell office:value-type="float" office:value="74.459999999999994" table:style-name="ce10">
            <text:p>74.46</text:p>
          </table:table-cell>
          <table:table-cell office:value-type="float" office:value="76.86" table:style-name="ce10">
            <text:p>76.86</text:p>
          </table:table-cell>
          <table:table-cell office:value-type="float" office:value="53.274000000000001" table:style-name="ce10">
            <text:p>53.274</text:p>
          </table:table-cell>
          <table:table-cell office:value-type="float" office:value="71.844999999999999" table:style-name="ce10">
            <text:p>71.845</text:p>
          </table:table-cell>
          <table:table-cell table:number-columns-repeated="16259"/>
        </table:table-row>
        <table:table-row table:style-name="ro5">
          <table:table-cell office:value-type="string" table:style-name="ce4">
            <text:p>DMO</text:p>
          </table:table-cell>
          <table:table-cell office:value-type="string" table:style-name="ce4">
            <text:p>UK Debt Management Office</text:p>
          </table:table-cell>
          <table:table-cell office:value-type="string" table:style-name="ce4">
            <text:p>HM Treasury Group</text:p>
          </table:table-cell>
          <table:table-cell table:style-name="ce4"/>
          <table:table-cell office:value-type="float" office:value="67.91" table:style-name="ce10">
            <text:p>67.91</text:p>
          </table:table-cell>
          <table:table-cell office:value-type="float" office:value="77.135000000000005" table:style-name="ce10">
            <text:p>77.135</text:p>
          </table:table-cell>
          <table:table-cell office:value-type="float" office:value="20.119" table:style-name="ce10">
            <text:p>20.119</text:p>
          </table:table-cell>
          <table:table-cell office:value-type="float" office:value="78.647000000000006" table:style-name="ce10">
            <text:p>78.647</text:p>
          </table:table-cell>
          <table:table-cell office:value-type="float" office:value="83.680999999999997" table:style-name="ce10">
            <text:p>83.681</text:p>
          </table:table-cell>
          <table:table-cell office:value-type="float" office:value="96.153999999999996" table:style-name="ce10">
            <text:p>96.154</text:p>
          </table:table-cell>
          <table:table-cell office:value-type="float" office:value="85.713999999999999" table:style-name="ce10">
            <text:p>85.714</text:p>
          </table:table-cell>
          <table:table-cell office:value-type="float" office:value="85.347999999999999" table:style-name="ce10">
            <text:p>85.348</text:p>
          </table:table-cell>
          <table:table-cell office:value-type="float" office:value="55.22" table:style-name="ce10">
            <text:p>55.22</text:p>
          </table:table-cell>
          <table:table-cell office:value-type="float" office:value="88.462000000000003" table:style-name="ce10">
            <text:p>88.462</text:p>
          </table:table-cell>
          <table:table-cell office:value-type="float" office:value="87.179000000000002" table:style-name="ce10">
            <text:p>87.179</text:p>
          </table:table-cell>
          <table:table-cell office:value-type="float" office:value="34.066000000000003" table:style-name="ce10">
            <text:p>34.066</text:p>
          </table:table-cell>
          <table:table-cell office:value-type="float" office:value="69.352999999999994" table:style-name="ce10">
            <text:p>69.353</text:p>
          </table:table-cell>
          <table:table-cell office:value-type="float" office:value="94.504999999999995" table:style-name="ce10">
            <text:p>94.505</text:p>
          </table:table-cell>
          <table:table-cell office:value-type="float" office:value="84.444000000000003" table:style-name="ce10">
            <text:p>84.444</text:p>
          </table:table-cell>
          <table:table-cell office:value-type="float" office:value="84.614999999999995" table:style-name="ce10">
            <text:p>84.615</text:p>
          </table:table-cell>
          <table:table-cell office:value-type="float" office:value="72.527000000000001" table:style-name="ce10">
            <text:p>72.527</text:p>
          </table:table-cell>
          <table:table-cell office:value-type="float" office:value="82.418000000000006" table:style-name="ce10">
            <text:p>82.418</text:p>
          </table:table-cell>
          <table:table-cell office:value-type="float" office:value="95.555999999999997" table:style-name="ce10">
            <text:p>95.556</text:p>
          </table:table-cell>
          <table:table-cell office:value-type="float" office:value="96.703000000000003" table:style-name="ce10">
            <text:p>96.703</text:p>
          </table:table-cell>
          <table:table-cell office:value-type="float" office:value="85.555999999999997" table:style-name="ce10">
            <text:p>85.556</text:p>
          </table:table-cell>
          <table:table-cell office:value-type="float" office:value="96.703000000000003" table:style-name="ce10">
            <text:p>96.703</text:p>
          </table:table-cell>
          <table:table-cell office:value-type="float" office:value="86.813000000000002" table:style-name="ce10">
            <text:p>86.813</text:p>
          </table:table-cell>
          <table:table-cell office:value-type="float" office:value="81.319000000000003" table:style-name="ce10">
            <text:p>81.319</text:p>
          </table:table-cell>
          <table:table-cell office:value-type="float" office:value="87.912000000000006" table:style-name="ce10">
            <text:p>87.912</text:p>
          </table:table-cell>
          <table:table-cell office:value-type="float" office:value="92.308000000000007" table:style-name="ce10">
            <text:p>92.308</text:p>
          </table:table-cell>
          <table:table-cell office:value-type="float" office:value="81.319000000000003" table:style-name="ce10">
            <text:p>81.319</text:p>
          </table:table-cell>
          <table:table-cell office:value-type="float" office:value="80" table:style-name="ce10">
            <text:p>80</text:p>
          </table:table-cell>
          <table:table-cell office:value-type="float" office:value="80" table:style-name="ce10">
            <text:p>80</text:p>
          </table:table-cell>
          <table:table-cell office:value-type="float" office:value="40.658999999999999" table:style-name="ce10">
            <text:p>40.659</text:p>
          </table:table-cell>
          <table:table-cell office:value-type="float" office:value="87.912000000000006" table:style-name="ce10">
            <text:p>87.912</text:p>
          </table:table-cell>
          <table:table-cell office:value-type="float" office:value="89.010999999999996" table:style-name="ce10">
            <text:p>89.011</text:p>
          </table:table-cell>
          <table:table-cell office:value-type="float" office:value="79.120999999999995" table:style-name="ce10">
            <text:p>79.121</text:p>
          </table:table-cell>
          <table:table-cell office:value-type="float" office:value="76.667000000000002" table:style-name="ce10">
            <text:p>76.667</text:p>
          </table:table-cell>
          <table:table-cell office:value-type="float" office:value="48.351999999999997" table:style-name="ce10">
            <text:p>48.352</text:p>
          </table:table-cell>
          <table:table-cell office:value-type="float" office:value="46.154000000000003" table:style-name="ce10">
            <text:p>46.154</text:p>
          </table:table-cell>
          <table:table-cell office:value-type="float" office:value="49.451000000000001" table:style-name="ce10">
            <text:p>49.451</text:p>
          </table:table-cell>
          <table:table-cell office:value-type="float" office:value="87.912000000000006" table:style-name="ce10">
            <text:p>87.912</text:p>
          </table:table-cell>
          <table:table-cell office:value-type="float" office:value="93.406999999999996" table:style-name="ce10">
            <text:p>93.407</text:p>
          </table:table-cell>
          <table:table-cell office:value-type="float" office:value="82.418000000000006" table:style-name="ce10">
            <text:p>82.418</text:p>
          </table:table-cell>
          <table:table-cell office:value-type="float" office:value="90.11" table:style-name="ce10">
            <text:p>90.11</text:p>
          </table:table-cell>
          <table:table-cell office:value-type="float" office:value="87.912000000000006" table:style-name="ce10">
            <text:p>87.912</text:p>
          </table:table-cell>
          <table:table-cell office:value-type="float" office:value="87.912000000000006" table:style-name="ce10">
            <text:p>87.912</text:p>
          </table:table-cell>
          <table:table-cell office:value-type="float" office:value="93.182000000000002" table:style-name="ce10">
            <text:p>93.182</text:p>
          </table:table-cell>
          <table:table-cell office:value-type="float" office:value="84.444000000000003" table:style-name="ce10">
            <text:p>84.444</text:p>
          </table:table-cell>
          <table:table-cell office:value-type="float" office:value="82.221999999999994" table:style-name="ce10">
            <text:p>82.222</text:p>
          </table:table-cell>
          <table:table-cell office:value-type="float" office:value="86.813000000000002" table:style-name="ce10">
            <text:p>86.813</text:p>
          </table:table-cell>
          <table:table-cell office:value-type="float" office:value="40.658999999999999" table:style-name="ce10">
            <text:p>40.659</text:p>
          </table:table-cell>
          <table:table-cell office:value-type="float" office:value="35.164999999999999" table:style-name="ce10">
            <text:p>35.165</text:p>
          </table:table-cell>
          <table:table-cell office:value-type="float" office:value="26.373999999999999" table:style-name="ce10">
            <text:p>26.374</text:p>
          </table:table-cell>
          <table:table-cell office:value-type="float" office:value="70" table:style-name="ce10">
            <text:p>70</text:p>
          </table:table-cell>
          <table:table-cell office:value-type="float" office:value="62.222000000000001" table:style-name="ce10">
            <text:p>62.222</text:p>
          </table:table-cell>
          <table:table-cell office:value-type="float" office:value="92.308000000000007" table:style-name="ce10">
            <text:p>92.308</text:p>
          </table:table-cell>
          <table:table-cell office:value-type="float" office:value="83.516000000000005" table:style-name="ce10">
            <text:p>83.516</text:p>
          </table:table-cell>
          <table:table-cell office:value-type="float" office:value="78.022000000000006" table:style-name="ce10">
            <text:p>78.022</text:p>
          </table:table-cell>
          <table:table-cell office:value-type="float" office:value="78.022000000000006" table:style-name="ce10">
            <text:p>78.022</text:p>
          </table:table-cell>
          <table:table-cell office:value-type="float" office:value="47.253" table:style-name="ce10">
            <text:p>47.253</text:p>
          </table:table-cell>
          <table:table-cell office:value-type="float" office:value="65.933999999999997" table:style-name="ce10">
            <text:p>65.934</text:p>
          </table:table-cell>
          <table:table-cell office:value-type="float" office:value="72.527000000000001" table:style-name="ce10">
            <text:p>72.527</text:p>
          </table:table-cell>
          <table:table-cell office:value-type="float" office:value="56.043999999999997" table:style-name="ce10">
            <text:p>56.044</text:p>
          </table:table-cell>
          <table:table-cell office:value-type="float" office:value="50.548999999999999" table:style-name="ce10">
            <text:p>50.549</text:p>
          </table:table-cell>
          <table:table-cell office:value-type="float" office:value="92.221999999999994" table:style-name="ce10">
            <text:p>92.222</text:p>
          </table:table-cell>
          <table:table-cell office:value-type="float" office:value="76.667000000000002" table:style-name="ce10">
            <text:p>76.667</text:p>
          </table:table-cell>
          <table:table-cell office:value-type="float" office:value="80.22" table:style-name="ce10">
            <text:p>80.22</text:p>
          </table:table-cell>
          <table:table-cell office:value-type="float" office:value="68.132000000000005" table:style-name="ce10">
            <text:p>68.132</text:p>
          </table:table-cell>
          <table:table-cell office:value-type="float" office:value="71.429000000000002" table:style-name="ce10">
            <text:p>71.429</text:p>
          </table:table-cell>
          <table:table-cell office:value-type="float" office:value="63.735999999999997" table:style-name="ce10">
            <text:p>63.736</text:p>
          </table:table-cell>
          <table:table-cell office:value-type="float" office:value="38.462000000000003" table:style-name="ce10">
            <text:p>38.462</text:p>
          </table:table-cell>
          <table:table-cell office:value-type="float" office:value="89.010999999999996" table:style-name="ce10">
            <text:p>89.011</text:p>
          </table:table-cell>
          <table:table-cell office:value-type="float" office:value="67.033000000000001" table:style-name="ce10">
            <text:p>67.033</text:p>
          </table:table-cell>
          <table:table-cell office:value-type="float" office:value="79.120999999999995" table:style-name="ce10">
            <text:p>79.121</text:p>
          </table:table-cell>
          <table:table-cell office:value-type="float" office:value="76.667000000000002" table:style-name="ce10">
            <text:p>76.667</text:p>
          </table:table-cell>
          <table:table-cell office:value-type="float" office:value="86.813000000000002" table:style-name="ce10">
            <text:p>86.813</text:p>
          </table:table-cell>
          <table:table-cell office:value-type="float" office:value="53.845999999999997" table:style-name="ce10">
            <text:p>53.846</text:p>
          </table:table-cell>
          <table:table-cell office:value-type="float" office:value="51.648000000000003" table:style-name="ce10">
            <text:p>51.648</text:p>
          </table:table-cell>
          <table:table-cell office:value-type="float" office:value="73.626000000000005" table:style-name="ce10">
            <text:p>73.626</text:p>
          </table:table-cell>
          <table:table-cell office:value-type="float" office:value="37.363" table:style-name="ce10">
            <text:p>37.363</text:p>
          </table:table-cell>
          <table:table-cell office:value-type="float" office:value="85.713999999999999" table:style-name="ce10">
            <text:p>85.714</text:p>
          </table:table-cell>
          <table:table-cell office:value-type="float" office:value="58.241999999999997" table:style-name="ce10">
            <text:p>58.242</text:p>
          </table:table-cell>
          <table:table-cell office:value-type="float" office:value="92.308000000000007" table:style-name="ce10">
            <text:p>92.308</text:p>
          </table:table-cell>
          <table:table-cell office:value-type="float" office:value="76.923000000000002" table:style-name="ce10">
            <text:p>76.923</text:p>
          </table:table-cell>
          <table:table-cell office:value-type="float" office:value="55.555999999999997" table:style-name="ce10">
            <text:p>55.556</text:p>
          </table:table-cell>
          <table:table-cell office:value-type="float" office:value="54.444000000000003" table:style-name="ce10">
            <text:p>54.444</text:p>
          </table:table-cell>
          <table:table-cell office:value-type="float" office:value="30" table:style-name="ce10">
            <text:p>30</text:p>
          </table:table-cell>
          <table:table-cell office:value-type="float" office:value="3.2970000000000002" table:style-name="ce10">
            <text:p>3.297</text:p>
          </table:table-cell>
          <table:table-cell office:value-type="float" office:value="5.4950000000000001" table:style-name="ce10">
            <text:p>5.495</text:p>
          </table:table-cell>
          <table:table-cell office:value-type="float" office:value="54.945" table:style-name="ce10">
            <text:p>54.945</text:p>
          </table:table-cell>
          <table:table-cell office:value-type="float" office:value="36.264000000000003" table:style-name="ce10">
            <text:p>36.264</text:p>
          </table:table-cell>
          <table:table-cell office:value-type="string" table:style-name="ce10">
            <text:p>[c]</text:p>
          </table:table-cell>
          <table:table-cell office:value-type="float" office:value="91.209000000000003" table:style-name="ce10">
            <text:p>91.209</text:p>
          </table:table-cell>
          <table:table-cell office:value-type="float" office:value="68.132000000000005" table:style-name="ce10">
            <text:p>68.132</text:p>
          </table:table-cell>
          <table:table-cell office:value-type="float" office:value="77.778000000000006" table:style-name="ce10">
            <text:p>77.778</text:p>
          </table:table-cell>
          <table:table-cell office:value-type="string" table:style-name="ce10">
            <text:p>[c]</text:p>
          </table:table-cell>
          <table:table-cell office:value-type="float" office:value="92.308000000000007" table:style-name="ce10">
            <text:p>92.308</text:p>
          </table:table-cell>
          <table:table-cell office:value-type="string" table:style-name="ce10">
            <text:p>[c]</text:p>
          </table:table-cell>
          <table:table-cell office:value-type="string" table:style-name="ce10">
            <text:p>[c]</text:p>
          </table:table-cell>
          <table:table-cell office:value-type="float" office:value="91.209000000000003" table:style-name="ce10">
            <text:p>91.20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77.906999999999996" table:style-name="ce10">
            <text:p>77.907</text:p>
          </table:table-cell>
          <table:table-cell office:value-type="float" office:value="71.765000000000001" table:style-name="ce10">
            <text:p>71.765</text:p>
          </table:table-cell>
          <table:table-cell office:value-type="float" office:value="72.941000000000003" table:style-name="ce10">
            <text:p>72.941</text:p>
          </table:table-cell>
          <table:table-cell office:value-type="float" office:value="29.762" table:style-name="ce10">
            <text:p>29.762</text:p>
          </table:table-cell>
          <table:table-cell office:value-type="float" office:value="83.528999999999996" table:style-name="ce10">
            <text:p>83.529</text:p>
          </table:table-cell>
          <table:table-cell office:value-type="float" office:value="79.069999999999993" table:style-name="ce10">
            <text:p>79.07</text:p>
          </table:table-cell>
          <table:table-cell office:value-type="float" office:value="73.864000000000004" table:style-name="ce10">
            <text:p>73.864</text:p>
          </table:table-cell>
          <table:table-cell office:value-type="float" office:value="45.348999999999997" table:style-name="ce10">
            <text:p>45.349</text:p>
          </table:table-cell>
          <table:table-cell table:number-columns-repeated="16259"/>
        </table:table-row>
        <table:table-row table:style-name="ro5">
          <table:table-cell office:value-type="string" table:style-name="ce4">
            <text:p>DS</text:p>
          </table:table-cell>
          <table:table-cell office:value-type="string" table:style-name="ce4">
            <text:p>Disclosure Scotland</text:p>
          </table:table-cell>
          <table:table-cell office:value-type="string" table:style-name="ce4">
            <text:p>Scottish Government</text:p>
          </table:table-cell>
          <table:table-cell table:style-name="ce4"/>
          <table:table-cell office:value-type="float" office:value="64.706000000000003" table:style-name="ce10">
            <text:p>64.706</text:p>
          </table:table-cell>
          <table:table-cell office:value-type="float" office:value="63.133000000000003" table:style-name="ce10">
            <text:p>63.133</text:p>
          </table:table-cell>
          <table:table-cell office:value-type="float" office:value="28.606999999999999" table:style-name="ce10">
            <text:p>28.607</text:p>
          </table:table-cell>
          <table:table-cell office:value-type="float" office:value="71.519000000000005" table:style-name="ce10">
            <text:p>71.519</text:p>
          </table:table-cell>
          <table:table-cell office:value-type="float" office:value="69.400999999999996" table:style-name="ce10">
            <text:p>69.401</text:p>
          </table:table-cell>
          <table:table-cell office:value-type="float" office:value="95.040999999999997" table:style-name="ce10">
            <text:p>95.041</text:p>
          </table:table-cell>
          <table:table-cell office:value-type="float" office:value="75.918000000000006" table:style-name="ce10">
            <text:p>75.918</text:p>
          </table:table-cell>
          <table:table-cell office:value-type="float" office:value="74.38" table:style-name="ce10">
            <text:p>74.38</text:p>
          </table:table-cell>
          <table:table-cell office:value-type="float" office:value="50.378999999999998" table:style-name="ce10">
            <text:p>50.379</text:p>
          </table:table-cell>
          <table:table-cell office:value-type="float" office:value="76.86" table:style-name="ce10">
            <text:p>76.86</text:p>
          </table:table-cell>
          <table:table-cell office:value-type="float" office:value="74.022000000000006" table:style-name="ce10">
            <text:p>74.022</text:p>
          </table:table-cell>
          <table:table-cell office:value-type="float" office:value="52.893000000000001" table:style-name="ce10">
            <text:p>52.893</text:p>
          </table:table-cell>
          <table:table-cell office:value-type="float" office:value="54.866999999999997" table:style-name="ce10">
            <text:p>54.867</text:p>
          </table:table-cell>
          <table:table-cell office:value-type="float" office:value="87.19" table:style-name="ce10">
            <text:p>87.19</text:p>
          </table:table-cell>
          <table:table-cell office:value-type="float" office:value="73.444000000000003" table:style-name="ce10">
            <text:p>73.444</text:p>
          </table:table-cell>
          <table:table-cell office:value-type="float" office:value="73.858999999999995" table:style-name="ce10">
            <text:p>73.859</text:p>
          </table:table-cell>
          <table:table-cell office:value-type="float" office:value="48.347000000000001" table:style-name="ce10">
            <text:p>48.347</text:p>
          </table:table-cell>
          <table:table-cell office:value-type="float" office:value="64.05" table:style-name="ce10">
            <text:p>64.05</text:p>
          </table:table-cell>
          <table:table-cell office:value-type="float" office:value="96.281000000000006" table:style-name="ce10">
            <text:p>96.281</text:p>
          </table:table-cell>
          <table:table-cell office:value-type="float" office:value="93.802000000000007" table:style-name="ce10">
            <text:p>93.802</text:p>
          </table:table-cell>
          <table:table-cell office:value-type="float" office:value="75.206999999999994" table:style-name="ce10">
            <text:p>75.207</text:p>
          </table:table-cell>
          <table:table-cell office:value-type="float" office:value="90.495999999999995" table:style-name="ce10">
            <text:p>90.496</text:p>
          </table:table-cell>
          <table:table-cell office:value-type="float" office:value="80.912999999999997" table:style-name="ce10">
            <text:p>80.913</text:p>
          </table:table-cell>
          <table:table-cell office:value-type="float" office:value="77.177999999999997" table:style-name="ce10">
            <text:p>77.178</text:p>
          </table:table-cell>
          <table:table-cell office:value-type="float" office:value="78.926000000000002" table:style-name="ce10">
            <text:p>78.926</text:p>
          </table:table-cell>
          <table:table-cell office:value-type="float" office:value="81.817999999999998" table:style-name="ce10">
            <text:p>81.818</text:p>
          </table:table-cell>
          <table:table-cell office:value-type="float" office:value="64.73" table:style-name="ce10">
            <text:p>64.73</text:p>
          </table:table-cell>
          <table:table-cell office:value-type="float" office:value="63.222999999999999" table:style-name="ce10">
            <text:p>63.223</text:p>
          </table:table-cell>
          <table:table-cell office:value-type="float" office:value="70.953999999999994" table:style-name="ce10">
            <text:p>70.954</text:p>
          </table:table-cell>
          <table:table-cell office:value-type="float" office:value="46.280999999999999" table:style-name="ce10">
            <text:p>46.281</text:p>
          </table:table-cell>
          <table:table-cell office:value-type="float" office:value="81.817999999999998" table:style-name="ce10">
            <text:p>81.818</text:p>
          </table:table-cell>
          <table:table-cell office:value-type="float" office:value="76.86" table:style-name="ce10">
            <text:p>76.86</text:p>
          </table:table-cell>
          <table:table-cell office:value-type="float" office:value="64.462999999999994" table:style-name="ce10">
            <text:p>64.463</text:p>
          </table:table-cell>
          <table:table-cell office:value-type="float" office:value="65.701999999999998" table:style-name="ce10">
            <text:p>65.702</text:p>
          </table:table-cell>
          <table:table-cell office:value-type="float" office:value="47.718000000000004" table:style-name="ce10">
            <text:p>47.718</text:p>
          </table:table-cell>
          <table:table-cell office:value-type="float" office:value="47.933999999999997" table:style-name="ce10">
            <text:p>47.934</text:p>
          </table:table-cell>
          <table:table-cell office:value-type="float" office:value="40.082999999999998" table:style-name="ce10">
            <text:p>40.083</text:p>
          </table:table-cell>
          <table:table-cell office:value-type="float" office:value="79.338999999999999" table:style-name="ce10">
            <text:p>79.339</text:p>
          </table:table-cell>
          <table:table-cell office:value-type="float" office:value="84.710999999999999" table:style-name="ce10">
            <text:p>84.711</text:p>
          </table:table-cell>
          <table:table-cell office:value-type="float" office:value="65.56" table:style-name="ce10">
            <text:p>65.56</text:p>
          </table:table-cell>
          <table:table-cell office:value-type="float" office:value="78.423000000000002" table:style-name="ce10">
            <text:p>78.423</text:p>
          </table:table-cell>
          <table:table-cell office:value-type="float" office:value="72.313999999999993" table:style-name="ce10">
            <text:p>72.314</text:p>
          </table:table-cell>
          <table:table-cell office:value-type="float" office:value="75.206999999999994" table:style-name="ce10">
            <text:p>75.207</text:p>
          </table:table-cell>
          <table:table-cell office:value-type="float" office:value="86.364000000000004" table:style-name="ce10">
            <text:p>86.364</text:p>
          </table:table-cell>
          <table:table-cell office:value-type="float" office:value="71.369" table:style-name="ce10">
            <text:p>71.369</text:p>
          </table:table-cell>
          <table:table-cell office:value-type="float" office:value="64.314999999999998" table:style-name="ce10">
            <text:p>64.315</text:p>
          </table:table-cell>
          <table:table-cell office:value-type="float" office:value="74.38" table:style-name="ce10">
            <text:p>74.38</text:p>
          </table:table-cell>
          <table:table-cell office:value-type="float" office:value="52.893000000000001" table:style-name="ce10">
            <text:p>52.893</text:p>
          </table:table-cell>
          <table:table-cell office:value-type="float" office:value="56.612000000000002" table:style-name="ce10">
            <text:p>56.612</text:p>
          </table:table-cell>
          <table:table-cell office:value-type="float" office:value="49.173999999999999" table:style-name="ce10">
            <text:p>49.174</text:p>
          </table:table-cell>
          <table:table-cell office:value-type="float" office:value="59.335999999999999" table:style-name="ce10">
            <text:p>59.336</text:p>
          </table:table-cell>
          <table:table-cell office:value-type="float" office:value="70.123999999999995" table:style-name="ce10">
            <text:p>70.124</text:p>
          </table:table-cell>
          <table:table-cell office:value-type="float" office:value="64.462999999999994" table:style-name="ce10">
            <text:p>64.463</text:p>
          </table:table-cell>
          <table:table-cell office:value-type="float" office:value="63.636000000000003" table:style-name="ce10">
            <text:p>63.636</text:p>
          </table:table-cell>
          <table:table-cell office:value-type="float" office:value="65.289000000000001" table:style-name="ce10">
            <text:p>65.289</text:p>
          </table:table-cell>
          <table:table-cell office:value-type="float" office:value="57.438000000000002" table:style-name="ce10">
            <text:p>57.438</text:p>
          </table:table-cell>
          <table:table-cell office:value-type="float" office:value="42.975000000000001" table:style-name="ce10">
            <text:p>42.975</text:p>
          </table:table-cell>
          <table:table-cell office:value-type="float" office:value="49.173999999999999" table:style-name="ce10">
            <text:p>49.174</text:p>
          </table:table-cell>
          <table:table-cell office:value-type="float" office:value="67.355000000000004" table:style-name="ce10">
            <text:p>67.355</text:p>
          </table:table-cell>
          <table:table-cell office:value-type="float" office:value="36.515000000000001" table:style-name="ce10">
            <text:p>36.515</text:p>
          </table:table-cell>
          <table:table-cell office:value-type="float" office:value="47.106999999999999" table:style-name="ce10">
            <text:p>47.107</text:p>
          </table:table-cell>
          <table:table-cell office:value-type="float" office:value="62.396999999999998" table:style-name="ce10">
            <text:p>62.397</text:p>
          </table:table-cell>
          <table:table-cell office:value-type="float" office:value="52.478999999999999" table:style-name="ce10">
            <text:p>52.479</text:p>
          </table:table-cell>
          <table:table-cell office:value-type="float" office:value="47.933999999999997" table:style-name="ce10">
            <text:p>47.934</text:p>
          </table:table-cell>
          <table:table-cell office:value-type="float" office:value="55.601999999999997" table:style-name="ce10">
            <text:p>55.602</text:p>
          </table:table-cell>
          <table:table-cell office:value-type="float" office:value="58.264000000000003" table:style-name="ce10">
            <text:p>58.264</text:p>
          </table:table-cell>
          <table:table-cell office:value-type="float" office:value="44.628" table:style-name="ce10">
            <text:p>44.628</text:p>
          </table:table-cell>
          <table:table-cell office:value-type="float" office:value="30.992000000000001" table:style-name="ce10">
            <text:p>30.992</text:p>
          </table:table-cell>
          <table:table-cell office:value-type="float" office:value="88.43" table:style-name="ce10">
            <text:p>88.43</text:p>
          </table:table-cell>
          <table:table-cell office:value-type="float" office:value="66.528999999999996" table:style-name="ce10">
            <text:p>66.529</text:p>
          </table:table-cell>
          <table:table-cell office:value-type="float" office:value="79.338999999999999" table:style-name="ce10">
            <text:p>79.339</text:p>
          </table:table-cell>
          <table:table-cell office:value-type="float" office:value="71.488" table:style-name="ce10">
            <text:p>71.488</text:p>
          </table:table-cell>
          <table:table-cell office:value-type="float" office:value="73.966999999999999" table:style-name="ce10">
            <text:p>73.967</text:p>
          </table:table-cell>
          <table:table-cell office:value-type="float" office:value="56.612000000000002" table:style-name="ce10">
            <text:p>56.612</text:p>
          </table:table-cell>
          <table:table-cell office:value-type="float" office:value="45.643000000000001" table:style-name="ce10">
            <text:p>45.643</text:p>
          </table:table-cell>
          <table:table-cell office:value-type="float" office:value="80.992000000000004" table:style-name="ce10">
            <text:p>80.992</text:p>
          </table:table-cell>
          <table:table-cell office:value-type="float" office:value="21.488" table:style-name="ce10">
            <text:p>21.488</text:p>
          </table:table-cell>
          <table:table-cell office:value-type="float" office:value="92.149000000000001" table:style-name="ce10">
            <text:p>92.149</text:p>
          </table:table-cell>
          <table:table-cell office:value-type="float" office:value="67.769000000000005" table:style-name="ce10">
            <text:p>67.769</text:p>
          </table:table-cell>
          <table:table-cell office:value-type="float" office:value="94.215000000000003" table:style-name="ce10">
            <text:p>94.215</text:p>
          </table:table-cell>
          <table:table-cell office:value-type="float" office:value="67.355000000000004" table:style-name="ce10">
            <text:p>67.355</text:p>
          </table:table-cell>
          <table:table-cell office:value-type="float" office:value="66.39" table:style-name="ce10">
            <text:p>66.39</text:p>
          </table:table-cell>
          <table:table-cell office:value-type="float" office:value="76.349000000000004" table:style-name="ce10">
            <text:p>76.349</text:p>
          </table:table-cell>
          <table:table-cell office:value-type="float" office:value="40.082999999999998" table:style-name="ce10">
            <text:p>40.083</text:p>
          </table:table-cell>
          <table:table-cell office:value-type="float" office:value="4.5449999999999999" table:style-name="ce10">
            <text:p>4.545</text:p>
          </table:table-cell>
          <table:table-cell office:value-type="float" office:value="12.397" table:style-name="ce10">
            <text:p>12.397</text:p>
          </table:table-cell>
          <table:table-cell office:value-type="float" office:value="38.843000000000004" table:style-name="ce10">
            <text:p>38.843</text:p>
          </table:table-cell>
          <table:table-cell office:value-type="float" office:value="44.215000000000003" table:style-name="ce10">
            <text:p>44.215</text:p>
          </table:table-cell>
          <table:table-cell office:value-type="float" office:value="8.7140000000000004" table:style-name="ce10">
            <text:p>8.714</text:p>
          </table:table-cell>
          <table:table-cell office:value-type="float" office:value="93.802000000000007" table:style-name="ce10">
            <text:p>93.802</text:p>
          </table:table-cell>
          <table:table-cell office:value-type="float" office:value="75.206999999999994" table:style-name="ce10">
            <text:p>75.207</text:p>
          </table:table-cell>
          <table:table-cell office:value-type="float" office:value="79.338999999999999" table:style-name="ce10">
            <text:p>79.339</text:p>
          </table:table-cell>
          <table:table-cell office:value-type="float" office:value="6.6120000000000001" table:style-name="ce10">
            <text:p>6.612</text:p>
          </table:table-cell>
          <table:table-cell office:value-type="float" office:value="83.058000000000007" table:style-name="ce10">
            <text:p>83.058</text:p>
          </table:table-cell>
          <table:table-cell office:value-type="float" office:value="10.331" table:style-name="ce10">
            <text:p>10.331</text:p>
          </table:table-cell>
          <table:table-cell office:value-type="float" office:value="6.1980000000000004" table:style-name="ce10">
            <text:p>6.198</text:p>
          </table:table-cell>
          <table:table-cell office:value-type="float" office:value="89.668999999999997" table:style-name="ce10">
            <text:p>89.669</text:p>
          </table:table-cell>
          <table:table-cell office:value-type="float" office:value="4.1319999999999997" table:style-name="ce10">
            <text:p>4.13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4.016999999999996" table:style-name="ce10">
            <text:p>64.017</text:p>
          </table:table-cell>
          <table:table-cell office:value-type="float" office:value="68.066999999999993" table:style-name="ce10">
            <text:p>68.067</text:p>
          </table:table-cell>
          <table:table-cell office:value-type="float" office:value="61.180999999999997" table:style-name="ce10">
            <text:p>61.181</text:p>
          </table:table-cell>
          <table:table-cell office:value-type="float" office:value="36.402000000000001" table:style-name="ce10">
            <text:p>36.402</text:p>
          </table:table-cell>
          <table:table-cell office:value-type="float" office:value="65.417000000000002" table:style-name="ce10">
            <text:p>65.417</text:p>
          </table:table-cell>
          <table:table-cell office:value-type="float" office:value="63.332999999999998" table:style-name="ce10">
            <text:p>63.333</text:p>
          </table:table-cell>
          <table:table-cell office:value-type="float" office:value="62.655999999999999" table:style-name="ce10">
            <text:p>62.656</text:p>
          </table:table-cell>
          <table:table-cell office:value-type="float" office:value="62.655999999999999" table:style-name="ce10">
            <text:p>62.656</text:p>
          </table:table-cell>
          <table:table-cell table:number-columns-repeated="16259"/>
        </table:table-row>
        <table:table-row table:style-name="ro8">
          <table:table-cell office:value-type="string" table:style-name="ce4">
            <text:p>DSIT</text:p>
          </table:table-cell>
          <table:table-cell office:value-type="string" table:style-name="ce4">
            <text:p>Department for Science, Innovation and Technology</text:p>
          </table:table-cell>
          <table:table-cell office:value-type="string" table:style-name="ce4">
            <text:p>Department for Science, Innovation and Technology</text:p>
          </table:table-cell>
          <table:table-cell table:style-name="ce4"/>
          <table:table-cell office:value-type="float" office:value="87.94" table:style-name="ce10">
            <text:p>87.94</text:p>
          </table:table-cell>
          <table:table-cell office:value-type="float" office:value="61.317" table:style-name="ce10">
            <text:p>61.317</text:p>
          </table:table-cell>
          <table:table-cell office:value-type="float" office:value="27.492999999999999" table:style-name="ce10">
            <text:p>27.493</text:p>
          </table:table-cell>
          <table:table-cell office:value-type="float" office:value="72.703999999999994" table:style-name="ce10">
            <text:p>72.704</text:p>
          </table:table-cell>
          <table:table-cell office:value-type="float" office:value="74.581000000000003" table:style-name="ce10">
            <text:p>74.581</text:p>
          </table:table-cell>
          <table:table-cell office:value-type="float" office:value="75.373999999999995" table:style-name="ce10">
            <text:p>75.374</text:p>
          </table:table-cell>
          <table:table-cell office:value-type="float" office:value="76.738" table:style-name="ce10">
            <text:p>76.738</text:p>
          </table:table-cell>
          <table:table-cell office:value-type="float" office:value="83.378" table:style-name="ce10">
            <text:p>83.378</text:p>
          </table:table-cell>
          <table:table-cell office:value-type="float" office:value="51.103000000000002" table:style-name="ce10">
            <text:p>51.103</text:p>
          </table:table-cell>
          <table:table-cell office:value-type="float" office:value="80.709999999999994" table:style-name="ce10">
            <text:p>80.71</text:p>
          </table:table-cell>
          <table:table-cell office:value-type="float" office:value="70.774000000000001" table:style-name="ce10">
            <text:p>70.774</text:p>
          </table:table-cell>
          <table:table-cell office:value-type="float" office:value="28.84" table:style-name="ce10">
            <text:p>28.84</text:p>
          </table:table-cell>
          <table:table-cell office:value-type="float" office:value="55.127000000000002" table:style-name="ce10">
            <text:p>55.127</text:p>
          </table:table-cell>
          <table:table-cell office:value-type="float" office:value="87.126000000000005" table:style-name="ce10">
            <text:p>87.126</text:p>
          </table:table-cell>
          <table:table-cell office:value-type="float" office:value="75.2" table:style-name="ce10">
            <text:p>75.2</text:p>
          </table:table-cell>
          <table:table-cell office:value-type="float" office:value="71.643000000000001" table:style-name="ce10">
            <text:p>71.643</text:p>
          </table:table-cell>
          <table:table-cell office:value-type="float" office:value="58.448999999999998" table:style-name="ce10">
            <text:p>58.449</text:p>
          </table:table-cell>
          <table:table-cell office:value-type="float" office:value="80.47" table:style-name="ce10">
            <text:p>80.47</text:p>
          </table:table-cell>
          <table:table-cell office:value-type="float" office:value="75.12" table:style-name="ce10">
            <text:p>75.12</text:p>
          </table:table-cell>
          <table:table-cell office:value-type="float" office:value="75.614000000000004" table:style-name="ce10">
            <text:p>75.614</text:p>
          </table:table-cell>
          <table:table-cell office:value-type="float" office:value="75.174000000000007" table:style-name="ce10">
            <text:p>75.174</text:p>
          </table:table-cell>
          <table:table-cell office:value-type="float" office:value="90.021000000000001" table:style-name="ce10">
            <text:p>90.021</text:p>
          </table:table-cell>
          <table:table-cell office:value-type="float" office:value="86.938000000000002" table:style-name="ce10">
            <text:p>86.938</text:p>
          </table:table-cell>
          <table:table-cell office:value-type="float" office:value="61.633000000000003" table:style-name="ce10">
            <text:p>61.633</text:p>
          </table:table-cell>
          <table:table-cell office:value-type="float" office:value="80.256" table:style-name="ce10">
            <text:p>80.256</text:p>
          </table:table-cell>
          <table:table-cell office:value-type="float" office:value="83.965999999999994" table:style-name="ce10">
            <text:p>83.966</text:p>
          </table:table-cell>
          <table:table-cell office:value-type="float" office:value="71.81" table:style-name="ce10">
            <text:p>71.81</text:p>
          </table:table-cell>
          <table:table-cell office:value-type="float" office:value="66.808999999999997" table:style-name="ce10">
            <text:p>66.809</text:p>
          </table:table-cell>
          <table:table-cell office:value-type="float" office:value="73.997" table:style-name="ce10">
            <text:p>73.997</text:p>
          </table:table-cell>
          <table:table-cell office:value-type="float" office:value="55.395000000000003" table:style-name="ce10">
            <text:p>55.395</text:p>
          </table:table-cell>
          <table:table-cell office:value-type="float" office:value="87.385999999999996" table:style-name="ce10">
            <text:p>87.386</text:p>
          </table:table-cell>
          <table:table-cell office:value-type="float" office:value="84.188000000000002" table:style-name="ce10">
            <text:p>84.188</text:p>
          </table:table-cell>
          <table:table-cell office:value-type="float" office:value="78.59" table:style-name="ce10">
            <text:p>78.59</text:p>
          </table:table-cell>
          <table:table-cell office:value-type="float" office:value="58.889000000000003" table:style-name="ce10">
            <text:p>58.889</text:p>
          </table:table-cell>
          <table:table-cell office:value-type="float" office:value="46.277000000000001" table:style-name="ce10">
            <text:p>46.277</text:p>
          </table:table-cell>
          <table:table-cell office:value-type="float" office:value="53.738999999999997" table:style-name="ce10">
            <text:p>53.739</text:p>
          </table:table-cell>
          <table:table-cell office:value-type="float" office:value="45.484000000000002" table:style-name="ce10">
            <text:p>45.484</text:p>
          </table:table-cell>
          <table:table-cell office:value-type="float" office:value="85.15" table:style-name="ce10">
            <text:p>85.15</text:p>
          </table:table-cell>
          <table:table-cell office:value-type="float" office:value="88.040999999999997" table:style-name="ce10">
            <text:p>88.041</text:p>
          </table:table-cell>
          <table:table-cell office:value-type="float" office:value="72.221999999999994" table:style-name="ce10">
            <text:p>72.222</text:p>
          </table:table-cell>
          <table:table-cell office:value-type="float" office:value="77.415999999999997" table:style-name="ce10">
            <text:p>77.416</text:p>
          </table:table-cell>
          <table:table-cell office:value-type="float" office:value="65.491" table:style-name="ce10">
            <text:p>65.491</text:p>
          </table:table-cell>
          <table:table-cell office:value-type="float" office:value="68.322999999999993" table:style-name="ce10">
            <text:p>68.323</text:p>
          </table:table-cell>
          <table:table-cell office:value-type="float" office:value="86.959000000000003" table:style-name="ce10">
            <text:p>86.959</text:p>
          </table:table-cell>
          <table:table-cell office:value-type="float" office:value="72.504000000000005" table:style-name="ce10">
            <text:p>72.504</text:p>
          </table:table-cell>
          <table:table-cell office:value-type="float" office:value="60.63" table:style-name="ce10">
            <text:p>60.63</text:p>
          </table:table-cell>
          <table:table-cell office:value-type="float" office:value="70.742000000000004" table:style-name="ce10">
            <text:p>70.742</text:p>
          </table:table-cell>
          <table:table-cell office:value-type="float" office:value="30.501999999999999" table:style-name="ce10">
            <text:p>30.502</text:p>
          </table:table-cell>
          <table:table-cell office:value-type="float" office:value="33.119999999999997" table:style-name="ce10">
            <text:p>33.12</text:p>
          </table:table-cell>
          <table:table-cell office:value-type="float" office:value="22.904" table:style-name="ce10">
            <text:p>22.904</text:p>
          </table:table-cell>
          <table:table-cell office:value-type="float" office:value="55.08" table:style-name="ce10">
            <text:p>55.08</text:p>
          </table:table-cell>
          <table:table-cell office:value-type="float" office:value="57.838000000000001" table:style-name="ce10">
            <text:p>57.838</text:p>
          </table:table-cell>
          <table:table-cell office:value-type="float" office:value="76.894000000000005" table:style-name="ce10">
            <text:p>76.894</text:p>
          </table:table-cell>
          <table:table-cell office:value-type="float" office:value="67.983000000000004" table:style-name="ce10">
            <text:p>67.983</text:p>
          </table:table-cell>
          <table:table-cell office:value-type="float" office:value="53.472000000000001" table:style-name="ce10">
            <text:p>53.472</text:p>
          </table:table-cell>
          <table:table-cell office:value-type="float" office:value="60.939" table:style-name="ce10">
            <text:p>60.939</text:p>
          </table:table-cell>
          <table:table-cell office:value-type="float" office:value="37.447000000000003" table:style-name="ce10">
            <text:p>37.447</text:p>
          </table:table-cell>
          <table:table-cell office:value-type="float" office:value="38.390999999999998" table:style-name="ce10">
            <text:p>38.391</text:p>
          </table:table-cell>
          <table:table-cell office:value-type="float" office:value="66.221000000000004" table:style-name="ce10">
            <text:p>66.221</text:p>
          </table:table-cell>
          <table:table-cell office:value-type="float" office:value="39.143999999999998" table:style-name="ce10">
            <text:p>39.144</text:p>
          </table:table-cell>
          <table:table-cell office:value-type="float" office:value="55.347999999999999" table:style-name="ce10">
            <text:p>55.348</text:p>
          </table:table-cell>
          <table:table-cell office:value-type="float" office:value="70.528999999999996" table:style-name="ce10">
            <text:p>70.529</text:p>
          </table:table-cell>
          <table:table-cell office:value-type="float" office:value="67.308000000000007" table:style-name="ce10">
            <text:p>67.308</text:p>
          </table:table-cell>
          <table:table-cell office:value-type="float" office:value="36.024000000000001" table:style-name="ce10">
            <text:p>36.024</text:p>
          </table:table-cell>
          <table:table-cell office:value-type="float" office:value="46.816000000000003" table:style-name="ce10">
            <text:p>46.816</text:p>
          </table:table-cell>
          <table:table-cell office:value-type="float" office:value="45.003" table:style-name="ce10">
            <text:p>45.003</text:p>
          </table:table-cell>
          <table:table-cell office:value-type="float" office:value="53.497" table:style-name="ce10">
            <text:p>53.497</text:p>
          </table:table-cell>
          <table:table-cell office:value-type="float" office:value="32.031999999999996" table:style-name="ce10">
            <text:p>32.032</text:p>
          </table:table-cell>
          <table:table-cell office:value-type="float" office:value="86.477999999999994" table:style-name="ce10">
            <text:p>86.478</text:p>
          </table:table-cell>
          <table:table-cell office:value-type="float" office:value="76.495999999999995" table:style-name="ce10">
            <text:p>76.496</text:p>
          </table:table-cell>
          <table:table-cell office:value-type="float" office:value="71.81" table:style-name="ce10">
            <text:p>71.81</text:p>
          </table:table-cell>
          <table:table-cell office:value-type="float" office:value="71.619" table:style-name="ce10">
            <text:p>71.619</text:p>
          </table:table-cell>
          <table:table-cell office:value-type="float" office:value="71.406000000000006" table:style-name="ce10">
            <text:p>71.406</text:p>
          </table:table-cell>
          <table:table-cell office:value-type="float" office:value="64.137" table:style-name="ce10">
            <text:p>64.137</text:p>
          </table:table-cell>
          <table:table-cell office:value-type="float" office:value="39.582000000000001" table:style-name="ce10">
            <text:p>39.582</text:p>
          </table:table-cell>
          <table:table-cell office:value-type="float" office:value="69.14" table:style-name="ce10">
            <text:p>69.14</text:p>
          </table:table-cell>
          <table:table-cell office:value-type="float" office:value="74.679000000000002" table:style-name="ce10">
            <text:p>74.679</text:p>
          </table:table-cell>
          <table:table-cell office:value-type="float" office:value="85.15" table:style-name="ce10">
            <text:p>85.15</text:p>
          </table:table-cell>
          <table:table-cell office:value-type="float" office:value="88.347999999999999" table:style-name="ce10">
            <text:p>88.348</text:p>
          </table:table-cell>
          <table:table-cell office:value-type="float" office:value="95.302000000000007" table:style-name="ce10">
            <text:p>95.302</text:p>
          </table:table-cell>
          <table:table-cell office:value-type="float" office:value="53.536999999999999" table:style-name="ce10">
            <text:p>53.537</text:p>
          </table:table-cell>
          <table:table-cell office:value-type="float" office:value="42.031999999999996" table:style-name="ce10">
            <text:p>42.032</text:p>
          </table:table-cell>
          <table:table-cell office:value-type="float" office:value="77.308999999999997" table:style-name="ce10">
            <text:p>77.309</text:p>
          </table:table-cell>
          <table:table-cell office:value-type="float" office:value="50.320999999999998" table:style-name="ce10">
            <text:p>50.321</text:p>
          </table:table-cell>
          <table:table-cell office:value-type="float" office:value="8.7309999999999999" table:style-name="ce10">
            <text:p>8.731</text:p>
          </table:table-cell>
          <table:table-cell office:value-type="float" office:value="26.513000000000002" table:style-name="ce10">
            <text:p>26.513</text:p>
          </table:table-cell>
          <table:table-cell office:value-type="float" office:value="49.009" table:style-name="ce10">
            <text:p>49.009</text:p>
          </table:table-cell>
          <table:table-cell office:value-type="float" office:value="15.747" table:style-name="ce10">
            <text:p>15.747</text:p>
          </table:table-cell>
          <table:table-cell office:value-type="float" office:value="5.6210000000000004" table:style-name="ce10">
            <text:p>5.621</text:p>
          </table:table-cell>
          <table:table-cell office:value-type="float" office:value="93.956999999999994" table:style-name="ce10">
            <text:p>93.957</text:p>
          </table:table-cell>
          <table:table-cell office:value-type="float" office:value="61.143999999999998" table:style-name="ce10">
            <text:p>61.144</text:p>
          </table:table-cell>
          <table:table-cell office:value-type="float" office:value="75.456000000000003" table:style-name="ce10">
            <text:p>75.456</text:p>
          </table:table-cell>
          <table:table-cell office:value-type="float" office:value="7.524" table:style-name="ce10">
            <text:p>7.524</text:p>
          </table:table-cell>
          <table:table-cell office:value-type="float" office:value="86.82" table:style-name="ce10">
            <text:p>86.82</text:p>
          </table:table-cell>
          <table:table-cell office:value-type="float" office:value="5.6559999999999997" table:style-name="ce10">
            <text:p>5.656</text:p>
          </table:table-cell>
          <table:table-cell office:value-type="float" office:value="8.8089999999999993" table:style-name="ce10">
            <text:p>8.809</text:p>
          </table:table-cell>
          <table:table-cell office:value-type="float" office:value="87.293000000000006" table:style-name="ce10">
            <text:p>87.293</text:p>
          </table:table-cell>
          <table:table-cell office:value-type="float" office:value="3.8969999999999998" table:style-name="ce10">
            <text:p>3.897</text:p>
          </table:table-cell>
          <table:table-cell office:value-type="float" office:value="38.787999999999997" table:style-name="ce10">
            <text:p>38.788</text:p>
          </table:table-cell>
          <table:table-cell office:value-type="float" office:value="47.878999999999998" table:style-name="ce10">
            <text:p>47.879</text:p>
          </table:table-cell>
          <table:table-cell office:value-type="float" office:value="13.333" table:style-name="ce10">
            <text:p>13.333</text:p>
          </table:table-cell>
          <table:table-cell office:value-type="string" table:style-name="ce10">
            <text:p>[c]</text:p>
          </table:table-cell>
          <table:table-cell office:value-type="float" office:value="60.938000000000002" table:style-name="ce10">
            <text:p>60.938</text:p>
          </table:table-cell>
          <table:table-cell office:value-type="string" table:style-name="ce10">
            <text:p>[c]</text:p>
          </table:table-cell>
          <table:table-cell office:value-type="float" office:value="46.341000000000001" table:style-name="ce10">
            <text:p>46.341</text:p>
          </table:table-cell>
          <table:table-cell office:value-type="float" office:value="23.170999999999999" table:style-name="ce10">
            <text:p>23.171</text:p>
          </table:table-cell>
          <table:table-cell office:value-type="float" office:value="30.488" table:style-name="ce10">
            <text:p>30.488</text:p>
          </table:table-cell>
          <table:table-cell office:value-type="float" office:value="55.152000000000001" table:style-name="ce10">
            <text:p>55.152</text:p>
          </table:table-cell>
          <table:table-cell office:value-type="float" office:value="24.847999999999999" table:style-name="ce10">
            <text:p>24.848</text:p>
          </table:table-cell>
          <table:table-cell office:value-type="float" office:value="20" table:style-name="ce10">
            <text:p>20</text:p>
          </table:table-cell>
          <table:table-cell office:value-type="string" table:style-name="ce10">
            <text:p>[c]</text:p>
          </table:table-cell>
          <table:table-cell office:value-type="float" office:value="50.793999999999997" table:style-name="ce10">
            <text:p>50.794</text:p>
          </table:table-cell>
          <table:table-cell office:value-type="string" table:style-name="ce10">
            <text:p>[c]</text:p>
          </table:table-cell>
          <table:table-cell office:value-type="float" office:value="67.132000000000005" table:style-name="ce10">
            <text:p>67.132</text:p>
          </table:table-cell>
          <table:table-cell office:value-type="float" office:value="68.888000000000005" table:style-name="ce10">
            <text:p>68.888</text:p>
          </table:table-cell>
          <table:table-cell office:value-type="float" office:value="59.957000000000001" table:style-name="ce10">
            <text:p>59.957</text:p>
          </table:table-cell>
          <table:table-cell office:value-type="float" office:value="40.923999999999999" table:style-name="ce10">
            <text:p>40.924</text:p>
          </table:table-cell>
          <table:table-cell office:value-type="float" office:value="73.093000000000004" table:style-name="ce10">
            <text:p>73.093</text:p>
          </table:table-cell>
          <table:table-cell office:value-type="float" office:value="77.162999999999997" table:style-name="ce10">
            <text:p>77.163</text:p>
          </table:table-cell>
          <table:table-cell office:value-type="float" office:value="48.466999999999999" table:style-name="ce10">
            <text:p>48.467</text:p>
          </table:table-cell>
          <table:table-cell office:value-type="float" office:value="60.075000000000003" table:style-name="ce10">
            <text:p>60.075</text:p>
          </table:table-cell>
          <table:table-cell table:number-columns-repeated="16259"/>
        </table:table-row>
        <table:table-row table:style-name="ro5">
          <table:table-cell office:value-type="string" table:style-name="ce4">
            <text:p>DSTL</text:p>
          </table:table-cell>
          <table:table-cell office:value-type="string" table:style-name="ce4">
            <text:p>Dstl</text:p>
          </table:table-cell>
          <table:table-cell office:value-type="string" table:style-name="ce4">
            <text:p>Defence</text:p>
          </table:table-cell>
          <table:table-cell table:style-name="ce4"/>
          <table:table-cell office:value-type="float" office:value="68.540000000000006" table:style-name="ce10">
            <text:p>68.54</text:p>
          </table:table-cell>
          <table:table-cell office:value-type="float" office:value="58.194000000000003" table:style-name="ce10">
            <text:p>58.194</text:p>
          </table:table-cell>
          <table:table-cell office:value-type="float" office:value="31.026" table:style-name="ce10">
            <text:p>31.026</text:p>
          </table:table-cell>
          <table:table-cell office:value-type="float" office:value="72.069000000000003" table:style-name="ce10">
            <text:p>72.069</text:p>
          </table:table-cell>
          <table:table-cell office:value-type="float" office:value="76.667000000000002" table:style-name="ce10">
            <text:p>76.667</text:p>
          </table:table-cell>
          <table:table-cell office:value-type="float" office:value="69.183000000000007" table:style-name="ce10">
            <text:p>69.183</text:p>
          </table:table-cell>
          <table:table-cell office:value-type="float" office:value="69.548000000000002" table:style-name="ce10">
            <text:p>69.548</text:p>
          </table:table-cell>
          <table:table-cell office:value-type="float" office:value="78.56" table:style-name="ce10">
            <text:p>78.56</text:p>
          </table:table-cell>
          <table:table-cell office:value-type="float" office:value="51.969000000000001" table:style-name="ce10">
            <text:p>51.969</text:p>
          </table:table-cell>
          <table:table-cell office:value-type="float" office:value="78.289000000000001" table:style-name="ce10">
            <text:p>78.289</text:p>
          </table:table-cell>
          <table:table-cell office:value-type="float" office:value="64.114000000000004" table:style-name="ce10">
            <text:p>64.114</text:p>
          </table:table-cell>
          <table:table-cell office:value-type="float" office:value="33.101999999999997" table:style-name="ce10">
            <text:p>33.102</text:p>
          </table:table-cell>
          <table:table-cell office:value-type="float" office:value="37.720999999999997" table:style-name="ce10">
            <text:p>37.721</text:p>
          </table:table-cell>
          <table:table-cell office:value-type="float" office:value="89.963999999999999" table:style-name="ce10">
            <text:p>89.964</text:p>
          </table:table-cell>
          <table:table-cell office:value-type="float" office:value="82.072999999999993" table:style-name="ce10">
            <text:p>82.073</text:p>
          </table:table-cell>
          <table:table-cell office:value-type="float" office:value="75.125" table:style-name="ce10">
            <text:p>75.125</text:p>
          </table:table-cell>
          <table:table-cell office:value-type="float" office:value="53.801000000000002" table:style-name="ce10">
            <text:p>53.801</text:p>
          </table:table-cell>
          <table:table-cell office:value-type="float" office:value="82.367999999999995" table:style-name="ce10">
            <text:p>82.368</text:p>
          </table:table-cell>
          <table:table-cell office:value-type="float" office:value="67.277000000000001" table:style-name="ce10">
            <text:p>67.277</text:p>
          </table:table-cell>
          <table:table-cell office:value-type="float" office:value="71.072000000000003" table:style-name="ce10">
            <text:p>71.072</text:p>
          </table:table-cell>
          <table:table-cell office:value-type="float" office:value="64.807000000000002" table:style-name="ce10">
            <text:p>64.807</text:p>
          </table:table-cell>
          <table:table-cell office:value-type="float" office:value="90.385000000000005" table:style-name="ce10">
            <text:p>90.385</text:p>
          </table:table-cell>
          <table:table-cell office:value-type="float" office:value="84.491" table:style-name="ce10">
            <text:p>84.491</text:p>
          </table:table-cell>
          <table:table-cell office:value-type="float" office:value="58.213000000000001" table:style-name="ce10">
            <text:p>58.213</text:p>
          </table:table-cell>
          <table:table-cell office:value-type="float" office:value="72.457999999999998" table:style-name="ce10">
            <text:p>72.458</text:p>
          </table:table-cell>
          <table:table-cell office:value-type="float" office:value="76.456000000000003" table:style-name="ce10">
            <text:p>76.456</text:p>
          </table:table-cell>
          <table:table-cell office:value-type="float" office:value="60.875999999999998" table:style-name="ce10">
            <text:p>60.876</text:p>
          </table:table-cell>
          <table:table-cell office:value-type="float" office:value="55.036999999999999" table:style-name="ce10">
            <text:p>55.037</text:p>
          </table:table-cell>
          <table:table-cell office:value-type="float" office:value="63.207999999999998" table:style-name="ce10">
            <text:p>63.208</text:p>
          </table:table-cell>
          <table:table-cell office:value-type="float" office:value="38.668999999999997" table:style-name="ce10">
            <text:p>38.669</text:p>
          </table:table-cell>
          <table:table-cell office:value-type="float" office:value="83.772999999999996" table:style-name="ce10">
            <text:p>83.773</text:p>
          </table:table-cell>
          <table:table-cell office:value-type="float" office:value="79.540000000000006" table:style-name="ce10">
            <text:p>79.54</text:p>
          </table:table-cell>
          <table:table-cell office:value-type="float" office:value="72.320999999999998" table:style-name="ce10">
            <text:p>72.321</text:p>
          </table:table-cell>
          <table:table-cell office:value-type="float" office:value="54.283000000000001" table:style-name="ce10">
            <text:p>54.283</text:p>
          </table:table-cell>
          <table:table-cell office:value-type="float" office:value="46.698" table:style-name="ce10">
            <text:p>46.698</text:p>
          </table:table-cell>
          <table:table-cell office:value-type="float" office:value="54.344000000000001" table:style-name="ce10">
            <text:p>54.344</text:p>
          </table:table-cell>
          <table:table-cell office:value-type="float" office:value="52.621000000000002" table:style-name="ce10">
            <text:p>52.621</text:p>
          </table:table-cell>
          <table:table-cell office:value-type="float" office:value="80.936999999999998" table:style-name="ce10">
            <text:p>80.937</text:p>
          </table:table-cell>
          <table:table-cell office:value-type="float" office:value="86.759" table:style-name="ce10">
            <text:p>86.759</text:p>
          </table:table-cell>
          <table:table-cell office:value-type="float" office:value="65.954999999999998" table:style-name="ce10">
            <text:p>65.955</text:p>
          </table:table-cell>
          <table:table-cell office:value-type="float" office:value="79.474000000000004" table:style-name="ce10">
            <text:p>79.474</text:p>
          </table:table-cell>
          <table:table-cell office:value-type="float" office:value="53.231999999999999" table:style-name="ce10">
            <text:p>53.232</text:p>
          </table:table-cell>
          <table:table-cell office:value-type="float" office:value="67.897000000000006" table:style-name="ce10">
            <text:p>67.897</text:p>
          </table:table-cell>
          <table:table-cell office:value-type="float" office:value="84.632000000000005" table:style-name="ce10">
            <text:p>84.632</text:p>
          </table:table-cell>
          <table:table-cell office:value-type="float" office:value="45.29" table:style-name="ce10">
            <text:p>45.29</text:p>
          </table:table-cell>
          <table:table-cell office:value-type="float" office:value="59.645000000000003" table:style-name="ce10">
            <text:p>59.645</text:p>
          </table:table-cell>
          <table:table-cell office:value-type="float" office:value="73.953999999999994" table:style-name="ce10">
            <text:p>73.954</text:p>
          </table:table-cell>
          <table:table-cell office:value-type="float" office:value="34.284999999999997" table:style-name="ce10">
            <text:p>34.285</text:p>
          </table:table-cell>
          <table:table-cell office:value-type="float" office:value="41.59" table:style-name="ce10">
            <text:p>41.59</text:p>
          </table:table-cell>
          <table:table-cell office:value-type="float" office:value="23.382000000000001" table:style-name="ce10">
            <text:p>23.382</text:p>
          </table:table-cell>
          <table:table-cell office:value-type="float" office:value="76.36" table:style-name="ce10">
            <text:p>76.36</text:p>
          </table:table-cell>
          <table:table-cell office:value-type="float" office:value="64.631" table:style-name="ce10">
            <text:p>64.631</text:p>
          </table:table-cell>
          <table:table-cell office:value-type="float" office:value="51.856999999999999" table:style-name="ce10">
            <text:p>51.857</text:p>
          </table:table-cell>
          <table:table-cell office:value-type="float" office:value="52.457999999999998" table:style-name="ce10">
            <text:p>52.458</text:p>
          </table:table-cell>
          <table:table-cell office:value-type="float" office:value="38.901000000000003" table:style-name="ce10">
            <text:p>38.901</text:p>
          </table:table-cell>
          <table:table-cell office:value-type="float" office:value="39.966999999999999" table:style-name="ce10">
            <text:p>39.967</text:p>
          </table:table-cell>
          <table:table-cell office:value-type="float" office:value="15.862" table:style-name="ce10">
            <text:p>15.862</text:p>
          </table:table-cell>
          <table:table-cell office:value-type="float" office:value="18.824999999999999" table:style-name="ce10">
            <text:p>18.825</text:p>
          </table:table-cell>
          <table:table-cell office:value-type="float" office:value="48.183999999999997" table:style-name="ce10">
            <text:p>48.184</text:p>
          </table:table-cell>
          <table:table-cell office:value-type="float" office:value="23.239000000000001" table:style-name="ce10">
            <text:p>23.239</text:p>
          </table:table-cell>
          <table:table-cell office:value-type="float" office:value="50.262999999999998" table:style-name="ce10">
            <text:p>50.263</text:p>
          </table:table-cell>
          <table:table-cell office:value-type="float" office:value="62.156999999999996" table:style-name="ce10">
            <text:p>62.157</text:p>
          </table:table-cell>
          <table:table-cell office:value-type="float" office:value="55.343000000000004" table:style-name="ce10">
            <text:p>55.343</text:p>
          </table:table-cell>
          <table:table-cell office:value-type="float" office:value="47.625999999999998" table:style-name="ce10">
            <text:p>47.626</text:p>
          </table:table-cell>
          <table:table-cell office:value-type="float" office:value="43.67" table:style-name="ce10">
            <text:p>43.67</text:p>
          </table:table-cell>
          <table:table-cell office:value-type="float" office:value="37.204999999999998" table:style-name="ce10">
            <text:p>37.205</text:p>
          </table:table-cell>
          <table:table-cell office:value-type="float" office:value="38.276000000000003" table:style-name="ce10">
            <text:p>38.276</text:p>
          </table:table-cell>
          <table:table-cell office:value-type="float" office:value="26.247" table:style-name="ce10">
            <text:p>26.247</text:p>
          </table:table-cell>
          <table:table-cell office:value-type="float" office:value="88.319000000000003" table:style-name="ce10">
            <text:p>88.319</text:p>
          </table:table-cell>
          <table:table-cell office:value-type="float" office:value="74.971999999999994" table:style-name="ce10">
            <text:p>74.972</text:p>
          </table:table-cell>
          <table:table-cell office:value-type="float" office:value="79.051000000000002" table:style-name="ce10">
            <text:p>79.051</text:p>
          </table:table-cell>
          <table:table-cell office:value-type="float" office:value="73.897000000000006" table:style-name="ce10">
            <text:p>73.897</text:p>
          </table:table-cell>
          <table:table-cell office:value-type="float" office:value="75.567999999999998" table:style-name="ce10">
            <text:p>75.568</text:p>
          </table:table-cell>
          <table:table-cell office:value-type="float" office:value="55.216000000000001" table:style-name="ce10">
            <text:p>55.216</text:p>
          </table:table-cell>
          <table:table-cell office:value-type="float" office:value="34.454000000000001" table:style-name="ce10">
            <text:p>34.454</text:p>
          </table:table-cell>
          <table:table-cell office:value-type="float" office:value="45.408999999999999" table:style-name="ce10">
            <text:p>45.409</text:p>
          </table:table-cell>
          <table:table-cell office:value-type="float" office:value="39.085000000000001" table:style-name="ce10">
            <text:p>39.085</text:p>
          </table:table-cell>
          <table:table-cell office:value-type="float" office:value="69.117999999999995" table:style-name="ce10">
            <text:p>69.118</text:p>
          </table:table-cell>
          <table:table-cell office:value-type="float" office:value="79.218000000000004" table:style-name="ce10">
            <text:p>79.218</text:p>
          </table:table-cell>
          <table:table-cell office:value-type="float" office:value="93.837999999999994" table:style-name="ce10">
            <text:p>93.838</text:p>
          </table:table-cell>
          <table:table-cell office:value-type="float" office:value="54.667000000000002" table:style-name="ce10">
            <text:p>54.667</text:p>
          </table:table-cell>
          <table:table-cell office:value-type="float" office:value="35.228999999999999" table:style-name="ce10">
            <text:p>35.229</text:p>
          </table:table-cell>
          <table:table-cell office:value-type="float" office:value="56.582999999999998" table:style-name="ce10">
            <text:p>56.583</text:p>
          </table:table-cell>
          <table:table-cell office:value-type="float" office:value="19.004999999999999" table:style-name="ce10">
            <text:p>19.005</text:p>
          </table:table-cell>
          <table:table-cell office:value-type="float" office:value="5.81" table:style-name="ce10">
            <text:p>5.81</text:p>
          </table:table-cell>
          <table:table-cell office:value-type="float" office:value="12.9" table:style-name="ce10">
            <text:p>12.9</text:p>
          </table:table-cell>
          <table:table-cell office:value-type="float" office:value="36.780999999999999" table:style-name="ce10">
            <text:p>36.781</text:p>
          </table:table-cell>
          <table:table-cell office:value-type="float" office:value="44.509" table:style-name="ce10">
            <text:p>44.509</text:p>
          </table:table-cell>
          <table:table-cell office:value-type="float" office:value="6.5090000000000003" table:style-name="ce10">
            <text:p>6.509</text:p>
          </table:table-cell>
          <table:table-cell office:value-type="float" office:value="92.405000000000001" table:style-name="ce10">
            <text:p>92.405</text:p>
          </table:table-cell>
          <table:table-cell office:value-type="float" office:value="69.908000000000001" table:style-name="ce10">
            <text:p>69.908</text:p>
          </table:table-cell>
          <table:table-cell office:value-type="float" office:value="70.257999999999996" table:style-name="ce10">
            <text:p>70.258</text:p>
          </table:table-cell>
          <table:table-cell office:value-type="float" office:value="10.233000000000001" table:style-name="ce10">
            <text:p>10.233</text:p>
          </table:table-cell>
          <table:table-cell office:value-type="float" office:value="82.944999999999993" table:style-name="ce10">
            <text:p>82.945</text:p>
          </table:table-cell>
          <table:table-cell office:value-type="float" office:value="6.8220000000000001" table:style-name="ce10">
            <text:p>6.822</text:p>
          </table:table-cell>
          <table:table-cell office:value-type="float" office:value="9.8670000000000009" table:style-name="ce10">
            <text:p>9.867</text:p>
          </table:table-cell>
          <table:table-cell office:value-type="float" office:value="84.090999999999994" table:style-name="ce10">
            <text:p>84.091</text:p>
          </table:table-cell>
          <table:table-cell office:value-type="float" office:value="6.0419999999999998" table:style-name="ce10">
            <text:p>6.042</text:p>
          </table:table-cell>
          <table:table-cell office:value-type="float" office:value="40.448999999999998" table:style-name="ce10">
            <text:p>40.449</text:p>
          </table:table-cell>
          <table:table-cell office:value-type="float" office:value="45.786999999999999" table:style-name="ce10">
            <text:p>45.787</text:p>
          </table:table-cell>
          <table:table-cell office:value-type="float" office:value="13.763999999999999" table:style-name="ce10">
            <text:p>13.764</text:p>
          </table:table-cell>
          <table:table-cell office:value-type="float" office:value="35.417000000000002" table:style-name="ce10">
            <text:p>35.417</text:p>
          </table:table-cell>
          <table:table-cell office:value-type="float" office:value="50.694000000000003" table:style-name="ce10">
            <text:p>50.694</text:p>
          </table:table-cell>
          <table:table-cell office:value-type="float" office:value="13.888999999999999" table:style-name="ce10">
            <text:p>13.889</text:p>
          </table:table-cell>
          <table:table-cell office:value-type="float" office:value="40.168999999999997" table:style-name="ce10">
            <text:p>40.169</text:p>
          </table:table-cell>
          <table:table-cell office:value-type="float" office:value="35.954999999999998" table:style-name="ce10">
            <text:p>35.955</text:p>
          </table:table-cell>
          <table:table-cell office:value-type="float" office:value="23.876000000000001" table:style-name="ce10">
            <text:p>23.876</text:p>
          </table:table-cell>
          <table:table-cell office:value-type="float" office:value="69.382000000000005" table:style-name="ce10">
            <text:p>69.382</text:p>
          </table:table-cell>
          <table:table-cell office:value-type="float" office:value="14.606999999999999" table:style-name="ce10">
            <text:p>14.607</text:p>
          </table:table-cell>
          <table:table-cell office:value-type="float" office:value="16.010999999999999" table:style-name="ce10">
            <text:p>16.011</text:p>
          </table:table-cell>
          <table:table-cell office:value-type="float" office:value="28.670999999999999" table:style-name="ce10">
            <text:p>28.671</text:p>
          </table:table-cell>
          <table:table-cell office:value-type="float" office:value="61.537999999999997" table:style-name="ce10">
            <text:p>61.538</text:p>
          </table:table-cell>
          <table:table-cell office:value-type="float" office:value="9.7899999999999991" table:style-name="ce10">
            <text:p>9.79</text:p>
          </table:table-cell>
          <table:table-cell office:value-type="float" office:value="62.604999999999997" table:style-name="ce10">
            <text:p>62.605</text:p>
          </table:table-cell>
          <table:table-cell office:value-type="float" office:value="65.849999999999994" table:style-name="ce10">
            <text:p>65.85</text:p>
          </table:table-cell>
          <table:table-cell office:value-type="float" office:value="57.609000000000002" table:style-name="ce10">
            <text:p>57.609</text:p>
          </table:table-cell>
          <table:table-cell office:value-type="float" office:value="35.72" table:style-name="ce10">
            <text:p>35.72</text:p>
          </table:table-cell>
          <table:table-cell office:value-type="float" office:value="69.56" table:style-name="ce10">
            <text:p>69.56</text:p>
          </table:table-cell>
          <table:table-cell office:value-type="float" office:value="70.039000000000001" table:style-name="ce10">
            <text:p>70.039</text:p>
          </table:table-cell>
          <table:table-cell office:value-type="float" office:value="57.524000000000001" table:style-name="ce10">
            <text:p>57.524</text:p>
          </table:table-cell>
          <table:table-cell office:value-type="float" office:value="40.523000000000003" table:style-name="ce10">
            <text:p>40.523</text:p>
          </table:table-cell>
          <table:table-cell table:number-columns-repeated="16259"/>
        </table:table-row>
        <table:table-row table:style-name="ro5">
          <table:table-cell office:value-type="string" table:style-name="ce4">
            <text:p>DVLA</text:p>
          </table:table-cell>
          <table:table-cell office:value-type="string" table:style-name="ce4">
            <text:p>Driver and Vehicle Licensing Agency</text:p>
          </table:table-cell>
          <table:table-cell office:value-type="string" table:style-name="ce4">
            <text:p>Transport</text:p>
          </table:table-cell>
          <table:table-cell table:style-name="ce4"/>
          <table:table-cell office:value-type="float" office:value="68.775999999999996" table:style-name="ce10">
            <text:p>68.776</text:p>
          </table:table-cell>
          <table:table-cell office:value-type="float" office:value="57.529000000000003" table:style-name="ce10">
            <text:p>57.529</text:p>
          </table:table-cell>
          <table:table-cell office:value-type="float" office:value="26.341000000000001" table:style-name="ce10">
            <text:p>26.341</text:p>
          </table:table-cell>
          <table:table-cell office:value-type="float" office:value="71.757000000000005" table:style-name="ce10">
            <text:p>71.757</text:p>
          </table:table-cell>
          <table:table-cell office:value-type="float" office:value="70.055000000000007" table:style-name="ce10">
            <text:p>70.055</text:p>
          </table:table-cell>
          <table:table-cell office:value-type="float" office:value="80.802000000000007" table:style-name="ce10">
            <text:p>80.802</text:p>
          </table:table-cell>
          <table:table-cell office:value-type="float" office:value="81.677999999999997" table:style-name="ce10">
            <text:p>81.678</text:p>
          </table:table-cell>
          <table:table-cell office:value-type="float" office:value="83.94" table:style-name="ce10">
            <text:p>83.94</text:p>
          </table:table-cell>
          <table:table-cell office:value-type="float" office:value="60.268000000000001" table:style-name="ce10">
            <text:p>60.268</text:p>
          </table:table-cell>
          <table:table-cell office:value-type="float" office:value="79.471000000000004" table:style-name="ce10">
            <text:p>79.471</text:p>
          </table:table-cell>
          <table:table-cell office:value-type="float" office:value="78.637" table:style-name="ce10">
            <text:p>78.637</text:p>
          </table:table-cell>
          <table:table-cell office:value-type="float" office:value="22.113" table:style-name="ce10">
            <text:p>22.113</text:p>
          </table:table-cell>
          <table:table-cell office:value-type="float" office:value="49.695" table:style-name="ce10">
            <text:p>49.695</text:p>
          </table:table-cell>
          <table:table-cell office:value-type="float" office:value="83.572999999999993" table:style-name="ce10">
            <text:p>83.573</text:p>
          </table:table-cell>
          <table:table-cell office:value-type="float" office:value="77.302999999999997" table:style-name="ce10">
            <text:p>77.303</text:p>
          </table:table-cell>
          <table:table-cell office:value-type="float" office:value="71.887" table:style-name="ce10">
            <text:p>71.887</text:p>
          </table:table-cell>
          <table:table-cell office:value-type="float" office:value="55.231000000000002" table:style-name="ce10">
            <text:p>55.231</text:p>
          </table:table-cell>
          <table:table-cell office:value-type="float" office:value="62.329000000000001" table:style-name="ce10">
            <text:p>62.329</text:p>
          </table:table-cell>
          <table:table-cell office:value-type="float" office:value="78.680999999999997" table:style-name="ce10">
            <text:p>78.681</text:p>
          </table:table-cell>
          <table:table-cell office:value-type="float" office:value="82.962000000000003" table:style-name="ce10">
            <text:p>82.962</text:p>
          </table:table-cell>
          <table:table-cell office:value-type="float" office:value="79.828000000000003" table:style-name="ce10">
            <text:p>79.828</text:p>
          </table:table-cell>
          <table:table-cell office:value-type="float" office:value="88.778000000000006" table:style-name="ce10">
            <text:p>88.778</text:p>
          </table:table-cell>
          <table:table-cell office:value-type="float" office:value="83.349000000000004" table:style-name="ce10">
            <text:p>83.349</text:p>
          </table:table-cell>
          <table:table-cell office:value-type="float" office:value="75.134" table:style-name="ce10">
            <text:p>75.134</text:p>
          </table:table-cell>
          <table:table-cell office:value-type="float" office:value="81.962000000000003" table:style-name="ce10">
            <text:p>81.962</text:p>
          </table:table-cell>
          <table:table-cell office:value-type="float" office:value="86.260999999999996" table:style-name="ce10">
            <text:p>86.261</text:p>
          </table:table-cell>
          <table:table-cell office:value-type="float" office:value="85.481999999999999" table:style-name="ce10">
            <text:p>85.482</text:p>
          </table:table-cell>
          <table:table-cell office:value-type="float" office:value="76.852999999999994" table:style-name="ce10">
            <text:p>76.853</text:p>
          </table:table-cell>
          <table:table-cell office:value-type="float" office:value="77.498999999999995" table:style-name="ce10">
            <text:p>77.499</text:p>
          </table:table-cell>
          <table:table-cell office:value-type="float" office:value="44.359000000000002" table:style-name="ce10">
            <text:p>44.359</text:p>
          </table:table-cell>
          <table:table-cell office:value-type="float" office:value="90.403000000000006" table:style-name="ce10">
            <text:p>90.403</text:p>
          </table:table-cell>
          <table:table-cell office:value-type="float" office:value="83.971999999999994" table:style-name="ce10">
            <text:p>83.972</text:p>
          </table:table-cell>
          <table:table-cell office:value-type="float" office:value="77.522999999999996" table:style-name="ce10">
            <text:p>77.523</text:p>
          </table:table-cell>
          <table:table-cell office:value-type="float" office:value="71.617999999999995" table:style-name="ce10">
            <text:p>71.618</text:p>
          </table:table-cell>
          <table:table-cell office:value-type="float" office:value="53.819000000000003" table:style-name="ce10">
            <text:p>53.819</text:p>
          </table:table-cell>
          <table:table-cell office:value-type="float" office:value="64.343999999999994" table:style-name="ce10">
            <text:p>64.344</text:p>
          </table:table-cell>
          <table:table-cell office:value-type="float" office:value="51.369" table:style-name="ce10">
            <text:p>51.369</text:p>
          </table:table-cell>
          <table:table-cell office:value-type="float" office:value="82.191999999999993" table:style-name="ce10">
            <text:p>82.192</text:p>
          </table:table-cell>
          <table:table-cell office:value-type="float" office:value="88.685000000000002" table:style-name="ce10">
            <text:p>88.685</text:p>
          </table:table-cell>
          <table:table-cell office:value-type="float" office:value="68.152000000000001" table:style-name="ce10">
            <text:p>68.152</text:p>
          </table:table-cell>
          <table:table-cell office:value-type="float" office:value="78.816999999999993" table:style-name="ce10">
            <text:p>78.817</text:p>
          </table:table-cell>
          <table:table-cell office:value-type="float" office:value="76.19" table:style-name="ce10">
            <text:p>76.19</text:p>
          </table:table-cell>
          <table:table-cell office:value-type="float" office:value="81.453000000000003" table:style-name="ce10">
            <text:p>81.453</text:p>
          </table:table-cell>
          <table:table-cell office:value-type="float" office:value="89.713999999999999" table:style-name="ce10">
            <text:p>89.714</text:p>
          </table:table-cell>
          <table:table-cell office:value-type="float" office:value="79.015000000000001" table:style-name="ce10">
            <text:p>79.015</text:p>
          </table:table-cell>
          <table:table-cell office:value-type="float" office:value="70.840999999999994" table:style-name="ce10">
            <text:p>70.841</text:p>
          </table:table-cell>
          <table:table-cell office:value-type="float" office:value="74.680999999999997" table:style-name="ce10">
            <text:p>74.681</text:p>
          </table:table-cell>
          <table:table-cell office:value-type="float" office:value="21.248000000000001" table:style-name="ce10">
            <text:p>21.248</text:p>
          </table:table-cell>
          <table:table-cell office:value-type="float" office:value="28.555" table:style-name="ce10">
            <text:p>28.555</text:p>
          </table:table-cell>
          <table:table-cell office:value-type="float" office:value="16.477" table:style-name="ce10">
            <text:p>16.477</text:p>
          </table:table-cell>
          <table:table-cell office:value-type="float" office:value="63.195" table:style-name="ce10">
            <text:p>63.195</text:p>
          </table:table-cell>
          <table:table-cell office:value-type="float" office:value="50.36" table:style-name="ce10">
            <text:p>50.36</text:p>
          </table:table-cell>
          <table:table-cell office:value-type="float" office:value="69.991" table:style-name="ce10">
            <text:p>69.991</text:p>
          </table:table-cell>
          <table:table-cell office:value-type="float" office:value="60.915999999999997" table:style-name="ce10">
            <text:p>60.916</text:p>
          </table:table-cell>
          <table:table-cell office:value-type="float" office:value="49.396000000000001" table:style-name="ce10">
            <text:p>49.396</text:p>
          </table:table-cell>
          <table:table-cell office:value-type="float" office:value="52.122" table:style-name="ce10">
            <text:p>52.122</text:p>
          </table:table-cell>
          <table:table-cell office:value-type="float" office:value="37.746000000000002" table:style-name="ce10">
            <text:p>37.746</text:p>
          </table:table-cell>
          <table:table-cell office:value-type="float" office:value="35.481999999999999" table:style-name="ce10">
            <text:p>35.482</text:p>
          </table:table-cell>
          <table:table-cell office:value-type="float" office:value="58.072000000000003" table:style-name="ce10">
            <text:p>58.072</text:p>
          </table:table-cell>
          <table:table-cell office:value-type="float" office:value="37.332000000000001" table:style-name="ce10">
            <text:p>37.332</text:p>
          </table:table-cell>
          <table:table-cell office:value-type="float" office:value="46.368000000000002" table:style-name="ce10">
            <text:p>46.368</text:p>
          </table:table-cell>
          <table:table-cell office:value-type="float" office:value="47.712000000000003" table:style-name="ce10">
            <text:p>47.712</text:p>
          </table:table-cell>
          <table:table-cell office:value-type="float" office:value="54.177999999999997" table:style-name="ce10">
            <text:p>54.178</text:p>
          </table:table-cell>
          <table:table-cell office:value-type="float" office:value="39.011000000000003" table:style-name="ce10">
            <text:p>39.011</text:p>
          </table:table-cell>
          <table:table-cell office:value-type="float" office:value="46.191000000000003" table:style-name="ce10">
            <text:p>46.191</text:p>
          </table:table-cell>
          <table:table-cell office:value-type="float" office:value="44.701999999999998" table:style-name="ce10">
            <text:p>44.702</text:p>
          </table:table-cell>
          <table:table-cell office:value-type="float" office:value="44.767000000000003" table:style-name="ce10">
            <text:p>44.767</text:p>
          </table:table-cell>
          <table:table-cell office:value-type="float" office:value="36.344999999999999" table:style-name="ce10">
            <text:p>36.345</text:p>
          </table:table-cell>
          <table:table-cell office:value-type="float" office:value="91.036000000000001" table:style-name="ce10">
            <text:p>91.036</text:p>
          </table:table-cell>
          <table:table-cell office:value-type="float" office:value="68.215999999999994" table:style-name="ce10">
            <text:p>68.216</text:p>
          </table:table-cell>
          <table:table-cell office:value-type="float" office:value="76.397000000000006" table:style-name="ce10">
            <text:p>76.397</text:p>
          </table:table-cell>
          <table:table-cell office:value-type="float" office:value="66.667000000000002" table:style-name="ce10">
            <text:p>66.667</text:p>
          </table:table-cell>
          <table:table-cell office:value-type="float" office:value="77.588999999999999" table:style-name="ce10">
            <text:p>77.589</text:p>
          </table:table-cell>
          <table:table-cell office:value-type="float" office:value="56.054000000000002" table:style-name="ce10">
            <text:p>56.054</text:p>
          </table:table-cell>
          <table:table-cell office:value-type="float" office:value="44.555999999999997" table:style-name="ce10">
            <text:p>44.556</text:p>
          </table:table-cell>
          <table:table-cell office:value-type="float" office:value="64.307000000000002" table:style-name="ce10">
            <text:p>64.307</text:p>
          </table:table-cell>
          <table:table-cell office:value-type="float" office:value="20.036999999999999" table:style-name="ce10">
            <text:p>20.037</text:p>
          </table:table-cell>
          <table:table-cell office:value-type="float" office:value="83.643000000000001" table:style-name="ce10">
            <text:p>83.643</text:p>
          </table:table-cell>
          <table:table-cell office:value-type="float" office:value="27.689" table:style-name="ce10">
            <text:p>27.689</text:p>
          </table:table-cell>
          <table:table-cell office:value-type="float" office:value="76.712000000000003" table:style-name="ce10">
            <text:p>76.712</text:p>
          </table:table-cell>
          <table:table-cell office:value-type="float" office:value="76.314999999999998" table:style-name="ce10">
            <text:p>76.315</text:p>
          </table:table-cell>
          <table:table-cell office:value-type="float" office:value="66.798000000000002" table:style-name="ce10">
            <text:p>66.798</text:p>
          </table:table-cell>
          <table:table-cell office:value-type="float" office:value="45.475999999999999" table:style-name="ce10">
            <text:p>45.476</text:p>
          </table:table-cell>
          <table:table-cell office:value-type="float" office:value="24.919" table:style-name="ce10">
            <text:p>24.919</text:p>
          </table:table-cell>
          <table:table-cell office:value-type="float" office:value="7.2359999999999998" table:style-name="ce10">
            <text:p>7.236</text:p>
          </table:table-cell>
          <table:table-cell office:value-type="float" office:value="12.192" table:style-name="ce10">
            <text:p>12.192</text:p>
          </table:table-cell>
          <table:table-cell office:value-type="float" office:value="26.198" table:style-name="ce10">
            <text:p>26.198</text:p>
          </table:table-cell>
          <table:table-cell office:value-type="float" office:value="54.374000000000002" table:style-name="ce10">
            <text:p>54.374</text:p>
          </table:table-cell>
          <table:table-cell office:value-type="float" office:value="10.961" table:style-name="ce10">
            <text:p>10.961</text:p>
          </table:table-cell>
          <table:table-cell office:value-type="float" office:value="83.278999999999996" table:style-name="ce10">
            <text:p>83.279</text:p>
          </table:table-cell>
          <table:table-cell office:value-type="float" office:value="61.567" table:style-name="ce10">
            <text:p>61.567</text:p>
          </table:table-cell>
          <table:table-cell office:value-type="float" office:value="68.926000000000002" table:style-name="ce10">
            <text:p>68.926</text:p>
          </table:table-cell>
          <table:table-cell office:value-type="float" office:value="7.2389999999999999" table:style-name="ce10">
            <text:p>7.239</text:p>
          </table:table-cell>
          <table:table-cell office:value-type="float" office:value="84.06" table:style-name="ce10">
            <text:p>84.06</text:p>
          </table:table-cell>
          <table:table-cell office:value-type="float" office:value="8.7010000000000005" table:style-name="ce10">
            <text:p>8.701</text:p>
          </table:table-cell>
          <table:table-cell office:value-type="float" office:value="6.7969999999999997" table:style-name="ce10">
            <text:p>6.797</text:p>
          </table:table-cell>
          <table:table-cell office:value-type="float" office:value="85.942999999999998" table:style-name="ce10">
            <text:p>85.943</text:p>
          </table:table-cell>
          <table:table-cell office:value-type="float" office:value="7.26" table:style-name="ce10">
            <text:p>7.26</text:p>
          </table:table-cell>
          <table:table-cell office:value-type="float" office:value="38.225000000000001" table:style-name="ce10">
            <text:p>38.225</text:p>
          </table:table-cell>
          <table:table-cell office:value-type="float" office:value="46.075000000000003" table:style-name="ce10">
            <text:p>46.075</text:p>
          </table:table-cell>
          <table:table-cell office:value-type="float" office:value="15.7" table:style-name="ce10">
            <text:p>15.7</text:p>
          </table:table-cell>
          <table:table-cell office:value-type="float" office:value="36.036000000000001" table:style-name="ce10">
            <text:p>36.036</text:p>
          </table:table-cell>
          <table:table-cell office:value-type="float" office:value="54.054000000000002" table:style-name="ce10">
            <text:p>54.054</text:p>
          </table:table-cell>
          <table:table-cell office:value-type="float" office:value="9.91" table:style-name="ce10">
            <text:p>9.91</text:p>
          </table:table-cell>
          <table:table-cell office:value-type="float" office:value="50.341999999999999" table:style-name="ce10">
            <text:p>50.342</text:p>
          </table:table-cell>
          <table:table-cell office:value-type="float" office:value="26.37" table:style-name="ce10">
            <text:p>26.37</text:p>
          </table:table-cell>
          <table:table-cell office:value-type="float" office:value="23.288" table:style-name="ce10">
            <text:p>23.288</text:p>
          </table:table-cell>
          <table:table-cell office:value-type="float" office:value="52.901000000000003" table:style-name="ce10">
            <text:p>52.901</text:p>
          </table:table-cell>
          <table:table-cell office:value-type="float" office:value="29.352" table:style-name="ce10">
            <text:p>29.352</text:p>
          </table:table-cell>
          <table:table-cell office:value-type="float" office:value="17.747" table:style-name="ce10">
            <text:p>17.747</text:p>
          </table:table-cell>
          <table:table-cell office:value-type="float" office:value="28.571000000000002" table:style-name="ce10">
            <text:p>28.571</text:p>
          </table:table-cell>
          <table:table-cell office:value-type="float" office:value="57.143000000000001" table:style-name="ce10">
            <text:p>57.143</text:p>
          </table:table-cell>
          <table:table-cell office:value-type="float" office:value="14.286" table:style-name="ce10">
            <text:p>14.286</text:p>
          </table:table-cell>
          <table:table-cell office:value-type="float" office:value="60.484000000000002" table:style-name="ce10">
            <text:p>60.484</text:p>
          </table:table-cell>
          <table:table-cell office:value-type="float" office:value="63.597999999999999" table:style-name="ce10">
            <text:p>63.598</text:p>
          </table:table-cell>
          <table:table-cell office:value-type="float" office:value="57.643000000000001" table:style-name="ce10">
            <text:p>57.643</text:p>
          </table:table-cell>
          <table:table-cell office:value-type="float" office:value="37.470999999999997" table:style-name="ce10">
            <text:p>37.471</text:p>
          </table:table-cell>
          <table:table-cell office:value-type="float" office:value="64.778999999999996" table:style-name="ce10">
            <text:p>64.779</text:p>
          </table:table-cell>
          <table:table-cell office:value-type="float" office:value="63.918999999999997" table:style-name="ce10">
            <text:p>63.919</text:p>
          </table:table-cell>
          <table:table-cell office:value-type="float" office:value="58.804000000000002" table:style-name="ce10">
            <text:p>58.804</text:p>
          </table:table-cell>
          <table:table-cell office:value-type="float" office:value="65.606999999999999" table:style-name="ce10">
            <text:p>65.607</text:p>
          </table:table-cell>
          <table:table-cell table:number-columns-repeated="16259"/>
        </table:table-row>
        <table:table-row table:style-name="ro5">
          <table:table-cell office:value-type="string" table:style-name="ce4">
            <text:p>DVSA</text:p>
          </table:table-cell>
          <table:table-cell office:value-type="string" table:style-name="ce4">
            <text:p>Driver and Vehicle Standards Agency</text:p>
          </table:table-cell>
          <table:table-cell office:value-type="string" table:style-name="ce4">
            <text:p>Transport</text:p>
          </table:table-cell>
          <table:table-cell table:style-name="ce4"/>
          <table:table-cell office:value-type="float" office:value="69.572000000000003" table:style-name="ce10">
            <text:p>69.572</text:p>
          </table:table-cell>
          <table:table-cell office:value-type="float" office:value="54.970999999999997" table:style-name="ce10">
            <text:p>54.971</text:p>
          </table:table-cell>
          <table:table-cell office:value-type="float" office:value="28.585000000000001" table:style-name="ce10">
            <text:p>28.585</text:p>
          </table:table-cell>
          <table:table-cell office:value-type="float" office:value="73.582999999999998" table:style-name="ce10">
            <text:p>73.583</text:p>
          </table:table-cell>
          <table:table-cell office:value-type="float" office:value="68.741" table:style-name="ce10">
            <text:p>68.741</text:p>
          </table:table-cell>
          <table:table-cell office:value-type="float" office:value="72.989000000000004" table:style-name="ce10">
            <text:p>72.989</text:p>
          </table:table-cell>
          <table:table-cell office:value-type="float" office:value="78.52" table:style-name="ce10">
            <text:p>78.52</text:p>
          </table:table-cell>
          <table:table-cell office:value-type="float" office:value="81.022000000000006" table:style-name="ce10">
            <text:p>81.022</text:p>
          </table:table-cell>
          <table:table-cell office:value-type="float" office:value="51.747" table:style-name="ce10">
            <text:p>51.747</text:p>
          </table:table-cell>
          <table:table-cell office:value-type="float" office:value="75.051000000000002" table:style-name="ce10">
            <text:p>75.051</text:p>
          </table:table-cell>
          <table:table-cell office:value-type="float" office:value="75.555999999999997" table:style-name="ce10">
            <text:p>75.556</text:p>
          </table:table-cell>
          <table:table-cell office:value-type="float" office:value="12.523999999999999" table:style-name="ce10">
            <text:p>12.524</text:p>
          </table:table-cell>
          <table:table-cell office:value-type="float" office:value="36.552999999999997" table:style-name="ce10">
            <text:p>36.553</text:p>
          </table:table-cell>
          <table:table-cell office:value-type="float" office:value="87.259" table:style-name="ce10">
            <text:p>87.259</text:p>
          </table:table-cell>
          <table:table-cell office:value-type="float" office:value="78.817999999999998" table:style-name="ce10">
            <text:p>78.818</text:p>
          </table:table-cell>
          <table:table-cell office:value-type="float" office:value="73.424999999999997" table:style-name="ce10">
            <text:p>73.425</text:p>
          </table:table-cell>
          <table:table-cell office:value-type="float" office:value="47.311" table:style-name="ce10">
            <text:p>47.311</text:p>
          </table:table-cell>
          <table:table-cell office:value-type="float" office:value="57.064" table:style-name="ce10">
            <text:p>57.064</text:p>
          </table:table-cell>
          <table:table-cell office:value-type="float" office:value="69.587000000000003" table:style-name="ce10">
            <text:p>69.587</text:p>
          </table:table-cell>
          <table:table-cell office:value-type="float" office:value="76.402000000000001" table:style-name="ce10">
            <text:p>76.402</text:p>
          </table:table-cell>
          <table:table-cell office:value-type="float" office:value="76.643000000000001" table:style-name="ce10">
            <text:p>76.643</text:p>
          </table:table-cell>
          <table:table-cell office:value-type="float" office:value="86.811999999999998" table:style-name="ce10">
            <text:p>86.812</text:p>
          </table:table-cell>
          <table:table-cell office:value-type="float" office:value="82.18" table:style-name="ce10">
            <text:p>82.18</text:p>
          </table:table-cell>
          <table:table-cell office:value-type="float" office:value="71.927000000000007" table:style-name="ce10">
            <text:p>71.927</text:p>
          </table:table-cell>
          <table:table-cell office:value-type="float" office:value="80.207999999999998" table:style-name="ce10">
            <text:p>80.208</text:p>
          </table:table-cell>
          <table:table-cell office:value-type="float" office:value="82.715999999999994" table:style-name="ce10">
            <text:p>82.716</text:p>
          </table:table-cell>
          <table:table-cell office:value-type="float" office:value="78.019000000000005" table:style-name="ce10">
            <text:p>78.019</text:p>
          </table:table-cell>
          <table:table-cell office:value-type="float" office:value="72.543999999999997" table:style-name="ce10">
            <text:p>72.544</text:p>
          </table:table-cell>
          <table:table-cell office:value-type="float" office:value="75.856999999999999" table:style-name="ce10">
            <text:p>75.857</text:p>
          </table:table-cell>
          <table:table-cell office:value-type="float" office:value="41.631" table:style-name="ce10">
            <text:p>41.631</text:p>
          </table:table-cell>
          <table:table-cell office:value-type="float" office:value="88.266000000000005" table:style-name="ce10">
            <text:p>88.266</text:p>
          </table:table-cell>
          <table:table-cell office:value-type="float" office:value="82.597999999999999" table:style-name="ce10">
            <text:p>82.598</text:p>
          </table:table-cell>
          <table:table-cell office:value-type="float" office:value="72.194999999999993" table:style-name="ce10">
            <text:p>72.195</text:p>
          </table:table-cell>
          <table:table-cell office:value-type="float" office:value="64.811000000000007" table:style-name="ce10">
            <text:p>64.811</text:p>
          </table:table-cell>
          <table:table-cell office:value-type="float" office:value="48.158000000000001" table:style-name="ce10">
            <text:p>48.158</text:p>
          </table:table-cell>
          <table:table-cell office:value-type="float" office:value="48.756999999999998" table:style-name="ce10">
            <text:p>48.757</text:p>
          </table:table-cell>
          <table:table-cell office:value-type="float" office:value="45.396000000000001" table:style-name="ce10">
            <text:p>45.396</text:p>
          </table:table-cell>
          <table:table-cell office:value-type="float" office:value="79.908000000000001" table:style-name="ce10">
            <text:p>79.908</text:p>
          </table:table-cell>
          <table:table-cell office:value-type="float" office:value="87.929000000000002" table:style-name="ce10">
            <text:p>87.929</text:p>
          </table:table-cell>
          <table:table-cell office:value-type="float" office:value="62.173999999999999" table:style-name="ce10">
            <text:p>62.174</text:p>
          </table:table-cell>
          <table:table-cell office:value-type="float" office:value="70.195999999999998" table:style-name="ce10">
            <text:p>70.196</text:p>
          </table:table-cell>
          <table:table-cell office:value-type="float" office:value="68.691000000000003" table:style-name="ce10">
            <text:p>68.691</text:p>
          </table:table-cell>
          <table:table-cell office:value-type="float" office:value="80.760999999999996" table:style-name="ce10">
            <text:p>80.761</text:p>
          </table:table-cell>
          <table:table-cell office:value-type="float" office:value="88.828000000000003" table:style-name="ce10">
            <text:p>88.828</text:p>
          </table:table-cell>
          <table:table-cell office:value-type="float" office:value="76.563999999999993" table:style-name="ce10">
            <text:p>76.564</text:p>
          </table:table-cell>
          <table:table-cell office:value-type="float" office:value="66.391000000000005" table:style-name="ce10">
            <text:p>66.391</text:p>
          </table:table-cell>
          <table:table-cell office:value-type="float" office:value="72.308999999999997" table:style-name="ce10">
            <text:p>72.309</text:p>
          </table:table-cell>
          <table:table-cell office:value-type="float" office:value="11.875999999999999" table:style-name="ce10">
            <text:p>11.876</text:p>
          </table:table-cell>
          <table:table-cell office:value-type="float" office:value="16.677" table:style-name="ce10">
            <text:p>16.677</text:p>
          </table:table-cell>
          <table:table-cell office:value-type="float" office:value="9.0630000000000006" table:style-name="ce10">
            <text:p>9.063</text:p>
          </table:table-cell>
          <table:table-cell office:value-type="float" office:value="62.94" table:style-name="ce10">
            <text:p>62.94</text:p>
          </table:table-cell>
          <table:table-cell office:value-type="float" office:value="44.631999999999998" table:style-name="ce10">
            <text:p>44.632</text:p>
          </table:table-cell>
          <table:table-cell office:value-type="float" office:value="52.396000000000001" table:style-name="ce10">
            <text:p>52.396</text:p>
          </table:table-cell>
          <table:table-cell office:value-type="float" office:value="46.548000000000002" table:style-name="ce10">
            <text:p>46.548</text:p>
          </table:table-cell>
          <table:table-cell office:value-type="float" office:value="36.548000000000002" table:style-name="ce10">
            <text:p>36.548</text:p>
          </table:table-cell>
          <table:table-cell office:value-type="float" office:value="35.970999999999997" table:style-name="ce10">
            <text:p>35.971</text:p>
          </table:table-cell>
          <table:table-cell office:value-type="float" office:value="23.702999999999999" table:style-name="ce10">
            <text:p>23.703</text:p>
          </table:table-cell>
          <table:table-cell office:value-type="float" office:value="24.010999999999999" table:style-name="ce10">
            <text:p>24.011</text:p>
          </table:table-cell>
          <table:table-cell office:value-type="float" office:value="48.542000000000002" table:style-name="ce10">
            <text:p>48.542</text:p>
          </table:table-cell>
          <table:table-cell office:value-type="float" office:value="27.231000000000002" table:style-name="ce10">
            <text:p>27.231</text:p>
          </table:table-cell>
          <table:table-cell office:value-type="float" office:value="34.232999999999997" table:style-name="ce10">
            <text:p>34.233</text:p>
          </table:table-cell>
          <table:table-cell office:value-type="float" office:value="50.368000000000002" table:style-name="ce10">
            <text:p>50.368</text:p>
          </table:table-cell>
          <table:table-cell office:value-type="float" office:value="41.454000000000001" table:style-name="ce10">
            <text:p>41.454</text:p>
          </table:table-cell>
          <table:table-cell office:value-type="float" office:value="41.026000000000003" table:style-name="ce10">
            <text:p>41.026</text:p>
          </table:table-cell>
          <table:table-cell office:value-type="float" office:value="40.576999999999998" table:style-name="ce10">
            <text:p>40.577</text:p>
          </table:table-cell>
          <table:table-cell office:value-type="float" office:value="37.003999999999998" table:style-name="ce10">
            <text:p>37.004</text:p>
          </table:table-cell>
          <table:table-cell office:value-type="float" office:value="28.443999999999999" table:style-name="ce10">
            <text:p>28.444</text:p>
          </table:table-cell>
          <table:table-cell office:value-type="float" office:value="22.231999999999999" table:style-name="ce10">
            <text:p>22.232</text:p>
          </table:table-cell>
          <table:table-cell office:value-type="float" office:value="89.638000000000005" table:style-name="ce10">
            <text:p>89.638</text:p>
          </table:table-cell>
          <table:table-cell office:value-type="float" office:value="60.411999999999999" table:style-name="ce10">
            <text:p>60.412</text:p>
          </table:table-cell>
          <table:table-cell office:value-type="float" office:value="60.718000000000004" table:style-name="ce10">
            <text:p>60.718</text:p>
          </table:table-cell>
          <table:table-cell office:value-type="float" office:value="71.643000000000001" table:style-name="ce10">
            <text:p>71.643</text:p>
          </table:table-cell>
          <table:table-cell office:value-type="float" office:value="72.341999999999999" table:style-name="ce10">
            <text:p>72.342</text:p>
          </table:table-cell>
          <table:table-cell office:value-type="float" office:value="54.347000000000001" table:style-name="ce10">
            <text:p>54.347</text:p>
          </table:table-cell>
          <table:table-cell office:value-type="float" office:value="40.462000000000003" table:style-name="ce10">
            <text:p>40.462</text:p>
          </table:table-cell>
          <table:table-cell office:value-type="float" office:value="71.016000000000005" table:style-name="ce10">
            <text:p>71.016</text:p>
          </table:table-cell>
          <table:table-cell office:value-type="float" office:value="17.936" table:style-name="ce10">
            <text:p>17.936</text:p>
          </table:table-cell>
          <table:table-cell office:value-type="float" office:value="84.828000000000003" table:style-name="ce10">
            <text:p>84.828</text:p>
          </table:table-cell>
          <table:table-cell office:value-type="float" office:value="38.366999999999997" table:style-name="ce10">
            <text:p>38.367</text:p>
          </table:table-cell>
          <table:table-cell office:value-type="float" office:value="91.861000000000004" table:style-name="ce10">
            <text:p>91.861</text:p>
          </table:table-cell>
          <table:table-cell office:value-type="float" office:value="78.536000000000001" table:style-name="ce10">
            <text:p>78.536</text:p>
          </table:table-cell>
          <table:table-cell office:value-type="float" office:value="50.661999999999999" table:style-name="ce10">
            <text:p>50.662</text:p>
          </table:table-cell>
          <table:table-cell office:value-type="float" office:value="43.869" table:style-name="ce10">
            <text:p>43.869</text:p>
          </table:table-cell>
          <table:table-cell office:value-type="float" office:value="23.097999999999999" table:style-name="ce10">
            <text:p>23.098</text:p>
          </table:table-cell>
          <table:table-cell office:value-type="float" office:value="8.2949999999999999" table:style-name="ce10">
            <text:p>8.295</text:p>
          </table:table-cell>
          <table:table-cell office:value-type="float" office:value="13.722" table:style-name="ce10">
            <text:p>13.722</text:p>
          </table:table-cell>
          <table:table-cell office:value-type="float" office:value="31.206" table:style-name="ce10">
            <text:p>31.206</text:p>
          </table:table-cell>
          <table:table-cell office:value-type="float" office:value="46.777999999999999" table:style-name="ce10">
            <text:p>46.778</text:p>
          </table:table-cell>
          <table:table-cell office:value-type="float" office:value="11.561" table:style-name="ce10">
            <text:p>11.561</text:p>
          </table:table-cell>
          <table:table-cell office:value-type="float" office:value="90.32" table:style-name="ce10">
            <text:p>90.32</text:p>
          </table:table-cell>
          <table:table-cell office:value-type="float" office:value="73.149000000000001" table:style-name="ce10">
            <text:p>73.149</text:p>
          </table:table-cell>
          <table:table-cell office:value-type="float" office:value="65.268000000000001" table:style-name="ce10">
            <text:p>65.268</text:p>
          </table:table-cell>
          <table:table-cell office:value-type="float" office:value="7.9359999999999999" table:style-name="ce10">
            <text:p>7.936</text:p>
          </table:table-cell>
          <table:table-cell office:value-type="float" office:value="81.912999999999997" table:style-name="ce10">
            <text:p>81.913</text:p>
          </table:table-cell>
          <table:table-cell office:value-type="float" office:value="10.151" table:style-name="ce10">
            <text:p>10.151</text:p>
          </table:table-cell>
          <table:table-cell office:value-type="float" office:value="8.3870000000000005" table:style-name="ce10">
            <text:p>8.387</text:p>
          </table:table-cell>
          <table:table-cell office:value-type="float" office:value="82.825999999999993" table:style-name="ce10">
            <text:p>82.826</text:p>
          </table:table-cell>
          <table:table-cell office:value-type="float" office:value="8.7859999999999996" table:style-name="ce10">
            <text:p>8.786</text:p>
          </table:table-cell>
          <table:table-cell office:value-type="float" office:value="40.590000000000003" table:style-name="ce10">
            <text:p>40.59</text:p>
          </table:table-cell>
          <table:table-cell office:value-type="float" office:value="43.173000000000002" table:style-name="ce10">
            <text:p>43.173</text:p>
          </table:table-cell>
          <table:table-cell office:value-type="float" office:value="16.236000000000001" table:style-name="ce10">
            <text:p>16.236</text:p>
          </table:table-cell>
          <table:table-cell office:value-type="float" office:value="34.545000000000002" table:style-name="ce10">
            <text:p>34.545</text:p>
          </table:table-cell>
          <table:table-cell office:value-type="float" office:value="55.454999999999998" table:style-name="ce10">
            <text:p>55.455</text:p>
          </table:table-cell>
          <table:table-cell office:value-type="float" office:value="10" table:style-name="ce10">
            <text:p>10</text:p>
          </table:table-cell>
          <table:table-cell office:value-type="float" office:value="32.841000000000001" table:style-name="ce10">
            <text:p>32.841</text:p>
          </table:table-cell>
          <table:table-cell office:value-type="float" office:value="34.686" table:style-name="ce10">
            <text:p>34.686</text:p>
          </table:table-cell>
          <table:table-cell office:value-type="float" office:value="32.472000000000001" table:style-name="ce10">
            <text:p>32.472</text:p>
          </table:table-cell>
          <table:table-cell office:value-type="float" office:value="62.362000000000002" table:style-name="ce10">
            <text:p>62.362</text:p>
          </table:table-cell>
          <table:table-cell office:value-type="float" office:value="20.664000000000001" table:style-name="ce10">
            <text:p>20.664</text:p>
          </table:table-cell>
          <table:table-cell office:value-type="float" office:value="16.974" table:style-name="ce10">
            <text:p>16.974</text:p>
          </table:table-cell>
          <table:table-cell office:value-type="float" office:value="40" table:style-name="ce10">
            <text:p>40</text:p>
          </table:table-cell>
          <table:table-cell office:value-type="float" office:value="50" table:style-name="ce10">
            <text:p>50</text:p>
          </table:table-cell>
          <table:table-cell office:value-type="float" office:value="10" table:style-name="ce10">
            <text:p>10</text:p>
          </table:table-cell>
          <table:table-cell office:value-type="float" office:value="63.173999999999999" table:style-name="ce10">
            <text:p>63.174</text:p>
          </table:table-cell>
          <table:table-cell office:value-type="float" office:value="68.504000000000005" table:style-name="ce10">
            <text:p>68.504</text:p>
          </table:table-cell>
          <table:table-cell office:value-type="float" office:value="61.787999999999997" table:style-name="ce10">
            <text:p>61.788</text:p>
          </table:table-cell>
          <table:table-cell office:value-type="float" office:value="33.238999999999997" table:style-name="ce10">
            <text:p>33.239</text:p>
          </table:table-cell>
          <table:table-cell office:value-type="float" office:value="69.33" table:style-name="ce10">
            <text:p>69.33</text:p>
          </table:table-cell>
          <table:table-cell office:value-type="float" office:value="63.389000000000003" table:style-name="ce10">
            <text:p>63.389</text:p>
          </table:table-cell>
          <table:table-cell office:value-type="float" office:value="53.11" table:style-name="ce10">
            <text:p>53.11</text:p>
          </table:table-cell>
          <table:table-cell office:value-type="float" office:value="36.280999999999999" table:style-name="ce10">
            <text:p>36.281</text:p>
          </table:table-cell>
          <table:table-cell table:number-columns-repeated="16259"/>
        </table:table-row>
        <table:table-row table:style-name="ro5">
          <table:table-cell office:value-type="string" table:style-name="ce4">
            <text:p>DWP</text:p>
          </table:table-cell>
          <table:table-cell office:value-type="string" table:style-name="ce4">
            <text:p>Department for Work and Pensions</text:p>
          </table:table-cell>
          <table:table-cell office:value-type="string" table:style-name="ce4">
            <text:p>Work and Pensions</text:p>
          </table:table-cell>
          <table:table-cell table:style-name="ce4"/>
          <table:table-cell office:value-type="float" office:value="65.125" table:style-name="ce10">
            <text:p>65.125</text:p>
          </table:table-cell>
          <table:table-cell office:value-type="float" office:value="62.228000000000002" table:style-name="ce10">
            <text:p>62.228</text:p>
          </table:table-cell>
          <table:table-cell office:value-type="float" office:value="26.86" table:style-name="ce10">
            <text:p>26.86</text:p>
          </table:table-cell>
          <table:table-cell office:value-type="float" office:value="74.537000000000006" table:style-name="ce10">
            <text:p>74.537</text:p>
          </table:table-cell>
          <table:table-cell office:value-type="float" office:value="74.352999999999994" table:style-name="ce10">
            <text:p>74.353</text:p>
          </table:table-cell>
          <table:table-cell office:value-type="float" office:value="86.539000000000001" table:style-name="ce10">
            <text:p>86.539</text:p>
          </table:table-cell>
          <table:table-cell office:value-type="float" office:value="78.611000000000004" table:style-name="ce10">
            <text:p>78.611</text:p>
          </table:table-cell>
          <table:table-cell office:value-type="float" office:value="84.006" table:style-name="ce10">
            <text:p>84.006</text:p>
          </table:table-cell>
          <table:table-cell office:value-type="float" office:value="63" table:style-name="ce10">
            <text:p>63</text:p>
          </table:table-cell>
          <table:table-cell office:value-type="float" office:value="81.393000000000001" table:style-name="ce10">
            <text:p>81.393</text:p>
          </table:table-cell>
          <table:table-cell office:value-type="float" office:value="77.557000000000002" table:style-name="ce10">
            <text:p>77.557</text:p>
          </table:table-cell>
          <table:table-cell office:value-type="float" office:value="29.786999999999999" table:style-name="ce10">
            <text:p>29.787</text:p>
          </table:table-cell>
          <table:table-cell office:value-type="float" office:value="52.137999999999998" table:style-name="ce10">
            <text:p>52.138</text:p>
          </table:table-cell>
          <table:table-cell office:value-type="float" office:value="88.134" table:style-name="ce10">
            <text:p>88.134</text:p>
          </table:table-cell>
          <table:table-cell office:value-type="float" office:value="83.855999999999995" table:style-name="ce10">
            <text:p>83.856</text:p>
          </table:table-cell>
          <table:table-cell office:value-type="float" office:value="78.283000000000001" table:style-name="ce10">
            <text:p>78.283</text:p>
          </table:table-cell>
          <table:table-cell office:value-type="float" office:value="54.704999999999998" table:style-name="ce10">
            <text:p>54.705</text:p>
          </table:table-cell>
          <table:table-cell office:value-type="float" office:value="66.736000000000004" table:style-name="ce10">
            <text:p>66.736</text:p>
          </table:table-cell>
          <table:table-cell office:value-type="float" office:value="85.677999999999997" table:style-name="ce10">
            <text:p>85.678</text:p>
          </table:table-cell>
          <table:table-cell office:value-type="float" office:value="87.403999999999996" table:style-name="ce10">
            <text:p>87.404</text:p>
          </table:table-cell>
          <table:table-cell office:value-type="float" office:value="78.555999999999997" table:style-name="ce10">
            <text:p>78.556</text:p>
          </table:table-cell>
          <table:table-cell office:value-type="float" office:value="87.293000000000006" table:style-name="ce10">
            <text:p>87.293</text:p>
          </table:table-cell>
          <table:table-cell office:value-type="float" office:value="82.022999999999996" table:style-name="ce10">
            <text:p>82.023</text:p>
          </table:table-cell>
          <table:table-cell office:value-type="float" office:value="76.055999999999997" table:style-name="ce10">
            <text:p>76.056</text:p>
          </table:table-cell>
          <table:table-cell office:value-type="float" office:value="79.977999999999994" table:style-name="ce10">
            <text:p>79.978</text:p>
          </table:table-cell>
          <table:table-cell office:value-type="float" office:value="83.308000000000007" table:style-name="ce10">
            <text:p>83.308</text:p>
          </table:table-cell>
          <table:table-cell office:value-type="float" office:value="75.789000000000001" table:style-name="ce10">
            <text:p>75.789</text:p>
          </table:table-cell>
          <table:table-cell office:value-type="float" office:value="71.926000000000002" table:style-name="ce10">
            <text:p>71.926</text:p>
          </table:table-cell>
          <table:table-cell office:value-type="float" office:value="72.53" table:style-name="ce10">
            <text:p>72.53</text:p>
          </table:table-cell>
          <table:table-cell office:value-type="float" office:value="59.24" table:style-name="ce10">
            <text:p>59.24</text:p>
          </table:table-cell>
          <table:table-cell office:value-type="float" office:value="90.263999999999996" table:style-name="ce10">
            <text:p>90.264</text:p>
          </table:table-cell>
          <table:table-cell office:value-type="float" office:value="86.32" table:style-name="ce10">
            <text:p>86.32</text:p>
          </table:table-cell>
          <table:table-cell office:value-type="float" office:value="75.427000000000007" table:style-name="ce10">
            <text:p>75.427</text:p>
          </table:table-cell>
          <table:table-cell office:value-type="float" office:value="75.265000000000001" table:style-name="ce10">
            <text:p>75.265</text:p>
          </table:table-cell>
          <table:table-cell office:value-type="float" office:value="58.884999999999998" table:style-name="ce10">
            <text:p>58.885</text:p>
          </table:table-cell>
          <table:table-cell office:value-type="float" office:value="65.019000000000005" table:style-name="ce10">
            <text:p>65.019</text:p>
          </table:table-cell>
          <table:table-cell office:value-type="float" office:value="52.793999999999997" table:style-name="ce10">
            <text:p>52.794</text:p>
          </table:table-cell>
          <table:table-cell office:value-type="float" office:value="83.218000000000004" table:style-name="ce10">
            <text:p>83.218</text:p>
          </table:table-cell>
          <table:table-cell office:value-type="float" office:value="88.867999999999995" table:style-name="ce10">
            <text:p>88.868</text:p>
          </table:table-cell>
          <table:table-cell office:value-type="float" office:value="72.064999999999998" table:style-name="ce10">
            <text:p>72.065</text:p>
          </table:table-cell>
          <table:table-cell office:value-type="float" office:value="81.561999999999998" table:style-name="ce10">
            <text:p>81.562</text:p>
          </table:table-cell>
          <table:table-cell office:value-type="float" office:value="72.831999999999994" table:style-name="ce10">
            <text:p>72.832</text:p>
          </table:table-cell>
          <table:table-cell office:value-type="float" office:value="81.611999999999995" table:style-name="ce10">
            <text:p>81.612</text:p>
          </table:table-cell>
          <table:table-cell office:value-type="float" office:value="87.382000000000005" table:style-name="ce10">
            <text:p>87.382</text:p>
          </table:table-cell>
          <table:table-cell office:value-type="float" office:value="76.53" table:style-name="ce10">
            <text:p>76.53</text:p>
          </table:table-cell>
          <table:table-cell office:value-type="float" office:value="69.042000000000002" table:style-name="ce10">
            <text:p>69.042</text:p>
          </table:table-cell>
          <table:table-cell office:value-type="float" office:value="77.959999999999994" table:style-name="ce10">
            <text:p>77.96</text:p>
          </table:table-cell>
          <table:table-cell office:value-type="float" office:value="27.584" table:style-name="ce10">
            <text:p>27.584</text:p>
          </table:table-cell>
          <table:table-cell office:value-type="float" office:value="36.326999999999998" table:style-name="ce10">
            <text:p>36.327</text:p>
          </table:table-cell>
          <table:table-cell office:value-type="float" office:value="25.388000000000002" table:style-name="ce10">
            <text:p>25.388</text:p>
          </table:table-cell>
          <table:table-cell office:value-type="float" office:value="76.786000000000001" table:style-name="ce10">
            <text:p>76.786</text:p>
          </table:table-cell>
          <table:table-cell office:value-type="float" office:value="50.917999999999999" table:style-name="ce10">
            <text:p>50.918</text:p>
          </table:table-cell>
          <table:table-cell office:value-type="float" office:value="68.067999999999998" table:style-name="ce10">
            <text:p>68.068</text:p>
          </table:table-cell>
          <table:table-cell office:value-type="float" office:value="62.369" table:style-name="ce10">
            <text:p>62.369</text:p>
          </table:table-cell>
          <table:table-cell office:value-type="float" office:value="54.904000000000003" table:style-name="ce10">
            <text:p>54.904</text:p>
          </table:table-cell>
          <table:table-cell office:value-type="float" office:value="52.670999999999999" table:style-name="ce10">
            <text:p>52.671</text:p>
          </table:table-cell>
          <table:table-cell office:value-type="float" office:value="40.354999999999997" table:style-name="ce10">
            <text:p>40.355</text:p>
          </table:table-cell>
          <table:table-cell office:value-type="float" office:value="37.704000000000001" table:style-name="ce10">
            <text:p>37.704</text:p>
          </table:table-cell>
          <table:table-cell office:value-type="float" office:value="65.777000000000001" table:style-name="ce10">
            <text:p>65.777</text:p>
          </table:table-cell>
          <table:table-cell office:value-type="float" office:value="37.981000000000002" table:style-name="ce10">
            <text:p>37.981</text:p>
          </table:table-cell>
          <table:table-cell office:value-type="float" office:value="49.920999999999999" table:style-name="ce10">
            <text:p>49.921</text:p>
          </table:table-cell>
          <table:table-cell office:value-type="float" office:value="54.798000000000002" table:style-name="ce10">
            <text:p>54.798</text:p>
          </table:table-cell>
          <table:table-cell office:value-type="float" office:value="60.575000000000003" table:style-name="ce10">
            <text:p>60.575</text:p>
          </table:table-cell>
          <table:table-cell office:value-type="float" office:value="51.048000000000002" table:style-name="ce10">
            <text:p>51.048</text:p>
          </table:table-cell>
          <table:table-cell office:value-type="float" office:value="55.817999999999998" table:style-name="ce10">
            <text:p>55.818</text:p>
          </table:table-cell>
          <table:table-cell office:value-type="float" office:value="53.948999999999998" table:style-name="ce10">
            <text:p>53.949</text:p>
          </table:table-cell>
          <table:table-cell office:value-type="float" office:value="49.548999999999999" table:style-name="ce10">
            <text:p>49.549</text:p>
          </table:table-cell>
          <table:table-cell office:value-type="float" office:value="42.41" table:style-name="ce10">
            <text:p>42.41</text:p>
          </table:table-cell>
          <table:table-cell office:value-type="float" office:value="89.688999999999993" table:style-name="ce10">
            <text:p>89.689</text:p>
          </table:table-cell>
          <table:table-cell office:value-type="float" office:value="66.97" table:style-name="ce10">
            <text:p>66.97</text:p>
          </table:table-cell>
          <table:table-cell office:value-type="float" office:value="74.266999999999996" table:style-name="ce10">
            <text:p>74.267</text:p>
          </table:table-cell>
          <table:table-cell office:value-type="float" office:value="72.007999999999996" table:style-name="ce10">
            <text:p>72.008</text:p>
          </table:table-cell>
          <table:table-cell office:value-type="float" office:value="82.27" table:style-name="ce10">
            <text:p>82.27</text:p>
          </table:table-cell>
          <table:table-cell office:value-type="float" office:value="68.239000000000004" table:style-name="ce10">
            <text:p>68.239</text:p>
          </table:table-cell>
          <table:table-cell office:value-type="float" office:value="55.991" table:style-name="ce10">
            <text:p>55.991</text:p>
          </table:table-cell>
          <table:table-cell office:value-type="float" office:value="76.528999999999996" table:style-name="ce10">
            <text:p>76.529</text:p>
          </table:table-cell>
          <table:table-cell office:value-type="float" office:value="28.609000000000002" table:style-name="ce10">
            <text:p>28.609</text:p>
          </table:table-cell>
          <table:table-cell office:value-type="float" office:value="89.23" table:style-name="ce10">
            <text:p>89.23</text:p>
          </table:table-cell>
          <table:table-cell office:value-type="float" office:value="57.978000000000002" table:style-name="ce10">
            <text:p>57.978</text:p>
          </table:table-cell>
          <table:table-cell office:value-type="float" office:value="88.302000000000007" table:style-name="ce10">
            <text:p>88.302</text:p>
          </table:table-cell>
          <table:table-cell office:value-type="float" office:value="74.331000000000003" table:style-name="ce10">
            <text:p>74.331</text:p>
          </table:table-cell>
          <table:table-cell office:value-type="float" office:value="64.674000000000007" table:style-name="ce10">
            <text:p>64.674</text:p>
          </table:table-cell>
          <table:table-cell office:value-type="float" office:value="53.030999999999999" table:style-name="ce10">
            <text:p>53.031</text:p>
          </table:table-cell>
          <table:table-cell office:value-type="float" office:value="38.515000000000001" table:style-name="ce10">
            <text:p>38.515</text:p>
          </table:table-cell>
          <table:table-cell office:value-type="float" office:value="6.3029999999999999" table:style-name="ce10">
            <text:p>6.303</text:p>
          </table:table-cell>
          <table:table-cell office:value-type="float" office:value="11.093" table:style-name="ce10">
            <text:p>11.093</text:p>
          </table:table-cell>
          <table:table-cell office:value-type="float" office:value="24.617999999999999" table:style-name="ce10">
            <text:p>24.618</text:p>
          </table:table-cell>
          <table:table-cell office:value-type="float" office:value="57.985999999999997" table:style-name="ce10">
            <text:p>57.986</text:p>
          </table:table-cell>
          <table:table-cell office:value-type="float" office:value="10.394" table:style-name="ce10">
            <text:p>10.394</text:p>
          </table:table-cell>
          <table:table-cell office:value-type="float" office:value="92.25" table:style-name="ce10">
            <text:p>92.25</text:p>
          </table:table-cell>
          <table:table-cell office:value-type="float" office:value="73.667000000000002" table:style-name="ce10">
            <text:p>73.667</text:p>
          </table:table-cell>
          <table:table-cell office:value-type="float" office:value="73.198999999999998" table:style-name="ce10">
            <text:p>73.199</text:p>
          </table:table-cell>
          <table:table-cell office:value-type="float" office:value="9.532" table:style-name="ce10">
            <text:p>9.532</text:p>
          </table:table-cell>
          <table:table-cell office:value-type="float" office:value="82.212000000000003" table:style-name="ce10">
            <text:p>82.212</text:p>
          </table:table-cell>
          <table:table-cell office:value-type="float" office:value="8.2560000000000002" table:style-name="ce10">
            <text:p>8.256</text:p>
          </table:table-cell>
          <table:table-cell office:value-type="float" office:value="9.2469999999999999" table:style-name="ce10">
            <text:p>9.247</text:p>
          </table:table-cell>
          <table:table-cell office:value-type="float" office:value="83.882999999999996" table:style-name="ce10">
            <text:p>83.883</text:p>
          </table:table-cell>
          <table:table-cell office:value-type="float" office:value="6.87" table:style-name="ce10">
            <text:p>6.87</text:p>
          </table:table-cell>
          <table:table-cell office:value-type="float" office:value="40.53" table:style-name="ce10">
            <text:p>40.53</text:p>
          </table:table-cell>
          <table:table-cell office:value-type="float" office:value="44.183" table:style-name="ce10">
            <text:p>44.183</text:p>
          </table:table-cell>
          <table:table-cell office:value-type="float" office:value="15.288" table:style-name="ce10">
            <text:p>15.288</text:p>
          </table:table-cell>
          <table:table-cell office:value-type="float" office:value="28.460999999999999" table:style-name="ce10">
            <text:p>28.461</text:p>
          </table:table-cell>
          <table:table-cell office:value-type="float" office:value="58.601999999999997" table:style-name="ce10">
            <text:p>58.602</text:p>
          </table:table-cell>
          <table:table-cell office:value-type="float" office:value="12.936999999999999" table:style-name="ce10">
            <text:p>12.937</text:p>
          </table:table-cell>
          <table:table-cell office:value-type="float" office:value="42.052999999999997" table:style-name="ce10">
            <text:p>42.053</text:p>
          </table:table-cell>
          <table:table-cell office:value-type="float" office:value="30.343" table:style-name="ce10">
            <text:p>30.343</text:p>
          </table:table-cell>
          <table:table-cell office:value-type="float" office:value="27.603000000000002" table:style-name="ce10">
            <text:p>27.603</text:p>
          </table:table-cell>
          <table:table-cell office:value-type="float" office:value="59.975000000000001" table:style-name="ce10">
            <text:p>59.975</text:p>
          </table:table-cell>
          <table:table-cell office:value-type="float" office:value="21.695" table:style-name="ce10">
            <text:p>21.695</text:p>
          </table:table-cell>
          <table:table-cell office:value-type="float" office:value="18.331" table:style-name="ce10">
            <text:p>18.331</text:p>
          </table:table-cell>
          <table:table-cell office:value-type="float" office:value="39.238999999999997" table:style-name="ce10">
            <text:p>39.239</text:p>
          </table:table-cell>
          <table:table-cell office:value-type="float" office:value="45.582000000000001" table:style-name="ce10">
            <text:p>45.582</text:p>
          </table:table-cell>
          <table:table-cell office:value-type="float" office:value="15.179" table:style-name="ce10">
            <text:p>15.179</text:p>
          </table:table-cell>
          <table:table-cell office:value-type="float" office:value="64.88" table:style-name="ce10">
            <text:p>64.88</text:p>
          </table:table-cell>
          <table:table-cell office:value-type="float" office:value="69.92" table:style-name="ce10">
            <text:p>69.92</text:p>
          </table:table-cell>
          <table:table-cell office:value-type="float" office:value="60.945" table:style-name="ce10">
            <text:p>60.945</text:p>
          </table:table-cell>
          <table:table-cell office:value-type="float" office:value="36.142000000000003" table:style-name="ce10">
            <text:p>36.142</text:p>
          </table:table-cell>
          <table:table-cell office:value-type="float" office:value="66.257999999999996" table:style-name="ce10">
            <text:p>66.258</text:p>
          </table:table-cell>
          <table:table-cell office:value-type="float" office:value="62.66" table:style-name="ce10">
            <text:p>62.66</text:p>
          </table:table-cell>
          <table:table-cell office:value-type="float" office:value="71.031999999999996" table:style-name="ce10">
            <text:p>71.032</text:p>
          </table:table-cell>
          <table:table-cell office:value-type="float" office:value="60.790999999999997" table:style-name="ce10">
            <text:p>60.791</text:p>
          </table:table-cell>
          <table:table-cell table:number-columns-repeated="16259"/>
        </table:table-row>
        <table:table-row table:style-name="ro5">
          <table:table-cell office:value-type="string" table:style-name="ce4">
            <text:p>ES</text:p>
          </table:table-cell>
          <table:table-cell office:value-type="string" table:style-name="ce4">
            <text:p>Education Scotland</text:p>
          </table:table-cell>
          <table:table-cell office:value-type="string" table:style-name="ce4">
            <text:p>Scottish Government</text:p>
          </table:table-cell>
          <table:table-cell table:style-name="ce4"/>
          <table:table-cell office:value-type="float" office:value="70.212999999999994" table:style-name="ce10">
            <text:p>70.213</text:p>
          </table:table-cell>
          <table:table-cell office:value-type="float" office:value="51.991999999999997" table:style-name="ce10">
            <text:p>51.992</text:p>
          </table:table-cell>
          <table:table-cell office:value-type="float" office:value="31.105" table:style-name="ce10">
            <text:p>31.105</text:p>
          </table:table-cell>
          <table:table-cell office:value-type="float" office:value="76.433999999999997" table:style-name="ce10">
            <text:p>76.434</text:p>
          </table:table-cell>
          <table:table-cell office:value-type="float" office:value="73.105999999999995" table:style-name="ce10">
            <text:p>73.106</text:p>
          </table:table-cell>
          <table:table-cell office:value-type="float" office:value="63.878" table:style-name="ce10">
            <text:p>63.878</text:p>
          </table:table-cell>
          <table:table-cell office:value-type="float" office:value="71.864000000000004" table:style-name="ce10">
            <text:p>71.864</text:p>
          </table:table-cell>
          <table:table-cell office:value-type="float" office:value="80.051000000000002" table:style-name="ce10">
            <text:p>80.051</text:p>
          </table:table-cell>
          <table:table-cell office:value-type="float" office:value="43.371000000000002" table:style-name="ce10">
            <text:p>43.371</text:p>
          </table:table-cell>
          <table:table-cell office:value-type="float" office:value="70.644000000000005" table:style-name="ce10">
            <text:p>70.644</text:p>
          </table:table-cell>
          <table:table-cell office:value-type="float" office:value="68.484999999999999" table:style-name="ce10">
            <text:p>68.485</text:p>
          </table:table-cell>
          <table:table-cell office:value-type="float" office:value="56.566000000000003" table:style-name="ce10">
            <text:p>56.566</text:p>
          </table:table-cell>
          <table:table-cell office:value-type="float" office:value="39.530999999999999" table:style-name="ce10">
            <text:p>39.531</text:p>
          </table:table-cell>
          <table:table-cell office:value-type="float" office:value="92.802999999999997" table:style-name="ce10">
            <text:p>92.803</text:p>
          </table:table-cell>
          <table:table-cell office:value-type="float" office:value="80.227999999999994" table:style-name="ce10">
            <text:p>80.228</text:p>
          </table:table-cell>
          <table:table-cell office:value-type="float" office:value="73.105999999999995" table:style-name="ce10">
            <text:p>73.106</text:p>
          </table:table-cell>
          <table:table-cell office:value-type="float" office:value="47.347999999999999" table:style-name="ce10">
            <text:p>47.348</text:p>
          </table:table-cell>
          <table:table-cell office:value-type="float" office:value="72.137" table:style-name="ce10">
            <text:p>72.137</text:p>
          </table:table-cell>
          <table:table-cell office:value-type="float" office:value="62.738" table:style-name="ce10">
            <text:p>62.738</text:p>
          </table:table-cell>
          <table:table-cell office:value-type="float" office:value="65.019000000000005" table:style-name="ce10">
            <text:p>65.019</text:p>
          </table:table-cell>
          <table:table-cell office:value-type="float" office:value="70.454999999999998" table:style-name="ce10">
            <text:p>70.455</text:p>
          </table:table-cell>
          <table:table-cell office:value-type="float" office:value="86.311999999999998" table:style-name="ce10">
            <text:p>86.312</text:p>
          </table:table-cell>
          <table:table-cell office:value-type="float" office:value="80.302999999999997" table:style-name="ce10">
            <text:p>80.303</text:p>
          </table:table-cell>
          <table:table-cell office:value-type="float" office:value="61.363999999999997" table:style-name="ce10">
            <text:p>61.364</text:p>
          </table:table-cell>
          <table:table-cell office:value-type="float" office:value="71.212000000000003" table:style-name="ce10">
            <text:p>71.212</text:p>
          </table:table-cell>
          <table:table-cell office:value-type="float" office:value="81.748999999999995" table:style-name="ce10">
            <text:p>81.749</text:p>
          </table:table-cell>
          <table:table-cell office:value-type="float" office:value="65.909000000000006" table:style-name="ce10">
            <text:p>65.909</text:p>
          </table:table-cell>
          <table:table-cell office:value-type="float" office:value="60.837000000000003" table:style-name="ce10">
            <text:p>60.837</text:p>
          </table:table-cell>
          <table:table-cell office:value-type="float" office:value="68.701999999999998" table:style-name="ce10">
            <text:p>68.702</text:p>
          </table:table-cell>
          <table:table-cell office:value-type="float" office:value="47.347999999999999" table:style-name="ce10">
            <text:p>47.348</text:p>
          </table:table-cell>
          <table:table-cell office:value-type="float" office:value="87.832999999999998" table:style-name="ce10">
            <text:p>87.833</text:p>
          </table:table-cell>
          <table:table-cell office:value-type="float" office:value="82.89" table:style-name="ce10">
            <text:p>82.89</text:p>
          </table:table-cell>
          <table:table-cell office:value-type="float" office:value="70.075999999999993" table:style-name="ce10">
            <text:p>70.076</text:p>
          </table:table-cell>
          <table:table-cell office:value-type="float" office:value="49.048999999999999" table:style-name="ce10">
            <text:p>49.049</text:p>
          </table:table-cell>
          <table:table-cell office:value-type="float" office:value="51.710999999999999" table:style-name="ce10">
            <text:p>51.711</text:p>
          </table:table-cell>
          <table:table-cell office:value-type="float" office:value="34.847999999999999" table:style-name="ce10">
            <text:p>34.848</text:p>
          </table:table-cell>
          <table:table-cell office:value-type="float" office:value="38.402999999999999" table:style-name="ce10">
            <text:p>38.403</text:p>
          </table:table-cell>
          <table:table-cell office:value-type="float" office:value="74.620999999999995" table:style-name="ce10">
            <text:p>74.621</text:p>
          </table:table-cell>
          <table:table-cell office:value-type="float" office:value="78.244" table:style-name="ce10">
            <text:p>78.244</text:p>
          </table:table-cell>
          <table:table-cell office:value-type="float" office:value="64.638999999999996" table:style-name="ce10">
            <text:p>64.639</text:p>
          </table:table-cell>
          <table:table-cell office:value-type="float" office:value="66.16" table:style-name="ce10">
            <text:p>66.16</text:p>
          </table:table-cell>
          <table:table-cell office:value-type="float" office:value="59.316000000000003" table:style-name="ce10">
            <text:p>59.316</text:p>
          </table:table-cell>
          <table:table-cell office:value-type="float" office:value="69.697000000000003" table:style-name="ce10">
            <text:p>69.697</text:p>
          </table:table-cell>
          <table:table-cell office:value-type="float" office:value="94.677000000000007" table:style-name="ce10">
            <text:p>94.677</text:p>
          </table:table-cell>
          <table:table-cell office:value-type="float" office:value="64.015000000000001" table:style-name="ce10">
            <text:p>64.015</text:p>
          </table:table-cell>
          <table:table-cell office:value-type="float" office:value="57.414000000000001" table:style-name="ce10">
            <text:p>57.414</text:p>
          </table:table-cell>
          <table:table-cell office:value-type="float" office:value="65.909000000000006" table:style-name="ce10">
            <text:p>65.909</text:p>
          </table:table-cell>
          <table:table-cell office:value-type="float" office:value="56.817999999999998" table:style-name="ce10">
            <text:p>56.818</text:p>
          </table:table-cell>
          <table:table-cell office:value-type="float" office:value="63.984999999999999" table:style-name="ce10">
            <text:p>63.985</text:p>
          </table:table-cell>
          <table:table-cell office:value-type="float" office:value="49.81" table:style-name="ce10">
            <text:p>49.81</text:p>
          </table:table-cell>
          <table:table-cell office:value-type="float" office:value="52.671999999999997" table:style-name="ce10">
            <text:p>52.672</text:p>
          </table:table-cell>
          <table:table-cell office:value-type="float" office:value="77.863" table:style-name="ce10">
            <text:p>77.863</text:p>
          </table:table-cell>
          <table:table-cell office:value-type="float" office:value="57.414000000000001" table:style-name="ce10">
            <text:p>57.414</text:p>
          </table:table-cell>
          <table:table-cell office:value-type="float" office:value="48.289000000000001" table:style-name="ce10">
            <text:p>48.289</text:p>
          </table:table-cell>
          <table:table-cell office:value-type="float" office:value="36.502000000000002" table:style-name="ce10">
            <text:p>36.502</text:p>
          </table:table-cell>
          <table:table-cell office:value-type="float" office:value="40.683999999999997" table:style-name="ce10">
            <text:p>40.684</text:p>
          </table:table-cell>
          <table:table-cell office:value-type="float" office:value="25.856000000000002" table:style-name="ce10">
            <text:p>25.856</text:p>
          </table:table-cell>
          <table:table-cell office:value-type="float" office:value="23.864000000000001" table:style-name="ce10">
            <text:p>23.864</text:p>
          </table:table-cell>
          <table:table-cell office:value-type="float" office:value="57.197000000000003" table:style-name="ce10">
            <text:p>57.197</text:p>
          </table:table-cell>
          <table:table-cell office:value-type="float" office:value="35.226999999999997" table:style-name="ce10">
            <text:p>35.227</text:p>
          </table:table-cell>
          <table:table-cell office:value-type="float" office:value="31.178999999999998" table:style-name="ce10">
            <text:p>31.179</text:p>
          </table:table-cell>
          <table:table-cell office:value-type="float" office:value="46.591000000000001" table:style-name="ce10">
            <text:p>46.591</text:p>
          </table:table-cell>
          <table:table-cell office:value-type="float" office:value="41.445" table:style-name="ce10">
            <text:p>41.445</text:p>
          </table:table-cell>
          <table:table-cell office:value-type="float" office:value="34.1" table:style-name="ce10">
            <text:p>34.1</text:p>
          </table:table-cell>
          <table:table-cell office:value-type="float" office:value="39.162999999999997" table:style-name="ce10">
            <text:p>39.163</text:p>
          </table:table-cell>
          <table:table-cell office:value-type="float" office:value="35.360999999999997" table:style-name="ce10">
            <text:p>35.361</text:p>
          </table:table-cell>
          <table:table-cell office:value-type="float" office:value="37.262" table:style-name="ce10">
            <text:p>37.262</text:p>
          </table:table-cell>
          <table:table-cell office:value-type="float" office:value="28.516999999999999" table:style-name="ce10">
            <text:p>28.517</text:p>
          </table:table-cell>
          <table:table-cell office:value-type="float" office:value="80.076999999999998" table:style-name="ce10">
            <text:p>80.077</text:p>
          </table:table-cell>
          <table:table-cell office:value-type="float" office:value="60.606000000000002" table:style-name="ce10">
            <text:p>60.606</text:p>
          </table:table-cell>
          <table:table-cell office:value-type="float" office:value="52.091000000000001" table:style-name="ce10">
            <text:p>52.091</text:p>
          </table:table-cell>
          <table:table-cell office:value-type="float" office:value="53.256999999999998" table:style-name="ce10">
            <text:p>53.257</text:p>
          </table:table-cell>
          <table:table-cell office:value-type="float" office:value="60.837000000000003" table:style-name="ce10">
            <text:p>60.837</text:p>
          </table:table-cell>
          <table:table-cell office:value-type="float" office:value="59.542000000000002" table:style-name="ce10">
            <text:p>59.542</text:p>
          </table:table-cell>
          <table:table-cell office:value-type="float" office:value="40.304000000000002" table:style-name="ce10">
            <text:p>40.304</text:p>
          </table:table-cell>
          <table:table-cell office:value-type="float" office:value="68.701999999999998" table:style-name="ce10">
            <text:p>68.702</text:p>
          </table:table-cell>
          <table:table-cell office:value-type="float" office:value="41.287999999999997" table:style-name="ce10">
            <text:p>41.288</text:p>
          </table:table-cell>
          <table:table-cell office:value-type="float" office:value="91.635000000000005" table:style-name="ce10">
            <text:p>91.635</text:p>
          </table:table-cell>
          <table:table-cell office:value-type="float" office:value="87.451999999999998" table:style-name="ce10">
            <text:p>87.452</text:p>
          </table:table-cell>
          <table:table-cell office:value-type="float" office:value="93.915999999999997" table:style-name="ce10">
            <text:p>93.916</text:p>
          </table:table-cell>
          <table:table-cell office:value-type="float" office:value="68.061000000000007" table:style-name="ce10">
            <text:p>68.061</text:p>
          </table:table-cell>
          <table:table-cell office:value-type="float" office:value="39.015000000000001" table:style-name="ce10">
            <text:p>39.015</text:p>
          </table:table-cell>
          <table:table-cell office:value-type="float" office:value="87.405000000000001" table:style-name="ce10">
            <text:p>87.405</text:p>
          </table:table-cell>
          <table:table-cell office:value-type="float" office:value="39.923999999999999" table:style-name="ce10">
            <text:p>39.924</text:p>
          </table:table-cell>
          <table:table-cell office:value-type="float" office:value="9.9239999999999995" table:style-name="ce10">
            <text:p>9.924</text:p>
          </table:table-cell>
          <table:table-cell office:value-type="float" office:value="16.030999999999999" table:style-name="ce10">
            <text:p>16.031</text:p>
          </table:table-cell>
          <table:table-cell office:value-type="float" office:value="35.878" table:style-name="ce10">
            <text:p>35.878</text:p>
          </table:table-cell>
          <table:table-cell office:value-type="float" office:value="38.167999999999999" table:style-name="ce10">
            <text:p>38.168</text:p>
          </table:table-cell>
          <table:table-cell office:value-type="float" office:value="6.13" table:style-name="ce10">
            <text:p>6.13</text:p>
          </table:table-cell>
          <table:table-cell office:value-type="float" office:value="95.075999999999993" table:style-name="ce10">
            <text:p>95.076</text:p>
          </table:table-cell>
          <table:table-cell office:value-type="float" office:value="76.805999999999997" table:style-name="ce10">
            <text:p>76.806</text:p>
          </table:table-cell>
          <table:table-cell office:value-type="float" office:value="69.084000000000003" table:style-name="ce10">
            <text:p>69.084</text:p>
          </table:table-cell>
          <table:table-cell office:value-type="float" office:value="11.407" table:style-name="ce10">
            <text:p>11.407</text:p>
          </table:table-cell>
          <table:table-cell office:value-type="float" office:value="84.03" table:style-name="ce10">
            <text:p>84.03</text:p>
          </table:table-cell>
          <table:table-cell office:value-type="float" office:value="4.5629999999999997" table:style-name="ce10">
            <text:p>4.563</text:p>
          </table:table-cell>
          <table:table-cell office:value-type="float" office:value="17.556999999999999" table:style-name="ce10">
            <text:p>17.557</text:p>
          </table:table-cell>
          <table:table-cell office:value-type="float" office:value="77.863" table:style-name="ce10">
            <text:p>77.863</text:p>
          </table:table-cell>
          <table:table-cell office:value-type="float" office:value="4.58" table:style-name="ce10">
            <text:p>4.58</text:p>
          </table:table-cell>
          <table:table-cell office:value-type="string" table:style-name="ce10">
            <text:p>[c]</text:p>
          </table:table-cell>
          <table:table-cell office:value-type="float" office:value="50" table:style-name="ce10">
            <text:p>5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26.667000000000002" table:style-name="ce10">
            <text:p>26.667</text:p>
          </table:table-cell>
          <table:table-cell office:value-type="float" office:value="44.444000000000003" table:style-name="ce10">
            <text:p>44.444</text:p>
          </table:table-cell>
          <table:table-cell office:value-type="float" office:value="28.888999999999999" table:style-name="ce10">
            <text:p>28.889</text:p>
          </table:table-cell>
          <table:table-cell office:value-type="float" office:value="69.564999999999998" table:style-name="ce10">
            <text:p>69.56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6.537999999999997" table:style-name="ce10">
            <text:p>76.538</text:p>
          </table:table-cell>
          <table:table-cell office:value-type="float" office:value="78.378" table:style-name="ce10">
            <text:p>78.378</text:p>
          </table:table-cell>
          <table:table-cell office:value-type="float" office:value="70.385000000000005" table:style-name="ce10">
            <text:p>70.385</text:p>
          </table:table-cell>
          <table:table-cell office:value-type="float" office:value="31.154" table:style-name="ce10">
            <text:p>31.154</text:p>
          </table:table-cell>
          <table:table-cell office:value-type="float" office:value="78.927000000000007" table:style-name="ce10">
            <text:p>78.927</text:p>
          </table:table-cell>
          <table:table-cell office:value-type="float" office:value="72.414000000000001" table:style-name="ce10">
            <text:p>72.414</text:p>
          </table:table-cell>
          <table:table-cell office:value-type="float" office:value="46.512" table:style-name="ce10">
            <text:p>46.512</text:p>
          </table:table-cell>
          <table:table-cell office:value-type="float" office:value="66.409000000000006" table:style-name="ce10">
            <text:p>66.409</text:p>
          </table:table-cell>
          <table:table-cell table:number-columns-repeated="16259"/>
        </table:table-row>
        <table:table-row table:style-name="ro5">
          <table:table-cell office:value-type="string" table:style-name="ce4">
            <text:p>ESTYN</text:p>
          </table:table-cell>
          <table:table-cell office:value-type="string" table:style-name="ce4">
            <text:p>Estyn</text:p>
          </table:table-cell>
          <table:table-cell office:value-type="string" table:style-name="ce4">
            <text:p>Estyn</text:p>
          </table:table-cell>
          <table:table-cell table:style-name="ce4"/>
          <table:table-cell office:value-type="float" office:value="73.825999999999993" table:style-name="ce10">
            <text:p>73.826</text:p>
          </table:table-cell>
          <table:table-cell office:value-type="float" office:value="68.635999999999996" table:style-name="ce10">
            <text:p>68.636</text:p>
          </table:table-cell>
          <table:table-cell office:value-type="float" office:value="26.175000000000001" table:style-name="ce10">
            <text:p>26.175</text:p>
          </table:table-cell>
          <table:table-cell office:value-type="float" office:value="79.206000000000003" table:style-name="ce10">
            <text:p>79.206</text:p>
          </table:table-cell>
          <table:table-cell office:value-type="float" office:value="82.909000000000006" table:style-name="ce10">
            <text:p>82.909</text:p>
          </table:table-cell>
          <table:table-cell office:value-type="float" office:value="89.090999999999994" table:style-name="ce10">
            <text:p>89.091</text:p>
          </table:table-cell>
          <table:table-cell office:value-type="float" office:value="78.346000000000004" table:style-name="ce10">
            <text:p>78.346</text:p>
          </table:table-cell>
          <table:table-cell office:value-type="float" office:value="84.545000000000002" table:style-name="ce10">
            <text:p>84.545</text:p>
          </table:table-cell>
          <table:table-cell office:value-type="float" office:value="51.061" table:style-name="ce10">
            <text:p>51.061</text:p>
          </table:table-cell>
          <table:table-cell office:value-type="float" office:value="80.454999999999998" table:style-name="ce10">
            <text:p>80.455</text:p>
          </table:table-cell>
          <table:table-cell office:value-type="float" office:value="81.332999999999998" table:style-name="ce10">
            <text:p>81.333</text:p>
          </table:table-cell>
          <table:table-cell office:value-type="float" office:value="53.332999999999998" table:style-name="ce10">
            <text:p>53.333</text:p>
          </table:table-cell>
          <table:table-cell office:value-type="float" office:value="64.747" table:style-name="ce10">
            <text:p>64.747</text:p>
          </table:table-cell>
          <table:table-cell office:value-type="float" office:value="95.412999999999997" table:style-name="ce10">
            <text:p>95.413</text:p>
          </table:table-cell>
          <table:table-cell office:value-type="float" office:value="92.727000000000004" table:style-name="ce10">
            <text:p>92.727</text:p>
          </table:table-cell>
          <table:table-cell office:value-type="float" office:value="90" table:style-name="ce10">
            <text:p>90</text:p>
          </table:table-cell>
          <table:table-cell office:value-type="float" office:value="61.817999999999998" table:style-name="ce10">
            <text:p>61.818</text:p>
          </table:table-cell>
          <table:table-cell office:value-type="float" office:value="74.545000000000002" table:style-name="ce10">
            <text:p>74.545</text:p>
          </table:table-cell>
          <table:table-cell office:value-type="float" office:value="88.182000000000002" table:style-name="ce10">
            <text:p>88.182</text:p>
          </table:table-cell>
          <table:table-cell office:value-type="float" office:value="89.908000000000001" table:style-name="ce10">
            <text:p>89.908</text:p>
          </table:table-cell>
          <table:table-cell office:value-type="float" office:value="74.545000000000002" table:style-name="ce10">
            <text:p>74.545</text:p>
          </table:table-cell>
          <table:table-cell office:value-type="float" office:value="89.908000000000001" table:style-name="ce10">
            <text:p>89.908</text:p>
          </table:table-cell>
          <table:table-cell office:value-type="float" office:value="84.545000000000002" table:style-name="ce10">
            <text:p>84.545</text:p>
          </table:table-cell>
          <table:table-cell office:value-type="float" office:value="73.394000000000005" table:style-name="ce10">
            <text:p>73.394</text:p>
          </table:table-cell>
          <table:table-cell office:value-type="float" office:value="78.182000000000002" table:style-name="ce10">
            <text:p>78.182</text:p>
          </table:table-cell>
          <table:table-cell office:value-type="float" office:value="86.364000000000004" table:style-name="ce10">
            <text:p>86.364</text:p>
          </table:table-cell>
          <table:table-cell office:value-type="float" office:value="69.090999999999994" table:style-name="ce10">
            <text:p>69.091</text:p>
          </table:table-cell>
          <table:table-cell office:value-type="float" office:value="69.090999999999994" table:style-name="ce10">
            <text:p>69.091</text:p>
          </table:table-cell>
          <table:table-cell office:value-type="float" office:value="79.63" table:style-name="ce10">
            <text:p>79.63</text:p>
          </table:table-cell>
          <table:table-cell office:value-type="float" office:value="49.091000000000001" table:style-name="ce10">
            <text:p>49.091</text:p>
          </table:table-cell>
          <table:table-cell office:value-type="float" office:value="86.364000000000004" table:style-name="ce10">
            <text:p>86.364</text:p>
          </table:table-cell>
          <table:table-cell office:value-type="float" office:value="85.454999999999998" table:style-name="ce10">
            <text:p>85.455</text:p>
          </table:table-cell>
          <table:table-cell office:value-type="float" office:value="81.817999999999998" table:style-name="ce10">
            <text:p>81.818</text:p>
          </table:table-cell>
          <table:table-cell office:value-type="float" office:value="66.364000000000004" table:style-name="ce10">
            <text:p>66.364</text:p>
          </table:table-cell>
          <table:table-cell office:value-type="float" office:value="49.091000000000001" table:style-name="ce10">
            <text:p>49.091</text:p>
          </table:table-cell>
          <table:table-cell office:value-type="float" office:value="40.908999999999999" table:style-name="ce10">
            <text:p>40.909</text:p>
          </table:table-cell>
          <table:table-cell office:value-type="float" office:value="47.706000000000003" table:style-name="ce10">
            <text:p>47.706</text:p>
          </table:table-cell>
          <table:table-cell office:value-type="float" office:value="79.090999999999994" table:style-name="ce10">
            <text:p>79.091</text:p>
          </table:table-cell>
          <table:table-cell office:value-type="float" office:value="81.817999999999998" table:style-name="ce10">
            <text:p>81.818</text:p>
          </table:table-cell>
          <table:table-cell office:value-type="float" office:value="82.406999999999996" table:style-name="ce10">
            <text:p>82.407</text:p>
          </table:table-cell>
          <table:table-cell office:value-type="float" office:value="78.182000000000002" table:style-name="ce10">
            <text:p>78.182</text:p>
          </table:table-cell>
          <table:table-cell office:value-type="float" office:value="77.272999999999996" table:style-name="ce10">
            <text:p>77.273</text:p>
          </table:table-cell>
          <table:table-cell office:value-type="float" office:value="86.364000000000004" table:style-name="ce10">
            <text:p>86.364</text:p>
          </table:table-cell>
          <table:table-cell office:value-type="float" office:value="96.33" table:style-name="ce10">
            <text:p>96.33</text:p>
          </table:table-cell>
          <table:table-cell office:value-type="float" office:value="80.909000000000006" table:style-name="ce10">
            <text:p>80.909</text:p>
          </table:table-cell>
          <table:table-cell office:value-type="float" office:value="66.971999999999994" table:style-name="ce10">
            <text:p>66.972</text:p>
          </table:table-cell>
          <table:table-cell office:value-type="float" office:value="79.63" table:style-name="ce10">
            <text:p>79.63</text:p>
          </table:table-cell>
          <table:table-cell office:value-type="float" office:value="51.817999999999998" table:style-name="ce10">
            <text:p>51.818</text:p>
          </table:table-cell>
          <table:table-cell office:value-type="float" office:value="59.091000000000001" table:style-name="ce10">
            <text:p>59.091</text:p>
          </table:table-cell>
          <table:table-cell office:value-type="float" office:value="49.540999999999997" table:style-name="ce10">
            <text:p>49.541</text:p>
          </table:table-cell>
          <table:table-cell office:value-type="float" office:value="74.545000000000002" table:style-name="ce10">
            <text:p>74.545</text:p>
          </table:table-cell>
          <table:table-cell office:value-type="float" office:value="78.899000000000001" table:style-name="ce10">
            <text:p>78.899</text:p>
          </table:table-cell>
          <table:table-cell office:value-type="float" office:value="78.182000000000002" table:style-name="ce10">
            <text:p>78.182</text:p>
          </table:table-cell>
          <table:table-cell office:value-type="float" office:value="74.311999999999998" table:style-name="ce10">
            <text:p>74.312</text:p>
          </table:table-cell>
          <table:table-cell office:value-type="float" office:value="70" table:style-name="ce10">
            <text:p>70</text:p>
          </table:table-cell>
          <table:table-cell office:value-type="float" office:value="69.724999999999994" table:style-name="ce10">
            <text:p>69.725</text:p>
          </table:table-cell>
          <table:table-cell office:value-type="float" office:value="49.091000000000001" table:style-name="ce10">
            <text:p>49.091</text:p>
          </table:table-cell>
          <table:table-cell office:value-type="float" office:value="60.908999999999999" table:style-name="ce10">
            <text:p>60.909</text:p>
          </table:table-cell>
          <table:table-cell office:value-type="float" office:value="69.090999999999994" table:style-name="ce10">
            <text:p>69.091</text:p>
          </table:table-cell>
          <table:table-cell office:value-type="float" office:value="51.817999999999998" table:style-name="ce10">
            <text:p>51.818</text:p>
          </table:table-cell>
          <table:table-cell office:value-type="float" office:value="59.091000000000001" table:style-name="ce10">
            <text:p>59.091</text:p>
          </table:table-cell>
          <table:table-cell office:value-type="float" office:value="76.364000000000004" table:style-name="ce10">
            <text:p>76.364</text:p>
          </table:table-cell>
          <table:table-cell office:value-type="float" office:value="70.909000000000006" table:style-name="ce10">
            <text:p>70.909</text:p>
          </table:table-cell>
          <table:table-cell office:value-type="float" office:value="62.726999999999997" table:style-name="ce10">
            <text:p>62.727</text:p>
          </table:table-cell>
          <table:table-cell office:value-type="float" office:value="59.091000000000001" table:style-name="ce10">
            <text:p>59.091</text:p>
          </table:table-cell>
          <table:table-cell office:value-type="float" office:value="61.817999999999998" table:style-name="ce10">
            <text:p>61.818</text:p>
          </table:table-cell>
          <table:table-cell office:value-type="float" office:value="63.636000000000003" table:style-name="ce10">
            <text:p>63.636</text:p>
          </table:table-cell>
          <table:table-cell office:value-type="float" office:value="50" table:style-name="ce10">
            <text:p>50</text:p>
          </table:table-cell>
          <table:table-cell office:value-type="float" office:value="88.991" table:style-name="ce10">
            <text:p>88.991</text:p>
          </table:table-cell>
          <table:table-cell office:value-type="float" office:value="70" table:style-name="ce10">
            <text:p>70</text:p>
          </table:table-cell>
          <table:table-cell office:value-type="float" office:value="72.727000000000004" table:style-name="ce10">
            <text:p>72.727</text:p>
          </table:table-cell>
          <table:table-cell office:value-type="float" office:value="68.182000000000002" table:style-name="ce10">
            <text:p>68.182</text:p>
          </table:table-cell>
          <table:table-cell office:value-type="float" office:value="77.272999999999996" table:style-name="ce10">
            <text:p>77.273</text:p>
          </table:table-cell>
          <table:table-cell office:value-type="float" office:value="46.789000000000001" table:style-name="ce10">
            <text:p>46.789</text:p>
          </table:table-cell>
          <table:table-cell office:value-type="float" office:value="37.273000000000003" table:style-name="ce10">
            <text:p>37.273</text:p>
          </table:table-cell>
          <table:table-cell office:value-type="float" office:value="90" table:style-name="ce10">
            <text:p>90</text:p>
          </table:table-cell>
          <table:table-cell office:value-type="float" office:value="34.545000000000002" table:style-name="ce10">
            <text:p>34.545</text:p>
          </table:table-cell>
          <table:table-cell office:value-type="float" office:value="89.090999999999994" table:style-name="ce10">
            <text:p>89.091</text:p>
          </table:table-cell>
          <table:table-cell office:value-type="float" office:value="72.727000000000004" table:style-name="ce10">
            <text:p>72.727</text:p>
          </table:table-cell>
          <table:table-cell office:value-type="float" office:value="95.454999999999998" table:style-name="ce10">
            <text:p>95.455</text:p>
          </table:table-cell>
          <table:table-cell office:value-type="float" office:value="79.816999999999993" table:style-name="ce10">
            <text:p>79.817</text:p>
          </table:table-cell>
          <table:table-cell office:value-type="float" office:value="55.454999999999998" table:style-name="ce10">
            <text:p>55.455</text:p>
          </table:table-cell>
          <table:table-cell office:value-type="float" office:value="83.635999999999996" table:style-name="ce10">
            <text:p>83.636</text:p>
          </table:table-cell>
          <table:table-cell office:value-type="float" office:value="40.908999999999999" table:style-name="ce10">
            <text:p>40.909</text:p>
          </table:table-cell>
          <table:table-cell office:value-type="float" office:value="6.4219999999999997" table:style-name="ce10">
            <text:p>6.422</text:p>
          </table:table-cell>
          <table:table-cell office:value-type="float" office:value="5.5049999999999999" table:style-name="ce10">
            <text:p>5.505</text:p>
          </table:table-cell>
          <table:table-cell office:value-type="float" office:value="44.036999999999999" table:style-name="ce10">
            <text:p>44.037</text:p>
          </table:table-cell>
          <table:table-cell office:value-type="float" office:value="44.036999999999999" table:style-name="ce10">
            <text:p>44.037</text:p>
          </table:table-cell>
          <table:table-cell office:value-type="string" table:style-name="ce10">
            <text:p>[c]</text:p>
          </table:table-cell>
          <table:table-cell office:value-type="float" office:value="90.825999999999993" table:style-name="ce10">
            <text:p>90.826</text:p>
          </table:table-cell>
          <table:table-cell office:value-type="float" office:value="71.56" table:style-name="ce10">
            <text:p>71.56</text:p>
          </table:table-cell>
          <table:table-cell office:value-type="float" office:value="74.545000000000002" table:style-name="ce10">
            <text:p>74.545</text:p>
          </table:table-cell>
          <table:table-cell office:value-type="string" table:style-name="ce10">
            <text:p>[c]</text:p>
          </table:table-cell>
          <table:table-cell office:value-type="float" office:value="81.817999999999998" table:style-name="ce10">
            <text:p>81.818</text:p>
          </table:table-cell>
          <table:table-cell office:value-type="string" table:style-name="ce10">
            <text:p>[c]</text:p>
          </table:table-cell>
          <table:table-cell office:value-type="string" table:style-name="ce10">
            <text:p>[c]</text:p>
          </table:table-cell>
          <table:table-cell office:value-type="float" office:value="83.635999999999996" table:style-name="ce10">
            <text:p>83.636</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9.090999999999994" table:style-name="ce10">
            <text:p>79.091</text:p>
          </table:table-cell>
          <table:table-cell office:value-type="float" office:value="81.480999999999995" table:style-name="ce10">
            <text:p>81.481</text:p>
          </table:table-cell>
          <table:table-cell office:value-type="float" office:value="72.477000000000004" table:style-name="ce10">
            <text:p>72.477</text:p>
          </table:table-cell>
          <table:table-cell office:value-type="float" office:value="25.687999999999999" table:style-name="ce10">
            <text:p>25.688</text:p>
          </table:table-cell>
          <table:table-cell office:value-type="float" office:value="78.899000000000001" table:style-name="ce10">
            <text:p>78.899</text:p>
          </table:table-cell>
          <table:table-cell office:value-type="float" office:value="77.981999999999999" table:style-name="ce10">
            <text:p>77.982</text:p>
          </table:table-cell>
          <table:table-cell office:value-type="float" office:value="73.394000000000005" table:style-name="ce10">
            <text:p>73.394</text:p>
          </table:table-cell>
          <table:table-cell office:value-type="float" office:value="41.283999999999999" table:style-name="ce10">
            <text:p>41.284</text:p>
          </table:table-cell>
          <table:table-cell table:number-columns-repeated="16259"/>
        </table:table-row>
        <table:table-row table:style-name="ro8">
          <table:table-cell office:value-type="string" table:style-name="ce4">
            <text:p>FCDO</text:p>
          </table:table-cell>
          <table:table-cell office:value-type="string" table:style-name="ce4">
            <text:p>Foreign, Commonwealth and Development Office</text:p>
          </table:table-cell>
          <table:table-cell office:value-type="string" table:style-name="ce4">
            <text:p>Foreign, Commonwealth and Development Office</text:p>
          </table:table-cell>
          <table:table-cell table:style-name="ce4"/>
          <table:table-cell office:value-type="float" office:value="71.213999999999999" table:style-name="ce10">
            <text:p>71.214</text:p>
          </table:table-cell>
          <table:table-cell office:value-type="float" office:value="65.337000000000003" table:style-name="ce10">
            <text:p>65.337</text:p>
          </table:table-cell>
          <table:table-cell office:value-type="float" office:value="29.314" table:style-name="ce10">
            <text:p>29.314</text:p>
          </table:table-cell>
          <table:table-cell office:value-type="float" office:value="74.97" table:style-name="ce10">
            <text:p>74.97</text:p>
          </table:table-cell>
          <table:table-cell office:value-type="float" office:value="78.337999999999994" table:style-name="ce10">
            <text:p>78.338</text:p>
          </table:table-cell>
          <table:table-cell office:value-type="float" office:value="81.563999999999993" table:style-name="ce10">
            <text:p>81.564</text:p>
          </table:table-cell>
          <table:table-cell office:value-type="float" office:value="74.28" table:style-name="ce10">
            <text:p>74.28</text:p>
          </table:table-cell>
          <table:table-cell office:value-type="float" office:value="81.456999999999994" table:style-name="ce10">
            <text:p>81.457</text:p>
          </table:table-cell>
          <table:table-cell office:value-type="float" office:value="55.722999999999999" table:style-name="ce10">
            <text:p>55.723</text:p>
          </table:table-cell>
          <table:table-cell office:value-type="float" office:value="75.387" table:style-name="ce10">
            <text:p>75.387</text:p>
          </table:table-cell>
          <table:table-cell office:value-type="float" office:value="74.548000000000002" table:style-name="ce10">
            <text:p>74.548</text:p>
          </table:table-cell>
          <table:table-cell office:value-type="float" office:value="26.349" table:style-name="ce10">
            <text:p>26.349</text:p>
          </table:table-cell>
          <table:table-cell office:value-type="float" office:value="47.237000000000002" table:style-name="ce10">
            <text:p>47.237</text:p>
          </table:table-cell>
          <table:table-cell office:value-type="float" office:value="92.311000000000007" table:style-name="ce10">
            <text:p>92.311</text:p>
          </table:table-cell>
          <table:table-cell office:value-type="float" office:value="82.042000000000002" table:style-name="ce10">
            <text:p>82.042</text:p>
          </table:table-cell>
          <table:table-cell office:value-type="float" office:value="80.417000000000002" table:style-name="ce10">
            <text:p>80.417</text:p>
          </table:table-cell>
          <table:table-cell office:value-type="float" office:value="61.414999999999999" table:style-name="ce10">
            <text:p>61.415</text:p>
          </table:table-cell>
          <table:table-cell office:value-type="float" office:value="75.427999999999997" table:style-name="ce10">
            <text:p>75.428</text:p>
          </table:table-cell>
          <table:table-cell office:value-type="float" office:value="80.087999999999994" table:style-name="ce10">
            <text:p>80.088</text:p>
          </table:table-cell>
          <table:table-cell office:value-type="float" office:value="83.045000000000002" table:style-name="ce10">
            <text:p>83.045</text:p>
          </table:table-cell>
          <table:table-cell office:value-type="float" office:value="73.644999999999996" table:style-name="ce10">
            <text:p>73.645</text:p>
          </table:table-cell>
          <table:table-cell office:value-type="float" office:value="82.665999999999997" table:style-name="ce10">
            <text:p>82.666</text:p>
          </table:table-cell>
          <table:table-cell office:value-type="float" office:value="82.575999999999993" table:style-name="ce10">
            <text:p>82.576</text:p>
          </table:table-cell>
          <table:table-cell office:value-type="float" office:value="67.825999999999993" table:style-name="ce10">
            <text:p>67.826</text:p>
          </table:table-cell>
          <table:table-cell office:value-type="float" office:value="74.971999999999994" table:style-name="ce10">
            <text:p>74.972</text:p>
          </table:table-cell>
          <table:table-cell office:value-type="float" office:value="81.119" table:style-name="ce10">
            <text:p>81.119</text:p>
          </table:table-cell>
          <table:table-cell office:value-type="float" office:value="69.77" table:style-name="ce10">
            <text:p>69.77</text:p>
          </table:table-cell>
          <table:table-cell office:value-type="float" office:value="69.284000000000006" table:style-name="ce10">
            <text:p>69.284</text:p>
          </table:table-cell>
          <table:table-cell office:value-type="float" office:value="66.667000000000002" table:style-name="ce10">
            <text:p>66.667</text:p>
          </table:table-cell>
          <table:table-cell office:value-type="float" office:value="53.244999999999997" table:style-name="ce10">
            <text:p>53.245</text:p>
          </table:table-cell>
          <table:table-cell office:value-type="float" office:value="84.765000000000001" table:style-name="ce10">
            <text:p>84.765</text:p>
          </table:table-cell>
          <table:table-cell office:value-type="float" office:value="82.902000000000001" table:style-name="ce10">
            <text:p>82.902</text:p>
          </table:table-cell>
          <table:table-cell office:value-type="float" office:value="76.697999999999993" table:style-name="ce10">
            <text:p>76.698</text:p>
          </table:table-cell>
          <table:table-cell office:value-type="float" office:value="63.686999999999998" table:style-name="ce10">
            <text:p>63.687</text:p>
          </table:table-cell>
          <table:table-cell office:value-type="float" office:value="59.014000000000003" table:style-name="ce10">
            <text:p>59.014</text:p>
          </table:table-cell>
          <table:table-cell office:value-type="float" office:value="44.725999999999999" table:style-name="ce10">
            <text:p>44.726</text:p>
          </table:table-cell>
          <table:table-cell office:value-type="float" office:value="55.378999999999998" table:style-name="ce10">
            <text:p>55.379</text:p>
          </table:table-cell>
          <table:table-cell office:value-type="float" office:value="77.168999999999997" table:style-name="ce10">
            <text:p>77.169</text:p>
          </table:table-cell>
          <table:table-cell office:value-type="float" office:value="83.613" table:style-name="ce10">
            <text:p>83.613</text:p>
          </table:table-cell>
          <table:table-cell office:value-type="float" office:value="70.986999999999995" table:style-name="ce10">
            <text:p>70.987</text:p>
          </table:table-cell>
          <table:table-cell office:value-type="float" office:value="69.757999999999996" table:style-name="ce10">
            <text:p>69.758</text:p>
          </table:table-cell>
          <table:table-cell office:value-type="float" office:value="72.5" table:style-name="ce10">
            <text:p>72.5</text:p>
          </table:table-cell>
          <table:table-cell office:value-type="float" office:value="79.120999999999995" table:style-name="ce10">
            <text:p>79.121</text:p>
          </table:table-cell>
          <table:table-cell office:value-type="float" office:value="90.632999999999996" table:style-name="ce10">
            <text:p>90.633</text:p>
          </table:table-cell>
          <table:table-cell office:value-type="float" office:value="73.412000000000006" table:style-name="ce10">
            <text:p>73.412</text:p>
          </table:table-cell>
          <table:table-cell office:value-type="float" office:value="62.281999999999996" table:style-name="ce10">
            <text:p>62.282</text:p>
          </table:table-cell>
          <table:table-cell office:value-type="float" office:value="69.331999999999994" table:style-name="ce10">
            <text:p>69.332</text:p>
          </table:table-cell>
          <table:table-cell office:value-type="float" office:value="27.928999999999998" table:style-name="ce10">
            <text:p>27.929</text:p>
          </table:table-cell>
          <table:table-cell office:value-type="float" office:value="28.863" table:style-name="ce10">
            <text:p>28.863</text:p>
          </table:table-cell>
          <table:table-cell office:value-type="float" office:value="22.158000000000001" table:style-name="ce10">
            <text:p>22.158</text:p>
          </table:table-cell>
          <table:table-cell office:value-type="float" office:value="58.113" table:style-name="ce10">
            <text:p>58.113</text:p>
          </table:table-cell>
          <table:table-cell office:value-type="float" office:value="46.843000000000004" table:style-name="ce10">
            <text:p>46.843</text:p>
          </table:table-cell>
          <table:table-cell office:value-type="float" office:value="71.697000000000003" table:style-name="ce10">
            <text:p>71.697</text:p>
          </table:table-cell>
          <table:table-cell office:value-type="float" office:value="62.645000000000003" table:style-name="ce10">
            <text:p>62.645</text:p>
          </table:table-cell>
          <table:table-cell office:value-type="float" office:value="46.91" table:style-name="ce10">
            <text:p>46.91</text:p>
          </table:table-cell>
          <table:table-cell office:value-type="float" office:value="51.874000000000002" table:style-name="ce10">
            <text:p>51.874</text:p>
          </table:table-cell>
          <table:table-cell office:value-type="float" office:value="32.100999999999999" table:style-name="ce10">
            <text:p>32.101</text:p>
          </table:table-cell>
          <table:table-cell office:value-type="float" office:value="28.507999999999999" table:style-name="ce10">
            <text:p>28.508</text:p>
          </table:table-cell>
          <table:table-cell office:value-type="float" office:value="55.243000000000002" table:style-name="ce10">
            <text:p>55.243</text:p>
          </table:table-cell>
          <table:table-cell office:value-type="float" office:value="34.229999999999997" table:style-name="ce10">
            <text:p>34.23</text:p>
          </table:table-cell>
          <table:table-cell office:value-type="float" office:value="41.674999999999997" table:style-name="ce10">
            <text:p>41.675</text:p>
          </table:table-cell>
          <table:table-cell office:value-type="float" office:value="74.238" table:style-name="ce10">
            <text:p>74.238</text:p>
          </table:table-cell>
          <table:table-cell office:value-type="float" office:value="58.62" table:style-name="ce10">
            <text:p>58.62</text:p>
          </table:table-cell>
          <table:table-cell office:value-type="float" office:value="58.975999999999999" table:style-name="ce10">
            <text:p>58.976</text:p>
          </table:table-cell>
          <table:table-cell office:value-type="float" office:value="56.435000000000002" table:style-name="ce10">
            <text:p>56.435</text:p>
          </table:table-cell>
          <table:table-cell office:value-type="float" office:value="52.545000000000002" table:style-name="ce10">
            <text:p>52.545</text:p>
          </table:table-cell>
          <table:table-cell office:value-type="float" office:value="50.057000000000002" table:style-name="ce10">
            <text:p>50.057</text:p>
          </table:table-cell>
          <table:table-cell office:value-type="float" office:value="43.926000000000002" table:style-name="ce10">
            <text:p>43.926</text:p>
          </table:table-cell>
          <table:table-cell office:value-type="float" office:value="87.448999999999998" table:style-name="ce10">
            <text:p>87.449</text:p>
          </table:table-cell>
          <table:table-cell office:value-type="float" office:value="69.988" table:style-name="ce10">
            <text:p>69.988</text:p>
          </table:table-cell>
          <table:table-cell office:value-type="float" office:value="68.253" table:style-name="ce10">
            <text:p>68.253</text:p>
          </table:table-cell>
          <table:table-cell office:value-type="float" office:value="66.369" table:style-name="ce10">
            <text:p>66.369</text:p>
          </table:table-cell>
          <table:table-cell office:value-type="float" office:value="68.718000000000004" table:style-name="ce10">
            <text:p>68.718</text:p>
          </table:table-cell>
          <table:table-cell office:value-type="float" office:value="51.982999999999997" table:style-name="ce10">
            <text:p>51.983</text:p>
          </table:table-cell>
          <table:table-cell office:value-type="float" office:value="37.07" table:style-name="ce10">
            <text:p>37.07</text:p>
          </table:table-cell>
          <table:table-cell office:value-type="float" office:value="69.091999999999999" table:style-name="ce10">
            <text:p>69.092</text:p>
          </table:table-cell>
          <table:table-cell office:value-type="float" office:value="57.076999999999998" table:style-name="ce10">
            <text:p>57.077</text:p>
          </table:table-cell>
          <table:table-cell office:value-type="float" office:value="79.753" table:style-name="ce10">
            <text:p>79.753</text:p>
          </table:table-cell>
          <table:table-cell office:value-type="float" office:value="52.704000000000001" table:style-name="ce10">
            <text:p>52.704</text:p>
          </table:table-cell>
          <table:table-cell office:value-type="float" office:value="83.432000000000002" table:style-name="ce10">
            <text:p>83.432</text:p>
          </table:table-cell>
          <table:table-cell office:value-type="float" office:value="62.393999999999998" table:style-name="ce10">
            <text:p>62.394</text:p>
          </table:table-cell>
          <table:table-cell office:value-type="float" office:value="51.198" table:style-name="ce10">
            <text:p>51.198</text:p>
          </table:table-cell>
          <table:table-cell office:value-type="float" office:value="60.771999999999998" table:style-name="ce10">
            <text:p>60.772</text:p>
          </table:table-cell>
          <table:table-cell office:value-type="float" office:value="39.701000000000001" table:style-name="ce10">
            <text:p>39.701</text:p>
          </table:table-cell>
          <table:table-cell office:value-type="float" office:value="6.516" table:style-name="ce10">
            <text:p>6.516</text:p>
          </table:table-cell>
          <table:table-cell office:value-type="float" office:value="11.356999999999999" table:style-name="ce10">
            <text:p>11.357</text:p>
          </table:table-cell>
          <table:table-cell office:value-type="float" office:value="27.811" table:style-name="ce10">
            <text:p>27.811</text:p>
          </table:table-cell>
          <table:table-cell office:value-type="float" office:value="54.316000000000003" table:style-name="ce10">
            <text:p>54.316</text:p>
          </table:table-cell>
          <table:table-cell office:value-type="float" office:value="7.7249999999999996" table:style-name="ce10">
            <text:p>7.725</text:p>
          </table:table-cell>
          <table:table-cell office:value-type="float" office:value="83.572000000000003" table:style-name="ce10">
            <text:p>83.572</text:p>
          </table:table-cell>
          <table:table-cell office:value-type="float" office:value="67.784000000000006" table:style-name="ce10">
            <text:p>67.784</text:p>
          </table:table-cell>
          <table:table-cell office:value-type="float" office:value="66.524000000000001" table:style-name="ce10">
            <text:p>66.524</text:p>
          </table:table-cell>
          <table:table-cell office:value-type="float" office:value="13.39" table:style-name="ce10">
            <text:p>13.39</text:p>
          </table:table-cell>
          <table:table-cell office:value-type="float" office:value="77.849000000000004" table:style-name="ce10">
            <text:p>77.849</text:p>
          </table:table-cell>
          <table:table-cell office:value-type="float" office:value="8.7609999999999992" table:style-name="ce10">
            <text:p>8.761</text:p>
          </table:table-cell>
          <table:table-cell office:value-type="float" office:value="13.036" table:style-name="ce10">
            <text:p>13.036</text:p>
          </table:table-cell>
          <table:table-cell office:value-type="float" office:value="80.063000000000002" table:style-name="ce10">
            <text:p>80.063</text:p>
          </table:table-cell>
          <table:table-cell office:value-type="float" office:value="6.9" table:style-name="ce10">
            <text:p>6.9</text:p>
          </table:table-cell>
          <table:table-cell office:value-type="float" office:value="39.509" table:style-name="ce10">
            <text:p>39.509</text:p>
          </table:table-cell>
          <table:table-cell office:value-type="float" office:value="46.503" table:style-name="ce10">
            <text:p>46.503</text:p>
          </table:table-cell>
          <table:table-cell office:value-type="float" office:value="13.989000000000001" table:style-name="ce10">
            <text:p>13.989</text:p>
          </table:table-cell>
          <table:table-cell office:value-type="float" office:value="27.010999999999999" table:style-name="ce10">
            <text:p>27.011</text:p>
          </table:table-cell>
          <table:table-cell office:value-type="float" office:value="55.539000000000001" table:style-name="ce10">
            <text:p>55.539</text:p>
          </table:table-cell>
          <table:table-cell office:value-type="float" office:value="17.451000000000001" table:style-name="ce10">
            <text:p>17.451</text:p>
          </table:table-cell>
          <table:table-cell office:value-type="float" office:value="31.47" table:style-name="ce10">
            <text:p>31.47</text:p>
          </table:table-cell>
          <table:table-cell office:value-type="float" office:value="39.133000000000003" table:style-name="ce10">
            <text:p>39.133</text:p>
          </table:table-cell>
          <table:table-cell office:value-type="float" office:value="29.396999999999998" table:style-name="ce10">
            <text:p>29.397</text:p>
          </table:table-cell>
          <table:table-cell office:value-type="float" office:value="54.911999999999999" table:style-name="ce10">
            <text:p>54.912</text:p>
          </table:table-cell>
          <table:table-cell office:value-type="float" office:value="25.126000000000001" table:style-name="ce10">
            <text:p>25.126</text:p>
          </table:table-cell>
          <table:table-cell office:value-type="float" office:value="19.962" table:style-name="ce10">
            <text:p>19.962</text:p>
          </table:table-cell>
          <table:table-cell office:value-type="float" office:value="32.646999999999998" table:style-name="ce10">
            <text:p>32.647</text:p>
          </table:table-cell>
          <table:table-cell office:value-type="float" office:value="49.762" table:style-name="ce10">
            <text:p>49.762</text:p>
          </table:table-cell>
          <table:table-cell office:value-type="float" office:value="17.591000000000001" table:style-name="ce10">
            <text:p>17.591</text:p>
          </table:table-cell>
          <table:table-cell office:value-type="float" office:value="67.203000000000003" table:style-name="ce10">
            <text:p>67.203</text:p>
          </table:table-cell>
          <table:table-cell office:value-type="float" office:value="72.581000000000003" table:style-name="ce10">
            <text:p>72.581</text:p>
          </table:table-cell>
          <table:table-cell office:value-type="float" office:value="63.841999999999999" table:style-name="ce10">
            <text:p>63.842</text:p>
          </table:table-cell>
          <table:table-cell office:value-type="float" office:value="36.805" table:style-name="ce10">
            <text:p>36.805</text:p>
          </table:table-cell>
          <table:table-cell office:value-type="float" office:value="79.022000000000006" table:style-name="ce10">
            <text:p>79.022</text:p>
          </table:table-cell>
          <table:table-cell office:value-type="float" office:value="79.242000000000004" table:style-name="ce10">
            <text:p>79.242</text:p>
          </table:table-cell>
          <table:table-cell office:value-type="float" office:value="52.896999999999998" table:style-name="ce10">
            <text:p>52.897</text:p>
          </table:table-cell>
          <table:table-cell office:value-type="float" office:value="45.252000000000002" table:style-name="ce10">
            <text:p>45.252</text:p>
          </table:table-cell>
          <table:table-cell table:number-columns-repeated="16259"/>
        </table:table-row>
        <table:table-row table:style-name="ro8">
          <table:table-cell office:value-type="string" table:style-name="ce4">
            <text:p>FCDOS</text:p>
          </table:table-cell>
          <table:table-cell office:value-type="string" table:style-name="ce4">
            <text:p>FCDO Services</text:p>
          </table:table-cell>
          <table:table-cell office:value-type="string" table:style-name="ce4">
            <text:p>Foreign, Commonwealth and Development Office</text:p>
          </table:table-cell>
          <table:table-cell table:style-name="ce4"/>
          <table:table-cell office:value-type="float" office:value="68.564999999999998" table:style-name="ce10">
            <text:p>68.565</text:p>
          </table:table-cell>
          <table:table-cell office:value-type="float" office:value="58.813000000000002" table:style-name="ce10">
            <text:p>58.813</text:p>
          </table:table-cell>
          <table:table-cell office:value-type="float" office:value="29.952000000000002" table:style-name="ce10">
            <text:p>29.952</text:p>
          </table:table-cell>
          <table:table-cell office:value-type="float" office:value="73.757000000000005" table:style-name="ce10">
            <text:p>73.757</text:p>
          </table:table-cell>
          <table:table-cell office:value-type="float" office:value="76.450999999999993" table:style-name="ce10">
            <text:p>76.451</text:p>
          </table:table-cell>
          <table:table-cell office:value-type="float" office:value="70.820999999999998" table:style-name="ce10">
            <text:p>70.821</text:p>
          </table:table-cell>
          <table:table-cell office:value-type="float" office:value="71.216999999999999" table:style-name="ce10">
            <text:p>71.217</text:p>
          </table:table-cell>
          <table:table-cell office:value-type="float" office:value="79.623999999999995" table:style-name="ce10">
            <text:p>79.624</text:p>
          </table:table-cell>
          <table:table-cell office:value-type="float" office:value="54.359000000000002" table:style-name="ce10">
            <text:p>54.359</text:p>
          </table:table-cell>
          <table:table-cell office:value-type="float" office:value="76.341999999999999" table:style-name="ce10">
            <text:p>76.342</text:p>
          </table:table-cell>
          <table:table-cell office:value-type="float" office:value="67.415000000000006" table:style-name="ce10">
            <text:p>67.415</text:p>
          </table:table-cell>
          <table:table-cell office:value-type="float" office:value="31.094000000000001" table:style-name="ce10">
            <text:p>31.094</text:p>
          </table:table-cell>
          <table:table-cell office:value-type="float" office:value="40.590000000000003" table:style-name="ce10">
            <text:p>40.59</text:p>
          </table:table-cell>
          <table:table-cell office:value-type="float" office:value="91.385000000000005" table:style-name="ce10">
            <text:p>91.385</text:p>
          </table:table-cell>
          <table:table-cell office:value-type="float" office:value="82.322999999999993" table:style-name="ce10">
            <text:p>82.323</text:p>
          </table:table-cell>
          <table:table-cell office:value-type="float" office:value="76.415999999999997" table:style-name="ce10">
            <text:p>76.416</text:p>
          </table:table-cell>
          <table:table-cell office:value-type="float" office:value="56.14" table:style-name="ce10">
            <text:p>56.14</text:p>
          </table:table-cell>
          <table:table-cell office:value-type="float" office:value="75.77" table:style-name="ce10">
            <text:p>75.77</text:p>
          </table:table-cell>
          <table:table-cell office:value-type="float" office:value="65.400000000000006" table:style-name="ce10">
            <text:p>65.4</text:p>
          </table:table-cell>
          <table:table-cell office:value-type="float" office:value="76.180999999999997" table:style-name="ce10">
            <text:p>76.181</text:p>
          </table:table-cell>
          <table:table-cell office:value-type="float" office:value="69.948999999999998" table:style-name="ce10">
            <text:p>69.949</text:p>
          </table:table-cell>
          <table:table-cell office:value-type="float" office:value="84.701999999999998" table:style-name="ce10">
            <text:p>84.702</text:p>
          </table:table-cell>
          <table:table-cell office:value-type="float" office:value="81.358999999999995" table:style-name="ce10">
            <text:p>81.359</text:p>
          </table:table-cell>
          <table:table-cell office:value-type="float" office:value="62.654000000000003" table:style-name="ce10">
            <text:p>62.654</text:p>
          </table:table-cell>
          <table:table-cell office:value-type="float" office:value="73.072999999999993" table:style-name="ce10">
            <text:p>73.073</text:p>
          </table:table-cell>
          <table:table-cell office:value-type="float" office:value="78.52" table:style-name="ce10">
            <text:p>78.52</text:p>
          </table:table-cell>
          <table:table-cell office:value-type="float" office:value="63.59" table:style-name="ce10">
            <text:p>63.59</text:p>
          </table:table-cell>
          <table:table-cell office:value-type="float" office:value="62.628" table:style-name="ce10">
            <text:p>62.628</text:p>
          </table:table-cell>
          <table:table-cell office:value-type="float" office:value="64.271000000000001" table:style-name="ce10">
            <text:p>64.271</text:p>
          </table:table-cell>
          <table:table-cell office:value-type="float" office:value="50.820999999999998" table:style-name="ce10">
            <text:p>50.821</text:p>
          </table:table-cell>
          <table:table-cell office:value-type="float" office:value="85.436000000000007" table:style-name="ce10">
            <text:p>85.436</text:p>
          </table:table-cell>
          <table:table-cell office:value-type="float" office:value="79.897000000000006" table:style-name="ce10">
            <text:p>79.897</text:p>
          </table:table-cell>
          <table:table-cell office:value-type="float" office:value="73.537999999999997" table:style-name="ce10">
            <text:p>73.538</text:p>
          </table:table-cell>
          <table:table-cell office:value-type="float" office:value="66.804000000000002" table:style-name="ce10">
            <text:p>66.804</text:p>
          </table:table-cell>
          <table:table-cell office:value-type="float" office:value="52.771999999999998" table:style-name="ce10">
            <text:p>52.772</text:p>
          </table:table-cell>
          <table:table-cell office:value-type="float" office:value="47.786000000000001" table:style-name="ce10">
            <text:p>47.786</text:p>
          </table:table-cell>
          <table:table-cell office:value-type="float" office:value="49.793999999999997" table:style-name="ce10">
            <text:p>49.794</text:p>
          </table:table-cell>
          <table:table-cell office:value-type="float" office:value="79.363" table:style-name="ce10">
            <text:p>79.363</text:p>
          </table:table-cell>
          <table:table-cell office:value-type="float" office:value="83.486999999999995" table:style-name="ce10">
            <text:p>83.487</text:p>
          </table:table-cell>
          <table:table-cell office:value-type="float" office:value="65.811000000000007" table:style-name="ce10">
            <text:p>65.811</text:p>
          </table:table-cell>
          <table:table-cell office:value-type="float" office:value="76.718000000000004" table:style-name="ce10">
            <text:p>76.718</text:p>
          </table:table-cell>
          <table:table-cell office:value-type="float" office:value="59.095999999999997" table:style-name="ce10">
            <text:p>59.096</text:p>
          </table:table-cell>
          <table:table-cell office:value-type="float" office:value="68.513000000000005" table:style-name="ce10">
            <text:p>68.513</text:p>
          </table:table-cell>
          <table:table-cell office:value-type="float" office:value="87.460999999999999" table:style-name="ce10">
            <text:p>87.461</text:p>
          </table:table-cell>
          <table:table-cell office:value-type="float" office:value="54.667000000000002" table:style-name="ce10">
            <text:p>54.667</text:p>
          </table:table-cell>
          <table:table-cell office:value-type="float" office:value="61.972999999999999" table:style-name="ce10">
            <text:p>61.973</text:p>
          </table:table-cell>
          <table:table-cell office:value-type="float" office:value="72.793000000000006" table:style-name="ce10">
            <text:p>72.793</text:p>
          </table:table-cell>
          <table:table-cell office:value-type="float" office:value="32.103000000000002" table:style-name="ce10">
            <text:p>32.103</text:p>
          </table:table-cell>
          <table:table-cell office:value-type="float" office:value="36.14" table:style-name="ce10">
            <text:p>36.14</text:p>
          </table:table-cell>
          <table:table-cell office:value-type="float" office:value="25.026" table:style-name="ce10">
            <text:p>25.026</text:p>
          </table:table-cell>
          <table:table-cell office:value-type="float" office:value="61.048000000000002" table:style-name="ce10">
            <text:p>61.048</text:p>
          </table:table-cell>
          <table:table-cell office:value-type="float" office:value="61.537999999999997" table:style-name="ce10">
            <text:p>61.538</text:p>
          </table:table-cell>
          <table:table-cell office:value-type="float" office:value="59.753999999999998" table:style-name="ce10">
            <text:p>59.754</text:p>
          </table:table-cell>
          <table:table-cell office:value-type="float" office:value="53.34" table:style-name="ce10">
            <text:p>53.34</text:p>
          </table:table-cell>
          <table:table-cell office:value-type="float" office:value="35.625999999999998" table:style-name="ce10">
            <text:p>35.626</text:p>
          </table:table-cell>
          <table:table-cell office:value-type="float" office:value="42.256" table:style-name="ce10">
            <text:p>42.256</text:p>
          </table:table-cell>
          <table:table-cell office:value-type="float" office:value="18.48" table:style-name="ce10">
            <text:p>18.48</text:p>
          </table:table-cell>
          <table:table-cell office:value-type="float" office:value="19.385000000000002" table:style-name="ce10">
            <text:p>19.385</text:p>
          </table:table-cell>
          <table:table-cell office:value-type="float" office:value="55.704000000000001" table:style-name="ce10">
            <text:p>55.704</text:p>
          </table:table-cell>
          <table:table-cell office:value-type="float" office:value="35.494" table:style-name="ce10">
            <text:p>35.494</text:p>
          </table:table-cell>
          <table:table-cell office:value-type="float" office:value="45.332999999999998" table:style-name="ce10">
            <text:p>45.333</text:p>
          </table:table-cell>
          <table:table-cell office:value-type="float" office:value="56.981999999999999" table:style-name="ce10">
            <text:p>56.982</text:p>
          </table:table-cell>
          <table:table-cell office:value-type="float" office:value="53.231000000000002" table:style-name="ce10">
            <text:p>53.231</text:p>
          </table:table-cell>
          <table:table-cell office:value-type="float" office:value="46.707999999999998" table:style-name="ce10">
            <text:p>46.708</text:p>
          </table:table-cell>
          <table:table-cell office:value-type="float" office:value="43.679000000000002" table:style-name="ce10">
            <text:p>43.679</text:p>
          </table:table-cell>
          <table:table-cell office:value-type="float" office:value="37.268999999999998" table:style-name="ce10">
            <text:p>37.269</text:p>
          </table:table-cell>
          <table:table-cell office:value-type="float" office:value="38.667000000000002" table:style-name="ce10">
            <text:p>38.667</text:p>
          </table:table-cell>
          <table:table-cell office:value-type="float" office:value="26.181000000000001" table:style-name="ce10">
            <text:p>26.181</text:p>
          </table:table-cell>
          <table:table-cell office:value-type="float" office:value="89.332999999999998" table:style-name="ce10">
            <text:p>89.333</text:p>
          </table:table-cell>
          <table:table-cell office:value-type="float" office:value="67.043000000000006" table:style-name="ce10">
            <text:p>67.043</text:p>
          </table:table-cell>
          <table:table-cell office:value-type="float" office:value="71.429000000000002" table:style-name="ce10">
            <text:p>71.429</text:p>
          </table:table-cell>
          <table:table-cell office:value-type="float" office:value="71.222999999999999" table:style-name="ce10">
            <text:p>71.223</text:p>
          </table:table-cell>
          <table:table-cell office:value-type="float" office:value="74.462000000000003" table:style-name="ce10">
            <text:p>74.462</text:p>
          </table:table-cell>
          <table:table-cell office:value-type="float" office:value="54.115000000000002" table:style-name="ce10">
            <text:p>54.115</text:p>
          </table:table-cell>
          <table:table-cell office:value-type="float" office:value="38.848999999999997" table:style-name="ce10">
            <text:p>38.849</text:p>
          </table:table-cell>
          <table:table-cell office:value-type="float" office:value="54.62" table:style-name="ce10">
            <text:p>54.62</text:p>
          </table:table-cell>
          <table:table-cell office:value-type="float" office:value="45.107999999999997" table:style-name="ce10">
            <text:p>45.108</text:p>
          </table:table-cell>
          <table:table-cell office:value-type="float" office:value="67.762" table:style-name="ce10">
            <text:p>67.762</text:p>
          </table:table-cell>
          <table:table-cell office:value-type="float" office:value="57.7" table:style-name="ce10">
            <text:p>57.7</text:p>
          </table:table-cell>
          <table:table-cell office:value-type="float" office:value="88.144000000000005" table:style-name="ce10">
            <text:p>88.144</text:p>
          </table:table-cell>
          <table:table-cell office:value-type="float" office:value="64.475999999999999" table:style-name="ce10">
            <text:p>64.476</text:p>
          </table:table-cell>
          <table:table-cell office:value-type="float" office:value="50.616" table:style-name="ce10">
            <text:p>50.616</text:p>
          </table:table-cell>
          <table:table-cell office:value-type="float" office:value="50.256999999999998" table:style-name="ce10">
            <text:p>50.257</text:p>
          </table:table-cell>
          <table:table-cell office:value-type="float" office:value="26.158999999999999" table:style-name="ce10">
            <text:p>26.159</text:p>
          </table:table-cell>
          <table:table-cell office:value-type="float" office:value="5.7549999999999999" table:style-name="ce10">
            <text:p>5.755</text:p>
          </table:table-cell>
          <table:table-cell office:value-type="float" office:value="12.744" table:style-name="ce10">
            <text:p>12.744</text:p>
          </table:table-cell>
          <table:table-cell office:value-type="float" office:value="29.908000000000001" table:style-name="ce10">
            <text:p>29.908</text:p>
          </table:table-cell>
          <table:table-cell office:value-type="float" office:value="51.593000000000004" table:style-name="ce10">
            <text:p>51.593</text:p>
          </table:table-cell>
          <table:table-cell office:value-type="float" office:value="8.5830000000000002" table:style-name="ce10">
            <text:p>8.583</text:p>
          </table:table-cell>
          <table:table-cell office:value-type="float" office:value="88.284000000000006" table:style-name="ce10">
            <text:p>88.284</text:p>
          </table:table-cell>
          <table:table-cell office:value-type="float" office:value="72.503" table:style-name="ce10">
            <text:p>72.503</text:p>
          </table:table-cell>
          <table:table-cell office:value-type="float" office:value="65.808000000000007" table:style-name="ce10">
            <text:p>65.808</text:p>
          </table:table-cell>
          <table:table-cell office:value-type="float" office:value="9.3330000000000002" table:style-name="ce10">
            <text:p>9.333</text:p>
          </table:table-cell>
          <table:table-cell office:value-type="float" office:value="82.153999999999996" table:style-name="ce10">
            <text:p>82.154</text:p>
          </table:table-cell>
          <table:table-cell office:value-type="float" office:value="8.5129999999999999" table:style-name="ce10">
            <text:p>8.513</text:p>
          </table:table-cell>
          <table:table-cell office:value-type="float" office:value="11.396000000000001" table:style-name="ce10">
            <text:p>11.396</text:p>
          </table:table-cell>
          <table:table-cell office:value-type="float" office:value="80.801000000000002" table:style-name="ce10">
            <text:p>80.801</text:p>
          </table:table-cell>
          <table:table-cell office:value-type="float" office:value="7.8029999999999999" table:style-name="ce10">
            <text:p>7.803</text:p>
          </table:table-cell>
          <table:table-cell office:value-type="float" office:value="34.234000000000002" table:style-name="ce10">
            <text:p>34.234</text:p>
          </table:table-cell>
          <table:table-cell office:value-type="float" office:value="46.847000000000001" table:style-name="ce10">
            <text:p>46.847</text:p>
          </table:table-cell>
          <table:table-cell office:value-type="float" office:value="18.919" table:style-name="ce10">
            <text:p>18.919</text:p>
          </table:table-cell>
          <table:table-cell office:value-type="string" table:style-name="ce10">
            <text:p>[c]</text:p>
          </table:table-cell>
          <table:table-cell office:value-type="float" office:value="52.631999999999998" table:style-name="ce10">
            <text:p>52.632</text:p>
          </table:table-cell>
          <table:table-cell office:value-type="string" table:style-name="ce10">
            <text:p>[c]</text:p>
          </table:table-cell>
          <table:table-cell office:value-type="float" office:value="33.332999999999998" table:style-name="ce10">
            <text:p>33.333</text:p>
          </table:table-cell>
          <table:table-cell office:value-type="float" office:value="39.64" table:style-name="ce10">
            <text:p>39.64</text:p>
          </table:table-cell>
          <table:table-cell office:value-type="float" office:value="27.027000000000001" table:style-name="ce10">
            <text:p>27.027</text:p>
          </table:table-cell>
          <table:table-cell office:value-type="float" office:value="61.261000000000003" table:style-name="ce10">
            <text:p>61.261</text:p>
          </table:table-cell>
          <table:table-cell office:value-type="float" office:value="18.919" table:style-name="ce10">
            <text:p>18.919</text:p>
          </table:table-cell>
          <table:table-cell office:value-type="float" office:value="19.82" table:style-name="ce10">
            <text:p>19.82</text:p>
          </table:table-cell>
          <table:table-cell office:value-type="string" table:style-name="ce10">
            <text:p>[c]</text:p>
          </table:table-cell>
          <table:table-cell office:value-type="float" office:value="55.262999999999998" table:style-name="ce10">
            <text:p>55.263</text:p>
          </table:table-cell>
          <table:table-cell office:value-type="string" table:style-name="ce10">
            <text:p>[c]</text:p>
          </table:table-cell>
          <table:table-cell office:value-type="float" office:value="69.543000000000006" table:style-name="ce10">
            <text:p>69.543</text:p>
          </table:table-cell>
          <table:table-cell office:value-type="float" office:value="69.375" table:style-name="ce10">
            <text:p>69.375</text:p>
          </table:table-cell>
          <table:table-cell office:value-type="float" office:value="62.226999999999997" table:style-name="ce10">
            <text:p>62.227</text:p>
          </table:table-cell>
          <table:table-cell office:value-type="float" office:value="32.399000000000001" table:style-name="ce10">
            <text:p>32.399</text:p>
          </table:table-cell>
          <table:table-cell office:value-type="float" office:value="73.754999999999995" table:style-name="ce10">
            <text:p>73.755</text:p>
          </table:table-cell>
          <table:table-cell office:value-type="float" office:value="70.539000000000001" table:style-name="ce10">
            <text:p>70.539</text:p>
          </table:table-cell>
          <table:table-cell office:value-type="float" office:value="50" table:style-name="ce10">
            <text:p>50</text:p>
          </table:table-cell>
          <table:table-cell office:value-type="float" office:value="45.652000000000001" table:style-name="ce10">
            <text:p>45.652</text:p>
          </table:table-cell>
          <table:table-cell table:number-columns-repeated="16259"/>
        </table:table-row>
        <table:table-row table:style-name="ro5">
          <table:table-cell office:value-type="string" table:style-name="ce4">
            <text:p>FLS</text:p>
          </table:table-cell>
          <table:table-cell office:value-type="string" table:style-name="ce4">
            <text:p>Forestry and Land Scotland</text:p>
          </table:table-cell>
          <table:table-cell office:value-type="string" table:style-name="ce4">
            <text:p>Scottish Government</text:p>
          </table:table-cell>
          <table:table-cell table:style-name="ce4"/>
          <table:table-cell office:value-type="float" office:value="70.83" table:style-name="ce10">
            <text:p>70.83</text:p>
          </table:table-cell>
          <table:table-cell office:value-type="float" office:value="62.219000000000001" table:style-name="ce10">
            <text:p>62.219</text:p>
          </table:table-cell>
          <table:table-cell office:value-type="float" office:value="28.56" table:style-name="ce10">
            <text:p>28.56</text:p>
          </table:table-cell>
          <table:table-cell office:value-type="float" office:value="74.768000000000001" table:style-name="ce10">
            <text:p>74.768</text:p>
          </table:table-cell>
          <table:table-cell office:value-type="float" office:value="78.745000000000005" table:style-name="ce10">
            <text:p>78.745</text:p>
          </table:table-cell>
          <table:table-cell office:value-type="float" office:value="81.403000000000006" table:style-name="ce10">
            <text:p>81.403</text:p>
          </table:table-cell>
          <table:table-cell office:value-type="float" office:value="71.185000000000002" table:style-name="ce10">
            <text:p>71.185</text:p>
          </table:table-cell>
          <table:table-cell office:value-type="float" office:value="79" table:style-name="ce10">
            <text:p>79</text:p>
          </table:table-cell>
          <table:table-cell office:value-type="float" office:value="51.877000000000002" table:style-name="ce10">
            <text:p>51.877</text:p>
          </table:table-cell>
          <table:table-cell office:value-type="float" office:value="76.126000000000005" table:style-name="ce10">
            <text:p>76.126</text:p>
          </table:table-cell>
          <table:table-cell office:value-type="float" office:value="71.844999999999999" table:style-name="ce10">
            <text:p>71.845</text:p>
          </table:table-cell>
          <table:table-cell office:value-type="float" office:value="41.956000000000003" table:style-name="ce10">
            <text:p>41.956</text:p>
          </table:table-cell>
          <table:table-cell office:value-type="float" office:value="41.72" table:style-name="ce10">
            <text:p>41.72</text:p>
          </table:table-cell>
          <table:table-cell office:value-type="float" office:value="92.021000000000001" table:style-name="ce10">
            <text:p>92.021</text:p>
          </table:table-cell>
          <table:table-cell office:value-type="float" office:value="82.111000000000004" table:style-name="ce10">
            <text:p>82.111</text:p>
          </table:table-cell>
          <table:table-cell office:value-type="float" office:value="77.935000000000002" table:style-name="ce10">
            <text:p>77.935</text:p>
          </table:table-cell>
          <table:table-cell office:value-type="float" office:value="59.459000000000003" table:style-name="ce10">
            <text:p>59.459</text:p>
          </table:table-cell>
          <table:table-cell office:value-type="float" office:value="82.239000000000004" table:style-name="ce10">
            <text:p>82.239</text:p>
          </table:table-cell>
          <table:table-cell office:value-type="float" office:value="77.090999999999994" table:style-name="ce10">
            <text:p>77.091</text:p>
          </table:table-cell>
          <table:table-cell office:value-type="float" office:value="85.713999999999999" table:style-name="ce10">
            <text:p>85.714</text:p>
          </table:table-cell>
          <table:table-cell office:value-type="float" office:value="68.942999999999998" table:style-name="ce10">
            <text:p>68.943</text:p>
          </table:table-cell>
          <table:table-cell office:value-type="float" office:value="85.953999999999994" table:style-name="ce10">
            <text:p>85.954</text:p>
          </table:table-cell>
          <table:table-cell office:value-type="float" office:value="82.215999999999994" table:style-name="ce10">
            <text:p>82.216</text:p>
          </table:table-cell>
          <table:table-cell office:value-type="float" office:value="68.596999999999994" table:style-name="ce10">
            <text:p>68.597</text:p>
          </table:table-cell>
          <table:table-cell office:value-type="float" office:value="73.488" table:style-name="ce10">
            <text:p>73.488</text:p>
          </table:table-cell>
          <table:table-cell office:value-type="float" office:value="78.064999999999998" table:style-name="ce10">
            <text:p>78.065</text:p>
          </table:table-cell>
          <table:table-cell office:value-type="float" office:value="61.161000000000001" table:style-name="ce10">
            <text:p>61.161</text:p>
          </table:table-cell>
          <table:table-cell office:value-type="float" office:value="57.216000000000001" table:style-name="ce10">
            <text:p>57.216</text:p>
          </table:table-cell>
          <table:table-cell office:value-type="float" office:value="64.947999999999993" table:style-name="ce10">
            <text:p>64.948</text:p>
          </table:table-cell>
          <table:table-cell office:value-type="float" office:value="27.062000000000001" table:style-name="ce10">
            <text:p>27.062</text:p>
          </table:table-cell>
          <table:table-cell office:value-type="float" office:value="84.17" table:style-name="ce10">
            <text:p>84.17</text:p>
          </table:table-cell>
          <table:table-cell office:value-type="float" office:value="81.83" table:style-name="ce10">
            <text:p>81.83</text:p>
          </table:table-cell>
          <table:table-cell office:value-type="float" office:value="71.042000000000002" table:style-name="ce10">
            <text:p>71.042</text:p>
          </table:table-cell>
          <table:table-cell office:value-type="float" office:value="57.805999999999997" table:style-name="ce10">
            <text:p>57.806</text:p>
          </table:table-cell>
          <table:table-cell office:value-type="float" office:value="49.031999999999996" table:style-name="ce10">
            <text:p>49.032</text:p>
          </table:table-cell>
          <table:table-cell office:value-type="float" office:value="51.545999999999999" table:style-name="ce10">
            <text:p>51.546</text:p>
          </table:table-cell>
          <table:table-cell office:value-type="float" office:value="49.226999999999997" table:style-name="ce10">
            <text:p>49.227</text:p>
          </table:table-cell>
          <table:table-cell office:value-type="float" office:value="82.344999999999999" table:style-name="ce10">
            <text:p>82.345</text:p>
          </table:table-cell>
          <table:table-cell office:value-type="float" office:value="82.602999999999994" table:style-name="ce10">
            <text:p>82.603</text:p>
          </table:table-cell>
          <table:table-cell office:value-type="float" office:value="64.994" table:style-name="ce10">
            <text:p>64.994</text:p>
          </table:table-cell>
          <table:table-cell office:value-type="float" office:value="74.838999999999999" table:style-name="ce10">
            <text:p>74.839</text:p>
          </table:table-cell>
          <table:table-cell office:value-type="float" office:value="67.010000000000005" table:style-name="ce10">
            <text:p>67.01</text:p>
          </table:table-cell>
          <table:table-cell office:value-type="float" office:value="72.423000000000002" table:style-name="ce10">
            <text:p>72.423</text:p>
          </table:table-cell>
          <table:table-cell office:value-type="float" office:value="88.031000000000006" table:style-name="ce10">
            <text:p>88.031</text:p>
          </table:table-cell>
          <table:table-cell office:value-type="float" office:value="67.355000000000004" table:style-name="ce10">
            <text:p>67.355</text:p>
          </table:table-cell>
          <table:table-cell office:value-type="float" office:value="61.29" table:style-name="ce10">
            <text:p>61.29</text:p>
          </table:table-cell>
          <table:table-cell office:value-type="float" office:value="74.870999999999995" table:style-name="ce10">
            <text:p>74.871</text:p>
          </table:table-cell>
          <table:table-cell office:value-type="float" office:value="40.850999999999999" table:style-name="ce10">
            <text:p>40.851</text:p>
          </table:table-cell>
          <table:table-cell office:value-type="float" office:value="50.902000000000001" table:style-name="ce10">
            <text:p>50.902</text:p>
          </table:table-cell>
          <table:table-cell office:value-type="float" office:value="34.021000000000001" table:style-name="ce10">
            <text:p>34.021</text:p>
          </table:table-cell>
          <table:table-cell office:value-type="float" office:value="66.581000000000003" table:style-name="ce10">
            <text:p>66.581</text:p>
          </table:table-cell>
          <table:table-cell office:value-type="float" office:value="67.052999999999997" table:style-name="ce10">
            <text:p>67.053</text:p>
          </table:table-cell>
          <table:table-cell office:value-type="float" office:value="52.963999999999999" table:style-name="ce10">
            <text:p>52.964</text:p>
          </table:table-cell>
          <table:table-cell office:value-type="float" office:value="52.061999999999998" table:style-name="ce10">
            <text:p>52.062</text:p>
          </table:table-cell>
          <table:table-cell office:value-type="float" office:value="40.335000000000001" table:style-name="ce10">
            <text:p>40.335</text:p>
          </table:table-cell>
          <table:table-cell office:value-type="float" office:value="40.978999999999999" table:style-name="ce10">
            <text:p>40.979</text:p>
          </table:table-cell>
          <table:table-cell office:value-type="float" office:value="20.335000000000001" table:style-name="ce10">
            <text:p>20.335</text:p>
          </table:table-cell>
          <table:table-cell office:value-type="float" office:value="21.907" table:style-name="ce10">
            <text:p>21.907</text:p>
          </table:table-cell>
          <table:table-cell office:value-type="float" office:value="59.201999999999998" table:style-name="ce10">
            <text:p>59.202</text:p>
          </table:table-cell>
          <table:table-cell office:value-type="float" office:value="36.046999999999997" table:style-name="ce10">
            <text:p>36.047</text:p>
          </table:table-cell>
          <table:table-cell office:value-type="float" office:value="51.545999999999999" table:style-name="ce10">
            <text:p>51.546</text:p>
          </table:table-cell>
          <table:table-cell office:value-type="float" office:value="63.66" table:style-name="ce10">
            <text:p>63.66</text:p>
          </table:table-cell>
          <table:table-cell office:value-type="float" office:value="58.301000000000002" table:style-name="ce10">
            <text:p>58.301</text:p>
          </table:table-cell>
          <table:table-cell office:value-type="float" office:value="56.186" table:style-name="ce10">
            <text:p>56.186</text:p>
          </table:table-cell>
          <table:table-cell office:value-type="float" office:value="50.064999999999998" table:style-name="ce10">
            <text:p>50.065</text:p>
          </table:table-cell>
          <table:table-cell office:value-type="float" office:value="45.619" table:style-name="ce10">
            <text:p>45.619</text:p>
          </table:table-cell>
          <table:table-cell office:value-type="float" office:value="38.996000000000002" table:style-name="ce10">
            <text:p>38.996</text:p>
          </table:table-cell>
          <table:table-cell office:value-type="float" office:value="23.84" table:style-name="ce10">
            <text:p>23.84</text:p>
          </table:table-cell>
          <table:table-cell office:value-type="float" office:value="89.921999999999997" table:style-name="ce10">
            <text:p>89.922</text:p>
          </table:table-cell>
          <table:table-cell office:value-type="float" office:value="70.27" table:style-name="ce10">
            <text:p>70.27</text:p>
          </table:table-cell>
          <table:table-cell office:value-type="float" office:value="70.399000000000001" table:style-name="ce10">
            <text:p>70.399</text:p>
          </table:table-cell>
          <table:table-cell office:value-type="float" office:value="71.557000000000002" table:style-name="ce10">
            <text:p>71.557</text:p>
          </table:table-cell>
          <table:table-cell office:value-type="float" office:value="69.884" table:style-name="ce10">
            <text:p>69.884</text:p>
          </table:table-cell>
          <table:table-cell office:value-type="float" office:value="40.850999999999999" table:style-name="ce10">
            <text:p>40.851</text:p>
          </table:table-cell>
          <table:table-cell office:value-type="float" office:value="28.515999999999998" table:style-name="ce10">
            <text:p>28.516</text:p>
          </table:table-cell>
          <table:table-cell office:value-type="float" office:value="75.804000000000002" table:style-name="ce10">
            <text:p>75.804</text:p>
          </table:table-cell>
          <table:table-cell office:value-type="float" office:value="19.329999999999998" table:style-name="ce10">
            <text:p>19.33</text:p>
          </table:table-cell>
          <table:table-cell office:value-type="float" office:value="83.012" table:style-name="ce10">
            <text:p>83.012</text:p>
          </table:table-cell>
          <table:table-cell office:value-type="float" office:value="78.322999999999993" table:style-name="ce10">
            <text:p>78.323</text:p>
          </table:table-cell>
          <table:table-cell office:value-type="float" office:value="90.861999999999995" table:style-name="ce10">
            <text:p>90.862</text:p>
          </table:table-cell>
          <table:table-cell office:value-type="float" office:value="63.436999999999998" table:style-name="ce10">
            <text:p>63.437</text:p>
          </table:table-cell>
          <table:table-cell office:value-type="float" office:value="41.698999999999998" table:style-name="ce10">
            <text:p>41.699</text:p>
          </table:table-cell>
          <table:table-cell office:value-type="float" office:value="74.003" table:style-name="ce10">
            <text:p>74.003</text:p>
          </table:table-cell>
          <table:table-cell office:value-type="float" office:value="25.869" table:style-name="ce10">
            <text:p>25.869</text:p>
          </table:table-cell>
          <table:table-cell office:value-type="float" office:value="5.577" table:style-name="ce10">
            <text:p>5.577</text:p>
          </table:table-cell>
          <table:table-cell office:value-type="float" office:value="9.3390000000000004" table:style-name="ce10">
            <text:p>9.339</text:p>
          </table:table-cell>
          <table:table-cell office:value-type="float" office:value="28.922999999999998" table:style-name="ce10">
            <text:p>28.923</text:p>
          </table:table-cell>
          <table:table-cell office:value-type="float" office:value="56.161000000000001" table:style-name="ce10">
            <text:p>56.161</text:p>
          </table:table-cell>
          <table:table-cell office:value-type="float" office:value="6.9950000000000001" table:style-name="ce10">
            <text:p>6.995</text:p>
          </table:table-cell>
          <table:table-cell office:value-type="float" office:value="82.474000000000004" table:style-name="ce10">
            <text:p>82.474</text:p>
          </table:table-cell>
          <table:table-cell office:value-type="float" office:value="52.191000000000003" table:style-name="ce10">
            <text:p>52.191</text:p>
          </table:table-cell>
          <table:table-cell office:value-type="float" office:value="64.721000000000004" table:style-name="ce10">
            <text:p>64.721</text:p>
          </table:table-cell>
          <table:table-cell office:value-type="float" office:value="7.7220000000000004" table:style-name="ce10">
            <text:p>7.722</text:p>
          </table:table-cell>
          <table:table-cell office:value-type="float" office:value="83.784000000000006" table:style-name="ce10">
            <text:p>83.784</text:p>
          </table:table-cell>
          <table:table-cell office:value-type="float" office:value="8.4939999999999998" table:style-name="ce10">
            <text:p>8.494</text:p>
          </table:table-cell>
          <table:table-cell office:value-type="float" office:value="9.5239999999999991" table:style-name="ce10">
            <text:p>9.524</text:p>
          </table:table-cell>
          <table:table-cell office:value-type="float" office:value="83.655000000000001" table:style-name="ce10">
            <text:p>83.655</text:p>
          </table:table-cell>
          <table:table-cell office:value-type="float" office:value="6.8209999999999997" table:style-name="ce10">
            <text:p>6.821</text:p>
          </table:table-cell>
          <table:table-cell office:value-type="float" office:value="47.296999999999997" table:style-name="ce10">
            <text:p>47.29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1.429000000000002" table:style-name="ce10">
            <text:p>51.429</text:p>
          </table:table-cell>
          <table:table-cell office:value-type="string" table:style-name="ce10">
            <text:p>[c]</text:p>
          </table:table-cell>
          <table:table-cell office:value-type="float" office:value="35.134999999999998" table:style-name="ce10">
            <text:p>35.135</text:p>
          </table:table-cell>
          <table:table-cell office:value-type="float" office:value="37.838000000000001" table:style-name="ce10">
            <text:p>37.838</text:p>
          </table:table-cell>
          <table:table-cell office:value-type="float" office:value="27.027000000000001" table:style-name="ce10">
            <text:p>27.027</text:p>
          </table:table-cell>
          <table:table-cell office:value-type="float" office:value="63.514000000000003" table:style-name="ce10">
            <text:p>63.514</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1.429000000000002" table:style-name="ce10">
            <text:p>51.429</text:p>
          </table:table-cell>
          <table:table-cell office:value-type="string" table:style-name="ce10">
            <text:p>[c]</text:p>
          </table:table-cell>
          <table:table-cell office:value-type="float" office:value="68.938000000000002" table:style-name="ce10">
            <text:p>68.938</text:p>
          </table:table-cell>
          <table:table-cell office:value-type="float" office:value="73.843999999999994" table:style-name="ce10">
            <text:p>73.844</text:p>
          </table:table-cell>
          <table:table-cell office:value-type="float" office:value="64.481999999999999" table:style-name="ce10">
            <text:p>64.482</text:p>
          </table:table-cell>
          <table:table-cell office:value-type="float" office:value="28.571000000000002" table:style-name="ce10">
            <text:p>28.571</text:p>
          </table:table-cell>
          <table:table-cell office:value-type="float" office:value="75.325000000000003" table:style-name="ce10">
            <text:p>75.325</text:p>
          </table:table-cell>
          <table:table-cell office:value-type="float" office:value="77.792000000000002" table:style-name="ce10">
            <text:p>77.792</text:p>
          </table:table-cell>
          <table:table-cell office:value-type="float" office:value="60.96" table:style-name="ce10">
            <text:p>60.96</text:p>
          </table:table-cell>
          <table:table-cell office:value-type="float" office:value="44.213000000000001" table:style-name="ce10">
            <text:p>44.213</text:p>
          </table:table-cell>
          <table:table-cell table:number-columns-repeated="16259"/>
        </table:table-row>
        <table:table-row table:style-name="ro5">
          <table:table-cell office:value-type="string" table:style-name="ce4">
            <text:p>FSA</text:p>
          </table:table-cell>
          <table:table-cell office:value-type="string" table:style-name="ce4">
            <text:p>Food Standards Agency</text:p>
          </table:table-cell>
          <table:table-cell office:value-type="string" table:style-name="ce4">
            <text:p>Food Standards Agency</text:p>
          </table:table-cell>
          <table:table-cell table:style-name="ce4"/>
          <table:table-cell office:value-type="float" office:value="79.480999999999995" table:style-name="ce10">
            <text:p>79.481</text:p>
          </table:table-cell>
          <table:table-cell office:value-type="float" office:value="70.135999999999996" table:style-name="ce10">
            <text:p>70.136</text:p>
          </table:table-cell>
          <table:table-cell office:value-type="float" office:value="23.82" table:style-name="ce10">
            <text:p>23.82</text:p>
          </table:table-cell>
          <table:table-cell office:value-type="float" office:value="75.274000000000001" table:style-name="ce10">
            <text:p>75.274</text:p>
          </table:table-cell>
          <table:table-cell office:value-type="float" office:value="79.537999999999997" table:style-name="ce10">
            <text:p>79.538</text:p>
          </table:table-cell>
          <table:table-cell office:value-type="float" office:value="89.869" table:style-name="ce10">
            <text:p>89.869</text:p>
          </table:table-cell>
          <table:table-cell office:value-type="float" office:value="83.042000000000002" table:style-name="ce10">
            <text:p>83.042</text:p>
          </table:table-cell>
          <table:table-cell office:value-type="float" office:value="85.131" table:style-name="ce10">
            <text:p>85.131</text:p>
          </table:table-cell>
          <table:table-cell office:value-type="float" office:value="62.207000000000001" table:style-name="ce10">
            <text:p>62.207</text:p>
          </table:table-cell>
          <table:table-cell office:value-type="float" office:value="85.171999999999997" table:style-name="ce10">
            <text:p>85.172</text:p>
          </table:table-cell>
          <table:table-cell office:value-type="float" office:value="81.337000000000003" table:style-name="ce10">
            <text:p>81.337</text:p>
          </table:table-cell>
          <table:table-cell office:value-type="float" office:value="30.773" table:style-name="ce10">
            <text:p>30.773</text:p>
          </table:table-cell>
          <table:table-cell office:value-type="float" office:value="60.965000000000003" table:style-name="ce10">
            <text:p>60.965</text:p>
          </table:table-cell>
          <table:table-cell office:value-type="float" office:value="90.033000000000001" table:style-name="ce10">
            <text:p>90.033</text:p>
          </table:table-cell>
          <table:table-cell office:value-type="float" office:value="83.087999999999994" table:style-name="ce10">
            <text:p>83.088</text:p>
          </table:table-cell>
          <table:table-cell office:value-type="float" office:value="76.638999999999996" table:style-name="ce10">
            <text:p>76.639</text:p>
          </table:table-cell>
          <table:table-cell office:value-type="float" office:value="66.201999999999998" table:style-name="ce10">
            <text:p>66.202</text:p>
          </table:table-cell>
          <table:table-cell office:value-type="float" office:value="81.766000000000005" table:style-name="ce10">
            <text:p>81.766</text:p>
          </table:table-cell>
          <table:table-cell office:value-type="float" office:value="90.433000000000007" table:style-name="ce10">
            <text:p>90.433</text:p>
          </table:table-cell>
          <table:table-cell office:value-type="float" office:value="89.296999999999997" table:style-name="ce10">
            <text:p>89.297</text:p>
          </table:table-cell>
          <table:table-cell office:value-type="float" office:value="80.195999999999998" table:style-name="ce10">
            <text:p>80.196</text:p>
          </table:table-cell>
          <table:table-cell office:value-type="float" office:value="92.313999999999993" table:style-name="ce10">
            <text:p>92.314</text:p>
          </table:table-cell>
          <table:table-cell office:value-type="float" office:value="89.335999999999999" table:style-name="ce10">
            <text:p>89.336</text:p>
          </table:table-cell>
          <table:table-cell office:value-type="float" office:value="78.004999999999995" table:style-name="ce10">
            <text:p>78.005</text:p>
          </table:table-cell>
          <table:table-cell office:value-type="float" office:value="84.15" table:style-name="ce10">
            <text:p>84.15</text:p>
          </table:table-cell>
          <table:table-cell office:value-type="float" office:value="86.486000000000004" table:style-name="ce10">
            <text:p>86.486</text:p>
          </table:table-cell>
          <table:table-cell office:value-type="float" office:value="81.653999999999996" table:style-name="ce10">
            <text:p>81.654</text:p>
          </table:table-cell>
          <table:table-cell office:value-type="float" office:value="74.611000000000004" table:style-name="ce10">
            <text:p>74.611</text:p>
          </table:table-cell>
          <table:table-cell office:value-type="float" office:value="80.605999999999995" table:style-name="ce10">
            <text:p>80.606</text:p>
          </table:table-cell>
          <table:table-cell office:value-type="float" office:value="57.435000000000002" table:style-name="ce10">
            <text:p>57.435</text:p>
          </table:table-cell>
          <table:table-cell office:value-type="float" office:value="87.908000000000001" table:style-name="ce10">
            <text:p>87.908</text:p>
          </table:table-cell>
          <table:table-cell office:value-type="float" office:value="85.620999999999995" table:style-name="ce10">
            <text:p>85.621</text:p>
          </table:table-cell>
          <table:table-cell office:value-type="float" office:value="81.863" table:style-name="ce10">
            <text:p>81.863</text:p>
          </table:table-cell>
          <table:table-cell office:value-type="float" office:value="75.899000000000001" table:style-name="ce10">
            <text:p>75.899</text:p>
          </table:table-cell>
          <table:table-cell office:value-type="float" office:value="61.537999999999997" table:style-name="ce10">
            <text:p>61.538</text:p>
          </table:table-cell>
          <table:table-cell office:value-type="float" office:value="56.546999999999997" table:style-name="ce10">
            <text:p>56.547</text:p>
          </table:table-cell>
          <table:table-cell office:value-type="float" office:value="54.738999999999997" table:style-name="ce10">
            <text:p>54.739</text:p>
          </table:table-cell>
          <table:table-cell office:value-type="float" office:value="88.471000000000004" table:style-name="ce10">
            <text:p>88.471</text:p>
          </table:table-cell>
          <table:table-cell office:value-type="float" office:value="89.542000000000002" table:style-name="ce10">
            <text:p>89.542</text:p>
          </table:table-cell>
          <table:table-cell office:value-type="float" office:value="74.959000000000003" table:style-name="ce10">
            <text:p>74.959</text:p>
          </table:table-cell>
          <table:table-cell office:value-type="float" office:value="87.734999999999999" table:style-name="ce10">
            <text:p>87.735</text:p>
          </table:table-cell>
          <table:table-cell office:value-type="float" office:value="78.968999999999994" table:style-name="ce10">
            <text:p>78.969</text:p>
          </table:table-cell>
          <table:table-cell office:value-type="float" office:value="80.426000000000002" table:style-name="ce10">
            <text:p>80.426</text:p>
          </table:table-cell>
          <table:table-cell office:value-type="float" office:value="92.710999999999999" table:style-name="ce10">
            <text:p>92.711</text:p>
          </table:table-cell>
          <table:table-cell office:value-type="float" office:value="85.233999999999995" table:style-name="ce10">
            <text:p>85.234</text:p>
          </table:table-cell>
          <table:table-cell office:value-type="float" office:value="69.91" table:style-name="ce10">
            <text:p>69.91</text:p>
          </table:table-cell>
          <table:table-cell office:value-type="float" office:value="80.801000000000002" table:style-name="ce10">
            <text:p>80.801</text:p>
          </table:table-cell>
          <table:table-cell office:value-type="float" office:value="30.335000000000001" table:style-name="ce10">
            <text:p>30.335</text:p>
          </table:table-cell>
          <table:table-cell office:value-type="float" office:value="37.776000000000003" table:style-name="ce10">
            <text:p>37.776</text:p>
          </table:table-cell>
          <table:table-cell office:value-type="float" office:value="24.285" table:style-name="ce10">
            <text:p>24.285</text:p>
          </table:table-cell>
          <table:table-cell office:value-type="float" office:value="78.015000000000001" table:style-name="ce10">
            <text:p>78.015</text:p>
          </table:table-cell>
          <table:table-cell office:value-type="float" office:value="58.279000000000003" table:style-name="ce10">
            <text:p>58.279</text:p>
          </table:table-cell>
          <table:table-cell office:value-type="float" office:value="76.778000000000006" table:style-name="ce10">
            <text:p>76.778</text:p>
          </table:table-cell>
          <table:table-cell office:value-type="float" office:value="72.421999999999997" table:style-name="ce10">
            <text:p>72.422</text:p>
          </table:table-cell>
          <table:table-cell office:value-type="float" office:value="63.174999999999997" table:style-name="ce10">
            <text:p>63.175</text:p>
          </table:table-cell>
          <table:table-cell office:value-type="float" office:value="65.822000000000003" table:style-name="ce10">
            <text:p>65.822</text:p>
          </table:table-cell>
          <table:table-cell office:value-type="float" office:value="47.872" table:style-name="ce10">
            <text:p>47.872</text:p>
          </table:table-cell>
          <table:table-cell office:value-type="float" office:value="43.826999999999998" table:style-name="ce10">
            <text:p>43.827</text:p>
          </table:table-cell>
          <table:table-cell office:value-type="float" office:value="73.775000000000006" table:style-name="ce10">
            <text:p>73.775</text:p>
          </table:table-cell>
          <table:table-cell office:value-type="float" office:value="48.360999999999997" table:style-name="ce10">
            <text:p>48.361</text:p>
          </table:table-cell>
          <table:table-cell office:value-type="float" office:value="56.5" table:style-name="ce10">
            <text:p>56.5</text:p>
          </table:table-cell>
          <table:table-cell office:value-type="float" office:value="76.677999999999997" table:style-name="ce10">
            <text:p>76.678</text:p>
          </table:table-cell>
          <table:table-cell office:value-type="float" office:value="76.066000000000003" table:style-name="ce10">
            <text:p>76.066</text:p>
          </table:table-cell>
          <table:table-cell office:value-type="float" office:value="58.591999999999999" table:style-name="ce10">
            <text:p>58.592</text:p>
          </table:table-cell>
          <table:table-cell office:value-type="float" office:value="65.331000000000003" table:style-name="ce10">
            <text:p>65.331</text:p>
          </table:table-cell>
          <table:table-cell office:value-type="float" office:value="62.131" table:style-name="ce10">
            <text:p>62.131</text:p>
          </table:table-cell>
          <table:table-cell office:value-type="float" office:value="61.600999999999999" table:style-name="ce10">
            <text:p>61.601</text:p>
          </table:table-cell>
          <table:table-cell office:value-type="float" office:value="50.082000000000001" table:style-name="ce10">
            <text:p>50.082</text:p>
          </table:table-cell>
          <table:table-cell office:value-type="float" office:value="92.069000000000003" table:style-name="ce10">
            <text:p>92.069</text:p>
          </table:table-cell>
          <table:table-cell office:value-type="float" office:value="78.268000000000001" table:style-name="ce10">
            <text:p>78.268</text:p>
          </table:table-cell>
          <table:table-cell office:value-type="float" office:value="76.331000000000003" table:style-name="ce10">
            <text:p>76.331</text:p>
          </table:table-cell>
          <table:table-cell office:value-type="float" office:value="73.998000000000005" table:style-name="ce10">
            <text:p>73.998</text:p>
          </table:table-cell>
          <table:table-cell office:value-type="float" office:value="85.608999999999995" table:style-name="ce10">
            <text:p>85.609</text:p>
          </table:table-cell>
          <table:table-cell office:value-type="float" office:value="68.765000000000001" table:style-name="ce10">
            <text:p>68.765</text:p>
          </table:table-cell>
          <table:table-cell office:value-type="float" office:value="50.204000000000001" table:style-name="ce10">
            <text:p>50.204</text:p>
          </table:table-cell>
          <table:table-cell office:value-type="float" office:value="86.846000000000004" table:style-name="ce10">
            <text:p>86.846</text:p>
          </table:table-cell>
          <table:table-cell office:value-type="float" office:value="47.304000000000002" table:style-name="ce10">
            <text:p>47.304</text:p>
          </table:table-cell>
          <table:table-cell office:value-type="float" office:value="89.116" table:style-name="ce10">
            <text:p>89.116</text:p>
          </table:table-cell>
          <table:table-cell office:value-type="float" office:value="87.316000000000003" table:style-name="ce10">
            <text:p>87.316</text:p>
          </table:table-cell>
          <table:table-cell office:value-type="float" office:value="96.638999999999996" table:style-name="ce10">
            <text:p>96.639</text:p>
          </table:table-cell>
          <table:table-cell office:value-type="float" office:value="70.123000000000005" table:style-name="ce10">
            <text:p>70.123</text:p>
          </table:table-cell>
          <table:table-cell office:value-type="float" office:value="57.002000000000002" table:style-name="ce10">
            <text:p>57.002</text:p>
          </table:table-cell>
          <table:table-cell office:value-type="float" office:value="76.043000000000006" table:style-name="ce10">
            <text:p>76.043</text:p>
          </table:table-cell>
          <table:table-cell office:value-type="float" office:value="63.338999999999999" table:style-name="ce10">
            <text:p>63.339</text:p>
          </table:table-cell>
          <table:table-cell office:value-type="float" office:value="5.9020000000000001" table:style-name="ce10">
            <text:p>5.902</text:p>
          </table:table-cell>
          <table:table-cell office:value-type="float" office:value="11.393000000000001" table:style-name="ce10">
            <text:p>11.393</text:p>
          </table:table-cell>
          <table:table-cell office:value-type="float" office:value="32.704999999999998" table:style-name="ce10">
            <text:p>32.705</text:p>
          </table:table-cell>
          <table:table-cell office:value-type="float" office:value="50" table:style-name="ce10">
            <text:p>50</text:p>
          </table:table-cell>
          <table:table-cell office:value-type="float" office:value="7.97" table:style-name="ce10">
            <text:p>7.97</text:p>
          </table:table-cell>
          <table:table-cell office:value-type="float" office:value="93.852000000000004" table:style-name="ce10">
            <text:p>93.852</text:p>
          </table:table-cell>
          <table:table-cell office:value-type="float" office:value="74.55" table:style-name="ce10">
            <text:p>74.55</text:p>
          </table:table-cell>
          <table:table-cell office:value-type="float" office:value="78.887" table:style-name="ce10">
            <text:p>78.887</text:p>
          </table:table-cell>
          <table:table-cell office:value-type="float" office:value="6.0460000000000003" table:style-name="ce10">
            <text:p>6.046</text:p>
          </table:table-cell>
          <table:table-cell office:value-type="float" office:value="87.662999999999997" table:style-name="ce10">
            <text:p>87.663</text:p>
          </table:table-cell>
          <table:table-cell office:value-type="float" office:value="6.2910000000000004" table:style-name="ce10">
            <text:p>6.291</text:p>
          </table:table-cell>
          <table:table-cell office:value-type="float" office:value="7.4349999999999996" table:style-name="ce10">
            <text:p>7.435</text:p>
          </table:table-cell>
          <table:table-cell office:value-type="float" office:value="87.01" table:style-name="ce10">
            <text:p>87.01</text:p>
          </table:table-cell>
          <table:table-cell office:value-type="float" office:value="5.556" table:style-name="ce10">
            <text:p>5.556</text:p>
          </table:table-cell>
          <table:table-cell office:value-type="float" office:value="36.667000000000002" table:style-name="ce10">
            <text:p>36.667</text:p>
          </table:table-cell>
          <table:table-cell office:value-type="float" office:value="45.555999999999997" table:style-name="ce10">
            <text:p>45.556</text:p>
          </table:table-cell>
          <table:table-cell office:value-type="float" office:value="17.777999999999999" table:style-name="ce10">
            <text:p>17.778</text:p>
          </table:table-cell>
          <table:table-cell office:value-type="string" table:style-name="ce10">
            <text:p>[c]</text:p>
          </table:table-cell>
          <table:table-cell office:value-type="float" office:value="63.636000000000003" table:style-name="ce10">
            <text:p>63.636</text:p>
          </table:table-cell>
          <table:table-cell office:value-type="string" table:style-name="ce10">
            <text:p>[c]</text:p>
          </table:table-cell>
          <table:table-cell office:value-type="float" office:value="28.09" table:style-name="ce10">
            <text:p>28.09</text:p>
          </table:table-cell>
          <table:table-cell office:value-type="float" office:value="29.213000000000001" table:style-name="ce10">
            <text:p>29.213</text:p>
          </table:table-cell>
          <table:table-cell office:value-type="float" office:value="42.697000000000003" table:style-name="ce10">
            <text:p>42.697</text:p>
          </table:table-cell>
          <table:table-cell office:value-type="float" office:value="56.817999999999998" table:style-name="ce10">
            <text:p>56.818</text:p>
          </table:table-cell>
          <table:table-cell office:value-type="float" office:value="18.181999999999999" table:style-name="ce10">
            <text:p>18.182</text:p>
          </table:table-cell>
          <table:table-cell office:value-type="float" office:value="25" table:style-name="ce10">
            <text:p>25</text:p>
          </table:table-cell>
          <table:table-cell office:value-type="string" table:style-name="ce10">
            <text:p>[c]</text:p>
          </table:table-cell>
          <table:table-cell office:value-type="float" office:value="54.545000000000002" table:style-name="ce10">
            <text:p>54.545</text:p>
          </table:table-cell>
          <table:table-cell office:value-type="string" table:style-name="ce10">
            <text:p>[c]</text:p>
          </table:table-cell>
          <table:table-cell office:value-type="float" office:value="70.403999999999996" table:style-name="ce10">
            <text:p>70.404</text:p>
          </table:table-cell>
          <table:table-cell office:value-type="float" office:value="75.662000000000006" table:style-name="ce10">
            <text:p>75.662</text:p>
          </table:table-cell>
          <table:table-cell office:value-type="float" office:value="66.694000000000003" table:style-name="ce10">
            <text:p>66.694</text:p>
          </table:table-cell>
          <table:table-cell office:value-type="float" office:value="33.911999999999999" table:style-name="ce10">
            <text:p>33.912</text:p>
          </table:table-cell>
          <table:table-cell office:value-type="float" office:value="73.332999999999998" table:style-name="ce10">
            <text:p>73.333</text:p>
          </table:table-cell>
          <table:table-cell office:value-type="float" office:value="71.146000000000001" table:style-name="ce10">
            <text:p>71.146</text:p>
          </table:table-cell>
          <table:table-cell office:value-type="float" office:value="68.668000000000006" table:style-name="ce10">
            <text:p>68.668</text:p>
          </table:table-cell>
          <table:table-cell office:value-type="float" office:value="65.263999999999996" table:style-name="ce10">
            <text:p>65.264</text:p>
          </table:table-cell>
          <table:table-cell table:number-columns-repeated="16259"/>
        </table:table-row>
        <table:table-row table:style-name="ro5">
          <table:table-cell office:value-type="string" table:style-name="ce4">
            <text:p>FSS</text:p>
          </table:table-cell>
          <table:table-cell office:value-type="string" table:style-name="ce4">
            <text:p>Food Standards Scotland</text:p>
          </table:table-cell>
          <table:table-cell office:value-type="string" table:style-name="ce4">
            <text:p>Scottish Government</text:p>
          </table:table-cell>
          <table:table-cell table:style-name="ce4"/>
          <table:table-cell office:value-type="float" office:value="84.783000000000001" table:style-name="ce10">
            <text:p>84.783</text:p>
          </table:table-cell>
          <table:table-cell office:value-type="float" office:value="71.709999999999994" table:style-name="ce10">
            <text:p>71.71</text:p>
          </table:table-cell>
          <table:table-cell office:value-type="float" office:value="22.632999999999999" table:style-name="ce10">
            <text:p>22.633</text:p>
          </table:table-cell>
          <table:table-cell office:value-type="float" office:value="78.477999999999994" table:style-name="ce10">
            <text:p>78.478</text:p>
          </table:table-cell>
          <table:table-cell office:value-type="float" office:value="83.162000000000006" table:style-name="ce10">
            <text:p>83.162</text:p>
          </table:table-cell>
          <table:table-cell office:value-type="float" office:value="92.308000000000007" table:style-name="ce10">
            <text:p>92.308</text:p>
          </table:table-cell>
          <table:table-cell office:value-type="float" office:value="83.998000000000005" table:style-name="ce10">
            <text:p>83.998</text:p>
          </table:table-cell>
          <table:table-cell office:value-type="float" office:value="86.680999999999997" table:style-name="ce10">
            <text:p>86.681</text:p>
          </table:table-cell>
          <table:table-cell office:value-type="float" office:value="63.247999999999998" table:style-name="ce10">
            <text:p>63.248</text:p>
          </table:table-cell>
          <table:table-cell office:value-type="float" office:value="84.543999999999997" table:style-name="ce10">
            <text:p>84.544</text:p>
          </table:table-cell>
          <table:table-cell office:value-type="float" office:value="84.543999999999997" table:style-name="ce10">
            <text:p>84.544</text:p>
          </table:table-cell>
          <table:table-cell office:value-type="float" office:value="57.478999999999999" table:style-name="ce10">
            <text:p>57.479</text:p>
          </table:table-cell>
          <table:table-cell office:value-type="float" office:value="62.215000000000003" table:style-name="ce10">
            <text:p>62.215</text:p>
          </table:table-cell>
          <table:table-cell office:value-type="float" office:value="93.162000000000006" table:style-name="ce10">
            <text:p>93.162</text:p>
          </table:table-cell>
          <table:table-cell office:value-type="float" office:value="90.129000000000005" table:style-name="ce10">
            <text:p>90.129</text:p>
          </table:table-cell>
          <table:table-cell office:value-type="float" office:value="83.760999999999996" table:style-name="ce10">
            <text:p>83.761</text:p>
          </table:table-cell>
          <table:table-cell office:value-type="float" office:value="71.674000000000007" table:style-name="ce10">
            <text:p>71.674</text:p>
          </table:table-cell>
          <table:table-cell office:value-type="float" office:value="76.923000000000002" table:style-name="ce10">
            <text:p>76.923</text:p>
          </table:table-cell>
          <table:table-cell office:value-type="float" office:value="91.88" table:style-name="ce10">
            <text:p>91.88</text:p>
          </table:table-cell>
          <table:table-cell office:value-type="float" office:value="92.734999999999999" table:style-name="ce10">
            <text:p>92.735</text:p>
          </table:table-cell>
          <table:table-cell office:value-type="float" office:value="81.974000000000004" table:style-name="ce10">
            <text:p>81.974</text:p>
          </table:table-cell>
          <table:table-cell office:value-type="float" office:value="90.597999999999999" table:style-name="ce10">
            <text:p>90.598</text:p>
          </table:table-cell>
          <table:table-cell office:value-type="float" office:value="84.614999999999995" table:style-name="ce10">
            <text:p>84.615</text:p>
          </table:table-cell>
          <table:table-cell office:value-type="float" office:value="82.478999999999999" table:style-name="ce10">
            <text:p>82.479</text:p>
          </table:table-cell>
          <table:table-cell office:value-type="float" office:value="84.614999999999995" table:style-name="ce10">
            <text:p>84.615</text:p>
          </table:table-cell>
          <table:table-cell office:value-type="float" office:value="85.837000000000003" table:style-name="ce10">
            <text:p>85.837</text:p>
          </table:table-cell>
          <table:table-cell office:value-type="float" office:value="82.906000000000006" table:style-name="ce10">
            <text:p>82.906</text:p>
          </table:table-cell>
          <table:table-cell office:value-type="float" office:value="79.486999999999995" table:style-name="ce10">
            <text:p>79.487</text:p>
          </table:table-cell>
          <table:table-cell office:value-type="float" office:value="83.332999999999998" table:style-name="ce10">
            <text:p>83.333</text:p>
          </table:table-cell>
          <table:table-cell office:value-type="float" office:value="46.351999999999997" table:style-name="ce10">
            <text:p>46.352</text:p>
          </table:table-cell>
          <table:table-cell office:value-type="float" office:value="88.412000000000006" table:style-name="ce10">
            <text:p>88.412</text:p>
          </table:table-cell>
          <table:table-cell office:value-type="float" office:value="87.123999999999995" table:style-name="ce10">
            <text:p>87.124</text:p>
          </table:table-cell>
          <table:table-cell office:value-type="float" office:value="84.614999999999995" table:style-name="ce10">
            <text:p>84.615</text:p>
          </table:table-cell>
          <table:table-cell office:value-type="float" office:value="73.932000000000002" table:style-name="ce10">
            <text:p>73.932</text:p>
          </table:table-cell>
          <table:table-cell office:value-type="float" office:value="63.247999999999998" table:style-name="ce10">
            <text:p>63.248</text:p>
          </table:table-cell>
          <table:table-cell office:value-type="float" office:value="53.219000000000001" table:style-name="ce10">
            <text:p>53.219</text:p>
          </table:table-cell>
          <table:table-cell office:value-type="float" office:value="62.393000000000001" table:style-name="ce10">
            <text:p>62.393</text:p>
          </table:table-cell>
          <table:table-cell office:value-type="float" office:value="84.614999999999995" table:style-name="ce10">
            <text:p>84.615</text:p>
          </table:table-cell>
          <table:table-cell office:value-type="float" office:value="88.888999999999996" table:style-name="ce10">
            <text:p>88.889</text:p>
          </table:table-cell>
          <table:table-cell office:value-type="float" office:value="79.399000000000001" table:style-name="ce10">
            <text:p>79.399</text:p>
          </table:table-cell>
          <table:table-cell office:value-type="float" office:value="85.47" table:style-name="ce10">
            <text:p>85.47</text:p>
          </table:table-cell>
          <table:table-cell office:value-type="float" office:value="84.614999999999995" table:style-name="ce10">
            <text:p>84.615</text:p>
          </table:table-cell>
          <table:table-cell office:value-type="float" office:value="86.751999999999995" table:style-name="ce10">
            <text:p>86.752</text:p>
          </table:table-cell>
          <table:table-cell office:value-type="float" office:value="95.725999999999999" table:style-name="ce10">
            <text:p>95.726</text:p>
          </table:table-cell>
          <table:table-cell office:value-type="float" office:value="87.606999999999999" table:style-name="ce10">
            <text:p>87.607</text:p>
          </table:table-cell>
          <table:table-cell office:value-type="float" office:value="71.367999999999995" table:style-name="ce10">
            <text:p>71.368</text:p>
          </table:table-cell>
          <table:table-cell office:value-type="float" office:value="81.197000000000003" table:style-name="ce10">
            <text:p>81.197</text:p>
          </table:table-cell>
          <table:table-cell office:value-type="float" office:value="58.798000000000002" table:style-name="ce10">
            <text:p>58.798</text:p>
          </table:table-cell>
          <table:table-cell office:value-type="float" office:value="66.239000000000004" table:style-name="ce10">
            <text:p>66.239</text:p>
          </table:table-cell>
          <table:table-cell office:value-type="float" office:value="47.21" table:style-name="ce10">
            <text:p>47.21</text:p>
          </table:table-cell>
          <table:table-cell office:value-type="float" office:value="82.832999999999998" table:style-name="ce10">
            <text:p>82.833</text:p>
          </table:table-cell>
          <table:table-cell office:value-type="float" office:value="73.932000000000002" table:style-name="ce10">
            <text:p>73.932</text:p>
          </table:table-cell>
          <table:table-cell office:value-type="float" office:value="78.632000000000005" table:style-name="ce10">
            <text:p>78.632</text:p>
          </table:table-cell>
          <table:table-cell office:value-type="float" office:value="71.245000000000005" table:style-name="ce10">
            <text:p>71.245</text:p>
          </table:table-cell>
          <table:table-cell office:value-type="float" office:value="60.515000000000001" table:style-name="ce10">
            <text:p>60.515</text:p>
          </table:table-cell>
          <table:table-cell office:value-type="float" office:value="69.956999999999994" table:style-name="ce10">
            <text:p>69.957</text:p>
          </table:table-cell>
          <table:table-cell office:value-type="float" office:value="50.215000000000003" table:style-name="ce10">
            <text:p>50.215</text:p>
          </table:table-cell>
          <table:table-cell office:value-type="float" office:value="43.29" table:style-name="ce10">
            <text:p>43.29</text:p>
          </table:table-cell>
          <table:table-cell office:value-type="float" office:value="75.641000000000005" table:style-name="ce10">
            <text:p>75.641</text:p>
          </table:table-cell>
          <table:table-cell office:value-type="float" office:value="53.219000000000001" table:style-name="ce10">
            <text:p>53.219</text:p>
          </table:table-cell>
          <table:table-cell office:value-type="float" office:value="55.793999999999997" table:style-name="ce10">
            <text:p>55.794</text:p>
          </table:table-cell>
          <table:table-cell office:value-type="float" office:value="76.823999999999998" table:style-name="ce10">
            <text:p>76.824</text:p>
          </table:table-cell>
          <table:table-cell office:value-type="float" office:value="78.447999999999993" table:style-name="ce10">
            <text:p>78.448</text:p>
          </table:table-cell>
          <table:table-cell office:value-type="float" office:value="61.110999999999997" table:style-name="ce10">
            <text:p>61.111</text:p>
          </table:table-cell>
          <table:table-cell office:value-type="float" office:value="70.814999999999998" table:style-name="ce10">
            <text:p>70.815</text:p>
          </table:table-cell>
          <table:table-cell office:value-type="float" office:value="68.376000000000005" table:style-name="ce10">
            <text:p>68.376</text:p>
          </table:table-cell>
          <table:table-cell office:value-type="float" office:value="59.829000000000001" table:style-name="ce10">
            <text:p>59.829</text:p>
          </table:table-cell>
          <table:table-cell office:value-type="float" office:value="50.643999999999998" table:style-name="ce10">
            <text:p>50.644</text:p>
          </table:table-cell>
          <table:table-cell office:value-type="float" office:value="94.872" table:style-name="ce10">
            <text:p>94.872</text:p>
          </table:table-cell>
          <table:table-cell office:value-type="float" office:value="75.213999999999999" table:style-name="ce10">
            <text:p>75.214</text:p>
          </table:table-cell>
          <table:table-cell office:value-type="float" office:value="81.197000000000003" table:style-name="ce10">
            <text:p>81.197</text:p>
          </table:table-cell>
          <table:table-cell office:value-type="float" office:value="78.632000000000005" table:style-name="ce10">
            <text:p>78.632</text:p>
          </table:table-cell>
          <table:table-cell office:value-type="float" office:value="85.897000000000006" table:style-name="ce10">
            <text:p>85.897</text:p>
          </table:table-cell>
          <table:table-cell office:value-type="float" office:value="60.944000000000003" table:style-name="ce10">
            <text:p>60.944</text:p>
          </table:table-cell>
          <table:table-cell office:value-type="float" office:value="47.863" table:style-name="ce10">
            <text:p>47.863</text:p>
          </table:table-cell>
          <table:table-cell office:value-type="float" office:value="79.741" table:style-name="ce10">
            <text:p>79.741</text:p>
          </table:table-cell>
          <table:table-cell office:value-type="float" office:value="53.448" table:style-name="ce10">
            <text:p>53.448</text:p>
          </table:table-cell>
          <table:table-cell office:value-type="float" office:value="93.162000000000006" table:style-name="ce10">
            <text:p>93.162</text:p>
          </table:table-cell>
          <table:table-cell office:value-type="float" office:value="70.94" table:style-name="ce10">
            <text:p>70.94</text:p>
          </table:table-cell>
          <table:table-cell office:value-type="float" office:value="96.566999999999993" table:style-name="ce10">
            <text:p>96.567</text:p>
          </table:table-cell>
          <table:table-cell office:value-type="float" office:value="72.221999999999994" table:style-name="ce10">
            <text:p>72.222</text:p>
          </table:table-cell>
          <table:table-cell office:value-type="float" office:value="72.960999999999999" table:style-name="ce10">
            <text:p>72.961</text:p>
          </table:table-cell>
          <table:table-cell office:value-type="float" office:value="79.915000000000006" table:style-name="ce10">
            <text:p>79.915</text:p>
          </table:table-cell>
          <table:table-cell office:value-type="float" office:value="51.709000000000003" table:style-name="ce10">
            <text:p>51.709</text:p>
          </table:table-cell>
          <table:table-cell office:value-type="float" office:value="5.1280000000000001" table:style-name="ce10">
            <text:p>5.128</text:p>
          </table:table-cell>
          <table:table-cell office:value-type="float" office:value="8.5470000000000006" table:style-name="ce10">
            <text:p>8.547</text:p>
          </table:table-cell>
          <table:table-cell office:value-type="float" office:value="29.486999999999998" table:style-name="ce10">
            <text:p>29.487</text:p>
          </table:table-cell>
          <table:table-cell office:value-type="float" office:value="56.838000000000001" table:style-name="ce10">
            <text:p>56.838</text:p>
          </table:table-cell>
          <table:table-cell office:value-type="float" office:value="6.8380000000000001" table:style-name="ce10">
            <text:p>6.838</text:p>
          </table:table-cell>
          <table:table-cell office:value-type="float" office:value="98.712000000000003" table:style-name="ce10">
            <text:p>98.712</text:p>
          </table:table-cell>
          <table:table-cell office:value-type="float" office:value="85.837000000000003" table:style-name="ce10">
            <text:p>85.837</text:p>
          </table:table-cell>
          <table:table-cell office:value-type="float" office:value="84.415999999999997" table:style-name="ce10">
            <text:p>84.416</text:p>
          </table:table-cell>
          <table:table-cell office:value-type="float" office:value="7.2649999999999997" table:style-name="ce10">
            <text:p>7.265</text:p>
          </table:table-cell>
          <table:table-cell office:value-type="float" office:value="86.751999999999995" table:style-name="ce10">
            <text:p>86.752</text:p>
          </table:table-cell>
          <table:table-cell office:value-type="float" office:value="5.9829999999999997" table:style-name="ce10">
            <text:p>5.983</text:p>
          </table:table-cell>
          <table:table-cell office:value-type="float" office:value="5.1280000000000001" table:style-name="ce10">
            <text:p>5.128</text:p>
          </table:table-cell>
          <table:table-cell office:value-type="float" office:value="89.316000000000003" table:style-name="ce10">
            <text:p>89.316</text:p>
          </table:table-cell>
          <table:table-cell office:value-type="float" office:value="5.556" table:style-name="ce10">
            <text:p>5.556</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9.31" table:style-name="ce10">
            <text:p>79.31</text:p>
          </table:table-cell>
          <table:table-cell office:value-type="float" office:value="78.447999999999993" table:style-name="ce10">
            <text:p>78.448</text:p>
          </table:table-cell>
          <table:table-cell office:value-type="float" office:value="77.155000000000001" table:style-name="ce10">
            <text:p>77.155</text:p>
          </table:table-cell>
          <table:table-cell office:value-type="float" office:value="24.242000000000001" table:style-name="ce10">
            <text:p>24.242</text:p>
          </table:table-cell>
          <table:table-cell office:value-type="float" office:value="81.897000000000006" table:style-name="ce10">
            <text:p>81.897</text:p>
          </table:table-cell>
          <table:table-cell office:value-type="float" office:value="83.760999999999996" table:style-name="ce10">
            <text:p>83.761</text:p>
          </table:table-cell>
          <table:table-cell office:value-type="float" office:value="72.960999999999999" table:style-name="ce10">
            <text:p>72.961</text:p>
          </table:table-cell>
          <table:table-cell office:value-type="float" office:value="73.932000000000002" table:style-name="ce10">
            <text:p>73.932</text:p>
          </table:table-cell>
          <table:table-cell table:number-columns-repeated="16259"/>
        </table:table-row>
        <table:table-row table:style-name="ro5">
          <table:table-cell office:value-type="string" table:style-name="ce4">
            <text:p>GAD</text:p>
          </table:table-cell>
          <table:table-cell office:value-type="string" table:style-name="ce4">
            <text:p>Government Actuary's Department</text:p>
          </table:table-cell>
          <table:table-cell office:value-type="string" table:style-name="ce4">
            <text:p>Government Actuary's Department</text:p>
          </table:table-cell>
          <table:table-cell table:style-name="ce4"/>
          <table:table-cell office:value-type="float" office:value="82.126000000000005" table:style-name="ce10">
            <text:p>82.126</text:p>
          </table:table-cell>
          <table:table-cell office:value-type="float" office:value="68.382000000000005" table:style-name="ce10">
            <text:p>68.382</text:p>
          </table:table-cell>
          <table:table-cell office:value-type="float" office:value="25.242999999999999" table:style-name="ce10">
            <text:p>25.243</text:p>
          </table:table-cell>
          <table:table-cell office:value-type="float" office:value="73.061000000000007" table:style-name="ce10">
            <text:p>73.061</text:p>
          </table:table-cell>
          <table:table-cell office:value-type="float" office:value="81.882000000000005" table:style-name="ce10">
            <text:p>81.882</text:p>
          </table:table-cell>
          <table:table-cell office:value-type="float" office:value="79.706000000000003" table:style-name="ce10">
            <text:p>79.706</text:p>
          </table:table-cell>
          <table:table-cell office:value-type="float" office:value="77.382999999999996" table:style-name="ce10">
            <text:p>77.383</text:p>
          </table:table-cell>
          <table:table-cell office:value-type="float" office:value="83.137" table:style-name="ce10">
            <text:p>83.137</text:p>
          </table:table-cell>
          <table:table-cell office:value-type="float" office:value="62.646999999999998" table:style-name="ce10">
            <text:p>62.647</text:p>
          </table:table-cell>
          <table:table-cell office:value-type="float" office:value="84.117999999999995" table:style-name="ce10">
            <text:p>84.118</text:p>
          </table:table-cell>
          <table:table-cell office:value-type="float" office:value="80.667000000000002" table:style-name="ce10">
            <text:p>80.667</text:p>
          </table:table-cell>
          <table:table-cell office:value-type="float" office:value="34.118000000000002" table:style-name="ce10">
            <text:p>34.118</text:p>
          </table:table-cell>
          <table:table-cell office:value-type="float" office:value="66.347999999999999" table:style-name="ce10">
            <text:p>66.348</text:p>
          </table:table-cell>
          <table:table-cell office:value-type="float" office:value="94.706000000000003" table:style-name="ce10">
            <text:p>94.706</text:p>
          </table:table-cell>
          <table:table-cell office:value-type="float" office:value="88.234999999999999" table:style-name="ce10">
            <text:p>88.235</text:p>
          </table:table-cell>
          <table:table-cell office:value-type="float" office:value="80.472999999999999" table:style-name="ce10">
            <text:p>80.473</text:p>
          </table:table-cell>
          <table:table-cell office:value-type="float" office:value="64.706000000000003" table:style-name="ce10">
            <text:p>64.706</text:p>
          </table:table-cell>
          <table:table-cell office:value-type="float" office:value="81.176000000000002" table:style-name="ce10">
            <text:p>81.176</text:p>
          </table:table-cell>
          <table:table-cell office:value-type="float" office:value="80" table:style-name="ce10">
            <text:p>80</text:p>
          </table:table-cell>
          <table:table-cell office:value-type="float" office:value="79.882000000000005" table:style-name="ce10">
            <text:p>79.882</text:p>
          </table:table-cell>
          <table:table-cell office:value-type="float" office:value="76.331000000000003" table:style-name="ce10">
            <text:p>76.331</text:p>
          </table:table-cell>
          <table:table-cell office:value-type="float" office:value="91.765000000000001" table:style-name="ce10">
            <text:p>91.765</text:p>
          </table:table-cell>
          <table:table-cell office:value-type="float" office:value="88.165999999999997" table:style-name="ce10">
            <text:p>88.166</text:p>
          </table:table-cell>
          <table:table-cell office:value-type="float" office:value="68.046999999999997" table:style-name="ce10">
            <text:p>68.047</text:p>
          </table:table-cell>
          <table:table-cell office:value-type="float" office:value="77.058999999999997" table:style-name="ce10">
            <text:p>77.059</text:p>
          </table:table-cell>
          <table:table-cell office:value-type="float" office:value="83.432000000000002" table:style-name="ce10">
            <text:p>83.432</text:p>
          </table:table-cell>
          <table:table-cell office:value-type="float" office:value="71.006" table:style-name="ce10">
            <text:p>71.006</text:p>
          </table:table-cell>
          <table:table-cell office:value-type="float" office:value="67.058999999999997" table:style-name="ce10">
            <text:p>67.059</text:p>
          </table:table-cell>
          <table:table-cell office:value-type="float" office:value="73.373000000000005" table:style-name="ce10">
            <text:p>73.373</text:p>
          </table:table-cell>
          <table:table-cell office:value-type="float" office:value="35.881999999999998" table:style-name="ce10">
            <text:p>35.882</text:p>
          </table:table-cell>
          <table:table-cell office:value-type="float" office:value="82.352999999999994" table:style-name="ce10">
            <text:p>82.353</text:p>
          </table:table-cell>
          <table:table-cell office:value-type="float" office:value="84.117999999999995" table:style-name="ce10">
            <text:p>84.118</text:p>
          </table:table-cell>
          <table:table-cell office:value-type="float" office:value="82.941000000000003" table:style-name="ce10">
            <text:p>82.941</text:p>
          </table:table-cell>
          <table:table-cell office:value-type="float" office:value="77.058999999999997" table:style-name="ce10">
            <text:p>77.059</text:p>
          </table:table-cell>
          <table:table-cell office:value-type="float" office:value="59.411999999999999" table:style-name="ce10">
            <text:p>59.412</text:p>
          </table:table-cell>
          <table:table-cell office:value-type="float" office:value="58.823999999999998" table:style-name="ce10">
            <text:p>58.824</text:p>
          </table:table-cell>
          <table:table-cell office:value-type="float" office:value="55.293999999999997" table:style-name="ce10">
            <text:p>55.294</text:p>
          </table:table-cell>
          <table:table-cell office:value-type="float" office:value="84.614999999999995" table:style-name="ce10">
            <text:p>84.615</text:p>
          </table:table-cell>
          <table:table-cell office:value-type="float" office:value="88.823999999999998" table:style-name="ce10">
            <text:p>88.824</text:p>
          </table:table-cell>
          <table:table-cell office:value-type="float" office:value="78.106999999999999" table:style-name="ce10">
            <text:p>78.107</text:p>
          </table:table-cell>
          <table:table-cell office:value-type="float" office:value="84.706000000000003" table:style-name="ce10">
            <text:p>84.706</text:p>
          </table:table-cell>
          <table:table-cell office:value-type="float" office:value="82.352999999999994" table:style-name="ce10">
            <text:p>82.353</text:p>
          </table:table-cell>
          <table:table-cell office:value-type="float" office:value="79.167000000000002" table:style-name="ce10">
            <text:p>79.167</text:p>
          </table:table-cell>
          <table:table-cell office:value-type="float" office:value="91.123999999999995" table:style-name="ce10">
            <text:p>91.124</text:p>
          </table:table-cell>
          <table:table-cell office:value-type="float" office:value="80.587999999999994" table:style-name="ce10">
            <text:p>80.588</text:p>
          </table:table-cell>
          <table:table-cell office:value-type="float" office:value="70.414000000000001" table:style-name="ce10">
            <text:p>70.414</text:p>
          </table:table-cell>
          <table:table-cell office:value-type="float" office:value="80" table:style-name="ce10">
            <text:p>80</text:p>
          </table:table-cell>
          <table:table-cell office:value-type="float" office:value="35.293999999999997" table:style-name="ce10">
            <text:p>35.294</text:p>
          </table:table-cell>
          <table:table-cell office:value-type="float" office:value="42.941000000000003" table:style-name="ce10">
            <text:p>42.941</text:p>
          </table:table-cell>
          <table:table-cell office:value-type="float" office:value="24.117999999999999" table:style-name="ce10">
            <text:p>24.118</text:p>
          </table:table-cell>
          <table:table-cell office:value-type="float" office:value="77.058999999999997" table:style-name="ce10">
            <text:p>77.059</text:p>
          </table:table-cell>
          <table:table-cell office:value-type="float" office:value="72.352999999999994" table:style-name="ce10">
            <text:p>72.353</text:p>
          </table:table-cell>
          <table:table-cell office:value-type="float" office:value="84.117999999999995" table:style-name="ce10">
            <text:p>84.118</text:p>
          </table:table-cell>
          <table:table-cell office:value-type="float" office:value="71.597999999999999" table:style-name="ce10">
            <text:p>71.598</text:p>
          </table:table-cell>
          <table:table-cell office:value-type="float" office:value="68.234999999999999" table:style-name="ce10">
            <text:p>68.235</text:p>
          </table:table-cell>
          <table:table-cell office:value-type="float" office:value="65.293999999999997" table:style-name="ce10">
            <text:p>65.294</text:p>
          </table:table-cell>
          <table:table-cell office:value-type="float" office:value="58.234999999999999" table:style-name="ce10">
            <text:p>58.235</text:p>
          </table:table-cell>
          <table:table-cell office:value-type="float" office:value="55.881999999999998" table:style-name="ce10">
            <text:p>55.882</text:p>
          </table:table-cell>
          <table:table-cell office:value-type="float" office:value="80" table:style-name="ce10">
            <text:p>80</text:p>
          </table:table-cell>
          <table:table-cell office:value-type="float" office:value="48.234999999999999" table:style-name="ce10">
            <text:p>48.235</text:p>
          </table:table-cell>
          <table:table-cell office:value-type="float" office:value="65.680000000000007" table:style-name="ce10">
            <text:p>65.68</text:p>
          </table:table-cell>
          <table:table-cell office:value-type="float" office:value="68.823999999999998" table:style-name="ce10">
            <text:p>68.824</text:p>
          </table:table-cell>
          <table:table-cell office:value-type="float" office:value="75.882000000000005" table:style-name="ce10">
            <text:p>75.882</text:p>
          </table:table-cell>
          <table:table-cell office:value-type="float" office:value="55.881999999999998" table:style-name="ce10">
            <text:p>55.882</text:p>
          </table:table-cell>
          <table:table-cell office:value-type="float" office:value="61.765000000000001" table:style-name="ce10">
            <text:p>61.765</text:p>
          </table:table-cell>
          <table:table-cell office:value-type="float" office:value="55.293999999999997" table:style-name="ce10">
            <text:p>55.294</text:p>
          </table:table-cell>
          <table:table-cell office:value-type="float" office:value="63.529000000000003" table:style-name="ce10">
            <text:p>63.529</text:p>
          </table:table-cell>
          <table:table-cell office:value-type="float" office:value="41.765000000000001" table:style-name="ce10">
            <text:p>41.765</text:p>
          </table:table-cell>
          <table:table-cell office:value-type="float" office:value="92.352999999999994" table:style-name="ce10">
            <text:p>92.353</text:p>
          </table:table-cell>
          <table:table-cell office:value-type="float" office:value="78.106999999999999" table:style-name="ce10">
            <text:p>78.107</text:p>
          </table:table-cell>
          <table:table-cell office:value-type="float" office:value="86.391000000000005" table:style-name="ce10">
            <text:p>86.391</text:p>
          </table:table-cell>
          <table:table-cell office:value-type="float" office:value="70" table:style-name="ce10">
            <text:p>70</text:p>
          </table:table-cell>
          <table:table-cell office:value-type="float" office:value="86.471000000000004" table:style-name="ce10">
            <text:p>86.471</text:p>
          </table:table-cell>
          <table:table-cell office:value-type="float" office:value="62.353000000000002" table:style-name="ce10">
            <text:p>62.353</text:p>
          </table:table-cell>
          <table:table-cell office:value-type="float" office:value="34.706000000000003" table:style-name="ce10">
            <text:p>34.706</text:p>
          </table:table-cell>
          <table:table-cell office:value-type="float" office:value="87.058999999999997" table:style-name="ce10">
            <text:p>87.059</text:p>
          </table:table-cell>
          <table:table-cell office:value-type="float" office:value="50.588000000000001" table:style-name="ce10">
            <text:p>50.588</text:p>
          </table:table-cell>
          <table:table-cell office:value-type="float" office:value="75.147999999999996" table:style-name="ce10">
            <text:p>75.148</text:p>
          </table:table-cell>
          <table:table-cell office:value-type="float" office:value="61.176000000000002" table:style-name="ce10">
            <text:p>61.176</text:p>
          </table:table-cell>
          <table:table-cell office:value-type="float" office:value="95.293999999999997" table:style-name="ce10">
            <text:p>95.294</text:p>
          </table:table-cell>
          <table:table-cell office:value-type="float" office:value="66.471000000000004" table:style-name="ce10">
            <text:p>66.471</text:p>
          </table:table-cell>
          <table:table-cell office:value-type="float" office:value="63.529000000000003" table:style-name="ce10">
            <text:p>63.529</text:p>
          </table:table-cell>
          <table:table-cell office:value-type="float" office:value="65.882000000000005" table:style-name="ce10">
            <text:p>65.882</text:p>
          </table:table-cell>
          <table:table-cell office:value-type="float" office:value="24.117999999999999" table:style-name="ce10">
            <text:p>24.118</text:p>
          </table:table-cell>
          <table:table-cell office:value-type="float" office:value="6.4710000000000001" table:style-name="ce10">
            <text:p>6.471</text:p>
          </table:table-cell>
          <table:table-cell office:value-type="float" office:value="12.353" table:style-name="ce10">
            <text:p>12.353</text:p>
          </table:table-cell>
          <table:table-cell office:value-type="float" office:value="46.470999999999997" table:style-name="ce10">
            <text:p>46.471</text:p>
          </table:table-cell>
          <table:table-cell office:value-type="float" office:value="34.706000000000003" table:style-name="ce10">
            <text:p>34.706</text:p>
          </table:table-cell>
          <table:table-cell office:value-type="float" office:value="7.0590000000000002" table:style-name="ce10">
            <text:p>7.059</text:p>
          </table:table-cell>
          <table:table-cell office:value-type="float" office:value="97.058999999999997" table:style-name="ce10">
            <text:p>97.059</text:p>
          </table:table-cell>
          <table:table-cell office:value-type="float" office:value="70" table:style-name="ce10">
            <text:p>70</text:p>
          </table:table-cell>
          <table:table-cell office:value-type="float" office:value="81.765000000000001" table:style-name="ce10">
            <text:p>81.765</text:p>
          </table:table-cell>
          <table:table-cell office:value-type="string" table:style-name="ce10">
            <text:p>[c]</text:p>
          </table:table-cell>
          <table:table-cell office:value-type="float" office:value="88.823999999999998" table:style-name="ce10">
            <text:p>88.824</text:p>
          </table:table-cell>
          <table:table-cell office:value-type="string" table:style-name="ce10">
            <text:p>[c]</text:p>
          </table:table-cell>
          <table:table-cell office:value-type="string" table:style-name="ce10">
            <text:p>[c]</text:p>
          </table:table-cell>
          <table:table-cell office:value-type="float" office:value="91.765000000000001" table:style-name="ce10">
            <text:p>91.76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1.855999999999995" table:style-name="ce10">
            <text:p>71.856</text:p>
          </table:table-cell>
          <table:table-cell office:value-type="float" office:value="72.289000000000001" table:style-name="ce10">
            <text:p>72.289</text:p>
          </table:table-cell>
          <table:table-cell office:value-type="float" office:value="68.263000000000005" table:style-name="ce10">
            <text:p>68.263</text:p>
          </table:table-cell>
          <table:table-cell office:value-type="float" office:value="30.539000000000001" table:style-name="ce10">
            <text:p>30.539</text:p>
          </table:table-cell>
          <table:table-cell office:value-type="float" office:value="76.647000000000006" table:style-name="ce10">
            <text:p>76.647</text:p>
          </table:table-cell>
          <table:table-cell office:value-type="float" office:value="78.442999999999998" table:style-name="ce10">
            <text:p>78.443</text:p>
          </table:table-cell>
          <table:table-cell office:value-type="float" office:value="58.683" table:style-name="ce10">
            <text:p>58.683</text:p>
          </table:table-cell>
          <table:table-cell office:value-type="float" office:value="45.509" table:style-name="ce10">
            <text:p>45.509</text:p>
          </table:table-cell>
          <table:table-cell table:number-columns-repeated="16259"/>
        </table:table-row>
        <table:table-row table:style-name="ro5">
          <table:table-cell office:value-type="string" table:style-name="ce4">
            <text:p>GIAA</text:p>
          </table:table-cell>
          <table:table-cell office:value-type="string" table:style-name="ce4">
            <text:p>Government Internal Audit Agency</text:p>
          </table:table-cell>
          <table:table-cell office:value-type="string" table:style-name="ce4">
            <text:p>HM Treasury Group</text:p>
          </table:table-cell>
          <table:table-cell table:style-name="ce4"/>
          <table:table-cell office:value-type="float" office:value="85.545000000000002" table:style-name="ce10">
            <text:p>85.545</text:p>
          </table:table-cell>
          <table:table-cell office:value-type="float" office:value="58.796999999999997" table:style-name="ce10">
            <text:p>58.797</text:p>
          </table:table-cell>
          <table:table-cell office:value-type="float" office:value="28.388000000000002" table:style-name="ce10">
            <text:p>28.388</text:p>
          </table:table-cell>
          <table:table-cell office:value-type="float" office:value="72.930999999999997" table:style-name="ce10">
            <text:p>72.931</text:p>
          </table:table-cell>
          <table:table-cell office:value-type="float" office:value="77.373000000000005" table:style-name="ce10">
            <text:p>77.373</text:p>
          </table:table-cell>
          <table:table-cell office:value-type="float" office:value="84.028000000000006" table:style-name="ce10">
            <text:p>84.028</text:p>
          </table:table-cell>
          <table:table-cell office:value-type="float" office:value="78.495000000000005" table:style-name="ce10">
            <text:p>78.495</text:p>
          </table:table-cell>
          <table:table-cell office:value-type="float" office:value="78.935000000000002" table:style-name="ce10">
            <text:p>78.935</text:p>
          </table:table-cell>
          <table:table-cell office:value-type="float" office:value="54.957999999999998" table:style-name="ce10">
            <text:p>54.958</text:p>
          </table:table-cell>
          <table:table-cell office:value-type="float" office:value="78.241" table:style-name="ce10">
            <text:p>78.241</text:p>
          </table:table-cell>
          <table:table-cell office:value-type="float" office:value="74.221000000000004" table:style-name="ce10">
            <text:p>74.221</text:p>
          </table:table-cell>
          <table:table-cell office:value-type="float" office:value="35.923999999999999" table:style-name="ce10">
            <text:p>35.924</text:p>
          </table:table-cell>
          <table:table-cell office:value-type="float" office:value="51.796999999999997" table:style-name="ce10">
            <text:p>51.797</text:p>
          </table:table-cell>
          <table:table-cell office:value-type="float" office:value="89.352000000000004" table:style-name="ce10">
            <text:p>89.352</text:p>
          </table:table-cell>
          <table:table-cell office:value-type="float" office:value="86.543000000000006" table:style-name="ce10">
            <text:p>86.543</text:p>
          </table:table-cell>
          <table:table-cell office:value-type="float" office:value="77.494" table:style-name="ce10">
            <text:p>77.494</text:p>
          </table:table-cell>
          <table:table-cell office:value-type="float" office:value="57.773000000000003" table:style-name="ce10">
            <text:p>57.773</text:p>
          </table:table-cell>
          <table:table-cell office:value-type="float" office:value="75.694000000000003" table:style-name="ce10">
            <text:p>75.694</text:p>
          </table:table-cell>
          <table:table-cell office:value-type="float" office:value="82.831000000000003" table:style-name="ce10">
            <text:p>82.831</text:p>
          </table:table-cell>
          <table:table-cell office:value-type="float" office:value="85.185000000000002" table:style-name="ce10">
            <text:p>85.185</text:p>
          </table:table-cell>
          <table:table-cell office:value-type="float" office:value="76.798000000000002" table:style-name="ce10">
            <text:p>76.798</text:p>
          </table:table-cell>
          <table:table-cell office:value-type="float" office:value="87.730999999999995" table:style-name="ce10">
            <text:p>87.731</text:p>
          </table:table-cell>
          <table:table-cell office:value-type="float" office:value="83.759" table:style-name="ce10">
            <text:p>83.759</text:p>
          </table:table-cell>
          <table:table-cell office:value-type="float" office:value="70.832999999999998" table:style-name="ce10">
            <text:p>70.833</text:p>
          </table:table-cell>
          <table:table-cell office:value-type="float" office:value="78.935000000000002" table:style-name="ce10">
            <text:p>78.935</text:p>
          </table:table-cell>
          <table:table-cell office:value-type="float" office:value="84.650999999999996" table:style-name="ce10">
            <text:p>84.651</text:p>
          </table:table-cell>
          <table:table-cell office:value-type="float" office:value="80.742000000000004" table:style-name="ce10">
            <text:p>80.742</text:p>
          </table:table-cell>
          <table:table-cell office:value-type="float" office:value="70.861999999999995" table:style-name="ce10">
            <text:p>70.862</text:p>
          </table:table-cell>
          <table:table-cell office:value-type="float" office:value="72.093000000000004" table:style-name="ce10">
            <text:p>72.093</text:p>
          </table:table-cell>
          <table:table-cell office:value-type="float" office:value="68.055999999999997" table:style-name="ce10">
            <text:p>68.056</text:p>
          </table:table-cell>
          <table:table-cell office:value-type="float" office:value="82.406999999999996" table:style-name="ce10">
            <text:p>82.407</text:p>
          </table:table-cell>
          <table:table-cell office:value-type="float" office:value="79.861000000000004" table:style-name="ce10">
            <text:p>79.861</text:p>
          </table:table-cell>
          <table:table-cell office:value-type="float" office:value="74.537000000000006" table:style-name="ce10">
            <text:p>74.537</text:p>
          </table:table-cell>
          <table:table-cell office:value-type="float" office:value="67.516999999999996" table:style-name="ce10">
            <text:p>67.517</text:p>
          </table:table-cell>
          <table:table-cell office:value-type="float" office:value="52.093000000000004" table:style-name="ce10">
            <text:p>52.093</text:p>
          </table:table-cell>
          <table:table-cell office:value-type="float" office:value="50.466999999999999" table:style-name="ce10">
            <text:p>50.467</text:p>
          </table:table-cell>
          <table:table-cell office:value-type="float" office:value="49.65" table:style-name="ce10">
            <text:p>49.65</text:p>
          </table:table-cell>
          <table:table-cell office:value-type="float" office:value="77.725999999999999" table:style-name="ce10">
            <text:p>77.726</text:p>
          </table:table-cell>
          <table:table-cell office:value-type="float" office:value="85.88" table:style-name="ce10">
            <text:p>85.88</text:p>
          </table:table-cell>
          <table:table-cell office:value-type="float" office:value="70.766000000000005" table:style-name="ce10">
            <text:p>70.766</text:p>
          </table:table-cell>
          <table:table-cell office:value-type="float" office:value="78.421999999999997" table:style-name="ce10">
            <text:p>78.422</text:p>
          </table:table-cell>
          <table:table-cell office:value-type="float" office:value="68.444999999999993" table:style-name="ce10">
            <text:p>68.445</text:p>
          </table:table-cell>
          <table:table-cell office:value-type="float" office:value="80.930000000000007" table:style-name="ce10">
            <text:p>80.93</text:p>
          </table:table-cell>
          <table:table-cell office:value-type="float" office:value="90.022999999999996" table:style-name="ce10">
            <text:p>90.023</text:p>
          </table:table-cell>
          <table:table-cell office:value-type="float" office:value="72.917000000000002" table:style-name="ce10">
            <text:p>72.917</text:p>
          </table:table-cell>
          <table:table-cell office:value-type="float" office:value="61.021000000000001" table:style-name="ce10">
            <text:p>61.021</text:p>
          </table:table-cell>
          <table:table-cell office:value-type="float" office:value="71.926000000000002" table:style-name="ce10">
            <text:p>71.926</text:p>
          </table:table-cell>
          <table:table-cell office:value-type="float" office:value="36.512" table:style-name="ce10">
            <text:p>36.512</text:p>
          </table:table-cell>
          <table:table-cell office:value-type="float" office:value="41.86" table:style-name="ce10">
            <text:p>41.86</text:p>
          </table:table-cell>
          <table:table-cell office:value-type="float" office:value="29.302" table:style-name="ce10">
            <text:p>29.302</text:p>
          </table:table-cell>
          <table:table-cell office:value-type="float" office:value="70.162999999999997" table:style-name="ce10">
            <text:p>70.163</text:p>
          </table:table-cell>
          <table:table-cell office:value-type="float" office:value="69.676000000000002" table:style-name="ce10">
            <text:p>69.676</text:p>
          </table:table-cell>
          <table:table-cell office:value-type="float" office:value="74.537000000000006" table:style-name="ce10">
            <text:p>74.537</text:p>
          </table:table-cell>
          <table:table-cell office:value-type="float" office:value="64.186000000000007" table:style-name="ce10">
            <text:p>64.186</text:p>
          </table:table-cell>
          <table:table-cell office:value-type="float" office:value="58.701000000000001" table:style-name="ce10">
            <text:p>58.701</text:p>
          </table:table-cell>
          <table:table-cell office:value-type="float" office:value="51.972000000000001" table:style-name="ce10">
            <text:p>51.972</text:p>
          </table:table-cell>
          <table:table-cell office:value-type="float" office:value="30.626000000000001" table:style-name="ce10">
            <text:p>30.626</text:p>
          </table:table-cell>
          <table:table-cell office:value-type="float" office:value="34.418999999999997" table:style-name="ce10">
            <text:p>34.419</text:p>
          </table:table-cell>
          <table:table-cell office:value-type="float" office:value="64.802000000000007" table:style-name="ce10">
            <text:p>64.802</text:p>
          </table:table-cell>
          <table:table-cell office:value-type="float" office:value="35.116" table:style-name="ce10">
            <text:p>35.116</text:p>
          </table:table-cell>
          <table:table-cell office:value-type="float" office:value="50.58" table:style-name="ce10">
            <text:p>50.58</text:p>
          </table:table-cell>
          <table:table-cell office:value-type="float" office:value="54.524000000000001" table:style-name="ce10">
            <text:p>54.524</text:p>
          </table:table-cell>
          <table:table-cell office:value-type="float" office:value="54.651000000000003" table:style-name="ce10">
            <text:p>54.651</text:p>
          </table:table-cell>
          <table:table-cell office:value-type="float" office:value="39.393999999999998" table:style-name="ce10">
            <text:p>39.394</text:p>
          </table:table-cell>
          <table:table-cell office:value-type="float" office:value="48.252000000000002" table:style-name="ce10">
            <text:p>48.252</text:p>
          </table:table-cell>
          <table:table-cell office:value-type="float" office:value="47.917000000000002" table:style-name="ce10">
            <text:p>47.917</text:p>
          </table:table-cell>
          <table:table-cell office:value-type="float" office:value="58.469000000000001" table:style-name="ce10">
            <text:p>58.469</text:p>
          </table:table-cell>
          <table:table-cell office:value-type="float" office:value="45.348999999999997" table:style-name="ce10">
            <text:p>45.349</text:p>
          </table:table-cell>
          <table:table-cell office:value-type="float" office:value="88.426000000000002" table:style-name="ce10">
            <text:p>88.426</text:p>
          </table:table-cell>
          <table:table-cell office:value-type="float" office:value="73.781999999999996" table:style-name="ce10">
            <text:p>73.782</text:p>
          </table:table-cell>
          <table:table-cell office:value-type="float" office:value="73.611000000000004" table:style-name="ce10">
            <text:p>73.611</text:p>
          </table:table-cell>
          <table:table-cell office:value-type="float" office:value="69.534999999999997" table:style-name="ce10">
            <text:p>69.535</text:p>
          </table:table-cell>
          <table:table-cell office:value-type="float" office:value="77.03" table:style-name="ce10">
            <text:p>77.03</text:p>
          </table:table-cell>
          <table:table-cell office:value-type="float" office:value="74.477999999999994" table:style-name="ce10">
            <text:p>74.478</text:p>
          </table:table-cell>
          <table:table-cell office:value-type="float" office:value="51.389000000000003" table:style-name="ce10">
            <text:p>51.389</text:p>
          </table:table-cell>
          <table:table-cell office:value-type="float" office:value="79.581999999999994" table:style-name="ce10">
            <text:p>79.582</text:p>
          </table:table-cell>
          <table:table-cell office:value-type="float" office:value="56.713000000000001" table:style-name="ce10">
            <text:p>56.713</text:p>
          </table:table-cell>
          <table:table-cell office:value-type="float" office:value="76.388999999999996" table:style-name="ce10">
            <text:p>76.389</text:p>
          </table:table-cell>
          <table:table-cell office:value-type="float" office:value="89.582999999999998" table:style-name="ce10">
            <text:p>89.583</text:p>
          </table:table-cell>
          <table:table-cell office:value-type="float" office:value="95.602000000000004" table:style-name="ce10">
            <text:p>95.602</text:p>
          </table:table-cell>
          <table:table-cell office:value-type="float" office:value="65.429000000000002" table:style-name="ce10">
            <text:p>65.429</text:p>
          </table:table-cell>
          <table:table-cell office:value-type="float" office:value="76.156999999999996" table:style-name="ce10">
            <text:p>76.157</text:p>
          </table:table-cell>
          <table:table-cell office:value-type="float" office:value="69.141999999999996" table:style-name="ce10">
            <text:p>69.142</text:p>
          </table:table-cell>
          <table:table-cell office:value-type="float" office:value="35.417000000000002" table:style-name="ce10">
            <text:p>35.417</text:p>
          </table:table-cell>
          <table:table-cell office:value-type="float" office:value="7.6920000000000002" table:style-name="ce10">
            <text:p>7.692</text:p>
          </table:table-cell>
          <table:table-cell office:value-type="float" office:value="19.347000000000001" table:style-name="ce10">
            <text:p>19.347</text:p>
          </table:table-cell>
          <table:table-cell office:value-type="float" office:value="36.363999999999997" table:style-name="ce10">
            <text:p>36.364</text:p>
          </table:table-cell>
          <table:table-cell office:value-type="float" office:value="36.597000000000001" table:style-name="ce10">
            <text:p>36.597</text:p>
          </table:table-cell>
          <table:table-cell office:value-type="float" office:value="7.226" table:style-name="ce10">
            <text:p>7.226</text:p>
          </table:table-cell>
          <table:table-cell office:value-type="float" office:value="96.744" table:style-name="ce10">
            <text:p>96.744</text:p>
          </table:table-cell>
          <table:table-cell office:value-type="float" office:value="81.903000000000006" table:style-name="ce10">
            <text:p>81.903</text:p>
          </table:table-cell>
          <table:table-cell office:value-type="float" office:value="77.441999999999993" table:style-name="ce10">
            <text:p>77.442</text:p>
          </table:table-cell>
          <table:table-cell office:value-type="float" office:value="5.556" table:style-name="ce10">
            <text:p>5.556</text:p>
          </table:table-cell>
          <table:table-cell office:value-type="float" office:value="85.647999999999996" table:style-name="ce10">
            <text:p>85.648</text:p>
          </table:table-cell>
          <table:table-cell office:value-type="float" office:value="8.7959999999999994" table:style-name="ce10">
            <text:p>8.796</text:p>
          </table:table-cell>
          <table:table-cell office:value-type="float" office:value="8.5649999999999995" table:style-name="ce10">
            <text:p>8.565</text:p>
          </table:table-cell>
          <table:table-cell office:value-type="float" office:value="82.406999999999996" table:style-name="ce10">
            <text:p>82.407</text:p>
          </table:table-cell>
          <table:table-cell office:value-type="float" office:value="9.0280000000000005" table:style-name="ce10">
            <text:p>9.028</text:p>
          </table:table-cell>
          <table:table-cell office:value-type="float" office:value="45.945999999999998" table:style-name="ce10">
            <text:p>45.946</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40.540999999999997" table:style-name="ce10">
            <text:p>40.541</text:p>
          </table:table-cell>
          <table:table-cell office:value-type="string" table:style-name="ce10">
            <text:p>[c]</text:p>
          </table:table-cell>
          <table:table-cell office:value-type="string" table:style-name="ce10">
            <text:p>[c]</text:p>
          </table:table-cell>
          <table:table-cell office:value-type="float" office:value="59.459000000000003" table:style-name="ce10">
            <text:p>59.45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9.953000000000003" table:style-name="ce10">
            <text:p>69.953</text:p>
          </table:table-cell>
          <table:table-cell office:value-type="float" office:value="75.117000000000004" table:style-name="ce10">
            <text:p>75.117</text:p>
          </table:table-cell>
          <table:table-cell office:value-type="float" office:value="65.882000000000005" table:style-name="ce10">
            <text:p>65.882</text:p>
          </table:table-cell>
          <table:table-cell office:value-type="float" office:value="35.293999999999997" table:style-name="ce10">
            <text:p>35.294</text:p>
          </table:table-cell>
          <table:table-cell office:value-type="float" office:value="73.474000000000004" table:style-name="ce10">
            <text:p>73.474</text:p>
          </table:table-cell>
          <table:table-cell office:value-type="float" office:value="71.126999999999995" table:style-name="ce10">
            <text:p>71.127</text:p>
          </table:table-cell>
          <table:table-cell office:value-type="float" office:value="58.177999999999997" table:style-name="ce10">
            <text:p>58.178</text:p>
          </table:table-cell>
          <table:table-cell office:value-type="float" office:value="59.624000000000002" table:style-name="ce10">
            <text:p>59.624</text:p>
          </table:table-cell>
          <table:table-cell table:number-columns-repeated="16259"/>
        </table:table-row>
        <table:table-row table:style-name="ro5">
          <table:table-cell office:value-type="string" table:style-name="ce4">
            <text:p>GLD</text:p>
          </table:table-cell>
          <table:table-cell office:value-type="string" table:style-name="ce4">
            <text:p>Government Legal Department</text:p>
          </table:table-cell>
          <table:table-cell office:value-type="string" table:style-name="ce4">
            <text:p>Government Legal Department</text:p>
          </table:table-cell>
          <table:table-cell table:style-name="ce4"/>
          <table:table-cell office:value-type="float" office:value="71.716999999999999" table:style-name="ce10">
            <text:p>71.717</text:p>
          </table:table-cell>
          <table:table-cell office:value-type="float" office:value="63.738999999999997" table:style-name="ce10">
            <text:p>63.739</text:p>
          </table:table-cell>
          <table:table-cell office:value-type="float" office:value="26.399000000000001" table:style-name="ce10">
            <text:p>26.399</text:p>
          </table:table-cell>
          <table:table-cell office:value-type="float" office:value="75" table:style-name="ce10">
            <text:p>75</text:p>
          </table:table-cell>
          <table:table-cell office:value-type="float" office:value="79.644000000000005" table:style-name="ce10">
            <text:p>79.644</text:p>
          </table:table-cell>
          <table:table-cell office:value-type="float" office:value="77.415000000000006" table:style-name="ce10">
            <text:p>77.415</text:p>
          </table:table-cell>
          <table:table-cell office:value-type="float" office:value="78.197000000000003" table:style-name="ce10">
            <text:p>78.197</text:p>
          </table:table-cell>
          <table:table-cell office:value-type="float" office:value="83.855000000000004" table:style-name="ce10">
            <text:p>83.855</text:p>
          </table:table-cell>
          <table:table-cell office:value-type="float" office:value="66.167000000000002" table:style-name="ce10">
            <text:p>66.167</text:p>
          </table:table-cell>
          <table:table-cell office:value-type="float" office:value="81.974000000000004" table:style-name="ce10">
            <text:p>81.974</text:p>
          </table:table-cell>
          <table:table-cell office:value-type="float" office:value="76.429000000000002" table:style-name="ce10">
            <text:p>76.429</text:p>
          </table:table-cell>
          <table:table-cell office:value-type="float" office:value="23.396999999999998" table:style-name="ce10">
            <text:p>23.397</text:p>
          </table:table-cell>
          <table:table-cell office:value-type="float" office:value="49.750999999999998" table:style-name="ce10">
            <text:p>49.751</text:p>
          </table:table-cell>
          <table:table-cell office:value-type="float" office:value="90.200999999999993" table:style-name="ce10">
            <text:p>90.201</text:p>
          </table:table-cell>
          <table:table-cell office:value-type="float" office:value="85" table:style-name="ce10">
            <text:p>85</text:p>
          </table:table-cell>
          <table:table-cell office:value-type="float" office:value="81.146000000000001" table:style-name="ce10">
            <text:p>81.146</text:p>
          </table:table-cell>
          <table:table-cell office:value-type="float" office:value="60.433999999999997" table:style-name="ce10">
            <text:p>60.434</text:p>
          </table:table-cell>
          <table:table-cell office:value-type="float" office:value="81.406999999999996" table:style-name="ce10">
            <text:p>81.407</text:p>
          </table:table-cell>
          <table:table-cell office:value-type="float" office:value="78.113" table:style-name="ce10">
            <text:p>78.113</text:p>
          </table:table-cell>
          <table:table-cell office:value-type="float" office:value="76.768000000000001" table:style-name="ce10">
            <text:p>76.768</text:p>
          </table:table-cell>
          <table:table-cell office:value-type="float" office:value="79.257000000000005" table:style-name="ce10">
            <text:p>79.257</text:p>
          </table:table-cell>
          <table:table-cell office:value-type="float" office:value="90.796999999999997" table:style-name="ce10">
            <text:p>90.797</text:p>
          </table:table-cell>
          <table:table-cell office:value-type="float" office:value="87.86" table:style-name="ce10">
            <text:p>87.86</text:p>
          </table:table-cell>
          <table:table-cell office:value-type="float" office:value="64.95" table:style-name="ce10">
            <text:p>64.95</text:p>
          </table:table-cell>
          <table:table-cell office:value-type="float" office:value="83.558999999999997" table:style-name="ce10">
            <text:p>83.559</text:p>
          </table:table-cell>
          <table:table-cell office:value-type="float" office:value="85.570999999999998" table:style-name="ce10">
            <text:p>85.571</text:p>
          </table:table-cell>
          <table:table-cell office:value-type="float" office:value="70.875" table:style-name="ce10">
            <text:p>70.875</text:p>
          </table:table-cell>
          <table:table-cell office:value-type="float" office:value="70.31" table:style-name="ce10">
            <text:p>70.31</text:p>
          </table:table-cell>
          <table:table-cell office:value-type="float" office:value="70.998000000000005" table:style-name="ce10">
            <text:p>70.998</text:p>
          </table:table-cell>
          <table:table-cell office:value-type="float" office:value="59.35" table:style-name="ce10">
            <text:p>59.35</text:p>
          </table:table-cell>
          <table:table-cell office:value-type="float" office:value="88.79" table:style-name="ce10">
            <text:p>88.79</text:p>
          </table:table-cell>
          <table:table-cell office:value-type="float" office:value="85.709000000000003" table:style-name="ce10">
            <text:p>85.709</text:p>
          </table:table-cell>
          <table:table-cell office:value-type="float" office:value="77.081000000000003" table:style-name="ce10">
            <text:p>77.081</text:p>
          </table:table-cell>
          <table:table-cell office:value-type="float" office:value="75.551000000000002" table:style-name="ce10">
            <text:p>75.551</text:p>
          </table:table-cell>
          <table:table-cell office:value-type="float" office:value="66.924999999999997" table:style-name="ce10">
            <text:p>66.925</text:p>
          </table:table-cell>
          <table:table-cell office:value-type="float" office:value="62.673999999999999" table:style-name="ce10">
            <text:p>62.674</text:p>
          </table:table-cell>
          <table:table-cell office:value-type="float" office:value="59.566000000000003" table:style-name="ce10">
            <text:p>59.566</text:p>
          </table:table-cell>
          <table:table-cell office:value-type="float" office:value="84.043000000000006" table:style-name="ce10">
            <text:p>84.043</text:p>
          </table:table-cell>
          <table:table-cell office:value-type="float" office:value="89.771000000000001" table:style-name="ce10">
            <text:p>89.771</text:p>
          </table:table-cell>
          <table:table-cell office:value-type="float" office:value="75.397999999999996" table:style-name="ce10">
            <text:p>75.398</text:p>
          </table:table-cell>
          <table:table-cell office:value-type="float" office:value="78.77" table:style-name="ce10">
            <text:p>78.77</text:p>
          </table:table-cell>
          <table:table-cell office:value-type="float" office:value="76.849000000000004" table:style-name="ce10">
            <text:p>76.849</text:p>
          </table:table-cell>
          <table:table-cell office:value-type="float" office:value="73.856999999999999" table:style-name="ce10">
            <text:p>73.857</text:p>
          </table:table-cell>
          <table:table-cell office:value-type="float" office:value="90.608999999999995" table:style-name="ce10">
            <text:p>90.609</text:p>
          </table:table-cell>
          <table:table-cell office:value-type="float" office:value="74.254000000000005" table:style-name="ce10">
            <text:p>74.254</text:p>
          </table:table-cell>
          <table:table-cell office:value-type="float" office:value="68.876000000000005" table:style-name="ce10">
            <text:p>68.876</text:p>
          </table:table-cell>
          <table:table-cell office:value-type="float" office:value="74.081000000000003" table:style-name="ce10">
            <text:p>74.081</text:p>
          </table:table-cell>
          <table:table-cell office:value-type="float" office:value="26.423999999999999" table:style-name="ce10">
            <text:p>26.424</text:p>
          </table:table-cell>
          <table:table-cell office:value-type="float" office:value="26.747" table:style-name="ce10">
            <text:p>26.747</text:p>
          </table:table-cell>
          <table:table-cell office:value-type="float" office:value="16.893000000000001" table:style-name="ce10">
            <text:p>16.893</text:p>
          </table:table-cell>
          <table:table-cell office:value-type="float" office:value="60" table:style-name="ce10">
            <text:p>60</text:p>
          </table:table-cell>
          <table:table-cell office:value-type="float" office:value="55.241" table:style-name="ce10">
            <text:p>55.241</text:p>
          </table:table-cell>
          <table:table-cell office:value-type="float" office:value="78.247" table:style-name="ce10">
            <text:p>78.247</text:p>
          </table:table-cell>
          <table:table-cell office:value-type="float" office:value="68.539000000000001" table:style-name="ce10">
            <text:p>68.539</text:p>
          </table:table-cell>
          <table:table-cell office:value-type="float" office:value="53.81" table:style-name="ce10">
            <text:p>53.81</text:p>
          </table:table-cell>
          <table:table-cell office:value-type="float" office:value="58.982999999999997" table:style-name="ce10">
            <text:p>58.983</text:p>
          </table:table-cell>
          <table:table-cell office:value-type="float" office:value="31.766999999999999" table:style-name="ce10">
            <text:p>31.767</text:p>
          </table:table-cell>
          <table:table-cell office:value-type="float" office:value="24.922000000000001" table:style-name="ce10">
            <text:p>24.922</text:p>
          </table:table-cell>
          <table:table-cell office:value-type="float" office:value="57.231000000000002" table:style-name="ce10">
            <text:p>57.231</text:p>
          </table:table-cell>
          <table:table-cell office:value-type="float" office:value="30.297999999999998" table:style-name="ce10">
            <text:p>30.298</text:p>
          </table:table-cell>
          <table:table-cell office:value-type="float" office:value="44.152000000000001" table:style-name="ce10">
            <text:p>44.152</text:p>
          </table:table-cell>
          <table:table-cell office:value-type="float" office:value="68.355999999999995" table:style-name="ce10">
            <text:p>68.356</text:p>
          </table:table-cell>
          <table:table-cell office:value-type="float" office:value="66.873000000000005" table:style-name="ce10">
            <text:p>66.873</text:p>
          </table:table-cell>
          <table:table-cell office:value-type="float" office:value="48.545999999999999" table:style-name="ce10">
            <text:p>48.546</text:p>
          </table:table-cell>
          <table:table-cell office:value-type="float" office:value="53.801000000000002" table:style-name="ce10">
            <text:p>53.801</text:p>
          </table:table-cell>
          <table:table-cell office:value-type="float" office:value="48.140999999999998" table:style-name="ce10">
            <text:p>48.141</text:p>
          </table:table-cell>
          <table:table-cell office:value-type="float" office:value="56.301000000000002" table:style-name="ce10">
            <text:p>56.301</text:p>
          </table:table-cell>
          <table:table-cell office:value-type="float" office:value="41.116999999999997" table:style-name="ce10">
            <text:p>41.117</text:p>
          </table:table-cell>
          <table:table-cell office:value-type="float" office:value="91.286000000000001" table:style-name="ce10">
            <text:p>91.286</text:p>
          </table:table-cell>
          <table:table-cell office:value-type="float" office:value="75.504000000000005" table:style-name="ce10">
            <text:p>75.504</text:p>
          </table:table-cell>
          <table:table-cell office:value-type="float" office:value="77.480999999999995" table:style-name="ce10">
            <text:p>77.481</text:p>
          </table:table-cell>
          <table:table-cell office:value-type="float" office:value="70.643000000000001" table:style-name="ce10">
            <text:p>70.643</text:p>
          </table:table-cell>
          <table:table-cell office:value-type="float" office:value="78.884" table:style-name="ce10">
            <text:p>78.884</text:p>
          </table:table-cell>
          <table:table-cell office:value-type="float" office:value="68.582999999999998" table:style-name="ce10">
            <text:p>68.583</text:p>
          </table:table-cell>
          <table:table-cell office:value-type="float" office:value="41.186" table:style-name="ce10">
            <text:p>41.186</text:p>
          </table:table-cell>
          <table:table-cell office:value-type="float" office:value="54.764000000000003" table:style-name="ce10">
            <text:p>54.764</text:p>
          </table:table-cell>
          <table:table-cell office:value-type="float" office:value="65.183999999999997" table:style-name="ce10">
            <text:p>65.184</text:p>
          </table:table-cell>
          <table:table-cell office:value-type="float" office:value="85.515000000000001" table:style-name="ce10">
            <text:p>85.515</text:p>
          </table:table-cell>
          <table:table-cell office:value-type="float" office:value="61.415999999999997" table:style-name="ce10">
            <text:p>61.416</text:p>
          </table:table-cell>
          <table:table-cell office:value-type="float" office:value="93.269000000000005" table:style-name="ce10">
            <text:p>93.269</text:p>
          </table:table-cell>
          <table:table-cell office:value-type="float" office:value="63.491" table:style-name="ce10">
            <text:p>63.491</text:p>
          </table:table-cell>
          <table:table-cell office:value-type="float" office:value="46.92" table:style-name="ce10">
            <text:p>46.92</text:p>
          </table:table-cell>
          <table:table-cell office:value-type="float" office:value="80.031000000000006" table:style-name="ce10">
            <text:p>80.031</text:p>
          </table:table-cell>
          <table:table-cell office:value-type="float" office:value="66.241" table:style-name="ce10">
            <text:p>66.241</text:p>
          </table:table-cell>
          <table:table-cell office:value-type="float" office:value="5.4059999999999997" table:style-name="ce10">
            <text:p>5.406</text:p>
          </table:table-cell>
          <table:table-cell office:value-type="float" office:value="13.497" table:style-name="ce10">
            <text:p>13.497</text:p>
          </table:table-cell>
          <table:table-cell office:value-type="float" office:value="38.506" table:style-name="ce10">
            <text:p>38.506</text:p>
          </table:table-cell>
          <table:table-cell office:value-type="float" office:value="42.59" table:style-name="ce10">
            <text:p>42.59</text:p>
          </table:table-cell>
          <table:table-cell office:value-type="float" office:value="6.7450000000000001" table:style-name="ce10">
            <text:p>6.745</text:p>
          </table:table-cell>
          <table:table-cell office:value-type="float" office:value="94.143000000000001" table:style-name="ce10">
            <text:p>94.143</text:p>
          </table:table-cell>
          <table:table-cell office:value-type="float" office:value="65.593000000000004" table:style-name="ce10">
            <text:p>65.593</text:p>
          </table:table-cell>
          <table:table-cell office:value-type="float" office:value="76.400000000000006" table:style-name="ce10">
            <text:p>76.4</text:p>
          </table:table-cell>
          <table:table-cell office:value-type="float" office:value="7.3259999999999996" table:style-name="ce10">
            <text:p>7.326</text:p>
          </table:table-cell>
          <table:table-cell office:value-type="float" office:value="86.472999999999999" table:style-name="ce10">
            <text:p>86.473</text:p>
          </table:table-cell>
          <table:table-cell office:value-type="float" office:value="6.202" table:style-name="ce10">
            <text:p>6.202</text:p>
          </table:table-cell>
          <table:table-cell office:value-type="float" office:value="7.0129999999999999" table:style-name="ce10">
            <text:p>7.013</text:p>
          </table:table-cell>
          <table:table-cell office:value-type="float" office:value="88.144000000000005" table:style-name="ce10">
            <text:p>88.144</text:p>
          </table:table-cell>
          <table:table-cell office:value-type="float" office:value="4.843" table:style-name="ce10">
            <text:p>4.843</text:p>
          </table:table-cell>
          <table:table-cell office:value-type="float" office:value="44.444000000000003" table:style-name="ce10">
            <text:p>44.444</text:p>
          </table:table-cell>
          <table:table-cell office:value-type="float" office:value="42.777999999999999" table:style-name="ce10">
            <text:p>42.778</text:p>
          </table:table-cell>
          <table:table-cell office:value-type="float" office:value="12.778" table:style-name="ce10">
            <text:p>12.778</text:p>
          </table:table-cell>
          <table:table-cell office:value-type="float" office:value="37.179000000000002" table:style-name="ce10">
            <text:p>37.179</text:p>
          </table:table-cell>
          <table:table-cell office:value-type="float" office:value="43.59" table:style-name="ce10">
            <text:p>43.59</text:p>
          </table:table-cell>
          <table:table-cell office:value-type="float" office:value="19.231000000000002" table:style-name="ce10">
            <text:p>19.231</text:p>
          </table:table-cell>
          <table:table-cell office:value-type="float" office:value="41.667000000000002" table:style-name="ce10">
            <text:p>41.667</text:p>
          </table:table-cell>
          <table:table-cell office:value-type="float" office:value="28.332999999999998" table:style-name="ce10">
            <text:p>28.333</text:p>
          </table:table-cell>
          <table:table-cell office:value-type="float" office:value="30" table:style-name="ce10">
            <text:p>30</text:p>
          </table:table-cell>
          <table:table-cell office:value-type="float" office:value="48.045000000000002" table:style-name="ce10">
            <text:p>48.045</text:p>
          </table:table-cell>
          <table:table-cell office:value-type="float" office:value="27.933" table:style-name="ce10">
            <text:p>27.933</text:p>
          </table:table-cell>
          <table:table-cell office:value-type="float" office:value="24.021999999999998" table:style-name="ce10">
            <text:p>24.022</text:p>
          </table:table-cell>
          <table:table-cell office:value-type="float" office:value="28.75" table:style-name="ce10">
            <text:p>28.75</text:p>
          </table:table-cell>
          <table:table-cell office:value-type="float" office:value="58.75" table:style-name="ce10">
            <text:p>58.75</text:p>
          </table:table-cell>
          <table:table-cell office:value-type="float" office:value="12.5" table:style-name="ce10">
            <text:p>12.5</text:p>
          </table:table-cell>
          <table:table-cell office:value-type="float" office:value="67.870999999999995" table:style-name="ce10">
            <text:p>67.871</text:p>
          </table:table-cell>
          <table:table-cell office:value-type="float" office:value="71.793999999999997" table:style-name="ce10">
            <text:p>71.794</text:p>
          </table:table-cell>
          <table:table-cell office:value-type="float" office:value="63.075000000000003" table:style-name="ce10">
            <text:p>63.075</text:p>
          </table:table-cell>
          <table:table-cell office:value-type="float" office:value="37.686999999999998" table:style-name="ce10">
            <text:p>37.687</text:p>
          </table:table-cell>
          <table:table-cell office:value-type="float" office:value="74.322999999999993" table:style-name="ce10">
            <text:p>74.323</text:p>
          </table:table-cell>
          <table:table-cell office:value-type="float" office:value="72.984999999999999" table:style-name="ce10">
            <text:p>72.985</text:p>
          </table:table-cell>
          <table:table-cell office:value-type="float" office:value="49.530999999999999" table:style-name="ce10">
            <text:p>49.531</text:p>
          </table:table-cell>
          <table:table-cell office:value-type="float" office:value="60.55" table:style-name="ce10">
            <text:p>60.55</text:p>
          </table:table-cell>
          <table:table-cell table:number-columns-repeated="16259"/>
        </table:table-row>
        <table:table-row table:style-name="ro5">
          <table:table-cell office:value-type="string" table:style-name="ce4">
            <text:p>GPA</text:p>
          </table:table-cell>
          <table:table-cell office:value-type="string" table:style-name="ce4">
            <text:p>Government Property Agency</text:p>
          </table:table-cell>
          <table:table-cell office:value-type="string" table:style-name="ce4">
            <text:p>Cabinet Office</text:p>
          </table:table-cell>
          <table:table-cell table:style-name="ce4"/>
          <table:table-cell office:value-type="float" office:value="96.56" table:style-name="ce10">
            <text:p>96.56</text:p>
          </table:table-cell>
          <table:table-cell office:value-type="float" office:value="62.137" table:style-name="ce10">
            <text:p>62.137</text:p>
          </table:table-cell>
          <table:table-cell office:value-type="float" office:value="27.41" table:style-name="ce10">
            <text:p>27.41</text:p>
          </table:table-cell>
          <table:table-cell office:value-type="float" office:value="74.228999999999999" table:style-name="ce10">
            <text:p>74.229</text:p>
          </table:table-cell>
          <table:table-cell office:value-type="float" office:value="79.897999999999996" table:style-name="ce10">
            <text:p>79.898</text:p>
          </table:table-cell>
          <table:table-cell office:value-type="float" office:value="80.662000000000006" table:style-name="ce10">
            <text:p>80.662</text:p>
          </table:table-cell>
          <table:table-cell office:value-type="float" office:value="78.762" table:style-name="ce10">
            <text:p>78.762</text:p>
          </table:table-cell>
          <table:table-cell office:value-type="float" office:value="83.206000000000003" table:style-name="ce10">
            <text:p>83.206</text:p>
          </table:table-cell>
          <table:table-cell office:value-type="float" office:value="57.781999999999996" table:style-name="ce10">
            <text:p>57.782</text:p>
          </table:table-cell>
          <table:table-cell office:value-type="float" office:value="79.070999999999998" table:style-name="ce10">
            <text:p>79.071</text:p>
          </table:table-cell>
          <table:table-cell office:value-type="float" office:value="66.73" table:style-name="ce10">
            <text:p>66.73</text:p>
          </table:table-cell>
          <table:table-cell office:value-type="float" office:value="42.366" table:style-name="ce10">
            <text:p>42.366</text:p>
          </table:table-cell>
          <table:table-cell office:value-type="float" office:value="53.69" table:style-name="ce10">
            <text:p>53.69</text:p>
          </table:table-cell>
          <table:table-cell office:value-type="float" office:value="89.540999999999997" table:style-name="ce10">
            <text:p>89.541</text:p>
          </table:table-cell>
          <table:table-cell office:value-type="float" office:value="82.653000000000006" table:style-name="ce10">
            <text:p>82.653</text:p>
          </table:table-cell>
          <table:table-cell office:value-type="float" office:value="77.296000000000006" table:style-name="ce10">
            <text:p>77.296</text:p>
          </table:table-cell>
          <table:table-cell office:value-type="float" office:value="63.613" table:style-name="ce10">
            <text:p>63.613</text:p>
          </table:table-cell>
          <table:table-cell office:value-type="float" office:value="86.513999999999996" table:style-name="ce10">
            <text:p>86.514</text:p>
          </table:table-cell>
          <table:table-cell office:value-type="float" office:value="78.117000000000004" table:style-name="ce10">
            <text:p>78.117</text:p>
          </table:table-cell>
          <table:table-cell office:value-type="float" office:value="83.206000000000003" table:style-name="ce10">
            <text:p>83.206</text:p>
          </table:table-cell>
          <table:table-cell office:value-type="float" office:value="78.260999999999996" table:style-name="ce10">
            <text:p>78.261</text:p>
          </table:table-cell>
          <table:table-cell office:value-type="float" office:value="89.822000000000003" table:style-name="ce10">
            <text:p>89.822</text:p>
          </table:table-cell>
          <table:table-cell office:value-type="float" office:value="87.5" table:style-name="ce10">
            <text:p>87.5</text:p>
          </table:table-cell>
          <table:table-cell office:value-type="float" office:value="77.296000000000006" table:style-name="ce10">
            <text:p>77.296</text:p>
          </table:table-cell>
          <table:table-cell office:value-type="float" office:value="81.17" table:style-name="ce10">
            <text:p>81.17</text:p>
          </table:table-cell>
          <table:table-cell office:value-type="float" office:value="84.986999999999995" table:style-name="ce10">
            <text:p>84.987</text:p>
          </table:table-cell>
          <table:table-cell office:value-type="float" office:value="75.317999999999998" table:style-name="ce10">
            <text:p>75.318</text:p>
          </table:table-cell>
          <table:table-cell office:value-type="float" office:value="68.542000000000002" table:style-name="ce10">
            <text:p>68.542</text:p>
          </table:table-cell>
          <table:table-cell office:value-type="float" office:value="66.070999999999998" table:style-name="ce10">
            <text:p>66.071</text:p>
          </table:table-cell>
          <table:table-cell office:value-type="float" office:value="56.997" table:style-name="ce10">
            <text:p>56.997</text:p>
          </table:table-cell>
          <table:table-cell office:value-type="float" office:value="86.004999999999995" table:style-name="ce10">
            <text:p>86.005</text:p>
          </table:table-cell>
          <table:table-cell office:value-type="float" office:value="83.968999999999994" table:style-name="ce10">
            <text:p>83.969</text:p>
          </table:table-cell>
          <table:table-cell office:value-type="float" office:value="79.644000000000005" table:style-name="ce10">
            <text:p>79.644</text:p>
          </table:table-cell>
          <table:table-cell office:value-type="float" office:value="72.010000000000005" table:style-name="ce10">
            <text:p>72.01</text:p>
          </table:table-cell>
          <table:table-cell office:value-type="float" office:value="57.761000000000003" table:style-name="ce10">
            <text:p>57.761</text:p>
          </table:table-cell>
          <table:table-cell office:value-type="float" office:value="48.213999999999999" table:style-name="ce10">
            <text:p>48.214</text:p>
          </table:table-cell>
          <table:table-cell office:value-type="float" office:value="53.180999999999997" table:style-name="ce10">
            <text:p>53.181</text:p>
          </table:table-cell>
          <table:table-cell office:value-type="float" office:value="82.188000000000002" table:style-name="ce10">
            <text:p>82.188</text:p>
          </table:table-cell>
          <table:table-cell office:value-type="float" office:value="85.459000000000003" table:style-name="ce10">
            <text:p>85.459</text:p>
          </table:table-cell>
          <table:table-cell office:value-type="float" office:value="69.744" table:style-name="ce10">
            <text:p>69.744</text:p>
          </table:table-cell>
          <table:table-cell office:value-type="float" office:value="78.626000000000005" table:style-name="ce10">
            <text:p>78.626</text:p>
          </table:table-cell>
          <table:table-cell office:value-type="float" office:value="53.69" table:style-name="ce10">
            <text:p>53.69</text:p>
          </table:table-cell>
          <table:table-cell office:value-type="float" office:value="69.210999999999999" table:style-name="ce10">
            <text:p>69.211</text:p>
          </table:table-cell>
          <table:table-cell office:value-type="float" office:value="92.602000000000004" table:style-name="ce10">
            <text:p>92.602</text:p>
          </table:table-cell>
          <table:table-cell office:value-type="float" office:value="64.286000000000001" table:style-name="ce10">
            <text:p>64.286</text:p>
          </table:table-cell>
          <table:table-cell office:value-type="float" office:value="53.316000000000003" table:style-name="ce10">
            <text:p>53.316</text:p>
          </table:table-cell>
          <table:table-cell office:value-type="float" office:value="67.176000000000002" table:style-name="ce10">
            <text:p>67.176</text:p>
          </table:table-cell>
          <table:table-cell office:value-type="float" office:value="42.747999999999998" table:style-name="ce10">
            <text:p>42.748</text:p>
          </table:table-cell>
          <table:table-cell office:value-type="float" office:value="48.345999999999997" table:style-name="ce10">
            <text:p>48.346</text:p>
          </table:table-cell>
          <table:table-cell office:value-type="float" office:value="35.969000000000001" table:style-name="ce10">
            <text:p>35.969</text:p>
          </table:table-cell>
          <table:table-cell office:value-type="float" office:value="71.501000000000005" table:style-name="ce10">
            <text:p>71.501</text:p>
          </table:table-cell>
          <table:table-cell office:value-type="float" office:value="62.244999999999997" table:style-name="ce10">
            <text:p>62.245</text:p>
          </table:table-cell>
          <table:table-cell office:value-type="float" office:value="75.826999999999998" table:style-name="ce10">
            <text:p>75.827</text:p>
          </table:table-cell>
          <table:table-cell office:value-type="float" office:value="61.578000000000003" table:style-name="ce10">
            <text:p>61.578</text:p>
          </table:table-cell>
          <table:table-cell office:value-type="float" office:value="55.216000000000001" table:style-name="ce10">
            <text:p>55.216</text:p>
          </table:table-cell>
          <table:table-cell office:value-type="float" office:value="57.652999999999999" table:style-name="ce10">
            <text:p>57.653</text:p>
          </table:table-cell>
          <table:table-cell office:value-type="float" office:value="29.262" table:style-name="ce10">
            <text:p>29.262</text:p>
          </table:table-cell>
          <table:table-cell office:value-type="float" office:value="38.520000000000003" table:style-name="ce10">
            <text:p>38.52</text:p>
          </table:table-cell>
          <table:table-cell office:value-type="float" office:value="63.103999999999999" table:style-name="ce10">
            <text:p>63.104</text:p>
          </table:table-cell>
          <table:table-cell office:value-type="float" office:value="46.055999999999997" table:style-name="ce10">
            <text:p>46.056</text:p>
          </table:table-cell>
          <table:table-cell office:value-type="float" office:value="55.612000000000002" table:style-name="ce10">
            <text:p>55.612</text:p>
          </table:table-cell>
          <table:table-cell office:value-type="float" office:value="61.832000000000001" table:style-name="ce10">
            <text:p>61.832</text:p>
          </table:table-cell>
          <table:table-cell office:value-type="float" office:value="55.216000000000001" table:style-name="ce10">
            <text:p>55.216</text:p>
          </table:table-cell>
          <table:table-cell office:value-type="float" office:value="45.037999999999997" table:style-name="ce10">
            <text:p>45.038</text:p>
          </table:table-cell>
          <table:table-cell office:value-type="float" office:value="54.198" table:style-name="ce10">
            <text:p>54.198</text:p>
          </table:table-cell>
          <table:table-cell office:value-type="float" office:value="51.399000000000001" table:style-name="ce10">
            <text:p>51.399</text:p>
          </table:table-cell>
          <table:table-cell office:value-type="float" office:value="52.417000000000002" table:style-name="ce10">
            <text:p>52.417</text:p>
          </table:table-cell>
          <table:table-cell office:value-type="float" office:value="37.658999999999999" table:style-name="ce10">
            <text:p>37.659</text:p>
          </table:table-cell>
          <table:table-cell office:value-type="float" office:value="89.796000000000006" table:style-name="ce10">
            <text:p>89.796</text:p>
          </table:table-cell>
          <table:table-cell office:value-type="float" office:value="76.59" table:style-name="ce10">
            <text:p>76.59</text:p>
          </table:table-cell>
          <table:table-cell office:value-type="float" office:value="70.228999999999999" table:style-name="ce10">
            <text:p>70.229</text:p>
          </table:table-cell>
          <table:table-cell office:value-type="float" office:value="68.878" table:style-name="ce10">
            <text:p>68.878</text:p>
          </table:table-cell>
          <table:table-cell office:value-type="float" office:value="76.786000000000001" table:style-name="ce10">
            <text:p>76.786</text:p>
          </table:table-cell>
          <table:table-cell office:value-type="float" office:value="73.724000000000004" table:style-name="ce10">
            <text:p>73.724</text:p>
          </table:table-cell>
          <table:table-cell office:value-type="float" office:value="57.908000000000001" table:style-name="ce10">
            <text:p>57.908</text:p>
          </table:table-cell>
          <table:table-cell office:value-type="float" office:value="74.808999999999997" table:style-name="ce10">
            <text:p>74.809</text:p>
          </table:table-cell>
          <table:table-cell office:value-type="float" office:value="70.228999999999999" table:style-name="ce10">
            <text:p>70.229</text:p>
          </table:table-cell>
          <table:table-cell office:value-type="float" office:value="82.442999999999998" table:style-name="ce10">
            <text:p>82.443</text:p>
          </table:table-cell>
          <table:table-cell office:value-type="float" office:value="93.367000000000004" table:style-name="ce10">
            <text:p>93.367</text:p>
          </table:table-cell>
          <table:table-cell office:value-type="float" office:value="96.153999999999996" table:style-name="ce10">
            <text:p>96.154</text:p>
          </table:table-cell>
          <table:table-cell office:value-type="float" office:value="66.412000000000006" table:style-name="ce10">
            <text:p>66.412</text:p>
          </table:table-cell>
          <table:table-cell office:value-type="float" office:value="47.837000000000003" table:style-name="ce10">
            <text:p>47.837</text:p>
          </table:table-cell>
          <table:table-cell office:value-type="float" office:value="63.359000000000002" table:style-name="ce10">
            <text:p>63.359</text:p>
          </table:table-cell>
          <table:table-cell office:value-type="float" office:value="40.204000000000001" table:style-name="ce10">
            <text:p>40.204</text:p>
          </table:table-cell>
          <table:table-cell office:value-type="float" office:value="7.3789999999999996" table:style-name="ce10">
            <text:p>7.379</text:p>
          </table:table-cell>
          <table:table-cell office:value-type="float" office:value="20.102" table:style-name="ce10">
            <text:p>20.102</text:p>
          </table:table-cell>
          <table:table-cell office:value-type="float" office:value="44.02" table:style-name="ce10">
            <text:p>44.02</text:p>
          </table:table-cell>
          <table:table-cell office:value-type="float" office:value="28.498999999999999" table:style-name="ce10">
            <text:p>28.499</text:p>
          </table:table-cell>
          <table:table-cell office:value-type="float" office:value="5.1020000000000003" table:style-name="ce10">
            <text:p>5.102</text:p>
          </table:table-cell>
          <table:table-cell office:value-type="float" office:value="92.856999999999999" table:style-name="ce10">
            <text:p>92.857</text:p>
          </table:table-cell>
          <table:table-cell office:value-type="float" office:value="73.790999999999997" table:style-name="ce10">
            <text:p>73.791</text:p>
          </table:table-cell>
          <table:table-cell office:value-type="float" office:value="75.317999999999998" table:style-name="ce10">
            <text:p>75.318</text:p>
          </table:table-cell>
          <table:table-cell office:value-type="float" office:value="7.125" table:style-name="ce10">
            <text:p>7.125</text:p>
          </table:table-cell>
          <table:table-cell office:value-type="float" office:value="85.751000000000005" table:style-name="ce10">
            <text:p>85.751</text:p>
          </table:table-cell>
          <table:table-cell office:value-type="float" office:value="7.125" table:style-name="ce10">
            <text:p>7.125</text:p>
          </table:table-cell>
          <table:table-cell office:value-type="float" office:value="8.9060000000000006" table:style-name="ce10">
            <text:p>8.906</text:p>
          </table:table-cell>
          <table:table-cell office:value-type="float" office:value="85.495999999999995" table:style-name="ce10">
            <text:p>85.496</text:p>
          </table:table-cell>
          <table:table-cell office:value-type="float" office:value="5.5979999999999999" table:style-name="ce10">
            <text:p>5.598</text:p>
          </table:table-cell>
          <table:table-cell office:value-type="string" table:style-name="ce10">
            <text:p>[c]</text:p>
          </table:table-cell>
          <table:table-cell office:value-type="float" office:value="51.429000000000002" table:style-name="ce10">
            <text:p>51.42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42.856999999999999" table:style-name="ce10">
            <text:p>42.857</text:p>
          </table:table-cell>
          <table:table-cell office:value-type="string" table:style-name="ce10">
            <text:p>[c]</text:p>
          </table:table-cell>
          <table:table-cell office:value-type="string" table:style-name="ce10">
            <text:p>[c]</text:p>
          </table:table-cell>
          <table:table-cell office:value-type="float" office:value="65.713999999999999" table:style-name="ce10">
            <text:p>65.714</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5.728999999999999" table:style-name="ce10">
            <text:p>65.729</text:p>
          </table:table-cell>
          <table:table-cell office:value-type="float" office:value="72.959000000000003" table:style-name="ce10">
            <text:p>72.959</text:p>
          </table:table-cell>
          <table:table-cell office:value-type="float" office:value="62.244999999999997" table:style-name="ce10">
            <text:p>62.245</text:p>
          </table:table-cell>
          <table:table-cell office:value-type="float" office:value="36.479999999999997" table:style-name="ce10">
            <text:p>36.48</text:p>
          </table:table-cell>
          <table:table-cell office:value-type="float" office:value="74.680000000000007" table:style-name="ce10">
            <text:p>74.68</text:p>
          </table:table-cell>
          <table:table-cell office:value-type="float" office:value="73.213999999999999" table:style-name="ce10">
            <text:p>73.214</text:p>
          </table:table-cell>
          <table:table-cell office:value-type="float" office:value="48.98" table:style-name="ce10">
            <text:p>48.98</text:p>
          </table:table-cell>
          <table:table-cell office:value-type="float" office:value="67.091999999999999" table:style-name="ce10">
            <text:p>67.092</text:p>
          </table:table-cell>
          <table:table-cell table:number-columns-repeated="16259"/>
        </table:table-row>
        <table:table-row table:style-name="ro5">
          <table:table-cell office:value-type="string" table:style-name="ce4">
            <text:p>HMCPSI</text:p>
          </table:table-cell>
          <table:table-cell office:value-type="string" table:style-name="ce4">
            <text:p>HM CPS Inspectorate</text:p>
          </table:table-cell>
          <table:table-cell office:value-type="string" table:style-name="ce4">
            <text:p>Attorney General's Departments</text:p>
          </table:table-cell>
          <table:table-cell table:style-name="ce4"/>
          <table:table-cell office:value-type="float" office:value="100" table:style-name="ce10">
            <text:p>100</text:p>
          </table:table-cell>
          <table:table-cell office:value-type="float" office:value="74.688000000000002" table:style-name="ce10">
            <text:p>74.688</text:p>
          </table:table-cell>
          <table:table-cell office:value-type="float" office:value="22.242999999999999" table:style-name="ce10">
            <text:p>22.243</text:p>
          </table:table-cell>
          <table:table-cell office:value-type="float" office:value="81.25" table:style-name="ce10">
            <text:p>81.25</text:p>
          </table:table-cell>
          <table:table-cell office:value-type="float" office:value="80" table:style-name="ce10">
            <text:p>80</text:p>
          </table:table-cell>
          <table:table-cell office:value-type="float" office:value="88.234999999999999" table:style-name="ce10">
            <text:p>88.235</text:p>
          </table:table-cell>
          <table:table-cell office:value-type="float" office:value="83.007000000000005" table:style-name="ce10">
            <text:p>83.007</text:p>
          </table:table-cell>
          <table:table-cell office:value-type="float" office:value="94.117999999999995" table:style-name="ce10">
            <text:p>94.118</text:p>
          </table:table-cell>
          <table:table-cell office:value-type="float" office:value="70.587999999999994" table:style-name="ce10">
            <text:p>70.588</text:p>
          </table:table-cell>
          <table:table-cell office:value-type="float" office:value="72.058999999999997" table:style-name="ce10">
            <text:p>72.059</text:p>
          </table:table-cell>
          <table:table-cell office:value-type="float" office:value="79.412000000000006" table:style-name="ce10">
            <text:p>79.412</text:p>
          </table:table-cell>
          <table:table-cell office:value-type="float" office:value="50" table:style-name="ce10">
            <text:p>50</text:p>
          </table:table-cell>
          <table:table-cell office:value-type="float" office:value="72.549000000000007" table:style-name="ce10">
            <text:p>72.549</text:p>
          </table:table-cell>
          <table:table-cell office:value-type="float" office:value="88.234999999999999" table:style-name="ce10">
            <text:p>88.235</text:p>
          </table:table-cell>
          <table:table-cell office:value-type="float" office:value="88.234999999999999" table:style-name="ce10">
            <text:p>88.235</text:p>
          </table:table-cell>
          <table:table-cell office:value-type="float" office:value="88.234999999999999" table:style-name="ce10">
            <text:p>88.235</text:p>
          </table:table-cell>
          <table:table-cell office:value-type="float" office:value="62.5" table:style-name="ce10">
            <text:p>62.5</text:p>
          </table:table-cell>
          <table:table-cell office:value-type="float" office:value="70.587999999999994" table:style-name="ce10">
            <text:p>70.588</text:p>
          </table:table-cell>
          <table:table-cell office:value-type="float" office:value="88.234999999999999" table:style-name="ce10">
            <text:p>88.235</text:p>
          </table:table-cell>
          <table:table-cell office:value-type="float" office:value="88.234999999999999" table:style-name="ce10">
            <text:p>88.235</text:p>
          </table:table-cell>
          <table:table-cell office:value-type="float" office:value="70.587999999999994" table:style-name="ce10">
            <text:p>70.588</text:p>
          </table:table-cell>
          <table:table-cell office:value-type="float" office:value="88.234999999999999" table:style-name="ce10">
            <text:p>88.235</text:p>
          </table:table-cell>
          <table:table-cell office:value-type="float" office:value="82.352999999999994" table:style-name="ce10">
            <text:p>82.353</text:p>
          </table:table-cell>
          <table:table-cell office:value-type="float" office:value="76.471000000000004" table:style-name="ce10">
            <text:p>76.471</text:p>
          </table:table-cell>
          <table:table-cell office:value-type="float" office:value="76.471000000000004" table:style-name="ce10">
            <text:p>76.471</text:p>
          </table:table-cell>
          <table:table-cell office:value-type="float" office:value="88.234999999999999" table:style-name="ce10">
            <text:p>88.235</text:p>
          </table:table-cell>
          <table:table-cell office:value-type="float" office:value="94.117999999999995" table:style-name="ce10">
            <text:p>94.118</text:p>
          </table:table-cell>
          <table:table-cell office:value-type="float" office:value="88.234999999999999" table:style-name="ce10">
            <text:p>88.235</text:p>
          </table:table-cell>
          <table:table-cell office:value-type="float" office:value="82.352999999999994" table:style-name="ce10">
            <text:p>82.353</text:p>
          </table:table-cell>
          <table:table-cell office:value-type="float" office:value="64.706000000000003" table:style-name="ce10">
            <text:p>64.706</text:p>
          </table:table-cell>
          <table:table-cell office:value-type="float" office:value="100" table:style-name="ce10">
            <text:p>100</text:p>
          </table:table-cell>
          <table:table-cell office:value-type="float" office:value="100" table:style-name="ce10">
            <text:p>100</text:p>
          </table:table-cell>
          <table:table-cell office:value-type="float" office:value="82.352999999999994" table:style-name="ce10">
            <text:p>82.353</text:p>
          </table:table-cell>
          <table:table-cell office:value-type="float" office:value="64.706000000000003" table:style-name="ce10">
            <text:p>64.706</text:p>
          </table:table-cell>
          <table:table-cell office:value-type="float" office:value="76.471000000000004" table:style-name="ce10">
            <text:p>76.471</text:p>
          </table:table-cell>
          <table:table-cell office:value-type="float" office:value="62.5" table:style-name="ce10">
            <text:p>62.5</text:p>
          </table:table-cell>
          <table:table-cell office:value-type="float" office:value="76.471000000000004" table:style-name="ce10">
            <text:p>76.471</text:p>
          </table:table-cell>
          <table:table-cell office:value-type="float" office:value="70.587999999999994" table:style-name="ce10">
            <text:p>70.588</text:p>
          </table:table-cell>
          <table:table-cell office:value-type="float" office:value="70.587999999999994" table:style-name="ce10">
            <text:p>70.588</text:p>
          </table:table-cell>
          <table:table-cell office:value-type="float" office:value="73.332999999999998" table:style-name="ce10">
            <text:p>73.333</text:p>
          </table:table-cell>
          <table:table-cell office:value-type="float" office:value="70.587999999999994" table:style-name="ce10">
            <text:p>70.588</text:p>
          </table:table-cell>
          <table:table-cell office:value-type="float" office:value="76.471000000000004" table:style-name="ce10">
            <text:p>76.471</text:p>
          </table:table-cell>
          <table:table-cell office:value-type="float" office:value="76.471000000000004" table:style-name="ce10">
            <text:p>76.471</text:p>
          </table:table-cell>
          <table:table-cell office:value-type="float" office:value="94.117999999999995" table:style-name="ce10">
            <text:p>94.118</text:p>
          </table:table-cell>
          <table:table-cell office:value-type="float" office:value="64.706000000000003" table:style-name="ce10">
            <text:p>64.706</text:p>
          </table:table-cell>
          <table:table-cell office:value-type="float" office:value="82.352999999999994" table:style-name="ce10">
            <text:p>82.353</text:p>
          </table:table-cell>
          <table:table-cell office:value-type="float" office:value="82.352999999999994" table:style-name="ce10">
            <text:p>82.353</text:p>
          </table:table-cell>
          <table:table-cell office:value-type="float" office:value="47.058999999999997" table:style-name="ce10">
            <text:p>47.059</text:p>
          </table:table-cell>
          <table:table-cell office:value-type="float" office:value="56.25" table:style-name="ce10">
            <text:p>56.25</text:p>
          </table:table-cell>
          <table:table-cell office:value-type="float" office:value="47.058999999999997" table:style-name="ce10">
            <text:p>47.059</text:p>
          </table:table-cell>
          <table:table-cell office:value-type="float" office:value="76.471000000000004" table:style-name="ce10">
            <text:p>76.471</text:p>
          </table:table-cell>
          <table:table-cell office:value-type="float" office:value="82.352999999999994" table:style-name="ce10">
            <text:p>82.353</text:p>
          </table:table-cell>
          <table:table-cell office:value-type="float" office:value="94.117999999999995" table:style-name="ce10">
            <text:p>94.118</text:p>
          </table:table-cell>
          <table:table-cell office:value-type="float" office:value="82.352999999999994" table:style-name="ce10">
            <text:p>82.353</text:p>
          </table:table-cell>
          <table:table-cell office:value-type="float" office:value="70.587999999999994" table:style-name="ce10">
            <text:p>70.588</text:p>
          </table:table-cell>
          <table:table-cell office:value-type="float" office:value="70.587999999999994" table:style-name="ce10">
            <text:p>70.588</text:p>
          </table:table-cell>
          <table:table-cell office:value-type="float" office:value="64.706000000000003" table:style-name="ce10">
            <text:p>64.706</text:p>
          </table:table-cell>
          <table:table-cell office:value-type="float" office:value="64.706000000000003" table:style-name="ce10">
            <text:p>64.706</text:p>
          </table:table-cell>
          <table:table-cell office:value-type="float" office:value="82.352999999999994" table:style-name="ce10">
            <text:p>82.353</text:p>
          </table:table-cell>
          <table:table-cell office:value-type="float" office:value="58.823999999999998" table:style-name="ce10">
            <text:p>58.824</text:p>
          </table:table-cell>
          <table:table-cell office:value-type="float" office:value="64.706000000000003" table:style-name="ce10">
            <text:p>64.706</text:p>
          </table:table-cell>
          <table:table-cell office:value-type="float" office:value="70.587999999999994" table:style-name="ce10">
            <text:p>70.588</text:p>
          </table:table-cell>
          <table:table-cell office:value-type="float" office:value="70.587999999999994" table:style-name="ce10">
            <text:p>70.588</text:p>
          </table:table-cell>
          <table:table-cell office:value-type="float" office:value="70.587999999999994" table:style-name="ce10">
            <text:p>70.588</text:p>
          </table:table-cell>
          <table:table-cell office:value-type="float" office:value="68.75" table:style-name="ce10">
            <text:p>68.75</text:p>
          </table:table-cell>
          <table:table-cell office:value-type="float" office:value="70.587999999999994" table:style-name="ce10">
            <text:p>70.588</text:p>
          </table:table-cell>
          <table:table-cell office:value-type="float" office:value="70.587999999999994" table:style-name="ce10">
            <text:p>70.588</text:p>
          </table:table-cell>
          <table:table-cell office:value-type="float" office:value="70.587999999999994" table:style-name="ce10">
            <text:p>70.588</text:p>
          </table:table-cell>
          <table:table-cell office:value-type="float" office:value="76.471000000000004" table:style-name="ce10">
            <text:p>76.471</text:p>
          </table:table-cell>
          <table:table-cell office:value-type="float" office:value="76.471000000000004" table:style-name="ce10">
            <text:p>76.471</text:p>
          </table:table-cell>
          <table:table-cell office:value-type="float" office:value="82.352999999999994" table:style-name="ce10">
            <text:p>82.353</text:p>
          </table:table-cell>
          <table:table-cell office:value-type="float" office:value="58.823999999999998" table:style-name="ce10">
            <text:p>58.824</text:p>
          </table:table-cell>
          <table:table-cell office:value-type="float" office:value="70.587999999999994" table:style-name="ce10">
            <text:p>70.588</text:p>
          </table:table-cell>
          <table:table-cell office:value-type="float" office:value="76.471000000000004" table:style-name="ce10">
            <text:p>76.471</text:p>
          </table:table-cell>
          <table:table-cell office:value-type="float" office:value="64.706000000000003" table:style-name="ce10">
            <text:p>64.706</text:p>
          </table:table-cell>
          <table:table-cell office:value-type="float" office:value="93.75" table:style-name="ce10">
            <text:p>93.75</text:p>
          </table:table-cell>
          <table:table-cell office:value-type="float" office:value="70.587999999999994" table:style-name="ce10">
            <text:p>70.588</text:p>
          </table:table-cell>
          <table:table-cell office:value-type="float" office:value="94.117999999999995" table:style-name="ce10">
            <text:p>94.118</text:p>
          </table:table-cell>
          <table:table-cell office:value-type="float" office:value="70.587999999999994" table:style-name="ce10">
            <text:p>70.588</text:p>
          </table:table-cell>
          <table:table-cell office:value-type="float" office:value="94.117999999999995" table:style-name="ce10">
            <text:p>94.118</text:p>
          </table:table-cell>
          <table:table-cell office:value-type="float" office:value="88.234999999999999" table:style-name="ce10">
            <text:p>88.235</text:p>
          </table:table-cell>
          <table:table-cell office:value-type="float" office:value="76.471000000000004" table:style-name="ce10">
            <text:p>76.471</text:p>
          </table:table-cell>
          <table:table-cell office:value-type="float" office:value="64.706000000000003" table:style-name="ce10">
            <text:p>64.706</text:p>
          </table:table-cell>
          <table:table-cell office:value-type="float" office:value="52.941000000000003" table:style-name="ce10">
            <text:p>52.941</text:p>
          </table:table-cell>
          <table:table-cell office:value-type="float" office:value="5.8819999999999997" table:style-name="ce10">
            <text:p>5.882</text:p>
          </table:table-cell>
          <table:table-cell office:value-type="float" office:value="17.646999999999998" table:style-name="ce10">
            <text:p>17.647</text:p>
          </table:table-cell>
          <table:table-cell office:value-type="float" office:value="23.529" table:style-name="ce10">
            <text:p>23.529</text:p>
          </table:table-cell>
          <table:table-cell office:value-type="float" office:value="52.941000000000003" table:style-name="ce10">
            <text:p>52.941</text:p>
          </table:table-cell>
          <table:table-cell office:value-type="string" table:style-name="ce10">
            <text:p>[c]</text:p>
          </table:table-cell>
          <table:table-cell office:value-type="float" office:value="76.471000000000004" table:style-name="ce10">
            <text:p>76.471</text:p>
          </table:table-cell>
          <table:table-cell office:value-type="float" office:value="70.587999999999994" table:style-name="ce10">
            <text:p>70.588</text:p>
          </table:table-cell>
          <table:table-cell office:value-type="float" office:value="82.352999999999994" table:style-name="ce10">
            <text:p>82.353</text:p>
          </table:table-cell>
          <table:table-cell office:value-type="string" table:style-name="ce10">
            <text:p>[c]</text:p>
          </table:table-cell>
          <table:table-cell office:value-type="float" office:value="88.234999999999999" table:style-name="ce10">
            <text:p>88.235</text:p>
          </table:table-cell>
          <table:table-cell office:value-type="string" table:style-name="ce10">
            <text:p>[c]</text:p>
          </table:table-cell>
          <table:table-cell office:value-type="string" table:style-name="ce10">
            <text:p>[c]</text:p>
          </table:table-cell>
          <table:table-cell office:value-type="float" office:value="82.352999999999994" table:style-name="ce10">
            <text:p>82.353</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75" table:style-name="ce10">
            <text:p>75</text:p>
          </table:table-cell>
          <table:table-cell office:value-type="float" office:value="81.25" table:style-name="ce10">
            <text:p>81.25</text:p>
          </table:table-cell>
          <table:table-cell office:value-type="float" office:value="68.75" table:style-name="ce10">
            <text:p>68.75</text:p>
          </table:table-cell>
          <table:table-cell office:value-type="float" office:value="43.75" table:style-name="ce10">
            <text:p>43.75</text:p>
          </table:table-cell>
          <table:table-cell office:value-type="float" office:value="58.823999999999998" table:style-name="ce10">
            <text:p>58.824</text:p>
          </table:table-cell>
          <table:table-cell office:value-type="float" office:value="88.234999999999999" table:style-name="ce10">
            <text:p>88.235</text:p>
          </table:table-cell>
          <table:table-cell office:value-type="float" office:value="76.471000000000004" table:style-name="ce10">
            <text:p>76.471</text:p>
          </table:table-cell>
          <table:table-cell office:value-type="float" office:value="70.587999999999994" table:style-name="ce10">
            <text:p>70.588</text:p>
          </table:table-cell>
          <table:table-cell table:number-columns-repeated="16259"/>
        </table:table-row>
        <table:table-row table:style-name="ro5">
          <table:table-cell office:value-type="string" table:style-name="ce4">
            <text:p>HMCTS</text:p>
          </table:table-cell>
          <table:table-cell office:value-type="string" table:style-name="ce4">
            <text:p>HM Courts and Tribunals Service</text:p>
          </table:table-cell>
          <table:table-cell office:value-type="string" table:style-name="ce4">
            <text:p>Justice</text:p>
          </table:table-cell>
          <table:table-cell table:style-name="ce4"/>
          <table:table-cell office:value-type="float" office:value="48.341999999999999" table:style-name="ce10">
            <text:p>48.342</text:p>
          </table:table-cell>
          <table:table-cell office:value-type="float" office:value="57.372" table:style-name="ce10">
            <text:p>57.372</text:p>
          </table:table-cell>
          <table:table-cell office:value-type="float" office:value="30.369" table:style-name="ce10">
            <text:p>30.369</text:p>
          </table:table-cell>
          <table:table-cell office:value-type="float" office:value="71.879000000000005" table:style-name="ce10">
            <text:p>71.879</text:p>
          </table:table-cell>
          <table:table-cell office:value-type="float" office:value="69.932000000000002" table:style-name="ce10">
            <text:p>69.932</text:p>
          </table:table-cell>
          <table:table-cell office:value-type="float" office:value="77.808000000000007" table:style-name="ce10">
            <text:p>77.808</text:p>
          </table:table-cell>
          <table:table-cell office:value-type="float" office:value="71.13" table:style-name="ce10">
            <text:p>71.13</text:p>
          </table:table-cell>
          <table:table-cell office:value-type="float" office:value="79.007000000000005" table:style-name="ce10">
            <text:p>79.007</text:p>
          </table:table-cell>
          <table:table-cell office:value-type="float" office:value="51.128" table:style-name="ce10">
            <text:p>51.128</text:p>
          </table:table-cell>
          <table:table-cell office:value-type="float" office:value="75.64" table:style-name="ce10">
            <text:p>75.64</text:p>
          </table:table-cell>
          <table:table-cell office:value-type="float" office:value="72.7" table:style-name="ce10">
            <text:p>72.7</text:p>
          </table:table-cell>
          <table:table-cell office:value-type="float" office:value="17.356999999999999" table:style-name="ce10">
            <text:p>17.357</text:p>
          </table:table-cell>
          <table:table-cell office:value-type="float" office:value="44.576000000000001" table:style-name="ce10">
            <text:p>44.576</text:p>
          </table:table-cell>
          <table:table-cell office:value-type="float" office:value="86.466999999999999" table:style-name="ce10">
            <text:p>86.467</text:p>
          </table:table-cell>
          <table:table-cell office:value-type="float" office:value="77.331999999999994" table:style-name="ce10">
            <text:p>77.332</text:p>
          </table:table-cell>
          <table:table-cell office:value-type="float" office:value="73.932000000000002" table:style-name="ce10">
            <text:p>73.932</text:p>
          </table:table-cell>
          <table:table-cell office:value-type="float" office:value="49.462000000000003" table:style-name="ce10">
            <text:p>49.462</text:p>
          </table:table-cell>
          <table:table-cell office:value-type="float" office:value="62.433" table:style-name="ce10">
            <text:p>62.433</text:p>
          </table:table-cell>
          <table:table-cell office:value-type="float" office:value="76.144999999999996" table:style-name="ce10">
            <text:p>76.145</text:p>
          </table:table-cell>
          <table:table-cell office:value-type="float" office:value="79.438000000000002" table:style-name="ce10">
            <text:p>79.438</text:p>
          </table:table-cell>
          <table:table-cell office:value-type="float" office:value="69.927999999999997" table:style-name="ce10">
            <text:p>69.928</text:p>
          </table:table-cell>
          <table:table-cell office:value-type="float" office:value="81.680999999999997" table:style-name="ce10">
            <text:p>81.681</text:p>
          </table:table-cell>
          <table:table-cell office:value-type="float" office:value="77.075999999999993" table:style-name="ce10">
            <text:p>77.076</text:p>
          </table:table-cell>
          <table:table-cell office:value-type="float" office:value="63.274000000000001" table:style-name="ce10">
            <text:p>63.274</text:p>
          </table:table-cell>
          <table:table-cell office:value-type="float" office:value="72.346999999999994" table:style-name="ce10">
            <text:p>72.347</text:p>
          </table:table-cell>
          <table:table-cell office:value-type="float" office:value="77.563999999999993" table:style-name="ce10">
            <text:p>77.564</text:p>
          </table:table-cell>
          <table:table-cell office:value-type="float" office:value="67.44" table:style-name="ce10">
            <text:p>67.44</text:p>
          </table:table-cell>
          <table:table-cell office:value-type="float" office:value="64.256" table:style-name="ce10">
            <text:p>64.256</text:p>
          </table:table-cell>
          <table:table-cell office:value-type="float" office:value="66.781999999999996" table:style-name="ce10">
            <text:p>66.782</text:p>
          </table:table-cell>
          <table:table-cell office:value-type="float" office:value="43.637999999999998" table:style-name="ce10">
            <text:p>43.638</text:p>
          </table:table-cell>
          <table:table-cell office:value-type="float" office:value="85.313000000000002" table:style-name="ce10">
            <text:p>85.313</text:p>
          </table:table-cell>
          <table:table-cell office:value-type="float" office:value="81.600999999999999" table:style-name="ce10">
            <text:p>81.601</text:p>
          </table:table-cell>
          <table:table-cell office:value-type="float" office:value="70.108999999999995" table:style-name="ce10">
            <text:p>70.109</text:p>
          </table:table-cell>
          <table:table-cell office:value-type="float" office:value="66.733999999999995" table:style-name="ce10">
            <text:p>66.734</text:p>
          </table:table-cell>
          <table:table-cell office:value-type="float" office:value="46.558999999999997" table:style-name="ce10">
            <text:p>46.559</text:p>
          </table:table-cell>
          <table:table-cell office:value-type="float" office:value="51.311999999999998" table:style-name="ce10">
            <text:p>51.312</text:p>
          </table:table-cell>
          <table:table-cell office:value-type="float" office:value="39.927999999999997" table:style-name="ce10">
            <text:p>39.928</text:p>
          </table:table-cell>
          <table:table-cell office:value-type="float" office:value="77.760000000000005" table:style-name="ce10">
            <text:p>77.76</text:p>
          </table:table-cell>
          <table:table-cell office:value-type="float" office:value="83.727999999999994" table:style-name="ce10">
            <text:p>83.728</text:p>
          </table:table-cell>
          <table:table-cell office:value-type="float" office:value="64.911000000000001" table:style-name="ce10">
            <text:p>64.911</text:p>
          </table:table-cell>
          <table:table-cell office:value-type="float" office:value="76.096999999999994" table:style-name="ce10">
            <text:p>76.097</text:p>
          </table:table-cell>
          <table:table-cell office:value-type="float" office:value="67.367999999999995" table:style-name="ce10">
            <text:p>67.368</text:p>
          </table:table-cell>
          <table:table-cell office:value-type="float" office:value="79.108000000000004" table:style-name="ce10">
            <text:p>79.108</text:p>
          </table:table-cell>
          <table:table-cell office:value-type="float" office:value="88.125" table:style-name="ce10">
            <text:p>88.125</text:p>
          </table:table-cell>
          <table:table-cell office:value-type="float" office:value="69.837000000000003" table:style-name="ce10">
            <text:p>69.837</text:p>
          </table:table-cell>
          <table:table-cell office:value-type="float" office:value="60.250999999999998" table:style-name="ce10">
            <text:p>60.251</text:p>
          </table:table-cell>
          <table:table-cell office:value-type="float" office:value="71.524000000000001" table:style-name="ce10">
            <text:p>71.524</text:p>
          </table:table-cell>
          <table:table-cell office:value-type="float" office:value="16.948" table:style-name="ce10">
            <text:p>16.948</text:p>
          </table:table-cell>
          <table:table-cell office:value-type="float" office:value="22.933" table:style-name="ce10">
            <text:p>22.933</text:p>
          </table:table-cell>
          <table:table-cell office:value-type="float" office:value="12.163" table:style-name="ce10">
            <text:p>12.163</text:p>
          </table:table-cell>
          <table:table-cell office:value-type="float" office:value="62.56" table:style-name="ce10">
            <text:p>62.56</text:p>
          </table:table-cell>
          <table:table-cell office:value-type="float" office:value="51.335999999999999" table:style-name="ce10">
            <text:p>51.336</text:p>
          </table:table-cell>
          <table:table-cell office:value-type="float" office:value="62.747999999999998" table:style-name="ce10">
            <text:p>62.748</text:p>
          </table:table-cell>
          <table:table-cell office:value-type="float" office:value="56.015999999999998" table:style-name="ce10">
            <text:p>56.016</text:p>
          </table:table-cell>
          <table:table-cell office:value-type="float" office:value="45.228999999999999" table:style-name="ce10">
            <text:p>45.229</text:p>
          </table:table-cell>
          <table:table-cell office:value-type="float" office:value="46.052999999999997" table:style-name="ce10">
            <text:p>46.053</text:p>
          </table:table-cell>
          <table:table-cell office:value-type="float" office:value="31.427" table:style-name="ce10">
            <text:p>31.427</text:p>
          </table:table-cell>
          <table:table-cell office:value-type="float" office:value="28.827999999999999" table:style-name="ce10">
            <text:p>28.828</text:p>
          </table:table-cell>
          <table:table-cell office:value-type="float" office:value="54.472999999999999" table:style-name="ce10">
            <text:p>54.473</text:p>
          </table:table-cell>
          <table:table-cell office:value-type="float" office:value="31.765000000000001" table:style-name="ce10">
            <text:p>31.765</text:p>
          </table:table-cell>
          <table:table-cell office:value-type="float" office:value="44.598999999999997" table:style-name="ce10">
            <text:p>44.599</text:p>
          </table:table-cell>
          <table:table-cell office:value-type="float" office:value="54.902000000000001" table:style-name="ce10">
            <text:p>54.902</text:p>
          </table:table-cell>
          <table:table-cell office:value-type="float" office:value="44.548999999999999" table:style-name="ce10">
            <text:p>44.549</text:p>
          </table:table-cell>
          <table:table-cell office:value-type="float" office:value="43.77" table:style-name="ce10">
            <text:p>43.77</text:p>
          </table:table-cell>
          <table:table-cell office:value-type="float" office:value="44.561" table:style-name="ce10">
            <text:p>44.561</text:p>
          </table:table-cell>
          <table:table-cell office:value-type="float" office:value="41.625" table:style-name="ce10">
            <text:p>41.625</text:p>
          </table:table-cell>
          <table:table-cell office:value-type="float" office:value="41.286999999999999" table:style-name="ce10">
            <text:p>41.287</text:p>
          </table:table-cell>
          <table:table-cell office:value-type="float" office:value="31.446000000000002" table:style-name="ce10">
            <text:p>31.446</text:p>
          </table:table-cell>
          <table:table-cell office:value-type="float" office:value="90.783000000000001" table:style-name="ce10">
            <text:p>90.783</text:p>
          </table:table-cell>
          <table:table-cell office:value-type="float" office:value="65.126000000000005" table:style-name="ce10">
            <text:p>65.126</text:p>
          </table:table-cell>
          <table:table-cell office:value-type="float" office:value="70.37" table:style-name="ce10">
            <text:p>70.37</text:p>
          </table:table-cell>
          <table:table-cell office:value-type="float" office:value="66.894000000000005" table:style-name="ce10">
            <text:p>66.894</text:p>
          </table:table-cell>
          <table:table-cell office:value-type="float" office:value="75.566000000000003" table:style-name="ce10">
            <text:p>75.566</text:p>
          </table:table-cell>
          <table:table-cell office:value-type="float" office:value="58.182000000000002" table:style-name="ce10">
            <text:p>58.182</text:p>
          </table:table-cell>
          <table:table-cell office:value-type="float" office:value="45.19" table:style-name="ce10">
            <text:p>45.19</text:p>
          </table:table-cell>
          <table:table-cell office:value-type="float" office:value="61.524000000000001" table:style-name="ce10">
            <text:p>61.524</text:p>
          </table:table-cell>
          <table:table-cell office:value-type="float" office:value="32.128999999999998" table:style-name="ce10">
            <text:p>32.129</text:p>
          </table:table-cell>
          <table:table-cell office:value-type="float" office:value="86.888999999999996" table:style-name="ce10">
            <text:p>86.889</text:p>
          </table:table-cell>
          <table:table-cell office:value-type="float" office:value="43.591000000000001" table:style-name="ce10">
            <text:p>43.591</text:p>
          </table:table-cell>
          <table:table-cell office:value-type="float" office:value="83.664000000000001" table:style-name="ce10">
            <text:p>83.664</text:p>
          </table:table-cell>
          <table:table-cell office:value-type="float" office:value="72.67" table:style-name="ce10">
            <text:p>72.67</text:p>
          </table:table-cell>
          <table:table-cell office:value-type="float" office:value="58.088999999999999" table:style-name="ce10">
            <text:p>58.089</text:p>
          </table:table-cell>
          <table:table-cell office:value-type="float" office:value="42.021000000000001" table:style-name="ce10">
            <text:p>42.021</text:p>
          </table:table-cell>
          <table:table-cell office:value-type="float" office:value="26.125" table:style-name="ce10">
            <text:p>26.125</text:p>
          </table:table-cell>
          <table:table-cell office:value-type="float" office:value="9.5589999999999993" table:style-name="ce10">
            <text:p>9.559</text:p>
          </table:table-cell>
          <table:table-cell office:value-type="float" office:value="15.504" table:style-name="ce10">
            <text:p>15.504</text:p>
          </table:table-cell>
          <table:table-cell office:value-type="float" office:value="30.155000000000001" table:style-name="ce10">
            <text:p>30.155</text:p>
          </table:table-cell>
          <table:table-cell office:value-type="float" office:value="44.781999999999996" table:style-name="ce10">
            <text:p>44.782</text:p>
          </table:table-cell>
          <table:table-cell office:value-type="float" office:value="9.0459999999999994" table:style-name="ce10">
            <text:p>9.046</text:p>
          </table:table-cell>
          <table:table-cell office:value-type="float" office:value="87.006" table:style-name="ce10">
            <text:p>87.006</text:p>
          </table:table-cell>
          <table:table-cell office:value-type="float" office:value="70.911000000000001" table:style-name="ce10">
            <text:p>70.911</text:p>
          </table:table-cell>
          <table:table-cell office:value-type="float" office:value="69.665999999999997" table:style-name="ce10">
            <text:p>69.666</text:p>
          </table:table-cell>
          <table:table-cell office:value-type="float" office:value="8.8780000000000001" table:style-name="ce10">
            <text:p>8.878</text:p>
          </table:table-cell>
          <table:table-cell office:value-type="float" office:value="81.968999999999994" table:style-name="ce10">
            <text:p>81.969</text:p>
          </table:table-cell>
          <table:table-cell office:value-type="float" office:value="9.1530000000000005" table:style-name="ce10">
            <text:p>9.153</text:p>
          </table:table-cell>
          <table:table-cell office:value-type="float" office:value="8.7089999999999996" table:style-name="ce10">
            <text:p>8.709</text:p>
          </table:table-cell>
          <table:table-cell office:value-type="float" office:value="83.251999999999995" table:style-name="ce10">
            <text:p>83.252</text:p>
          </table:table-cell>
          <table:table-cell office:value-type="float" office:value="8.0389999999999997" table:style-name="ce10">
            <text:p>8.039</text:p>
          </table:table-cell>
          <table:table-cell office:value-type="float" office:value="41.792999999999999" table:style-name="ce10">
            <text:p>41.793</text:p>
          </table:table-cell>
          <table:table-cell office:value-type="float" office:value="39.723999999999997" table:style-name="ce10">
            <text:p>39.724</text:p>
          </table:table-cell>
          <table:table-cell office:value-type="float" office:value="18.483000000000001" table:style-name="ce10">
            <text:p>18.483</text:p>
          </table:table-cell>
          <table:table-cell office:value-type="float" office:value="27.152000000000001" table:style-name="ce10">
            <text:p>27.152</text:p>
          </table:table-cell>
          <table:table-cell office:value-type="float" office:value="60.595999999999997" table:style-name="ce10">
            <text:p>60.596</text:p>
          </table:table-cell>
          <table:table-cell office:value-type="float" office:value="12.252000000000001" table:style-name="ce10">
            <text:p>12.252</text:p>
          </table:table-cell>
          <table:table-cell office:value-type="float" office:value="34.116" table:style-name="ce10">
            <text:p>34.116</text:p>
          </table:table-cell>
          <table:table-cell office:value-type="float" office:value="33.701999999999998" table:style-name="ce10">
            <text:p>33.702</text:p>
          </table:table-cell>
          <table:table-cell office:value-type="float" office:value="32.182000000000002" table:style-name="ce10">
            <text:p>32.182</text:p>
          </table:table-cell>
          <table:table-cell office:value-type="float" office:value="58.046999999999997" table:style-name="ce10">
            <text:p>58.047</text:p>
          </table:table-cell>
          <table:table-cell office:value-type="float" office:value="20.495000000000001" table:style-name="ce10">
            <text:p>20.495</text:p>
          </table:table-cell>
          <table:table-cell office:value-type="float" office:value="21.457999999999998" table:style-name="ce10">
            <text:p>21.458</text:p>
          </table:table-cell>
          <table:table-cell office:value-type="float" office:value="33.332999999999998" table:style-name="ce10">
            <text:p>33.333</text:p>
          </table:table-cell>
          <table:table-cell office:value-type="float" office:value="49.835000000000001" table:style-name="ce10">
            <text:p>49.835</text:p>
          </table:table-cell>
          <table:table-cell office:value-type="float" office:value="16.832000000000001" table:style-name="ce10">
            <text:p>16.832</text:p>
          </table:table-cell>
          <table:table-cell office:value-type="float" office:value="62.036000000000001" table:style-name="ce10">
            <text:p>62.036</text:p>
          </table:table-cell>
          <table:table-cell office:value-type="float" office:value="66.325000000000003" table:style-name="ce10">
            <text:p>66.325</text:p>
          </table:table-cell>
          <table:table-cell office:value-type="float" office:value="58.72" table:style-name="ce10">
            <text:p>58.72</text:p>
          </table:table-cell>
          <table:table-cell office:value-type="float" office:value="35.707000000000001" table:style-name="ce10">
            <text:p>35.707</text:p>
          </table:table-cell>
          <table:table-cell office:value-type="float" office:value="67.647000000000006" table:style-name="ce10">
            <text:p>67.647</text:p>
          </table:table-cell>
          <table:table-cell office:value-type="float" office:value="66.516999999999996" table:style-name="ce10">
            <text:p>66.517</text:p>
          </table:table-cell>
          <table:table-cell office:value-type="float" office:value="53.256999999999998" table:style-name="ce10">
            <text:p>53.257</text:p>
          </table:table-cell>
          <table:table-cell office:value-type="float" office:value="39.866999999999997" table:style-name="ce10">
            <text:p>39.867</text:p>
          </table:table-cell>
          <table:table-cell table:number-columns-repeated="16259"/>
        </table:table-row>
        <table:table-row table:style-name="ro8">
          <table:table-cell office:value-type="string" table:style-name="ce4">
            <text:p>HMICFR</text:p>
          </table:table-cell>
          <table:table-cell office:value-type="string" table:style-name="ce4">
            <text:p>HM Inspectorate of Constabulary and Fire and Rescue Services</text:p>
          </table:table-cell>
          <table:table-cell office:value-type="string" table:style-name="ce4">
            <text:p>HM Inspectorate of Constabulary and Fire and Rescue Services</text:p>
          </table:table-cell>
          <table:table-cell table:style-name="ce4"/>
          <table:table-cell office:value-type="float" office:value="87.762" table:style-name="ce10">
            <text:p>87.762</text:p>
          </table:table-cell>
          <table:table-cell office:value-type="float" office:value="77.863" table:style-name="ce10">
            <text:p>77.863</text:p>
          </table:table-cell>
          <table:table-cell office:value-type="float" office:value="18.234999999999999" table:style-name="ce10">
            <text:p>18.235</text:p>
          </table:table-cell>
          <table:table-cell office:value-type="float" office:value="80.653000000000006" table:style-name="ce10">
            <text:p>80.653</text:p>
          </table:table-cell>
          <table:table-cell office:value-type="float" office:value="87.012" table:style-name="ce10">
            <text:p>87.012</text:p>
          </table:table-cell>
          <table:table-cell office:value-type="float" office:value="97.41" table:style-name="ce10">
            <text:p>97.41</text:p>
          </table:table-cell>
          <table:table-cell office:value-type="float" office:value="84.623000000000005" table:style-name="ce10">
            <text:p>84.623</text:p>
          </table:table-cell>
          <table:table-cell office:value-type="float" office:value="92.960999999999999" table:style-name="ce10">
            <text:p>92.961</text:p>
          </table:table-cell>
          <table:table-cell office:value-type="float" office:value="63.347000000000001" table:style-name="ce10">
            <text:p>63.347</text:p>
          </table:table-cell>
          <table:table-cell office:value-type="float" office:value="91.135000000000005" table:style-name="ce10">
            <text:p>91.135</text:p>
          </table:table-cell>
          <table:table-cell office:value-type="float" office:value="87.888000000000005" table:style-name="ce10">
            <text:p>87.888</text:p>
          </table:table-cell>
          <table:table-cell office:value-type="float" office:value="55.6" table:style-name="ce10">
            <text:p>55.6</text:p>
          </table:table-cell>
          <table:table-cell office:value-type="float" office:value="75.155000000000001" table:style-name="ce10">
            <text:p>75.155</text:p>
          </table:table-cell>
          <table:table-cell office:value-type="float" office:value="95.218999999999994" table:style-name="ce10">
            <text:p>95.219</text:p>
          </table:table-cell>
          <table:table-cell office:value-type="float" office:value="88.4" table:style-name="ce10">
            <text:p>88.4</text:p>
          </table:table-cell>
          <table:table-cell office:value-type="float" office:value="87.6" table:style-name="ce10">
            <text:p>87.6</text:p>
          </table:table-cell>
          <table:table-cell office:value-type="float" office:value="73.599999999999994" table:style-name="ce10">
            <text:p>73.6</text:p>
          </table:table-cell>
          <table:table-cell office:value-type="float" office:value="90.04" table:style-name="ce10">
            <text:p>90.04</text:p>
          </table:table-cell>
          <table:table-cell office:value-type="float" office:value="98.007999999999996" table:style-name="ce10">
            <text:p>98.008</text:p>
          </table:table-cell>
          <table:table-cell office:value-type="float" office:value="96.813000000000002" table:style-name="ce10">
            <text:p>96.813</text:p>
          </table:table-cell>
          <table:table-cell office:value-type="float" office:value="83.665000000000006" table:style-name="ce10">
            <text:p>83.665</text:p>
          </table:table-cell>
          <table:table-cell office:value-type="float" office:value="96.414000000000001" table:style-name="ce10">
            <text:p>96.414</text:p>
          </table:table-cell>
          <table:table-cell office:value-type="float" office:value="90.361000000000004" table:style-name="ce10">
            <text:p>90.361</text:p>
          </table:table-cell>
          <table:table-cell office:value-type="float" office:value="82.072000000000003" table:style-name="ce10">
            <text:p>82.072</text:p>
          </table:table-cell>
          <table:table-cell office:value-type="float" office:value="87.649000000000001" table:style-name="ce10">
            <text:p>87.649</text:p>
          </table:table-cell>
          <table:table-cell office:value-type="float" office:value="88.8" table:style-name="ce10">
            <text:p>88.8</text:p>
          </table:table-cell>
          <table:table-cell office:value-type="float" office:value="78.486000000000004" table:style-name="ce10">
            <text:p>78.486</text:p>
          </table:table-cell>
          <table:table-cell office:value-type="float" office:value="75.697000000000003" table:style-name="ce10">
            <text:p>75.697</text:p>
          </table:table-cell>
          <table:table-cell office:value-type="float" office:value="78.486000000000004" table:style-name="ce10">
            <text:p>78.486</text:p>
          </table:table-cell>
          <table:table-cell office:value-type="float" office:value="51.393999999999998" table:style-name="ce10">
            <text:p>51.394</text:p>
          </table:table-cell>
          <table:table-cell office:value-type="float" office:value="95.2" table:style-name="ce10">
            <text:p>95.2</text:p>
          </table:table-cell>
          <table:table-cell office:value-type="float" office:value="94.024000000000001" table:style-name="ce10">
            <text:p>94.024</text:p>
          </table:table-cell>
          <table:table-cell office:value-type="float" office:value="89.6" table:style-name="ce10">
            <text:p>89.6</text:p>
          </table:table-cell>
          <table:table-cell office:value-type="float" office:value="75.299000000000007" table:style-name="ce10">
            <text:p>75.299</text:p>
          </table:table-cell>
          <table:table-cell office:value-type="float" office:value="63.744999999999997" table:style-name="ce10">
            <text:p>63.745</text:p>
          </table:table-cell>
          <table:table-cell office:value-type="float" office:value="57.371000000000002" table:style-name="ce10">
            <text:p>57.371</text:p>
          </table:table-cell>
          <table:table-cell office:value-type="float" office:value="56.972000000000001" table:style-name="ce10">
            <text:p>56.972</text:p>
          </table:table-cell>
          <table:table-cell office:value-type="float" office:value="91.632999999999996" table:style-name="ce10">
            <text:p>91.633</text:p>
          </table:table-cell>
          <table:table-cell office:value-type="float" office:value="95.6" table:style-name="ce10">
            <text:p>95.6</text:p>
          </table:table-cell>
          <table:table-cell office:value-type="float" office:value="88.844999999999999" table:style-name="ce10">
            <text:p>88.845</text:p>
          </table:table-cell>
          <table:table-cell office:value-type="float" office:value="88.445999999999998" table:style-name="ce10">
            <text:p>88.446</text:p>
          </table:table-cell>
          <table:table-cell office:value-type="float" office:value="87.649000000000001" table:style-name="ce10">
            <text:p>87.649</text:p>
          </table:table-cell>
          <table:table-cell office:value-type="float" office:value="93.227000000000004" table:style-name="ce10">
            <text:p>93.227</text:p>
          </table:table-cell>
          <table:table-cell office:value-type="float" office:value="94.355000000000004" table:style-name="ce10">
            <text:p>94.355</text:p>
          </table:table-cell>
          <table:table-cell office:value-type="float" office:value="88.844999999999999" table:style-name="ce10">
            <text:p>88.845</text:p>
          </table:table-cell>
          <table:table-cell office:value-type="float" office:value="78.087999999999994" table:style-name="ce10">
            <text:p>78.088</text:p>
          </table:table-cell>
          <table:table-cell office:value-type="float" office:value="85.259" table:style-name="ce10">
            <text:p>85.259</text:p>
          </table:table-cell>
          <table:table-cell office:value-type="float" office:value="59.2" table:style-name="ce10">
            <text:p>59.2</text:p>
          </table:table-cell>
          <table:table-cell office:value-type="float" office:value="60.8" table:style-name="ce10">
            <text:p>60.8</text:p>
          </table:table-cell>
          <table:table-cell office:value-type="float" office:value="46.988" table:style-name="ce10">
            <text:p>46.988</text:p>
          </table:table-cell>
          <table:table-cell office:value-type="float" office:value="67.2" table:style-name="ce10">
            <text:p>67.2</text:p>
          </table:table-cell>
          <table:table-cell office:value-type="float" office:value="79.518000000000001" table:style-name="ce10">
            <text:p>79.518</text:p>
          </table:table-cell>
          <table:table-cell office:value-type="float" office:value="90.04" table:style-name="ce10">
            <text:p>90.04</text:p>
          </table:table-cell>
          <table:table-cell office:value-type="float" office:value="85.259" table:style-name="ce10">
            <text:p>85.259</text:p>
          </table:table-cell>
          <table:table-cell office:value-type="float" office:value="85.656999999999996" table:style-name="ce10">
            <text:p>85.657</text:p>
          </table:table-cell>
          <table:table-cell office:value-type="float" office:value="82.47" table:style-name="ce10">
            <text:p>82.47</text:p>
          </table:table-cell>
          <table:table-cell office:value-type="float" office:value="57.768999999999998" table:style-name="ce10">
            <text:p>57.769</text:p>
          </table:table-cell>
          <table:table-cell office:value-type="float" office:value="56.225000000000001" table:style-name="ce10">
            <text:p>56.225</text:p>
          </table:table-cell>
          <table:table-cell office:value-type="float" office:value="83.132999999999996" table:style-name="ce10">
            <text:p>83.133</text:p>
          </table:table-cell>
          <table:table-cell office:value-type="float" office:value="65.338999999999999" table:style-name="ce10">
            <text:p>65.339</text:p>
          </table:table-cell>
          <table:table-cell office:value-type="float" office:value="70.400000000000006" table:style-name="ce10">
            <text:p>70.4</text:p>
          </table:table-cell>
          <table:table-cell office:value-type="float" office:value="86.4" table:style-name="ce10">
            <text:p>86.4</text:p>
          </table:table-cell>
          <table:table-cell office:value-type="float" office:value="85.259" table:style-name="ce10">
            <text:p>85.259</text:p>
          </table:table-cell>
          <table:table-cell office:value-type="float" office:value="68.8" table:style-name="ce10">
            <text:p>68.8</text:p>
          </table:table-cell>
          <table:table-cell office:value-type="float" office:value="79.680999999999997" table:style-name="ce10">
            <text:p>79.681</text:p>
          </table:table-cell>
          <table:table-cell office:value-type="float" office:value="76.400000000000006" table:style-name="ce10">
            <text:p>76.4</text:p>
          </table:table-cell>
          <table:table-cell office:value-type="float" office:value="77.688999999999993" table:style-name="ce10">
            <text:p>77.689</text:p>
          </table:table-cell>
          <table:table-cell office:value-type="float" office:value="58.232999999999997" table:style-name="ce10">
            <text:p>58.233</text:p>
          </table:table-cell>
          <table:table-cell office:value-type="float" office:value="98.007999999999996" table:style-name="ce10">
            <text:p>98.008</text:p>
          </table:table-cell>
          <table:table-cell office:value-type="float" office:value="83.6" table:style-name="ce10">
            <text:p>83.6</text:p>
          </table:table-cell>
          <table:table-cell office:value-type="float" office:value="87.6" table:style-name="ce10">
            <text:p>87.6</text:p>
          </table:table-cell>
          <table:table-cell office:value-type="float" office:value="85.141000000000005" table:style-name="ce10">
            <text:p>85.141</text:p>
          </table:table-cell>
          <table:table-cell office:value-type="float" office:value="80.8" table:style-name="ce10">
            <text:p>80.8</text:p>
          </table:table-cell>
          <table:table-cell office:value-type="float" office:value="58.8" table:style-name="ce10">
            <text:p>58.8</text:p>
          </table:table-cell>
          <table:table-cell office:value-type="float" office:value="42.4" table:style-name="ce10">
            <text:p>42.4</text:p>
          </table:table-cell>
          <table:table-cell office:value-type="float" office:value="88.445999999999998" table:style-name="ce10">
            <text:p>88.446</text:p>
          </table:table-cell>
          <table:table-cell office:value-type="float" office:value="39.043999999999997" table:style-name="ce10">
            <text:p>39.044</text:p>
          </table:table-cell>
          <table:table-cell office:value-type="float" office:value="92.43" table:style-name="ce10">
            <text:p>92.43</text:p>
          </table:table-cell>
          <table:table-cell office:value-type="float" office:value="76.494" table:style-name="ce10">
            <text:p>76.494</text:p>
          </table:table-cell>
          <table:table-cell office:value-type="float" office:value="99.602000000000004" table:style-name="ce10">
            <text:p>99.602</text:p>
          </table:table-cell>
          <table:table-cell office:value-type="float" office:value="79.2" table:style-name="ce10">
            <text:p>79.2</text:p>
          </table:table-cell>
          <table:table-cell office:value-type="float" office:value="62.651000000000003" table:style-name="ce10">
            <text:p>62.651</text:p>
          </table:table-cell>
          <table:table-cell office:value-type="float" office:value="64.542000000000002" table:style-name="ce10">
            <text:p>64.542</text:p>
          </table:table-cell>
          <table:table-cell office:value-type="float" office:value="38.247" table:style-name="ce10">
            <text:p>38.247</text:p>
          </table:table-cell>
          <table:table-cell office:value-type="float" office:value="4" table:style-name="ce10">
            <text:p>4</text:p>
          </table:table-cell>
          <table:table-cell office:value-type="float" office:value="12" table:style-name="ce10">
            <text:p>12</text:p>
          </table:table-cell>
          <table:table-cell office:value-type="float" office:value="35.200000000000003" table:style-name="ce10">
            <text:p>35.2</text:p>
          </table:table-cell>
          <table:table-cell office:value-type="float" office:value="48.8" table:style-name="ce10">
            <text:p>48.8</text:p>
          </table:table-cell>
          <table:table-cell office:value-type="float" office:value="5.6219999999999999" table:style-name="ce10">
            <text:p>5.622</text:p>
          </table:table-cell>
          <table:table-cell office:value-type="float" office:value="94.4" table:style-name="ce10">
            <text:p>94.4</text:p>
          </table:table-cell>
          <table:table-cell office:value-type="float" office:value="66" table:style-name="ce10">
            <text:p>66</text:p>
          </table:table-cell>
          <table:table-cell office:value-type="float" office:value="86.747" table:style-name="ce10">
            <text:p>86.747</text:p>
          </table:table-cell>
          <table:table-cell office:value-type="string" table:style-name="ce10">
            <text:p>[c]</text:p>
          </table:table-cell>
          <table:table-cell office:value-type="float" office:value="94.8" table:style-name="ce10">
            <text:p>94.8</text:p>
          </table:table-cell>
          <table:table-cell office:value-type="string" table:style-name="ce10">
            <text:p>[c]</text:p>
          </table:table-cell>
          <table:table-cell office:value-type="string" table:style-name="ce10">
            <text:p>[c]</text:p>
          </table:table-cell>
          <table:table-cell office:value-type="float" office:value="93.227000000000004" table:style-name="ce10">
            <text:p>93.22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82.257999999999996" table:style-name="ce10">
            <text:p>82.258</text:p>
          </table:table-cell>
          <table:table-cell office:value-type="float" office:value="82.661000000000001" table:style-name="ce10">
            <text:p>82.661</text:p>
          </table:table-cell>
          <table:table-cell office:value-type="float" office:value="76.613" table:style-name="ce10">
            <text:p>76.613</text:p>
          </table:table-cell>
          <table:table-cell office:value-type="float" office:value="21.687000000000001" table:style-name="ce10">
            <text:p>21.687</text:p>
          </table:table-cell>
          <table:table-cell office:value-type="float" office:value="81.123999999999995" table:style-name="ce10">
            <text:p>81.124</text:p>
          </table:table-cell>
          <table:table-cell office:value-type="float" office:value="74.194000000000003" table:style-name="ce10">
            <text:p>74.194</text:p>
          </table:table-cell>
          <table:table-cell office:value-type="float" office:value="60.975999999999999" table:style-name="ce10">
            <text:p>60.976</text:p>
          </table:table-cell>
          <table:table-cell office:value-type="float" office:value="75.903999999999996" table:style-name="ce10">
            <text:p>75.904</text:p>
          </table:table-cell>
          <table:table-cell table:number-columns-repeated="16259"/>
        </table:table-row>
        <table:table-row table:style-name="ro8">
          <table:table-cell office:value-type="string" table:style-name="ce4">
            <text:p>HMLR</text:p>
          </table:table-cell>
          <table:table-cell office:value-type="string" table:style-name="ce4">
            <text:p>HM Land Registry</text:p>
          </table:table-cell>
          <table:table-cell office:value-type="string" table:style-name="ce4">
            <text:p>Ministry of Housing, Communities and Local Government</text:p>
          </table:table-cell>
          <table:table-cell table:style-name="ce4"/>
          <table:table-cell office:value-type="float" office:value="65.358000000000004" table:style-name="ce10">
            <text:p>65.358</text:p>
          </table:table-cell>
          <table:table-cell office:value-type="float" office:value="59.362000000000002" table:style-name="ce10">
            <text:p>59.362</text:p>
          </table:table-cell>
          <table:table-cell office:value-type="float" office:value="28.183" table:style-name="ce10">
            <text:p>28.183</text:p>
          </table:table-cell>
          <table:table-cell office:value-type="float" office:value="71.427999999999997" table:style-name="ce10">
            <text:p>71.428</text:p>
          </table:table-cell>
          <table:table-cell office:value-type="float" office:value="69.754000000000005" table:style-name="ce10">
            <text:p>69.754</text:p>
          </table:table-cell>
          <table:table-cell office:value-type="float" office:value="77.472999999999999" table:style-name="ce10">
            <text:p>77.473</text:p>
          </table:table-cell>
          <table:table-cell office:value-type="float" office:value="79.751999999999995" table:style-name="ce10">
            <text:p>79.752</text:p>
          </table:table-cell>
          <table:table-cell office:value-type="float" office:value="87.242000000000004" table:style-name="ce10">
            <text:p>87.242</text:p>
          </table:table-cell>
          <table:table-cell office:value-type="float" office:value="56.451999999999998" table:style-name="ce10">
            <text:p>56.452</text:p>
          </table:table-cell>
          <table:table-cell office:value-type="float" office:value="79.406999999999996" table:style-name="ce10">
            <text:p>79.407</text:p>
          </table:table-cell>
          <table:table-cell office:value-type="float" office:value="75.266999999999996" table:style-name="ce10">
            <text:p>75.267</text:p>
          </table:table-cell>
          <table:table-cell office:value-type="float" office:value="28.317" table:style-name="ce10">
            <text:p>28.317</text:p>
          </table:table-cell>
          <table:table-cell office:value-type="float" office:value="40.908999999999999" table:style-name="ce10">
            <text:p>40.909</text:p>
          </table:table-cell>
          <table:table-cell office:value-type="float" office:value="83.543000000000006" table:style-name="ce10">
            <text:p>83.543</text:p>
          </table:table-cell>
          <table:table-cell office:value-type="float" office:value="85.201999999999998" table:style-name="ce10">
            <text:p>85.202</text:p>
          </table:table-cell>
          <table:table-cell office:value-type="float" office:value="72.606999999999999" table:style-name="ce10">
            <text:p>72.607</text:p>
          </table:table-cell>
          <table:table-cell office:value-type="float" office:value="43.530999999999999" table:style-name="ce10">
            <text:p>43.531</text:p>
          </table:table-cell>
          <table:table-cell office:value-type="float" office:value="63.866999999999997" table:style-name="ce10">
            <text:p>63.867</text:p>
          </table:table-cell>
          <table:table-cell office:value-type="float" office:value="72.7" table:style-name="ce10">
            <text:p>72.7</text:p>
          </table:table-cell>
          <table:table-cell office:value-type="float" office:value="82.248000000000005" table:style-name="ce10">
            <text:p>82.248</text:p>
          </table:table-cell>
          <table:table-cell office:value-type="float" office:value="77.302000000000007" table:style-name="ce10">
            <text:p>77.302</text:p>
          </table:table-cell>
          <table:table-cell office:value-type="float" office:value="90.641000000000005" table:style-name="ce10">
            <text:p>90.641</text:p>
          </table:table-cell>
          <table:table-cell office:value-type="float" office:value="85.355999999999995" table:style-name="ce10">
            <text:p>85.356</text:p>
          </table:table-cell>
          <table:table-cell office:value-type="float" office:value="75.070999999999998" table:style-name="ce10">
            <text:p>75.071</text:p>
          </table:table-cell>
          <table:table-cell office:value-type="float" office:value="82.027000000000001" table:style-name="ce10">
            <text:p>82.027</text:p>
          </table:table-cell>
          <table:table-cell office:value-type="float" office:value="85.353999999999999" table:style-name="ce10">
            <text:p>85.354</text:p>
          </table:table-cell>
          <table:table-cell office:value-type="float" office:value="80.456000000000003" table:style-name="ce10">
            <text:p>80.456</text:p>
          </table:table-cell>
          <table:table-cell office:value-type="float" office:value="67.781999999999996" table:style-name="ce10">
            <text:p>67.782</text:p>
          </table:table-cell>
          <table:table-cell office:value-type="float" office:value="73.745000000000005" table:style-name="ce10">
            <text:p>73.745</text:p>
          </table:table-cell>
          <table:table-cell office:value-type="float" office:value="54.279000000000003" table:style-name="ce10">
            <text:p>54.279</text:p>
          </table:table-cell>
          <table:table-cell office:value-type="float" office:value="91.676000000000002" table:style-name="ce10">
            <text:p>91.676</text:p>
          </table:table-cell>
          <table:table-cell office:value-type="float" office:value="88.963999999999999" table:style-name="ce10">
            <text:p>88.964</text:p>
          </table:table-cell>
          <table:table-cell office:value-type="float" office:value="81.093999999999994" table:style-name="ce10">
            <text:p>81.094</text:p>
          </table:table-cell>
          <table:table-cell office:value-type="float" office:value="65.515000000000001" table:style-name="ce10">
            <text:p>65.515</text:p>
          </table:table-cell>
          <table:table-cell office:value-type="float" office:value="54.088999999999999" table:style-name="ce10">
            <text:p>54.089</text:p>
          </table:table-cell>
          <table:table-cell office:value-type="float" office:value="57.432000000000002" table:style-name="ce10">
            <text:p>57.432</text:p>
          </table:table-cell>
          <table:table-cell office:value-type="float" office:value="48.707000000000001" table:style-name="ce10">
            <text:p>48.707</text:p>
          </table:table-cell>
          <table:table-cell office:value-type="float" office:value="84.317999999999998" table:style-name="ce10">
            <text:p>84.318</text:p>
          </table:table-cell>
          <table:table-cell office:value-type="float" office:value="90.424000000000007" table:style-name="ce10">
            <text:p>90.424</text:p>
          </table:table-cell>
          <table:table-cell office:value-type="float" office:value="64.132999999999996" table:style-name="ce10">
            <text:p>64.133</text:p>
          </table:table-cell>
          <table:table-cell office:value-type="float" office:value="78.822999999999993" table:style-name="ce10">
            <text:p>78.823</text:p>
          </table:table-cell>
          <table:table-cell office:value-type="float" office:value="70.522000000000006" table:style-name="ce10">
            <text:p>70.522</text:p>
          </table:table-cell>
          <table:table-cell office:value-type="float" office:value="80.534000000000006" table:style-name="ce10">
            <text:p>80.534</text:p>
          </table:table-cell>
          <table:table-cell office:value-type="float" office:value="82.353999999999999" table:style-name="ce10">
            <text:p>82.354</text:p>
          </table:table-cell>
          <table:table-cell office:value-type="float" office:value="76.355000000000004" table:style-name="ce10">
            <text:p>76.355</text:p>
          </table:table-cell>
          <table:table-cell office:value-type="float" office:value="65.832999999999998" table:style-name="ce10">
            <text:p>65.833</text:p>
          </table:table-cell>
          <table:table-cell office:value-type="float" office:value="76.036000000000001" table:style-name="ce10">
            <text:p>76.036</text:p>
          </table:table-cell>
          <table:table-cell office:value-type="float" office:value="26.224" table:style-name="ce10">
            <text:p>26.224</text:p>
          </table:table-cell>
          <table:table-cell office:value-type="float" office:value="34.369" table:style-name="ce10">
            <text:p>34.369</text:p>
          </table:table-cell>
          <table:table-cell office:value-type="float" office:value="24.184000000000001" table:style-name="ce10">
            <text:p>24.184</text:p>
          </table:table-cell>
          <table:table-cell office:value-type="float" office:value="70.435000000000002" table:style-name="ce10">
            <text:p>70.435</text:p>
          </table:table-cell>
          <table:table-cell office:value-type="float" office:value="55.540999999999997" table:style-name="ce10">
            <text:p>55.541</text:p>
          </table:table-cell>
          <table:table-cell office:value-type="float" office:value="64.010000000000005" table:style-name="ce10">
            <text:p>64.01</text:p>
          </table:table-cell>
          <table:table-cell office:value-type="float" office:value="52.808999999999997" table:style-name="ce10">
            <text:p>52.809</text:p>
          </table:table-cell>
          <table:table-cell office:value-type="float" office:value="42.076999999999998" table:style-name="ce10">
            <text:p>42.077</text:p>
          </table:table-cell>
          <table:table-cell office:value-type="float" office:value="40.125999999999998" table:style-name="ce10">
            <text:p>40.126</text:p>
          </table:table-cell>
          <table:table-cell office:value-type="float" office:value="23.088999999999999" table:style-name="ce10">
            <text:p>23.089</text:p>
          </table:table-cell>
          <table:table-cell office:value-type="float" office:value="21.120999999999999" table:style-name="ce10">
            <text:p>21.121</text:p>
          </table:table-cell>
          <table:table-cell office:value-type="float" office:value="53.817999999999998" table:style-name="ce10">
            <text:p>53.818</text:p>
          </table:table-cell>
          <table:table-cell office:value-type="float" office:value="26.454999999999998" table:style-name="ce10">
            <text:p>26.455</text:p>
          </table:table-cell>
          <table:table-cell office:value-type="float" office:value="44.600999999999999" table:style-name="ce10">
            <text:p>44.601</text:p>
          </table:table-cell>
          <table:table-cell office:value-type="float" office:value="52.642000000000003" table:style-name="ce10">
            <text:p>52.642</text:p>
          </table:table-cell>
          <table:table-cell office:value-type="float" office:value="57.47" table:style-name="ce10">
            <text:p>57.47</text:p>
          </table:table-cell>
          <table:table-cell office:value-type="float" office:value="46.932000000000002" table:style-name="ce10">
            <text:p>46.932</text:p>
          </table:table-cell>
          <table:table-cell office:value-type="float" office:value="44.408000000000001" table:style-name="ce10">
            <text:p>44.408</text:p>
          </table:table-cell>
          <table:table-cell office:value-type="float" office:value="42.029000000000003" table:style-name="ce10">
            <text:p>42.029</text:p>
          </table:table-cell>
          <table:table-cell office:value-type="float" office:value="37.155000000000001" table:style-name="ce10">
            <text:p>37.155</text:p>
          </table:table-cell>
          <table:table-cell office:value-type="float" office:value="26.542000000000002" table:style-name="ce10">
            <text:p>26.542</text:p>
          </table:table-cell>
          <table:table-cell office:value-type="float" office:value="89.811000000000007" table:style-name="ce10">
            <text:p>89.811</text:p>
          </table:table-cell>
          <table:table-cell office:value-type="float" office:value="68.231999999999999" table:style-name="ce10">
            <text:p>68.232</text:p>
          </table:table-cell>
          <table:table-cell office:value-type="float" office:value="73.820999999999998" table:style-name="ce10">
            <text:p>73.821</text:p>
          </table:table-cell>
          <table:table-cell office:value-type="float" office:value="66.355000000000004" table:style-name="ce10">
            <text:p>66.355</text:p>
          </table:table-cell>
          <table:table-cell office:value-type="float" office:value="79.400000000000006" table:style-name="ce10">
            <text:p>79.4</text:p>
          </table:table-cell>
          <table:table-cell office:value-type="float" office:value="51.076000000000001" table:style-name="ce10">
            <text:p>51.076</text:p>
          </table:table-cell>
          <table:table-cell office:value-type="float" office:value="35.515000000000001" table:style-name="ce10">
            <text:p>35.515</text:p>
          </table:table-cell>
          <table:table-cell office:value-type="float" office:value="78.686000000000007" table:style-name="ce10">
            <text:p>78.686</text:p>
          </table:table-cell>
          <table:table-cell office:value-type="float" office:value="7.7140000000000004" table:style-name="ce10">
            <text:p>7.714</text:p>
          </table:table-cell>
          <table:table-cell office:value-type="float" office:value="82.981999999999999" table:style-name="ce10">
            <text:p>82.982</text:p>
          </table:table-cell>
          <table:table-cell office:value-type="float" office:value="45.405000000000001" table:style-name="ce10">
            <text:p>45.405</text:p>
          </table:table-cell>
          <table:table-cell office:value-type="float" office:value="93.8" table:style-name="ce10">
            <text:p>93.8</text:p>
          </table:table-cell>
          <table:table-cell office:value-type="float" office:value="69.263000000000005" table:style-name="ce10">
            <text:p>69.263</text:p>
          </table:table-cell>
          <table:table-cell office:value-type="float" office:value="66.709999999999994" table:style-name="ce10">
            <text:p>66.71</text:p>
          </table:table-cell>
          <table:table-cell office:value-type="float" office:value="40.582999999999998" table:style-name="ce10">
            <text:p>40.583</text:p>
          </table:table-cell>
          <table:table-cell office:value-type="float" office:value="14.609" table:style-name="ce10">
            <text:p>14.609</text:p>
          </table:table-cell>
          <table:table-cell office:value-type="float" office:value="6.02" table:style-name="ce10">
            <text:p>6.02</text:p>
          </table:table-cell>
          <table:table-cell office:value-type="float" office:value="9.7149999999999999" table:style-name="ce10">
            <text:p>9.715</text:p>
          </table:table-cell>
          <table:table-cell office:value-type="float" office:value="27.015999999999998" table:style-name="ce10">
            <text:p>27.016</text:p>
          </table:table-cell>
          <table:table-cell office:value-type="float" office:value="57.247999999999998" table:style-name="ce10">
            <text:p>57.248</text:p>
          </table:table-cell>
          <table:table-cell office:value-type="float" office:value="8.2789999999999999" table:style-name="ce10">
            <text:p>8.279</text:p>
          </table:table-cell>
          <table:table-cell office:value-type="float" office:value="89.498000000000005" table:style-name="ce10">
            <text:p>89.498</text:p>
          </table:table-cell>
          <table:table-cell office:value-type="float" office:value="65.971000000000004" table:style-name="ce10">
            <text:p>65.971</text:p>
          </table:table-cell>
          <table:table-cell office:value-type="float" office:value="76.287999999999997" table:style-name="ce10">
            <text:p>76.288</text:p>
          </table:table-cell>
          <table:table-cell office:value-type="float" office:value="5.8179999999999996" table:style-name="ce10">
            <text:p>5.818</text:p>
          </table:table-cell>
          <table:table-cell office:value-type="float" office:value="86.778000000000006" table:style-name="ce10">
            <text:p>86.778</text:p>
          </table:table-cell>
          <table:table-cell office:value-type="float" office:value="7.4029999999999996" table:style-name="ce10">
            <text:p>7.403</text:p>
          </table:table-cell>
          <table:table-cell office:value-type="float" office:value="6.0110000000000001" table:style-name="ce10">
            <text:p>6.011</text:p>
          </table:table-cell>
          <table:table-cell office:value-type="float" office:value="88.26" table:style-name="ce10">
            <text:p>88.26</text:p>
          </table:table-cell>
          <table:table-cell office:value-type="float" office:value="5.7290000000000001" table:style-name="ce10">
            <text:p>5.729</text:p>
          </table:table-cell>
          <table:table-cell office:value-type="float" office:value="41.817999999999998" table:style-name="ce10">
            <text:p>41.818</text:p>
          </table:table-cell>
          <table:table-cell office:value-type="float" office:value="40.363999999999997" table:style-name="ce10">
            <text:p>40.364</text:p>
          </table:table-cell>
          <table:table-cell office:value-type="float" office:value="17.818000000000001" table:style-name="ce10">
            <text:p>17.818</text:p>
          </table:table-cell>
          <table:table-cell office:value-type="float" office:value="30.434999999999999" table:style-name="ce10">
            <text:p>30.435</text:p>
          </table:table-cell>
          <table:table-cell office:value-type="float" office:value="56.521999999999998" table:style-name="ce10">
            <text:p>56.522</text:p>
          </table:table-cell>
          <table:table-cell office:value-type="float" office:value="13.042999999999999" table:style-name="ce10">
            <text:p>13.043</text:p>
          </table:table-cell>
          <table:table-cell office:value-type="float" office:value="41.667000000000002" table:style-name="ce10">
            <text:p>41.667</text:p>
          </table:table-cell>
          <table:table-cell office:value-type="float" office:value="27.173999999999999" table:style-name="ce10">
            <text:p>27.174</text:p>
          </table:table-cell>
          <table:table-cell office:value-type="float" office:value="31.158999999999999" table:style-name="ce10">
            <text:p>31.159</text:p>
          </table:table-cell>
          <table:table-cell office:value-type="float" office:value="57.970999999999997" table:style-name="ce10">
            <text:p>57.971</text:p>
          </table:table-cell>
          <table:table-cell office:value-type="float" office:value="17.390999999999998" table:style-name="ce10">
            <text:p>17.391</text:p>
          </table:table-cell>
          <table:table-cell office:value-type="float" office:value="24.638000000000002" table:style-name="ce10">
            <text:p>24.638</text:p>
          </table:table-cell>
          <table:table-cell office:value-type="float" office:value="28.696000000000002" table:style-name="ce10">
            <text:p>28.696</text:p>
          </table:table-cell>
          <table:table-cell office:value-type="float" office:value="56.521999999999998" table:style-name="ce10">
            <text:p>56.522</text:p>
          </table:table-cell>
          <table:table-cell office:value-type="float" office:value="14.782999999999999" table:style-name="ce10">
            <text:p>14.783</text:p>
          </table:table-cell>
          <table:table-cell office:value-type="float" office:value="60.578000000000003" table:style-name="ce10">
            <text:p>60.578</text:p>
          </table:table-cell>
          <table:table-cell office:value-type="float" office:value="63.46" table:style-name="ce10">
            <text:p>63.46</text:p>
          </table:table-cell>
          <table:table-cell office:value-type="float" office:value="55.927" table:style-name="ce10">
            <text:p>55.927</text:p>
          </table:table-cell>
          <table:table-cell office:value-type="float" office:value="37.5" table:style-name="ce10">
            <text:p>37.5</text:p>
          </table:table-cell>
          <table:table-cell office:value-type="float" office:value="65.125" table:style-name="ce10">
            <text:p>65.125</text:p>
          </table:table-cell>
          <table:table-cell office:value-type="float" office:value="65.435000000000002" table:style-name="ce10">
            <text:p>65.435</text:p>
          </table:table-cell>
          <table:table-cell office:value-type="float" office:value="68.378" table:style-name="ce10">
            <text:p>68.378</text:p>
          </table:table-cell>
          <table:table-cell office:value-type="float" office:value="72.471999999999994" table:style-name="ce10">
            <text:p>72.472</text:p>
          </table:table-cell>
          <table:table-cell table:number-columns-repeated="16259"/>
        </table:table-row>
        <table:table-row table:style-name="ro8">
          <table:table-cell office:value-type="string" table:style-name="ce4">
            <text:p>HMPPHQ</text:p>
          </table:table-cell>
          <table:table-cell office:value-type="string" table:style-name="ce4">
            <text:p>HM Prison and Probation Service Headquarters</text:p>
          </table:table-cell>
          <table:table-cell office:value-type="string" table:style-name="ce4">
            <text:p>Justice</text:p>
          </table:table-cell>
          <table:table-cell table:style-name="ce4"/>
          <table:table-cell office:value-type="float" office:value="57.584000000000003" table:style-name="ce10">
            <text:p>57.584</text:p>
          </table:table-cell>
          <table:table-cell office:value-type="float" office:value="65.165000000000006" table:style-name="ce10">
            <text:p>65.165</text:p>
          </table:table-cell>
          <table:table-cell office:value-type="float" office:value="26.253" table:style-name="ce10">
            <text:p>26.253</text:p>
          </table:table-cell>
          <table:table-cell office:value-type="float" office:value="76.585999999999999" table:style-name="ce10">
            <text:p>76.586</text:p>
          </table:table-cell>
          <table:table-cell office:value-type="float" office:value="80.697999999999993" table:style-name="ce10">
            <text:p>80.698</text:p>
          </table:table-cell>
          <table:table-cell office:value-type="float" office:value="87.224999999999994" table:style-name="ce10">
            <text:p>87.225</text:p>
          </table:table-cell>
          <table:table-cell office:value-type="float" office:value="78.447999999999993" table:style-name="ce10">
            <text:p>78.448</text:p>
          </table:table-cell>
          <table:table-cell office:value-type="float" office:value="84.320999999999998" table:style-name="ce10">
            <text:p>84.321</text:p>
          </table:table-cell>
          <table:table-cell office:value-type="float" office:value="60.448999999999998" table:style-name="ce10">
            <text:p>60.449</text:p>
          </table:table-cell>
          <table:table-cell office:value-type="float" office:value="79.88" table:style-name="ce10">
            <text:p>79.88</text:p>
          </table:table-cell>
          <table:table-cell office:value-type="float" office:value="77.263999999999996" table:style-name="ce10">
            <text:p>77.264</text:p>
          </table:table-cell>
          <table:table-cell office:value-type="float" office:value="49.811" table:style-name="ce10">
            <text:p>49.811</text:p>
          </table:table-cell>
          <table:table-cell office:value-type="float" office:value="51.953000000000003" table:style-name="ce10">
            <text:p>51.953</text:p>
          </table:table-cell>
          <table:table-cell office:value-type="float" office:value="93.626000000000005" table:style-name="ce10">
            <text:p>93.626</text:p>
          </table:table-cell>
          <table:table-cell office:value-type="float" office:value="84.847999999999999" table:style-name="ce10">
            <text:p>84.848</text:p>
          </table:table-cell>
          <table:table-cell office:value-type="float" office:value="82.171000000000006" table:style-name="ce10">
            <text:p>82.171</text:p>
          </table:table-cell>
          <table:table-cell office:value-type="float" office:value="63.094000000000001" table:style-name="ce10">
            <text:p>63.094</text:p>
          </table:table-cell>
          <table:table-cell office:value-type="float" office:value="79.753" table:style-name="ce10">
            <text:p>79.753</text:p>
          </table:table-cell>
          <table:table-cell office:value-type="float" office:value="86.311000000000007" table:style-name="ce10">
            <text:p>86.311</text:p>
          </table:table-cell>
          <table:table-cell office:value-type="float" office:value="88.144999999999996" table:style-name="ce10">
            <text:p>88.145</text:p>
          </table:table-cell>
          <table:table-cell office:value-type="float" office:value="77.789000000000001" table:style-name="ce10">
            <text:p>77.789</text:p>
          </table:table-cell>
          <table:table-cell office:value-type="float" office:value="88.551000000000002" table:style-name="ce10">
            <text:p>88.551</text:p>
          </table:table-cell>
          <table:table-cell office:value-type="float" office:value="85.338999999999999" table:style-name="ce10">
            <text:p>85.339</text:p>
          </table:table-cell>
          <table:table-cell office:value-type="float" office:value="73.100999999999999" table:style-name="ce10">
            <text:p>73.101</text:p>
          </table:table-cell>
          <table:table-cell office:value-type="float" office:value="80.944000000000003" table:style-name="ce10">
            <text:p>80.944</text:p>
          </table:table-cell>
          <table:table-cell office:value-type="float" office:value="83.287999999999997" table:style-name="ce10">
            <text:p>83.288</text:p>
          </table:table-cell>
          <table:table-cell office:value-type="float" office:value="74.209000000000003" table:style-name="ce10">
            <text:p>74.209</text:p>
          </table:table-cell>
          <table:table-cell office:value-type="float" office:value="69.968000000000004" table:style-name="ce10">
            <text:p>69.968</text:p>
          </table:table-cell>
          <table:table-cell office:value-type="float" office:value="73.055999999999997" table:style-name="ce10">
            <text:p>73.056</text:p>
          </table:table-cell>
          <table:table-cell office:value-type="float" office:value="50.408999999999999" table:style-name="ce10">
            <text:p>50.409</text:p>
          </table:table-cell>
          <table:table-cell office:value-type="float" office:value="87.323999999999998" table:style-name="ce10">
            <text:p>87.324</text:p>
          </table:table-cell>
          <table:table-cell office:value-type="float" office:value="86.251000000000005" table:style-name="ce10">
            <text:p>86.251</text:p>
          </table:table-cell>
          <table:table-cell office:value-type="float" office:value="79.397000000000006" table:style-name="ce10">
            <text:p>79.397</text:p>
          </table:table-cell>
          <table:table-cell office:value-type="float" office:value="69.097999999999999" table:style-name="ce10">
            <text:p>69.098</text:p>
          </table:table-cell>
          <table:table-cell office:value-type="float" office:value="54.737000000000002" table:style-name="ce10">
            <text:p>54.737</text:p>
          </table:table-cell>
          <table:table-cell office:value-type="float" office:value="60.203000000000003" table:style-name="ce10">
            <text:p>60.203</text:p>
          </table:table-cell>
          <table:table-cell office:value-type="float" office:value="57.823999999999998" table:style-name="ce10">
            <text:p>57.824</text:p>
          </table:table-cell>
          <table:table-cell office:value-type="float" office:value="82.195999999999998" table:style-name="ce10">
            <text:p>82.196</text:p>
          </table:table-cell>
          <table:table-cell office:value-type="float" office:value="86.921999999999997" table:style-name="ce10">
            <text:p>86.922</text:p>
          </table:table-cell>
          <table:table-cell office:value-type="float" office:value="73.935000000000002" table:style-name="ce10">
            <text:p>73.935</text:p>
          </table:table-cell>
          <table:table-cell office:value-type="float" office:value="76.427999999999997" table:style-name="ce10">
            <text:p>76.428</text:p>
          </table:table-cell>
          <table:table-cell office:value-type="float" office:value="73.521000000000001" table:style-name="ce10">
            <text:p>73.521</text:p>
          </table:table-cell>
          <table:table-cell office:value-type="float" office:value="80.722999999999999" table:style-name="ce10">
            <text:p>80.723</text:p>
          </table:table-cell>
          <table:table-cell office:value-type="float" office:value="91.497" table:style-name="ce10">
            <text:p>91.497</text:p>
          </table:table-cell>
          <table:table-cell office:value-type="float" office:value="77.805000000000007" table:style-name="ce10">
            <text:p>77.805</text:p>
          </table:table-cell>
          <table:table-cell office:value-type="float" office:value="65.248000000000005" table:style-name="ce10">
            <text:p>65.248</text:p>
          </table:table-cell>
          <table:table-cell office:value-type="float" office:value="74.846000000000004" table:style-name="ce10">
            <text:p>74.846</text:p>
          </table:table-cell>
          <table:table-cell office:value-type="float" office:value="51.012999999999998" table:style-name="ce10">
            <text:p>51.013</text:p>
          </table:table-cell>
          <table:table-cell office:value-type="float" office:value="55.621000000000002" table:style-name="ce10">
            <text:p>55.621</text:p>
          </table:table-cell>
          <table:table-cell office:value-type="float" office:value="42.835999999999999" table:style-name="ce10">
            <text:p>42.836</text:p>
          </table:table-cell>
          <table:table-cell office:value-type="float" office:value="68.472999999999999" table:style-name="ce10">
            <text:p>68.473</text:p>
          </table:table-cell>
          <table:table-cell office:value-type="float" office:value="67.391999999999996" table:style-name="ce10">
            <text:p>67.392</text:p>
          </table:table-cell>
          <table:table-cell office:value-type="float" office:value="69.906000000000006" table:style-name="ce10">
            <text:p>69.906</text:p>
          </table:table-cell>
          <table:table-cell office:value-type="float" office:value="68.311000000000007" table:style-name="ce10">
            <text:p>68.311</text:p>
          </table:table-cell>
          <table:table-cell office:value-type="float" office:value="60.01" table:style-name="ce10">
            <text:p>60.01</text:p>
          </table:table-cell>
          <table:table-cell office:value-type="float" office:value="60.088999999999999" table:style-name="ce10">
            <text:p>60.089</text:p>
          </table:table-cell>
          <table:table-cell office:value-type="float" office:value="35.090000000000003" table:style-name="ce10">
            <text:p>35.09</text:p>
          </table:table-cell>
          <table:table-cell office:value-type="float" office:value="30.695" table:style-name="ce10">
            <text:p>30.695</text:p>
          </table:table-cell>
          <table:table-cell office:value-type="float" office:value="59.954999999999998" table:style-name="ce10">
            <text:p>59.955</text:p>
          </table:table-cell>
          <table:table-cell office:value-type="float" office:value="38.496000000000002" table:style-name="ce10">
            <text:p>38.496</text:p>
          </table:table-cell>
          <table:table-cell office:value-type="float" office:value="45.268000000000001" table:style-name="ce10">
            <text:p>45.268</text:p>
          </table:table-cell>
          <table:table-cell office:value-type="float" office:value="69.822000000000003" table:style-name="ce10">
            <text:p>69.822</text:p>
          </table:table-cell>
          <table:table-cell office:value-type="float" office:value="57.15" table:style-name="ce10">
            <text:p>57.15</text:p>
          </table:table-cell>
          <table:table-cell office:value-type="float" office:value="61.609000000000002" table:style-name="ce10">
            <text:p>61.609</text:p>
          </table:table-cell>
          <table:table-cell office:value-type="float" office:value="55.22" table:style-name="ce10">
            <text:p>55.22</text:p>
          </table:table-cell>
          <table:table-cell office:value-type="float" office:value="52.151000000000003" table:style-name="ce10">
            <text:p>52.151</text:p>
          </table:table-cell>
          <table:table-cell office:value-type="float" office:value="49.753" table:style-name="ce10">
            <text:p>49.753</text:p>
          </table:table-cell>
          <table:table-cell office:value-type="float" office:value="39.53" table:style-name="ce10">
            <text:p>39.53</text:p>
          </table:table-cell>
          <table:table-cell office:value-type="float" office:value="90.266999999999996" table:style-name="ce10">
            <text:p>90.267</text:p>
          </table:table-cell>
          <table:table-cell office:value-type="float" office:value="75.141999999999996" table:style-name="ce10">
            <text:p>75.142</text:p>
          </table:table-cell>
          <table:table-cell office:value-type="float" office:value="72.88" table:style-name="ce10">
            <text:p>72.88</text:p>
          </table:table-cell>
          <table:table-cell office:value-type="float" office:value="72.259" table:style-name="ce10">
            <text:p>72.259</text:p>
          </table:table-cell>
          <table:table-cell office:value-type="float" office:value="76.149000000000001" table:style-name="ce10">
            <text:p>76.149</text:p>
          </table:table-cell>
          <table:table-cell office:value-type="float" office:value="59.768000000000001" table:style-name="ce10">
            <text:p>59.768</text:p>
          </table:table-cell>
          <table:table-cell office:value-type="float" office:value="45.61" table:style-name="ce10">
            <text:p>45.61</text:p>
          </table:table-cell>
          <table:table-cell office:value-type="float" office:value="79.247" table:style-name="ce10">
            <text:p>79.247</text:p>
          </table:table-cell>
          <table:table-cell office:value-type="float" office:value="45.933" table:style-name="ce10">
            <text:p>45.933</text:p>
          </table:table-cell>
          <table:table-cell office:value-type="float" office:value="88.415999999999997" table:style-name="ce10">
            <text:p>88.416</text:p>
          </table:table-cell>
          <table:table-cell office:value-type="float" office:value="71.855999999999995" table:style-name="ce10">
            <text:p>71.856</text:p>
          </table:table-cell>
          <table:table-cell office:value-type="float" office:value="91.641999999999996" table:style-name="ce10">
            <text:p>91.642</text:p>
          </table:table-cell>
          <table:table-cell office:value-type="float" office:value="68.912999999999997" table:style-name="ce10">
            <text:p>68.913</text:p>
          </table:table-cell>
          <table:table-cell office:value-type="float" office:value="57.737000000000002" table:style-name="ce10">
            <text:p>57.737</text:p>
          </table:table-cell>
          <table:table-cell office:value-type="float" office:value="47.65" table:style-name="ce10">
            <text:p>47.65</text:p>
          </table:table-cell>
          <table:table-cell office:value-type="float" office:value="27.202999999999999" table:style-name="ce10">
            <text:p>27.203</text:p>
          </table:table-cell>
          <table:table-cell office:value-type="float" office:value="3.758" table:style-name="ce10">
            <text:p>3.758</text:p>
          </table:table-cell>
          <table:table-cell office:value-type="float" office:value="8.6769999999999996" table:style-name="ce10">
            <text:p>8.677</text:p>
          </table:table-cell>
          <table:table-cell office:value-type="float" office:value="28.677" table:style-name="ce10">
            <text:p>28.677</text:p>
          </table:table-cell>
          <table:table-cell office:value-type="float" office:value="58.887999999999998" table:style-name="ce10">
            <text:p>58.888</text:p>
          </table:table-cell>
          <table:table-cell office:value-type="float" office:value="7.1680000000000001" table:style-name="ce10">
            <text:p>7.168</text:p>
          </table:table-cell>
          <table:table-cell office:value-type="float" office:value="92.852000000000004" table:style-name="ce10">
            <text:p>92.852</text:p>
          </table:table-cell>
          <table:table-cell office:value-type="float" office:value="71.742999999999995" table:style-name="ce10">
            <text:p>71.743</text:p>
          </table:table-cell>
          <table:table-cell office:value-type="float" office:value="68.864999999999995" table:style-name="ce10">
            <text:p>68.865</text:p>
          </table:table-cell>
          <table:table-cell office:value-type="float" office:value="10.779" table:style-name="ce10">
            <text:p>10.779</text:p>
          </table:table-cell>
          <table:table-cell office:value-type="float" office:value="81.828999999999994" table:style-name="ce10">
            <text:p>81.829</text:p>
          </table:table-cell>
          <table:table-cell office:value-type="float" office:value="7.3920000000000003" table:style-name="ce10">
            <text:p>7.392</text:p>
          </table:table-cell>
          <table:table-cell office:value-type="float" office:value="9.6709999999999994" table:style-name="ce10">
            <text:p>9.671</text:p>
          </table:table-cell>
          <table:table-cell office:value-type="float" office:value="84.070999999999998" table:style-name="ce10">
            <text:p>84.071</text:p>
          </table:table-cell>
          <table:table-cell office:value-type="float" office:value="6.258" table:style-name="ce10">
            <text:p>6.258</text:p>
          </table:table-cell>
          <table:table-cell office:value-type="float" office:value="48.710999999999999" table:style-name="ce10">
            <text:p>48.711</text:p>
          </table:table-cell>
          <table:table-cell office:value-type="float" office:value="43.040999999999997" table:style-name="ce10">
            <text:p>43.041</text:p>
          </table:table-cell>
          <table:table-cell office:value-type="float" office:value="8.2469999999999999" table:style-name="ce10">
            <text:p>8.247</text:p>
          </table:table-cell>
          <table:table-cell office:value-type="float" office:value="19.047999999999998" table:style-name="ce10">
            <text:p>19.048</text:p>
          </table:table-cell>
          <table:table-cell office:value-type="float" office:value="65.078999999999994" table:style-name="ce10">
            <text:p>65.079</text:p>
          </table:table-cell>
          <table:table-cell office:value-type="float" office:value="15.872999999999999" table:style-name="ce10">
            <text:p>15.873</text:p>
          </table:table-cell>
          <table:table-cell office:value-type="float" office:value="35.825000000000003" table:style-name="ce10">
            <text:p>35.825</text:p>
          </table:table-cell>
          <table:table-cell office:value-type="float" office:value="37.371000000000002" table:style-name="ce10">
            <text:p>37.371</text:p>
          </table:table-cell>
          <table:table-cell office:value-type="float" office:value="26.803999999999998" table:style-name="ce10">
            <text:p>26.804</text:p>
          </table:table-cell>
          <table:table-cell office:value-type="float" office:value="64.691000000000003" table:style-name="ce10">
            <text:p>64.691</text:p>
          </table:table-cell>
          <table:table-cell office:value-type="float" office:value="20.361000000000001" table:style-name="ce10">
            <text:p>20.361</text:p>
          </table:table-cell>
          <table:table-cell office:value-type="float" office:value="14.948" table:style-name="ce10">
            <text:p>14.948</text:p>
          </table:table-cell>
          <table:table-cell office:value-type="float" office:value="37.234000000000002" table:style-name="ce10">
            <text:p>37.234</text:p>
          </table:table-cell>
          <table:table-cell office:value-type="float" office:value="48.936" table:style-name="ce10">
            <text:p>48.936</text:p>
          </table:table-cell>
          <table:table-cell office:value-type="float" office:value="13.83" table:style-name="ce10">
            <text:p>13.83</text:p>
          </table:table-cell>
          <table:table-cell office:value-type="float" office:value="69.870999999999995" table:style-name="ce10">
            <text:p>69.871</text:p>
          </table:table-cell>
          <table:table-cell office:value-type="float" office:value="75.483999999999995" table:style-name="ce10">
            <text:p>75.484</text:p>
          </table:table-cell>
          <table:table-cell office:value-type="float" office:value="65.506" table:style-name="ce10">
            <text:p>65.506</text:p>
          </table:table-cell>
          <table:table-cell office:value-type="float" office:value="34.758000000000003" table:style-name="ce10">
            <text:p>34.758</text:p>
          </table:table-cell>
          <table:table-cell office:value-type="float" office:value="74.144999999999996" table:style-name="ce10">
            <text:p>74.145</text:p>
          </table:table-cell>
          <table:table-cell office:value-type="float" office:value="71.225999999999999" table:style-name="ce10">
            <text:p>71.226</text:p>
          </table:table-cell>
          <table:table-cell office:value-type="float" office:value="55.000999999999998" table:style-name="ce10">
            <text:p>55.001</text:p>
          </table:table-cell>
          <table:table-cell office:value-type="float" office:value="56.418999999999997" table:style-name="ce10">
            <text:p>56.419</text:p>
          </table:table-cell>
          <table:table-cell table:number-columns-repeated="16259"/>
        </table:table-row>
        <table:table-row table:style-name="ro5">
          <table:table-cell office:value-type="string" table:style-name="ce4">
            <text:p>HMPS</text:p>
          </table:table-cell>
          <table:table-cell office:value-type="string" table:style-name="ce4">
            <text:p>HM Prison Service</text:p>
          </table:table-cell>
          <table:table-cell office:value-type="string" table:style-name="ce4">
            <text:p>Justice</text:p>
          </table:table-cell>
          <table:table-cell table:style-name="ce4"/>
          <table:table-cell office:value-type="float" office:value="25.495000000000001" table:style-name="ce10">
            <text:p>25.495</text:p>
          </table:table-cell>
          <table:table-cell office:value-type="float" office:value="59.503999999999998" table:style-name="ce10">
            <text:p>59.504</text:p>
          </table:table-cell>
          <table:table-cell office:value-type="float" office:value="33.984999999999999" table:style-name="ce10">
            <text:p>33.985</text:p>
          </table:table-cell>
          <table:table-cell office:value-type="float" office:value="71.247" table:style-name="ce10">
            <text:p>71.247</text:p>
          </table:table-cell>
          <table:table-cell office:value-type="float" office:value="70.311000000000007" table:style-name="ce10">
            <text:p>70.311</text:p>
          </table:table-cell>
          <table:table-cell office:value-type="float" office:value="76.793000000000006" table:style-name="ce10">
            <text:p>76.793</text:p>
          </table:table-cell>
          <table:table-cell office:value-type="float" office:value="63.036999999999999" table:style-name="ce10">
            <text:p>63.037</text:p>
          </table:table-cell>
          <table:table-cell office:value-type="float" office:value="71.858999999999995" table:style-name="ce10">
            <text:p>71.859</text:p>
          </table:table-cell>
          <table:table-cell office:value-type="float" office:value="51.716000000000001" table:style-name="ce10">
            <text:p>51.716</text:p>
          </table:table-cell>
          <table:table-cell office:value-type="float" office:value="66.635000000000005" table:style-name="ce10">
            <text:p>66.635</text:p>
          </table:table-cell>
          <table:table-cell office:value-type="float" office:value="67.147999999999996" table:style-name="ce10">
            <text:p>67.148</text:p>
          </table:table-cell>
          <table:table-cell office:value-type="float" office:value="31.042000000000002" table:style-name="ce10">
            <text:p>31.042</text:p>
          </table:table-cell>
          <table:table-cell office:value-type="float" office:value="42.545999999999999" table:style-name="ce10">
            <text:p>42.546</text:p>
          </table:table-cell>
          <table:table-cell office:value-type="float" office:value="87.311000000000007" table:style-name="ce10">
            <text:p>87.311</text:p>
          </table:table-cell>
          <table:table-cell office:value-type="float" office:value="79.486999999999995" table:style-name="ce10">
            <text:p>79.487</text:p>
          </table:table-cell>
          <table:table-cell office:value-type="float" office:value="72.646000000000001" table:style-name="ce10">
            <text:p>72.646</text:p>
          </table:table-cell>
          <table:table-cell office:value-type="float" office:value="51.179000000000002" table:style-name="ce10">
            <text:p>51.179</text:p>
          </table:table-cell>
          <table:table-cell office:value-type="float" office:value="60.921999999999997" table:style-name="ce10">
            <text:p>60.922</text:p>
          </table:table-cell>
          <table:table-cell office:value-type="float" office:value="76.41" table:style-name="ce10">
            <text:p>76.41</text:p>
          </table:table-cell>
          <table:table-cell office:value-type="float" office:value="77.188000000000002" table:style-name="ce10">
            <text:p>77.188</text:p>
          </table:table-cell>
          <table:table-cell office:value-type="float" office:value="64.602000000000004" table:style-name="ce10">
            <text:p>64.602</text:p>
          </table:table-cell>
          <table:table-cell office:value-type="float" office:value="69.694999999999993" table:style-name="ce10">
            <text:p>69.695</text:p>
          </table:table-cell>
          <table:table-cell office:value-type="float" office:value="70.510999999999996" table:style-name="ce10">
            <text:p>70.511</text:p>
          </table:table-cell>
          <table:table-cell office:value-type="float" office:value="58.088000000000001" table:style-name="ce10">
            <text:p>58.088</text:p>
          </table:table-cell>
          <table:table-cell office:value-type="float" office:value="67.765000000000001" table:style-name="ce10">
            <text:p>67.765</text:p>
          </table:table-cell>
          <table:table-cell office:value-type="float" office:value="68.634" table:style-name="ce10">
            <text:p>68.634</text:p>
          </table:table-cell>
          <table:table-cell office:value-type="float" office:value="55.588000000000001" table:style-name="ce10">
            <text:p>55.588</text:p>
          </table:table-cell>
          <table:table-cell office:value-type="float" office:value="55.837000000000003" table:style-name="ce10">
            <text:p>55.837</text:p>
          </table:table-cell>
          <table:table-cell office:value-type="float" office:value="56.828000000000003" table:style-name="ce10">
            <text:p>56.828</text:p>
          </table:table-cell>
          <table:table-cell office:value-type="float" office:value="37.912999999999997" table:style-name="ce10">
            <text:p>37.913</text:p>
          </table:table-cell>
          <table:table-cell office:value-type="float" office:value="76.265000000000001" table:style-name="ce10">
            <text:p>76.265</text:p>
          </table:table-cell>
          <table:table-cell office:value-type="float" office:value="72.974999999999994" table:style-name="ce10">
            <text:p>72.975</text:p>
          </table:table-cell>
          <table:table-cell office:value-type="float" office:value="66.352999999999994" table:style-name="ce10">
            <text:p>66.353</text:p>
          </table:table-cell>
          <table:table-cell office:value-type="float" office:value="58.963000000000001" table:style-name="ce10">
            <text:p>58.963</text:p>
          </table:table-cell>
          <table:table-cell office:value-type="float" office:value="48.805999999999997" table:style-name="ce10">
            <text:p>48.806</text:p>
          </table:table-cell>
          <table:table-cell office:value-type="float" office:value="51.933999999999997" table:style-name="ce10">
            <text:p>51.934</text:p>
          </table:table-cell>
          <table:table-cell office:value-type="float" office:value="47.09" table:style-name="ce10">
            <text:p>47.09</text:p>
          </table:table-cell>
          <table:table-cell office:value-type="float" office:value="68.730999999999995" table:style-name="ce10">
            <text:p>68.731</text:p>
          </table:table-cell>
          <table:table-cell office:value-type="float" office:value="75.795000000000002" table:style-name="ce10">
            <text:p>75.795</text:p>
          </table:table-cell>
          <table:table-cell office:value-type="float" office:value="55.741" table:style-name="ce10">
            <text:p>55.741</text:p>
          </table:table-cell>
          <table:table-cell office:value-type="float" office:value="66.323999999999998" table:style-name="ce10">
            <text:p>66.324</text:p>
          </table:table-cell>
          <table:table-cell office:value-type="float" office:value="62.14" table:style-name="ce10">
            <text:p>62.14</text:p>
          </table:table-cell>
          <table:table-cell office:value-type="float" office:value="73.997" table:style-name="ce10">
            <text:p>73.997</text:p>
          </table:table-cell>
          <table:table-cell office:value-type="float" office:value="87.078999999999994" table:style-name="ce10">
            <text:p>87.079</text:p>
          </table:table-cell>
          <table:table-cell office:value-type="float" office:value="65.709000000000003" table:style-name="ce10">
            <text:p>65.709</text:p>
          </table:table-cell>
          <table:table-cell office:value-type="float" office:value="55.66" table:style-name="ce10">
            <text:p>55.66</text:p>
          </table:table-cell>
          <table:table-cell office:value-type="float" office:value="58.317999999999998" table:style-name="ce10">
            <text:p>58.318</text:p>
          </table:table-cell>
          <table:table-cell office:value-type="float" office:value="30.08" table:style-name="ce10">
            <text:p>30.08</text:p>
          </table:table-cell>
          <table:table-cell office:value-type="float" office:value="34.904000000000003" table:style-name="ce10">
            <text:p>34.904</text:p>
          </table:table-cell>
          <table:table-cell office:value-type="float" office:value="28.13" table:style-name="ce10">
            <text:p>28.13</text:p>
          </table:table-cell>
          <table:table-cell office:value-type="float" office:value="49.957000000000001" table:style-name="ce10">
            <text:p>49.957</text:p>
          </table:table-cell>
          <table:table-cell office:value-type="float" office:value="60.220999999999997" table:style-name="ce10">
            <text:p>60.221</text:p>
          </table:table-cell>
          <table:table-cell office:value-type="float" office:value="57.774999999999999" table:style-name="ce10">
            <text:p>57.775</text:p>
          </table:table-cell>
          <table:table-cell office:value-type="float" office:value="53.648000000000003" table:style-name="ce10">
            <text:p>53.648</text:p>
          </table:table-cell>
          <table:table-cell office:value-type="float" office:value="47.968000000000004" table:style-name="ce10">
            <text:p>47.968</text:p>
          </table:table-cell>
          <table:table-cell office:value-type="float" office:value="47.744999999999997" table:style-name="ce10">
            <text:p>47.745</text:p>
          </table:table-cell>
          <table:table-cell office:value-type="float" office:value="34.94" table:style-name="ce10">
            <text:p>34.94</text:p>
          </table:table-cell>
          <table:table-cell office:value-type="float" office:value="28.745000000000001" table:style-name="ce10">
            <text:p>28.745</text:p>
          </table:table-cell>
          <table:table-cell office:value-type="float" office:value="46.381999999999998" table:style-name="ce10">
            <text:p>46.382</text:p>
          </table:table-cell>
          <table:table-cell office:value-type="float" office:value="29.706" table:style-name="ce10">
            <text:p>29.706</text:p>
          </table:table-cell>
          <table:table-cell office:value-type="float" office:value="35.956000000000003" table:style-name="ce10">
            <text:p>35.956</text:p>
          </table:table-cell>
          <table:table-cell office:value-type="float" office:value="62.494" table:style-name="ce10">
            <text:p>62.494</text:p>
          </table:table-cell>
          <table:table-cell office:value-type="float" office:value="43.497" table:style-name="ce10">
            <text:p>43.497</text:p>
          </table:table-cell>
          <table:table-cell office:value-type="float" office:value="53.445999999999998" table:style-name="ce10">
            <text:p>53.446</text:p>
          </table:table-cell>
          <table:table-cell office:value-type="float" office:value="47.04" table:style-name="ce10">
            <text:p>47.04</text:p>
          </table:table-cell>
          <table:table-cell office:value-type="float" office:value="43.569000000000003" table:style-name="ce10">
            <text:p>43.569</text:p>
          </table:table-cell>
          <table:table-cell office:value-type="float" office:value="32.406999999999996" table:style-name="ce10">
            <text:p>32.407</text:p>
          </table:table-cell>
          <table:table-cell office:value-type="float" office:value="26.318999999999999" table:style-name="ce10">
            <text:p>26.319</text:p>
          </table:table-cell>
          <table:table-cell office:value-type="float" office:value="86.138000000000005" table:style-name="ce10">
            <text:p>86.138</text:p>
          </table:table-cell>
          <table:table-cell office:value-type="float" office:value="60.313000000000002" table:style-name="ce10">
            <text:p>60.313</text:p>
          </table:table-cell>
          <table:table-cell office:value-type="float" office:value="58.628" table:style-name="ce10">
            <text:p>58.628</text:p>
          </table:table-cell>
          <table:table-cell office:value-type="float" office:value="70.328999999999994" table:style-name="ce10">
            <text:p>70.329</text:p>
          </table:table-cell>
          <table:table-cell office:value-type="float" office:value="71.182000000000002" table:style-name="ce10">
            <text:p>71.182</text:p>
          </table:table-cell>
          <table:table-cell office:value-type="float" office:value="40.960999999999999" table:style-name="ce10">
            <text:p>40.961</text:p>
          </table:table-cell>
          <table:table-cell office:value-type="float" office:value="35.433999999999997" table:style-name="ce10">
            <text:p>35.434</text:p>
          </table:table-cell>
          <table:table-cell office:value-type="float" office:value="51.453000000000003" table:style-name="ce10">
            <text:p>51.453</text:p>
          </table:table-cell>
          <table:table-cell office:value-type="float" office:value="29.594000000000001" table:style-name="ce10">
            <text:p>29.594</text:p>
          </table:table-cell>
          <table:table-cell office:value-type="float" office:value="68.218999999999994" table:style-name="ce10">
            <text:p>68.219</text:p>
          </table:table-cell>
          <table:table-cell office:value-type="float" office:value="20.303000000000001" table:style-name="ce10">
            <text:p>20.303</text:p>
          </table:table-cell>
          <table:table-cell office:value-type="float" office:value="69.483999999999995" table:style-name="ce10">
            <text:p>69.484</text:p>
          </table:table-cell>
          <table:table-cell office:value-type="float" office:value="64.989999999999995" table:style-name="ce10">
            <text:p>64.99</text:p>
          </table:table-cell>
          <table:table-cell office:value-type="float" office:value="46.136000000000003" table:style-name="ce10">
            <text:p>46.136</text:p>
          </table:table-cell>
          <table:table-cell office:value-type="float" office:value="30.373999999999999" table:style-name="ce10">
            <text:p>30.374</text:p>
          </table:table-cell>
          <table:table-cell office:value-type="float" office:value="23.126999999999999" table:style-name="ce10">
            <text:p>23.127</text:p>
          </table:table-cell>
          <table:table-cell office:value-type="float" office:value="6.6269999999999998" table:style-name="ce10">
            <text:p>6.627</text:p>
          </table:table-cell>
          <table:table-cell office:value-type="float" office:value="11.035" table:style-name="ce10">
            <text:p>11.035</text:p>
          </table:table-cell>
          <table:table-cell office:value-type="float" office:value="21.965" table:style-name="ce10">
            <text:p>21.965</text:p>
          </table:table-cell>
          <table:table-cell office:value-type="float" office:value="60.372999999999998" table:style-name="ce10">
            <text:p>60.373</text:p>
          </table:table-cell>
          <table:table-cell office:value-type="float" office:value="10.459" table:style-name="ce10">
            <text:p>10.459</text:p>
          </table:table-cell>
          <table:table-cell office:value-type="float" office:value="77.671000000000006" table:style-name="ce10">
            <text:p>77.671</text:p>
          </table:table-cell>
          <table:table-cell office:value-type="float" office:value="61.884999999999998" table:style-name="ce10">
            <text:p>61.885</text:p>
          </table:table-cell>
          <table:table-cell office:value-type="float" office:value="56.561999999999998" table:style-name="ce10">
            <text:p>56.562</text:p>
          </table:table-cell>
          <table:table-cell office:value-type="float" office:value="14.738" table:style-name="ce10">
            <text:p>14.738</text:p>
          </table:table-cell>
          <table:table-cell office:value-type="float" office:value="73.805000000000007" table:style-name="ce10">
            <text:p>73.805</text:p>
          </table:table-cell>
          <table:table-cell office:value-type="float" office:value="11.458" table:style-name="ce10">
            <text:p>11.458</text:p>
          </table:table-cell>
          <table:table-cell office:value-type="float" office:value="14.395" table:style-name="ce10">
            <text:p>14.395</text:p>
          </table:table-cell>
          <table:table-cell office:value-type="float" office:value="76.343000000000004" table:style-name="ce10">
            <text:p>76.343</text:p>
          </table:table-cell>
          <table:table-cell office:value-type="float" office:value="9.2620000000000005" table:style-name="ce10">
            <text:p>9.262</text:p>
          </table:table-cell>
          <table:table-cell office:value-type="float" office:value="44.168999999999997" table:style-name="ce10">
            <text:p>44.169</text:p>
          </table:table-cell>
          <table:table-cell office:value-type="float" office:value="43.566000000000003" table:style-name="ce10">
            <text:p>43.566</text:p>
          </table:table-cell>
          <table:table-cell office:value-type="float" office:value="12.265000000000001" table:style-name="ce10">
            <text:p>12.265</text:p>
          </table:table-cell>
          <table:table-cell office:value-type="float" office:value="20.027000000000001" table:style-name="ce10">
            <text:p>20.027</text:p>
          </table:table-cell>
          <table:table-cell office:value-type="float" office:value="65.259" table:style-name="ce10">
            <text:p>65.259</text:p>
          </table:table-cell>
          <table:table-cell office:value-type="float" office:value="14.714" table:style-name="ce10">
            <text:p>14.714</text:p>
          </table:table-cell>
          <table:table-cell office:value-type="float" office:value="35.67" table:style-name="ce10">
            <text:p>35.67</text:p>
          </table:table-cell>
          <table:table-cell office:value-type="float" office:value="37.405000000000001" table:style-name="ce10">
            <text:p>37.405</text:p>
          </table:table-cell>
          <table:table-cell office:value-type="float" office:value="26.925999999999998" table:style-name="ce10">
            <text:p>26.926</text:p>
          </table:table-cell>
          <table:table-cell office:value-type="float" office:value="65.376999999999995" table:style-name="ce10">
            <text:p>65.377</text:p>
          </table:table-cell>
          <table:table-cell office:value-type="float" office:value="17.346" table:style-name="ce10">
            <text:p>17.346</text:p>
          </table:table-cell>
          <table:table-cell office:value-type="float" office:value="17.277000000000001" table:style-name="ce10">
            <text:p>17.277</text:p>
          </table:table-cell>
          <table:table-cell office:value-type="float" office:value="38.847000000000001" table:style-name="ce10">
            <text:p>38.847</text:p>
          </table:table-cell>
          <table:table-cell office:value-type="float" office:value="45.826999999999998" table:style-name="ce10">
            <text:p>45.827</text:p>
          </table:table-cell>
          <table:table-cell office:value-type="float" office:value="15.326000000000001" table:style-name="ce10">
            <text:p>15.326</text:p>
          </table:table-cell>
          <table:table-cell office:value-type="float" office:value="63.366999999999997" table:style-name="ce10">
            <text:p>63.367</text:p>
          </table:table-cell>
          <table:table-cell office:value-type="float" office:value="67.564999999999998" table:style-name="ce10">
            <text:p>67.565</text:p>
          </table:table-cell>
          <table:table-cell office:value-type="float" office:value="60.728000000000002" table:style-name="ce10">
            <text:p>60.728</text:p>
          </table:table-cell>
          <table:table-cell office:value-type="float" office:value="34.070999999999998" table:style-name="ce10">
            <text:p>34.071</text:p>
          </table:table-cell>
          <table:table-cell office:value-type="float" office:value="67.617000000000004" table:style-name="ce10">
            <text:p>67.617</text:p>
          </table:table-cell>
          <table:table-cell office:value-type="float" office:value="69.861000000000004" table:style-name="ce10">
            <text:p>69.861</text:p>
          </table:table-cell>
          <table:table-cell office:value-type="float" office:value="42.359000000000002" table:style-name="ce10">
            <text:p>42.359</text:p>
          </table:table-cell>
          <table:table-cell office:value-type="float" office:value="30.138000000000002" table:style-name="ce10">
            <text:p>30.138</text:p>
          </table:table-cell>
          <table:table-cell table:number-columns-repeated="16259"/>
        </table:table-row>
        <table:table-row table:style-name="ro5">
          <table:table-cell office:value-type="string" table:style-name="ce4">
            <text:p>HMRC</text:p>
          </table:table-cell>
          <table:table-cell office:value-type="string" table:style-name="ce4">
            <text:p>HM Revenue and Customs</text:p>
          </table:table-cell>
          <table:table-cell office:value-type="string" table:style-name="ce4">
            <text:p>HM Revenue and Customs</text:p>
          </table:table-cell>
          <table:table-cell table:style-name="ce4"/>
          <table:table-cell office:value-type="float" office:value="59.512999999999998" table:style-name="ce10">
            <text:p>59.513</text:p>
          </table:table-cell>
          <table:table-cell office:value-type="float" office:value="56.17" table:style-name="ce10">
            <text:p>56.17</text:p>
          </table:table-cell>
          <table:table-cell office:value-type="float" office:value="28.808" table:style-name="ce10">
            <text:p>28.808</text:p>
          </table:table-cell>
          <table:table-cell office:value-type="float" office:value="71.084999999999994" table:style-name="ce10">
            <text:p>71.085</text:p>
          </table:table-cell>
          <table:table-cell office:value-type="float" office:value="69.918000000000006" table:style-name="ce10">
            <text:p>69.918</text:p>
          </table:table-cell>
          <table:table-cell office:value-type="float" office:value="83.861999999999995" table:style-name="ce10">
            <text:p>83.862</text:p>
          </table:table-cell>
          <table:table-cell office:value-type="float" office:value="76.887" table:style-name="ce10">
            <text:p>76.887</text:p>
          </table:table-cell>
          <table:table-cell office:value-type="float" office:value="81.444999999999993" table:style-name="ce10">
            <text:p>81.445</text:p>
          </table:table-cell>
          <table:table-cell office:value-type="float" office:value="55.923000000000002" table:style-name="ce10">
            <text:p>55.923</text:p>
          </table:table-cell>
          <table:table-cell office:value-type="float" office:value="78.411000000000001" table:style-name="ce10">
            <text:p>78.411</text:p>
          </table:table-cell>
          <table:table-cell office:value-type="float" office:value="73.7" table:style-name="ce10">
            <text:p>73.7</text:p>
          </table:table-cell>
          <table:table-cell office:value-type="float" office:value="29.544" table:style-name="ce10">
            <text:p>29.544</text:p>
          </table:table-cell>
          <table:table-cell office:value-type="float" office:value="45.094000000000001" table:style-name="ce10">
            <text:p>45.094</text:p>
          </table:table-cell>
          <table:table-cell office:value-type="float" office:value="82.853999999999999" table:style-name="ce10">
            <text:p>82.854</text:p>
          </table:table-cell>
          <table:table-cell office:value-type="float" office:value="78.69" table:style-name="ce10">
            <text:p>78.69</text:p>
          </table:table-cell>
          <table:table-cell office:value-type="float" office:value="69.48" table:style-name="ce10">
            <text:p>69.48</text:p>
          </table:table-cell>
          <table:table-cell office:value-type="float" office:value="50.298000000000002" table:style-name="ce10">
            <text:p>50.298</text:p>
          </table:table-cell>
          <table:table-cell office:value-type="float" office:value="68.3" table:style-name="ce10">
            <text:p>68.3</text:p>
          </table:table-cell>
          <table:table-cell office:value-type="float" office:value="82.742999999999995" table:style-name="ce10">
            <text:p>82.743</text:p>
          </table:table-cell>
          <table:table-cell office:value-type="float" office:value="84.977999999999994" table:style-name="ce10">
            <text:p>84.978</text:p>
          </table:table-cell>
          <table:table-cell office:value-type="float" office:value="74.391999999999996" table:style-name="ce10">
            <text:p>74.392</text:p>
          </table:table-cell>
          <table:table-cell office:value-type="float" office:value="87.819000000000003" table:style-name="ce10">
            <text:p>87.819</text:p>
          </table:table-cell>
          <table:table-cell office:value-type="float" office:value="82.174999999999997" table:style-name="ce10">
            <text:p>82.175</text:p>
          </table:table-cell>
          <table:table-cell office:value-type="float" office:value="71.072999999999993" table:style-name="ce10">
            <text:p>71.073</text:p>
          </table:table-cell>
          <table:table-cell office:value-type="float" office:value="78.257000000000005" table:style-name="ce10">
            <text:p>78.257</text:p>
          </table:table-cell>
          <table:table-cell office:value-type="float" office:value="82.192999999999998" table:style-name="ce10">
            <text:p>82.193</text:p>
          </table:table-cell>
          <table:table-cell office:value-type="float" office:value="75.503" table:style-name="ce10">
            <text:p>75.503</text:p>
          </table:table-cell>
          <table:table-cell office:value-type="float" office:value="67.781000000000006" table:style-name="ce10">
            <text:p>67.781</text:p>
          </table:table-cell>
          <table:table-cell office:value-type="float" office:value="72.799000000000007" table:style-name="ce10">
            <text:p>72.799</text:p>
          </table:table-cell>
          <table:table-cell office:value-type="float" office:value="43.348999999999997" table:style-name="ce10">
            <text:p>43.349</text:p>
          </table:table-cell>
          <table:table-cell office:value-type="float" office:value="87.352999999999994" table:style-name="ce10">
            <text:p>87.353</text:p>
          </table:table-cell>
          <table:table-cell office:value-type="float" office:value="83.195999999999998" table:style-name="ce10">
            <text:p>83.196</text:p>
          </table:table-cell>
          <table:table-cell office:value-type="float" office:value="73.778999999999996" table:style-name="ce10">
            <text:p>73.779</text:p>
          </table:table-cell>
          <table:table-cell office:value-type="float" office:value="68.52" table:style-name="ce10">
            <text:p>68.52</text:p>
          </table:table-cell>
          <table:table-cell office:value-type="float" office:value="50.7" table:style-name="ce10">
            <text:p>50.7</text:p>
          </table:table-cell>
          <table:table-cell office:value-type="float" office:value="57.167000000000002" table:style-name="ce10">
            <text:p>57.167</text:p>
          </table:table-cell>
          <table:table-cell office:value-type="float" office:value="47.295999999999999" table:style-name="ce10">
            <text:p>47.296</text:p>
          </table:table-cell>
          <table:table-cell office:value-type="float" office:value="82.177999999999997" table:style-name="ce10">
            <text:p>82.178</text:p>
          </table:table-cell>
          <table:table-cell office:value-type="float" office:value="87.724000000000004" table:style-name="ce10">
            <text:p>87.724</text:p>
          </table:table-cell>
          <table:table-cell office:value-type="float" office:value="65.451999999999998" table:style-name="ce10">
            <text:p>65.452</text:p>
          </table:table-cell>
          <table:table-cell office:value-type="float" office:value="78.272999999999996" table:style-name="ce10">
            <text:p>78.273</text:p>
          </table:table-cell>
          <table:table-cell office:value-type="float" office:value="65.733000000000004" table:style-name="ce10">
            <text:p>65.733</text:p>
          </table:table-cell>
          <table:table-cell office:value-type="float" office:value="77.201999999999998" table:style-name="ce10">
            <text:p>77.202</text:p>
          </table:table-cell>
          <table:table-cell office:value-type="float" office:value="82.745999999999995" table:style-name="ce10">
            <text:p>82.746</text:p>
          </table:table-cell>
          <table:table-cell office:value-type="float" office:value="70.135000000000005" table:style-name="ce10">
            <text:p>70.135</text:p>
          </table:table-cell>
          <table:table-cell office:value-type="float" office:value="69.180000000000007" table:style-name="ce10">
            <text:p>69.18</text:p>
          </table:table-cell>
          <table:table-cell office:value-type="float" office:value="77.251000000000005" table:style-name="ce10">
            <text:p>77.251</text:p>
          </table:table-cell>
          <table:table-cell office:value-type="float" office:value="29.788" table:style-name="ce10">
            <text:p>29.788</text:p>
          </table:table-cell>
          <table:table-cell office:value-type="float" office:value="33.749000000000002" table:style-name="ce10">
            <text:p>33.749</text:p>
          </table:table-cell>
          <table:table-cell office:value-type="float" office:value="25.058" table:style-name="ce10">
            <text:p>25.058</text:p>
          </table:table-cell>
          <table:table-cell office:value-type="float" office:value="67.513000000000005" table:style-name="ce10">
            <text:p>67.513</text:p>
          </table:table-cell>
          <table:table-cell office:value-type="float" office:value="55.954000000000001" table:style-name="ce10">
            <text:p>55.954</text:p>
          </table:table-cell>
          <table:table-cell office:value-type="float" office:value="65.662999999999997" table:style-name="ce10">
            <text:p>65.663</text:p>
          </table:table-cell>
          <table:table-cell office:value-type="float" office:value="58.823" table:style-name="ce10">
            <text:p>58.823</text:p>
          </table:table-cell>
          <table:table-cell office:value-type="float" office:value="48.621000000000002" table:style-name="ce10">
            <text:p>48.621</text:p>
          </table:table-cell>
          <table:table-cell office:value-type="float" office:value="46.899000000000001" table:style-name="ce10">
            <text:p>46.899</text:p>
          </table:table-cell>
          <table:table-cell office:value-type="float" office:value="28.356000000000002" table:style-name="ce10">
            <text:p>28.356</text:p>
          </table:table-cell>
          <table:table-cell office:value-type="float" office:value="26.04" table:style-name="ce10">
            <text:p>26.04</text:p>
          </table:table-cell>
          <table:table-cell office:value-type="float" office:value="57.091999999999999" table:style-name="ce10">
            <text:p>57.092</text:p>
          </table:table-cell>
          <table:table-cell office:value-type="float" office:value="29.6" table:style-name="ce10">
            <text:p>29.6</text:p>
          </table:table-cell>
          <table:table-cell office:value-type="float" office:value="44.789000000000001" table:style-name="ce10">
            <text:p>44.789</text:p>
          </table:table-cell>
          <table:table-cell office:value-type="float" office:value="44.164999999999999" table:style-name="ce10">
            <text:p>44.165</text:p>
          </table:table-cell>
          <table:table-cell office:value-type="float" office:value="53.32" table:style-name="ce10">
            <text:p>53.32</text:p>
          </table:table-cell>
          <table:table-cell office:value-type="float" office:value="40.68" table:style-name="ce10">
            <text:p>40.68</text:p>
          </table:table-cell>
          <table:table-cell office:value-type="float" office:value="42.703000000000003" table:style-name="ce10">
            <text:p>42.703</text:p>
          </table:table-cell>
          <table:table-cell office:value-type="float" office:value="41.767000000000003" table:style-name="ce10">
            <text:p>41.767</text:p>
          </table:table-cell>
          <table:table-cell office:value-type="float" office:value="40.817999999999998" table:style-name="ce10">
            <text:p>40.818</text:p>
          </table:table-cell>
          <table:table-cell office:value-type="float" office:value="31.934999999999999" table:style-name="ce10">
            <text:p>31.935</text:p>
          </table:table-cell>
          <table:table-cell office:value-type="float" office:value="88.751000000000005" table:style-name="ce10">
            <text:p>88.751</text:p>
          </table:table-cell>
          <table:table-cell office:value-type="float" office:value="65.444999999999993" table:style-name="ce10">
            <text:p>65.445</text:p>
          </table:table-cell>
          <table:table-cell office:value-type="float" office:value="72.094999999999999" table:style-name="ce10">
            <text:p>72.095</text:p>
          </table:table-cell>
          <table:table-cell office:value-type="float" office:value="68.718000000000004" table:style-name="ce10">
            <text:p>68.718</text:p>
          </table:table-cell>
          <table:table-cell office:value-type="float" office:value="79.462000000000003" table:style-name="ce10">
            <text:p>79.462</text:p>
          </table:table-cell>
          <table:table-cell office:value-type="float" office:value="66.048000000000002" table:style-name="ce10">
            <text:p>66.048</text:p>
          </table:table-cell>
          <table:table-cell office:value-type="float" office:value="49.186999999999998" table:style-name="ce10">
            <text:p>49.187</text:p>
          </table:table-cell>
          <table:table-cell office:value-type="float" office:value="77.959999999999994" table:style-name="ce10">
            <text:p>77.96</text:p>
          </table:table-cell>
          <table:table-cell office:value-type="float" office:value="25.117000000000001" table:style-name="ce10">
            <text:p>25.117</text:p>
          </table:table-cell>
          <table:table-cell office:value-type="float" office:value="79.938000000000002" table:style-name="ce10">
            <text:p>79.938</text:p>
          </table:table-cell>
          <table:table-cell office:value-type="float" office:value="61.509" table:style-name="ce10">
            <text:p>61.509</text:p>
          </table:table-cell>
          <table:table-cell office:value-type="float" office:value="92.980999999999995" table:style-name="ce10">
            <text:p>92.981</text:p>
          </table:table-cell>
          <table:table-cell office:value-type="float" office:value="64.531999999999996" table:style-name="ce10">
            <text:p>64.532</text:p>
          </table:table-cell>
          <table:table-cell office:value-type="float" office:value="55.881" table:style-name="ce10">
            <text:p>55.881</text:p>
          </table:table-cell>
          <table:table-cell office:value-type="float" office:value="55.286999999999999" table:style-name="ce10">
            <text:p>55.287</text:p>
          </table:table-cell>
          <table:table-cell office:value-type="float" office:value="29.763000000000002" table:style-name="ce10">
            <text:p>29.763</text:p>
          </table:table-cell>
          <table:table-cell office:value-type="float" office:value="7.1269999999999998" table:style-name="ce10">
            <text:p>7.127</text:p>
          </table:table-cell>
          <table:table-cell office:value-type="float" office:value="10.55" table:style-name="ce10">
            <text:p>10.55</text:p>
          </table:table-cell>
          <table:table-cell office:value-type="float" office:value="26.553999999999998" table:style-name="ce10">
            <text:p>26.554</text:p>
          </table:table-cell>
          <table:table-cell office:value-type="float" office:value="55.768999999999998" table:style-name="ce10">
            <text:p>55.769</text:p>
          </table:table-cell>
          <table:table-cell office:value-type="float" office:value="10.268000000000001" table:style-name="ce10">
            <text:p>10.268</text:p>
          </table:table-cell>
          <table:table-cell office:value-type="float" office:value="91.914000000000001" table:style-name="ce10">
            <text:p>91.914</text:p>
          </table:table-cell>
          <table:table-cell office:value-type="float" office:value="72.05" table:style-name="ce10">
            <text:p>72.05</text:p>
          </table:table-cell>
          <table:table-cell office:value-type="float" office:value="70.798000000000002" table:style-name="ce10">
            <text:p>70.798</text:p>
          </table:table-cell>
          <table:table-cell office:value-type="float" office:value="8.577" table:style-name="ce10">
            <text:p>8.577</text:p>
          </table:table-cell>
          <table:table-cell office:value-type="float" office:value="83.572000000000003" table:style-name="ce10">
            <text:p>83.572</text:p>
          </table:table-cell>
          <table:table-cell office:value-type="float" office:value="7.851" table:style-name="ce10">
            <text:p>7.851</text:p>
          </table:table-cell>
          <table:table-cell office:value-type="float" office:value="8.3629999999999995" table:style-name="ce10">
            <text:p>8.363</text:p>
          </table:table-cell>
          <table:table-cell office:value-type="float" office:value="85.381" table:style-name="ce10">
            <text:p>85.381</text:p>
          </table:table-cell>
          <table:table-cell office:value-type="float" office:value="6.2569999999999997" table:style-name="ce10">
            <text:p>6.257</text:p>
          </table:table-cell>
          <table:table-cell office:value-type="float" office:value="38.296999999999997" table:style-name="ce10">
            <text:p>38.297</text:p>
          </table:table-cell>
          <table:table-cell office:value-type="float" office:value="49.54" table:style-name="ce10">
            <text:p>49.54</text:p>
          </table:table-cell>
          <table:table-cell office:value-type="float" office:value="12.163" table:style-name="ce10">
            <text:p>12.163</text:p>
          </table:table-cell>
          <table:table-cell office:value-type="float" office:value="29.114999999999998" table:style-name="ce10">
            <text:p>29.115</text:p>
          </table:table-cell>
          <table:table-cell office:value-type="float" office:value="57.298000000000002" table:style-name="ce10">
            <text:p>57.298</text:p>
          </table:table-cell>
          <table:table-cell office:value-type="float" office:value="13.587" table:style-name="ce10">
            <text:p>13.587</text:p>
          </table:table-cell>
          <table:table-cell office:value-type="float" office:value="40.819000000000003" table:style-name="ce10">
            <text:p>40.819</text:p>
          </table:table-cell>
          <table:table-cell office:value-type="float" office:value="32.067999999999998" table:style-name="ce10">
            <text:p>32.068</text:p>
          </table:table-cell>
          <table:table-cell office:value-type="float" office:value="27.114000000000001" table:style-name="ce10">
            <text:p>27.114</text:p>
          </table:table-cell>
          <table:table-cell office:value-type="float" office:value="61.155999999999999" table:style-name="ce10">
            <text:p>61.156</text:p>
          </table:table-cell>
          <table:table-cell office:value-type="float" office:value="21.096" table:style-name="ce10">
            <text:p>21.096</text:p>
          </table:table-cell>
          <table:table-cell office:value-type="float" office:value="17.748000000000001" table:style-name="ce10">
            <text:p>17.748</text:p>
          </table:table-cell>
          <table:table-cell office:value-type="float" office:value="35.247999999999998" table:style-name="ce10">
            <text:p>35.248</text:p>
          </table:table-cell>
          <table:table-cell office:value-type="float" office:value="51.863" table:style-name="ce10">
            <text:p>51.863</text:p>
          </table:table-cell>
          <table:table-cell office:value-type="float" office:value="12.888" table:style-name="ce10">
            <text:p>12.888</text:p>
          </table:table-cell>
          <table:table-cell office:value-type="float" office:value="63.088000000000001" table:style-name="ce10">
            <text:p>63.088</text:p>
          </table:table-cell>
          <table:table-cell office:value-type="float" office:value="67.055999999999997" table:style-name="ce10">
            <text:p>67.056</text:p>
          </table:table-cell>
          <table:table-cell office:value-type="float" office:value="58.572000000000003" table:style-name="ce10">
            <text:p>58.572</text:p>
          </table:table-cell>
          <table:table-cell office:value-type="float" office:value="36.593000000000004" table:style-name="ce10">
            <text:p>36.593</text:p>
          </table:table-cell>
          <table:table-cell office:value-type="float" office:value="66.849999999999994" table:style-name="ce10">
            <text:p>66.85</text:p>
          </table:table-cell>
          <table:table-cell office:value-type="float" office:value="64.132999999999996" table:style-name="ce10">
            <text:p>64.133</text:p>
          </table:table-cell>
          <table:table-cell office:value-type="float" office:value="63.356999999999999" table:style-name="ce10">
            <text:p>63.357</text:p>
          </table:table-cell>
          <table:table-cell office:value-type="float" office:value="58.262999999999998" table:style-name="ce10">
            <text:p>58.263</text:p>
          </table:table-cell>
          <table:table-cell table:number-columns-repeated="16259"/>
        </table:table-row>
        <table:table-row table:style-name="ro5">
          <table:table-cell office:value-type="string" table:style-name="ce4">
            <text:p>HMT</text:p>
          </table:table-cell>
          <table:table-cell office:value-type="string" table:style-name="ce4">
            <text:p>HM Treasury</text:p>
          </table:table-cell>
          <table:table-cell office:value-type="string" table:style-name="ce4">
            <text:p>HM Treasury Group</text:p>
          </table:table-cell>
          <table:table-cell table:style-name="ce4"/>
          <table:table-cell office:value-type="float" office:value="86.340999999999994" table:style-name="ce10">
            <text:p>86.341</text:p>
          </table:table-cell>
          <table:table-cell office:value-type="float" office:value="68.811999999999998" table:style-name="ce10">
            <text:p>68.812</text:p>
          </table:table-cell>
          <table:table-cell office:value-type="float" office:value="26.102" table:style-name="ce10">
            <text:p>26.102</text:p>
          </table:table-cell>
          <table:table-cell office:value-type="float" office:value="74.331000000000003" table:style-name="ce10">
            <text:p>74.331</text:p>
          </table:table-cell>
          <table:table-cell office:value-type="float" office:value="79.644000000000005" table:style-name="ce10">
            <text:p>79.644</text:p>
          </table:table-cell>
          <table:table-cell office:value-type="float" office:value="83.304000000000002" table:style-name="ce10">
            <text:p>83.304</text:p>
          </table:table-cell>
          <table:table-cell office:value-type="float" office:value="79.540000000000006" table:style-name="ce10">
            <text:p>79.54</text:p>
          </table:table-cell>
          <table:table-cell office:value-type="float" office:value="83.762" table:style-name="ce10">
            <text:p>83.762</text:p>
          </table:table-cell>
          <table:table-cell office:value-type="float" office:value="52.283000000000001" table:style-name="ce10">
            <text:p>52.283</text:p>
          </table:table-cell>
          <table:table-cell office:value-type="float" office:value="81.117000000000004" table:style-name="ce10">
            <text:p>81.117</text:p>
          </table:table-cell>
          <table:table-cell office:value-type="float" office:value="74.253" table:style-name="ce10">
            <text:p>74.253</text:p>
          </table:table-cell>
          <table:table-cell office:value-type="float" office:value="24.981000000000002" table:style-name="ce10">
            <text:p>24.981</text:p>
          </table:table-cell>
          <table:table-cell office:value-type="float" office:value="54.374000000000002" table:style-name="ce10">
            <text:p>54.374</text:p>
          </table:table-cell>
          <table:table-cell office:value-type="float" office:value="90.888000000000005" table:style-name="ce10">
            <text:p>90.888</text:p>
          </table:table-cell>
          <table:table-cell office:value-type="float" office:value="81.664000000000001" table:style-name="ce10">
            <text:p>81.664</text:p>
          </table:table-cell>
          <table:table-cell office:value-type="float" office:value="78.91" table:style-name="ce10">
            <text:p>78.91</text:p>
          </table:table-cell>
          <table:table-cell office:value-type="float" office:value="65.087999999999994" table:style-name="ce10">
            <text:p>65.088</text:p>
          </table:table-cell>
          <table:table-cell office:value-type="float" office:value="81.531000000000006" table:style-name="ce10">
            <text:p>81.531</text:p>
          </table:table-cell>
          <table:table-cell office:value-type="float" office:value="83.070999999999998" table:style-name="ce10">
            <text:p>83.071</text:p>
          </table:table-cell>
          <table:table-cell office:value-type="float" office:value="83.537999999999997" table:style-name="ce10">
            <text:p>83.538</text:p>
          </table:table-cell>
          <table:table-cell office:value-type="float" office:value="78.37" table:style-name="ce10">
            <text:p>78.37</text:p>
          </table:table-cell>
          <table:table-cell office:value-type="float" office:value="89.006" table:style-name="ce10">
            <text:p>89.006</text:p>
          </table:table-cell>
          <table:table-cell office:value-type="float" office:value="88.518000000000001" table:style-name="ce10">
            <text:p>88.518</text:p>
          </table:table-cell>
          <table:table-cell office:value-type="float" office:value="72.03" table:style-name="ce10">
            <text:p>72.03</text:p>
          </table:table-cell>
          <table:table-cell office:value-type="float" office:value="84.210999999999999" table:style-name="ce10">
            <text:p>84.211</text:p>
          </table:table-cell>
          <table:table-cell office:value-type="float" office:value="86.841999999999999" table:style-name="ce10">
            <text:p>86.842</text:p>
          </table:table-cell>
          <table:table-cell office:value-type="float" office:value="73.391999999999996" table:style-name="ce10">
            <text:p>73.392</text:p>
          </table:table-cell>
          <table:table-cell office:value-type="float" office:value="69.69" table:style-name="ce10">
            <text:p>69.69</text:p>
          </table:table-cell>
          <table:table-cell office:value-type="float" office:value="73.594999999999999" table:style-name="ce10">
            <text:p>73.595</text:p>
          </table:table-cell>
          <table:table-cell office:value-type="float" office:value="44.268999999999998" table:style-name="ce10">
            <text:p>44.269</text:p>
          </table:table-cell>
          <table:table-cell office:value-type="float" office:value="88.049000000000007" table:style-name="ce10">
            <text:p>88.049</text:p>
          </table:table-cell>
          <table:table-cell office:value-type="float" office:value="84.903000000000006" table:style-name="ce10">
            <text:p>84.903</text:p>
          </table:table-cell>
          <table:table-cell office:value-type="float" office:value="78.363" table:style-name="ce10">
            <text:p>78.363</text:p>
          </table:table-cell>
          <table:table-cell office:value-type="float" office:value="57.918999999999997" table:style-name="ce10">
            <text:p>57.919</text:p>
          </table:table-cell>
          <table:table-cell office:value-type="float" office:value="50.264000000000003" table:style-name="ce10">
            <text:p>50.264</text:p>
          </table:table-cell>
          <table:table-cell office:value-type="float" office:value="50.643999999999998" table:style-name="ce10">
            <text:p>50.644</text:p>
          </table:table-cell>
          <table:table-cell office:value-type="float" office:value="50.292000000000002" table:style-name="ce10">
            <text:p>50.292</text:p>
          </table:table-cell>
          <table:table-cell office:value-type="float" office:value="86.724999999999994" table:style-name="ce10">
            <text:p>86.725</text:p>
          </table:table-cell>
          <table:table-cell office:value-type="float" office:value="90.450999999999993" table:style-name="ce10">
            <text:p>90.451</text:p>
          </table:table-cell>
          <table:table-cell office:value-type="float" office:value="74.180000000000007" table:style-name="ce10">
            <text:p>74.18</text:p>
          </table:table-cell>
          <table:table-cell office:value-type="float" office:value="73.215999999999994" table:style-name="ce10">
            <text:p>73.216</text:p>
          </table:table-cell>
          <table:table-cell office:value-type="float" office:value="74.882999999999996" table:style-name="ce10">
            <text:p>74.883</text:p>
          </table:table-cell>
          <table:table-cell office:value-type="float" office:value="75.38" table:style-name="ce10">
            <text:p>75.38</text:p>
          </table:table-cell>
          <table:table-cell office:value-type="float" office:value="87.477999999999994" table:style-name="ce10">
            <text:p>87.478</text:p>
          </table:table-cell>
          <table:table-cell office:value-type="float" office:value="78.888999999999996" table:style-name="ce10">
            <text:p>78.889</text:p>
          </table:table-cell>
          <table:table-cell office:value-type="float" office:value="59.508000000000003" table:style-name="ce10">
            <text:p>59.508</text:p>
          </table:table-cell>
          <table:table-cell office:value-type="float" office:value="69.356999999999999" table:style-name="ce10">
            <text:p>69.357</text:p>
          </table:table-cell>
          <table:table-cell office:value-type="float" office:value="27.661000000000001" table:style-name="ce10">
            <text:p>27.661</text:p>
          </table:table-cell>
          <table:table-cell office:value-type="float" office:value="30.643000000000001" table:style-name="ce10">
            <text:p>30.643</text:p>
          </table:table-cell>
          <table:table-cell office:value-type="float" office:value="16.706" table:style-name="ce10">
            <text:p>16.706</text:p>
          </table:table-cell>
          <table:table-cell office:value-type="float" office:value="73.099000000000004" table:style-name="ce10">
            <text:p>73.099</text:p>
          </table:table-cell>
          <table:table-cell office:value-type="float" office:value="57.953000000000003" table:style-name="ce10">
            <text:p>57.953</text:p>
          </table:table-cell>
          <table:table-cell office:value-type="float" office:value="76.447000000000003" table:style-name="ce10">
            <text:p>76.447</text:p>
          </table:table-cell>
          <table:table-cell office:value-type="float" office:value="70.608999999999995" table:style-name="ce10">
            <text:p>70.609</text:p>
          </table:table-cell>
          <table:table-cell office:value-type="float" office:value="49.064" table:style-name="ce10">
            <text:p>49.064</text:p>
          </table:table-cell>
          <table:table-cell office:value-type="float" office:value="61.957999999999998" table:style-name="ce10">
            <text:p>61.958</text:p>
          </table:table-cell>
          <table:table-cell office:value-type="float" office:value="35.459000000000003" table:style-name="ce10">
            <text:p>35.459</text:p>
          </table:table-cell>
          <table:table-cell office:value-type="float" office:value="35.911000000000001" table:style-name="ce10">
            <text:p>35.911</text:p>
          </table:table-cell>
          <table:table-cell office:value-type="float" office:value="68.421000000000006" table:style-name="ce10">
            <text:p>68.421</text:p>
          </table:table-cell>
          <table:table-cell office:value-type="float" office:value="39.895000000000003" table:style-name="ce10">
            <text:p>39.895</text:p>
          </table:table-cell>
          <table:table-cell office:value-type="float" office:value="51.521999999999998" table:style-name="ce10">
            <text:p>51.522</text:p>
          </table:table-cell>
          <table:table-cell office:value-type="float" office:value="81.311999999999998" table:style-name="ce10">
            <text:p>81.312</text:p>
          </table:table-cell>
          <table:table-cell office:value-type="float" office:value="71.111000000000004" table:style-name="ce10">
            <text:p>71.111</text:p>
          </table:table-cell>
          <table:table-cell office:value-type="float" office:value="56.732999999999997" table:style-name="ce10">
            <text:p>56.733</text:p>
          </table:table-cell>
          <table:table-cell office:value-type="float" office:value="62.902000000000001" table:style-name="ce10">
            <text:p>62.902</text:p>
          </table:table-cell>
          <table:table-cell office:value-type="float" office:value="59.006" table:style-name="ce10">
            <text:p>59.006</text:p>
          </table:table-cell>
          <table:table-cell office:value-type="float" office:value="55.731000000000002" table:style-name="ce10">
            <text:p>55.731</text:p>
          </table:table-cell>
          <table:table-cell office:value-type="float" office:value="39.566000000000003" table:style-name="ce10">
            <text:p>39.566</text:p>
          </table:table-cell>
          <table:table-cell office:value-type="float" office:value="89.819000000000003" table:style-name="ce10">
            <text:p>89.819</text:p>
          </table:table-cell>
          <table:table-cell office:value-type="float" office:value="77.622" table:style-name="ce10">
            <text:p>77.622</text:p>
          </table:table-cell>
          <table:table-cell office:value-type="float" office:value="77.992999999999995" table:style-name="ce10">
            <text:p>77.993</text:p>
          </table:table-cell>
          <table:table-cell office:value-type="float" office:value="73.653000000000006" table:style-name="ce10">
            <text:p>73.653</text:p>
          </table:table-cell>
          <table:table-cell office:value-type="float" office:value="70.158000000000001" table:style-name="ce10">
            <text:p>70.158</text:p>
          </table:table-cell>
          <table:table-cell office:value-type="float" office:value="56.424999999999997" table:style-name="ce10">
            <text:p>56.425</text:p>
          </table:table-cell>
          <table:table-cell office:value-type="float" office:value="34.64" table:style-name="ce10">
            <text:p>34.64</text:p>
          </table:table-cell>
          <table:table-cell office:value-type="float" office:value="76.067999999999998" table:style-name="ce10">
            <text:p>76.068</text:p>
          </table:table-cell>
          <table:table-cell office:value-type="float" office:value="79.322000000000003" table:style-name="ce10">
            <text:p>79.322</text:p>
          </table:table-cell>
          <table:table-cell office:value-type="float" office:value="86.323999999999998" table:style-name="ce10">
            <text:p>86.324</text:p>
          </table:table-cell>
          <table:table-cell office:value-type="float" office:value="81.275999999999996" table:style-name="ce10">
            <text:p>81.276</text:p>
          </table:table-cell>
          <table:table-cell office:value-type="float" office:value="94.801000000000002" table:style-name="ce10">
            <text:p>94.801</text:p>
          </table:table-cell>
          <table:table-cell office:value-type="float" office:value="56.95" table:style-name="ce10">
            <text:p>56.95</text:p>
          </table:table-cell>
          <table:table-cell office:value-type="float" office:value="58.094999999999999" table:style-name="ce10">
            <text:p>58.095</text:p>
          </table:table-cell>
          <table:table-cell office:value-type="float" office:value="76.260000000000005" table:style-name="ce10">
            <text:p>76.26</text:p>
          </table:table-cell>
          <table:table-cell office:value-type="float" office:value="51.874000000000002" table:style-name="ce10">
            <text:p>51.874</text:p>
          </table:table-cell>
          <table:table-cell office:value-type="float" office:value="9.234" table:style-name="ce10">
            <text:p>9.234</text:p>
          </table:table-cell>
          <table:table-cell office:value-type="float" office:value="24.838999999999999" table:style-name="ce10">
            <text:p>24.839</text:p>
          </table:table-cell>
          <table:table-cell office:value-type="float" office:value="42.139000000000003" table:style-name="ce10">
            <text:p>42.139</text:p>
          </table:table-cell>
          <table:table-cell office:value-type="float" office:value="23.786999999999999" table:style-name="ce10">
            <text:p>23.787</text:p>
          </table:table-cell>
          <table:table-cell office:value-type="float" office:value="3.7490000000000001" table:style-name="ce10">
            <text:p>3.749</text:p>
          </table:table-cell>
          <table:table-cell office:value-type="float" office:value="93.328999999999994" table:style-name="ce10">
            <text:p>93.329</text:p>
          </table:table-cell>
          <table:table-cell office:value-type="float" office:value="65.418000000000006" table:style-name="ce10">
            <text:p>65.418</text:p>
          </table:table-cell>
          <table:table-cell office:value-type="float" office:value="77.869" table:style-name="ce10">
            <text:p>77.869</text:p>
          </table:table-cell>
          <table:table-cell office:value-type="float" office:value="6.3079999999999998" table:style-name="ce10">
            <text:p>6.308</text:p>
          </table:table-cell>
          <table:table-cell office:value-type="float" office:value="88.376000000000005" table:style-name="ce10">
            <text:p>88.376</text:p>
          </table:table-cell>
          <table:table-cell office:value-type="float" office:value="5.3150000000000004" table:style-name="ce10">
            <text:p>5.315</text:p>
          </table:table-cell>
          <table:table-cell office:value-type="float" office:value="7.3010000000000002" table:style-name="ce10">
            <text:p>7.301</text:p>
          </table:table-cell>
          <table:table-cell office:value-type="float" office:value="89.486000000000004" table:style-name="ce10">
            <text:p>89.486</text:p>
          </table:table-cell>
          <table:table-cell office:value-type="float" office:value="3.2130000000000001" table:style-name="ce10">
            <text:p>3.213</text:p>
          </table:table-cell>
          <table:table-cell office:value-type="float" office:value="43.2" table:style-name="ce10">
            <text:p>43.2</text:p>
          </table:table-cell>
          <table:table-cell office:value-type="float" office:value="47.2" table:style-name="ce10">
            <text:p>47.2</text:p>
          </table:table-cell>
          <table:table-cell office:value-type="float" office:value="9.6" table:style-name="ce10">
            <text:p>9.6</text:p>
          </table:table-cell>
          <table:table-cell office:value-type="string" table:style-name="ce10">
            <text:p>[c]</text:p>
          </table:table-cell>
          <table:table-cell office:value-type="float" office:value="50" table:style-name="ce10">
            <text:p>50</text:p>
          </table:table-cell>
          <table:table-cell office:value-type="string" table:style-name="ce10">
            <text:p>[c]</text:p>
          </table:table-cell>
          <table:table-cell office:value-type="float" office:value="41.935000000000002" table:style-name="ce10">
            <text:p>41.935</text:p>
          </table:table-cell>
          <table:table-cell office:value-type="float" office:value="32.258000000000003" table:style-name="ce10">
            <text:p>32.258</text:p>
          </table:table-cell>
          <table:table-cell office:value-type="float" office:value="25.806000000000001" table:style-name="ce10">
            <text:p>25.806</text:p>
          </table:table-cell>
          <table:table-cell office:value-type="float" office:value="54.4" table:style-name="ce10">
            <text:p>54.4</text:p>
          </table:table-cell>
          <table:table-cell office:value-type="float" office:value="29.6" table:style-name="ce10">
            <text:p>29.6</text:p>
          </table:table-cell>
          <table:table-cell office:value-type="float" office:value="16" table:style-name="ce10">
            <text:p>16</text:p>
          </table:table-cell>
          <table:table-cell office:value-type="string" table:style-name="ce10">
            <text:p>[c]</text:p>
          </table:table-cell>
          <table:table-cell office:value-type="float" office:value="59.259" table:style-name="ce10">
            <text:p>59.259</text:p>
          </table:table-cell>
          <table:table-cell office:value-type="string" table:style-name="ce10">
            <text:p>[c]</text:p>
          </table:table-cell>
          <table:table-cell office:value-type="float" office:value="67.393000000000001" table:style-name="ce10">
            <text:p>67.393</text:p>
          </table:table-cell>
          <table:table-cell office:value-type="float" office:value="71.385999999999996" table:style-name="ce10">
            <text:p>71.386</text:p>
          </table:table-cell>
          <table:table-cell office:value-type="float" office:value="61.86" table:style-name="ce10">
            <text:p>61.86</text:p>
          </table:table-cell>
          <table:table-cell office:value-type="float" office:value="40.506" table:style-name="ce10">
            <text:p>40.506</text:p>
          </table:table-cell>
          <table:table-cell office:value-type="float" office:value="73.825999999999993" table:style-name="ce10">
            <text:p>73.826</text:p>
          </table:table-cell>
          <table:table-cell office:value-type="float" office:value="76.277000000000001" table:style-name="ce10">
            <text:p>76.277</text:p>
          </table:table-cell>
          <table:table-cell office:value-type="float" office:value="51.85" table:style-name="ce10">
            <text:p>51.85</text:p>
          </table:table-cell>
          <table:table-cell office:value-type="float" office:value="61.493000000000002" table:style-name="ce10">
            <text:p>61.493</text:p>
          </table:table-cell>
          <table:table-cell table:number-columns-repeated="16259"/>
        </table:table-row>
        <table:table-row table:style-name="ro5">
          <table:table-cell office:value-type="string" table:style-name="ce4">
            <text:p>HO</text:p>
          </table:table-cell>
          <table:table-cell office:value-type="string" table:style-name="ce4">
            <text:p>Home Office</text:p>
          </table:table-cell>
          <table:table-cell office:value-type="string" table:style-name="ce4">
            <text:p>Home Office</text:p>
          </table:table-cell>
          <table:table-cell table:style-name="ce4"/>
          <table:table-cell office:value-type="float" office:value="64.224999999999994" table:style-name="ce10">
            <text:p>64.225</text:p>
          </table:table-cell>
          <table:table-cell office:value-type="float" office:value="58.884999999999998" table:style-name="ce10">
            <text:p>58.885</text:p>
          </table:table-cell>
          <table:table-cell office:value-type="float" office:value="28.998999999999999" table:style-name="ce10">
            <text:p>28.999</text:p>
          </table:table-cell>
          <table:table-cell office:value-type="float" office:value="72.876999999999995" table:style-name="ce10">
            <text:p>72.877</text:p>
          </table:table-cell>
          <table:table-cell office:value-type="float" office:value="71.209000000000003" table:style-name="ce10">
            <text:p>71.209</text:p>
          </table:table-cell>
          <table:table-cell office:value-type="float" office:value="81.436000000000007" table:style-name="ce10">
            <text:p>81.436</text:p>
          </table:table-cell>
          <table:table-cell office:value-type="float" office:value="76.144999999999996" table:style-name="ce10">
            <text:p>76.145</text:p>
          </table:table-cell>
          <table:table-cell office:value-type="float" office:value="80.376999999999995" table:style-name="ce10">
            <text:p>80.377</text:p>
          </table:table-cell>
          <table:table-cell office:value-type="float" office:value="56.835999999999999" table:style-name="ce10">
            <text:p>56.836</text:p>
          </table:table-cell>
          <table:table-cell office:value-type="float" office:value="76.876999999999995" table:style-name="ce10">
            <text:p>76.877</text:p>
          </table:table-cell>
          <table:table-cell office:value-type="float" office:value="73.325000000000003" table:style-name="ce10">
            <text:p>73.325</text:p>
          </table:table-cell>
          <table:table-cell office:value-type="float" office:value="33.703000000000003" table:style-name="ce10">
            <text:p>33.703</text:p>
          </table:table-cell>
          <table:table-cell office:value-type="float" office:value="45.78" table:style-name="ce10">
            <text:p>45.78</text:p>
          </table:table-cell>
          <table:table-cell office:value-type="float" office:value="87.480999999999995" table:style-name="ce10">
            <text:p>87.481</text:p>
          </table:table-cell>
          <table:table-cell office:value-type="float" office:value="79.090999999999994" table:style-name="ce10">
            <text:p>79.091</text:p>
          </table:table-cell>
          <table:table-cell office:value-type="float" office:value="73.647999999999996" table:style-name="ce10">
            <text:p>73.648</text:p>
          </table:table-cell>
          <table:table-cell office:value-type="float" office:value="52.808" table:style-name="ce10">
            <text:p>52.808</text:p>
          </table:table-cell>
          <table:table-cell office:value-type="float" office:value="63.026000000000003" table:style-name="ce10">
            <text:p>63.026</text:p>
          </table:table-cell>
          <table:table-cell office:value-type="float" office:value="79.388000000000005" table:style-name="ce10">
            <text:p>79.388</text:p>
          </table:table-cell>
          <table:table-cell office:value-type="float" office:value="83.483999999999995" table:style-name="ce10">
            <text:p>83.484</text:p>
          </table:table-cell>
          <table:table-cell office:value-type="float" office:value="75.188000000000002" table:style-name="ce10">
            <text:p>75.188</text:p>
          </table:table-cell>
          <table:table-cell office:value-type="float" office:value="84.936999999999998" table:style-name="ce10">
            <text:p>84.937</text:p>
          </table:table-cell>
          <table:table-cell office:value-type="float" office:value="80.665999999999997" table:style-name="ce10">
            <text:p>80.666</text:p>
          </table:table-cell>
          <table:table-cell office:value-type="float" office:value="68.536000000000001" table:style-name="ce10">
            <text:p>68.536</text:p>
          </table:table-cell>
          <table:table-cell office:value-type="float" office:value="78.33" table:style-name="ce10">
            <text:p>78.33</text:p>
          </table:table-cell>
          <table:table-cell office:value-type="float" office:value="81.456000000000003" table:style-name="ce10">
            <text:p>81.456</text:p>
          </table:table-cell>
          <table:table-cell office:value-type="float" office:value="75.137" table:style-name="ce10">
            <text:p>75.137</text:p>
          </table:table-cell>
          <table:table-cell office:value-type="float" office:value="69.932000000000002" table:style-name="ce10">
            <text:p>69.932</text:p>
          </table:table-cell>
          <table:table-cell office:value-type="float" office:value="71.126000000000005" table:style-name="ce10">
            <text:p>71.126</text:p>
          </table:table-cell>
          <table:table-cell office:value-type="float" office:value="47.683999999999997" table:style-name="ce10">
            <text:p>47.684</text:p>
          </table:table-cell>
          <table:table-cell office:value-type="float" office:value="87.036000000000001" table:style-name="ce10">
            <text:p>87.036</text:p>
          </table:table-cell>
          <table:table-cell office:value-type="float" office:value="82.126000000000005" table:style-name="ce10">
            <text:p>82.126</text:p>
          </table:table-cell>
          <table:table-cell office:value-type="float" office:value="71.971999999999994" table:style-name="ce10">
            <text:p>71.972</text:p>
          </table:table-cell>
          <table:table-cell office:value-type="float" office:value="67.846999999999994" table:style-name="ce10">
            <text:p>67.847</text:p>
          </table:table-cell>
          <table:table-cell office:value-type="float" office:value="52.435000000000002" table:style-name="ce10">
            <text:p>52.435</text:p>
          </table:table-cell>
          <table:table-cell office:value-type="float" office:value="58.22" table:style-name="ce10">
            <text:p>58.22</text:p>
          </table:table-cell>
          <table:table-cell office:value-type="float" office:value="48.826000000000001" table:style-name="ce10">
            <text:p>48.826</text:p>
          </table:table-cell>
          <table:table-cell office:value-type="float" office:value="79.284999999999997" table:style-name="ce10">
            <text:p>79.285</text:p>
          </table:table-cell>
          <table:table-cell office:value-type="float" office:value="85.712000000000003" table:style-name="ce10">
            <text:p>85.712</text:p>
          </table:table-cell>
          <table:table-cell office:value-type="float" office:value="67.391000000000005" table:style-name="ce10">
            <text:p>67.391</text:p>
          </table:table-cell>
          <table:table-cell office:value-type="float" office:value="75.102000000000004" table:style-name="ce10">
            <text:p>75.102</text:p>
          </table:table-cell>
          <table:table-cell office:value-type="float" office:value="67.539000000000001" table:style-name="ce10">
            <text:p>67.539</text:p>
          </table:table-cell>
          <table:table-cell office:value-type="float" office:value="77.965999999999994" table:style-name="ce10">
            <text:p>77.966</text:p>
          </table:table-cell>
          <table:table-cell office:value-type="float" office:value="85.391000000000005" table:style-name="ce10">
            <text:p>85.391</text:p>
          </table:table-cell>
          <table:table-cell office:value-type="float" office:value="70.543000000000006" table:style-name="ce10">
            <text:p>70.543</text:p>
          </table:table-cell>
          <table:table-cell office:value-type="float" office:value="66.671999999999997" table:style-name="ce10">
            <text:p>66.672</text:p>
          </table:table-cell>
          <table:table-cell office:value-type="float" office:value="71.929000000000002" table:style-name="ce10">
            <text:p>71.929</text:p>
          </table:table-cell>
          <table:table-cell office:value-type="float" office:value="33.831000000000003" table:style-name="ce10">
            <text:p>33.831</text:p>
          </table:table-cell>
          <table:table-cell office:value-type="float" office:value="38.073" table:style-name="ce10">
            <text:p>38.073</text:p>
          </table:table-cell>
          <table:table-cell office:value-type="float" office:value="29.193999999999999" table:style-name="ce10">
            <text:p>29.194</text:p>
          </table:table-cell>
          <table:table-cell office:value-type="float" office:value="57.954999999999998" table:style-name="ce10">
            <text:p>57.955</text:p>
          </table:table-cell>
          <table:table-cell office:value-type="float" office:value="55.317999999999998" table:style-name="ce10">
            <text:p>55.318</text:p>
          </table:table-cell>
          <table:table-cell office:value-type="float" office:value="66.84" table:style-name="ce10">
            <text:p>66.84</text:p>
          </table:table-cell>
          <table:table-cell office:value-type="float" office:value="59.570999999999998" table:style-name="ce10">
            <text:p>59.571</text:p>
          </table:table-cell>
          <table:table-cell office:value-type="float" office:value="47.863999999999997" table:style-name="ce10">
            <text:p>47.864</text:p>
          </table:table-cell>
          <table:table-cell office:value-type="float" office:value="49.235999999999997" table:style-name="ce10">
            <text:p>49.236</text:p>
          </table:table-cell>
          <table:table-cell office:value-type="float" office:value="31.419" table:style-name="ce10">
            <text:p>31.419</text:p>
          </table:table-cell>
          <table:table-cell office:value-type="float" office:value="27.015000000000001" table:style-name="ce10">
            <text:p>27.015</text:p>
          </table:table-cell>
          <table:table-cell office:value-type="float" office:value="56.691000000000003" table:style-name="ce10">
            <text:p>56.691</text:p>
          </table:table-cell>
          <table:table-cell office:value-type="float" office:value="31.641999999999999" table:style-name="ce10">
            <text:p>31.642</text:p>
          </table:table-cell>
          <table:table-cell office:value-type="float" office:value="41.722999999999999" table:style-name="ce10">
            <text:p>41.723</text:p>
          </table:table-cell>
          <table:table-cell office:value-type="float" office:value="51.387" table:style-name="ce10">
            <text:p>51.387</text:p>
          </table:table-cell>
          <table:table-cell office:value-type="float" office:value="56.369" table:style-name="ce10">
            <text:p>56.369</text:p>
          </table:table-cell>
          <table:table-cell office:value-type="float" office:value="41.201000000000001" table:style-name="ce10">
            <text:p>41.201</text:p>
          </table:table-cell>
          <table:table-cell office:value-type="float" office:value="47.930999999999997" table:style-name="ce10">
            <text:p>47.931</text:p>
          </table:table-cell>
          <table:table-cell office:value-type="float" office:value="45.914999999999999" table:style-name="ce10">
            <text:p>45.915</text:p>
          </table:table-cell>
          <table:table-cell office:value-type="float" office:value="43.195" table:style-name="ce10">
            <text:p>43.195</text:p>
          </table:table-cell>
          <table:table-cell office:value-type="float" office:value="34.066000000000003" table:style-name="ce10">
            <text:p>34.066</text:p>
          </table:table-cell>
          <table:table-cell office:value-type="float" office:value="87.765000000000001" table:style-name="ce10">
            <text:p>87.765</text:p>
          </table:table-cell>
          <table:table-cell office:value-type="float" office:value="63.805" table:style-name="ce10">
            <text:p>63.805</text:p>
          </table:table-cell>
          <table:table-cell office:value-type="float" office:value="68.322000000000003" table:style-name="ce10">
            <text:p>68.322</text:p>
          </table:table-cell>
          <table:table-cell office:value-type="float" office:value="68.635000000000005" table:style-name="ce10">
            <text:p>68.635</text:p>
          </table:table-cell>
          <table:table-cell office:value-type="float" office:value="76.069999999999993" table:style-name="ce10">
            <text:p>76.07</text:p>
          </table:table-cell>
          <table:table-cell office:value-type="float" office:value="60.768000000000001" table:style-name="ce10">
            <text:p>60.768</text:p>
          </table:table-cell>
          <table:table-cell office:value-type="float" office:value="45.814" table:style-name="ce10">
            <text:p>45.814</text:p>
          </table:table-cell>
          <table:table-cell office:value-type="float" office:value="70.653999999999996" table:style-name="ce10">
            <text:p>70.654</text:p>
          </table:table-cell>
          <table:table-cell office:value-type="float" office:value="40.097000000000001" table:style-name="ce10">
            <text:p>40.097</text:p>
          </table:table-cell>
          <table:table-cell office:value-type="float" office:value="84.927999999999997" table:style-name="ce10">
            <text:p>84.928</text:p>
          </table:table-cell>
          <table:table-cell office:value-type="float" office:value="43.534999999999997" table:style-name="ce10">
            <text:p>43.535</text:p>
          </table:table-cell>
          <table:table-cell office:value-type="float" office:value="88.238" table:style-name="ce10">
            <text:p>88.238</text:p>
          </table:table-cell>
          <table:table-cell office:value-type="float" office:value="68.540999999999997" table:style-name="ce10">
            <text:p>68.541</text:p>
          </table:table-cell>
          <table:table-cell office:value-type="float" office:value="54.918999999999997" table:style-name="ce10">
            <text:p>54.919</text:p>
          </table:table-cell>
          <table:table-cell office:value-type="float" office:value="48.689" table:style-name="ce10">
            <text:p>48.689</text:p>
          </table:table-cell>
          <table:table-cell office:value-type="float" office:value="30.692" table:style-name="ce10">
            <text:p>30.692</text:p>
          </table:table-cell>
          <table:table-cell office:value-type="float" office:value="6.5019999999999998" table:style-name="ce10">
            <text:p>6.502</text:p>
          </table:table-cell>
          <table:table-cell office:value-type="float" office:value="11.85" table:style-name="ce10">
            <text:p>11.85</text:p>
          </table:table-cell>
          <table:table-cell office:value-type="float" office:value="28.271999999999998" table:style-name="ce10">
            <text:p>28.272</text:p>
          </table:table-cell>
          <table:table-cell office:value-type="float" office:value="53.375" table:style-name="ce10">
            <text:p>53.375</text:p>
          </table:table-cell>
          <table:table-cell office:value-type="float" office:value="10.022" table:style-name="ce10">
            <text:p>10.022</text:p>
          </table:table-cell>
          <table:table-cell office:value-type="float" office:value="90.316999999999993" table:style-name="ce10">
            <text:p>90.317</text:p>
          </table:table-cell>
          <table:table-cell office:value-type="float" office:value="64.331999999999994" table:style-name="ce10">
            <text:p>64.332</text:p>
          </table:table-cell>
          <table:table-cell office:value-type="float" office:value="68.012" table:style-name="ce10">
            <text:p>68.012</text:p>
          </table:table-cell>
          <table:table-cell office:value-type="float" office:value="10.582000000000001" table:style-name="ce10">
            <text:p>10.582</text:p>
          </table:table-cell>
          <table:table-cell office:value-type="float" office:value="80.617000000000004" table:style-name="ce10">
            <text:p>80.617</text:p>
          </table:table-cell>
          <table:table-cell office:value-type="float" office:value="8.8010000000000002" table:style-name="ce10">
            <text:p>8.801</text:p>
          </table:table-cell>
          <table:table-cell office:value-type="float" office:value="9.7270000000000003" table:style-name="ce10">
            <text:p>9.727</text:p>
          </table:table-cell>
          <table:table-cell office:value-type="float" office:value="83.564999999999998" table:style-name="ce10">
            <text:p>83.565</text:p>
          </table:table-cell>
          <table:table-cell office:value-type="float" office:value="6.7069999999999999" table:style-name="ce10">
            <text:p>6.707</text:p>
          </table:table-cell>
          <table:table-cell office:value-type="float" office:value="40.264000000000003" table:style-name="ce10">
            <text:p>40.264</text:p>
          </table:table-cell>
          <table:table-cell office:value-type="float" office:value="43.859000000000002" table:style-name="ce10">
            <text:p>43.859</text:p>
          </table:table-cell>
          <table:table-cell office:value-type="float" office:value="15.878" table:style-name="ce10">
            <text:p>15.878</text:p>
          </table:table-cell>
          <table:table-cell office:value-type="float" office:value="27.286000000000001" table:style-name="ce10">
            <text:p>27.286</text:p>
          </table:table-cell>
          <table:table-cell office:value-type="float" office:value="59.895000000000003" table:style-name="ce10">
            <text:p>59.895</text:p>
          </table:table-cell>
          <table:table-cell office:value-type="float" office:value="12.819000000000001" table:style-name="ce10">
            <text:p>12.819</text:p>
          </table:table-cell>
          <table:table-cell office:value-type="float" office:value="40.39" table:style-name="ce10">
            <text:p>40.39</text:p>
          </table:table-cell>
          <table:table-cell office:value-type="float" office:value="31.634" table:style-name="ce10">
            <text:p>31.634</text:p>
          </table:table-cell>
          <table:table-cell office:value-type="float" office:value="27.975999999999999" table:style-name="ce10">
            <text:p>27.976</text:p>
          </table:table-cell>
          <table:table-cell office:value-type="float" office:value="59.527000000000001" table:style-name="ce10">
            <text:p>59.527</text:p>
          </table:table-cell>
          <table:table-cell office:value-type="float" office:value="21.837" table:style-name="ce10">
            <text:p>21.837</text:p>
          </table:table-cell>
          <table:table-cell office:value-type="float" office:value="18.635999999999999" table:style-name="ce10">
            <text:p>18.636</text:p>
          </table:table-cell>
          <table:table-cell office:value-type="float" office:value="36.613999999999997" table:style-name="ce10">
            <text:p>36.614</text:p>
          </table:table-cell>
          <table:table-cell office:value-type="float" office:value="47.204000000000001" table:style-name="ce10">
            <text:p>47.204</text:p>
          </table:table-cell>
          <table:table-cell office:value-type="float" office:value="16.181999999999999" table:style-name="ce10">
            <text:p>16.182</text:p>
          </table:table-cell>
          <table:table-cell office:value-type="float" office:value="64.167000000000002" table:style-name="ce10">
            <text:p>64.167</text:p>
          </table:table-cell>
          <table:table-cell office:value-type="float" office:value="68.200999999999993" table:style-name="ce10">
            <text:p>68.201</text:p>
          </table:table-cell>
          <table:table-cell office:value-type="float" office:value="59.954000000000001" table:style-name="ce10">
            <text:p>59.954</text:p>
          </table:table-cell>
          <table:table-cell office:value-type="float" office:value="35.935000000000002" table:style-name="ce10">
            <text:p>35.935</text:p>
          </table:table-cell>
          <table:table-cell office:value-type="float" office:value="70.076999999999998" table:style-name="ce10">
            <text:p>70.077</text:p>
          </table:table-cell>
          <table:table-cell office:value-type="float" office:value="68.036000000000001" table:style-name="ce10">
            <text:p>68.036</text:p>
          </table:table-cell>
          <table:table-cell office:value-type="float" office:value="54.639000000000003" table:style-name="ce10">
            <text:p>54.639</text:p>
          </table:table-cell>
          <table:table-cell office:value-type="float" office:value="61.790999999999997" table:style-name="ce10">
            <text:p>61.791</text:p>
          </table:table-cell>
          <table:table-cell table:number-columns-repeated="16259"/>
        </table:table-row>
        <table:table-row table:style-name="ro5">
          <table:table-cell office:value-type="string" table:style-name="ce4">
            <text:p>HSE</text:p>
          </table:table-cell>
          <table:table-cell office:value-type="string" table:style-name="ce4">
            <text:p>Health and Safety Executive</text:p>
          </table:table-cell>
          <table:table-cell office:value-type="string" table:style-name="ce4">
            <text:p>Work and Pensions</text:p>
          </table:table-cell>
          <table:table-cell table:style-name="ce4"/>
          <table:table-cell office:value-type="float" office:value="70.221000000000004" table:style-name="ce10">
            <text:p>70.221</text:p>
          </table:table-cell>
          <table:table-cell office:value-type="float" office:value="57.875999999999998" table:style-name="ce10">
            <text:p>57.876</text:p>
          </table:table-cell>
          <table:table-cell office:value-type="float" office:value="28.777000000000001" table:style-name="ce10">
            <text:p>28.777</text:p>
          </table:table-cell>
          <table:table-cell office:value-type="float" office:value="73.52" table:style-name="ce10">
            <text:p>73.52</text:p>
          </table:table-cell>
          <table:table-cell office:value-type="float" office:value="75.256" table:style-name="ce10">
            <text:p>75.256</text:p>
          </table:table-cell>
          <table:table-cell office:value-type="float" office:value="79.591999999999999" table:style-name="ce10">
            <text:p>79.592</text:p>
          </table:table-cell>
          <table:table-cell office:value-type="float" office:value="79.239000000000004" table:style-name="ce10">
            <text:p>79.239</text:p>
          </table:table-cell>
          <table:table-cell office:value-type="float" office:value="82.414000000000001" table:style-name="ce10">
            <text:p>82.414</text:p>
          </table:table-cell>
          <table:table-cell office:value-type="float" office:value="51.954000000000001" table:style-name="ce10">
            <text:p>51.954</text:p>
          </table:table-cell>
          <table:table-cell office:value-type="float" office:value="78.414000000000001" table:style-name="ce10">
            <text:p>78.414</text:p>
          </table:table-cell>
          <table:table-cell office:value-type="float" office:value="68.563999999999993" table:style-name="ce10">
            <text:p>68.564</text:p>
          </table:table-cell>
          <table:table-cell office:value-type="float" office:value="34.090000000000003" table:style-name="ce10">
            <text:p>34.09</text:p>
          </table:table-cell>
          <table:table-cell office:value-type="float" office:value="41.002000000000002" table:style-name="ce10">
            <text:p>41.002</text:p>
          </table:table-cell>
          <table:table-cell office:value-type="float" office:value="88.631" table:style-name="ce10">
            <text:p>88.631</text:p>
          </table:table-cell>
          <table:table-cell office:value-type="float" office:value="82.984999999999999" table:style-name="ce10">
            <text:p>82.985</text:p>
          </table:table-cell>
          <table:table-cell office:value-type="float" office:value="76.14" table:style-name="ce10">
            <text:p>76.14</text:p>
          </table:table-cell>
          <table:table-cell office:value-type="float" office:value="52.927999999999997" table:style-name="ce10">
            <text:p>52.928</text:p>
          </table:table-cell>
          <table:table-cell office:value-type="float" office:value="75.938999999999993" table:style-name="ce10">
            <text:p>75.939</text:p>
          </table:table-cell>
          <table:table-cell office:value-type="float" office:value="77.927999999999997" table:style-name="ce10">
            <text:p>77.928</text:p>
          </table:table-cell>
          <table:table-cell office:value-type="float" office:value="81.197999999999993" table:style-name="ce10">
            <text:p>81.198</text:p>
          </table:table-cell>
          <table:table-cell office:value-type="float" office:value="76.704999999999998" table:style-name="ce10">
            <text:p>76.705</text:p>
          </table:table-cell>
          <table:table-cell office:value-type="float" office:value="89.977000000000004" table:style-name="ce10">
            <text:p>89.977</text:p>
          </table:table-cell>
          <table:table-cell office:value-type="float" office:value="84.596999999999994" table:style-name="ce10">
            <text:p>84.597</text:p>
          </table:table-cell>
          <table:table-cell office:value-type="float" office:value="71.256" table:style-name="ce10">
            <text:p>71.256</text:p>
          </table:table-cell>
          <table:table-cell office:value-type="float" office:value="81.644999999999996" table:style-name="ce10">
            <text:p>81.645</text:p>
          </table:table-cell>
          <table:table-cell office:value-type="float" office:value="83.866" table:style-name="ce10">
            <text:p>83.866</text:p>
          </table:table-cell>
          <table:table-cell office:value-type="float" office:value="78.108000000000004" table:style-name="ce10">
            <text:p>78.108</text:p>
          </table:table-cell>
          <table:table-cell office:value-type="float" office:value="70.27" table:style-name="ce10">
            <text:p>70.27</text:p>
          </table:table-cell>
          <table:table-cell office:value-type="float" office:value="76.844999999999999" table:style-name="ce10">
            <text:p>76.845</text:p>
          </table:table-cell>
          <table:table-cell office:value-type="float" office:value="63.133000000000003" table:style-name="ce10">
            <text:p>63.133</text:p>
          </table:table-cell>
          <table:table-cell office:value-type="float" office:value="89.054000000000002" table:style-name="ce10">
            <text:p>89.054</text:p>
          </table:table-cell>
          <table:table-cell office:value-type="float" office:value="84.587000000000003" table:style-name="ce10">
            <text:p>84.587</text:p>
          </table:table-cell>
          <table:table-cell office:value-type="float" office:value="73.620999999999995" table:style-name="ce10">
            <text:p>73.621</text:p>
          </table:table-cell>
          <table:table-cell office:value-type="float" office:value="59.889000000000003" table:style-name="ce10">
            <text:p>59.889</text:p>
          </table:table-cell>
          <table:table-cell office:value-type="float" office:value="54.41" table:style-name="ce10">
            <text:p>54.41</text:p>
          </table:table-cell>
          <table:table-cell office:value-type="float" office:value="43.301000000000002" table:style-name="ce10">
            <text:p>43.301</text:p>
          </table:table-cell>
          <table:table-cell office:value-type="float" office:value="50.441000000000003" table:style-name="ce10">
            <text:p>50.441</text:p>
          </table:table-cell>
          <table:table-cell office:value-type="float" office:value="82.397000000000006" table:style-name="ce10">
            <text:p>82.397</text:p>
          </table:table-cell>
          <table:table-cell office:value-type="float" office:value="87.882999999999996" table:style-name="ce10">
            <text:p>87.883</text:p>
          </table:table-cell>
          <table:table-cell office:value-type="float" office:value="67.486999999999995" table:style-name="ce10">
            <text:p>67.487</text:p>
          </table:table-cell>
          <table:table-cell office:value-type="float" office:value="76.055999999999997" table:style-name="ce10">
            <text:p>76.056</text:p>
          </table:table-cell>
          <table:table-cell office:value-type="float" office:value="61.81" table:style-name="ce10">
            <text:p>61.81</text:p>
          </table:table-cell>
          <table:table-cell office:value-type="float" office:value="73.992000000000004" table:style-name="ce10">
            <text:p>73.992</text:p>
          </table:table-cell>
          <table:table-cell office:value-type="float" office:value="83.899000000000001" table:style-name="ce10">
            <text:p>83.899</text:p>
          </table:table-cell>
          <table:table-cell office:value-type="float" office:value="57.329000000000001" table:style-name="ce10">
            <text:p>57.329</text:p>
          </table:table-cell>
          <table:table-cell office:value-type="float" office:value="58.43" table:style-name="ce10">
            <text:p>58.43</text:p>
          </table:table-cell>
          <table:table-cell office:value-type="float" office:value="75.823999999999998" table:style-name="ce10">
            <text:p>75.824</text:p>
          </table:table-cell>
          <table:table-cell office:value-type="float" office:value="33.610999999999997" table:style-name="ce10">
            <text:p>33.611</text:p>
          </table:table-cell>
          <table:table-cell office:value-type="float" office:value="39.981000000000002" table:style-name="ce10">
            <text:p>39.981</text:p>
          </table:table-cell>
          <table:table-cell office:value-type="float" office:value="28.524999999999999" table:style-name="ce10">
            <text:p>28.525</text:p>
          </table:table-cell>
          <table:table-cell office:value-type="float" office:value="72.152000000000001" table:style-name="ce10">
            <text:p>72.152</text:p>
          </table:table-cell>
          <table:table-cell office:value-type="float" office:value="59.162999999999997" table:style-name="ce10">
            <text:p>59.163</text:p>
          </table:table-cell>
          <table:table-cell office:value-type="float" office:value="61.271000000000001" table:style-name="ce10">
            <text:p>61.271</text:p>
          </table:table-cell>
          <table:table-cell office:value-type="float" office:value="54.503" table:style-name="ce10">
            <text:p>54.503</text:p>
          </table:table-cell>
          <table:table-cell office:value-type="float" office:value="42.1" table:style-name="ce10">
            <text:p>42.1</text:p>
          </table:table-cell>
          <table:table-cell office:value-type="float" office:value="43.759" table:style-name="ce10">
            <text:p>43.759</text:p>
          </table:table-cell>
          <table:table-cell office:value-type="float" office:value="20.297000000000001" table:style-name="ce10">
            <text:p>20.297</text:p>
          </table:table-cell>
          <table:table-cell office:value-type="float" office:value="23.084" table:style-name="ce10">
            <text:p>23.084</text:p>
          </table:table-cell>
          <table:table-cell office:value-type="float" office:value="52.182000000000002" table:style-name="ce10">
            <text:p>52.182</text:p>
          </table:table-cell>
          <table:table-cell office:value-type="float" office:value="28.18" table:style-name="ce10">
            <text:p>28.18</text:p>
          </table:table-cell>
          <table:table-cell office:value-type="float" office:value="43.692" table:style-name="ce10">
            <text:p>43.692</text:p>
          </table:table-cell>
          <table:table-cell office:value-type="float" office:value="59.906999999999996" table:style-name="ce10">
            <text:p>59.907</text:p>
          </table:table-cell>
          <table:table-cell office:value-type="float" office:value="52.247999999999998" table:style-name="ce10">
            <text:p>52.248</text:p>
          </table:table-cell>
          <table:table-cell office:value-type="float" office:value="42.896999999999998" table:style-name="ce10">
            <text:p>42.897</text:p>
          </table:table-cell>
          <table:table-cell office:value-type="float" office:value="44.805" table:style-name="ce10">
            <text:p>44.805</text:p>
          </table:table-cell>
          <table:table-cell office:value-type="float" office:value="41.863999999999997" table:style-name="ce10">
            <text:p>41.864</text:p>
          </table:table-cell>
          <table:table-cell office:value-type="float" office:value="35.777000000000001" table:style-name="ce10">
            <text:p>35.777</text:p>
          </table:table-cell>
          <table:table-cell office:value-type="float" office:value="23.041" table:style-name="ce10">
            <text:p>23.041</text:p>
          </table:table-cell>
          <table:table-cell office:value-type="float" office:value="88.033000000000001" table:style-name="ce10">
            <text:p>88.033</text:p>
          </table:table-cell>
          <table:table-cell office:value-type="float" office:value="66.435000000000002" table:style-name="ce10">
            <text:p>66.435</text:p>
          </table:table-cell>
          <table:table-cell office:value-type="float" office:value="64.438000000000002" table:style-name="ce10">
            <text:p>64.438</text:p>
          </table:table-cell>
          <table:table-cell office:value-type="float" office:value="70.501000000000005" table:style-name="ce10">
            <text:p>70.501</text:p>
          </table:table-cell>
          <table:table-cell office:value-type="float" office:value="72.608999999999995" table:style-name="ce10">
            <text:p>72.609</text:p>
          </table:table-cell>
          <table:table-cell office:value-type="float" office:value="59.545000000000002" table:style-name="ce10">
            <text:p>59.545</text:p>
          </table:table-cell>
          <table:table-cell office:value-type="float" office:value="37.545999999999999" table:style-name="ce10">
            <text:p>37.546</text:p>
          </table:table-cell>
          <table:table-cell office:value-type="float" office:value="65.212999999999994" table:style-name="ce10">
            <text:p>65.213</text:p>
          </table:table-cell>
          <table:table-cell office:value-type="float" office:value="32.049999999999997" table:style-name="ce10">
            <text:p>32.05</text:p>
          </table:table-cell>
          <table:table-cell office:value-type="float" office:value="85.27" table:style-name="ce10">
            <text:p>85.27</text:p>
          </table:table-cell>
          <table:table-cell office:value-type="float" office:value="88.718999999999994" table:style-name="ce10">
            <text:p>88.719</text:p>
          </table:table-cell>
          <table:table-cell office:value-type="float" office:value="94.388000000000005" table:style-name="ce10">
            <text:p>94.388</text:p>
          </table:table-cell>
          <table:table-cell office:value-type="float" office:value="61.6" table:style-name="ce10">
            <text:p>61.6</text:p>
          </table:table-cell>
          <table:table-cell office:value-type="float" office:value="49.906999999999996" table:style-name="ce10">
            <text:p>49.907</text:p>
          </table:table-cell>
          <table:table-cell office:value-type="float" office:value="71.680999999999997" table:style-name="ce10">
            <text:p>71.681</text:p>
          </table:table-cell>
          <table:table-cell office:value-type="float" office:value="49.348999999999997" table:style-name="ce10">
            <text:p>49.349</text:p>
          </table:table-cell>
          <table:table-cell office:value-type="float" office:value="8.702" table:style-name="ce10">
            <text:p>8.702</text:p>
          </table:table-cell>
          <table:table-cell office:value-type="float" office:value="13.541" table:style-name="ce10">
            <text:p>13.541</text:p>
          </table:table-cell>
          <table:table-cell office:value-type="float" office:value="36.155999999999999" table:style-name="ce10">
            <text:p>36.156</text:p>
          </table:table-cell>
          <table:table-cell office:value-type="float" office:value="41.600999999999999" table:style-name="ce10">
            <text:p>41.601</text:p>
          </table:table-cell>
          <table:table-cell office:value-type="float" office:value="6.7350000000000003" table:style-name="ce10">
            <text:p>6.735</text:p>
          </table:table-cell>
          <table:table-cell office:value-type="float" office:value="90.673000000000002" table:style-name="ce10">
            <text:p>90.673</text:p>
          </table:table-cell>
          <table:table-cell office:value-type="float" office:value="67.488" table:style-name="ce10">
            <text:p>67.488</text:p>
          </table:table-cell>
          <table:table-cell office:value-type="float" office:value="69.525000000000006" table:style-name="ce10">
            <text:p>69.525</text:p>
          </table:table-cell>
          <table:table-cell office:value-type="float" office:value="8.6270000000000007" table:style-name="ce10">
            <text:p>8.627</text:p>
          </table:table-cell>
          <table:table-cell office:value-type="float" office:value="84.600999999999999" table:style-name="ce10">
            <text:p>84.601</text:p>
          </table:table-cell>
          <table:table-cell office:value-type="float" office:value="6.7720000000000002" table:style-name="ce10">
            <text:p>6.772</text:p>
          </table:table-cell>
          <table:table-cell office:value-type="float" office:value="7.2850000000000001" table:style-name="ce10">
            <text:p>7.285</text:p>
          </table:table-cell>
          <table:table-cell office:value-type="float" office:value="86.867999999999995" table:style-name="ce10">
            <text:p>86.868</text:p>
          </table:table-cell>
          <table:table-cell office:value-type="float" office:value="5.8470000000000004" table:style-name="ce10">
            <text:p>5.847</text:p>
          </table:table-cell>
          <table:table-cell office:value-type="float" office:value="37.820999999999998" table:style-name="ce10">
            <text:p>37.821</text:p>
          </table:table-cell>
          <table:table-cell office:value-type="float" office:value="44.872" table:style-name="ce10">
            <text:p>44.872</text:p>
          </table:table-cell>
          <table:table-cell office:value-type="float" office:value="17.308" table:style-name="ce10">
            <text:p>17.308</text:p>
          </table:table-cell>
          <table:table-cell office:value-type="float" office:value="16.949000000000002" table:style-name="ce10">
            <text:p>16.949</text:p>
          </table:table-cell>
          <table:table-cell office:value-type="float" office:value="66.102000000000004" table:style-name="ce10">
            <text:p>66.102</text:p>
          </table:table-cell>
          <table:table-cell office:value-type="float" office:value="16.949000000000002" table:style-name="ce10">
            <text:p>16.949</text:p>
          </table:table-cell>
          <table:table-cell office:value-type="float" office:value="29.936" table:style-name="ce10">
            <text:p>29.936</text:p>
          </table:table-cell>
          <table:table-cell office:value-type="float" office:value="33.121000000000002" table:style-name="ce10">
            <text:p>33.121</text:p>
          </table:table-cell>
          <table:table-cell office:value-type="float" office:value="36.942999999999998" table:style-name="ce10">
            <text:p>36.943</text:p>
          </table:table-cell>
          <table:table-cell office:value-type="float" office:value="72.611000000000004" table:style-name="ce10">
            <text:p>72.611</text:p>
          </table:table-cell>
          <table:table-cell office:value-type="float" office:value="9.5540000000000003" table:style-name="ce10">
            <text:p>9.554</text:p>
          </table:table-cell>
          <table:table-cell office:value-type="float" office:value="17.834" table:style-name="ce10">
            <text:p>17.834</text:p>
          </table:table-cell>
          <table:table-cell office:value-type="string" table:style-name="ce10">
            <text:p>[c]</text:p>
          </table:table-cell>
          <table:table-cell office:value-type="float" office:value="44.067999999999998" table:style-name="ce10">
            <text:p>44.068</text:p>
          </table:table-cell>
          <table:table-cell office:value-type="string" table:style-name="ce10">
            <text:p>[c]</text:p>
          </table:table-cell>
          <table:table-cell office:value-type="float" office:value="65.016999999999996" table:style-name="ce10">
            <text:p>65.017</text:p>
          </table:table-cell>
          <table:table-cell office:value-type="float" office:value="68.731999999999999" table:style-name="ce10">
            <text:p>68.732</text:p>
          </table:table-cell>
          <table:table-cell office:value-type="float" office:value="59.753999999999998" table:style-name="ce10">
            <text:p>59.754</text:p>
          </table:table-cell>
          <table:table-cell office:value-type="float" office:value="34.231999999999999" table:style-name="ce10">
            <text:p>34.232</text:p>
          </table:table-cell>
          <table:table-cell office:value-type="float" office:value="69.436999999999998" table:style-name="ce10">
            <text:p>69.437</text:p>
          </table:table-cell>
          <table:table-cell office:value-type="float" office:value="71.019000000000005" table:style-name="ce10">
            <text:p>71.019</text:p>
          </table:table-cell>
          <table:table-cell office:value-type="float" office:value="56.747999999999998" table:style-name="ce10">
            <text:p>56.748</text:p>
          </table:table-cell>
          <table:table-cell office:value-type="float" office:value="60.140999999999998" table:style-name="ce10">
            <text:p>60.141</text:p>
          </table:table-cell>
          <table:table-cell table:number-columns-repeated="16259"/>
        </table:table-row>
        <table:table-row table:style-name="ro8">
          <table:table-cell office:value-type="string" table:style-name="ce4">
            <text:p>IFATE</text:p>
          </table:table-cell>
          <table:table-cell office:value-type="string" table:style-name="ce4">
            <text:p>Institute for Apprenticeships and Technical Education</text:p>
          </table:table-cell>
          <table:table-cell office:value-type="string" table:style-name="ce4">
            <text:p>Institute for Apprenticeships and Technical Education</text:p>
          </table:table-cell>
          <table:table-cell table:style-name="ce4"/>
          <table:table-cell office:value-type="float" office:value="82.042000000000002" table:style-name="ce10">
            <text:p>82.042</text:p>
          </table:table-cell>
          <table:table-cell office:value-type="float" office:value="65.302000000000007" table:style-name="ce10">
            <text:p>65.302</text:p>
          </table:table-cell>
          <table:table-cell office:value-type="float" office:value="24.677" table:style-name="ce10">
            <text:p>24.677</text:p>
          </table:table-cell>
          <table:table-cell office:value-type="float" office:value="74.347999999999999" table:style-name="ce10">
            <text:p>74.348</text:p>
          </table:table-cell>
          <table:table-cell office:value-type="float" office:value="74.677999999999997" table:style-name="ce10">
            <text:p>74.678</text:p>
          </table:table-cell>
          <table:table-cell office:value-type="float" office:value="82.403000000000006" table:style-name="ce10">
            <text:p>82.403</text:p>
          </table:table-cell>
          <table:table-cell office:value-type="float" office:value="81.177999999999997" table:style-name="ce10">
            <text:p>81.178</text:p>
          </table:table-cell>
          <table:table-cell office:value-type="float" office:value="86.266000000000005" table:style-name="ce10">
            <text:p>86.266</text:p>
          </table:table-cell>
          <table:table-cell office:value-type="float" office:value="45.976999999999997" table:style-name="ce10">
            <text:p>45.977</text:p>
          </table:table-cell>
          <table:table-cell office:value-type="float" office:value="85.56" table:style-name="ce10">
            <text:p>85.56</text:p>
          </table:table-cell>
          <table:table-cell office:value-type="float" office:value="75.632000000000005" table:style-name="ce10">
            <text:p>75.632</text:p>
          </table:table-cell>
          <table:table-cell office:value-type="float" office:value="52.011000000000003" table:style-name="ce10">
            <text:p>52.011</text:p>
          </table:table-cell>
          <table:table-cell office:value-type="float" office:value="52.134" table:style-name="ce10">
            <text:p>52.134</text:p>
          </table:table-cell>
          <table:table-cell office:value-type="float" office:value="89.27" table:style-name="ce10">
            <text:p>89.27</text:p>
          </table:table-cell>
          <table:table-cell office:value-type="float" office:value="71.674000000000007" table:style-name="ce10">
            <text:p>71.674</text:p>
          </table:table-cell>
          <table:table-cell office:value-type="float" office:value="73.819999999999993" table:style-name="ce10">
            <text:p>73.82</text:p>
          </table:table-cell>
          <table:table-cell office:value-type="float" office:value="50.643999999999998" table:style-name="ce10">
            <text:p>50.644</text:p>
          </table:table-cell>
          <table:table-cell office:value-type="float" office:value="87.983000000000004" table:style-name="ce10">
            <text:p>87.983</text:p>
          </table:table-cell>
          <table:table-cell office:value-type="float" office:value="80.686999999999998" table:style-name="ce10">
            <text:p>80.687</text:p>
          </table:table-cell>
          <table:table-cell office:value-type="float" office:value="84.12" table:style-name="ce10">
            <text:p>84.12</text:p>
          </table:table-cell>
          <table:table-cell office:value-type="float" office:value="78.879000000000005" table:style-name="ce10">
            <text:p>78.879</text:p>
          </table:table-cell>
          <table:table-cell office:value-type="float" office:value="92.241" table:style-name="ce10">
            <text:p>92.241</text:p>
          </table:table-cell>
          <table:table-cell office:value-type="float" office:value="89.177000000000007" table:style-name="ce10">
            <text:p>89.177</text:p>
          </table:table-cell>
          <table:table-cell office:value-type="float" office:value="75.861999999999995" table:style-name="ce10">
            <text:p>75.862</text:p>
          </table:table-cell>
          <table:table-cell office:value-type="float" office:value="86.206999999999994" table:style-name="ce10">
            <text:p>86.207</text:p>
          </table:table-cell>
          <table:table-cell office:value-type="float" office:value="89.224000000000004" table:style-name="ce10">
            <text:p>89.224</text:p>
          </table:table-cell>
          <table:table-cell office:value-type="float" office:value="76.724000000000004" table:style-name="ce10">
            <text:p>76.724</text:p>
          </table:table-cell>
          <table:table-cell office:value-type="float" office:value="68.397999999999996" table:style-name="ce10">
            <text:p>68.398</text:p>
          </table:table-cell>
          <table:table-cell office:value-type="float" office:value="73.706999999999994" table:style-name="ce10">
            <text:p>73.707</text:p>
          </table:table-cell>
          <table:table-cell office:value-type="float" office:value="47.844999999999999" table:style-name="ce10">
            <text:p>47.845</text:p>
          </table:table-cell>
          <table:table-cell office:value-type="float" office:value="89.655000000000001" table:style-name="ce10">
            <text:p>89.655</text:p>
          </table:table-cell>
          <table:table-cell office:value-type="float" office:value="86.206999999999994" table:style-name="ce10">
            <text:p>86.207</text:p>
          </table:table-cell>
          <table:table-cell office:value-type="float" office:value="82.832999999999998" table:style-name="ce10">
            <text:p>82.833</text:p>
          </table:table-cell>
          <table:table-cell office:value-type="float" office:value="56.033999999999999" table:style-name="ce10">
            <text:p>56.034</text:p>
          </table:table-cell>
          <table:table-cell office:value-type="float" office:value="49.569000000000003" table:style-name="ce10">
            <text:p>49.569</text:p>
          </table:table-cell>
          <table:table-cell office:value-type="float" office:value="32.328000000000003" table:style-name="ce10">
            <text:p>32.328</text:p>
          </table:table-cell>
          <table:table-cell office:value-type="float" office:value="45.887" table:style-name="ce10">
            <text:p>45.887</text:p>
          </table:table-cell>
          <table:table-cell office:value-type="float" office:value="87.5" table:style-name="ce10">
            <text:p>87.5</text:p>
          </table:table-cell>
          <table:table-cell office:value-type="float" office:value="93.534000000000006" table:style-name="ce10">
            <text:p>93.534</text:p>
          </table:table-cell>
          <table:table-cell office:value-type="float" office:value="76.293000000000006" table:style-name="ce10">
            <text:p>76.293</text:p>
          </table:table-cell>
          <table:table-cell office:value-type="float" office:value="84.914000000000001" table:style-name="ce10">
            <text:p>84.914</text:p>
          </table:table-cell>
          <table:table-cell office:value-type="float" office:value="65.367999999999995" table:style-name="ce10">
            <text:p>65.368</text:p>
          </table:table-cell>
          <table:table-cell office:value-type="float" office:value="72.414000000000001" table:style-name="ce10">
            <text:p>72.414</text:p>
          </table:table-cell>
          <table:table-cell office:value-type="float" office:value="91.379000000000005" table:style-name="ce10">
            <text:p>91.379</text:p>
          </table:table-cell>
          <table:table-cell office:value-type="float" office:value="73.275999999999996" table:style-name="ce10">
            <text:p>73.276</text:p>
          </table:table-cell>
          <table:table-cell office:value-type="float" office:value="70.259" table:style-name="ce10">
            <text:p>70.259</text:p>
          </table:table-cell>
          <table:table-cell office:value-type="float" office:value="80.951999999999998" table:style-name="ce10">
            <text:p>80.952</text:p>
          </table:table-cell>
          <table:table-cell office:value-type="float" office:value="53.878999999999998" table:style-name="ce10">
            <text:p>53.879</text:p>
          </table:table-cell>
          <table:table-cell office:value-type="float" office:value="56.466000000000001" table:style-name="ce10">
            <text:p>56.466</text:p>
          </table:table-cell>
          <table:table-cell office:value-type="float" office:value="45.69" table:style-name="ce10">
            <text:p>45.69</text:p>
          </table:table-cell>
          <table:table-cell office:value-type="float" office:value="75.430999999999997" table:style-name="ce10">
            <text:p>75.431</text:p>
          </table:table-cell>
          <table:table-cell office:value-type="float" office:value="61.637999999999998" table:style-name="ce10">
            <text:p>61.638</text:p>
          </table:table-cell>
          <table:table-cell office:value-type="float" office:value="72.960999999999999" table:style-name="ce10">
            <text:p>72.961</text:p>
          </table:table-cell>
          <table:table-cell office:value-type="float" office:value="69.397000000000006" table:style-name="ce10">
            <text:p>69.397</text:p>
          </table:table-cell>
          <table:table-cell office:value-type="float" office:value="43.966000000000001" table:style-name="ce10">
            <text:p>43.966</text:p>
          </table:table-cell>
          <table:table-cell office:value-type="float" office:value="56.033999999999999" table:style-name="ce10">
            <text:p>56.034</text:p>
          </table:table-cell>
          <table:table-cell office:value-type="float" office:value="32.328000000000003" table:style-name="ce10">
            <text:p>32.328</text:p>
          </table:table-cell>
          <table:table-cell office:value-type="float" office:value="28.448" table:style-name="ce10">
            <text:p>28.448</text:p>
          </table:table-cell>
          <table:table-cell office:value-type="float" office:value="71.120999999999995" table:style-name="ce10">
            <text:p>71.121</text:p>
          </table:table-cell>
          <table:table-cell office:value-type="float" office:value="40.517000000000003" table:style-name="ce10">
            <text:p>40.517</text:p>
          </table:table-cell>
          <table:table-cell office:value-type="float" office:value="56.033999999999999" table:style-name="ce10">
            <text:p>56.034</text:p>
          </table:table-cell>
          <table:table-cell office:value-type="float" office:value="67.241" table:style-name="ce10">
            <text:p>67.241</text:p>
          </table:table-cell>
          <table:table-cell office:value-type="float" office:value="59.914000000000001" table:style-name="ce10">
            <text:p>59.914</text:p>
          </table:table-cell>
          <table:table-cell office:value-type="float" office:value="50.430999999999997" table:style-name="ce10">
            <text:p>50.431</text:p>
          </table:table-cell>
          <table:table-cell office:value-type="float" office:value="60.776000000000003" table:style-name="ce10">
            <text:p>60.776</text:p>
          </table:table-cell>
          <table:table-cell office:value-type="float" office:value="57.328000000000003" table:style-name="ce10">
            <text:p>57.328</text:p>
          </table:table-cell>
          <table:table-cell office:value-type="float" office:value="43.103000000000002" table:style-name="ce10">
            <text:p>43.103</text:p>
          </table:table-cell>
          <table:table-cell office:value-type="float" office:value="35.776000000000003" table:style-name="ce10">
            <text:p>35.776</text:p>
          </table:table-cell>
          <table:table-cell office:value-type="float" office:value="94.85" table:style-name="ce10">
            <text:p>94.85</text:p>
          </table:table-cell>
          <table:table-cell office:value-type="float" office:value="78.016999999999996" table:style-name="ce10">
            <text:p>78.017</text:p>
          </table:table-cell>
          <table:table-cell office:value-type="float" office:value="75.861999999999995" table:style-name="ce10">
            <text:p>75.862</text:p>
          </table:table-cell>
          <table:table-cell office:value-type="float" office:value="67.241" table:style-name="ce10">
            <text:p>67.241</text:p>
          </table:table-cell>
          <table:table-cell office:value-type="float" office:value="77.155000000000001" table:style-name="ce10">
            <text:p>77.155</text:p>
          </table:table-cell>
          <table:table-cell office:value-type="float" office:value="68.260999999999996" table:style-name="ce10">
            <text:p>68.261</text:p>
          </table:table-cell>
          <table:table-cell office:value-type="float" office:value="44.828000000000003" table:style-name="ce10">
            <text:p>44.828</text:p>
          </table:table-cell>
          <table:table-cell office:value-type="float" office:value="77.585999999999999" table:style-name="ce10">
            <text:p>77.586</text:p>
          </table:table-cell>
          <table:table-cell office:value-type="float" office:value="45.064" table:style-name="ce10">
            <text:p>45.064</text:p>
          </table:table-cell>
          <table:table-cell office:value-type="float" office:value="87.930999999999997" table:style-name="ce10">
            <text:p>87.931</text:p>
          </table:table-cell>
          <table:table-cell office:value-type="float" office:value="61.207000000000001" table:style-name="ce10">
            <text:p>61.207</text:p>
          </table:table-cell>
          <table:table-cell office:value-type="float" office:value="95.69" table:style-name="ce10">
            <text:p>95.69</text:p>
          </table:table-cell>
          <table:table-cell office:value-type="float" office:value="63.478000000000002" table:style-name="ce10">
            <text:p>63.478</text:p>
          </table:table-cell>
          <table:table-cell office:value-type="float" office:value="51.723999999999997" table:style-name="ce10">
            <text:p>51.724</text:p>
          </table:table-cell>
          <table:table-cell office:value-type="float" office:value="67.671999999999997" table:style-name="ce10">
            <text:p>67.672</text:p>
          </table:table-cell>
          <table:table-cell office:value-type="float" office:value="38.362000000000002" table:style-name="ce10">
            <text:p>38.362</text:p>
          </table:table-cell>
          <table:table-cell office:value-type="float" office:value="9.17" table:style-name="ce10">
            <text:p>9.17</text:p>
          </table:table-cell>
          <table:table-cell office:value-type="float" office:value="20.524000000000001" table:style-name="ce10">
            <text:p>20.524</text:p>
          </table:table-cell>
          <table:table-cell office:value-type="float" office:value="43.231000000000002" table:style-name="ce10">
            <text:p>43.231</text:p>
          </table:table-cell>
          <table:table-cell office:value-type="float" office:value="27.074000000000002" table:style-name="ce10">
            <text:p>27.074</text:p>
          </table:table-cell>
          <table:table-cell office:value-type="float" office:value="4.367" table:style-name="ce10">
            <text:p>4.367</text:p>
          </table:table-cell>
          <table:table-cell office:value-type="float" office:value="95.259" table:style-name="ce10">
            <text:p>95.259</text:p>
          </table:table-cell>
          <table:table-cell office:value-type="float" office:value="71.120999999999995" table:style-name="ce10">
            <text:p>71.121</text:p>
          </table:table-cell>
          <table:table-cell office:value-type="float" office:value="82.608999999999995" table:style-name="ce10">
            <text:p>82.609</text:p>
          </table:table-cell>
          <table:table-cell office:value-type="float" office:value="9.0909999999999993" table:style-name="ce10">
            <text:p>9.091</text:p>
          </table:table-cell>
          <table:table-cell office:value-type="float" office:value="85.713999999999999" table:style-name="ce10">
            <text:p>85.714</text:p>
          </table:table-cell>
          <table:table-cell office:value-type="float" office:value="5.1950000000000003" table:style-name="ce10">
            <text:p>5.195</text:p>
          </table:table-cell>
          <table:table-cell office:value-type="float" office:value="9.9139999999999997" table:style-name="ce10">
            <text:p>9.914</text:p>
          </table:table-cell>
          <table:table-cell office:value-type="float" office:value="85.775999999999996" table:style-name="ce10">
            <text:p>85.776</text:p>
          </table:table-cell>
          <table:table-cell office:value-type="float" office:value="4.3099999999999996" table:style-name="ce10">
            <text:p>4.31</text:p>
          </table:table-cell>
          <table:table-cell office:value-type="string" table:style-name="ce10">
            <text:p>[c]</text:p>
          </table:table-cell>
          <table:table-cell office:value-type="float" office:value="45.454999999999998" table:style-name="ce10">
            <text:p>45.45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8.182000000000002" table:style-name="ce10">
            <text:p>68.182</text:p>
          </table:table-cell>
          <table:table-cell office:value-type="string" table:style-name="ce10">
            <text:p>[c]</text:p>
          </table:table-cell>
          <table:table-cell office:value-type="string" table:style-name="ce10">
            <text:p>[c]</text:p>
          </table:table-cell>
          <table:table-cell office:value-type="float" office:value="61.905000000000001" table:style-name="ce10">
            <text:p>61.90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5.652000000000001" table:style-name="ce10">
            <text:p>65.652</text:p>
          </table:table-cell>
          <table:table-cell office:value-type="float" office:value="71.304000000000002" table:style-name="ce10">
            <text:p>71.304</text:p>
          </table:table-cell>
          <table:table-cell office:value-type="float" office:value="65.066000000000003" table:style-name="ce10">
            <text:p>65.066</text:p>
          </table:table-cell>
          <table:table-cell office:value-type="float" office:value="35.497999999999998" table:style-name="ce10">
            <text:p>35.498</text:p>
          </table:table-cell>
          <table:table-cell office:value-type="float" office:value="71.739000000000004" table:style-name="ce10">
            <text:p>71.739</text:p>
          </table:table-cell>
          <table:table-cell office:value-type="float" office:value="73.043000000000006" table:style-name="ce10">
            <text:p>73.043</text:p>
          </table:table-cell>
          <table:table-cell office:value-type="float" office:value="59.825000000000003" table:style-name="ce10">
            <text:p>59.825</text:p>
          </table:table-cell>
          <table:table-cell office:value-type="float" office:value="62.445" table:style-name="ce10">
            <text:p>62.445</text:p>
          </table:table-cell>
          <table:table-cell table:number-columns-repeated="16259"/>
        </table:table-row>
        <table:table-row table:style-name="ro5">
          <table:table-cell office:value-type="string" table:style-name="ce4">
            <text:p>INSS</text:p>
          </table:table-cell>
          <table:table-cell office:value-type="string" table:style-name="ce4">
            <text:p>The Insolvency Service</text:p>
          </table:table-cell>
          <table:table-cell office:value-type="string" table:style-name="ce4">
            <text:p>Department for Business and Trade</text:p>
          </table:table-cell>
          <table:table-cell table:style-name="ce4"/>
          <table:table-cell office:value-type="float" office:value="69.596000000000004" table:style-name="ce10">
            <text:p>69.596</text:p>
          </table:table-cell>
          <table:table-cell office:value-type="float" office:value="58.656999999999996" table:style-name="ce10">
            <text:p>58.657</text:p>
          </table:table-cell>
          <table:table-cell office:value-type="float" office:value="25.884" table:style-name="ce10">
            <text:p>25.884</text:p>
          </table:table-cell>
          <table:table-cell office:value-type="float" office:value="73.578000000000003" table:style-name="ce10">
            <text:p>73.578</text:p>
          </table:table-cell>
          <table:table-cell office:value-type="float" office:value="79.128" table:style-name="ce10">
            <text:p>79.128</text:p>
          </table:table-cell>
          <table:table-cell office:value-type="float" office:value="89.713999999999999" table:style-name="ce10">
            <text:p>89.714</text:p>
          </table:table-cell>
          <table:table-cell office:value-type="float" office:value="80.096000000000004" table:style-name="ce10">
            <text:p>80.096</text:p>
          </table:table-cell>
          <table:table-cell office:value-type="float" office:value="84.775999999999996" table:style-name="ce10">
            <text:p>84.776</text:p>
          </table:table-cell>
          <table:table-cell office:value-type="float" office:value="60.351999999999997" table:style-name="ce10">
            <text:p>60.352</text:p>
          </table:table-cell>
          <table:table-cell office:value-type="float" office:value="82.671000000000006" table:style-name="ce10">
            <text:p>82.671</text:p>
          </table:table-cell>
          <table:table-cell office:value-type="float" office:value="75.819000000000003" table:style-name="ce10">
            <text:p>75.819</text:p>
          </table:table-cell>
          <table:table-cell office:value-type="float" office:value="17.077000000000002" table:style-name="ce10">
            <text:p>17.077</text:p>
          </table:table-cell>
          <table:table-cell office:value-type="float" office:value="52.603000000000002" table:style-name="ce10">
            <text:p>52.603</text:p>
          </table:table-cell>
          <table:table-cell office:value-type="float" office:value="88.165000000000006" table:style-name="ce10">
            <text:p>88.165</text:p>
          </table:table-cell>
          <table:table-cell office:value-type="float" office:value="83.691000000000003" table:style-name="ce10">
            <text:p>83.691</text:p>
          </table:table-cell>
          <table:table-cell office:value-type="float" office:value="78.292000000000002" table:style-name="ce10">
            <text:p>78.292</text:p>
          </table:table-cell>
          <table:table-cell office:value-type="float" office:value="64.611999999999995" table:style-name="ce10">
            <text:p>64.612</text:p>
          </table:table-cell>
          <table:table-cell office:value-type="float" office:value="80.936999999999998" table:style-name="ce10">
            <text:p>80.937</text:p>
          </table:table-cell>
          <table:table-cell office:value-type="float" office:value="87.58" table:style-name="ce10">
            <text:p>87.58</text:p>
          </table:table-cell>
          <table:table-cell office:value-type="float" office:value="91.811999999999998" table:style-name="ce10">
            <text:p>91.812</text:p>
          </table:table-cell>
          <table:table-cell office:value-type="float" office:value="77.751000000000005" table:style-name="ce10">
            <text:p>77.751</text:p>
          </table:table-cell>
          <table:table-cell office:value-type="float" office:value="91.959000000000003" table:style-name="ce10">
            <text:p>91.959</text:p>
          </table:table-cell>
          <table:table-cell office:value-type="float" office:value="85.6" table:style-name="ce10">
            <text:p>85.6</text:p>
          </table:table-cell>
          <table:table-cell office:value-type="float" office:value="76.096000000000004" table:style-name="ce10">
            <text:p>76.096</text:p>
          </table:table-cell>
          <table:table-cell office:value-type="float" office:value="83.691000000000003" table:style-name="ce10">
            <text:p>83.691</text:p>
          </table:table-cell>
          <table:table-cell office:value-type="float" office:value="82.83" table:style-name="ce10">
            <text:p>82.83</text:p>
          </table:table-cell>
          <table:table-cell office:value-type="float" office:value="75.497" table:style-name="ce10">
            <text:p>75.497</text:p>
          </table:table-cell>
          <table:table-cell office:value-type="float" office:value="71.292000000000002" table:style-name="ce10">
            <text:p>71.292</text:p>
          </table:table-cell>
          <table:table-cell office:value-type="float" office:value="76.076999999999998" table:style-name="ce10">
            <text:p>76.077</text:p>
          </table:table-cell>
          <table:table-cell office:value-type="float" office:value="50.877000000000002" table:style-name="ce10">
            <text:p>50.877</text:p>
          </table:table-cell>
          <table:table-cell office:value-type="float" office:value="89.736999999999995" table:style-name="ce10">
            <text:p>89.737</text:p>
          </table:table-cell>
          <table:table-cell office:value-type="float" office:value="86.078000000000003" table:style-name="ce10">
            <text:p>86.078</text:p>
          </table:table-cell>
          <table:table-cell office:value-type="float" office:value="78.634" table:style-name="ce10">
            <text:p>78.634</text:p>
          </table:table-cell>
          <table:table-cell office:value-type="float" office:value="73.19" table:style-name="ce10">
            <text:p>73.19</text:p>
          </table:table-cell>
          <table:table-cell office:value-type="float" office:value="57.222999999999999" table:style-name="ce10">
            <text:p>57.223</text:p>
          </table:table-cell>
          <table:table-cell office:value-type="float" office:value="57.302" table:style-name="ce10">
            <text:p>57.302</text:p>
          </table:table-cell>
          <table:table-cell office:value-type="float" office:value="53.545999999999999" table:style-name="ce10">
            <text:p>53.546</text:p>
          </table:table-cell>
          <table:table-cell office:value-type="float" office:value="86.328000000000003" table:style-name="ce10">
            <text:p>86.328</text:p>
          </table:table-cell>
          <table:table-cell office:value-type="float" office:value="90.373999999999995" table:style-name="ce10">
            <text:p>90.374</text:p>
          </table:table-cell>
          <table:table-cell office:value-type="float" office:value="71.77" table:style-name="ce10">
            <text:p>71.77</text:p>
          </table:table-cell>
          <table:table-cell office:value-type="float" office:value="82.1" table:style-name="ce10">
            <text:p>82.1</text:p>
          </table:table-cell>
          <table:table-cell office:value-type="float" office:value="74.701999999999998" table:style-name="ce10">
            <text:p>74.702</text:p>
          </table:table-cell>
          <table:table-cell office:value-type="float" office:value="85.838999999999999" table:style-name="ce10">
            <text:p>85.839</text:p>
          </table:table-cell>
          <table:table-cell office:value-type="float" office:value="89.768000000000001" table:style-name="ce10">
            <text:p>89.768</text:p>
          </table:table-cell>
          <table:table-cell office:value-type="float" office:value="60.796999999999997" table:style-name="ce10">
            <text:p>60.797</text:p>
          </table:table-cell>
          <table:table-cell office:value-type="float" office:value="65.656999999999996" table:style-name="ce10">
            <text:p>65.657</text:p>
          </table:table-cell>
          <table:table-cell office:value-type="float" office:value="78.087999999999994" table:style-name="ce10">
            <text:p>78.088</text:p>
          </table:table-cell>
          <table:table-cell office:value-type="float" office:value="16.468" table:style-name="ce10">
            <text:p>16.468</text:p>
          </table:table-cell>
          <table:table-cell office:value-type="float" office:value="22.248999999999999" table:style-name="ce10">
            <text:p>22.249</text:p>
          </table:table-cell>
          <table:table-cell office:value-type="float" office:value="12.58" table:style-name="ce10">
            <text:p>12.58</text:p>
          </table:table-cell>
          <table:table-cell office:value-type="float" office:value="72.849999999999994" table:style-name="ce10">
            <text:p>72.85</text:p>
          </table:table-cell>
          <table:table-cell office:value-type="float" office:value="49.76" table:style-name="ce10">
            <text:p>49.76</text:p>
          </table:table-cell>
          <table:table-cell office:value-type="float" office:value="74.661000000000001" table:style-name="ce10">
            <text:p>74.661</text:p>
          </table:table-cell>
          <table:table-cell office:value-type="float" office:value="65.259" table:style-name="ce10">
            <text:p>65.259</text:p>
          </table:table-cell>
          <table:table-cell office:value-type="float" office:value="55.255000000000003" table:style-name="ce10">
            <text:p>55.255</text:p>
          </table:table-cell>
          <table:table-cell office:value-type="float" office:value="54.509" table:style-name="ce10">
            <text:p>54.509</text:p>
          </table:table-cell>
          <table:table-cell office:value-type="float" office:value="30.707999999999998" table:style-name="ce10">
            <text:p>30.708</text:p>
          </table:table-cell>
          <table:table-cell office:value-type="float" office:value="36.594999999999999" table:style-name="ce10">
            <text:p>36.595</text:p>
          </table:table-cell>
          <table:table-cell office:value-type="float" office:value="65.763999999999996" table:style-name="ce10">
            <text:p>65.764</text:p>
          </table:table-cell>
          <table:table-cell office:value-type="float" office:value="37.31" table:style-name="ce10">
            <text:p>37.31</text:p>
          </table:table-cell>
          <table:table-cell office:value-type="float" office:value="53.067999999999998" table:style-name="ce10">
            <text:p>53.068</text:p>
          </table:table-cell>
          <table:table-cell office:value-type="float" office:value="52.350999999999999" table:style-name="ce10">
            <text:p>52.351</text:p>
          </table:table-cell>
          <table:table-cell office:value-type="float" office:value="52.749000000000002" table:style-name="ce10">
            <text:p>52.749</text:p>
          </table:table-cell>
          <table:table-cell office:value-type="float" office:value="45.774000000000001" table:style-name="ce10">
            <text:p>45.774</text:p>
          </table:table-cell>
          <table:table-cell office:value-type="float" office:value="46.24" table:style-name="ce10">
            <text:p>46.24</text:p>
          </table:table-cell>
          <table:table-cell office:value-type="float" office:value="46.369" table:style-name="ce10">
            <text:p>46.369</text:p>
          </table:table-cell>
          <table:table-cell office:value-type="float" office:value="52.664999999999999" table:style-name="ce10">
            <text:p>52.665</text:p>
          </table:table-cell>
          <table:table-cell office:value-type="float" office:value="45.064" table:style-name="ce10">
            <text:p>45.064</text:p>
          </table:table-cell>
          <table:table-cell office:value-type="float" office:value="93.8" table:style-name="ce10">
            <text:p>93.8</text:p>
          </table:table-cell>
          <table:table-cell office:value-type="float" office:value="76.414000000000001" table:style-name="ce10">
            <text:p>76.414</text:p>
          </table:table-cell>
          <table:table-cell office:value-type="float" office:value="75.14" table:style-name="ce10">
            <text:p>75.14</text:p>
          </table:table-cell>
          <table:table-cell office:value-type="float" office:value="74.224000000000004" table:style-name="ce10">
            <text:p>74.224</text:p>
          </table:table-cell>
          <table:table-cell office:value-type="float" office:value="79.584999999999994" table:style-name="ce10">
            <text:p>79.585</text:p>
          </table:table-cell>
          <table:table-cell office:value-type="float" office:value="72.191000000000003" table:style-name="ce10">
            <text:p>72.191</text:p>
          </table:table-cell>
          <table:table-cell office:value-type="float" office:value="52.59" table:style-name="ce10">
            <text:p>52.59</text:p>
          </table:table-cell>
          <table:table-cell office:value-type="float" office:value="51.518000000000001" table:style-name="ce10">
            <text:p>51.518</text:p>
          </table:table-cell>
          <table:table-cell office:value-type="float" office:value="31.768000000000001" table:style-name="ce10">
            <text:p>31.768</text:p>
          </table:table-cell>
          <table:table-cell office:value-type="float" office:value="83.585999999999999" table:style-name="ce10">
            <text:p>83.586</text:p>
          </table:table-cell>
          <table:table-cell office:value-type="float" office:value="68.421000000000006" table:style-name="ce10">
            <text:p>68.421</text:p>
          </table:table-cell>
          <table:table-cell office:value-type="float" office:value="96.019000000000005" table:style-name="ce10">
            <text:p>96.019</text:p>
          </table:table-cell>
          <table:table-cell office:value-type="float" office:value="64.337000000000003" table:style-name="ce10">
            <text:p>64.337</text:p>
          </table:table-cell>
          <table:table-cell office:value-type="float" office:value="56.503999999999998" table:style-name="ce10">
            <text:p>56.504</text:p>
          </table:table-cell>
          <table:table-cell office:value-type="float" office:value="56.255000000000003" table:style-name="ce10">
            <text:p>56.255</text:p>
          </table:table-cell>
          <table:table-cell office:value-type="float" office:value="29.777000000000001" table:style-name="ce10">
            <text:p>29.777</text:p>
          </table:table-cell>
          <table:table-cell office:value-type="float" office:value="6.7889999999999997" table:style-name="ce10">
            <text:p>6.789</text:p>
          </table:table-cell>
          <table:table-cell office:value-type="float" office:value="15.096" table:style-name="ce10">
            <text:p>15.096</text:p>
          </table:table-cell>
          <table:table-cell office:value-type="float" office:value="35.143999999999998" table:style-name="ce10">
            <text:p>35.144</text:p>
          </table:table-cell>
          <table:table-cell office:value-type="float" office:value="42.970999999999997" table:style-name="ce10">
            <text:p>42.971</text:p>
          </table:table-cell>
          <table:table-cell office:value-type="float" office:value="9.39" table:style-name="ce10">
            <text:p>9.39</text:p>
          </table:table-cell>
          <table:table-cell office:value-type="float" office:value="91.64" table:style-name="ce10">
            <text:p>91.64</text:p>
          </table:table-cell>
          <table:table-cell office:value-type="float" office:value="74.900000000000006" table:style-name="ce10">
            <text:p>74.9</text:p>
          </table:table-cell>
          <table:table-cell office:value-type="float" office:value="76.873999999999995" table:style-name="ce10">
            <text:p>76.874</text:p>
          </table:table-cell>
          <table:table-cell office:value-type="float" office:value="6.2" table:style-name="ce10">
            <text:p>6.2</text:p>
          </table:table-cell>
          <table:table-cell office:value-type="float" office:value="85.373999999999995" table:style-name="ce10">
            <text:p>85.374</text:p>
          </table:table-cell>
          <table:table-cell office:value-type="float" office:value="8.4260000000000002" table:style-name="ce10">
            <text:p>8.426</text:p>
          </table:table-cell>
          <table:table-cell office:value-type="float" office:value="7.5640000000000001" table:style-name="ce10">
            <text:p>7.564</text:p>
          </table:table-cell>
          <table:table-cell office:value-type="float" office:value="86.465000000000003" table:style-name="ce10">
            <text:p>86.465</text:p>
          </table:table-cell>
          <table:table-cell office:value-type="float" office:value="5.9710000000000001" table:style-name="ce10">
            <text:p>5.971</text:p>
          </table:table-cell>
          <table:table-cell office:value-type="float" office:value="32.978999999999999" table:style-name="ce10">
            <text:p>32.979</text:p>
          </table:table-cell>
          <table:table-cell office:value-type="float" office:value="45.744999999999997" table:style-name="ce10">
            <text:p>45.745</text:p>
          </table:table-cell>
          <table:table-cell office:value-type="float" office:value="21.277000000000001" table:style-name="ce10">
            <text:p>21.277</text:p>
          </table:table-cell>
          <table:table-cell office:value-type="string" table:style-name="ce10">
            <text:p>[c]</text:p>
          </table:table-cell>
          <table:table-cell office:value-type="float" office:value="61.29" table:style-name="ce10">
            <text:p>61.29</text:p>
          </table:table-cell>
          <table:table-cell office:value-type="string" table:style-name="ce10">
            <text:p>[c]</text:p>
          </table:table-cell>
          <table:table-cell office:value-type="float" office:value="34.042999999999999" table:style-name="ce10">
            <text:p>34.043</text:p>
          </table:table-cell>
          <table:table-cell office:value-type="float" office:value="32.978999999999999" table:style-name="ce10">
            <text:p>32.979</text:p>
          </table:table-cell>
          <table:table-cell office:value-type="float" office:value="32.978999999999999" table:style-name="ce10">
            <text:p>32.979</text:p>
          </table:table-cell>
          <table:table-cell office:value-type="float" office:value="52.688000000000002" table:style-name="ce10">
            <text:p>52.688</text:p>
          </table:table-cell>
          <table:table-cell office:value-type="float" office:value="22.581" table:style-name="ce10">
            <text:p>22.581</text:p>
          </table:table-cell>
          <table:table-cell office:value-type="float" office:value="24.731000000000002" table:style-name="ce10">
            <text:p>24.731</text:p>
          </table:table-cell>
          <table:table-cell office:value-type="string" table:style-name="ce10">
            <text:p>[c]</text:p>
          </table:table-cell>
          <table:table-cell office:value-type="float" office:value="58.064999999999998" table:style-name="ce10">
            <text:p>58.065</text:p>
          </table:table-cell>
          <table:table-cell office:value-type="string" table:style-name="ce10">
            <text:p>[c]</text:p>
          </table:table-cell>
          <table:table-cell office:value-type="float" office:value="64.152000000000001" table:style-name="ce10">
            <text:p>64.152</text:p>
          </table:table-cell>
          <table:table-cell office:value-type="float" office:value="68.591999999999999" table:style-name="ce10">
            <text:p>68.592</text:p>
          </table:table-cell>
          <table:table-cell office:value-type="float" office:value="60.262" table:style-name="ce10">
            <text:p>60.262</text:p>
          </table:table-cell>
          <table:table-cell office:value-type="float" office:value="35.987000000000002" table:style-name="ce10">
            <text:p>35.987</text:p>
          </table:table-cell>
          <table:table-cell office:value-type="float" office:value="68.225999999999999" table:style-name="ce10">
            <text:p>68.226</text:p>
          </table:table-cell>
          <table:table-cell office:value-type="float" office:value="67.286000000000001" table:style-name="ce10">
            <text:p>67.286</text:p>
          </table:table-cell>
          <table:table-cell office:value-type="float" office:value="63.137" table:style-name="ce10">
            <text:p>63.137</text:p>
          </table:table-cell>
          <table:table-cell office:value-type="float" office:value="51.822000000000003" table:style-name="ce10">
            <text:p>51.822</text:p>
          </table:table-cell>
          <table:table-cell table:number-columns-repeated="16259"/>
        </table:table-row>
        <table:table-row table:style-name="ro8">
          <table:table-cell office:value-type="string" table:style-name="ce4">
            <text:p>IPO</text:p>
          </table:table-cell>
          <table:table-cell office:value-type="string" table:style-name="ce4">
            <text:p>Intellectual Property Office</text:p>
          </table:table-cell>
          <table:table-cell office:value-type="string" table:style-name="ce4">
            <text:p>Department for Science, Innovation and Technology</text:p>
          </table:table-cell>
          <table:table-cell table:style-name="ce4"/>
          <table:table-cell office:value-type="float" office:value="77.233000000000004" table:style-name="ce10">
            <text:p>77.233</text:p>
          </table:table-cell>
          <table:table-cell office:value-type="float" office:value="65.712000000000003" table:style-name="ce10">
            <text:p>65.712</text:p>
          </table:table-cell>
          <table:table-cell office:value-type="float" office:value="26.760999999999999" table:style-name="ce10">
            <text:p>26.761</text:p>
          </table:table-cell>
          <table:table-cell office:value-type="float" office:value="72.221999999999994" table:style-name="ce10">
            <text:p>72.222</text:p>
          </table:table-cell>
          <table:table-cell office:value-type="float" office:value="76.343999999999994" table:style-name="ce10">
            <text:p>76.344</text:p>
          </table:table-cell>
          <table:table-cell office:value-type="float" office:value="82.778000000000006" table:style-name="ce10">
            <text:p>82.778</text:p>
          </table:table-cell>
          <table:table-cell office:value-type="float" office:value="76.52" table:style-name="ce10">
            <text:p>76.52</text:p>
          </table:table-cell>
          <table:table-cell office:value-type="float" office:value="83.471999999999994" table:style-name="ce10">
            <text:p>83.472</text:p>
          </table:table-cell>
          <table:table-cell office:value-type="float" office:value="62.357999999999997" table:style-name="ce10">
            <text:p>62.358</text:p>
          </table:table-cell>
          <table:table-cell office:value-type="float" office:value="79.617999999999995" table:style-name="ce10">
            <text:p>79.618</text:p>
          </table:table-cell>
          <table:table-cell office:value-type="float" office:value="77.945999999999998" table:style-name="ce10">
            <text:p>77.946</text:p>
          </table:table-cell>
          <table:table-cell office:value-type="float" office:value="41.198999999999998" table:style-name="ce10">
            <text:p>41.199</text:p>
          </table:table-cell>
          <table:table-cell office:value-type="float" office:value="52.155999999999999" table:style-name="ce10">
            <text:p>52.156</text:p>
          </table:table-cell>
          <table:table-cell office:value-type="float" office:value="87.197000000000003" table:style-name="ce10">
            <text:p>87.197</text:p>
          </table:table-cell>
          <table:table-cell office:value-type="float" office:value="84.760999999999996" table:style-name="ce10">
            <text:p>84.761</text:p>
          </table:table-cell>
          <table:table-cell office:value-type="float" office:value="73.257999999999996" table:style-name="ce10">
            <text:p>73.258</text:p>
          </table:table-cell>
          <table:table-cell office:value-type="float" office:value="57.576000000000001" table:style-name="ce10">
            <text:p>57.576</text:p>
          </table:table-cell>
          <table:table-cell office:value-type="float" office:value="78.88" table:style-name="ce10">
            <text:p>78.88</text:p>
          </table:table-cell>
          <table:table-cell office:value-type="float" office:value="80.620999999999995" table:style-name="ce10">
            <text:p>80.621</text:p>
          </table:table-cell>
          <table:table-cell office:value-type="float" office:value="84.936000000000007" table:style-name="ce10">
            <text:p>84.936</text:p>
          </table:table-cell>
          <table:table-cell office:value-type="float" office:value="72.837999999999994" table:style-name="ce10">
            <text:p>72.838</text:p>
          </table:table-cell>
          <table:table-cell office:value-type="float" office:value="90.364000000000004" table:style-name="ce10">
            <text:p>90.364</text:p>
          </table:table-cell>
          <table:table-cell office:value-type="float" office:value="85.247" table:style-name="ce10">
            <text:p>85.247</text:p>
          </table:table-cell>
          <table:table-cell office:value-type="float" office:value="71.212000000000003" table:style-name="ce10">
            <text:p>71.212</text:p>
          </table:table-cell>
          <table:table-cell office:value-type="float" office:value="78.424999999999997" table:style-name="ce10">
            <text:p>78.425</text:p>
          </table:table-cell>
          <table:table-cell office:value-type="float" office:value="81.590999999999994" table:style-name="ce10">
            <text:p>81.591</text:p>
          </table:table-cell>
          <table:table-cell office:value-type="float" office:value="71.667000000000002" table:style-name="ce10">
            <text:p>71.667</text:p>
          </table:table-cell>
          <table:table-cell office:value-type="float" office:value="65.856999999999999" table:style-name="ce10">
            <text:p>65.857</text:p>
          </table:table-cell>
          <table:table-cell office:value-type="float" office:value="71.418000000000006" table:style-name="ce10">
            <text:p>71.418</text:p>
          </table:table-cell>
          <table:table-cell office:value-type="float" office:value="42.002000000000002" table:style-name="ce10">
            <text:p>42.002</text:p>
          </table:table-cell>
          <table:table-cell office:value-type="float" office:value="88.114999999999995" table:style-name="ce10">
            <text:p>88.115</text:p>
          </table:table-cell>
          <table:table-cell office:value-type="float" office:value="83.308000000000007" table:style-name="ce10">
            <text:p>83.308</text:p>
          </table:table-cell>
          <table:table-cell office:value-type="float" office:value="78.875" table:style-name="ce10">
            <text:p>78.875</text:p>
          </table:table-cell>
          <table:table-cell office:value-type="float" office:value="75.379000000000005" table:style-name="ce10">
            <text:p>75.379</text:p>
          </table:table-cell>
          <table:table-cell office:value-type="float" office:value="57.002000000000002" table:style-name="ce10">
            <text:p>57.002</text:p>
          </table:table-cell>
          <table:table-cell office:value-type="float" office:value="60.363999999999997" table:style-name="ce10">
            <text:p>60.364</text:p>
          </table:table-cell>
          <table:table-cell office:value-type="float" office:value="56.624000000000002" table:style-name="ce10">
            <text:p>56.624</text:p>
          </table:table-cell>
          <table:table-cell office:value-type="float" office:value="82.79" table:style-name="ce10">
            <text:p>82.79</text:p>
          </table:table-cell>
          <table:table-cell office:value-type="float" office:value="85.152000000000001" table:style-name="ce10">
            <text:p>85.152</text:p>
          </table:table-cell>
          <table:table-cell office:value-type="float" office:value="66.364000000000004" table:style-name="ce10">
            <text:p>66.364</text:p>
          </table:table-cell>
          <table:table-cell office:value-type="float" office:value="84.066999999999993" table:style-name="ce10">
            <text:p>84.067</text:p>
          </table:table-cell>
          <table:table-cell office:value-type="float" office:value="74.772999999999996" table:style-name="ce10">
            <text:p>74.773</text:p>
          </table:table-cell>
          <table:table-cell office:value-type="float" office:value="78.105999999999995" table:style-name="ce10">
            <text:p>78.106</text:p>
          </table:table-cell>
          <table:table-cell office:value-type="float" office:value="90.370999999999995" table:style-name="ce10">
            <text:p>90.371</text:p>
          </table:table-cell>
          <table:table-cell office:value-type="float" office:value="77.692999999999998" table:style-name="ce10">
            <text:p>77.693</text:p>
          </table:table-cell>
          <table:table-cell office:value-type="float" office:value="67.754000000000005" table:style-name="ce10">
            <text:p>67.754</text:p>
          </table:table-cell>
          <table:table-cell office:value-type="float" office:value="78.983000000000004" table:style-name="ce10">
            <text:p>78.983</text:p>
          </table:table-cell>
          <table:table-cell office:value-type="float" office:value="38.951999999999998" table:style-name="ce10">
            <text:p>38.952</text:p>
          </table:table-cell>
          <table:table-cell office:value-type="float" office:value="49.582999999999998" table:style-name="ce10">
            <text:p>49.583</text:p>
          </table:table-cell>
          <table:table-cell office:value-type="float" office:value="35.101999999999997" table:style-name="ce10">
            <text:p>35.102</text:p>
          </table:table-cell>
          <table:table-cell office:value-type="float" office:value="81.742000000000004" table:style-name="ce10">
            <text:p>81.742</text:p>
          </table:table-cell>
          <table:table-cell office:value-type="float" office:value="62.698999999999998" table:style-name="ce10">
            <text:p>62.699</text:p>
          </table:table-cell>
          <table:table-cell office:value-type="float" office:value="69.423000000000002" table:style-name="ce10">
            <text:p>69.423</text:p>
          </table:table-cell>
          <table:table-cell office:value-type="float" office:value="59.97" table:style-name="ce10">
            <text:p>59.97</text:p>
          </table:table-cell>
          <table:table-cell office:value-type="float" office:value="55.656999999999996" table:style-name="ce10">
            <text:p>55.657</text:p>
          </table:table-cell>
          <table:table-cell office:value-type="float" office:value="53.414000000000001" table:style-name="ce10">
            <text:p>53.414</text:p>
          </table:table-cell>
          <table:table-cell office:value-type="float" office:value="32.752000000000002" table:style-name="ce10">
            <text:p>32.752</text:p>
          </table:table-cell>
          <table:table-cell office:value-type="float" office:value="37.633000000000003" table:style-name="ce10">
            <text:p>37.633</text:p>
          </table:table-cell>
          <table:table-cell office:value-type="float" office:value="68.613" table:style-name="ce10">
            <text:p>68.613</text:p>
          </table:table-cell>
          <table:table-cell office:value-type="float" office:value="39.392000000000003" table:style-name="ce10">
            <text:p>39.392</text:p>
          </table:table-cell>
          <table:table-cell office:value-type="float" office:value="52.503999999999998" table:style-name="ce10">
            <text:p>52.504</text:p>
          </table:table-cell>
          <table:table-cell office:value-type="float" office:value="65.174999999999997" table:style-name="ce10">
            <text:p>65.175</text:p>
          </table:table-cell>
          <table:table-cell office:value-type="float" office:value="73.085999999999999" table:style-name="ce10">
            <text:p>73.086</text:p>
          </table:table-cell>
          <table:table-cell office:value-type="float" office:value="54.552" table:style-name="ce10">
            <text:p>54.552</text:p>
          </table:table-cell>
          <table:table-cell office:value-type="float" office:value="54.773000000000003" table:style-name="ce10">
            <text:p>54.773</text:p>
          </table:table-cell>
          <table:table-cell office:value-type="float" office:value="53.677" table:style-name="ce10">
            <text:p>53.677</text:p>
          </table:table-cell>
          <table:table-cell office:value-type="float" office:value="49.923999999999999" table:style-name="ce10">
            <text:p>49.924</text:p>
          </table:table-cell>
          <table:table-cell office:value-type="float" office:value="36.570999999999998" table:style-name="ce10">
            <text:p>36.571</text:p>
          </table:table-cell>
          <table:table-cell office:value-type="float" office:value="86.364000000000004" table:style-name="ce10">
            <text:p>86.364</text:p>
          </table:table-cell>
          <table:table-cell office:value-type="float" office:value="74.47" table:style-name="ce10">
            <text:p>74.47</text:p>
          </table:table-cell>
          <table:table-cell office:value-type="float" office:value="72.7" table:style-name="ce10">
            <text:p>72.7</text:p>
          </table:table-cell>
          <table:table-cell office:value-type="float" office:value="66.92" table:style-name="ce10">
            <text:p>66.92</text:p>
          </table:table-cell>
          <table:table-cell office:value-type="float" office:value="81.852999999999994" table:style-name="ce10">
            <text:p>81.853</text:p>
          </table:table-cell>
          <table:table-cell office:value-type="float" office:value="60.515999999999998" table:style-name="ce10">
            <text:p>60.516</text:p>
          </table:table-cell>
          <table:table-cell office:value-type="float" office:value="43.518000000000001" table:style-name="ce10">
            <text:p>43.518</text:p>
          </table:table-cell>
          <table:table-cell office:value-type="float" office:value="88.03" table:style-name="ce10">
            <text:p>88.03</text:p>
          </table:table-cell>
          <table:table-cell office:value-type="float" office:value="22.954999999999998" table:style-name="ce10">
            <text:p>22.955</text:p>
          </table:table-cell>
          <table:table-cell office:value-type="float" office:value="79.302999999999997" table:style-name="ce10">
            <text:p>79.303</text:p>
          </table:table-cell>
          <table:table-cell office:value-type="float" office:value="80.302999999999997" table:style-name="ce10">
            <text:p>80.303</text:p>
          </table:table-cell>
          <table:table-cell office:value-type="float" office:value="94.010999999999996" table:style-name="ce10">
            <text:p>94.011</text:p>
          </table:table-cell>
          <table:table-cell office:value-type="float" office:value="59.128999999999998" table:style-name="ce10">
            <text:p>59.129</text:p>
          </table:table-cell>
          <table:table-cell office:value-type="float" office:value="61.124000000000002" table:style-name="ce10">
            <text:p>61.124</text:p>
          </table:table-cell>
          <table:table-cell office:value-type="float" office:value="67.73" table:style-name="ce10">
            <text:p>67.73</text:p>
          </table:table-cell>
          <table:table-cell office:value-type="float" office:value="30.501000000000001" table:style-name="ce10">
            <text:p>30.501</text:p>
          </table:table-cell>
          <table:table-cell office:value-type="float" office:value="5.8419999999999996" table:style-name="ce10">
            <text:p>5.842</text:p>
          </table:table-cell>
          <table:table-cell office:value-type="float" office:value="9.7119999999999997" table:style-name="ce10">
            <text:p>9.712</text:p>
          </table:table-cell>
          <table:table-cell office:value-type="float" office:value="27.161999999999999" table:style-name="ce10">
            <text:p>27.162</text:p>
          </table:table-cell>
          <table:table-cell office:value-type="float" office:value="57.283999999999999" table:style-name="ce10">
            <text:p>57.284</text:p>
          </table:table-cell>
          <table:table-cell office:value-type="float" office:value="7.056" table:style-name="ce10">
            <text:p>7.056</text:p>
          </table:table-cell>
          <table:table-cell office:value-type="float" office:value="90.674999999999997" table:style-name="ce10">
            <text:p>90.675</text:p>
          </table:table-cell>
          <table:table-cell office:value-type="float" office:value="66.641000000000005" table:style-name="ce10">
            <text:p>66.641</text:p>
          </table:table-cell>
          <table:table-cell office:value-type="float" office:value="75.835999999999999" table:style-name="ce10">
            <text:p>75.836</text:p>
          </table:table-cell>
          <table:table-cell office:value-type="float" office:value="8.0359999999999996" table:style-name="ce10">
            <text:p>8.036</text:p>
          </table:table-cell>
          <table:table-cell office:value-type="float" office:value="84.685000000000002" table:style-name="ce10">
            <text:p>84.685</text:p>
          </table:table-cell>
          <table:table-cell office:value-type="float" office:value="7.2779999999999996" table:style-name="ce10">
            <text:p>7.278</text:p>
          </table:table-cell>
          <table:table-cell office:value-type="float" office:value="8.8699999999999992" table:style-name="ce10">
            <text:p>8.87</text:p>
          </table:table-cell>
          <table:table-cell office:value-type="float" office:value="85.519000000000005" table:style-name="ce10">
            <text:p>85.519</text:p>
          </table:table-cell>
          <table:table-cell office:value-type="float" office:value="5.61" table:style-name="ce10">
            <text:p>5.61</text:p>
          </table:table-cell>
          <table:table-cell office:value-type="float" office:value="35.042999999999999" table:style-name="ce10">
            <text:p>35.043</text:p>
          </table:table-cell>
          <table:table-cell office:value-type="float" office:value="48.718000000000004" table:style-name="ce10">
            <text:p>48.718</text:p>
          </table:table-cell>
          <table:table-cell office:value-type="float" office:value="16.239000000000001" table:style-name="ce10">
            <text:p>16.239</text:p>
          </table:table-cell>
          <table:table-cell office:value-type="string" table:style-name="ce10">
            <text:p>[c]</text:p>
          </table:table-cell>
          <table:table-cell office:value-type="float" office:value="58.536999999999999" table:style-name="ce10">
            <text:p>58.537</text:p>
          </table:table-cell>
          <table:table-cell office:value-type="string" table:style-name="ce10">
            <text:p>[c]</text:p>
          </table:table-cell>
          <table:table-cell office:value-type="float" office:value="35.652000000000001" table:style-name="ce10">
            <text:p>35.652</text:p>
          </table:table-cell>
          <table:table-cell office:value-type="float" office:value="34.783000000000001" table:style-name="ce10">
            <text:p>34.783</text:p>
          </table:table-cell>
          <table:table-cell office:value-type="float" office:value="29.565000000000001" table:style-name="ce10">
            <text:p>29.565</text:p>
          </table:table-cell>
          <table:table-cell office:value-type="float" office:value="61.207000000000001" table:style-name="ce10">
            <text:p>61.207</text:p>
          </table:table-cell>
          <table:table-cell office:value-type="float" office:value="26.724" table:style-name="ce10">
            <text:p>26.724</text:p>
          </table:table-cell>
          <table:table-cell office:value-type="float" office:value="12.069000000000001" table:style-name="ce10">
            <text:p>12.069</text:p>
          </table:table-cell>
          <table:table-cell office:value-type="string" table:style-name="ce10">
            <text:p>[c]</text:p>
          </table:table-cell>
          <table:table-cell office:value-type="float" office:value="56.097999999999999" table:style-name="ce10">
            <text:p>56.098</text:p>
          </table:table-cell>
          <table:table-cell office:value-type="string" table:style-name="ce10">
            <text:p>[c]</text:p>
          </table:table-cell>
          <table:table-cell office:value-type="float" office:value="62.976999999999997" table:style-name="ce10">
            <text:p>62.977</text:p>
          </table:table-cell>
          <table:table-cell office:value-type="float" office:value="64.269000000000005" table:style-name="ce10">
            <text:p>64.269</text:p>
          </table:table-cell>
          <table:table-cell office:value-type="float" office:value="57.895000000000003" table:style-name="ce10">
            <text:p>57.895</text:p>
          </table:table-cell>
          <table:table-cell office:value-type="float" office:value="37.585999999999999" table:style-name="ce10">
            <text:p>37.586</text:p>
          </table:table-cell>
          <table:table-cell office:value-type="float" office:value="66.335999999999999" table:style-name="ce10">
            <text:p>66.336</text:p>
          </table:table-cell>
          <table:table-cell office:value-type="float" office:value="68.040000000000006" table:style-name="ce10">
            <text:p>68.04</text:p>
          </table:table-cell>
          <table:table-cell office:value-type="float" office:value="76.129000000000005" table:style-name="ce10">
            <text:p>76.129</text:p>
          </table:table-cell>
          <table:table-cell office:value-type="float" office:value="60.307000000000002" table:style-name="ce10">
            <text:p>60.307</text:p>
          </table:table-cell>
          <table:table-cell table:number-columns-repeated="16259"/>
        </table:table-row>
        <table:table-row table:style-name="ro5">
          <table:table-cell office:value-type="string" table:style-name="ce4">
            <text:p>LAA</text:p>
          </table:table-cell>
          <table:table-cell office:value-type="string" table:style-name="ce4">
            <text:p>Legal Aid Agency</text:p>
          </table:table-cell>
          <table:table-cell office:value-type="string" table:style-name="ce4">
            <text:p>Justice</text:p>
          </table:table-cell>
          <table:table-cell table:style-name="ce4"/>
          <table:table-cell office:value-type="float" office:value="83.866" table:style-name="ce10">
            <text:p>83.866</text:p>
          </table:table-cell>
          <table:table-cell office:value-type="float" office:value="70.75" table:style-name="ce10">
            <text:p>70.75</text:p>
          </table:table-cell>
          <table:table-cell office:value-type="float" office:value="19.928000000000001" table:style-name="ce10">
            <text:p>19.928</text:p>
          </table:table-cell>
          <table:table-cell office:value-type="float" office:value="75.984999999999999" table:style-name="ce10">
            <text:p>75.985</text:p>
          </table:table-cell>
          <table:table-cell office:value-type="float" office:value="82.254000000000005" table:style-name="ce10">
            <text:p>82.254</text:p>
          </table:table-cell>
          <table:table-cell office:value-type="float" office:value="91.45" table:style-name="ce10">
            <text:p>91.45</text:p>
          </table:table-cell>
          <table:table-cell office:value-type="float" office:value="86.682000000000002" table:style-name="ce10">
            <text:p>86.682</text:p>
          </table:table-cell>
          <table:table-cell office:value-type="float" office:value="89.622" table:style-name="ce10">
            <text:p>89.622</text:p>
          </table:table-cell>
          <table:table-cell office:value-type="float" office:value="69.028999999999996" table:style-name="ce10">
            <text:p>69.029</text:p>
          </table:table-cell>
          <table:table-cell office:value-type="float" office:value="88.096000000000004" table:style-name="ce10">
            <text:p>88.096</text:p>
          </table:table-cell>
          <table:table-cell office:value-type="float" office:value="85.662999999999997" table:style-name="ce10">
            <text:p>85.663</text:p>
          </table:table-cell>
          <table:table-cell office:value-type="float" office:value="21.949000000000002" table:style-name="ce10">
            <text:p>21.949</text:p>
          </table:table-cell>
          <table:table-cell office:value-type="float" office:value="67.325000000000003" table:style-name="ce10">
            <text:p>67.325</text:p>
          </table:table-cell>
          <table:table-cell office:value-type="float" office:value="89.87" table:style-name="ce10">
            <text:p>89.87</text:p>
          </table:table-cell>
          <table:table-cell office:value-type="float" office:value="88.093000000000004" table:style-name="ce10">
            <text:p>88.093</text:p>
          </table:table-cell>
          <table:table-cell office:value-type="float" office:value="83.302000000000007" table:style-name="ce10">
            <text:p>83.302</text:p>
          </table:table-cell>
          <table:table-cell office:value-type="float" office:value="66.387" table:style-name="ce10">
            <text:p>66.387</text:p>
          </table:table-cell>
          <table:table-cell office:value-type="float" office:value="83.534999999999997" table:style-name="ce10">
            <text:p>83.535</text:p>
          </table:table-cell>
          <table:table-cell office:value-type="float" office:value="90.688999999999993" table:style-name="ce10">
            <text:p>90.689</text:p>
          </table:table-cell>
          <table:table-cell office:value-type="float" office:value="92.192999999999998" table:style-name="ce10">
            <text:p>92.193</text:p>
          </table:table-cell>
          <table:table-cell office:value-type="float" office:value="84.450999999999993" table:style-name="ce10">
            <text:p>84.451</text:p>
          </table:table-cell>
          <table:table-cell office:value-type="float" office:value="94.144999999999996" table:style-name="ce10">
            <text:p>94.145</text:p>
          </table:table-cell>
          <table:table-cell office:value-type="float" office:value="89.251999999999995" table:style-name="ce10">
            <text:p>89.252</text:p>
          </table:table-cell>
          <table:table-cell office:value-type="float" office:value="83.534999999999997" table:style-name="ce10">
            <text:p>83.535</text:p>
          </table:table-cell>
          <table:table-cell office:value-type="float" office:value="89.581000000000003" table:style-name="ce10">
            <text:p>89.581</text:p>
          </table:table-cell>
          <table:table-cell office:value-type="float" office:value="89.311999999999998" table:style-name="ce10">
            <text:p>89.312</text:p>
          </table:table-cell>
          <table:table-cell office:value-type="float" office:value="85.86" table:style-name="ce10">
            <text:p>85.86</text:p>
          </table:table-cell>
          <table:table-cell office:value-type="float" office:value="82.293000000000006" table:style-name="ce10">
            <text:p>82.293</text:p>
          </table:table-cell>
          <table:table-cell office:value-type="float" office:value="81.581000000000003" table:style-name="ce10">
            <text:p>81.581</text:p>
          </table:table-cell>
          <table:table-cell office:value-type="float" office:value="58.418999999999997" table:style-name="ce10">
            <text:p>58.419</text:p>
          </table:table-cell>
          <table:table-cell office:value-type="float" office:value="93.766999999999996" table:style-name="ce10">
            <text:p>93.767</text:p>
          </table:table-cell>
          <table:table-cell office:value-type="float" office:value="90.688999999999993" table:style-name="ce10">
            <text:p>90.689</text:p>
          </table:table-cell>
          <table:table-cell office:value-type="float" office:value="84.528999999999996" table:style-name="ce10">
            <text:p>84.529</text:p>
          </table:table-cell>
          <table:table-cell office:value-type="float" office:value="82.369" table:style-name="ce10">
            <text:p>82.369</text:p>
          </table:table-cell>
          <table:table-cell office:value-type="float" office:value="63.594000000000001" table:style-name="ce10">
            <text:p>63.594</text:p>
          </table:table-cell>
          <table:table-cell office:value-type="float" office:value="70.14" table:style-name="ce10">
            <text:p>70.14</text:p>
          </table:table-cell>
          <table:table-cell office:value-type="float" office:value="60.13" table:style-name="ce10">
            <text:p>60.13</text:p>
          </table:table-cell>
          <table:table-cell office:value-type="float" office:value="90.41" table:style-name="ce10">
            <text:p>90.41</text:p>
          </table:table-cell>
          <table:table-cell office:value-type="float" office:value="92.286000000000001" table:style-name="ce10">
            <text:p>92.286</text:p>
          </table:table-cell>
          <table:table-cell office:value-type="float" office:value="80.186000000000007" table:style-name="ce10">
            <text:p>80.186</text:p>
          </table:table-cell>
          <table:table-cell office:value-type="float" office:value="89.488" table:style-name="ce10">
            <text:p>89.488</text:p>
          </table:table-cell>
          <table:table-cell office:value-type="float" office:value="82.248999999999995" table:style-name="ce10">
            <text:p>82.249</text:p>
          </table:table-cell>
          <table:table-cell office:value-type="float" office:value="90.884" table:style-name="ce10">
            <text:p>90.884</text:p>
          </table:table-cell>
          <table:table-cell office:value-type="float" office:value="93.01" table:style-name="ce10">
            <text:p>93.01</text:p>
          </table:table-cell>
          <table:table-cell office:value-type="float" office:value="83.24" table:style-name="ce10">
            <text:p>83.24</text:p>
          </table:table-cell>
          <table:table-cell office:value-type="float" office:value="79.980999999999995" table:style-name="ce10">
            <text:p>79.981</text:p>
          </table:table-cell>
          <table:table-cell office:value-type="float" office:value="84.558000000000007" table:style-name="ce10">
            <text:p>84.558</text:p>
          </table:table-cell>
          <table:table-cell office:value-type="float" office:value="20.632000000000001" table:style-name="ce10">
            <text:p>20.632</text:p>
          </table:table-cell>
          <table:table-cell office:value-type="float" office:value="30.54" table:style-name="ce10">
            <text:p>30.54</text:p>
          </table:table-cell>
          <table:table-cell office:value-type="float" office:value="14.605" table:style-name="ce10">
            <text:p>14.605</text:p>
          </table:table-cell>
          <table:table-cell office:value-type="float" office:value="78.564999999999998" table:style-name="ce10">
            <text:p>78.565</text:p>
          </table:table-cell>
          <table:table-cell office:value-type="float" office:value="53.408000000000001" table:style-name="ce10">
            <text:p>53.408</text:p>
          </table:table-cell>
          <table:table-cell office:value-type="float" office:value="78.438999999999993" table:style-name="ce10">
            <text:p>78.439</text:p>
          </table:table-cell>
          <table:table-cell office:value-type="float" office:value="77.167000000000002" table:style-name="ce10">
            <text:p>77.167</text:p>
          </table:table-cell>
          <table:table-cell office:value-type="float" office:value="69.281000000000006" table:style-name="ce10">
            <text:p>69.281</text:p>
          </table:table-cell>
          <table:table-cell office:value-type="float" office:value="69.424000000000007" table:style-name="ce10">
            <text:p>69.424</text:p>
          </table:table-cell>
          <table:table-cell office:value-type="float" office:value="60.093000000000004" table:style-name="ce10">
            <text:p>60.093</text:p>
          </table:table-cell>
          <table:table-cell office:value-type="float" office:value="51.493000000000002" table:style-name="ce10">
            <text:p>51.493</text:p>
          </table:table-cell>
          <table:table-cell office:value-type="float" office:value="76.988" table:style-name="ce10">
            <text:p>76.988</text:p>
          </table:table-cell>
          <table:table-cell office:value-type="float" office:value="56.238" table:style-name="ce10">
            <text:p>56.238</text:p>
          </table:table-cell>
          <table:table-cell office:value-type="float" office:value="67.007999999999996" table:style-name="ce10">
            <text:p>67.008</text:p>
          </table:table-cell>
          <table:table-cell office:value-type="float" office:value="72.930000000000007" table:style-name="ce10">
            <text:p>72.93</text:p>
          </table:table-cell>
          <table:table-cell office:value-type="float" office:value="74.884" table:style-name="ce10">
            <text:p>74.884</text:p>
          </table:table-cell>
          <table:table-cell office:value-type="float" office:value="62.720999999999997" table:style-name="ce10">
            <text:p>62.721</text:p>
          </table:table-cell>
          <table:table-cell office:value-type="float" office:value="68.626999999999995" table:style-name="ce10">
            <text:p>68.627</text:p>
          </table:table-cell>
          <table:table-cell office:value-type="float" office:value="68.465000000000003" table:style-name="ce10">
            <text:p>68.465</text:p>
          </table:table-cell>
          <table:table-cell office:value-type="float" office:value="63.814" table:style-name="ce10">
            <text:p>63.814</text:p>
          </table:table-cell>
          <table:table-cell office:value-type="float" office:value="55.451999999999998" table:style-name="ce10">
            <text:p>55.452</text:p>
          </table:table-cell>
          <table:table-cell office:value-type="float" office:value="94.32" table:style-name="ce10">
            <text:p>94.32</text:p>
          </table:table-cell>
          <table:table-cell office:value-type="float" office:value="80.97" table:style-name="ce10">
            <text:p>80.97</text:p>
          </table:table-cell>
          <table:table-cell office:value-type="float" office:value="85.367999999999995" table:style-name="ce10">
            <text:p>85.368</text:p>
          </table:table-cell>
          <table:table-cell office:value-type="float" office:value="83.177999999999997" table:style-name="ce10">
            <text:p>83.178</text:p>
          </table:table-cell>
          <table:table-cell office:value-type="float" office:value="90.308000000000007" table:style-name="ce10">
            <text:p>90.308</text:p>
          </table:table-cell>
          <table:table-cell office:value-type="float" office:value="71.069999999999993" table:style-name="ce10">
            <text:p>71.07</text:p>
          </table:table-cell>
          <table:table-cell office:value-type="float" office:value="61.137" table:style-name="ce10">
            <text:p>61.137</text:p>
          </table:table-cell>
          <table:table-cell office:value-type="float" office:value="83.891999999999996" table:style-name="ce10">
            <text:p>83.892</text:p>
          </table:table-cell>
          <table:table-cell office:value-type="float" office:value="27.721" table:style-name="ce10">
            <text:p>27.721</text:p>
          </table:table-cell>
          <table:table-cell office:value-type="float" office:value="88.525999999999996" table:style-name="ce10">
            <text:p>88.526</text:p>
          </table:table-cell>
          <table:table-cell office:value-type="float" office:value="68.994" table:style-name="ce10">
            <text:p>68.994</text:p>
          </table:table-cell>
          <table:table-cell office:value-type="float" office:value="96.278999999999996" table:style-name="ce10">
            <text:p>96.279</text:p>
          </table:table-cell>
          <table:table-cell office:value-type="float" office:value="74.766000000000005" table:style-name="ce10">
            <text:p>74.766</text:p>
          </table:table-cell>
          <table:table-cell office:value-type="float" office:value="76.471000000000004" table:style-name="ce10">
            <text:p>76.471</text:p>
          </table:table-cell>
          <table:table-cell office:value-type="float" office:value="59.646000000000001" table:style-name="ce10">
            <text:p>59.646</text:p>
          </table:table-cell>
          <table:table-cell office:value-type="float" office:value="36.93" table:style-name="ce10">
            <text:p>36.93</text:p>
          </table:table-cell>
          <table:table-cell office:value-type="float" office:value="4.4729999999999999" table:style-name="ce10">
            <text:p>4.473</text:p>
          </table:table-cell>
          <table:table-cell office:value-type="float" office:value="10.065" table:style-name="ce10">
            <text:p>10.065</text:p>
          </table:table-cell>
          <table:table-cell office:value-type="float" office:value="34.482999999999997" table:style-name="ce10">
            <text:p>34.483</text:p>
          </table:table-cell>
          <table:table-cell office:value-type="float" office:value="50.978999999999999" table:style-name="ce10">
            <text:p>50.979</text:p>
          </table:table-cell>
          <table:table-cell office:value-type="float" office:value="7.7640000000000002" table:style-name="ce10">
            <text:p>7.764</text:p>
          </table:table-cell>
          <table:table-cell office:value-type="float" office:value="93.03" table:style-name="ce10">
            <text:p>93.03</text:p>
          </table:table-cell>
          <table:table-cell office:value-type="float" office:value="78.710999999999999" table:style-name="ce10">
            <text:p>78.711</text:p>
          </table:table-cell>
          <table:table-cell office:value-type="float" office:value="84.421999999999997" table:style-name="ce10">
            <text:p>84.422</text:p>
          </table:table-cell>
          <table:table-cell office:value-type="float" office:value="4.5579999999999998" table:style-name="ce10">
            <text:p>4.558</text:p>
          </table:table-cell>
          <table:table-cell office:value-type="float" office:value="90.046999999999997" table:style-name="ce10">
            <text:p>90.047</text:p>
          </table:table-cell>
          <table:table-cell office:value-type="float" office:value="5.3949999999999996" table:style-name="ce10">
            <text:p>5.395</text:p>
          </table:table-cell>
          <table:table-cell office:value-type="float" office:value="3.7170000000000001" table:style-name="ce10">
            <text:p>3.717</text:p>
          </table:table-cell>
          <table:table-cell office:value-type="float" office:value="91.822000000000003" table:style-name="ce10">
            <text:p>91.822</text:p>
          </table:table-cell>
          <table:table-cell office:value-type="float" office:value="4.4610000000000003" table:style-name="ce10">
            <text:p>4.461</text:p>
          </table:table-cell>
          <table:table-cell office:value-type="float" office:value="47.5" table:style-name="ce10">
            <text:p>47.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37.5" table:style-name="ce10">
            <text:p>37.5</text:p>
          </table:table-cell>
          <table:table-cell office:value-type="float" office:value="27.5" table:style-name="ce10">
            <text:p>27.5</text:p>
          </table:table-cell>
          <table:table-cell office:value-type="float" office:value="35" table:style-name="ce10">
            <text:p>35</text:p>
          </table:table-cell>
          <table:table-cell office:value-type="float" office:value="52.5" table:style-name="ce10">
            <text:p>52.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7.895000000000003" table:style-name="ce10">
            <text:p>57.895</text:p>
          </table:table-cell>
          <table:table-cell office:value-type="string" table:style-name="ce10">
            <text:p>[c]</text:p>
          </table:table-cell>
          <table:table-cell office:value-type="float" office:value="65.628" table:style-name="ce10">
            <text:p>65.628</text:p>
          </table:table-cell>
          <table:table-cell office:value-type="float" office:value="70.766000000000005" table:style-name="ce10">
            <text:p>70.766</text:p>
          </table:table-cell>
          <table:table-cell office:value-type="float" office:value="61.210999999999999" table:style-name="ce10">
            <text:p>61.211</text:p>
          </table:table-cell>
          <table:table-cell office:value-type="float" office:value="36.603999999999999" table:style-name="ce10">
            <text:p>36.604</text:p>
          </table:table-cell>
          <table:table-cell office:value-type="float" office:value="69.492000000000004" table:style-name="ce10">
            <text:p>69.492</text:p>
          </table:table-cell>
          <table:table-cell office:value-type="float" office:value="68.266999999999996" table:style-name="ce10">
            <text:p>68.267</text:p>
          </table:table-cell>
          <table:table-cell office:value-type="float" office:value="75.070999999999998" table:style-name="ce10">
            <text:p>75.071</text:p>
          </table:table-cell>
          <table:table-cell office:value-type="float" office:value="63.465000000000003" table:style-name="ce10">
            <text:p>63.465</text:p>
          </table:table-cell>
          <table:table-cell table:number-columns-repeated="16259"/>
        </table:table-row>
        <table:table-row table:style-name="ro5">
          <table:table-cell office:value-type="string" table:style-name="ce4">
            <text:p>MCA</text:p>
          </table:table-cell>
          <table:table-cell office:value-type="string" table:style-name="ce4">
            <text:p>Maritime and Coastguard Agency</text:p>
          </table:table-cell>
          <table:table-cell office:value-type="string" table:style-name="ce4">
            <text:p>Transport</text:p>
          </table:table-cell>
          <table:table-cell table:style-name="ce4"/>
          <table:table-cell office:value-type="float" office:value="70.832999999999998" table:style-name="ce10">
            <text:p>70.833</text:p>
          </table:table-cell>
          <table:table-cell office:value-type="float" office:value="66.921000000000006" table:style-name="ce10">
            <text:p>66.921</text:p>
          </table:table-cell>
          <table:table-cell office:value-type="float" office:value="28.289000000000001" table:style-name="ce10">
            <text:p>28.289</text:p>
          </table:table-cell>
          <table:table-cell office:value-type="float" office:value="75.498000000000005" table:style-name="ce10">
            <text:p>75.498</text:p>
          </table:table-cell>
          <table:table-cell office:value-type="float" office:value="77.114999999999995" table:style-name="ce10">
            <text:p>77.115</text:p>
          </table:table-cell>
          <table:table-cell office:value-type="float" office:value="79.072000000000003" table:style-name="ce10">
            <text:p>79.072</text:p>
          </table:table-cell>
          <table:table-cell office:value-type="float" office:value="77.680000000000007" table:style-name="ce10">
            <text:p>77.68</text:p>
          </table:table-cell>
          <table:table-cell office:value-type="float" office:value="83.616" table:style-name="ce10">
            <text:p>83.616</text:p>
          </table:table-cell>
          <table:table-cell office:value-type="float" office:value="53.988" table:style-name="ce10">
            <text:p>53.988</text:p>
          </table:table-cell>
          <table:table-cell office:value-type="float" office:value="78.308999999999997" table:style-name="ce10">
            <text:p>78.309</text:p>
          </table:table-cell>
          <table:table-cell office:value-type="float" office:value="72.025000000000006" table:style-name="ce10">
            <text:p>72.025</text:p>
          </table:table-cell>
          <table:table-cell office:value-type="float" office:value="25.321000000000002" table:style-name="ce10">
            <text:p>25.321</text:p>
          </table:table-cell>
          <table:table-cell office:value-type="float" office:value="44.031999999999996" table:style-name="ce10">
            <text:p>44.032</text:p>
          </table:table-cell>
          <table:table-cell office:value-type="float" office:value="92.081000000000003" table:style-name="ce10">
            <text:p>92.081</text:p>
          </table:table-cell>
          <table:table-cell office:value-type="float" office:value="84.614999999999995" table:style-name="ce10">
            <text:p>84.615</text:p>
          </table:table-cell>
          <table:table-cell office:value-type="float" office:value="84.05" table:style-name="ce10">
            <text:p>84.05</text:p>
          </table:table-cell>
          <table:table-cell office:value-type="float" office:value="56.171999999999997" table:style-name="ce10">
            <text:p>56.172</text:p>
          </table:table-cell>
          <table:table-cell office:value-type="float" office:value="68.665000000000006" table:style-name="ce10">
            <text:p>68.665</text:p>
          </table:table-cell>
          <table:table-cell office:value-type="float" office:value="75.849999999999994" table:style-name="ce10">
            <text:p>75.85</text:p>
          </table:table-cell>
          <table:table-cell office:value-type="float" office:value="82.22" table:style-name="ce10">
            <text:p>82.22</text:p>
          </table:table-cell>
          <table:table-cell office:value-type="float" office:value="76.417000000000002" table:style-name="ce10">
            <text:p>76.417</text:p>
          </table:table-cell>
          <table:table-cell office:value-type="float" office:value="86.765000000000001" table:style-name="ce10">
            <text:p>86.765</text:p>
          </table:table-cell>
          <table:table-cell office:value-type="float" office:value="84.921000000000006" table:style-name="ce10">
            <text:p>84.921</text:p>
          </table:table-cell>
          <table:table-cell office:value-type="float" office:value="69.694000000000003" table:style-name="ce10">
            <text:p>69.694</text:p>
          </table:table-cell>
          <table:table-cell office:value-type="float" office:value="79.864000000000004" table:style-name="ce10">
            <text:p>79.864</text:p>
          </table:table-cell>
          <table:table-cell office:value-type="float" office:value="81.385000000000005" table:style-name="ce10">
            <text:p>81.385</text:p>
          </table:table-cell>
          <table:table-cell office:value-type="float" office:value="75.451999999999998" table:style-name="ce10">
            <text:p>75.452</text:p>
          </table:table-cell>
          <table:table-cell office:value-type="float" office:value="70.555000000000007" table:style-name="ce10">
            <text:p>70.555</text:p>
          </table:table-cell>
          <table:table-cell office:value-type="float" office:value="74.12" table:style-name="ce10">
            <text:p>74.12</text:p>
          </table:table-cell>
          <table:table-cell office:value-type="float" office:value="46.939" table:style-name="ce10">
            <text:p>46.939</text:p>
          </table:table-cell>
          <table:table-cell office:value-type="float" office:value="89.683000000000007" table:style-name="ce10">
            <text:p>89.683</text:p>
          </table:table-cell>
          <table:table-cell office:value-type="float" office:value="86.863" table:style-name="ce10">
            <text:p>86.863</text:p>
          </table:table-cell>
          <table:table-cell office:value-type="float" office:value="74.292000000000002" table:style-name="ce10">
            <text:p>74.292</text:p>
          </table:table-cell>
          <table:table-cell office:value-type="float" office:value="61.991" table:style-name="ce10">
            <text:p>61.991</text:p>
          </table:table-cell>
          <table:table-cell office:value-type="float" office:value="55.768999999999998" table:style-name="ce10">
            <text:p>55.769</text:p>
          </table:table-cell>
          <table:table-cell office:value-type="float" office:value="46.267000000000003" table:style-name="ce10">
            <text:p>46.267</text:p>
          </table:table-cell>
          <table:table-cell office:value-type="float" office:value="51.981999999999999" table:style-name="ce10">
            <text:p>51.982</text:p>
          </table:table-cell>
          <table:table-cell office:value-type="float" office:value="81.858999999999995" table:style-name="ce10">
            <text:p>81.859</text:p>
          </table:table-cell>
          <table:table-cell office:value-type="float" office:value="87.216999999999999" table:style-name="ce10">
            <text:p>87.217</text:p>
          </table:table-cell>
          <table:table-cell office:value-type="float" office:value="70.022999999999996" table:style-name="ce10">
            <text:p>70.023</text:p>
          </table:table-cell>
          <table:table-cell office:value-type="float" office:value="74.179000000000002" table:style-name="ce10">
            <text:p>74.179</text:p>
          </table:table-cell>
          <table:table-cell office:value-type="float" office:value="67.497" table:style-name="ce10">
            <text:p>67.497</text:p>
          </table:table-cell>
          <table:table-cell office:value-type="float" office:value="80.634" table:style-name="ce10">
            <text:p>80.634</text:p>
          </table:table-cell>
          <table:table-cell office:value-type="float" office:value="86.620999999999995" table:style-name="ce10">
            <text:p>86.621</text:p>
          </table:table-cell>
          <table:table-cell office:value-type="float" office:value="72.448999999999998" table:style-name="ce10">
            <text:p>72.449</text:p>
          </table:table-cell>
          <table:table-cell office:value-type="float" office:value="56.009" table:style-name="ce10">
            <text:p>56.009</text:p>
          </table:table-cell>
          <table:table-cell office:value-type="float" office:value="68.891000000000005" table:style-name="ce10">
            <text:p>68.891</text:p>
          </table:table-cell>
          <table:table-cell office:value-type="float" office:value="26.954000000000001" table:style-name="ce10">
            <text:p>26.954</text:p>
          </table:table-cell>
          <table:table-cell office:value-type="float" office:value="31.448" table:style-name="ce10">
            <text:p>31.448</text:p>
          </table:table-cell>
          <table:table-cell office:value-type="float" office:value="17.440999999999999" table:style-name="ce10">
            <text:p>17.441</text:p>
          </table:table-cell>
          <table:table-cell office:value-type="float" office:value="69.308999999999997" table:style-name="ce10">
            <text:p>69.309</text:p>
          </table:table-cell>
          <table:table-cell office:value-type="float" office:value="58.683" table:style-name="ce10">
            <text:p>58.683</text:p>
          </table:table-cell>
          <table:table-cell office:value-type="float" office:value="61.311999999999998" table:style-name="ce10">
            <text:p>61.312</text:p>
          </table:table-cell>
          <table:table-cell office:value-type="float" office:value="57.823" table:style-name="ce10">
            <text:p>57.823</text:p>
          </table:table-cell>
          <table:table-cell office:value-type="float" office:value="44.795999999999999" table:style-name="ce10">
            <text:p>44.796</text:p>
          </table:table-cell>
          <table:table-cell office:value-type="float" office:value="48.921999999999997" table:style-name="ce10">
            <text:p>48.922</text:p>
          </table:table-cell>
          <table:table-cell office:value-type="float" office:value="24.716999999999999" table:style-name="ce10">
            <text:p>24.717</text:p>
          </table:table-cell>
          <table:table-cell office:value-type="float" office:value="29.478000000000002" table:style-name="ce10">
            <text:p>29.478</text:p>
          </table:table-cell>
          <table:table-cell office:value-type="float" office:value="54.195" table:style-name="ce10">
            <text:p>54.195</text:p>
          </table:table-cell>
          <table:table-cell office:value-type="float" office:value="32.54" table:style-name="ce10">
            <text:p>32.54</text:p>
          </table:table-cell>
          <table:table-cell office:value-type="float" office:value="42.582000000000001" table:style-name="ce10">
            <text:p>42.582</text:p>
          </table:table-cell>
          <table:table-cell office:value-type="float" office:value="77.525999999999996" table:style-name="ce10">
            <text:p>77.526</text:p>
          </table:table-cell>
          <table:table-cell office:value-type="float" office:value="59.954999999999998" table:style-name="ce10">
            <text:p>59.955</text:p>
          </table:table-cell>
          <table:table-cell office:value-type="float" office:value="60.725999999999999" table:style-name="ce10">
            <text:p>60.726</text:p>
          </table:table-cell>
          <table:table-cell office:value-type="float" office:value="56.851999999999997" table:style-name="ce10">
            <text:p>56.852</text:p>
          </table:table-cell>
          <table:table-cell office:value-type="float" office:value="52.834000000000003" table:style-name="ce10">
            <text:p>52.834</text:p>
          </table:table-cell>
          <table:table-cell office:value-type="float" office:value="37.344000000000001" table:style-name="ce10">
            <text:p>37.344</text:p>
          </table:table-cell>
          <table:table-cell office:value-type="float" office:value="27.5" table:style-name="ce10">
            <text:p>27.5</text:p>
          </table:table-cell>
          <table:table-cell office:value-type="float" office:value="86.960999999999999" table:style-name="ce10">
            <text:p>86.961</text:p>
          </table:table-cell>
          <table:table-cell office:value-type="float" office:value="65.912000000000006" table:style-name="ce10">
            <text:p>65.912</text:p>
          </table:table-cell>
          <table:table-cell office:value-type="float" office:value="70.147999999999996" table:style-name="ce10">
            <text:p>70.148</text:p>
          </table:table-cell>
          <table:table-cell office:value-type="float" office:value="69.694000000000003" table:style-name="ce10">
            <text:p>69.694</text:p>
          </table:table-cell>
          <table:table-cell office:value-type="float" office:value="74.150000000000006" table:style-name="ce10">
            <text:p>74.15</text:p>
          </table:table-cell>
          <table:table-cell office:value-type="float" office:value="61.338000000000001" table:style-name="ce10">
            <text:p>61.338</text:p>
          </table:table-cell>
          <table:table-cell office:value-type="float" office:value="45.412999999999997" table:style-name="ce10">
            <text:p>45.413</text:p>
          </table:table-cell>
          <table:table-cell office:value-type="float" office:value="75.596000000000004" table:style-name="ce10">
            <text:p>75.596</text:p>
          </table:table-cell>
          <table:table-cell office:value-type="float" office:value="32.014000000000003" table:style-name="ce10">
            <text:p>32.014</text:p>
          </table:table-cell>
          <table:table-cell office:value-type="float" office:value="86.734999999999999" table:style-name="ce10">
            <text:p>86.735</text:p>
          </table:table-cell>
          <table:table-cell office:value-type="float" office:value="52.661000000000001" table:style-name="ce10">
            <text:p>52.661</text:p>
          </table:table-cell>
          <table:table-cell office:value-type="float" office:value="85.843999999999994" table:style-name="ce10">
            <text:p>85.844</text:p>
          </table:table-cell>
          <table:table-cell office:value-type="float" office:value="62.7" table:style-name="ce10">
            <text:p>62.7</text:p>
          </table:table-cell>
          <table:table-cell office:value-type="float" office:value="45.753" table:style-name="ce10">
            <text:p>45.753</text:p>
          </table:table-cell>
          <table:table-cell office:value-type="float" office:value="60.249000000000002" table:style-name="ce10">
            <text:p>60.249</text:p>
          </table:table-cell>
          <table:table-cell office:value-type="float" office:value="31.745999999999999" table:style-name="ce10">
            <text:p>31.746</text:p>
          </table:table-cell>
          <table:table-cell office:value-type="float" office:value="4.9829999999999997" table:style-name="ce10">
            <text:p>4.983</text:p>
          </table:table-cell>
          <table:table-cell office:value-type="float" office:value="14.723000000000001" table:style-name="ce10">
            <text:p>14.723</text:p>
          </table:table-cell>
          <table:table-cell office:value-type="float" office:value="29.672000000000001" table:style-name="ce10">
            <text:p>29.672</text:p>
          </table:table-cell>
          <table:table-cell office:value-type="float" office:value="50.622999999999998" table:style-name="ce10">
            <text:p>50.623</text:p>
          </table:table-cell>
          <table:table-cell office:value-type="float" office:value="7.1749999999999998" table:style-name="ce10">
            <text:p>7.175</text:p>
          </table:table-cell>
          <table:table-cell office:value-type="float" office:value="91.61" table:style-name="ce10">
            <text:p>91.61</text:p>
          </table:table-cell>
          <table:table-cell office:value-type="float" office:value="77.185000000000002" table:style-name="ce10">
            <text:p>77.185</text:p>
          </table:table-cell>
          <table:table-cell office:value-type="float" office:value="74.260000000000005" table:style-name="ce10">
            <text:p>74.26</text:p>
          </table:table-cell>
          <table:table-cell office:value-type="float" office:value="7.24" table:style-name="ce10">
            <text:p>7.24</text:p>
          </table:table-cell>
          <table:table-cell office:value-type="float" office:value="82.465999999999994" table:style-name="ce10">
            <text:p>82.466</text:p>
          </table:table-cell>
          <table:table-cell office:value-type="float" office:value="10.294" table:style-name="ce10">
            <text:p>10.294</text:p>
          </table:table-cell>
          <table:table-cell office:value-type="float" office:value="6.6820000000000004" table:style-name="ce10">
            <text:p>6.682</text:p>
          </table:table-cell>
          <table:table-cell office:value-type="float" office:value="85.73" table:style-name="ce10">
            <text:p>85.73</text:p>
          </table:table-cell>
          <table:table-cell office:value-type="float" office:value="7.5880000000000001" table:style-name="ce10">
            <text:p>7.588</text:p>
          </table:table-cell>
          <table:table-cell office:value-type="float" office:value="18.966000000000001" table:style-name="ce10">
            <text:p>18.966</text:p>
          </table:table-cell>
          <table:table-cell office:value-type="float" office:value="58.621000000000002" table:style-name="ce10">
            <text:p>58.621</text:p>
          </table:table-cell>
          <table:table-cell office:value-type="float" office:value="22.414000000000001" table:style-name="ce10">
            <text:p>22.414</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18.966000000000001" table:style-name="ce10">
            <text:p>18.966</text:p>
          </table:table-cell>
          <table:table-cell office:value-type="float" office:value="36.207000000000001" table:style-name="ce10">
            <text:p>36.207</text:p>
          </table:table-cell>
          <table:table-cell office:value-type="float" office:value="44.828000000000003" table:style-name="ce10">
            <text:p>44.828</text:p>
          </table:table-cell>
          <table:table-cell office:value-type="float" office:value="63.792999999999999" table:style-name="ce10">
            <text:p>63.793</text:p>
          </table:table-cell>
          <table:table-cell office:value-type="float" office:value="18.966000000000001" table:style-name="ce10">
            <text:p>18.966</text:p>
          </table:table-cell>
          <table:table-cell office:value-type="float" office:value="17.241" table:style-name="ce10">
            <text:p>17.241</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2.5" table:style-name="ce10">
            <text:p>62.5</text:p>
          </table:table-cell>
          <table:table-cell office:value-type="float" office:value="69.826999999999998" table:style-name="ce10">
            <text:p>69.827</text:p>
          </table:table-cell>
          <table:table-cell office:value-type="float" office:value="62.183999999999997" table:style-name="ce10">
            <text:p>62.184</text:p>
          </table:table-cell>
          <table:table-cell office:value-type="float" office:value="34.982999999999997" table:style-name="ce10">
            <text:p>34.983</text:p>
          </table:table-cell>
          <table:table-cell office:value-type="float" office:value="72.183999999999997" table:style-name="ce10">
            <text:p>72.184</text:p>
          </table:table-cell>
          <table:table-cell office:value-type="float" office:value="71.444999999999993" table:style-name="ce10">
            <text:p>71.445</text:p>
          </table:table-cell>
          <table:table-cell office:value-type="float" office:value="56.1" table:style-name="ce10">
            <text:p>56.1</text:p>
          </table:table-cell>
          <table:table-cell office:value-type="float" office:value="39.61" table:style-name="ce10">
            <text:p>39.61</text:p>
          </table:table-cell>
          <table:table-cell table:number-columns-repeated="16259"/>
        </table:table-row>
        <table:table-row table:style-name="ro8">
          <table:table-cell office:value-type="string" table:style-name="ce4">
            <text:p>MET</text:p>
          </table:table-cell>
          <table:table-cell office:value-type="string" table:style-name="ce4">
            <text:p>Met Office</text:p>
          </table:table-cell>
          <table:table-cell office:value-type="string" table:style-name="ce4">
            <text:p>Department for Science, Innovation and Technology</text:p>
          </table:table-cell>
          <table:table-cell table:style-name="ce4"/>
          <table:table-cell office:value-type="float" office:value="71.152000000000001" table:style-name="ce10">
            <text:p>71.152</text:p>
          </table:table-cell>
          <table:table-cell office:value-type="float" office:value="68.820999999999998" table:style-name="ce10">
            <text:p>68.821</text:p>
          </table:table-cell>
          <table:table-cell office:value-type="float" office:value="25.13" table:style-name="ce10">
            <text:p>25.13</text:p>
          </table:table-cell>
          <table:table-cell office:value-type="float" office:value="74.974999999999994" table:style-name="ce10">
            <text:p>74.975</text:p>
          </table:table-cell>
          <table:table-cell office:value-type="float" office:value="82.849000000000004" table:style-name="ce10">
            <text:p>82.849</text:p>
          </table:table-cell>
          <table:table-cell office:value-type="float" office:value="85.253" table:style-name="ce10">
            <text:p>85.253</text:p>
          </table:table-cell>
          <table:table-cell office:value-type="float" office:value="79.968000000000004" table:style-name="ce10">
            <text:p>79.968</text:p>
          </table:table-cell>
          <table:table-cell office:value-type="float" office:value="86.697999999999993" table:style-name="ce10">
            <text:p>86.698</text:p>
          </table:table-cell>
          <table:table-cell office:value-type="float" office:value="61.716999999999999" table:style-name="ce10">
            <text:p>61.717</text:p>
          </table:table-cell>
          <table:table-cell office:value-type="float" office:value="82.674999999999997" table:style-name="ce10">
            <text:p>82.675</text:p>
          </table:table-cell>
          <table:table-cell office:value-type="float" office:value="75.143000000000001" table:style-name="ce10">
            <text:p>75.143</text:p>
          </table:table-cell>
          <table:table-cell office:value-type="float" office:value="23.582000000000001" table:style-name="ce10">
            <text:p>23.582</text:p>
          </table:table-cell>
          <table:table-cell office:value-type="float" office:value="54.707000000000001" table:style-name="ce10">
            <text:p>54.707</text:p>
          </table:table-cell>
          <table:table-cell office:value-type="float" office:value="93.6" table:style-name="ce10">
            <text:p>93.6</text:p>
          </table:table-cell>
          <table:table-cell office:value-type="float" office:value="87.257000000000005" table:style-name="ce10">
            <text:p>87.257</text:p>
          </table:table-cell>
          <table:table-cell office:value-type="float" office:value="83.045000000000002" table:style-name="ce10">
            <text:p>83.045</text:p>
          </table:table-cell>
          <table:table-cell office:value-type="float" office:value="65.088999999999999" table:style-name="ce10">
            <text:p>65.089</text:p>
          </table:table-cell>
          <table:table-cell office:value-type="float" office:value="85.197999999999993" table:style-name="ce10">
            <text:p>85.198</text:p>
          </table:table-cell>
          <table:table-cell office:value-type="float" office:value="84.911000000000001" table:style-name="ce10">
            <text:p>84.911</text:p>
          </table:table-cell>
          <table:table-cell office:value-type="float" office:value="85.619" table:style-name="ce10">
            <text:p>85.619</text:p>
          </table:table-cell>
          <table:table-cell office:value-type="float" office:value="77.950999999999993" table:style-name="ce10">
            <text:p>77.951</text:p>
          </table:table-cell>
          <table:table-cell office:value-type="float" office:value="93.096000000000004" table:style-name="ce10">
            <text:p>93.096</text:p>
          </table:table-cell>
          <table:table-cell office:value-type="float" office:value="90.680999999999997" table:style-name="ce10">
            <text:p>90.681</text:p>
          </table:table-cell>
          <table:table-cell office:value-type="float" office:value="73.872" table:style-name="ce10">
            <text:p>73.872</text:p>
          </table:table-cell>
          <table:table-cell office:value-type="float" office:value="83.072999999999993" table:style-name="ce10">
            <text:p>83.073</text:p>
          </table:table-cell>
          <table:table-cell office:value-type="float" office:value="84.168999999999997" table:style-name="ce10">
            <text:p>84.169</text:p>
          </table:table-cell>
          <table:table-cell office:value-type="float" office:value="74.039000000000001" table:style-name="ce10">
            <text:p>74.039</text:p>
          </table:table-cell>
          <table:table-cell office:value-type="float" office:value="67.484999999999999" table:style-name="ce10">
            <text:p>67.485</text:p>
          </table:table-cell>
          <table:table-cell office:value-type="float" office:value="75.361999999999995" table:style-name="ce10">
            <text:p>75.362</text:p>
          </table:table-cell>
          <table:table-cell office:value-type="float" office:value="37.179000000000002" table:style-name="ce10">
            <text:p>37.179</text:p>
          </table:table-cell>
          <table:table-cell office:value-type="float" office:value="89.043000000000006" table:style-name="ce10">
            <text:p>89.043</text:p>
          </table:table-cell>
          <table:table-cell office:value-type="float" office:value="88.474000000000004" table:style-name="ce10">
            <text:p>88.474</text:p>
          </table:table-cell>
          <table:table-cell office:value-type="float" office:value="82.591999999999999" table:style-name="ce10">
            <text:p>82.592</text:p>
          </table:table-cell>
          <table:table-cell office:value-type="float" office:value="68.747" table:style-name="ce10">
            <text:p>68.747</text:p>
          </table:table-cell>
          <table:table-cell office:value-type="float" office:value="59.499000000000002" table:style-name="ce10">
            <text:p>59.499</text:p>
          </table:table-cell>
          <table:table-cell office:value-type="float" office:value="57.548999999999999" table:style-name="ce10">
            <text:p>57.549</text:p>
          </table:table-cell>
          <table:table-cell office:value-type="float" office:value="61.179000000000002" table:style-name="ce10">
            <text:p>61.179</text:p>
          </table:table-cell>
          <table:table-cell office:value-type="float" office:value="85.674000000000007" table:style-name="ce10">
            <text:p>85.674</text:p>
          </table:table-cell>
          <table:table-cell office:value-type="float" office:value="89.921999999999997" table:style-name="ce10">
            <text:p>89.922</text:p>
          </table:table-cell>
          <table:table-cell office:value-type="float" office:value="69.938999999999993" table:style-name="ce10">
            <text:p>69.939</text:p>
          </table:table-cell>
          <table:table-cell office:value-type="float" office:value="85.078000000000003" table:style-name="ce10">
            <text:p>85.078</text:p>
          </table:table-cell>
          <table:table-cell office:value-type="float" office:value="72.397999999999996" table:style-name="ce10">
            <text:p>72.398</text:p>
          </table:table-cell>
          <table:table-cell office:value-type="float" office:value="79.299000000000007" table:style-name="ce10">
            <text:p>79.299</text:p>
          </table:table-cell>
          <table:table-cell office:value-type="float" office:value="89.488" table:style-name="ce10">
            <text:p>89.488</text:p>
          </table:table-cell>
          <table:table-cell office:value-type="float" office:value="76.435000000000002" table:style-name="ce10">
            <text:p>76.435</text:p>
          </table:table-cell>
          <table:table-cell office:value-type="float" office:value="60.222999999999999" table:style-name="ce10">
            <text:p>60.223</text:p>
          </table:table-cell>
          <table:table-cell office:value-type="float" office:value="72.869" table:style-name="ce10">
            <text:p>72.869</text:p>
          </table:table-cell>
          <table:table-cell office:value-type="float" office:value="25.501000000000001" table:style-name="ce10">
            <text:p>25.501</text:p>
          </table:table-cell>
          <table:table-cell office:value-type="float" office:value="30.145" table:style-name="ce10">
            <text:p>30.145</text:p>
          </table:table-cell>
          <table:table-cell office:value-type="float" office:value="15.145" table:style-name="ce10">
            <text:p>15.145</text:p>
          </table:table-cell>
          <table:table-cell office:value-type="float" office:value="84.233999999999995" table:style-name="ce10">
            <text:p>84.234</text:p>
          </table:table-cell>
          <table:table-cell office:value-type="float" office:value="63.098999999999997" table:style-name="ce10">
            <text:p>63.099</text:p>
          </table:table-cell>
          <table:table-cell office:value-type="float" office:value="71.745999999999995" table:style-name="ce10">
            <text:p>71.746</text:p>
          </table:table-cell>
          <table:table-cell office:value-type="float" office:value="68.837000000000003" table:style-name="ce10">
            <text:p>68.837</text:p>
          </table:table-cell>
          <table:table-cell office:value-type="float" office:value="57.460999999999999" table:style-name="ce10">
            <text:p>57.461</text:p>
          </table:table-cell>
          <table:table-cell office:value-type="float" office:value="58.018000000000001" table:style-name="ce10">
            <text:p>58.018</text:p>
          </table:table-cell>
          <table:table-cell office:value-type="float" office:value="30.384" table:style-name="ce10">
            <text:p>30.384</text:p>
          </table:table-cell>
          <table:table-cell office:value-type="float" office:value="40.344999999999999" table:style-name="ce10">
            <text:p>40.345</text:p>
          </table:table-cell>
          <table:table-cell office:value-type="float" office:value="68.116" table:style-name="ce10">
            <text:p>68.116</text:p>
          </table:table-cell>
          <table:table-cell office:value-type="float" office:value="38.496000000000002" table:style-name="ce10">
            <text:p>38.496</text:p>
          </table:table-cell>
          <table:table-cell office:value-type="float" office:value="58.918999999999997" table:style-name="ce10">
            <text:p>58.919</text:p>
          </table:table-cell>
          <table:table-cell office:value-type="float" office:value="81.08" table:style-name="ce10">
            <text:p>81.08</text:p>
          </table:table-cell>
          <table:table-cell office:value-type="float" office:value="67.204999999999998" table:style-name="ce10">
            <text:p>67.205</text:p>
          </table:table-cell>
          <table:table-cell office:value-type="float" office:value="63.023000000000003" table:style-name="ce10">
            <text:p>63.023</text:p>
          </table:table-cell>
          <table:table-cell office:value-type="float" office:value="62.319000000000003" table:style-name="ce10">
            <text:p>62.319</text:p>
          </table:table-cell>
          <table:table-cell office:value-type="float" office:value="57.850999999999999" table:style-name="ce10">
            <text:p>57.851</text:p>
          </table:table-cell>
          <table:table-cell office:value-type="float" office:value="55.734999999999999" table:style-name="ce10">
            <text:p>55.735</text:p>
          </table:table-cell>
          <table:table-cell office:value-type="float" office:value="37.290999999999997" table:style-name="ce10">
            <text:p>37.291</text:p>
          </table:table-cell>
          <table:table-cell office:value-type="float" office:value="92.816999999999993" table:style-name="ce10">
            <text:p>92.817</text:p>
          </table:table-cell>
          <table:table-cell office:value-type="float" office:value="83.575000000000003" table:style-name="ce10">
            <text:p>83.575</text:p>
          </table:table-cell>
          <table:table-cell office:value-type="float" office:value="78.897999999999996" table:style-name="ce10">
            <text:p>78.898</text:p>
          </table:table-cell>
          <table:table-cell office:value-type="float" office:value="75.209000000000003" table:style-name="ce10">
            <text:p>75.209</text:p>
          </table:table-cell>
          <table:table-cell office:value-type="float" office:value="83.38" table:style-name="ce10">
            <text:p>83.38</text:p>
          </table:table-cell>
          <table:table-cell office:value-type="float" office:value="50.250999999999998" table:style-name="ce10">
            <text:p>50.251</text:p>
          </table:table-cell>
          <table:table-cell office:value-type="float" office:value="31.009" table:style-name="ce10">
            <text:p>31.009</text:p>
          </table:table-cell>
          <table:table-cell office:value-type="float" office:value="86.144000000000005" table:style-name="ce10">
            <text:p>86.144</text:p>
          </table:table-cell>
          <table:table-cell office:value-type="float" office:value="22.94" table:style-name="ce10">
            <text:p>22.94</text:p>
          </table:table-cell>
          <table:table-cell office:value-type="float" office:value="75.153000000000006" table:style-name="ce10">
            <text:p>75.153</text:p>
          </table:table-cell>
          <table:table-cell office:value-type="float" office:value="90.879000000000005" table:style-name="ce10">
            <text:p>90.879</text:p>
          </table:table-cell>
          <table:table-cell office:value-type="float" office:value="96.606999999999999" table:style-name="ce10">
            <text:p>96.607</text:p>
          </table:table-cell>
          <table:table-cell office:value-type="float" office:value="58.664999999999999" table:style-name="ce10">
            <text:p>58.665</text:p>
          </table:table-cell>
          <table:table-cell office:value-type="float" office:value="43.24" table:style-name="ce10">
            <text:p>43.24</text:p>
          </table:table-cell>
          <table:table-cell office:value-type="float" office:value="65.510999999999996" table:style-name="ce10">
            <text:p>65.511</text:p>
          </table:table-cell>
          <table:table-cell office:value-type="float" office:value="19.899999999999999" table:style-name="ce10">
            <text:p>19.9</text:p>
          </table:table-cell>
          <table:table-cell office:value-type="float" office:value="4.1230000000000002" table:style-name="ce10">
            <text:p>4.123</text:p>
          </table:table-cell>
          <table:table-cell office:value-type="float" office:value="10.028" table:style-name="ce10">
            <text:p>10.028</text:p>
          </table:table-cell>
          <table:table-cell office:value-type="float" office:value="37.326000000000001" table:style-name="ce10">
            <text:p>37.326</text:p>
          </table:table-cell>
          <table:table-cell office:value-type="float" office:value="48.524000000000001" table:style-name="ce10">
            <text:p>48.524</text:p>
          </table:table-cell>
          <table:table-cell office:value-type="float" office:value="5.3159999999999998" table:style-name="ce10">
            <text:p>5.316</text:p>
          </table:table-cell>
          <table:table-cell office:value-type="float" office:value="90.128" table:style-name="ce10">
            <text:p>90.128</text:p>
          </table:table-cell>
          <table:table-cell office:value-type="float" office:value="68.433000000000007" table:style-name="ce10">
            <text:p>68.433</text:p>
          </table:table-cell>
          <table:table-cell office:value-type="float" office:value="83.408000000000001" table:style-name="ce10">
            <text:p>83.408</text:p>
          </table:table-cell>
          <table:table-cell office:value-type="float" office:value="6.1769999999999996" table:style-name="ce10">
            <text:p>6.177</text:p>
          </table:table-cell>
          <table:table-cell office:value-type="float" office:value="88.480999999999995" table:style-name="ce10">
            <text:p>88.481</text:p>
          </table:table-cell>
          <table:table-cell office:value-type="float" office:value="5.3419999999999996" table:style-name="ce10">
            <text:p>5.342</text:p>
          </table:table-cell>
          <table:table-cell office:value-type="float" office:value="5.234" table:style-name="ce10">
            <text:p>5.234</text:p>
          </table:table-cell>
          <table:table-cell office:value-type="float" office:value="91.090999999999994" table:style-name="ce10">
            <text:p>91.091</text:p>
          </table:table-cell>
          <table:table-cell office:value-type="float" office:value="3.6749999999999998" table:style-name="ce10">
            <text:p>3.675</text:p>
          </table:table-cell>
          <table:table-cell office:value-type="float" office:value="40.426000000000002" table:style-name="ce10">
            <text:p>40.426</text:p>
          </table:table-cell>
          <table:table-cell office:value-type="float" office:value="47.872" table:style-name="ce10">
            <text:p>47.872</text:p>
          </table:table-cell>
          <table:table-cell office:value-type="float" office:value="11.702" table:style-name="ce10">
            <text:p>11.702</text:p>
          </table:table-cell>
          <table:table-cell office:value-type="string" table:style-name="ce10">
            <text:p>[c]</text:p>
          </table:table-cell>
          <table:table-cell office:value-type="float" office:value="57.895000000000003" table:style-name="ce10">
            <text:p>57.895</text:p>
          </table:table-cell>
          <table:table-cell office:value-type="string" table:style-name="ce10">
            <text:p>[c]</text:p>
          </table:table-cell>
          <table:table-cell office:value-type="float" office:value="29.786999999999999" table:style-name="ce10">
            <text:p>29.787</text:p>
          </table:table-cell>
          <table:table-cell office:value-type="float" office:value="37.234000000000002" table:style-name="ce10">
            <text:p>37.234</text:p>
          </table:table-cell>
          <table:table-cell office:value-type="float" office:value="32.978999999999999" table:style-name="ce10">
            <text:p>32.979</text:p>
          </table:table-cell>
          <table:table-cell office:value-type="float" office:value="65.956999999999994" table:style-name="ce10">
            <text:p>65.957</text:p>
          </table:table-cell>
          <table:table-cell office:value-type="float" office:value="20.213000000000001" table:style-name="ce10">
            <text:p>20.213</text:p>
          </table:table-cell>
          <table:table-cell office:value-type="float" office:value="13.83" table:style-name="ce10">
            <text:p>13.83</text:p>
          </table:table-cell>
          <table:table-cell office:value-type="string" table:style-name="ce10">
            <text:p>[c]</text:p>
          </table:table-cell>
          <table:table-cell office:value-type="float" office:value="71.052999999999997" table:style-name="ce10">
            <text:p>71.053</text:p>
          </table:table-cell>
          <table:table-cell office:value-type="string" table:style-name="ce10">
            <text:p>[c]</text:p>
          </table:table-cell>
          <table:table-cell office:value-type="float" office:value="64.450999999999993" table:style-name="ce10">
            <text:p>64.451</text:p>
          </table:table-cell>
          <table:table-cell office:value-type="float" office:value="69.278000000000006" table:style-name="ce10">
            <text:p>69.278</text:p>
          </table:table-cell>
          <table:table-cell office:value-type="float" office:value="58.915999999999997" table:style-name="ce10">
            <text:p>58.916</text:p>
          </table:table-cell>
          <table:table-cell office:value-type="float" office:value="34.969000000000001" table:style-name="ce10">
            <text:p>34.969</text:p>
          </table:table-cell>
          <table:table-cell office:value-type="float" office:value="69.994" table:style-name="ce10">
            <text:p>69.994</text:p>
          </table:table-cell>
          <table:table-cell office:value-type="float" office:value="76.206999999999994" table:style-name="ce10">
            <text:p>76.207</text:p>
          </table:table-cell>
          <table:table-cell office:value-type="float" office:value="68.234999999999999" table:style-name="ce10">
            <text:p>68.235</text:p>
          </table:table-cell>
          <table:table-cell office:value-type="float" office:value="55.055999999999997" table:style-name="ce10">
            <text:p>55.056</text:p>
          </table:table-cell>
          <table:table-cell table:number-columns-repeated="16259"/>
        </table:table-row>
        <table:table-row table:style-name="ro8">
          <table:table-cell office:value-type="string" table:style-name="ce4">
            <text:p>MHCLG</text:p>
          </table:table-cell>
          <table:table-cell office:value-type="string" table:style-name="ce4">
            <text:p>Ministry of Housing, Communities and Local Government</text:p>
          </table:table-cell>
          <table:table-cell office:value-type="string" table:style-name="ce4">
            <text:p>Ministry of Housing, Communities and Local Government</text:p>
          </table:table-cell>
          <table:table-cell table:style-name="ce4"/>
          <table:table-cell office:value-type="float" office:value="86.596000000000004" table:style-name="ce10">
            <text:p>86.596</text:p>
          </table:table-cell>
          <table:table-cell office:value-type="float" office:value="63.771999999999998" table:style-name="ce10">
            <text:p>63.772</text:p>
          </table:table-cell>
          <table:table-cell office:value-type="float" office:value="25.513000000000002" table:style-name="ce10">
            <text:p>25.513</text:p>
          </table:table-cell>
          <table:table-cell office:value-type="float" office:value="73.284000000000006" table:style-name="ce10">
            <text:p>73.284</text:p>
          </table:table-cell>
          <table:table-cell office:value-type="float" office:value="76.462000000000003" table:style-name="ce10">
            <text:p>76.462</text:p>
          </table:table-cell>
          <table:table-cell office:value-type="float" office:value="76.489999999999995" table:style-name="ce10">
            <text:p>76.49</text:p>
          </table:table-cell>
          <table:table-cell office:value-type="float" office:value="80.100999999999999" table:style-name="ce10">
            <text:p>80.101</text:p>
          </table:table-cell>
          <table:table-cell office:value-type="float" office:value="85.587999999999994" table:style-name="ce10">
            <text:p>85.588</text:p>
          </table:table-cell>
          <table:table-cell office:value-type="float" office:value="60.56" table:style-name="ce10">
            <text:p>60.56</text:p>
          </table:table-cell>
          <table:table-cell office:value-type="float" office:value="83.643000000000001" table:style-name="ce10">
            <text:p>83.643</text:p>
          </table:table-cell>
          <table:table-cell office:value-type="float" office:value="76.260999999999996" table:style-name="ce10">
            <text:p>76.261</text:p>
          </table:table-cell>
          <table:table-cell office:value-type="float" office:value="31.423999999999999" table:style-name="ce10">
            <text:p>31.424</text:p>
          </table:table-cell>
          <table:table-cell office:value-type="float" office:value="56.436999999999998" table:style-name="ce10">
            <text:p>56.437</text:p>
          </table:table-cell>
          <table:table-cell office:value-type="float" office:value="88.191000000000003" table:style-name="ce10">
            <text:p>88.191</text:p>
          </table:table-cell>
          <table:table-cell office:value-type="float" office:value="76.887" table:style-name="ce10">
            <text:p>76.887</text:p>
          </table:table-cell>
          <table:table-cell office:value-type="float" office:value="73.75" table:style-name="ce10">
            <text:p>73.75</text:p>
          </table:table-cell>
          <table:table-cell office:value-type="float" office:value="60.679000000000002" table:style-name="ce10">
            <text:p>60.679</text:p>
          </table:table-cell>
          <table:table-cell office:value-type="float" office:value="82.783000000000001" table:style-name="ce10">
            <text:p>82.783</text:p>
          </table:table-cell>
          <table:table-cell office:value-type="float" office:value="74.465999999999994" table:style-name="ce10">
            <text:p>74.466</text:p>
          </table:table-cell>
          <table:table-cell office:value-type="float" office:value="78.537999999999997" table:style-name="ce10">
            <text:p>78.538</text:p>
          </table:table-cell>
          <table:table-cell office:value-type="float" office:value="78.537999999999997" table:style-name="ce10">
            <text:p>78.538</text:p>
          </table:table-cell>
          <table:table-cell office:value-type="float" office:value="92.364000000000004" table:style-name="ce10">
            <text:p>92.364</text:p>
          </table:table-cell>
          <table:table-cell office:value-type="float" office:value="88.353999999999999" table:style-name="ce10">
            <text:p>88.354</text:p>
          </table:table-cell>
          <table:table-cell office:value-type="float" office:value="67.995000000000005" table:style-name="ce10">
            <text:p>67.995</text:p>
          </table:table-cell>
          <table:table-cell office:value-type="float" office:value="82.957999999999998" table:style-name="ce10">
            <text:p>82.958</text:p>
          </table:table-cell>
          <table:table-cell office:value-type="float" office:value="86.361999999999995" table:style-name="ce10">
            <text:p>86.362</text:p>
          </table:table-cell>
          <table:table-cell office:value-type="float" office:value="75.876999999999995" table:style-name="ce10">
            <text:p>75.877</text:p>
          </table:table-cell>
          <table:table-cell office:value-type="float" office:value="69.900000000000006" table:style-name="ce10">
            <text:p>69.9</text:p>
          </table:table-cell>
          <table:table-cell office:value-type="float" office:value="78.489999999999995" table:style-name="ce10">
            <text:p>78.49</text:p>
          </table:table-cell>
          <table:table-cell office:value-type="float" office:value="63.912999999999997" table:style-name="ce10">
            <text:p>63.913</text:p>
          </table:table-cell>
          <table:table-cell office:value-type="float" office:value="88.498999999999995" table:style-name="ce10">
            <text:p>88.499</text:p>
          </table:table-cell>
          <table:table-cell office:value-type="float" office:value="86.575000000000003" table:style-name="ce10">
            <text:p>86.575</text:p>
          </table:table-cell>
          <table:table-cell office:value-type="float" office:value="81.748999999999995" table:style-name="ce10">
            <text:p>81.749</text:p>
          </table:table-cell>
          <table:table-cell office:value-type="float" office:value="69.498999999999995" table:style-name="ce10">
            <text:p>69.499</text:p>
          </table:table-cell>
          <table:table-cell office:value-type="float" office:value="57.03" table:style-name="ce10">
            <text:p>57.03</text:p>
          </table:table-cell>
          <table:table-cell office:value-type="float" office:value="61.331000000000003" table:style-name="ce10">
            <text:p>61.331</text:p>
          </table:table-cell>
          <table:table-cell office:value-type="float" office:value="54.42" table:style-name="ce10">
            <text:p>54.42</text:p>
          </table:table-cell>
          <table:table-cell office:value-type="float" office:value="87.704999999999998" table:style-name="ce10">
            <text:p>87.705</text:p>
          </table:table-cell>
          <table:table-cell office:value-type="float" office:value="89.903000000000006" table:style-name="ce10">
            <text:p>89.903</text:p>
          </table:table-cell>
          <table:table-cell office:value-type="float" office:value="75.637" table:style-name="ce10">
            <text:p>75.637</text:p>
          </table:table-cell>
          <table:table-cell office:value-type="float" office:value="81.317999999999998" table:style-name="ce10">
            <text:p>81.318</text:p>
          </table:table-cell>
          <table:table-cell office:value-type="float" office:value="70.53" table:style-name="ce10">
            <text:p>70.53</text:p>
          </table:table-cell>
          <table:table-cell office:value-type="float" office:value="72.549000000000007" table:style-name="ce10">
            <text:p>72.549</text:p>
          </table:table-cell>
          <table:table-cell office:value-type="float" office:value="88.150999999999996" table:style-name="ce10">
            <text:p>88.151</text:p>
          </table:table-cell>
          <table:table-cell office:value-type="float" office:value="78.548000000000002" table:style-name="ce10">
            <text:p>78.548</text:p>
          </table:table-cell>
          <table:table-cell office:value-type="float" office:value="68.658000000000001" table:style-name="ce10">
            <text:p>68.658</text:p>
          </table:table-cell>
          <table:table-cell office:value-type="float" office:value="79.239999999999995" table:style-name="ce10">
            <text:p>79.24</text:p>
          </table:table-cell>
          <table:table-cell office:value-type="float" office:value="33.030999999999999" table:style-name="ce10">
            <text:p>33.031</text:p>
          </table:table-cell>
          <table:table-cell office:value-type="float" office:value="35.856000000000002" table:style-name="ce10">
            <text:p>35.856</text:p>
          </table:table-cell>
          <table:table-cell office:value-type="float" office:value="25.38" table:style-name="ce10">
            <text:p>25.38</text:p>
          </table:table-cell>
          <table:table-cell office:value-type="float" office:value="62.250999999999998" table:style-name="ce10">
            <text:p>62.251</text:p>
          </table:table-cell>
          <table:table-cell office:value-type="float" office:value="57.72" table:style-name="ce10">
            <text:p>57.72</text:p>
          </table:table-cell>
          <table:table-cell office:value-type="float" office:value="79.953000000000003" table:style-name="ce10">
            <text:p>79.953</text:p>
          </table:table-cell>
          <table:table-cell office:value-type="float" office:value="70.804000000000002" table:style-name="ce10">
            <text:p>70.804</text:p>
          </table:table-cell>
          <table:table-cell office:value-type="float" office:value="51.905000000000001" table:style-name="ce10">
            <text:p>51.905</text:p>
          </table:table-cell>
          <table:table-cell office:value-type="float" office:value="63.335000000000001" table:style-name="ce10">
            <text:p>63.335</text:p>
          </table:table-cell>
          <table:table-cell office:value-type="float" office:value="43.756999999999998" table:style-name="ce10">
            <text:p>43.757</text:p>
          </table:table-cell>
          <table:table-cell office:value-type="float" office:value="36.253999999999998" table:style-name="ce10">
            <text:p>36.254</text:p>
          </table:table-cell>
          <table:table-cell office:value-type="float" office:value="65.951999999999998" table:style-name="ce10">
            <text:p>65.952</text:p>
          </table:table-cell>
          <table:table-cell office:value-type="float" office:value="40.92" table:style-name="ce10">
            <text:p>40.92</text:p>
          </table:table-cell>
          <table:table-cell office:value-type="float" office:value="55.274999999999999" table:style-name="ce10">
            <text:p>55.275</text:p>
          </table:table-cell>
          <table:table-cell office:value-type="float" office:value="63.981999999999999" table:style-name="ce10">
            <text:p>63.982</text:p>
          </table:table-cell>
          <table:table-cell office:value-type="float" office:value="72.081000000000003" table:style-name="ce10">
            <text:p>72.081</text:p>
          </table:table-cell>
          <table:table-cell office:value-type="float" office:value="45.417000000000002" table:style-name="ce10">
            <text:p>45.417</text:p>
          </table:table-cell>
          <table:table-cell office:value-type="float" office:value="52.530999999999999" table:style-name="ce10">
            <text:p>52.531</text:p>
          </table:table-cell>
          <table:table-cell office:value-type="float" office:value="51.112000000000002" table:style-name="ce10">
            <text:p>51.112</text:p>
          </table:table-cell>
          <table:table-cell office:value-type="float" office:value="55.704999999999998" table:style-name="ce10">
            <text:p>55.705</text:p>
          </table:table-cell>
          <table:table-cell office:value-type="float" office:value="38.347000000000001" table:style-name="ce10">
            <text:p>38.347</text:p>
          </table:table-cell>
          <table:table-cell office:value-type="float" office:value="89.028999999999996" table:style-name="ce10">
            <text:p>89.029</text:p>
          </table:table-cell>
          <table:table-cell office:value-type="float" office:value="77.813999999999993" table:style-name="ce10">
            <text:p>77.814</text:p>
          </table:table-cell>
          <table:table-cell office:value-type="float" office:value="71.429000000000002" table:style-name="ce10">
            <text:p>71.429</text:p>
          </table:table-cell>
          <table:table-cell office:value-type="float" office:value="72.218999999999994" table:style-name="ce10">
            <text:p>72.219</text:p>
          </table:table-cell>
          <table:table-cell office:value-type="float" office:value="76.991" table:style-name="ce10">
            <text:p>76.991</text:p>
          </table:table-cell>
          <table:table-cell office:value-type="float" office:value="68.813999999999993" table:style-name="ce10">
            <text:p>68.814</text:p>
          </table:table-cell>
          <table:table-cell office:value-type="float" office:value="44.252000000000002" table:style-name="ce10">
            <text:p>44.252</text:p>
          </table:table-cell>
          <table:table-cell office:value-type="float" office:value="85.805999999999997" table:style-name="ce10">
            <text:p>85.806</text:p>
          </table:table-cell>
          <table:table-cell office:value-type="float" office:value="61.848999999999997" table:style-name="ce10">
            <text:p>61.849</text:p>
          </table:table-cell>
          <table:table-cell office:value-type="float" office:value="88.933999999999997" table:style-name="ce10">
            <text:p>88.934</text:p>
          </table:table-cell>
          <table:table-cell office:value-type="float" office:value="79.801000000000002" table:style-name="ce10">
            <text:p>79.801</text:p>
          </table:table-cell>
          <table:table-cell office:value-type="float" office:value="95.290999999999997" table:style-name="ce10">
            <text:p>95.291</text:p>
          </table:table-cell>
          <table:table-cell office:value-type="float" office:value="57.487000000000002" table:style-name="ce10">
            <text:p>57.487</text:p>
          </table:table-cell>
          <table:table-cell office:value-type="float" office:value="43.798999999999999" table:style-name="ce10">
            <text:p>43.799</text:p>
          </table:table-cell>
          <table:table-cell office:value-type="float" office:value="79.162999999999997" table:style-name="ce10">
            <text:p>79.163</text:p>
          </table:table-cell>
          <table:table-cell office:value-type="float" office:value="60.023000000000003" table:style-name="ce10">
            <text:p>60.023</text:p>
          </table:table-cell>
          <table:table-cell office:value-type="float" office:value="8.0269999999999992" table:style-name="ce10">
            <text:p>8.027</text:p>
          </table:table-cell>
          <table:table-cell office:value-type="float" office:value="20.318000000000001" table:style-name="ce10">
            <text:p>20.318</text:p>
          </table:table-cell>
          <table:table-cell office:value-type="float" office:value="45.838999999999999" table:style-name="ce10">
            <text:p>45.839</text:p>
          </table:table-cell>
          <table:table-cell office:value-type="float" office:value="25.815999999999999" table:style-name="ce10">
            <text:p>25.816</text:p>
          </table:table-cell>
          <table:table-cell office:value-type="float" office:value="5.9880000000000004" table:style-name="ce10">
            <text:p>5.988</text:p>
          </table:table-cell>
          <table:table-cell office:value-type="float" office:value="95.840999999999994" table:style-name="ce10">
            <text:p>95.841</text:p>
          </table:table-cell>
          <table:table-cell office:value-type="float" office:value="71.763000000000005" table:style-name="ce10">
            <text:p>71.763</text:p>
          </table:table-cell>
          <table:table-cell office:value-type="float" office:value="78.581999999999994" table:style-name="ce10">
            <text:p>78.582</text:p>
          </table:table-cell>
          <table:table-cell office:value-type="float" office:value="7.0149999999999997" table:style-name="ce10">
            <text:p>7.015</text:p>
          </table:table-cell>
          <table:table-cell office:value-type="float" office:value="87.722999999999999" table:style-name="ce10">
            <text:p>87.723</text:p>
          </table:table-cell>
          <table:table-cell office:value-type="float" office:value="5.2619999999999996" table:style-name="ce10">
            <text:p>5.262</text:p>
          </table:table-cell>
          <table:table-cell office:value-type="float" office:value="7.1909999999999998" table:style-name="ce10">
            <text:p>7.191</text:p>
          </table:table-cell>
          <table:table-cell office:value-type="float" office:value="88.891999999999996" table:style-name="ce10">
            <text:p>88.892</text:p>
          </table:table-cell>
          <table:table-cell office:value-type="float" office:value="3.9169999999999998" table:style-name="ce10">
            <text:p>3.917</text:p>
          </table:table-cell>
          <table:table-cell office:value-type="float" office:value="40" table:style-name="ce10">
            <text:p>40</text:p>
          </table:table-cell>
          <table:table-cell office:value-type="float" office:value="47.755000000000003" table:style-name="ce10">
            <text:p>47.755</text:p>
          </table:table-cell>
          <table:table-cell office:value-type="float" office:value="12.244999999999999" table:style-name="ce10">
            <text:p>12.245</text:p>
          </table:table-cell>
          <table:table-cell office:value-type="float" office:value="31.25" table:style-name="ce10">
            <text:p>31.25</text:p>
          </table:table-cell>
          <table:table-cell office:value-type="float" office:value="57.292000000000002" table:style-name="ce10">
            <text:p>57.292</text:p>
          </table:table-cell>
          <table:table-cell office:value-type="float" office:value="11.458" table:style-name="ce10">
            <text:p>11.458</text:p>
          </table:table-cell>
          <table:table-cell office:value-type="float" office:value="40.984000000000002" table:style-name="ce10">
            <text:p>40.984</text:p>
          </table:table-cell>
          <table:table-cell office:value-type="float" office:value="28.279" table:style-name="ce10">
            <text:p>28.279</text:p>
          </table:table-cell>
          <table:table-cell office:value-type="float" office:value="30.738" table:style-name="ce10">
            <text:p>30.738</text:p>
          </table:table-cell>
          <table:table-cell office:value-type="float" office:value="59.426000000000002" table:style-name="ce10">
            <text:p>59.426</text:p>
          </table:table-cell>
          <table:table-cell office:value-type="float" office:value="24.59" table:style-name="ce10">
            <text:p>24.59</text:p>
          </table:table-cell>
          <table:table-cell office:value-type="float" office:value="15.984" table:style-name="ce10">
            <text:p>15.984</text:p>
          </table:table-cell>
          <table:table-cell office:value-type="float" office:value="29.896999999999998" table:style-name="ce10">
            <text:p>29.897</text:p>
          </table:table-cell>
          <table:table-cell office:value-type="float" office:value="55.67" table:style-name="ce10">
            <text:p>55.67</text:p>
          </table:table-cell>
          <table:table-cell office:value-type="float" office:value="14.433" table:style-name="ce10">
            <text:p>14.433</text:p>
          </table:table-cell>
          <table:table-cell office:value-type="float" office:value="66.852999999999994" table:style-name="ce10">
            <text:p>66.853</text:p>
          </table:table-cell>
          <table:table-cell office:value-type="float" office:value="70.424999999999997" table:style-name="ce10">
            <text:p>70.425</text:p>
          </table:table-cell>
          <table:table-cell office:value-type="float" office:value="61.618000000000002" table:style-name="ce10">
            <text:p>61.618</text:p>
          </table:table-cell>
          <table:table-cell office:value-type="float" office:value="36.197000000000003" table:style-name="ce10">
            <text:p>36.197</text:p>
          </table:table-cell>
          <table:table-cell office:value-type="float" office:value="72.349999999999994" table:style-name="ce10">
            <text:p>72.35</text:p>
          </table:table-cell>
          <table:table-cell office:value-type="float" office:value="74.477000000000004" table:style-name="ce10">
            <text:p>74.477</text:p>
          </table:table-cell>
          <table:table-cell office:value-type="float" office:value="62.073" table:style-name="ce10">
            <text:p>62.073</text:p>
          </table:table-cell>
          <table:table-cell office:value-type="float" office:value="63.819000000000003" table:style-name="ce10">
            <text:p>63.819</text:p>
          </table:table-cell>
          <table:table-cell table:number-columns-repeated="16259"/>
        </table:table-row>
        <table:table-row table:style-name="ro8">
          <table:table-cell office:value-type="string" table:style-name="ce4">
            <text:p>MHRA</text:p>
          </table:table-cell>
          <table:table-cell office:value-type="string" table:style-name="ce4">
            <text:p>Medicines and Healthcare products Regulatory Agency</text:p>
          </table:table-cell>
          <table:table-cell office:value-type="string" table:style-name="ce4">
            <text:p>Health and Social Care</text:p>
          </table:table-cell>
          <table:table-cell table:style-name="ce4"/>
          <table:table-cell office:value-type="float" office:value="62.779000000000003" table:style-name="ce10">
            <text:p>62.779</text:p>
          </table:table-cell>
          <table:table-cell office:value-type="float" office:value="59.25" table:style-name="ce10">
            <text:p>59.25</text:p>
          </table:table-cell>
          <table:table-cell office:value-type="float" office:value="28.879000000000001" table:style-name="ce10">
            <text:p>28.879</text:p>
          </table:table-cell>
          <table:table-cell office:value-type="float" office:value="73.462999999999994" table:style-name="ce10">
            <text:p>73.463</text:p>
          </table:table-cell>
          <table:table-cell office:value-type="float" office:value="78.725999999999999" table:style-name="ce10">
            <text:p>78.726</text:p>
          </table:table-cell>
          <table:table-cell office:value-type="float" office:value="78.141999999999996" table:style-name="ce10">
            <text:p>78.142</text:p>
          </table:table-cell>
          <table:table-cell office:value-type="float" office:value="74.024000000000001" table:style-name="ce10">
            <text:p>74.024</text:p>
          </table:table-cell>
          <table:table-cell office:value-type="float" office:value="82.980999999999995" table:style-name="ce10">
            <text:p>82.981</text:p>
          </table:table-cell>
          <table:table-cell office:value-type="float" office:value="47.348999999999997" table:style-name="ce10">
            <text:p>47.349</text:p>
          </table:table-cell>
          <table:table-cell office:value-type="float" office:value="78.346000000000004" table:style-name="ce10">
            <text:p>78.346</text:p>
          </table:table-cell>
          <table:table-cell office:value-type="float" office:value="68.739000000000004" table:style-name="ce10">
            <text:p>68.739</text:p>
          </table:table-cell>
          <table:table-cell office:value-type="float" office:value="26.919" table:style-name="ce10">
            <text:p>26.919</text:p>
          </table:table-cell>
          <table:table-cell office:value-type="float" office:value="41.506999999999998" table:style-name="ce10">
            <text:p>41.507</text:p>
          </table:table-cell>
          <table:table-cell office:value-type="float" office:value="91.081000000000003" table:style-name="ce10">
            <text:p>91.081</text:p>
          </table:table-cell>
          <table:table-cell office:value-type="float" office:value="83.724000000000004" table:style-name="ce10">
            <text:p>83.724</text:p>
          </table:table-cell>
          <table:table-cell office:value-type="float" office:value="78.930000000000007" table:style-name="ce10">
            <text:p>78.93</text:p>
          </table:table-cell>
          <table:table-cell office:value-type="float" office:value="58.036000000000001" table:style-name="ce10">
            <text:p>58.036</text:p>
          </table:table-cell>
          <table:table-cell office:value-type="float" office:value="81.869" table:style-name="ce10">
            <text:p>81.869</text:p>
          </table:table-cell>
          <table:table-cell office:value-type="float" office:value="75.972999999999999" table:style-name="ce10">
            <text:p>75.973</text:p>
          </table:table-cell>
          <table:table-cell office:value-type="float" office:value="80.311000000000007" table:style-name="ce10">
            <text:p>80.311</text:p>
          </table:table-cell>
          <table:table-cell office:value-type="float" office:value="72.16" table:style-name="ce10">
            <text:p>72.16</text:p>
          </table:table-cell>
          <table:table-cell office:value-type="float" office:value="85.507000000000005" table:style-name="ce10">
            <text:p>85.507</text:p>
          </table:table-cell>
          <table:table-cell office:value-type="float" office:value="83.165999999999997" table:style-name="ce10">
            <text:p>83.166</text:p>
          </table:table-cell>
          <table:table-cell office:value-type="float" office:value="66.703999999999994" table:style-name="ce10">
            <text:p>66.704</text:p>
          </table:table-cell>
          <table:table-cell office:value-type="float" office:value="76.751999999999995" table:style-name="ce10">
            <text:p>76.752</text:p>
          </table:table-cell>
          <table:table-cell office:value-type="float" office:value="80.846000000000004" table:style-name="ce10">
            <text:p>80.846</text:p>
          </table:table-cell>
          <table:table-cell office:value-type="float" office:value="67.816999999999993" table:style-name="ce10">
            <text:p>67.817</text:p>
          </table:table-cell>
          <table:table-cell office:value-type="float" office:value="61.771000000000001" table:style-name="ce10">
            <text:p>61.771</text:p>
          </table:table-cell>
          <table:table-cell office:value-type="float" office:value="71.349000000000004" table:style-name="ce10">
            <text:p>71.349</text:p>
          </table:table-cell>
          <table:table-cell office:value-type="float" office:value="41.228999999999999" table:style-name="ce10">
            <text:p>41.229</text:p>
          </table:table-cell>
          <table:table-cell office:value-type="float" office:value="86.637" table:style-name="ce10">
            <text:p>86.637</text:p>
          </table:table-cell>
          <table:table-cell office:value-type="float" office:value="84.537999999999997" table:style-name="ce10">
            <text:p>84.538</text:p>
          </table:table-cell>
          <table:table-cell office:value-type="float" office:value="77.727999999999994" table:style-name="ce10">
            <text:p>77.728</text:p>
          </table:table-cell>
          <table:table-cell office:value-type="float" office:value="56.648000000000003" table:style-name="ce10">
            <text:p>56.648</text:p>
          </table:table-cell>
          <table:table-cell office:value-type="float" office:value="46.54" table:style-name="ce10">
            <text:p>46.54</text:p>
          </table:table-cell>
          <table:table-cell office:value-type="float" office:value="39.978000000000002" table:style-name="ce10">
            <text:p>39.978</text:p>
          </table:table-cell>
          <table:table-cell office:value-type="float" office:value="46.377000000000002" table:style-name="ce10">
            <text:p>46.377</text:p>
          </table:table-cell>
          <table:table-cell office:value-type="float" office:value="81.96" table:style-name="ce10">
            <text:p>81.96</text:p>
          </table:table-cell>
          <table:table-cell office:value-type="float" office:value="85.491" table:style-name="ce10">
            <text:p>85.491</text:p>
          </table:table-cell>
          <table:table-cell office:value-type="float" office:value="69.042000000000002" table:style-name="ce10">
            <text:p>69.042</text:p>
          </table:table-cell>
          <table:table-cell office:value-type="float" office:value="77.171000000000006" table:style-name="ce10">
            <text:p>77.171</text:p>
          </table:table-cell>
          <table:table-cell office:value-type="float" office:value="62.735999999999997" table:style-name="ce10">
            <text:p>62.736</text:p>
          </table:table-cell>
          <table:table-cell office:value-type="float" office:value="74.971999999999994" table:style-name="ce10">
            <text:p>74.972</text:p>
          </table:table-cell>
          <table:table-cell office:value-type="float" office:value="90.768000000000001" table:style-name="ce10">
            <text:p>90.768</text:p>
          </table:table-cell>
          <table:table-cell office:value-type="float" office:value="67.745999999999995" table:style-name="ce10">
            <text:p>67.746</text:p>
          </table:table-cell>
          <table:table-cell office:value-type="float" office:value="51.448" table:style-name="ce10">
            <text:p>51.448</text:p>
          </table:table-cell>
          <table:table-cell office:value-type="float" office:value="64.739000000000004" table:style-name="ce10">
            <text:p>64.739</text:p>
          </table:table-cell>
          <table:table-cell office:value-type="float" office:value="29.431000000000001" table:style-name="ce10">
            <text:p>29.431</text:p>
          </table:table-cell>
          <table:table-cell office:value-type="float" office:value="30.545999999999999" table:style-name="ce10">
            <text:p>30.546</text:p>
          </table:table-cell>
          <table:table-cell office:value-type="float" office:value="20.736000000000001" table:style-name="ce10">
            <text:p>20.736</text:p>
          </table:table-cell>
          <table:table-cell office:value-type="float" office:value="61.761000000000003" table:style-name="ce10">
            <text:p>61.761</text:p>
          </table:table-cell>
          <table:table-cell office:value-type="float" office:value="55.679000000000002" table:style-name="ce10">
            <text:p>55.679</text:p>
          </table:table-cell>
          <table:table-cell office:value-type="float" office:value="62.959000000000003" table:style-name="ce10">
            <text:p>62.959</text:p>
          </table:table-cell>
          <table:table-cell office:value-type="float" office:value="55.295000000000002" table:style-name="ce10">
            <text:p>55.295</text:p>
          </table:table-cell>
          <table:table-cell office:value-type="float" office:value="40.29" table:style-name="ce10">
            <text:p>40.29</text:p>
          </table:table-cell>
          <table:table-cell office:value-type="float" office:value="46.325000000000003" table:style-name="ce10">
            <text:p>46.325</text:p>
          </table:table-cell>
          <table:table-cell office:value-type="float" office:value="20.934999999999999" table:style-name="ce10">
            <text:p>20.935</text:p>
          </table:table-cell>
          <table:table-cell office:value-type="float" office:value="21.492000000000001" table:style-name="ce10">
            <text:p>21.492</text:p>
          </table:table-cell>
          <table:table-cell office:value-type="float" office:value="51.616" table:style-name="ce10">
            <text:p>51.616</text:p>
          </table:table-cell>
          <table:table-cell office:value-type="float" office:value="32.999000000000002" table:style-name="ce10">
            <text:p>32.999</text:p>
          </table:table-cell>
          <table:table-cell office:value-type="float" office:value="41.536999999999999" table:style-name="ce10">
            <text:p>41.537</text:p>
          </table:table-cell>
          <table:table-cell office:value-type="float" office:value="65.402000000000001" table:style-name="ce10">
            <text:p>65.402</text:p>
          </table:table-cell>
          <table:table-cell office:value-type="float" office:value="47.938000000000002" table:style-name="ce10">
            <text:p>47.938</text:p>
          </table:table-cell>
          <table:table-cell office:value-type="float" office:value="45.161000000000001" table:style-name="ce10">
            <text:p>45.161</text:p>
          </table:table-cell>
          <table:table-cell office:value-type="float" office:value="48.33" table:style-name="ce10">
            <text:p>48.33</text:p>
          </table:table-cell>
          <table:table-cell office:value-type="float" office:value="42.491999999999997" table:style-name="ce10">
            <text:p>42.492</text:p>
          </table:table-cell>
          <table:table-cell office:value-type="float" office:value="37.988999999999997" table:style-name="ce10">
            <text:p>37.989</text:p>
          </table:table-cell>
          <table:table-cell office:value-type="float" office:value="23.404" table:style-name="ce10">
            <text:p>23.404</text:p>
          </table:table-cell>
          <table:table-cell office:value-type="float" office:value="90.1" table:style-name="ce10">
            <text:p>90.1</text:p>
          </table:table-cell>
          <table:table-cell office:value-type="float" office:value="69.900000000000006" table:style-name="ce10">
            <text:p>69.9</text:p>
          </table:table-cell>
          <table:table-cell office:value-type="float" office:value="66.703999999999994" table:style-name="ce10">
            <text:p>66.704</text:p>
          </table:table-cell>
          <table:table-cell office:value-type="float" office:value="64.293999999999997" table:style-name="ce10">
            <text:p>64.294</text:p>
          </table:table-cell>
          <table:table-cell office:value-type="float" office:value="73.718999999999994" table:style-name="ce10">
            <text:p>73.719</text:p>
          </table:table-cell>
          <table:table-cell office:value-type="float" office:value="54.848999999999997" table:style-name="ce10">
            <text:p>54.849</text:p>
          </table:table-cell>
          <table:table-cell office:value-type="float" office:value="31.803000000000001" table:style-name="ce10">
            <text:p>31.803</text:p>
          </table:table-cell>
          <table:table-cell office:value-type="float" office:value="75.417000000000002" table:style-name="ce10">
            <text:p>75.417</text:p>
          </table:table-cell>
          <table:table-cell office:value-type="float" office:value="26.029" table:style-name="ce10">
            <text:p>26.029</text:p>
          </table:table-cell>
          <table:table-cell office:value-type="float" office:value="84.168999999999997" table:style-name="ce10">
            <text:p>84.169</text:p>
          </table:table-cell>
          <table:table-cell office:value-type="float" office:value="82.831999999999994" table:style-name="ce10">
            <text:p>82.832</text:p>
          </table:table-cell>
          <table:table-cell office:value-type="float" office:value="93.540999999999997" table:style-name="ce10">
            <text:p>93.541</text:p>
          </table:table-cell>
          <table:table-cell office:value-type="float" office:value="66.518000000000001" table:style-name="ce10">
            <text:p>66.518</text:p>
          </table:table-cell>
          <table:table-cell office:value-type="float" office:value="49.944000000000003" table:style-name="ce10">
            <text:p>49.944</text:p>
          </table:table-cell>
          <table:table-cell office:value-type="float" office:value="53.631" table:style-name="ce10">
            <text:p>53.631</text:p>
          </table:table-cell>
          <table:table-cell office:value-type="float" office:value="24.888000000000002" table:style-name="ce10">
            <text:p>24.888</text:p>
          </table:table-cell>
          <table:table-cell office:value-type="float" office:value="6.8159999999999998" table:style-name="ce10">
            <text:p>6.816</text:p>
          </table:table-cell>
          <table:table-cell office:value-type="float" office:value="17.654" table:style-name="ce10">
            <text:p>17.654</text:p>
          </table:table-cell>
          <table:table-cell office:value-type="float" office:value="39.33" table:style-name="ce10">
            <text:p>39.33</text:p>
          </table:table-cell>
          <table:table-cell office:value-type="float" office:value="36.201000000000001" table:style-name="ce10">
            <text:p>36.201</text:p>
          </table:table-cell>
          <table:table-cell office:value-type="float" office:value="5.9219999999999997" table:style-name="ce10">
            <text:p>5.922</text:p>
          </table:table-cell>
          <table:table-cell office:value-type="float" office:value="89.063000000000002" table:style-name="ce10">
            <text:p>89.063</text:p>
          </table:table-cell>
          <table:table-cell office:value-type="float" office:value="67.784999999999997" table:style-name="ce10">
            <text:p>67.785</text:p>
          </table:table-cell>
          <table:table-cell office:value-type="float" office:value="70.278999999999996" table:style-name="ce10">
            <text:p>70.279</text:p>
          </table:table-cell>
          <table:table-cell office:value-type="float" office:value="5.0060000000000002" table:style-name="ce10">
            <text:p>5.006</text:p>
          </table:table-cell>
          <table:table-cell office:value-type="float" office:value="88.653999999999996" table:style-name="ce10">
            <text:p>88.654</text:p>
          </table:table-cell>
          <table:table-cell office:value-type="float" office:value="6.34" table:style-name="ce10">
            <text:p>6.34</text:p>
          </table:table-cell>
          <table:table-cell office:value-type="float" office:value="6.5629999999999997" table:style-name="ce10">
            <text:p>6.563</text:p>
          </table:table-cell>
          <table:table-cell office:value-type="float" office:value="85.762" table:style-name="ce10">
            <text:p>85.762</text:p>
          </table:table-cell>
          <table:table-cell office:value-type="float" office:value="7.6749999999999998" table:style-name="ce10">
            <text:p>7.675</text:p>
          </table:table-cell>
          <table:table-cell office:value-type="string" table:style-name="ce10">
            <text:p>[c]</text:p>
          </table:table-cell>
          <table:table-cell office:value-type="float" office:value="55.932000000000002" table:style-name="ce10">
            <text:p>55.93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28.814" table:style-name="ce10">
            <text:p>28.814</text:p>
          </table:table-cell>
          <table:table-cell office:value-type="float" office:value="44.067999999999998" table:style-name="ce10">
            <text:p>44.068</text:p>
          </table:table-cell>
          <table:table-cell office:value-type="float" office:value="27.119" table:style-name="ce10">
            <text:p>27.119</text:p>
          </table:table-cell>
          <table:table-cell office:value-type="float" office:value="67.796999999999997" table:style-name="ce10">
            <text:p>67.79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1.429000000000002" table:style-name="ce10">
            <text:p>71.429</text:p>
          </table:table-cell>
          <table:table-cell office:value-type="string" table:style-name="ce10">
            <text:p>[c]</text:p>
          </table:table-cell>
          <table:table-cell office:value-type="float" office:value="63.636000000000003" table:style-name="ce10">
            <text:p>63.636</text:p>
          </table:table-cell>
          <table:table-cell office:value-type="float" office:value="68.805999999999997" table:style-name="ce10">
            <text:p>68.806</text:p>
          </table:table-cell>
          <table:table-cell office:value-type="float" office:value="61.555999999999997" table:style-name="ce10">
            <text:p>61.556</text:p>
          </table:table-cell>
          <table:table-cell office:value-type="float" office:value="38.47" table:style-name="ce10">
            <text:p>38.47</text:p>
          </table:table-cell>
          <table:table-cell office:value-type="float" office:value="72.787999999999997" table:style-name="ce10">
            <text:p>72.788</text:p>
          </table:table-cell>
          <table:table-cell office:value-type="float" office:value="71.3" table:style-name="ce10">
            <text:p>71.3</text:p>
          </table:table-cell>
          <table:table-cell office:value-type="float" office:value="45.515999999999998" table:style-name="ce10">
            <text:p>45.516</text:p>
          </table:table-cell>
          <table:table-cell office:value-type="float" office:value="46.906999999999996" table:style-name="ce10">
            <text:p>46.907</text:p>
          </table:table-cell>
          <table:table-cell table:number-columns-repeated="16259"/>
        </table:table-row>
        <table:table-row table:style-name="ro5">
          <table:table-cell office:value-type="string" table:style-name="ce4">
            <text:p>MOD</text:p>
          </table:table-cell>
          <table:table-cell office:value-type="string" table:style-name="ce4">
            <text:p>Ministry of Defence</text:p>
          </table:table-cell>
          <table:table-cell office:value-type="string" table:style-name="ce4">
            <text:p>Defence</text:p>
          </table:table-cell>
          <table:table-cell table:style-name="ce4"/>
          <table:table-cell office:value-type="float" office:value="45.646000000000001" table:style-name="ce10">
            <text:p>45.646</text:p>
          </table:table-cell>
          <table:table-cell office:value-type="float" office:value="62.779000000000003" table:style-name="ce10">
            <text:p>62.779</text:p>
          </table:table-cell>
          <table:table-cell office:value-type="float" office:value="29.359000000000002" table:style-name="ce10">
            <text:p>29.359</text:p>
          </table:table-cell>
          <table:table-cell office:value-type="float" office:value="72.849000000000004" table:style-name="ce10">
            <text:p>72.849</text:p>
          </table:table-cell>
          <table:table-cell office:value-type="float" office:value="76.132000000000005" table:style-name="ce10">
            <text:p>76.132</text:p>
          </table:table-cell>
          <table:table-cell office:value-type="float" office:value="80.998000000000005" table:style-name="ce10">
            <text:p>80.998</text:p>
          </table:table-cell>
          <table:table-cell office:value-type="float" office:value="72.340999999999994" table:style-name="ce10">
            <text:p>72.341</text:p>
          </table:table-cell>
          <table:table-cell office:value-type="float" office:value="80.082999999999998" table:style-name="ce10">
            <text:p>80.083</text:p>
          </table:table-cell>
          <table:table-cell office:value-type="float" office:value="52.972000000000001" table:style-name="ce10">
            <text:p>52.972</text:p>
          </table:table-cell>
          <table:table-cell office:value-type="float" office:value="76.798000000000002" table:style-name="ce10">
            <text:p>76.798</text:p>
          </table:table-cell>
          <table:table-cell office:value-type="float" office:value="70.606999999999999" table:style-name="ce10">
            <text:p>70.607</text:p>
          </table:table-cell>
          <table:table-cell office:value-type="float" office:value="31.492999999999999" table:style-name="ce10">
            <text:p>31.493</text:p>
          </table:table-cell>
          <table:table-cell office:value-type="float" office:value="41.228000000000002" table:style-name="ce10">
            <text:p>41.228</text:p>
          </table:table-cell>
          <table:table-cell office:value-type="float" office:value="88.638999999999996" table:style-name="ce10">
            <text:p>88.639</text:p>
          </table:table-cell>
          <table:table-cell office:value-type="float" office:value="79.459000000000003" table:style-name="ce10">
            <text:p>79.459</text:p>
          </table:table-cell>
          <table:table-cell office:value-type="float" office:value="74.539000000000001" table:style-name="ce10">
            <text:p>74.539</text:p>
          </table:table-cell>
          <table:table-cell office:value-type="float" office:value="60.206000000000003" table:style-name="ce10">
            <text:p>60.206</text:p>
          </table:table-cell>
          <table:table-cell office:value-type="float" office:value="77.772000000000006" table:style-name="ce10">
            <text:p>77.772</text:p>
          </table:table-cell>
          <table:table-cell office:value-type="float" office:value="78.808999999999997" table:style-name="ce10">
            <text:p>78.809</text:p>
          </table:table-cell>
          <table:table-cell office:value-type="float" office:value="83.173000000000002" table:style-name="ce10">
            <text:p>83.173</text:p>
          </table:table-cell>
          <table:table-cell office:value-type="float" office:value="69.933000000000007" table:style-name="ce10">
            <text:p>69.933</text:p>
          </table:table-cell>
          <table:table-cell office:value-type="float" office:value="85.22" table:style-name="ce10">
            <text:p>85.22</text:p>
          </table:table-cell>
          <table:table-cell office:value-type="float" office:value="81.894999999999996" table:style-name="ce10">
            <text:p>81.895</text:p>
          </table:table-cell>
          <table:table-cell office:value-type="float" office:value="65.340999999999994" table:style-name="ce10">
            <text:p>65.341</text:p>
          </table:table-cell>
          <table:table-cell office:value-type="float" office:value="75.593999999999994" table:style-name="ce10">
            <text:p>75.594</text:p>
          </table:table-cell>
          <table:table-cell office:value-type="float" office:value="78.108999999999995" table:style-name="ce10">
            <text:p>78.109</text:p>
          </table:table-cell>
          <table:table-cell office:value-type="float" office:value="64.83" table:style-name="ce10">
            <text:p>64.83</text:p>
          </table:table-cell>
          <table:table-cell office:value-type="float" office:value="60.838999999999999" table:style-name="ce10">
            <text:p>60.839</text:p>
          </table:table-cell>
          <table:table-cell office:value-type="float" office:value="69.271000000000001" table:style-name="ce10">
            <text:p>69.271</text:p>
          </table:table-cell>
          <table:table-cell office:value-type="float" office:value="61.695999999999998" table:style-name="ce10">
            <text:p>61.696</text:p>
          </table:table-cell>
          <table:table-cell office:value-type="float" office:value="83.8" table:style-name="ce10">
            <text:p>83.8</text:p>
          </table:table-cell>
          <table:table-cell office:value-type="float" office:value="81.218999999999994" table:style-name="ce10">
            <text:p>81.219</text:p>
          </table:table-cell>
          <table:table-cell office:value-type="float" office:value="75.23" table:style-name="ce10">
            <text:p>75.23</text:p>
          </table:table-cell>
          <table:table-cell office:value-type="float" office:value="65.02" table:style-name="ce10">
            <text:p>65.02</text:p>
          </table:table-cell>
          <table:table-cell office:value-type="float" office:value="46.493000000000002" table:style-name="ce10">
            <text:p>46.493</text:p>
          </table:table-cell>
          <table:table-cell office:value-type="float" office:value="51.252000000000002" table:style-name="ce10">
            <text:p>51.252</text:p>
          </table:table-cell>
          <table:table-cell office:value-type="float" office:value="49.136000000000003" table:style-name="ce10">
            <text:p>49.136</text:p>
          </table:table-cell>
          <table:table-cell office:value-type="float" office:value="81.061999999999998" table:style-name="ce10">
            <text:p>81.062</text:p>
          </table:table-cell>
          <table:table-cell office:value-type="float" office:value="84.694999999999993" table:style-name="ce10">
            <text:p>84.695</text:p>
          </table:table-cell>
          <table:table-cell office:value-type="float" office:value="67.537999999999997" table:style-name="ce10">
            <text:p>67.538</text:p>
          </table:table-cell>
          <table:table-cell office:value-type="float" office:value="73.897999999999996" table:style-name="ce10">
            <text:p>73.898</text:p>
          </table:table-cell>
          <table:table-cell office:value-type="float" office:value="63.802999999999997" table:style-name="ce10">
            <text:p>63.803</text:p>
          </table:table-cell>
          <table:table-cell office:value-type="float" office:value="75.209999999999994" table:style-name="ce10">
            <text:p>75.21</text:p>
          </table:table-cell>
          <table:table-cell office:value-type="float" office:value="86.608000000000004" table:style-name="ce10">
            <text:p>86.608</text:p>
          </table:table-cell>
          <table:table-cell office:value-type="float" office:value="64.727000000000004" table:style-name="ce10">
            <text:p>64.727</text:p>
          </table:table-cell>
          <table:table-cell office:value-type="float" office:value="61.668999999999997" table:style-name="ce10">
            <text:p>61.669</text:p>
          </table:table-cell>
          <table:table-cell office:value-type="float" office:value="71.608000000000004" table:style-name="ce10">
            <text:p>71.608</text:p>
          </table:table-cell>
          <table:table-cell office:value-type="float" office:value="32.234000000000002" table:style-name="ce10">
            <text:p>32.234</text:p>
          </table:table-cell>
          <table:table-cell office:value-type="float" office:value="37.146999999999998" table:style-name="ce10">
            <text:p>37.147</text:p>
          </table:table-cell>
          <table:table-cell office:value-type="float" office:value="25.079000000000001" table:style-name="ce10">
            <text:p>25.079</text:p>
          </table:table-cell>
          <table:table-cell office:value-type="float" office:value="70.664000000000001" table:style-name="ce10">
            <text:p>70.664</text:p>
          </table:table-cell>
          <table:table-cell office:value-type="float" office:value="62.753" table:style-name="ce10">
            <text:p>62.753</text:p>
          </table:table-cell>
          <table:table-cell office:value-type="float" office:value="58.850999999999999" table:style-name="ce10">
            <text:p>58.851</text:p>
          </table:table-cell>
          <table:table-cell office:value-type="float" office:value="55.155999999999999" table:style-name="ce10">
            <text:p>55.156</text:p>
          </table:table-cell>
          <table:table-cell office:value-type="float" office:value="41.576999999999998" table:style-name="ce10">
            <text:p>41.577</text:p>
          </table:table-cell>
          <table:table-cell office:value-type="float" office:value="43.865000000000002" table:style-name="ce10">
            <text:p>43.865</text:p>
          </table:table-cell>
          <table:table-cell office:value-type="float" office:value="20.765000000000001" table:style-name="ce10">
            <text:p>20.765</text:p>
          </table:table-cell>
          <table:table-cell office:value-type="float" office:value="20.164000000000001" table:style-name="ce10">
            <text:p>20.164</text:p>
          </table:table-cell>
          <table:table-cell office:value-type="float" office:value="52.792999999999999" table:style-name="ce10">
            <text:p>52.793</text:p>
          </table:table-cell>
          <table:table-cell office:value-type="float" office:value="32.283999999999999" table:style-name="ce10">
            <text:p>32.284</text:p>
          </table:table-cell>
          <table:table-cell office:value-type="float" office:value="45.707999999999998" table:style-name="ce10">
            <text:p>45.708</text:p>
          </table:table-cell>
          <table:table-cell office:value-type="float" office:value="65.882000000000005" table:style-name="ce10">
            <text:p>65.882</text:p>
          </table:table-cell>
          <table:table-cell office:value-type="float" office:value="54.106000000000002" table:style-name="ce10">
            <text:p>54.106</text:p>
          </table:table-cell>
          <table:table-cell office:value-type="float" office:value="60.100999999999999" table:style-name="ce10">
            <text:p>60.101</text:p>
          </table:table-cell>
          <table:table-cell office:value-type="float" office:value="49.238999999999997" table:style-name="ce10">
            <text:p>49.239</text:p>
          </table:table-cell>
          <table:table-cell office:value-type="float" office:value="44.694000000000003" table:style-name="ce10">
            <text:p>44.694</text:p>
          </table:table-cell>
          <table:table-cell office:value-type="float" office:value="34.027999999999999" table:style-name="ce10">
            <text:p>34.028</text:p>
          </table:table-cell>
          <table:table-cell office:value-type="float" office:value="26.187000000000001" table:style-name="ce10">
            <text:p>26.187</text:p>
          </table:table-cell>
          <table:table-cell office:value-type="float" office:value="89.277000000000001" table:style-name="ce10">
            <text:p>89.277</text:p>
          </table:table-cell>
          <table:table-cell office:value-type="float" office:value="72.739999999999995" table:style-name="ce10">
            <text:p>72.74</text:p>
          </table:table-cell>
          <table:table-cell office:value-type="float" office:value="71.400000000000006" table:style-name="ce10">
            <text:p>71.4</text:p>
          </table:table-cell>
          <table:table-cell office:value-type="float" office:value="74.876000000000005" table:style-name="ce10">
            <text:p>74.876</text:p>
          </table:table-cell>
          <table:table-cell office:value-type="float" office:value="75.522999999999996" table:style-name="ce10">
            <text:p>75.523</text:p>
          </table:table-cell>
          <table:table-cell office:value-type="float" office:value="57.944000000000003" table:style-name="ce10">
            <text:p>57.944</text:p>
          </table:table-cell>
          <table:table-cell office:value-type="float" office:value="41.037999999999997" table:style-name="ce10">
            <text:p>41.038</text:p>
          </table:table-cell>
          <table:table-cell office:value-type="float" office:value="58.68" table:style-name="ce10">
            <text:p>58.68</text:p>
          </table:table-cell>
          <table:table-cell office:value-type="float" office:value="33.219000000000001" table:style-name="ce10">
            <text:p>33.219</text:p>
          </table:table-cell>
          <table:table-cell office:value-type="float" office:value="66.775999999999996" table:style-name="ce10">
            <text:p>66.776</text:p>
          </table:table-cell>
          <table:table-cell office:value-type="float" office:value="62.968000000000004" table:style-name="ce10">
            <text:p>62.968</text:p>
          </table:table-cell>
          <table:table-cell office:value-type="float" office:value="87.864999999999995" table:style-name="ce10">
            <text:p>87.865</text:p>
          </table:table-cell>
          <table:table-cell office:value-type="float" office:value="62.530999999999999" table:style-name="ce10">
            <text:p>62.531</text:p>
          </table:table-cell>
          <table:table-cell office:value-type="float" office:value="45.033999999999999" table:style-name="ce10">
            <text:p>45.034</text:p>
          </table:table-cell>
          <table:table-cell office:value-type="float" office:value="56.793999999999997" table:style-name="ce10">
            <text:p>56.794</text:p>
          </table:table-cell>
          <table:table-cell office:value-type="float" office:value="26.771000000000001" table:style-name="ce10">
            <text:p>26.771</text:p>
          </table:table-cell>
          <table:table-cell office:value-type="float" office:value="6.1689999999999996" table:style-name="ce10">
            <text:p>6.169</text:p>
          </table:table-cell>
          <table:table-cell office:value-type="float" office:value="12.148" table:style-name="ce10">
            <text:p>12.148</text:p>
          </table:table-cell>
          <table:table-cell office:value-type="float" office:value="27.79" table:style-name="ce10">
            <text:p>27.79</text:p>
          </table:table-cell>
          <table:table-cell office:value-type="float" office:value="53.893000000000001" table:style-name="ce10">
            <text:p>53.893</text:p>
          </table:table-cell>
          <table:table-cell office:value-type="float" office:value="7.8920000000000003" table:style-name="ce10">
            <text:p>7.892</text:p>
          </table:table-cell>
          <table:table-cell office:value-type="float" office:value="89.191999999999993" table:style-name="ce10">
            <text:p>89.192</text:p>
          </table:table-cell>
          <table:table-cell office:value-type="float" office:value="71.89" table:style-name="ce10">
            <text:p>71.89</text:p>
          </table:table-cell>
          <table:table-cell office:value-type="float" office:value="64.715000000000003" table:style-name="ce10">
            <text:p>64.715</text:p>
          </table:table-cell>
          <table:table-cell office:value-type="float" office:value="10.14" table:style-name="ce10">
            <text:p>10.14</text:p>
          </table:table-cell>
          <table:table-cell office:value-type="float" office:value="82.403999999999996" table:style-name="ce10">
            <text:p>82.404</text:p>
          </table:table-cell>
          <table:table-cell office:value-type="float" office:value="7.4550000000000001" table:style-name="ce10">
            <text:p>7.455</text:p>
          </table:table-cell>
          <table:table-cell office:value-type="float" office:value="10.124000000000001" table:style-name="ce10">
            <text:p>10.124</text:p>
          </table:table-cell>
          <table:table-cell office:value-type="float" office:value="83.867000000000004" table:style-name="ce10">
            <text:p>83.867</text:p>
          </table:table-cell>
          <table:table-cell office:value-type="float" office:value="6.0090000000000003" table:style-name="ce10">
            <text:p>6.009</text:p>
          </table:table-cell>
          <table:table-cell office:value-type="float" office:value="44.024999999999999" table:style-name="ce10">
            <text:p>44.025</text:p>
          </table:table-cell>
          <table:table-cell office:value-type="float" office:value="42.423000000000002" table:style-name="ce10">
            <text:p>42.423</text:p>
          </table:table-cell>
          <table:table-cell office:value-type="float" office:value="13.552" table:style-name="ce10">
            <text:p>13.552</text:p>
          </table:table-cell>
          <table:table-cell office:value-type="float" office:value="26.472999999999999" table:style-name="ce10">
            <text:p>26.473</text:p>
          </table:table-cell>
          <table:table-cell office:value-type="float" office:value="61.646000000000001" table:style-name="ce10">
            <text:p>61.646</text:p>
          </table:table-cell>
          <table:table-cell office:value-type="float" office:value="11.88" table:style-name="ce10">
            <text:p>11.88</text:p>
          </table:table-cell>
          <table:table-cell office:value-type="float" office:value="35.823" table:style-name="ce10">
            <text:p>35.823</text:p>
          </table:table-cell>
          <table:table-cell office:value-type="float" office:value="36.314999999999998" table:style-name="ce10">
            <text:p>36.315</text:p>
          </table:table-cell>
          <table:table-cell office:value-type="float" office:value="27.861999999999998" table:style-name="ce10">
            <text:p>27.862</text:p>
          </table:table-cell>
          <table:table-cell office:value-type="float" office:value="61.905000000000001" table:style-name="ce10">
            <text:p>61.905</text:p>
          </table:table-cell>
          <table:table-cell office:value-type="float" office:value="19.54" table:style-name="ce10">
            <text:p>19.54</text:p>
          </table:table-cell>
          <table:table-cell office:value-type="float" office:value="18.555" table:style-name="ce10">
            <text:p>18.555</text:p>
          </table:table-cell>
          <table:table-cell office:value-type="float" office:value="36.695" table:style-name="ce10">
            <text:p>36.695</text:p>
          </table:table-cell>
          <table:table-cell office:value-type="float" office:value="48.646000000000001" table:style-name="ce10">
            <text:p>48.646</text:p>
          </table:table-cell>
          <table:table-cell office:value-type="float" office:value="14.659000000000001" table:style-name="ce10">
            <text:p>14.659</text:p>
          </table:table-cell>
          <table:table-cell office:value-type="float" office:value="66.183999999999997" table:style-name="ce10">
            <text:p>66.184</text:p>
          </table:table-cell>
          <table:table-cell office:value-type="float" office:value="70.406999999999996" table:style-name="ce10">
            <text:p>70.407</text:p>
          </table:table-cell>
          <table:table-cell office:value-type="float" office:value="62.213000000000001" table:style-name="ce10">
            <text:p>62.213</text:p>
          </table:table-cell>
          <table:table-cell office:value-type="float" office:value="30.425000000000001" table:style-name="ce10">
            <text:p>30.425</text:p>
          </table:table-cell>
          <table:table-cell office:value-type="float" office:value="73.521000000000001" table:style-name="ce10">
            <text:p>73.521</text:p>
          </table:table-cell>
          <table:table-cell office:value-type="float" office:value="70.881" table:style-name="ce10">
            <text:p>70.881</text:p>
          </table:table-cell>
          <table:table-cell office:value-type="float" office:value="52.94" table:style-name="ce10">
            <text:p>52.94</text:p>
          </table:table-cell>
          <table:table-cell office:value-type="float" office:value="41.600999999999999" table:style-name="ce10">
            <text:p>41.601</text:p>
          </table:table-cell>
          <table:table-cell table:number-columns-repeated="16259"/>
        </table:table-row>
        <table:table-row table:style-name="ro5">
          <table:table-cell office:value-type="string" table:style-name="ce4">
            <text:p>MOJHQ</text:p>
          </table:table-cell>
          <table:table-cell office:value-type="string" table:style-name="ce4">
            <text:p>Ministry of Justice Headquarters</text:p>
          </table:table-cell>
          <table:table-cell office:value-type="string" table:style-name="ce4">
            <text:p>Justice</text:p>
          </table:table-cell>
          <table:table-cell table:style-name="ce4"/>
          <table:table-cell office:value-type="float" office:value="77.195999999999998" table:style-name="ce10">
            <text:p>77.196</text:p>
          </table:table-cell>
          <table:table-cell office:value-type="float" office:value="66.864000000000004" table:style-name="ce10">
            <text:p>66.864</text:p>
          </table:table-cell>
          <table:table-cell office:value-type="float" office:value="24.795999999999999" table:style-name="ce10">
            <text:p>24.796</text:p>
          </table:table-cell>
          <table:table-cell office:value-type="float" office:value="75.433999999999997" table:style-name="ce10">
            <text:p>75.434</text:p>
          </table:table-cell>
          <table:table-cell office:value-type="float" office:value="80.036000000000001" table:style-name="ce10">
            <text:p>80.036</text:p>
          </table:table-cell>
          <table:table-cell office:value-type="float" office:value="82.454999999999998" table:style-name="ce10">
            <text:p>82.455</text:p>
          </table:table-cell>
          <table:table-cell office:value-type="float" office:value="79.644999999999996" table:style-name="ce10">
            <text:p>79.645</text:p>
          </table:table-cell>
          <table:table-cell office:value-type="float" office:value="86.468999999999994" table:style-name="ce10">
            <text:p>86.469</text:p>
          </table:table-cell>
          <table:table-cell office:value-type="float" office:value="63.600999999999999" table:style-name="ce10">
            <text:p>63.601</text:p>
          </table:table-cell>
          <table:table-cell office:value-type="float" office:value="84.918999999999997" table:style-name="ce10">
            <text:p>84.919</text:p>
          </table:table-cell>
          <table:table-cell office:value-type="float" office:value="78.510000000000005" table:style-name="ce10">
            <text:p>78.51</text:p>
          </table:table-cell>
          <table:table-cell office:value-type="float" office:value="37.247999999999998" table:style-name="ce10">
            <text:p>37.248</text:p>
          </table:table-cell>
          <table:table-cell office:value-type="float" office:value="56.091999999999999" table:style-name="ce10">
            <text:p>56.092</text:p>
          </table:table-cell>
          <table:table-cell office:value-type="float" office:value="90.296999999999997" table:style-name="ce10">
            <text:p>90.297</text:p>
          </table:table-cell>
          <table:table-cell office:value-type="float" office:value="81.927000000000007" table:style-name="ce10">
            <text:p>81.927</text:p>
          </table:table-cell>
          <table:table-cell office:value-type="float" office:value="78.222999999999999" table:style-name="ce10">
            <text:p>78.223</text:p>
          </table:table-cell>
          <table:table-cell office:value-type="float" office:value="64.954999999999998" table:style-name="ce10">
            <text:p>64.955</text:p>
          </table:table-cell>
          <table:table-cell office:value-type="float" office:value="84.896000000000001" table:style-name="ce10">
            <text:p>84.896</text:p>
          </table:table-cell>
          <table:table-cell office:value-type="float" office:value="81.650000000000006" table:style-name="ce10">
            <text:p>81.65</text:p>
          </table:table-cell>
          <table:table-cell office:value-type="float" office:value="83.242000000000004" table:style-name="ce10">
            <text:p>83.242</text:p>
          </table:table-cell>
          <table:table-cell office:value-type="float" office:value="78.908000000000001" table:style-name="ce10">
            <text:p>78.908</text:p>
          </table:table-cell>
          <table:table-cell office:value-type="float" office:value="91.328999999999994" table:style-name="ce10">
            <text:p>91.329</text:p>
          </table:table-cell>
          <table:table-cell office:value-type="float" office:value="88.263999999999996" table:style-name="ce10">
            <text:p>88.264</text:p>
          </table:table-cell>
          <table:table-cell office:value-type="float" office:value="71.090999999999994" table:style-name="ce10">
            <text:p>71.091</text:p>
          </table:table-cell>
          <table:table-cell office:value-type="float" office:value="82.176000000000002" table:style-name="ce10">
            <text:p>82.176</text:p>
          </table:table-cell>
          <table:table-cell office:value-type="float" office:value="85.986000000000004" table:style-name="ce10">
            <text:p>85.986</text:p>
          </table:table-cell>
          <table:table-cell office:value-type="float" office:value="74.811999999999998" table:style-name="ce10">
            <text:p>74.812</text:p>
          </table:table-cell>
          <table:table-cell office:value-type="float" office:value="70.006" table:style-name="ce10">
            <text:p>70.006</text:p>
          </table:table-cell>
          <table:table-cell office:value-type="float" office:value="74.238" table:style-name="ce10">
            <text:p>74.238</text:p>
          </table:table-cell>
          <table:table-cell office:value-type="float" office:value="59.567999999999998" table:style-name="ce10">
            <text:p>59.568</text:p>
          </table:table-cell>
          <table:table-cell office:value-type="float" office:value="88.748000000000005" table:style-name="ce10">
            <text:p>88.748</text:p>
          </table:table-cell>
          <table:table-cell office:value-type="float" office:value="87.697000000000003" table:style-name="ce10">
            <text:p>87.697</text:p>
          </table:table-cell>
          <table:table-cell office:value-type="float" office:value="82.966999999999999" table:style-name="ce10">
            <text:p>82.967</text:p>
          </table:table-cell>
          <table:table-cell office:value-type="float" office:value="73.399000000000001" table:style-name="ce10">
            <text:p>73.399</text:p>
          </table:table-cell>
          <table:table-cell office:value-type="float" office:value="57.79" table:style-name="ce10">
            <text:p>57.79</text:p>
          </table:table-cell>
          <table:table-cell office:value-type="float" office:value="66.019000000000005" table:style-name="ce10">
            <text:p>66.019</text:p>
          </table:table-cell>
          <table:table-cell office:value-type="float" office:value="57.226999999999997" table:style-name="ce10">
            <text:p>57.227</text:p>
          </table:table-cell>
          <table:table-cell office:value-type="float" office:value="86.963999999999999" table:style-name="ce10">
            <text:p>86.964</text:p>
          </table:table-cell>
          <table:table-cell office:value-type="float" office:value="90.253" table:style-name="ce10">
            <text:p>90.253</text:p>
          </table:table-cell>
          <table:table-cell office:value-type="float" office:value="78.024000000000001" table:style-name="ce10">
            <text:p>78.024</text:p>
          </table:table-cell>
          <table:table-cell office:value-type="float" office:value="84.524000000000001" table:style-name="ce10">
            <text:p>84.524</text:p>
          </table:table-cell>
          <table:table-cell office:value-type="float" office:value="73.084999999999994" table:style-name="ce10">
            <text:p>73.085</text:p>
          </table:table-cell>
          <table:table-cell office:value-type="float" office:value="76.325000000000003" table:style-name="ce10">
            <text:p>76.325</text:p>
          </table:table-cell>
          <table:table-cell office:value-type="float" office:value="90.308000000000007" table:style-name="ce10">
            <text:p>90.308</text:p>
          </table:table-cell>
          <table:table-cell office:value-type="float" office:value="80.873999999999995" table:style-name="ce10">
            <text:p>80.874</text:p>
          </table:table-cell>
          <table:table-cell office:value-type="float" office:value="69.507000000000005" table:style-name="ce10">
            <text:p>69.507</text:p>
          </table:table-cell>
          <table:table-cell office:value-type="float" office:value="80.974000000000004" table:style-name="ce10">
            <text:p>80.974</text:p>
          </table:table-cell>
          <table:table-cell office:value-type="float" office:value="38.704000000000001" table:style-name="ce10">
            <text:p>38.704</text:p>
          </table:table-cell>
          <table:table-cell office:value-type="float" office:value="42.908999999999999" table:style-name="ce10">
            <text:p>42.909</text:p>
          </table:table-cell>
          <table:table-cell office:value-type="float" office:value="30.164999999999999" table:style-name="ce10">
            <text:p>30.165</text:p>
          </table:table-cell>
          <table:table-cell office:value-type="float" office:value="73.33" table:style-name="ce10">
            <text:p>73.33</text:p>
          </table:table-cell>
          <table:table-cell office:value-type="float" office:value="61.058999999999997" table:style-name="ce10">
            <text:p>61.059</text:p>
          </table:table-cell>
          <table:table-cell office:value-type="float" office:value="78.212999999999994" table:style-name="ce10">
            <text:p>78.213</text:p>
          </table:table-cell>
          <table:table-cell office:value-type="float" office:value="70.183000000000007" table:style-name="ce10">
            <text:p>70.183</text:p>
          </table:table-cell>
          <table:table-cell office:value-type="float" office:value="56.314999999999998" table:style-name="ce10">
            <text:p>56.315</text:p>
          </table:table-cell>
          <table:table-cell office:value-type="float" office:value="61.348999999999997" table:style-name="ce10">
            <text:p>61.349</text:p>
          </table:table-cell>
          <table:table-cell office:value-type="float" office:value="39.262999999999998" table:style-name="ce10">
            <text:p>39.263</text:p>
          </table:table-cell>
          <table:table-cell office:value-type="float" office:value="37.341999999999999" table:style-name="ce10">
            <text:p>37.342</text:p>
          </table:table-cell>
          <table:table-cell office:value-type="float" office:value="67.009" table:style-name="ce10">
            <text:p>67.009</text:p>
          </table:table-cell>
          <table:table-cell office:value-type="float" office:value="41.161000000000001" table:style-name="ce10">
            <text:p>41.161</text:p>
          </table:table-cell>
          <table:table-cell office:value-type="float" office:value="54.151000000000003" table:style-name="ce10">
            <text:p>54.151</text:p>
          </table:table-cell>
          <table:table-cell office:value-type="float" office:value="72.524000000000001" table:style-name="ce10">
            <text:p>72.524</text:p>
          </table:table-cell>
          <table:table-cell office:value-type="float" office:value="71.224000000000004" table:style-name="ce10">
            <text:p>71.224</text:p>
          </table:table-cell>
          <table:table-cell office:value-type="float" office:value="51.622" table:style-name="ce10">
            <text:p>51.622</text:p>
          </table:table-cell>
          <table:table-cell office:value-type="float" office:value="59.941000000000003" table:style-name="ce10">
            <text:p>59.941</text:p>
          </table:table-cell>
          <table:table-cell office:value-type="float" office:value="57.2" table:style-name="ce10">
            <text:p>57.2</text:p>
          </table:table-cell>
          <table:table-cell office:value-type="float" office:value="57.996000000000002" table:style-name="ce10">
            <text:p>57.996</text:p>
          </table:table-cell>
          <table:table-cell office:value-type="float" office:value="42.796999999999997" table:style-name="ce10">
            <text:p>42.797</text:p>
          </table:table-cell>
          <table:table-cell office:value-type="float" office:value="91.39" table:style-name="ce10">
            <text:p>91.39</text:p>
          </table:table-cell>
          <table:table-cell office:value-type="float" office:value="79.111999999999995" table:style-name="ce10">
            <text:p>79.112</text:p>
          </table:table-cell>
          <table:table-cell office:value-type="float" office:value="76.27" table:style-name="ce10">
            <text:p>76.27</text:p>
          </table:table-cell>
          <table:table-cell office:value-type="float" office:value="73.501999999999995" table:style-name="ce10">
            <text:p>73.502</text:p>
          </table:table-cell>
          <table:table-cell office:value-type="float" office:value="81.227000000000004" table:style-name="ce10">
            <text:p>81.227</text:p>
          </table:table-cell>
          <table:table-cell office:value-type="float" office:value="68.725999999999999" table:style-name="ce10">
            <text:p>68.726</text:p>
          </table:table-cell>
          <table:table-cell office:value-type="float" office:value="49.421999999999997" table:style-name="ce10">
            <text:p>49.422</text:p>
          </table:table-cell>
          <table:table-cell office:value-type="float" office:value="85.921000000000006" table:style-name="ce10">
            <text:p>85.921</text:p>
          </table:table-cell>
          <table:table-cell office:value-type="float" office:value="46.006" table:style-name="ce10">
            <text:p>46.006</text:p>
          </table:table-cell>
          <table:table-cell office:value-type="float" office:value="82.12" table:style-name="ce10">
            <text:p>82.12</text:p>
          </table:table-cell>
          <table:table-cell office:value-type="float" office:value="84.332999999999998" table:style-name="ce10">
            <text:p>84.333</text:p>
          </table:table-cell>
          <table:table-cell office:value-type="float" office:value="95.274000000000001" table:style-name="ce10">
            <text:p>95.274</text:p>
          </table:table-cell>
          <table:table-cell office:value-type="float" office:value="65.540000000000006" table:style-name="ce10">
            <text:p>65.54</text:p>
          </table:table-cell>
          <table:table-cell office:value-type="float" office:value="54.939" table:style-name="ce10">
            <text:p>54.939</text:p>
          </table:table-cell>
          <table:table-cell office:value-type="float" office:value="63.968000000000004" table:style-name="ce10">
            <text:p>63.968</text:p>
          </table:table-cell>
          <table:table-cell office:value-type="float" office:value="36.933999999999997" table:style-name="ce10">
            <text:p>36.934</text:p>
          </table:table-cell>
          <table:table-cell office:value-type="float" office:value="5.774" table:style-name="ce10">
            <text:p>5.774</text:p>
          </table:table-cell>
          <table:table-cell office:value-type="float" office:value="13.994" table:style-name="ce10">
            <text:p>13.994</text:p>
          </table:table-cell>
          <table:table-cell office:value-type="float" office:value="38.819000000000003" table:style-name="ce10">
            <text:p>38.819</text:p>
          </table:table-cell>
          <table:table-cell office:value-type="float" office:value="41.411999999999999" table:style-name="ce10">
            <text:p>41.412</text:p>
          </table:table-cell>
          <table:table-cell office:value-type="float" office:value="7.37" table:style-name="ce10">
            <text:p>7.37</text:p>
          </table:table-cell>
          <table:table-cell office:value-type="float" office:value="92.813000000000002" table:style-name="ce10">
            <text:p>92.813</text:p>
          </table:table-cell>
          <table:table-cell office:value-type="float" office:value="68.731999999999999" table:style-name="ce10">
            <text:p>68.732</text:p>
          </table:table-cell>
          <table:table-cell office:value-type="float" office:value="76.366" table:style-name="ce10">
            <text:p>76.366</text:p>
          </table:table-cell>
          <table:table-cell office:value-type="float" office:value="7.1959999999999997" table:style-name="ce10">
            <text:p>7.196</text:p>
          </table:table-cell>
          <table:table-cell office:value-type="float" office:value="86.742000000000004" table:style-name="ce10">
            <text:p>86.742</text:p>
          </table:table-cell>
          <table:table-cell office:value-type="float" office:value="6.0609999999999999" table:style-name="ce10">
            <text:p>6.061</text:p>
          </table:table-cell>
          <table:table-cell office:value-type="float" office:value="8.2919999999999998" table:style-name="ce10">
            <text:p>8.292</text:p>
          </table:table-cell>
          <table:table-cell office:value-type="float" office:value="86.784000000000006" table:style-name="ce10">
            <text:p>86.784</text:p>
          </table:table-cell>
          <table:table-cell office:value-type="float" office:value="4.9240000000000004" table:style-name="ce10">
            <text:p>4.924</text:p>
          </table:table-cell>
          <table:table-cell office:value-type="float" office:value="45.253999999999998" table:style-name="ce10">
            <text:p>45.254</text:p>
          </table:table-cell>
          <table:table-cell office:value-type="float" office:value="40.838999999999999" table:style-name="ce10">
            <text:p>40.839</text:p>
          </table:table-cell>
          <table:table-cell office:value-type="float" office:value="13.907" table:style-name="ce10">
            <text:p>13.907</text:p>
          </table:table-cell>
          <table:table-cell office:value-type="float" office:value="26.960999999999999" table:style-name="ce10">
            <text:p>26.961</text:p>
          </table:table-cell>
          <table:table-cell office:value-type="float" office:value="55.881999999999998" table:style-name="ce10">
            <text:p>55.882</text:p>
          </table:table-cell>
          <table:table-cell office:value-type="float" office:value="17.157" table:style-name="ce10">
            <text:p>17.157</text:p>
          </table:table-cell>
          <table:table-cell office:value-type="float" office:value="48.23" table:style-name="ce10">
            <text:p>48.23</text:p>
          </table:table-cell>
          <table:table-cell office:value-type="float" office:value="27.212" table:style-name="ce10">
            <text:p>27.212</text:p>
          </table:table-cell>
          <table:table-cell office:value-type="float" office:value="24.558" table:style-name="ce10">
            <text:p>24.558</text:p>
          </table:table-cell>
          <table:table-cell office:value-type="float" office:value="55.972999999999999" table:style-name="ce10">
            <text:p>55.973</text:p>
          </table:table-cell>
          <table:table-cell office:value-type="float" office:value="22.565999999999999" table:style-name="ce10">
            <text:p>22.566</text:p>
          </table:table-cell>
          <table:table-cell office:value-type="float" office:value="21.46" table:style-name="ce10">
            <text:p>21.46</text:p>
          </table:table-cell>
          <table:table-cell office:value-type="float" office:value="23.039000000000001" table:style-name="ce10">
            <text:p>23.039</text:p>
          </table:table-cell>
          <table:table-cell office:value-type="float" office:value="57.843000000000004" table:style-name="ce10">
            <text:p>57.843</text:p>
          </table:table-cell>
          <table:table-cell office:value-type="float" office:value="19.117999999999999" table:style-name="ce10">
            <text:p>19.118</text:p>
          </table:table-cell>
          <table:table-cell office:value-type="float" office:value="71.215000000000003" table:style-name="ce10">
            <text:p>71.215</text:p>
          </table:table-cell>
          <table:table-cell office:value-type="float" office:value="74.828999999999994" table:style-name="ce10">
            <text:p>74.829</text:p>
          </table:table-cell>
          <table:table-cell office:value-type="float" office:value="66.057000000000002" table:style-name="ce10">
            <text:p>66.057</text:p>
          </table:table-cell>
          <table:table-cell office:value-type="float" office:value="35.671999999999997" table:style-name="ce10">
            <text:p>35.672</text:p>
          </table:table-cell>
          <table:table-cell office:value-type="float" office:value="74.387" table:style-name="ce10">
            <text:p>74.387</text:p>
          </table:table-cell>
          <table:table-cell office:value-type="float" office:value="74.686999999999998" table:style-name="ce10">
            <text:p>74.687</text:p>
          </table:table-cell>
          <table:table-cell office:value-type="float" office:value="63.606000000000002" table:style-name="ce10">
            <text:p>63.606</text:p>
          </table:table-cell>
          <table:table-cell office:value-type="float" office:value="62.256" table:style-name="ce10">
            <text:p>62.256</text:p>
          </table:table-cell>
          <table:table-cell table:number-columns-repeated="16259"/>
        </table:table-row>
        <table:table-row table:style-name="ro5">
          <table:table-cell office:value-type="string" table:style-name="ce4">
            <text:p>NCA</text:p>
          </table:table-cell>
          <table:table-cell office:value-type="string" table:style-name="ce4">
            <text:p>National Crime Agency</text:p>
          </table:table-cell>
          <table:table-cell office:value-type="string" table:style-name="ce4">
            <text:p>National Crime Agency</text:p>
          </table:table-cell>
          <table:table-cell table:style-name="ce4"/>
          <table:table-cell office:value-type="float" office:value="56.83" table:style-name="ce10">
            <text:p>56.83</text:p>
          </table:table-cell>
          <table:table-cell office:value-type="float" office:value="56.972999999999999" table:style-name="ce10">
            <text:p>56.973</text:p>
          </table:table-cell>
          <table:table-cell office:value-type="float" office:value="30.856999999999999" table:style-name="ce10">
            <text:p>30.857</text:p>
          </table:table-cell>
          <table:table-cell office:value-type="float" office:value="73.997" table:style-name="ce10">
            <text:p>73.997</text:p>
          </table:table-cell>
          <table:table-cell office:value-type="float" office:value="73.981999999999999" table:style-name="ce10">
            <text:p>73.982</text:p>
          </table:table-cell>
          <table:table-cell office:value-type="float" office:value="78.066000000000003" table:style-name="ce10">
            <text:p>78.066</text:p>
          </table:table-cell>
          <table:table-cell office:value-type="float" office:value="73.061999999999998" table:style-name="ce10">
            <text:p>73.062</text:p>
          </table:table-cell>
          <table:table-cell office:value-type="float" office:value="80.525999999999996" table:style-name="ce10">
            <text:p>80.526</text:p>
          </table:table-cell>
          <table:table-cell office:value-type="float" office:value="43.973999999999997" table:style-name="ce10">
            <text:p>43.974</text:p>
          </table:table-cell>
          <table:table-cell office:value-type="float" office:value="76.239000000000004" table:style-name="ce10">
            <text:p>76.239</text:p>
          </table:table-cell>
          <table:table-cell office:value-type="float" office:value="61.563000000000002" table:style-name="ce10">
            <text:p>61.563</text:p>
          </table:table-cell>
          <table:table-cell office:value-type="float" office:value="33.970999999999997" table:style-name="ce10">
            <text:p>33.971</text:p>
          </table:table-cell>
          <table:table-cell office:value-type="float" office:value="37.116999999999997" table:style-name="ce10">
            <text:p>37.117</text:p>
          </table:table-cell>
          <table:table-cell office:value-type="float" office:value="89.346999999999994" table:style-name="ce10">
            <text:p>89.347</text:p>
          </table:table-cell>
          <table:table-cell office:value-type="float" office:value="76.789000000000001" table:style-name="ce10">
            <text:p>76.789</text:p>
          </table:table-cell>
          <table:table-cell office:value-type="float" office:value="74.36" table:style-name="ce10">
            <text:p>74.36</text:p>
          </table:table-cell>
          <table:table-cell office:value-type="float" office:value="54.826000000000001" table:style-name="ce10">
            <text:p>54.826</text:p>
          </table:table-cell>
          <table:table-cell office:value-type="float" office:value="74.600999999999999" table:style-name="ce10">
            <text:p>74.601</text:p>
          </table:table-cell>
          <table:table-cell office:value-type="float" office:value="77.451999999999998" table:style-name="ce10">
            <text:p>77.452</text:p>
          </table:table-cell>
          <table:table-cell office:value-type="float" office:value="78.683000000000007" table:style-name="ce10">
            <text:p>78.683</text:p>
          </table:table-cell>
          <table:table-cell office:value-type="float" office:value="70.826999999999998" table:style-name="ce10">
            <text:p>70.827</text:p>
          </table:table-cell>
          <table:table-cell office:value-type="float" office:value="87.99" table:style-name="ce10">
            <text:p>87.99</text:p>
          </table:table-cell>
          <table:table-cell office:value-type="float" office:value="83.644000000000005" table:style-name="ce10">
            <text:p>83.644</text:p>
          </table:table-cell>
          <table:table-cell office:value-type="float" office:value="64.102999999999994" table:style-name="ce10">
            <text:p>64.103</text:p>
          </table:table-cell>
          <table:table-cell office:value-type="float" office:value="77.016999999999996" table:style-name="ce10">
            <text:p>77.017</text:p>
          </table:table-cell>
          <table:table-cell office:value-type="float" office:value="79.745000000000005" table:style-name="ce10">
            <text:p>79.745</text:p>
          </table:table-cell>
          <table:table-cell office:value-type="float" office:value="64.305999999999997" table:style-name="ce10">
            <text:p>64.306</text:p>
          </table:table-cell>
          <table:table-cell office:value-type="float" office:value="61.152999999999999" table:style-name="ce10">
            <text:p>61.153</text:p>
          </table:table-cell>
          <table:table-cell office:value-type="float" office:value="68.611999999999995" table:style-name="ce10">
            <text:p>68.612</text:p>
          </table:table-cell>
          <table:table-cell office:value-type="float" office:value="47.197000000000003" table:style-name="ce10">
            <text:p>47.197</text:p>
          </table:table-cell>
          <table:table-cell office:value-type="float" office:value="85.905000000000001" table:style-name="ce10">
            <text:p>85.905</text:p>
          </table:table-cell>
          <table:table-cell office:value-type="float" office:value="81.954999999999998" table:style-name="ce10">
            <text:p>81.955</text:p>
          </table:table-cell>
          <table:table-cell office:value-type="float" office:value="73.692999999999998" table:style-name="ce10">
            <text:p>73.693</text:p>
          </table:table-cell>
          <table:table-cell office:value-type="float" office:value="44.908999999999999" table:style-name="ce10">
            <text:p>44.909</text:p>
          </table:table-cell>
          <table:table-cell office:value-type="float" office:value="42.582999999999998" table:style-name="ce10">
            <text:p>42.583</text:p>
          </table:table-cell>
          <table:table-cell office:value-type="float" office:value="45.673999999999999" table:style-name="ce10">
            <text:p>45.674</text:p>
          </table:table-cell>
          <table:table-cell office:value-type="float" office:value="42.716000000000001" table:style-name="ce10">
            <text:p>42.716</text:p>
          </table:table-cell>
          <table:table-cell office:value-type="float" office:value="80.016999999999996" table:style-name="ce10">
            <text:p>80.017</text:p>
          </table:table-cell>
          <table:table-cell office:value-type="float" office:value="86.087999999999994" table:style-name="ce10">
            <text:p>86.088</text:p>
          </table:table-cell>
          <table:table-cell office:value-type="float" office:value="64.73" table:style-name="ce10">
            <text:p>64.73</text:p>
          </table:table-cell>
          <table:table-cell office:value-type="float" office:value="74.114999999999995" table:style-name="ce10">
            <text:p>74.115</text:p>
          </table:table-cell>
          <table:table-cell office:value-type="float" office:value="56.918999999999997" table:style-name="ce10">
            <text:p>56.919</text:p>
          </table:table-cell>
          <table:table-cell office:value-type="float" office:value="66.849999999999994" table:style-name="ce10">
            <text:p>66.85</text:p>
          </table:table-cell>
          <table:table-cell office:value-type="float" office:value="81.599000000000004" table:style-name="ce10">
            <text:p>81.599</text:p>
          </table:table-cell>
          <table:table-cell office:value-type="float" office:value="32.83" table:style-name="ce10">
            <text:p>32.83</text:p>
          </table:table-cell>
          <table:table-cell office:value-type="float" office:value="58.115000000000002" table:style-name="ce10">
            <text:p>58.115</text:p>
          </table:table-cell>
          <table:table-cell office:value-type="float" office:value="73.069999999999993" table:style-name="ce10">
            <text:p>73.07</text:p>
          </table:table-cell>
          <table:table-cell office:value-type="float" office:value="36.39" table:style-name="ce10">
            <text:p>36.39</text:p>
          </table:table-cell>
          <table:table-cell office:value-type="float" office:value="35.896999999999998" table:style-name="ce10">
            <text:p>35.897</text:p>
          </table:table-cell>
          <table:table-cell office:value-type="float" office:value="29.597999999999999" table:style-name="ce10">
            <text:p>29.598</text:p>
          </table:table-cell>
          <table:table-cell office:value-type="float" office:value="64.745000000000005" table:style-name="ce10">
            <text:p>64.745</text:p>
          </table:table-cell>
          <table:table-cell office:value-type="float" office:value="71.813999999999993" table:style-name="ce10">
            <text:p>71.814</text:p>
          </table:table-cell>
          <table:table-cell office:value-type="float" office:value="56.31" table:style-name="ce10">
            <text:p>56.31</text:p>
          </table:table-cell>
          <table:table-cell office:value-type="float" office:value="53.923999999999999" table:style-name="ce10">
            <text:p>53.924</text:p>
          </table:table-cell>
          <table:table-cell office:value-type="float" office:value="34.863" table:style-name="ce10">
            <text:p>34.863</text:p>
          </table:table-cell>
          <table:table-cell office:value-type="float" office:value="40.728000000000002" table:style-name="ce10">
            <text:p>40.728</text:p>
          </table:table-cell>
          <table:table-cell office:value-type="float" office:value="15.234999999999999" table:style-name="ce10">
            <text:p>15.235</text:p>
          </table:table-cell>
          <table:table-cell office:value-type="float" office:value="19.768000000000001" table:style-name="ce10">
            <text:p>19.768</text:p>
          </table:table-cell>
          <table:table-cell office:value-type="float" office:value="45.761000000000003" table:style-name="ce10">
            <text:p>45.761</text:p>
          </table:table-cell>
          <table:table-cell office:value-type="float" office:value="27.323" table:style-name="ce10">
            <text:p>27.323</text:p>
          </table:table-cell>
          <table:table-cell office:value-type="float" office:value="40.156999999999996" table:style-name="ce10">
            <text:p>40.157</text:p>
          </table:table-cell>
          <table:table-cell office:value-type="float" office:value="60.308" table:style-name="ce10">
            <text:p>60.308</text:p>
          </table:table-cell>
          <table:table-cell office:value-type="float" office:value="41.274000000000001" table:style-name="ce10">
            <text:p>41.274</text:p>
          </table:table-cell>
          <table:table-cell office:value-type="float" office:value="46.280999999999999" table:style-name="ce10">
            <text:p>46.281</text:p>
          </table:table-cell>
          <table:table-cell office:value-type="float" office:value="44.338000000000001" table:style-name="ce10">
            <text:p>44.338</text:p>
          </table:table-cell>
          <table:table-cell office:value-type="float" office:value="39.762" table:style-name="ce10">
            <text:p>39.762</text:p>
          </table:table-cell>
          <table:table-cell office:value-type="float" office:value="34.697000000000003" table:style-name="ce10">
            <text:p>34.697</text:p>
          </table:table-cell>
          <table:table-cell office:value-type="float" office:value="28.265000000000001" table:style-name="ce10">
            <text:p>28.265</text:p>
          </table:table-cell>
          <table:table-cell office:value-type="float" office:value="87.319000000000003" table:style-name="ce10">
            <text:p>87.319</text:p>
          </table:table-cell>
          <table:table-cell office:value-type="float" office:value="70.171000000000006" table:style-name="ce10">
            <text:p>70.171</text:p>
          </table:table-cell>
          <table:table-cell office:value-type="float" office:value="66.686000000000007" table:style-name="ce10">
            <text:p>66.686</text:p>
          </table:table-cell>
          <table:table-cell office:value-type="float" office:value="75.058000000000007" table:style-name="ce10">
            <text:p>75.058</text:p>
          </table:table-cell>
          <table:table-cell office:value-type="float" office:value="74.281999999999996" table:style-name="ce10">
            <text:p>74.282</text:p>
          </table:table-cell>
          <table:table-cell office:value-type="float" office:value="56.758000000000003" table:style-name="ce10">
            <text:p>56.758</text:p>
          </table:table-cell>
          <table:table-cell office:value-type="float" office:value="39.478000000000002" table:style-name="ce10">
            <text:p>39.478</text:p>
          </table:table-cell>
          <table:table-cell office:value-type="float" office:value="19.088999999999999" table:style-name="ce10">
            <text:p>19.089</text:p>
          </table:table-cell>
          <table:table-cell office:value-type="float" office:value="43.445" table:style-name="ce10">
            <text:p>43.445</text:p>
          </table:table-cell>
          <table:table-cell office:value-type="float" office:value="80.980999999999995" table:style-name="ce10">
            <text:p>80.981</text:p>
          </table:table-cell>
          <table:table-cell office:value-type="float" office:value="73.700999999999993" table:style-name="ce10">
            <text:p>73.701</text:p>
          </table:table-cell>
          <table:table-cell office:value-type="float" office:value="91.123000000000005" table:style-name="ce10">
            <text:p>91.123</text:p>
          </table:table-cell>
          <table:table-cell office:value-type="float" office:value="60.890999999999998" table:style-name="ce10">
            <text:p>60.891</text:p>
          </table:table-cell>
          <table:table-cell office:value-type="float" office:value="29.605" table:style-name="ce10">
            <text:p>29.605</text:p>
          </table:table-cell>
          <table:table-cell office:value-type="float" office:value="57.366999999999997" table:style-name="ce10">
            <text:p>57.367</text:p>
          </table:table-cell>
          <table:table-cell office:value-type="float" office:value="25.029" table:style-name="ce10">
            <text:p>25.029</text:p>
          </table:table-cell>
          <table:table-cell office:value-type="float" office:value="7.5830000000000002" table:style-name="ce10">
            <text:p>7.583</text:p>
          </table:table-cell>
          <table:table-cell office:value-type="float" office:value="14.178000000000001" table:style-name="ce10">
            <text:p>14.178</text:p>
          </table:table-cell>
          <table:table-cell office:value-type="float" office:value="33.701000000000001" table:style-name="ce10">
            <text:p>33.701</text:p>
          </table:table-cell>
          <table:table-cell office:value-type="float" office:value="44.537999999999997" table:style-name="ce10">
            <text:p>44.538</text:p>
          </table:table-cell>
          <table:table-cell office:value-type="float" office:value="6.766" table:style-name="ce10">
            <text:p>6.766</text:p>
          </table:table-cell>
          <table:table-cell office:value-type="float" office:value="92.54" table:style-name="ce10">
            <text:p>92.54</text:p>
          </table:table-cell>
          <table:table-cell office:value-type="float" office:value="73.432000000000002" table:style-name="ce10">
            <text:p>73.432</text:p>
          </table:table-cell>
          <table:table-cell office:value-type="float" office:value="64.846000000000004" table:style-name="ce10">
            <text:p>64.846</text:p>
          </table:table-cell>
          <table:table-cell office:value-type="float" office:value="11.632999999999999" table:style-name="ce10">
            <text:p>11.633</text:p>
          </table:table-cell>
          <table:table-cell office:value-type="float" office:value="81.52" table:style-name="ce10">
            <text:p>81.52</text:p>
          </table:table-cell>
          <table:table-cell office:value-type="float" office:value="6.8470000000000004" table:style-name="ce10">
            <text:p>6.847</text:p>
          </table:table-cell>
          <table:table-cell office:value-type="float" office:value="10.56" table:style-name="ce10">
            <text:p>10.56</text:p>
          </table:table-cell>
          <table:table-cell office:value-type="float" office:value="83.551000000000002" table:style-name="ce10">
            <text:p>83.551</text:p>
          </table:table-cell>
          <table:table-cell office:value-type="float" office:value="5.8890000000000002" table:style-name="ce10">
            <text:p>5.889</text:p>
          </table:table-cell>
          <table:table-cell office:value-type="float" office:value="43.646000000000001" table:style-name="ce10">
            <text:p>43.646</text:p>
          </table:table-cell>
          <table:table-cell office:value-type="float" office:value="45.304000000000002" table:style-name="ce10">
            <text:p>45.304</text:p>
          </table:table-cell>
          <table:table-cell office:value-type="float" office:value="11.05" table:style-name="ce10">
            <text:p>11.05</text:p>
          </table:table-cell>
          <table:table-cell office:value-type="float" office:value="22.292999999999999" table:style-name="ce10">
            <text:p>22.293</text:p>
          </table:table-cell>
          <table:table-cell office:value-type="float" office:value="66.879000000000005" table:style-name="ce10">
            <text:p>66.879</text:p>
          </table:table-cell>
          <table:table-cell office:value-type="float" office:value="10.827999999999999" table:style-name="ce10">
            <text:p>10.828</text:p>
          </table:table-cell>
          <table:table-cell office:value-type="float" office:value="41.436" table:style-name="ce10">
            <text:p>41.436</text:p>
          </table:table-cell>
          <table:table-cell office:value-type="float" office:value="34.53" table:style-name="ce10">
            <text:p>34.53</text:p>
          </table:table-cell>
          <table:table-cell office:value-type="float" office:value="24.033000000000001" table:style-name="ce10">
            <text:p>24.033</text:p>
          </table:table-cell>
          <table:table-cell office:value-type="float" office:value="59.722000000000001" table:style-name="ce10">
            <text:p>59.722</text:p>
          </table:table-cell>
          <table:table-cell office:value-type="float" office:value="21.111000000000001" table:style-name="ce10">
            <text:p>21.111</text:p>
          </table:table-cell>
          <table:table-cell office:value-type="float" office:value="19.167000000000002" table:style-name="ce10">
            <text:p>19.167</text:p>
          </table:table-cell>
          <table:table-cell office:value-type="float" office:value="33.973999999999997" table:style-name="ce10">
            <text:p>33.974</text:p>
          </table:table-cell>
          <table:table-cell office:value-type="float" office:value="49.359000000000002" table:style-name="ce10">
            <text:p>49.359</text:p>
          </table:table-cell>
          <table:table-cell office:value-type="float" office:value="16.667000000000002" table:style-name="ce10">
            <text:p>16.667</text:p>
          </table:table-cell>
          <table:table-cell office:value-type="float" office:value="70.201999999999998" table:style-name="ce10">
            <text:p>70.202</text:p>
          </table:table-cell>
          <table:table-cell office:value-type="float" office:value="73.774000000000001" table:style-name="ce10">
            <text:p>73.774</text:p>
          </table:table-cell>
          <table:table-cell office:value-type="float" office:value="65.430999999999997" table:style-name="ce10">
            <text:p>65.431</text:p>
          </table:table-cell>
          <table:table-cell office:value-type="float" office:value="30.308" table:style-name="ce10">
            <text:p>30.308</text:p>
          </table:table-cell>
          <table:table-cell office:value-type="float" office:value="76.064999999999998" table:style-name="ce10">
            <text:p>76.065</text:p>
          </table:table-cell>
          <table:table-cell office:value-type="float" office:value="75.022000000000006" table:style-name="ce10">
            <text:p>75.022</text:p>
          </table:table-cell>
          <table:table-cell office:value-type="float" office:value="50.101999999999997" table:style-name="ce10">
            <text:p>50.102</text:p>
          </table:table-cell>
          <table:table-cell office:value-type="float" office:value="46.439" table:style-name="ce10">
            <text:p>46.439</text:p>
          </table:table-cell>
          <table:table-cell table:number-columns-repeated="16259"/>
        </table:table-row>
        <table:table-row table:style-name="ro5">
          <table:table-cell office:value-type="string" table:style-name="ce4">
            <text:p>NIC</text:p>
          </table:table-cell>
          <table:table-cell office:value-type="string" table:style-name="ce4">
            <text:p>National Infrastructure Commission</text:p>
          </table:table-cell>
          <table:table-cell office:value-type="string" table:style-name="ce4">
            <text:p>HM Treasury Group</text:p>
          </table:table-cell>
          <table:table-cell table:style-name="ce4"/>
          <table:table-cell office:value-type="float" office:value="78.722999999999999" table:style-name="ce10">
            <text:p>78.723</text:p>
          </table:table-cell>
          <table:table-cell office:value-type="float" office:value="63.472000000000001" table:style-name="ce10">
            <text:p>63.472</text:p>
          </table:table-cell>
          <table:table-cell office:value-type="float" office:value="24.391999999999999" table:style-name="ce10">
            <text:p>24.392</text:p>
          </table:table-cell>
          <table:table-cell office:value-type="float" office:value="70.694000000000003" table:style-name="ce10">
            <text:p>70.694</text:p>
          </table:table-cell>
          <table:table-cell office:value-type="float" office:value="69.188999999999993" table:style-name="ce10">
            <text:p>69.189</text:p>
          </table:table-cell>
          <table:table-cell office:value-type="float" office:value="75.676000000000002" table:style-name="ce10">
            <text:p>75.676</text:p>
          </table:table-cell>
          <table:table-cell office:value-type="float" office:value="71.471000000000004" table:style-name="ce10">
            <text:p>71.471</text:p>
          </table:table-cell>
          <table:table-cell office:value-type="float" office:value="80.180000000000007" table:style-name="ce10">
            <text:p>80.18</text:p>
          </table:table-cell>
          <table:table-cell office:value-type="float" office:value="56.756999999999998" table:style-name="ce10">
            <text:p>56.757</text:p>
          </table:table-cell>
          <table:table-cell office:value-type="float" office:value="78.378" table:style-name="ce10">
            <text:p>78.378</text:p>
          </table:table-cell>
          <table:table-cell office:value-type="float" office:value="79.504999999999995" table:style-name="ce10">
            <text:p>79.505</text:p>
          </table:table-cell>
          <table:table-cell office:value-type="float" office:value="36.036000000000001" table:style-name="ce10">
            <text:p>36.036</text:p>
          </table:table-cell>
          <table:table-cell office:value-type="float" office:value="62.222000000000001" table:style-name="ce10">
            <text:p>62.222</text:p>
          </table:table-cell>
          <table:table-cell office:value-type="float" office:value="81.081000000000003" table:style-name="ce10">
            <text:p>81.081</text:p>
          </table:table-cell>
          <table:table-cell office:value-type="float" office:value="62.161999999999999" table:style-name="ce10">
            <text:p>62.162</text:p>
          </table:table-cell>
          <table:table-cell office:value-type="float" office:value="62.161999999999999" table:style-name="ce10">
            <text:p>62.162</text:p>
          </table:table-cell>
          <table:table-cell office:value-type="float" office:value="62.161999999999999" table:style-name="ce10">
            <text:p>62.162</text:p>
          </table:table-cell>
          <table:table-cell office:value-type="float" office:value="78.378" table:style-name="ce10">
            <text:p>78.378</text:p>
          </table:table-cell>
          <table:table-cell office:value-type="float" office:value="72.972999999999999" table:style-name="ce10">
            <text:p>72.973</text:p>
          </table:table-cell>
          <table:table-cell office:value-type="float" office:value="78.378" table:style-name="ce10">
            <text:p>78.378</text:p>
          </table:table-cell>
          <table:table-cell office:value-type="float" office:value="64.864999999999995" table:style-name="ce10">
            <text:p>64.865</text:p>
          </table:table-cell>
          <table:table-cell office:value-type="float" office:value="94.594999999999999" table:style-name="ce10">
            <text:p>94.595</text:p>
          </table:table-cell>
          <table:table-cell office:value-type="float" office:value="86.486000000000004" table:style-name="ce10">
            <text:p>86.486</text:p>
          </table:table-cell>
          <table:table-cell office:value-type="float" office:value="67.567999999999998" table:style-name="ce10">
            <text:p>67.568</text:p>
          </table:table-cell>
          <table:table-cell office:value-type="float" office:value="81.081000000000003" table:style-name="ce10">
            <text:p>81.081</text:p>
          </table:table-cell>
          <table:table-cell office:value-type="float" office:value="72.972999999999999" table:style-name="ce10">
            <text:p>72.973</text:p>
          </table:table-cell>
          <table:table-cell office:value-type="float" office:value="56.756999999999998" table:style-name="ce10">
            <text:p>56.757</text:p>
          </table:table-cell>
          <table:table-cell office:value-type="float" office:value="54.054000000000002" table:style-name="ce10">
            <text:p>54.054</text:p>
          </table:table-cell>
          <table:table-cell office:value-type="float" office:value="64.864999999999995" table:style-name="ce10">
            <text:p>64.865</text:p>
          </table:table-cell>
          <table:table-cell office:value-type="float" office:value="32.432000000000002" table:style-name="ce10">
            <text:p>32.432</text:p>
          </table:table-cell>
          <table:table-cell office:value-type="float" office:value="83.784000000000006" table:style-name="ce10">
            <text:p>83.784</text:p>
          </table:table-cell>
          <table:table-cell office:value-type="float" office:value="81.081000000000003" table:style-name="ce10">
            <text:p>81.081</text:p>
          </table:table-cell>
          <table:table-cell office:value-type="float" office:value="75.676000000000002" table:style-name="ce10">
            <text:p>75.676</text:p>
          </table:table-cell>
          <table:table-cell office:value-type="float" office:value="70.27" table:style-name="ce10">
            <text:p>70.27</text:p>
          </table:table-cell>
          <table:table-cell office:value-type="float" office:value="62.161999999999999" table:style-name="ce10">
            <text:p>62.162</text:p>
          </table:table-cell>
          <table:table-cell office:value-type="float" office:value="48.649000000000001" table:style-name="ce10">
            <text:p>48.649</text:p>
          </table:table-cell>
          <table:table-cell office:value-type="float" office:value="44.444000000000003" table:style-name="ce10">
            <text:p>44.444</text:p>
          </table:table-cell>
          <table:table-cell office:value-type="float" office:value="78.378" table:style-name="ce10">
            <text:p>78.378</text:p>
          </table:table-cell>
          <table:table-cell office:value-type="float" office:value="89.188999999999993" table:style-name="ce10">
            <text:p>89.189</text:p>
          </table:table-cell>
          <table:table-cell office:value-type="float" office:value="72.221999999999994" table:style-name="ce10">
            <text:p>72.222</text:p>
          </table:table-cell>
          <table:table-cell office:value-type="float" office:value="72.972999999999999" table:style-name="ce10">
            <text:p>72.973</text:p>
          </table:table-cell>
          <table:table-cell office:value-type="float" office:value="75" table:style-name="ce10">
            <text:p>75</text:p>
          </table:table-cell>
          <table:table-cell office:value-type="float" office:value="58.332999999999998" table:style-name="ce10">
            <text:p>58.333</text:p>
          </table:table-cell>
          <table:table-cell office:value-type="float" office:value="91.891999999999996" table:style-name="ce10">
            <text:p>91.892</text:p>
          </table:table-cell>
          <table:table-cell office:value-type="float" office:value="89.188999999999993" table:style-name="ce10">
            <text:p>89.189</text:p>
          </table:table-cell>
          <table:table-cell office:value-type="float" office:value="72.972999999999999" table:style-name="ce10">
            <text:p>72.973</text:p>
          </table:table-cell>
          <table:table-cell office:value-type="float" office:value="89.188999999999993" table:style-name="ce10">
            <text:p>89.189</text:p>
          </table:table-cell>
          <table:table-cell office:value-type="float" office:value="44.444000000000003" table:style-name="ce10">
            <text:p>44.444</text:p>
          </table:table-cell>
          <table:table-cell office:value-type="float" office:value="38.889000000000003" table:style-name="ce10">
            <text:p>38.889</text:p>
          </table:table-cell>
          <table:table-cell office:value-type="float" office:value="27.027000000000001" table:style-name="ce10">
            <text:p>27.027</text:p>
          </table:table-cell>
          <table:table-cell office:value-type="float" office:value="56.756999999999998" table:style-name="ce10">
            <text:p>56.757</text:p>
          </table:table-cell>
          <table:table-cell office:value-type="float" office:value="75" table:style-name="ce10">
            <text:p>75</text:p>
          </table:table-cell>
          <table:table-cell office:value-type="float" office:value="86.486000000000004" table:style-name="ce10">
            <text:p>86.486</text:p>
          </table:table-cell>
          <table:table-cell office:value-type="float" office:value="72.972999999999999" table:style-name="ce10">
            <text:p>72.973</text:p>
          </table:table-cell>
          <table:table-cell office:value-type="float" office:value="43.243000000000002" table:style-name="ce10">
            <text:p>43.243</text:p>
          </table:table-cell>
          <table:table-cell office:value-type="float" office:value="78.378" table:style-name="ce10">
            <text:p>78.378</text:p>
          </table:table-cell>
          <table:table-cell office:value-type="float" office:value="44.444000000000003" table:style-name="ce10">
            <text:p>44.444</text:p>
          </table:table-cell>
          <table:table-cell office:value-type="float" office:value="44.444000000000003" table:style-name="ce10">
            <text:p>44.444</text:p>
          </table:table-cell>
          <table:table-cell office:value-type="float" office:value="67.567999999999998" table:style-name="ce10">
            <text:p>67.568</text:p>
          </table:table-cell>
          <table:table-cell office:value-type="float" office:value="44.444000000000003" table:style-name="ce10">
            <text:p>44.444</text:p>
          </table:table-cell>
          <table:table-cell office:value-type="float" office:value="75" table:style-name="ce10">
            <text:p>75</text:p>
          </table:table-cell>
          <table:table-cell office:value-type="float" office:value="75.676000000000002" table:style-name="ce10">
            <text:p>75.676</text:p>
          </table:table-cell>
          <table:table-cell office:value-type="float" office:value="67.567999999999998" table:style-name="ce10">
            <text:p>67.568</text:p>
          </table:table-cell>
          <table:table-cell office:value-type="float" office:value="45.945999999999998" table:style-name="ce10">
            <text:p>45.946</text:p>
          </table:table-cell>
          <table:table-cell office:value-type="float" office:value="62.161999999999999" table:style-name="ce10">
            <text:p>62.162</text:p>
          </table:table-cell>
          <table:table-cell office:value-type="float" office:value="58.332999999999998" table:style-name="ce10">
            <text:p>58.333</text:p>
          </table:table-cell>
          <table:table-cell office:value-type="float" office:value="72.221999999999994" table:style-name="ce10">
            <text:p>72.222</text:p>
          </table:table-cell>
          <table:table-cell office:value-type="float" office:value="44.444000000000003" table:style-name="ce10">
            <text:p>44.444</text:p>
          </table:table-cell>
          <table:table-cell office:value-type="float" office:value="83.784000000000006" table:style-name="ce10">
            <text:p>83.784</text:p>
          </table:table-cell>
          <table:table-cell office:value-type="float" office:value="81.081000000000003" table:style-name="ce10">
            <text:p>81.081</text:p>
          </table:table-cell>
          <table:table-cell office:value-type="float" office:value="75" table:style-name="ce10">
            <text:p>75</text:p>
          </table:table-cell>
          <table:table-cell office:value-type="float" office:value="77.778000000000006" table:style-name="ce10">
            <text:p>77.778</text:p>
          </table:table-cell>
          <table:table-cell office:value-type="float" office:value="72.221999999999994" table:style-name="ce10">
            <text:p>72.222</text:p>
          </table:table-cell>
          <table:table-cell office:value-type="float" office:value="54.054000000000002" table:style-name="ce10">
            <text:p>54.054</text:p>
          </table:table-cell>
          <table:table-cell office:value-type="float" office:value="38.889000000000003" table:style-name="ce10">
            <text:p>38.889</text:p>
          </table:table-cell>
          <table:table-cell office:value-type="float" office:value="78.378" table:style-name="ce10">
            <text:p>78.378</text:p>
          </table:table-cell>
          <table:table-cell office:value-type="float" office:value="58.332999999999998" table:style-name="ce10">
            <text:p>58.333</text:p>
          </table:table-cell>
          <table:table-cell office:value-type="float" office:value="72.221999999999994" table:style-name="ce10">
            <text:p>72.222</text:p>
          </table:table-cell>
          <table:table-cell office:value-type="float" office:value="89.188999999999993" table:style-name="ce10">
            <text:p>89.189</text:p>
          </table:table-cell>
          <table:table-cell office:value-type="float" office:value="94.594999999999999" table:style-name="ce10">
            <text:p>94.595</text:p>
          </table:table-cell>
          <table:table-cell office:value-type="float" office:value="43.243000000000002" table:style-name="ce10">
            <text:p>43.243</text:p>
          </table:table-cell>
          <table:table-cell office:value-type="float" office:value="51.350999999999999" table:style-name="ce10">
            <text:p>51.351</text:p>
          </table:table-cell>
          <table:table-cell office:value-type="float" office:value="81.081000000000003" table:style-name="ce10">
            <text:p>81.081</text:p>
          </table:table-cell>
          <table:table-cell office:value-type="float" office:value="45.945999999999998" table:style-name="ce10">
            <text:p>45.946</text:p>
          </table:table-cell>
          <table:table-cell office:value-type="float" office:value="18.919" table:style-name="ce10">
            <text:p>18.919</text:p>
          </table:table-cell>
          <table:table-cell office:value-type="float" office:value="32.432000000000002" table:style-name="ce10">
            <text:p>32.432</text:p>
          </table:table-cell>
          <table:table-cell office:value-type="float" office:value="37.838000000000001" table:style-name="ce10">
            <text:p>37.838</text:p>
          </table:table-cell>
          <table:table-cell office:value-type="float" office:value="10.811" table:style-name="ce10">
            <text:p>10.811</text:p>
          </table:table-cell>
          <table:table-cell office:value-type="string" table:style-name="ce10">
            <text:p>[c]</text:p>
          </table:table-cell>
          <table:table-cell office:value-type="float" office:value="94.594999999999999" table:style-name="ce10">
            <text:p>94.595</text:p>
          </table:table-cell>
          <table:table-cell office:value-type="float" office:value="64.864999999999995" table:style-name="ce10">
            <text:p>64.865</text:p>
          </table:table-cell>
          <table:table-cell office:value-type="float" office:value="86.111000000000004" table:style-name="ce10">
            <text:p>86.111</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100" table:style-name="ce10">
            <text:p>10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69.444000000000003" table:style-name="ce10">
            <text:p>69.444</text:p>
          </table:table-cell>
          <table:table-cell office:value-type="float" office:value="69.444000000000003" table:style-name="ce10">
            <text:p>69.444</text:p>
          </table:table-cell>
          <table:table-cell office:value-type="float" office:value="63.889000000000003" table:style-name="ce10">
            <text:p>63.889</text:p>
          </table:table-cell>
          <table:table-cell office:value-type="float" office:value="25" table:style-name="ce10">
            <text:p>25</text:p>
          </table:table-cell>
          <table:table-cell office:value-type="float" office:value="70.27" table:style-name="ce10">
            <text:p>70.27</text:p>
          </table:table-cell>
          <table:table-cell office:value-type="float" office:value="77.778000000000006" table:style-name="ce10">
            <text:p>77.778</text:p>
          </table:table-cell>
          <table:table-cell office:value-type="float" office:value="58.332999999999998" table:style-name="ce10">
            <text:p>58.333</text:p>
          </table:table-cell>
          <table:table-cell office:value-type="float" office:value="44.444000000000003" table:style-name="ce10">
            <text:p>44.444</text:p>
          </table:table-cell>
          <table:table-cell table:number-columns-repeated="16259"/>
        </table:table-row>
        <table:table-row table:style-name="ro5">
          <table:table-cell office:value-type="string" table:style-name="ce4">
            <text:p>NRS</text:p>
          </table:table-cell>
          <table:table-cell office:value-type="string" table:style-name="ce4">
            <text:p>National Records of Scotland</text:p>
          </table:table-cell>
          <table:table-cell office:value-type="string" table:style-name="ce4">
            <text:p>Scottish Government</text:p>
          </table:table-cell>
          <table:table-cell table:style-name="ce4"/>
          <table:table-cell office:value-type="float" office:value="58.314" table:style-name="ce10">
            <text:p>58.314</text:p>
          </table:table-cell>
          <table:table-cell office:value-type="float" office:value="56.713999999999999" table:style-name="ce10">
            <text:p>56.714</text:p>
          </table:table-cell>
          <table:table-cell office:value-type="float" office:value="29.344999999999999" table:style-name="ce10">
            <text:p>29.345</text:p>
          </table:table-cell>
          <table:table-cell office:value-type="float" office:value="73.045000000000002" table:style-name="ce10">
            <text:p>73.045</text:p>
          </table:table-cell>
          <table:table-cell office:value-type="float" office:value="73.573999999999998" table:style-name="ce10">
            <text:p>73.574</text:p>
          </table:table-cell>
          <table:table-cell office:value-type="float" office:value="66.063999999999993" table:style-name="ce10">
            <text:p>66.064</text:p>
          </table:table-cell>
          <table:table-cell office:value-type="float" office:value="69.48" table:style-name="ce10">
            <text:p>69.48</text:p>
          </table:table-cell>
          <table:table-cell office:value-type="float" office:value="82.796000000000006" table:style-name="ce10">
            <text:p>82.796</text:p>
          </table:table-cell>
          <table:table-cell office:value-type="float" office:value="42.067999999999998" table:style-name="ce10">
            <text:p>42.068</text:p>
          </table:table-cell>
          <table:table-cell office:value-type="float" office:value="74.293999999999997" table:style-name="ce10">
            <text:p>74.294</text:p>
          </table:table-cell>
          <table:table-cell office:value-type="float" office:value="69.679000000000002" table:style-name="ce10">
            <text:p>69.679</text:p>
          </table:table-cell>
          <table:table-cell office:value-type="float" office:value="50.134" table:style-name="ce10">
            <text:p>50.134</text:p>
          </table:table-cell>
          <table:table-cell office:value-type="float" office:value="39.006" table:style-name="ce10">
            <text:p>39.006</text:p>
          </table:table-cell>
          <table:table-cell office:value-type="float" office:value="89.516000000000005" table:style-name="ce10">
            <text:p>89.516</text:p>
          </table:table-cell>
          <table:table-cell office:value-type="float" office:value="71.486000000000004" table:style-name="ce10">
            <text:p>71.486</text:p>
          </table:table-cell>
          <table:table-cell office:value-type="float" office:value="72.691000000000003" table:style-name="ce10">
            <text:p>72.691</text:p>
          </table:table-cell>
          <table:table-cell office:value-type="float" office:value="52.631999999999998" table:style-name="ce10">
            <text:p>52.632</text:p>
          </table:table-cell>
          <table:table-cell office:value-type="float" office:value="81.525999999999996" table:style-name="ce10">
            <text:p>81.526</text:p>
          </table:table-cell>
          <table:table-cell office:value-type="float" office:value="62.097000000000001" table:style-name="ce10">
            <text:p>62.097</text:p>
          </table:table-cell>
          <table:table-cell office:value-type="float" office:value="69.88" table:style-name="ce10">
            <text:p>69.88</text:p>
          </table:table-cell>
          <table:table-cell office:value-type="float" office:value="63.71" table:style-name="ce10">
            <text:p>63.71</text:p>
          </table:table-cell>
          <table:table-cell office:value-type="float" office:value="85.424999999999997" table:style-name="ce10">
            <text:p>85.425</text:p>
          </table:table-cell>
          <table:table-cell office:value-type="float" office:value="80.162000000000006" table:style-name="ce10">
            <text:p>80.162</text:p>
          </table:table-cell>
          <table:table-cell office:value-type="float" office:value="60.241" table:style-name="ce10">
            <text:p>60.241</text:p>
          </table:table-cell>
          <table:table-cell office:value-type="float" office:value="68.421000000000006" table:style-name="ce10">
            <text:p>68.421</text:p>
          </table:table-cell>
          <table:table-cell office:value-type="float" office:value="81.927999999999997" table:style-name="ce10">
            <text:p>81.928</text:p>
          </table:table-cell>
          <table:table-cell office:value-type="float" office:value="61.043999999999997" table:style-name="ce10">
            <text:p>61.044</text:p>
          </table:table-cell>
          <table:table-cell office:value-type="float" office:value="55.645000000000003" table:style-name="ce10">
            <text:p>55.645</text:p>
          </table:table-cell>
          <table:table-cell office:value-type="float" office:value="68.951999999999998" table:style-name="ce10">
            <text:p>68.952</text:p>
          </table:table-cell>
          <table:table-cell office:value-type="float" office:value="29.317" table:style-name="ce10">
            <text:p>29.317</text:p>
          </table:table-cell>
          <table:table-cell office:value-type="float" office:value="86.694000000000003" table:style-name="ce10">
            <text:p>86.694</text:p>
          </table:table-cell>
          <table:table-cell office:value-type="float" office:value="84.677000000000007" table:style-name="ce10">
            <text:p>84.677</text:p>
          </table:table-cell>
          <table:table-cell office:value-type="float" office:value="77.016000000000005" table:style-name="ce10">
            <text:p>77.016</text:p>
          </table:table-cell>
          <table:table-cell office:value-type="float" office:value="47.790999999999997" table:style-name="ce10">
            <text:p>47.791</text:p>
          </table:table-cell>
          <table:table-cell office:value-type="float" office:value="43.548000000000002" table:style-name="ce10">
            <text:p>43.548</text:p>
          </table:table-cell>
          <table:table-cell office:value-type="float" office:value="38.866" table:style-name="ce10">
            <text:p>38.866</text:p>
          </table:table-cell>
          <table:table-cell office:value-type="float" office:value="38.71" table:style-name="ce10">
            <text:p>38.71</text:p>
          </table:table-cell>
          <table:table-cell office:value-type="float" office:value="79.757000000000005" table:style-name="ce10">
            <text:p>79.757</text:p>
          </table:table-cell>
          <table:table-cell office:value-type="float" office:value="84.274000000000001" table:style-name="ce10">
            <text:p>84.274</text:p>
          </table:table-cell>
          <table:table-cell office:value-type="float" office:value="64.516000000000005" table:style-name="ce10">
            <text:p>64.516</text:p>
          </table:table-cell>
          <table:table-cell office:value-type="float" office:value="68.548000000000002" table:style-name="ce10">
            <text:p>68.548</text:p>
          </table:table-cell>
          <table:table-cell office:value-type="float" office:value="63.71" table:style-name="ce10">
            <text:p>63.71</text:p>
          </table:table-cell>
          <table:table-cell office:value-type="float" office:value="70.281000000000006" table:style-name="ce10">
            <text:p>70.281</text:p>
          </table:table-cell>
          <table:table-cell office:value-type="float" office:value="85.081000000000003" table:style-name="ce10">
            <text:p>85.081</text:p>
          </table:table-cell>
          <table:table-cell office:value-type="float" office:value="63.158000000000001" table:style-name="ce10">
            <text:p>63.158</text:p>
          </table:table-cell>
          <table:table-cell office:value-type="float" office:value="63.305999999999997" table:style-name="ce10">
            <text:p>63.306</text:p>
          </table:table-cell>
          <table:table-cell office:value-type="float" office:value="72.581000000000003" table:style-name="ce10">
            <text:p>72.581</text:p>
          </table:table-cell>
          <table:table-cell office:value-type="float" office:value="49.194000000000003" table:style-name="ce10">
            <text:p>49.194</text:p>
          </table:table-cell>
          <table:table-cell office:value-type="float" office:value="56.451999999999998" table:style-name="ce10">
            <text:p>56.452</text:p>
          </table:table-cell>
          <table:table-cell office:value-type="float" office:value="44.758000000000003" table:style-name="ce10">
            <text:p>44.758</text:p>
          </table:table-cell>
          <table:table-cell office:value-type="float" office:value="55.823" table:style-name="ce10">
            <text:p>55.823</text:p>
          </table:table-cell>
          <table:table-cell office:value-type="float" office:value="74.494" table:style-name="ce10">
            <text:p>74.494</text:p>
          </table:table-cell>
          <table:table-cell office:value-type="float" office:value="50.805999999999997" table:style-name="ce10">
            <text:p>50.806</text:p>
          </table:table-cell>
          <table:table-cell office:value-type="float" office:value="51.21" table:style-name="ce10">
            <text:p>51.21</text:p>
          </table:table-cell>
          <table:table-cell office:value-type="float" office:value="30.242000000000001" table:style-name="ce10">
            <text:p>30.242</text:p>
          </table:table-cell>
          <table:table-cell office:value-type="float" office:value="40.485999999999997" table:style-name="ce10">
            <text:p>40.486</text:p>
          </table:table-cell>
          <table:table-cell office:value-type="float" office:value="21.774000000000001" table:style-name="ce10">
            <text:p>21.774</text:p>
          </table:table-cell>
          <table:table-cell office:value-type="float" office:value="28.225999999999999" table:style-name="ce10">
            <text:p>28.226</text:p>
          </table:table-cell>
          <table:table-cell office:value-type="float" office:value="47.984000000000002" table:style-name="ce10">
            <text:p>47.984</text:p>
          </table:table-cell>
          <table:table-cell office:value-type="float" office:value="35.628" table:style-name="ce10">
            <text:p>35.628</text:p>
          </table:table-cell>
          <table:table-cell office:value-type="float" office:value="46.371000000000002" table:style-name="ce10">
            <text:p>46.371</text:p>
          </table:table-cell>
          <table:table-cell office:value-type="float" office:value="54.435000000000002" table:style-name="ce10">
            <text:p>54.435</text:p>
          </table:table-cell>
          <table:table-cell office:value-type="float" office:value="45.968000000000004" table:style-name="ce10">
            <text:p>45.968</text:p>
          </table:table-cell>
          <table:table-cell office:value-type="float" office:value="40.963999999999999" table:style-name="ce10">
            <text:p>40.964</text:p>
          </table:table-cell>
          <table:table-cell office:value-type="float" office:value="41.531999999999996" table:style-name="ce10">
            <text:p>41.532</text:p>
          </table:table-cell>
          <table:table-cell office:value-type="float" office:value="35.887" table:style-name="ce10">
            <text:p>35.887</text:p>
          </table:table-cell>
          <table:table-cell office:value-type="float" office:value="39.113" table:style-name="ce10">
            <text:p>39.113</text:p>
          </table:table-cell>
          <table:table-cell office:value-type="float" office:value="27.823" table:style-name="ce10">
            <text:p>27.823</text:p>
          </table:table-cell>
          <table:table-cell office:value-type="float" office:value="91.165000000000006" table:style-name="ce10">
            <text:p>91.165</text:p>
          </table:table-cell>
          <table:table-cell office:value-type="float" office:value="68.548000000000002" table:style-name="ce10">
            <text:p>68.548</text:p>
          </table:table-cell>
          <table:table-cell office:value-type="float" office:value="62.347999999999999" table:style-name="ce10">
            <text:p>62.348</text:p>
          </table:table-cell>
          <table:table-cell office:value-type="float" office:value="65.06" table:style-name="ce10">
            <text:p>65.06</text:p>
          </table:table-cell>
          <table:table-cell office:value-type="float" office:value="62.097000000000001" table:style-name="ce10">
            <text:p>62.097</text:p>
          </table:table-cell>
          <table:table-cell office:value-type="float" office:value="47.984000000000002" table:style-name="ce10">
            <text:p>47.984</text:p>
          </table:table-cell>
          <table:table-cell office:value-type="float" office:value="27.823" table:style-name="ce10">
            <text:p>27.823</text:p>
          </table:table-cell>
          <table:table-cell office:value-type="float" office:value="78.225999999999999" table:style-name="ce10">
            <text:p>78.226</text:p>
          </table:table-cell>
          <table:table-cell office:value-type="float" office:value="39.515999999999998" table:style-name="ce10">
            <text:p>39.516</text:p>
          </table:table-cell>
          <table:table-cell office:value-type="float" office:value="87.096999999999994" table:style-name="ce10">
            <text:p>87.097</text:p>
          </table:table-cell>
          <table:table-cell office:value-type="float" office:value="71.774000000000001" table:style-name="ce10">
            <text:p>71.774</text:p>
          </table:table-cell>
          <table:table-cell office:value-type="float" office:value="89.918999999999997" table:style-name="ce10">
            <text:p>89.919</text:p>
          </table:table-cell>
          <table:table-cell office:value-type="float" office:value="64.227999999999994" table:style-name="ce10">
            <text:p>64.228</text:p>
          </table:table-cell>
          <table:table-cell office:value-type="float" office:value="37.902999999999999" table:style-name="ce10">
            <text:p>37.903</text:p>
          </table:table-cell>
          <table:table-cell office:value-type="float" office:value="76.209999999999994" table:style-name="ce10">
            <text:p>76.21</text:p>
          </table:table-cell>
          <table:table-cell office:value-type="float" office:value="30.081" table:style-name="ce10">
            <text:p>30.081</text:p>
          </table:table-cell>
          <table:table-cell office:value-type="float" office:value="8.0969999999999995" table:style-name="ce10">
            <text:p>8.097</text:p>
          </table:table-cell>
          <table:table-cell office:value-type="float" office:value="14.574999999999999" table:style-name="ce10">
            <text:p>14.575</text:p>
          </table:table-cell>
          <table:table-cell office:value-type="float" office:value="38.057000000000002" table:style-name="ce10">
            <text:p>38.057</text:p>
          </table:table-cell>
          <table:table-cell office:value-type="float" office:value="39.271000000000001" table:style-name="ce10">
            <text:p>39.271</text:p>
          </table:table-cell>
          <table:table-cell office:value-type="float" office:value="8.9429999999999996" table:style-name="ce10">
            <text:p>8.943</text:p>
          </table:table-cell>
          <table:table-cell office:value-type="float" office:value="87.903000000000006" table:style-name="ce10">
            <text:p>87.903</text:p>
          </table:table-cell>
          <table:table-cell office:value-type="float" office:value="64.516000000000005" table:style-name="ce10">
            <text:p>64.516</text:p>
          </table:table-cell>
          <table:table-cell office:value-type="float" office:value="68.951999999999998" table:style-name="ce10">
            <text:p>68.952</text:p>
          </table:table-cell>
          <table:table-cell office:value-type="float" office:value="5.2629999999999999" table:style-name="ce10">
            <text:p>5.263</text:p>
          </table:table-cell>
          <table:table-cell office:value-type="float" office:value="84.614999999999995" table:style-name="ce10">
            <text:p>84.615</text:p>
          </table:table-cell>
          <table:table-cell office:value-type="float" office:value="10.121" table:style-name="ce10">
            <text:p>10.121</text:p>
          </table:table-cell>
          <table:table-cell office:value-type="float" office:value="7.258" table:style-name="ce10">
            <text:p>7.258</text:p>
          </table:table-cell>
          <table:table-cell office:value-type="float" office:value="85.483999999999995" table:style-name="ce10">
            <text:p>85.484</text:p>
          </table:table-cell>
          <table:table-cell office:value-type="float" office:value="7.258" table:style-name="ce10">
            <text:p>7.258</text:p>
          </table:table-cell>
          <table:table-cell office:value-type="string" table:style-name="ce10">
            <text:p>[c]</text:p>
          </table:table-cell>
          <table:table-cell office:value-type="float" office:value="55.555999999999997" table:style-name="ce10">
            <text:p>55.556</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5.555999999999997" table:style-name="ce10">
            <text:p>55.556</text:p>
          </table:table-cell>
          <table:table-cell office:value-type="string" table:style-name="ce10">
            <text:p>[c]</text:p>
          </table:table-cell>
          <table:table-cell office:value-type="string" table:style-name="ce10">
            <text:p>[c]</text:p>
          </table:table-cell>
          <table:table-cell office:value-type="float" office:value="72.221999999999994" table:style-name="ce10">
            <text:p>72.22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8.570999999999998" table:style-name="ce10">
            <text:p>68.571</text:p>
          </table:table-cell>
          <table:table-cell office:value-type="float" office:value="68.442999999999998" table:style-name="ce10">
            <text:p>68.443</text:p>
          </table:table-cell>
          <table:table-cell office:value-type="float" office:value="60.816000000000003" table:style-name="ce10">
            <text:p>60.816</text:p>
          </table:table-cell>
          <table:table-cell office:value-type="float" office:value="35.101999999999997" table:style-name="ce10">
            <text:p>35.102</text:p>
          </table:table-cell>
          <table:table-cell office:value-type="float" office:value="72.358000000000004" table:style-name="ce10">
            <text:p>72.358</text:p>
          </table:table-cell>
          <table:table-cell office:value-type="float" office:value="70.203999999999994" table:style-name="ce10">
            <text:p>70.204</text:p>
          </table:table-cell>
          <table:table-cell office:value-type="float" office:value="48.374000000000002" table:style-name="ce10">
            <text:p>48.374</text:p>
          </table:table-cell>
          <table:table-cell office:value-type="float" office:value="54.732999999999997" table:style-name="ce10">
            <text:p>54.733</text:p>
          </table:table-cell>
          <table:table-cell table:number-columns-repeated="16259"/>
        </table:table-row>
        <table:table-row table:style-name="ro5">
          <table:table-cell office:value-type="string" table:style-name="ce4">
            <text:p>NSANDI</text:p>
          </table:table-cell>
          <table:table-cell office:value-type="string" table:style-name="ce4">
            <text:p>National Savings and Investments</text:p>
          </table:table-cell>
          <table:table-cell office:value-type="string" table:style-name="ce4">
            <text:p>National Savings and Investments</text:p>
          </table:table-cell>
          <table:table-cell table:style-name="ce4"/>
          <table:table-cell office:value-type="float" office:value="89.069000000000003" table:style-name="ce10">
            <text:p>89.069</text:p>
          </table:table-cell>
          <table:table-cell office:value-type="float" office:value="65.635999999999996" table:style-name="ce10">
            <text:p>65.636</text:p>
          </table:table-cell>
          <table:table-cell office:value-type="float" office:value="26.186" table:style-name="ce10">
            <text:p>26.186</text:p>
          </table:table-cell>
          <table:table-cell office:value-type="float" office:value="74.512" table:style-name="ce10">
            <text:p>74.512</text:p>
          </table:table-cell>
          <table:table-cell office:value-type="float" office:value="76.909000000000006" table:style-name="ce10">
            <text:p>76.909</text:p>
          </table:table-cell>
          <table:table-cell office:value-type="float" office:value="85.227000000000004" table:style-name="ce10">
            <text:p>85.227</text:p>
          </table:table-cell>
          <table:table-cell office:value-type="float" office:value="76.774000000000001" table:style-name="ce10">
            <text:p>76.774</text:p>
          </table:table-cell>
          <table:table-cell office:value-type="float" office:value="84.167000000000002" table:style-name="ce10">
            <text:p>84.167</text:p>
          </table:table-cell>
          <table:table-cell office:value-type="float" office:value="59.734999999999999" table:style-name="ce10">
            <text:p>59.735</text:p>
          </table:table-cell>
          <table:table-cell office:value-type="float" office:value="78.409000000000006" table:style-name="ce10">
            <text:p>78.409</text:p>
          </table:table-cell>
          <table:table-cell office:value-type="float" office:value="71.47" table:style-name="ce10">
            <text:p>71.47</text:p>
          </table:table-cell>
          <table:table-cell office:value-type="float" office:value="34.545000000000002" table:style-name="ce10">
            <text:p>34.545</text:p>
          </table:table-cell>
          <table:table-cell office:value-type="float" office:value="57.904000000000003" table:style-name="ce10">
            <text:p>57.904</text:p>
          </table:table-cell>
          <table:table-cell office:value-type="float" office:value="86.364000000000004" table:style-name="ce10">
            <text:p>86.364</text:p>
          </table:table-cell>
          <table:table-cell office:value-type="float" office:value="80.454999999999998" table:style-name="ce10">
            <text:p>80.455</text:p>
          </table:table-cell>
          <table:table-cell office:value-type="float" office:value="74.090999999999994" table:style-name="ce10">
            <text:p>74.091</text:p>
          </table:table-cell>
          <table:table-cell office:value-type="float" office:value="59.091000000000001" table:style-name="ce10">
            <text:p>59.091</text:p>
          </table:table-cell>
          <table:table-cell office:value-type="float" office:value="84.545000000000002" table:style-name="ce10">
            <text:p>84.545</text:p>
          </table:table-cell>
          <table:table-cell office:value-type="float" office:value="84.090999999999994" table:style-name="ce10">
            <text:p>84.091</text:p>
          </table:table-cell>
          <table:table-cell office:value-type="float" office:value="86.364000000000004" table:style-name="ce10">
            <text:p>86.364</text:p>
          </table:table-cell>
          <table:table-cell office:value-type="float" office:value="74.545000000000002" table:style-name="ce10">
            <text:p>74.545</text:p>
          </table:table-cell>
          <table:table-cell office:value-type="float" office:value="92.272999999999996" table:style-name="ce10">
            <text:p>92.273</text:p>
          </table:table-cell>
          <table:table-cell office:value-type="float" office:value="87.671000000000006" table:style-name="ce10">
            <text:p>87.671</text:p>
          </table:table-cell>
          <table:table-cell office:value-type="float" office:value="73.182000000000002" table:style-name="ce10">
            <text:p>73.182</text:p>
          </table:table-cell>
          <table:table-cell office:value-type="float" office:value="80.909000000000006" table:style-name="ce10">
            <text:p>80.909</text:p>
          </table:table-cell>
          <table:table-cell office:value-type="float" office:value="84.545000000000002" table:style-name="ce10">
            <text:p>84.545</text:p>
          </table:table-cell>
          <table:table-cell office:value-type="float" office:value="67.727000000000004" table:style-name="ce10">
            <text:p>67.727</text:p>
          </table:table-cell>
          <table:table-cell office:value-type="float" office:value="63.636000000000003" table:style-name="ce10">
            <text:p>63.636</text:p>
          </table:table-cell>
          <table:table-cell office:value-type="float" office:value="66.817999999999998" table:style-name="ce10">
            <text:p>66.818</text:p>
          </table:table-cell>
          <table:table-cell office:value-type="float" office:value="50.454999999999998" table:style-name="ce10">
            <text:p>50.455</text:p>
          </table:table-cell>
          <table:table-cell office:value-type="float" office:value="88.635999999999996" table:style-name="ce10">
            <text:p>88.636</text:p>
          </table:table-cell>
          <table:table-cell office:value-type="float" office:value="87.215000000000003" table:style-name="ce10">
            <text:p>87.215</text:p>
          </table:table-cell>
          <table:table-cell office:value-type="float" office:value="76.817999999999998" table:style-name="ce10">
            <text:p>76.818</text:p>
          </table:table-cell>
          <table:table-cell office:value-type="float" office:value="78.182000000000002" table:style-name="ce10">
            <text:p>78.182</text:p>
          </table:table-cell>
          <table:table-cell office:value-type="float" office:value="56.817999999999998" table:style-name="ce10">
            <text:p>56.818</text:p>
          </table:table-cell>
          <table:table-cell office:value-type="float" office:value="46.363999999999997" table:style-name="ce10">
            <text:p>46.364</text:p>
          </table:table-cell>
          <table:table-cell office:value-type="float" office:value="57.533999999999999" table:style-name="ce10">
            <text:p>57.534</text:p>
          </table:table-cell>
          <table:table-cell office:value-type="float" office:value="83.105000000000004" table:style-name="ce10">
            <text:p>83.105</text:p>
          </table:table-cell>
          <table:table-cell office:value-type="float" office:value="85" table:style-name="ce10">
            <text:p>85</text:p>
          </table:table-cell>
          <table:table-cell office:value-type="float" office:value="67.89" table:style-name="ce10">
            <text:p>67.89</text:p>
          </table:table-cell>
          <table:table-cell office:value-type="float" office:value="77.727000000000004" table:style-name="ce10">
            <text:p>77.727</text:p>
          </table:table-cell>
          <table:table-cell office:value-type="float" office:value="63.636000000000003" table:style-name="ce10">
            <text:p>63.636</text:p>
          </table:table-cell>
          <table:table-cell office:value-type="float" office:value="77.727000000000004" table:style-name="ce10">
            <text:p>77.727</text:p>
          </table:table-cell>
          <table:table-cell office:value-type="float" office:value="91.742999999999995" table:style-name="ce10">
            <text:p>91.743</text:p>
          </table:table-cell>
          <table:table-cell office:value-type="float" office:value="62.1" table:style-name="ce10">
            <text:p>62.1</text:p>
          </table:table-cell>
          <table:table-cell office:value-type="float" office:value="58.985999999999997" table:style-name="ce10">
            <text:p>58.986</text:p>
          </table:table-cell>
          <table:table-cell office:value-type="float" office:value="75" table:style-name="ce10">
            <text:p>75</text:p>
          </table:table-cell>
          <table:table-cell office:value-type="float" office:value="35.454999999999998" table:style-name="ce10">
            <text:p>35.455</text:p>
          </table:table-cell>
          <table:table-cell office:value-type="float" office:value="41.817999999999998" table:style-name="ce10">
            <text:p>41.818</text:p>
          </table:table-cell>
          <table:table-cell office:value-type="float" office:value="26.364000000000001" table:style-name="ce10">
            <text:p>26.364</text:p>
          </table:table-cell>
          <table:table-cell office:value-type="float" office:value="89.498000000000005" table:style-name="ce10">
            <text:p>89.498</text:p>
          </table:table-cell>
          <table:table-cell office:value-type="float" office:value="57.798000000000002" table:style-name="ce10">
            <text:p>57.798</text:p>
          </table:table-cell>
          <table:table-cell office:value-type="float" office:value="78.081999999999994" table:style-name="ce10">
            <text:p>78.082</text:p>
          </table:table-cell>
          <table:table-cell office:value-type="float" office:value="67.89" table:style-name="ce10">
            <text:p>67.89</text:p>
          </table:table-cell>
          <table:table-cell office:value-type="float" office:value="60.454999999999998" table:style-name="ce10">
            <text:p>60.455</text:p>
          </table:table-cell>
          <table:table-cell office:value-type="float" office:value="56.817999999999998" table:style-name="ce10">
            <text:p>56.818</text:p>
          </table:table-cell>
          <table:table-cell office:value-type="float" office:value="32.726999999999997" table:style-name="ce10">
            <text:p>32.727</text:p>
          </table:table-cell>
          <table:table-cell office:value-type="float" office:value="40.639000000000003" table:style-name="ce10">
            <text:p>40.639</text:p>
          </table:table-cell>
          <table:table-cell office:value-type="float" office:value="68.492999999999995" table:style-name="ce10">
            <text:p>68.493</text:p>
          </table:table-cell>
          <table:table-cell office:value-type="float" office:value="52.511000000000003" table:style-name="ce10">
            <text:p>52.511</text:p>
          </table:table-cell>
          <table:table-cell office:value-type="float" office:value="64.545000000000002" table:style-name="ce10">
            <text:p>64.545</text:p>
          </table:table-cell>
          <table:table-cell office:value-type="float" office:value="72.272999999999996" table:style-name="ce10">
            <text:p>72.273</text:p>
          </table:table-cell>
          <table:table-cell office:value-type="float" office:value="59.091000000000001" table:style-name="ce10">
            <text:p>59.091</text:p>
          </table:table-cell>
          <table:table-cell office:value-type="float" office:value="58.182000000000002" table:style-name="ce10">
            <text:p>58.182</text:p>
          </table:table-cell>
          <table:table-cell office:value-type="float" office:value="55" table:style-name="ce10">
            <text:p>55</text:p>
          </table:table-cell>
          <table:table-cell office:value-type="float" office:value="56.363999999999997" table:style-name="ce10">
            <text:p>56.364</text:p>
          </table:table-cell>
          <table:table-cell office:value-type="float" office:value="60.454999999999998" table:style-name="ce10">
            <text:p>60.455</text:p>
          </table:table-cell>
          <table:table-cell office:value-type="float" office:value="50" table:style-name="ce10">
            <text:p>50</text:p>
          </table:table-cell>
          <table:table-cell office:value-type="float" office:value="87.727000000000004" table:style-name="ce10">
            <text:p>87.727</text:p>
          </table:table-cell>
          <table:table-cell office:value-type="float" office:value="75" table:style-name="ce10">
            <text:p>75</text:p>
          </table:table-cell>
          <table:table-cell office:value-type="float" office:value="74.090999999999994" table:style-name="ce10">
            <text:p>74.091</text:p>
          </table:table-cell>
          <table:table-cell office:value-type="float" office:value="75.341999999999999" table:style-name="ce10">
            <text:p>75.342</text:p>
          </table:table-cell>
          <table:table-cell office:value-type="float" office:value="77.626000000000005" table:style-name="ce10">
            <text:p>77.626</text:p>
          </table:table-cell>
          <table:table-cell office:value-type="float" office:value="65.753" table:style-name="ce10">
            <text:p>65.753</text:p>
          </table:table-cell>
          <table:table-cell office:value-type="float" office:value="51.835000000000001" table:style-name="ce10">
            <text:p>51.835</text:p>
          </table:table-cell>
          <table:table-cell office:value-type="float" office:value="59.360999999999997" table:style-name="ce10">
            <text:p>59.361</text:p>
          </table:table-cell>
          <table:table-cell office:value-type="float" office:value="27.853999999999999" table:style-name="ce10">
            <text:p>27.854</text:p>
          </table:table-cell>
          <table:table-cell office:value-type="float" office:value="83.944999999999993" table:style-name="ce10">
            <text:p>83.945</text:p>
          </table:table-cell>
          <table:table-cell office:value-type="float" office:value="63.927" table:style-name="ce10">
            <text:p>63.927</text:p>
          </table:table-cell>
          <table:table-cell office:value-type="float" office:value="93.606999999999999" table:style-name="ce10">
            <text:p>93.607</text:p>
          </table:table-cell>
          <table:table-cell office:value-type="float" office:value="73.516000000000005" table:style-name="ce10">
            <text:p>73.516</text:p>
          </table:table-cell>
          <table:table-cell office:value-type="float" office:value="44.292000000000002" table:style-name="ce10">
            <text:p>44.292</text:p>
          </table:table-cell>
          <table:table-cell office:value-type="float" office:value="60.274000000000001" table:style-name="ce10">
            <text:p>60.274</text:p>
          </table:table-cell>
          <table:table-cell office:value-type="float" office:value="36.53" table:style-name="ce10">
            <text:p>36.53</text:p>
          </table:table-cell>
          <table:table-cell office:value-type="float" office:value="7.306" table:style-name="ce10">
            <text:p>7.306</text:p>
          </table:table-cell>
          <table:table-cell office:value-type="float" office:value="21.917999999999999" table:style-name="ce10">
            <text:p>21.918</text:p>
          </table:table-cell>
          <table:table-cell office:value-type="float" office:value="35.616" table:style-name="ce10">
            <text:p>35.616</text:p>
          </table:table-cell>
          <table:table-cell office:value-type="float" office:value="35.159999999999997" table:style-name="ce10">
            <text:p>35.16</text:p>
          </table:table-cell>
          <table:table-cell office:value-type="float" office:value="8.7959999999999994" table:style-name="ce10">
            <text:p>8.796</text:p>
          </table:table-cell>
          <table:table-cell office:value-type="float" office:value="91.284000000000006" table:style-name="ce10">
            <text:p>91.284</text:p>
          </table:table-cell>
          <table:table-cell office:value-type="float" office:value="75.799000000000007" table:style-name="ce10">
            <text:p>75.799</text:p>
          </table:table-cell>
          <table:table-cell office:value-type="float" office:value="78.44" table:style-name="ce10">
            <text:p>78.44</text:p>
          </table:table-cell>
          <table:table-cell office:value-type="float" office:value="4.5659999999999998" table:style-name="ce10">
            <text:p>4.566</text:p>
          </table:table-cell>
          <table:table-cell office:value-type="float" office:value="89.498000000000005" table:style-name="ce10">
            <text:p>89.498</text:p>
          </table:table-cell>
          <table:table-cell office:value-type="float" office:value="5.9359999999999999" table:style-name="ce10">
            <text:p>5.936</text:p>
          </table:table-cell>
          <table:table-cell office:value-type="float" office:value="7.7270000000000003" table:style-name="ce10">
            <text:p>7.727</text:p>
          </table:table-cell>
          <table:table-cell office:value-type="float" office:value="87.727000000000004" table:style-name="ce10">
            <text:p>87.727</text:p>
          </table:table-cell>
          <table:table-cell office:value-type="float" office:value="4.5449999999999999" table:style-name="ce10">
            <text:p>4.54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4.650999999999996" table:style-name="ce10">
            <text:p>64.651</text:p>
          </table:table-cell>
          <table:table-cell office:value-type="float" office:value="72.558000000000007" table:style-name="ce10">
            <text:p>72.558</text:p>
          </table:table-cell>
          <table:table-cell office:value-type="float" office:value="60.747999999999998" table:style-name="ce10">
            <text:p>60.748</text:p>
          </table:table-cell>
          <table:table-cell office:value-type="float" office:value="34.259" table:style-name="ce10">
            <text:p>34.259</text:p>
          </table:table-cell>
          <table:table-cell office:value-type="float" office:value="71.296000000000006" table:style-name="ce10">
            <text:p>71.296</text:p>
          </table:table-cell>
          <table:table-cell office:value-type="float" office:value="69.584999999999994" table:style-name="ce10">
            <text:p>69.585</text:p>
          </table:table-cell>
          <table:table-cell office:value-type="float" office:value="71.628" table:style-name="ce10">
            <text:p>71.628</text:p>
          </table:table-cell>
          <table:table-cell office:value-type="float" office:value="52.994999999999997" table:style-name="ce10">
            <text:p>52.995</text:p>
          </table:table-cell>
          <table:table-cell table:number-columns-repeated="16259"/>
        </table:table-row>
        <table:table-row table:style-name="ro5">
          <table:table-cell office:value-type="string" table:style-name="ce4">
            <text:p>OFGEM</text:p>
          </table:table-cell>
          <table:table-cell office:value-type="string" table:style-name="ce4">
            <text:p>Office of Gas and Electricity Markets</text:p>
          </table:table-cell>
          <table:table-cell office:value-type="string" table:style-name="ce4">
            <text:p>Ofgem</text:p>
          </table:table-cell>
          <table:table-cell table:style-name="ce4"/>
          <table:table-cell office:value-type="float" office:value="82.293000000000006" table:style-name="ce10">
            <text:p>82.293</text:p>
          </table:table-cell>
          <table:table-cell office:value-type="float" office:value="61.536999999999999" table:style-name="ce10">
            <text:p>61.537</text:p>
          </table:table-cell>
          <table:table-cell office:value-type="float" office:value="25.399000000000001" table:style-name="ce10">
            <text:p>25.399</text:p>
          </table:table-cell>
          <table:table-cell office:value-type="float" office:value="72.98" table:style-name="ce10">
            <text:p>72.98</text:p>
          </table:table-cell>
          <table:table-cell office:value-type="float" office:value="77.263999999999996" table:style-name="ce10">
            <text:p>77.264</text:p>
          </table:table-cell>
          <table:table-cell office:value-type="float" office:value="84.891000000000005" table:style-name="ce10">
            <text:p>84.891</text:p>
          </table:table-cell>
          <table:table-cell office:value-type="float" office:value="78.081999999999994" table:style-name="ce10">
            <text:p>78.082</text:p>
          </table:table-cell>
          <table:table-cell office:value-type="float" office:value="85.691000000000003" table:style-name="ce10">
            <text:p>85.691</text:p>
          </table:table-cell>
          <table:table-cell office:value-type="float" office:value="54.411999999999999" table:style-name="ce10">
            <text:p>54.412</text:p>
          </table:table-cell>
          <table:table-cell office:value-type="float" office:value="85.272999999999996" table:style-name="ce10">
            <text:p>85.273</text:p>
          </table:table-cell>
          <table:table-cell office:value-type="float" office:value="74.923000000000002" table:style-name="ce10">
            <text:p>74.923</text:p>
          </table:table-cell>
          <table:table-cell office:value-type="float" office:value="20.012" table:style-name="ce10">
            <text:p>20.012</text:p>
          </table:table-cell>
          <table:table-cell office:value-type="float" office:value="53.664000000000001" table:style-name="ce10">
            <text:p>53.664</text:p>
          </table:table-cell>
          <table:table-cell office:value-type="float" office:value="86.584999999999994" table:style-name="ce10">
            <text:p>86.585</text:p>
          </table:table-cell>
          <table:table-cell office:value-type="float" office:value="78.14" table:style-name="ce10">
            <text:p>78.14</text:p>
          </table:table-cell>
          <table:table-cell office:value-type="float" office:value="73.097999999999999" table:style-name="ce10">
            <text:p>73.098</text:p>
          </table:table-cell>
          <table:table-cell office:value-type="float" office:value="63.51" table:style-name="ce10">
            <text:p>63.51</text:p>
          </table:table-cell>
          <table:table-cell office:value-type="float" office:value="84.944000000000003" table:style-name="ce10">
            <text:p>84.944</text:p>
          </table:table-cell>
          <table:table-cell office:value-type="float" office:value="83.974000000000004" table:style-name="ce10">
            <text:p>83.974</text:p>
          </table:table-cell>
          <table:table-cell office:value-type="float" office:value="85.783000000000001" table:style-name="ce10">
            <text:p>85.783</text:p>
          </table:table-cell>
          <table:table-cell office:value-type="float" office:value="76.775000000000006" table:style-name="ce10">
            <text:p>76.775</text:p>
          </table:table-cell>
          <table:table-cell office:value-type="float" office:value="91.239000000000004" table:style-name="ce10">
            <text:p>91.239</text:p>
          </table:table-cell>
          <table:table-cell office:value-type="float" office:value="88.001999999999995" table:style-name="ce10">
            <text:p>88.002</text:p>
          </table:table-cell>
          <table:table-cell office:value-type="float" office:value="72.031999999999996" table:style-name="ce10">
            <text:p>72.032</text:p>
          </table:table-cell>
          <table:table-cell office:value-type="float" office:value="81.741" table:style-name="ce10">
            <text:p>81.741</text:p>
          </table:table-cell>
          <table:table-cell office:value-type="float" office:value="83.378" table:style-name="ce10">
            <text:p>83.378</text:p>
          </table:table-cell>
          <table:table-cell office:value-type="float" office:value="69.712000000000003" table:style-name="ce10">
            <text:p>69.712</text:p>
          </table:table-cell>
          <table:table-cell office:value-type="float" office:value="69.111000000000004" table:style-name="ce10">
            <text:p>69.111</text:p>
          </table:table-cell>
          <table:table-cell office:value-type="float" office:value="70.686000000000007" table:style-name="ce10">
            <text:p>70.686</text:p>
          </table:table-cell>
          <table:table-cell office:value-type="float" office:value="37.238999999999997" table:style-name="ce10">
            <text:p>37.239</text:p>
          </table:table-cell>
          <table:table-cell office:value-type="float" office:value="87.713999999999999" table:style-name="ce10">
            <text:p>87.714</text:p>
          </table:table-cell>
          <table:table-cell office:value-type="float" office:value="86.477999999999994" table:style-name="ce10">
            <text:p>86.478</text:p>
          </table:table-cell>
          <table:table-cell office:value-type="float" office:value="82.897000000000006" table:style-name="ce10">
            <text:p>82.897</text:p>
          </table:table-cell>
          <table:table-cell office:value-type="float" office:value="62.546999999999997" table:style-name="ce10">
            <text:p>62.547</text:p>
          </table:table-cell>
          <table:table-cell office:value-type="float" office:value="54.015000000000001" table:style-name="ce10">
            <text:p>54.015</text:p>
          </table:table-cell>
          <table:table-cell office:value-type="float" office:value="52.085999999999999" table:style-name="ce10">
            <text:p>52.086</text:p>
          </table:table-cell>
          <table:table-cell office:value-type="float" office:value="48.929000000000002" table:style-name="ce10">
            <text:p>48.929</text:p>
          </table:table-cell>
          <table:table-cell office:value-type="float" office:value="87.974000000000004" table:style-name="ce10">
            <text:p>87.974</text:p>
          </table:table-cell>
          <table:table-cell office:value-type="float" office:value="91.137" table:style-name="ce10">
            <text:p>91.137</text:p>
          </table:table-cell>
          <table:table-cell office:value-type="float" office:value="75.093999999999994" table:style-name="ce10">
            <text:p>75.094</text:p>
          </table:table-cell>
          <table:table-cell office:value-type="float" office:value="86.866" table:style-name="ce10">
            <text:p>86.866</text:p>
          </table:table-cell>
          <table:table-cell office:value-type="float" office:value="69.254999999999995" table:style-name="ce10">
            <text:p>69.255</text:p>
          </table:table-cell>
          <table:table-cell office:value-type="float" office:value="71.619" table:style-name="ce10">
            <text:p>71.619</text:p>
          </table:table-cell>
          <table:table-cell office:value-type="float" office:value="88.430999999999997" table:style-name="ce10">
            <text:p>88.431</text:p>
          </table:table-cell>
          <table:table-cell office:value-type="float" office:value="71.94" table:style-name="ce10">
            <text:p>71.94</text:p>
          </table:table-cell>
          <table:table-cell office:value-type="float" office:value="68.215999999999994" table:style-name="ce10">
            <text:p>68.216</text:p>
          </table:table-cell>
          <table:table-cell office:value-type="float" office:value="80.021000000000001" table:style-name="ce10">
            <text:p>80.021</text:p>
          </table:table-cell>
          <table:table-cell office:value-type="float" office:value="22.341000000000001" table:style-name="ce10">
            <text:p>22.341</text:p>
          </table:table-cell>
          <table:table-cell office:value-type="float" office:value="22.821999999999999" table:style-name="ce10">
            <text:p>22.822</text:p>
          </table:table-cell>
          <table:table-cell office:value-type="float" office:value="14.782999999999999" table:style-name="ce10">
            <text:p>14.783</text:p>
          </table:table-cell>
          <table:table-cell office:value-type="float" office:value="64.182000000000002" table:style-name="ce10">
            <text:p>64.182</text:p>
          </table:table-cell>
          <table:table-cell office:value-type="float" office:value="50.668999999999997" table:style-name="ce10">
            <text:p>50.669</text:p>
          </table:table-cell>
          <table:table-cell office:value-type="float" office:value="78.075000000000003" table:style-name="ce10">
            <text:p>78.075</text:p>
          </table:table-cell>
          <table:table-cell office:value-type="float" office:value="69.962999999999994" table:style-name="ce10">
            <text:p>69.963</text:p>
          </table:table-cell>
          <table:table-cell office:value-type="float" office:value="56.768000000000001" table:style-name="ce10">
            <text:p>56.768</text:p>
          </table:table-cell>
          <table:table-cell office:value-type="float" office:value="60.609000000000002" table:style-name="ce10">
            <text:p>60.609</text:p>
          </table:table-cell>
          <table:table-cell office:value-type="float" office:value="29.524999999999999" table:style-name="ce10">
            <text:p>29.525</text:p>
          </table:table-cell>
          <table:table-cell office:value-type="float" office:value="28.678000000000001" table:style-name="ce10">
            <text:p>28.678</text:p>
          </table:table-cell>
          <table:table-cell office:value-type="float" office:value="63.781999999999996" table:style-name="ce10">
            <text:p>63.782</text:p>
          </table:table-cell>
          <table:table-cell office:value-type="float" office:value="39.817999999999998" table:style-name="ce10">
            <text:p>39.818</text:p>
          </table:table-cell>
          <table:table-cell office:value-type="float" office:value="55.746000000000002" table:style-name="ce10">
            <text:p>55.746</text:p>
          </table:table-cell>
          <table:table-cell office:value-type="float" office:value="56.286999999999999" table:style-name="ce10">
            <text:p>56.287</text:p>
          </table:table-cell>
          <table:table-cell office:value-type="float" office:value="64.724999999999994" table:style-name="ce10">
            <text:p>64.725</text:p>
          </table:table-cell>
          <table:table-cell office:value-type="float" office:value="41.082000000000001" table:style-name="ce10">
            <text:p>41.082</text:p>
          </table:table-cell>
          <table:table-cell office:value-type="float" office:value="52.325000000000003" table:style-name="ce10">
            <text:p>52.325</text:p>
          </table:table-cell>
          <table:table-cell office:value-type="float" office:value="51.844000000000001" table:style-name="ce10">
            <text:p>51.844</text:p>
          </table:table-cell>
          <table:table-cell office:value-type="float" office:value="49.76" table:style-name="ce10">
            <text:p>49.76</text:p>
          </table:table-cell>
          <table:table-cell office:value-type="float" office:value="33.905000000000001" table:style-name="ce10">
            <text:p>33.905</text:p>
          </table:table-cell>
          <table:table-cell office:value-type="float" office:value="90.052999999999997" table:style-name="ce10">
            <text:p>90.053</text:p>
          </table:table-cell>
          <table:table-cell office:value-type="float" office:value="78.204999999999998" table:style-name="ce10">
            <text:p>78.205</text:p>
          </table:table-cell>
          <table:table-cell office:value-type="float" office:value="81.069999999999993" table:style-name="ce10">
            <text:p>81.07</text:p>
          </table:table-cell>
          <table:table-cell office:value-type="float" office:value="75.320999999999998" table:style-name="ce10">
            <text:p>75.321</text:p>
          </table:table-cell>
          <table:table-cell office:value-type="float" office:value="86.263999999999996" table:style-name="ce10">
            <text:p>86.264</text:p>
          </table:table-cell>
          <table:table-cell office:value-type="float" office:value="56.637999999999998" table:style-name="ce10">
            <text:p>56.638</text:p>
          </table:table-cell>
          <table:table-cell office:value-type="float" office:value="41.618000000000002" table:style-name="ce10">
            <text:p>41.618</text:p>
          </table:table-cell>
          <table:table-cell office:value-type="float" office:value="81.313000000000002" table:style-name="ce10">
            <text:p>81.313</text:p>
          </table:table-cell>
          <table:table-cell office:value-type="float" office:value="36.758000000000003" table:style-name="ce10">
            <text:p>36.758</text:p>
          </table:table-cell>
          <table:table-cell office:value-type="float" office:value="84.986999999999995" table:style-name="ce10">
            <text:p>84.987</text:p>
          </table:table-cell>
          <table:table-cell office:value-type="float" office:value="91.43" table:style-name="ce10">
            <text:p>91.43</text:p>
          </table:table-cell>
          <table:table-cell office:value-type="float" office:value="96.468999999999994" table:style-name="ce10">
            <text:p>96.469</text:p>
          </table:table-cell>
          <table:table-cell office:value-type="float" office:value="61.698999999999998" table:style-name="ce10">
            <text:p>61.699</text:p>
          </table:table-cell>
          <table:table-cell office:value-type="float" office:value="48.904000000000003" table:style-name="ce10">
            <text:p>48.904</text:p>
          </table:table-cell>
          <table:table-cell office:value-type="float" office:value="69.111000000000004" table:style-name="ce10">
            <text:p>69.111</text:p>
          </table:table-cell>
          <table:table-cell office:value-type="float" office:value="31.247" table:style-name="ce10">
            <text:p>31.247</text:p>
          </table:table-cell>
          <table:table-cell office:value-type="float" office:value="7.6760000000000002" table:style-name="ce10">
            <text:p>7.676</text:p>
          </table:table-cell>
          <table:table-cell office:value-type="float" office:value="19.001999999999999" table:style-name="ce10">
            <text:p>19.002</text:p>
          </table:table-cell>
          <table:table-cell office:value-type="float" office:value="44.713000000000001" table:style-name="ce10">
            <text:p>44.713</text:p>
          </table:table-cell>
          <table:table-cell office:value-type="float" office:value="28.61" table:style-name="ce10">
            <text:p>28.61</text:p>
          </table:table-cell>
          <table:table-cell office:value-type="float" office:value="8.0470000000000006" table:style-name="ce10">
            <text:p>8.047</text:p>
          </table:table-cell>
          <table:table-cell office:value-type="float" office:value="91.215999999999994" table:style-name="ce10">
            <text:p>91.216</text:p>
          </table:table-cell>
          <table:table-cell office:value-type="float" office:value="61.658000000000001" table:style-name="ce10">
            <text:p>61.658</text:p>
          </table:table-cell>
          <table:table-cell office:value-type="float" office:value="78.444999999999993" table:style-name="ce10">
            <text:p>78.445</text:p>
          </table:table-cell>
          <table:table-cell office:value-type="float" office:value="5.0190000000000001" table:style-name="ce10">
            <text:p>5.019</text:p>
          </table:table-cell>
          <table:table-cell office:value-type="float" office:value="88.308000000000007" table:style-name="ce10">
            <text:p>88.308</text:p>
          </table:table-cell>
          <table:table-cell office:value-type="float" office:value="6.6740000000000004" table:style-name="ce10">
            <text:p>6.674</text:p>
          </table:table-cell>
          <table:table-cell office:value-type="float" office:value="5.7160000000000002" table:style-name="ce10">
            <text:p>5.716</text:p>
          </table:table-cell>
          <table:table-cell office:value-type="float" office:value="88.781999999999996" table:style-name="ce10">
            <text:p>88.782</text:p>
          </table:table-cell>
          <table:table-cell office:value-type="float" office:value="5.5019999999999998" table:style-name="ce10">
            <text:p>5.502</text:p>
          </table:table-cell>
          <table:table-cell office:value-type="float" office:value="47.17" table:style-name="ce10">
            <text:p>47.17</text:p>
          </table:table-cell>
          <table:table-cell office:value-type="float" office:value="43.396000000000001" table:style-name="ce10">
            <text:p>43.396</text:p>
          </table:table-cell>
          <table:table-cell office:value-type="float" office:value="9.4339999999999993" table:style-name="ce10">
            <text:p>9.434</text:p>
          </table:table-cell>
          <table:table-cell office:value-type="string" table:style-name="ce10">
            <text:p>[c]</text:p>
          </table:table-cell>
          <table:table-cell office:value-type="float" office:value="48" table:style-name="ce10">
            <text:p>48</text:p>
          </table:table-cell>
          <table:table-cell office:value-type="string" table:style-name="ce10">
            <text:p>[c]</text:p>
          </table:table-cell>
          <table:table-cell office:value-type="float" office:value="39.252000000000002" table:style-name="ce10">
            <text:p>39.252</text:p>
          </table:table-cell>
          <table:table-cell office:value-type="float" office:value="27.103000000000002" table:style-name="ce10">
            <text:p>27.103</text:p>
          </table:table-cell>
          <table:table-cell office:value-type="float" office:value="33.645000000000003" table:style-name="ce10">
            <text:p>33.645</text:p>
          </table:table-cell>
          <table:table-cell office:value-type="float" office:value="55.14" table:style-name="ce10">
            <text:p>55.14</text:p>
          </table:table-cell>
          <table:table-cell office:value-type="float" office:value="24.298999999999999" table:style-name="ce10">
            <text:p>24.299</text:p>
          </table:table-cell>
          <table:table-cell office:value-type="float" office:value="20.561" table:style-name="ce10">
            <text:p>20.561</text:p>
          </table:table-cell>
          <table:table-cell office:value-type="string" table:style-name="ce10">
            <text:p>[c]</text:p>
          </table:table-cell>
          <table:table-cell office:value-type="float" office:value="52" table:style-name="ce10">
            <text:p>52</text:p>
          </table:table-cell>
          <table:table-cell office:value-type="string" table:style-name="ce10">
            <text:p>[c]</text:p>
          </table:table-cell>
          <table:table-cell office:value-type="float" office:value="67.581999999999994" table:style-name="ce10">
            <text:p>67.582</text:p>
          </table:table-cell>
          <table:table-cell office:value-type="float" office:value="69.400999999999996" table:style-name="ce10">
            <text:p>69.401</text:p>
          </table:table-cell>
          <table:table-cell office:value-type="float" office:value="61.954000000000001" table:style-name="ce10">
            <text:p>61.954</text:p>
          </table:table-cell>
          <table:table-cell office:value-type="float" office:value="33.639000000000003" table:style-name="ce10">
            <text:p>33.639</text:p>
          </table:table-cell>
          <table:table-cell office:value-type="float" office:value="73.451999999999998" table:style-name="ce10">
            <text:p>73.452</text:p>
          </table:table-cell>
          <table:table-cell office:value-type="float" office:value="74.703999999999994" table:style-name="ce10">
            <text:p>74.704</text:p>
          </table:table-cell>
          <table:table-cell office:value-type="float" office:value="56.112000000000002" table:style-name="ce10">
            <text:p>56.112</text:p>
          </table:table-cell>
          <table:table-cell office:value-type="float" office:value="59.289000000000001" table:style-name="ce10">
            <text:p>59.289</text:p>
          </table:table-cell>
          <table:table-cell table:number-columns-repeated="16259"/>
        </table:table-row>
        <table:table-row table:style-name="ro8">
          <table:table-cell office:value-type="string" table:style-name="ce4">
            <text:p>OFQUAL</text:p>
          </table:table-cell>
          <table:table-cell office:value-type="string" table:style-name="ce4">
            <text:p>Office of Qualifications and Examinations Regulation</text:p>
          </table:table-cell>
          <table:table-cell office:value-type="string" table:style-name="ce4">
            <text:p>Office of Qualifications and Examinations Regulation</text:p>
          </table:table-cell>
          <table:table-cell table:style-name="ce4"/>
          <table:table-cell office:value-type="float" office:value="88.43" table:style-name="ce10">
            <text:p>88.43</text:p>
          </table:table-cell>
          <table:table-cell office:value-type="float" office:value="70.546999999999997" table:style-name="ce10">
            <text:p>70.547</text:p>
          </table:table-cell>
          <table:table-cell office:value-type="float" office:value="20.186" table:style-name="ce10">
            <text:p>20.186</text:p>
          </table:table-cell>
          <table:table-cell office:value-type="float" office:value="75.334000000000003" table:style-name="ce10">
            <text:p>75.334</text:p>
          </table:table-cell>
          <table:table-cell office:value-type="float" office:value="79.828999999999994" table:style-name="ce10">
            <text:p>79.829</text:p>
          </table:table-cell>
          <table:table-cell office:value-type="float" office:value="91.563000000000002" table:style-name="ce10">
            <text:p>91.563</text:p>
          </table:table-cell>
          <table:table-cell office:value-type="float" office:value="83.593000000000004" table:style-name="ce10">
            <text:p>83.593</text:p>
          </table:table-cell>
          <table:table-cell office:value-type="float" office:value="89.2" table:style-name="ce10">
            <text:p>89.2</text:p>
          </table:table-cell>
          <table:table-cell office:value-type="float" office:value="61.033000000000001" table:style-name="ce10">
            <text:p>61.033</text:p>
          </table:table-cell>
          <table:table-cell office:value-type="float" office:value="88.162000000000006" table:style-name="ce10">
            <text:p>88.162</text:p>
          </table:table-cell>
          <table:table-cell office:value-type="float" office:value="85.462000000000003" table:style-name="ce10">
            <text:p>85.462</text:p>
          </table:table-cell>
          <table:table-cell office:value-type="float" office:value="52.648000000000003" table:style-name="ce10">
            <text:p>52.648</text:p>
          </table:table-cell>
          <table:table-cell office:value-type="float" office:value="73.498999999999995" table:style-name="ce10">
            <text:p>73.499</text:p>
          </table:table-cell>
          <table:table-cell office:value-type="float" office:value="90.965999999999994" table:style-name="ce10">
            <text:p>90.966</text:p>
          </table:table-cell>
          <table:table-cell office:value-type="float" office:value="78.75" table:style-name="ce10">
            <text:p>78.75</text:p>
          </table:table-cell>
          <table:table-cell office:value-type="float" office:value="77.742999999999995" table:style-name="ce10">
            <text:p>77.743</text:p>
          </table:table-cell>
          <table:table-cell office:value-type="float" office:value="66.355000000000004" table:style-name="ce10">
            <text:p>66.355</text:p>
          </table:table-cell>
          <table:table-cell office:value-type="float" office:value="85.358000000000004" table:style-name="ce10">
            <text:p>85.358</text:p>
          </table:table-cell>
          <table:table-cell office:value-type="float" office:value="91.563000000000002" table:style-name="ce10">
            <text:p>91.563</text:p>
          </table:table-cell>
          <table:table-cell office:value-type="float" office:value="91.563000000000002" table:style-name="ce10">
            <text:p>91.563</text:p>
          </table:table-cell>
          <table:table-cell office:value-type="float" office:value="80.061999999999998" table:style-name="ce10">
            <text:p>80.062</text:p>
          </table:table-cell>
          <table:table-cell office:value-type="float" office:value="93.146000000000001" table:style-name="ce10">
            <text:p>93.146</text:p>
          </table:table-cell>
          <table:table-cell office:value-type="float" office:value="89.308000000000007" table:style-name="ce10">
            <text:p>89.308</text:p>
          </table:table-cell>
          <table:table-cell office:value-type="float" office:value="77.813000000000002" table:style-name="ce10">
            <text:p>77.813</text:p>
          </table:table-cell>
          <table:table-cell office:value-type="float" office:value="85.980999999999995" table:style-name="ce10">
            <text:p>85.981</text:p>
          </table:table-cell>
          <table:table-cell office:value-type="float" office:value="88.162000000000006" table:style-name="ce10">
            <text:p>88.162</text:p>
          </table:table-cell>
          <table:table-cell office:value-type="float" office:value="78.504999999999995" table:style-name="ce10">
            <text:p>78.505</text:p>
          </table:table-cell>
          <table:table-cell office:value-type="float" office:value="76.323999999999998" table:style-name="ce10">
            <text:p>76.324</text:p>
          </table:table-cell>
          <table:table-cell office:value-type="float" office:value="82.813000000000002" table:style-name="ce10">
            <text:p>82.813</text:p>
          </table:table-cell>
          <table:table-cell office:value-type="float" office:value="44.548000000000002" table:style-name="ce10">
            <text:p>44.548</text:p>
          </table:table-cell>
          <table:table-cell office:value-type="float" office:value="92.522999999999996" table:style-name="ce10">
            <text:p>92.523</text:p>
          </table:table-cell>
          <table:table-cell office:value-type="float" office:value="89.096999999999994" table:style-name="ce10">
            <text:p>89.097</text:p>
          </table:table-cell>
          <table:table-cell office:value-type="float" office:value="85.938000000000002" table:style-name="ce10">
            <text:p>85.938</text:p>
          </table:table-cell>
          <table:table-cell office:value-type="float" office:value="72.5" table:style-name="ce10">
            <text:p>72.5</text:p>
          </table:table-cell>
          <table:table-cell office:value-type="float" office:value="61.442" table:style-name="ce10">
            <text:p>61.442</text:p>
          </table:table-cell>
          <table:table-cell office:value-type="float" office:value="50.942999999999998" table:style-name="ce10">
            <text:p>50.943</text:p>
          </table:table-cell>
          <table:table-cell office:value-type="float" office:value="59.688000000000002" table:style-name="ce10">
            <text:p>59.688</text:p>
          </table:table-cell>
          <table:table-cell office:value-type="float" office:value="91.277000000000001" table:style-name="ce10">
            <text:p>91.277</text:p>
          </table:table-cell>
          <table:table-cell office:value-type="float" office:value="91.9" table:style-name="ce10">
            <text:p>91.9</text:p>
          </table:table-cell>
          <table:table-cell office:value-type="float" office:value="80.061999999999998" table:style-name="ce10">
            <text:p>80.062</text:p>
          </table:table-cell>
          <table:table-cell office:value-type="float" office:value="89.408000000000001" table:style-name="ce10">
            <text:p>89.408</text:p>
          </table:table-cell>
          <table:table-cell office:value-type="float" office:value="81.930999999999997" table:style-name="ce10">
            <text:p>81.931</text:p>
          </table:table-cell>
          <table:table-cell office:value-type="float" office:value="87.539000000000001" table:style-name="ce10">
            <text:p>87.539</text:p>
          </table:table-cell>
          <table:table-cell office:value-type="float" office:value="94.081000000000003" table:style-name="ce10">
            <text:p>94.081</text:p>
          </table:table-cell>
          <table:table-cell office:value-type="float" office:value="88.784999999999997" table:style-name="ce10">
            <text:p>88.785</text:p>
          </table:table-cell>
          <table:table-cell office:value-type="float" office:value="74.766000000000005" table:style-name="ce10">
            <text:p>74.766</text:p>
          </table:table-cell>
          <table:table-cell office:value-type="float" office:value="85.67" table:style-name="ce10">
            <text:p>85.67</text:p>
          </table:table-cell>
          <table:table-cell office:value-type="float" office:value="54.517000000000003" table:style-name="ce10">
            <text:p>54.517</text:p>
          </table:table-cell>
          <table:table-cell office:value-type="float" office:value="60.938000000000002" table:style-name="ce10">
            <text:p>60.938</text:p>
          </table:table-cell>
          <table:table-cell office:value-type="float" office:value="42.679000000000002" table:style-name="ce10">
            <text:p>42.679</text:p>
          </table:table-cell>
          <table:table-cell office:value-type="float" office:value="78.504999999999995" table:style-name="ce10">
            <text:p>78.505</text:p>
          </table:table-cell>
          <table:table-cell office:value-type="float" office:value="70" table:style-name="ce10">
            <text:p>70</text:p>
          </table:table-cell>
          <table:table-cell office:value-type="float" office:value="87.85" table:style-name="ce10">
            <text:p>87.85</text:p>
          </table:table-cell>
          <table:table-cell office:value-type="float" office:value="80.061999999999998" table:style-name="ce10">
            <text:p>80.062</text:p>
          </table:table-cell>
          <table:table-cell office:value-type="float" office:value="80" table:style-name="ce10">
            <text:p>80</text:p>
          </table:table-cell>
          <table:table-cell office:value-type="float" office:value="80.997" table:style-name="ce10">
            <text:p>80.997</text:p>
          </table:table-cell>
          <table:table-cell office:value-type="float" office:value="64.063000000000002" table:style-name="ce10">
            <text:p>64.063</text:p>
          </table:table-cell>
          <table:table-cell office:value-type="float" office:value="57.813000000000002" table:style-name="ce10">
            <text:p>57.813</text:p>
          </table:table-cell>
          <table:table-cell office:value-type="float" office:value="84.734999999999999" table:style-name="ce10">
            <text:p>84.735</text:p>
          </table:table-cell>
          <table:table-cell office:value-type="float" office:value="64.375" table:style-name="ce10">
            <text:p>64.375</text:p>
          </table:table-cell>
          <table:table-cell office:value-type="float" office:value="61.682000000000002" table:style-name="ce10">
            <text:p>61.682</text:p>
          </table:table-cell>
          <table:table-cell office:value-type="float" office:value="70.716999999999999" table:style-name="ce10">
            <text:p>70.717</text:p>
          </table:table-cell>
          <table:table-cell office:value-type="float" office:value="79.063000000000002" table:style-name="ce10">
            <text:p>79.063</text:p>
          </table:table-cell>
          <table:table-cell office:value-type="float" office:value="54.206000000000003" table:style-name="ce10">
            <text:p>54.206</text:p>
          </table:table-cell>
          <table:table-cell office:value-type="float" office:value="67.813000000000002" table:style-name="ce10">
            <text:p>67.813</text:p>
          </table:table-cell>
          <table:table-cell office:value-type="float" office:value="68.75" table:style-name="ce10">
            <text:p>68.75</text:p>
          </table:table-cell>
          <table:table-cell office:value-type="float" office:value="65.731999999999999" table:style-name="ce10">
            <text:p>65.732</text:p>
          </table:table-cell>
          <table:table-cell office:value-type="float" office:value="51.563000000000002" table:style-name="ce10">
            <text:p>51.563</text:p>
          </table:table-cell>
          <table:table-cell office:value-type="float" office:value="90.343000000000004" table:style-name="ce10">
            <text:p>90.343</text:p>
          </table:table-cell>
          <table:table-cell office:value-type="float" office:value="76.176000000000002" table:style-name="ce10">
            <text:p>76.176</text:p>
          </table:table-cell>
          <table:table-cell office:value-type="float" office:value="85.980999999999995" table:style-name="ce10">
            <text:p>85.981</text:p>
          </table:table-cell>
          <table:table-cell office:value-type="float" office:value="75" table:style-name="ce10">
            <text:p>75</text:p>
          </table:table-cell>
          <table:table-cell office:value-type="float" office:value="89.096999999999994" table:style-name="ce10">
            <text:p>89.097</text:p>
          </table:table-cell>
          <table:table-cell office:value-type="float" office:value="62.305" table:style-name="ce10">
            <text:p>62.305</text:p>
          </table:table-cell>
          <table:table-cell office:value-type="float" office:value="43.613999999999997" table:style-name="ce10">
            <text:p>43.614</text:p>
          </table:table-cell>
          <table:table-cell office:value-type="float" office:value="92.212000000000003" table:style-name="ce10">
            <text:p>92.212</text:p>
          </table:table-cell>
          <table:table-cell office:value-type="float" office:value="39.875" table:style-name="ce10">
            <text:p>39.875</text:p>
          </table:table-cell>
          <table:table-cell office:value-type="float" office:value="89.72" table:style-name="ce10">
            <text:p>89.72</text:p>
          </table:table-cell>
          <table:table-cell office:value-type="float" office:value="85.980999999999995" table:style-name="ce10">
            <text:p>85.981</text:p>
          </table:table-cell>
          <table:table-cell office:value-type="float" office:value="95.95" table:style-name="ce10">
            <text:p>95.95</text:p>
          </table:table-cell>
          <table:table-cell office:value-type="float" office:value="66.563000000000002" table:style-name="ce10">
            <text:p>66.563</text:p>
          </table:table-cell>
          <table:table-cell office:value-type="float" office:value="61.058999999999997" table:style-name="ce10">
            <text:p>61.059</text:p>
          </table:table-cell>
          <table:table-cell office:value-type="float" office:value="71.34" table:style-name="ce10">
            <text:p>71.34</text:p>
          </table:table-cell>
          <table:table-cell office:value-type="float" office:value="32.188000000000002" table:style-name="ce10">
            <text:p>32.188</text:p>
          </table:table-cell>
          <table:table-cell office:value-type="float" office:value="6.25" table:style-name="ce10">
            <text:p>6.25</text:p>
          </table:table-cell>
          <table:table-cell office:value-type="float" office:value="14.063000000000001" table:style-name="ce10">
            <text:p>14.063</text:p>
          </table:table-cell>
          <table:table-cell office:value-type="float" office:value="40.625" table:style-name="ce10">
            <text:p>40.625</text:p>
          </table:table-cell>
          <table:table-cell office:value-type="float" office:value="39.063000000000002" table:style-name="ce10">
            <text:p>39.063</text:p>
          </table:table-cell>
          <table:table-cell office:value-type="float" office:value="5.6429999999999998" table:style-name="ce10">
            <text:p>5.643</text:p>
          </table:table-cell>
          <table:table-cell office:value-type="float" office:value="92.5" table:style-name="ce10">
            <text:p>92.5</text:p>
          </table:table-cell>
          <table:table-cell office:value-type="float" office:value="64.798000000000002" table:style-name="ce10">
            <text:p>64.798</text:p>
          </table:table-cell>
          <table:table-cell office:value-type="float" office:value="84.688000000000002" table:style-name="ce10">
            <text:p>84.688</text:p>
          </table:table-cell>
          <table:table-cell office:value-type="string" table:style-name="ce10">
            <text:p>[c]</text:p>
          </table:table-cell>
          <table:table-cell office:value-type="float" office:value="92.212000000000003" table:style-name="ce10">
            <text:p>92.212</text:p>
          </table:table-cell>
          <table:table-cell office:value-type="string" table:style-name="ce10">
            <text:p>[c]</text:p>
          </table:table-cell>
          <table:table-cell office:value-type="float" office:value="4.673" table:style-name="ce10">
            <text:p>4.673</text:p>
          </table:table-cell>
          <table:table-cell office:value-type="float" office:value="90.965999999999994" table:style-name="ce10">
            <text:p>90.966</text:p>
          </table:table-cell>
          <table:table-cell office:value-type="float" office:value="4.3609999999999998" table:style-name="ce10">
            <text:p>4.361</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9.811000000000007" table:style-name="ce10">
            <text:p>69.811</text:p>
          </table:table-cell>
          <table:table-cell office:value-type="float" office:value="68.77" table:style-name="ce10">
            <text:p>68.77</text:p>
          </table:table-cell>
          <table:table-cell office:value-type="float" office:value="63.207999999999998" table:style-name="ce10">
            <text:p>63.208</text:p>
          </table:table-cell>
          <table:table-cell office:value-type="float" office:value="39.308" table:style-name="ce10">
            <text:p>39.308</text:p>
          </table:table-cell>
          <table:table-cell office:value-type="float" office:value="73.584999999999994" table:style-name="ce10">
            <text:p>73.585</text:p>
          </table:table-cell>
          <table:table-cell office:value-type="float" office:value="73.980999999999995" table:style-name="ce10">
            <text:p>73.981</text:p>
          </table:table-cell>
          <table:table-cell office:value-type="float" office:value="75.549000000000007" table:style-name="ce10">
            <text:p>75.549</text:p>
          </table:table-cell>
          <table:table-cell office:value-type="float" office:value="68.353999999999999" table:style-name="ce10">
            <text:p>68.354</text:p>
          </table:table-cell>
          <table:table-cell table:number-columns-repeated="16259"/>
        </table:table-row>
        <table:table-row table:style-name="ro5">
          <table:table-cell office:value-type="string" table:style-name="ce4">
            <text:p>OFSTED</text:p>
          </table:table-cell>
          <table:table-cell office:value-type="string" table:style-name="ce4">
            <text:p>Ofsted</text:p>
          </table:table-cell>
          <table:table-cell office:value-type="string" table:style-name="ce4">
            <text:p>Ofsted</text:p>
          </table:table-cell>
          <table:table-cell table:style-name="ce4"/>
          <table:table-cell office:value-type="float" office:value="79.572999999999993" table:style-name="ce10">
            <text:p>79.573</text:p>
          </table:table-cell>
          <table:table-cell office:value-type="float" office:value="64.073999999999998" table:style-name="ce10">
            <text:p>64.074</text:p>
          </table:table-cell>
          <table:table-cell office:value-type="float" office:value="25.504999999999999" table:style-name="ce10">
            <text:p>25.505</text:p>
          </table:table-cell>
          <table:table-cell office:value-type="float" office:value="78.033000000000001" table:style-name="ce10">
            <text:p>78.033</text:p>
          </table:table-cell>
          <table:table-cell office:value-type="float" office:value="76.546999999999997" table:style-name="ce10">
            <text:p>76.547</text:p>
          </table:table-cell>
          <table:table-cell office:value-type="float" office:value="90.343999999999994" table:style-name="ce10">
            <text:p>90.344</text:p>
          </table:table-cell>
          <table:table-cell office:value-type="float" office:value="82.015000000000001" table:style-name="ce10">
            <text:p>82.015</text:p>
          </table:table-cell>
          <table:table-cell office:value-type="float" office:value="85.447999999999993" table:style-name="ce10">
            <text:p>85.448</text:p>
          </table:table-cell>
          <table:table-cell office:value-type="float" office:value="57.734000000000002" table:style-name="ce10">
            <text:p>57.734</text:p>
          </table:table-cell>
          <table:table-cell office:value-type="float" office:value="81.343000000000004" table:style-name="ce10">
            <text:p>81.343</text:p>
          </table:table-cell>
          <table:table-cell office:value-type="float" office:value="77.025000000000006" table:style-name="ce10">
            <text:p>77.025</text:p>
          </table:table-cell>
          <table:table-cell office:value-type="float" office:value="37.625" table:style-name="ce10">
            <text:p>37.625</text:p>
          </table:table-cell>
          <table:table-cell office:value-type="float" office:value="57.415999999999997" table:style-name="ce10">
            <text:p>57.416</text:p>
          </table:table-cell>
          <table:table-cell office:value-type="float" office:value="93.25" table:style-name="ce10">
            <text:p>93.25</text:p>
          </table:table-cell>
          <table:table-cell office:value-type="float" office:value="85.606999999999999" table:style-name="ce10">
            <text:p>85.607</text:p>
          </table:table-cell>
          <table:table-cell office:value-type="float" office:value="82.968000000000004" table:style-name="ce10">
            <text:p>82.968</text:p>
          </table:table-cell>
          <table:table-cell office:value-type="float" office:value="51.627000000000002" table:style-name="ce10">
            <text:p>51.627</text:p>
          </table:table-cell>
          <table:table-cell office:value-type="float" office:value="69.375" table:style-name="ce10">
            <text:p>69.375</text:p>
          </table:table-cell>
          <table:table-cell office:value-type="float" office:value="89.861999999999995" table:style-name="ce10">
            <text:p>89.862</text:p>
          </table:table-cell>
          <table:table-cell office:value-type="float" office:value="90.858000000000004" table:style-name="ce10">
            <text:p>90.858</text:p>
          </table:table-cell>
          <table:table-cell office:value-type="float" office:value="81.703999999999994" table:style-name="ce10">
            <text:p>81.704</text:p>
          </table:table-cell>
          <table:table-cell office:value-type="float" office:value="88.784000000000006" table:style-name="ce10">
            <text:p>88.784</text:p>
          </table:table-cell>
          <table:table-cell office:value-type="float" office:value="84.736000000000004" table:style-name="ce10">
            <text:p>84.736</text:p>
          </table:table-cell>
          <table:table-cell office:value-type="float" office:value="77.813000000000002" table:style-name="ce10">
            <text:p>77.813</text:p>
          </table:table-cell>
          <table:table-cell office:value-type="float" office:value="84.614999999999995" table:style-name="ce10">
            <text:p>84.615</text:p>
          </table:table-cell>
          <table:table-cell office:value-type="float" office:value="87.915000000000006" table:style-name="ce10">
            <text:p>87.915</text:p>
          </table:table-cell>
          <table:table-cell office:value-type="float" office:value="79.424999999999997" table:style-name="ce10">
            <text:p>79.425</text:p>
          </table:table-cell>
          <table:table-cell office:value-type="float" office:value="74.828000000000003" table:style-name="ce10">
            <text:p>74.828</text:p>
          </table:table-cell>
          <table:table-cell office:value-type="float" office:value="78.272000000000006" table:style-name="ce10">
            <text:p>78.272</text:p>
          </table:table-cell>
          <table:table-cell office:value-type="float" office:value="41.228000000000002" table:style-name="ce10">
            <text:p>41.228</text:p>
          </table:table-cell>
          <table:table-cell office:value-type="float" office:value="92.433000000000007" table:style-name="ce10">
            <text:p>92.433</text:p>
          </table:table-cell>
          <table:table-cell office:value-type="float" office:value="88.055000000000007" table:style-name="ce10">
            <text:p>88.055</text:p>
          </table:table-cell>
          <table:table-cell office:value-type="float" office:value="75.86" table:style-name="ce10">
            <text:p>75.86</text:p>
          </table:table-cell>
          <table:table-cell office:value-type="float" office:value="68.233000000000004" table:style-name="ce10">
            <text:p>68.233</text:p>
          </table:table-cell>
          <table:table-cell office:value-type="float" office:value="63.83" table:style-name="ce10">
            <text:p>63.83</text:p>
          </table:table-cell>
          <table:table-cell office:value-type="float" office:value="47.682000000000002" table:style-name="ce10">
            <text:p>47.682</text:p>
          </table:table-cell>
          <table:table-cell office:value-type="float" office:value="51.22" table:style-name="ce10">
            <text:p>51.22</text:p>
          </table:table-cell>
          <table:table-cell office:value-type="float" office:value="84.855999999999995" table:style-name="ce10">
            <text:p>84.856</text:p>
          </table:table-cell>
          <table:table-cell office:value-type="float" office:value="91.536000000000001" table:style-name="ce10">
            <text:p>91.536</text:p>
          </table:table-cell>
          <table:table-cell office:value-type="float" office:value="75.94" table:style-name="ce10">
            <text:p>75.94</text:p>
          </table:table-cell>
          <table:table-cell office:value-type="float" office:value="73.046000000000006" table:style-name="ce10">
            <text:p>73.046</text:p>
          </table:table-cell>
          <table:table-cell office:value-type="float" office:value="77.52" table:style-name="ce10">
            <text:p>77.52</text:p>
          </table:table-cell>
          <table:table-cell office:value-type="float" office:value="85.444999999999993" table:style-name="ce10">
            <text:p>85.445</text:p>
          </table:table-cell>
          <table:table-cell office:value-type="float" office:value="94.49" table:style-name="ce10">
            <text:p>94.49</text:p>
          </table:table-cell>
          <table:table-cell office:value-type="float" office:value="79.936999999999998" table:style-name="ce10">
            <text:p>79.937</text:p>
          </table:table-cell>
          <table:table-cell office:value-type="float" office:value="59.110999999999997" table:style-name="ce10">
            <text:p>59.111</text:p>
          </table:table-cell>
          <table:table-cell office:value-type="float" office:value="65.790999999999997" table:style-name="ce10">
            <text:p>65.791</text:p>
          </table:table-cell>
          <table:table-cell office:value-type="float" office:value="37.844999999999999" table:style-name="ce10">
            <text:p>37.845</text:p>
          </table:table-cell>
          <table:table-cell office:value-type="float" office:value="43.938000000000002" table:style-name="ce10">
            <text:p>43.938</text:p>
          </table:table-cell>
          <table:table-cell office:value-type="float" office:value="31.015000000000001" table:style-name="ce10">
            <text:p>31.015</text:p>
          </table:table-cell>
          <table:table-cell office:value-type="float" office:value="79.313000000000002" table:style-name="ce10">
            <text:p>79.313</text:p>
          </table:table-cell>
          <table:table-cell office:value-type="float" office:value="68.256" table:style-name="ce10">
            <text:p>68.256</text:p>
          </table:table-cell>
          <table:table-cell office:value-type="float" office:value="77.611000000000004" table:style-name="ce10">
            <text:p>77.611</text:p>
          </table:table-cell>
          <table:table-cell office:value-type="float" office:value="73.563000000000002" table:style-name="ce10">
            <text:p>73.563</text:p>
          </table:table-cell>
          <table:table-cell office:value-type="float" office:value="68.694999999999993" table:style-name="ce10">
            <text:p>68.695</text:p>
          </table:table-cell>
          <table:table-cell office:value-type="float" office:value="64.495999999999995" table:style-name="ce10">
            <text:p>64.496</text:p>
          </table:table-cell>
          <table:table-cell office:value-type="float" office:value="38.76" table:style-name="ce10">
            <text:p>38.76</text:p>
          </table:table-cell>
          <table:table-cell office:value-type="float" office:value="44.798999999999999" table:style-name="ce10">
            <text:p>44.799</text:p>
          </table:table-cell>
          <table:table-cell office:value-type="float" office:value="64.790000000000006" table:style-name="ce10">
            <text:p>64.79</text:p>
          </table:table-cell>
          <table:table-cell office:value-type="float" office:value="38.640999999999998" table:style-name="ce10">
            <text:p>38.641</text:p>
          </table:table-cell>
          <table:table-cell office:value-type="float" office:value="45.027999999999999" table:style-name="ce10">
            <text:p>45.028</text:p>
          </table:table-cell>
          <table:table-cell office:value-type="float" office:value="52.22" table:style-name="ce10">
            <text:p>52.22</text:p>
          </table:table-cell>
          <table:table-cell office:value-type="float" office:value="58.098999999999997" table:style-name="ce10">
            <text:p>58.099</text:p>
          </table:table-cell>
          <table:table-cell office:value-type="float" office:value="55.201000000000001" table:style-name="ce10">
            <text:p>55.201</text:p>
          </table:table-cell>
          <table:table-cell office:value-type="float" office:value="62.759" table:style-name="ce10">
            <text:p>62.759</text:p>
          </table:table-cell>
          <table:table-cell office:value-type="float" office:value="60.414000000000001" table:style-name="ce10">
            <text:p>60.414</text:p>
          </table:table-cell>
          <table:table-cell office:value-type="float" office:value="52.222999999999999" table:style-name="ce10">
            <text:p>52.223</text:p>
          </table:table-cell>
          <table:table-cell office:value-type="float" office:value="43.518999999999998" table:style-name="ce10">
            <text:p>43.519</text:p>
          </table:table-cell>
          <table:table-cell office:value-type="float" office:value="90.481999999999999" table:style-name="ce10">
            <text:p>90.482</text:p>
          </table:table-cell>
          <table:table-cell office:value-type="float" office:value="65.075000000000003" table:style-name="ce10">
            <text:p>65.075</text:p>
          </table:table-cell>
          <table:table-cell office:value-type="float" office:value="73.417000000000002" table:style-name="ce10">
            <text:p>73.417</text:p>
          </table:table-cell>
          <table:table-cell office:value-type="float" office:value="73.12" table:style-name="ce10">
            <text:p>73.12</text:p>
          </table:table-cell>
          <table:table-cell office:value-type="float" office:value="67.94" table:style-name="ce10">
            <text:p>67.94</text:p>
          </table:table-cell>
          <table:table-cell office:value-type="float" office:value="55.402000000000001" table:style-name="ce10">
            <text:p>55.402</text:p>
          </table:table-cell>
          <table:table-cell office:value-type="float" office:value="39.610999999999997" table:style-name="ce10">
            <text:p>39.611</text:p>
          </table:table-cell>
          <table:table-cell office:value-type="float" office:value="74.03" table:style-name="ce10">
            <text:p>74.03</text:p>
          </table:table-cell>
          <table:table-cell office:value-type="float" office:value="20.827999999999999" table:style-name="ce10">
            <text:p>20.828</text:p>
          </table:table-cell>
          <table:table-cell office:value-type="float" office:value="91.331999999999994" table:style-name="ce10">
            <text:p>91.332</text:p>
          </table:table-cell>
          <table:table-cell office:value-type="float" office:value="67.503" table:style-name="ce10">
            <text:p>67.503</text:p>
          </table:table-cell>
          <table:table-cell office:value-type="float" office:value="94.106999999999999" table:style-name="ce10">
            <text:p>94.107</text:p>
          </table:table-cell>
          <table:table-cell office:value-type="float" office:value="77.17" table:style-name="ce10">
            <text:p>77.17</text:p>
          </table:table-cell>
          <table:table-cell office:value-type="float" office:value="66.141999999999996" table:style-name="ce10">
            <text:p>66.142</text:p>
          </table:table-cell>
          <table:table-cell office:value-type="float" office:value="49.624000000000002" table:style-name="ce10">
            <text:p>49.624</text:p>
          </table:table-cell>
          <table:table-cell office:value-type="float" office:value="25.204000000000001" table:style-name="ce10">
            <text:p>25.204</text:p>
          </table:table-cell>
          <table:table-cell office:value-type="float" office:value="5.0819999999999999" table:style-name="ce10">
            <text:p>5.082</text:p>
          </table:table-cell>
          <table:table-cell office:value-type="float" office:value="14.617000000000001" table:style-name="ce10">
            <text:p>14.617</text:p>
          </table:table-cell>
          <table:table-cell office:value-type="float" office:value="35.383000000000003" table:style-name="ce10">
            <text:p>35.383</text:p>
          </table:table-cell>
          <table:table-cell office:value-type="float" office:value="44.917999999999999" table:style-name="ce10">
            <text:p>44.918</text:p>
          </table:table-cell>
          <table:table-cell office:value-type="float" office:value="6.1749999999999998" table:style-name="ce10">
            <text:p>6.175</text:p>
          </table:table-cell>
          <table:table-cell office:value-type="float" office:value="91.912000000000006" table:style-name="ce10">
            <text:p>91.912</text:p>
          </table:table-cell>
          <table:table-cell office:value-type="float" office:value="69.572999999999993" table:style-name="ce10">
            <text:p>69.573</text:p>
          </table:table-cell>
          <table:table-cell office:value-type="float" office:value="78.072000000000003" table:style-name="ce10">
            <text:p>78.072</text:p>
          </table:table-cell>
          <table:table-cell office:value-type="float" office:value="5.7640000000000002" table:style-name="ce10">
            <text:p>5.764</text:p>
          </table:table-cell>
          <table:table-cell office:value-type="float" office:value="87.406000000000006" table:style-name="ce10">
            <text:p>87.406</text:p>
          </table:table-cell>
          <table:table-cell office:value-type="float" office:value="6.83" table:style-name="ce10">
            <text:p>6.83</text:p>
          </table:table-cell>
          <table:table-cell office:value-type="float" office:value="5.569" table:style-name="ce10">
            <text:p>5.569</text:p>
          </table:table-cell>
          <table:table-cell office:value-type="float" office:value="89.549000000000007" table:style-name="ce10">
            <text:p>89.549</text:p>
          </table:table-cell>
          <table:table-cell office:value-type="float" office:value="4.8810000000000002" table:style-name="ce10">
            <text:p>4.881</text:p>
          </table:table-cell>
          <table:table-cell office:value-type="float" office:value="38.636000000000003" table:style-name="ce10">
            <text:p>38.636</text:p>
          </table:table-cell>
          <table:table-cell office:value-type="float" office:value="42.045000000000002" table:style-name="ce10">
            <text:p>42.045</text:p>
          </table:table-cell>
          <table:table-cell office:value-type="float" office:value="19.318000000000001" table:style-name="ce10">
            <text:p>19.318</text:p>
          </table:table-cell>
          <table:table-cell office:value-type="string" table:style-name="ce10">
            <text:p>[c]</text:p>
          </table:table-cell>
          <table:table-cell office:value-type="float" office:value="58.823999999999998" table:style-name="ce10">
            <text:p>58.824</text:p>
          </table:table-cell>
          <table:table-cell office:value-type="string" table:style-name="ce10">
            <text:p>[c]</text:p>
          </table:table-cell>
          <table:table-cell office:value-type="float" office:value="34.091000000000001" table:style-name="ce10">
            <text:p>34.091</text:p>
          </table:table-cell>
          <table:table-cell office:value-type="float" office:value="26.135999999999999" table:style-name="ce10">
            <text:p>26.136</text:p>
          </table:table-cell>
          <table:table-cell office:value-type="float" office:value="39.773000000000003" table:style-name="ce10">
            <text:p>39.773</text:p>
          </table:table-cell>
          <table:table-cell office:value-type="float" office:value="62.920999999999999" table:style-name="ce10">
            <text:p>62.921</text:p>
          </table:table-cell>
          <table:table-cell office:value-type="float" office:value="14.606999999999999" table:style-name="ce10">
            <text:p>14.607</text:p>
          </table:table-cell>
          <table:table-cell office:value-type="float" office:value="22.472000000000001" table:style-name="ce10">
            <text:p>22.472</text:p>
          </table:table-cell>
          <table:table-cell office:value-type="string" table:style-name="ce10">
            <text:p>[c]</text:p>
          </table:table-cell>
          <table:table-cell office:value-type="float" office:value="58.823999999999998" table:style-name="ce10">
            <text:p>58.824</text:p>
          </table:table-cell>
          <table:table-cell office:value-type="string" table:style-name="ce10">
            <text:p>[c]</text:p>
          </table:table-cell>
          <table:table-cell office:value-type="float" office:value="71.825999999999993" table:style-name="ce10">
            <text:p>71.826</text:p>
          </table:table-cell>
          <table:table-cell office:value-type="float" office:value="77.799000000000007" table:style-name="ce10">
            <text:p>77.799</text:p>
          </table:table-cell>
          <table:table-cell office:value-type="float" office:value="67.596999999999994" table:style-name="ce10">
            <text:p>67.597</text:p>
          </table:table-cell>
          <table:table-cell office:value-type="float" office:value="33.228000000000002" table:style-name="ce10">
            <text:p>33.228</text:p>
          </table:table-cell>
          <table:table-cell office:value-type="float" office:value="75.206000000000003" table:style-name="ce10">
            <text:p>75.206</text:p>
          </table:table-cell>
          <table:table-cell office:value-type="float" office:value="72.197999999999993" table:style-name="ce10">
            <text:p>72.198</text:p>
          </table:table-cell>
          <table:table-cell office:value-type="float" office:value="54.167000000000002" table:style-name="ce10">
            <text:p>54.167</text:p>
          </table:table-cell>
          <table:table-cell office:value-type="float" office:value="65.399000000000001" table:style-name="ce10">
            <text:p>65.399</text:p>
          </table:table-cell>
          <table:table-cell table:number-columns-repeated="16259"/>
        </table:table-row>
        <table:table-row table:style-name="ro8">
          <table:table-cell office:value-type="string" table:style-name="ce4">
            <text:p>OFWAT</text:p>
          </table:table-cell>
          <table:table-cell office:value-type="string" table:style-name="ce4">
            <text:p>Water Services Regulation Authority (Ofwat)</text:p>
          </table:table-cell>
          <table:table-cell office:value-type="string" table:style-name="ce4">
            <text:p>Water Services Regulation Authority (Ofwat)</text:p>
          </table:table-cell>
          <table:table-cell table:style-name="ce4"/>
          <table:table-cell office:value-type="float" office:value="83.564999999999998" table:style-name="ce10">
            <text:p>83.565</text:p>
          </table:table-cell>
          <table:table-cell office:value-type="float" office:value="66.355000000000004" table:style-name="ce10">
            <text:p>66.355</text:p>
          </table:table-cell>
          <table:table-cell office:value-type="float" office:value="22.521000000000001" table:style-name="ce10">
            <text:p>22.521</text:p>
          </table:table-cell>
          <table:table-cell office:value-type="float" office:value="76.616" table:style-name="ce10">
            <text:p>76.616</text:p>
          </table:table-cell>
          <table:table-cell office:value-type="float" office:value="84.933000000000007" table:style-name="ce10">
            <text:p>84.933</text:p>
          </table:table-cell>
          <table:table-cell office:value-type="float" office:value="87.832999999999998" table:style-name="ce10">
            <text:p>87.833</text:p>
          </table:table-cell>
          <table:table-cell office:value-type="float" office:value="81.745000000000005" table:style-name="ce10">
            <text:p>81.745</text:p>
          </table:table-cell>
          <table:table-cell office:value-type="float" office:value="88.5" table:style-name="ce10">
            <text:p>88.5</text:p>
          </table:table-cell>
          <table:table-cell office:value-type="float" office:value="58.082999999999998" table:style-name="ce10">
            <text:p>58.083</text:p>
          </table:table-cell>
          <table:table-cell office:value-type="float" office:value="88.305999999999997" table:style-name="ce10">
            <text:p>88.306</text:p>
          </table:table-cell>
          <table:table-cell office:value-type="float" office:value="79.311000000000007" table:style-name="ce10">
            <text:p>79.311</text:p>
          </table:table-cell>
          <table:table-cell office:value-type="float" office:value="40.777999999999999" table:style-name="ce10">
            <text:p>40.778</text:p>
          </table:table-cell>
          <table:table-cell office:value-type="float" office:value="62.505000000000003" table:style-name="ce10">
            <text:p>62.505</text:p>
          </table:table-cell>
          <table:table-cell office:value-type="float" office:value="94.631" table:style-name="ce10">
            <text:p>94.631</text:p>
          </table:table-cell>
          <table:table-cell office:value-type="float" office:value="85.284000000000006" table:style-name="ce10">
            <text:p>85.284</text:p>
          </table:table-cell>
          <table:table-cell office:value-type="float" office:value="81.332999999999998" table:style-name="ce10">
            <text:p>81.333</text:p>
          </table:table-cell>
          <table:table-cell office:value-type="float" office:value="73.667000000000002" table:style-name="ce10">
            <text:p>73.667</text:p>
          </table:table-cell>
          <table:table-cell office:value-type="float" office:value="90" table:style-name="ce10">
            <text:p>90</text:p>
          </table:table-cell>
          <table:table-cell office:value-type="float" office:value="85.667000000000002" table:style-name="ce10">
            <text:p>85.667</text:p>
          </table:table-cell>
          <table:table-cell office:value-type="float" office:value="90" table:style-name="ce10">
            <text:p>90</text:p>
          </table:table-cell>
          <table:table-cell office:value-type="float" office:value="79.332999999999998" table:style-name="ce10">
            <text:p>79.333</text:p>
          </table:table-cell>
          <table:table-cell office:value-type="float" office:value="91.332999999999998" table:style-name="ce10">
            <text:p>91.333</text:p>
          </table:table-cell>
          <table:table-cell office:value-type="float" office:value="88.667000000000002" table:style-name="ce10">
            <text:p>88.667</text:p>
          </table:table-cell>
          <table:table-cell office:value-type="float" office:value="77" table:style-name="ce10">
            <text:p>77</text:p>
          </table:table-cell>
          <table:table-cell office:value-type="float" office:value="84.667000000000002" table:style-name="ce10">
            <text:p>84.667</text:p>
          </table:table-cell>
          <table:table-cell office:value-type="float" office:value="87.625" table:style-name="ce10">
            <text:p>87.625</text:p>
          </table:table-cell>
          <table:table-cell office:value-type="float" office:value="74.332999999999998" table:style-name="ce10">
            <text:p>74.333</text:p>
          </table:table-cell>
          <table:table-cell office:value-type="float" office:value="75.584999999999994" table:style-name="ce10">
            <text:p>75.585</text:p>
          </table:table-cell>
          <table:table-cell office:value-type="float" office:value="77.257999999999996" table:style-name="ce10">
            <text:p>77.258</text:p>
          </table:table-cell>
          <table:table-cell office:value-type="float" office:value="26.599" table:style-name="ce10">
            <text:p>26.599</text:p>
          </table:table-cell>
          <table:table-cell office:value-type="float" office:value="88.552000000000007" table:style-name="ce10">
            <text:p>88.552</text:p>
          </table:table-cell>
          <table:table-cell office:value-type="float" office:value="89.298000000000002" table:style-name="ce10">
            <text:p>89.298</text:p>
          </table:table-cell>
          <table:table-cell office:value-type="float" office:value="88.332999999999998" table:style-name="ce10">
            <text:p>88.333</text:p>
          </table:table-cell>
          <table:table-cell office:value-type="float" office:value="70.667000000000002" table:style-name="ce10">
            <text:p>70.667</text:p>
          </table:table-cell>
          <table:table-cell office:value-type="float" office:value="57.383000000000003" table:style-name="ce10">
            <text:p>57.383</text:p>
          </table:table-cell>
          <table:table-cell office:value-type="float" office:value="51.505000000000003" table:style-name="ce10">
            <text:p>51.505</text:p>
          </table:table-cell>
          <table:table-cell office:value-type="float" office:value="53.02" table:style-name="ce10">
            <text:p>53.02</text:p>
          </table:table-cell>
          <table:table-cell office:value-type="float" office:value="89.966999999999999" table:style-name="ce10">
            <text:p>89.967</text:p>
          </table:table-cell>
          <table:table-cell office:value-type="float" office:value="93" table:style-name="ce10">
            <text:p>93</text:p>
          </table:table-cell>
          <table:table-cell office:value-type="float" office:value="78.930000000000007" table:style-name="ce10">
            <text:p>78.93</text:p>
          </table:table-cell>
          <table:table-cell office:value-type="float" office:value="91.638999999999996" table:style-name="ce10">
            <text:p>91.639</text:p>
          </table:table-cell>
          <table:table-cell office:value-type="float" office:value="76.332999999999998" table:style-name="ce10">
            <text:p>76.333</text:p>
          </table:table-cell>
          <table:table-cell office:value-type="float" office:value="79.332999999999998" table:style-name="ce10">
            <text:p>79.333</text:p>
          </table:table-cell>
          <table:table-cell office:value-type="float" office:value="94.295000000000002" table:style-name="ce10">
            <text:p>94.295</text:p>
          </table:table-cell>
          <table:table-cell office:value-type="float" office:value="86.287999999999997" table:style-name="ce10">
            <text:p>86.288</text:p>
          </table:table-cell>
          <table:table-cell office:value-type="float" office:value="65.216999999999999" table:style-name="ce10">
            <text:p>65.217</text:p>
          </table:table-cell>
          <table:table-cell office:value-type="float" office:value="74.332999999999998" table:style-name="ce10">
            <text:p>74.333</text:p>
          </table:table-cell>
          <table:table-cell office:value-type="float" office:value="41.667000000000002" table:style-name="ce10">
            <text:p>41.667</text:p>
          </table:table-cell>
          <table:table-cell office:value-type="float" office:value="47.332999999999998" table:style-name="ce10">
            <text:p>47.333</text:p>
          </table:table-cell>
          <table:table-cell office:value-type="float" office:value="33.332999999999998" table:style-name="ce10">
            <text:p>33.333</text:p>
          </table:table-cell>
          <table:table-cell office:value-type="float" office:value="72.575000000000003" table:style-name="ce10">
            <text:p>72.575</text:p>
          </table:table-cell>
          <table:table-cell office:value-type="float" office:value="64.765000000000001" table:style-name="ce10">
            <text:p>64.765</text:p>
          </table:table-cell>
          <table:table-cell office:value-type="float" office:value="74.581999999999994" table:style-name="ce10">
            <text:p>74.582</text:p>
          </table:table-cell>
          <table:table-cell office:value-type="float" office:value="70" table:style-name="ce10">
            <text:p>70</text:p>
          </table:table-cell>
          <table:table-cell office:value-type="float" office:value="59" table:style-name="ce10">
            <text:p>59</text:p>
          </table:table-cell>
          <table:table-cell office:value-type="float" office:value="70.332999999999998" table:style-name="ce10">
            <text:p>70.333</text:p>
          </table:table-cell>
          <table:table-cell office:value-type="float" office:value="43.332999999999998" table:style-name="ce10">
            <text:p>43.333</text:p>
          </table:table-cell>
          <table:table-cell office:value-type="float" office:value="44.816000000000003" table:style-name="ce10">
            <text:p>44.816</text:p>
          </table:table-cell>
          <table:table-cell office:value-type="float" office:value="78.332999999999998" table:style-name="ce10">
            <text:p>78.333</text:p>
          </table:table-cell>
          <table:table-cell office:value-type="float" office:value="56.186999999999998" table:style-name="ce10">
            <text:p>56.187</text:p>
          </table:table-cell>
          <table:table-cell office:value-type="float" office:value="65.667000000000002" table:style-name="ce10">
            <text:p>65.667</text:p>
          </table:table-cell>
          <table:table-cell office:value-type="float" office:value="48.332999999999998" table:style-name="ce10">
            <text:p>48.333</text:p>
          </table:table-cell>
          <table:table-cell office:value-type="float" office:value="76.667000000000002" table:style-name="ce10">
            <text:p>76.667</text:p>
          </table:table-cell>
          <table:table-cell office:value-type="float" office:value="50.835999999999999" table:style-name="ce10">
            <text:p>50.836</text:p>
          </table:table-cell>
          <table:table-cell office:value-type="float" office:value="67" table:style-name="ce10">
            <text:p>67</text:p>
          </table:table-cell>
          <table:table-cell office:value-type="float" office:value="67.667000000000002" table:style-name="ce10">
            <text:p>67.667</text:p>
          </table:table-cell>
          <table:table-cell office:value-type="float" office:value="52.843000000000004" table:style-name="ce10">
            <text:p>52.843</text:p>
          </table:table-cell>
          <table:table-cell office:value-type="float" office:value="30.872" table:style-name="ce10">
            <text:p>30.872</text:p>
          </table:table-cell>
          <table:table-cell office:value-type="float" office:value="93" table:style-name="ce10">
            <text:p>93</text:p>
          </table:table-cell>
          <table:table-cell office:value-type="float" office:value="82.885999999999996" table:style-name="ce10">
            <text:p>82.886</text:p>
          </table:table-cell>
          <table:table-cell office:value-type="float" office:value="85" table:style-name="ce10">
            <text:p>85</text:p>
          </table:table-cell>
          <table:table-cell office:value-type="float" office:value="78.930000000000007" table:style-name="ce10">
            <text:p>78.93</text:p>
          </table:table-cell>
          <table:table-cell office:value-type="float" office:value="88.962999999999994" table:style-name="ce10">
            <text:p>88.963</text:p>
          </table:table-cell>
          <table:table-cell office:value-type="float" office:value="38.255000000000003" table:style-name="ce10">
            <text:p>38.255</text:p>
          </table:table-cell>
          <table:table-cell office:value-type="float" office:value="28.094000000000001" table:style-name="ce10">
            <text:p>28.094</text:p>
          </table:table-cell>
          <table:table-cell office:value-type="float" office:value="90" table:style-name="ce10">
            <text:p>90</text:p>
          </table:table-cell>
          <table:table-cell office:value-type="float" office:value="41.805999999999997" table:style-name="ce10">
            <text:p>41.806</text:p>
          </table:table-cell>
          <table:table-cell office:value-type="float" office:value="85.667000000000002" table:style-name="ce10">
            <text:p>85.667</text:p>
          </table:table-cell>
          <table:table-cell office:value-type="float" office:value="96" table:style-name="ce10">
            <text:p>96</text:p>
          </table:table-cell>
          <table:table-cell office:value-type="float" office:value="96.667000000000002" table:style-name="ce10">
            <text:p>96.667</text:p>
          </table:table-cell>
          <table:table-cell office:value-type="float" office:value="67.114000000000004" table:style-name="ce10">
            <text:p>67.114</text:p>
          </table:table-cell>
          <table:table-cell office:value-type="float" office:value="53.332999999999998" table:style-name="ce10">
            <text:p>53.333</text:p>
          </table:table-cell>
          <table:table-cell office:value-type="float" office:value="71.332999999999998" table:style-name="ce10">
            <text:p>71.333</text:p>
          </table:table-cell>
          <table:table-cell office:value-type="float" office:value="40.667000000000002" table:style-name="ce10">
            <text:p>40.667</text:p>
          </table:table-cell>
          <table:table-cell office:value-type="float" office:value="3.02" table:style-name="ce10">
            <text:p>3.02</text:p>
          </table:table-cell>
          <table:table-cell office:value-type="float" office:value="18.120999999999999" table:style-name="ce10">
            <text:p>18.121</text:p>
          </table:table-cell>
          <table:table-cell office:value-type="float" office:value="41.945999999999998" table:style-name="ce10">
            <text:p>41.946</text:p>
          </table:table-cell>
          <table:table-cell office:value-type="float" office:value="36.912999999999997" table:style-name="ce10">
            <text:p>36.913</text:p>
          </table:table-cell>
          <table:table-cell office:value-type="float" office:value="6.04" table:style-name="ce10">
            <text:p>6.04</text:p>
          </table:table-cell>
          <table:table-cell office:value-type="float" office:value="82.332999999999998" table:style-name="ce10">
            <text:p>82.333</text:p>
          </table:table-cell>
          <table:table-cell office:value-type="float" office:value="53.332999999999998" table:style-name="ce10">
            <text:p>53.333</text:p>
          </table:table-cell>
          <table:table-cell office:value-type="float" office:value="82.432000000000002" table:style-name="ce10">
            <text:p>82.432</text:p>
          </table:table-cell>
          <table:table-cell office:value-type="float" office:value="3.3330000000000002" table:style-name="ce10">
            <text:p>3.333</text:p>
          </table:table-cell>
          <table:table-cell office:value-type="float" office:value="93" table:style-name="ce10">
            <text:p>93</text:p>
          </table:table-cell>
          <table:table-cell office:value-type="float" office:value="3.6669999999999998" table:style-name="ce10">
            <text:p>3.667</text:p>
          </table:table-cell>
          <table:table-cell office:value-type="float" office:value="4" table:style-name="ce10">
            <text:p>4</text:p>
          </table:table-cell>
          <table:table-cell office:value-type="float" office:value="90.332999999999998" table:style-name="ce10">
            <text:p>90.333</text:p>
          </table:table-cell>
          <table:table-cell office:value-type="float" office:value="5.6669999999999998" table:style-name="ce10">
            <text:p>5.66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1.477000000000004" table:style-name="ce10">
            <text:p>71.477</text:p>
          </table:table-cell>
          <table:table-cell office:value-type="float" office:value="77.516999999999996" table:style-name="ce10">
            <text:p>77.517</text:p>
          </table:table-cell>
          <table:table-cell office:value-type="float" office:value="64.646000000000001" table:style-name="ce10">
            <text:p>64.646</text:p>
          </table:table-cell>
          <table:table-cell office:value-type="float" office:value="33.332999999999998" table:style-name="ce10">
            <text:p>33.333</text:p>
          </table:table-cell>
          <table:table-cell office:value-type="float" office:value="75.757999999999996" table:style-name="ce10">
            <text:p>75.758</text:p>
          </table:table-cell>
          <table:table-cell office:value-type="float" office:value="75.421000000000006" table:style-name="ce10">
            <text:p>75.421</text:p>
          </table:table-cell>
          <table:table-cell office:value-type="float" office:value="73.063999999999993" table:style-name="ce10">
            <text:p>73.064</text:p>
          </table:table-cell>
          <table:table-cell office:value-type="float" office:value="63.514000000000003" table:style-name="ce10">
            <text:p>63.514</text:p>
          </table:table-cell>
          <table:table-cell table:number-columns-repeated="16259"/>
        </table:table-row>
        <table:table-row table:style-name="ro5">
          <table:table-cell office:value-type="string" table:style-name="ce4">
            <text:p>ONS</text:p>
          </table:table-cell>
          <table:table-cell office:value-type="string" table:style-name="ce4">
            <text:p>Office for National Statistics</text:p>
          </table:table-cell>
          <table:table-cell office:value-type="string" table:style-name="ce4">
            <text:p>UK Statistics Authority</text:p>
          </table:table-cell>
          <table:table-cell table:style-name="ce4"/>
          <table:table-cell office:value-type="float" office:value="65.831000000000003" table:style-name="ce10">
            <text:p>65.831</text:p>
          </table:table-cell>
          <table:table-cell office:value-type="float" office:value="60.441000000000003" table:style-name="ce10">
            <text:p>60.441</text:p>
          </table:table-cell>
          <table:table-cell office:value-type="float" office:value="28.081" table:style-name="ce10">
            <text:p>28.081</text:p>
          </table:table-cell>
          <table:table-cell office:value-type="float" office:value="71.796000000000006" table:style-name="ce10">
            <text:p>71.796</text:p>
          </table:table-cell>
          <table:table-cell office:value-type="float" office:value="73.653999999999996" table:style-name="ce10">
            <text:p>73.654</text:p>
          </table:table-cell>
          <table:table-cell office:value-type="float" office:value="76.316999999999993" table:style-name="ce10">
            <text:p>76.317</text:p>
          </table:table-cell>
          <table:table-cell office:value-type="float" office:value="75.37" table:style-name="ce10">
            <text:p>75.37</text:p>
          </table:table-cell>
          <table:table-cell office:value-type="float" office:value="84.254000000000005" table:style-name="ce10">
            <text:p>84.254</text:p>
          </table:table-cell>
          <table:table-cell office:value-type="float" office:value="53.698" table:style-name="ce10">
            <text:p>53.698</text:p>
          </table:table-cell>
          <table:table-cell office:value-type="float" office:value="80.662999999999997" table:style-name="ce10">
            <text:p>80.663</text:p>
          </table:table-cell>
          <table:table-cell office:value-type="float" office:value="74.167000000000002" table:style-name="ce10">
            <text:p>74.167</text:p>
          </table:table-cell>
          <table:table-cell office:value-type="float" office:value="25.259" table:style-name="ce10">
            <text:p>25.259</text:p>
          </table:table-cell>
          <table:table-cell office:value-type="float" office:value="42.216999999999999" table:style-name="ce10">
            <text:p>42.217</text:p>
          </table:table-cell>
          <table:table-cell office:value-type="float" office:value="85.477000000000004" table:style-name="ce10">
            <text:p>85.477</text:p>
          </table:table-cell>
          <table:table-cell office:value-type="float" office:value="77.106999999999999" table:style-name="ce10">
            <text:p>77.107</text:p>
          </table:table-cell>
          <table:table-cell office:value-type="float" office:value="72.093999999999994" table:style-name="ce10">
            <text:p>72.094</text:p>
          </table:table-cell>
          <table:table-cell office:value-type="float" office:value="54.168999999999997" table:style-name="ce10">
            <text:p>54.169</text:p>
          </table:table-cell>
          <table:table-cell office:value-type="float" office:value="79.319000000000003" table:style-name="ce10">
            <text:p>79.319</text:p>
          </table:table-cell>
          <table:table-cell office:value-type="float" office:value="73.762" table:style-name="ce10">
            <text:p>73.762</text:p>
          </table:table-cell>
          <table:table-cell office:value-type="float" office:value="78.911000000000001" table:style-name="ce10">
            <text:p>78.911</text:p>
          </table:table-cell>
          <table:table-cell office:value-type="float" office:value="73.37" table:style-name="ce10">
            <text:p>73.37</text:p>
          </table:table-cell>
          <table:table-cell office:value-type="float" office:value="90.950999999999993" table:style-name="ce10">
            <text:p>90.951</text:p>
          </table:table-cell>
          <table:table-cell office:value-type="float" office:value="85.697999999999993" table:style-name="ce10">
            <text:p>85.698</text:p>
          </table:table-cell>
          <table:table-cell office:value-type="float" office:value="65.228999999999999" table:style-name="ce10">
            <text:p>65.229</text:p>
          </table:table-cell>
          <table:table-cell office:value-type="float" office:value="79.760999999999996" table:style-name="ce10">
            <text:p>79.761</text:p>
          </table:table-cell>
          <table:table-cell office:value-type="float" office:value="81.793999999999997" table:style-name="ce10">
            <text:p>81.794</text:p>
          </table:table-cell>
          <table:table-cell office:value-type="float" office:value="67.918000000000006" table:style-name="ce10">
            <text:p>67.918</text:p>
          </table:table-cell>
          <table:table-cell office:value-type="float" office:value="63.152000000000001" table:style-name="ce10">
            <text:p>63.152</text:p>
          </table:table-cell>
          <table:table-cell office:value-type="float" office:value="70.381" table:style-name="ce10">
            <text:p>70.381</text:p>
          </table:table-cell>
          <table:table-cell office:value-type="float" office:value="60.814999999999998" table:style-name="ce10">
            <text:p>60.815</text:p>
          </table:table-cell>
          <table:table-cell office:value-type="float" office:value="87.096000000000004" table:style-name="ce10">
            <text:p>87.096</text:p>
          </table:table-cell>
          <table:table-cell office:value-type="float" office:value="85.942999999999998" table:style-name="ce10">
            <text:p>85.943</text:p>
          </table:table-cell>
          <table:table-cell office:value-type="float" office:value="79.727000000000004" table:style-name="ce10">
            <text:p>79.727</text:p>
          </table:table-cell>
          <table:table-cell office:value-type="float" office:value="66.414000000000001" table:style-name="ce10">
            <text:p>66.414</text:p>
          </table:table-cell>
          <table:table-cell office:value-type="float" office:value="47.101999999999997" table:style-name="ce10">
            <text:p>47.102</text:p>
          </table:table-cell>
          <table:table-cell office:value-type="float" office:value="52.457000000000001" table:style-name="ce10">
            <text:p>52.457</text:p>
          </table:table-cell>
          <table:table-cell office:value-type="float" office:value="48.822000000000003" table:style-name="ce10">
            <text:p>48.822</text:p>
          </table:table-cell>
          <table:table-cell office:value-type="float" office:value="83.230999999999995" table:style-name="ce10">
            <text:p>83.231</text:p>
          </table:table-cell>
          <table:table-cell office:value-type="float" office:value="88.876000000000005" table:style-name="ce10">
            <text:p>88.876</text:p>
          </table:table-cell>
          <table:table-cell office:value-type="float" office:value="70.293999999999997" table:style-name="ce10">
            <text:p>70.294</text:p>
          </table:table-cell>
          <table:table-cell office:value-type="float" office:value="80.262" table:style-name="ce10">
            <text:p>80.262</text:p>
          </table:table-cell>
          <table:table-cell office:value-type="float" office:value="68.218000000000004" table:style-name="ce10">
            <text:p>68.218</text:p>
          </table:table-cell>
          <table:table-cell office:value-type="float" office:value="72.242999999999995" table:style-name="ce10">
            <text:p>72.243</text:p>
          </table:table-cell>
          <table:table-cell office:value-type="float" office:value="87.903999999999996" table:style-name="ce10">
            <text:p>87.904</text:p>
          </table:table-cell>
          <table:table-cell office:value-type="float" office:value="72.468000000000004" table:style-name="ce10">
            <text:p>72.468</text:p>
          </table:table-cell>
          <table:table-cell office:value-type="float" office:value="65.900000000000006" table:style-name="ce10">
            <text:p>65.9</text:p>
          </table:table-cell>
          <table:table-cell office:value-type="float" office:value="78.230999999999995" table:style-name="ce10">
            <text:p>78.231</text:p>
          </table:table-cell>
          <table:table-cell office:value-type="float" office:value="25.597000000000001" table:style-name="ce10">
            <text:p>25.597</text:p>
          </table:table-cell>
          <table:table-cell office:value-type="float" office:value="33.265000000000001" table:style-name="ce10">
            <text:p>33.265</text:p>
          </table:table-cell>
          <table:table-cell office:value-type="float" office:value="16.861000000000001" table:style-name="ce10">
            <text:p>16.861</text:p>
          </table:table-cell>
          <table:table-cell office:value-type="float" office:value="76.397000000000006" table:style-name="ce10">
            <text:p>76.397</text:p>
          </table:table-cell>
          <table:table-cell office:value-type="float" office:value="59.295000000000002" table:style-name="ce10">
            <text:p>59.295</text:p>
          </table:table-cell>
          <table:table-cell office:value-type="float" office:value="70.305999999999997" table:style-name="ce10">
            <text:p>70.306</text:p>
          </table:table-cell>
          <table:table-cell office:value-type="float" office:value="55.261000000000003" table:style-name="ce10">
            <text:p>55.261</text:p>
          </table:table-cell>
          <table:table-cell office:value-type="float" office:value="41.661999999999999" table:style-name="ce10">
            <text:p>41.662</text:p>
          </table:table-cell>
          <table:table-cell office:value-type="float" office:value="42.029000000000003" table:style-name="ce10">
            <text:p>42.029</text:p>
          </table:table-cell>
          <table:table-cell office:value-type="float" office:value="17.893999999999998" table:style-name="ce10">
            <text:p>17.894</text:p>
          </table:table-cell>
          <table:table-cell office:value-type="float" office:value="19.207999999999998" table:style-name="ce10">
            <text:p>19.208</text:p>
          </table:table-cell>
          <table:table-cell office:value-type="float" office:value="59.051000000000002" table:style-name="ce10">
            <text:p>59.051</text:p>
          </table:table-cell>
          <table:table-cell office:value-type="float" office:value="28.459" table:style-name="ce10">
            <text:p>28.459</text:p>
          </table:table-cell>
          <table:table-cell office:value-type="float" office:value="46.058" table:style-name="ce10">
            <text:p>46.058</text:p>
          </table:table-cell>
          <table:table-cell office:value-type="float" office:value="64.025999999999996" table:style-name="ce10">
            <text:p>64.026</text:p>
          </table:table-cell>
          <table:table-cell office:value-type="float" office:value="58.024999999999999" table:style-name="ce10">
            <text:p>58.025</text:p>
          </table:table-cell>
          <table:table-cell office:value-type="float" office:value="45.753999999999998" table:style-name="ce10">
            <text:p>45.754</text:p>
          </table:table-cell>
          <table:table-cell office:value-type="float" office:value="46.183" table:style-name="ce10">
            <text:p>46.183</text:p>
          </table:table-cell>
          <table:table-cell office:value-type="float" office:value="43.793999999999997" table:style-name="ce10">
            <text:p>43.794</text:p>
          </table:table-cell>
          <table:table-cell office:value-type="float" office:value="44.311999999999998" table:style-name="ce10">
            <text:p>44.312</text:p>
          </table:table-cell>
          <table:table-cell office:value-type="float" office:value="33.643999999999998" table:style-name="ce10">
            <text:p>33.644</text:p>
          </table:table-cell>
          <table:table-cell office:value-type="float" office:value="89.555000000000007" table:style-name="ce10">
            <text:p>89.555</text:p>
          </table:table-cell>
          <table:table-cell office:value-type="float" office:value="76.063000000000002" table:style-name="ce10">
            <text:p>76.063</text:p>
          </table:table-cell>
          <table:table-cell office:value-type="float" office:value="74.468999999999994" table:style-name="ce10">
            <text:p>74.469</text:p>
          </table:table-cell>
          <table:table-cell office:value-type="float" office:value="71.179000000000002" table:style-name="ce10">
            <text:p>71.179</text:p>
          </table:table-cell>
          <table:table-cell office:value-type="float" office:value="79.33" table:style-name="ce10">
            <text:p>79.33</text:p>
          </table:table-cell>
          <table:table-cell office:value-type="float" office:value="56.863999999999997" table:style-name="ce10">
            <text:p>56.864</text:p>
          </table:table-cell>
          <table:table-cell office:value-type="float" office:value="35.790999999999997" table:style-name="ce10">
            <text:p>35.791</text:p>
          </table:table-cell>
          <table:table-cell office:value-type="float" office:value="79.591999999999999" table:style-name="ce10">
            <text:p>79.592</text:p>
          </table:table-cell>
          <table:table-cell office:value-type="float" office:value="28.716999999999999" table:style-name="ce10">
            <text:p>28.717</text:p>
          </table:table-cell>
          <table:table-cell office:value-type="float" office:value="75.406999999999996" table:style-name="ce10">
            <text:p>75.407</text:p>
          </table:table-cell>
          <table:table-cell office:value-type="float" office:value="58.235999999999997" table:style-name="ce10">
            <text:p>58.236</text:p>
          </table:table-cell>
          <table:table-cell office:value-type="float" office:value="95.076999999999998" table:style-name="ce10">
            <text:p>95.077</text:p>
          </table:table-cell>
          <table:table-cell office:value-type="float" office:value="61.698" table:style-name="ce10">
            <text:p>61.698</text:p>
          </table:table-cell>
          <table:table-cell office:value-type="float" office:value="45.703000000000003" table:style-name="ce10">
            <text:p>45.703</text:p>
          </table:table-cell>
          <table:table-cell office:value-type="float" office:value="66.364999999999995" table:style-name="ce10">
            <text:p>66.365</text:p>
          </table:table-cell>
          <table:table-cell office:value-type="float" office:value="36.819000000000003" table:style-name="ce10">
            <text:p>36.819</text:p>
          </table:table-cell>
          <table:table-cell office:value-type="float" office:value="6.27" table:style-name="ce10">
            <text:p>6.27</text:p>
          </table:table-cell>
          <table:table-cell office:value-type="float" office:value="14.756" table:style-name="ce10">
            <text:p>14.756</text:p>
          </table:table-cell>
          <table:table-cell office:value-type="float" office:value="34.704000000000001" table:style-name="ce10">
            <text:p>34.704</text:p>
          </table:table-cell>
          <table:table-cell office:value-type="float" office:value="44.268999999999998" table:style-name="ce10">
            <text:p>44.269</text:p>
          </table:table-cell>
          <table:table-cell office:value-type="float" office:value="7.5890000000000004" table:style-name="ce10">
            <text:p>7.589</text:p>
          </table:table-cell>
          <table:table-cell office:value-type="float" office:value="88.707999999999998" table:style-name="ce10">
            <text:p>88.708</text:p>
          </table:table-cell>
          <table:table-cell office:value-type="float" office:value="65.481999999999999" table:style-name="ce10">
            <text:p>65.482</text:p>
          </table:table-cell>
          <table:table-cell office:value-type="float" office:value="74.168000000000006" table:style-name="ce10">
            <text:p>74.168</text:p>
          </table:table-cell>
          <table:table-cell office:value-type="float" office:value="8.8740000000000006" table:style-name="ce10">
            <text:p>8.874</text:p>
          </table:table-cell>
          <table:table-cell office:value-type="float" office:value="85.802000000000007" table:style-name="ce10">
            <text:p>85.802</text:p>
          </table:table-cell>
          <table:table-cell office:value-type="float" office:value="5.3239999999999998" table:style-name="ce10">
            <text:p>5.324</text:p>
          </table:table-cell>
          <table:table-cell office:value-type="float" office:value="7.6479999999999997" table:style-name="ce10">
            <text:p>7.648</text:p>
          </table:table-cell>
          <table:table-cell office:value-type="float" office:value="87.933000000000007" table:style-name="ce10">
            <text:p>87.933</text:p>
          </table:table-cell>
          <table:table-cell office:value-type="float" office:value="4.42" table:style-name="ce10">
            <text:p>4.42</text:p>
          </table:table-cell>
          <table:table-cell office:value-type="float" office:value="42.146000000000001" table:style-name="ce10">
            <text:p>42.146</text:p>
          </table:table-cell>
          <table:table-cell office:value-type="float" office:value="44.061" table:style-name="ce10">
            <text:p>44.061</text:p>
          </table:table-cell>
          <table:table-cell office:value-type="float" office:value="13.792999999999999" table:style-name="ce10">
            <text:p>13.793</text:p>
          </table:table-cell>
          <table:table-cell office:value-type="string" table:style-name="ce10">
            <text:p>[c]</text:p>
          </table:table-cell>
          <table:table-cell office:value-type="float" office:value="61.468000000000004" table:style-name="ce10">
            <text:p>61.468</text:p>
          </table:table-cell>
          <table:table-cell office:value-type="string" table:style-name="ce10">
            <text:p>[c]</text:p>
          </table:table-cell>
          <table:table-cell office:value-type="float" office:value="43.462000000000003" table:style-name="ce10">
            <text:p>43.462</text:p>
          </table:table-cell>
          <table:table-cell office:value-type="float" office:value="30.385000000000002" table:style-name="ce10">
            <text:p>30.385</text:p>
          </table:table-cell>
          <table:table-cell office:value-type="float" office:value="26.154" table:style-name="ce10">
            <text:p>26.154</text:p>
          </table:table-cell>
          <table:table-cell office:value-type="float" office:value="59.387" table:style-name="ce10">
            <text:p>59.387</text:p>
          </table:table-cell>
          <table:table-cell office:value-type="float" office:value="22.222000000000001" table:style-name="ce10">
            <text:p>22.222</text:p>
          </table:table-cell>
          <table:table-cell office:value-type="float" office:value="18.390999999999998" table:style-name="ce10">
            <text:p>18.391</text:p>
          </table:table-cell>
          <table:table-cell office:value-type="string" table:style-name="ce10">
            <text:p>[c]</text:p>
          </table:table-cell>
          <table:table-cell office:value-type="float" office:value="55.045999999999999" table:style-name="ce10">
            <text:p>55.046</text:p>
          </table:table-cell>
          <table:table-cell office:value-type="string" table:style-name="ce10">
            <text:p>[c]</text:p>
          </table:table-cell>
          <table:table-cell office:value-type="float" office:value="64.84" table:style-name="ce10">
            <text:p>64.84</text:p>
          </table:table-cell>
          <table:table-cell office:value-type="float" office:value="68.025999999999996" table:style-name="ce10">
            <text:p>68.026</text:p>
          </table:table-cell>
          <table:table-cell office:value-type="float" office:value="58.826999999999998" table:style-name="ce10">
            <text:p>58.827</text:p>
          </table:table-cell>
          <table:table-cell office:value-type="float" office:value="34.789000000000001" table:style-name="ce10">
            <text:p>34.789</text:p>
          </table:table-cell>
          <table:table-cell office:value-type="float" office:value="69.260000000000005" table:style-name="ce10">
            <text:p>69.26</text:p>
          </table:table-cell>
          <table:table-cell office:value-type="float" office:value="72.304000000000002" table:style-name="ce10">
            <text:p>72.304</text:p>
          </table:table-cell>
          <table:table-cell office:value-type="float" office:value="64.081000000000003" table:style-name="ce10">
            <text:p>64.081</text:p>
          </table:table-cell>
          <table:table-cell office:value-type="float" office:value="62.932000000000002" table:style-name="ce10">
            <text:p>62.932</text:p>
          </table:table-cell>
          <table:table-cell table:number-columns-repeated="16259"/>
        </table:table-row>
        <table:table-row table:style-name="ro5">
          <table:table-cell office:value-type="string" table:style-name="ce4">
            <text:p>OPG</text:p>
          </table:table-cell>
          <table:table-cell office:value-type="string" table:style-name="ce4">
            <text:p>Office of the Public Guardian</text:p>
          </table:table-cell>
          <table:table-cell office:value-type="string" table:style-name="ce4">
            <text:p>Justice</text:p>
          </table:table-cell>
          <table:table-cell table:style-name="ce4"/>
          <table:table-cell office:value-type="float" office:value="74.116" table:style-name="ce10">
            <text:p>74.116</text:p>
          </table:table-cell>
          <table:table-cell office:value-type="float" office:value="64.376999999999995" table:style-name="ce10">
            <text:p>64.377</text:p>
          </table:table-cell>
          <table:table-cell office:value-type="float" office:value="26.835000000000001" table:style-name="ce10">
            <text:p>26.835</text:p>
          </table:table-cell>
          <table:table-cell office:value-type="float" office:value="71.355000000000004" table:style-name="ce10">
            <text:p>71.355</text:p>
          </table:table-cell>
          <table:table-cell office:value-type="float" office:value="69.933999999999997" table:style-name="ce10">
            <text:p>69.934</text:p>
          </table:table-cell>
          <table:table-cell office:value-type="float" office:value="86.573999999999998" table:style-name="ce10">
            <text:p>86.574</text:p>
          </table:table-cell>
          <table:table-cell office:value-type="float" office:value="78.430999999999997" table:style-name="ce10">
            <text:p>78.431</text:p>
          </table:table-cell>
          <table:table-cell office:value-type="float" office:value="76.867000000000004" table:style-name="ce10">
            <text:p>76.867</text:p>
          </table:table-cell>
          <table:table-cell office:value-type="float" office:value="57.698999999999998" table:style-name="ce10">
            <text:p>57.699</text:p>
          </table:table-cell>
          <table:table-cell office:value-type="float" office:value="77.686000000000007" table:style-name="ce10">
            <text:p>77.686</text:p>
          </table:table-cell>
          <table:table-cell office:value-type="float" office:value="79.691999999999993" table:style-name="ce10">
            <text:p>79.692</text:p>
          </table:table-cell>
          <table:table-cell office:value-type="float" office:value="20.712" table:style-name="ce10">
            <text:p>20.712</text:p>
          </table:table-cell>
          <table:table-cell office:value-type="float" office:value="52.814" table:style-name="ce10">
            <text:p>52.814</text:p>
          </table:table-cell>
          <table:table-cell office:value-type="float" office:value="83.518000000000001" table:style-name="ce10">
            <text:p>83.518</text:p>
          </table:table-cell>
          <table:table-cell office:value-type="float" office:value="72.213999999999999" table:style-name="ce10">
            <text:p>72.214</text:p>
          </table:table-cell>
          <table:table-cell office:value-type="float" office:value="73.849000000000004" table:style-name="ce10">
            <text:p>73.849</text:p>
          </table:table-cell>
          <table:table-cell office:value-type="float" office:value="51.216000000000001" table:style-name="ce10">
            <text:p>51.216</text:p>
          </table:table-cell>
          <table:table-cell office:value-type="float" office:value="68.724000000000004" table:style-name="ce10">
            <text:p>68.724</text:p>
          </table:table-cell>
          <table:table-cell office:value-type="float" office:value="84.802000000000007" table:style-name="ce10">
            <text:p>84.802</text:p>
          </table:table-cell>
          <table:table-cell office:value-type="float" office:value="88.373999999999995" table:style-name="ce10">
            <text:p>88.374</text:p>
          </table:table-cell>
          <table:table-cell office:value-type="float" office:value="77.823999999999998" table:style-name="ce10">
            <text:p>77.824</text:p>
          </table:table-cell>
          <table:table-cell office:value-type="float" office:value="85.08" table:style-name="ce10">
            <text:p>85.08</text:p>
          </table:table-cell>
          <table:table-cell office:value-type="float" office:value="79.596000000000004" table:style-name="ce10">
            <text:p>79.596</text:p>
          </table:table-cell>
          <table:table-cell office:value-type="float" office:value="73.403000000000006" table:style-name="ce10">
            <text:p>73.403</text:p>
          </table:table-cell>
          <table:table-cell office:value-type="float" office:value="79.209999999999994" table:style-name="ce10">
            <text:p>79.21</text:p>
          </table:table-cell>
          <table:table-cell office:value-type="float" office:value="81.635000000000005" table:style-name="ce10">
            <text:p>81.635</text:p>
          </table:table-cell>
          <table:table-cell office:value-type="float" office:value="78.248999999999995" table:style-name="ce10">
            <text:p>78.249</text:p>
          </table:table-cell>
          <table:table-cell office:value-type="float" office:value="76.114000000000004" table:style-name="ce10">
            <text:p>76.114</text:p>
          </table:table-cell>
          <table:table-cell office:value-type="float" office:value="75.103999999999999" table:style-name="ce10">
            <text:p>75.104</text:p>
          </table:table-cell>
          <table:table-cell office:value-type="float" office:value="44.837000000000003" table:style-name="ce10">
            <text:p>44.837</text:p>
          </table:table-cell>
          <table:table-cell office:value-type="float" office:value="84.912999999999997" table:style-name="ce10">
            <text:p>84.913</text:p>
          </table:table-cell>
          <table:table-cell office:value-type="float" office:value="78.447999999999993" table:style-name="ce10">
            <text:p>78.448</text:p>
          </table:table-cell>
          <table:table-cell office:value-type="float" office:value="67.152000000000001" table:style-name="ce10">
            <text:p>67.152</text:p>
          </table:table-cell>
          <table:table-cell office:value-type="float" office:value="72.132999999999996" table:style-name="ce10">
            <text:p>72.133</text:p>
          </table:table-cell>
          <table:table-cell office:value-type="float" office:value="52.331000000000003" table:style-name="ce10">
            <text:p>52.331</text:p>
          </table:table-cell>
          <table:table-cell office:value-type="float" office:value="59.875" table:style-name="ce10">
            <text:p>59.875</text:p>
          </table:table-cell>
          <table:table-cell office:value-type="float" office:value="46.523000000000003" table:style-name="ce10">
            <text:p>46.523</text:p>
          </table:table-cell>
          <table:table-cell office:value-type="float" office:value="79.099999999999994" table:style-name="ce10">
            <text:p>79.1</text:p>
          </table:table-cell>
          <table:table-cell office:value-type="float" office:value="84.605000000000004" table:style-name="ce10">
            <text:p>84.605</text:p>
          </table:table-cell>
          <table:table-cell office:value-type="float" office:value="66.875" table:style-name="ce10">
            <text:p>66.875</text:p>
          </table:table-cell>
          <table:table-cell office:value-type="float" office:value="80.165999999999997" table:style-name="ce10">
            <text:p>80.166</text:p>
          </table:table-cell>
          <table:table-cell office:value-type="float" office:value="75.813999999999993" table:style-name="ce10">
            <text:p>75.814</text:p>
          </table:table-cell>
          <table:table-cell office:value-type="float" office:value="85.367999999999995" table:style-name="ce10">
            <text:p>85.368</text:p>
          </table:table-cell>
          <table:table-cell office:value-type="float" office:value="91.927999999999997" table:style-name="ce10">
            <text:p>91.928</text:p>
          </table:table-cell>
          <table:table-cell office:value-type="float" office:value="80.084000000000003" table:style-name="ce10">
            <text:p>80.084</text:p>
          </table:table-cell>
          <table:table-cell office:value-type="float" office:value="70.236000000000004" table:style-name="ce10">
            <text:p>70.236</text:p>
          </table:table-cell>
          <table:table-cell office:value-type="float" office:value="75.052000000000007" table:style-name="ce10">
            <text:p>75.052</text:p>
          </table:table-cell>
          <table:table-cell office:value-type="float" office:value="20.097000000000001" table:style-name="ce10">
            <text:p>20.097</text:p>
          </table:table-cell>
          <table:table-cell office:value-type="float" office:value="25.103999999999999" table:style-name="ce10">
            <text:p>25.104</text:p>
          </table:table-cell>
          <table:table-cell office:value-type="float" office:value="16.782" table:style-name="ce10">
            <text:p>16.782</text:p>
          </table:table-cell>
          <table:table-cell office:value-type="float" office:value="59.305999999999997" table:style-name="ce10">
            <text:p>59.306</text:p>
          </table:table-cell>
          <table:table-cell office:value-type="float" office:value="39.042999999999999" table:style-name="ce10">
            <text:p>39.043</text:p>
          </table:table-cell>
          <table:table-cell office:value-type="float" office:value="67.036000000000001" table:style-name="ce10">
            <text:p>67.036</text:p>
          </table:table-cell>
          <table:table-cell office:value-type="float" office:value="59.749000000000002" table:style-name="ce10">
            <text:p>59.749</text:p>
          </table:table-cell>
          <table:table-cell office:value-type="float" office:value="56.825000000000003" table:style-name="ce10">
            <text:p>56.825</text:p>
          </table:table-cell>
          <table:table-cell office:value-type="float" office:value="52.430999999999997" table:style-name="ce10">
            <text:p>52.431</text:p>
          </table:table-cell>
          <table:table-cell office:value-type="float" office:value="44.244" table:style-name="ce10">
            <text:p>44.244</text:p>
          </table:table-cell>
          <table:table-cell office:value-type="float" office:value="45.107999999999997" table:style-name="ce10">
            <text:p>45.108</text:p>
          </table:table-cell>
          <table:table-cell office:value-type="float" office:value="62.308999999999997" table:style-name="ce10">
            <text:p>62.309</text:p>
          </table:table-cell>
          <table:table-cell office:value-type="float" office:value="40.207999999999998" table:style-name="ce10">
            <text:p>40.208</text:p>
          </table:table-cell>
          <table:table-cell office:value-type="float" office:value="47.707999999999998" table:style-name="ce10">
            <text:p>47.708</text:p>
          </table:table-cell>
          <table:table-cell office:value-type="float" office:value="63.384" table:style-name="ce10">
            <text:p>63.384</text:p>
          </table:table-cell>
          <table:table-cell office:value-type="float" office:value="63.106999999999999" table:style-name="ce10">
            <text:p>63.107</text:p>
          </table:table-cell>
          <table:table-cell office:value-type="float" office:value="49.965000000000003" table:style-name="ce10">
            <text:p>49.965</text:p>
          </table:table-cell>
          <table:table-cell office:value-type="float" office:value="56.198" table:style-name="ce10">
            <text:p>56.198</text:p>
          </table:table-cell>
          <table:table-cell office:value-type="float" office:value="56.558" table:style-name="ce10">
            <text:p>56.558</text:p>
          </table:table-cell>
          <table:table-cell office:value-type="float" office:value="51.802999999999997" table:style-name="ce10">
            <text:p>51.803</text:p>
          </table:table-cell>
          <table:table-cell office:value-type="float" office:value="39.223999999999997" table:style-name="ce10">
            <text:p>39.224</text:p>
          </table:table-cell>
          <table:table-cell office:value-type="float" office:value="90.84" table:style-name="ce10">
            <text:p>90.84</text:p>
          </table:table-cell>
          <table:table-cell office:value-type="float" office:value="59.081000000000003" table:style-name="ce10">
            <text:p>59.081</text:p>
          </table:table-cell>
          <table:table-cell office:value-type="float" office:value="68.036000000000001" table:style-name="ce10">
            <text:p>68.036</text:p>
          </table:table-cell>
          <table:table-cell office:value-type="float" office:value="66.551000000000002" table:style-name="ce10">
            <text:p>66.551</text:p>
          </table:table-cell>
          <table:table-cell office:value-type="float" office:value="77.554000000000002" table:style-name="ce10">
            <text:p>77.554</text:p>
          </table:table-cell>
          <table:table-cell office:value-type="float" office:value="63.814" table:style-name="ce10">
            <text:p>63.814</text:p>
          </table:table-cell>
          <table:table-cell office:value-type="float" office:value="50.487000000000002" table:style-name="ce10">
            <text:p>50.487</text:p>
          </table:table-cell>
          <table:table-cell office:value-type="float" office:value="78.676000000000002" table:style-name="ce10">
            <text:p>78.676</text:p>
          </table:table-cell>
          <table:table-cell office:value-type="float" office:value="20.696999999999999" table:style-name="ce10">
            <text:p>20.697</text:p>
          </table:table-cell>
          <table:table-cell office:value-type="float" office:value="83.947000000000003" table:style-name="ce10">
            <text:p>83.947</text:p>
          </table:table-cell>
          <table:table-cell office:value-type="float" office:value="61.543999999999997" table:style-name="ce10">
            <text:p>61.544</text:p>
          </table:table-cell>
          <table:table-cell office:value-type="float" office:value="90.278000000000006" table:style-name="ce10">
            <text:p>90.278</text:p>
          </table:table-cell>
          <table:table-cell office:value-type="float" office:value="77.39" table:style-name="ce10">
            <text:p>77.39</text:p>
          </table:table-cell>
          <table:table-cell office:value-type="float" office:value="64.653000000000006" table:style-name="ce10">
            <text:p>64.653</text:p>
          </table:table-cell>
          <table:table-cell office:value-type="float" office:value="38.134999999999998" table:style-name="ce10">
            <text:p>38.135</text:p>
          </table:table-cell>
          <table:table-cell office:value-type="float" office:value="26.969000000000001" table:style-name="ce10">
            <text:p>26.969</text:p>
          </table:table-cell>
          <table:table-cell office:value-type="float" office:value="7.617" table:style-name="ce10">
            <text:p>7.617</text:p>
          </table:table-cell>
          <table:table-cell office:value-type="float" office:value="16.212" table:style-name="ce10">
            <text:p>16.212</text:p>
          </table:table-cell>
          <table:table-cell office:value-type="float" office:value="34.171999999999997" table:style-name="ce10">
            <text:p>34.172</text:p>
          </table:table-cell>
          <table:table-cell office:value-type="float" office:value="41.999000000000002" table:style-name="ce10">
            <text:p>41.999</text:p>
          </table:table-cell>
          <table:table-cell office:value-type="float" office:value="12.204000000000001" table:style-name="ce10">
            <text:p>12.204</text:p>
          </table:table-cell>
          <table:table-cell office:value-type="float" office:value="87.022999999999996" table:style-name="ce10">
            <text:p>87.023</text:p>
          </table:table-cell>
          <table:table-cell office:value-type="float" office:value="64.459999999999994" table:style-name="ce10">
            <text:p>64.46</text:p>
          </table:table-cell>
          <table:table-cell office:value-type="float" office:value="68.179000000000002" table:style-name="ce10">
            <text:p>68.179</text:p>
          </table:table-cell>
          <table:table-cell office:value-type="float" office:value="8.657" table:style-name="ce10">
            <text:p>8.657</text:p>
          </table:table-cell>
          <table:table-cell office:value-type="float" office:value="79.64" table:style-name="ce10">
            <text:p>79.64</text:p>
          </table:table-cell>
          <table:table-cell office:value-type="float" office:value="11.704000000000001" table:style-name="ce10">
            <text:p>11.704</text:p>
          </table:table-cell>
          <table:table-cell office:value-type="float" office:value="9.4250000000000007" table:style-name="ce10">
            <text:p>9.425</text:p>
          </table:table-cell>
          <table:table-cell office:value-type="float" office:value="81.081000000000003" table:style-name="ce10">
            <text:p>81.081</text:p>
          </table:table-cell>
          <table:table-cell office:value-type="float" office:value="9.4939999999999998" table:style-name="ce10">
            <text:p>9.494</text:p>
          </table:table-cell>
          <table:table-cell office:value-type="float" office:value="48.506999999999998" table:style-name="ce10">
            <text:p>48.507</text:p>
          </table:table-cell>
          <table:table-cell office:value-type="float" office:value="30.597000000000001" table:style-name="ce10">
            <text:p>30.597</text:p>
          </table:table-cell>
          <table:table-cell office:value-type="float" office:value="20.896000000000001" table:style-name="ce10">
            <text:p>20.896</text:p>
          </table:table-cell>
          <table:table-cell office:value-type="string" table:style-name="ce10">
            <text:p>[c]</text:p>
          </table:table-cell>
          <table:table-cell office:value-type="float" office:value="56.923000000000002" table:style-name="ce10">
            <text:p>56.923</text:p>
          </table:table-cell>
          <table:table-cell office:value-type="string" table:style-name="ce10">
            <text:p>[c]</text:p>
          </table:table-cell>
          <table:table-cell office:value-type="float" office:value="42.536999999999999" table:style-name="ce10">
            <text:p>42.537</text:p>
          </table:table-cell>
          <table:table-cell office:value-type="float" office:value="25.373000000000001" table:style-name="ce10">
            <text:p>25.373</text:p>
          </table:table-cell>
          <table:table-cell office:value-type="float" office:value="32.090000000000003" table:style-name="ce10">
            <text:p>32.09</text:p>
          </table:table-cell>
          <table:table-cell office:value-type="float" office:value="55.223999999999997" table:style-name="ce10">
            <text:p>55.224</text:p>
          </table:table-cell>
          <table:table-cell office:value-type="float" office:value="28.358000000000001" table:style-name="ce10">
            <text:p>28.358</text:p>
          </table:table-cell>
          <table:table-cell office:value-type="float" office:value="16.417999999999999" table:style-name="ce10">
            <text:p>16.418</text:p>
          </table:table-cell>
          <table:table-cell office:value-type="string" table:style-name="ce10">
            <text:p>[c]</text:p>
          </table:table-cell>
          <table:table-cell office:value-type="float" office:value="56.923000000000002" table:style-name="ce10">
            <text:p>56.923</text:p>
          </table:table-cell>
          <table:table-cell office:value-type="string" table:style-name="ce10">
            <text:p>[c]</text:p>
          </table:table-cell>
          <table:table-cell office:value-type="float" office:value="58.316000000000003" table:style-name="ce10">
            <text:p>58.316</text:p>
          </table:table-cell>
          <table:table-cell office:value-type="float" office:value="65.066999999999993" table:style-name="ce10">
            <text:p>65.067</text:p>
          </table:table-cell>
          <table:table-cell office:value-type="float" office:value="56.567999999999998" table:style-name="ce10">
            <text:p>56.568</text:p>
          </table:table-cell>
          <table:table-cell office:value-type="float" office:value="38.25" table:style-name="ce10">
            <text:p>38.25</text:p>
          </table:table-cell>
          <table:table-cell office:value-type="float" office:value="67.180000000000007" table:style-name="ce10">
            <text:p>67.18</text:p>
          </table:table-cell>
          <table:table-cell office:value-type="float" office:value="62.902999999999999" table:style-name="ce10">
            <text:p>62.903</text:p>
          </table:table-cell>
          <table:table-cell office:value-type="float" office:value="59.58" table:style-name="ce10">
            <text:p>59.58</text:p>
          </table:table-cell>
          <table:table-cell office:value-type="float" office:value="52.143000000000001" table:style-name="ce10">
            <text:p>52.143</text:p>
          </table:table-cell>
          <table:table-cell table:number-columns-repeated="16259"/>
        </table:table-row>
        <table:table-row table:style-name="ro5">
          <table:table-cell office:value-type="string" table:style-name="ce4">
            <text:p>ORR</text:p>
          </table:table-cell>
          <table:table-cell office:value-type="string" table:style-name="ce4">
            <text:p>Office of Rail and Road</text:p>
          </table:table-cell>
          <table:table-cell office:value-type="string" table:style-name="ce4">
            <text:p>Office of Rail and Road</text:p>
          </table:table-cell>
          <table:table-cell table:style-name="ce4"/>
          <table:table-cell office:value-type="float" office:value="74.474000000000004" table:style-name="ce10">
            <text:p>74.474</text:p>
          </table:table-cell>
          <table:table-cell office:value-type="float" office:value="62.624000000000002" table:style-name="ce10">
            <text:p>62.624</text:p>
          </table:table-cell>
          <table:table-cell office:value-type="float" office:value="25.556000000000001" table:style-name="ce10">
            <text:p>25.556</text:p>
          </table:table-cell>
          <table:table-cell office:value-type="float" office:value="73.260999999999996" table:style-name="ce10">
            <text:p>73.261</text:p>
          </table:table-cell>
          <table:table-cell office:value-type="float" office:value="78.957999999999998" table:style-name="ce10">
            <text:p>78.958</text:p>
          </table:table-cell>
          <table:table-cell office:value-type="float" office:value="86.926000000000002" table:style-name="ce10">
            <text:p>86.926</text:p>
          </table:table-cell>
          <table:table-cell office:value-type="float" office:value="79.334000000000003" table:style-name="ce10">
            <text:p>79.334</text:p>
          </table:table-cell>
          <table:table-cell office:value-type="float" office:value="80.918999999999997" table:style-name="ce10">
            <text:p>80.919</text:p>
          </table:table-cell>
          <table:table-cell office:value-type="float" office:value="49.558" table:style-name="ce10">
            <text:p>49.558</text:p>
          </table:table-cell>
          <table:table-cell office:value-type="float" office:value="79.682000000000002" table:style-name="ce10">
            <text:p>79.682</text:p>
          </table:table-cell>
          <table:table-cell office:value-type="float" office:value="76.355000000000004" table:style-name="ce10">
            <text:p>76.355</text:p>
          </table:table-cell>
          <table:table-cell office:value-type="float" office:value="36.749000000000002" table:style-name="ce10">
            <text:p>36.749</text:p>
          </table:table-cell>
          <table:table-cell office:value-type="float" office:value="58.872999999999998" table:style-name="ce10">
            <text:p>58.873</text:p>
          </table:table-cell>
          <table:table-cell office:value-type="float" office:value="88.298000000000002" table:style-name="ce10">
            <text:p>88.298</text:p>
          </table:table-cell>
          <table:table-cell office:value-type="float" office:value="81.625" table:style-name="ce10">
            <text:p>81.625</text:p>
          </table:table-cell>
          <table:table-cell office:value-type="float" office:value="72.792000000000002" table:style-name="ce10">
            <text:p>72.792</text:p>
          </table:table-cell>
          <table:table-cell office:value-type="float" office:value="68.084999999999994" table:style-name="ce10">
            <text:p>68.085</text:p>
          </table:table-cell>
          <table:table-cell office:value-type="float" office:value="84.099000000000004" table:style-name="ce10">
            <text:p>84.099</text:p>
          </table:table-cell>
          <table:table-cell office:value-type="float" office:value="87.278999999999996" table:style-name="ce10">
            <text:p>87.279</text:p>
          </table:table-cell>
          <table:table-cell office:value-type="float" office:value="86.572000000000003" table:style-name="ce10">
            <text:p>86.572</text:p>
          </table:table-cell>
          <table:table-cell office:value-type="float" office:value="75.971999999999994" table:style-name="ce10">
            <text:p>75.972</text:p>
          </table:table-cell>
          <table:table-cell office:value-type="float" office:value="90.426000000000002" table:style-name="ce10">
            <text:p>90.426</text:p>
          </table:table-cell>
          <table:table-cell office:value-type="float" office:value="85.159000000000006" table:style-name="ce10">
            <text:p>85.159</text:p>
          </table:table-cell>
          <table:table-cell office:value-type="float" office:value="76.325000000000003" table:style-name="ce10">
            <text:p>76.325</text:p>
          </table:table-cell>
          <table:table-cell office:value-type="float" office:value="84.805999999999997" table:style-name="ce10">
            <text:p>84.806</text:p>
          </table:table-cell>
          <table:table-cell office:value-type="float" office:value="84.451999999999998" table:style-name="ce10">
            <text:p>84.452</text:p>
          </table:table-cell>
          <table:table-cell office:value-type="float" office:value="74.822999999999993" table:style-name="ce10">
            <text:p>74.823</text:p>
          </table:table-cell>
          <table:table-cell office:value-type="float" office:value="68.793999999999997" table:style-name="ce10">
            <text:p>68.794</text:p>
          </table:table-cell>
          <table:table-cell office:value-type="float" office:value="73.403999999999996" table:style-name="ce10">
            <text:p>73.404</text:p>
          </table:table-cell>
          <table:table-cell office:value-type="float" office:value="39.576000000000001" table:style-name="ce10">
            <text:p>39.576</text:p>
          </table:table-cell>
          <table:table-cell office:value-type="float" office:value="86.218999999999994" table:style-name="ce10">
            <text:p>86.219</text:p>
          </table:table-cell>
          <table:table-cell office:value-type="float" office:value="81.272000000000006" table:style-name="ce10">
            <text:p>81.272</text:p>
          </table:table-cell>
          <table:table-cell office:value-type="float" office:value="75.265000000000001" table:style-name="ce10">
            <text:p>75.265</text:p>
          </table:table-cell>
          <table:table-cell office:value-type="float" office:value="54.064" table:style-name="ce10">
            <text:p>54.064</text:p>
          </table:table-cell>
          <table:table-cell office:value-type="float" office:value="56.183999999999997" table:style-name="ce10">
            <text:p>56.184</text:p>
          </table:table-cell>
          <table:table-cell office:value-type="float" office:value="35.335999999999999" table:style-name="ce10">
            <text:p>35.336</text:p>
          </table:table-cell>
          <table:table-cell office:value-type="float" office:value="52.65" table:style-name="ce10">
            <text:p>52.65</text:p>
          </table:table-cell>
          <table:table-cell office:value-type="float" office:value="82.331999999999994" table:style-name="ce10">
            <text:p>82.332</text:p>
          </table:table-cell>
          <table:table-cell office:value-type="float" office:value="87.233999999999995" table:style-name="ce10">
            <text:p>87.234</text:p>
          </table:table-cell>
          <table:table-cell office:value-type="float" office:value="70.921999999999997" table:style-name="ce10">
            <text:p>70.922</text:p>
          </table:table-cell>
          <table:table-cell office:value-type="float" office:value="78.444999999999993" table:style-name="ce10">
            <text:p>78.445</text:p>
          </table:table-cell>
          <table:table-cell office:value-type="float" office:value="71.025000000000006" table:style-name="ce10">
            <text:p>71.025</text:p>
          </table:table-cell>
          <table:table-cell office:value-type="float" office:value="82.27" table:style-name="ce10">
            <text:p>82.27</text:p>
          </table:table-cell>
          <table:table-cell office:value-type="float" office:value="90.070999999999998" table:style-name="ce10">
            <text:p>90.071</text:p>
          </table:table-cell>
          <table:table-cell office:value-type="float" office:value="76.325000000000003" table:style-name="ce10">
            <text:p>76.325</text:p>
          </table:table-cell>
          <table:table-cell office:value-type="float" office:value="65.018000000000001" table:style-name="ce10">
            <text:p>65.018</text:p>
          </table:table-cell>
          <table:table-cell office:value-type="float" office:value="73.498000000000005" table:style-name="ce10">
            <text:p>73.498</text:p>
          </table:table-cell>
          <table:table-cell office:value-type="float" office:value="37.808999999999997" table:style-name="ce10">
            <text:p>37.809</text:p>
          </table:table-cell>
          <table:table-cell office:value-type="float" office:value="40.988999999999997" table:style-name="ce10">
            <text:p>40.989</text:p>
          </table:table-cell>
          <table:table-cell office:value-type="float" office:value="31.317" table:style-name="ce10">
            <text:p>31.317</text:p>
          </table:table-cell>
          <table:table-cell office:value-type="float" office:value="80.564999999999998" table:style-name="ce10">
            <text:p>80.565</text:p>
          </table:table-cell>
          <table:table-cell office:value-type="float" office:value="65.018000000000001" table:style-name="ce10">
            <text:p>65.018</text:p>
          </table:table-cell>
          <table:table-cell office:value-type="float" office:value="81.978999999999999" table:style-name="ce10">
            <text:p>81.979</text:p>
          </table:table-cell>
          <table:table-cell office:value-type="float" office:value="70.671000000000006" table:style-name="ce10">
            <text:p>70.671</text:p>
          </table:table-cell>
          <table:table-cell office:value-type="float" office:value="58.656999999999996" table:style-name="ce10">
            <text:p>58.657</text:p>
          </table:table-cell>
          <table:table-cell office:value-type="float" office:value="63.603999999999999" table:style-name="ce10">
            <text:p>63.604</text:p>
          </table:table-cell>
          <table:table-cell office:value-type="float" office:value="41.343000000000004" table:style-name="ce10">
            <text:p>41.343</text:p>
          </table:table-cell>
          <table:table-cell office:value-type="float" office:value="39.222999999999999" table:style-name="ce10">
            <text:p>39.223</text:p>
          </table:table-cell>
          <table:table-cell office:value-type="float" office:value="70.921999999999997" table:style-name="ce10">
            <text:p>70.922</text:p>
          </table:table-cell>
          <table:table-cell office:value-type="float" office:value="44.875999999999998" table:style-name="ce10">
            <text:p>44.876</text:p>
          </table:table-cell>
          <table:table-cell office:value-type="float" office:value="58.656999999999996" table:style-name="ce10">
            <text:p>58.657</text:p>
          </table:table-cell>
          <table:table-cell office:value-type="float" office:value="59.363999999999997" table:style-name="ce10">
            <text:p>59.364</text:p>
          </table:table-cell>
          <table:table-cell office:value-type="float" office:value="62.191000000000003" table:style-name="ce10">
            <text:p>62.191</text:p>
          </table:table-cell>
          <table:table-cell office:value-type="float" office:value="44.17" table:style-name="ce10">
            <text:p>44.17</text:p>
          </table:table-cell>
          <table:table-cell office:value-type="float" office:value="54.965000000000003" table:style-name="ce10">
            <text:p>54.965</text:p>
          </table:table-cell>
          <table:table-cell office:value-type="float" office:value="54.417000000000002" table:style-name="ce10">
            <text:p>54.417</text:p>
          </table:table-cell>
          <table:table-cell office:value-type="float" office:value="58.304000000000002" table:style-name="ce10">
            <text:p>58.304</text:p>
          </table:table-cell>
          <table:table-cell office:value-type="float" office:value="45.582999999999998" table:style-name="ce10">
            <text:p>45.583</text:p>
          </table:table-cell>
          <table:table-cell office:value-type="float" office:value="87.278999999999996" table:style-name="ce10">
            <text:p>87.279</text:p>
          </table:table-cell>
          <table:table-cell office:value-type="float" office:value="76.677999999999997" table:style-name="ce10">
            <text:p>76.678</text:p>
          </table:table-cell>
          <table:table-cell office:value-type="float" office:value="72.438000000000002" table:style-name="ce10">
            <text:p>72.438</text:p>
          </table:table-cell>
          <table:table-cell office:value-type="float" office:value="68.905000000000001" table:style-name="ce10">
            <text:p>68.905</text:p>
          </table:table-cell>
          <table:table-cell office:value-type="float" office:value="79.152000000000001" table:style-name="ce10">
            <text:p>79.152</text:p>
          </table:table-cell>
          <table:table-cell office:value-type="float" office:value="61.131" table:style-name="ce10">
            <text:p>61.131</text:p>
          </table:table-cell>
          <table:table-cell office:value-type="float" office:value="39.716000000000001" table:style-name="ce10">
            <text:p>39.716</text:p>
          </table:table-cell>
          <table:table-cell office:value-type="float" office:value="77.031999999999996" table:style-name="ce10">
            <text:p>77.032</text:p>
          </table:table-cell>
          <table:table-cell office:value-type="float" office:value="39.576000000000001" table:style-name="ce10">
            <text:p>39.576</text:p>
          </table:table-cell>
          <table:table-cell office:value-type="float" office:value="86.572000000000003" table:style-name="ce10">
            <text:p>86.572</text:p>
          </table:table-cell>
          <table:table-cell office:value-type="float" office:value="63.475000000000001" table:style-name="ce10">
            <text:p>63.475</text:p>
          </table:table-cell>
          <table:table-cell office:value-type="float" office:value="93.95" table:style-name="ce10">
            <text:p>93.95</text:p>
          </table:table-cell>
          <table:table-cell office:value-type="float" office:value="61.837000000000003" table:style-name="ce10">
            <text:p>61.837</text:p>
          </table:table-cell>
          <table:table-cell office:value-type="float" office:value="51.237000000000002" table:style-name="ce10">
            <text:p>51.237</text:p>
          </table:table-cell>
          <table:table-cell office:value-type="float" office:value="76.596000000000004" table:style-name="ce10">
            <text:p>76.596</text:p>
          </table:table-cell>
          <table:table-cell office:value-type="float" office:value="41.695999999999998" table:style-name="ce10">
            <text:p>41.696</text:p>
          </table:table-cell>
          <table:table-cell office:value-type="float" office:value="9.609" table:style-name="ce10">
            <text:p>9.609</text:p>
          </table:table-cell>
          <table:table-cell office:value-type="float" office:value="20.285" table:style-name="ce10">
            <text:p>20.285</text:p>
          </table:table-cell>
          <table:table-cell office:value-type="float" office:value="40.924999999999997" table:style-name="ce10">
            <text:p>40.925</text:p>
          </table:table-cell>
          <table:table-cell office:value-type="float" office:value="29.181000000000001" table:style-name="ce10">
            <text:p>29.181</text:p>
          </table:table-cell>
          <table:table-cell office:value-type="float" office:value="6.7140000000000004" table:style-name="ce10">
            <text:p>6.714</text:p>
          </table:table-cell>
          <table:table-cell office:value-type="float" office:value="93.992999999999995" table:style-name="ce10">
            <text:p>93.993</text:p>
          </table:table-cell>
          <table:table-cell office:value-type="float" office:value="76.95" table:style-name="ce10">
            <text:p>76.95</text:p>
          </table:table-cell>
          <table:table-cell office:value-type="float" office:value="76.596000000000004" table:style-name="ce10">
            <text:p>76.596</text:p>
          </table:table-cell>
          <table:table-cell office:value-type="float" office:value="10.247" table:style-name="ce10">
            <text:p>10.247</text:p>
          </table:table-cell>
          <table:table-cell office:value-type="float" office:value="85.512" table:style-name="ce10">
            <text:p>85.512</text:p>
          </table:table-cell>
          <table:table-cell office:value-type="float" office:value="4.24" table:style-name="ce10">
            <text:p>4.24</text:p>
          </table:table-cell>
          <table:table-cell office:value-type="float" office:value="8.8339999999999996" table:style-name="ce10">
            <text:p>8.834</text:p>
          </table:table-cell>
          <table:table-cell office:value-type="float" office:value="87.632999999999996" table:style-name="ce10">
            <text:p>87.633</text:p>
          </table:table-cell>
          <table:table-cell office:value-type="float" office:value="3.5339999999999998" table:style-name="ce10">
            <text:p>3.534</text:p>
          </table:table-cell>
          <table:table-cell office:value-type="string" table:style-name="ce10">
            <text:p>[c]</text:p>
          </table:table-cell>
          <table:table-cell office:value-type="float" office:value="40" table:style-name="ce10">
            <text:p>4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2" table:style-name="ce10">
            <text:p>52</text:p>
          </table:table-cell>
          <table:table-cell office:value-type="float" office:value="80" table:style-name="ce10">
            <text:p>8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4.260000000000005" table:style-name="ce10">
            <text:p>64.26</text:p>
          </table:table-cell>
          <table:table-cell office:value-type="float" office:value="70.504000000000005" table:style-name="ce10">
            <text:p>70.504</text:p>
          </table:table-cell>
          <table:table-cell office:value-type="float" office:value="64.028999999999996" table:style-name="ce10">
            <text:p>64.029</text:p>
          </table:table-cell>
          <table:table-cell office:value-type="float" office:value="32.014000000000003" table:style-name="ce10">
            <text:p>32.014</text:p>
          </table:table-cell>
          <table:table-cell office:value-type="float" office:value="73.117999999999995" table:style-name="ce10">
            <text:p>73.118</text:p>
          </table:table-cell>
          <table:table-cell office:value-type="float" office:value="73.381" table:style-name="ce10">
            <text:p>73.381</text:p>
          </table:table-cell>
          <table:table-cell office:value-type="float" office:value="50.537999999999997" table:style-name="ce10">
            <text:p>50.538</text:p>
          </table:table-cell>
          <table:table-cell office:value-type="float" office:value="50.713999999999999" table:style-name="ce10">
            <text:p>50.714</text:p>
          </table:table-cell>
          <table:table-cell table:number-columns-repeated="16259"/>
        </table:table-row>
        <table:table-row table:style-name="ro8">
          <table:table-cell office:value-type="string" table:style-name="ce4">
            <text:p>OSCR</text:p>
          </table:table-cell>
          <table:table-cell office:value-type="string" table:style-name="ce4">
            <text:p>Office of the Scottish Charity Regulator</text:p>
          </table:table-cell>
          <table:table-cell office:value-type="string" table:style-name="ce4">
            <text:p>Scottish Government</text:p>
          </table:table-cell>
          <table:table-cell table:style-name="ce4"/>
          <table:table-cell office:value-type="float" office:value="80.488" table:style-name="ce10">
            <text:p>80.488</text:p>
          </table:table-cell>
          <table:table-cell office:value-type="float" office:value="66.817999999999998" table:style-name="ce10">
            <text:p>66.818</text:p>
          </table:table-cell>
          <table:table-cell office:value-type="float" office:value="23.768999999999998" table:style-name="ce10">
            <text:p>23.769</text:p>
          </table:table-cell>
          <table:table-cell office:value-type="float" office:value="75" table:style-name="ce10">
            <text:p>75</text:p>
          </table:table-cell>
          <table:table-cell office:value-type="float" office:value="81.212000000000003" table:style-name="ce10">
            <text:p>81.212</text:p>
          </table:table-cell>
          <table:table-cell office:value-type="float" office:value="92.424000000000007" table:style-name="ce10">
            <text:p>92.424</text:p>
          </table:table-cell>
          <table:table-cell office:value-type="float" office:value="72.727000000000004" table:style-name="ce10">
            <text:p>72.727</text:p>
          </table:table-cell>
          <table:table-cell office:value-type="float" office:value="90.909000000000006" table:style-name="ce10">
            <text:p>90.909</text:p>
          </table:table-cell>
          <table:table-cell office:value-type="float" office:value="55.302999999999997" table:style-name="ce10">
            <text:p>55.303</text:p>
          </table:table-cell>
          <table:table-cell office:value-type="float" office:value="76.515000000000001" table:style-name="ce10">
            <text:p>76.515</text:p>
          </table:table-cell>
          <table:table-cell office:value-type="float" office:value="88.384" table:style-name="ce10">
            <text:p>88.384</text:p>
          </table:table-cell>
          <table:table-cell office:value-type="float" office:value="73.736999999999995" table:style-name="ce10">
            <text:p>73.737</text:p>
          </table:table-cell>
          <table:table-cell office:value-type="float" office:value="63.972999999999999" table:style-name="ce10">
            <text:p>63.973</text:p>
          </table:table-cell>
          <table:table-cell office:value-type="float" office:value="90.909000000000006" table:style-name="ce10">
            <text:p>90.909</text:p>
          </table:table-cell>
          <table:table-cell office:value-type="float" office:value="84.847999999999999" table:style-name="ce10">
            <text:p>84.848</text:p>
          </table:table-cell>
          <table:table-cell office:value-type="float" office:value="78.787999999999997" table:style-name="ce10">
            <text:p>78.788</text:p>
          </table:table-cell>
          <table:table-cell office:value-type="float" office:value="66.667000000000002" table:style-name="ce10">
            <text:p>66.667</text:p>
          </table:table-cell>
          <table:table-cell office:value-type="float" office:value="84.847999999999999" table:style-name="ce10">
            <text:p>84.848</text:p>
          </table:table-cell>
          <table:table-cell office:value-type="float" office:value="90.909000000000006" table:style-name="ce10">
            <text:p>90.909</text:p>
          </table:table-cell>
          <table:table-cell office:value-type="float" office:value="93.938999999999993" table:style-name="ce10">
            <text:p>93.939</text:p>
          </table:table-cell>
          <table:table-cell office:value-type="float" office:value="72.727000000000004" table:style-name="ce10">
            <text:p>72.727</text:p>
          </table:table-cell>
          <table:table-cell office:value-type="float" office:value="81.817999999999998" table:style-name="ce10">
            <text:p>81.818</text:p>
          </table:table-cell>
          <table:table-cell office:value-type="float" office:value="75.757999999999996" table:style-name="ce10">
            <text:p>75.758</text:p>
          </table:table-cell>
          <table:table-cell office:value-type="float" office:value="69.697000000000003" table:style-name="ce10">
            <text:p>69.697</text:p>
          </table:table-cell>
          <table:table-cell office:value-type="float" office:value="69.697000000000003" table:style-name="ce10">
            <text:p>69.697</text:p>
          </table:table-cell>
          <table:table-cell office:value-type="float" office:value="78.787999999999997" table:style-name="ce10">
            <text:p>78.788</text:p>
          </table:table-cell>
          <table:table-cell office:value-type="float" office:value="75.757999999999996" table:style-name="ce10">
            <text:p>75.758</text:p>
          </table:table-cell>
          <table:table-cell office:value-type="float" office:value="63.636000000000003" table:style-name="ce10">
            <text:p>63.636</text:p>
          </table:table-cell>
          <table:table-cell office:value-type="float" office:value="66.667000000000002" table:style-name="ce10">
            <text:p>66.667</text:p>
          </table:table-cell>
          <table:table-cell office:value-type="float" office:value="51.515000000000001" table:style-name="ce10">
            <text:p>51.515</text:p>
          </table:table-cell>
          <table:table-cell office:value-type="float" office:value="96.97" table:style-name="ce10">
            <text:p>96.97</text:p>
          </table:table-cell>
          <table:table-cell office:value-type="float" office:value="87.879000000000005" table:style-name="ce10">
            <text:p>87.879</text:p>
          </table:table-cell>
          <table:table-cell office:value-type="float" office:value="87.879000000000005" table:style-name="ce10">
            <text:p>87.879</text:p>
          </table:table-cell>
          <table:table-cell office:value-type="float" office:value="69.697000000000003" table:style-name="ce10">
            <text:p>69.697</text:p>
          </table:table-cell>
          <table:table-cell office:value-type="float" office:value="60.606000000000002" table:style-name="ce10">
            <text:p>60.606</text:p>
          </table:table-cell>
          <table:table-cell office:value-type="float" office:value="39.393999999999998" table:style-name="ce10">
            <text:p>39.394</text:p>
          </table:table-cell>
          <table:table-cell office:value-type="float" office:value="51.515000000000001" table:style-name="ce10">
            <text:p>51.515</text:p>
          </table:table-cell>
          <table:table-cell office:value-type="float" office:value="78.787999999999997" table:style-name="ce10">
            <text:p>78.788</text:p>
          </table:table-cell>
          <table:table-cell office:value-type="float" office:value="81.817999999999998" table:style-name="ce10">
            <text:p>81.818</text:p>
          </table:table-cell>
          <table:table-cell office:value-type="float" office:value="69.697000000000003" table:style-name="ce10">
            <text:p>69.697</text:p>
          </table:table-cell>
          <table:table-cell office:value-type="float" office:value="75.757999999999996" table:style-name="ce10">
            <text:p>75.758</text:p>
          </table:table-cell>
          <table:table-cell office:value-type="float" office:value="90.909000000000006" table:style-name="ce10">
            <text:p>90.909</text:p>
          </table:table-cell>
          <table:table-cell office:value-type="float" office:value="90.909000000000006" table:style-name="ce10">
            <text:p>90.909</text:p>
          </table:table-cell>
          <table:table-cell office:value-type="float" office:value="93.75" table:style-name="ce10">
            <text:p>93.75</text:p>
          </table:table-cell>
          <table:table-cell office:value-type="float" office:value="87.879000000000005" table:style-name="ce10">
            <text:p>87.879</text:p>
          </table:table-cell>
          <table:table-cell office:value-type="float" office:value="78.787999999999997" table:style-name="ce10">
            <text:p>78.788</text:p>
          </table:table-cell>
          <table:table-cell office:value-type="float" office:value="87.879000000000005" table:style-name="ce10">
            <text:p>87.879</text:p>
          </table:table-cell>
          <table:table-cell office:value-type="float" office:value="69.697000000000003" table:style-name="ce10">
            <text:p>69.697</text:p>
          </table:table-cell>
          <table:table-cell office:value-type="float" office:value="75.757999999999996" table:style-name="ce10">
            <text:p>75.758</text:p>
          </table:table-cell>
          <table:table-cell office:value-type="float" office:value="75.757999999999996" table:style-name="ce10">
            <text:p>75.758</text:p>
          </table:table-cell>
          <table:table-cell office:value-type="float" office:value="75.757999999999996" table:style-name="ce10">
            <text:p>75.758</text:p>
          </table:table-cell>
          <table:table-cell office:value-type="float" office:value="72.727000000000004" table:style-name="ce10">
            <text:p>72.727</text:p>
          </table:table-cell>
          <table:table-cell office:value-type="float" office:value="78.787999999999997" table:style-name="ce10">
            <text:p>78.788</text:p>
          </table:table-cell>
          <table:table-cell office:value-type="float" office:value="75.757999999999996" table:style-name="ce10">
            <text:p>75.758</text:p>
          </table:table-cell>
          <table:table-cell office:value-type="float" office:value="69.697000000000003" table:style-name="ce10">
            <text:p>69.697</text:p>
          </table:table-cell>
          <table:table-cell office:value-type="float" office:value="66.667000000000002" table:style-name="ce10">
            <text:p>66.667</text:p>
          </table:table-cell>
          <table:table-cell office:value-type="float" office:value="54.545000000000002" table:style-name="ce10">
            <text:p>54.545</text:p>
          </table:table-cell>
          <table:table-cell office:value-type="float" office:value="48.484999999999999" table:style-name="ce10">
            <text:p>48.485</text:p>
          </table:table-cell>
          <table:table-cell office:value-type="float" office:value="72.727000000000004" table:style-name="ce10">
            <text:p>72.727</text:p>
          </table:table-cell>
          <table:table-cell office:value-type="float" office:value="54.545000000000002" table:style-name="ce10">
            <text:p>54.545</text:p>
          </table:table-cell>
          <table:table-cell office:value-type="float" office:value="54.545000000000002" table:style-name="ce10">
            <text:p>54.545</text:p>
          </table:table-cell>
          <table:table-cell office:value-type="float" office:value="72.727000000000004" table:style-name="ce10">
            <text:p>72.727</text:p>
          </table:table-cell>
          <table:table-cell office:value-type="float" office:value="66.667000000000002" table:style-name="ce10">
            <text:p>66.667</text:p>
          </table:table-cell>
          <table:table-cell office:value-type="float" office:value="42.423999999999999" table:style-name="ce10">
            <text:p>42.424</text:p>
          </table:table-cell>
          <table:table-cell office:value-type="float" office:value="60.606000000000002" table:style-name="ce10">
            <text:p>60.606</text:p>
          </table:table-cell>
          <table:table-cell office:value-type="float" office:value="69.697000000000003" table:style-name="ce10">
            <text:p>69.697</text:p>
          </table:table-cell>
          <table:table-cell office:value-type="float" office:value="63.636000000000003" table:style-name="ce10">
            <text:p>63.636</text:p>
          </table:table-cell>
          <table:table-cell office:value-type="float" office:value="57.576000000000001" table:style-name="ce10">
            <text:p>57.576</text:p>
          </table:table-cell>
          <table:table-cell office:value-type="float" office:value="78.787999999999997" table:style-name="ce10">
            <text:p>78.788</text:p>
          </table:table-cell>
          <table:table-cell office:value-type="float" office:value="72.727000000000004" table:style-name="ce10">
            <text:p>72.727</text:p>
          </table:table-cell>
          <table:table-cell office:value-type="float" office:value="75.757999999999996" table:style-name="ce10">
            <text:p>75.758</text:p>
          </table:table-cell>
          <table:table-cell office:value-type="float" office:value="60.606000000000002" table:style-name="ce10">
            <text:p>60.606</text:p>
          </table:table-cell>
          <table:table-cell office:value-type="float" office:value="63.636000000000003" table:style-name="ce10">
            <text:p>63.636</text:p>
          </table:table-cell>
          <table:table-cell office:value-type="float" office:value="75.757999999999996" table:style-name="ce10">
            <text:p>75.758</text:p>
          </table:table-cell>
          <table:table-cell office:value-type="float" office:value="57.576000000000001" table:style-name="ce10">
            <text:p>57.576</text:p>
          </table:table-cell>
          <table:table-cell office:value-type="float" office:value="81.817999999999998" table:style-name="ce10">
            <text:p>81.818</text:p>
          </table:table-cell>
          <table:table-cell office:value-type="float" office:value="25" table:style-name="ce10">
            <text:p>25</text:p>
          </table:table-cell>
          <table:table-cell office:value-type="float" office:value="96.97" table:style-name="ce10">
            <text:p>96.97</text:p>
          </table:table-cell>
          <table:table-cell office:value-type="float" office:value="81.817999999999998" table:style-name="ce10">
            <text:p>81.818</text:p>
          </table:table-cell>
          <table:table-cell office:value-type="float" office:value="90.909000000000006" table:style-name="ce10">
            <text:p>90.909</text:p>
          </table:table-cell>
          <table:table-cell office:value-type="float" office:value="59.375" table:style-name="ce10">
            <text:p>59.375</text:p>
          </table:table-cell>
          <table:table-cell office:value-type="float" office:value="63.636000000000003" table:style-name="ce10">
            <text:p>63.636</text:p>
          </table:table-cell>
          <table:table-cell office:value-type="float" office:value="84.847999999999999" table:style-name="ce10">
            <text:p>84.848</text:p>
          </table:table-cell>
          <table:table-cell office:value-type="float" office:value="39.393999999999998" table:style-name="ce10">
            <text:p>39.394</text:p>
          </table:table-cell>
          <table:table-cell office:value-type="float" office:value="6.0609999999999999" table:style-name="ce10">
            <text:p>6.061</text:p>
          </table:table-cell>
          <table:table-cell office:value-type="float" office:value="15.151999999999999" table:style-name="ce10">
            <text:p>15.152</text:p>
          </table:table-cell>
          <table:table-cell office:value-type="float" office:value="45.454999999999998" table:style-name="ce10">
            <text:p>45.455</text:p>
          </table:table-cell>
          <table:table-cell office:value-type="float" office:value="33.332999999999998" table:style-name="ce10">
            <text:p>33.333</text:p>
          </table:table-cell>
          <table:table-cell office:value-type="string" table:style-name="ce10">
            <text:p>[c]</text:p>
          </table:table-cell>
          <table:table-cell office:value-type="float" office:value="93.938999999999993" table:style-name="ce10">
            <text:p>93.939</text:p>
          </table:table-cell>
          <table:table-cell office:value-type="float" office:value="81.817999999999998" table:style-name="ce10">
            <text:p>81.818</text:p>
          </table:table-cell>
          <table:table-cell office:value-type="float" office:value="81.817999999999998" table:style-name="ce10">
            <text:p>81.818</text:p>
          </table:table-cell>
          <table:table-cell office:value-type="string" table:style-name="ce10">
            <text:p>[c]</text:p>
          </table:table-cell>
          <table:table-cell office:value-type="float" office:value="90.909000000000006" table:style-name="ce10">
            <text:p>90.909</text:p>
          </table:table-cell>
          <table:table-cell office:value-type="string" table:style-name="ce10">
            <text:p>[c]</text:p>
          </table:table-cell>
          <table:table-cell office:value-type="string" table:style-name="ce10">
            <text:p>[c]</text:p>
          </table:table-cell>
          <table:table-cell office:value-type="float" office:value="78.787999999999997" table:style-name="ce10">
            <text:p>78.788</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9.697000000000003" table:style-name="ce10">
            <text:p>69.697</text:p>
          </table:table-cell>
          <table:table-cell office:value-type="float" office:value="66.667000000000002" table:style-name="ce10">
            <text:p>66.667</text:p>
          </table:table-cell>
          <table:table-cell office:value-type="float" office:value="60.606000000000002" table:style-name="ce10">
            <text:p>60.606</text:p>
          </table:table-cell>
          <table:table-cell office:value-type="float" office:value="24.242000000000001" table:style-name="ce10">
            <text:p>24.242</text:p>
          </table:table-cell>
          <table:table-cell office:value-type="float" office:value="63.636000000000003" table:style-name="ce10">
            <text:p>63.636</text:p>
          </table:table-cell>
          <table:table-cell office:value-type="float" office:value="63.636000000000003" table:style-name="ce10">
            <text:p>63.636</text:p>
          </table:table-cell>
          <table:table-cell office:value-type="float" office:value="65.625" table:style-name="ce10">
            <text:p>65.625</text:p>
          </table:table-cell>
          <table:table-cell office:value-type="float" office:value="84.847999999999999" table:style-name="ce10">
            <text:p>84.848</text:p>
          </table:table-cell>
          <table:table-cell table:number-columns-repeated="16259"/>
        </table:table-row>
        <table:table-row table:style-name="ro8">
          <table:table-cell office:value-type="string" table:style-name="ce4">
            <text:p>PINS</text:p>
          </table:table-cell>
          <table:table-cell office:value-type="string" table:style-name="ce4">
            <text:p>Planning Inspectorate</text:p>
          </table:table-cell>
          <table:table-cell office:value-type="string" table:style-name="ce4">
            <text:p>Ministry of Housing, Communities and Local Government</text:p>
          </table:table-cell>
          <table:table-cell table:style-name="ce4"/>
          <table:table-cell office:value-type="float" office:value="70.224000000000004" table:style-name="ce10">
            <text:p>70.224</text:p>
          </table:table-cell>
          <table:table-cell office:value-type="float" office:value="69.3" table:style-name="ce10">
            <text:p>69.3</text:p>
          </table:table-cell>
          <table:table-cell office:value-type="float" office:value="22.071999999999999" table:style-name="ce10">
            <text:p>22.072</text:p>
          </table:table-cell>
          <table:table-cell office:value-type="float" office:value="76.129000000000005" table:style-name="ce10">
            <text:p>76.129</text:p>
          </table:table-cell>
          <table:table-cell office:value-type="float" office:value="84.787000000000006" table:style-name="ce10">
            <text:p>84.787</text:p>
          </table:table-cell>
          <table:table-cell office:value-type="float" office:value="92.477000000000004" table:style-name="ce10">
            <text:p>92.477</text:p>
          </table:table-cell>
          <table:table-cell office:value-type="float" office:value="85.573999999999998" table:style-name="ce10">
            <text:p>85.574</text:p>
          </table:table-cell>
          <table:table-cell office:value-type="float" office:value="80.850999999999999" table:style-name="ce10">
            <text:p>80.851</text:p>
          </table:table-cell>
          <table:table-cell office:value-type="float" office:value="67.275000000000006" table:style-name="ce10">
            <text:p>67.275</text:p>
          </table:table-cell>
          <table:table-cell office:value-type="float" office:value="85.22" table:style-name="ce10">
            <text:p>85.22</text:p>
          </table:table-cell>
          <table:table-cell office:value-type="float" office:value="80.192999999999998" table:style-name="ce10">
            <text:p>80.193</text:p>
          </table:table-cell>
          <table:table-cell office:value-type="float" office:value="32.472000000000001" table:style-name="ce10">
            <text:p>32.472</text:p>
          </table:table-cell>
          <table:table-cell office:value-type="float" office:value="61.831000000000003" table:style-name="ce10">
            <text:p>61.831</text:p>
          </table:table-cell>
          <table:table-cell office:value-type="float" office:value="92.400999999999996" table:style-name="ce10">
            <text:p>92.401</text:p>
          </table:table-cell>
          <table:table-cell office:value-type="float" office:value="89.465999999999994" table:style-name="ce10">
            <text:p>89.466</text:p>
          </table:table-cell>
          <table:table-cell office:value-type="float" office:value="86.778000000000006" table:style-name="ce10">
            <text:p>86.778</text:p>
          </table:table-cell>
          <table:table-cell office:value-type="float" office:value="66.921000000000006" table:style-name="ce10">
            <text:p>66.921</text:p>
          </table:table-cell>
          <table:table-cell office:value-type="float" office:value="88.45" table:style-name="ce10">
            <text:p>88.45</text:p>
          </table:table-cell>
          <table:table-cell office:value-type="float" office:value="91.489000000000004" table:style-name="ce10">
            <text:p>91.489</text:p>
          </table:table-cell>
          <table:table-cell office:value-type="float" office:value="93.606999999999999" table:style-name="ce10">
            <text:p>93.607</text:p>
          </table:table-cell>
          <table:table-cell office:value-type="float" office:value="84.146000000000001" table:style-name="ce10">
            <text:p>84.146</text:p>
          </table:table-cell>
          <table:table-cell office:value-type="float" office:value="93.74" table:style-name="ce10">
            <text:p>93.74</text:p>
          </table:table-cell>
          <table:table-cell office:value-type="float" office:value="89.602000000000004" table:style-name="ce10">
            <text:p>89.602</text:p>
          </table:table-cell>
          <table:table-cell office:value-type="float" office:value="81.126000000000005" table:style-name="ce10">
            <text:p>81.126</text:p>
          </table:table-cell>
          <table:table-cell office:value-type="float" office:value="89.192999999999998" table:style-name="ce10">
            <text:p>89.193</text:p>
          </table:table-cell>
          <table:table-cell office:value-type="float" office:value="87.194999999999993" table:style-name="ce10">
            <text:p>87.195</text:p>
          </table:table-cell>
          <table:table-cell office:value-type="float" office:value="84.299000000000007" table:style-name="ce10">
            <text:p>84.299</text:p>
          </table:table-cell>
          <table:table-cell office:value-type="float" office:value="77.896000000000001" table:style-name="ce10">
            <text:p>77.896</text:p>
          </table:table-cell>
          <table:table-cell office:value-type="float" office:value="82.927000000000007" table:style-name="ce10">
            <text:p>82.927</text:p>
          </table:table-cell>
          <table:table-cell office:value-type="float" office:value="51.45" table:style-name="ce10">
            <text:p>51.45</text:p>
          </table:table-cell>
          <table:table-cell office:value-type="float" office:value="88.432000000000002" table:style-name="ce10">
            <text:p>88.432</text:p>
          </table:table-cell>
          <table:table-cell office:value-type="float" office:value="79.635000000000005" table:style-name="ce10">
            <text:p>79.635</text:p>
          </table:table-cell>
          <table:table-cell office:value-type="float" office:value="74.62" table:style-name="ce10">
            <text:p>74.62</text:p>
          </table:table-cell>
          <table:table-cell office:value-type="float" office:value="75.683999999999997" table:style-name="ce10">
            <text:p>75.684</text:p>
          </table:table-cell>
          <table:table-cell office:value-type="float" office:value="66.971000000000004" table:style-name="ce10">
            <text:p>66.971</text:p>
          </table:table-cell>
          <table:table-cell office:value-type="float" office:value="62.253" table:style-name="ce10">
            <text:p>62.253</text:p>
          </table:table-cell>
          <table:table-cell office:value-type="float" office:value="64.134" table:style-name="ce10">
            <text:p>64.134</text:p>
          </table:table-cell>
          <table:table-cell office:value-type="float" office:value="87.519000000000005" table:style-name="ce10">
            <text:p>87.519</text:p>
          </table:table-cell>
          <table:table-cell office:value-type="float" office:value="90.728999999999999" table:style-name="ce10">
            <text:p>90.729</text:p>
          </table:table-cell>
          <table:table-cell office:value-type="float" office:value="77.472999999999999" table:style-name="ce10">
            <text:p>77.473</text:p>
          </table:table-cell>
          <table:table-cell office:value-type="float" office:value="85.084000000000003" table:style-name="ce10">
            <text:p>85.084</text:p>
          </table:table-cell>
          <table:table-cell office:value-type="float" office:value="78.811000000000007" table:style-name="ce10">
            <text:p>78.811</text:p>
          </table:table-cell>
          <table:table-cell office:value-type="float" office:value="88.888999999999996" table:style-name="ce10">
            <text:p>88.889</text:p>
          </table:table-cell>
          <table:table-cell office:value-type="float" office:value="91.756" table:style-name="ce10">
            <text:p>91.756</text:p>
          </table:table-cell>
          <table:table-cell office:value-type="float" office:value="74.084999999999994" table:style-name="ce10">
            <text:p>74.085</text:p>
          </table:table-cell>
          <table:table-cell office:value-type="float" office:value="72.103999999999999" table:style-name="ce10">
            <text:p>72.104</text:p>
          </table:table-cell>
          <table:table-cell office:value-type="float" office:value="75.531999999999996" table:style-name="ce10">
            <text:p>75.532</text:p>
          </table:table-cell>
          <table:table-cell office:value-type="float" office:value="33.283000000000001" table:style-name="ce10">
            <text:p>33.283</text:p>
          </table:table-cell>
          <table:table-cell office:value-type="float" office:value="38.753999999999998" table:style-name="ce10">
            <text:p>38.754</text:p>
          </table:table-cell>
          <table:table-cell office:value-type="float" office:value="25.305" table:style-name="ce10">
            <text:p>25.305</text:p>
          </table:table-cell>
          <table:table-cell office:value-type="float" office:value="65.700999999999993" table:style-name="ce10">
            <text:p>65.701</text:p>
          </table:table-cell>
          <table:table-cell office:value-type="float" office:value="66.971000000000004" table:style-name="ce10">
            <text:p>66.971</text:p>
          </table:table-cell>
          <table:table-cell office:value-type="float" office:value="70.731999999999999" table:style-name="ce10">
            <text:p>70.732</text:p>
          </table:table-cell>
          <table:table-cell office:value-type="float" office:value="75.075999999999993" table:style-name="ce10">
            <text:p>75.076</text:p>
          </table:table-cell>
          <table:table-cell office:value-type="float" office:value="72.146000000000001" table:style-name="ce10">
            <text:p>72.146</text:p>
          </table:table-cell>
          <table:table-cell office:value-type="float" office:value="66.159000000000006" table:style-name="ce10">
            <text:p>66.159</text:p>
          </table:table-cell>
          <table:table-cell office:value-type="float" office:value="43.902000000000001" table:style-name="ce10">
            <text:p>43.902</text:p>
          </table:table-cell>
          <table:table-cell office:value-type="float" office:value="42.225999999999999" table:style-name="ce10">
            <text:p>42.226</text:p>
          </table:table-cell>
          <table:table-cell office:value-type="float" office:value="77.134" table:style-name="ce10">
            <text:p>77.134</text:p>
          </table:table-cell>
          <table:table-cell office:value-type="float" office:value="47.872" table:style-name="ce10">
            <text:p>47.872</text:p>
          </table:table-cell>
          <table:table-cell office:value-type="float" office:value="61.701999999999998" table:style-name="ce10">
            <text:p>61.702</text:p>
          </table:table-cell>
          <table:table-cell office:value-type="float" office:value="74.006" table:style-name="ce10">
            <text:p>74.006</text:p>
          </table:table-cell>
          <table:table-cell office:value-type="float" office:value="74.468000000000004" table:style-name="ce10">
            <text:p>74.468</text:p>
          </table:table-cell>
          <table:table-cell office:value-type="float" office:value="56.383000000000003" table:style-name="ce10">
            <text:p>56.383</text:p>
          </table:table-cell>
          <table:table-cell office:value-type="float" office:value="66.361000000000004" table:style-name="ce10">
            <text:p>66.361</text:p>
          </table:table-cell>
          <table:table-cell office:value-type="float" office:value="63.222000000000001" table:style-name="ce10">
            <text:p>63.222</text:p>
          </table:table-cell>
          <table:table-cell office:value-type="float" office:value="57.533999999999999" table:style-name="ce10">
            <text:p>57.534</text:p>
          </table:table-cell>
          <table:table-cell office:value-type="float" office:value="31.658999999999999" table:style-name="ce10">
            <text:p>31.659</text:p>
          </table:table-cell>
          <table:table-cell office:value-type="float" office:value="94.825000000000003" table:style-name="ce10">
            <text:p>94.825</text:p>
          </table:table-cell>
          <table:table-cell office:value-type="float" office:value="68.902000000000001" table:style-name="ce10">
            <text:p>68.902</text:p>
          </table:table-cell>
          <table:table-cell office:value-type="float" office:value="77.472999999999999" table:style-name="ce10">
            <text:p>77.473</text:p>
          </table:table-cell>
          <table:table-cell office:value-type="float" office:value="76.524000000000001" table:style-name="ce10">
            <text:p>76.524</text:p>
          </table:table-cell>
          <table:table-cell office:value-type="float" office:value="86.757999999999996" table:style-name="ce10">
            <text:p>86.758</text:p>
          </table:table-cell>
          <table:table-cell office:value-type="float" office:value="62.462000000000003" table:style-name="ce10">
            <text:p>62.462</text:p>
          </table:table-cell>
          <table:table-cell office:value-type="float" office:value="45.51" table:style-name="ce10">
            <text:p>45.51</text:p>
          </table:table-cell>
          <table:table-cell office:value-type="float" office:value="85.388000000000005" table:style-name="ce10">
            <text:p>85.388</text:p>
          </table:table-cell>
          <table:table-cell office:value-type="float" office:value="16.869" table:style-name="ce10">
            <text:p>16.869</text:p>
          </table:table-cell>
          <table:table-cell office:value-type="float" office:value="90.122" table:style-name="ce10">
            <text:p>90.122</text:p>
          </table:table-cell>
          <table:table-cell office:value-type="float" office:value="84.346999999999994" table:style-name="ce10">
            <text:p>84.347</text:p>
          </table:table-cell>
          <table:table-cell office:value-type="float" office:value="98.021000000000001" table:style-name="ce10">
            <text:p>98.021</text:p>
          </table:table-cell>
          <table:table-cell office:value-type="float" office:value="71.933000000000007" table:style-name="ce10">
            <text:p>71.933</text:p>
          </table:table-cell>
          <table:table-cell office:value-type="float" office:value="66.311000000000007" table:style-name="ce10">
            <text:p>66.311</text:p>
          </table:table-cell>
          <table:table-cell office:value-type="float" office:value="67.325000000000003" table:style-name="ce10">
            <text:p>67.325</text:p>
          </table:table-cell>
          <table:table-cell office:value-type="float" office:value="23.744" table:style-name="ce10">
            <text:p>23.744</text:p>
          </table:table-cell>
          <table:table-cell office:value-type="float" office:value="2.5950000000000002" table:style-name="ce10">
            <text:p>2.595</text:p>
          </table:table-cell>
          <table:table-cell office:value-type="float" office:value="8.702" table:style-name="ce10">
            <text:p>8.702</text:p>
          </table:table-cell>
          <table:table-cell office:value-type="float" office:value="30.533999999999999" table:style-name="ce10">
            <text:p>30.534</text:p>
          </table:table-cell>
          <table:table-cell office:value-type="float" office:value="58.167999999999999" table:style-name="ce10">
            <text:p>58.168</text:p>
          </table:table-cell>
          <table:table-cell office:value-type="float" office:value="6.4119999999999999" table:style-name="ce10">
            <text:p>6.412</text:p>
          </table:table-cell>
          <table:table-cell office:value-type="float" office:value="91.45" table:style-name="ce10">
            <text:p>91.45</text:p>
          </table:table-cell>
          <table:table-cell office:value-type="float" office:value="67.480999999999995" table:style-name="ce10">
            <text:p>67.481</text:p>
          </table:table-cell>
          <table:table-cell office:value-type="float" office:value="86.35" table:style-name="ce10">
            <text:p>86.35</text:p>
          </table:table-cell>
          <table:table-cell office:value-type="float" office:value="4.2619999999999996" table:style-name="ce10">
            <text:p>4.262</text:p>
          </table:table-cell>
          <table:table-cell office:value-type="float" office:value="91.171999999999997" table:style-name="ce10">
            <text:p>91.172</text:p>
          </table:table-cell>
          <table:table-cell office:value-type="float" office:value="4.5659999999999998" table:style-name="ce10">
            <text:p>4.566</text:p>
          </table:table-cell>
          <table:table-cell office:value-type="float" office:value="4.2619999999999996" table:style-name="ce10">
            <text:p>4.262</text:p>
          </table:table-cell>
          <table:table-cell office:value-type="float" office:value="91.933000000000007" table:style-name="ce10">
            <text:p>91.933</text:p>
          </table:table-cell>
          <table:table-cell office:value-type="float" office:value="3.8050000000000002" table:style-name="ce10">
            <text:p>3.805</text:p>
          </table:table-cell>
          <table:table-cell office:value-type="float" office:value="57.143000000000001" table:style-name="ce10">
            <text:p>57.143</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9.259" table:style-name="ce10">
            <text:p>59.25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42.856999999999999" table:style-name="ce10">
            <text:p>42.85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0.138000000000005" table:style-name="ce10">
            <text:p>70.138</text:p>
          </table:table-cell>
          <table:table-cell office:value-type="float" office:value="74.846999999999994" table:style-name="ce10">
            <text:p>74.847</text:p>
          </table:table-cell>
          <table:table-cell office:value-type="float" office:value="65.697000000000003" table:style-name="ce10">
            <text:p>65.697</text:p>
          </table:table-cell>
          <table:table-cell office:value-type="float" office:value="37.883000000000003" table:style-name="ce10">
            <text:p>37.883</text:p>
          </table:table-cell>
          <table:table-cell office:value-type="float" office:value="75.650999999999996" table:style-name="ce10">
            <text:p>75.651</text:p>
          </table:table-cell>
          <table:table-cell office:value-type="float" office:value="72.393000000000001" table:style-name="ce10">
            <text:p>72.393</text:p>
          </table:table-cell>
          <table:table-cell office:value-type="float" office:value="64.984999999999999" table:style-name="ce10">
            <text:p>64.985</text:p>
          </table:table-cell>
          <table:table-cell office:value-type="float" office:value="62.174999999999997" table:style-name="ce10">
            <text:p>62.175</text:p>
          </table:table-cell>
          <table:table-cell table:number-columns-repeated="16259"/>
        </table:table-row>
        <table:table-row table:style-name="ro5">
          <table:table-cell office:value-type="string" table:style-name="ce4">
            <text:p>PS</text:p>
          </table:table-cell>
          <table:table-cell office:value-type="string" table:style-name="ce4">
            <text:p>Probation Service</text:p>
          </table:table-cell>
          <table:table-cell office:value-type="string" table:style-name="ce4">
            <text:p>Justice</text:p>
          </table:table-cell>
          <table:table-cell table:style-name="ce4"/>
          <table:table-cell office:value-type="float" office:value="54.908000000000001" table:style-name="ce10">
            <text:p>54.908</text:p>
          </table:table-cell>
          <table:table-cell office:value-type="float" office:value="59.735999999999997" table:style-name="ce10">
            <text:p>59.736</text:p>
          </table:table-cell>
          <table:table-cell office:value-type="float" office:value="31.199000000000002" table:style-name="ce10">
            <text:p>31.199</text:p>
          </table:table-cell>
          <table:table-cell office:value-type="float" office:value="73.941000000000003" table:style-name="ce10">
            <text:p>73.941</text:p>
          </table:table-cell>
          <table:table-cell office:value-type="float" office:value="74.492999999999995" table:style-name="ce10">
            <text:p>74.493</text:p>
          </table:table-cell>
          <table:table-cell office:value-type="float" office:value="88.075999999999993" table:style-name="ce10">
            <text:p>88.076</text:p>
          </table:table-cell>
          <table:table-cell office:value-type="float" office:value="75.251999999999995" table:style-name="ce10">
            <text:p>75.252</text:p>
          </table:table-cell>
          <table:table-cell office:value-type="float" office:value="78.152000000000001" table:style-name="ce10">
            <text:p>78.152</text:p>
          </table:table-cell>
          <table:table-cell office:value-type="float" office:value="55.972000000000001" table:style-name="ce10">
            <text:p>55.972</text:p>
          </table:table-cell>
          <table:table-cell office:value-type="float" office:value="74.787000000000006" table:style-name="ce10">
            <text:p>74.787</text:p>
          </table:table-cell>
          <table:table-cell office:value-type="float" office:value="67.578000000000003" table:style-name="ce10">
            <text:p>67.578</text:p>
          </table:table-cell>
          <table:table-cell office:value-type="float" office:value="18.878" table:style-name="ce10">
            <text:p>18.878</text:p>
          </table:table-cell>
          <table:table-cell office:value-type="float" office:value="44.076999999999998" table:style-name="ce10">
            <text:p>44.077</text:p>
          </table:table-cell>
          <table:table-cell office:value-type="float" office:value="92.614000000000004" table:style-name="ce10">
            <text:p>92.614</text:p>
          </table:table-cell>
          <table:table-cell office:value-type="float" office:value="86.224999999999994" table:style-name="ce10">
            <text:p>86.225</text:p>
          </table:table-cell>
          <table:table-cell office:value-type="float" office:value="78.317999999999998" table:style-name="ce10">
            <text:p>78.318</text:p>
          </table:table-cell>
          <table:table-cell office:value-type="float" office:value="47.228000000000002" table:style-name="ce10">
            <text:p>47.228</text:p>
          </table:table-cell>
          <table:table-cell office:value-type="float" office:value="68.099999999999994" table:style-name="ce10">
            <text:p>68.1</text:p>
          </table:table-cell>
          <table:table-cell office:value-type="float" office:value="86.983999999999995" table:style-name="ce10">
            <text:p>86.984</text:p>
          </table:table-cell>
          <table:table-cell office:value-type="float" office:value="89.167000000000002" table:style-name="ce10">
            <text:p>89.167</text:p>
          </table:table-cell>
          <table:table-cell office:value-type="float" office:value="74.501999999999995" table:style-name="ce10">
            <text:p>74.502</text:p>
          </table:table-cell>
          <table:table-cell office:value-type="float" office:value="83.762" table:style-name="ce10">
            <text:p>83.762</text:p>
          </table:table-cell>
          <table:table-cell office:value-type="float" office:value="79.259" table:style-name="ce10">
            <text:p>79.259</text:p>
          </table:table-cell>
          <table:table-cell office:value-type="float" office:value="72.248000000000005" table:style-name="ce10">
            <text:p>72.248</text:p>
          </table:table-cell>
          <table:table-cell office:value-type="float" office:value="77.591999999999999" table:style-name="ce10">
            <text:p>77.592</text:p>
          </table:table-cell>
          <table:table-cell office:value-type="float" office:value="79.465000000000003" table:style-name="ce10">
            <text:p>79.465</text:p>
          </table:table-cell>
          <table:table-cell office:value-type="float" office:value="71.951999999999998" table:style-name="ce10">
            <text:p>71.952</text:p>
          </table:table-cell>
          <table:table-cell office:value-type="float" office:value="69.02" table:style-name="ce10">
            <text:p>69.02</text:p>
          </table:table-cell>
          <table:table-cell office:value-type="float" office:value="69.399000000000001" table:style-name="ce10">
            <text:p>69.399</text:p>
          </table:table-cell>
          <table:table-cell office:value-type="float" office:value="41.078000000000003" table:style-name="ce10">
            <text:p>41.078</text:p>
          </table:table-cell>
          <table:table-cell office:value-type="float" office:value="85.832999999999998" table:style-name="ce10">
            <text:p>85.833</text:p>
          </table:table-cell>
          <table:table-cell office:value-type="float" office:value="80.412000000000006" table:style-name="ce10">
            <text:p>80.412</text:p>
          </table:table-cell>
          <table:table-cell office:value-type="float" office:value="68.266999999999996" table:style-name="ce10">
            <text:p>68.267</text:p>
          </table:table-cell>
          <table:table-cell office:value-type="float" office:value="70.084000000000003" table:style-name="ce10">
            <text:p>70.084</text:p>
          </table:table-cell>
          <table:table-cell office:value-type="float" office:value="52.689" table:style-name="ce10">
            <text:p>52.689</text:p>
          </table:table-cell>
          <table:table-cell office:value-type="float" office:value="52.701000000000001" table:style-name="ce10">
            <text:p>52.701</text:p>
          </table:table-cell>
          <table:table-cell office:value-type="float" office:value="48.381999999999998" table:style-name="ce10">
            <text:p>48.382</text:p>
          </table:table-cell>
          <table:table-cell office:value-type="float" office:value="78.87" table:style-name="ce10">
            <text:p>78.87</text:p>
          </table:table-cell>
          <table:table-cell office:value-type="float" office:value="85.16" table:style-name="ce10">
            <text:p>85.16</text:p>
          </table:table-cell>
          <table:table-cell office:value-type="float" office:value="61.643999999999998" table:style-name="ce10">
            <text:p>61.644</text:p>
          </table:table-cell>
          <table:table-cell office:value-type="float" office:value="73.503" table:style-name="ce10">
            <text:p>73.503</text:p>
          </table:table-cell>
          <table:table-cell office:value-type="float" office:value="64.489999999999995" table:style-name="ce10">
            <text:p>64.49</text:p>
          </table:table-cell>
          <table:table-cell office:value-type="float" office:value="79.822999999999993" table:style-name="ce10">
            <text:p>79.823</text:p>
          </table:table-cell>
          <table:table-cell office:value-type="float" office:value="89.209000000000003" table:style-name="ce10">
            <text:p>89.209</text:p>
          </table:table-cell>
          <table:table-cell office:value-type="float" office:value="69.013000000000005" table:style-name="ce10">
            <text:p>69.013</text:p>
          </table:table-cell>
          <table:table-cell office:value-type="float" office:value="45.847000000000001" table:style-name="ce10">
            <text:p>45.847</text:p>
          </table:table-cell>
          <table:table-cell office:value-type="float" office:value="57.097999999999999" table:style-name="ce10">
            <text:p>57.098</text:p>
          </table:table-cell>
          <table:table-cell office:value-type="float" office:value="17.663" table:style-name="ce10">
            <text:p>17.663</text:p>
          </table:table-cell>
          <table:table-cell office:value-type="float" office:value="24.39" table:style-name="ce10">
            <text:p>24.39</text:p>
          </table:table-cell>
          <table:table-cell office:value-type="float" office:value="14.601000000000001" table:style-name="ce10">
            <text:p>14.601</text:p>
          </table:table-cell>
          <table:table-cell office:value-type="float" office:value="57.012" table:style-name="ce10">
            <text:p>57.012</text:p>
          </table:table-cell>
          <table:table-cell office:value-type="float" office:value="51.238" table:style-name="ce10">
            <text:p>51.238</text:p>
          </table:table-cell>
          <table:table-cell office:value-type="float" office:value="62.963000000000001" table:style-name="ce10">
            <text:p>62.963</text:p>
          </table:table-cell>
          <table:table-cell office:value-type="float" office:value="64.119" table:style-name="ce10">
            <text:p>64.119</text:p>
          </table:table-cell>
          <table:table-cell office:value-type="float" office:value="50.597999999999999" table:style-name="ce10">
            <text:p>50.598</text:p>
          </table:table-cell>
          <table:table-cell office:value-type="float" office:value="53.734999999999999" table:style-name="ce10">
            <text:p>53.735</text:p>
          </table:table-cell>
          <table:table-cell office:value-type="float" office:value="30.007000000000001" table:style-name="ce10">
            <text:p>30.007</text:p>
          </table:table-cell>
          <table:table-cell office:value-type="float" office:value="18.094000000000001" table:style-name="ce10">
            <text:p>18.094</text:p>
          </table:table-cell>
          <table:table-cell office:value-type="float" office:value="54.716000000000001" table:style-name="ce10">
            <text:p>54.716</text:p>
          </table:table-cell>
          <table:table-cell office:value-type="float" office:value="24.195" table:style-name="ce10">
            <text:p>24.195</text:p>
          </table:table-cell>
          <table:table-cell office:value-type="float" office:value="38.270000000000003" table:style-name="ce10">
            <text:p>38.27</text:p>
          </table:table-cell>
          <table:table-cell office:value-type="float" office:value="59.643000000000001" table:style-name="ce10">
            <text:p>59.643</text:p>
          </table:table-cell>
          <table:table-cell office:value-type="float" office:value="39.116999999999997" table:style-name="ce10">
            <text:p>39.117</text:p>
          </table:table-cell>
          <table:table-cell office:value-type="float" office:value="54.433999999999997" table:style-name="ce10">
            <text:p>54.434</text:p>
          </table:table-cell>
          <table:table-cell office:value-type="float" office:value="51.612000000000002" table:style-name="ce10">
            <text:p>51.612</text:p>
          </table:table-cell>
          <table:table-cell office:value-type="float" office:value="48.203000000000003" table:style-name="ce10">
            <text:p>48.203</text:p>
          </table:table-cell>
          <table:table-cell office:value-type="float" office:value="36.957999999999998" table:style-name="ce10">
            <text:p>36.958</text:p>
          </table:table-cell>
          <table:table-cell office:value-type="float" office:value="26.614000000000001" table:style-name="ce10">
            <text:p>26.614</text:p>
          </table:table-cell>
          <table:table-cell office:value-type="float" office:value="88.501999999999995" table:style-name="ce10">
            <text:p>88.502</text:p>
          </table:table-cell>
          <table:table-cell office:value-type="float" office:value="60.978999999999999" table:style-name="ce10">
            <text:p>60.979</text:p>
          </table:table-cell>
          <table:table-cell office:value-type="float" office:value="69.385000000000005" table:style-name="ce10">
            <text:p>69.385</text:p>
          </table:table-cell>
          <table:table-cell office:value-type="float" office:value="70.16" table:style-name="ce10">
            <text:p>70.16</text:p>
          </table:table-cell>
          <table:table-cell office:value-type="float" office:value="74.42" table:style-name="ce10">
            <text:p>74.42</text:p>
          </table:table-cell>
          <table:table-cell office:value-type="float" office:value="45.993000000000002" table:style-name="ce10">
            <text:p>45.993</text:p>
          </table:table-cell>
          <table:table-cell office:value-type="float" office:value="35.488" table:style-name="ce10">
            <text:p>35.488</text:p>
          </table:table-cell>
          <table:table-cell office:value-type="float" office:value="72.656999999999996" table:style-name="ce10">
            <text:p>72.657</text:p>
          </table:table-cell>
          <table:table-cell office:value-type="float" office:value="39.073999999999998" table:style-name="ce10">
            <text:p>39.074</text:p>
          </table:table-cell>
          <table:table-cell office:value-type="float" office:value="89.700999999999993" table:style-name="ce10">
            <text:p>89.701</text:p>
          </table:table-cell>
          <table:table-cell office:value-type="float" office:value="64.313000000000002" table:style-name="ce10">
            <text:p>64.313</text:p>
          </table:table-cell>
          <table:table-cell office:value-type="float" office:value="90.498000000000005" table:style-name="ce10">
            <text:p>90.498</text:p>
          </table:table-cell>
          <table:table-cell office:value-type="float" office:value="69.197000000000003" table:style-name="ce10">
            <text:p>69.197</text:p>
          </table:table-cell>
          <table:table-cell office:value-type="float" office:value="58.241999999999997" table:style-name="ce10">
            <text:p>58.242</text:p>
          </table:table-cell>
          <table:table-cell office:value-type="float" office:value="36.279000000000003" table:style-name="ce10">
            <text:p>36.279</text:p>
          </table:table-cell>
          <table:table-cell office:value-type="float" office:value="24.233000000000001" table:style-name="ce10">
            <text:p>24.233</text:p>
          </table:table-cell>
          <table:table-cell office:value-type="float" office:value="7.2850000000000001" table:style-name="ce10">
            <text:p>7.285</text:p>
          </table:table-cell>
          <table:table-cell office:value-type="float" office:value="13.589" table:style-name="ce10">
            <text:p>13.589</text:p>
          </table:table-cell>
          <table:table-cell office:value-type="float" office:value="29.754999999999999" table:style-name="ce10">
            <text:p>29.755</text:p>
          </table:table-cell>
          <table:table-cell office:value-type="float" office:value="49.371000000000002" table:style-name="ce10">
            <text:p>49.371</text:p>
          </table:table-cell>
          <table:table-cell office:value-type="float" office:value="8.1189999999999998" table:style-name="ce10">
            <text:p>8.119</text:p>
          </table:table-cell>
          <table:table-cell office:value-type="float" office:value="88.576999999999998" table:style-name="ce10">
            <text:p>88.577</text:p>
          </table:table-cell>
          <table:table-cell office:value-type="float" office:value="64.183999999999997" table:style-name="ce10">
            <text:p>64.184</text:p>
          </table:table-cell>
          <table:table-cell office:value-type="float" office:value="67.575000000000003" table:style-name="ce10">
            <text:p>67.575</text:p>
          </table:table-cell>
          <table:table-cell office:value-type="float" office:value="10.798" table:style-name="ce10">
            <text:p>10.798</text:p>
          </table:table-cell>
          <table:table-cell office:value-type="float" office:value="80.653999999999996" table:style-name="ce10">
            <text:p>80.654</text:p>
          </table:table-cell>
          <table:table-cell office:value-type="float" office:value="8.548" table:style-name="ce10">
            <text:p>8.548</text:p>
          </table:table-cell>
          <table:table-cell office:value-type="float" office:value="10.006" table:style-name="ce10">
            <text:p>10.006</text:p>
          </table:table-cell>
          <table:table-cell office:value-type="float" office:value="83.213999999999999" table:style-name="ce10">
            <text:p>83.214</text:p>
          </table:table-cell>
          <table:table-cell office:value-type="float" office:value="6.78" table:style-name="ce10">
            <text:p>6.78</text:p>
          </table:table-cell>
          <table:table-cell office:value-type="float" office:value="53.042999999999999" table:style-name="ce10">
            <text:p>53.043</text:p>
          </table:table-cell>
          <table:table-cell office:value-type="float" office:value="35.564999999999998" table:style-name="ce10">
            <text:p>35.565</text:p>
          </table:table-cell>
          <table:table-cell office:value-type="float" office:value="11.391" table:style-name="ce10">
            <text:p>11.391</text:p>
          </table:table-cell>
          <table:table-cell office:value-type="float" office:value="28.079000000000001" table:style-name="ce10">
            <text:p>28.079</text:p>
          </table:table-cell>
          <table:table-cell office:value-type="float" office:value="58.948999999999998" table:style-name="ce10">
            <text:p>58.949</text:p>
          </table:table-cell>
          <table:table-cell office:value-type="float" office:value="12.972" table:style-name="ce10">
            <text:p>12.972</text:p>
          </table:table-cell>
          <table:table-cell office:value-type="float" office:value="42.338000000000001" table:style-name="ce10">
            <text:p>42.338</text:p>
          </table:table-cell>
          <table:table-cell office:value-type="float" office:value="31.948" table:style-name="ce10">
            <text:p>31.948</text:p>
          </table:table-cell>
          <table:table-cell office:value-type="float" office:value="25.713999999999999" table:style-name="ce10">
            <text:p>25.714</text:p>
          </table:table-cell>
          <table:table-cell office:value-type="float" office:value="58.491999999999997" table:style-name="ce10">
            <text:p>58.492</text:p>
          </table:table-cell>
          <table:table-cell office:value-type="float" office:value="22.443999999999999" table:style-name="ce10">
            <text:p>22.444</text:p>
          </table:table-cell>
          <table:table-cell office:value-type="float" office:value="19.064" table:style-name="ce10">
            <text:p>19.064</text:p>
          </table:table-cell>
          <table:table-cell office:value-type="float" office:value="30.920999999999999" table:style-name="ce10">
            <text:p>30.921</text:p>
          </table:table-cell>
          <table:table-cell office:value-type="float" office:value="53.289000000000001" table:style-name="ce10">
            <text:p>53.289</text:p>
          </table:table-cell>
          <table:table-cell office:value-type="float" office:value="15.789" table:style-name="ce10">
            <text:p>15.789</text:p>
          </table:table-cell>
          <table:table-cell office:value-type="float" office:value="61.026000000000003" table:style-name="ce10">
            <text:p>61.026</text:p>
          </table:table-cell>
          <table:table-cell office:value-type="float" office:value="68.867000000000004" table:style-name="ce10">
            <text:p>68.867</text:p>
          </table:table-cell>
          <table:table-cell office:value-type="float" office:value="58.423999999999999" table:style-name="ce10">
            <text:p>58.424</text:p>
          </table:table-cell>
          <table:table-cell office:value-type="float" office:value="41.601999999999997" table:style-name="ce10">
            <text:p>41.602</text:p>
          </table:table-cell>
          <table:table-cell office:value-type="float" office:value="65.448999999999998" table:style-name="ce10">
            <text:p>65.449</text:p>
          </table:table-cell>
          <table:table-cell office:value-type="float" office:value="66.777000000000001" table:style-name="ce10">
            <text:p>66.777</text:p>
          </table:table-cell>
          <table:table-cell office:value-type="float" office:value="46.18" table:style-name="ce10">
            <text:p>46.18</text:p>
          </table:table-cell>
          <table:table-cell office:value-type="float" office:value="58.165999999999997" table:style-name="ce10">
            <text:p>58.166</text:p>
          </table:table-cell>
          <table:table-cell table:number-columns-repeated="16259"/>
        </table:table-row>
        <table:table-row table:style-name="ro5">
          <table:table-cell office:value-type="string" table:style-name="ce4">
            <text:p>ROS</text:p>
          </table:table-cell>
          <table:table-cell office:value-type="string" table:style-name="ce4">
            <text:p>Registers of Scotland</text:p>
          </table:table-cell>
          <table:table-cell office:value-type="string" table:style-name="ce4">
            <text:p>Scottish Government</text:p>
          </table:table-cell>
          <table:table-cell table:style-name="ce4"/>
          <table:table-cell office:value-type="float" office:value="83.096000000000004" table:style-name="ce10">
            <text:p>83.096</text:p>
          </table:table-cell>
          <table:table-cell office:value-type="float" office:value="66.563999999999993" table:style-name="ce10">
            <text:p>66.564</text:p>
          </table:table-cell>
          <table:table-cell office:value-type="float" office:value="22.731000000000002" table:style-name="ce10">
            <text:p>22.731</text:p>
          </table:table-cell>
          <table:table-cell office:value-type="float" office:value="75.272000000000006" table:style-name="ce10">
            <text:p>75.272</text:p>
          </table:table-cell>
          <table:table-cell office:value-type="float" office:value="78.956000000000003" table:style-name="ce10">
            <text:p>78.956</text:p>
          </table:table-cell>
          <table:table-cell office:value-type="float" office:value="91.542000000000002" table:style-name="ce10">
            <text:p>91.542</text:p>
          </table:table-cell>
          <table:table-cell office:value-type="float" office:value="81.983999999999995" table:style-name="ce10">
            <text:p>81.984</text:p>
          </table:table-cell>
          <table:table-cell office:value-type="float" office:value="83.796999999999997" table:style-name="ce10">
            <text:p>83.797</text:p>
          </table:table-cell>
          <table:table-cell office:value-type="float" office:value="55.969000000000001" table:style-name="ce10">
            <text:p>55.969</text:p>
          </table:table-cell>
          <table:table-cell office:value-type="float" office:value="86.626000000000005" table:style-name="ce10">
            <text:p>86.626</text:p>
          </table:table-cell>
          <table:table-cell office:value-type="float" office:value="84.536000000000001" table:style-name="ce10">
            <text:p>84.536</text:p>
          </table:table-cell>
          <table:table-cell office:value-type="float" office:value="58.100999999999999" table:style-name="ce10">
            <text:p>58.101</text:p>
          </table:table-cell>
          <table:table-cell office:value-type="float" office:value="54.677" table:style-name="ce10">
            <text:p>54.677</text:p>
          </table:table-cell>
          <table:table-cell office:value-type="float" office:value="90.685000000000002" table:style-name="ce10">
            <text:p>90.685</text:p>
          </table:table-cell>
          <table:table-cell office:value-type="float" office:value="84.566000000000003" table:style-name="ce10">
            <text:p>84.566</text:p>
          </table:table-cell>
          <table:table-cell office:value-type="float" office:value="78.778000000000006" table:style-name="ce10">
            <text:p>78.778</text:p>
          </table:table-cell>
          <table:table-cell office:value-type="float" office:value="57.128" table:style-name="ce10">
            <text:p>57.128</text:p>
          </table:table-cell>
          <table:table-cell office:value-type="float" office:value="83.707999999999998" table:style-name="ce10">
            <text:p>83.708</text:p>
          </table:table-cell>
          <table:table-cell office:value-type="float" office:value="91.221000000000004" table:style-name="ce10">
            <text:p>91.221</text:p>
          </table:table-cell>
          <table:table-cell office:value-type="float" office:value="91.853999999999999" table:style-name="ce10">
            <text:p>91.854</text:p>
          </table:table-cell>
          <table:table-cell office:value-type="float" office:value="77.418999999999997" table:style-name="ce10">
            <text:p>77.419</text:p>
          </table:table-cell>
          <table:table-cell office:value-type="float" office:value="91.533000000000001" table:style-name="ce10">
            <text:p>91.533</text:p>
          </table:table-cell>
          <table:table-cell office:value-type="float" office:value="85.914000000000001" table:style-name="ce10">
            <text:p>85.914</text:p>
          </table:table-cell>
          <table:table-cell office:value-type="float" office:value="81.116" table:style-name="ce10">
            <text:p>81.116</text:p>
          </table:table-cell>
          <table:table-cell office:value-type="float" office:value="82.17" table:style-name="ce10">
            <text:p>82.17</text:p>
          </table:table-cell>
          <table:table-cell office:value-type="float" office:value="87.016999999999996" table:style-name="ce10">
            <text:p>87.017</text:p>
          </table:table-cell>
          <table:table-cell office:value-type="float" office:value="84.12" table:style-name="ce10">
            <text:p>84.12</text:p>
          </table:table-cell>
          <table:table-cell office:value-type="float" office:value="70.644999999999996" table:style-name="ce10">
            <text:p>70.645</text:p>
          </table:table-cell>
          <table:table-cell office:value-type="float" office:value="77.873000000000005" table:style-name="ce10">
            <text:p>77.873</text:p>
          </table:table-cell>
          <table:table-cell office:value-type="float" office:value="41.738" table:style-name="ce10">
            <text:p>41.738</text:p>
          </table:table-cell>
          <table:table-cell office:value-type="float" office:value="91.210999999999999" table:style-name="ce10">
            <text:p>91.211</text:p>
          </table:table-cell>
          <table:table-cell office:value-type="float" office:value="84.474999999999994" table:style-name="ce10">
            <text:p>84.475</text:p>
          </table:table-cell>
          <table:table-cell office:value-type="float" office:value="75.67" table:style-name="ce10">
            <text:p>75.67</text:p>
          </table:table-cell>
          <table:table-cell office:value-type="float" office:value="60.837000000000003" table:style-name="ce10">
            <text:p>60.837</text:p>
          </table:table-cell>
          <table:table-cell office:value-type="float" office:value="52.09" table:style-name="ce10">
            <text:p>52.09</text:p>
          </table:table-cell>
          <table:table-cell office:value-type="float" office:value="56.545000000000002" table:style-name="ce10">
            <text:p>56.545</text:p>
          </table:table-cell>
          <table:table-cell office:value-type="float" office:value="54.39" table:style-name="ce10">
            <text:p>54.39</text:p>
          </table:table-cell>
          <table:table-cell office:value-type="float" office:value="89.677000000000007" table:style-name="ce10">
            <text:p>89.677</text:p>
          </table:table-cell>
          <table:table-cell office:value-type="float" office:value="92.918000000000006" table:style-name="ce10">
            <text:p>92.918</text:p>
          </table:table-cell>
          <table:table-cell office:value-type="float" office:value="75.78" table:style-name="ce10">
            <text:p>75.78</text:p>
          </table:table-cell>
          <table:table-cell office:value-type="float" office:value="88.102999999999994" table:style-name="ce10">
            <text:p>88.103</text:p>
          </table:table-cell>
          <table:table-cell office:value-type="float" office:value="80.406999999999996" table:style-name="ce10">
            <text:p>80.407</text:p>
          </table:table-cell>
          <table:table-cell office:value-type="float" office:value="86.480999999999995" table:style-name="ce10">
            <text:p>86.481</text:p>
          </table:table-cell>
          <table:table-cell office:value-type="float" office:value="88.864999999999995" table:style-name="ce10">
            <text:p>88.865</text:p>
          </table:table-cell>
          <table:table-cell office:value-type="float" office:value="83.944000000000003" table:style-name="ce10">
            <text:p>83.944</text:p>
          </table:table-cell>
          <table:table-cell office:value-type="float" office:value="79.162000000000006" table:style-name="ce10">
            <text:p>79.162</text:p>
          </table:table-cell>
          <table:table-cell office:value-type="float" office:value="88.21" table:style-name="ce10">
            <text:p>88.21</text:p>
          </table:table-cell>
          <table:table-cell office:value-type="float" office:value="57.02" table:style-name="ce10">
            <text:p>57.02</text:p>
          </table:table-cell>
          <table:table-cell office:value-type="float" office:value="62.487000000000002" table:style-name="ce10">
            <text:p>62.487</text:p>
          </table:table-cell>
          <table:table-cell office:value-type="float" office:value="54.828000000000003" table:style-name="ce10">
            <text:p>54.828</text:p>
          </table:table-cell>
          <table:table-cell office:value-type="float" office:value="85.515000000000001" table:style-name="ce10">
            <text:p>85.515</text:p>
          </table:table-cell>
          <table:table-cell office:value-type="float" office:value="74.328999999999994" table:style-name="ce10">
            <text:p>74.329</text:p>
          </table:table-cell>
          <table:table-cell office:value-type="float" office:value="67.203000000000003" table:style-name="ce10">
            <text:p>67.203</text:p>
          </table:table-cell>
          <table:table-cell office:value-type="float" office:value="65.31" table:style-name="ce10">
            <text:p>65.31</text:p>
          </table:table-cell>
          <table:table-cell office:value-type="float" office:value="62.058" table:style-name="ce10">
            <text:p>62.058</text:p>
          </table:table-cell>
          <table:table-cell office:value-type="float" office:value="54.720999999999997" table:style-name="ce10">
            <text:p>54.721</text:p>
          </table:table-cell>
          <table:table-cell office:value-type="float" office:value="39.829000000000001" table:style-name="ce10">
            <text:p>39.829</text:p>
          </table:table-cell>
          <table:table-cell office:value-type="float" office:value="40.514000000000003" table:style-name="ce10">
            <text:p>40.514</text:p>
          </table:table-cell>
          <table:table-cell office:value-type="float" office:value="70.236000000000004" table:style-name="ce10">
            <text:p>70.236</text:p>
          </table:table-cell>
          <table:table-cell office:value-type="float" office:value="39.591999999999999" table:style-name="ce10">
            <text:p>39.592</text:p>
          </table:table-cell>
          <table:table-cell office:value-type="float" office:value="52.677" table:style-name="ce10">
            <text:p>52.677</text:p>
          </table:table-cell>
          <table:table-cell office:value-type="float" office:value="59.764000000000003" table:style-name="ce10">
            <text:p>59.764</text:p>
          </table:table-cell>
          <table:table-cell office:value-type="float" office:value="74.491" table:style-name="ce10">
            <text:p>74.491</text:p>
          </table:table-cell>
          <table:table-cell office:value-type="float" office:value="52.902999999999999" table:style-name="ce10">
            <text:p>52.903</text:p>
          </table:table-cell>
          <table:table-cell office:value-type="float" office:value="57.741999999999997" table:style-name="ce10">
            <text:p>57.742</text:p>
          </table:table-cell>
          <table:table-cell office:value-type="float" office:value="57.816000000000003" table:style-name="ce10">
            <text:p>57.816</text:p>
          </table:table-cell>
          <table:table-cell office:value-type="float" office:value="54.603999999999999" table:style-name="ce10">
            <text:p>54.604</text:p>
          </table:table-cell>
          <table:table-cell office:value-type="float" office:value="45.823999999999998" table:style-name="ce10">
            <text:p>45.824</text:p>
          </table:table-cell>
          <table:table-cell office:value-type="float" office:value="95.498000000000005" table:style-name="ce10">
            <text:p>95.498</text:p>
          </table:table-cell>
          <table:table-cell office:value-type="float" office:value="72.239999999999995" table:style-name="ce10">
            <text:p>72.24</text:p>
          </table:table-cell>
          <table:table-cell office:value-type="float" office:value="79.742999999999995" table:style-name="ce10">
            <text:p>79.743</text:p>
          </table:table-cell>
          <table:table-cell office:value-type="float" office:value="71.245000000000005" table:style-name="ce10">
            <text:p>71.245</text:p>
          </table:table-cell>
          <table:table-cell office:value-type="float" office:value="86.617000000000004" table:style-name="ce10">
            <text:p>86.617</text:p>
          </table:table-cell>
          <table:table-cell office:value-type="float" office:value="61.91" table:style-name="ce10">
            <text:p>61.91</text:p>
          </table:table-cell>
          <table:table-cell office:value-type="float" office:value="47.216000000000001" table:style-name="ce10">
            <text:p>47.216</text:p>
          </table:table-cell>
          <table:table-cell office:value-type="float" office:value="91.435000000000002" table:style-name="ce10">
            <text:p>91.435</text:p>
          </table:table-cell>
          <table:table-cell office:value-type="float" office:value="12.42" table:style-name="ce10">
            <text:p>12.42</text:p>
          </table:table-cell>
          <table:table-cell office:value-type="float" office:value="83.262" table:style-name="ce10">
            <text:p>83.262</text:p>
          </table:table-cell>
          <table:table-cell office:value-type="float" office:value="95.385999999999996" table:style-name="ce10">
            <text:p>95.386</text:p>
          </table:table-cell>
          <table:table-cell office:value-type="float" office:value="96.141000000000005" table:style-name="ce10">
            <text:p>96.141</text:p>
          </table:table-cell>
          <table:table-cell office:value-type="float" office:value="76.236999999999995" table:style-name="ce10">
            <text:p>76.237</text:p>
          </table:table-cell>
          <table:table-cell office:value-type="float" office:value="75.456000000000003" table:style-name="ce10">
            <text:p>75.456</text:p>
          </table:table-cell>
          <table:table-cell office:value-type="float" office:value="72.775999999999996" table:style-name="ce10">
            <text:p>72.776</text:p>
          </table:table-cell>
          <table:table-cell office:value-type="float" office:value="27.468" table:style-name="ce10">
            <text:p>27.468</text:p>
          </table:table-cell>
          <table:table-cell office:value-type="float" office:value="1.5009999999999999" table:style-name="ce10">
            <text:p>1.501</text:p>
          </table:table-cell>
          <table:table-cell office:value-type="float" office:value="4.5019999999999998" table:style-name="ce10">
            <text:p>4.502</text:p>
          </table:table-cell>
          <table:table-cell office:value-type="float" office:value="26.687999999999999" table:style-name="ce10">
            <text:p>26.688</text:p>
          </table:table-cell>
          <table:table-cell office:value-type="float" office:value="67.31" table:style-name="ce10">
            <text:p>67.31</text:p>
          </table:table-cell>
          <table:table-cell office:value-type="float" office:value="6.3650000000000002" table:style-name="ce10">
            <text:p>6.365</text:p>
          </table:table-cell>
          <table:table-cell office:value-type="float" office:value="93.147999999999996" table:style-name="ce10">
            <text:p>93.148</text:p>
          </table:table-cell>
          <table:table-cell office:value-type="float" office:value="73.040000000000006" table:style-name="ce10">
            <text:p>73.04</text:p>
          </table:table-cell>
          <table:table-cell office:value-type="float" office:value="84.367999999999995" table:style-name="ce10">
            <text:p>84.368</text:p>
          </table:table-cell>
          <table:table-cell office:value-type="float" office:value="3.5329999999999999" table:style-name="ce10">
            <text:p>3.533</text:p>
          </table:table-cell>
          <table:table-cell office:value-type="float" office:value="90.899000000000001" table:style-name="ce10">
            <text:p>90.899</text:p>
          </table:table-cell>
          <table:table-cell office:value-type="float" office:value="5.5670000000000002" table:style-name="ce10">
            <text:p>5.567</text:p>
          </table:table-cell>
          <table:table-cell office:value-type="float" office:value="3.105" table:style-name="ce10">
            <text:p>3.105</text:p>
          </table:table-cell>
          <table:table-cell office:value-type="float" office:value="92.076999999999998" table:style-name="ce10">
            <text:p>92.077</text:p>
          </table:table-cell>
          <table:table-cell office:value-type="float" office:value="4.8179999999999996" table:style-name="ce10">
            <text:p>4.818</text:p>
          </table:table-cell>
          <table:table-cell office:value-type="float" office:value="37.930999999999997" table:style-name="ce10">
            <text:p>37.931</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1.723999999999997" table:style-name="ce10">
            <text:p>51.724</text:p>
          </table:table-cell>
          <table:table-cell office:value-type="string" table:style-name="ce10">
            <text:p>[c]</text:p>
          </table:table-cell>
          <table:table-cell office:value-type="string" table:style-name="ce10">
            <text:p>[c]</text:p>
          </table:table-cell>
          <table:table-cell office:value-type="float" office:value="37.930999999999997" table:style-name="ce10">
            <text:p>37.931</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2.963999999999999" table:style-name="ce10">
            <text:p>72.964</text:p>
          </table:table-cell>
          <table:table-cell office:value-type="float" office:value="75.108999999999995" table:style-name="ce10">
            <text:p>75.109</text:p>
          </table:table-cell>
          <table:table-cell office:value-type="float" office:value="67.319999999999993" table:style-name="ce10">
            <text:p>67.32</text:p>
          </table:table-cell>
          <table:table-cell office:value-type="float" office:value="31.739000000000001" table:style-name="ce10">
            <text:p>31.739</text:p>
          </table:table-cell>
          <table:table-cell office:value-type="float" office:value="76.134" table:style-name="ce10">
            <text:p>76.134</text:p>
          </table:table-cell>
          <table:table-cell office:value-type="float" office:value="70.733999999999995" table:style-name="ce10">
            <text:p>70.734</text:p>
          </table:table-cell>
          <table:table-cell office:value-type="float" office:value="80.628" table:style-name="ce10">
            <text:p>80.628</text:p>
          </table:table-cell>
          <table:table-cell office:value-type="float" office:value="72.816000000000003" table:style-name="ce10">
            <text:p>72.816</text:p>
          </table:table-cell>
          <table:table-cell table:number-columns-repeated="16259"/>
        </table:table-row>
        <table:table-row table:style-name="ro5">
          <table:table-cell office:value-type="string" table:style-name="ce4">
            <text:p>RPA</text:p>
          </table:table-cell>
          <table:table-cell office:value-type="string" table:style-name="ce4">
            <text:p>Rural Payments Agency</text:p>
          </table:table-cell>
          <table:table-cell office:value-type="string" table:style-name="ce4">
            <text:p>Environment, Food and Rural Affairs</text:p>
          </table:table-cell>
          <table:table-cell table:style-name="ce4"/>
          <table:table-cell office:value-type="float" office:value="47.267000000000003" table:style-name="ce10">
            <text:p>47.267</text:p>
          </table:table-cell>
          <table:table-cell office:value-type="float" office:value="59.308999999999997" table:style-name="ce10">
            <text:p>59.309</text:p>
          </table:table-cell>
          <table:table-cell office:value-type="float" office:value="27.870999999999999" table:style-name="ce10">
            <text:p>27.871</text:p>
          </table:table-cell>
          <table:table-cell office:value-type="float" office:value="70.75" table:style-name="ce10">
            <text:p>70.75</text:p>
          </table:table-cell>
          <table:table-cell office:value-type="float" office:value="69.186000000000007" table:style-name="ce10">
            <text:p>69.186</text:p>
          </table:table-cell>
          <table:table-cell office:value-type="float" office:value="80.013999999999996" table:style-name="ce10">
            <text:p>80.014</text:p>
          </table:table-cell>
          <table:table-cell office:value-type="float" office:value="77.162999999999997" table:style-name="ce10">
            <text:p>77.163</text:p>
          </table:table-cell>
          <table:table-cell office:value-type="float" office:value="81.584999999999994" table:style-name="ce10">
            <text:p>81.585</text:p>
          </table:table-cell>
          <table:table-cell office:value-type="float" office:value="55.389000000000003" table:style-name="ce10">
            <text:p>55.389</text:p>
          </table:table-cell>
          <table:table-cell office:value-type="float" office:value="80.364999999999995" table:style-name="ce10">
            <text:p>80.365</text:p>
          </table:table-cell>
          <table:table-cell office:value-type="float" office:value="71.981999999999999" table:style-name="ce10">
            <text:p>71.982</text:p>
          </table:table-cell>
          <table:table-cell office:value-type="float" office:value="26.670999999999999" table:style-name="ce10">
            <text:p>26.671</text:p>
          </table:table-cell>
          <table:table-cell office:value-type="float" office:value="48.482999999999997" table:style-name="ce10">
            <text:p>48.483</text:p>
          </table:table-cell>
          <table:table-cell office:value-type="float" office:value="82.929000000000002" table:style-name="ce10">
            <text:p>82.929</text:p>
          </table:table-cell>
          <table:table-cell office:value-type="float" office:value="78.126999999999995" table:style-name="ce10">
            <text:p>78.127</text:p>
          </table:table-cell>
          <table:table-cell office:value-type="float" office:value="68.382999999999996" table:style-name="ce10">
            <text:p>68.383</text:p>
          </table:table-cell>
          <table:table-cell office:value-type="float" office:value="48.107999999999997" table:style-name="ce10">
            <text:p>48.108</text:p>
          </table:table-cell>
          <table:table-cell office:value-type="float" office:value="68.450999999999993" table:style-name="ce10">
            <text:p>68.451</text:p>
          </table:table-cell>
          <table:table-cell office:value-type="float" office:value="77.308999999999997" table:style-name="ce10">
            <text:p>77.309</text:p>
          </table:table-cell>
          <table:table-cell office:value-type="float" office:value="82.655000000000001" table:style-name="ce10">
            <text:p>82.655</text:p>
          </table:table-cell>
          <table:table-cell office:value-type="float" office:value="73.766999999999996" table:style-name="ce10">
            <text:p>73.767</text:p>
          </table:table-cell>
          <table:table-cell office:value-type="float" office:value="89.786000000000001" table:style-name="ce10">
            <text:p>89.786</text:p>
          </table:table-cell>
          <table:table-cell office:value-type="float" office:value="84.61" table:style-name="ce10">
            <text:p>84.61</text:p>
          </table:table-cell>
          <table:table-cell office:value-type="float" office:value="69.5" table:style-name="ce10">
            <text:p>69.5</text:p>
          </table:table-cell>
          <table:table-cell office:value-type="float" office:value="79.643000000000001" table:style-name="ce10">
            <text:p>79.643</text:p>
          </table:table-cell>
          <table:table-cell office:value-type="float" office:value="81.674999999999997" table:style-name="ce10">
            <text:p>81.675</text:p>
          </table:table-cell>
          <table:table-cell office:value-type="float" office:value="75.161000000000001" table:style-name="ce10">
            <text:p>75.161</text:p>
          </table:table-cell>
          <table:table-cell office:value-type="float" office:value="67.644999999999996" table:style-name="ce10">
            <text:p>67.645</text:p>
          </table:table-cell>
          <table:table-cell office:value-type="float" office:value="72.713999999999999" table:style-name="ce10">
            <text:p>72.714</text:p>
          </table:table-cell>
          <table:table-cell office:value-type="float" office:value="57.683999999999997" table:style-name="ce10">
            <text:p>57.684</text:p>
          </table:table-cell>
          <table:table-cell office:value-type="float" office:value="88.492000000000004" table:style-name="ce10">
            <text:p>88.492</text:p>
          </table:table-cell>
          <table:table-cell office:value-type="float" office:value="82.570999999999998" table:style-name="ce10">
            <text:p>82.571</text:p>
          </table:table-cell>
          <table:table-cell office:value-type="float" office:value="73.786000000000001" table:style-name="ce10">
            <text:p>73.786</text:p>
          </table:table-cell>
          <table:table-cell office:value-type="float" office:value="72.643000000000001" table:style-name="ce10">
            <text:p>72.643</text:p>
          </table:table-cell>
          <table:table-cell office:value-type="float" office:value="48.676000000000002" table:style-name="ce10">
            <text:p>48.676</text:p>
          </table:table-cell>
          <table:table-cell office:value-type="float" office:value="56.112000000000002" table:style-name="ce10">
            <text:p>56.112</text:p>
          </table:table-cell>
          <table:table-cell office:value-type="float" office:value="44.103000000000002" table:style-name="ce10">
            <text:p>44.103</text:p>
          </table:table-cell>
          <table:table-cell office:value-type="float" office:value="83.989000000000004" table:style-name="ce10">
            <text:p>83.989</text:p>
          </table:table-cell>
          <table:table-cell office:value-type="float" office:value="88.778000000000006" table:style-name="ce10">
            <text:p>88.778</text:p>
          </table:table-cell>
          <table:table-cell office:value-type="float" office:value="67.834000000000003" table:style-name="ce10">
            <text:p>67.834</text:p>
          </table:table-cell>
          <table:table-cell office:value-type="float" office:value="80.856999999999999" table:style-name="ce10">
            <text:p>80.857</text:p>
          </table:table-cell>
          <table:table-cell office:value-type="float" office:value="57.816000000000003" table:style-name="ce10">
            <text:p>57.816</text:p>
          </table:table-cell>
          <table:table-cell office:value-type="float" office:value="71.623000000000005" table:style-name="ce10">
            <text:p>71.623</text:p>
          </table:table-cell>
          <table:table-cell office:value-type="float" office:value="82.02" table:style-name="ce10">
            <text:p>82.02</text:p>
          </table:table-cell>
          <table:table-cell office:value-type="float" office:value="70.948999999999998" table:style-name="ce10">
            <text:p>70.949</text:p>
          </table:table-cell>
          <table:table-cell office:value-type="float" office:value="69.643000000000001" table:style-name="ce10">
            <text:p>69.643</text:p>
          </table:table-cell>
          <table:table-cell office:value-type="float" office:value="79.856999999999999" table:style-name="ce10">
            <text:p>79.857</text:p>
          </table:table-cell>
          <table:table-cell office:value-type="float" office:value="25.25" table:style-name="ce10">
            <text:p>25.25</text:p>
          </table:table-cell>
          <table:table-cell office:value-type="float" office:value="35.143000000000001" table:style-name="ce10">
            <text:p>35.143</text:p>
          </table:table-cell>
          <table:table-cell office:value-type="float" office:value="19.599" table:style-name="ce10">
            <text:p>19.599</text:p>
          </table:table-cell>
          <table:table-cell office:value-type="float" office:value="74.570999999999998" table:style-name="ce10">
            <text:p>74.571</text:p>
          </table:table-cell>
          <table:table-cell office:value-type="float" office:value="56.621000000000002" table:style-name="ce10">
            <text:p>56.621</text:p>
          </table:table-cell>
          <table:table-cell office:value-type="float" office:value="66.643000000000001" table:style-name="ce10">
            <text:p>66.643</text:p>
          </table:table-cell>
          <table:table-cell office:value-type="float" office:value="60.587000000000003" table:style-name="ce10">
            <text:p>60.587</text:p>
          </table:table-cell>
          <table:table-cell office:value-type="float" office:value="53.933999999999997" table:style-name="ce10">
            <text:p>53.934</text:p>
          </table:table-cell>
          <table:table-cell office:value-type="float" office:value="50.93" table:style-name="ce10">
            <text:p>50.93</text:p>
          </table:table-cell>
          <table:table-cell office:value-type="float" office:value="32.143000000000001" table:style-name="ce10">
            <text:p>32.143</text:p>
          </table:table-cell>
          <table:table-cell office:value-type="float" office:value="29.571000000000002" table:style-name="ce10">
            <text:p>29.571</text:p>
          </table:table-cell>
          <table:table-cell office:value-type="float" office:value="59.671999999999997" table:style-name="ce10">
            <text:p>59.672</text:p>
          </table:table-cell>
          <table:table-cell office:value-type="float" office:value="33.119" table:style-name="ce10">
            <text:p>33.119</text:p>
          </table:table-cell>
          <table:table-cell office:value-type="float" office:value="49.820999999999998" table:style-name="ce10">
            <text:p>49.821</text:p>
          </table:table-cell>
          <table:table-cell office:value-type="float" office:value="49.142000000000003" table:style-name="ce10">
            <text:p>49.142</text:p>
          </table:table-cell>
          <table:table-cell office:value-type="float" office:value="57.725000000000001" table:style-name="ce10">
            <text:p>57.725</text:p>
          </table:table-cell>
          <table:table-cell office:value-type="float" office:value="40.485999999999997" table:style-name="ce10">
            <text:p>40.486</text:p>
          </table:table-cell>
          <table:table-cell office:value-type="float" office:value="47.643000000000001" table:style-name="ce10">
            <text:p>47.643</text:p>
          </table:table-cell>
          <table:table-cell office:value-type="float" office:value="46.070999999999998" table:style-name="ce10">
            <text:p>46.071</text:p>
          </table:table-cell>
          <table:table-cell office:value-type="float" office:value="37.026000000000003" table:style-name="ce10">
            <text:p>37.026</text:p>
          </table:table-cell>
          <table:table-cell office:value-type="float" office:value="23.584" table:style-name="ce10">
            <text:p>23.584</text:p>
          </table:table-cell>
          <table:table-cell office:value-type="float" office:value="89.643000000000001" table:style-name="ce10">
            <text:p>89.643</text:p>
          </table:table-cell>
          <table:table-cell office:value-type="float" office:value="66.188999999999993" table:style-name="ce10">
            <text:p>66.189</text:p>
          </table:table-cell>
          <table:table-cell office:value-type="float" office:value="73.929000000000002" table:style-name="ce10">
            <text:p>73.929</text:p>
          </table:table-cell>
          <table:table-cell office:value-type="float" office:value="70.507999999999996" table:style-name="ce10">
            <text:p>70.508</text:p>
          </table:table-cell>
          <table:table-cell office:value-type="float" office:value="81.200999999999993" table:style-name="ce10">
            <text:p>81.201</text:p>
          </table:table-cell>
          <table:table-cell office:value-type="float" office:value="66.356999999999999" table:style-name="ce10">
            <text:p>66.357</text:p>
          </table:table-cell>
          <table:table-cell office:value-type="float" office:value="45.317999999999998" table:style-name="ce10">
            <text:p>45.318</text:p>
          </table:table-cell>
          <table:table-cell office:value-type="float" office:value="83.320999999999998" table:style-name="ce10">
            <text:p>83.321</text:p>
          </table:table-cell>
          <table:table-cell office:value-type="float" office:value="31.164999999999999" table:style-name="ce10">
            <text:p>31.165</text:p>
          </table:table-cell>
          <table:table-cell office:value-type="float" office:value="87.257999999999996" table:style-name="ce10">
            <text:p>87.258</text:p>
          </table:table-cell>
          <table:table-cell office:value-type="float" office:value="65" table:style-name="ce10">
            <text:p>65</text:p>
          </table:table-cell>
          <table:table-cell office:value-type="float" office:value="93.424000000000007" table:style-name="ce10">
            <text:p>93.424</text:p>
          </table:table-cell>
          <table:table-cell office:value-type="float" office:value="65.444999999999993" table:style-name="ce10">
            <text:p>65.445</text:p>
          </table:table-cell>
          <table:table-cell office:value-type="float" office:value="52.323" table:style-name="ce10">
            <text:p>52.323</text:p>
          </table:table-cell>
          <table:table-cell office:value-type="float" office:value="52.286000000000001" table:style-name="ce10">
            <text:p>52.286</text:p>
          </table:table-cell>
          <table:table-cell office:value-type="float" office:value="27.814" table:style-name="ce10">
            <text:p>27.814</text:p>
          </table:table-cell>
          <table:table-cell office:value-type="float" office:value="6.82" table:style-name="ce10">
            <text:p>6.82</text:p>
          </table:table-cell>
          <table:table-cell office:value-type="float" office:value="14.141999999999999" table:style-name="ce10">
            <text:p>14.142</text:p>
          </table:table-cell>
          <table:table-cell office:value-type="float" office:value="27.638000000000002" table:style-name="ce10">
            <text:p>27.638</text:p>
          </table:table-cell>
          <table:table-cell office:value-type="float" office:value="51.4" table:style-name="ce10">
            <text:p>51.4</text:p>
          </table:table-cell>
          <table:table-cell office:value-type="float" office:value="7.6760000000000002" table:style-name="ce10">
            <text:p>7.676</text:p>
          </table:table-cell>
          <table:table-cell office:value-type="float" office:value="92.918000000000006" table:style-name="ce10">
            <text:p>92.918</text:p>
          </table:table-cell>
          <table:table-cell office:value-type="float" office:value="78.049000000000007" table:style-name="ce10">
            <text:p>78.049</text:p>
          </table:table-cell>
          <table:table-cell office:value-type="float" office:value="76.856999999999999" table:style-name="ce10">
            <text:p>76.857</text:p>
          </table:table-cell>
          <table:table-cell office:value-type="float" office:value="8.2919999999999998" table:style-name="ce10">
            <text:p>8.292</text:p>
          </table:table-cell>
          <table:table-cell office:value-type="float" office:value="84.489000000000004" table:style-name="ce10">
            <text:p>84.489</text:p>
          </table:table-cell>
          <table:table-cell office:value-type="float" office:value="7.2190000000000003" table:style-name="ce10">
            <text:p>7.219</text:p>
          </table:table-cell>
          <table:table-cell office:value-type="float" office:value="7.8680000000000003" table:style-name="ce10">
            <text:p>7.868</text:p>
          </table:table-cell>
          <table:table-cell office:value-type="float" office:value="87.052999999999997" table:style-name="ce10">
            <text:p>87.053</text:p>
          </table:table-cell>
          <table:table-cell office:value-type="float" office:value="5.0789999999999997" table:style-name="ce10">
            <text:p>5.079</text:p>
          </table:table-cell>
          <table:table-cell office:value-type="float" office:value="35.454999999999998" table:style-name="ce10">
            <text:p>35.455</text:p>
          </table:table-cell>
          <table:table-cell office:value-type="float" office:value="49.091000000000001" table:style-name="ce10">
            <text:p>49.091</text:p>
          </table:table-cell>
          <table:table-cell office:value-type="float" office:value="15.455" table:style-name="ce10">
            <text:p>15.455</text:p>
          </table:table-cell>
          <table:table-cell office:value-type="string" table:style-name="ce10">
            <text:p>[c]</text:p>
          </table:table-cell>
          <table:table-cell office:value-type="float" office:value="52.631999999999998" table:style-name="ce10">
            <text:p>52.632</text:p>
          </table:table-cell>
          <table:table-cell office:value-type="string" table:style-name="ce10">
            <text:p>[c]</text:p>
          </table:table-cell>
          <table:table-cell office:value-type="float" office:value="46.789000000000001" table:style-name="ce10">
            <text:p>46.789</text:p>
          </table:table-cell>
          <table:table-cell office:value-type="float" office:value="27.523" table:style-name="ce10">
            <text:p>27.523</text:p>
          </table:table-cell>
          <table:table-cell office:value-type="float" office:value="25.687999999999999" table:style-name="ce10">
            <text:p>25.688</text:p>
          </table:table-cell>
          <table:table-cell office:value-type="float" office:value="49.533000000000001" table:style-name="ce10">
            <text:p>49.533</text:p>
          </table:table-cell>
          <table:table-cell office:value-type="float" office:value="27.103000000000002" table:style-name="ce10">
            <text:p>27.103</text:p>
          </table:table-cell>
          <table:table-cell office:value-type="float" office:value="23.364000000000001" table:style-name="ce10">
            <text:p>23.364</text:p>
          </table:table-cell>
          <table:table-cell office:value-type="string" table:style-name="ce10">
            <text:p>[c]</text:p>
          </table:table-cell>
          <table:table-cell office:value-type="float" office:value="55.262999999999998" table:style-name="ce10">
            <text:p>55.263</text:p>
          </table:table-cell>
          <table:table-cell office:value-type="string" table:style-name="ce10">
            <text:p>[c]</text:p>
          </table:table-cell>
          <table:table-cell office:value-type="float" office:value="61.238999999999997" table:style-name="ce10">
            <text:p>61.239</text:p>
          </table:table-cell>
          <table:table-cell office:value-type="float" office:value="65.346000000000004" table:style-name="ce10">
            <text:p>65.346</text:p>
          </table:table-cell>
          <table:table-cell office:value-type="float" office:value="59.265000000000001" table:style-name="ce10">
            <text:p>59.265</text:p>
          </table:table-cell>
          <table:table-cell office:value-type="float" office:value="36.475000000000001" table:style-name="ce10">
            <text:p>36.475</text:p>
          </table:table-cell>
          <table:table-cell office:value-type="float" office:value="65.039000000000001" table:style-name="ce10">
            <text:p>65.039</text:p>
          </table:table-cell>
          <table:table-cell office:value-type="float" office:value="63.668999999999997" table:style-name="ce10">
            <text:p>63.669</text:p>
          </table:table-cell>
          <table:table-cell office:value-type="float" office:value="69.567999999999998" table:style-name="ce10">
            <text:p>69.568</text:p>
          </table:table-cell>
          <table:table-cell office:value-type="float" office:value="67.507000000000005" table:style-name="ce10">
            <text:p>67.507</text:p>
          </table:table-cell>
          <table:table-cell table:number-columns-repeated="16259"/>
        </table:table-row>
        <table:table-row table:style-name="ro5">
          <table:table-cell office:value-type="string" table:style-name="ce4">
            <text:p>RS</text:p>
          </table:table-cell>
          <table:table-cell office:value-type="string" table:style-name="ce4">
            <text:p>Revenue Scotland</text:p>
          </table:table-cell>
          <table:table-cell office:value-type="string" table:style-name="ce4">
            <text:p>Scottish Government</text:p>
          </table:table-cell>
          <table:table-cell table:style-name="ce4"/>
          <table:table-cell office:value-type="float" office:value="97.778000000000006" table:style-name="ce10">
            <text:p>97.778</text:p>
          </table:table-cell>
          <table:table-cell office:value-type="float" office:value="70.625" table:style-name="ce10">
            <text:p>70.625</text:p>
          </table:table-cell>
          <table:table-cell office:value-type="float" office:value="19.001000000000001" table:style-name="ce10">
            <text:p>19.001</text:p>
          </table:table-cell>
          <table:table-cell office:value-type="float" office:value="77.644000000000005" table:style-name="ce10">
            <text:p>77.644</text:p>
          </table:table-cell>
          <table:table-cell office:value-type="float" office:value="85.454999999999998" table:style-name="ce10">
            <text:p>85.455</text:p>
          </table:table-cell>
          <table:table-cell office:value-type="float" office:value="93.75" table:style-name="ce10">
            <text:p>93.75</text:p>
          </table:table-cell>
          <table:table-cell office:value-type="float" office:value="86.995000000000005" table:style-name="ce10">
            <text:p>86.995</text:p>
          </table:table-cell>
          <table:table-cell office:value-type="float" office:value="92.424000000000007" table:style-name="ce10">
            <text:p>92.424</text:p>
          </table:table-cell>
          <table:table-cell office:value-type="float" office:value="73.295000000000002" table:style-name="ce10">
            <text:p>73.295</text:p>
          </table:table-cell>
          <table:table-cell office:value-type="float" office:value="91.855999999999995" table:style-name="ce10">
            <text:p>91.856</text:p>
          </table:table-cell>
          <table:table-cell office:value-type="float" office:value="86.742000000000004" table:style-name="ce10">
            <text:p>86.742</text:p>
          </table:table-cell>
          <table:table-cell office:value-type="float" office:value="71.212000000000003" table:style-name="ce10">
            <text:p>71.212</text:p>
          </table:table-cell>
          <table:table-cell office:value-type="float" office:value="78.156999999999996" table:style-name="ce10">
            <text:p>78.157</text:p>
          </table:table-cell>
          <table:table-cell office:value-type="float" office:value="90.909000000000006" table:style-name="ce10">
            <text:p>90.909</text:p>
          </table:table-cell>
          <table:table-cell office:value-type="float" office:value="86.364000000000004" table:style-name="ce10">
            <text:p>86.364</text:p>
          </table:table-cell>
          <table:table-cell office:value-type="float" office:value="85.227000000000004" table:style-name="ce10">
            <text:p>85.227</text:p>
          </table:table-cell>
          <table:table-cell office:value-type="float" office:value="73.864000000000004" table:style-name="ce10">
            <text:p>73.864</text:p>
          </table:table-cell>
          <table:table-cell office:value-type="float" office:value="90.909000000000006" table:style-name="ce10">
            <text:p>90.909</text:p>
          </table:table-cell>
          <table:table-cell office:value-type="float" office:value="93.182000000000002" table:style-name="ce10">
            <text:p>93.182</text:p>
          </table:table-cell>
          <table:table-cell office:value-type="float" office:value="94.317999999999998" table:style-name="ce10">
            <text:p>94.318</text:p>
          </table:table-cell>
          <table:table-cell office:value-type="float" office:value="81.817999999999998" table:style-name="ce10">
            <text:p>81.818</text:p>
          </table:table-cell>
          <table:table-cell office:value-type="float" office:value="96.590999999999994" table:style-name="ce10">
            <text:p>96.591</text:p>
          </table:table-cell>
          <table:table-cell office:value-type="float" office:value="95.454999999999998" table:style-name="ce10">
            <text:p>95.455</text:p>
          </table:table-cell>
          <table:table-cell office:value-type="float" office:value="87.5" table:style-name="ce10">
            <text:p>87.5</text:p>
          </table:table-cell>
          <table:table-cell office:value-type="float" office:value="90.909000000000006" table:style-name="ce10">
            <text:p>90.909</text:p>
          </table:table-cell>
          <table:table-cell office:value-type="float" office:value="89.772999999999996" table:style-name="ce10">
            <text:p>89.773</text:p>
          </table:table-cell>
          <table:table-cell office:value-type="float" office:value="82.954999999999998" table:style-name="ce10">
            <text:p>82.955</text:p>
          </table:table-cell>
          <table:table-cell office:value-type="float" office:value="77.272999999999996" table:style-name="ce10">
            <text:p>77.273</text:p>
          </table:table-cell>
          <table:table-cell office:value-type="float" office:value="80.682000000000002" table:style-name="ce10">
            <text:p>80.682</text:p>
          </table:table-cell>
          <table:table-cell office:value-type="float" office:value="62.5" table:style-name="ce10">
            <text:p>62.5</text:p>
          </table:table-cell>
          <table:table-cell office:value-type="float" office:value="90.909000000000006" table:style-name="ce10">
            <text:p>90.909</text:p>
          </table:table-cell>
          <table:table-cell office:value-type="float" office:value="92.045000000000002" table:style-name="ce10">
            <text:p>92.045</text:p>
          </table:table-cell>
          <table:table-cell office:value-type="float" office:value="94.317999999999998" table:style-name="ce10">
            <text:p>94.318</text:p>
          </table:table-cell>
          <table:table-cell office:value-type="float" office:value="85.227000000000004" table:style-name="ce10">
            <text:p>85.227</text:p>
          </table:table-cell>
          <table:table-cell office:value-type="float" office:value="72.727000000000004" table:style-name="ce10">
            <text:p>72.727</text:p>
          </table:table-cell>
          <table:table-cell office:value-type="float" office:value="64.772999999999996" table:style-name="ce10">
            <text:p>64.773</text:p>
          </table:table-cell>
          <table:table-cell office:value-type="float" office:value="70.454999999999998" table:style-name="ce10">
            <text:p>70.455</text:p>
          </table:table-cell>
          <table:table-cell office:value-type="float" office:value="95.454999999999998" table:style-name="ce10">
            <text:p>95.455</text:p>
          </table:table-cell>
          <table:table-cell office:value-type="float" office:value="94.253" table:style-name="ce10">
            <text:p>94.253</text:p>
          </table:table-cell>
          <table:table-cell office:value-type="float" office:value="86.046999999999997" table:style-name="ce10">
            <text:p>86.047</text:p>
          </table:table-cell>
          <table:table-cell office:value-type="float" office:value="92.045000000000002" table:style-name="ce10">
            <text:p>92.045</text:p>
          </table:table-cell>
          <table:table-cell office:value-type="float" office:value="86.364000000000004" table:style-name="ce10">
            <text:p>86.364</text:p>
          </table:table-cell>
          <table:table-cell office:value-type="float" office:value="90.909000000000006" table:style-name="ce10">
            <text:p>90.909</text:p>
          </table:table-cell>
          <table:table-cell office:value-type="float" office:value="94.317999999999998" table:style-name="ce10">
            <text:p>94.318</text:p>
          </table:table-cell>
          <table:table-cell office:value-type="float" office:value="92.045000000000002" table:style-name="ce10">
            <text:p>92.045</text:p>
          </table:table-cell>
          <table:table-cell office:value-type="float" office:value="76.135999999999996" table:style-name="ce10">
            <text:p>76.136</text:p>
          </table:table-cell>
          <table:table-cell office:value-type="float" office:value="80.682000000000002" table:style-name="ce10">
            <text:p>80.682</text:p>
          </table:table-cell>
          <table:table-cell office:value-type="float" office:value="69.317999999999998" table:style-name="ce10">
            <text:p>69.318</text:p>
          </table:table-cell>
          <table:table-cell office:value-type="float" office:value="77.272999999999996" table:style-name="ce10">
            <text:p>77.273</text:p>
          </table:table-cell>
          <table:table-cell office:value-type="float" office:value="67.045000000000002" table:style-name="ce10">
            <text:p>67.045</text:p>
          </table:table-cell>
          <table:table-cell office:value-type="float" office:value="78.161000000000001" table:style-name="ce10">
            <text:p>78.161</text:p>
          </table:table-cell>
          <table:table-cell office:value-type="float" office:value="80.459999999999994" table:style-name="ce10">
            <text:p>80.46</text:p>
          </table:table-cell>
          <table:table-cell office:value-type="float" office:value="96.590999999999994" table:style-name="ce10">
            <text:p>96.591</text:p>
          </table:table-cell>
          <table:table-cell office:value-type="float" office:value="83.908000000000001" table:style-name="ce10">
            <text:p>83.908</text:p>
          </table:table-cell>
          <table:table-cell office:value-type="float" office:value="82.954999999999998" table:style-name="ce10">
            <text:p>82.955</text:p>
          </table:table-cell>
          <table:table-cell office:value-type="float" office:value="81.817999999999998" table:style-name="ce10">
            <text:p>81.818</text:p>
          </table:table-cell>
          <table:table-cell office:value-type="float" office:value="69.317999999999998" table:style-name="ce10">
            <text:p>69.318</text:p>
          </table:table-cell>
          <table:table-cell office:value-type="float" office:value="71.590999999999994" table:style-name="ce10">
            <text:p>71.591</text:p>
          </table:table-cell>
          <table:table-cell office:value-type="float" office:value="80.682000000000002" table:style-name="ce10">
            <text:p>80.682</text:p>
          </table:table-cell>
          <table:table-cell office:value-type="float" office:value="64.772999999999996" table:style-name="ce10">
            <text:p>64.773</text:p>
          </table:table-cell>
          <table:table-cell office:value-type="float" office:value="71.590999999999994" table:style-name="ce10">
            <text:p>71.591</text:p>
          </table:table-cell>
          <table:table-cell office:value-type="float" office:value="64.772999999999996" table:style-name="ce10">
            <text:p>64.773</text:p>
          </table:table-cell>
          <table:table-cell office:value-type="float" office:value="73.864000000000004" table:style-name="ce10">
            <text:p>73.864</text:p>
          </table:table-cell>
          <table:table-cell office:value-type="float" office:value="55.682000000000002" table:style-name="ce10">
            <text:p>55.682</text:p>
          </table:table-cell>
          <table:table-cell office:value-type="float" office:value="62.5" table:style-name="ce10">
            <text:p>62.5</text:p>
          </table:table-cell>
          <table:table-cell office:value-type="float" office:value="63.636000000000003" table:style-name="ce10">
            <text:p>63.636</text:p>
          </table:table-cell>
          <table:table-cell office:value-type="float" office:value="75" table:style-name="ce10">
            <text:p>75</text:p>
          </table:table-cell>
          <table:table-cell office:value-type="float" office:value="55.682000000000002" table:style-name="ce10">
            <text:p>55.682</text:p>
          </table:table-cell>
          <table:table-cell office:value-type="float" office:value="94.317999999999998" table:style-name="ce10">
            <text:p>94.318</text:p>
          </table:table-cell>
          <table:table-cell office:value-type="float" office:value="82.954999999999998" table:style-name="ce10">
            <text:p>82.955</text:p>
          </table:table-cell>
          <table:table-cell office:value-type="float" office:value="87.5" table:style-name="ce10">
            <text:p>87.5</text:p>
          </table:table-cell>
          <table:table-cell office:value-type="float" office:value="81.817999999999998" table:style-name="ce10">
            <text:p>81.818</text:p>
          </table:table-cell>
          <table:table-cell office:value-type="float" office:value="97.727000000000004" table:style-name="ce10">
            <text:p>97.727</text:p>
          </table:table-cell>
          <table:table-cell office:value-type="float" office:value="71.590999999999994" table:style-name="ce10">
            <text:p>71.591</text:p>
          </table:table-cell>
          <table:table-cell office:value-type="float" office:value="61.363999999999997" table:style-name="ce10">
            <text:p>61.364</text:p>
          </table:table-cell>
          <table:table-cell office:value-type="float" office:value="94.253" table:style-name="ce10">
            <text:p>94.253</text:p>
          </table:table-cell>
          <table:table-cell office:value-type="float" office:value="48.863999999999997" table:style-name="ce10">
            <text:p>48.864</text:p>
          </table:table-cell>
          <table:table-cell office:value-type="float" office:value="87.5" table:style-name="ce10">
            <text:p>87.5</text:p>
          </table:table-cell>
          <table:table-cell office:value-type="float" office:value="93.182000000000002" table:style-name="ce10">
            <text:p>93.182</text:p>
          </table:table-cell>
          <table:table-cell office:value-type="float" office:value="98.850999999999999" table:style-name="ce10">
            <text:p>98.851</text:p>
          </table:table-cell>
          <table:table-cell office:value-type="float" office:value="56.817999999999998" table:style-name="ce10">
            <text:p>56.818</text:p>
          </table:table-cell>
          <table:table-cell office:value-type="float" office:value="73.864000000000004" table:style-name="ce10">
            <text:p>73.864</text:p>
          </table:table-cell>
          <table:table-cell office:value-type="float" office:value="89.772999999999996" table:style-name="ce10">
            <text:p>89.773</text:p>
          </table:table-cell>
          <table:table-cell office:value-type="float" office:value="65.909000000000006" table:style-name="ce10">
            <text:p>65.909</text:p>
          </table:table-cell>
          <table:table-cell office:value-type="float" office:value="5.6820000000000004" table:style-name="ce10">
            <text:p>5.682</text:p>
          </table:table-cell>
          <table:table-cell office:value-type="float" office:value="15.909000000000001" table:style-name="ce10">
            <text:p>15.909</text:p>
          </table:table-cell>
          <table:table-cell office:value-type="float" office:value="32.954999999999998" table:style-name="ce10">
            <text:p>32.955</text:p>
          </table:table-cell>
          <table:table-cell office:value-type="float" office:value="45.454999999999998" table:style-name="ce10">
            <text:p>45.455</text:p>
          </table:table-cell>
          <table:table-cell office:value-type="string" table:style-name="ce10">
            <text:p>[c]</text:p>
          </table:table-cell>
          <table:table-cell office:value-type="float" office:value="94.317999999999998" table:style-name="ce10">
            <text:p>94.318</text:p>
          </table:table-cell>
          <table:table-cell office:value-type="float" office:value="85.227000000000004" table:style-name="ce10">
            <text:p>85.227</text:p>
          </table:table-cell>
          <table:table-cell office:value-type="float" office:value="90.805000000000007" table:style-name="ce10">
            <text:p>90.805</text:p>
          </table:table-cell>
          <table:table-cell office:value-type="string" table:style-name="ce10">
            <text:p>[c]</text:p>
          </table:table-cell>
          <table:table-cell office:value-type="float" office:value="90.909000000000006" table:style-name="ce10">
            <text:p>90.909</text:p>
          </table:table-cell>
          <table:table-cell office:value-type="string" table:style-name="ce10">
            <text:p>[c]</text:p>
          </table:table-cell>
          <table:table-cell office:value-type="string" table:style-name="ce10">
            <text:p>[c]</text:p>
          </table:table-cell>
          <table:table-cell office:value-type="float" office:value="92.045000000000002" table:style-name="ce10">
            <text:p>92.04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7.272999999999996" table:style-name="ce10">
            <text:p>77.273</text:p>
          </table:table-cell>
          <table:table-cell office:value-type="float" office:value="80.459999999999994" table:style-name="ce10">
            <text:p>80.46</text:p>
          </table:table-cell>
          <table:table-cell office:value-type="float" office:value="74.712999999999994" table:style-name="ce10">
            <text:p>74.713</text:p>
          </table:table-cell>
          <table:table-cell office:value-type="float" office:value="31.033999999999999" table:style-name="ce10">
            <text:p>31.034</text:p>
          </table:table-cell>
          <table:table-cell office:value-type="float" office:value="82.759" table:style-name="ce10">
            <text:p>82.759</text:p>
          </table:table-cell>
          <table:table-cell office:value-type="float" office:value="79.545000000000002" table:style-name="ce10">
            <text:p>79.545</text:p>
          </table:table-cell>
          <table:table-cell office:value-type="float" office:value="80.682000000000002" table:style-name="ce10">
            <text:p>80.682</text:p>
          </table:table-cell>
          <table:table-cell office:value-type="float" office:value="84.090999999999994" table:style-name="ce10">
            <text:p>84.091</text:p>
          </table:table-cell>
          <table:table-cell table:number-columns-repeated="16259"/>
        </table:table-row>
        <table:table-row table:style-name="ro5">
          <table:table-cell office:value-type="string" table:style-name="ce4">
            <text:p>SAAS</text:p>
          </table:table-cell>
          <table:table-cell office:value-type="string" table:style-name="ce4">
            <text:p>Student Awards Agency Scotland</text:p>
          </table:table-cell>
          <table:table-cell office:value-type="string" table:style-name="ce4">
            <text:p>Scottish Government</text:p>
          </table:table-cell>
          <table:table-cell table:style-name="ce4"/>
          <table:table-cell office:value-type="float" office:value="70.608999999999995" table:style-name="ce10">
            <text:p>70.609</text:p>
          </table:table-cell>
          <table:table-cell office:value-type="float" office:value="62.564999999999998" table:style-name="ce10">
            <text:p>62.565</text:p>
          </table:table-cell>
          <table:table-cell office:value-type="float" office:value="25.032" table:style-name="ce10">
            <text:p>25.032</text:p>
          </table:table-cell>
          <table:table-cell office:value-type="float" office:value="75.180999999999997" table:style-name="ce10">
            <text:p>75.181</text:p>
          </table:table-cell>
          <table:table-cell office:value-type="float" office:value="74.653000000000006" table:style-name="ce10">
            <text:p>74.653</text:p>
          </table:table-cell>
          <table:table-cell office:value-type="float" office:value="87.5" table:style-name="ce10">
            <text:p>87.5</text:p>
          </table:table-cell>
          <table:table-cell office:value-type="float" office:value="82.317999999999998" table:style-name="ce10">
            <text:p>82.318</text:p>
          </table:table-cell>
          <table:table-cell office:value-type="float" office:value="82.992999999999995" table:style-name="ce10">
            <text:p>82.993</text:p>
          </table:table-cell>
          <table:table-cell office:value-type="float" office:value="51.786000000000001" table:style-name="ce10">
            <text:p>51.786</text:p>
          </table:table-cell>
          <table:table-cell office:value-type="float" office:value="79.718999999999994" table:style-name="ce10">
            <text:p>79.719</text:p>
          </table:table-cell>
          <table:table-cell office:value-type="float" office:value="78.765000000000001" table:style-name="ce10">
            <text:p>78.765</text:p>
          </table:table-cell>
          <table:table-cell office:value-type="float" office:value="51.692" table:style-name="ce10">
            <text:p>51.692</text:p>
          </table:table-cell>
          <table:table-cell office:value-type="float" office:value="51.337000000000003" table:style-name="ce10">
            <text:p>51.337</text:p>
          </table:table-cell>
          <table:table-cell office:value-type="float" office:value="87.816999999999993" table:style-name="ce10">
            <text:p>87.817</text:p>
          </table:table-cell>
          <table:table-cell office:value-type="float" office:value="84.456000000000003" table:style-name="ce10">
            <text:p>84.456</text:p>
          </table:table-cell>
          <table:table-cell office:value-type="float" office:value="77.551000000000002" table:style-name="ce10">
            <text:p>77.551</text:p>
          </table:table-cell>
          <table:table-cell office:value-type="float" office:value="52.820999999999998" table:style-name="ce10">
            <text:p>52.821</text:p>
          </table:table-cell>
          <table:table-cell office:value-type="float" office:value="69.897999999999996" table:style-name="ce10">
            <text:p>69.898</text:p>
          </table:table-cell>
          <table:table-cell office:value-type="float" office:value="86.224000000000004" table:style-name="ce10">
            <text:p>86.224</text:p>
          </table:table-cell>
          <table:table-cell office:value-type="float" office:value="88.775999999999996" table:style-name="ce10">
            <text:p>88.776</text:p>
          </table:table-cell>
          <table:table-cell office:value-type="float" office:value="81.122" table:style-name="ce10">
            <text:p>81.122</text:p>
          </table:table-cell>
          <table:table-cell office:value-type="float" office:value="89.847999999999999" table:style-name="ce10">
            <text:p>89.848</text:p>
          </table:table-cell>
          <table:table-cell office:value-type="float" office:value="86.224000000000004" table:style-name="ce10">
            <text:p>86.224</text:p>
          </table:table-cell>
          <table:table-cell office:value-type="float" office:value="76.650000000000006" table:style-name="ce10">
            <text:p>76.65</text:p>
          </table:table-cell>
          <table:table-cell office:value-type="float" office:value="81.218000000000004" table:style-name="ce10">
            <text:p>81.218</text:p>
          </table:table-cell>
          <table:table-cell office:value-type="float" office:value="87.816999999999993" table:style-name="ce10">
            <text:p>87.817</text:p>
          </table:table-cell>
          <table:table-cell office:value-type="float" office:value="80.710999999999999" table:style-name="ce10">
            <text:p>80.711</text:p>
          </table:table-cell>
          <table:table-cell office:value-type="float" office:value="74.111999999999995" table:style-name="ce10">
            <text:p>74.112</text:p>
          </table:table-cell>
          <table:table-cell office:value-type="float" office:value="83.673000000000002" table:style-name="ce10">
            <text:p>83.673</text:p>
          </table:table-cell>
          <table:table-cell office:value-type="float" office:value="48.98" table:style-name="ce10">
            <text:p>48.98</text:p>
          </table:table-cell>
          <table:table-cell office:value-type="float" office:value="88.265000000000001" table:style-name="ce10">
            <text:p>88.265</text:p>
          </table:table-cell>
          <table:table-cell office:value-type="float" office:value="85.492000000000004" table:style-name="ce10">
            <text:p>85.492</text:p>
          </table:table-cell>
          <table:table-cell office:value-type="float" office:value="75" table:style-name="ce10">
            <text:p>75</text:p>
          </table:table-cell>
          <table:table-cell office:value-type="float" office:value="65.816000000000003" table:style-name="ce10">
            <text:p>65.816</text:p>
          </table:table-cell>
          <table:table-cell office:value-type="float" office:value="49.744" table:style-name="ce10">
            <text:p>49.744</text:p>
          </table:table-cell>
          <table:table-cell office:value-type="float" office:value="43.878" table:style-name="ce10">
            <text:p>43.878</text:p>
          </table:table-cell>
          <table:table-cell office:value-type="float" office:value="47.448999999999998" table:style-name="ce10">
            <text:p>47.449</text:p>
          </table:table-cell>
          <table:table-cell office:value-type="float" office:value="81.632999999999996" table:style-name="ce10">
            <text:p>81.633</text:p>
          </table:table-cell>
          <table:table-cell office:value-type="float" office:value="88.265000000000001" table:style-name="ce10">
            <text:p>88.265</text:p>
          </table:table-cell>
          <table:table-cell office:value-type="float" office:value="68.878" table:style-name="ce10">
            <text:p>68.878</text:p>
          </table:table-cell>
          <table:table-cell office:value-type="float" office:value="80.102000000000004" table:style-name="ce10">
            <text:p>80.102</text:p>
          </table:table-cell>
          <table:table-cell office:value-type="float" office:value="67.004999999999995" table:style-name="ce10">
            <text:p>67.005</text:p>
          </table:table-cell>
          <table:table-cell office:value-type="float" office:value="85.278999999999996" table:style-name="ce10">
            <text:p>85.279</text:p>
          </table:table-cell>
          <table:table-cell office:value-type="float" office:value="91.837000000000003" table:style-name="ce10">
            <text:p>91.837</text:p>
          </table:table-cell>
          <table:table-cell office:value-type="float" office:value="73.98" table:style-name="ce10">
            <text:p>73.98</text:p>
          </table:table-cell>
          <table:table-cell office:value-type="float" office:value="67.513000000000005" table:style-name="ce10">
            <text:p>67.513</text:p>
          </table:table-cell>
          <table:table-cell office:value-type="float" office:value="86.802000000000007" table:style-name="ce10">
            <text:p>86.802</text:p>
          </table:table-cell>
          <table:table-cell office:value-type="float" office:value="50" table:style-name="ce10">
            <text:p>50</text:p>
          </table:table-cell>
          <table:table-cell office:value-type="float" office:value="59.390999999999998" table:style-name="ce10">
            <text:p>59.391</text:p>
          </table:table-cell>
          <table:table-cell office:value-type="float" office:value="45.685000000000002" table:style-name="ce10">
            <text:p>45.685</text:p>
          </table:table-cell>
          <table:table-cell office:value-type="float" office:value="70.051000000000002" table:style-name="ce10">
            <text:p>70.051</text:p>
          </table:table-cell>
          <table:table-cell office:value-type="float" office:value="67.004999999999995" table:style-name="ce10">
            <text:p>67.005</text:p>
          </table:table-cell>
          <table:table-cell office:value-type="float" office:value="69.543000000000006" table:style-name="ce10">
            <text:p>69.543</text:p>
          </table:table-cell>
          <table:table-cell office:value-type="float" office:value="63.959000000000003" table:style-name="ce10">
            <text:p>63.959</text:p>
          </table:table-cell>
          <table:table-cell office:value-type="float" office:value="54.359000000000002" table:style-name="ce10">
            <text:p>54.359</text:p>
          </table:table-cell>
          <table:table-cell office:value-type="float" office:value="51.268999999999998" table:style-name="ce10">
            <text:p>51.269</text:p>
          </table:table-cell>
          <table:table-cell office:value-type="float" office:value="35.533000000000001" table:style-name="ce10">
            <text:p>35.533</text:p>
          </table:table-cell>
          <table:table-cell office:value-type="float" office:value="40.305999999999997" table:style-name="ce10">
            <text:p>40.306</text:p>
          </table:table-cell>
          <table:table-cell office:value-type="float" office:value="57.36" table:style-name="ce10">
            <text:p>57.36</text:p>
          </table:table-cell>
          <table:table-cell office:value-type="float" office:value="41.026000000000003" table:style-name="ce10">
            <text:p>41.026</text:p>
          </table:table-cell>
          <table:table-cell office:value-type="float" office:value="49.238999999999997" table:style-name="ce10">
            <text:p>49.239</text:p>
          </table:table-cell>
          <table:table-cell office:value-type="float" office:value="59.898000000000003" table:style-name="ce10">
            <text:p>59.898</text:p>
          </table:table-cell>
          <table:table-cell office:value-type="float" office:value="61.929000000000002" table:style-name="ce10">
            <text:p>61.929</text:p>
          </table:table-cell>
          <table:table-cell office:value-type="float" office:value="46.192999999999998" table:style-name="ce10">
            <text:p>46.193</text:p>
          </table:table-cell>
          <table:table-cell office:value-type="float" office:value="53.332999999999998" table:style-name="ce10">
            <text:p>53.333</text:p>
          </table:table-cell>
          <table:table-cell office:value-type="float" office:value="52.820999999999998" table:style-name="ce10">
            <text:p>52.821</text:p>
          </table:table-cell>
          <table:table-cell office:value-type="float" office:value="55.838000000000001" table:style-name="ce10">
            <text:p>55.838</text:p>
          </table:table-cell>
          <table:table-cell office:value-type="float" office:value="47.448999999999998" table:style-name="ce10">
            <text:p>47.449</text:p>
          </table:table-cell>
          <table:table-cell office:value-type="float" office:value="92.385999999999996" table:style-name="ce10">
            <text:p>92.386</text:p>
          </table:table-cell>
          <table:table-cell office:value-type="float" office:value="65.481999999999999" table:style-name="ce10">
            <text:p>65.482</text:p>
          </table:table-cell>
          <table:table-cell office:value-type="float" office:value="73.603999999999999" table:style-name="ce10">
            <text:p>73.604</text:p>
          </table:table-cell>
          <table:table-cell office:value-type="float" office:value="73.468999999999994" table:style-name="ce10">
            <text:p>73.469</text:p>
          </table:table-cell>
          <table:table-cell office:value-type="float" office:value="79.694999999999993" table:style-name="ce10">
            <text:p>79.695</text:p>
          </table:table-cell>
          <table:table-cell office:value-type="float" office:value="57.868000000000002" table:style-name="ce10">
            <text:p>57.868</text:p>
          </table:table-cell>
          <table:table-cell office:value-type="float" office:value="49.49" table:style-name="ce10">
            <text:p>49.49</text:p>
          </table:table-cell>
          <table:table-cell office:value-type="float" office:value="84.263999999999996" table:style-name="ce10">
            <text:p>84.264</text:p>
          </table:table-cell>
          <table:table-cell office:value-type="float" office:value="24.364999999999998" table:style-name="ce10">
            <text:p>24.365</text:p>
          </table:table-cell>
          <table:table-cell office:value-type="float" office:value="87.179000000000002" table:style-name="ce10">
            <text:p>87.179</text:p>
          </table:table-cell>
          <table:table-cell office:value-type="float" office:value="55.612000000000002" table:style-name="ce10">
            <text:p>55.612</text:p>
          </table:table-cell>
          <table:table-cell office:value-type="float" office:value="95.385000000000005" table:style-name="ce10">
            <text:p>95.385</text:p>
          </table:table-cell>
          <table:table-cell office:value-type="float" office:value="73.98" table:style-name="ce10">
            <text:p>73.98</text:p>
          </table:table-cell>
          <table:table-cell office:value-type="float" office:value="62.755000000000003" table:style-name="ce10">
            <text:p>62.755</text:p>
          </table:table-cell>
          <table:table-cell office:value-type="float" office:value="78.570999999999998" table:style-name="ce10">
            <text:p>78.571</text:p>
          </table:table-cell>
          <table:table-cell office:value-type="float" office:value="42.051000000000002" table:style-name="ce10">
            <text:p>42.051</text:p>
          </table:table-cell>
          <table:table-cell office:value-type="float" office:value="9.6449999999999996" table:style-name="ce10">
            <text:p>9.645</text:p>
          </table:table-cell>
          <table:table-cell office:value-type="float" office:value="13.198" table:style-name="ce10">
            <text:p>13.198</text:p>
          </table:table-cell>
          <table:table-cell office:value-type="float" office:value="36.548000000000002" table:style-name="ce10">
            <text:p>36.548</text:p>
          </table:table-cell>
          <table:table-cell office:value-type="float" office:value="40.609000000000002" table:style-name="ce10">
            <text:p>40.609</text:p>
          </table:table-cell>
          <table:table-cell office:value-type="float" office:value="7.1429999999999998" table:style-name="ce10">
            <text:p>7.143</text:p>
          </table:table-cell>
          <table:table-cell office:value-type="float" office:value="94.388000000000005" table:style-name="ce10">
            <text:p>94.388</text:p>
          </table:table-cell>
          <table:table-cell office:value-type="float" office:value="71.429000000000002" table:style-name="ce10">
            <text:p>71.429</text:p>
          </table:table-cell>
          <table:table-cell office:value-type="float" office:value="80.102000000000004" table:style-name="ce10">
            <text:p>80.102</text:p>
          </table:table-cell>
          <table:table-cell office:value-type="string" table:style-name="ce10">
            <text:p>[c]</text:p>
          </table:table-cell>
          <table:table-cell office:value-type="float" office:value="88.775999999999996" table:style-name="ce10">
            <text:p>88.776</text:p>
          </table:table-cell>
          <table:table-cell office:value-type="string" table:style-name="ce10">
            <text:p>[c]</text:p>
          </table:table-cell>
          <table:table-cell office:value-type="string" table:style-name="ce10">
            <text:p>[c]</text:p>
          </table:table-cell>
          <table:table-cell office:value-type="float" office:value="93.367000000000004" table:style-name="ce10">
            <text:p>93.36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1.649000000000001" table:style-name="ce10">
            <text:p>71.649</text:p>
          </table:table-cell>
          <table:table-cell office:value-type="float" office:value="74.227000000000004" table:style-name="ce10">
            <text:p>74.227</text:p>
          </table:table-cell>
          <table:table-cell office:value-type="float" office:value="63.212000000000003" table:style-name="ce10">
            <text:p>63.212</text:p>
          </table:table-cell>
          <table:table-cell office:value-type="float" office:value="38.86" table:style-name="ce10">
            <text:p>38.86</text:p>
          </table:table-cell>
          <table:table-cell office:value-type="float" office:value="73.332999999999998" table:style-name="ce10">
            <text:p>73.333</text:p>
          </table:table-cell>
          <table:table-cell office:value-type="float" office:value="69.072000000000003" table:style-name="ce10">
            <text:p>69.072</text:p>
          </table:table-cell>
          <table:table-cell office:value-type="float" office:value="59.277999999999999" table:style-name="ce10">
            <text:p>59.278</text:p>
          </table:table-cell>
          <table:table-cell office:value-type="float" office:value="80.412000000000006" table:style-name="ce10">
            <text:p>80.412</text:p>
          </table:table-cell>
          <table:table-cell table:number-columns-repeated="16259"/>
        </table:table-row>
        <table:table-row table:style-name="ro5">
          <table:table-cell office:value-type="string" table:style-name="ce4">
            <text:p>SCTS</text:p>
          </table:table-cell>
          <table:table-cell office:value-type="string" table:style-name="ce4">
            <text:p>Scottish Courts and Tribunals Service</text:p>
          </table:table-cell>
          <table:table-cell office:value-type="string" table:style-name="ce4">
            <text:p>Scottish Government</text:p>
          </table:table-cell>
          <table:table-cell table:style-name="ce4"/>
          <table:table-cell office:value-type="float" office:value="67.525999999999996" table:style-name="ce10">
            <text:p>67.526</text:p>
          </table:table-cell>
          <table:table-cell office:value-type="float" office:value="64.741" table:style-name="ce10">
            <text:p>64.741</text:p>
          </table:table-cell>
          <table:table-cell office:value-type="float" office:value="29.466000000000001" table:style-name="ce10">
            <text:p>29.466</text:p>
          </table:table-cell>
          <table:table-cell office:value-type="float" office:value="74.494" table:style-name="ce10">
            <text:p>74.494</text:p>
          </table:table-cell>
          <table:table-cell office:value-type="float" office:value="73.036000000000001" table:style-name="ce10">
            <text:p>73.036</text:p>
          </table:table-cell>
          <table:table-cell office:value-type="float" office:value="85.756" table:style-name="ce10">
            <text:p>85.756</text:p>
          </table:table-cell>
          <table:table-cell office:value-type="float" office:value="70.786000000000001" table:style-name="ce10">
            <text:p>70.786</text:p>
          </table:table-cell>
          <table:table-cell office:value-type="float" office:value="76.602999999999994" table:style-name="ce10">
            <text:p>76.603</text:p>
          </table:table-cell>
          <table:table-cell office:value-type="float" office:value="61.98" table:style-name="ce10">
            <text:p>61.98</text:p>
          </table:table-cell>
          <table:table-cell office:value-type="float" office:value="74.388000000000005" table:style-name="ce10">
            <text:p>74.388</text:p>
          </table:table-cell>
          <table:table-cell office:value-type="float" office:value="77.022000000000006" table:style-name="ce10">
            <text:p>77.022</text:p>
          </table:table-cell>
          <table:table-cell office:value-type="float" office:value="44.689" table:style-name="ce10">
            <text:p>44.689</text:p>
          </table:table-cell>
          <table:table-cell office:value-type="float" office:value="49.832999999999998" table:style-name="ce10">
            <text:p>49.833</text:p>
          </table:table-cell>
          <table:table-cell office:value-type="float" office:value="91.611000000000004" table:style-name="ce10">
            <text:p>91.611</text:p>
          </table:table-cell>
          <table:table-cell office:value-type="float" office:value="81.765000000000001" table:style-name="ce10">
            <text:p>81.765</text:p>
          </table:table-cell>
          <table:table-cell office:value-type="float" office:value="79.44" table:style-name="ce10">
            <text:p>79.44</text:p>
          </table:table-cell>
          <table:table-cell office:value-type="float" office:value="47.563000000000002" table:style-name="ce10">
            <text:p>47.563</text:p>
          </table:table-cell>
          <table:table-cell office:value-type="float" office:value="64.683999999999997" table:style-name="ce10">
            <text:p>64.684</text:p>
          </table:table-cell>
          <table:table-cell office:value-type="float" office:value="86.186999999999998" table:style-name="ce10">
            <text:p>86.187</text:p>
          </table:table-cell>
          <table:table-cell office:value-type="float" office:value="85.367999999999995" table:style-name="ce10">
            <text:p>85.368</text:p>
          </table:table-cell>
          <table:table-cell office:value-type="float" office:value="69.265000000000001" table:style-name="ce10">
            <text:p>69.265</text:p>
          </table:table-cell>
          <table:table-cell office:value-type="float" office:value="79.028999999999996" table:style-name="ce10">
            <text:p>79.029</text:p>
          </table:table-cell>
          <table:table-cell office:value-type="float" office:value="73.096999999999994" table:style-name="ce10">
            <text:p>73.097</text:p>
          </table:table-cell>
          <table:table-cell office:value-type="float" office:value="65.929000000000002" table:style-name="ce10">
            <text:p>65.929</text:p>
          </table:table-cell>
          <table:table-cell office:value-type="float" office:value="71.617999999999995" table:style-name="ce10">
            <text:p>71.618</text:p>
          </table:table-cell>
          <table:table-cell office:value-type="float" office:value="74.302000000000007" table:style-name="ce10">
            <text:p>74.302</text:p>
          </table:table-cell>
          <table:table-cell office:value-type="float" office:value="68.015000000000001" table:style-name="ce10">
            <text:p>68.015</text:p>
          </table:table-cell>
          <table:table-cell office:value-type="float" office:value="65.881" table:style-name="ce10">
            <text:p>65.881</text:p>
          </table:table-cell>
          <table:table-cell office:value-type="float" office:value="69.823999999999998" table:style-name="ce10">
            <text:p>69.824</text:p>
          </table:table-cell>
          <table:table-cell office:value-type="float" office:value="37.426000000000002" table:style-name="ce10">
            <text:p>37.426</text:p>
          </table:table-cell>
          <table:table-cell office:value-type="float" office:value="83.554000000000002" table:style-name="ce10">
            <text:p>83.554</text:p>
          </table:table-cell>
          <table:table-cell office:value-type="float" office:value="79.573999999999998" table:style-name="ce10">
            <text:p>79.574</text:p>
          </table:table-cell>
          <table:table-cell office:value-type="float" office:value="66.667000000000002" table:style-name="ce10">
            <text:p>66.667</text:p>
          </table:table-cell>
          <table:table-cell office:value-type="float" office:value="71.596999999999994" table:style-name="ce10">
            <text:p>71.597</text:p>
          </table:table-cell>
          <table:table-cell office:value-type="float" office:value="54.124000000000002" table:style-name="ce10">
            <text:p>54.124</text:p>
          </table:table-cell>
          <table:table-cell office:value-type="float" office:value="67.77" table:style-name="ce10">
            <text:p>67.77</text:p>
          </table:table-cell>
          <table:table-cell office:value-type="float" office:value="54.372" table:style-name="ce10">
            <text:p>54.372</text:p>
          </table:table-cell>
          <table:table-cell office:value-type="float" office:value="77.703999999999994" table:style-name="ce10">
            <text:p>77.704</text:p>
          </table:table-cell>
          <table:table-cell office:value-type="float" office:value="81.203999999999994" table:style-name="ce10">
            <text:p>81.204</text:p>
          </table:table-cell>
          <table:table-cell office:value-type="float" office:value="64.406999999999996" table:style-name="ce10">
            <text:p>64.407</text:p>
          </table:table-cell>
          <table:table-cell office:value-type="float" office:value="74.156000000000006" table:style-name="ce10">
            <text:p>74.156</text:p>
          </table:table-cell>
          <table:table-cell office:value-type="float" office:value="69.802000000000007" table:style-name="ce10">
            <text:p>69.802</text:p>
          </table:table-cell>
          <table:table-cell office:value-type="float" office:value="82.352999999999994" table:style-name="ce10">
            <text:p>82.353</text:p>
          </table:table-cell>
          <table:table-cell office:value-type="float" office:value="91.599000000000004" table:style-name="ce10">
            <text:p>91.599</text:p>
          </table:table-cell>
          <table:table-cell office:value-type="float" office:value="74.834000000000003" table:style-name="ce10">
            <text:p>74.834</text:p>
          </table:table-cell>
          <table:table-cell office:value-type="float" office:value="68.433000000000007" table:style-name="ce10">
            <text:p>68.433</text:p>
          </table:table-cell>
          <table:table-cell office:value-type="float" office:value="75.239000000000004" table:style-name="ce10">
            <text:p>75.239</text:p>
          </table:table-cell>
          <table:table-cell office:value-type="float" office:value="43.634999999999998" table:style-name="ce10">
            <text:p>43.635</text:p>
          </table:table-cell>
          <table:table-cell office:value-type="float" office:value="52.914999999999999" table:style-name="ce10">
            <text:p>52.915</text:p>
          </table:table-cell>
          <table:table-cell office:value-type="float" office:value="37.656999999999996" table:style-name="ce10">
            <text:p>37.657</text:p>
          </table:table-cell>
          <table:table-cell office:value-type="float" office:value="75.165000000000006" table:style-name="ce10">
            <text:p>75.165</text:p>
          </table:table-cell>
          <table:table-cell office:value-type="float" office:value="68.92" table:style-name="ce10">
            <text:p>68.92</text:p>
          </table:table-cell>
          <table:table-cell office:value-type="float" office:value="64.632000000000005" table:style-name="ce10">
            <text:p>64.632</text:p>
          </table:table-cell>
          <table:table-cell office:value-type="float" office:value="56.765000000000001" table:style-name="ce10">
            <text:p>56.765</text:p>
          </table:table-cell>
          <table:table-cell office:value-type="float" office:value="52.024000000000001" table:style-name="ce10">
            <text:p>52.024</text:p>
          </table:table-cell>
          <table:table-cell office:value-type="float" office:value="50.625" table:style-name="ce10">
            <text:p>50.625</text:p>
          </table:table-cell>
          <table:table-cell office:value-type="float" office:value="37.104999999999997" table:style-name="ce10">
            <text:p>37.105</text:p>
          </table:table-cell>
          <table:table-cell office:value-type="float" office:value="40.234999999999999" table:style-name="ce10">
            <text:p>40.235</text:p>
          </table:table-cell>
          <table:table-cell office:value-type="float" office:value="63.161999999999999" table:style-name="ce10">
            <text:p>63.162</text:p>
          </table:table-cell>
          <table:table-cell office:value-type="float" office:value="38.262999999999998" table:style-name="ce10">
            <text:p>38.263</text:p>
          </table:table-cell>
          <table:table-cell office:value-type="float" office:value="45.521000000000001" table:style-name="ce10">
            <text:p>45.521</text:p>
          </table:table-cell>
          <table:table-cell office:value-type="float" office:value="68.754999999999995" table:style-name="ce10">
            <text:p>68.755</text:p>
          </table:table-cell>
          <table:table-cell office:value-type="float" office:value="64.244" table:style-name="ce10">
            <text:p>64.244</text:p>
          </table:table-cell>
          <table:table-cell office:value-type="float" office:value="50.405000000000001" table:style-name="ce10">
            <text:p>50.405</text:p>
          </table:table-cell>
          <table:table-cell office:value-type="float" office:value="55.808999999999997" table:style-name="ce10">
            <text:p>55.809</text:p>
          </table:table-cell>
          <table:table-cell office:value-type="float" office:value="52.244" table:style-name="ce10">
            <text:p>52.244</text:p>
          </table:table-cell>
          <table:table-cell office:value-type="float" office:value="49.154000000000003" table:style-name="ce10">
            <text:p>49.154</text:p>
          </table:table-cell>
          <table:table-cell office:value-type="float" office:value="37.941000000000003" table:style-name="ce10">
            <text:p>37.941</text:p>
          </table:table-cell>
          <table:table-cell office:value-type="float" office:value="89.793999999999997" table:style-name="ce10">
            <text:p>89.794</text:p>
          </table:table-cell>
          <table:table-cell office:value-type="float" office:value="62.793999999999997" table:style-name="ce10">
            <text:p>62.794</text:p>
          </table:table-cell>
          <table:table-cell office:value-type="float" office:value="66.421999999999997" table:style-name="ce10">
            <text:p>66.422</text:p>
          </table:table-cell>
          <table:table-cell office:value-type="float" office:value="64.018000000000001" table:style-name="ce10">
            <text:p>64.018</text:p>
          </table:table-cell>
          <table:table-cell office:value-type="float" office:value="73.289000000000001" table:style-name="ce10">
            <text:p>73.289</text:p>
          </table:table-cell>
          <table:table-cell office:value-type="float" office:value="45.728999999999999" table:style-name="ce10">
            <text:p>45.729</text:p>
          </table:table-cell>
          <table:table-cell office:value-type="float" office:value="37.380000000000003" table:style-name="ce10">
            <text:p>37.38</text:p>
          </table:table-cell>
          <table:table-cell office:value-type="float" office:value="69.021000000000001" table:style-name="ce10">
            <text:p>69.021</text:p>
          </table:table-cell>
          <table:table-cell office:value-type="float" office:value="37.646999999999998" table:style-name="ce10">
            <text:p>37.647</text:p>
          </table:table-cell>
          <table:table-cell office:value-type="float" office:value="88.096999999999994" table:style-name="ce10">
            <text:p>88.097</text:p>
          </table:table-cell>
          <table:table-cell office:value-type="float" office:value="40.427" table:style-name="ce10">
            <text:p>40.427</text:p>
          </table:table-cell>
          <table:table-cell office:value-type="float" office:value="77.099000000000004" table:style-name="ce10">
            <text:p>77.099</text:p>
          </table:table-cell>
          <table:table-cell office:value-type="float" office:value="72.915000000000006" table:style-name="ce10">
            <text:p>72.915</text:p>
          </table:table-cell>
          <table:table-cell office:value-type="float" office:value="58.572000000000003" table:style-name="ce10">
            <text:p>58.572</text:p>
          </table:table-cell>
          <table:table-cell office:value-type="float" office:value="60.603999999999999" table:style-name="ce10">
            <text:p>60.604</text:p>
          </table:table-cell>
          <table:table-cell office:value-type="float" office:value="30" table:style-name="ce10">
            <text:p>30</text:p>
          </table:table-cell>
          <table:table-cell office:value-type="float" office:value="5.0179999999999998" table:style-name="ce10">
            <text:p>5.018</text:p>
          </table:table-cell>
          <table:table-cell office:value-type="float" office:value="9.5939999999999994" table:style-name="ce10">
            <text:p>9.594</text:p>
          </table:table-cell>
          <table:table-cell office:value-type="float" office:value="28.413" table:style-name="ce10">
            <text:p>28.413</text:p>
          </table:table-cell>
          <table:table-cell office:value-type="float" office:value="56.973999999999997" table:style-name="ce10">
            <text:p>56.974</text:p>
          </table:table-cell>
          <table:table-cell office:value-type="float" office:value="8.3829999999999991" table:style-name="ce10">
            <text:p>8.383</text:p>
          </table:table-cell>
          <table:table-cell office:value-type="float" office:value="83.8" table:style-name="ce10">
            <text:p>83.8</text:p>
          </table:table-cell>
          <table:table-cell office:value-type="float" office:value="64.212000000000003" table:style-name="ce10">
            <text:p>64.212</text:p>
          </table:table-cell>
          <table:table-cell office:value-type="float" office:value="71.555999999999997" table:style-name="ce10">
            <text:p>71.556</text:p>
          </table:table-cell>
          <table:table-cell office:value-type="float" office:value="9.9849999999999994" table:style-name="ce10">
            <text:p>9.985</text:p>
          </table:table-cell>
          <table:table-cell office:value-type="float" office:value="82.379000000000005" table:style-name="ce10">
            <text:p>82.379</text:p>
          </table:table-cell>
          <table:table-cell office:value-type="float" office:value="7.6360000000000001" table:style-name="ce10">
            <text:p>7.636</text:p>
          </table:table-cell>
          <table:table-cell office:value-type="float" office:value="10.058999999999999" table:style-name="ce10">
            <text:p>10.059</text:p>
          </table:table-cell>
          <table:table-cell office:value-type="float" office:value="81.718000000000004" table:style-name="ce10">
            <text:p>81.718</text:p>
          </table:table-cell>
          <table:table-cell office:value-type="float" office:value="8.2230000000000008" table:style-name="ce10">
            <text:p>8.223</text:p>
          </table:table-cell>
          <table:table-cell office:value-type="float" office:value="42.335999999999999" table:style-name="ce10">
            <text:p>42.336</text:p>
          </table:table-cell>
          <table:table-cell office:value-type="float" office:value="41.606000000000002" table:style-name="ce10">
            <text:p>41.606</text:p>
          </table:table-cell>
          <table:table-cell office:value-type="float" office:value="16.058" table:style-name="ce10">
            <text:p>16.058</text:p>
          </table:table-cell>
          <table:table-cell office:value-type="string" table:style-name="ce10">
            <text:p>[c]</text:p>
          </table:table-cell>
          <table:table-cell office:value-type="float" office:value="68.421000000000006" table:style-name="ce10">
            <text:p>68.421</text:p>
          </table:table-cell>
          <table:table-cell office:value-type="string" table:style-name="ce10">
            <text:p>[c]</text:p>
          </table:table-cell>
          <table:table-cell office:value-type="float" office:value="28.675999999999998" table:style-name="ce10">
            <text:p>28.676</text:p>
          </table:table-cell>
          <table:table-cell office:value-type="float" office:value="38.970999999999997" table:style-name="ce10">
            <text:p>38.971</text:p>
          </table:table-cell>
          <table:table-cell office:value-type="float" office:value="32.353000000000002" table:style-name="ce10">
            <text:p>32.353</text:p>
          </table:table-cell>
          <table:table-cell office:value-type="float" office:value="71.323999999999998" table:style-name="ce10">
            <text:p>71.324</text:p>
          </table:table-cell>
          <table:table-cell office:value-type="float" office:value="12.5" table:style-name="ce10">
            <text:p>12.5</text:p>
          </table:table-cell>
          <table:table-cell office:value-type="float" office:value="16.175999999999998" table:style-name="ce10">
            <text:p>16.176</text:p>
          </table:table-cell>
          <table:table-cell office:value-type="string" table:style-name="ce10">
            <text:p>[c]</text:p>
          </table:table-cell>
          <table:table-cell office:value-type="float" office:value="54.386000000000003" table:style-name="ce10">
            <text:p>54.386</text:p>
          </table:table-cell>
          <table:table-cell office:value-type="string" table:style-name="ce10">
            <text:p>[c]</text:p>
          </table:table-cell>
          <table:table-cell office:value-type="float" office:value="71.278999999999996" table:style-name="ce10">
            <text:p>71.279</text:p>
          </table:table-cell>
          <table:table-cell office:value-type="float" office:value="72.563999999999993" table:style-name="ce10">
            <text:p>72.564</text:p>
          </table:table-cell>
          <table:table-cell office:value-type="float" office:value="65.191000000000003" table:style-name="ce10">
            <text:p>65.191</text:p>
          </table:table-cell>
          <table:table-cell office:value-type="float" office:value="34.258000000000003" table:style-name="ce10">
            <text:p>34.258</text:p>
          </table:table-cell>
          <table:table-cell office:value-type="float" office:value="73.064999999999998" table:style-name="ce10">
            <text:p>73.065</text:p>
          </table:table-cell>
          <table:table-cell office:value-type="float" office:value="70.641000000000005" table:style-name="ce10">
            <text:p>70.641</text:p>
          </table:table-cell>
          <table:table-cell office:value-type="float" office:value="60.207999999999998" table:style-name="ce10">
            <text:p>60.208</text:p>
          </table:table-cell>
          <table:table-cell office:value-type="float" office:value="51.97" table:style-name="ce10">
            <text:p>51.97</text:p>
          </table:table-cell>
          <table:table-cell table:number-columns-repeated="16259"/>
        </table:table-row>
        <table:table-row table:style-name="ro5">
          <table:table-cell office:value-type="string" table:style-name="ce4">
            <text:p>SDA</text:p>
          </table:table-cell>
          <table:table-cell office:value-type="string" table:style-name="ce4">
            <text:p>Submarine Delivery Agency</text:p>
          </table:table-cell>
          <table:table-cell office:value-type="string" table:style-name="ce4">
            <text:p>Defence</text:p>
          </table:table-cell>
          <table:table-cell table:style-name="ce4"/>
          <table:table-cell office:value-type="float" office:value="85.507999999999996" table:style-name="ce10">
            <text:p>85.508</text:p>
          </table:table-cell>
          <table:table-cell office:value-type="float" office:value="62.997" table:style-name="ce10">
            <text:p>62.997</text:p>
          </table:table-cell>
          <table:table-cell office:value-type="float" office:value="27.587" table:style-name="ce10">
            <text:p>27.587</text:p>
          </table:table-cell>
          <table:table-cell office:value-type="float" office:value="73.566999999999993" table:style-name="ce10">
            <text:p>73.567</text:p>
          </table:table-cell>
          <table:table-cell office:value-type="float" office:value="79.980999999999995" table:style-name="ce10">
            <text:p>79.981</text:p>
          </table:table-cell>
          <table:table-cell office:value-type="float" office:value="84.191999999999993" table:style-name="ce10">
            <text:p>84.192</text:p>
          </table:table-cell>
          <table:table-cell office:value-type="float" office:value="76.411000000000001" table:style-name="ce10">
            <text:p>76.411</text:p>
          </table:table-cell>
          <table:table-cell office:value-type="float" office:value="82.801000000000002" table:style-name="ce10">
            <text:p>82.801</text:p>
          </table:table-cell>
          <table:table-cell office:value-type="float" office:value="62.814" table:style-name="ce10">
            <text:p>62.814</text:p>
          </table:table-cell>
          <table:table-cell office:value-type="float" office:value="80.150000000000006" table:style-name="ce10">
            <text:p>80.15</text:p>
          </table:table-cell>
          <table:table-cell office:value-type="float" office:value="70.144999999999996" table:style-name="ce10">
            <text:p>70.145</text:p>
          </table:table-cell>
          <table:table-cell office:value-type="float" office:value="41.563000000000002" table:style-name="ce10">
            <text:p>41.563</text:p>
          </table:table-cell>
          <table:table-cell office:value-type="float" office:value="51.29" table:style-name="ce10">
            <text:p>51.29</text:p>
          </table:table-cell>
          <table:table-cell office:value-type="float" office:value="90.043999999999997" table:style-name="ce10">
            <text:p>90.044</text:p>
          </table:table-cell>
          <table:table-cell office:value-type="float" office:value="83.504000000000005" table:style-name="ce10">
            <text:p>83.504</text:p>
          </table:table-cell>
          <table:table-cell office:value-type="float" office:value="76.81" table:style-name="ce10">
            <text:p>76.81</text:p>
          </table:table-cell>
          <table:table-cell office:value-type="float" office:value="66.132999999999996" table:style-name="ce10">
            <text:p>66.133</text:p>
          </table:table-cell>
          <table:table-cell office:value-type="float" office:value="83.57" table:style-name="ce10">
            <text:p>83.57</text:p>
          </table:table-cell>
          <table:table-cell office:value-type="float" office:value="84.697999999999993" table:style-name="ce10">
            <text:p>84.698</text:p>
          </table:table-cell>
          <table:table-cell office:value-type="float" office:value="83.741" table:style-name="ce10">
            <text:p>83.741</text:p>
          </table:table-cell>
          <table:table-cell office:value-type="float" office:value="75.099999999999994" table:style-name="ce10">
            <text:p>75.1</text:p>
          </table:table-cell>
          <table:table-cell office:value-type="float" office:value="89.852999999999994" table:style-name="ce10">
            <text:p>89.853</text:p>
          </table:table-cell>
          <table:table-cell office:value-type="float" office:value="86.686999999999998" table:style-name="ce10">
            <text:p>86.687</text:p>
          </table:table-cell>
          <table:table-cell office:value-type="float" office:value="68.933000000000007" table:style-name="ce10">
            <text:p>68.933</text:p>
          </table:table-cell>
          <table:table-cell office:value-type="float" office:value="81.599999999999994" table:style-name="ce10">
            <text:p>81.6</text:p>
          </table:table-cell>
          <table:table-cell office:value-type="float" office:value="80.134" table:style-name="ce10">
            <text:p>80.134</text:p>
          </table:table-cell>
          <table:table-cell office:value-type="float" office:value="67.956000000000003" table:style-name="ce10">
            <text:p>67.956</text:p>
          </table:table-cell>
          <table:table-cell office:value-type="float" office:value="65.183000000000007" table:style-name="ce10">
            <text:p>65.183</text:p>
          </table:table-cell>
          <table:table-cell office:value-type="float" office:value="72.197999999999993" table:style-name="ce10">
            <text:p>72.198</text:p>
          </table:table-cell>
          <table:table-cell office:value-type="float" office:value="44.152999999999999" table:style-name="ce10">
            <text:p>44.153</text:p>
          </table:table-cell>
          <table:table-cell office:value-type="float" office:value="86.278999999999996" table:style-name="ce10">
            <text:p>86.279</text:p>
          </table:table-cell>
          <table:table-cell office:value-type="float" office:value="83.97" table:style-name="ce10">
            <text:p>83.97</text:p>
          </table:table-cell>
          <table:table-cell office:value-type="float" office:value="78.221999999999994" table:style-name="ce10">
            <text:p>78.222</text:p>
          </table:table-cell>
          <table:table-cell office:value-type="float" office:value="71.180999999999997" table:style-name="ce10">
            <text:p>71.181</text:p>
          </table:table-cell>
          <table:table-cell office:value-type="float" office:value="58.747999999999998" table:style-name="ce10">
            <text:p>58.748</text:p>
          </table:table-cell>
          <table:table-cell office:value-type="float" office:value="63.2" table:style-name="ce10">
            <text:p>63.2</text:p>
          </table:table-cell>
          <table:table-cell office:value-type="float" office:value="58.012" table:style-name="ce10">
            <text:p>58.012</text:p>
          </table:table-cell>
          <table:table-cell office:value-type="float" office:value="85.441000000000003" table:style-name="ce10">
            <text:p>85.441</text:p>
          </table:table-cell>
          <table:table-cell office:value-type="float" office:value="87.289000000000001" table:style-name="ce10">
            <text:p>87.289</text:p>
          </table:table-cell>
          <table:table-cell office:value-type="float" office:value="70.400000000000006" table:style-name="ce10">
            <text:p>70.4</text:p>
          </table:table-cell>
          <table:table-cell office:value-type="float" office:value="77.397999999999996" table:style-name="ce10">
            <text:p>77.398</text:p>
          </table:table-cell>
          <table:table-cell office:value-type="float" office:value="59.537999999999997" table:style-name="ce10">
            <text:p>59.538</text:p>
          </table:table-cell>
          <table:table-cell office:value-type="float" office:value="76.477999999999994" table:style-name="ce10">
            <text:p>76.478</text:p>
          </table:table-cell>
          <table:table-cell office:value-type="float" office:value="85.244" table:style-name="ce10">
            <text:p>85.244</text:p>
          </table:table-cell>
          <table:table-cell office:value-type="float" office:value="65.213999999999999" table:style-name="ce10">
            <text:p>65.214</text:p>
          </table:table-cell>
          <table:table-cell office:value-type="float" office:value="60.8" table:style-name="ce10">
            <text:p>60.8</text:p>
          </table:table-cell>
          <table:table-cell office:value-type="float" office:value="73.778000000000006" table:style-name="ce10">
            <text:p>73.778</text:p>
          </table:table-cell>
          <table:table-cell office:value-type="float" office:value="44.088999999999999" table:style-name="ce10">
            <text:p>44.089</text:p>
          </table:table-cell>
          <table:table-cell office:value-type="float" office:value="50.088999999999999" table:style-name="ce10">
            <text:p>50.089</text:p>
          </table:table-cell>
          <table:table-cell office:value-type="float" office:value="30.533000000000001" table:style-name="ce10">
            <text:p>30.533</text:p>
          </table:table-cell>
          <table:table-cell office:value-type="float" office:value="71.295000000000002" table:style-name="ce10">
            <text:p>71.295</text:p>
          </table:table-cell>
          <table:table-cell office:value-type="float" office:value="68.269000000000005" table:style-name="ce10">
            <text:p>68.269</text:p>
          </table:table-cell>
          <table:table-cell office:value-type="float" office:value="65.629000000000005" table:style-name="ce10">
            <text:p>65.629</text:p>
          </table:table-cell>
          <table:table-cell office:value-type="float" office:value="63.012" table:style-name="ce10">
            <text:p>63.012</text:p>
          </table:table-cell>
          <table:table-cell office:value-type="float" office:value="58.744999999999997" table:style-name="ce10">
            <text:p>58.745</text:p>
          </table:table-cell>
          <table:table-cell office:value-type="float" office:value="56.189" table:style-name="ce10">
            <text:p>56.189</text:p>
          </table:table-cell>
          <table:table-cell office:value-type="float" office:value="27.745999999999999" table:style-name="ce10">
            <text:p>27.746</text:p>
          </table:table-cell>
          <table:table-cell office:value-type="float" office:value="33.036999999999999" table:style-name="ce10">
            <text:p>33.037</text:p>
          </table:table-cell>
          <table:table-cell office:value-type="float" office:value="64.278999999999996" table:style-name="ce10">
            <text:p>64.279</text:p>
          </table:table-cell>
          <table:table-cell office:value-type="float" office:value="35.765000000000001" table:style-name="ce10">
            <text:p>35.765</text:p>
          </table:table-cell>
          <table:table-cell office:value-type="float" office:value="57.466999999999999" table:style-name="ce10">
            <text:p>57.467</text:p>
          </table:table-cell>
          <table:table-cell office:value-type="float" office:value="64.34" table:style-name="ce10">
            <text:p>64.34</text:p>
          </table:table-cell>
          <table:table-cell office:value-type="float" office:value="61.237000000000002" table:style-name="ce10">
            <text:p>61.237</text:p>
          </table:table-cell>
          <table:table-cell office:value-type="float" office:value="47.865000000000002" table:style-name="ce10">
            <text:p>47.865</text:p>
          </table:table-cell>
          <table:table-cell office:value-type="float" office:value="53.451999999999998" table:style-name="ce10">
            <text:p>53.452</text:p>
          </table:table-cell>
          <table:table-cell office:value-type="float" office:value="51.468000000000004" table:style-name="ce10">
            <text:p>51.468</text:p>
          </table:table-cell>
          <table:table-cell office:value-type="float" office:value="50.801000000000002" table:style-name="ce10">
            <text:p>50.801</text:p>
          </table:table-cell>
          <table:table-cell office:value-type="float" office:value="37.317" table:style-name="ce10">
            <text:p>37.317</text:p>
          </table:table-cell>
          <table:table-cell office:value-type="float" office:value="89.248999999999995" table:style-name="ce10">
            <text:p>89.249</text:p>
          </table:table-cell>
          <table:table-cell office:value-type="float" office:value="76.933000000000007" table:style-name="ce10">
            <text:p>76.933</text:p>
          </table:table-cell>
          <table:table-cell office:value-type="float" office:value="77.956000000000003" table:style-name="ce10">
            <text:p>77.956</text:p>
          </table:table-cell>
          <table:table-cell office:value-type="float" office:value="75.801000000000002" table:style-name="ce10">
            <text:p>75.801</text:p>
          </table:table-cell>
          <table:table-cell office:value-type="float" office:value="77.742999999999995" table:style-name="ce10">
            <text:p>77.743</text:p>
          </table:table-cell>
          <table:table-cell office:value-type="float" office:value="54.848999999999997" table:style-name="ce10">
            <text:p>54.849</text:p>
          </table:table-cell>
          <table:table-cell office:value-type="float" office:value="40.267000000000003" table:style-name="ce10">
            <text:p>40.267</text:p>
          </table:table-cell>
          <table:table-cell office:value-type="float" office:value="57.6" table:style-name="ce10">
            <text:p>57.6</text:p>
          </table:table-cell>
          <table:table-cell office:value-type="float" office:value="27.378" table:style-name="ce10">
            <text:p>27.378</text:p>
          </table:table-cell>
          <table:table-cell office:value-type="float" office:value="68.253" table:style-name="ce10">
            <text:p>68.253</text:p>
          </table:table-cell>
          <table:table-cell office:value-type="float" office:value="79.244" table:style-name="ce10">
            <text:p>79.244</text:p>
          </table:table-cell>
          <table:table-cell office:value-type="float" office:value="92.444000000000003" table:style-name="ce10">
            <text:p>92.444</text:p>
          </table:table-cell>
          <table:table-cell office:value-type="float" office:value="53.209000000000003" table:style-name="ce10">
            <text:p>53.209</text:p>
          </table:table-cell>
          <table:table-cell office:value-type="float" office:value="43.936" table:style-name="ce10">
            <text:p>43.936</text:p>
          </table:table-cell>
          <table:table-cell office:value-type="float" office:value="55.228999999999999" table:style-name="ce10">
            <text:p>55.229</text:p>
          </table:table-cell>
          <table:table-cell office:value-type="float" office:value="23.875" table:style-name="ce10">
            <text:p>23.875</text:p>
          </table:table-cell>
          <table:table-cell office:value-type="float" office:value="6.1890000000000001" table:style-name="ce10">
            <text:p>6.189</text:p>
          </table:table-cell>
          <table:table-cell office:value-type="float" office:value="12.11" table:style-name="ce10">
            <text:p>12.11</text:p>
          </table:table-cell>
          <table:table-cell office:value-type="float" office:value="34.906999999999996" table:style-name="ce10">
            <text:p>34.907</text:p>
          </table:table-cell>
          <table:table-cell office:value-type="float" office:value="46.793999999999997" table:style-name="ce10">
            <text:p>46.794</text:p>
          </table:table-cell>
          <table:table-cell office:value-type="float" office:value="7.97" table:style-name="ce10">
            <text:p>7.97</text:p>
          </table:table-cell>
          <table:table-cell office:value-type="float" office:value="89.626000000000005" table:style-name="ce10">
            <text:p>89.626</text:p>
          </table:table-cell>
          <table:table-cell office:value-type="float" office:value="66.081999999999994" table:style-name="ce10">
            <text:p>66.082</text:p>
          </table:table-cell>
          <table:table-cell office:value-type="float" office:value="72.900000000000006" table:style-name="ce10">
            <text:p>72.9</text:p>
          </table:table-cell>
          <table:table-cell office:value-type="float" office:value="9.0139999999999993" table:style-name="ce10">
            <text:p>9.014</text:p>
          </table:table-cell>
          <table:table-cell office:value-type="float" office:value="84.503" table:style-name="ce10">
            <text:p>84.503</text:p>
          </table:table-cell>
          <table:table-cell office:value-type="float" office:value="6.4829999999999997" table:style-name="ce10">
            <text:p>6.483</text:p>
          </table:table-cell>
          <table:table-cell office:value-type="float" office:value="9.6760000000000002" table:style-name="ce10">
            <text:p>9.676</text:p>
          </table:table-cell>
          <table:table-cell office:value-type="float" office:value="85.174999999999997" table:style-name="ce10">
            <text:p>85.175</text:p>
          </table:table-cell>
          <table:table-cell office:value-type="float" office:value="5.149" table:style-name="ce10">
            <text:p>5.149</text:p>
          </table:table-cell>
          <table:table-cell office:value-type="float" office:value="42.201999999999998" table:style-name="ce10">
            <text:p>42.202</text:p>
          </table:table-cell>
          <table:table-cell office:value-type="float" office:value="33.945" table:style-name="ce10">
            <text:p>33.945</text:p>
          </table:table-cell>
          <table:table-cell office:value-type="float" office:value="23.853000000000002" table:style-name="ce10">
            <text:p>23.853</text:p>
          </table:table-cell>
          <table:table-cell office:value-type="float" office:value="29.347999999999999" table:style-name="ce10">
            <text:p>29.348</text:p>
          </table:table-cell>
          <table:table-cell office:value-type="float" office:value="59.783000000000001" table:style-name="ce10">
            <text:p>59.783</text:p>
          </table:table-cell>
          <table:table-cell office:value-type="float" office:value="10.87" table:style-name="ce10">
            <text:p>10.87</text:p>
          </table:table-cell>
          <table:table-cell office:value-type="float" office:value="35.023000000000003" table:style-name="ce10">
            <text:p>35.023</text:p>
          </table:table-cell>
          <table:table-cell office:value-type="float" office:value="41.014000000000003" table:style-name="ce10">
            <text:p>41.014</text:p>
          </table:table-cell>
          <table:table-cell office:value-type="float" office:value="23.963000000000001" table:style-name="ce10">
            <text:p>23.963</text:p>
          </table:table-cell>
          <table:table-cell office:value-type="float" office:value="62.212000000000003" table:style-name="ce10">
            <text:p>62.212</text:p>
          </table:table-cell>
          <table:table-cell office:value-type="float" office:value="20.736999999999998" table:style-name="ce10">
            <text:p>20.737</text:p>
          </table:table-cell>
          <table:table-cell office:value-type="float" office:value="17.050999999999998" table:style-name="ce10">
            <text:p>17.051</text:p>
          </table:table-cell>
          <table:table-cell office:value-type="float" office:value="32.966999999999999" table:style-name="ce10">
            <text:p>32.967</text:p>
          </table:table-cell>
          <table:table-cell office:value-type="float" office:value="56.043999999999997" table:style-name="ce10">
            <text:p>56.044</text:p>
          </table:table-cell>
          <table:table-cell office:value-type="float" office:value="10.989000000000001" table:style-name="ce10">
            <text:p>10.989</text:p>
          </table:table-cell>
          <table:table-cell office:value-type="float" office:value="67.025000000000006" table:style-name="ce10">
            <text:p>67.025</text:p>
          </table:table-cell>
          <table:table-cell office:value-type="float" office:value="69.441000000000003" table:style-name="ce10">
            <text:p>69.441</text:p>
          </table:table-cell>
          <table:table-cell office:value-type="float" office:value="61.927999999999997" table:style-name="ce10">
            <text:p>61.928</text:p>
          </table:table-cell>
          <table:table-cell office:value-type="float" office:value="31.068000000000001" table:style-name="ce10">
            <text:p>31.068</text:p>
          </table:table-cell>
          <table:table-cell office:value-type="float" office:value="72.054000000000002" table:style-name="ce10">
            <text:p>72.054</text:p>
          </table:table-cell>
          <table:table-cell office:value-type="float" office:value="71.167000000000002" table:style-name="ce10">
            <text:p>71.167</text:p>
          </table:table-cell>
          <table:table-cell office:value-type="float" office:value="52.944000000000003" table:style-name="ce10">
            <text:p>52.944</text:p>
          </table:table-cell>
          <table:table-cell office:value-type="float" office:value="48.546999999999997" table:style-name="ce10">
            <text:p>48.547</text:p>
          </table:table-cell>
          <table:table-cell table:number-columns-repeated="16259"/>
        </table:table-row>
        <table:table-row table:style-name="ro5">
          <table:table-cell office:value-type="string" table:style-name="ce4">
            <text:p>SF</text:p>
          </table:table-cell>
          <table:table-cell office:value-type="string" table:style-name="ce4">
            <text:p>Scottish Forestry</text:p>
          </table:table-cell>
          <table:table-cell office:value-type="string" table:style-name="ce4">
            <text:p>Scottish Government</text:p>
          </table:table-cell>
          <table:table-cell table:style-name="ce4"/>
          <table:table-cell office:value-type="float" office:value="80.832999999999998" table:style-name="ce10">
            <text:p>80.833</text:p>
          </table:table-cell>
          <table:table-cell office:value-type="float" office:value="65.233999999999995" table:style-name="ce10">
            <text:p>65.234</text:p>
          </table:table-cell>
          <table:table-cell office:value-type="float" office:value="26.052" table:style-name="ce10">
            <text:p>26.052</text:p>
          </table:table-cell>
          <table:table-cell office:value-type="float" office:value="75.534999999999997" table:style-name="ce10">
            <text:p>75.535</text:p>
          </table:table-cell>
          <table:table-cell office:value-type="float" office:value="83.316000000000003" table:style-name="ce10">
            <text:p>83.316</text:p>
          </table:table-cell>
          <table:table-cell office:value-type="float" office:value="82.731999999999999" table:style-name="ce10">
            <text:p>82.732</text:p>
          </table:table-cell>
          <table:table-cell office:value-type="float" office:value="75.236999999999995" table:style-name="ce10">
            <text:p>75.237</text:p>
          </table:table-cell>
          <table:table-cell office:value-type="float" office:value="82.817999999999998" table:style-name="ce10">
            <text:p>82.818</text:p>
          </table:table-cell>
          <table:table-cell office:value-type="float" office:value="49.356000000000002" table:style-name="ce10">
            <text:p>49.356</text:p>
          </table:table-cell>
          <table:table-cell office:value-type="float" office:value="82.344999999999999" table:style-name="ce10">
            <text:p>82.345</text:p>
          </table:table-cell>
          <table:table-cell office:value-type="float" office:value="72.766000000000005" table:style-name="ce10">
            <text:p>72.766</text:p>
          </table:table-cell>
          <table:table-cell office:value-type="float" office:value="48.454000000000001" table:style-name="ce10">
            <text:p>48.454</text:p>
          </table:table-cell>
          <table:table-cell office:value-type="float" office:value="51.253" table:style-name="ce10">
            <text:p>51.253</text:p>
          </table:table-cell>
          <table:table-cell office:value-type="float" office:value="93.263999999999996" table:style-name="ce10">
            <text:p>93.264</text:p>
          </table:table-cell>
          <table:table-cell office:value-type="float" office:value="86.01" table:style-name="ce10">
            <text:p>86.01</text:p>
          </table:table-cell>
          <table:table-cell office:value-type="float" office:value="81.864999999999995" table:style-name="ce10">
            <text:p>81.865</text:p>
          </table:table-cell>
          <table:table-cell office:value-type="float" office:value="64.766999999999996" table:style-name="ce10">
            <text:p>64.767</text:p>
          </table:table-cell>
          <table:table-cell office:value-type="float" office:value="90.674000000000007" table:style-name="ce10">
            <text:p>90.674</text:p>
          </table:table-cell>
          <table:table-cell office:value-type="float" office:value="77.72" table:style-name="ce10">
            <text:p>77.72</text:p>
          </table:table-cell>
          <table:table-cell office:value-type="float" office:value="87.629000000000005" table:style-name="ce10">
            <text:p>87.629</text:p>
          </table:table-cell>
          <table:table-cell office:value-type="float" office:value="72.021000000000001" table:style-name="ce10">
            <text:p>72.021</text:p>
          </table:table-cell>
          <table:table-cell office:value-type="float" office:value="90.052000000000007" table:style-name="ce10">
            <text:p>90.052</text:p>
          </table:table-cell>
          <table:table-cell office:value-type="float" office:value="83.938000000000002" table:style-name="ce10">
            <text:p>83.938</text:p>
          </table:table-cell>
          <table:table-cell office:value-type="float" office:value="67.188000000000002" table:style-name="ce10">
            <text:p>67.188</text:p>
          </table:table-cell>
          <table:table-cell office:value-type="float" office:value="76.165999999999997" table:style-name="ce10">
            <text:p>76.166</text:p>
          </table:table-cell>
          <table:table-cell office:value-type="float" office:value="81.771000000000001" table:style-name="ce10">
            <text:p>81.771</text:p>
          </table:table-cell>
          <table:table-cell office:value-type="float" office:value="68.912000000000006" table:style-name="ce10">
            <text:p>68.912</text:p>
          </table:table-cell>
          <table:table-cell office:value-type="float" office:value="64.248999999999995" table:style-name="ce10">
            <text:p>64.249</text:p>
          </table:table-cell>
          <table:table-cell office:value-type="float" office:value="72.539000000000001" table:style-name="ce10">
            <text:p>72.539</text:p>
          </table:table-cell>
          <table:table-cell office:value-type="float" office:value="24.742000000000001" table:style-name="ce10">
            <text:p>24.742</text:p>
          </table:table-cell>
          <table:table-cell office:value-type="float" office:value="89.174999999999997" table:style-name="ce10">
            <text:p>89.175</text:p>
          </table:table-cell>
          <table:table-cell office:value-type="float" office:value="85.492000000000004" table:style-name="ce10">
            <text:p>85.492</text:p>
          </table:table-cell>
          <table:table-cell office:value-type="float" office:value="74.227000000000004" table:style-name="ce10">
            <text:p>74.227</text:p>
          </table:table-cell>
          <table:table-cell office:value-type="float" office:value="55.155000000000001" table:style-name="ce10">
            <text:p>55.155</text:p>
          </table:table-cell>
          <table:table-cell office:value-type="float" office:value="47.423000000000002" table:style-name="ce10">
            <text:p>47.423</text:p>
          </table:table-cell>
          <table:table-cell office:value-type="float" office:value="48.454000000000001" table:style-name="ce10">
            <text:p>48.454</text:p>
          </table:table-cell>
          <table:table-cell office:value-type="float" office:value="46.392000000000003" table:style-name="ce10">
            <text:p>46.392</text:p>
          </table:table-cell>
          <table:table-cell office:value-type="float" office:value="88.144000000000005" table:style-name="ce10">
            <text:p>88.144</text:p>
          </table:table-cell>
          <table:table-cell office:value-type="float" office:value="85.566999999999993" table:style-name="ce10">
            <text:p>85.567</text:p>
          </table:table-cell>
          <table:table-cell office:value-type="float" office:value="72.680000000000007" table:style-name="ce10">
            <text:p>72.68</text:p>
          </table:table-cell>
          <table:table-cell office:value-type="float" office:value="82.99" table:style-name="ce10">
            <text:p>82.99</text:p>
          </table:table-cell>
          <table:table-cell office:value-type="float" office:value="64.766999999999996" table:style-name="ce10">
            <text:p>64.767</text:p>
          </table:table-cell>
          <table:table-cell office:value-type="float" office:value="77.201999999999998" table:style-name="ce10">
            <text:p>77.202</text:p>
          </table:table-cell>
          <table:table-cell office:value-type="float" office:value="91.667000000000002" table:style-name="ce10">
            <text:p>91.667</text:p>
          </table:table-cell>
          <table:table-cell office:value-type="float" office:value="65.802999999999997" table:style-name="ce10">
            <text:p>65.803</text:p>
          </table:table-cell>
          <table:table-cell office:value-type="float" office:value="62.694000000000003" table:style-name="ce10">
            <text:p>62.694</text:p>
          </table:table-cell>
          <table:table-cell office:value-type="float" office:value="76.804000000000002" table:style-name="ce10">
            <text:p>76.804</text:p>
          </table:table-cell>
          <table:table-cell office:value-type="float" office:value="52.576999999999998" table:style-name="ce10">
            <text:p>52.577</text:p>
          </table:table-cell>
          <table:table-cell office:value-type="float" office:value="54.124000000000002" table:style-name="ce10">
            <text:p>54.124</text:p>
          </table:table-cell>
          <table:table-cell office:value-type="float" office:value="38.659999999999997" table:style-name="ce10">
            <text:p>38.66</text:p>
          </table:table-cell>
          <table:table-cell office:value-type="float" office:value="62.694000000000003" table:style-name="ce10">
            <text:p>62.694</text:p>
          </table:table-cell>
          <table:table-cell office:value-type="float" office:value="67.707999999999998" table:style-name="ce10">
            <text:p>67.708</text:p>
          </table:table-cell>
          <table:table-cell office:value-type="float" office:value="73.710999999999999" table:style-name="ce10">
            <text:p>73.711</text:p>
          </table:table-cell>
          <table:table-cell office:value-type="float" office:value="73.710999999999999" table:style-name="ce10">
            <text:p>73.711</text:p>
          </table:table-cell>
          <table:table-cell office:value-type="float" office:value="41.237000000000002" table:style-name="ce10">
            <text:p>41.237</text:p>
          </table:table-cell>
          <table:table-cell office:value-type="float" office:value="62.371000000000002" table:style-name="ce10">
            <text:p>62.371</text:p>
          </table:table-cell>
          <table:table-cell office:value-type="float" office:value="29.167000000000002" table:style-name="ce10">
            <text:p>29.167</text:p>
          </table:table-cell>
          <table:table-cell office:value-type="float" office:value="31.088000000000001" table:style-name="ce10">
            <text:p>31.088</text:p>
          </table:table-cell>
          <table:table-cell office:value-type="float" office:value="61.856000000000002" table:style-name="ce10">
            <text:p>61.856</text:p>
          </table:table-cell>
          <table:table-cell office:value-type="float" office:value="37.628999999999998" table:style-name="ce10">
            <text:p>37.629</text:p>
          </table:table-cell>
          <table:table-cell office:value-type="float" office:value="49.484999999999999" table:style-name="ce10">
            <text:p>49.485</text:p>
          </table:table-cell>
          <table:table-cell office:value-type="float" office:value="66.320999999999998" table:style-name="ce10">
            <text:p>66.321</text:p>
          </table:table-cell>
          <table:table-cell office:value-type="float" office:value="68.394000000000005" table:style-name="ce10">
            <text:p>68.394</text:p>
          </table:table-cell>
          <table:table-cell office:value-type="float" office:value="53.368000000000002" table:style-name="ce10">
            <text:p>53.368</text:p>
          </table:table-cell>
          <table:table-cell office:value-type="float" office:value="52.85" table:style-name="ce10">
            <text:p>52.85</text:p>
          </table:table-cell>
          <table:table-cell office:value-type="float" office:value="47.917000000000002" table:style-name="ce10">
            <text:p>47.917</text:p>
          </table:table-cell>
          <table:table-cell office:value-type="float" office:value="52.576999999999998" table:style-name="ce10">
            <text:p>52.577</text:p>
          </table:table-cell>
          <table:table-cell office:value-type="float" office:value="36.787999999999997" table:style-name="ce10">
            <text:p>36.788</text:p>
          </table:table-cell>
          <table:table-cell office:value-type="float" office:value="93.299000000000007" table:style-name="ce10">
            <text:p>93.299</text:p>
          </table:table-cell>
          <table:table-cell office:value-type="float" office:value="70.983999999999995" table:style-name="ce10">
            <text:p>70.984</text:p>
          </table:table-cell>
          <table:table-cell office:value-type="float" office:value="69.947999999999993" table:style-name="ce10">
            <text:p>69.948</text:p>
          </table:table-cell>
          <table:table-cell office:value-type="float" office:value="71.503" table:style-name="ce10">
            <text:p>71.503</text:p>
          </table:table-cell>
          <table:table-cell office:value-type="float" office:value="73.438000000000002" table:style-name="ce10">
            <text:p>73.438</text:p>
          </table:table-cell>
          <table:table-cell office:value-type="float" office:value="36.597999999999999" table:style-name="ce10">
            <text:p>36.598</text:p>
          </table:table-cell>
          <table:table-cell office:value-type="float" office:value="26.425000000000001" table:style-name="ce10">
            <text:p>26.425</text:p>
          </table:table-cell>
          <table:table-cell office:value-type="float" office:value="75.257999999999996" table:style-name="ce10">
            <text:p>75.258</text:p>
          </table:table-cell>
          <table:table-cell office:value-type="float" office:value="40.722000000000001" table:style-name="ce10">
            <text:p>40.722</text:p>
          </table:table-cell>
          <table:table-cell office:value-type="float" office:value="85.052000000000007" table:style-name="ce10">
            <text:p>85.052</text:p>
          </table:table-cell>
          <table:table-cell office:value-type="float" office:value="92.268000000000001" table:style-name="ce10">
            <text:p>92.268</text:p>
          </table:table-cell>
          <table:table-cell office:value-type="float" office:value="96.391999999999996" table:style-name="ce10">
            <text:p>96.392</text:p>
          </table:table-cell>
          <table:table-cell office:value-type="float" office:value="54.167000000000002" table:style-name="ce10">
            <text:p>54.167</text:p>
          </table:table-cell>
          <table:table-cell office:value-type="float" office:value="40.933" table:style-name="ce10">
            <text:p>40.933</text:p>
          </table:table-cell>
          <table:table-cell office:value-type="float" office:value="76.804000000000002" table:style-name="ce10">
            <text:p>76.804</text:p>
          </table:table-cell>
          <table:table-cell office:value-type="float" office:value="24.742000000000001" table:style-name="ce10">
            <text:p>24.742</text:p>
          </table:table-cell>
          <table:table-cell office:value-type="float" office:value="3.125" table:style-name="ce10">
            <text:p>3.125</text:p>
          </table:table-cell>
          <table:table-cell office:value-type="float" office:value="9.8960000000000008" table:style-name="ce10">
            <text:p>9.896</text:p>
          </table:table-cell>
          <table:table-cell office:value-type="float" office:value="35.417000000000002" table:style-name="ce10">
            <text:p>35.417</text:p>
          </table:table-cell>
          <table:table-cell office:value-type="float" office:value="51.563000000000002" table:style-name="ce10">
            <text:p>51.563</text:p>
          </table:table-cell>
          <table:table-cell office:value-type="float" office:value="6.806" table:style-name="ce10">
            <text:p>6.806</text:p>
          </table:table-cell>
          <table:table-cell office:value-type="float" office:value="88.082999999999998" table:style-name="ce10">
            <text:p>88.083</text:p>
          </table:table-cell>
          <table:table-cell office:value-type="float" office:value="58.332999999999998" table:style-name="ce10">
            <text:p>58.333</text:p>
          </table:table-cell>
          <table:table-cell office:value-type="float" office:value="78.835999999999999" table:style-name="ce10">
            <text:p>78.836</text:p>
          </table:table-cell>
          <table:table-cell office:value-type="float" office:value="7.7720000000000002" table:style-name="ce10">
            <text:p>7.772</text:p>
          </table:table-cell>
          <table:table-cell office:value-type="float" office:value="85.492000000000004" table:style-name="ce10">
            <text:p>85.492</text:p>
          </table:table-cell>
          <table:table-cell office:value-type="float" office:value="6.7359999999999998" table:style-name="ce10">
            <text:p>6.736</text:p>
          </table:table-cell>
          <table:table-cell office:value-type="float" office:value="6.7009999999999996" table:style-name="ce10">
            <text:p>6.701</text:p>
          </table:table-cell>
          <table:table-cell office:value-type="float" office:value="88.144000000000005" table:style-name="ce10">
            <text:p>88.144</text:p>
          </table:table-cell>
          <table:table-cell office:value-type="float" office:value="5.1550000000000002" table:style-name="ce10">
            <text:p>5.15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1.277000000000001" table:style-name="ce10">
            <text:p>71.277</text:p>
          </table:table-cell>
          <table:table-cell office:value-type="float" office:value="70.587999999999994" table:style-name="ce10">
            <text:p>70.588</text:p>
          </table:table-cell>
          <table:table-cell office:value-type="float" office:value="61.29" table:style-name="ce10">
            <text:p>61.29</text:p>
          </table:table-cell>
          <table:table-cell office:value-type="float" office:value="34.945999999999998" table:style-name="ce10">
            <text:p>34.946</text:p>
          </table:table-cell>
          <table:table-cell office:value-type="float" office:value="65.608000000000004" table:style-name="ce10">
            <text:p>65.608</text:p>
          </table:table-cell>
          <table:table-cell office:value-type="float" office:value="74.210999999999999" table:style-name="ce10">
            <text:p>74.211</text:p>
          </table:table-cell>
          <table:table-cell office:value-type="float" office:value="63.491999999999997" table:style-name="ce10">
            <text:p>63.492</text:p>
          </table:table-cell>
          <table:table-cell office:value-type="float" office:value="48.148000000000003" table:style-name="ce10">
            <text:p>48.148</text:p>
          </table:table-cell>
          <table:table-cell table:number-columns-repeated="16259"/>
        </table:table-row>
        <table:table-row table:style-name="ro5">
          <table:table-cell office:value-type="string" table:style-name="ce4">
            <text:p>SFO</text:p>
          </table:table-cell>
          <table:table-cell office:value-type="string" table:style-name="ce4">
            <text:p>Serious Fraud Office</text:p>
          </table:table-cell>
          <table:table-cell office:value-type="string" table:style-name="ce4">
            <text:p>Attorney General's Departments</text:p>
          </table:table-cell>
          <table:table-cell table:style-name="ce4"/>
          <table:table-cell office:value-type="float" office:value="61.411000000000001" table:style-name="ce10">
            <text:p>61.411</text:p>
          </table:table-cell>
          <table:table-cell office:value-type="float" office:value="63.904000000000003" table:style-name="ce10">
            <text:p>63.904</text:p>
          </table:table-cell>
          <table:table-cell office:value-type="float" office:value="26.029" table:style-name="ce10">
            <text:p>26.029</text:p>
          </table:table-cell>
          <table:table-cell office:value-type="float" office:value="74.448999999999998" table:style-name="ce10">
            <text:p>74.449</text:p>
          </table:table-cell>
          <table:table-cell office:value-type="float" office:value="77.286000000000001" table:style-name="ce10">
            <text:p>77.286</text:p>
          </table:table-cell>
          <table:table-cell office:value-type="float" office:value="90.341999999999999" table:style-name="ce10">
            <text:p>90.342</text:p>
          </table:table-cell>
          <table:table-cell office:value-type="float" office:value="74.972999999999999" table:style-name="ce10">
            <text:p>74.973</text:p>
          </table:table-cell>
          <table:table-cell office:value-type="float" office:value="79.87" table:style-name="ce10">
            <text:p>79.87</text:p>
          </table:table-cell>
          <table:table-cell office:value-type="float" office:value="50.814999999999998" table:style-name="ce10">
            <text:p>50.815</text:p>
          </table:table-cell>
          <table:table-cell office:value-type="float" office:value="78.28" table:style-name="ce10">
            <text:p>78.28</text:p>
          </table:table-cell>
          <table:table-cell office:value-type="float" office:value="75.525999999999996" table:style-name="ce10">
            <text:p>75.526</text:p>
          </table:table-cell>
          <table:table-cell office:value-type="float" office:value="21.027000000000001" table:style-name="ce10">
            <text:p>21.027</text:p>
          </table:table-cell>
          <table:table-cell office:value-type="float" office:value="56.938000000000002" table:style-name="ce10">
            <text:p>56.938</text:p>
          </table:table-cell>
          <table:table-cell office:value-type="float" office:value="93.137" table:style-name="ce10">
            <text:p>93.137</text:p>
          </table:table-cell>
          <table:table-cell office:value-type="float" office:value="75.430000000000007" table:style-name="ce10">
            <text:p>75.43</text:p>
          </table:table-cell>
          <table:table-cell office:value-type="float" office:value="78.378" table:style-name="ce10">
            <text:p>78.378</text:p>
          </table:table-cell>
          <table:table-cell office:value-type="float" office:value="58.968000000000004" table:style-name="ce10">
            <text:p>58.968</text:p>
          </table:table-cell>
          <table:table-cell office:value-type="float" office:value="80.343999999999994" table:style-name="ce10">
            <text:p>80.344</text:p>
          </table:table-cell>
          <table:table-cell office:value-type="float" office:value="89.486999999999995" table:style-name="ce10">
            <text:p>89.487</text:p>
          </table:table-cell>
          <table:table-cell office:value-type="float" office:value="91.197999999999993" table:style-name="ce10">
            <text:p>91.198</text:p>
          </table:table-cell>
          <table:table-cell office:value-type="float" office:value="68.215000000000003" table:style-name="ce10">
            <text:p>68.215</text:p>
          </table:table-cell>
          <table:table-cell office:value-type="float" office:value="89.680999999999997" table:style-name="ce10">
            <text:p>89.681</text:p>
          </table:table-cell>
          <table:table-cell office:value-type="float" office:value="83.619" table:style-name="ce10">
            <text:p>83.619</text:p>
          </table:table-cell>
          <table:table-cell office:value-type="float" office:value="66.748000000000005" table:style-name="ce10">
            <text:p>66.748</text:p>
          </table:table-cell>
          <table:table-cell office:value-type="float" office:value="82.641000000000005" table:style-name="ce10">
            <text:p>82.641</text:p>
          </table:table-cell>
          <table:table-cell office:value-type="float" office:value="80.882000000000005" table:style-name="ce10">
            <text:p>80.882</text:p>
          </table:table-cell>
          <table:table-cell office:value-type="float" office:value="67.488" table:style-name="ce10">
            <text:p>67.488</text:p>
          </table:table-cell>
          <table:table-cell office:value-type="float" office:value="64.548000000000002" table:style-name="ce10">
            <text:p>64.548</text:p>
          </table:table-cell>
          <table:table-cell office:value-type="float" office:value="71.078000000000003" table:style-name="ce10">
            <text:p>71.078</text:p>
          </table:table-cell>
          <table:table-cell office:value-type="float" office:value="41.911999999999999" table:style-name="ce10">
            <text:p>41.912</text:p>
          </table:table-cell>
          <table:table-cell office:value-type="float" office:value="85.33" table:style-name="ce10">
            <text:p>85.33</text:p>
          </table:table-cell>
          <table:table-cell office:value-type="float" office:value="81.906999999999996" table:style-name="ce10">
            <text:p>81.907</text:p>
          </table:table-cell>
          <table:table-cell office:value-type="float" office:value="72.372" table:style-name="ce10">
            <text:p>72.372</text:p>
          </table:table-cell>
          <table:table-cell office:value-type="float" office:value="61.369" table:style-name="ce10">
            <text:p>61.369</text:p>
          </table:table-cell>
          <table:table-cell office:value-type="float" office:value="52.451000000000001" table:style-name="ce10">
            <text:p>52.451</text:p>
          </table:table-cell>
          <table:table-cell office:value-type="float" office:value="38.234999999999999" table:style-name="ce10">
            <text:p>38.235</text:p>
          </table:table-cell>
          <table:table-cell office:value-type="float" office:value="51.225000000000001" table:style-name="ce10">
            <text:p>51.225</text:p>
          </table:table-cell>
          <table:table-cell office:value-type="float" office:value="84.069000000000003" table:style-name="ce10">
            <text:p>84.069</text:p>
          </table:table-cell>
          <table:table-cell office:value-type="float" office:value="84.804000000000002" table:style-name="ce10">
            <text:p>84.804</text:p>
          </table:table-cell>
          <table:table-cell office:value-type="float" office:value="68.626999999999995" table:style-name="ce10">
            <text:p>68.627</text:p>
          </table:table-cell>
          <table:table-cell office:value-type="float" office:value="75.921000000000006" table:style-name="ce10">
            <text:p>75.921</text:p>
          </table:table-cell>
          <table:table-cell office:value-type="float" office:value="71.323999999999998" table:style-name="ce10">
            <text:p>71.324</text:p>
          </table:table-cell>
          <table:table-cell office:value-type="float" office:value="76.715999999999994" table:style-name="ce10">
            <text:p>76.716</text:p>
          </table:table-cell>
          <table:table-cell office:value-type="float" office:value="89.950999999999993" table:style-name="ce10">
            <text:p>89.951</text:p>
          </table:table-cell>
          <table:table-cell office:value-type="float" office:value="64.302999999999997" table:style-name="ce10">
            <text:p>64.303</text:p>
          </table:table-cell>
          <table:table-cell office:value-type="float" office:value="72.236000000000004" table:style-name="ce10">
            <text:p>72.236</text:p>
          </table:table-cell>
          <table:table-cell office:value-type="float" office:value="78.676000000000002" table:style-name="ce10">
            <text:p>78.676</text:p>
          </table:table-cell>
          <table:table-cell office:value-type="float" office:value="24.693999999999999" table:style-name="ce10">
            <text:p>24.694</text:p>
          </table:table-cell>
          <table:table-cell office:value-type="float" office:value="22.303999999999998" table:style-name="ce10">
            <text:p>22.304</text:p>
          </table:table-cell>
          <table:table-cell office:value-type="float" office:value="16.175999999999998" table:style-name="ce10">
            <text:p>16.176</text:p>
          </table:table-cell>
          <table:table-cell office:value-type="float" office:value="62.103000000000002" table:style-name="ce10">
            <text:p>62.103</text:p>
          </table:table-cell>
          <table:table-cell office:value-type="float" office:value="50.98" table:style-name="ce10">
            <text:p>50.98</text:p>
          </table:table-cell>
          <table:table-cell office:value-type="float" office:value="72.616" table:style-name="ce10">
            <text:p>72.616</text:p>
          </table:table-cell>
          <table:table-cell office:value-type="float" office:value="66.338999999999999" table:style-name="ce10">
            <text:p>66.339</text:p>
          </table:table-cell>
          <table:table-cell office:value-type="float" office:value="68.058999999999997" table:style-name="ce10">
            <text:p>68.059</text:p>
          </table:table-cell>
          <table:table-cell office:value-type="float" office:value="64.286000000000001" table:style-name="ce10">
            <text:p>64.286</text:p>
          </table:table-cell>
          <table:table-cell office:value-type="float" office:value="41.768999999999998" table:style-name="ce10">
            <text:p>41.769</text:p>
          </table:table-cell>
          <table:table-cell office:value-type="float" office:value="44.607999999999997" table:style-name="ce10">
            <text:p>44.608</text:p>
          </table:table-cell>
          <table:table-cell office:value-type="float" office:value="69.608000000000004" table:style-name="ce10">
            <text:p>69.608</text:p>
          </table:table-cell>
          <table:table-cell office:value-type="float" office:value="40.441000000000003" table:style-name="ce10">
            <text:p>40.441</text:p>
          </table:table-cell>
          <table:table-cell office:value-type="float" office:value="45.945999999999998" table:style-name="ce10">
            <text:p>45.946</text:p>
          </table:table-cell>
          <table:table-cell office:value-type="float" office:value="68.948999999999998" table:style-name="ce10">
            <text:p>68.949</text:p>
          </table:table-cell>
          <table:table-cell office:value-type="float" office:value="55.637" table:style-name="ce10">
            <text:p>55.637</text:p>
          </table:table-cell>
          <table:table-cell office:value-type="float" office:value="46.569000000000003" table:style-name="ce10">
            <text:p>46.569</text:p>
          </table:table-cell>
          <table:table-cell office:value-type="float" office:value="54.68" table:style-name="ce10">
            <text:p>54.68</text:p>
          </table:table-cell>
          <table:table-cell office:value-type="float" office:value="53.186" table:style-name="ce10">
            <text:p>53.186</text:p>
          </table:table-cell>
          <table:table-cell office:value-type="float" office:value="48.283999999999999" table:style-name="ce10">
            <text:p>48.284</text:p>
          </table:table-cell>
          <table:table-cell office:value-type="float" office:value="32.107999999999997" table:style-name="ce10">
            <text:p>32.108</text:p>
          </table:table-cell>
          <table:table-cell office:value-type="float" office:value="89.975999999999999" table:style-name="ce10">
            <text:p>89.976</text:p>
          </table:table-cell>
          <table:table-cell office:value-type="float" office:value="66.748000000000005" table:style-name="ce10">
            <text:p>66.748</text:p>
          </table:table-cell>
          <table:table-cell office:value-type="float" office:value="70.171000000000006" table:style-name="ce10">
            <text:p>70.171</text:p>
          </table:table-cell>
          <table:table-cell office:value-type="float" office:value="64.706000000000003" table:style-name="ce10">
            <text:p>64.706</text:p>
          </table:table-cell>
          <table:table-cell office:value-type="float" office:value="75.183999999999997" table:style-name="ce10">
            <text:p>75.184</text:p>
          </table:table-cell>
          <table:table-cell office:value-type="float" office:value="59.36" table:style-name="ce10">
            <text:p>59.36</text:p>
          </table:table-cell>
          <table:table-cell office:value-type="float" office:value="40.741" table:style-name="ce10">
            <text:p>40.741</text:p>
          </table:table-cell>
          <table:table-cell office:value-type="float" office:value="63.234999999999999" table:style-name="ce10">
            <text:p>63.235</text:p>
          </table:table-cell>
          <table:table-cell office:value-type="float" office:value="25.672000000000001" table:style-name="ce10">
            <text:p>25.672</text:p>
          </table:table-cell>
          <table:table-cell office:value-type="float" office:value="80.147000000000006" table:style-name="ce10">
            <text:p>80.147</text:p>
          </table:table-cell>
          <table:table-cell office:value-type="float" office:value="80.882000000000005" table:style-name="ce10">
            <text:p>80.882</text:p>
          </table:table-cell>
          <table:table-cell office:value-type="float" office:value="94.608000000000004" table:style-name="ce10">
            <text:p>94.608</text:p>
          </table:table-cell>
          <table:table-cell office:value-type="float" office:value="67.402000000000001" table:style-name="ce10">
            <text:p>67.402</text:p>
          </table:table-cell>
          <table:table-cell office:value-type="float" office:value="50.856000000000002" table:style-name="ce10">
            <text:p>50.856</text:p>
          </table:table-cell>
          <table:table-cell office:value-type="float" office:value="59.069000000000003" table:style-name="ce10">
            <text:p>59.069</text:p>
          </table:table-cell>
          <table:table-cell office:value-type="float" office:value="29.167000000000002" table:style-name="ce10">
            <text:p>29.167</text:p>
          </table:table-cell>
          <table:table-cell office:value-type="float" office:value="7.5979999999999999" table:style-name="ce10">
            <text:p>7.598</text:p>
          </table:table-cell>
          <table:table-cell office:value-type="float" office:value="22.794" table:style-name="ce10">
            <text:p>22.794</text:p>
          </table:table-cell>
          <table:table-cell office:value-type="float" office:value="39.951000000000001" table:style-name="ce10">
            <text:p>39.951</text:p>
          </table:table-cell>
          <table:table-cell office:value-type="float" office:value="29.657" table:style-name="ce10">
            <text:p>29.657</text:p>
          </table:table-cell>
          <table:table-cell office:value-type="float" office:value="6.6669999999999998" table:style-name="ce10">
            <text:p>6.667</text:p>
          </table:table-cell>
          <table:table-cell office:value-type="float" office:value="88.724999999999994" table:style-name="ce10">
            <text:p>88.725</text:p>
          </table:table-cell>
          <table:table-cell office:value-type="float" office:value="66.667000000000002" table:style-name="ce10">
            <text:p>66.667</text:p>
          </table:table-cell>
          <table:table-cell office:value-type="float" office:value="70.442999999999998" table:style-name="ce10">
            <text:p>70.443</text:p>
          </table:table-cell>
          <table:table-cell office:value-type="float" office:value="9.8040000000000003" table:style-name="ce10">
            <text:p>9.804</text:p>
          </table:table-cell>
          <table:table-cell office:value-type="float" office:value="82.597999999999999" table:style-name="ce10">
            <text:p>82.598</text:p>
          </table:table-cell>
          <table:table-cell office:value-type="float" office:value="7.5979999999999999" table:style-name="ce10">
            <text:p>7.598</text:p>
          </table:table-cell>
          <table:table-cell office:value-type="float" office:value="9.3140000000000001" table:style-name="ce10">
            <text:p>9.314</text:p>
          </table:table-cell>
          <table:table-cell office:value-type="float" office:value="83.332999999999998" table:style-name="ce10">
            <text:p>83.333</text:p>
          </table:table-cell>
          <table:table-cell office:value-type="float" office:value="7.3529999999999998" table:style-name="ce10">
            <text:p>7.353</text:p>
          </table:table-cell>
          <table:table-cell office:value-type="string" table:style-name="ce10">
            <text:p>[c]</text:p>
          </table:table-cell>
          <table:table-cell office:value-type="float" office:value="50" table:style-name="ce10">
            <text:p>5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27.027000000000001" table:style-name="ce10">
            <text:p>27.027</text:p>
          </table:table-cell>
          <table:table-cell office:value-type="float" office:value="45.945999999999998" table:style-name="ce10">
            <text:p>45.946</text:p>
          </table:table-cell>
          <table:table-cell office:value-type="float" office:value="27.027000000000001" table:style-name="ce10">
            <text:p>27.027</text:p>
          </table:table-cell>
          <table:table-cell office:value-type="float" office:value="65.789000000000001" table:style-name="ce10">
            <text:p>65.78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4.268000000000001" table:style-name="ce10">
            <text:p>64.268</text:p>
          </table:table-cell>
          <table:table-cell office:value-type="float" office:value="69.403000000000006" table:style-name="ce10">
            <text:p>69.403</text:p>
          </table:table-cell>
          <table:table-cell office:value-type="float" office:value="64.179000000000002" table:style-name="ce10">
            <text:p>64.179</text:p>
          </table:table-cell>
          <table:table-cell office:value-type="float" office:value="34.164999999999999" table:style-name="ce10">
            <text:p>34.165</text:p>
          </table:table-cell>
          <table:table-cell office:value-type="float" office:value="73.58" table:style-name="ce10">
            <text:p>73.58</text:p>
          </table:table-cell>
          <table:table-cell office:value-type="float" office:value="74.073999999999998" table:style-name="ce10">
            <text:p>74.074</text:p>
          </table:table-cell>
          <table:table-cell office:value-type="float" office:value="48.267000000000003" table:style-name="ce10">
            <text:p>48.267</text:p>
          </table:table-cell>
          <table:table-cell office:value-type="float" office:value="47.524999999999999" table:style-name="ce10">
            <text:p>47.525</text:p>
          </table:table-cell>
          <table:table-cell table:number-columns-repeated="16259"/>
        </table:table-row>
        <table:table-row table:style-name="ro5">
          <table:table-cell office:value-type="string" table:style-name="ce4">
            <text:p>SG</text:p>
          </table:table-cell>
          <table:table-cell office:value-type="string" table:style-name="ce4">
            <text:p>Scottish Government</text:p>
          </table:table-cell>
          <table:table-cell office:value-type="string" table:style-name="ce4">
            <text:p>Scottish Government</text:p>
          </table:table-cell>
          <table:table-cell table:style-name="ce4"/>
          <table:table-cell office:value-type="float" office:value="70.152000000000001" table:style-name="ce10">
            <text:p>70.152</text:p>
          </table:table-cell>
          <table:table-cell office:value-type="float" office:value="63.473999999999997" table:style-name="ce10">
            <text:p>63.474</text:p>
          </table:table-cell>
          <table:table-cell office:value-type="float" office:value="26.516999999999999" table:style-name="ce10">
            <text:p>26.517</text:p>
          </table:table-cell>
          <table:table-cell office:value-type="float" office:value="74.3" table:style-name="ce10">
            <text:p>74.3</text:p>
          </table:table-cell>
          <table:table-cell office:value-type="float" office:value="78.432000000000002" table:style-name="ce10">
            <text:p>78.432</text:p>
          </table:table-cell>
          <table:table-cell office:value-type="float" office:value="81.353999999999999" table:style-name="ce10">
            <text:p>81.354</text:p>
          </table:table-cell>
          <table:table-cell office:value-type="float" office:value="79.572000000000003" table:style-name="ce10">
            <text:p>79.572</text:p>
          </table:table-cell>
          <table:table-cell office:value-type="float" office:value="84.552000000000007" table:style-name="ce10">
            <text:p>84.552</text:p>
          </table:table-cell>
          <table:table-cell office:value-type="float" office:value="56.305" table:style-name="ce10">
            <text:p>56.305</text:p>
          </table:table-cell>
          <table:table-cell office:value-type="float" office:value="83.582999999999998" table:style-name="ce10">
            <text:p>83.583</text:p>
          </table:table-cell>
          <table:table-cell office:value-type="float" office:value="74.927999999999997" table:style-name="ce10">
            <text:p>74.928</text:p>
          </table:table-cell>
          <table:table-cell office:value-type="float" office:value="59.656999999999996" table:style-name="ce10">
            <text:p>59.657</text:p>
          </table:table-cell>
          <table:table-cell office:value-type="float" office:value="48.399000000000001" table:style-name="ce10">
            <text:p>48.399</text:p>
          </table:table-cell>
          <table:table-cell office:value-type="float" office:value="90.007999999999996" table:style-name="ce10">
            <text:p>90.008</text:p>
          </table:table-cell>
          <table:table-cell office:value-type="float" office:value="82.757999999999996" table:style-name="ce10">
            <text:p>82.758</text:p>
          </table:table-cell>
          <table:table-cell office:value-type="float" office:value="74.378" table:style-name="ce10">
            <text:p>74.378</text:p>
          </table:table-cell>
          <table:table-cell office:value-type="float" office:value="61.429000000000002" table:style-name="ce10">
            <text:p>61.429</text:p>
          </table:table-cell>
          <table:table-cell office:value-type="float" office:value="83.566999999999993" table:style-name="ce10">
            <text:p>83.567</text:p>
          </table:table-cell>
          <table:table-cell office:value-type="float" office:value="80.426000000000002" table:style-name="ce10">
            <text:p>80.426</text:p>
          </table:table-cell>
          <table:table-cell office:value-type="float" office:value="82.284000000000006" table:style-name="ce10">
            <text:p>82.284</text:p>
          </table:table-cell>
          <table:table-cell office:value-type="float" office:value="77.396000000000001" table:style-name="ce10">
            <text:p>77.396</text:p>
          </table:table-cell>
          <table:table-cell office:value-type="float" office:value="91.116" table:style-name="ce10">
            <text:p>91.116</text:p>
          </table:table-cell>
          <table:table-cell office:value-type="float" office:value="86.965000000000003" table:style-name="ce10">
            <text:p>86.965</text:p>
          </table:table-cell>
          <table:table-cell office:value-type="float" office:value="68.287999999999997" table:style-name="ce10">
            <text:p>68.288</text:p>
          </table:table-cell>
          <table:table-cell office:value-type="float" office:value="81.721000000000004" table:style-name="ce10">
            <text:p>81.721</text:p>
          </table:table-cell>
          <table:table-cell office:value-type="float" office:value="86.49" table:style-name="ce10">
            <text:p>86.49</text:p>
          </table:table-cell>
          <table:table-cell office:value-type="float" office:value="74.873000000000005" table:style-name="ce10">
            <text:p>74.873</text:p>
          </table:table-cell>
          <table:table-cell office:value-type="float" office:value="70.278000000000006" table:style-name="ce10">
            <text:p>70.278</text:p>
          </table:table-cell>
          <table:table-cell office:value-type="float" office:value="78.948999999999998" table:style-name="ce10">
            <text:p>78.949</text:p>
          </table:table-cell>
          <table:table-cell office:value-type="float" office:value="35.761000000000003" table:style-name="ce10">
            <text:p>35.761</text:p>
          </table:table-cell>
          <table:table-cell office:value-type="float" office:value="88.659000000000006" table:style-name="ce10">
            <text:p>88.659</text:p>
          </table:table-cell>
          <table:table-cell office:value-type="float" office:value="85.771000000000001" table:style-name="ce10">
            <text:p>85.771</text:p>
          </table:table-cell>
          <table:table-cell office:value-type="float" office:value="79.201999999999998" table:style-name="ce10">
            <text:p>79.202</text:p>
          </table:table-cell>
          <table:table-cell office:value-type="float" office:value="61.537999999999997" table:style-name="ce10">
            <text:p>61.538</text:p>
          </table:table-cell>
          <table:table-cell office:value-type="float" office:value="51.408999999999999" table:style-name="ce10">
            <text:p>51.409</text:p>
          </table:table-cell>
          <table:table-cell office:value-type="float" office:value="61.064" table:style-name="ce10">
            <text:p>61.064</text:p>
          </table:table-cell>
          <table:table-cell office:value-type="float" office:value="51.25" table:style-name="ce10">
            <text:p>51.25</text:p>
          </table:table-cell>
          <table:table-cell office:value-type="float" office:value="87.382000000000005" table:style-name="ce10">
            <text:p>87.382</text:p>
          </table:table-cell>
          <table:table-cell office:value-type="float" office:value="89.025999999999996" table:style-name="ce10">
            <text:p>89.026</text:p>
          </table:table-cell>
          <table:table-cell office:value-type="float" office:value="74.745999999999995" table:style-name="ce10">
            <text:p>74.746</text:p>
          </table:table-cell>
          <table:table-cell office:value-type="float" office:value="83.186999999999998" table:style-name="ce10">
            <text:p>83.187</text:p>
          </table:table-cell>
          <table:table-cell office:value-type="float" office:value="70.578999999999994" table:style-name="ce10">
            <text:p>70.579</text:p>
          </table:table-cell>
          <table:table-cell office:value-type="float" office:value="72.686000000000007" table:style-name="ce10">
            <text:p>72.686</text:p>
          </table:table-cell>
          <table:table-cell office:value-type="float" office:value="89.241" table:style-name="ce10">
            <text:p>89.241</text:p>
          </table:table-cell>
          <table:table-cell office:value-type="float" office:value="74.597999999999999" table:style-name="ce10">
            <text:p>74.598</text:p>
          </table:table-cell>
          <table:table-cell office:value-type="float" office:value="64.944000000000003" table:style-name="ce10">
            <text:p>64.944</text:p>
          </table:table-cell>
          <table:table-cell office:value-type="float" office:value="77.546000000000006" table:style-name="ce10">
            <text:p>77.546</text:p>
          </table:table-cell>
          <table:table-cell office:value-type="float" office:value="61.331000000000003" table:style-name="ce10">
            <text:p>61.331</text:p>
          </table:table-cell>
          <table:table-cell office:value-type="float" office:value="64.902000000000001" table:style-name="ce10">
            <text:p>64.902</text:p>
          </table:table-cell>
          <table:table-cell office:value-type="float" office:value="52.737000000000002" table:style-name="ce10">
            <text:p>52.737</text:p>
          </table:table-cell>
          <table:table-cell office:value-type="float" office:value="70.242000000000004" table:style-name="ce10">
            <text:p>70.242</text:p>
          </table:table-cell>
          <table:table-cell office:value-type="float" office:value="72.347999999999999" table:style-name="ce10">
            <text:p>72.348</text:p>
          </table:table-cell>
          <table:table-cell office:value-type="float" office:value="67.161000000000001" table:style-name="ce10">
            <text:p>67.161</text:p>
          </table:table-cell>
          <table:table-cell office:value-type="float" office:value="63.27" table:style-name="ce10">
            <text:p>63.27</text:p>
          </table:table-cell>
          <table:table-cell office:value-type="float" office:value="44.734999999999999" table:style-name="ce10">
            <text:p>44.735</text:p>
          </table:table-cell>
          <table:table-cell office:value-type="float" office:value="52.439" table:style-name="ce10">
            <text:p>52.439</text:p>
          </table:table-cell>
          <table:table-cell office:value-type="float" office:value="26.863" table:style-name="ce10">
            <text:p>26.863</text:p>
          </table:table-cell>
          <table:table-cell office:value-type="float" office:value="30.003" table:style-name="ce10">
            <text:p>30.003</text:p>
          </table:table-cell>
          <table:table-cell office:value-type="float" office:value="64.3" table:style-name="ce10">
            <text:p>64.3</text:p>
          </table:table-cell>
          <table:table-cell office:value-type="float" office:value="38.631" table:style-name="ce10">
            <text:p>38.631</text:p>
          </table:table-cell>
          <table:table-cell office:value-type="float" office:value="48.302" table:style-name="ce10">
            <text:p>48.302</text:p>
          </table:table-cell>
          <table:table-cell office:value-type="float" office:value="63.249000000000002" table:style-name="ce10">
            <text:p>63.249</text:p>
          </table:table-cell>
          <table:table-cell office:value-type="float" office:value="69.325000000000003" table:style-name="ce10">
            <text:p>69.325</text:p>
          </table:table-cell>
          <table:table-cell office:value-type="float" office:value="48.045000000000002" table:style-name="ce10">
            <text:p>48.045</text:p>
          </table:table-cell>
          <table:table-cell office:value-type="float" office:value="50.633000000000003" table:style-name="ce10">
            <text:p>50.633</text:p>
          </table:table-cell>
          <table:table-cell office:value-type="float" office:value="48.145000000000003" table:style-name="ce10">
            <text:p>48.145</text:p>
          </table:table-cell>
          <table:table-cell office:value-type="float" office:value="46.374000000000002" table:style-name="ce10">
            <text:p>46.374</text:p>
          </table:table-cell>
          <table:table-cell office:value-type="float" office:value="37.246000000000002" table:style-name="ce10">
            <text:p>37.246</text:p>
          </table:table-cell>
          <table:table-cell office:value-type="float" office:value="89.956999999999994" table:style-name="ce10">
            <text:p>89.957</text:p>
          </table:table-cell>
          <table:table-cell office:value-type="float" office:value="76.522000000000006" table:style-name="ce10">
            <text:p>76.522</text:p>
          </table:table-cell>
          <table:table-cell office:value-type="float" office:value="69.75" table:style-name="ce10">
            <text:p>69.75</text:p>
          </table:table-cell>
          <table:table-cell office:value-type="float" office:value="69.569999999999993" table:style-name="ce10">
            <text:p>69.57</text:p>
          </table:table-cell>
          <table:table-cell office:value-type="float" office:value="79.989000000000004" table:style-name="ce10">
            <text:p>79.989</text:p>
          </table:table-cell>
          <table:table-cell office:value-type="float" office:value="59.735999999999997" table:style-name="ce10">
            <text:p>59.736</text:p>
          </table:table-cell>
          <table:table-cell office:value-type="float" office:value="39.694000000000003" table:style-name="ce10">
            <text:p>39.694</text:p>
          </table:table-cell>
          <table:table-cell office:value-type="float" office:value="78.162000000000006" table:style-name="ce10">
            <text:p>78.162</text:p>
          </table:table-cell>
          <table:table-cell office:value-type="float" office:value="52.177" table:style-name="ce10">
            <text:p>52.177</text:p>
          </table:table-cell>
          <table:table-cell office:value-type="float" office:value="86.036000000000001" table:style-name="ce10">
            <text:p>86.036</text:p>
          </table:table-cell>
          <table:table-cell office:value-type="float" office:value="91.058000000000007" table:style-name="ce10">
            <text:p>91.058</text:p>
          </table:table-cell>
          <table:table-cell office:value-type="float" office:value="94.954999999999998" table:style-name="ce10">
            <text:p>94.955</text:p>
          </table:table-cell>
          <table:table-cell office:value-type="float" office:value="63.232999999999997" table:style-name="ce10">
            <text:p>63.233</text:p>
          </table:table-cell>
          <table:table-cell office:value-type="float" office:value="47.475999999999999" table:style-name="ce10">
            <text:p>47.476</text:p>
          </table:table-cell>
          <table:table-cell office:value-type="float" office:value="88.003" table:style-name="ce10">
            <text:p>88.003</text:p>
          </table:table-cell>
          <table:table-cell office:value-type="float" office:value="51.835000000000001" table:style-name="ce10">
            <text:p>51.835</text:p>
          </table:table-cell>
          <table:table-cell office:value-type="float" office:value="3.1930000000000001" table:style-name="ce10">
            <text:p>3.193</text:p>
          </table:table-cell>
          <table:table-cell office:value-type="float" office:value="7.3220000000000001" table:style-name="ce10">
            <text:p>7.322</text:p>
          </table:table-cell>
          <table:table-cell office:value-type="float" office:value="25.818999999999999" table:style-name="ce10">
            <text:p>25.819</text:p>
          </table:table-cell>
          <table:table-cell office:value-type="float" office:value="63.665999999999997" table:style-name="ce10">
            <text:p>63.666</text:p>
          </table:table-cell>
          <table:table-cell office:value-type="float" office:value="6.5709999999999997" table:style-name="ce10">
            <text:p>6.571</text:p>
          </table:table-cell>
          <table:table-cell office:value-type="float" office:value="93.268000000000001" table:style-name="ce10">
            <text:p>93.268</text:p>
          </table:table-cell>
          <table:table-cell office:value-type="float" office:value="70.525999999999996" table:style-name="ce10">
            <text:p>70.526</text:p>
          </table:table-cell>
          <table:table-cell office:value-type="float" office:value="74.537999999999997" table:style-name="ce10">
            <text:p>74.538</text:p>
          </table:table-cell>
          <table:table-cell office:value-type="float" office:value="7.5510000000000002" table:style-name="ce10">
            <text:p>7.551</text:p>
          </table:table-cell>
          <table:table-cell office:value-type="float" office:value="87.727000000000004" table:style-name="ce10">
            <text:p>87.727</text:p>
          </table:table-cell>
          <table:table-cell office:value-type="float" office:value="4.7229999999999999" table:style-name="ce10">
            <text:p>4.723</text:p>
          </table:table-cell>
          <table:table-cell office:value-type="float" office:value="8.8510000000000009" table:style-name="ce10">
            <text:p>8.851</text:p>
          </table:table-cell>
          <table:table-cell office:value-type="float" office:value="86.867000000000004" table:style-name="ce10">
            <text:p>86.867</text:p>
          </table:table-cell>
          <table:table-cell office:value-type="float" office:value="4.282" table:style-name="ce10">
            <text:p>4.282</text:p>
          </table:table-cell>
          <table:table-cell office:value-type="float" office:value="36.646000000000001" table:style-name="ce10">
            <text:p>36.646</text:p>
          </table:table-cell>
          <table:table-cell office:value-type="float" office:value="47.981000000000002" table:style-name="ce10">
            <text:p>47.981</text:p>
          </table:table-cell>
          <table:table-cell office:value-type="float" office:value="15.372999999999999" table:style-name="ce10">
            <text:p>15.373</text:p>
          </table:table-cell>
          <table:table-cell office:value-type="float" office:value="29.486999999999998" table:style-name="ce10">
            <text:p>29.487</text:p>
          </table:table-cell>
          <table:table-cell office:value-type="float" office:value="58.546999999999997" table:style-name="ce10">
            <text:p>58.547</text:p>
          </table:table-cell>
          <table:table-cell office:value-type="float" office:value="11.965999999999999" table:style-name="ce10">
            <text:p>11.966</text:p>
          </table:table-cell>
          <table:table-cell office:value-type="float" office:value="43.838000000000001" table:style-name="ce10">
            <text:p>43.838</text:p>
          </table:table-cell>
          <table:table-cell office:value-type="float" office:value="29.952999999999999" table:style-name="ce10">
            <text:p>29.953</text:p>
          </table:table-cell>
          <table:table-cell office:value-type="float" office:value="26.209" table:style-name="ce10">
            <text:p>26.209</text:p>
          </table:table-cell>
          <table:table-cell office:value-type="float" office:value="56.988" table:style-name="ce10">
            <text:p>56.988</text:p>
          </table:table-cell>
          <table:table-cell office:value-type="float" office:value="21.893999999999998" table:style-name="ce10">
            <text:p>21.894</text:p>
          </table:table-cell>
          <table:table-cell office:value-type="float" office:value="21.117999999999999" table:style-name="ce10">
            <text:p>21.118</text:p>
          </table:table-cell>
          <table:table-cell office:value-type="float" office:value="26.495999999999999" table:style-name="ce10">
            <text:p>26.496</text:p>
          </table:table-cell>
          <table:table-cell office:value-type="float" office:value="56.838000000000001" table:style-name="ce10">
            <text:p>56.838</text:p>
          </table:table-cell>
          <table:table-cell office:value-type="float" office:value="16.667000000000002" table:style-name="ce10">
            <text:p>16.667</text:p>
          </table:table-cell>
          <table:table-cell office:value-type="float" office:value="71.575000000000003" table:style-name="ce10">
            <text:p>71.575</text:p>
          </table:table-cell>
          <table:table-cell office:value-type="float" office:value="73.200999999999993" table:style-name="ce10">
            <text:p>73.201</text:p>
          </table:table-cell>
          <table:table-cell office:value-type="float" office:value="65.052999999999997" table:style-name="ce10">
            <text:p>65.053</text:p>
          </table:table-cell>
          <table:table-cell office:value-type="float" office:value="34.215000000000003" table:style-name="ce10">
            <text:p>34.215</text:p>
          </table:table-cell>
          <table:table-cell office:value-type="float" office:value="74.02" table:style-name="ce10">
            <text:p>74.02</text:p>
          </table:table-cell>
          <table:table-cell office:value-type="float" office:value="74.921000000000006" table:style-name="ce10">
            <text:p>74.921</text:p>
          </table:table-cell>
          <table:table-cell office:value-type="float" office:value="63.243000000000002" table:style-name="ce10">
            <text:p>63.243</text:p>
          </table:table-cell>
          <table:table-cell office:value-type="float" office:value="71.488" table:style-name="ce10">
            <text:p>71.488</text:p>
          </table:table-cell>
          <table:table-cell table:number-columns-repeated="16259"/>
        </table:table-row>
        <table:table-row table:style-name="ro5">
          <table:table-cell office:value-type="string" table:style-name="ce4">
            <text:p>SHR</text:p>
          </table:table-cell>
          <table:table-cell office:value-type="string" table:style-name="ce4">
            <text:p>Scottish Housing Regulator</text:p>
          </table:table-cell>
          <table:table-cell office:value-type="string" table:style-name="ce4">
            <text:p>Scottish Government</text:p>
          </table:table-cell>
          <table:table-cell table:style-name="ce4"/>
          <table:table-cell office:value-type="float" office:value="80.701999999999998" table:style-name="ce10">
            <text:p>80.702</text:p>
          </table:table-cell>
          <table:table-cell office:value-type="float" office:value="80.444000000000003" table:style-name="ce10">
            <text:p>80.444</text:p>
          </table:table-cell>
          <table:table-cell office:value-type="float" office:value="12.5" table:style-name="ce10">
            <text:p>12.5</text:p>
          </table:table-cell>
          <table:table-cell office:value-type="float" office:value="81.977000000000004" table:style-name="ce10">
            <text:p>81.977</text:p>
          </table:table-cell>
          <table:table-cell office:value-type="float" office:value="94.783000000000001" table:style-name="ce10">
            <text:p>94.783</text:p>
          </table:table-cell>
          <table:table-cell office:value-type="float" office:value="97.825999999999993" table:style-name="ce10">
            <text:p>97.826</text:p>
          </table:table-cell>
          <table:table-cell office:value-type="float" office:value="95.591999999999999" table:style-name="ce10">
            <text:p>95.592</text:p>
          </table:table-cell>
          <table:table-cell office:value-type="float" office:value="97.825999999999993" table:style-name="ce10">
            <text:p>97.826</text:p>
          </table:table-cell>
          <table:table-cell office:value-type="float" office:value="76.63" table:style-name="ce10">
            <text:p>76.63</text:p>
          </table:table-cell>
          <table:table-cell office:value-type="float" office:value="94.564999999999998" table:style-name="ce10">
            <text:p>94.565</text:p>
          </table:table-cell>
          <table:table-cell office:value-type="float" office:value="95.724999999999994" table:style-name="ce10">
            <text:p>95.725</text:p>
          </table:table-cell>
          <table:table-cell office:value-type="float" office:value="79.709999999999994" table:style-name="ce10">
            <text:p>79.71</text:p>
          </table:table-cell>
          <table:table-cell office:value-type="float" office:value="90.337999999999994" table:style-name="ce10">
            <text:p>90.338</text:p>
          </table:table-cell>
          <table:table-cell office:value-type="float" office:value="97.825999999999993" table:style-name="ce10">
            <text:p>97.826</text:p>
          </table:table-cell>
          <table:table-cell office:value-type="float" office:value="93.477999999999994" table:style-name="ce10">
            <text:p>93.478</text:p>
          </table:table-cell>
          <table:table-cell office:value-type="float" office:value="91.304000000000002" table:style-name="ce10">
            <text:p>91.304</text:p>
          </table:table-cell>
          <table:table-cell office:value-type="float" office:value="95.652000000000001" table:style-name="ce10">
            <text:p>95.652</text:p>
          </table:table-cell>
          <table:table-cell office:value-type="float" office:value="95.652000000000001" table:style-name="ce10">
            <text:p>95.652</text:p>
          </table:table-cell>
          <table:table-cell office:value-type="float" office:value="97.825999999999993" table:style-name="ce10">
            <text:p>97.826</text:p>
          </table:table-cell>
          <table:table-cell office:value-type="float" office:value="97.825999999999993" table:style-name="ce10">
            <text:p>97.826</text:p>
          </table:table-cell>
          <table:table-cell office:value-type="float" office:value="93.477999999999994" table:style-name="ce10">
            <text:p>93.478</text:p>
          </table:table-cell>
          <table:table-cell office:value-type="float" office:value="97.778000000000006" table:style-name="ce10">
            <text:p>97.778</text:p>
          </table:table-cell>
          <table:table-cell office:value-type="float" office:value="97.825999999999993" table:style-name="ce10">
            <text:p>97.826</text:p>
          </table:table-cell>
          <table:table-cell office:value-type="float" office:value="95.652000000000001" table:style-name="ce10">
            <text:p>95.652</text:p>
          </table:table-cell>
          <table:table-cell office:value-type="float" office:value="93.332999999999998" table:style-name="ce10">
            <text:p>93.333</text:p>
          </table:table-cell>
          <table:table-cell office:value-type="float" office:value="97.825999999999993" table:style-name="ce10">
            <text:p>97.826</text:p>
          </table:table-cell>
          <table:table-cell office:value-type="float" office:value="95.652000000000001" table:style-name="ce10">
            <text:p>95.652</text:p>
          </table:table-cell>
          <table:table-cell office:value-type="float" office:value="91.304000000000002" table:style-name="ce10">
            <text:p>91.304</text:p>
          </table:table-cell>
          <table:table-cell office:value-type="float" office:value="97.825999999999993" table:style-name="ce10">
            <text:p>97.826</text:p>
          </table:table-cell>
          <table:table-cell office:value-type="float" office:value="52.173999999999999" table:style-name="ce10">
            <text:p>52.174</text:p>
          </table:table-cell>
          <table:table-cell office:value-type="float" office:value="97.825999999999993" table:style-name="ce10">
            <text:p>97.826</text:p>
          </table:table-cell>
          <table:table-cell office:value-type="float" office:value="97.825999999999993" table:style-name="ce10">
            <text:p>97.826</text:p>
          </table:table-cell>
          <table:table-cell office:value-type="float" office:value="97.825999999999993" table:style-name="ce10">
            <text:p>97.826</text:p>
          </table:table-cell>
          <table:table-cell office:value-type="float" office:value="91.304000000000002" table:style-name="ce10">
            <text:p>91.304</text:p>
          </table:table-cell>
          <table:table-cell office:value-type="float" office:value="78.260999999999996" table:style-name="ce10">
            <text:p>78.261</text:p>
          </table:table-cell>
          <table:table-cell office:value-type="float" office:value="62.222000000000001" table:style-name="ce10">
            <text:p>62.222</text:p>
          </table:table-cell>
          <table:table-cell office:value-type="float" office:value="76.087000000000003" table:style-name="ce10">
            <text:p>76.087</text:p>
          </table:table-cell>
          <table:table-cell office:value-type="float" office:value="95.555999999999997" table:style-name="ce10">
            <text:p>95.556</text:p>
          </table:table-cell>
          <table:table-cell office:value-type="float" office:value="93.477999999999994" table:style-name="ce10">
            <text:p>93.478</text:p>
          </table:table-cell>
          <table:table-cell office:value-type="float" office:value="95.652000000000001" table:style-name="ce10">
            <text:p>95.652</text:p>
          </table:table-cell>
          <table:table-cell office:value-type="float" office:value="93.332999999999998" table:style-name="ce10">
            <text:p>93.333</text:p>
          </table:table-cell>
          <table:table-cell office:value-type="float" office:value="97.825999999999993" table:style-name="ce10">
            <text:p>97.826</text:p>
          </table:table-cell>
          <table:table-cell office:value-type="float" office:value="93.477999999999994" table:style-name="ce10">
            <text:p>93.478</text:p>
          </table:table-cell>
          <table:table-cell office:value-type="float" office:value="100" table:style-name="ce10">
            <text:p>100</text:p>
          </table:table-cell>
          <table:table-cell office:value-type="float" office:value="97.727000000000004" table:style-name="ce10">
            <text:p>97.727</text:p>
          </table:table-cell>
          <table:table-cell office:value-type="float" office:value="95.652000000000001" table:style-name="ce10">
            <text:p>95.652</text:p>
          </table:table-cell>
          <table:table-cell office:value-type="float" office:value="91.304000000000002" table:style-name="ce10">
            <text:p>91.304</text:p>
          </table:table-cell>
          <table:table-cell office:value-type="float" office:value="82.608999999999995" table:style-name="ce10">
            <text:p>82.609</text:p>
          </table:table-cell>
          <table:table-cell office:value-type="float" office:value="78.260999999999996" table:style-name="ce10">
            <text:p>78.261</text:p>
          </table:table-cell>
          <table:table-cell office:value-type="float" office:value="78.260999999999996" table:style-name="ce10">
            <text:p>78.261</text:p>
          </table:table-cell>
          <table:table-cell office:value-type="float" office:value="82.608999999999995" table:style-name="ce10">
            <text:p>82.609</text:p>
          </table:table-cell>
          <table:table-cell office:value-type="float" office:value="93.477999999999994" table:style-name="ce10">
            <text:p>93.478</text:p>
          </table:table-cell>
          <table:table-cell office:value-type="float" office:value="97.825999999999993" table:style-name="ce10">
            <text:p>97.826</text:p>
          </table:table-cell>
          <table:table-cell office:value-type="float" office:value="97.825999999999993" table:style-name="ce10">
            <text:p>97.826</text:p>
          </table:table-cell>
          <table:table-cell office:value-type="float" office:value="93.477999999999994" table:style-name="ce10">
            <text:p>93.478</text:p>
          </table:table-cell>
          <table:table-cell office:value-type="float" office:value="91.304000000000002" table:style-name="ce10">
            <text:p>91.304</text:p>
          </table:table-cell>
          <table:table-cell office:value-type="float" office:value="82.608999999999995" table:style-name="ce10">
            <text:p>82.609</text:p>
          </table:table-cell>
          <table:table-cell office:value-type="float" office:value="80.435000000000002" table:style-name="ce10">
            <text:p>80.435</text:p>
          </table:table-cell>
          <table:table-cell office:value-type="float" office:value="91.111000000000004" table:style-name="ce10">
            <text:p>91.111</text:p>
          </table:table-cell>
          <table:table-cell office:value-type="float" office:value="86.956999999999994" table:style-name="ce10">
            <text:p>86.957</text:p>
          </table:table-cell>
          <table:table-cell office:value-type="float" office:value="91.304000000000002" table:style-name="ce10">
            <text:p>91.304</text:p>
          </table:table-cell>
          <table:table-cell office:value-type="float" office:value="80.435000000000002" table:style-name="ce10">
            <text:p>80.435</text:p>
          </table:table-cell>
          <table:table-cell office:value-type="float" office:value="86.956999999999994" table:style-name="ce10">
            <text:p>86.957</text:p>
          </table:table-cell>
          <table:table-cell office:value-type="float" office:value="67.391000000000005" table:style-name="ce10">
            <text:p>67.391</text:p>
          </table:table-cell>
          <table:table-cell office:value-type="float" office:value="84.444000000000003" table:style-name="ce10">
            <text:p>84.444</text:p>
          </table:table-cell>
          <table:table-cell office:value-type="float" office:value="84.783000000000001" table:style-name="ce10">
            <text:p>84.783</text:p>
          </table:table-cell>
          <table:table-cell office:value-type="float" office:value="84.783000000000001" table:style-name="ce10">
            <text:p>84.783</text:p>
          </table:table-cell>
          <table:table-cell office:value-type="float" office:value="69.564999999999998" table:style-name="ce10">
            <text:p>69.565</text:p>
          </table:table-cell>
          <table:table-cell office:value-type="float" office:value="97.825999999999993" table:style-name="ce10">
            <text:p>97.826</text:p>
          </table:table-cell>
          <table:table-cell office:value-type="float" office:value="86.956999999999994" table:style-name="ce10">
            <text:p>86.957</text:p>
          </table:table-cell>
          <table:table-cell office:value-type="float" office:value="95.652000000000001" table:style-name="ce10">
            <text:p>95.652</text:p>
          </table:table-cell>
          <table:table-cell office:value-type="float" office:value="89.13" table:style-name="ce10">
            <text:p>89.13</text:p>
          </table:table-cell>
          <table:table-cell office:value-type="float" office:value="86.956999999999994" table:style-name="ce10">
            <text:p>86.957</text:p>
          </table:table-cell>
          <table:table-cell office:value-type="float" office:value="84.783000000000001" table:style-name="ce10">
            <text:p>84.783</text:p>
          </table:table-cell>
          <table:table-cell office:value-type="float" office:value="71.739000000000004" table:style-name="ce10">
            <text:p>71.739</text:p>
          </table:table-cell>
          <table:table-cell office:value-type="float" office:value="93.477999999999994" table:style-name="ce10">
            <text:p>93.478</text:p>
          </table:table-cell>
          <table:table-cell office:value-type="float" office:value="34.783000000000001" table:style-name="ce10">
            <text:p>34.783</text:p>
          </table:table-cell>
          <table:table-cell office:value-type="float" office:value="91.304000000000002" table:style-name="ce10">
            <text:p>91.304</text:p>
          </table:table-cell>
          <table:table-cell office:value-type="float" office:value="95.652000000000001" table:style-name="ce10">
            <text:p>95.652</text:p>
          </table:table-cell>
          <table:table-cell office:value-type="float" office:value="95.652000000000001" table:style-name="ce10">
            <text:p>95.652</text:p>
          </table:table-cell>
          <table:table-cell office:value-type="float" office:value="80.435000000000002" table:style-name="ce10">
            <text:p>80.435</text:p>
          </table:table-cell>
          <table:table-cell office:value-type="float" office:value="80.435000000000002" table:style-name="ce10">
            <text:p>80.435</text:p>
          </table:table-cell>
          <table:table-cell office:value-type="float" office:value="95.652000000000001" table:style-name="ce10">
            <text:p>95.652</text:p>
          </table:table-cell>
          <table:table-cell office:value-type="float" office:value="63.042999999999999" table:style-name="ce10">
            <text:p>63.043</text:p>
          </table:table-cell>
          <table:table-cell office:value-type="float" office:value="0" table:style-name="ce10">
            <text:p>0</text:p>
          </table:table-cell>
          <table:table-cell office:value-type="float" office:value="2.1739999999999999" table:style-name="ce10">
            <text:p>2.174</text:p>
          </table:table-cell>
          <table:table-cell office:value-type="float" office:value="21.739000000000001" table:style-name="ce10">
            <text:p>21.739</text:p>
          </table:table-cell>
          <table:table-cell office:value-type="float" office:value="76.087000000000003" table:style-name="ce10">
            <text:p>76.087</text:p>
          </table:table-cell>
          <table:table-cell office:value-type="string" table:style-name="ce10">
            <text:p>[c]</text:p>
          </table:table-cell>
          <table:table-cell office:value-type="float" office:value="100" table:style-name="ce10">
            <text:p>100</text:p>
          </table:table-cell>
          <table:table-cell office:value-type="float" office:value="91.304000000000002" table:style-name="ce10">
            <text:p>91.304</text:p>
          </table:table-cell>
          <table:table-cell office:value-type="float" office:value="93.477999999999994" table:style-name="ce10">
            <text:p>93.478</text:p>
          </table:table-cell>
          <table:table-cell office:value-type="string" table:style-name="ce10">
            <text:p>[c]</text:p>
          </table:table-cell>
          <table:table-cell office:value-type="float" office:value="93.477999999999994" table:style-name="ce10">
            <text:p>93.478</text:p>
          </table:table-cell>
          <table:table-cell office:value-type="string" table:style-name="ce10">
            <text:p>[c]</text:p>
          </table:table-cell>
          <table:table-cell office:value-type="string" table:style-name="ce10">
            <text:p>[c]</text:p>
          </table:table-cell>
          <table:table-cell office:value-type="float" office:value="91.304000000000002" table:style-name="ce10">
            <text:p>91.304</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6.744" table:style-name="ce10">
            <text:p>76.744</text:p>
          </table:table-cell>
          <table:table-cell office:value-type="float" office:value="88.635999999999996" table:style-name="ce10">
            <text:p>88.636</text:p>
          </table:table-cell>
          <table:table-cell office:value-type="float" office:value="74.418999999999997" table:style-name="ce10">
            <text:p>74.419</text:p>
          </table:table-cell>
          <table:table-cell office:value-type="float" office:value="27.273" table:style-name="ce10">
            <text:p>27.273</text:p>
          </table:table-cell>
          <table:table-cell office:value-type="float" office:value="73.332999999999998" table:style-name="ce10">
            <text:p>73.333</text:p>
          </table:table-cell>
          <table:table-cell office:value-type="float" office:value="86.667000000000002" table:style-name="ce10">
            <text:p>86.667</text:p>
          </table:table-cell>
          <table:table-cell office:value-type="float" office:value="78.260999999999996" table:style-name="ce10">
            <text:p>78.261</text:p>
          </table:table-cell>
          <table:table-cell office:value-type="float" office:value="82.608999999999995" table:style-name="ce10">
            <text:p>82.609</text:p>
          </table:table-cell>
          <table:table-cell table:number-columns-repeated="16259"/>
        </table:table-row>
        <table:table-row table:style-name="ro8">
          <table:table-cell office:value-type="string" table:style-name="ce4">
            <text:p>SPACE</text:p>
          </table:table-cell>
          <table:table-cell office:value-type="string" table:style-name="ce4">
            <text:p>UK Space Agency</text:p>
          </table:table-cell>
          <table:table-cell office:value-type="string" table:style-name="ce4">
            <text:p>Department for Science, Innovation and Technology</text:p>
          </table:table-cell>
          <table:table-cell table:style-name="ce4"/>
          <table:table-cell office:value-type="float" office:value="76.685000000000002" table:style-name="ce10">
            <text:p>76.685</text:p>
          </table:table-cell>
          <table:table-cell office:value-type="float" office:value="70.647999999999996" table:style-name="ce10">
            <text:p>70.648</text:p>
          </table:table-cell>
          <table:table-cell office:value-type="float" office:value="26.81" table:style-name="ce10">
            <text:p>26.81</text:p>
          </table:table-cell>
          <table:table-cell office:value-type="float" office:value="75.923000000000002" table:style-name="ce10">
            <text:p>75.923</text:p>
          </table:table-cell>
          <table:table-cell office:value-type="float" office:value="79.176000000000002" table:style-name="ce10">
            <text:p>79.176</text:p>
          </table:table-cell>
          <table:table-cell office:value-type="float" office:value="82.418000000000006" table:style-name="ce10">
            <text:p>82.418</text:p>
          </table:table-cell>
          <table:table-cell office:value-type="float" office:value="76.841999999999999" table:style-name="ce10">
            <text:p>76.842</text:p>
          </table:table-cell>
          <table:table-cell office:value-type="float" office:value="84.614999999999995" table:style-name="ce10">
            <text:p>84.615</text:p>
          </table:table-cell>
          <table:table-cell office:value-type="float" office:value="52.106000000000002" table:style-name="ce10">
            <text:p>52.106</text:p>
          </table:table-cell>
          <table:table-cell office:value-type="float" office:value="80.8" table:style-name="ce10">
            <text:p>80.8</text:p>
          </table:table-cell>
          <table:table-cell office:value-type="float" office:value="71.673000000000002" table:style-name="ce10">
            <text:p>71.673</text:p>
          </table:table-cell>
          <table:table-cell office:value-type="float" office:value="27.716999999999999" table:style-name="ce10">
            <text:p>27.717</text:p>
          </table:table-cell>
          <table:table-cell office:value-type="float" office:value="60.262999999999998" table:style-name="ce10">
            <text:p>60.263</text:p>
          </table:table-cell>
          <table:table-cell office:value-type="float" office:value="91.912000000000006" table:style-name="ce10">
            <text:p>91.912</text:p>
          </table:table-cell>
          <table:table-cell office:value-type="float" office:value="79.043999999999997" table:style-name="ce10">
            <text:p>79.044</text:p>
          </table:table-cell>
          <table:table-cell office:value-type="float" office:value="78.754999999999995" table:style-name="ce10">
            <text:p>78.755</text:p>
          </table:table-cell>
          <table:table-cell office:value-type="float" office:value="60.44" table:style-name="ce10">
            <text:p>60.44</text:p>
          </table:table-cell>
          <table:table-cell office:value-type="float" office:value="85.713999999999999" table:style-name="ce10">
            <text:p>85.714</text:p>
          </table:table-cell>
          <table:table-cell office:value-type="float" office:value="78.676000000000002" table:style-name="ce10">
            <text:p>78.676</text:p>
          </table:table-cell>
          <table:table-cell office:value-type="float" office:value="86.081000000000003" table:style-name="ce10">
            <text:p>86.081</text:p>
          </table:table-cell>
          <table:table-cell office:value-type="float" office:value="75.823999999999998" table:style-name="ce10">
            <text:p>75.824</text:p>
          </table:table-cell>
          <table:table-cell office:value-type="float" office:value="90.11" table:style-name="ce10">
            <text:p>90.11</text:p>
          </table:table-cell>
          <table:table-cell office:value-type="float" office:value="87.179000000000002" table:style-name="ce10">
            <text:p>87.179</text:p>
          </table:table-cell>
          <table:table-cell office:value-type="float" office:value="72.426000000000002" table:style-name="ce10">
            <text:p>72.426</text:p>
          </table:table-cell>
          <table:table-cell office:value-type="float" office:value="80.951999999999998" table:style-name="ce10">
            <text:p>80.952</text:p>
          </table:table-cell>
          <table:table-cell office:value-type="float" office:value="84.248999999999995" table:style-name="ce10">
            <text:p>84.249</text:p>
          </table:table-cell>
          <table:table-cell office:value-type="float" office:value="68.864000000000004" table:style-name="ce10">
            <text:p>68.864</text:p>
          </table:table-cell>
          <table:table-cell office:value-type="float" office:value="63.970999999999997" table:style-name="ce10">
            <text:p>63.971</text:p>
          </table:table-cell>
          <table:table-cell office:value-type="float" office:value="68.015000000000001" table:style-name="ce10">
            <text:p>68.015</text:p>
          </table:table-cell>
          <table:table-cell office:value-type="float" office:value="86.813000000000002" table:style-name="ce10">
            <text:p>86.813</text:p>
          </table:table-cell>
          <table:table-cell office:value-type="float" office:value="87.179000000000002" table:style-name="ce10">
            <text:p>87.179</text:p>
          </table:table-cell>
          <table:table-cell office:value-type="float" office:value="85.713999999999999" table:style-name="ce10">
            <text:p>85.714</text:p>
          </table:table-cell>
          <table:table-cell office:value-type="float" office:value="80.951999999999998" table:style-name="ce10">
            <text:p>80.952</text:p>
          </table:table-cell>
          <table:table-cell office:value-type="float" office:value="63.735999999999997" table:style-name="ce10">
            <text:p>63.736</text:p>
          </table:table-cell>
          <table:table-cell office:value-type="float" office:value="52.573999999999998" table:style-name="ce10">
            <text:p>52.574</text:p>
          </table:table-cell>
          <table:table-cell office:value-type="float" office:value="41.176000000000002" table:style-name="ce10">
            <text:p>41.176</text:p>
          </table:table-cell>
          <table:table-cell office:value-type="float" office:value="50.734999999999999" table:style-name="ce10">
            <text:p>50.735</text:p>
          </table:table-cell>
          <table:table-cell office:value-type="float" office:value="83.882999999999996" table:style-name="ce10">
            <text:p>83.883</text:p>
          </table:table-cell>
          <table:table-cell office:value-type="float" office:value="85.347999999999999" table:style-name="ce10">
            <text:p>85.348</text:p>
          </table:table-cell>
          <table:table-cell office:value-type="float" office:value="72.161000000000001" table:style-name="ce10">
            <text:p>72.161</text:p>
          </table:table-cell>
          <table:table-cell office:value-type="float" office:value="81.984999999999999" table:style-name="ce10">
            <text:p>81.985</text:p>
          </table:table-cell>
          <table:table-cell office:value-type="float" office:value="64.468999999999994" table:style-name="ce10">
            <text:p>64.469</text:p>
          </table:table-cell>
          <table:table-cell office:value-type="float" office:value="73.528999999999996" table:style-name="ce10">
            <text:p>73.529</text:p>
          </table:table-cell>
          <table:table-cell office:value-type="float" office:value="89.010999999999996" table:style-name="ce10">
            <text:p>89.011</text:p>
          </table:table-cell>
          <table:table-cell office:value-type="float" office:value="71.323999999999998" table:style-name="ce10">
            <text:p>71.324</text:p>
          </table:table-cell>
          <table:table-cell office:value-type="float" office:value="59.341000000000001" table:style-name="ce10">
            <text:p>59.341</text:p>
          </table:table-cell>
          <table:table-cell office:value-type="float" office:value="72.161000000000001" table:style-name="ce10">
            <text:p>72.161</text:p>
          </table:table-cell>
          <table:table-cell office:value-type="float" office:value="30.036999999999999" table:style-name="ce10">
            <text:p>30.037</text:p>
          </table:table-cell>
          <table:table-cell office:value-type="float" office:value="32.353000000000002" table:style-name="ce10">
            <text:p>32.353</text:p>
          </table:table-cell>
          <table:table-cell office:value-type="float" office:value="21.033000000000001" table:style-name="ce10">
            <text:p>21.033</text:p>
          </table:table-cell>
          <table:table-cell office:value-type="float" office:value="70.260000000000005" table:style-name="ce10">
            <text:p>70.26</text:p>
          </table:table-cell>
          <table:table-cell office:value-type="float" office:value="58.088000000000001" table:style-name="ce10">
            <text:p>58.088</text:p>
          </table:table-cell>
          <table:table-cell office:value-type="float" office:value="76.557000000000002" table:style-name="ce10">
            <text:p>76.557</text:p>
          </table:table-cell>
          <table:table-cell office:value-type="float" office:value="70.695999999999998" table:style-name="ce10">
            <text:p>70.696</text:p>
          </table:table-cell>
          <table:table-cell office:value-type="float" office:value="63.234999999999999" table:style-name="ce10">
            <text:p>63.235</text:p>
          </table:table-cell>
          <table:table-cell office:value-type="float" office:value="61.396999999999998" table:style-name="ce10">
            <text:p>61.397</text:p>
          </table:table-cell>
          <table:table-cell office:value-type="float" office:value="40.658999999999999" table:style-name="ce10">
            <text:p>40.659</text:p>
          </table:table-cell>
          <table:table-cell office:value-type="float" office:value="47.253" table:style-name="ce10">
            <text:p>47.253</text:p>
          </table:table-cell>
          <table:table-cell office:value-type="float" office:value="74.908000000000001" table:style-name="ce10">
            <text:p>74.908</text:p>
          </table:table-cell>
          <table:table-cell office:value-type="float" office:value="47.426000000000002" table:style-name="ce10">
            <text:p>47.426</text:p>
          </table:table-cell>
          <table:table-cell office:value-type="float" office:value="60.805999999999997" table:style-name="ce10">
            <text:p>60.806</text:p>
          </table:table-cell>
          <table:table-cell office:value-type="float" office:value="87.132000000000005" table:style-name="ce10">
            <text:p>87.132</text:p>
          </table:table-cell>
          <table:table-cell office:value-type="float" office:value="63.234999999999999" table:style-name="ce10">
            <text:p>63.235</text:p>
          </table:table-cell>
          <table:table-cell office:value-type="float" office:value="61.765000000000001" table:style-name="ce10">
            <text:p>61.765</text:p>
          </table:table-cell>
          <table:table-cell office:value-type="float" office:value="67.647000000000006" table:style-name="ce10">
            <text:p>67.647</text:p>
          </table:table-cell>
          <table:table-cell office:value-type="float" office:value="65.073999999999998" table:style-name="ce10">
            <text:p>65.074</text:p>
          </table:table-cell>
          <table:table-cell office:value-type="float" office:value="67.647000000000006" table:style-name="ce10">
            <text:p>67.647</text:p>
          </table:table-cell>
          <table:table-cell office:value-type="float" office:value="50.185000000000002" table:style-name="ce10">
            <text:p>50.185</text:p>
          </table:table-cell>
          <table:table-cell office:value-type="float" office:value="88.602999999999994" table:style-name="ce10">
            <text:p>88.603</text:p>
          </table:table-cell>
          <table:table-cell office:value-type="float" office:value="79.120999999999995" table:style-name="ce10">
            <text:p>79.121</text:p>
          </table:table-cell>
          <table:table-cell office:value-type="float" office:value="73.897000000000006" table:style-name="ce10">
            <text:p>73.897</text:p>
          </table:table-cell>
          <table:table-cell office:value-type="float" office:value="70.849000000000004" table:style-name="ce10">
            <text:p>70.849</text:p>
          </table:table-cell>
          <table:table-cell office:value-type="float" office:value="79.486999999999995" table:style-name="ce10">
            <text:p>79.487</text:p>
          </table:table-cell>
          <table:table-cell office:value-type="float" office:value="69.596999999999994" table:style-name="ce10">
            <text:p>69.597</text:p>
          </table:table-cell>
          <table:table-cell office:value-type="float" office:value="43.75" table:style-name="ce10">
            <text:p>43.75</text:p>
          </table:table-cell>
          <table:table-cell office:value-type="float" office:value="81.685000000000002" table:style-name="ce10">
            <text:p>81.685</text:p>
          </table:table-cell>
          <table:table-cell office:value-type="float" office:value="61.537999999999997" table:style-name="ce10">
            <text:p>61.538</text:p>
          </table:table-cell>
          <table:table-cell office:value-type="float" office:value="86.447000000000003" table:style-name="ce10">
            <text:p>86.447</text:p>
          </table:table-cell>
          <table:table-cell office:value-type="float" office:value="89.010999999999996" table:style-name="ce10">
            <text:p>89.011</text:p>
          </table:table-cell>
          <table:table-cell office:value-type="float" office:value="95.238" table:style-name="ce10">
            <text:p>95.238</text:p>
          </table:table-cell>
          <table:table-cell office:value-type="float" office:value="65.933999999999997" table:style-name="ce10">
            <text:p>65.934</text:p>
          </table:table-cell>
          <table:table-cell office:value-type="float" office:value="49.451000000000001" table:style-name="ce10">
            <text:p>49.451</text:p>
          </table:table-cell>
          <table:table-cell office:value-type="float" office:value="71.956000000000003" table:style-name="ce10">
            <text:p>71.956</text:p>
          </table:table-cell>
          <table:table-cell office:value-type="float" office:value="39.706000000000003" table:style-name="ce10">
            <text:p>39.706</text:p>
          </table:table-cell>
          <table:table-cell office:value-type="float" office:value="8.0589999999999993" table:style-name="ce10">
            <text:p>8.059</text:p>
          </table:table-cell>
          <table:table-cell office:value-type="float" office:value="20.513000000000002" table:style-name="ce10">
            <text:p>20.513</text:p>
          </table:table-cell>
          <table:table-cell office:value-type="float" office:value="35.530999999999999" table:style-name="ce10">
            <text:p>35.531</text:p>
          </table:table-cell>
          <table:table-cell office:value-type="float" office:value="35.896999999999998" table:style-name="ce10">
            <text:p>35.897</text:p>
          </table:table-cell>
          <table:table-cell office:value-type="float" office:value="8.8559999999999999" table:style-name="ce10">
            <text:p>8.856</text:p>
          </table:table-cell>
          <table:table-cell office:value-type="float" office:value="94.852999999999994" table:style-name="ce10">
            <text:p>94.853</text:p>
          </table:table-cell>
          <table:table-cell office:value-type="float" office:value="70.956000000000003" table:style-name="ce10">
            <text:p>70.956</text:p>
          </table:table-cell>
          <table:table-cell office:value-type="float" office:value="74.632000000000005" table:style-name="ce10">
            <text:p>74.632</text:p>
          </table:table-cell>
          <table:table-cell office:value-type="float" office:value="7.6920000000000002" table:style-name="ce10">
            <text:p>7.692</text:p>
          </table:table-cell>
          <table:table-cell office:value-type="float" office:value="86.447000000000003" table:style-name="ce10">
            <text:p>86.447</text:p>
          </table:table-cell>
          <table:table-cell office:value-type="float" office:value="5.8609999999999998" table:style-name="ce10">
            <text:p>5.861</text:p>
          </table:table-cell>
          <table:table-cell office:value-type="float" office:value="9.5239999999999991" table:style-name="ce10">
            <text:p>9.524</text:p>
          </table:table-cell>
          <table:table-cell office:value-type="float" office:value="83.15" table:style-name="ce10">
            <text:p>83.15</text:p>
          </table:table-cell>
          <table:table-cell office:value-type="float" office:value="7.3259999999999996" table:style-name="ce10">
            <text:p>7.326</text:p>
          </table:table-cell>
          <table:table-cell office:value-type="float" office:value="73.076999999999998" table:style-name="ce10">
            <text:p>73.077</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7.895000000000003" table:style-name="ce10">
            <text:p>57.895</text:p>
          </table:table-cell>
          <table:table-cell office:value-type="string" table:style-name="ce10">
            <text:p>[c]</text:p>
          </table:table-cell>
          <table:table-cell office:value-type="float" office:value="50" table:style-name="ce10">
            <text:p>50</text:p>
          </table:table-cell>
          <table:table-cell office:value-type="string" table:style-name="ce10">
            <text:p>[c]</text:p>
          </table:table-cell>
          <table:table-cell office:value-type="string" table:style-name="ce10">
            <text:p>[c]</text:p>
          </table:table-cell>
          <table:table-cell office:value-type="float" office:value="88.462000000000003" table:style-name="ce10">
            <text:p>88.46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5.734999999999999" table:style-name="ce10">
            <text:p>75.735</text:p>
          </table:table-cell>
          <table:table-cell office:value-type="float" office:value="75.734999999999999" table:style-name="ce10">
            <text:p>75.735</text:p>
          </table:table-cell>
          <table:table-cell office:value-type="float" office:value="65.683000000000007" table:style-name="ce10">
            <text:p>65.683</text:p>
          </table:table-cell>
          <table:table-cell office:value-type="float" office:value="37.5" table:style-name="ce10">
            <text:p>37.5</text:p>
          </table:table-cell>
          <table:table-cell office:value-type="float" office:value="72.593000000000004" table:style-name="ce10">
            <text:p>72.593</text:p>
          </table:table-cell>
          <table:table-cell office:value-type="float" office:value="72.760999999999996" table:style-name="ce10">
            <text:p>72.761</text:p>
          </table:table-cell>
          <table:table-cell office:value-type="float" office:value="60.517000000000003" table:style-name="ce10">
            <text:p>60.517</text:p>
          </table:table-cell>
          <table:table-cell office:value-type="float" office:value="61.110999999999997" table:style-name="ce10">
            <text:p>61.111</text:p>
          </table:table-cell>
          <table:table-cell table:number-columns-repeated="16259"/>
        </table:table-row>
        <table:table-row table:style-name="ro5">
          <table:table-cell office:value-type="string" table:style-name="ce4">
            <text:p>SPPA</text:p>
          </table:table-cell>
          <table:table-cell office:value-type="string" table:style-name="ce4">
            <text:p>Scottish Public Pensions Agency</text:p>
          </table:table-cell>
          <table:table-cell office:value-type="string" table:style-name="ce4">
            <text:p>Scottish Government</text:p>
          </table:table-cell>
          <table:table-cell table:style-name="ce4"/>
          <table:table-cell office:value-type="float" office:value="74.811000000000007" table:style-name="ce10">
            <text:p>74.811</text:p>
          </table:table-cell>
          <table:table-cell office:value-type="float" office:value="55.051000000000002" table:style-name="ce10">
            <text:p>55.051</text:p>
          </table:table-cell>
          <table:table-cell office:value-type="float" office:value="32.14" table:style-name="ce10">
            <text:p>32.14</text:p>
          </table:table-cell>
          <table:table-cell office:value-type="float" office:value="70.971999999999994" table:style-name="ce10">
            <text:p>70.972</text:p>
          </table:table-cell>
          <table:table-cell office:value-type="float" office:value="68.007000000000005" table:style-name="ce10">
            <text:p>68.007</text:p>
          </table:table-cell>
          <table:table-cell office:value-type="float" office:value="74.492999999999995" table:style-name="ce10">
            <text:p>74.493</text:p>
          </table:table-cell>
          <table:table-cell office:value-type="float" office:value="70.903999999999996" table:style-name="ce10">
            <text:p>70.904</text:p>
          </table:table-cell>
          <table:table-cell office:value-type="float" office:value="76.158000000000001" table:style-name="ce10">
            <text:p>76.158</text:p>
          </table:table-cell>
          <table:table-cell office:value-type="float" office:value="48.136000000000003" table:style-name="ce10">
            <text:p>48.136</text:p>
          </table:table-cell>
          <table:table-cell office:value-type="float" office:value="72.513999999999996" table:style-name="ce10">
            <text:p>72.514</text:p>
          </table:table-cell>
          <table:table-cell office:value-type="float" office:value="65.311000000000007" table:style-name="ce10">
            <text:p>65.311</text:p>
          </table:table-cell>
          <table:table-cell office:value-type="float" office:value="59.209000000000003" table:style-name="ce10">
            <text:p>59.209</text:p>
          </table:table-cell>
          <table:table-cell office:value-type="float" office:value="34.104999999999997" table:style-name="ce10">
            <text:p>34.105</text:p>
          </table:table-cell>
          <table:table-cell office:value-type="float" office:value="82.373000000000005" table:style-name="ce10">
            <text:p>82.373</text:p>
          </table:table-cell>
          <table:table-cell office:value-type="float" office:value="79.391999999999996" table:style-name="ce10">
            <text:p>79.392</text:p>
          </table:table-cell>
          <table:table-cell office:value-type="float" office:value="67.796999999999997" table:style-name="ce10">
            <text:p>67.797</text:p>
          </table:table-cell>
          <table:table-cell office:value-type="float" office:value="43.243000000000002" table:style-name="ce10">
            <text:p>43.243</text:p>
          </table:table-cell>
          <table:table-cell office:value-type="float" office:value="67.23" table:style-name="ce10">
            <text:p>67.23</text:p>
          </table:table-cell>
          <table:table-cell office:value-type="float" office:value="71.284000000000006" table:style-name="ce10">
            <text:p>71.284</text:p>
          </table:table-cell>
          <table:table-cell office:value-type="float" office:value="77.703000000000003" table:style-name="ce10">
            <text:p>77.703</text:p>
          </table:table-cell>
          <table:table-cell office:value-type="float" office:value="67.567999999999998" table:style-name="ce10">
            <text:p>67.568</text:p>
          </table:table-cell>
          <table:table-cell office:value-type="float" office:value="85.811000000000007" table:style-name="ce10">
            <text:p>85.811</text:p>
          </table:table-cell>
          <table:table-cell office:value-type="float" office:value="76.350999999999999" table:style-name="ce10">
            <text:p>76.351</text:p>
          </table:table-cell>
          <table:table-cell office:value-type="float" office:value="64.527000000000001" table:style-name="ce10">
            <text:p>64.527</text:p>
          </table:table-cell>
          <table:table-cell office:value-type="float" office:value="69.257000000000005" table:style-name="ce10">
            <text:p>69.257</text:p>
          </table:table-cell>
          <table:table-cell office:value-type="float" office:value="77.287999999999997" table:style-name="ce10">
            <text:p>77.288</text:p>
          </table:table-cell>
          <table:table-cell office:value-type="float" office:value="71.864000000000004" table:style-name="ce10">
            <text:p>71.864</text:p>
          </table:table-cell>
          <table:table-cell office:value-type="float" office:value="59.863999999999997" table:style-name="ce10">
            <text:p>59.864</text:p>
          </table:table-cell>
          <table:table-cell office:value-type="float" office:value="64.965999999999994" table:style-name="ce10">
            <text:p>64.966</text:p>
          </table:table-cell>
          <table:table-cell office:value-type="float" office:value="37.287999999999997" table:style-name="ce10">
            <text:p>37.288</text:p>
          </table:table-cell>
          <table:table-cell office:value-type="float" office:value="81.355999999999995" table:style-name="ce10">
            <text:p>81.356</text:p>
          </table:table-cell>
          <table:table-cell office:value-type="float" office:value="76.61" table:style-name="ce10">
            <text:p>76.61</text:p>
          </table:table-cell>
          <table:table-cell office:value-type="float" office:value="70.507999999999996" table:style-name="ce10">
            <text:p>70.508</text:p>
          </table:table-cell>
          <table:table-cell office:value-type="float" office:value="62.033999999999999" table:style-name="ce10">
            <text:p>62.034</text:p>
          </table:table-cell>
          <table:table-cell office:value-type="float" office:value="39.322000000000003" table:style-name="ce10">
            <text:p>39.322</text:p>
          </table:table-cell>
          <table:table-cell office:value-type="float" office:value="52.881" table:style-name="ce10">
            <text:p>52.881</text:p>
          </table:table-cell>
          <table:table-cell office:value-type="float" office:value="38.305" table:style-name="ce10">
            <text:p>38.305</text:p>
          </table:table-cell>
          <table:table-cell office:value-type="float" office:value="77.626999999999995" table:style-name="ce10">
            <text:p>77.627</text:p>
          </table:table-cell>
          <table:table-cell office:value-type="float" office:value="80.272000000000006" table:style-name="ce10">
            <text:p>80.272</text:p>
          </table:table-cell>
          <table:table-cell office:value-type="float" office:value="60.677999999999997" table:style-name="ce10">
            <text:p>60.678</text:p>
          </table:table-cell>
          <table:table-cell office:value-type="float" office:value="71.525000000000006" table:style-name="ce10">
            <text:p>71.525</text:p>
          </table:table-cell>
          <table:table-cell office:value-type="float" office:value="54.914999999999999" table:style-name="ce10">
            <text:p>54.915</text:p>
          </table:table-cell>
          <table:table-cell office:value-type="float" office:value="63.265000000000001" table:style-name="ce10">
            <text:p>63.265</text:p>
          </table:table-cell>
          <table:table-cell office:value-type="float" office:value="80.677999999999997" table:style-name="ce10">
            <text:p>80.678</text:p>
          </table:table-cell>
          <table:table-cell office:value-type="float" office:value="60.338999999999999" table:style-name="ce10">
            <text:p>60.339</text:p>
          </table:table-cell>
          <table:table-cell office:value-type="float" office:value="56.61" table:style-name="ce10">
            <text:p>56.61</text:p>
          </table:table-cell>
          <table:table-cell office:value-type="float" office:value="75.932000000000002" table:style-name="ce10">
            <text:p>75.932</text:p>
          </table:table-cell>
          <table:table-cell office:value-type="float" office:value="61.017000000000003" table:style-name="ce10">
            <text:p>61.017</text:p>
          </table:table-cell>
          <table:table-cell office:value-type="float" office:value="65.424000000000007" table:style-name="ce10">
            <text:p>65.424</text:p>
          </table:table-cell>
          <table:table-cell office:value-type="float" office:value="51.186" table:style-name="ce10">
            <text:p>51.186</text:p>
          </table:table-cell>
          <table:table-cell office:value-type="float" office:value="69.492000000000004" table:style-name="ce10">
            <text:p>69.492</text:p>
          </table:table-cell>
          <table:table-cell office:value-type="float" office:value="71.864000000000004" table:style-name="ce10">
            <text:p>71.864</text:p>
          </table:table-cell>
          <table:table-cell office:value-type="float" office:value="53.22" table:style-name="ce10">
            <text:p>53.22</text:p>
          </table:table-cell>
          <table:table-cell office:value-type="float" office:value="43.878" table:style-name="ce10">
            <text:p>43.878</text:p>
          </table:table-cell>
          <table:table-cell office:value-type="float" office:value="39.590000000000003" table:style-name="ce10">
            <text:p>39.59</text:p>
          </table:table-cell>
          <table:table-cell office:value-type="float" office:value="33.22" table:style-name="ce10">
            <text:p>33.22</text:p>
          </table:table-cell>
          <table:table-cell office:value-type="float" office:value="15.305999999999999" table:style-name="ce10">
            <text:p>15.306</text:p>
          </table:table-cell>
          <table:table-cell office:value-type="float" office:value="18.367000000000001" table:style-name="ce10">
            <text:p>18.367</text:p>
          </table:table-cell>
          <table:table-cell office:value-type="float" office:value="41.356000000000002" table:style-name="ce10">
            <text:p>41.356</text:p>
          </table:table-cell>
          <table:table-cell office:value-type="float" office:value="28.425000000000001" table:style-name="ce10">
            <text:p>28.425</text:p>
          </table:table-cell>
          <table:table-cell office:value-type="float" office:value="33.898000000000003" table:style-name="ce10">
            <text:p>33.898</text:p>
          </table:table-cell>
          <table:table-cell office:value-type="float" office:value="48.311" table:style-name="ce10">
            <text:p>48.311</text:p>
          </table:table-cell>
          <table:table-cell office:value-type="float" office:value="52.365000000000002" table:style-name="ce10">
            <text:p>52.365</text:p>
          </table:table-cell>
          <table:table-cell office:value-type="float" office:value="39.661000000000001" table:style-name="ce10">
            <text:p>39.661</text:p>
          </table:table-cell>
          <table:table-cell office:value-type="float" office:value="38.176000000000002" table:style-name="ce10">
            <text:p>38.176</text:p>
          </table:table-cell>
          <table:table-cell office:value-type="float" office:value="38.514000000000003" table:style-name="ce10">
            <text:p>38.514</text:p>
          </table:table-cell>
          <table:table-cell office:value-type="float" office:value="32.770000000000003" table:style-name="ce10">
            <text:p>32.77</text:p>
          </table:table-cell>
          <table:table-cell office:value-type="float" office:value="20.27" table:style-name="ce10">
            <text:p>20.27</text:p>
          </table:table-cell>
          <table:table-cell office:value-type="float" office:value="88.513999999999996" table:style-name="ce10">
            <text:p>88.514</text:p>
          </table:table-cell>
          <table:table-cell office:value-type="float" office:value="57.77" table:style-name="ce10">
            <text:p>57.77</text:p>
          </table:table-cell>
          <table:table-cell office:value-type="float" office:value="58.783999999999999" table:style-name="ce10">
            <text:p>58.784</text:p>
          </table:table-cell>
          <table:table-cell office:value-type="float" office:value="60.268999999999998" table:style-name="ce10">
            <text:p>60.269</text:p>
          </table:table-cell>
          <table:table-cell office:value-type="float" office:value="70.945999999999998" table:style-name="ce10">
            <text:p>70.946</text:p>
          </table:table-cell>
          <table:table-cell office:value-type="float" office:value="50" table:style-name="ce10">
            <text:p>50</text:p>
          </table:table-cell>
          <table:table-cell office:value-type="float" office:value="38.776000000000003" table:style-name="ce10">
            <text:p>38.776</text:p>
          </table:table-cell>
          <table:table-cell office:value-type="float" office:value="79.73" table:style-name="ce10">
            <text:p>79.73</text:p>
          </table:table-cell>
          <table:table-cell office:value-type="float" office:value="20.608000000000001" table:style-name="ce10">
            <text:p>20.608</text:p>
          </table:table-cell>
          <table:table-cell office:value-type="float" office:value="83.445999999999998" table:style-name="ce10">
            <text:p>83.446</text:p>
          </table:table-cell>
          <table:table-cell office:value-type="float" office:value="87.162000000000006" table:style-name="ce10">
            <text:p>87.162</text:p>
          </table:table-cell>
          <table:table-cell office:value-type="float" office:value="92.542000000000002" table:style-name="ce10">
            <text:p>92.542</text:p>
          </table:table-cell>
          <table:table-cell office:value-type="float" office:value="68.135999999999996" table:style-name="ce10">
            <text:p>68.136</text:p>
          </table:table-cell>
          <table:table-cell office:value-type="float" office:value="47.781999999999996" table:style-name="ce10">
            <text:p>47.782</text:p>
          </table:table-cell>
          <table:table-cell office:value-type="float" office:value="62.033999999999999" table:style-name="ce10">
            <text:p>62.034</text:p>
          </table:table-cell>
          <table:table-cell office:value-type="float" office:value="30.405000000000001" table:style-name="ce10">
            <text:p>30.405</text:p>
          </table:table-cell>
          <table:table-cell office:value-type="float" office:value="7.8230000000000004" table:style-name="ce10">
            <text:p>7.823</text:p>
          </table:table-cell>
          <table:table-cell office:value-type="float" office:value="11.565" table:style-name="ce10">
            <text:p>11.565</text:p>
          </table:table-cell>
          <table:table-cell office:value-type="float" office:value="30.611999999999998" table:style-name="ce10">
            <text:p>30.612</text:p>
          </table:table-cell>
          <table:table-cell office:value-type="float" office:value="50" table:style-name="ce10">
            <text:p>50</text:p>
          </table:table-cell>
          <table:table-cell office:value-type="float" office:value="7.4580000000000002" table:style-name="ce10">
            <text:p>7.458</text:p>
          </table:table-cell>
          <table:table-cell office:value-type="float" office:value="95.254000000000005" table:style-name="ce10">
            <text:p>95.254</text:p>
          </table:table-cell>
          <table:table-cell office:value-type="float" office:value="71.959000000000003" table:style-name="ce10">
            <text:p>71.959</text:p>
          </table:table-cell>
          <table:table-cell office:value-type="float" office:value="70.846999999999994" table:style-name="ce10">
            <text:p>70.847</text:p>
          </table:table-cell>
          <table:table-cell office:value-type="float" office:value="7.0949999999999998" table:style-name="ce10">
            <text:p>7.095</text:p>
          </table:table-cell>
          <table:table-cell office:value-type="float" office:value="83.784000000000006" table:style-name="ce10">
            <text:p>83.784</text:p>
          </table:table-cell>
          <table:table-cell office:value-type="float" office:value="9.1219999999999999" table:style-name="ce10">
            <text:p>9.122</text:p>
          </table:table-cell>
          <table:table-cell office:value-type="float" office:value="5.4420000000000002" table:style-name="ce10">
            <text:p>5.442</text:p>
          </table:table-cell>
          <table:table-cell office:value-type="float" office:value="86.054000000000002" table:style-name="ce10">
            <text:p>86.054</text:p>
          </table:table-cell>
          <table:table-cell office:value-type="float" office:value="8.5030000000000001" table:style-name="ce10">
            <text:p>8.503</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2.5" table:style-name="ce10">
            <text:p>62.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0.548000000000002" table:style-name="ce10">
            <text:p>70.548</text:p>
          </table:table-cell>
          <table:table-cell office:value-type="float" office:value="70.102999999999994" table:style-name="ce10">
            <text:p>70.103</text:p>
          </table:table-cell>
          <table:table-cell office:value-type="float" office:value="62.329000000000001" table:style-name="ce10">
            <text:p>62.329</text:p>
          </table:table-cell>
          <table:table-cell office:value-type="float" office:value="30.584" table:style-name="ce10">
            <text:p>30.584</text:p>
          </table:table-cell>
          <table:table-cell office:value-type="float" office:value="70.989999999999995" table:style-name="ce10">
            <text:p>70.99</text:p>
          </table:table-cell>
          <table:table-cell office:value-type="float" office:value="72.695999999999998" table:style-name="ce10">
            <text:p>72.696</text:p>
          </table:table-cell>
          <table:table-cell office:value-type="float" office:value="59.726999999999997" table:style-name="ce10">
            <text:p>59.727</text:p>
          </table:table-cell>
          <table:table-cell office:value-type="float" office:value="71.918000000000006" table:style-name="ce10">
            <text:p>71.918</text:p>
          </table:table-cell>
          <table:table-cell table:number-columns-repeated="16259"/>
        </table:table-row>
        <table:table-row table:style-name="ro5">
          <table:table-cell office:value-type="string" table:style-name="ce4">
            <text:p>SPS</text:p>
          </table:table-cell>
          <table:table-cell office:value-type="string" table:style-name="ce4">
            <text:p>Scottish Prison Service</text:p>
          </table:table-cell>
          <table:table-cell office:value-type="string" table:style-name="ce4">
            <text:p>Scottish Government</text:p>
          </table:table-cell>
          <table:table-cell table:style-name="ce4"/>
          <table:table-cell office:value-type="float" office:value="15.992000000000001" table:style-name="ce10">
            <text:p>15.992</text:p>
          </table:table-cell>
          <table:table-cell office:value-type="float" office:value="57.787999999999997" table:style-name="ce10">
            <text:p>57.788</text:p>
          </table:table-cell>
          <table:table-cell office:value-type="float" office:value="33.780999999999999" table:style-name="ce10">
            <text:p>33.781</text:p>
          </table:table-cell>
          <table:table-cell office:value-type="float" office:value="73.137" table:style-name="ce10">
            <text:p>73.137</text:p>
          </table:table-cell>
          <table:table-cell office:value-type="float" office:value="68.447000000000003" table:style-name="ce10">
            <text:p>68.447</text:p>
          </table:table-cell>
          <table:table-cell office:value-type="float" office:value="73.929000000000002" table:style-name="ce10">
            <text:p>73.929</text:p>
          </table:table-cell>
          <table:table-cell office:value-type="float" office:value="59.957999999999998" table:style-name="ce10">
            <text:p>59.958</text:p>
          </table:table-cell>
          <table:table-cell office:value-type="float" office:value="71.242999999999995" table:style-name="ce10">
            <text:p>71.243</text:p>
          </table:table-cell>
          <table:table-cell office:value-type="float" office:value="51.427" table:style-name="ce10">
            <text:p>51.427</text:p>
          </table:table-cell>
          <table:table-cell office:value-type="float" office:value="64.221000000000004" table:style-name="ce10">
            <text:p>64.221</text:p>
          </table:table-cell>
          <table:table-cell office:value-type="float" office:value="67.427000000000007" table:style-name="ce10">
            <text:p>67.427</text:p>
          </table:table-cell>
          <table:table-cell office:value-type="float" office:value="45.508000000000003" table:style-name="ce10">
            <text:p>45.508</text:p>
          </table:table-cell>
          <table:table-cell office:value-type="float" office:value="35.677" table:style-name="ce10">
            <text:p>35.677</text:p>
          </table:table-cell>
          <table:table-cell office:value-type="float" office:value="87.783000000000001" table:style-name="ce10">
            <text:p>87.783</text:p>
          </table:table-cell>
          <table:table-cell office:value-type="float" office:value="77.959999999999994" table:style-name="ce10">
            <text:p>77.96</text:p>
          </table:table-cell>
          <table:table-cell office:value-type="float" office:value="69.105000000000004" table:style-name="ce10">
            <text:p>69.105</text:p>
          </table:table-cell>
          <table:table-cell office:value-type="float" office:value="47.347999999999999" table:style-name="ce10">
            <text:p>47.348</text:p>
          </table:table-cell>
          <table:table-cell office:value-type="float" office:value="59.95" table:style-name="ce10">
            <text:p>59.95</text:p>
          </table:table-cell>
          <table:table-cell office:value-type="float" office:value="74.180999999999997" table:style-name="ce10">
            <text:p>74.181</text:p>
          </table:table-cell>
          <table:table-cell office:value-type="float" office:value="73.736999999999995" table:style-name="ce10">
            <text:p>73.737</text:p>
          </table:table-cell>
          <table:table-cell office:value-type="float" office:value="61.460999999999999" table:style-name="ce10">
            <text:p>61.461</text:p>
          </table:table-cell>
          <table:table-cell office:value-type="float" office:value="70.113" table:style-name="ce10">
            <text:p>70.113</text:p>
          </table:table-cell>
          <table:table-cell office:value-type="float" office:value="68.614999999999995" table:style-name="ce10">
            <text:p>68.615</text:p>
          </table:table-cell>
          <table:table-cell office:value-type="float" office:value="54.911999999999999" table:style-name="ce10">
            <text:p>54.912</text:p>
          </table:table-cell>
          <table:table-cell office:value-type="float" office:value="62.168999999999997" table:style-name="ce10">
            <text:p>62.169</text:p>
          </table:table-cell>
          <table:table-cell office:value-type="float" office:value="68.221999999999994" table:style-name="ce10">
            <text:p>68.222</text:p>
          </table:table-cell>
          <table:table-cell office:value-type="float" office:value="50.378999999999998" table:style-name="ce10">
            <text:p>50.379</text:p>
          </table:table-cell>
          <table:table-cell office:value-type="float" office:value="48.615000000000002" table:style-name="ce10">
            <text:p>48.615</text:p>
          </table:table-cell>
          <table:table-cell office:value-type="float" office:value="55.177" table:style-name="ce10">
            <text:p>55.177</text:p>
          </table:table-cell>
          <table:table-cell office:value-type="float" office:value="30.556000000000001" table:style-name="ce10">
            <text:p>30.556</text:p>
          </table:table-cell>
          <table:table-cell office:value-type="float" office:value="83.332999999999998" table:style-name="ce10">
            <text:p>83.333</text:p>
          </table:table-cell>
          <table:table-cell office:value-type="float" office:value="73.048000000000002" table:style-name="ce10">
            <text:p>73.048</text:p>
          </table:table-cell>
          <table:table-cell office:value-type="float" office:value="57.430999999999997" table:style-name="ce10">
            <text:p>57.431</text:p>
          </table:table-cell>
          <table:table-cell office:value-type="float" office:value="57.430999999999997" table:style-name="ce10">
            <text:p>57.431</text:p>
          </table:table-cell>
          <table:table-cell office:value-type="float" office:value="45.765000000000001" table:style-name="ce10">
            <text:p>45.765</text:p>
          </table:table-cell>
          <table:table-cell office:value-type="float" office:value="55.415999999999997" table:style-name="ce10">
            <text:p>55.416</text:p>
          </table:table-cell>
          <table:table-cell office:value-type="float" office:value="46.843000000000004" table:style-name="ce10">
            <text:p>46.843</text:p>
          </table:table-cell>
          <table:table-cell office:value-type="float" office:value="67.254000000000005" table:style-name="ce10">
            <text:p>67.254</text:p>
          </table:table-cell>
          <table:table-cell office:value-type="float" office:value="75.566999999999993" table:style-name="ce10">
            <text:p>75.567</text:p>
          </table:table-cell>
          <table:table-cell office:value-type="float" office:value="53.468000000000004" table:style-name="ce10">
            <text:p>53.468</text:p>
          </table:table-cell>
          <table:table-cell office:value-type="float" office:value="60.579000000000001" table:style-name="ce10">
            <text:p>60.579</text:p>
          </table:table-cell>
          <table:table-cell office:value-type="float" office:value="56.944000000000003" table:style-name="ce10">
            <text:p>56.944</text:p>
          </table:table-cell>
          <table:table-cell office:value-type="float" office:value="67.97" table:style-name="ce10">
            <text:p>67.97</text:p>
          </table:table-cell>
          <table:table-cell office:value-type="float" office:value="89.281000000000006" table:style-name="ce10">
            <text:p>89.281</text:p>
          </table:table-cell>
          <table:table-cell office:value-type="float" office:value="68.852000000000004" table:style-name="ce10">
            <text:p>68.852</text:p>
          </table:table-cell>
          <table:table-cell office:value-type="float" office:value="57.954999999999998" table:style-name="ce10">
            <text:p>57.955</text:p>
          </table:table-cell>
          <table:table-cell office:value-type="float" office:value="63.43" table:style-name="ce10">
            <text:p>63.43</text:p>
          </table:table-cell>
          <table:table-cell office:value-type="float" office:value="43.451000000000001" table:style-name="ce10">
            <text:p>43.451</text:p>
          </table:table-cell>
          <table:table-cell office:value-type="float" office:value="47.859000000000002" table:style-name="ce10">
            <text:p>47.859</text:p>
          </table:table-cell>
          <table:table-cell office:value-type="float" office:value="45.213999999999999" table:style-name="ce10">
            <text:p>45.214</text:p>
          </table:table-cell>
          <table:table-cell office:value-type="float" office:value="64.942999999999998" table:style-name="ce10">
            <text:p>64.943</text:p>
          </table:table-cell>
          <table:table-cell office:value-type="float" office:value="70.744" table:style-name="ce10">
            <text:p>70.744</text:p>
          </table:table-cell>
          <table:table-cell office:value-type="float" office:value="50.063000000000002" table:style-name="ce10">
            <text:p>50.063</text:p>
          </table:table-cell>
          <table:table-cell office:value-type="float" office:value="40.783000000000001" table:style-name="ce10">
            <text:p>40.783</text:p>
          </table:table-cell>
          <table:table-cell office:value-type="float" office:value="36.398000000000003" table:style-name="ce10">
            <text:p>36.398</text:p>
          </table:table-cell>
          <table:table-cell office:value-type="float" office:value="37.783000000000001" table:style-name="ce10">
            <text:p>37.783</text:p>
          </table:table-cell>
          <table:table-cell office:value-type="float" office:value="21.815999999999999" table:style-name="ce10">
            <text:p>21.816</text:p>
          </table:table-cell>
          <table:table-cell office:value-type="float" office:value="25.693000000000001" table:style-name="ce10">
            <text:p>25.693</text:p>
          </table:table-cell>
          <table:table-cell office:value-type="float" office:value="44.640999999999998" table:style-name="ce10">
            <text:p>44.641</text:p>
          </table:table-cell>
          <table:table-cell office:value-type="float" office:value="31.36" table:style-name="ce10">
            <text:p>31.36</text:p>
          </table:table-cell>
          <table:table-cell office:value-type="float" office:value="32.619999999999997" table:style-name="ce10">
            <text:p>32.62</text:p>
          </table:table-cell>
          <table:table-cell office:value-type="float" office:value="56.494" table:style-name="ce10">
            <text:p>56.494</text:p>
          </table:table-cell>
          <table:table-cell office:value-type="float" office:value="48.615000000000002" table:style-name="ce10">
            <text:p>48.615</text:p>
          </table:table-cell>
          <table:table-cell office:value-type="float" office:value="47.215000000000003" table:style-name="ce10">
            <text:p>47.215</text:p>
          </table:table-cell>
          <table:table-cell office:value-type="float" office:value="40.427999999999997" table:style-name="ce10">
            <text:p>40.428</text:p>
          </table:table-cell>
          <table:table-cell office:value-type="float" office:value="38.412999999999997" table:style-name="ce10">
            <text:p>38.413</text:p>
          </table:table-cell>
          <table:table-cell office:value-type="float" office:value="23.484999999999999" table:style-name="ce10">
            <text:p>23.485</text:p>
          </table:table-cell>
          <table:table-cell office:value-type="float" office:value="15.803000000000001" table:style-name="ce10">
            <text:p>15.803</text:p>
          </table:table-cell>
          <table:table-cell office:value-type="float" office:value="84.257000000000005" table:style-name="ce10">
            <text:p>84.257</text:p>
          </table:table-cell>
          <table:table-cell office:value-type="float" office:value="53.661999999999999" table:style-name="ce10">
            <text:p>53.662</text:p>
          </table:table-cell>
          <table:table-cell office:value-type="float" office:value="47.984999999999999" table:style-name="ce10">
            <text:p>47.985</text:p>
          </table:table-cell>
          <table:table-cell office:value-type="float" office:value="67.38" table:style-name="ce10">
            <text:p>67.38</text:p>
          </table:table-cell>
          <table:table-cell office:value-type="float" office:value="61.335000000000001" table:style-name="ce10">
            <text:p>61.335</text:p>
          </table:table-cell>
          <table:table-cell office:value-type="float" office:value="30.227" table:style-name="ce10">
            <text:p>30.227</text:p>
          </table:table-cell>
          <table:table-cell office:value-type="float" office:value="24.620999999999999" table:style-name="ce10">
            <text:p>24.621</text:p>
          </table:table-cell>
          <table:table-cell office:value-type="float" office:value="54.097999999999999" table:style-name="ce10">
            <text:p>54.098</text:p>
          </table:table-cell>
          <table:table-cell office:value-type="float" office:value="23.173999999999999" table:style-name="ce10">
            <text:p>23.174</text:p>
          </table:table-cell>
          <table:table-cell office:value-type="float" office:value="62.5" table:style-name="ce10">
            <text:p>62.5</text:p>
          </table:table-cell>
          <table:table-cell office:value-type="float" office:value="32.03" table:style-name="ce10">
            <text:p>32.03</text:p>
          </table:table-cell>
          <table:table-cell office:value-type="float" office:value="70.277000000000001" table:style-name="ce10">
            <text:p>70.277</text:p>
          </table:table-cell>
          <table:table-cell office:value-type="float" office:value="62.343000000000004" table:style-name="ce10">
            <text:p>62.343</text:p>
          </table:table-cell>
          <table:table-cell office:value-type="float" office:value="39.420999999999999" table:style-name="ce10">
            <text:p>39.421</text:p>
          </table:table-cell>
          <table:table-cell office:value-type="float" office:value="56.116" table:style-name="ce10">
            <text:p>56.116</text:p>
          </table:table-cell>
          <table:table-cell office:value-type="float" office:value="26.103000000000002" table:style-name="ce10">
            <text:p>26.103</text:p>
          </table:table-cell>
          <table:table-cell office:value-type="float" office:value="8.9870000000000001" table:style-name="ce10">
            <text:p>8.987</text:p>
          </table:table-cell>
          <table:table-cell office:value-type="float" office:value="8.2279999999999998" table:style-name="ce10">
            <text:p>8.228</text:p>
          </table:table-cell>
          <table:table-cell office:value-type="float" office:value="19.873000000000001" table:style-name="ce10">
            <text:p>19.873</text:p>
          </table:table-cell>
          <table:table-cell office:value-type="float" office:value="62.911000000000001" table:style-name="ce10">
            <text:p>62.911</text:p>
          </table:table-cell>
          <table:table-cell office:value-type="float" office:value="10.731999999999999" table:style-name="ce10">
            <text:p>10.732</text:p>
          </table:table-cell>
          <table:table-cell office:value-type="float" office:value="75.662000000000006" table:style-name="ce10">
            <text:p>75.662</text:p>
          </table:table-cell>
          <table:table-cell office:value-type="float" office:value="55.555999999999997" table:style-name="ce10">
            <text:p>55.556</text:p>
          </table:table-cell>
          <table:table-cell office:value-type="float" office:value="53.104999999999997" table:style-name="ce10">
            <text:p>53.105</text:p>
          </table:table-cell>
          <table:table-cell office:value-type="float" office:value="15.239000000000001" table:style-name="ce10">
            <text:p>15.239</text:p>
          </table:table-cell>
          <table:table-cell office:value-type="float" office:value="75.566999999999993" table:style-name="ce10">
            <text:p>75.567</text:p>
          </table:table-cell>
          <table:table-cell office:value-type="float" office:value="9.1940000000000008" table:style-name="ce10">
            <text:p>9.194</text:p>
          </table:table-cell>
          <table:table-cell office:value-type="float" office:value="15.365" table:style-name="ce10">
            <text:p>15.365</text:p>
          </table:table-cell>
          <table:table-cell office:value-type="float" office:value="76.447999999999993" table:style-name="ce10">
            <text:p>76.448</text:p>
          </table:table-cell>
          <table:table-cell office:value-type="float" office:value="8.1859999999999999" table:style-name="ce10">
            <text:p>8.186</text:p>
          </table:table-cell>
          <table:table-cell office:value-type="float" office:value="27.048999999999999" table:style-name="ce10">
            <text:p>27.049</text:p>
          </table:table-cell>
          <table:table-cell office:value-type="float" office:value="51.639000000000003" table:style-name="ce10">
            <text:p>51.639</text:p>
          </table:table-cell>
          <table:table-cell office:value-type="float" office:value="21.311" table:style-name="ce10">
            <text:p>21.311</text:p>
          </table:table-cell>
          <table:table-cell office:value-type="string" table:style-name="ce10">
            <text:p>[c]</text:p>
          </table:table-cell>
          <table:table-cell office:value-type="float" office:value="69.697000000000003" table:style-name="ce10">
            <text:p>69.697</text:p>
          </table:table-cell>
          <table:table-cell office:value-type="string" table:style-name="ce10">
            <text:p>[c]</text:p>
          </table:table-cell>
          <table:table-cell office:value-type="float" office:value="31.148" table:style-name="ce10">
            <text:p>31.148</text:p>
          </table:table-cell>
          <table:table-cell office:value-type="float" office:value="37.704999999999998" table:style-name="ce10">
            <text:p>37.705</text:p>
          </table:table-cell>
          <table:table-cell office:value-type="float" office:value="31.148" table:style-name="ce10">
            <text:p>31.148</text:p>
          </table:table-cell>
          <table:table-cell office:value-type="float" office:value="75.41" table:style-name="ce10">
            <text:p>75.41</text:p>
          </table:table-cell>
          <table:table-cell office:value-type="float" office:value="9.8360000000000003" table:style-name="ce10">
            <text:p>9.836</text:p>
          </table:table-cell>
          <table:table-cell office:value-type="float" office:value="14.754" table:style-name="ce10">
            <text:p>14.754</text:p>
          </table:table-cell>
          <table:table-cell office:value-type="float" office:value="48.484999999999999" table:style-name="ce10">
            <text:p>48.485</text:p>
          </table:table-cell>
          <table:table-cell office:value-type="string" table:style-name="ce10">
            <text:p>[c]</text:p>
          </table:table-cell>
          <table:table-cell office:value-type="string" table:style-name="ce10">
            <text:p>[c]</text:p>
          </table:table-cell>
          <table:table-cell office:value-type="float" office:value="71.879000000000005" table:style-name="ce10">
            <text:p>71.879</text:p>
          </table:table-cell>
          <table:table-cell office:value-type="float" office:value="75.631" table:style-name="ce10">
            <text:p>75.631</text:p>
          </table:table-cell>
          <table:table-cell office:value-type="float" office:value="65.992000000000004" table:style-name="ce10">
            <text:p>65.992</text:p>
          </table:table-cell>
          <table:table-cell office:value-type="float" office:value="27.904" table:style-name="ce10">
            <text:p>27.904</text:p>
          </table:table-cell>
          <table:table-cell office:value-type="float" office:value="72.727000000000004" table:style-name="ce10">
            <text:p>72.727</text:p>
          </table:table-cell>
          <table:table-cell office:value-type="float" office:value="75.757999999999996" table:style-name="ce10">
            <text:p>75.758</text:p>
          </table:table-cell>
          <table:table-cell office:value-type="float" office:value="45.96" table:style-name="ce10">
            <text:p>45.96</text:p>
          </table:table-cell>
          <table:table-cell office:value-type="float" office:value="25.283999999999999" table:style-name="ce10">
            <text:p>25.284</text:p>
          </table:table-cell>
          <table:table-cell table:number-columns-repeated="16259"/>
        </table:table-row>
        <table:table-row table:style-name="ro5">
          <table:table-cell office:value-type="string" table:style-name="ce4">
            <text:p>SSS</text:p>
          </table:table-cell>
          <table:table-cell office:value-type="string" table:style-name="ce4">
            <text:p>Social Security Scotland</text:p>
          </table:table-cell>
          <table:table-cell office:value-type="string" table:style-name="ce4">
            <text:p>Scottish Government</text:p>
          </table:table-cell>
          <table:table-cell table:style-name="ce4"/>
          <table:table-cell office:value-type="float" office:value="60.994" table:style-name="ce10">
            <text:p>60.994</text:p>
          </table:table-cell>
          <table:table-cell office:value-type="float" office:value="65.277000000000001" table:style-name="ce10">
            <text:p>65.277</text:p>
          </table:table-cell>
          <table:table-cell office:value-type="float" office:value="26.465" table:style-name="ce10">
            <text:p>26.465</text:p>
          </table:table-cell>
          <table:table-cell office:value-type="float" office:value="75.253" table:style-name="ce10">
            <text:p>75.253</text:p>
          </table:table-cell>
          <table:table-cell office:value-type="float" office:value="72.427999999999997" table:style-name="ce10">
            <text:p>72.428</text:p>
          </table:table-cell>
          <table:table-cell office:value-type="float" office:value="87.915999999999997" table:style-name="ce10">
            <text:p>87.916</text:p>
          </table:table-cell>
          <table:table-cell office:value-type="float" office:value="81.328999999999994" table:style-name="ce10">
            <text:p>81.329</text:p>
          </table:table-cell>
          <table:table-cell office:value-type="float" office:value="84.759" table:style-name="ce10">
            <text:p>84.759</text:p>
          </table:table-cell>
          <table:table-cell office:value-type="float" office:value="53.966999999999999" table:style-name="ce10">
            <text:p>53.967</text:p>
          </table:table-cell>
          <table:table-cell office:value-type="float" office:value="81.156000000000006" table:style-name="ce10">
            <text:p>81.156</text:p>
          </table:table-cell>
          <table:table-cell office:value-type="float" office:value="74.313000000000002" table:style-name="ce10">
            <text:p>74.313</text:p>
          </table:table-cell>
          <table:table-cell office:value-type="float" office:value="63.787999999999997" table:style-name="ce10">
            <text:p>63.788</text:p>
          </table:table-cell>
          <table:table-cell office:value-type="float" office:value="45.128999999999998" table:style-name="ce10">
            <text:p>45.129</text:p>
          </table:table-cell>
          <table:table-cell office:value-type="float" office:value="89.878" table:style-name="ce10">
            <text:p>89.878</text:p>
          </table:table-cell>
          <table:table-cell office:value-type="float" office:value="80.715000000000003" table:style-name="ce10">
            <text:p>80.715</text:p>
          </table:table-cell>
          <table:table-cell office:value-type="float" office:value="76.623000000000005" table:style-name="ce10">
            <text:p>76.623</text:p>
          </table:table-cell>
          <table:table-cell office:value-type="float" office:value="45.451000000000001" table:style-name="ce10">
            <text:p>45.451</text:p>
          </table:table-cell>
          <table:table-cell office:value-type="float" office:value="69.424000000000007" table:style-name="ce10">
            <text:p>69.424</text:p>
          </table:table-cell>
          <table:table-cell office:value-type="float" office:value="87.581000000000003" table:style-name="ce10">
            <text:p>87.581</text:p>
          </table:table-cell>
          <table:table-cell office:value-type="float" office:value="88.230999999999995" table:style-name="ce10">
            <text:p>88.231</text:p>
          </table:table-cell>
          <table:table-cell office:value-type="float" office:value="80.649000000000001" table:style-name="ce10">
            <text:p>80.649</text:p>
          </table:table-cell>
          <table:table-cell office:value-type="float" office:value="90.531999999999996" table:style-name="ce10">
            <text:p>90.532</text:p>
          </table:table-cell>
          <table:table-cell office:value-type="float" office:value="84.384" table:style-name="ce10">
            <text:p>84.384</text:p>
          </table:table-cell>
          <table:table-cell office:value-type="float" office:value="76.554000000000002" table:style-name="ce10">
            <text:p>76.554</text:p>
          </table:table-cell>
          <table:table-cell office:value-type="float" office:value="82.183000000000007" table:style-name="ce10">
            <text:p>82.183</text:p>
          </table:table-cell>
          <table:table-cell office:value-type="float" office:value="86.033000000000001" table:style-name="ce10">
            <text:p>86.033</text:p>
          </table:table-cell>
          <table:table-cell office:value-type="float" office:value="80.186999999999998" table:style-name="ce10">
            <text:p>80.187</text:p>
          </table:table-cell>
          <table:table-cell office:value-type="float" office:value="74.653999999999996" table:style-name="ce10">
            <text:p>74.654</text:p>
          </table:table-cell>
          <table:table-cell office:value-type="float" office:value="76.679000000000002" table:style-name="ce10">
            <text:p>76.679</text:p>
          </table:table-cell>
          <table:table-cell office:value-type="float" office:value="42.219000000000001" table:style-name="ce10">
            <text:p>42.219</text:p>
          </table:table-cell>
          <table:table-cell office:value-type="float" office:value="91.433000000000007" table:style-name="ce10">
            <text:p>91.433</text:p>
          </table:table-cell>
          <table:table-cell office:value-type="float" office:value="88.581999999999994" table:style-name="ce10">
            <text:p>88.582</text:p>
          </table:table-cell>
          <table:table-cell office:value-type="float" office:value="74.28" table:style-name="ce10">
            <text:p>74.28</text:p>
          </table:table-cell>
          <table:table-cell office:value-type="float" office:value="67.275999999999996" table:style-name="ce10">
            <text:p>67.276</text:p>
          </table:table-cell>
          <table:table-cell office:value-type="float" office:value="52.377000000000002" table:style-name="ce10">
            <text:p>52.377</text:p>
          </table:table-cell>
          <table:table-cell office:value-type="float" office:value="53.03" table:style-name="ce10">
            <text:p>53.03</text:p>
          </table:table-cell>
          <table:table-cell office:value-type="float" office:value="43.124000000000002" table:style-name="ce10">
            <text:p>43.124</text:p>
          </table:table-cell>
          <table:table-cell office:value-type="float" office:value="85.128" table:style-name="ce10">
            <text:p>85.128</text:p>
          </table:table-cell>
          <table:table-cell office:value-type="float" office:value="89.837000000000003" table:style-name="ce10">
            <text:p>89.837</text:p>
          </table:table-cell>
          <table:table-cell office:value-type="float" office:value="70.858999999999995" table:style-name="ce10">
            <text:p>70.859</text:p>
          </table:table-cell>
          <table:table-cell office:value-type="float" office:value="78.724999999999994" table:style-name="ce10">
            <text:p>78.725</text:p>
          </table:table-cell>
          <table:table-cell office:value-type="float" office:value="60.332999999999998" table:style-name="ce10">
            <text:p>60.333</text:p>
          </table:table-cell>
          <table:table-cell office:value-type="float" office:value="75.772000000000006" table:style-name="ce10">
            <text:p>75.772</text:p>
          </table:table-cell>
          <table:table-cell office:value-type="float" office:value="89.51" table:style-name="ce10">
            <text:p>89.51</text:p>
          </table:table-cell>
          <table:table-cell office:value-type="float" office:value="66.599000000000004" table:style-name="ce10">
            <text:p>66.599</text:p>
          </table:table-cell>
          <table:table-cell office:value-type="float" office:value="70.552000000000007" table:style-name="ce10">
            <text:p>70.552</text:p>
          </table:table-cell>
          <table:table-cell office:value-type="float" office:value="83.164000000000001" table:style-name="ce10">
            <text:p>83.164</text:p>
          </table:table-cell>
          <table:table-cell office:value-type="float" office:value="61.389000000000003" table:style-name="ce10">
            <text:p>61.389</text:p>
          </table:table-cell>
          <table:table-cell office:value-type="float" office:value="69.659000000000006" table:style-name="ce10">
            <text:p>69.659</text:p>
          </table:table-cell>
          <table:table-cell office:value-type="float" office:value="60.292999999999999" table:style-name="ce10">
            <text:p>60.293</text:p>
          </table:table-cell>
          <table:table-cell office:value-type="float" office:value="71.486999999999995" table:style-name="ce10">
            <text:p>71.487</text:p>
          </table:table-cell>
          <table:table-cell office:value-type="float" office:value="68.546999999999997" table:style-name="ce10">
            <text:p>68.547</text:p>
          </table:table-cell>
          <table:table-cell office:value-type="float" office:value="59.893999999999998" table:style-name="ce10">
            <text:p>59.894</text:p>
          </table:table-cell>
          <table:table-cell office:value-type="float" office:value="54.331000000000003" table:style-name="ce10">
            <text:p>54.331</text:p>
          </table:table-cell>
          <table:table-cell office:value-type="float" office:value="47.761000000000003" table:style-name="ce10">
            <text:p>47.761</text:p>
          </table:table-cell>
          <table:table-cell office:value-type="float" office:value="46.22" table:style-name="ce10">
            <text:p>46.22</text:p>
          </table:table-cell>
          <table:table-cell office:value-type="float" office:value="26.806999999999999" table:style-name="ce10">
            <text:p>26.807</text:p>
          </table:table-cell>
          <table:table-cell office:value-type="float" office:value="34.551000000000002" table:style-name="ce10">
            <text:p>34.551</text:p>
          </table:table-cell>
          <table:table-cell office:value-type="float" office:value="55.414999999999999" table:style-name="ce10">
            <text:p>55.415</text:p>
          </table:table-cell>
          <table:table-cell office:value-type="float" office:value="32.305" table:style-name="ce10">
            <text:p>32.305</text:p>
          </table:table-cell>
          <table:table-cell office:value-type="float" office:value="48.923000000000002" table:style-name="ce10">
            <text:p>48.923</text:p>
          </table:table-cell>
          <table:table-cell office:value-type="float" office:value="65.747" table:style-name="ce10">
            <text:p>65.747</text:p>
          </table:table-cell>
          <table:table-cell office:value-type="float" office:value="68.643000000000001" table:style-name="ce10">
            <text:p>68.643</text:p>
          </table:table-cell>
          <table:table-cell office:value-type="float" office:value="47.289000000000001" table:style-name="ce10">
            <text:p>47.289</text:p>
          </table:table-cell>
          <table:table-cell office:value-type="float" office:value="58.91" table:style-name="ce10">
            <text:p>58.91</text:p>
          </table:table-cell>
          <table:table-cell office:value-type="float" office:value="56.499000000000002" table:style-name="ce10">
            <text:p>56.499</text:p>
          </table:table-cell>
          <table:table-cell office:value-type="float" office:value="42.247999999999998" table:style-name="ce10">
            <text:p>42.248</text:p>
          </table:table-cell>
          <table:table-cell office:value-type="float" office:value="31.26" table:style-name="ce10">
            <text:p>31.26</text:p>
          </table:table-cell>
          <table:table-cell office:value-type="float" office:value="88.19" table:style-name="ce10">
            <text:p>88.19</text:p>
          </table:table-cell>
          <table:table-cell office:value-type="float" office:value="66.775000000000006" table:style-name="ce10">
            <text:p>66.775</text:p>
          </table:table-cell>
          <table:table-cell office:value-type="float" office:value="74.867999999999995" table:style-name="ce10">
            <text:p>74.868</text:p>
          </table:table-cell>
          <table:table-cell office:value-type="float" office:value="73.822999999999993" table:style-name="ce10">
            <text:p>73.823</text:p>
          </table:table-cell>
          <table:table-cell office:value-type="float" office:value="80.787999999999997" table:style-name="ce10">
            <text:p>80.788</text:p>
          </table:table-cell>
          <table:table-cell office:value-type="float" office:value="57.095999999999997" table:style-name="ce10">
            <text:p>57.096</text:p>
          </table:table-cell>
          <table:table-cell office:value-type="float" office:value="45.606000000000002" table:style-name="ce10">
            <text:p>45.606</text:p>
          </table:table-cell>
          <table:table-cell office:value-type="float" office:value="83.394000000000005" table:style-name="ce10">
            <text:p>83.394</text:p>
          </table:table-cell>
          <table:table-cell office:value-type="float" office:value="23.963999999999999" table:style-name="ce10">
            <text:p>23.964</text:p>
          </table:table-cell>
          <table:table-cell office:value-type="float" office:value="90.71" table:style-name="ce10">
            <text:p>90.71</text:p>
          </table:table-cell>
          <table:table-cell office:value-type="float" office:value="53.856000000000002" table:style-name="ce10">
            <text:p>53.856</text:p>
          </table:table-cell>
          <table:table-cell office:value-type="float" office:value="93.787999999999997" table:style-name="ce10">
            <text:p>93.788</text:p>
          </table:table-cell>
          <table:table-cell office:value-type="float" office:value="67.372" table:style-name="ce10">
            <text:p>67.372</text:p>
          </table:table-cell>
          <table:table-cell office:value-type="float" office:value="60.78" table:style-name="ce10">
            <text:p>60.78</text:p>
          </table:table-cell>
          <table:table-cell office:value-type="float" office:value="83.022000000000006" table:style-name="ce10">
            <text:p>83.022</text:p>
          </table:table-cell>
          <table:table-cell office:value-type="float" office:value="45.915999999999997" table:style-name="ce10">
            <text:p>45.916</text:p>
          </table:table-cell>
          <table:table-cell office:value-type="float" office:value="4.9550000000000001" table:style-name="ce10">
            <text:p>4.955</text:p>
          </table:table-cell>
          <table:table-cell office:value-type="float" office:value="11.250999999999999" table:style-name="ce10">
            <text:p>11.251</text:p>
          </table:table-cell>
          <table:table-cell office:value-type="float" office:value="26.645" table:style-name="ce10">
            <text:p>26.645</text:p>
          </table:table-cell>
          <table:table-cell office:value-type="float" office:value="57.149000000000001" table:style-name="ce10">
            <text:p>57.149</text:p>
          </table:table-cell>
          <table:table-cell office:value-type="float" office:value="9.6790000000000003" table:style-name="ce10">
            <text:p>9.679</text:p>
          </table:table-cell>
          <table:table-cell office:value-type="float" office:value="96.019000000000005" table:style-name="ce10">
            <text:p>96.019</text:p>
          </table:table-cell>
          <table:table-cell office:value-type="float" office:value="69.143000000000001" table:style-name="ce10">
            <text:p>69.143</text:p>
          </table:table-cell>
          <table:table-cell office:value-type="float" office:value="77.299000000000007" table:style-name="ce10">
            <text:p>77.299</text:p>
          </table:table-cell>
          <table:table-cell office:value-type="float" office:value="8.1980000000000004" table:style-name="ce10">
            <text:p>8.198</text:p>
          </table:table-cell>
          <table:table-cell office:value-type="float" office:value="84.942999999999998" table:style-name="ce10">
            <text:p>84.943</text:p>
          </table:table-cell>
          <table:table-cell office:value-type="float" office:value="6.859" table:style-name="ce10">
            <text:p>6.859</text:p>
          </table:table-cell>
          <table:table-cell office:value-type="float" office:value="6.09" table:style-name="ce10">
            <text:p>6.09</text:p>
          </table:table-cell>
          <table:table-cell office:value-type="float" office:value="88.875" table:style-name="ce10">
            <text:p>88.875</text:p>
          </table:table-cell>
          <table:table-cell office:value-type="float" office:value="5.0350000000000001" table:style-name="ce10">
            <text:p>5.035</text:p>
          </table:table-cell>
          <table:table-cell office:value-type="float" office:value="37.332999999999998" table:style-name="ce10">
            <text:p>37.333</text:p>
          </table:table-cell>
          <table:table-cell office:value-type="float" office:value="50" table:style-name="ce10">
            <text:p>50</text:p>
          </table:table-cell>
          <table:table-cell office:value-type="float" office:value="12.667" table:style-name="ce10">
            <text:p>12.667</text:p>
          </table:table-cell>
          <table:table-cell office:value-type="string" table:style-name="ce10">
            <text:p>[c]</text:p>
          </table:table-cell>
          <table:table-cell office:value-type="float" office:value="60.713999999999999" table:style-name="ce10">
            <text:p>60.714</text:p>
          </table:table-cell>
          <table:table-cell office:value-type="string" table:style-name="ce10">
            <text:p>[c]</text:p>
          </table:table-cell>
          <table:table-cell office:value-type="float" office:value="44" table:style-name="ce10">
            <text:p>44</text:p>
          </table:table-cell>
          <table:table-cell office:value-type="float" office:value="31.332999999999998" table:style-name="ce10">
            <text:p>31.333</text:p>
          </table:table-cell>
          <table:table-cell office:value-type="float" office:value="24.667000000000002" table:style-name="ce10">
            <text:p>24.667</text:p>
          </table:table-cell>
          <table:table-cell office:value-type="float" office:value="60.402999999999999" table:style-name="ce10">
            <text:p>60.403</text:p>
          </table:table-cell>
          <table:table-cell office:value-type="float" office:value="21.477" table:style-name="ce10">
            <text:p>21.477</text:p>
          </table:table-cell>
          <table:table-cell office:value-type="float" office:value="18.120999999999999" table:style-name="ce10">
            <text:p>18.121</text:p>
          </table:table-cell>
          <table:table-cell office:value-type="float" office:value="33.929000000000002" table:style-name="ce10">
            <text:p>33.929</text:p>
          </table:table-cell>
          <table:table-cell office:value-type="float" office:value="48.213999999999999" table:style-name="ce10">
            <text:p>48.214</text:p>
          </table:table-cell>
          <table:table-cell office:value-type="float" office:value="17.856999999999999" table:style-name="ce10">
            <text:p>17.857</text:p>
          </table:table-cell>
          <table:table-cell office:value-type="float" office:value="68.650999999999996" table:style-name="ce10">
            <text:p>68.651</text:p>
          </table:table-cell>
          <table:table-cell office:value-type="float" office:value="72.700999999999993" table:style-name="ce10">
            <text:p>72.701</text:p>
          </table:table-cell>
          <table:table-cell office:value-type="float" office:value="61.372" table:style-name="ce10">
            <text:p>61.372</text:p>
          </table:table-cell>
          <table:table-cell office:value-type="float" office:value="37.158000000000001" table:style-name="ce10">
            <text:p>37.158</text:p>
          </table:table-cell>
          <table:table-cell office:value-type="float" office:value="68.938999999999993" table:style-name="ce10">
            <text:p>68.939</text:p>
          </table:table-cell>
          <table:table-cell office:value-type="float" office:value="66.259" table:style-name="ce10">
            <text:p>66.259</text:p>
          </table:table-cell>
          <table:table-cell office:value-type="float" office:value="72.274000000000001" table:style-name="ce10">
            <text:p>72.274</text:p>
          </table:table-cell>
          <table:table-cell office:value-type="float" office:value="77.686999999999998" table:style-name="ce10">
            <text:p>77.687</text:p>
          </table:table-cell>
          <table:table-cell table:number-columns-repeated="16259"/>
        </table:table-row>
        <table:table-row table:style-name="ro6">
          <table:table-cell office:value-type="string" table:style-name="ce4">
            <text:p>SWNIO</text:p>
          </table:table-cell>
          <table:table-cell office:value-type="string" table:style-name="ce4">
            <text:p>Scotland, Wales and Northern Ireland Offices, and the Office of the Advocate General</text:p>
          </table:table-cell>
          <table:table-cell office:value-type="string" table:style-name="ce4">
            <text:p>Territorial Offices</text:p>
          </table:table-cell>
          <table:table-cell office:value-type="string" table:style-name="ce4">
            <text:p>[note 9]</text:p>
          </table:table-cell>
          <table:table-cell office:value-type="float" office:value="77.838999999999999" table:style-name="ce10">
            <text:p>77.839</text:p>
          </table:table-cell>
          <table:table-cell office:value-type="float" office:value="68.584000000000003" table:style-name="ce10">
            <text:p>68.584</text:p>
          </table:table-cell>
          <table:table-cell office:value-type="float" office:value="25.745000000000001" table:style-name="ce10">
            <text:p>25.745</text:p>
          </table:table-cell>
          <table:table-cell office:value-type="float" office:value="75.364999999999995" table:style-name="ce10">
            <text:p>75.365</text:p>
          </table:table-cell>
          <table:table-cell office:value-type="float" office:value="79.430999999999997" table:style-name="ce10">
            <text:p>79.431</text:p>
          </table:table-cell>
          <table:table-cell office:value-type="float" office:value="80.427000000000007" table:style-name="ce10">
            <text:p>80.427</text:p>
          </table:table-cell>
          <table:table-cell office:value-type="float" office:value="77.055999999999997" table:style-name="ce10">
            <text:p>77.056</text:p>
          </table:table-cell>
          <table:table-cell office:value-type="float" office:value="85.290999999999997" table:style-name="ce10">
            <text:p>85.291</text:p>
          </table:table-cell>
          <table:table-cell office:value-type="float" office:value="55.427" table:style-name="ce10">
            <text:p>55.427</text:p>
          </table:table-cell>
          <table:table-cell office:value-type="float" office:value="80.783000000000001" table:style-name="ce10">
            <text:p>80.783</text:p>
          </table:table-cell>
          <table:table-cell office:value-type="float" office:value="75.682000000000002" table:style-name="ce10">
            <text:p>75.682</text:p>
          </table:table-cell>
          <table:table-cell office:value-type="float" office:value="37.841000000000001" table:style-name="ce10">
            <text:p>37.841</text:p>
          </table:table-cell>
          <table:table-cell office:value-type="float" office:value="56.92" table:style-name="ce10">
            <text:p>56.92</text:p>
          </table:table-cell>
          <table:table-cell office:value-type="float" office:value="92.5" table:style-name="ce10">
            <text:p>92.5</text:p>
          </table:table-cell>
          <table:table-cell office:value-type="float" office:value="82.206000000000003" table:style-name="ce10">
            <text:p>82.206</text:p>
          </table:table-cell>
          <table:table-cell office:value-type="float" office:value="78.647999999999996" table:style-name="ce10">
            <text:p>78.648</text:p>
          </table:table-cell>
          <table:table-cell office:value-type="float" office:value="63.701000000000001" table:style-name="ce10">
            <text:p>63.701</text:p>
          </table:table-cell>
          <table:table-cell office:value-type="float" office:value="80.070999999999998" table:style-name="ce10">
            <text:p>80.071</text:p>
          </table:table-cell>
          <table:table-cell office:value-type="float" office:value="77.224000000000004" table:style-name="ce10">
            <text:p>77.224</text:p>
          </table:table-cell>
          <table:table-cell office:value-type="float" office:value="83.63" table:style-name="ce10">
            <text:p>83.63</text:p>
          </table:table-cell>
          <table:table-cell office:value-type="float" office:value="72.242000000000004" table:style-name="ce10">
            <text:p>72.242</text:p>
          </table:table-cell>
          <table:table-cell office:value-type="float" office:value="92.5" table:style-name="ce10">
            <text:p>92.5</text:p>
          </table:table-cell>
          <table:table-cell office:value-type="float" office:value="87.9" table:style-name="ce10">
            <text:p>87.9</text:p>
          </table:table-cell>
          <table:table-cell office:value-type="float" office:value="75.444999999999993" table:style-name="ce10">
            <text:p>75.445</text:p>
          </table:table-cell>
          <table:table-cell office:value-type="float" office:value="78.570999999999998" table:style-name="ce10">
            <text:p>78.571</text:p>
          </table:table-cell>
          <table:table-cell office:value-type="float" office:value="83.63" table:style-name="ce10">
            <text:p>83.63</text:p>
          </table:table-cell>
          <table:table-cell office:value-type="float" office:value="68.326999999999998" table:style-name="ce10">
            <text:p>68.327</text:p>
          </table:table-cell>
          <table:table-cell office:value-type="float" office:value="62.143000000000001" table:style-name="ce10">
            <text:p>62.143</text:p>
          </table:table-cell>
          <table:table-cell office:value-type="float" office:value="72.5" table:style-name="ce10">
            <text:p>72.5</text:p>
          </table:table-cell>
          <table:table-cell office:value-type="float" office:value="59.075000000000003" table:style-name="ce10">
            <text:p>59.075</text:p>
          </table:table-cell>
          <table:table-cell office:value-type="float" office:value="91.459000000000003" table:style-name="ce10">
            <text:p>91.459</text:p>
          </table:table-cell>
          <table:table-cell office:value-type="float" office:value="85.765000000000001" table:style-name="ce10">
            <text:p>85.765</text:p>
          </table:table-cell>
          <table:table-cell office:value-type="float" office:value="78.647999999999996" table:style-name="ce10">
            <text:p>78.648</text:p>
          </table:table-cell>
          <table:table-cell office:value-type="float" office:value="70.819000000000003" table:style-name="ce10">
            <text:p>70.819</text:p>
          </table:table-cell>
          <table:table-cell office:value-type="float" office:value="53.024999999999999" table:style-name="ce10">
            <text:p>53.025</text:p>
          </table:table-cell>
          <table:table-cell office:value-type="float" office:value="45.906999999999996" table:style-name="ce10">
            <text:p>45.907</text:p>
          </table:table-cell>
          <table:table-cell office:value-type="float" office:value="51.957000000000001" table:style-name="ce10">
            <text:p>51.957</text:p>
          </table:table-cell>
          <table:table-cell office:value-type="float" office:value="83.153999999999996" table:style-name="ce10">
            <text:p>83.154</text:p>
          </table:table-cell>
          <table:table-cell office:value-type="float" office:value="87.9" table:style-name="ce10">
            <text:p>87.9</text:p>
          </table:table-cell>
          <table:table-cell office:value-type="float" office:value="72.242000000000004" table:style-name="ce10">
            <text:p>72.242</text:p>
          </table:table-cell>
          <table:table-cell office:value-type="float" office:value="80.070999999999998" table:style-name="ce10">
            <text:p>80.071</text:p>
          </table:table-cell>
          <table:table-cell office:value-type="float" office:value="71.174000000000007" table:style-name="ce10">
            <text:p>71.174</text:p>
          </table:table-cell>
          <table:table-cell office:value-type="float" office:value="73.31" table:style-name="ce10">
            <text:p>73.31</text:p>
          </table:table-cell>
          <table:table-cell office:value-type="float" office:value="90.747" table:style-name="ce10">
            <text:p>90.747</text:p>
          </table:table-cell>
          <table:table-cell office:value-type="float" office:value="81.138999999999996" table:style-name="ce10">
            <text:p>81.139</text:p>
          </table:table-cell>
          <table:table-cell office:value-type="float" office:value="63.344999999999999" table:style-name="ce10">
            <text:p>63.345</text:p>
          </table:table-cell>
          <table:table-cell office:value-type="float" office:value="74.376999999999995" table:style-name="ce10">
            <text:p>74.377</text:p>
          </table:table-cell>
          <table:table-cell office:value-type="float" office:value="39.857999999999997" table:style-name="ce10">
            <text:p>39.858</text:p>
          </table:table-cell>
          <table:table-cell office:value-type="float" office:value="43.369" table:style-name="ce10">
            <text:p>43.369</text:p>
          </table:table-cell>
          <table:table-cell office:value-type="float" office:value="30.248999999999999" table:style-name="ce10">
            <text:p>30.249</text:p>
          </table:table-cell>
          <table:table-cell office:value-type="float" office:value="56.429000000000002" table:style-name="ce10">
            <text:p>56.429</text:p>
          </table:table-cell>
          <table:table-cell office:value-type="float" office:value="63.570999999999998" table:style-name="ce10">
            <text:p>63.571</text:p>
          </table:table-cell>
          <table:table-cell office:value-type="float" office:value="76.429000000000002" table:style-name="ce10">
            <text:p>76.429</text:p>
          </table:table-cell>
          <table:table-cell office:value-type="float" office:value="66.191999999999993" table:style-name="ce10">
            <text:p>66.192</text:p>
          </table:table-cell>
          <table:table-cell office:value-type="float" office:value="56.070999999999998" table:style-name="ce10">
            <text:p>56.071</text:p>
          </table:table-cell>
          <table:table-cell office:value-type="float" office:value="58.363" table:style-name="ce10">
            <text:p>58.363</text:p>
          </table:table-cell>
          <table:table-cell office:value-type="float" office:value="40.569000000000003" table:style-name="ce10">
            <text:p>40.569</text:p>
          </table:table-cell>
          <table:table-cell office:value-type="float" office:value="47.331000000000003" table:style-name="ce10">
            <text:p>47.331</text:p>
          </table:table-cell>
          <table:table-cell office:value-type="float" office:value="63.344999999999999" table:style-name="ce10">
            <text:p>63.345</text:p>
          </table:table-cell>
          <table:table-cell office:value-type="float" office:value="48.399000000000001" table:style-name="ce10">
            <text:p>48.399</text:p>
          </table:table-cell>
          <table:table-cell office:value-type="float" office:value="55.515999999999998" table:style-name="ce10">
            <text:p>55.516</text:p>
          </table:table-cell>
          <table:table-cell office:value-type="float" office:value="70.819000000000003" table:style-name="ce10">
            <text:p>70.819</text:p>
          </table:table-cell>
          <table:table-cell office:value-type="float" office:value="68.213999999999999" table:style-name="ce10">
            <text:p>68.214</text:p>
          </table:table-cell>
          <table:table-cell office:value-type="float" office:value="62.633000000000003" table:style-name="ce10">
            <text:p>62.633</text:p>
          </table:table-cell>
          <table:table-cell office:value-type="float" office:value="67.143000000000001" table:style-name="ce10">
            <text:p>67.143</text:p>
          </table:table-cell>
          <table:table-cell office:value-type="float" office:value="62.633000000000003" table:style-name="ce10">
            <text:p>62.633</text:p>
          </table:table-cell>
          <table:table-cell office:value-type="float" office:value="50.533999999999999" table:style-name="ce10">
            <text:p>50.534</text:p>
          </table:table-cell>
          <table:table-cell office:value-type="float" office:value="38.078000000000003" table:style-name="ce10">
            <text:p>38.078</text:p>
          </table:table-cell>
          <table:table-cell office:value-type="float" office:value="90.036000000000001" table:style-name="ce10">
            <text:p>90.036</text:p>
          </table:table-cell>
          <table:table-cell office:value-type="float" office:value="80.070999999999998" table:style-name="ce10">
            <text:p>80.071</text:p>
          </table:table-cell>
          <table:table-cell office:value-type="float" office:value="75.444999999999993" table:style-name="ce10">
            <text:p>75.445</text:p>
          </table:table-cell>
          <table:table-cell office:value-type="float" office:value="67.260000000000005" table:style-name="ce10">
            <text:p>67.26</text:p>
          </table:table-cell>
          <table:table-cell office:value-type="float" office:value="71.53" table:style-name="ce10">
            <text:p>71.53</text:p>
          </table:table-cell>
          <table:table-cell office:value-type="float" office:value="64.769000000000005" table:style-name="ce10">
            <text:p>64.769</text:p>
          </table:table-cell>
          <table:table-cell office:value-type="float" office:value="43.06" table:style-name="ce10">
            <text:p>43.06</text:p>
          </table:table-cell>
          <table:table-cell office:value-type="float" office:value="74.021000000000001" table:style-name="ce10">
            <text:p>74.021</text:p>
          </table:table-cell>
          <table:table-cell office:value-type="float" office:value="86.832999999999998" table:style-name="ce10">
            <text:p>86.833</text:p>
          </table:table-cell>
          <table:table-cell office:value-type="float" office:value="88.213999999999999" table:style-name="ce10">
            <text:p>88.214</text:p>
          </table:table-cell>
          <table:table-cell office:value-type="float" office:value="79.358999999999995" table:style-name="ce10">
            <text:p>79.359</text:p>
          </table:table-cell>
          <table:table-cell office:value-type="float" office:value="94.662000000000006" table:style-name="ce10">
            <text:p>94.662</text:p>
          </table:table-cell>
          <table:table-cell office:value-type="float" office:value="68.213999999999999" table:style-name="ce10">
            <text:p>68.214</text:p>
          </table:table-cell>
          <table:table-cell office:value-type="float" office:value="50.533999999999999" table:style-name="ce10">
            <text:p>50.534</text:p>
          </table:table-cell>
          <table:table-cell office:value-type="float" office:value="96.084999999999994" table:style-name="ce10">
            <text:p>96.085</text:p>
          </table:table-cell>
          <table:table-cell office:value-type="float" office:value="75" table:style-name="ce10">
            <text:p>75</text:p>
          </table:table-cell>
          <table:table-cell office:value-type="float" office:value="13.571" table:style-name="ce10">
            <text:p>13.571</text:p>
          </table:table-cell>
          <table:table-cell office:value-type="float" office:value="26.428999999999998" table:style-name="ce10">
            <text:p>26.429</text:p>
          </table:table-cell>
          <table:table-cell office:value-type="float" office:value="41.070999999999998" table:style-name="ce10">
            <text:p>41.071</text:p>
          </table:table-cell>
          <table:table-cell office:value-type="float" office:value="18.928999999999998" table:style-name="ce10">
            <text:p>18.929</text:p>
          </table:table-cell>
          <table:table-cell office:value-type="float" office:value="6.4749999999999996" table:style-name="ce10">
            <text:p>6.475</text:p>
          </table:table-cell>
          <table:table-cell office:value-type="float" office:value="94.981999999999999" table:style-name="ce10">
            <text:p>94.982</text:p>
          </table:table-cell>
          <table:table-cell office:value-type="float" office:value="68.683000000000007" table:style-name="ce10">
            <text:p>68.683</text:p>
          </table:table-cell>
          <table:table-cell office:value-type="float" office:value="75.713999999999999" table:style-name="ce10">
            <text:p>75.714</text:p>
          </table:table-cell>
          <table:table-cell office:value-type="float" office:value="6.7619999999999996" table:style-name="ce10">
            <text:p>6.762</text:p>
          </table:table-cell>
          <table:table-cell office:value-type="float" office:value="88.256" table:style-name="ce10">
            <text:p>88.256</text:p>
          </table:table-cell>
          <table:table-cell office:value-type="float" office:value="4.9820000000000002" table:style-name="ce10">
            <text:p>4.982</text:p>
          </table:table-cell>
          <table:table-cell office:value-type="float" office:value="6.05" table:style-name="ce10">
            <text:p>6.05</text:p>
          </table:table-cell>
          <table:table-cell office:value-type="float" office:value="88.968000000000004" table:style-name="ce10">
            <text:p>88.968</text:p>
          </table:table-cell>
          <table:table-cell office:value-type="float" office:value="4.9820000000000002" table:style-name="ce10">
            <text:p>4.98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8.823999999999998" table:style-name="ce10">
            <text:p>58.824</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6.667000000000002" table:style-name="ce10">
            <text:p>66.667</text:p>
          </table:table-cell>
          <table:table-cell office:value-type="float" office:value="70.652000000000001" table:style-name="ce10">
            <text:p>70.652</text:p>
          </table:table-cell>
          <table:table-cell office:value-type="float" office:value="62.319000000000003" table:style-name="ce10">
            <text:p>62.319</text:p>
          </table:table-cell>
          <table:table-cell office:value-type="float" office:value="38.768000000000001" table:style-name="ce10">
            <text:p>38.768</text:p>
          </table:table-cell>
          <table:table-cell office:value-type="float" office:value="75.540000000000006" table:style-name="ce10">
            <text:p>75.54</text:p>
          </table:table-cell>
          <table:table-cell office:value-type="float" office:value="75.540000000000006" table:style-name="ce10">
            <text:p>75.54</text:p>
          </table:table-cell>
          <table:table-cell office:value-type="float" office:value="59.14" table:style-name="ce10">
            <text:p>59.14</text:p>
          </table:table-cell>
          <table:table-cell office:value-type="float" office:value="58.780999999999999" table:style-name="ce10">
            <text:p>58.781</text:p>
          </table:table-cell>
          <table:table-cell table:number-columns-repeated="16259"/>
        </table:table-row>
        <table:table-row table:style-name="ro5">
          <table:table-cell office:value-type="string" table:style-name="ce4">
            <text:p>TNA</text:p>
          </table:table-cell>
          <table:table-cell office:value-type="string" table:style-name="ce4">
            <text:p>The National Archives</text:p>
          </table:table-cell>
          <table:table-cell office:value-type="string" table:style-name="ce4">
            <text:p>Culture, Media and Sport</text:p>
          </table:table-cell>
          <table:table-cell table:style-name="ce4"/>
          <table:table-cell office:value-type="float" office:value="72.456000000000003" table:style-name="ce10">
            <text:p>72.456</text:p>
          </table:table-cell>
          <table:table-cell office:value-type="float" office:value="67.590999999999994" table:style-name="ce10">
            <text:p>67.591</text:p>
          </table:table-cell>
          <table:table-cell office:value-type="float" office:value="25.596" table:style-name="ce10">
            <text:p>25.596</text:p>
          </table:table-cell>
          <table:table-cell office:value-type="float" office:value="72.194000000000003" table:style-name="ce10">
            <text:p>72.194</text:p>
          </table:table-cell>
          <table:table-cell office:value-type="float" office:value="77.578999999999994" table:style-name="ce10">
            <text:p>77.579</text:p>
          </table:table-cell>
          <table:table-cell office:value-type="float" office:value="81.477000000000004" table:style-name="ce10">
            <text:p>81.477</text:p>
          </table:table-cell>
          <table:table-cell office:value-type="float" office:value="75.656000000000006" table:style-name="ce10">
            <text:p>75.656</text:p>
          </table:table-cell>
          <table:table-cell office:value-type="float" office:value="80.751000000000005" table:style-name="ce10">
            <text:p>80.751</text:p>
          </table:table-cell>
          <table:table-cell office:value-type="float" office:value="47.256" table:style-name="ce10">
            <text:p>47.256</text:p>
          </table:table-cell>
          <table:table-cell office:value-type="float" office:value="79.661000000000001" table:style-name="ce10">
            <text:p>79.661</text:p>
          </table:table-cell>
          <table:table-cell office:value-type="float" office:value="76.037000000000006" table:style-name="ce10">
            <text:p>76.037</text:p>
          </table:table-cell>
          <table:table-cell office:value-type="float" office:value="25.545000000000002" table:style-name="ce10">
            <text:p>25.545</text:p>
          </table:table-cell>
          <table:table-cell office:value-type="float" office:value="51.554000000000002" table:style-name="ce10">
            <text:p>51.554</text:p>
          </table:table-cell>
          <table:table-cell office:value-type="float" office:value="89.587999999999994" table:style-name="ce10">
            <text:p>89.588</text:p>
          </table:table-cell>
          <table:table-cell office:value-type="float" office:value="77.67" table:style-name="ce10">
            <text:p>77.67</text:p>
          </table:table-cell>
          <table:table-cell office:value-type="float" office:value="77.481999999999999" table:style-name="ce10">
            <text:p>77.482</text:p>
          </table:table-cell>
          <table:table-cell office:value-type="float" office:value="60.048000000000002" table:style-name="ce10">
            <text:p>60.048</text:p>
          </table:table-cell>
          <table:table-cell office:value-type="float" office:value="83.293000000000006" table:style-name="ce10">
            <text:p>83.293</text:p>
          </table:table-cell>
          <table:table-cell office:value-type="float" office:value="78.935000000000002" table:style-name="ce10">
            <text:p>78.935</text:p>
          </table:table-cell>
          <table:table-cell office:value-type="float" office:value="84.019000000000005" table:style-name="ce10">
            <text:p>84.019</text:p>
          </table:table-cell>
          <table:table-cell office:value-type="float" office:value="73.123000000000005" table:style-name="ce10">
            <text:p>73.123</text:p>
          </table:table-cell>
          <table:table-cell office:value-type="float" office:value="91.040999999999997" table:style-name="ce10">
            <text:p>91.041</text:p>
          </table:table-cell>
          <table:table-cell office:value-type="float" office:value="85.575000000000003" table:style-name="ce10">
            <text:p>85.575</text:p>
          </table:table-cell>
          <table:table-cell office:value-type="float" office:value="66.423000000000002" table:style-name="ce10">
            <text:p>66.423</text:p>
          </table:table-cell>
          <table:table-cell office:value-type="float" office:value="78.882999999999996" table:style-name="ce10">
            <text:p>78.883</text:p>
          </table:table-cell>
          <table:table-cell office:value-type="float" office:value="82.524000000000001" table:style-name="ce10">
            <text:p>82.524</text:p>
          </table:table-cell>
          <table:table-cell office:value-type="float" office:value="69.66" table:style-name="ce10">
            <text:p>69.66</text:p>
          </table:table-cell>
          <table:table-cell office:value-type="float" office:value="60.436999999999998" table:style-name="ce10">
            <text:p>60.437</text:p>
          </table:table-cell>
          <table:table-cell office:value-type="float" office:value="73.058000000000007" table:style-name="ce10">
            <text:p>73.058</text:p>
          </table:table-cell>
          <table:table-cell office:value-type="float" office:value="39.225000000000001" table:style-name="ce10">
            <text:p>39.225</text:p>
          </table:table-cell>
          <table:table-cell office:value-type="float" office:value="84.222999999999999" table:style-name="ce10">
            <text:p>84.223</text:p>
          </table:table-cell>
          <table:table-cell office:value-type="float" office:value="80.872" table:style-name="ce10">
            <text:p>80.872</text:p>
          </table:table-cell>
          <table:table-cell office:value-type="float" office:value="77.239999999999995" table:style-name="ce10">
            <text:p>77.24</text:p>
          </table:table-cell>
          <table:table-cell office:value-type="float" office:value="61.743000000000002" table:style-name="ce10">
            <text:p>61.743</text:p>
          </table:table-cell>
          <table:table-cell office:value-type="float" office:value="43.689" table:style-name="ce10">
            <text:p>43.689</text:p>
          </table:table-cell>
          <table:table-cell office:value-type="float" office:value="38.256999999999998" table:style-name="ce10">
            <text:p>38.257</text:p>
          </table:table-cell>
          <table:table-cell office:value-type="float" office:value="45.146000000000001" table:style-name="ce10">
            <text:p>45.146</text:p>
          </table:table-cell>
          <table:table-cell office:value-type="float" office:value="84.709000000000003" table:style-name="ce10">
            <text:p>84.709</text:p>
          </table:table-cell>
          <table:table-cell office:value-type="float" office:value="83.738" table:style-name="ce10">
            <text:p>83.738</text:p>
          </table:table-cell>
          <table:table-cell office:value-type="float" office:value="68.932000000000002" table:style-name="ce10">
            <text:p>68.932</text:p>
          </table:table-cell>
          <table:table-cell office:value-type="float" office:value="81.796000000000006" table:style-name="ce10">
            <text:p>81.796</text:p>
          </table:table-cell>
          <table:table-cell office:value-type="float" office:value="70.459999999999994" table:style-name="ce10">
            <text:p>70.46</text:p>
          </table:table-cell>
          <table:table-cell office:value-type="float" office:value="77.481999999999999" table:style-name="ce10">
            <text:p>77.482</text:p>
          </table:table-cell>
          <table:table-cell office:value-type="float" office:value="90.510999999999996" table:style-name="ce10">
            <text:p>90.511</text:p>
          </table:table-cell>
          <table:table-cell office:value-type="float" office:value="77.912999999999997" table:style-name="ce10">
            <text:p>77.913</text:p>
          </table:table-cell>
          <table:table-cell office:value-type="float" office:value="65.692999999999998" table:style-name="ce10">
            <text:p>65.693</text:p>
          </table:table-cell>
          <table:table-cell office:value-type="float" office:value="74.091999999999999" table:style-name="ce10">
            <text:p>74.092</text:p>
          </table:table-cell>
          <table:table-cell office:value-type="float" office:value="25.908000000000001" table:style-name="ce10">
            <text:p>25.908</text:p>
          </table:table-cell>
          <table:table-cell office:value-type="float" office:value="28.536999999999999" table:style-name="ce10">
            <text:p>28.537</text:p>
          </table:table-cell>
          <table:table-cell office:value-type="float" office:value="21.844999999999999" table:style-name="ce10">
            <text:p>21.845</text:p>
          </table:table-cell>
          <table:table-cell office:value-type="float" office:value="70.631" table:style-name="ce10">
            <text:p>70.631</text:p>
          </table:table-cell>
          <table:table-cell office:value-type="float" office:value="54.612000000000002" table:style-name="ce10">
            <text:p>54.612</text:p>
          </table:table-cell>
          <table:table-cell office:value-type="float" office:value="67.554000000000002" table:style-name="ce10">
            <text:p>67.554</text:p>
          </table:table-cell>
          <table:table-cell office:value-type="float" office:value="64.563000000000002" table:style-name="ce10">
            <text:p>64.563</text:p>
          </table:table-cell>
          <table:table-cell office:value-type="float" office:value="51.338000000000001" table:style-name="ce10">
            <text:p>51.338</text:p>
          </table:table-cell>
          <table:table-cell office:value-type="float" office:value="55.448" table:style-name="ce10">
            <text:p>55.448</text:p>
          </table:table-cell>
          <table:table-cell office:value-type="float" office:value="33.090000000000003" table:style-name="ce10">
            <text:p>33.09</text:p>
          </table:table-cell>
          <table:table-cell office:value-type="float" office:value="31.873000000000001" table:style-name="ce10">
            <text:p>31.873</text:p>
          </table:table-cell>
          <table:table-cell office:value-type="float" office:value="65.86" table:style-name="ce10">
            <text:p>65.86</text:p>
          </table:table-cell>
          <table:table-cell office:value-type="float" office:value="41.161999999999999" table:style-name="ce10">
            <text:p>41.162</text:p>
          </table:table-cell>
          <table:table-cell office:value-type="float" office:value="52.427" table:style-name="ce10">
            <text:p>52.427</text:p>
          </table:table-cell>
          <table:table-cell office:value-type="float" office:value="78.45" table:style-name="ce10">
            <text:p>78.45</text:p>
          </table:table-cell>
          <table:table-cell office:value-type="float" office:value="65.132999999999996" table:style-name="ce10">
            <text:p>65.133</text:p>
          </table:table-cell>
          <table:table-cell office:value-type="float" office:value="61.743000000000002" table:style-name="ce10">
            <text:p>61.743</text:p>
          </table:table-cell>
          <table:table-cell office:value-type="float" office:value="59.08" table:style-name="ce10">
            <text:p>59.08</text:p>
          </table:table-cell>
          <table:table-cell office:value-type="float" office:value="51.338000000000001" table:style-name="ce10">
            <text:p>51.338</text:p>
          </table:table-cell>
          <table:table-cell office:value-type="float" office:value="36.32" table:style-name="ce10">
            <text:p>36.32</text:p>
          </table:table-cell>
          <table:table-cell office:value-type="float" office:value="18.491" table:style-name="ce10">
            <text:p>18.491</text:p>
          </table:table-cell>
          <table:table-cell office:value-type="float" office:value="90.557000000000002" table:style-name="ce10">
            <text:p>90.557</text:p>
          </table:table-cell>
          <table:table-cell office:value-type="float" office:value="77.481999999999999" table:style-name="ce10">
            <text:p>77.482</text:p>
          </table:table-cell>
          <table:table-cell office:value-type="float" office:value="75.302999999999997" table:style-name="ce10">
            <text:p>75.303</text:p>
          </table:table-cell>
          <table:table-cell office:value-type="float" office:value="72.397000000000006" table:style-name="ce10">
            <text:p>72.397</text:p>
          </table:table-cell>
          <table:table-cell office:value-type="float" office:value="79.853999999999999" table:style-name="ce10">
            <text:p>79.854</text:p>
          </table:table-cell>
          <table:table-cell office:value-type="float" office:value="52.311" table:style-name="ce10">
            <text:p>52.311</text:p>
          </table:table-cell>
          <table:table-cell office:value-type="float" office:value="33.82" table:style-name="ce10">
            <text:p>33.82</text:p>
          </table:table-cell>
          <table:table-cell office:value-type="float" office:value="75.545000000000002" table:style-name="ce10">
            <text:p>75.545</text:p>
          </table:table-cell>
          <table:table-cell office:value-type="float" office:value="28.814" table:style-name="ce10">
            <text:p>28.814</text:p>
          </table:table-cell>
          <table:table-cell office:value-type="float" office:value="86.65" table:style-name="ce10">
            <text:p>86.65</text:p>
          </table:table-cell>
          <table:table-cell office:value-type="float" office:value="67.069999999999993" table:style-name="ce10">
            <text:p>67.07</text:p>
          </table:table-cell>
          <table:table-cell office:value-type="float" office:value="93.22" table:style-name="ce10">
            <text:p>93.22</text:p>
          </table:table-cell>
          <table:table-cell office:value-type="float" office:value="61.65" table:style-name="ce10">
            <text:p>61.65</text:p>
          </table:table-cell>
          <table:table-cell office:value-type="float" office:value="45.146000000000001" table:style-name="ce10">
            <text:p>45.146</text:p>
          </table:table-cell>
          <table:table-cell office:value-type="float" office:value="65.132999999999996" table:style-name="ce10">
            <text:p>65.133</text:p>
          </table:table-cell>
          <table:table-cell office:value-type="float" office:value="22.628" table:style-name="ce10">
            <text:p>22.628</text:p>
          </table:table-cell>
          <table:table-cell office:value-type="float" office:value="7.0730000000000004" table:style-name="ce10">
            <text:p>7.073</text:p>
          </table:table-cell>
          <table:table-cell office:value-type="float" office:value="13.901999999999999" table:style-name="ce10">
            <text:p>13.902</text:p>
          </table:table-cell>
          <table:table-cell office:value-type="float" office:value="41.22" table:style-name="ce10">
            <text:p>41.22</text:p>
          </table:table-cell>
          <table:table-cell office:value-type="float" office:value="37.805" table:style-name="ce10">
            <text:p>37.805</text:p>
          </table:table-cell>
          <table:table-cell office:value-type="float" office:value="7.5430000000000001" table:style-name="ce10">
            <text:p>7.543</text:p>
          </table:table-cell>
          <table:table-cell office:value-type="float" office:value="87.893000000000001" table:style-name="ce10">
            <text:p>87.893</text:p>
          </table:table-cell>
          <table:table-cell office:value-type="float" office:value="65.290999999999997" table:style-name="ce10">
            <text:p>65.291</text:p>
          </table:table-cell>
          <table:table-cell office:value-type="float" office:value="79.319000000000003" table:style-name="ce10">
            <text:p>79.319</text:p>
          </table:table-cell>
          <table:table-cell office:value-type="float" office:value="3.65" table:style-name="ce10">
            <text:p>3.65</text:p>
          </table:table-cell>
          <table:table-cell office:value-type="float" office:value="89.293999999999997" table:style-name="ce10">
            <text:p>89.294</text:p>
          </table:table-cell>
          <table:table-cell office:value-type="float" office:value="7.056" table:style-name="ce10">
            <text:p>7.056</text:p>
          </table:table-cell>
          <table:table-cell office:value-type="float" office:value="5.327" table:style-name="ce10">
            <text:p>5.327</text:p>
          </table:table-cell>
          <table:table-cell office:value-type="float" office:value="90.557000000000002" table:style-name="ce10">
            <text:p>90.557</text:p>
          </table:table-cell>
          <table:table-cell office:value-type="float" office:value="4.1159999999999997" table:style-name="ce10">
            <text:p>4.116</text:p>
          </table:table-cell>
          <table:table-cell office:value-type="float" office:value="47.619" table:style-name="ce10">
            <text:p>47.619</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45.454999999999998" table:style-name="ce10">
            <text:p>45.455</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58.393999999999998" table:style-name="ce10">
            <text:p>58.394</text:p>
          </table:table-cell>
          <table:table-cell office:value-type="float" office:value="62.103000000000002" table:style-name="ce10">
            <text:p>62.103</text:p>
          </table:table-cell>
          <table:table-cell office:value-type="float" office:value="53.545000000000002" table:style-name="ce10">
            <text:p>53.545</text:p>
          </table:table-cell>
          <table:table-cell office:value-type="float" office:value="44.01" table:style-name="ce10">
            <text:p>44.01</text:p>
          </table:table-cell>
          <table:table-cell office:value-type="float" office:value="66.91" table:style-name="ce10">
            <text:p>66.91</text:p>
          </table:table-cell>
          <table:table-cell office:value-type="float" office:value="71.950999999999993" table:style-name="ce10">
            <text:p>71.951</text:p>
          </table:table-cell>
          <table:table-cell office:value-type="float" office:value="60.244" table:style-name="ce10">
            <text:p>60.244</text:p>
          </table:table-cell>
          <table:table-cell office:value-type="float" office:value="45.454999999999998" table:style-name="ce10">
            <text:p>45.455</text:p>
          </table:table-cell>
          <table:table-cell table:number-columns-repeated="16259"/>
        </table:table-row>
        <table:table-row table:style-name="ro5">
          <table:table-cell office:value-type="string" table:style-name="ce4">
            <text:p>TS</text:p>
          </table:table-cell>
          <table:table-cell office:value-type="string" table:style-name="ce4">
            <text:p>Transport Scotland</text:p>
          </table:table-cell>
          <table:table-cell office:value-type="string" table:style-name="ce4">
            <text:p>Scottish Government</text:p>
          </table:table-cell>
          <table:table-cell table:style-name="ce4"/>
          <table:table-cell office:value-type="float" office:value="71.914000000000001" table:style-name="ce10">
            <text:p>71.914</text:p>
          </table:table-cell>
          <table:table-cell office:value-type="float" office:value="60.508000000000003" table:style-name="ce10">
            <text:p>60.508</text:p>
          </table:table-cell>
          <table:table-cell office:value-type="float" office:value="26.751999999999999" table:style-name="ce10">
            <text:p>26.752</text:p>
          </table:table-cell>
          <table:table-cell office:value-type="float" office:value="74.075999999999993" table:style-name="ce10">
            <text:p>74.076</text:p>
          </table:table-cell>
          <table:table-cell office:value-type="float" office:value="78.09" table:style-name="ce10">
            <text:p>78.09</text:p>
          </table:table-cell>
          <table:table-cell office:value-type="float" office:value="76.072999999999993" table:style-name="ce10">
            <text:p>76.073</text:p>
          </table:table-cell>
          <table:table-cell office:value-type="float" office:value="77.302999999999997" table:style-name="ce10">
            <text:p>77.303</text:p>
          </table:table-cell>
          <table:table-cell office:value-type="float" office:value="82.832999999999998" table:style-name="ce10">
            <text:p>82.833</text:p>
          </table:table-cell>
          <table:table-cell office:value-type="float" office:value="51.466000000000001" table:style-name="ce10">
            <text:p>51.466</text:p>
          </table:table-cell>
          <table:table-cell office:value-type="float" office:value="78.433000000000007" table:style-name="ce10">
            <text:p>78.433</text:p>
          </table:table-cell>
          <table:table-cell office:value-type="float" office:value="73.441000000000003" table:style-name="ce10">
            <text:p>73.441</text:p>
          </table:table-cell>
          <table:table-cell office:value-type="float" office:value="54.578000000000003" table:style-name="ce10">
            <text:p>54.578</text:p>
          </table:table-cell>
          <table:table-cell office:value-type="float" office:value="51.744" table:style-name="ce10">
            <text:p>51.744</text:p>
          </table:table-cell>
          <table:table-cell office:value-type="float" office:value="89.914000000000001" table:style-name="ce10">
            <text:p>89.914</text:p>
          </table:table-cell>
          <table:table-cell office:value-type="float" office:value="81.209999999999994" table:style-name="ce10">
            <text:p>81.21</text:p>
          </table:table-cell>
          <table:table-cell office:value-type="float" office:value="72.903000000000006" table:style-name="ce10">
            <text:p>72.903</text:p>
          </table:table-cell>
          <table:table-cell office:value-type="float" office:value="62.445999999999998" table:style-name="ce10">
            <text:p>62.446</text:p>
          </table:table-cell>
          <table:table-cell office:value-type="float" office:value="83.906000000000006" table:style-name="ce10">
            <text:p>83.906</text:p>
          </table:table-cell>
          <table:table-cell office:value-type="float" office:value="72.472999999999999" table:style-name="ce10">
            <text:p>72.473</text:p>
          </table:table-cell>
          <table:table-cell office:value-type="float" office:value="79.569999999999993" table:style-name="ce10">
            <text:p>79.57</text:p>
          </table:table-cell>
          <table:table-cell office:value-type="float" office:value="75.269000000000005" table:style-name="ce10">
            <text:p>75.269</text:p>
          </table:table-cell>
          <table:table-cell office:value-type="float" office:value="87.742000000000004" table:style-name="ce10">
            <text:p>87.742</text:p>
          </table:table-cell>
          <table:table-cell office:value-type="float" office:value="86.480999999999995" table:style-name="ce10">
            <text:p>86.481</text:p>
          </table:table-cell>
          <table:table-cell office:value-type="float" office:value="65.88" table:style-name="ce10">
            <text:p>65.88</text:p>
          </table:table-cell>
          <table:table-cell office:value-type="float" office:value="82.366" table:style-name="ce10">
            <text:p>82.366</text:p>
          </table:table-cell>
          <table:table-cell office:value-type="float" office:value="84.198999999999998" table:style-name="ce10">
            <text:p>84.199</text:p>
          </table:table-cell>
          <table:table-cell office:value-type="float" office:value="71.828000000000003" table:style-name="ce10">
            <text:p>71.828</text:p>
          </table:table-cell>
          <table:table-cell office:value-type="float" office:value="67.171000000000006" table:style-name="ce10">
            <text:p>67.171</text:p>
          </table:table-cell>
          <table:table-cell office:value-type="float" office:value="74.838999999999999" table:style-name="ce10">
            <text:p>74.839</text:p>
          </table:table-cell>
          <table:table-cell office:value-type="float" office:value="37.338999999999999" table:style-name="ce10">
            <text:p>37.339</text:p>
          </table:table-cell>
          <table:table-cell office:value-type="float" office:value="88.602000000000004" table:style-name="ce10">
            <text:p>88.602</text:p>
          </table:table-cell>
          <table:table-cell office:value-type="float" office:value="84.12" table:style-name="ce10">
            <text:p>84.12</text:p>
          </table:table-cell>
          <table:table-cell office:value-type="float" office:value="75.751000000000005" table:style-name="ce10">
            <text:p>75.751</text:p>
          </table:table-cell>
          <table:table-cell office:value-type="float" office:value="59.871000000000002" table:style-name="ce10">
            <text:p>59.871</text:p>
          </table:table-cell>
          <table:table-cell office:value-type="float" office:value="47.639000000000003" table:style-name="ce10">
            <text:p>47.639</text:p>
          </table:table-cell>
          <table:table-cell office:value-type="float" office:value="52.371000000000002" table:style-name="ce10">
            <text:p>52.371</text:p>
          </table:table-cell>
          <table:table-cell office:value-type="float" office:value="45.69" table:style-name="ce10">
            <text:p>45.69</text:p>
          </table:table-cell>
          <table:table-cell office:value-type="float" office:value="81.290000000000006" table:style-name="ce10">
            <text:p>81.29</text:p>
          </table:table-cell>
          <table:table-cell office:value-type="float" office:value="83.691000000000003" table:style-name="ce10">
            <text:p>83.691</text:p>
          </table:table-cell>
          <table:table-cell office:value-type="float" office:value="74.034000000000006" table:style-name="ce10">
            <text:p>74.034</text:p>
          </table:table-cell>
          <table:table-cell office:value-type="float" office:value="74.623999999999995" table:style-name="ce10">
            <text:p>74.624</text:p>
          </table:table-cell>
          <table:table-cell office:value-type="float" office:value="68.239999999999995" table:style-name="ce10">
            <text:p>68.24</text:p>
          </table:table-cell>
          <table:table-cell office:value-type="float" office:value="71.613" table:style-name="ce10">
            <text:p>71.613</text:p>
          </table:table-cell>
          <table:table-cell office:value-type="float" office:value="88.387" table:style-name="ce10">
            <text:p>88.387</text:p>
          </table:table-cell>
          <table:table-cell office:value-type="float" office:value="76.394999999999996" table:style-name="ce10">
            <text:p>76.395</text:p>
          </table:table-cell>
          <table:table-cell office:value-type="float" office:value="62.366" table:style-name="ce10">
            <text:p>62.366</text:p>
          </table:table-cell>
          <table:table-cell office:value-type="float" office:value="73.605000000000004" table:style-name="ce10">
            <text:p>73.605</text:p>
          </table:table-cell>
          <table:table-cell office:value-type="float" office:value="56.774000000000001" table:style-name="ce10">
            <text:p>56.774</text:p>
          </table:table-cell>
          <table:table-cell office:value-type="float" office:value="58.584000000000003" table:style-name="ce10">
            <text:p>58.584</text:p>
          </table:table-cell>
          <table:table-cell office:value-type="float" office:value="48.283000000000001" table:style-name="ce10">
            <text:p>48.283</text:p>
          </table:table-cell>
          <table:table-cell office:value-type="float" office:value="62.366" table:style-name="ce10">
            <text:p>62.366</text:p>
          </table:table-cell>
          <table:table-cell office:value-type="float" office:value="70.814999999999998" table:style-name="ce10">
            <text:p>70.815</text:p>
          </table:table-cell>
          <table:table-cell office:value-type="float" office:value="74.034000000000006" table:style-name="ce10">
            <text:p>74.034</text:p>
          </table:table-cell>
          <table:table-cell office:value-type="float" office:value="65.450999999999993" table:style-name="ce10">
            <text:p>65.451</text:p>
          </table:table-cell>
          <table:table-cell office:value-type="float" office:value="49.569000000000003" table:style-name="ce10">
            <text:p>49.569</text:p>
          </table:table-cell>
          <table:table-cell office:value-type="float" office:value="55.698999999999998" table:style-name="ce10">
            <text:p>55.699</text:p>
          </table:table-cell>
          <table:table-cell office:value-type="float" office:value="33.332999999999998" table:style-name="ce10">
            <text:p>33.333</text:p>
          </table:table-cell>
          <table:table-cell office:value-type="float" office:value="31.398" table:style-name="ce10">
            <text:p>31.398</text:p>
          </table:table-cell>
          <table:table-cell office:value-type="float" office:value="61.158999999999999" table:style-name="ce10">
            <text:p>61.159</text:p>
          </table:table-cell>
          <table:table-cell office:value-type="float" office:value="45.707999999999998" table:style-name="ce10">
            <text:p>45.708</text:p>
          </table:table-cell>
          <table:table-cell office:value-type="float" office:value="49.356000000000002" table:style-name="ce10">
            <text:p>49.356</text:p>
          </table:table-cell>
          <table:table-cell office:value-type="float" office:value="58.584000000000003" table:style-name="ce10">
            <text:p>58.584</text:p>
          </table:table-cell>
          <table:table-cell office:value-type="float" office:value="62.875999999999998" table:style-name="ce10">
            <text:p>62.876</text:p>
          </table:table-cell>
          <table:table-cell office:value-type="float" office:value="45.259" table:style-name="ce10">
            <text:p>45.259</text:p>
          </table:table-cell>
          <table:table-cell office:value-type="float" office:value="48.712000000000003" table:style-name="ce10">
            <text:p>48.712</text:p>
          </table:table-cell>
          <table:table-cell office:value-type="float" office:value="47.311999999999998" table:style-name="ce10">
            <text:p>47.312</text:p>
          </table:table-cell>
          <table:table-cell office:value-type="float" office:value="53.003999999999998" table:style-name="ce10">
            <text:p>53.004</text:p>
          </table:table-cell>
          <table:table-cell office:value-type="float" office:value="36.481000000000002" table:style-name="ce10">
            <text:p>36.481</text:p>
          </table:table-cell>
          <table:table-cell office:value-type="float" office:value="88.840999999999994" table:style-name="ce10">
            <text:p>88.841</text:p>
          </table:table-cell>
          <table:table-cell office:value-type="float" office:value="74.248999999999995" table:style-name="ce10">
            <text:p>74.249</text:p>
          </table:table-cell>
          <table:table-cell office:value-type="float" office:value="71.183000000000007" table:style-name="ce10">
            <text:p>71.183</text:p>
          </table:table-cell>
          <table:table-cell office:value-type="float" office:value="67.096999999999994" table:style-name="ce10">
            <text:p>67.097</text:p>
          </table:table-cell>
          <table:table-cell office:value-type="float" office:value="71.183000000000007" table:style-name="ce10">
            <text:p>71.183</text:p>
          </table:table-cell>
          <table:table-cell office:value-type="float" office:value="55.793999999999997" table:style-name="ce10">
            <text:p>55.794</text:p>
          </table:table-cell>
          <table:table-cell office:value-type="float" office:value="40.645000000000003" table:style-name="ce10">
            <text:p>40.645</text:p>
          </table:table-cell>
          <table:table-cell office:value-type="float" office:value="83.691000000000003" table:style-name="ce10">
            <text:p>83.691</text:p>
          </table:table-cell>
          <table:table-cell office:value-type="float" office:value="44.634999999999998" table:style-name="ce10">
            <text:p>44.635</text:p>
          </table:table-cell>
          <table:table-cell office:value-type="float" office:value="90.322999999999993" table:style-name="ce10">
            <text:p>90.323</text:p>
          </table:table-cell>
          <table:table-cell office:value-type="float" office:value="90.986999999999995" table:style-name="ce10">
            <text:p>90.987</text:p>
          </table:table-cell>
          <table:table-cell office:value-type="float" office:value="95.494" table:style-name="ce10">
            <text:p>95.494</text:p>
          </table:table-cell>
          <table:table-cell office:value-type="float" office:value="65.010999999999996" table:style-name="ce10">
            <text:p>65.011</text:p>
          </table:table-cell>
          <table:table-cell office:value-type="float" office:value="49.142000000000003" table:style-name="ce10">
            <text:p>49.142</text:p>
          </table:table-cell>
          <table:table-cell office:value-type="float" office:value="85.161000000000001" table:style-name="ce10">
            <text:p>85.161</text:p>
          </table:table-cell>
          <table:table-cell office:value-type="float" office:value="44.85" table:style-name="ce10">
            <text:p>44.85</text:p>
          </table:table-cell>
          <table:table-cell office:value-type="float" office:value="6.867" table:style-name="ce10">
            <text:p>6.867</text:p>
          </table:table-cell>
          <table:table-cell office:value-type="float" office:value="12.016999999999999" table:style-name="ce10">
            <text:p>12.017</text:p>
          </table:table-cell>
          <table:table-cell office:value-type="float" office:value="38.197000000000003" table:style-name="ce10">
            <text:p>38.197</text:p>
          </table:table-cell>
          <table:table-cell office:value-type="float" office:value="42.917999999999999" table:style-name="ce10">
            <text:p>42.918</text:p>
          </table:table-cell>
          <table:table-cell office:value-type="float" office:value="6.6669999999999998" table:style-name="ce10">
            <text:p>6.667</text:p>
          </table:table-cell>
          <table:table-cell office:value-type="float" office:value="90.772999999999996" table:style-name="ce10">
            <text:p>90.773</text:p>
          </table:table-cell>
          <table:table-cell office:value-type="float" office:value="66.233999999999995" table:style-name="ce10">
            <text:p>66.234</text:p>
          </table:table-cell>
          <table:table-cell office:value-type="float" office:value="74.784000000000006" table:style-name="ce10">
            <text:p>74.784</text:p>
          </table:table-cell>
          <table:table-cell office:value-type="float" office:value="7.742" table:style-name="ce10">
            <text:p>7.742</text:p>
          </table:table-cell>
          <table:table-cell office:value-type="float" office:value="84.945999999999998" table:style-name="ce10">
            <text:p>84.946</text:p>
          </table:table-cell>
          <table:table-cell office:value-type="float" office:value="7.3120000000000003" table:style-name="ce10">
            <text:p>7.312</text:p>
          </table:table-cell>
          <table:table-cell office:value-type="float" office:value="8.3689999999999998" table:style-name="ce10">
            <text:p>8.369</text:p>
          </table:table-cell>
          <table:table-cell office:value-type="float" office:value="84.12" table:style-name="ce10">
            <text:p>84.12</text:p>
          </table:table-cell>
          <table:table-cell office:value-type="float" office:value="7.5110000000000001" table:style-name="ce10">
            <text:p>7.511</text:p>
          </table:table-cell>
          <table:table-cell office:value-type="string" table:style-name="ce10">
            <text:p>[c]</text:p>
          </table:table-cell>
          <table:table-cell office:value-type="float" office:value="43.59" table:style-name="ce10">
            <text:p>43.59</text:p>
          </table:table-cell>
          <table:table-cell office:value-type="string" table:style-name="ce10">
            <text:p>[c]</text:p>
          </table:table-cell>
          <table:table-cell office:value-type="string" table:style-name="ce10">
            <text:p>[c]</text:p>
          </table:table-cell>
          <table:table-cell office:value-type="float" office:value="62.5" table:style-name="ce10">
            <text:p>62.5</text:p>
          </table:table-cell>
          <table:table-cell office:value-type="string" table:style-name="ce10">
            <text:p>[c]</text:p>
          </table:table-cell>
          <table:table-cell office:value-type="float" office:value="43.59" table:style-name="ce10">
            <text:p>43.59</text:p>
          </table:table-cell>
          <table:table-cell office:value-type="float" office:value="25.640999999999998" table:style-name="ce10">
            <text:p>25.641</text:p>
          </table:table-cell>
          <table:table-cell office:value-type="float" office:value="30.768999999999998" table:style-name="ce10">
            <text:p>30.769</text:p>
          </table:table-cell>
          <table:table-cell office:value-type="float" office:value="61.537999999999997" table:style-name="ce10">
            <text:p>61.538</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1.706000000000003" table:style-name="ce10">
            <text:p>71.706</text:p>
          </table:table-cell>
          <table:table-cell office:value-type="float" office:value="74.025999999999996" table:style-name="ce10">
            <text:p>74.026</text:p>
          </table:table-cell>
          <table:table-cell office:value-type="float" office:value="64.564999999999998" table:style-name="ce10">
            <text:p>64.565</text:p>
          </table:table-cell>
          <table:table-cell office:value-type="float" office:value="32.9" table:style-name="ce10">
            <text:p>32.9</text:p>
          </table:table-cell>
          <table:table-cell office:value-type="float" office:value="73.706999999999994" table:style-name="ce10">
            <text:p>73.707</text:p>
          </table:table-cell>
          <table:table-cell office:value-type="float" office:value="72.844999999999999" table:style-name="ce10">
            <text:p>72.845</text:p>
          </table:table-cell>
          <table:table-cell office:value-type="float" office:value="55.292000000000002" table:style-name="ce10">
            <text:p>55.292</text:p>
          </table:table-cell>
          <table:table-cell office:value-type="float" office:value="68.683000000000007" table:style-name="ce10">
            <text:p>68.683</text:p>
          </table:table-cell>
          <table:table-cell table:number-columns-repeated="16259"/>
        </table:table-row>
        <table:table-row table:style-name="ro5">
          <table:table-cell office:value-type="string" table:style-name="ce4">
            <text:p>UKEF</text:p>
          </table:table-cell>
          <table:table-cell office:value-type="string" table:style-name="ce4">
            <text:p>UK Export Finance</text:p>
          </table:table-cell>
          <table:table-cell office:value-type="string" table:style-name="ce4">
            <text:p>UK Export Finance</text:p>
          </table:table-cell>
          <table:table-cell table:style-name="ce4"/>
          <table:table-cell office:value-type="float" office:value="73.524000000000001" table:style-name="ce10">
            <text:p>73.524</text:p>
          </table:table-cell>
          <table:table-cell office:value-type="float" office:value="71.224000000000004" table:style-name="ce10">
            <text:p>71.224</text:p>
          </table:table-cell>
          <table:table-cell office:value-type="float" office:value="22.260999999999999" table:style-name="ce10">
            <text:p>22.261</text:p>
          </table:table-cell>
          <table:table-cell office:value-type="float" office:value="76.923000000000002" table:style-name="ce10">
            <text:p>76.923</text:p>
          </table:table-cell>
          <table:table-cell office:value-type="float" office:value="84.001999999999995" table:style-name="ce10">
            <text:p>84.002</text:p>
          </table:table-cell>
          <table:table-cell office:value-type="float" office:value="94.266000000000005" table:style-name="ce10">
            <text:p>94.266</text:p>
          </table:table-cell>
          <table:table-cell office:value-type="float" office:value="83.266000000000005" table:style-name="ce10">
            <text:p>83.266</text:p>
          </table:table-cell>
          <table:table-cell office:value-type="float" office:value="86.85" table:style-name="ce10">
            <text:p>86.85</text:p>
          </table:table-cell>
          <table:table-cell office:value-type="float" office:value="67.105999999999995" table:style-name="ce10">
            <text:p>67.106</text:p>
          </table:table-cell>
          <table:table-cell office:value-type="float" office:value="83.944999999999993" table:style-name="ce10">
            <text:p>83.945</text:p>
          </table:table-cell>
          <table:table-cell office:value-type="float" office:value="82.244" table:style-name="ce10">
            <text:p>82.244</text:p>
          </table:table-cell>
          <table:table-cell office:value-type="float" office:value="34.326999999999998" table:style-name="ce10">
            <text:p>34.327</text:p>
          </table:table-cell>
          <table:table-cell office:value-type="float" office:value="67.138000000000005" table:style-name="ce10">
            <text:p>67.138</text:p>
          </table:table-cell>
          <table:table-cell office:value-type="float" office:value="93.793000000000006" table:style-name="ce10">
            <text:p>93.793</text:p>
          </table:table-cell>
          <table:table-cell office:value-type="float" office:value="85.680999999999997" table:style-name="ce10">
            <text:p>85.681</text:p>
          </table:table-cell>
          <table:table-cell office:value-type="float" office:value="81.192999999999998" table:style-name="ce10">
            <text:p>81.193</text:p>
          </table:table-cell>
          <table:table-cell office:value-type="float" office:value="74.082999999999998" table:style-name="ce10">
            <text:p>74.083</text:p>
          </table:table-cell>
          <table:table-cell office:value-type="float" office:value="85.78" table:style-name="ce10">
            <text:p>85.78</text:p>
          </table:table-cell>
          <table:table-cell office:value-type="float" office:value="94.483000000000004" table:style-name="ce10">
            <text:p>94.483</text:p>
          </table:table-cell>
          <table:table-cell office:value-type="float" office:value="94.037000000000006" table:style-name="ce10">
            <text:p>94.037</text:p>
          </table:table-cell>
          <table:table-cell office:value-type="float" office:value="82.257999999999996" table:style-name="ce10">
            <text:p>82.258</text:p>
          </table:table-cell>
          <table:table-cell office:value-type="float" office:value="91.742999999999995" table:style-name="ce10">
            <text:p>91.743</text:p>
          </table:table-cell>
          <table:table-cell office:value-type="float" office:value="88.302999999999997" table:style-name="ce10">
            <text:p>88.303</text:p>
          </table:table-cell>
          <table:table-cell office:value-type="float" office:value="80.275000000000006" table:style-name="ce10">
            <text:p>80.275</text:p>
          </table:table-cell>
          <table:table-cell office:value-type="float" office:value="83.257000000000005" table:style-name="ce10">
            <text:p>83.257</text:p>
          </table:table-cell>
          <table:table-cell office:value-type="float" office:value="87.585999999999999" table:style-name="ce10">
            <text:p>87.586</text:p>
          </table:table-cell>
          <table:table-cell office:value-type="float" office:value="80.504999999999995" table:style-name="ce10">
            <text:p>80.505</text:p>
          </table:table-cell>
          <table:table-cell office:value-type="float" office:value="78.210999999999999" table:style-name="ce10">
            <text:p>78.211</text:p>
          </table:table-cell>
          <table:table-cell office:value-type="float" office:value="77.367000000000004" table:style-name="ce10">
            <text:p>77.367</text:p>
          </table:table-cell>
          <table:table-cell office:value-type="float" office:value="63.073" table:style-name="ce10">
            <text:p>63.073</text:p>
          </table:table-cell>
          <table:table-cell office:value-type="float" office:value="88.275999999999996" table:style-name="ce10">
            <text:p>88.276</text:p>
          </table:table-cell>
          <table:table-cell office:value-type="float" office:value="88.531999999999996" table:style-name="ce10">
            <text:p>88.532</text:p>
          </table:table-cell>
          <table:table-cell office:value-type="float" office:value="83.715999999999994" table:style-name="ce10">
            <text:p>83.716</text:p>
          </table:table-cell>
          <table:table-cell office:value-type="float" office:value="82.569000000000003" table:style-name="ce10">
            <text:p>82.569</text:p>
          </table:table-cell>
          <table:table-cell office:value-type="float" office:value="65.516999999999996" table:style-name="ce10">
            <text:p>65.517</text:p>
          </table:table-cell>
          <table:table-cell office:value-type="float" office:value="57.11" table:style-name="ce10">
            <text:p>57.11</text:p>
          </table:table-cell>
          <table:table-cell office:value-type="float" office:value="63.302999999999997" table:style-name="ce10">
            <text:p>63.303</text:p>
          </table:table-cell>
          <table:table-cell office:value-type="float" office:value="86.239000000000004" table:style-name="ce10">
            <text:p>86.239</text:p>
          </table:table-cell>
          <table:table-cell office:value-type="float" office:value="88.531999999999996" table:style-name="ce10">
            <text:p>88.532</text:p>
          </table:table-cell>
          <table:table-cell office:value-type="float" office:value="76.781999999999996" table:style-name="ce10">
            <text:p>76.782</text:p>
          </table:table-cell>
          <table:table-cell office:value-type="float" office:value="84.138000000000005" table:style-name="ce10">
            <text:p>84.138</text:p>
          </table:table-cell>
          <table:table-cell office:value-type="float" office:value="79.77" table:style-name="ce10">
            <text:p>79.77</text:p>
          </table:table-cell>
          <table:table-cell office:value-type="float" office:value="87.816000000000003" table:style-name="ce10">
            <text:p>87.816</text:p>
          </table:table-cell>
          <table:table-cell office:value-type="float" office:value="94.225999999999999" table:style-name="ce10">
            <text:p>94.226</text:p>
          </table:table-cell>
          <table:table-cell office:value-type="float" office:value="82.718999999999994" table:style-name="ce10">
            <text:p>82.719</text:p>
          </table:table-cell>
          <table:table-cell office:value-type="float" office:value="70.438999999999993" table:style-name="ce10">
            <text:p>70.439</text:p>
          </table:table-cell>
          <table:table-cell office:value-type="float" office:value="78.899000000000001" table:style-name="ce10">
            <text:p>78.899</text:p>
          </table:table-cell>
          <table:table-cell office:value-type="float" office:value="37.241" table:style-name="ce10">
            <text:p>37.241</text:p>
          </table:table-cell>
          <table:table-cell office:value-type="float" office:value="39.770000000000003" table:style-name="ce10">
            <text:p>39.77</text:p>
          </table:table-cell>
          <table:table-cell office:value-type="float" office:value="25.977" table:style-name="ce10">
            <text:p>25.977</text:p>
          </table:table-cell>
          <table:table-cell office:value-type="float" office:value="78.899000000000001" table:style-name="ce10">
            <text:p>78.899</text:p>
          </table:table-cell>
          <table:table-cell office:value-type="float" office:value="67.512" table:style-name="ce10">
            <text:p>67.512</text:p>
          </table:table-cell>
          <table:table-cell office:value-type="float" office:value="86.009" table:style-name="ce10">
            <text:p>86.009</text:p>
          </table:table-cell>
          <table:table-cell office:value-type="float" office:value="78.67" table:style-name="ce10">
            <text:p>78.67</text:p>
          </table:table-cell>
          <table:table-cell office:value-type="float" office:value="77.522999999999996" table:style-name="ce10">
            <text:p>77.523</text:p>
          </table:table-cell>
          <table:table-cell office:value-type="float" office:value="75.632000000000005" table:style-name="ce10">
            <text:p>75.632</text:p>
          </table:table-cell>
          <table:table-cell office:value-type="float" office:value="45.412999999999997" table:style-name="ce10">
            <text:p>45.413</text:p>
          </table:table-cell>
          <table:table-cell office:value-type="float" office:value="48.735999999999997" table:style-name="ce10">
            <text:p>48.736</text:p>
          </table:table-cell>
          <table:table-cell office:value-type="float" office:value="75.459000000000003" table:style-name="ce10">
            <text:p>75.459</text:p>
          </table:table-cell>
          <table:table-cell office:value-type="float" office:value="54.817" table:style-name="ce10">
            <text:p>54.817</text:p>
          </table:table-cell>
          <table:table-cell office:value-type="float" office:value="61.927" table:style-name="ce10">
            <text:p>61.927</text:p>
          </table:table-cell>
          <table:table-cell office:value-type="float" office:value="76.147000000000006" table:style-name="ce10">
            <text:p>76.147</text:p>
          </table:table-cell>
          <table:table-cell office:value-type="float" office:value="78.44" table:style-name="ce10">
            <text:p>78.44</text:p>
          </table:table-cell>
          <table:table-cell office:value-type="float" office:value="60.137999999999998" table:style-name="ce10">
            <text:p>60.138</text:p>
          </table:table-cell>
          <table:table-cell office:value-type="float" office:value="68.894000000000005" table:style-name="ce10">
            <text:p>68.894</text:p>
          </table:table-cell>
          <table:table-cell office:value-type="float" office:value="68.506" table:style-name="ce10">
            <text:p>68.506</text:p>
          </table:table-cell>
          <table:table-cell office:value-type="float" office:value="67.355999999999995" table:style-name="ce10">
            <text:p>67.356</text:p>
          </table:table-cell>
          <table:table-cell office:value-type="float" office:value="54.023000000000003" table:style-name="ce10">
            <text:p>54.023</text:p>
          </table:table-cell>
          <table:table-cell office:value-type="float" office:value="91.971999999999994" table:style-name="ce10">
            <text:p>91.972</text:p>
          </table:table-cell>
          <table:table-cell office:value-type="float" office:value="79.587000000000003" table:style-name="ce10">
            <text:p>79.587</text:p>
          </table:table-cell>
          <table:table-cell office:value-type="float" office:value="82.948999999999998" table:style-name="ce10">
            <text:p>82.949</text:p>
          </table:table-cell>
          <table:table-cell office:value-type="float" office:value="72.644000000000005" table:style-name="ce10">
            <text:p>72.644</text:p>
          </table:table-cell>
          <table:table-cell office:value-type="float" office:value="82.338999999999999" table:style-name="ce10">
            <text:p>82.339</text:p>
          </table:table-cell>
          <table:table-cell office:value-type="float" office:value="70.507000000000005" table:style-name="ce10">
            <text:p>70.507</text:p>
          </table:table-cell>
          <table:table-cell office:value-type="float" office:value="52.752000000000002" table:style-name="ce10">
            <text:p>52.752</text:p>
          </table:table-cell>
          <table:table-cell office:value-type="float" office:value="83.715999999999994" table:style-name="ce10">
            <text:p>83.716</text:p>
          </table:table-cell>
          <table:table-cell office:value-type="float" office:value="42.89" table:style-name="ce10">
            <text:p>42.89</text:p>
          </table:table-cell>
          <table:table-cell office:value-type="float" office:value="80" table:style-name="ce10">
            <text:p>80</text:p>
          </table:table-cell>
          <table:table-cell office:value-type="float" office:value="82.718999999999994" table:style-name="ce10">
            <text:p>82.719</text:p>
          </table:table-cell>
          <table:table-cell office:value-type="float" office:value="94.266000000000005" table:style-name="ce10">
            <text:p>94.266</text:p>
          </table:table-cell>
          <table:table-cell office:value-type="float" office:value="61.468000000000004" table:style-name="ce10">
            <text:p>61.468</text:p>
          </table:table-cell>
          <table:table-cell office:value-type="float" office:value="55.963000000000001" table:style-name="ce10">
            <text:p>55.963</text:p>
          </table:table-cell>
          <table:table-cell office:value-type="float" office:value="66.742999999999995" table:style-name="ce10">
            <text:p>66.743</text:p>
          </table:table-cell>
          <table:table-cell office:value-type="float" office:value="40.137999999999998" table:style-name="ce10">
            <text:p>40.138</text:p>
          </table:table-cell>
          <table:table-cell office:value-type="float" office:value="4.8280000000000003" table:style-name="ce10">
            <text:p>4.828</text:p>
          </table:table-cell>
          <table:table-cell office:value-type="float" office:value="15.172000000000001" table:style-name="ce10">
            <text:p>15.172</text:p>
          </table:table-cell>
          <table:table-cell office:value-type="float" office:value="40.46" table:style-name="ce10">
            <text:p>40.46</text:p>
          </table:table-cell>
          <table:table-cell office:value-type="float" office:value="39.54" table:style-name="ce10">
            <text:p>39.54</text:p>
          </table:table-cell>
          <table:table-cell office:value-type="float" office:value="5.2869999999999999" table:style-name="ce10">
            <text:p>5.287</text:p>
          </table:table-cell>
          <table:table-cell office:value-type="float" office:value="96.33" table:style-name="ce10">
            <text:p>96.33</text:p>
          </table:table-cell>
          <table:table-cell office:value-type="float" office:value="76.605999999999995" table:style-name="ce10">
            <text:p>76.606</text:p>
          </table:table-cell>
          <table:table-cell office:value-type="float" office:value="75.805999999999997" table:style-name="ce10">
            <text:p>75.806</text:p>
          </table:table-cell>
          <table:table-cell office:value-type="float" office:value="9.1739999999999995" table:style-name="ce10">
            <text:p>9.174</text:p>
          </table:table-cell>
          <table:table-cell office:value-type="float" office:value="86.468000000000004" table:style-name="ce10">
            <text:p>86.468</text:p>
          </table:table-cell>
          <table:table-cell office:value-type="float" office:value="4.3579999999999997" table:style-name="ce10">
            <text:p>4.358</text:p>
          </table:table-cell>
          <table:table-cell office:value-type="float" office:value="8.4860000000000007" table:style-name="ce10">
            <text:p>8.486</text:p>
          </table:table-cell>
          <table:table-cell office:value-type="float" office:value="86.927000000000007" table:style-name="ce10">
            <text:p>86.927</text:p>
          </table:table-cell>
          <table:table-cell office:value-type="float" office:value="4.5869999999999997" table:style-name="ce10">
            <text:p>4.587</text:p>
          </table:table-cell>
          <table:table-cell office:value-type="string" table:style-name="ce10">
            <text:p>[c]</text:p>
          </table:table-cell>
          <table:table-cell office:value-type="float" office:value="45.945999999999998" table:style-name="ce10">
            <text:p>45.946</text:p>
          </table:table-cell>
          <table:table-cell office:value-type="string" table:style-name="ce10">
            <text:p>[c]</text:p>
          </table:table-cell>
          <table:table-cell office:value-type="string" table:style-name="ce10">
            <text:p>[c]</text:p>
          </table:table-cell>
          <table:table-cell office:value-type="float" office:value="92.308000000000007" table:style-name="ce10">
            <text:p>92.308</text:p>
          </table:table-cell>
          <table:table-cell office:value-type="string" table:style-name="ce10">
            <text:p>[c]</text:p>
          </table:table-cell>
          <table:table-cell office:value-type="float" office:value="35.134999999999998" table:style-name="ce10">
            <text:p>35.135</text:p>
          </table:table-cell>
          <table:table-cell office:value-type="float" office:value="37.838000000000001" table:style-name="ce10">
            <text:p>37.838</text:p>
          </table:table-cell>
          <table:table-cell office:value-type="float" office:value="27.027000000000001" table:style-name="ce10">
            <text:p>27.027</text:p>
          </table:table-cell>
          <table:table-cell office:value-type="float" office:value="62.161999999999999" table:style-name="ce10">
            <text:p>62.16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2.158000000000001" table:style-name="ce10">
            <text:p>72.158</text:p>
          </table:table-cell>
          <table:table-cell office:value-type="float" office:value="76.334000000000003" table:style-name="ce10">
            <text:p>76.334</text:p>
          </table:table-cell>
          <table:table-cell office:value-type="float" office:value="67.052999999999997" table:style-name="ce10">
            <text:p>67.053</text:p>
          </table:table-cell>
          <table:table-cell office:value-type="float" office:value="29.93" table:style-name="ce10">
            <text:p>29.93</text:p>
          </table:table-cell>
          <table:table-cell office:value-type="float" office:value="77.314999999999998" table:style-name="ce10">
            <text:p>77.315</text:p>
          </table:table-cell>
          <table:table-cell office:value-type="float" office:value="73.209999999999994" table:style-name="ce10">
            <text:p>73.21</text:p>
          </table:table-cell>
          <table:table-cell office:value-type="float" office:value="61.893999999999998" table:style-name="ce10">
            <text:p>61.894</text:p>
          </table:table-cell>
          <table:table-cell office:value-type="float" office:value="50.808" table:style-name="ce10">
            <text:p>50.808</text:p>
          </table:table-cell>
          <table:table-cell table:number-columns-repeated="16259"/>
        </table:table-row>
        <table:table-row table:style-name="ro5">
          <table:table-cell office:value-type="string" table:style-name="ce4">
            <text:p>UKHO</text:p>
          </table:table-cell>
          <table:table-cell office:value-type="string" table:style-name="ce4">
            <text:p>UK Hydrographic Office</text:p>
          </table:table-cell>
          <table:table-cell office:value-type="string" table:style-name="ce4">
            <text:p>Defence</text:p>
          </table:table-cell>
          <table:table-cell table:style-name="ce4"/>
          <table:table-cell office:value-type="float" office:value="70.864000000000004" table:style-name="ce10">
            <text:p>70.864</text:p>
          </table:table-cell>
          <table:table-cell office:value-type="float" office:value="65.712000000000003" table:style-name="ce10">
            <text:p>65.712</text:p>
          </table:table-cell>
          <table:table-cell office:value-type="float" office:value="25.48" table:style-name="ce10">
            <text:p>25.48</text:p>
          </table:table-cell>
          <table:table-cell office:value-type="float" office:value="74.251000000000005" table:style-name="ce10">
            <text:p>74.251</text:p>
          </table:table-cell>
          <table:table-cell office:value-type="float" office:value="80.182000000000002" table:style-name="ce10">
            <text:p>80.182</text:p>
          </table:table-cell>
          <table:table-cell office:value-type="float" office:value="73.087000000000003" table:style-name="ce10">
            <text:p>73.087</text:p>
          </table:table-cell>
          <table:table-cell office:value-type="float" office:value="75.111999999999995" table:style-name="ce10">
            <text:p>75.112</text:p>
          </table:table-cell>
          <table:table-cell office:value-type="float" office:value="86.792000000000002" table:style-name="ce10">
            <text:p>86.792</text:p>
          </table:table-cell>
          <table:table-cell office:value-type="float" office:value="54.204000000000001" table:style-name="ce10">
            <text:p>54.204</text:p>
          </table:table-cell>
          <table:table-cell office:value-type="float" office:value="82.846999999999994" table:style-name="ce10">
            <text:p>82.847</text:p>
          </table:table-cell>
          <table:table-cell office:value-type="float" office:value="78.206000000000003" table:style-name="ce10">
            <text:p>78.206</text:p>
          </table:table-cell>
          <table:table-cell office:value-type="float" office:value="33.463000000000001" table:style-name="ce10">
            <text:p>33.463</text:p>
          </table:table-cell>
          <table:table-cell office:value-type="float" office:value="46.213000000000001" table:style-name="ce10">
            <text:p>46.213</text:p>
          </table:table-cell>
          <table:table-cell office:value-type="float" office:value="91.156999999999996" table:style-name="ce10">
            <text:p>91.157</text:p>
          </table:table-cell>
          <table:table-cell office:value-type="float" office:value="84.004999999999995" table:style-name="ce10">
            <text:p>84.005</text:p>
          </table:table-cell>
          <table:table-cell office:value-type="float" office:value="77.474000000000004" table:style-name="ce10">
            <text:p>77.474</text:p>
          </table:table-cell>
          <table:table-cell office:value-type="float" office:value="63.280999999999999" table:style-name="ce10">
            <text:p>63.281</text:p>
          </table:table-cell>
          <table:table-cell office:value-type="float" office:value="84.935000000000002" table:style-name="ce10">
            <text:p>84.935</text:p>
          </table:table-cell>
          <table:table-cell office:value-type="float" office:value="67.662000000000006" table:style-name="ce10">
            <text:p>67.662</text:p>
          </table:table-cell>
          <table:table-cell office:value-type="float" office:value="78.47" table:style-name="ce10">
            <text:p>78.47</text:p>
          </table:table-cell>
          <table:table-cell office:value-type="float" office:value="72.951999999999998" table:style-name="ce10">
            <text:p>72.952</text:p>
          </table:table-cell>
          <table:table-cell office:value-type="float" office:value="92.707999999999998" table:style-name="ce10">
            <text:p>92.708</text:p>
          </table:table-cell>
          <table:table-cell office:value-type="float" office:value="88.947000000000003" table:style-name="ce10">
            <text:p>88.947</text:p>
          </table:table-cell>
          <table:table-cell office:value-type="float" office:value="67.23" table:style-name="ce10">
            <text:p>67.23</text:p>
          </table:table-cell>
          <table:table-cell office:value-type="float" office:value="78.153000000000006" table:style-name="ce10">
            <text:p>78.153</text:p>
          </table:table-cell>
          <table:table-cell office:value-type="float" office:value="79.090999999999994" table:style-name="ce10">
            <text:p>79.091</text:p>
          </table:table-cell>
          <table:table-cell office:value-type="float" office:value="65.629000000000005" table:style-name="ce10">
            <text:p>65.629</text:p>
          </table:table-cell>
          <table:table-cell office:value-type="float" office:value="61.558" table:style-name="ce10">
            <text:p>61.558</text:p>
          </table:table-cell>
          <table:table-cell office:value-type="float" office:value="70" table:style-name="ce10">
            <text:p>70</text:p>
          </table:table-cell>
          <table:table-cell office:value-type="float" office:value="40.052" table:style-name="ce10">
            <text:p>40.052</text:p>
          </table:table-cell>
          <table:table-cell office:value-type="float" office:value="89.596999999999994" table:style-name="ce10">
            <text:p>89.597</text:p>
          </table:table-cell>
          <table:table-cell office:value-type="float" office:value="87.5" table:style-name="ce10">
            <text:p>87.5</text:p>
          </table:table-cell>
          <table:table-cell office:value-type="float" office:value="83.484999999999999" table:style-name="ce10">
            <text:p>83.485</text:p>
          </table:table-cell>
          <table:table-cell office:value-type="float" office:value="68.611999999999995" table:style-name="ce10">
            <text:p>68.612</text:p>
          </table:table-cell>
          <table:table-cell office:value-type="float" office:value="51.750999999999998" table:style-name="ce10">
            <text:p>51.751</text:p>
          </table:table-cell>
          <table:table-cell office:value-type="float" office:value="45.703000000000003" table:style-name="ce10">
            <text:p>45.703</text:p>
          </table:table-cell>
          <table:table-cell office:value-type="float" office:value="50.779000000000003" table:style-name="ce10">
            <text:p>50.779</text:p>
          </table:table-cell>
          <table:table-cell office:value-type="float" office:value="85.064999999999998" table:style-name="ce10">
            <text:p>85.065</text:p>
          </table:table-cell>
          <table:table-cell office:value-type="float" office:value="91.287000000000006" table:style-name="ce10">
            <text:p>91.287</text:p>
          </table:table-cell>
          <table:table-cell office:value-type="float" office:value="71.168999999999997" table:style-name="ce10">
            <text:p>71.169</text:p>
          </table:table-cell>
          <table:table-cell office:value-type="float" office:value="83.917000000000002" table:style-name="ce10">
            <text:p>83.917</text:p>
          </table:table-cell>
          <table:table-cell office:value-type="float" office:value="72.337999999999994" table:style-name="ce10">
            <text:p>72.338</text:p>
          </table:table-cell>
          <table:table-cell office:value-type="float" office:value="71.168999999999997" table:style-name="ce10">
            <text:p>71.169</text:p>
          </table:table-cell>
          <table:table-cell office:value-type="float" office:value="90.402000000000001" table:style-name="ce10">
            <text:p>90.402</text:p>
          </table:table-cell>
          <table:table-cell office:value-type="float" office:value="75.683000000000007" table:style-name="ce10">
            <text:p>75.683</text:p>
          </table:table-cell>
          <table:table-cell office:value-type="float" office:value="73.152000000000001" table:style-name="ce10">
            <text:p>73.152</text:p>
          </table:table-cell>
          <table:table-cell office:value-type="float" office:value="86.381" table:style-name="ce10">
            <text:p>86.381</text:p>
          </table:table-cell>
          <table:table-cell office:value-type="float" office:value="33.765999999999998" table:style-name="ce10">
            <text:p>33.766</text:p>
          </table:table-cell>
          <table:table-cell office:value-type="float" office:value="40.649000000000001" table:style-name="ce10">
            <text:p>40.649</text:p>
          </table:table-cell>
          <table:table-cell office:value-type="float" office:value="26.007999999999999" table:style-name="ce10">
            <text:p>26.008</text:p>
          </table:table-cell>
          <table:table-cell office:value-type="float" office:value="80.909000000000006" table:style-name="ce10">
            <text:p>80.909</text:p>
          </table:table-cell>
          <table:table-cell office:value-type="float" office:value="64.322999999999993" table:style-name="ce10">
            <text:p>64.323</text:p>
          </table:table-cell>
          <table:table-cell office:value-type="float" office:value="67.703999999999994" table:style-name="ce10">
            <text:p>67.704</text:p>
          </table:table-cell>
          <table:table-cell office:value-type="float" office:value="56.753" table:style-name="ce10">
            <text:p>56.753</text:p>
          </table:table-cell>
          <table:table-cell office:value-type="float" office:value="32.9" table:style-name="ce10">
            <text:p>32.9</text:p>
          </table:table-cell>
          <table:table-cell office:value-type="float" office:value="41.039000000000001" table:style-name="ce10">
            <text:p>41.039</text:p>
          </table:table-cell>
          <table:table-cell office:value-type="float" office:value="24.513999999999999" table:style-name="ce10">
            <text:p>24.514</text:p>
          </table:table-cell>
          <table:table-cell office:value-type="float" office:value="31.943000000000001" table:style-name="ce10">
            <text:p>31.943</text:p>
          </table:table-cell>
          <table:table-cell office:value-type="float" office:value="59.765999999999998" table:style-name="ce10">
            <text:p>59.766</text:p>
          </table:table-cell>
          <table:table-cell office:value-type="float" office:value="40.052" table:style-name="ce10">
            <text:p>40.052</text:p>
          </table:table-cell>
          <table:table-cell office:value-type="float" office:value="61.118000000000002" table:style-name="ce10">
            <text:p>61.118</text:p>
          </table:table-cell>
          <table:table-cell office:value-type="float" office:value="77.561999999999998" table:style-name="ce10">
            <text:p>77.562</text:p>
          </table:table-cell>
          <table:table-cell office:value-type="float" office:value="69.051000000000002" table:style-name="ce10">
            <text:p>69.051</text:p>
          </table:table-cell>
          <table:table-cell office:value-type="float" office:value="55.598999999999997" table:style-name="ce10">
            <text:p>55.599</text:p>
          </table:table-cell>
          <table:table-cell office:value-type="float" office:value="55.786999999999999" table:style-name="ce10">
            <text:p>55.787</text:p>
          </table:table-cell>
          <table:table-cell office:value-type="float" office:value="47.463999999999999" table:style-name="ce10">
            <text:p>47.464</text:p>
          </table:table-cell>
          <table:table-cell office:value-type="float" office:value="45.182000000000002" table:style-name="ce10">
            <text:p>45.182</text:p>
          </table:table-cell>
          <table:table-cell office:value-type="float" office:value="37.630000000000003" table:style-name="ce10">
            <text:p>37.63</text:p>
          </table:table-cell>
          <table:table-cell office:value-type="float" office:value="93.896000000000001" table:style-name="ce10">
            <text:p>93.896</text:p>
          </table:table-cell>
          <table:table-cell office:value-type="float" office:value="81.429000000000002" table:style-name="ce10">
            <text:p>81.429</text:p>
          </table:table-cell>
          <table:table-cell office:value-type="float" office:value="80.338999999999999" table:style-name="ce10">
            <text:p>80.339</text:p>
          </table:table-cell>
          <table:table-cell office:value-type="float" office:value="73.957999999999998" table:style-name="ce10">
            <text:p>73.958</text:p>
          </table:table-cell>
          <table:table-cell office:value-type="float" office:value="80.519000000000005" table:style-name="ce10">
            <text:p>80.519</text:p>
          </table:table-cell>
          <table:table-cell office:value-type="float" office:value="58.648000000000003" table:style-name="ce10">
            <text:p>58.648</text:p>
          </table:table-cell>
          <table:table-cell office:value-type="float" office:value="44.271000000000001" table:style-name="ce10">
            <text:p>44.271</text:p>
          </table:table-cell>
          <table:table-cell office:value-type="float" office:value="83.896000000000001" table:style-name="ce10">
            <text:p>83.896</text:p>
          </table:table-cell>
          <table:table-cell office:value-type="float" office:value="22.164000000000001" table:style-name="ce10">
            <text:p>22.164</text:p>
          </table:table-cell>
          <table:table-cell office:value-type="float" office:value="73.635999999999996" table:style-name="ce10">
            <text:p>73.636</text:p>
          </table:table-cell>
          <table:table-cell office:value-type="float" office:value="86.623000000000005" table:style-name="ce10">
            <text:p>86.623</text:p>
          </table:table-cell>
          <table:table-cell office:value-type="float" office:value="94.423000000000002" table:style-name="ce10">
            <text:p>94.423</text:p>
          </table:table-cell>
          <table:table-cell office:value-type="float" office:value="57.292000000000002" table:style-name="ce10">
            <text:p>57.292</text:p>
          </table:table-cell>
          <table:table-cell office:value-type="float" office:value="46.433" table:style-name="ce10">
            <text:p>46.433</text:p>
          </table:table-cell>
          <table:table-cell office:value-type="float" office:value="48.634999999999998" table:style-name="ce10">
            <text:p>48.635</text:p>
          </table:table-cell>
          <table:table-cell office:value-type="float" office:value="18.905000000000001" table:style-name="ce10">
            <text:p>18.905</text:p>
          </table:table-cell>
          <table:table-cell office:value-type="float" office:value="4.54" table:style-name="ce10">
            <text:p>4.54</text:p>
          </table:table-cell>
          <table:table-cell office:value-type="float" office:value="10.375999999999999" table:style-name="ce10">
            <text:p>10.376</text:p>
          </table:table-cell>
          <table:table-cell office:value-type="float" office:value="35.279000000000003" table:style-name="ce10">
            <text:p>35.279</text:p>
          </table:table-cell>
          <table:table-cell office:value-type="float" office:value="49.805" table:style-name="ce10">
            <text:p>49.805</text:p>
          </table:table-cell>
          <table:table-cell office:value-type="float" office:value="6.9459999999999997" table:style-name="ce10">
            <text:p>6.946</text:p>
          </table:table-cell>
          <table:table-cell office:value-type="float" office:value="87.587999999999994" table:style-name="ce10">
            <text:p>87.588</text:p>
          </table:table-cell>
          <table:table-cell office:value-type="float" office:value="71.045000000000002" table:style-name="ce10">
            <text:p>71.045</text:p>
          </table:table-cell>
          <table:table-cell office:value-type="float" office:value="76.554000000000002" table:style-name="ce10">
            <text:p>76.554</text:p>
          </table:table-cell>
          <table:table-cell office:value-type="float" office:value="7.532" table:style-name="ce10">
            <text:p>7.532</text:p>
          </table:table-cell>
          <table:table-cell office:value-type="float" office:value="87.403000000000006" table:style-name="ce10">
            <text:p>87.403</text:p>
          </table:table-cell>
          <table:table-cell office:value-type="float" office:value="5.0650000000000004" table:style-name="ce10">
            <text:p>5.065</text:p>
          </table:table-cell>
          <table:table-cell office:value-type="float" office:value="6.8739999999999997" table:style-name="ce10">
            <text:p>6.874</text:p>
          </table:table-cell>
          <table:table-cell office:value-type="float" office:value="88.846000000000004" table:style-name="ce10">
            <text:p>88.846</text:p>
          </table:table-cell>
          <table:table-cell office:value-type="float" office:value="4.28" table:style-name="ce10">
            <text:p>4.28</text:p>
          </table:table-cell>
          <table:table-cell office:value-type="float" office:value="47.17" table:style-name="ce10">
            <text:p>47.17</text:p>
          </table:table-cell>
          <table:table-cell office:value-type="string" table:style-name="ce10">
            <text:p>[c]</text:p>
          </table:table-cell>
          <table:table-cell office:value-type="string" table:style-name="ce10">
            <text:p>[c]</text:p>
          </table:table-cell>
          <table:table-cell office:value-type="float" office:value="44" table:style-name="ce10">
            <text:p>44</text:p>
          </table:table-cell>
          <table:table-cell office:value-type="string" table:style-name="ce10">
            <text:p>[c]</text:p>
          </table:table-cell>
          <table:table-cell office:value-type="string" table:style-name="ce10">
            <text:p>[c]</text:p>
          </table:table-cell>
          <table:table-cell office:value-type="float" office:value="35.848999999999997" table:style-name="ce10">
            <text:p>35.849</text:p>
          </table:table-cell>
          <table:table-cell office:value-type="float" office:value="35.848999999999997" table:style-name="ce10">
            <text:p>35.849</text:p>
          </table:table-cell>
          <table:table-cell office:value-type="float" office:value="28.302" table:style-name="ce10">
            <text:p>28.302</text:p>
          </table:table-cell>
          <table:table-cell office:value-type="float" office:value="64.150999999999996" table:style-name="ce10">
            <text:p>64.151</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2" table:style-name="ce10">
            <text:p>72</text:p>
          </table:table-cell>
          <table:table-cell office:value-type="string" table:style-name="ce10">
            <text:p>[c]</text:p>
          </table:table-cell>
          <table:table-cell office:value-type="float" office:value="66.361000000000004" table:style-name="ce10">
            <text:p>66.361</text:p>
          </table:table-cell>
          <table:table-cell office:value-type="float" office:value="67.543000000000006" table:style-name="ce10">
            <text:p>67.543</text:p>
          </table:table-cell>
          <table:table-cell office:value-type="float" office:value="63.863" table:style-name="ce10">
            <text:p>63.863</text:p>
          </table:table-cell>
          <table:table-cell office:value-type="float" office:value="33.158000000000001" table:style-name="ce10">
            <text:p>33.158</text:p>
          </table:table-cell>
          <table:table-cell office:value-type="float" office:value="73.001000000000005" table:style-name="ce10">
            <text:p>73.001</text:p>
          </table:table-cell>
          <table:table-cell office:value-type="float" office:value="70.903999999999996" table:style-name="ce10">
            <text:p>70.904</text:p>
          </table:table-cell>
          <table:table-cell office:value-type="float" office:value="74.703999999999994" table:style-name="ce10">
            <text:p>74.704</text:p>
          </table:table-cell>
          <table:table-cell office:value-type="float" office:value="72.858999999999995" table:style-name="ce10">
            <text:p>72.859</text:p>
          </table:table-cell>
          <table:table-cell table:number-columns-repeated="16259"/>
        </table:table-row>
        <table:table-row table:style-name="ro5">
          <table:table-cell office:value-type="string" table:style-name="ce4">
            <text:p>UKHSA</text:p>
          </table:table-cell>
          <table:table-cell office:value-type="string" table:style-name="ce4">
            <text:p>UK Health Security Agency</text:p>
          </table:table-cell>
          <table:table-cell office:value-type="string" table:style-name="ce4">
            <text:p>Health and Social Care</text:p>
          </table:table-cell>
          <table:table-cell table:style-name="ce4"/>
          <table:table-cell office:value-type="float" office:value="66.299000000000007" table:style-name="ce10">
            <text:p>66.299</text:p>
          </table:table-cell>
          <table:table-cell office:value-type="float" office:value="58.59" table:style-name="ce10">
            <text:p>58.59</text:p>
          </table:table-cell>
          <table:table-cell office:value-type="float" office:value="28.190999999999999" table:style-name="ce10">
            <text:p>28.191</text:p>
          </table:table-cell>
          <table:table-cell office:value-type="float" office:value="73.263999999999996" table:style-name="ce10">
            <text:p>73.264</text:p>
          </table:table-cell>
          <table:table-cell office:value-type="float" office:value="75.569999999999993" table:style-name="ce10">
            <text:p>75.57</text:p>
          </table:table-cell>
          <table:table-cell office:value-type="float" office:value="78.397000000000006" table:style-name="ce10">
            <text:p>78.397</text:p>
          </table:table-cell>
          <table:table-cell office:value-type="float" office:value="76.182000000000002" table:style-name="ce10">
            <text:p>76.182</text:p>
          </table:table-cell>
          <table:table-cell office:value-type="float" office:value="84.061999999999998" table:style-name="ce10">
            <text:p>84.062</text:p>
          </table:table-cell>
          <table:table-cell office:value-type="float" office:value="51.381999999999998" table:style-name="ce10">
            <text:p>51.382</text:p>
          </table:table-cell>
          <table:table-cell office:value-type="float" office:value="78.834999999999994" table:style-name="ce10">
            <text:p>78.835</text:p>
          </table:table-cell>
          <table:table-cell office:value-type="float" office:value="72.12" table:style-name="ce10">
            <text:p>72.12</text:p>
          </table:table-cell>
          <table:table-cell office:value-type="float" office:value="28.193999999999999" table:style-name="ce10">
            <text:p>28.194</text:p>
          </table:table-cell>
          <table:table-cell office:value-type="float" office:value="44.756999999999998" table:style-name="ce10">
            <text:p>44.757</text:p>
          </table:table-cell>
          <table:table-cell office:value-type="float" office:value="89.784999999999997" table:style-name="ce10">
            <text:p>89.785</text:p>
          </table:table-cell>
          <table:table-cell office:value-type="float" office:value="79.061999999999998" table:style-name="ce10">
            <text:p>79.062</text:p>
          </table:table-cell>
          <table:table-cell office:value-type="float" office:value="75.096999999999994" table:style-name="ce10">
            <text:p>75.097</text:p>
          </table:table-cell>
          <table:table-cell office:value-type="float" office:value="55.591000000000001" table:style-name="ce10">
            <text:p>55.591</text:p>
          </table:table-cell>
          <table:table-cell office:value-type="float" office:value="78.242000000000004" table:style-name="ce10">
            <text:p>78.242</text:p>
          </table:table-cell>
          <table:table-cell office:value-type="float" office:value="76.963999999999999" table:style-name="ce10">
            <text:p>76.964</text:p>
          </table:table-cell>
          <table:table-cell office:value-type="float" office:value="79.825999999999993" table:style-name="ce10">
            <text:p>79.826</text:p>
          </table:table-cell>
          <table:table-cell office:value-type="float" office:value="74.614000000000004" table:style-name="ce10">
            <text:p>74.614</text:p>
          </table:table-cell>
          <table:table-cell office:value-type="float" office:value="89.367000000000004" table:style-name="ce10">
            <text:p>89.367</text:p>
          </table:table-cell>
          <table:table-cell office:value-type="float" office:value="85.153000000000006" table:style-name="ce10">
            <text:p>85.153</text:p>
          </table:table-cell>
          <table:table-cell office:value-type="float" office:value="66.585999999999999" table:style-name="ce10">
            <text:p>66.586</text:p>
          </table:table-cell>
          <table:table-cell office:value-type="float" office:value="79.230999999999995" table:style-name="ce10">
            <text:p>79.231</text:p>
          </table:table-cell>
          <table:table-cell office:value-type="float" office:value="82.6" table:style-name="ce10">
            <text:p>82.6</text:p>
          </table:table-cell>
          <table:table-cell office:value-type="float" office:value="70.337999999999994" table:style-name="ce10">
            <text:p>70.338</text:p>
          </table:table-cell>
          <table:table-cell office:value-type="float" office:value="65.036000000000001" table:style-name="ce10">
            <text:p>65.036</text:p>
          </table:table-cell>
          <table:table-cell office:value-type="float" office:value="72.722999999999999" table:style-name="ce10">
            <text:p>72.723</text:p>
          </table:table-cell>
          <table:table-cell office:value-type="float" office:value="49.71" table:style-name="ce10">
            <text:p>49.71</text:p>
          </table:table-cell>
          <table:table-cell office:value-type="float" office:value="87.106999999999999" table:style-name="ce10">
            <text:p>87.107</text:p>
          </table:table-cell>
          <table:table-cell office:value-type="float" office:value="85.738" table:style-name="ce10">
            <text:p>85.738</text:p>
          </table:table-cell>
          <table:table-cell office:value-type="float" office:value="79.391000000000005" table:style-name="ce10">
            <text:p>79.391</text:p>
          </table:table-cell>
          <table:table-cell office:value-type="float" office:value="60.43" table:style-name="ce10">
            <text:p>60.43</text:p>
          </table:table-cell>
          <table:table-cell office:value-type="float" office:value="53.061999999999998" table:style-name="ce10">
            <text:p>53.062</text:p>
          </table:table-cell>
          <table:table-cell office:value-type="float" office:value="43.241" table:style-name="ce10">
            <text:p>43.241</text:p>
          </table:table-cell>
          <table:table-cell office:value-type="float" office:value="48.753" table:style-name="ce10">
            <text:p>48.753</text:p>
          </table:table-cell>
          <table:table-cell office:value-type="float" office:value="81.543000000000006" table:style-name="ce10">
            <text:p>81.543</text:p>
          </table:table-cell>
          <table:table-cell office:value-type="float" office:value="85.05" table:style-name="ce10">
            <text:p>85.05</text:p>
          </table:table-cell>
          <table:table-cell office:value-type="float" office:value="70.637" table:style-name="ce10">
            <text:p>70.637</text:p>
          </table:table-cell>
          <table:table-cell office:value-type="float" office:value="78.150999999999996" table:style-name="ce10">
            <text:p>78.151</text:p>
          </table:table-cell>
          <table:table-cell office:value-type="float" office:value="65.37" table:style-name="ce10">
            <text:p>65.37</text:p>
          </table:table-cell>
          <table:table-cell office:value-type="float" office:value="73.730999999999995" table:style-name="ce10">
            <text:p>73.731</text:p>
          </table:table-cell>
          <table:table-cell office:value-type="float" office:value="90.632000000000005" table:style-name="ce10">
            <text:p>90.632</text:p>
          </table:table-cell>
          <table:table-cell office:value-type="float" office:value="70.278000000000006" table:style-name="ce10">
            <text:p>70.278</text:p>
          </table:table-cell>
          <table:table-cell office:value-type="float" office:value="60.555999999999997" table:style-name="ce10">
            <text:p>60.556</text:p>
          </table:table-cell>
          <table:table-cell office:value-type="float" office:value="72.378" table:style-name="ce10">
            <text:p>72.378</text:p>
          </table:table-cell>
          <table:table-cell office:value-type="float" office:value="29.594000000000001" table:style-name="ce10">
            <text:p>29.594</text:p>
          </table:table-cell>
          <table:table-cell office:value-type="float" office:value="32.414000000000001" table:style-name="ce10">
            <text:p>32.414</text:p>
          </table:table-cell>
          <table:table-cell office:value-type="float" office:value="22.507000000000001" table:style-name="ce10">
            <text:p>22.507</text:p>
          </table:table-cell>
          <table:table-cell office:value-type="float" office:value="66.569999999999993" table:style-name="ce10">
            <text:p>66.57</text:p>
          </table:table-cell>
          <table:table-cell office:value-type="float" office:value="54.14" table:style-name="ce10">
            <text:p>54.14</text:p>
          </table:table-cell>
          <table:table-cell office:value-type="float" office:value="66.424999999999997" table:style-name="ce10">
            <text:p>66.425</text:p>
          </table:table-cell>
          <table:table-cell office:value-type="float" office:value="60.247" table:style-name="ce10">
            <text:p>60.247</text:p>
          </table:table-cell>
          <table:table-cell office:value-type="float" office:value="44.326000000000001" table:style-name="ce10">
            <text:p>44.326</text:p>
          </table:table-cell>
          <table:table-cell office:value-type="float" office:value="49.345999999999997" table:style-name="ce10">
            <text:p>49.346</text:p>
          </table:table-cell>
          <table:table-cell office:value-type="float" office:value="24.927" table:style-name="ce10">
            <text:p>24.927</text:p>
          </table:table-cell>
          <table:table-cell office:value-type="float" office:value="24.782" table:style-name="ce10">
            <text:p>24.782</text:p>
          </table:table-cell>
          <table:table-cell office:value-type="float" office:value="54.73" table:style-name="ce10">
            <text:p>54.73</text:p>
          </table:table-cell>
          <table:table-cell office:value-type="float" office:value="35.213000000000001" table:style-name="ce10">
            <text:p>35.213</text:p>
          </table:table-cell>
          <table:table-cell office:value-type="float" office:value="42.652999999999999" table:style-name="ce10">
            <text:p>42.653</text:p>
          </table:table-cell>
          <table:table-cell office:value-type="float" office:value="60.067999999999998" table:style-name="ce10">
            <text:p>60.068</text:p>
          </table:table-cell>
          <table:table-cell office:value-type="float" office:value="50.024000000000001" table:style-name="ce10">
            <text:p>50.024</text:p>
          </table:table-cell>
          <table:table-cell office:value-type="float" office:value="39.844999999999999" table:style-name="ce10">
            <text:p>39.845</text:p>
          </table:table-cell>
          <table:table-cell office:value-type="float" office:value="47.539000000000001" table:style-name="ce10">
            <text:p>47.539</text:p>
          </table:table-cell>
          <table:table-cell office:value-type="float" office:value="44.875" table:style-name="ce10">
            <text:p>44.875</text:p>
          </table:table-cell>
          <table:table-cell office:value-type="float" office:value="43.366" table:style-name="ce10">
            <text:p>43.366</text:p>
          </table:table-cell>
          <table:table-cell office:value-type="float" office:value="33.139000000000003" table:style-name="ce10">
            <text:p>33.139</text:p>
          </table:table-cell>
          <table:table-cell office:value-type="float" office:value="88.781000000000006" table:style-name="ce10">
            <text:p>88.781</text:p>
          </table:table-cell>
          <table:table-cell office:value-type="float" office:value="73.418999999999997" table:style-name="ce10">
            <text:p>73.419</text:p>
          </table:table-cell>
          <table:table-cell office:value-type="float" office:value="69.537000000000006" table:style-name="ce10">
            <text:p>69.537</text:p>
          </table:table-cell>
          <table:table-cell office:value-type="float" office:value="66.302999999999997" table:style-name="ce10">
            <text:p>66.303</text:p>
          </table:table-cell>
          <table:table-cell office:value-type="float" office:value="77.256" table:style-name="ce10">
            <text:p>77.256</text:p>
          </table:table-cell>
          <table:table-cell office:value-type="float" office:value="49.274000000000001" table:style-name="ce10">
            <text:p>49.274</text:p>
          </table:table-cell>
          <table:table-cell office:value-type="float" office:value="32.161999999999999" table:style-name="ce10">
            <text:p>32.162</text:p>
          </table:table-cell>
          <table:table-cell office:value-type="float" office:value="64.111000000000004" table:style-name="ce10">
            <text:p>64.111</text:p>
          </table:table-cell>
          <table:table-cell office:value-type="float" office:value="31.146999999999998" table:style-name="ce10">
            <text:p>31.147</text:p>
          </table:table-cell>
          <table:table-cell office:value-type="float" office:value="82.212000000000003" table:style-name="ce10">
            <text:p>82.212</text:p>
          </table:table-cell>
          <table:table-cell office:value-type="float" office:value="73.349000000000004" table:style-name="ce10">
            <text:p>73.349</text:p>
          </table:table-cell>
          <table:table-cell office:value-type="float" office:value="90.864999999999995" table:style-name="ce10">
            <text:p>90.865</text:p>
          </table:table-cell>
          <table:table-cell office:value-type="float" office:value="61.106999999999999" table:style-name="ce10">
            <text:p>61.107</text:p>
          </table:table-cell>
          <table:table-cell office:value-type="float" office:value="44.009" table:style-name="ce10">
            <text:p>44.009</text:p>
          </table:table-cell>
          <table:table-cell office:value-type="float" office:value="60.131" table:style-name="ce10">
            <text:p>60.131</text:p>
          </table:table-cell>
          <table:table-cell office:value-type="float" office:value="26.395" table:style-name="ce10">
            <text:p>26.395</text:p>
          </table:table-cell>
          <table:table-cell office:value-type="float" office:value="8.1069999999999993" table:style-name="ce10">
            <text:p>8.107</text:p>
          </table:table-cell>
          <table:table-cell office:value-type="float" office:value="17.039000000000001" table:style-name="ce10">
            <text:p>17.039</text:p>
          </table:table-cell>
          <table:table-cell office:value-type="float" office:value="36.722999999999999" table:style-name="ce10">
            <text:p>36.723</text:p>
          </table:table-cell>
          <table:table-cell office:value-type="float" office:value="38.131" table:style-name="ce10">
            <text:p>38.131</text:p>
          </table:table-cell>
          <table:table-cell office:value-type="float" office:value="6.657" table:style-name="ce10">
            <text:p>6.657</text:p>
          </table:table-cell>
          <table:table-cell office:value-type="float" office:value="85.185000000000002" table:style-name="ce10">
            <text:p>85.185</text:p>
          </table:table-cell>
          <table:table-cell office:value-type="float" office:value="59.496000000000002" table:style-name="ce10">
            <text:p>59.496</text:p>
          </table:table-cell>
          <table:table-cell office:value-type="float" office:value="66.090999999999994" table:style-name="ce10">
            <text:p>66.091</text:p>
          </table:table-cell>
          <table:table-cell office:value-type="float" office:value="9.2210000000000001" table:style-name="ce10">
            <text:p>9.221</text:p>
          </table:table-cell>
          <table:table-cell office:value-type="float" office:value="84.245000000000005" table:style-name="ce10">
            <text:p>84.245</text:p>
          </table:table-cell>
          <table:table-cell office:value-type="float" office:value="6.5339999999999998" table:style-name="ce10">
            <text:p>6.534</text:p>
          </table:table-cell>
          <table:table-cell office:value-type="float" office:value="11.331" table:style-name="ce10">
            <text:p>11.331</text:p>
          </table:table-cell>
          <table:table-cell office:value-type="float" office:value="82.991" table:style-name="ce10">
            <text:p>82.991</text:p>
          </table:table-cell>
          <table:table-cell office:value-type="float" office:value="5.6779999999999999" table:style-name="ce10">
            <text:p>5.678</text:p>
          </table:table-cell>
          <table:table-cell office:value-type="float" office:value="43.469000000000001" table:style-name="ce10">
            <text:p>43.469</text:p>
          </table:table-cell>
          <table:table-cell office:value-type="float" office:value="43.040999999999997" table:style-name="ce10">
            <text:p>43.041</text:p>
          </table:table-cell>
          <table:table-cell office:value-type="float" office:value="13.49" table:style-name="ce10">
            <text:p>13.49</text:p>
          </table:table-cell>
          <table:table-cell office:value-type="float" office:value="29.556999999999999" table:style-name="ce10">
            <text:p>29.557</text:p>
          </table:table-cell>
          <table:table-cell office:value-type="float" office:value="57.634999999999998" table:style-name="ce10">
            <text:p>57.635</text:p>
          </table:table-cell>
          <table:table-cell office:value-type="float" office:value="12.808" table:style-name="ce10">
            <text:p>12.808</text:p>
          </table:table-cell>
          <table:table-cell office:value-type="float" office:value="32.119999999999997" table:style-name="ce10">
            <text:p>32.12</text:p>
          </table:table-cell>
          <table:table-cell office:value-type="float" office:value="38.33" table:style-name="ce10">
            <text:p>38.33</text:p>
          </table:table-cell>
          <table:table-cell office:value-type="float" office:value="29.55" table:style-name="ce10">
            <text:p>29.55</text:p>
          </table:table-cell>
          <table:table-cell office:value-type="float" office:value="61.752000000000002" table:style-name="ce10">
            <text:p>61.752</text:p>
          </table:table-cell>
          <table:table-cell office:value-type="float" office:value="19.016999999999999" table:style-name="ce10">
            <text:p>19.017</text:p>
          </table:table-cell>
          <table:table-cell office:value-type="float" office:value="19.231000000000002" table:style-name="ce10">
            <text:p>19.231</text:p>
          </table:table-cell>
          <table:table-cell office:value-type="float" office:value="30.048999999999999" table:style-name="ce10">
            <text:p>30.049</text:p>
          </table:table-cell>
          <table:table-cell office:value-type="float" office:value="62.069000000000003" table:style-name="ce10">
            <text:p>62.069</text:p>
          </table:table-cell>
          <table:table-cell office:value-type="float" office:value="7.8819999999999997" table:style-name="ce10">
            <text:p>7.882</text:p>
          </table:table-cell>
          <table:table-cell office:value-type="float" office:value="62.085000000000001" table:style-name="ce10">
            <text:p>62.085</text:p>
          </table:table-cell>
          <table:table-cell office:value-type="float" office:value="69.058000000000007" table:style-name="ce10">
            <text:p>69.058</text:p>
          </table:table-cell>
          <table:table-cell office:value-type="float" office:value="59.173999999999999" table:style-name="ce10">
            <text:p>59.174</text:p>
          </table:table-cell>
          <table:table-cell office:value-type="float" office:value="37.527000000000001" table:style-name="ce10">
            <text:p>37.527</text:p>
          </table:table-cell>
          <table:table-cell office:value-type="float" office:value="70.861999999999995" table:style-name="ce10">
            <text:p>70.862</text:p>
          </table:table-cell>
          <table:table-cell office:value-type="float" office:value="72.069000000000003" table:style-name="ce10">
            <text:p>72.069</text:p>
          </table:table-cell>
          <table:table-cell office:value-type="float" office:value="60.695999999999998" table:style-name="ce10">
            <text:p>60.696</text:p>
          </table:table-cell>
          <table:table-cell office:value-type="float" office:value="57.432000000000002" table:style-name="ce10">
            <text:p>57.432</text:p>
          </table:table-cell>
          <table:table-cell table:number-columns-repeated="16259"/>
        </table:table-row>
        <table:table-row table:style-name="ro5">
          <table:table-cell office:value-type="string" table:style-name="ce4">
            <text:p>UKSA</text:p>
          </table:table-cell>
          <table:table-cell office:value-type="string" table:style-name="ce4">
            <text:p>UK Statistics Authority</text:p>
          </table:table-cell>
          <table:table-cell office:value-type="string" table:style-name="ce4">
            <text:p>UK Statistics Authority</text:p>
          </table:table-cell>
          <table:table-cell table:style-name="ce4"/>
          <table:table-cell office:value-type="float" office:value="97.727000000000004" table:style-name="ce10">
            <text:p>97.727</text:p>
          </table:table-cell>
          <table:table-cell office:value-type="float" office:value="72.093000000000004" table:style-name="ce10">
            <text:p>72.093</text:p>
          </table:table-cell>
          <table:table-cell office:value-type="float" office:value="20.276" table:style-name="ce10">
            <text:p>20.276</text:p>
          </table:table-cell>
          <table:table-cell office:value-type="float" office:value="73.213999999999999" table:style-name="ce10">
            <text:p>73.214</text:p>
          </table:table-cell>
          <table:table-cell office:value-type="float" office:value="86.512" table:style-name="ce10">
            <text:p>86.512</text:p>
          </table:table-cell>
          <table:table-cell office:value-type="float" office:value="90.697999999999993" table:style-name="ce10">
            <text:p>90.698</text:p>
          </table:table-cell>
          <table:table-cell office:value-type="float" office:value="82.171000000000006" table:style-name="ce10">
            <text:p>82.171</text:p>
          </table:table-cell>
          <table:table-cell office:value-type="float" office:value="84.495999999999995" table:style-name="ce10">
            <text:p>84.496</text:p>
          </table:table-cell>
          <table:table-cell office:value-type="float" office:value="65.116" table:style-name="ce10">
            <text:p>65.116</text:p>
          </table:table-cell>
          <table:table-cell office:value-type="float" office:value="86.046999999999997" table:style-name="ce10">
            <text:p>86.047</text:p>
          </table:table-cell>
          <table:table-cell office:value-type="float" office:value="84.884" table:style-name="ce10">
            <text:p>84.884</text:p>
          </table:table-cell>
          <table:table-cell office:value-type="float" office:value="48.837000000000003" table:style-name="ce10">
            <text:p>48.837</text:p>
          </table:table-cell>
          <table:table-cell office:value-type="float" office:value="79.328000000000003" table:style-name="ce10">
            <text:p>79.328</text:p>
          </table:table-cell>
          <table:table-cell office:value-type="float" office:value="95.349000000000004" table:style-name="ce10">
            <text:p>95.349</text:p>
          </table:table-cell>
          <table:table-cell office:value-type="float" office:value="93.022999999999996" table:style-name="ce10">
            <text:p>93.023</text:p>
          </table:table-cell>
          <table:table-cell office:value-type="float" office:value="81.394999999999996" table:style-name="ce10">
            <text:p>81.395</text:p>
          </table:table-cell>
          <table:table-cell office:value-type="float" office:value="74.418999999999997" table:style-name="ce10">
            <text:p>74.419</text:p>
          </table:table-cell>
          <table:table-cell office:value-type="float" office:value="88.372" table:style-name="ce10">
            <text:p>88.372</text:p>
          </table:table-cell>
          <table:table-cell office:value-type="float" office:value="88.372" table:style-name="ce10">
            <text:p>88.372</text:p>
          </table:table-cell>
          <table:table-cell office:value-type="float" office:value="93.022999999999996" table:style-name="ce10">
            <text:p>93.023</text:p>
          </table:table-cell>
          <table:table-cell office:value-type="float" office:value="81.394999999999996" table:style-name="ce10">
            <text:p>81.395</text:p>
          </table:table-cell>
          <table:table-cell office:value-type="float" office:value="97.674000000000007" table:style-name="ce10">
            <text:p>97.674</text:p>
          </table:table-cell>
          <table:table-cell office:value-type="float" office:value="90.697999999999993" table:style-name="ce10">
            <text:p>90.698</text:p>
          </table:table-cell>
          <table:table-cell office:value-type="float" office:value="81.394999999999996" table:style-name="ce10">
            <text:p>81.395</text:p>
          </table:table-cell>
          <table:table-cell office:value-type="float" office:value="83.721000000000004" table:style-name="ce10">
            <text:p>83.721</text:p>
          </table:table-cell>
          <table:table-cell office:value-type="float" office:value="81.394999999999996" table:style-name="ce10">
            <text:p>81.395</text:p>
          </table:table-cell>
          <table:table-cell office:value-type="float" office:value="69.766999999999996" table:style-name="ce10">
            <text:p>69.767</text:p>
          </table:table-cell>
          <table:table-cell office:value-type="float" office:value="76.744" table:style-name="ce10">
            <text:p>76.744</text:p>
          </table:table-cell>
          <table:table-cell office:value-type="float" office:value="76.744" table:style-name="ce10">
            <text:p>76.744</text:p>
          </table:table-cell>
          <table:table-cell office:value-type="float" office:value="62.790999999999997" table:style-name="ce10">
            <text:p>62.791</text:p>
          </table:table-cell>
          <table:table-cell office:value-type="float" office:value="79.069999999999993" table:style-name="ce10">
            <text:p>79.07</text:p>
          </table:table-cell>
          <table:table-cell office:value-type="float" office:value="88.372" table:style-name="ce10">
            <text:p>88.372</text:p>
          </table:table-cell>
          <table:table-cell office:value-type="float" office:value="86.046999999999997" table:style-name="ce10">
            <text:p>86.047</text:p>
          </table:table-cell>
          <table:table-cell office:value-type="float" office:value="74.418999999999997" table:style-name="ce10">
            <text:p>74.419</text:p>
          </table:table-cell>
          <table:table-cell office:value-type="float" office:value="67.441999999999993" table:style-name="ce10">
            <text:p>67.442</text:p>
          </table:table-cell>
          <table:table-cell office:value-type="float" office:value="51.162999999999997" table:style-name="ce10">
            <text:p>51.163</text:p>
          </table:table-cell>
          <table:table-cell office:value-type="float" office:value="67.441999999999993" table:style-name="ce10">
            <text:p>67.442</text:p>
          </table:table-cell>
          <table:table-cell office:value-type="float" office:value="90.697999999999993" table:style-name="ce10">
            <text:p>90.698</text:p>
          </table:table-cell>
          <table:table-cell office:value-type="float" office:value="83.721000000000004" table:style-name="ce10">
            <text:p>83.721</text:p>
          </table:table-cell>
          <table:table-cell office:value-type="float" office:value="81.394999999999996" table:style-name="ce10">
            <text:p>81.395</text:p>
          </table:table-cell>
          <table:table-cell office:value-type="float" office:value="88.372" table:style-name="ce10">
            <text:p>88.372</text:p>
          </table:table-cell>
          <table:table-cell office:value-type="float" office:value="83.721000000000004" table:style-name="ce10">
            <text:p>83.721</text:p>
          </table:table-cell>
          <table:table-cell office:value-type="float" office:value="86.046999999999997" table:style-name="ce10">
            <text:p>86.047</text:p>
          </table:table-cell>
          <table:table-cell office:value-type="float" office:value="88.372" table:style-name="ce10">
            <text:p>88.372</text:p>
          </table:table-cell>
          <table:table-cell office:value-type="float" office:value="86.046999999999997" table:style-name="ce10">
            <text:p>86.047</text:p>
          </table:table-cell>
          <table:table-cell office:value-type="float" office:value="81.394999999999996" table:style-name="ce10">
            <text:p>81.395</text:p>
          </table:table-cell>
          <table:table-cell office:value-type="float" office:value="83.721000000000004" table:style-name="ce10">
            <text:p>83.721</text:p>
          </table:table-cell>
          <table:table-cell office:value-type="float" office:value="58.14" table:style-name="ce10">
            <text:p>58.14</text:p>
          </table:table-cell>
          <table:table-cell office:value-type="float" office:value="53.488" table:style-name="ce10">
            <text:p>53.488</text:p>
          </table:table-cell>
          <table:table-cell office:value-type="float" office:value="34.884" table:style-name="ce10">
            <text:p>34.884</text:p>
          </table:table-cell>
          <table:table-cell office:value-type="float" office:value="74.418999999999997" table:style-name="ce10">
            <text:p>74.419</text:p>
          </table:table-cell>
          <table:table-cell office:value-type="float" office:value="67.441999999999993" table:style-name="ce10">
            <text:p>67.442</text:p>
          </table:table-cell>
          <table:table-cell office:value-type="float" office:value="97.674000000000007" table:style-name="ce10">
            <text:p>97.674</text:p>
          </table:table-cell>
          <table:table-cell office:value-type="float" office:value="88.372" table:style-name="ce10">
            <text:p>88.372</text:p>
          </table:table-cell>
          <table:table-cell office:value-type="float" office:value="81.394999999999996" table:style-name="ce10">
            <text:p>81.395</text:p>
          </table:table-cell>
          <table:table-cell office:value-type="float" office:value="76.744" table:style-name="ce10">
            <text:p>76.744</text:p>
          </table:table-cell>
          <table:table-cell office:value-type="float" office:value="65.116" table:style-name="ce10">
            <text:p>65.116</text:p>
          </table:table-cell>
          <table:table-cell office:value-type="float" office:value="69.766999999999996" table:style-name="ce10">
            <text:p>69.767</text:p>
          </table:table-cell>
          <table:table-cell office:value-type="float" office:value="78.570999999999998" table:style-name="ce10">
            <text:p>78.571</text:p>
          </table:table-cell>
          <table:table-cell office:value-type="float" office:value="74.418999999999997" table:style-name="ce10">
            <text:p>74.419</text:p>
          </table:table-cell>
          <table:table-cell office:value-type="float" office:value="81.394999999999996" table:style-name="ce10">
            <text:p>81.395</text:p>
          </table:table-cell>
          <table:table-cell office:value-type="float" office:value="81.394999999999996" table:style-name="ce10">
            <text:p>81.395</text:p>
          </table:table-cell>
          <table:table-cell office:value-type="float" office:value="76.744" table:style-name="ce10">
            <text:p>76.744</text:p>
          </table:table-cell>
          <table:table-cell office:value-type="float" office:value="62.790999999999997" table:style-name="ce10">
            <text:p>62.791</text:p>
          </table:table-cell>
          <table:table-cell office:value-type="float" office:value="74.418999999999997" table:style-name="ce10">
            <text:p>74.419</text:p>
          </table:table-cell>
          <table:table-cell office:value-type="float" office:value="74.418999999999997" table:style-name="ce10">
            <text:p>74.419</text:p>
          </table:table-cell>
          <table:table-cell office:value-type="float" office:value="79.069999999999993" table:style-name="ce10">
            <text:p>79.07</text:p>
          </table:table-cell>
          <table:table-cell office:value-type="float" office:value="53.488" table:style-name="ce10">
            <text:p>53.488</text:p>
          </table:table-cell>
          <table:table-cell office:value-type="float" office:value="93.022999999999996" table:style-name="ce10">
            <text:p>93.023</text:p>
          </table:table-cell>
          <table:table-cell office:value-type="float" office:value="86.046999999999997" table:style-name="ce10">
            <text:p>86.047</text:p>
          </table:table-cell>
          <table:table-cell office:value-type="float" office:value="79.069999999999993" table:style-name="ce10">
            <text:p>79.07</text:p>
          </table:table-cell>
          <table:table-cell office:value-type="float" office:value="83.721000000000004" table:style-name="ce10">
            <text:p>83.721</text:p>
          </table:table-cell>
          <table:table-cell office:value-type="float" office:value="86.046999999999997" table:style-name="ce10">
            <text:p>86.047</text:p>
          </table:table-cell>
          <table:table-cell office:value-type="float" office:value="72.093000000000004" table:style-name="ce10">
            <text:p>72.093</text:p>
          </table:table-cell>
          <table:table-cell office:value-type="float" office:value="41.86" table:style-name="ce10">
            <text:p>41.86</text:p>
          </table:table-cell>
          <table:table-cell office:value-type="float" office:value="88.372" table:style-name="ce10">
            <text:p>88.372</text:p>
          </table:table-cell>
          <table:table-cell office:value-type="float" office:value="65.116" table:style-name="ce10">
            <text:p>65.116</text:p>
          </table:table-cell>
          <table:table-cell office:value-type="float" office:value="85.713999999999999" table:style-name="ce10">
            <text:p>85.714</text:p>
          </table:table-cell>
          <table:table-cell office:value-type="float" office:value="72.093000000000004" table:style-name="ce10">
            <text:p>72.093</text:p>
          </table:table-cell>
          <table:table-cell office:value-type="float" office:value="97.619" table:style-name="ce10">
            <text:p>97.619</text:p>
          </table:table-cell>
          <table:table-cell office:value-type="float" office:value="59.524000000000001" table:style-name="ce10">
            <text:p>59.524</text:p>
          </table:table-cell>
          <table:table-cell office:value-type="float" office:value="60.465000000000003" table:style-name="ce10">
            <text:p>60.465</text:p>
          </table:table-cell>
          <table:table-cell office:value-type="float" office:value="83.721000000000004" table:style-name="ce10">
            <text:p>83.721</text:p>
          </table:table-cell>
          <table:table-cell office:value-type="float" office:value="62.790999999999997" table:style-name="ce10">
            <text:p>62.791</text:p>
          </table:table-cell>
          <table:table-cell office:value-type="float" office:value="6.9770000000000003" table:style-name="ce10">
            <text:p>6.977</text:p>
          </table:table-cell>
          <table:table-cell office:value-type="float" office:value="25.581" table:style-name="ce10">
            <text:p>25.581</text:p>
          </table:table-cell>
          <table:table-cell office:value-type="float" office:value="46.512" table:style-name="ce10">
            <text:p>46.512</text:p>
          </table:table-cell>
          <table:table-cell office:value-type="float" office:value="20.93" table:style-name="ce10">
            <text:p>20.93</text:p>
          </table:table-cell>
          <table:table-cell office:value-type="string" table:style-name="ce10">
            <text:p>[c]</text:p>
          </table:table-cell>
          <table:table-cell office:value-type="float" office:value="95.349000000000004" table:style-name="ce10">
            <text:p>95.349</text:p>
          </table:table-cell>
          <table:table-cell office:value-type="float" office:value="76.744" table:style-name="ce10">
            <text:p>76.744</text:p>
          </table:table-cell>
          <table:table-cell office:value-type="float" office:value="85.713999999999999" table:style-name="ce10">
            <text:p>85.714</text:p>
          </table:table-cell>
          <table:table-cell office:value-type="string" table:style-name="ce10">
            <text:p>[c]</text:p>
          </table:table-cell>
          <table:table-cell office:value-type="float" office:value="86.046999999999997" table:style-name="ce10">
            <text:p>86.047</text:p>
          </table:table-cell>
          <table:table-cell office:value-type="string" table:style-name="ce10">
            <text:p>[c]</text:p>
          </table:table-cell>
          <table:table-cell office:value-type="string" table:style-name="ce10">
            <text:p>[c]</text:p>
          </table:table-cell>
          <table:table-cell office:value-type="float" office:value="88.372" table:style-name="ce10">
            <text:p>88.37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0" table:style-name="ce10">
            <text:p>0</text:p>
          </table:table-cell>
          <table:table-cell office:value-type="float" office:value="0" table:style-name="ce10">
            <text:p>0</text:p>
          </table:table-cell>
          <table:table-cell office:value-type="float" office:value="0" table:style-name="ce10">
            <text:p>0</text:p>
          </table:table-cell>
          <table:table-cell office:value-type="float" office:value="69.048000000000002" table:style-name="ce10">
            <text:p>69.048</text:p>
          </table:table-cell>
          <table:table-cell office:value-type="float" office:value="66.667000000000002" table:style-name="ce10">
            <text:p>66.667</text:p>
          </table:table-cell>
          <table:table-cell office:value-type="float" office:value="64.286000000000001" table:style-name="ce10">
            <text:p>64.286</text:p>
          </table:table-cell>
          <table:table-cell office:value-type="float" office:value="28.571000000000002" table:style-name="ce10">
            <text:p>28.571</text:p>
          </table:table-cell>
          <table:table-cell office:value-type="float" office:value="76.19" table:style-name="ce10">
            <text:p>76.19</text:p>
          </table:table-cell>
          <table:table-cell office:value-type="float" office:value="80.951999999999998" table:style-name="ce10">
            <text:p>80.952</text:p>
          </table:table-cell>
          <table:table-cell office:value-type="float" office:value="61.905000000000001" table:style-name="ce10">
            <text:p>61.905</text:p>
          </table:table-cell>
          <table:table-cell office:value-type="float" office:value="69.048000000000002" table:style-name="ce10">
            <text:p>69.048</text:p>
          </table:table-cell>
          <table:table-cell table:number-columns-repeated="16259"/>
        </table:table-row>
        <table:table-row table:style-name="ro5">
          <table:table-cell office:value-type="string" table:style-name="ce4">
            <text:p>VCA</text:p>
          </table:table-cell>
          <table:table-cell office:value-type="string" table:style-name="ce4">
            <text:p>Vehicle Certification Agency</text:p>
          </table:table-cell>
          <table:table-cell office:value-type="string" table:style-name="ce4">
            <text:p>Transport</text:p>
          </table:table-cell>
          <table:table-cell table:style-name="ce4"/>
          <table:table-cell office:value-type="float" office:value="84.188000000000002" table:style-name="ce10">
            <text:p>84.188</text:p>
          </table:table-cell>
          <table:table-cell office:value-type="float" office:value="59.537999999999997" table:style-name="ce10">
            <text:p>59.538</text:p>
          </table:table-cell>
          <table:table-cell office:value-type="float" office:value="29.381" table:style-name="ce10">
            <text:p>29.381</text:p>
          </table:table-cell>
          <table:table-cell office:value-type="float" office:value="71.820999999999998" table:style-name="ce10">
            <text:p>71.821</text:p>
          </table:table-cell>
          <table:table-cell office:value-type="float" office:value="72.715999999999994" table:style-name="ce10">
            <text:p>72.716</text:p>
          </table:table-cell>
          <table:table-cell office:value-type="float" office:value="69.036000000000001" table:style-name="ce10">
            <text:p>69.036</text:p>
          </table:table-cell>
          <table:table-cell office:value-type="float" office:value="70.635999999999996" table:style-name="ce10">
            <text:p>70.636</text:p>
          </table:table-cell>
          <table:table-cell office:value-type="float" office:value="78.173000000000002" table:style-name="ce10">
            <text:p>78.173</text:p>
          </table:table-cell>
          <table:table-cell office:value-type="float" office:value="46.997" table:style-name="ce10">
            <text:p>46.997</text:p>
          </table:table-cell>
          <table:table-cell office:value-type="float" office:value="74.873000000000005" table:style-name="ce10">
            <text:p>74.873</text:p>
          </table:table-cell>
          <table:table-cell office:value-type="float" office:value="67.8" table:style-name="ce10">
            <text:p>67.8</text:p>
          </table:table-cell>
          <table:table-cell office:value-type="float" office:value="26.141999999999999" table:style-name="ce10">
            <text:p>26.142</text:p>
          </table:table-cell>
          <table:table-cell office:value-type="float" office:value="45.887999999999998" table:style-name="ce10">
            <text:p>45.888</text:p>
          </table:table-cell>
          <table:table-cell office:value-type="float" office:value="87.31" table:style-name="ce10">
            <text:p>87.31</text:p>
          </table:table-cell>
          <table:table-cell office:value-type="float" office:value="75.510000000000005" table:style-name="ce10">
            <text:p>75.51</text:p>
          </table:table-cell>
          <table:table-cell office:value-type="float" office:value="69.036000000000001" table:style-name="ce10">
            <text:p>69.036</text:p>
          </table:table-cell>
          <table:table-cell office:value-type="float" office:value="52.792000000000002" table:style-name="ce10">
            <text:p>52.792</text:p>
          </table:table-cell>
          <table:table-cell office:value-type="float" office:value="79.081999999999994" table:style-name="ce10">
            <text:p>79.082</text:p>
          </table:table-cell>
          <table:table-cell office:value-type="float" office:value="65.989999999999995" table:style-name="ce10">
            <text:p>65.99</text:p>
          </table:table-cell>
          <table:table-cell office:value-type="float" office:value="72.081000000000003" table:style-name="ce10">
            <text:p>72.081</text:p>
          </table:table-cell>
          <table:table-cell office:value-type="float" office:value="68.528000000000006" table:style-name="ce10">
            <text:p>68.528</text:p>
          </table:table-cell>
          <table:table-cell office:value-type="float" office:value="83.162999999999997" table:style-name="ce10">
            <text:p>83.163</text:p>
          </table:table-cell>
          <table:table-cell office:value-type="float" office:value="75.897000000000006" table:style-name="ce10">
            <text:p>75.897</text:p>
          </table:table-cell>
          <table:table-cell office:value-type="float" office:value="61.420999999999999" table:style-name="ce10">
            <text:p>61.421</text:p>
          </table:table-cell>
          <table:table-cell office:value-type="float" office:value="74.619" table:style-name="ce10">
            <text:p>74.619</text:p>
          </table:table-cell>
          <table:table-cell office:value-type="float" office:value="74.619" table:style-name="ce10">
            <text:p>74.619</text:p>
          </table:table-cell>
          <table:table-cell office:value-type="float" office:value="65.305999999999997" table:style-name="ce10">
            <text:p>65.306</text:p>
          </table:table-cell>
          <table:table-cell office:value-type="float" office:value="61.929000000000002" table:style-name="ce10">
            <text:p>61.929</text:p>
          </table:table-cell>
          <table:table-cell office:value-type="float" office:value="70.558000000000007" table:style-name="ce10">
            <text:p>70.558</text:p>
          </table:table-cell>
          <table:table-cell office:value-type="float" office:value="32.487000000000002" table:style-name="ce10">
            <text:p>32.487</text:p>
          </table:table-cell>
          <table:table-cell office:value-type="float" office:value="84.694000000000003" table:style-name="ce10">
            <text:p>84.694</text:p>
          </table:table-cell>
          <table:table-cell office:value-type="float" office:value="79.694999999999993" table:style-name="ce10">
            <text:p>79.695</text:p>
          </table:table-cell>
          <table:table-cell office:value-type="float" office:value="70.558000000000007" table:style-name="ce10">
            <text:p>70.558</text:p>
          </table:table-cell>
          <table:table-cell office:value-type="float" office:value="58.162999999999997" table:style-name="ce10">
            <text:p>58.163</text:p>
          </table:table-cell>
          <table:table-cell office:value-type="float" office:value="45.408000000000001" table:style-name="ce10">
            <text:p>45.408</text:p>
          </table:table-cell>
          <table:table-cell office:value-type="float" office:value="37.055999999999997" table:style-name="ce10">
            <text:p>37.056</text:p>
          </table:table-cell>
          <table:table-cell office:value-type="float" office:value="47.207999999999998" table:style-name="ce10">
            <text:p>47.208</text:p>
          </table:table-cell>
          <table:table-cell office:value-type="float" office:value="78.061000000000007" table:style-name="ce10">
            <text:p>78.061</text:p>
          </table:table-cell>
          <table:table-cell office:value-type="float" office:value="80.710999999999999" table:style-name="ce10">
            <text:p>80.711</text:p>
          </table:table-cell>
          <table:table-cell office:value-type="float" office:value="64.286000000000001" table:style-name="ce10">
            <text:p>64.286</text:p>
          </table:table-cell>
          <table:table-cell office:value-type="float" office:value="76.141999999999996" table:style-name="ce10">
            <text:p>76.142</text:p>
          </table:table-cell>
          <table:table-cell office:value-type="float" office:value="57.36" table:style-name="ce10">
            <text:p>57.36</text:p>
          </table:table-cell>
          <table:table-cell office:value-type="float" office:value="71.066000000000003" table:style-name="ce10">
            <text:p>71.066</text:p>
          </table:table-cell>
          <table:table-cell office:value-type="float" office:value="85.203999999999994" table:style-name="ce10">
            <text:p>85.204</text:p>
          </table:table-cell>
          <table:table-cell office:value-type="float" office:value="69.543000000000006" table:style-name="ce10">
            <text:p>69.543</text:p>
          </table:table-cell>
          <table:table-cell office:value-type="float" office:value="56.853000000000002" table:style-name="ce10">
            <text:p>56.853</text:p>
          </table:table-cell>
          <table:table-cell office:value-type="float" office:value="66.837000000000003" table:style-name="ce10">
            <text:p>66.837</text:p>
          </table:table-cell>
          <table:table-cell office:value-type="float" office:value="26.396000000000001" table:style-name="ce10">
            <text:p>26.396</text:p>
          </table:table-cell>
          <table:table-cell office:value-type="float" office:value="30.963999999999999" table:style-name="ce10">
            <text:p>30.964</text:p>
          </table:table-cell>
          <table:table-cell office:value-type="float" office:value="20.917999999999999" table:style-name="ce10">
            <text:p>20.918</text:p>
          </table:table-cell>
          <table:table-cell office:value-type="float" office:value="62.755000000000003" table:style-name="ce10">
            <text:p>62.755</text:p>
          </table:table-cell>
          <table:table-cell office:value-type="float" office:value="58.883000000000003" table:style-name="ce10">
            <text:p>58.883</text:p>
          </table:table-cell>
          <table:table-cell office:value-type="float" office:value="62.944000000000003" table:style-name="ce10">
            <text:p>62.944</text:p>
          </table:table-cell>
          <table:table-cell office:value-type="float" office:value="56.122" table:style-name="ce10">
            <text:p>56.122</text:p>
          </table:table-cell>
          <table:table-cell office:value-type="float" office:value="45.128" table:style-name="ce10">
            <text:p>45.128</text:p>
          </table:table-cell>
          <table:table-cell office:value-type="float" office:value="51.281999999999996" table:style-name="ce10">
            <text:p>51.282</text:p>
          </table:table-cell>
          <table:table-cell office:value-type="float" office:value="28.934000000000001" table:style-name="ce10">
            <text:p>28.934</text:p>
          </table:table-cell>
          <table:table-cell office:value-type="float" office:value="30.963999999999999" table:style-name="ce10">
            <text:p>30.964</text:p>
          </table:table-cell>
          <table:table-cell office:value-type="float" office:value="55.838000000000001" table:style-name="ce10">
            <text:p>55.838</text:p>
          </table:table-cell>
          <table:table-cell office:value-type="float" office:value="32.487000000000002" table:style-name="ce10">
            <text:p>32.487</text:p>
          </table:table-cell>
          <table:table-cell office:value-type="float" office:value="49.49" table:style-name="ce10">
            <text:p>49.49</text:p>
          </table:table-cell>
          <table:table-cell office:value-type="float" office:value="60.405999999999999" table:style-name="ce10">
            <text:p>60.406</text:p>
          </table:table-cell>
          <table:table-cell office:value-type="float" office:value="50.761000000000003" table:style-name="ce10">
            <text:p>50.761</text:p>
          </table:table-cell>
          <table:table-cell office:value-type="float" office:value="39.594000000000001" table:style-name="ce10">
            <text:p>39.594</text:p>
          </table:table-cell>
          <table:table-cell office:value-type="float" office:value="38.462000000000003" table:style-name="ce10">
            <text:p>38.462</text:p>
          </table:table-cell>
          <table:table-cell office:value-type="float" office:value="36.548000000000002" table:style-name="ce10">
            <text:p>36.548</text:p>
          </table:table-cell>
          <table:table-cell office:value-type="float" office:value="43.146999999999998" table:style-name="ce10">
            <text:p>43.147</text:p>
          </table:table-cell>
          <table:table-cell office:value-type="float" office:value="26.904" table:style-name="ce10">
            <text:p>26.904</text:p>
          </table:table-cell>
          <table:table-cell office:value-type="float" office:value="89.847999999999999" table:style-name="ce10">
            <text:p>89.848</text:p>
          </table:table-cell>
          <table:table-cell office:value-type="float" office:value="67.004999999999995" table:style-name="ce10">
            <text:p>67.005</text:p>
          </table:table-cell>
          <table:table-cell office:value-type="float" office:value="68.02" table:style-name="ce10">
            <text:p>68.02</text:p>
          </table:table-cell>
          <table:table-cell office:value-type="float" office:value="68.528000000000006" table:style-name="ce10">
            <text:p>68.528</text:p>
          </table:table-cell>
          <table:table-cell office:value-type="float" office:value="74.619" table:style-name="ce10">
            <text:p>74.619</text:p>
          </table:table-cell>
          <table:table-cell office:value-type="float" office:value="46.701000000000001" table:style-name="ce10">
            <text:p>46.701</text:p>
          </table:table-cell>
          <table:table-cell office:value-type="float" office:value="32.994999999999997" table:style-name="ce10">
            <text:p>32.995</text:p>
          </table:table-cell>
          <table:table-cell office:value-type="float" office:value="81.632999999999996" table:style-name="ce10">
            <text:p>81.633</text:p>
          </table:table-cell>
          <table:table-cell office:value-type="float" office:value="27.041" table:style-name="ce10">
            <text:p>27.041</text:p>
          </table:table-cell>
          <table:table-cell office:value-type="float" office:value="75.635000000000005" table:style-name="ce10">
            <text:p>75.635</text:p>
          </table:table-cell>
          <table:table-cell office:value-type="float" office:value="65.816000000000003" table:style-name="ce10">
            <text:p>65.816</text:p>
          </table:table-cell>
          <table:table-cell office:value-type="float" office:value="93.400999999999996" table:style-name="ce10">
            <text:p>93.401</text:p>
          </table:table-cell>
          <table:table-cell office:value-type="float" office:value="56.122" table:style-name="ce10">
            <text:p>56.122</text:p>
          </table:table-cell>
          <table:table-cell office:value-type="float" office:value="43.655000000000001" table:style-name="ce10">
            <text:p>43.655</text:p>
          </table:table-cell>
          <table:table-cell office:value-type="float" office:value="39.286000000000001" table:style-name="ce10">
            <text:p>39.286</text:p>
          </table:table-cell>
          <table:table-cell office:value-type="float" office:value="14.795999999999999" table:style-name="ce10">
            <text:p>14.796</text:p>
          </table:table-cell>
          <table:table-cell office:value-type="float" office:value="4.6150000000000002" table:style-name="ce10">
            <text:p>4.615</text:p>
          </table:table-cell>
          <table:table-cell office:value-type="float" office:value="13.333" table:style-name="ce10">
            <text:p>13.333</text:p>
          </table:table-cell>
          <table:table-cell office:value-type="float" office:value="35.384999999999998" table:style-name="ce10">
            <text:p>35.385</text:p>
          </table:table-cell>
          <table:table-cell office:value-type="float" office:value="46.667000000000002" table:style-name="ce10">
            <text:p>46.667</text:p>
          </table:table-cell>
          <table:table-cell office:value-type="float" office:value="5.5839999999999996" table:style-name="ce10">
            <text:p>5.584</text:p>
          </table:table-cell>
          <table:table-cell office:value-type="float" office:value="83.673000000000002" table:style-name="ce10">
            <text:p>83.673</text:p>
          </table:table-cell>
          <table:table-cell office:value-type="float" office:value="65.305999999999997" table:style-name="ce10">
            <text:p>65.306</text:p>
          </table:table-cell>
          <table:table-cell office:value-type="float" office:value="76.289000000000001" table:style-name="ce10">
            <text:p>76.289</text:p>
          </table:table-cell>
          <table:table-cell office:value-type="float" office:value="8.673" table:style-name="ce10">
            <text:p>8.673</text:p>
          </table:table-cell>
          <table:table-cell office:value-type="float" office:value="82.143000000000001" table:style-name="ce10">
            <text:p>82.143</text:p>
          </table:table-cell>
          <table:table-cell office:value-type="float" office:value="9.1839999999999993" table:style-name="ce10">
            <text:p>9.184</text:p>
          </table:table-cell>
          <table:table-cell office:value-type="float" office:value="8.673" table:style-name="ce10">
            <text:p>8.673</text:p>
          </table:table-cell>
          <table:table-cell office:value-type="float" office:value="84.694000000000003" table:style-name="ce10">
            <text:p>84.694</text:p>
          </table:table-cell>
          <table:table-cell office:value-type="float" office:value="6.633" table:style-name="ce10">
            <text:p>6.633</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6.471000000000004" table:style-name="ce10">
            <text:p>76.471</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3.776000000000003" table:style-name="ce10">
            <text:p>63.776</text:p>
          </table:table-cell>
          <table:table-cell office:value-type="float" office:value="68.878" table:style-name="ce10">
            <text:p>68.878</text:p>
          </table:table-cell>
          <table:table-cell office:value-type="float" office:value="62.887" table:style-name="ce10">
            <text:p>62.887</text:p>
          </table:table-cell>
          <table:table-cell office:value-type="float" office:value="30.768999999999998" table:style-name="ce10">
            <text:p>30.769</text:p>
          </table:table-cell>
          <table:table-cell office:value-type="float" office:value="68.528000000000006" table:style-name="ce10">
            <text:p>68.528</text:p>
          </table:table-cell>
          <table:table-cell office:value-type="float" office:value="67.004999999999995" table:style-name="ce10">
            <text:p>67.005</text:p>
          </table:table-cell>
          <table:table-cell office:value-type="float" office:value="55.33" table:style-name="ce10">
            <text:p>55.33</text:p>
          </table:table-cell>
          <table:table-cell office:value-type="float" office:value="33.673000000000002" table:style-name="ce10">
            <text:p>33.673</text:p>
          </table:table-cell>
          <table:table-cell table:number-columns-repeated="16259"/>
        </table:table-row>
        <table:table-row table:style-name="ro5">
          <table:table-cell office:value-type="string" table:style-name="ce4">
            <text:p>VMD</text:p>
          </table:table-cell>
          <table:table-cell office:value-type="string" table:style-name="ce4">
            <text:p>Veterinary Medicines Directorate</text:p>
          </table:table-cell>
          <table:table-cell office:value-type="string" table:style-name="ce4">
            <text:p>Environment, Food and Rural Affairs</text:p>
          </table:table-cell>
          <table:table-cell table:style-name="ce4"/>
          <table:table-cell office:value-type="float" office:value="77.049000000000007" table:style-name="ce10">
            <text:p>77.049</text:p>
          </table:table-cell>
          <table:table-cell office:value-type="float" office:value="64.070999999999998" table:style-name="ce10">
            <text:p>64.071</text:p>
          </table:table-cell>
          <table:table-cell office:value-type="float" office:value="24.888000000000002" table:style-name="ce10">
            <text:p>24.888</text:p>
          </table:table-cell>
          <table:table-cell office:value-type="float" office:value="73.831999999999994" table:style-name="ce10">
            <text:p>73.832</text:p>
          </table:table-cell>
          <table:table-cell office:value-type="float" office:value="81.135000000000005" table:style-name="ce10">
            <text:p>81.135</text:p>
          </table:table-cell>
          <table:table-cell office:value-type="float" office:value="90.070999999999998" table:style-name="ce10">
            <text:p>90.071</text:p>
          </table:table-cell>
          <table:table-cell office:value-type="float" office:value="78.881" table:style-name="ce10">
            <text:p>78.881</text:p>
          </table:table-cell>
          <table:table-cell office:value-type="float" office:value="84.397000000000006" table:style-name="ce10">
            <text:p>84.397</text:p>
          </table:table-cell>
          <table:table-cell office:value-type="float" office:value="53.545999999999999" table:style-name="ce10">
            <text:p>53.546</text:p>
          </table:table-cell>
          <table:table-cell office:value-type="float" office:value="81.028000000000006" table:style-name="ce10">
            <text:p>81.028</text:p>
          </table:table-cell>
          <table:table-cell office:value-type="float" office:value="77.540999999999997" table:style-name="ce10">
            <text:p>77.541</text:p>
          </table:table-cell>
          <table:table-cell office:value-type="float" office:value="27.619" table:style-name="ce10">
            <text:p>27.619</text:p>
          </table:table-cell>
          <table:table-cell office:value-type="float" office:value="63.198999999999998" table:style-name="ce10">
            <text:p>63.199</text:p>
          </table:table-cell>
          <table:table-cell office:value-type="float" office:value="90.070999999999998" table:style-name="ce10">
            <text:p>90.071</text:p>
          </table:table-cell>
          <table:table-cell office:value-type="float" office:value="85" table:style-name="ce10">
            <text:p>85</text:p>
          </table:table-cell>
          <table:table-cell office:value-type="float" office:value="78.722999999999999" table:style-name="ce10">
            <text:p>78.723</text:p>
          </table:table-cell>
          <table:table-cell office:value-type="float" office:value="68.084999999999994" table:style-name="ce10">
            <text:p>68.085</text:p>
          </table:table-cell>
          <table:table-cell office:value-type="float" office:value="83.688000000000002" table:style-name="ce10">
            <text:p>83.688</text:p>
          </table:table-cell>
          <table:table-cell office:value-type="float" office:value="90.070999999999998" table:style-name="ce10">
            <text:p>90.071</text:p>
          </table:table-cell>
          <table:table-cell office:value-type="float" office:value="90.070999999999998" table:style-name="ce10">
            <text:p>90.071</text:p>
          </table:table-cell>
          <table:table-cell office:value-type="float" office:value="74.286000000000001" table:style-name="ce10">
            <text:p>74.286</text:p>
          </table:table-cell>
          <table:table-cell office:value-type="float" office:value="91.489000000000004" table:style-name="ce10">
            <text:p>91.489</text:p>
          </table:table-cell>
          <table:table-cell office:value-type="float" office:value="89.286000000000001" table:style-name="ce10">
            <text:p>89.286</text:p>
          </table:table-cell>
          <table:table-cell office:value-type="float" office:value="75.887" table:style-name="ce10">
            <text:p>75.887</text:p>
          </table:table-cell>
          <table:table-cell office:value-type="float" office:value="82.978999999999999" table:style-name="ce10">
            <text:p>82.979</text:p>
          </table:table-cell>
          <table:table-cell office:value-type="float" office:value="80.141999999999996" table:style-name="ce10">
            <text:p>80.142</text:p>
          </table:table-cell>
          <table:table-cell office:value-type="float" office:value="75" table:style-name="ce10">
            <text:p>75</text:p>
          </table:table-cell>
          <table:table-cell office:value-type="float" office:value="68.570999999999998" table:style-name="ce10">
            <text:p>68.571</text:p>
          </table:table-cell>
          <table:table-cell office:value-type="float" office:value="71.631" table:style-name="ce10">
            <text:p>71.631</text:p>
          </table:table-cell>
          <table:table-cell office:value-type="float" office:value="55.319000000000003" table:style-name="ce10">
            <text:p>55.319</text:p>
          </table:table-cell>
          <table:table-cell office:value-type="float" office:value="87.143000000000001" table:style-name="ce10">
            <text:p>87.143</text:p>
          </table:table-cell>
          <table:table-cell office:value-type="float" office:value="84.397000000000006" table:style-name="ce10">
            <text:p>84.397</text:p>
          </table:table-cell>
          <table:table-cell office:value-type="float" office:value="81.56" table:style-name="ce10">
            <text:p>81.56</text:p>
          </table:table-cell>
          <table:table-cell office:value-type="float" office:value="66.667000000000002" table:style-name="ce10">
            <text:p>66.667</text:p>
          </table:table-cell>
          <table:table-cell office:value-type="float" office:value="48.920999999999999" table:style-name="ce10">
            <text:p>48.921</text:p>
          </table:table-cell>
          <table:table-cell office:value-type="float" office:value="47.518000000000001" table:style-name="ce10">
            <text:p>47.518</text:p>
          </table:table-cell>
          <table:table-cell office:value-type="float" office:value="50" table:style-name="ce10">
            <text:p>50</text:p>
          </table:table-cell>
          <table:table-cell office:value-type="float" office:value="82.978999999999999" table:style-name="ce10">
            <text:p>82.979</text:p>
          </table:table-cell>
          <table:table-cell office:value-type="float" office:value="90.78" table:style-name="ce10">
            <text:p>90.78</text:p>
          </table:table-cell>
          <table:table-cell office:value-type="float" office:value="71.631" table:style-name="ce10">
            <text:p>71.631</text:p>
          </table:table-cell>
          <table:table-cell office:value-type="float" office:value="78.722999999999999" table:style-name="ce10">
            <text:p>78.723</text:p>
          </table:table-cell>
          <table:table-cell office:value-type="float" office:value="78.722999999999999" table:style-name="ce10">
            <text:p>78.723</text:p>
          </table:table-cell>
          <table:table-cell office:value-type="float" office:value="82.978999999999999" table:style-name="ce10">
            <text:p>82.979</text:p>
          </table:table-cell>
          <table:table-cell office:value-type="float" office:value="92.908000000000001" table:style-name="ce10">
            <text:p>92.908</text:p>
          </table:table-cell>
          <table:table-cell office:value-type="float" office:value="81.56" table:style-name="ce10">
            <text:p>81.56</text:p>
          </table:table-cell>
          <table:table-cell office:value-type="float" office:value="57.856999999999999" table:style-name="ce10">
            <text:p>57.857</text:p>
          </table:table-cell>
          <table:table-cell office:value-type="float" office:value="70.713999999999999" table:style-name="ce10">
            <text:p>70.714</text:p>
          </table:table-cell>
          <table:table-cell office:value-type="float" office:value="26.428999999999998" table:style-name="ce10">
            <text:p>26.429</text:p>
          </table:table-cell>
          <table:table-cell office:value-type="float" office:value="34.286000000000001" table:style-name="ce10">
            <text:p>34.286</text:p>
          </table:table-cell>
          <table:table-cell office:value-type="float" office:value="22.143000000000001" table:style-name="ce10">
            <text:p>22.143</text:p>
          </table:table-cell>
          <table:table-cell office:value-type="float" office:value="72.143000000000001" table:style-name="ce10">
            <text:p>72.143</text:p>
          </table:table-cell>
          <table:table-cell office:value-type="float" office:value="50.365000000000002" table:style-name="ce10">
            <text:p>50.365</text:p>
          </table:table-cell>
          <table:table-cell office:value-type="float" office:value="78.570999999999998" table:style-name="ce10">
            <text:p>78.571</text:p>
          </table:table-cell>
          <table:table-cell office:value-type="float" office:value="76.596000000000004" table:style-name="ce10">
            <text:p>76.596</text:p>
          </table:table-cell>
          <table:table-cell office:value-type="float" office:value="71.631" table:style-name="ce10">
            <text:p>71.631</text:p>
          </table:table-cell>
          <table:table-cell office:value-type="float" office:value="70.212999999999994" table:style-name="ce10">
            <text:p>70.213</text:p>
          </table:table-cell>
          <table:table-cell office:value-type="float" office:value="41.134999999999998" table:style-name="ce10">
            <text:p>41.135</text:p>
          </table:table-cell>
          <table:table-cell office:value-type="float" office:value="47.856999999999999" table:style-name="ce10">
            <text:p>47.857</text:p>
          </table:table-cell>
          <table:table-cell office:value-type="float" office:value="75.177000000000007" table:style-name="ce10">
            <text:p>75.177</text:p>
          </table:table-cell>
          <table:table-cell office:value-type="float" office:value="48.226999999999997" table:style-name="ce10">
            <text:p>48.227</text:p>
          </table:table-cell>
          <table:table-cell office:value-type="float" office:value="58.570999999999998" table:style-name="ce10">
            <text:p>58.571</text:p>
          </table:table-cell>
          <table:table-cell office:value-type="float" office:value="64.539000000000001" table:style-name="ce10">
            <text:p>64.539</text:p>
          </table:table-cell>
          <table:table-cell office:value-type="float" office:value="58.155999999999999" table:style-name="ce10">
            <text:p>58.156</text:p>
          </table:table-cell>
          <table:table-cell office:value-type="float" office:value="49.286000000000001" table:style-name="ce10">
            <text:p>49.286</text:p>
          </table:table-cell>
          <table:table-cell office:value-type="float" office:value="51.773000000000003" table:style-name="ce10">
            <text:p>51.773</text:p>
          </table:table-cell>
          <table:table-cell office:value-type="float" office:value="54.61" table:style-name="ce10">
            <text:p>54.61</text:p>
          </table:table-cell>
          <table:table-cell office:value-type="float" office:value="55.319000000000003" table:style-name="ce10">
            <text:p>55.319</text:p>
          </table:table-cell>
          <table:table-cell office:value-type="float" office:value="35" table:style-name="ce10">
            <text:p>35</text:p>
          </table:table-cell>
          <table:table-cell office:value-type="float" office:value="96.453999999999994" table:style-name="ce10">
            <text:p>96.454</text:p>
          </table:table-cell>
          <table:table-cell office:value-type="float" office:value="71.631" table:style-name="ce10">
            <text:p>71.631</text:p>
          </table:table-cell>
          <table:table-cell office:value-type="float" office:value="83.688000000000002" table:style-name="ce10">
            <text:p>83.688</text:p>
          </table:table-cell>
          <table:table-cell office:value-type="float" office:value="70.921999999999997" table:style-name="ce10">
            <text:p>70.922</text:p>
          </table:table-cell>
          <table:table-cell office:value-type="float" office:value="78.722999999999999" table:style-name="ce10">
            <text:p>78.723</text:p>
          </table:table-cell>
          <table:table-cell office:value-type="float" office:value="57.856999999999999" table:style-name="ce10">
            <text:p>57.857</text:p>
          </table:table-cell>
          <table:table-cell office:value-type="float" office:value="41.134999999999998" table:style-name="ce10">
            <text:p>41.135</text:p>
          </table:table-cell>
          <table:table-cell office:value-type="float" office:value="82.978999999999999" table:style-name="ce10">
            <text:p>82.979</text:p>
          </table:table-cell>
          <table:table-cell office:value-type="float" office:value="45.713999999999999" table:style-name="ce10">
            <text:p>45.714</text:p>
          </table:table-cell>
          <table:table-cell office:value-type="float" office:value="80.141999999999996" table:style-name="ce10">
            <text:p>80.142</text:p>
          </table:table-cell>
          <table:table-cell office:value-type="float" office:value="47.856999999999999" table:style-name="ce10">
            <text:p>47.857</text:p>
          </table:table-cell>
          <table:table-cell office:value-type="float" office:value="95.034999999999997" table:style-name="ce10">
            <text:p>95.035</text:p>
          </table:table-cell>
          <table:table-cell office:value-type="float" office:value="65.941999999999993" table:style-name="ce10">
            <text:p>65.942</text:p>
          </table:table-cell>
          <table:table-cell office:value-type="float" office:value="58.865000000000002" table:style-name="ce10">
            <text:p>58.865</text:p>
          </table:table-cell>
          <table:table-cell office:value-type="float" office:value="58.570999999999998" table:style-name="ce10">
            <text:p>58.571</text:p>
          </table:table-cell>
          <table:table-cell office:value-type="float" office:value="34.286000000000001" table:style-name="ce10">
            <text:p>34.286</text:p>
          </table:table-cell>
          <table:table-cell office:value-type="float" office:value="5" table:style-name="ce10">
            <text:p>5</text:p>
          </table:table-cell>
          <table:table-cell office:value-type="float" office:value="15.714" table:style-name="ce10">
            <text:p>15.714</text:p>
          </table:table-cell>
          <table:table-cell office:value-type="float" office:value="37.856999999999999" table:style-name="ce10">
            <text:p>37.857</text:p>
          </table:table-cell>
          <table:table-cell office:value-type="float" office:value="41.429000000000002" table:style-name="ce10">
            <text:p>41.429</text:p>
          </table:table-cell>
          <table:table-cell office:value-type="string" table:style-name="ce10">
            <text:p>[c]</text:p>
          </table:table-cell>
          <table:table-cell office:value-type="float" office:value="93.570999999999998" table:style-name="ce10">
            <text:p>93.571</text:p>
          </table:table-cell>
          <table:table-cell office:value-type="float" office:value="65.713999999999999" table:style-name="ce10">
            <text:p>65.714</text:p>
          </table:table-cell>
          <table:table-cell office:value-type="float" office:value="76.259" table:style-name="ce10">
            <text:p>76.259</text:p>
          </table:table-cell>
          <table:table-cell office:value-type="string" table:style-name="ce10">
            <text:p>[c]</text:p>
          </table:table-cell>
          <table:table-cell office:value-type="float" office:value="87.942999999999998" table:style-name="ce10">
            <text:p>87.943</text:p>
          </table:table-cell>
          <table:table-cell office:value-type="string" table:style-name="ce10">
            <text:p>[c]</text:p>
          </table:table-cell>
          <table:table-cell office:value-type="string" table:style-name="ce10">
            <text:p>[c]</text:p>
          </table:table-cell>
          <table:table-cell office:value-type="float" office:value="88.652000000000001" table:style-name="ce10">
            <text:p>88.65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61.594000000000001" table:style-name="ce10">
            <text:p>61.594</text:p>
          </table:table-cell>
          <table:table-cell office:value-type="float" office:value="71.739000000000004" table:style-name="ce10">
            <text:p>71.739</text:p>
          </table:table-cell>
          <table:table-cell office:value-type="float" office:value="63.768000000000001" table:style-name="ce10">
            <text:p>63.768</text:p>
          </table:table-cell>
          <table:table-cell office:value-type="float" office:value="34.783000000000001" table:style-name="ce10">
            <text:p>34.783</text:p>
          </table:table-cell>
          <table:table-cell office:value-type="float" office:value="72.662000000000006" table:style-name="ce10">
            <text:p>72.662</text:p>
          </table:table-cell>
          <table:table-cell office:value-type="float" office:value="77.536000000000001" table:style-name="ce10">
            <text:p>77.536</text:p>
          </table:table-cell>
          <table:table-cell office:value-type="float" office:value="54.347999999999999" table:style-name="ce10">
            <text:p>54.348</text:p>
          </table:table-cell>
          <table:table-cell office:value-type="float" office:value="62.043999999999997" table:style-name="ce10">
            <text:p>62.044</text:p>
          </table:table-cell>
          <table:table-cell table:number-columns-repeated="16259"/>
        </table:table-row>
        <table:table-row table:style-name="ro5">
          <table:table-cell office:value-type="string" table:style-name="ce4">
            <text:p>VOA</text:p>
          </table:table-cell>
          <table:table-cell office:value-type="string" table:style-name="ce4">
            <text:p>Valuation Office Agency</text:p>
          </table:table-cell>
          <table:table-cell office:value-type="string" table:style-name="ce4">
            <text:p>HM Revenue and Customs</text:p>
          </table:table-cell>
          <table:table-cell table:style-name="ce4"/>
          <table:table-cell office:value-type="float" office:value="75.775000000000006" table:style-name="ce10">
            <text:p>75.775</text:p>
          </table:table-cell>
          <table:table-cell office:value-type="float" office:value="64.298000000000002" table:style-name="ce10">
            <text:p>64.298</text:p>
          </table:table-cell>
          <table:table-cell office:value-type="float" office:value="25.218" table:style-name="ce10">
            <text:p>25.218</text:p>
          </table:table-cell>
          <table:table-cell office:value-type="float" office:value="73.727000000000004" table:style-name="ce10">
            <text:p>73.727</text:p>
          </table:table-cell>
          <table:table-cell office:value-type="float" office:value="76.643000000000001" table:style-name="ce10">
            <text:p>76.643</text:p>
          </table:table-cell>
          <table:table-cell office:value-type="float" office:value="88.718000000000004" table:style-name="ce10">
            <text:p>88.718</text:p>
          </table:table-cell>
          <table:table-cell office:value-type="float" office:value="80.632999999999996" table:style-name="ce10">
            <text:p>80.633</text:p>
          </table:table-cell>
          <table:table-cell office:value-type="float" office:value="82.031999999999996" table:style-name="ce10">
            <text:p>82.032</text:p>
          </table:table-cell>
          <table:table-cell office:value-type="float" office:value="65.278000000000006" table:style-name="ce10">
            <text:p>65.278</text:p>
          </table:table-cell>
          <table:table-cell office:value-type="float" office:value="84.724999999999994" table:style-name="ce10">
            <text:p>84.725</text:p>
          </table:table-cell>
          <table:table-cell office:value-type="float" office:value="77.721000000000004" table:style-name="ce10">
            <text:p>77.721</text:p>
          </table:table-cell>
          <table:table-cell office:value-type="float" office:value="37.491" table:style-name="ce10">
            <text:p>37.491</text:p>
          </table:table-cell>
          <table:table-cell office:value-type="float" office:value="55.213000000000001" table:style-name="ce10">
            <text:p>55.213</text:p>
          </table:table-cell>
          <table:table-cell office:value-type="float" office:value="88.233000000000004" table:style-name="ce10">
            <text:p>88.233</text:p>
          </table:table-cell>
          <table:table-cell office:value-type="float" office:value="84.951999999999998" table:style-name="ce10">
            <text:p>84.952</text:p>
          </table:table-cell>
          <table:table-cell office:value-type="float" office:value="77.858000000000004" table:style-name="ce10">
            <text:p>77.858</text:p>
          </table:table-cell>
          <table:table-cell office:value-type="float" office:value="55.482999999999997" table:style-name="ce10">
            <text:p>55.483</text:p>
          </table:table-cell>
          <table:table-cell office:value-type="float" office:value="76.644999999999996" table:style-name="ce10">
            <text:p>76.645</text:p>
          </table:table-cell>
          <table:table-cell office:value-type="float" office:value="86.820999999999998" table:style-name="ce10">
            <text:p>86.821</text:p>
          </table:table-cell>
          <table:table-cell office:value-type="float" office:value="90.623999999999995" table:style-name="ce10">
            <text:p>90.624</text:p>
          </table:table-cell>
          <table:table-cell office:value-type="float" office:value="77.739999999999995" table:style-name="ce10">
            <text:p>77.74</text:p>
          </table:table-cell>
          <table:table-cell office:value-type="float" office:value="90.81" table:style-name="ce10">
            <text:p>90.81</text:p>
          </table:table-cell>
          <table:table-cell office:value-type="float" office:value="84.894000000000005" table:style-name="ce10">
            <text:p>84.894</text:p>
          </table:table-cell>
          <table:table-cell office:value-type="float" office:value="77.314999999999998" table:style-name="ce10">
            <text:p>77.315</text:p>
          </table:table-cell>
          <table:table-cell office:value-type="float" office:value="81.861999999999995" table:style-name="ce10">
            <text:p>81.862</text:p>
          </table:table-cell>
          <table:table-cell office:value-type="float" office:value="84.796999999999997" table:style-name="ce10">
            <text:p>84.797</text:p>
          </table:table-cell>
          <table:table-cell office:value-type="float" office:value="80.56" table:style-name="ce10">
            <text:p>80.56</text:p>
          </table:table-cell>
          <table:table-cell office:value-type="float" office:value="71.194999999999993" table:style-name="ce10">
            <text:p>71.195</text:p>
          </table:table-cell>
          <table:table-cell office:value-type="float" office:value="76.614999999999995" table:style-name="ce10">
            <text:p>76.615</text:p>
          </table:table-cell>
          <table:table-cell office:value-type="float" office:value="42.389000000000003" table:style-name="ce10">
            <text:p>42.389</text:p>
          </table:table-cell>
          <table:table-cell office:value-type="float" office:value="89.388999999999996" table:style-name="ce10">
            <text:p>89.389</text:p>
          </table:table-cell>
          <table:table-cell office:value-type="float" office:value="83.39" table:style-name="ce10">
            <text:p>83.39</text:p>
          </table:table-cell>
          <table:table-cell office:value-type="float" office:value="73.430999999999997" table:style-name="ce10">
            <text:p>73.431</text:p>
          </table:table-cell>
          <table:table-cell office:value-type="float" office:value="74.956999999999994" table:style-name="ce10">
            <text:p>74.957</text:p>
          </table:table-cell>
          <table:table-cell office:value-type="float" office:value="63.35" table:style-name="ce10">
            <text:p>63.35</text:p>
          </table:table-cell>
          <table:table-cell office:value-type="float" office:value="65.948999999999998" table:style-name="ce10">
            <text:p>65.949</text:p>
          </table:table-cell>
          <table:table-cell office:value-type="float" office:value="56.87" table:style-name="ce10">
            <text:p>56.87</text:p>
          </table:table-cell>
          <table:table-cell office:value-type="float" office:value="86.992000000000004" table:style-name="ce10">
            <text:p>86.992</text:p>
          </table:table-cell>
          <table:table-cell office:value-type="float" office:value="91.396000000000001" table:style-name="ce10">
            <text:p>91.396</text:p>
          </table:table-cell>
          <table:table-cell office:value-type="float" office:value="74.308000000000007" table:style-name="ce10">
            <text:p>74.308</text:p>
          </table:table-cell>
          <table:table-cell office:value-type="float" office:value="86.147999999999996" table:style-name="ce10">
            <text:p>86.148</text:p>
          </table:table-cell>
          <table:table-cell office:value-type="float" office:value="70.003" table:style-name="ce10">
            <text:p>70.003</text:p>
          </table:table-cell>
          <table:table-cell office:value-type="float" office:value="83.856999999999999" table:style-name="ce10">
            <text:p>83.857</text:p>
          </table:table-cell>
          <table:table-cell office:value-type="float" office:value="87.034000000000006" table:style-name="ce10">
            <text:p>87.034</text:p>
          </table:table-cell>
          <table:table-cell office:value-type="float" office:value="75.248000000000005" table:style-name="ce10">
            <text:p>75.248</text:p>
          </table:table-cell>
          <table:table-cell office:value-type="float" office:value="69.644000000000005" table:style-name="ce10">
            <text:p>69.644</text:p>
          </table:table-cell>
          <table:table-cell office:value-type="float" office:value="80.641999999999996" table:style-name="ce10">
            <text:p>80.642</text:p>
          </table:table-cell>
          <table:table-cell office:value-type="float" office:value="36.381999999999998" table:style-name="ce10">
            <text:p>36.382</text:p>
          </table:table-cell>
          <table:table-cell office:value-type="float" office:value="45.222000000000001" table:style-name="ce10">
            <text:p>45.222</text:p>
          </table:table-cell>
          <table:table-cell office:value-type="float" office:value="30.885000000000002" table:style-name="ce10">
            <text:p>30.885</text:p>
          </table:table-cell>
          <table:table-cell office:value-type="float" office:value="77.052000000000007" table:style-name="ce10">
            <text:p>77.052</text:p>
          </table:table-cell>
          <table:table-cell office:value-type="float" office:value="61.773000000000003" table:style-name="ce10">
            <text:p>61.773</text:p>
          </table:table-cell>
          <table:table-cell office:value-type="float" office:value="74.965999999999994" table:style-name="ce10">
            <text:p>74.966</text:p>
          </table:table-cell>
          <table:table-cell office:value-type="float" office:value="68.078999999999994" table:style-name="ce10">
            <text:p>68.079</text:p>
          </table:table-cell>
          <table:table-cell office:value-type="float" office:value="60.552999999999997" table:style-name="ce10">
            <text:p>60.553</text:p>
          </table:table-cell>
          <table:table-cell office:value-type="float" office:value="58.265000000000001" table:style-name="ce10">
            <text:p>58.265</text:p>
          </table:table-cell>
          <table:table-cell office:value-type="float" office:value="36.177" table:style-name="ce10">
            <text:p>36.177</text:p>
          </table:table-cell>
          <table:table-cell office:value-type="float" office:value="37.880000000000003" table:style-name="ce10">
            <text:p>37.88</text:p>
          </table:table-cell>
          <table:table-cell office:value-type="float" office:value="65.572000000000003" table:style-name="ce10">
            <text:p>65.572</text:p>
          </table:table-cell>
          <table:table-cell office:value-type="float" office:value="39.009" table:style-name="ce10">
            <text:p>39.009</text:p>
          </table:table-cell>
          <table:table-cell office:value-type="float" office:value="56.465000000000003" table:style-name="ce10">
            <text:p>56.465</text:p>
          </table:table-cell>
          <table:table-cell office:value-type="float" office:value="56.231000000000002" table:style-name="ce10">
            <text:p>56.231</text:p>
          </table:table-cell>
          <table:table-cell office:value-type="float" office:value="66.575000000000003" table:style-name="ce10">
            <text:p>66.575</text:p>
          </table:table-cell>
          <table:table-cell office:value-type="float" office:value="53.878" table:style-name="ce10">
            <text:p>53.878</text:p>
          </table:table-cell>
          <table:table-cell office:value-type="float" office:value="57.640999999999998" table:style-name="ce10">
            <text:p>57.641</text:p>
          </table:table-cell>
          <table:table-cell office:value-type="float" office:value="56.595999999999997" table:style-name="ce10">
            <text:p>56.596</text:p>
          </table:table-cell>
          <table:table-cell office:value-type="float" office:value="56.006999999999998" table:style-name="ce10">
            <text:p>56.007</text:p>
          </table:table-cell>
          <table:table-cell office:value-type="float" office:value="42.94" table:style-name="ce10">
            <text:p>42.94</text:p>
          </table:table-cell>
          <table:table-cell office:value-type="float" office:value="93.447000000000003" table:style-name="ce10">
            <text:p>93.447</text:p>
          </table:table-cell>
          <table:table-cell office:value-type="float" office:value="67.293000000000006" table:style-name="ce10">
            <text:p>67.293</text:p>
          </table:table-cell>
          <table:table-cell office:value-type="float" office:value="78.393000000000001" table:style-name="ce10">
            <text:p>78.393</text:p>
          </table:table-cell>
          <table:table-cell office:value-type="float" office:value="74.436000000000007" table:style-name="ce10">
            <text:p>74.436</text:p>
          </table:table-cell>
          <table:table-cell office:value-type="float" office:value="84.733999999999995" table:style-name="ce10">
            <text:p>84.734</text:p>
          </table:table-cell>
          <table:table-cell office:value-type="float" office:value="62.768999999999998" table:style-name="ce10">
            <text:p>62.769</text:p>
          </table:table-cell>
          <table:table-cell office:value-type="float" office:value="48.579000000000001" table:style-name="ce10">
            <text:p>48.579</text:p>
          </table:table-cell>
          <table:table-cell office:value-type="float" office:value="78.893000000000001" table:style-name="ce10">
            <text:p>78.893</text:p>
          </table:table-cell>
          <table:table-cell office:value-type="float" office:value="21.809000000000001" table:style-name="ce10">
            <text:p>21.809</text:p>
          </table:table-cell>
          <table:table-cell office:value-type="float" office:value="89.066999999999993" table:style-name="ce10">
            <text:p>89.067</text:p>
          </table:table-cell>
          <table:table-cell office:value-type="float" office:value="85.744" table:style-name="ce10">
            <text:p>85.744</text:p>
          </table:table-cell>
          <table:table-cell office:value-type="float" office:value="95.555999999999997" table:style-name="ce10">
            <text:p>95.556</text:p>
          </table:table-cell>
          <table:table-cell office:value-type="float" office:value="66.061000000000007" table:style-name="ce10">
            <text:p>66.061</text:p>
          </table:table-cell>
          <table:table-cell office:value-type="float" office:value="69.733000000000004" table:style-name="ce10">
            <text:p>69.733</text:p>
          </table:table-cell>
          <table:table-cell office:value-type="float" office:value="52.103999999999999" table:style-name="ce10">
            <text:p>52.104</text:p>
          </table:table-cell>
          <table:table-cell office:value-type="float" office:value="27.632999999999999" table:style-name="ce10">
            <text:p>27.633</text:p>
          </table:table-cell>
          <table:table-cell office:value-type="float" office:value="4.4160000000000004" table:style-name="ce10">
            <text:p>4.416</text:p>
          </table:table-cell>
          <table:table-cell office:value-type="float" office:value="9.1750000000000007" table:style-name="ce10">
            <text:p>9.175</text:p>
          </table:table-cell>
          <table:table-cell office:value-type="float" office:value="28.004000000000001" table:style-name="ce10">
            <text:p>28.004</text:p>
          </table:table-cell>
          <table:table-cell office:value-type="float" office:value="58.405000000000001" table:style-name="ce10">
            <text:p>58.405</text:p>
          </table:table-cell>
          <table:table-cell office:value-type="float" office:value="8.6989999999999998" table:style-name="ce10">
            <text:p>8.699</text:p>
          </table:table-cell>
          <table:table-cell office:value-type="float" office:value="91.108000000000004" table:style-name="ce10">
            <text:p>91.108</text:p>
          </table:table-cell>
          <table:table-cell office:value-type="float" office:value="71.790000000000006" table:style-name="ce10">
            <text:p>71.79</text:p>
          </table:table-cell>
          <table:table-cell office:value-type="float" office:value="81.712000000000003" table:style-name="ce10">
            <text:p>81.712</text:p>
          </table:table-cell>
          <table:table-cell office:value-type="float" office:value="5.1909999999999998" table:style-name="ce10">
            <text:p>5.191</text:p>
          </table:table-cell>
          <table:table-cell office:value-type="float" office:value="88.183000000000007" table:style-name="ce10">
            <text:p>88.183</text:p>
          </table:table-cell>
          <table:table-cell office:value-type="float" office:value="6.6260000000000003" table:style-name="ce10">
            <text:p>6.626</text:p>
          </table:table-cell>
          <table:table-cell office:value-type="float" office:value="4.4379999999999997" table:style-name="ce10">
            <text:p>4.438</text:p>
          </table:table-cell>
          <table:table-cell office:value-type="float" office:value="89.962000000000003" table:style-name="ce10">
            <text:p>89.962</text:p>
          </table:table-cell>
          <table:table-cell office:value-type="float" office:value="5.5990000000000002" table:style-name="ce10">
            <text:p>5.599</text:p>
          </table:table-cell>
          <table:table-cell office:value-type="float" office:value="37.984000000000002" table:style-name="ce10">
            <text:p>37.984</text:p>
          </table:table-cell>
          <table:table-cell office:value-type="float" office:value="48.837000000000003" table:style-name="ce10">
            <text:p>48.837</text:p>
          </table:table-cell>
          <table:table-cell office:value-type="float" office:value="13.178000000000001" table:style-name="ce10">
            <text:p>13.178</text:p>
          </table:table-cell>
          <table:table-cell office:value-type="string" table:style-name="ce10">
            <text:p>[c]</text:p>
          </table:table-cell>
          <table:table-cell office:value-type="float" office:value="67.346999999999994" table:style-name="ce10">
            <text:p>67.347</text:p>
          </table:table-cell>
          <table:table-cell office:value-type="string" table:style-name="ce10">
            <text:p>[c]</text:p>
          </table:table-cell>
          <table:table-cell office:value-type="float" office:value="45.313000000000002" table:style-name="ce10">
            <text:p>45.313</text:p>
          </table:table-cell>
          <table:table-cell office:value-type="float" office:value="25" table:style-name="ce10">
            <text:p>25</text:p>
          </table:table-cell>
          <table:table-cell office:value-type="float" office:value="29.687999999999999" table:style-name="ce10">
            <text:p>29.688</text:p>
          </table:table-cell>
          <table:table-cell office:value-type="float" office:value="49.612000000000002" table:style-name="ce10">
            <text:p>49.612</text:p>
          </table:table-cell>
          <table:table-cell office:value-type="float" office:value="27.132000000000001" table:style-name="ce10">
            <text:p>27.132</text:p>
          </table:table-cell>
          <table:table-cell office:value-type="float" office:value="23.256" table:style-name="ce10">
            <text:p>23.256</text:p>
          </table:table-cell>
          <table:table-cell office:value-type="string" table:style-name="ce10">
            <text:p>[c]</text:p>
          </table:table-cell>
          <table:table-cell office:value-type="float" office:value="42.856999999999999" table:style-name="ce10">
            <text:p>42.857</text:p>
          </table:table-cell>
          <table:table-cell office:value-type="string" table:style-name="ce10">
            <text:p>[c]</text:p>
          </table:table-cell>
          <table:table-cell office:value-type="float" office:value="67.290999999999997" table:style-name="ce10">
            <text:p>67.291</text:p>
          </table:table-cell>
          <table:table-cell office:value-type="float" office:value="71.165999999999997" table:style-name="ce10">
            <text:p>71.166</text:p>
          </table:table-cell>
          <table:table-cell office:value-type="float" office:value="62.661000000000001" table:style-name="ce10">
            <text:p>62.661</text:p>
          </table:table-cell>
          <table:table-cell office:value-type="float" office:value="34.478000000000002" table:style-name="ce10">
            <text:p>34.478</text:p>
          </table:table-cell>
          <table:table-cell office:value-type="float" office:value="70.563999999999993" table:style-name="ce10">
            <text:p>70.564</text:p>
          </table:table-cell>
          <table:table-cell office:value-type="float" office:value="68.56" table:style-name="ce10">
            <text:p>68.56</text:p>
          </table:table-cell>
          <table:table-cell office:value-type="float" office:value="70.427999999999997" table:style-name="ce10">
            <text:p>70.428</text:p>
          </table:table-cell>
          <table:table-cell office:value-type="float" office:value="59.122" table:style-name="ce10">
            <text:p>59.122</text:p>
          </table:table-cell>
          <table:table-cell table:number-columns-repeated="16259"/>
        </table:table-row>
        <table:table-row table:style-name="ro5">
          <table:table-cell office:value-type="string" table:style-name="ce4">
            <text:p>WG</text:p>
          </table:table-cell>
          <table:table-cell office:value-type="string" table:style-name="ce4">
            <text:p>Welsh Government</text:p>
          </table:table-cell>
          <table:table-cell office:value-type="string" table:style-name="ce4">
            <text:p>Welsh Government</text:p>
          </table:table-cell>
          <table:table-cell table:style-name="ce4"/>
          <table:table-cell office:value-type="float" office:value="66.494" table:style-name="ce10">
            <text:p>66.494</text:p>
          </table:table-cell>
          <table:table-cell office:value-type="float" office:value="66.641999999999996" table:style-name="ce10">
            <text:p>66.642</text:p>
          </table:table-cell>
          <table:table-cell office:value-type="float" office:value="23.28" table:style-name="ce10">
            <text:p>23.28</text:p>
          </table:table-cell>
          <table:table-cell office:value-type="float" office:value="75.971999999999994" table:style-name="ce10">
            <text:p>75.972</text:p>
          </table:table-cell>
          <table:table-cell office:value-type="float" office:value="82.308000000000007" table:style-name="ce10">
            <text:p>82.308</text:p>
          </table:table-cell>
          <table:table-cell office:value-type="float" office:value="83.244" table:style-name="ce10">
            <text:p>83.244</text:p>
          </table:table-cell>
          <table:table-cell office:value-type="float" office:value="80.587999999999994" table:style-name="ce10">
            <text:p>80.588</text:p>
          </table:table-cell>
          <table:table-cell office:value-type="float" office:value="86.27" table:style-name="ce10">
            <text:p>86.27</text:p>
          </table:table-cell>
          <table:table-cell office:value-type="float" office:value="59.603000000000002" table:style-name="ce10">
            <text:p>59.603</text:p>
          </table:table-cell>
          <table:table-cell office:value-type="float" office:value="85.986000000000004" table:style-name="ce10">
            <text:p>85.986</text:p>
          </table:table-cell>
          <table:table-cell office:value-type="float" office:value="79.936000000000007" table:style-name="ce10">
            <text:p>79.936</text:p>
          </table:table-cell>
          <table:table-cell office:value-type="float" office:value="56.890999999999998" table:style-name="ce10">
            <text:p>56.891</text:p>
          </table:table-cell>
          <table:table-cell office:value-type="float" office:value="57.076999999999998" table:style-name="ce10">
            <text:p>57.077</text:p>
          </table:table-cell>
          <table:table-cell office:value-type="float" office:value="91.402000000000001" table:style-name="ce10">
            <text:p>91.402</text:p>
          </table:table-cell>
          <table:table-cell office:value-type="float" office:value="83.715999999999994" table:style-name="ce10">
            <text:p>83.716</text:p>
          </table:table-cell>
          <table:table-cell office:value-type="float" office:value="79.477000000000004" table:style-name="ce10">
            <text:p>79.477</text:p>
          </table:table-cell>
          <table:table-cell office:value-type="float" office:value="68.941000000000003" table:style-name="ce10">
            <text:p>68.941</text:p>
          </table:table-cell>
          <table:table-cell office:value-type="float" office:value="87.963999999999999" table:style-name="ce10">
            <text:p>87.964</text:p>
          </table:table-cell>
          <table:table-cell office:value-type="float" office:value="81.296000000000006" table:style-name="ce10">
            <text:p>81.296</text:p>
          </table:table-cell>
          <table:table-cell office:value-type="float" office:value="85.153000000000006" table:style-name="ce10">
            <text:p>85.153</text:p>
          </table:table-cell>
          <table:table-cell office:value-type="float" office:value="78.929000000000002" table:style-name="ce10">
            <text:p>78.929</text:p>
          </table:table-cell>
          <table:table-cell office:value-type="float" office:value="92.888999999999996" table:style-name="ce10">
            <text:p>92.889</text:p>
          </table:table-cell>
          <table:table-cell office:value-type="float" office:value="88.573999999999998" table:style-name="ce10">
            <text:p>88.574</text:p>
          </table:table-cell>
          <table:table-cell office:value-type="float" office:value="76.051000000000002" table:style-name="ce10">
            <text:p>76.051</text:p>
          </table:table-cell>
          <table:table-cell office:value-type="float" office:value="85.397000000000006" table:style-name="ce10">
            <text:p>85.397</text:p>
          </table:table-cell>
          <table:table-cell office:value-type="float" office:value="87.02" table:style-name="ce10">
            <text:p>87.02</text:p>
          </table:table-cell>
          <table:table-cell office:value-type="float" office:value="72.414000000000001" table:style-name="ce10">
            <text:p>72.414</text:p>
          </table:table-cell>
          <table:table-cell office:value-type="float" office:value="68.948999999999998" table:style-name="ce10">
            <text:p>68.949</text:p>
          </table:table-cell>
          <table:table-cell office:value-type="float" office:value="75.049000000000007" table:style-name="ce10">
            <text:p>75.049</text:p>
          </table:table-cell>
          <table:table-cell office:value-type="float" office:value="44.73" table:style-name="ce10">
            <text:p>44.73</text:p>
          </table:table-cell>
          <table:table-cell office:value-type="float" office:value="89.591999999999999" table:style-name="ce10">
            <text:p>89.592</text:p>
          </table:table-cell>
          <table:table-cell office:value-type="float" office:value="87.185000000000002" table:style-name="ce10">
            <text:p>87.185</text:p>
          </table:table-cell>
          <table:table-cell office:value-type="float" office:value="82.018000000000001" table:style-name="ce10">
            <text:p>82.018</text:p>
          </table:table-cell>
          <table:table-cell office:value-type="float" office:value="71.099999999999994" table:style-name="ce10">
            <text:p>71.1</text:p>
          </table:table-cell>
          <table:table-cell office:value-type="float" office:value="52.826999999999998" table:style-name="ce10">
            <text:p>52.827</text:p>
          </table:table-cell>
          <table:table-cell office:value-type="float" office:value="61.9" table:style-name="ce10">
            <text:p>61.9</text:p>
          </table:table-cell>
          <table:table-cell office:value-type="float" office:value="52.615000000000002" table:style-name="ce10">
            <text:p>52.615</text:p>
          </table:table-cell>
          <table:table-cell office:value-type="float" office:value="89.049000000000007" table:style-name="ce10">
            <text:p>89.049</text:p>
          </table:table-cell>
          <table:table-cell office:value-type="float" office:value="91.028999999999996" table:style-name="ce10">
            <text:p>91.029</text:p>
          </table:table-cell>
          <table:table-cell office:value-type="float" office:value="78.567999999999998" table:style-name="ce10">
            <text:p>78.568</text:p>
          </table:table-cell>
          <table:table-cell office:value-type="float" office:value="85.26" table:style-name="ce10">
            <text:p>85.26</text:p>
          </table:table-cell>
          <table:table-cell office:value-type="float" office:value="76.897000000000006" table:style-name="ce10">
            <text:p>76.897</text:p>
          </table:table-cell>
          <table:table-cell office:value-type="float" office:value="79.667000000000002" table:style-name="ce10">
            <text:p>79.667</text:p>
          </table:table-cell>
          <table:table-cell office:value-type="float" office:value="92.313000000000002" table:style-name="ce10">
            <text:p>92.313</text:p>
          </table:table-cell>
          <table:table-cell office:value-type="float" office:value="82.725999999999999" table:style-name="ce10">
            <text:p>82.726</text:p>
          </table:table-cell>
          <table:table-cell office:value-type="float" office:value="68.322999999999993" table:style-name="ce10">
            <text:p>68.323</text:p>
          </table:table-cell>
          <table:table-cell office:value-type="float" office:value="79.668000000000006" table:style-name="ce10">
            <text:p>79.668</text:p>
          </table:table-cell>
          <table:table-cell office:value-type="float" office:value="55.677999999999997" table:style-name="ce10">
            <text:p>55.678</text:p>
          </table:table-cell>
          <table:table-cell office:value-type="float" office:value="63.802999999999997" table:style-name="ce10">
            <text:p>63.803</text:p>
          </table:table-cell>
          <table:table-cell office:value-type="float" office:value="51.235999999999997" table:style-name="ce10">
            <text:p>51.236</text:p>
          </table:table-cell>
          <table:table-cell office:value-type="float" office:value="73.33" table:style-name="ce10">
            <text:p>73.33</text:p>
          </table:table-cell>
          <table:table-cell office:value-type="float" office:value="69.811000000000007" table:style-name="ce10">
            <text:p>69.811</text:p>
          </table:table-cell>
          <table:table-cell office:value-type="float" office:value="76.522000000000006" table:style-name="ce10">
            <text:p>76.522</text:p>
          </table:table-cell>
          <table:table-cell office:value-type="float" office:value="71.483999999999995" table:style-name="ce10">
            <text:p>71.484</text:p>
          </table:table-cell>
          <table:table-cell office:value-type="float" office:value="56.695" table:style-name="ce10">
            <text:p>56.695</text:p>
          </table:table-cell>
          <table:table-cell office:value-type="float" office:value="63.209000000000003" table:style-name="ce10">
            <text:p>63.209</text:p>
          </table:table-cell>
          <table:table-cell office:value-type="float" office:value="38.514000000000003" table:style-name="ce10">
            <text:p>38.514</text:p>
          </table:table-cell>
          <table:table-cell office:value-type="float" office:value="33.692" table:style-name="ce10">
            <text:p>33.692</text:p>
          </table:table-cell>
          <table:table-cell office:value-type="float" office:value="70.534000000000006" table:style-name="ce10">
            <text:p>70.534</text:p>
          </table:table-cell>
          <table:table-cell office:value-type="float" office:value="49.082999999999998" table:style-name="ce10">
            <text:p>49.083</text:p>
          </table:table-cell>
          <table:table-cell office:value-type="float" office:value="53.978000000000002" table:style-name="ce10">
            <text:p>53.978</text:p>
          </table:table-cell>
          <table:table-cell office:value-type="float" office:value="65.655000000000001" table:style-name="ce10">
            <text:p>65.655</text:p>
          </table:table-cell>
          <table:table-cell office:value-type="float" office:value="73.063000000000002" table:style-name="ce10">
            <text:p>73.063</text:p>
          </table:table-cell>
          <table:table-cell office:value-type="float" office:value="58.252000000000002" table:style-name="ce10">
            <text:p>58.252</text:p>
          </table:table-cell>
          <table:table-cell office:value-type="float" office:value="58.747" table:style-name="ce10">
            <text:p>58.747</text:p>
          </table:table-cell>
          <table:table-cell office:value-type="float" office:value="55.947000000000003" table:style-name="ce10">
            <text:p>55.947</text:p>
          </table:table-cell>
          <table:table-cell office:value-type="float" office:value="54.924999999999997" table:style-name="ce10">
            <text:p>54.925</text:p>
          </table:table-cell>
          <table:table-cell office:value-type="float" office:value="42.171999999999997" table:style-name="ce10">
            <text:p>42.172</text:p>
          </table:table-cell>
          <table:table-cell office:value-type="float" office:value="93.463999999999999" table:style-name="ce10">
            <text:p>93.464</text:p>
          </table:table-cell>
          <table:table-cell office:value-type="float" office:value="77.921999999999997" table:style-name="ce10">
            <text:p>77.922</text:p>
          </table:table-cell>
          <table:table-cell office:value-type="float" office:value="73.183000000000007" table:style-name="ce10">
            <text:p>73.183</text:p>
          </table:table-cell>
          <table:table-cell office:value-type="float" office:value="70.768000000000001" table:style-name="ce10">
            <text:p>70.768</text:p>
          </table:table-cell>
          <table:table-cell office:value-type="float" office:value="82.531000000000006" table:style-name="ce10">
            <text:p>82.531</text:p>
          </table:table-cell>
          <table:table-cell office:value-type="float" office:value="61.829000000000001" table:style-name="ce10">
            <text:p>61.829</text:p>
          </table:table-cell>
          <table:table-cell office:value-type="float" office:value="43.420999999999999" table:style-name="ce10">
            <text:p>43.421</text:p>
          </table:table-cell>
          <table:table-cell office:value-type="float" office:value="88.319000000000003" table:style-name="ce10">
            <text:p>88.319</text:p>
          </table:table-cell>
          <table:table-cell office:value-type="float" office:value="47.863" table:style-name="ce10">
            <text:p>47.863</text:p>
          </table:table-cell>
          <table:table-cell office:value-type="float" office:value="88.53" table:style-name="ce10">
            <text:p>88.53</text:p>
          </table:table-cell>
          <table:table-cell office:value-type="float" office:value="96.013999999999996" table:style-name="ce10">
            <text:p>96.014</text:p>
          </table:table-cell>
          <table:table-cell office:value-type="float" office:value="96.552999999999997" table:style-name="ce10">
            <text:p>96.553</text:p>
          </table:table-cell>
          <table:table-cell office:value-type="float" office:value="67.912000000000006" table:style-name="ce10">
            <text:p>67.912</text:p>
          </table:table-cell>
          <table:table-cell office:value-type="float" office:value="49.142000000000003" table:style-name="ce10">
            <text:p>49.142</text:p>
          </table:table-cell>
          <table:table-cell office:value-type="float" office:value="88.27" table:style-name="ce10">
            <text:p>88.27</text:p>
          </table:table-cell>
          <table:table-cell office:value-type="float" office:value="68.935000000000002" table:style-name="ce10">
            <text:p>68.935</text:p>
          </table:table-cell>
          <table:table-cell office:value-type="float" office:value="3.0169999999999999" table:style-name="ce10">
            <text:p>3.017</text:p>
          </table:table-cell>
          <table:table-cell office:value-type="float" office:value="6.0579999999999998" table:style-name="ce10">
            <text:p>6.058</text:p>
          </table:table-cell>
          <table:table-cell office:value-type="float" office:value="24.306999999999999" table:style-name="ce10">
            <text:p>24.307</text:p>
          </table:table-cell>
          <table:table-cell office:value-type="float" office:value="66.617999999999995" table:style-name="ce10">
            <text:p>66.618</text:p>
          </table:table-cell>
          <table:table-cell office:value-type="float" office:value="7.18" table:style-name="ce10">
            <text:p>7.18</text:p>
          </table:table-cell>
          <table:table-cell office:value-type="float" office:value="93.954999999999998" table:style-name="ce10">
            <text:p>93.955</text:p>
          </table:table-cell>
          <table:table-cell office:value-type="float" office:value="73.757999999999996" table:style-name="ce10">
            <text:p>73.758</text:p>
          </table:table-cell>
          <table:table-cell office:value-type="float" office:value="79.376000000000005" table:style-name="ce10">
            <text:p>79.376</text:p>
          </table:table-cell>
          <table:table-cell office:value-type="float" office:value="4.96" table:style-name="ce10">
            <text:p>4.96</text:p>
          </table:table-cell>
          <table:table-cell office:value-type="float" office:value="89.933999999999997" table:style-name="ce10">
            <text:p>89.934</text:p>
          </table:table-cell>
          <table:table-cell office:value-type="float" office:value="5.1059999999999999" table:style-name="ce10">
            <text:p>5.106</text:p>
          </table:table-cell>
          <table:table-cell office:value-type="float" office:value="4.7610000000000001" table:style-name="ce10">
            <text:p>4.761</text:p>
          </table:table-cell>
          <table:table-cell office:value-type="float" office:value="90.796000000000006" table:style-name="ce10">
            <text:p>90.796</text:p>
          </table:table-cell>
          <table:table-cell office:value-type="float" office:value="4.4429999999999996" table:style-name="ce10">
            <text:p>4.443</text:p>
          </table:table-cell>
          <table:table-cell office:value-type="float" office:value="32.473999999999997" table:style-name="ce10">
            <text:p>32.474</text:p>
          </table:table-cell>
          <table:table-cell office:value-type="float" office:value="54.639000000000003" table:style-name="ce10">
            <text:p>54.639</text:p>
          </table:table-cell>
          <table:table-cell office:value-type="float" office:value="12.887" table:style-name="ce10">
            <text:p>12.887</text:p>
          </table:table-cell>
          <table:table-cell office:value-type="float" office:value="25.806000000000001" table:style-name="ce10">
            <text:p>25.806</text:p>
          </table:table-cell>
          <table:table-cell office:value-type="float" office:value="54.838999999999999" table:style-name="ce10">
            <text:p>54.839</text:p>
          </table:table-cell>
          <table:table-cell office:value-type="float" office:value="19.355" table:style-name="ce10">
            <text:p>19.355</text:p>
          </table:table-cell>
          <table:table-cell office:value-type="float" office:value="44.33" table:style-name="ce10">
            <text:p>44.33</text:p>
          </table:table-cell>
          <table:table-cell office:value-type="float" office:value="26.289000000000001" table:style-name="ce10">
            <text:p>26.289</text:p>
          </table:table-cell>
          <table:table-cell office:value-type="float" office:value="29.381" table:style-name="ce10">
            <text:p>29.381</text:p>
          </table:table-cell>
          <table:table-cell office:value-type="float" office:value="56.476999999999997" table:style-name="ce10">
            <text:p>56.477</text:p>
          </table:table-cell>
          <table:table-cell office:value-type="float" office:value="24.87" table:style-name="ce10">
            <text:p>24.87</text:p>
          </table:table-cell>
          <table:table-cell office:value-type="float" office:value="18.652999999999999" table:style-name="ce10">
            <text:p>18.653</text:p>
          </table:table-cell>
          <table:table-cell office:value-type="float" office:value="23.81" table:style-name="ce10">
            <text:p>23.81</text:p>
          </table:table-cell>
          <table:table-cell office:value-type="float" office:value="58.73" table:style-name="ce10">
            <text:p>58.73</text:p>
          </table:table-cell>
          <table:table-cell office:value-type="float" office:value="17.46" table:style-name="ce10">
            <text:p>17.46</text:p>
          </table:table-cell>
          <table:table-cell office:value-type="float" office:value="73.010000000000005" table:style-name="ce10">
            <text:p>73.01</text:p>
          </table:table-cell>
          <table:table-cell office:value-type="float" office:value="75.921999999999997" table:style-name="ce10">
            <text:p>75.922</text:p>
          </table:table-cell>
          <table:table-cell office:value-type="float" office:value="67.212000000000003" table:style-name="ce10">
            <text:p>67.212</text:p>
          </table:table-cell>
          <table:table-cell office:value-type="float" office:value="31.651" table:style-name="ce10">
            <text:p>31.651</text:p>
          </table:table-cell>
          <table:table-cell office:value-type="float" office:value="75.956999999999994" table:style-name="ce10">
            <text:p>75.957</text:p>
          </table:table-cell>
          <table:table-cell office:value-type="float" office:value="75.320999999999998" table:style-name="ce10">
            <text:p>75.321</text:p>
          </table:table-cell>
          <table:table-cell office:value-type="float" office:value="73.804000000000002" table:style-name="ce10">
            <text:p>73.804</text:p>
          </table:table-cell>
          <table:table-cell office:value-type="float" office:value="61.305" table:style-name="ce10">
            <text:p>61.305</text:p>
          </table:table-cell>
          <table:table-cell table:number-columns-repeated="16259"/>
        </table:table-row>
        <table:table-row table:style-name="ro8">
          <table:table-cell office:value-type="string" table:style-name="ce4">
            <text:p>WPEA</text:p>
          </table:table-cell>
          <table:table-cell office:value-type="string" table:style-name="ce4">
            <text:p>Wilton Park</text:p>
          </table:table-cell>
          <table:table-cell office:value-type="string" table:style-name="ce4">
            <text:p>Foreign, Commonwealth and Development Office</text:p>
          </table:table-cell>
          <table:table-cell table:style-name="ce4"/>
          <table:table-cell office:value-type="float" office:value="91.86" table:style-name="ce10">
            <text:p>91.86</text:p>
          </table:table-cell>
          <table:table-cell office:value-type="float" office:value="76.41" table:style-name="ce10">
            <text:p>76.41</text:p>
          </table:table-cell>
          <table:table-cell office:value-type="float" office:value="22.837" table:style-name="ce10">
            <text:p>22.837</text:p>
          </table:table-cell>
          <table:table-cell office:value-type="float" office:value="77.531999999999996" table:style-name="ce10">
            <text:p>77.532</text:p>
          </table:table-cell>
          <table:table-cell office:value-type="float" office:value="82.784999999999997" table:style-name="ce10">
            <text:p>82.785</text:p>
          </table:table-cell>
          <table:table-cell office:value-type="float" office:value="92.405000000000001" table:style-name="ce10">
            <text:p>92.405</text:p>
          </table:table-cell>
          <table:table-cell office:value-type="float" office:value="80.186000000000007" table:style-name="ce10">
            <text:p>80.186</text:p>
          </table:table-cell>
          <table:table-cell office:value-type="float" office:value="89.03" table:style-name="ce10">
            <text:p>89.03</text:p>
          </table:table-cell>
          <table:table-cell office:value-type="float" office:value="56.54" table:style-name="ce10">
            <text:p>56.54</text:p>
          </table:table-cell>
          <table:table-cell office:value-type="float" office:value="86.391999999999996" table:style-name="ce10">
            <text:p>86.392</text:p>
          </table:table-cell>
          <table:table-cell office:value-type="float" office:value="87.088999999999999" table:style-name="ce10">
            <text:p>87.089</text:p>
          </table:table-cell>
          <table:table-cell office:value-type="float" office:value="35.021000000000001" table:style-name="ce10">
            <text:p>35.021</text:p>
          </table:table-cell>
          <table:table-cell office:value-type="float" office:value="69.760999999999996" table:style-name="ce10">
            <text:p>69.761</text:p>
          </table:table-cell>
          <table:table-cell office:value-type="float" office:value="92.405000000000001" table:style-name="ce10">
            <text:p>92.405</text:p>
          </table:table-cell>
          <table:table-cell office:value-type="float" office:value="81.013000000000005" table:style-name="ce10">
            <text:p>81.013</text:p>
          </table:table-cell>
          <table:table-cell office:value-type="float" office:value="86.075999999999993" table:style-name="ce10">
            <text:p>86.076</text:p>
          </table:table-cell>
          <table:table-cell office:value-type="float" office:value="68.353999999999999" table:style-name="ce10">
            <text:p>68.354</text:p>
          </table:table-cell>
          <table:table-cell office:value-type="float" office:value="86.075999999999993" table:style-name="ce10">
            <text:p>86.076</text:p>
          </table:table-cell>
          <table:table-cell office:value-type="float" office:value="92.405000000000001" table:style-name="ce10">
            <text:p>92.405</text:p>
          </table:table-cell>
          <table:table-cell office:value-type="float" office:value="92.308000000000007" table:style-name="ce10">
            <text:p>92.308</text:p>
          </table:table-cell>
          <table:table-cell office:value-type="float" office:value="78.480999999999995" table:style-name="ce10">
            <text:p>78.481</text:p>
          </table:table-cell>
          <table:table-cell office:value-type="float" office:value="91.138999999999996" table:style-name="ce10">
            <text:p>91.139</text:p>
          </table:table-cell>
          <table:table-cell office:value-type="float" office:value="88.608000000000004" table:style-name="ce10">
            <text:p>88.608</text:p>
          </table:table-cell>
          <table:table-cell office:value-type="float" office:value="79.486999999999995" table:style-name="ce10">
            <text:p>79.487</text:p>
          </table:table-cell>
          <table:table-cell office:value-type="float" office:value="86.075999999999993" table:style-name="ce10">
            <text:p>86.076</text:p>
          </table:table-cell>
          <table:table-cell office:value-type="float" office:value="83.543999999999997" table:style-name="ce10">
            <text:p>83.544</text:p>
          </table:table-cell>
          <table:table-cell office:value-type="float" office:value="73.418000000000006" table:style-name="ce10">
            <text:p>73.418</text:p>
          </table:table-cell>
          <table:table-cell office:value-type="float" office:value="66.667000000000002" table:style-name="ce10">
            <text:p>66.667</text:p>
          </table:table-cell>
          <table:table-cell office:value-type="float" office:value="74.683999999999997" table:style-name="ce10">
            <text:p>74.684</text:p>
          </table:table-cell>
          <table:table-cell office:value-type="float" office:value="67.088999999999999" table:style-name="ce10">
            <text:p>67.089</text:p>
          </table:table-cell>
          <table:table-cell office:value-type="float" office:value="91.138999999999996" table:style-name="ce10">
            <text:p>91.139</text:p>
          </table:table-cell>
          <table:table-cell office:value-type="float" office:value="91.138999999999996" table:style-name="ce10">
            <text:p>91.139</text:p>
          </table:table-cell>
          <table:table-cell office:value-type="float" office:value="84.81" table:style-name="ce10">
            <text:p>84.81</text:p>
          </table:table-cell>
          <table:table-cell office:value-type="float" office:value="75.948999999999998" table:style-name="ce10">
            <text:p>75.949</text:p>
          </table:table-cell>
          <table:table-cell office:value-type="float" office:value="59.494" table:style-name="ce10">
            <text:p>59.494</text:p>
          </table:table-cell>
          <table:table-cell office:value-type="float" office:value="41.026000000000003" table:style-name="ce10">
            <text:p>41.026</text:p>
          </table:table-cell>
          <table:table-cell office:value-type="float" office:value="49.366999999999997" table:style-name="ce10">
            <text:p>49.367</text:p>
          </table:table-cell>
          <table:table-cell office:value-type="float" office:value="83.543999999999997" table:style-name="ce10">
            <text:p>83.544</text:p>
          </table:table-cell>
          <table:table-cell office:value-type="float" office:value="94.936999999999998" table:style-name="ce10">
            <text:p>94.937</text:p>
          </table:table-cell>
          <table:table-cell office:value-type="float" office:value="81.013000000000005" table:style-name="ce10">
            <text:p>81.013</text:p>
          </table:table-cell>
          <table:table-cell office:value-type="float" office:value="86.075999999999993" table:style-name="ce10">
            <text:p>86.076</text:p>
          </table:table-cell>
          <table:table-cell office:value-type="float" office:value="84.81" table:style-name="ce10">
            <text:p>84.81</text:p>
          </table:table-cell>
          <table:table-cell office:value-type="float" office:value="87.179000000000002" table:style-name="ce10">
            <text:p>87.179</text:p>
          </table:table-cell>
          <table:table-cell office:value-type="float" office:value="98.733999999999995" table:style-name="ce10">
            <text:p>98.734</text:p>
          </table:table-cell>
          <table:table-cell office:value-type="float" office:value="91.138999999999996" table:style-name="ce10">
            <text:p>91.139</text:p>
          </table:table-cell>
          <table:table-cell office:value-type="float" office:value="72.152000000000001" table:style-name="ce10">
            <text:p>72.152</text:p>
          </table:table-cell>
          <table:table-cell office:value-type="float" office:value="88.608000000000004" table:style-name="ce10">
            <text:p>88.608</text:p>
          </table:table-cell>
          <table:table-cell office:value-type="float" office:value="32.911000000000001" table:style-name="ce10">
            <text:p>32.911</text:p>
          </table:table-cell>
          <table:table-cell office:value-type="float" office:value="43.037999999999997" table:style-name="ce10">
            <text:p>43.038</text:p>
          </table:table-cell>
          <table:table-cell office:value-type="float" office:value="29.114000000000001" table:style-name="ce10">
            <text:p>29.114</text:p>
          </table:table-cell>
          <table:table-cell office:value-type="float" office:value="83.543999999999997" table:style-name="ce10">
            <text:p>83.544</text:p>
          </table:table-cell>
          <table:table-cell office:value-type="float" office:value="72.152000000000001" table:style-name="ce10">
            <text:p>72.152</text:p>
          </table:table-cell>
          <table:table-cell office:value-type="float" office:value="79.747" table:style-name="ce10">
            <text:p>79.747</text:p>
          </table:table-cell>
          <table:table-cell office:value-type="float" office:value="81.013000000000005" table:style-name="ce10">
            <text:p>81.013</text:p>
          </table:table-cell>
          <table:table-cell office:value-type="float" office:value="74.683999999999997" table:style-name="ce10">
            <text:p>74.684</text:p>
          </table:table-cell>
          <table:table-cell office:value-type="float" office:value="72.152000000000001" table:style-name="ce10">
            <text:p>72.152</text:p>
          </table:table-cell>
          <table:table-cell office:value-type="float" office:value="58.228000000000002" table:style-name="ce10">
            <text:p>58.228</text:p>
          </table:table-cell>
          <table:table-cell office:value-type="float" office:value="55.695999999999998" table:style-name="ce10">
            <text:p>55.696</text:p>
          </table:table-cell>
          <table:table-cell office:value-type="float" office:value="78.480999999999995" table:style-name="ce10">
            <text:p>78.481</text:p>
          </table:table-cell>
          <table:table-cell office:value-type="float" office:value="53.164999999999999" table:style-name="ce10">
            <text:p>53.165</text:p>
          </table:table-cell>
          <table:table-cell office:value-type="float" office:value="74.683999999999997" table:style-name="ce10">
            <text:p>74.684</text:p>
          </table:table-cell>
          <table:table-cell office:value-type="float" office:value="89.873000000000005" table:style-name="ce10">
            <text:p>89.873</text:p>
          </table:table-cell>
          <table:table-cell office:value-type="float" office:value="83.332999999999998" table:style-name="ce10">
            <text:p>83.333</text:p>
          </table:table-cell>
          <table:table-cell office:value-type="float" office:value="68.353999999999999" table:style-name="ce10">
            <text:p>68.354</text:p>
          </table:table-cell>
          <table:table-cell office:value-type="float" office:value="78.480999999999995" table:style-name="ce10">
            <text:p>78.481</text:p>
          </table:table-cell>
          <table:table-cell office:value-type="float" office:value="70.885999999999996" table:style-name="ce10">
            <text:p>70.886</text:p>
          </table:table-cell>
          <table:table-cell office:value-type="float" office:value="67.948999999999998" table:style-name="ce10">
            <text:p>67.949</text:p>
          </table:table-cell>
          <table:table-cell office:value-type="float" office:value="53.164999999999999" table:style-name="ce10">
            <text:p>53.165</text:p>
          </table:table-cell>
          <table:table-cell office:value-type="float" office:value="96.203000000000003" table:style-name="ce10">
            <text:p>96.203</text:p>
          </table:table-cell>
          <table:table-cell office:value-type="float" office:value="82.278000000000006" table:style-name="ce10">
            <text:p>82.278</text:p>
          </table:table-cell>
          <table:table-cell office:value-type="float" office:value="88.608000000000004" table:style-name="ce10">
            <text:p>88.608</text:p>
          </table:table-cell>
          <table:table-cell office:value-type="float" office:value="82.278000000000006" table:style-name="ce10">
            <text:p>82.278</text:p>
          </table:table-cell>
          <table:table-cell office:value-type="float" office:value="88.608000000000004" table:style-name="ce10">
            <text:p>88.608</text:p>
          </table:table-cell>
          <table:table-cell office:value-type="float" office:value="64.557000000000002" table:style-name="ce10">
            <text:p>64.557</text:p>
          </table:table-cell>
          <table:table-cell office:value-type="float" office:value="44.304000000000002" table:style-name="ce10">
            <text:p>44.304</text:p>
          </table:table-cell>
          <table:table-cell office:value-type="float" office:value="83.543999999999997" table:style-name="ce10">
            <text:p>83.544</text:p>
          </table:table-cell>
          <table:table-cell office:value-type="float" office:value="49.366999999999997" table:style-name="ce10">
            <text:p>49.367</text:p>
          </table:table-cell>
          <table:table-cell office:value-type="float" office:value="69.62" table:style-name="ce10">
            <text:p>69.62</text:p>
          </table:table-cell>
          <table:table-cell office:value-type="float" office:value="70.885999999999996" table:style-name="ce10">
            <text:p>70.886</text:p>
          </table:table-cell>
          <table:table-cell office:value-type="float" office:value="93.671000000000006" table:style-name="ce10">
            <text:p>93.671</text:p>
          </table:table-cell>
          <table:table-cell office:value-type="float" office:value="67.088999999999999" table:style-name="ce10">
            <text:p>67.089</text:p>
          </table:table-cell>
          <table:table-cell office:value-type="float" office:value="60.759" table:style-name="ce10">
            <text:p>60.759</text:p>
          </table:table-cell>
          <table:table-cell office:value-type="float" office:value="49.366999999999997" table:style-name="ce10">
            <text:p>49.367</text:p>
          </table:table-cell>
          <table:table-cell office:value-type="float" office:value="20.253" table:style-name="ce10">
            <text:p>20.253</text:p>
          </table:table-cell>
          <table:table-cell office:value-type="float" office:value="1.266" table:style-name="ce10">
            <text:p>1.266</text:p>
          </table:table-cell>
          <table:table-cell office:value-type="float" office:value="11.391999999999999" table:style-name="ce10">
            <text:p>11.392</text:p>
          </table:table-cell>
          <table:table-cell office:value-type="float" office:value="34.177" table:style-name="ce10">
            <text:p>34.177</text:p>
          </table:table-cell>
          <table:table-cell office:value-type="float" office:value="53.164999999999999" table:style-name="ce10">
            <text:p>53.165</text:p>
          </table:table-cell>
          <table:table-cell office:value-type="string" table:style-name="ce10">
            <text:p>[c]</text:p>
          </table:table-cell>
          <table:table-cell office:value-type="float" office:value="93.671000000000006" table:style-name="ce10">
            <text:p>93.671</text:p>
          </table:table-cell>
          <table:table-cell office:value-type="float" office:value="79.486999999999995" table:style-name="ce10">
            <text:p>79.487</text:p>
          </table:table-cell>
          <table:table-cell office:value-type="float" office:value="87.179000000000002" table:style-name="ce10">
            <text:p>87.179</text:p>
          </table:table-cell>
          <table:table-cell office:value-type="string" table:style-name="ce10">
            <text:p>[c]</text:p>
          </table:table-cell>
          <table:table-cell office:value-type="float" office:value="89.873000000000005" table:style-name="ce10">
            <text:p>89.873</text:p>
          </table:table-cell>
          <table:table-cell office:value-type="string" table:style-name="ce10">
            <text:p>[c]</text:p>
          </table:table-cell>
          <table:table-cell office:value-type="string" table:style-name="ce10">
            <text:p>[c]</text:p>
          </table:table-cell>
          <table:table-cell office:value-type="float" office:value="89.873000000000005" table:style-name="ce10">
            <text:p>89.873</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75.948999999999998" table:style-name="ce10">
            <text:p>75.949</text:p>
          </table:table-cell>
          <table:table-cell office:value-type="float" office:value="78.480999999999995" table:style-name="ce10">
            <text:p>78.481</text:p>
          </table:table-cell>
          <table:table-cell office:value-type="float" office:value="70.885999999999996" table:style-name="ce10">
            <text:p>70.886</text:p>
          </table:table-cell>
          <table:table-cell office:value-type="float" office:value="27.847999999999999" table:style-name="ce10">
            <text:p>27.848</text:p>
          </table:table-cell>
          <table:table-cell office:value-type="float" office:value="79.747" table:style-name="ce10">
            <text:p>79.747</text:p>
          </table:table-cell>
          <table:table-cell office:value-type="float" office:value="81.013000000000005" table:style-name="ce10">
            <text:p>81.013</text:p>
          </table:table-cell>
          <table:table-cell office:value-type="float" office:value="79.747" table:style-name="ce10">
            <text:p>79.747</text:p>
          </table:table-cell>
          <table:table-cell office:value-type="float" office:value="59.494" table:style-name="ce10">
            <text:p>59.494</text:p>
          </table:table-cell>
          <table:table-cell table:number-columns-repeated="16259"/>
        </table:table-row>
        <table:table-row table:style-name="ro5">
          <table:table-cell office:value-type="string" table:style-name="ce4">
            <text:p>WRA</text:p>
          </table:table-cell>
          <table:table-cell office:value-type="string" table:style-name="ce4">
            <text:p>Welsh Revenue Authority</text:p>
          </table:table-cell>
          <table:table-cell office:value-type="string" table:style-name="ce4">
            <text:p>Welsh Revenue Authority</text:p>
          </table:table-cell>
          <table:table-cell table:style-name="ce4"/>
          <table:table-cell office:value-type="float" office:value="85.713999999999999" table:style-name="ce10">
            <text:p>85.714</text:p>
          </table:table-cell>
          <table:table-cell office:value-type="float" office:value="75.832999999999998" table:style-name="ce10">
            <text:p>75.833</text:p>
          </table:table-cell>
          <table:table-cell office:value-type="float" office:value="17.106999999999999" table:style-name="ce10">
            <text:p>17.107</text:p>
          </table:table-cell>
          <table:table-cell office:value-type="float" office:value="79.551000000000002" table:style-name="ce10">
            <text:p>79.551</text:p>
          </table:table-cell>
          <table:table-cell office:value-type="float" office:value="85.641000000000005" table:style-name="ce10">
            <text:p>85.641</text:p>
          </table:table-cell>
          <table:table-cell office:value-type="float" office:value="88.462000000000003" table:style-name="ce10">
            <text:p>88.462</text:p>
          </table:table-cell>
          <table:table-cell office:value-type="float" office:value="86.466999999999999" table:style-name="ce10">
            <text:p>86.467</text:p>
          </table:table-cell>
          <table:table-cell office:value-type="float" office:value="92.734999999999999" table:style-name="ce10">
            <text:p>92.735</text:p>
          </table:table-cell>
          <table:table-cell office:value-type="float" office:value="63.462000000000003" table:style-name="ce10">
            <text:p>63.462</text:p>
          </table:table-cell>
          <table:table-cell office:value-type="float" office:value="90.063999999999993" table:style-name="ce10">
            <text:p>90.064</text:p>
          </table:table-cell>
          <table:table-cell office:value-type="float" office:value="86.965999999999994" table:style-name="ce10">
            <text:p>86.966</text:p>
          </table:table-cell>
          <table:table-cell office:value-type="float" office:value="82.051000000000002" table:style-name="ce10">
            <text:p>82.051</text:p>
          </table:table-cell>
          <table:table-cell office:value-type="float" office:value="71.652000000000001" table:style-name="ce10">
            <text:p>71.652</text:p>
          </table:table-cell>
          <table:table-cell office:value-type="float" office:value="92.308000000000007" table:style-name="ce10">
            <text:p>92.308</text:p>
          </table:table-cell>
          <table:table-cell office:value-type="float" office:value="83.332999999999998" table:style-name="ce10">
            <text:p>83.333</text:p>
          </table:table-cell>
          <table:table-cell office:value-type="float" office:value="82.051000000000002" table:style-name="ce10">
            <text:p>82.051</text:p>
          </table:table-cell>
          <table:table-cell office:value-type="float" office:value="78.204999999999998" table:style-name="ce10">
            <text:p>78.205</text:p>
          </table:table-cell>
          <table:table-cell office:value-type="float" office:value="92.308000000000007" table:style-name="ce10">
            <text:p>92.308</text:p>
          </table:table-cell>
          <table:table-cell office:value-type="float" office:value="87.179000000000002" table:style-name="ce10">
            <text:p>87.179</text:p>
          </table:table-cell>
          <table:table-cell office:value-type="float" office:value="89.744" table:style-name="ce10">
            <text:p>89.744</text:p>
          </table:table-cell>
          <table:table-cell office:value-type="float" office:value="87.179000000000002" table:style-name="ce10">
            <text:p>87.179</text:p>
          </table:table-cell>
          <table:table-cell office:value-type="float" office:value="96.153999999999996" table:style-name="ce10">
            <text:p>96.154</text:p>
          </table:table-cell>
          <table:table-cell office:value-type="float" office:value="96.153999999999996" table:style-name="ce10">
            <text:p>96.154</text:p>
          </table:table-cell>
          <table:table-cell office:value-type="float" office:value="82.051000000000002" table:style-name="ce10">
            <text:p>82.051</text:p>
          </table:table-cell>
          <table:table-cell office:value-type="float" office:value="91.025999999999996" table:style-name="ce10">
            <text:p>91.026</text:p>
          </table:table-cell>
          <table:table-cell office:value-type="float" office:value="89.744" table:style-name="ce10">
            <text:p>89.744</text:p>
          </table:table-cell>
          <table:table-cell office:value-type="float" office:value="79.486999999999995" table:style-name="ce10">
            <text:p>79.487</text:p>
          </table:table-cell>
          <table:table-cell office:value-type="float" office:value="75.325000000000003" table:style-name="ce10">
            <text:p>75.325</text:p>
          </table:table-cell>
          <table:table-cell office:value-type="float" office:value="80.769000000000005" table:style-name="ce10">
            <text:p>80.769</text:p>
          </table:table-cell>
          <table:table-cell office:value-type="float" office:value="57.692" table:style-name="ce10">
            <text:p>57.692</text:p>
          </table:table-cell>
          <table:table-cell office:value-type="float" office:value="92.308000000000007" table:style-name="ce10">
            <text:p>92.308</text:p>
          </table:table-cell>
          <table:table-cell office:value-type="float" office:value="92.308000000000007" table:style-name="ce10">
            <text:p>92.308</text:p>
          </table:table-cell>
          <table:table-cell office:value-type="float" office:value="93.59" table:style-name="ce10">
            <text:p>93.59</text:p>
          </table:table-cell>
          <table:table-cell office:value-type="float" office:value="75.641000000000005" table:style-name="ce10">
            <text:p>75.641</text:p>
          </table:table-cell>
          <table:table-cell office:value-type="float" office:value="61.537999999999997" table:style-name="ce10">
            <text:p>61.538</text:p>
          </table:table-cell>
          <table:table-cell office:value-type="float" office:value="52.564" table:style-name="ce10">
            <text:p>52.564</text:p>
          </table:table-cell>
          <table:table-cell office:value-type="float" office:value="64.102999999999994" table:style-name="ce10">
            <text:p>64.103</text:p>
          </table:table-cell>
          <table:table-cell office:value-type="float" office:value="94.872" table:style-name="ce10">
            <text:p>94.872</text:p>
          </table:table-cell>
          <table:table-cell office:value-type="float" office:value="91.025999999999996" table:style-name="ce10">
            <text:p>91.026</text:p>
          </table:table-cell>
          <table:table-cell office:value-type="float" office:value="83.332999999999998" table:style-name="ce10">
            <text:p>83.333</text:p>
          </table:table-cell>
          <table:table-cell office:value-type="float" office:value="91.025999999999996" table:style-name="ce10">
            <text:p>91.026</text:p>
          </table:table-cell>
          <table:table-cell office:value-type="float" office:value="88.462000000000003" table:style-name="ce10">
            <text:p>88.462</text:p>
          </table:table-cell>
          <table:table-cell office:value-type="float" office:value="84.614999999999995" table:style-name="ce10">
            <text:p>84.615</text:p>
          </table:table-cell>
          <table:table-cell office:value-type="float" office:value="93.59" table:style-name="ce10">
            <text:p>93.59</text:p>
          </table:table-cell>
          <table:table-cell office:value-type="float" office:value="85.897000000000006" table:style-name="ce10">
            <text:p>85.897</text:p>
          </table:table-cell>
          <table:table-cell office:value-type="float" office:value="80.769000000000005" table:style-name="ce10">
            <text:p>80.769</text:p>
          </table:table-cell>
          <table:table-cell office:value-type="float" office:value="88.462000000000003" table:style-name="ce10">
            <text:p>88.462</text:p>
          </table:table-cell>
          <table:table-cell office:value-type="float" office:value="82.051000000000002" table:style-name="ce10">
            <text:p>82.051</text:p>
          </table:table-cell>
          <table:table-cell office:value-type="float" office:value="88.462000000000003" table:style-name="ce10">
            <text:p>88.462</text:p>
          </table:table-cell>
          <table:table-cell office:value-type="float" office:value="75.325000000000003" table:style-name="ce10">
            <text:p>75.325</text:p>
          </table:table-cell>
          <table:table-cell office:value-type="float" office:value="82.051000000000002" table:style-name="ce10">
            <text:p>82.051</text:p>
          </table:table-cell>
          <table:table-cell office:value-type="float" office:value="74.358999999999995" table:style-name="ce10">
            <text:p>74.359</text:p>
          </table:table-cell>
          <table:table-cell office:value-type="float" office:value="82.051000000000002" table:style-name="ce10">
            <text:p>82.051</text:p>
          </table:table-cell>
          <table:table-cell office:value-type="float" office:value="74.358999999999995" table:style-name="ce10">
            <text:p>74.359</text:p>
          </table:table-cell>
          <table:table-cell office:value-type="float" office:value="70.513000000000005" table:style-name="ce10">
            <text:p>70.513</text:p>
          </table:table-cell>
          <table:table-cell office:value-type="float" office:value="78.204999999999998" table:style-name="ce10">
            <text:p>78.205</text:p>
          </table:table-cell>
          <table:table-cell office:value-type="float" office:value="52.564" table:style-name="ce10">
            <text:p>52.564</text:p>
          </table:table-cell>
          <table:table-cell office:value-type="float" office:value="57.692" table:style-name="ce10">
            <text:p>57.692</text:p>
          </table:table-cell>
          <table:table-cell office:value-type="float" office:value="84.614999999999995" table:style-name="ce10">
            <text:p>84.615</text:p>
          </table:table-cell>
          <table:table-cell office:value-type="float" office:value="70.513000000000005" table:style-name="ce10">
            <text:p>70.513</text:p>
          </table:table-cell>
          <table:table-cell office:value-type="float" office:value="75.325000000000003" table:style-name="ce10">
            <text:p>75.325</text:p>
          </table:table-cell>
          <table:table-cell office:value-type="float" office:value="83.332999999999998" table:style-name="ce10">
            <text:p>83.333</text:p>
          </table:table-cell>
          <table:table-cell office:value-type="float" office:value="92.308000000000007" table:style-name="ce10">
            <text:p>92.308</text:p>
          </table:table-cell>
          <table:table-cell office:value-type="float" office:value="69.230999999999995" table:style-name="ce10">
            <text:p>69.231</text:p>
          </table:table-cell>
          <table:table-cell office:value-type="float" office:value="78.204999999999998" table:style-name="ce10">
            <text:p>78.205</text:p>
          </table:table-cell>
          <table:table-cell office:value-type="float" office:value="74.358999999999995" table:style-name="ce10">
            <text:p>74.359</text:p>
          </table:table-cell>
          <table:table-cell office:value-type="float" office:value="70.513000000000005" table:style-name="ce10">
            <text:p>70.513</text:p>
          </table:table-cell>
          <table:table-cell office:value-type="float" office:value="53.845999999999997" table:style-name="ce10">
            <text:p>53.846</text:p>
          </table:table-cell>
          <table:table-cell office:value-type="float" office:value="97.403000000000006" table:style-name="ce10">
            <text:p>97.403</text:p>
          </table:table-cell>
          <table:table-cell office:value-type="float" office:value="93.506" table:style-name="ce10">
            <text:p>93.506</text:p>
          </table:table-cell>
          <table:table-cell office:value-type="float" office:value="88.462000000000003" table:style-name="ce10">
            <text:p>88.462</text:p>
          </table:table-cell>
          <table:table-cell office:value-type="float" office:value="83.332999999999998" table:style-name="ce10">
            <text:p>83.333</text:p>
          </table:table-cell>
          <table:table-cell office:value-type="float" office:value="88.462000000000003" table:style-name="ce10">
            <text:p>88.462</text:p>
          </table:table-cell>
          <table:table-cell office:value-type="float" office:value="65.385000000000005" table:style-name="ce10">
            <text:p>65.385</text:p>
          </table:table-cell>
          <table:table-cell office:value-type="float" office:value="51.281999999999996" table:style-name="ce10">
            <text:p>51.282</text:p>
          </table:table-cell>
          <table:table-cell office:value-type="float" office:value="85.897000000000006" table:style-name="ce10">
            <text:p>85.897</text:p>
          </table:table-cell>
          <table:table-cell office:value-type="float" office:value="39.744" table:style-name="ce10">
            <text:p>39.744</text:p>
          </table:table-cell>
          <table:table-cell office:value-type="float" office:value="92.308000000000007" table:style-name="ce10">
            <text:p>92.308</text:p>
          </table:table-cell>
          <table:table-cell office:value-type="float" office:value="98.718000000000004" table:style-name="ce10">
            <text:p>98.718</text:p>
          </table:table-cell>
          <table:table-cell office:value-type="float" office:value="98.718000000000004" table:style-name="ce10">
            <text:p>98.718</text:p>
          </table:table-cell>
          <table:table-cell office:value-type="float" office:value="66.667000000000002" table:style-name="ce10">
            <text:p>66.667</text:p>
          </table:table-cell>
          <table:table-cell office:value-type="float" office:value="65.385000000000005" table:style-name="ce10">
            <text:p>65.385</text:p>
          </table:table-cell>
          <table:table-cell office:value-type="float" office:value="89.744" table:style-name="ce10">
            <text:p>89.744</text:p>
          </table:table-cell>
          <table:table-cell office:value-type="float" office:value="55.128" table:style-name="ce10">
            <text:p>55.128</text:p>
          </table:table-cell>
          <table:table-cell office:value-type="float" office:value="2.5640000000000001" table:style-name="ce10">
            <text:p>2.564</text:p>
          </table:table-cell>
          <table:table-cell office:value-type="float" office:value="8.9740000000000002" table:style-name="ce10">
            <text:p>8.974</text:p>
          </table:table-cell>
          <table:table-cell office:value-type="float" office:value="46.154000000000003" table:style-name="ce10">
            <text:p>46.154</text:p>
          </table:table-cell>
          <table:table-cell office:value-type="float" office:value="42.308" table:style-name="ce10">
            <text:p>42.308</text:p>
          </table:table-cell>
          <table:table-cell office:value-type="string" table:style-name="ce10">
            <text:p>[c]</text:p>
          </table:table-cell>
          <table:table-cell office:value-type="float" office:value="89.61" table:style-name="ce10">
            <text:p>89.61</text:p>
          </table:table-cell>
          <table:table-cell office:value-type="float" office:value="75.641000000000005" table:style-name="ce10">
            <text:p>75.641</text:p>
          </table:table-cell>
          <table:table-cell office:value-type="float" office:value="84.614999999999995" table:style-name="ce10">
            <text:p>84.615</text:p>
          </table:table-cell>
          <table:table-cell office:value-type="string" table:style-name="ce10">
            <text:p>[c]</text:p>
          </table:table-cell>
          <table:table-cell office:value-type="float" office:value="92.308000000000007" table:style-name="ce10">
            <text:p>92.308</text:p>
          </table:table-cell>
          <table:table-cell office:value-type="string" table:style-name="ce10">
            <text:p>[c]</text:p>
          </table:table-cell>
          <table:table-cell office:value-type="string" table:style-name="ce10">
            <text:p>[c]</text:p>
          </table:table-cell>
          <table:table-cell office:value-type="float" office:value="94.872" table:style-name="ce10">
            <text:p>94.872</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string" table:style-name="ce10">
            <text:p>[c]</text:p>
          </table:table-cell>
          <table:table-cell office:value-type="float" office:value="87.179000000000002" table:style-name="ce10">
            <text:p>87.179</text:p>
          </table:table-cell>
          <table:table-cell office:value-type="float" office:value="82.051000000000002" table:style-name="ce10">
            <text:p>82.051</text:p>
          </table:table-cell>
          <table:table-cell office:value-type="float" office:value="70.513000000000005" table:style-name="ce10">
            <text:p>70.513</text:p>
          </table:table-cell>
          <table:table-cell office:value-type="float" office:value="29.486999999999998" table:style-name="ce10">
            <text:p>29.487</text:p>
          </table:table-cell>
          <table:table-cell office:value-type="float" office:value="80.519000000000005" table:style-name="ce10">
            <text:p>80.519</text:p>
          </table:table-cell>
          <table:table-cell office:value-type="float" office:value="84.614999999999995" table:style-name="ce10">
            <text:p>84.615</text:p>
          </table:table-cell>
          <table:table-cell office:value-type="float" office:value="85.713999999999999" table:style-name="ce10">
            <text:p>85.714</text:p>
          </table:table-cell>
          <table:table-cell office:value-type="float" office:value="73.076999999999998" table:style-name="ce10">
            <text:p>73.077</text:p>
          </table:table-cell>
          <table:table-cell table:number-columns-repeated="16259"/>
        </table:table-row>
        <table:table-row table:style-name="ro8">
          <table:table-cell office:value-type="string" table:style-name="ce4">
            <text:p>MOJ_GROUP</text:p>
          </table:table-cell>
          <table:table-cell office:value-type="string" table:style-name="ce4">
            <text:p>Ministry of Justice group (including agencies)</text:p>
          </table:table-cell>
          <table:table-cell office:value-type="string" table:style-name="ce4">
            <text:p>Justice</text:p>
          </table:table-cell>
          <table:table-cell office:value-type="string" table:style-name="ce4">
            <text:p>[note 10]</text:p>
          </table:table-cell>
          <table:table-cell office:value-type="float" office:value="44.393999999999998" table:style-name="ce10">
            <text:p>44.394</text:p>
          </table:table-cell>
          <table:table-cell office:value-type="float" office:value="61.222999999999999" table:style-name="ce10">
            <text:p>61.223</text:p>
          </table:table-cell>
          <table:table-cell office:value-type="float" office:value="29.856000000000002" table:style-name="ce10">
            <text:p>29.856</text:p>
          </table:table-cell>
          <table:table-cell office:value-type="float" office:value="73.337999999999994" table:style-name="ce10">
            <text:p>73.338</text:p>
          </table:table-cell>
          <table:table-cell office:value-type="float" office:value="74.021000000000001" table:style-name="ce10">
            <text:p>74.021</text:p>
          </table:table-cell>
          <table:table-cell office:value-type="float" office:value="82.680999999999997" table:style-name="ce10">
            <text:p>82.681</text:p>
          </table:table-cell>
          <table:table-cell office:value-type="float" office:value="72.876000000000005" table:style-name="ce10">
            <text:p>72.876</text:p>
          </table:table-cell>
          <table:table-cell office:value-type="float" office:value="78.793000000000006" table:style-name="ce10">
            <text:p>78.793</text:p>
          </table:table-cell>
          <table:table-cell office:value-type="float" office:value="55.652999999999999" table:style-name="ce10">
            <text:p>55.653</text:p>
          </table:table-cell>
          <table:table-cell office:value-type="float" office:value="75.338999999999999" table:style-name="ce10">
            <text:p>75.339</text:p>
          </table:table-cell>
          <table:table-cell office:value-type="float" office:value="71.875" table:style-name="ce10">
            <text:p>71.875</text:p>
          </table:table-cell>
          <table:table-cell office:value-type="float" office:value="26.997" table:style-name="ce10">
            <text:p>26.997</text:p>
          </table:table-cell>
          <table:table-cell office:value-type="float" office:value="47.335999999999999" table:style-name="ce10">
            <text:p>47.336</text:p>
          </table:table-cell>
          <table:table-cell office:value-type="float" office:value="89.534999999999997" table:style-name="ce10">
            <text:p>89.535</text:p>
          </table:table-cell>
          <table:table-cell office:value-type="float" office:value="81.653999999999996" table:style-name="ce10">
            <text:p>81.654</text:p>
          </table:table-cell>
          <table:table-cell office:value-type="float" office:value="76.489999999999995" table:style-name="ce10">
            <text:p>76.49</text:p>
          </table:table-cell>
          <table:table-cell office:value-type="float" office:value="53.231999999999999" table:style-name="ce10">
            <text:p>53.232</text:p>
          </table:table-cell>
          <table:table-cell office:value-type="float" office:value="69.215000000000003" table:style-name="ce10">
            <text:p>69.215</text:p>
          </table:table-cell>
          <table:table-cell office:value-type="float" office:value="81.656000000000006" table:style-name="ce10">
            <text:p>81.656</text:p>
          </table:table-cell>
          <table:table-cell office:value-type="float" office:value="83.704999999999998" table:style-name="ce10">
            <text:p>83.705</text:p>
          </table:table-cell>
          <table:table-cell office:value-type="float" office:value="72.489999999999995" table:style-name="ce10">
            <text:p>72.49</text:p>
          </table:table-cell>
          <table:table-cell office:value-type="float" office:value="81.903000000000006" table:style-name="ce10">
            <text:p>81.903</text:p>
          </table:table-cell>
          <table:table-cell office:value-type="float" office:value="78.888000000000005" table:style-name="ce10">
            <text:p>78.888</text:p>
          </table:table-cell>
          <table:table-cell office:value-type="float" office:value="67.524000000000001" table:style-name="ce10">
            <text:p>67.524</text:p>
          </table:table-cell>
          <table:table-cell office:value-type="float" office:value="75.561999999999998" table:style-name="ce10">
            <text:p>75.562</text:p>
          </table:table-cell>
          <table:table-cell office:value-type="float" office:value="78.117000000000004" table:style-name="ce10">
            <text:p>78.117</text:p>
          </table:table-cell>
          <table:table-cell office:value-type="float" office:value="68.397000000000006" table:style-name="ce10">
            <text:p>68.397</text:p>
          </table:table-cell>
          <table:table-cell office:value-type="float" office:value="65.742999999999995" table:style-name="ce10">
            <text:p>65.743</text:p>
          </table:table-cell>
          <table:table-cell office:value-type="float" office:value="67.403000000000006" table:style-name="ce10">
            <text:p>67.403</text:p>
          </table:table-cell>
          <table:table-cell office:value-type="float" office:value="44.875999999999998" table:style-name="ce10">
            <text:p>44.876</text:p>
          </table:table-cell>
          <table:table-cell office:value-type="float" office:value="84.182000000000002" table:style-name="ce10">
            <text:p>84.182</text:p>
          </table:table-cell>
          <table:table-cell office:value-type="float" office:value="80.584999999999994" table:style-name="ce10">
            <text:p>80.585</text:p>
          </table:table-cell>
          <table:table-cell office:value-type="float" office:value="71.635000000000005" table:style-name="ce10">
            <text:p>71.635</text:p>
          </table:table-cell>
          <table:table-cell office:value-type="float" office:value="67.331999999999994" table:style-name="ce10">
            <text:p>67.332</text:p>
          </table:table-cell>
          <table:table-cell office:value-type="float" office:value="51.609000000000002" table:style-name="ce10">
            <text:p>51.609</text:p>
          </table:table-cell>
          <table:table-cell office:value-type="float" office:value="55.140999999999998" table:style-name="ce10">
            <text:p>55.141</text:p>
          </table:table-cell>
          <table:table-cell office:value-type="float" office:value="48.533000000000001" table:style-name="ce10">
            <text:p>48.533</text:p>
          </table:table-cell>
          <table:table-cell office:value-type="float" office:value="77.962000000000003" table:style-name="ce10">
            <text:p>77.962</text:p>
          </table:table-cell>
          <table:table-cell office:value-type="float" office:value="83.658000000000001" table:style-name="ce10">
            <text:p>83.658</text:p>
          </table:table-cell>
          <table:table-cell office:value-type="float" office:value="64.95" table:style-name="ce10">
            <text:p>64.95</text:p>
          </table:table-cell>
          <table:table-cell office:value-type="float" office:value="74.805000000000007" table:style-name="ce10">
            <text:p>74.805</text:p>
          </table:table-cell>
          <table:table-cell office:value-type="float" office:value="67.459000000000003" table:style-name="ce10">
            <text:p>67.459</text:p>
          </table:table-cell>
          <table:table-cell office:value-type="float" office:value="78.423000000000002" table:style-name="ce10">
            <text:p>78.423</text:p>
          </table:table-cell>
          <table:table-cell office:value-type="float" office:value="89.094999999999999" table:style-name="ce10">
            <text:p>89.095</text:p>
          </table:table-cell>
          <table:table-cell office:value-type="float" office:value="71.683999999999997" table:style-name="ce10">
            <text:p>71.684</text:p>
          </table:table-cell>
          <table:table-cell office:value-type="float" office:value="57.966999999999999" table:style-name="ce10">
            <text:p>57.967</text:p>
          </table:table-cell>
          <table:table-cell office:value-type="float" office:value="66.652000000000001" table:style-name="ce10">
            <text:p>66.652</text:p>
          </table:table-cell>
          <table:table-cell office:value-type="float" office:value="26.626000000000001" table:style-name="ce10">
            <text:p>26.626</text:p>
          </table:table-cell>
          <table:table-cell office:value-type="float" office:value="32.170999999999999" table:style-name="ce10">
            <text:p>32.171</text:p>
          </table:table-cell>
          <table:table-cell office:value-type="float" office:value="22.189" table:style-name="ce10">
            <text:p>22.189</text:p>
          </table:table-cell>
          <table:table-cell office:value-type="float" office:value="60.46" table:style-name="ce10">
            <text:p>60.46</text:p>
          </table:table-cell>
          <table:table-cell office:value-type="float" office:value="55.915999999999997" table:style-name="ce10">
            <text:p>55.916</text:p>
          </table:table-cell>
          <table:table-cell office:value-type="float" office:value="65.174999999999997" table:style-name="ce10">
            <text:p>65.175</text:p>
          </table:table-cell>
          <table:table-cell office:value-type="float" office:value="61.457000000000001" table:style-name="ce10">
            <text:p>61.457</text:p>
          </table:table-cell>
          <table:table-cell office:value-type="float" office:value="51.566000000000003" table:style-name="ce10">
            <text:p>51.566</text:p>
          </table:table-cell>
          <table:table-cell office:value-type="float" office:value="52.898000000000003" table:style-name="ce10">
            <text:p>52.898</text:p>
          </table:table-cell>
          <table:table-cell office:value-type="float" office:value="34.720999999999997" table:style-name="ce10">
            <text:p>34.721</text:p>
          </table:table-cell>
          <table:table-cell office:value-type="float" office:value="28.780999999999999" table:style-name="ce10">
            <text:p>28.781</text:p>
          </table:table-cell>
          <table:table-cell office:value-type="float" office:value="55.962000000000003" table:style-name="ce10">
            <text:p>55.962</text:p>
          </table:table-cell>
          <table:table-cell office:value-type="float" office:value="32.429000000000002" table:style-name="ce10">
            <text:p>32.429</text:p>
          </table:table-cell>
          <table:table-cell office:value-type="float" office:value="43.088999999999999" table:style-name="ce10">
            <text:p>43.089</text:p>
          </table:table-cell>
          <table:table-cell office:value-type="float" office:value="62.814999999999998" table:style-name="ce10">
            <text:p>62.815</text:p>
          </table:table-cell>
          <table:table-cell office:value-type="float" office:value="49.286000000000001" table:style-name="ce10">
            <text:p>49.286</text:p>
          </table:table-cell>
          <table:table-cell office:value-type="float" office:value="52.545999999999999" table:style-name="ce10">
            <text:p>52.546</text:p>
          </table:table-cell>
          <table:table-cell office:value-type="float" office:value="51.384999999999998" table:style-name="ce10">
            <text:p>51.385</text:p>
          </table:table-cell>
          <table:table-cell office:value-type="float" office:value="48.418999999999997" table:style-name="ce10">
            <text:p>48.419</text:p>
          </table:table-cell>
          <table:table-cell office:value-type="float" office:value="42.344000000000001" table:style-name="ce10">
            <text:p>42.344</text:p>
          </table:table-cell>
          <table:table-cell office:value-type="float" office:value="32.323999999999998" table:style-name="ce10">
            <text:p>32.324</text:p>
          </table:table-cell>
          <table:table-cell office:value-type="float" office:value="89.087000000000003" table:style-name="ce10">
            <text:p>89.087</text:p>
          </table:table-cell>
          <table:table-cell office:value-type="float" office:value="65.885999999999996" table:style-name="ce10">
            <text:p>65.886</text:p>
          </table:table-cell>
          <table:table-cell office:value-type="float" office:value="68.706000000000003" table:style-name="ce10">
            <text:p>68.706</text:p>
          </table:table-cell>
          <table:table-cell office:value-type="float" office:value="70.334999999999994" table:style-name="ce10">
            <text:p>70.335</text:p>
          </table:table-cell>
          <table:table-cell office:value-type="float" office:value="75.444999999999993" table:style-name="ce10">
            <text:p>75.445</text:p>
          </table:table-cell>
          <table:table-cell office:value-type="float" office:value="52.89" table:style-name="ce10">
            <text:p>52.89</text:p>
          </table:table-cell>
          <table:table-cell office:value-type="float" office:value="41.338999999999999" table:style-name="ce10">
            <text:p>41.339</text:p>
          </table:table-cell>
          <table:table-cell office:value-type="float" office:value="68.653000000000006" table:style-name="ce10">
            <text:p>68.653</text:p>
          </table:table-cell>
          <table:table-cell office:value-type="float" office:value="36.258000000000003" table:style-name="ce10">
            <text:p>36.258</text:p>
          </table:table-cell>
          <table:table-cell office:value-type="float" office:value="82.644999999999996" table:style-name="ce10">
            <text:p>82.645</text:p>
          </table:table-cell>
          <table:table-cell office:value-type="float" office:value="53.386000000000003" table:style-name="ce10">
            <text:p>53.386</text:p>
          </table:table-cell>
          <table:table-cell office:value-type="float" office:value="85.179000000000002" table:style-name="ce10">
            <text:p>85.179</text:p>
          </table:table-cell>
          <table:table-cell office:value-type="float" office:value="68.721000000000004" table:style-name="ce10">
            <text:p>68.721</text:p>
          </table:table-cell>
          <table:table-cell office:value-type="float" office:value="55.573" table:style-name="ce10">
            <text:p>55.573</text:p>
          </table:table-cell>
          <table:table-cell office:value-type="float" office:value="42.015000000000001" table:style-name="ce10">
            <text:p>42.015</text:p>
          </table:table-cell>
          <table:table-cell office:value-type="float" office:value="26.890999999999998" table:style-name="ce10">
            <text:p>26.891</text:p>
          </table:table-cell>
          <table:table-cell office:value-type="float" office:value="7.0730000000000004" table:style-name="ce10">
            <text:p>7.073</text:p>
          </table:table-cell>
          <table:table-cell office:value-type="float" office:value="13.242000000000001" table:style-name="ce10">
            <text:p>13.242</text:p>
          </table:table-cell>
          <table:table-cell office:value-type="float" office:value="29.495999999999999" table:style-name="ce10">
            <text:p>29.496</text:p>
          </table:table-cell>
          <table:table-cell office:value-type="float" office:value="50.189" table:style-name="ce10">
            <text:p>50.189</text:p>
          </table:table-cell>
          <table:table-cell office:value-type="float" office:value="8.7460000000000004" table:style-name="ce10">
            <text:p>8.746</text:p>
          </table:table-cell>
          <table:table-cell office:value-type="float" office:value="86.625" table:style-name="ce10">
            <text:p>86.625</text:p>
          </table:table-cell>
          <table:table-cell office:value-type="float" office:value="66.543999999999997" table:style-name="ce10">
            <text:p>66.544</text:p>
          </table:table-cell>
          <table:table-cell office:value-type="float" office:value="67.259" table:style-name="ce10">
            <text:p>67.259</text:p>
          </table:table-cell>
          <table:table-cell office:value-type="float" office:value="10.632999999999999" table:style-name="ce10">
            <text:p>10.633</text:p>
          </table:table-cell>
          <table:table-cell office:value-type="float" office:value="80.481999999999999" table:style-name="ce10">
            <text:p>80.482</text:p>
          </table:table-cell>
          <table:table-cell office:value-type="float" office:value="8.8849999999999998" table:style-name="ce10">
            <text:p>8.885</text:p>
          </table:table-cell>
          <table:table-cell office:value-type="float" office:value="10.364000000000001" table:style-name="ce10">
            <text:p>10.364</text:p>
          </table:table-cell>
          <table:table-cell office:value-type="float" office:value="82.28" table:style-name="ce10">
            <text:p>82.28</text:p>
          </table:table-cell>
          <table:table-cell office:value-type="float" office:value="7.3559999999999999" table:style-name="ce10">
            <text:p>7.356</text:p>
          </table:table-cell>
          <table:table-cell office:value-type="float" office:value="46.584000000000003" table:style-name="ce10">
            <text:p>46.584</text:p>
          </table:table-cell>
          <table:table-cell office:value-type="float" office:value="40.238" table:style-name="ce10">
            <text:p>40.238</text:p>
          </table:table-cell>
          <table:table-cell office:value-type="float" office:value="13.178000000000001" table:style-name="ce10">
            <text:p>13.178</text:p>
          </table:table-cell>
          <table:table-cell office:value-type="float" office:value="24.428000000000001" table:style-name="ce10">
            <text:p>24.428</text:p>
          </table:table-cell>
          <table:table-cell office:value-type="float" office:value="61.481999999999999" table:style-name="ce10">
            <text:p>61.482</text:p>
          </table:table-cell>
          <table:table-cell office:value-type="float" office:value="14.09" table:style-name="ce10">
            <text:p>14.09</text:p>
          </table:table-cell>
          <table:table-cell office:value-type="float" office:value="38.6" table:style-name="ce10">
            <text:p>38.6</text:p>
          </table:table-cell>
          <table:table-cell office:value-type="float" office:value="33.786000000000001" table:style-name="ce10">
            <text:p>33.786</text:p>
          </table:table-cell>
          <table:table-cell office:value-type="float" office:value="27.613" table:style-name="ce10">
            <text:p>27.613</text:p>
          </table:table-cell>
          <table:table-cell office:value-type="float" office:value="60.738" table:style-name="ce10">
            <text:p>60.738</text:p>
          </table:table-cell>
          <table:table-cell office:value-type="float" office:value="20.431000000000001" table:style-name="ce10">
            <text:p>20.431</text:p>
          </table:table-cell>
          <table:table-cell office:value-type="float" office:value="18.831" table:style-name="ce10">
            <text:p>18.831</text:p>
          </table:table-cell>
          <table:table-cell office:value-type="float" office:value="33.697000000000003" table:style-name="ce10">
            <text:p>33.697</text:p>
          </table:table-cell>
          <table:table-cell office:value-type="float" office:value="50.521000000000001" table:style-name="ce10">
            <text:p>50.521</text:p>
          </table:table-cell>
          <table:table-cell office:value-type="float" office:value="15.782" table:style-name="ce10">
            <text:p>15.782</text:p>
          </table:table-cell>
          <table:table-cell office:value-type="float" office:value="64.081000000000003" table:style-name="ce10">
            <text:p>64.081</text:p>
          </table:table-cell>
          <table:table-cell office:value-type="float" office:value="69.491" table:style-name="ce10">
            <text:p>69.491</text:p>
          </table:table-cell>
          <table:table-cell office:value-type="float" office:value="60.801000000000002" table:style-name="ce10">
            <text:p>60.801</text:p>
          </table:table-cell>
          <table:table-cell office:value-type="float" office:value="36.856999999999999" table:style-name="ce10">
            <text:p>36.857</text:p>
          </table:table-cell>
          <table:table-cell office:value-type="float" office:value="68.695999999999998" table:style-name="ce10">
            <text:p>68.696</text:p>
          </table:table-cell>
          <table:table-cell office:value-type="float" office:value="68.891999999999996" table:style-name="ce10">
            <text:p>68.892</text:p>
          </table:table-cell>
          <table:table-cell office:value-type="float" office:value="51.332000000000001" table:style-name="ce10">
            <text:p>51.332</text:p>
          </table:table-cell>
          <table:table-cell office:value-type="float" office:value="48.332000000000001" table:style-name="ce10">
            <text:p>48.332</text:p>
          </table:table-cell>
          <table:table-cell table:number-columns-repeated="16259"/>
        </table:table-row>
        <table:table-row table:style-name="ro8">
          <table:table-cell office:value-type="string" table:style-name="ce4">
            <text:p>UKSA_GROUP</text:p>
          </table:table-cell>
          <table:table-cell office:value-type="string" table:style-name="ce4">
            <text:p>UK Statistics Authority group (including ONS)</text:p>
          </table:table-cell>
          <table:table-cell office:value-type="string" table:style-name="ce4">
            <text:p>UK Statistics Authority</text:p>
          </table:table-cell>
          <table:table-cell office:value-type="string" table:style-name="ce4">
            <text:p>[note 10]</text:p>
          </table:table-cell>
          <table:table-cell office:value-type="float" office:value="66.096999999999994" table:style-name="ce10">
            <text:p>66.097</text:p>
          </table:table-cell>
          <table:table-cell office:value-type="float" office:value="60.585999999999999" table:style-name="ce10">
            <text:p>60.586</text:p>
          </table:table-cell>
          <table:table-cell office:value-type="float" office:value="27.984000000000002" table:style-name="ce10">
            <text:p>27.984</text:p>
          </table:table-cell>
          <table:table-cell office:value-type="float" office:value="71.813999999999993" table:style-name="ce10">
            <text:p>71.814</text:p>
          </table:table-cell>
          <table:table-cell office:value-type="float" office:value="73.813000000000002" table:style-name="ce10">
            <text:p>73.813</text:p>
          </table:table-cell>
          <table:table-cell office:value-type="float" office:value="76.494" table:style-name="ce10">
            <text:p>76.494</text:p>
          </table:table-cell>
          <table:table-cell office:value-type="float" office:value="75.453999999999994" table:style-name="ce10">
            <text:p>75.454</text:p>
          </table:table-cell>
          <table:table-cell office:value-type="float" office:value="84.257000000000005" table:style-name="ce10">
            <text:p>84.257</text:p>
          </table:table-cell>
          <table:table-cell office:value-type="float" office:value="53.838999999999999" table:style-name="ce10">
            <text:p>53.839</text:p>
          </table:table-cell>
          <table:table-cell office:value-type="float" office:value="80.728999999999999" table:style-name="ce10">
            <text:p>80.729</text:p>
          </table:table-cell>
          <table:table-cell office:value-type="float" office:value="74.299000000000007" table:style-name="ce10">
            <text:p>74.299</text:p>
          </table:table-cell>
          <table:table-cell office:value-type="float" office:value="25.55" table:style-name="ce10">
            <text:p>25.55</text:p>
          </table:table-cell>
          <table:table-cell office:value-type="float" office:value="42.674999999999997" table:style-name="ce10">
            <text:p>42.675</text:p>
          </table:table-cell>
          <table:table-cell office:value-type="float" office:value="85.599000000000004" table:style-name="ce10">
            <text:p>85.599</text:p>
          </table:table-cell>
          <table:table-cell office:value-type="float" office:value="77.304000000000002" table:style-name="ce10">
            <text:p>77.304</text:p>
          </table:table-cell>
          <table:table-cell office:value-type="float" office:value="72.209000000000003" table:style-name="ce10">
            <text:p>72.209</text:p>
          </table:table-cell>
          <table:table-cell office:value-type="float" office:value="54.42" table:style-name="ce10">
            <text:p>54.42</text:p>
          </table:table-cell>
          <table:table-cell office:value-type="float" office:value="79.430999999999997" table:style-name="ce10">
            <text:p>79.431</text:p>
          </table:table-cell>
          <table:table-cell office:value-type="float" office:value="73.942999999999998" table:style-name="ce10">
            <text:p>73.943</text:p>
          </table:table-cell>
          <table:table-cell office:value-type="float" office:value="79.084999999999994" table:style-name="ce10">
            <text:p>79.085</text:p>
          </table:table-cell>
          <table:table-cell office:value-type="float" office:value="73.468999999999994" table:style-name="ce10">
            <text:p>73.469</text:p>
          </table:table-cell>
          <table:table-cell office:value-type="float" office:value="91.034000000000006" table:style-name="ce10">
            <text:p>91.034</text:p>
          </table:table-cell>
          <table:table-cell office:value-type="float" office:value="85.76" table:style-name="ce10">
            <text:p>85.76</text:p>
          </table:table-cell>
          <table:table-cell office:value-type="float" office:value="65.429000000000002" table:style-name="ce10">
            <text:p>65.429</text:p>
          </table:table-cell>
          <table:table-cell office:value-type="float" office:value="79.81" table:style-name="ce10">
            <text:p>79.81</text:p>
          </table:table-cell>
          <table:table-cell office:value-type="float" office:value="81.789000000000001" table:style-name="ce10">
            <text:p>81.789</text:p>
          </table:table-cell>
          <table:table-cell office:value-type="float" office:value="67.941000000000003" table:style-name="ce10">
            <text:p>67.941</text:p>
          </table:table-cell>
          <table:table-cell office:value-type="float" office:value="63.32" table:style-name="ce10">
            <text:p>63.32</text:p>
          </table:table-cell>
          <table:table-cell office:value-type="float" office:value="70.459999999999994" table:style-name="ce10">
            <text:p>70.46</text:p>
          </table:table-cell>
          <table:table-cell office:value-type="float" office:value="60.84" table:style-name="ce10">
            <text:p>60.84</text:p>
          </table:table-cell>
          <table:table-cell office:value-type="float" office:value="86.997" table:style-name="ce10">
            <text:p>86.997</text:p>
          </table:table-cell>
          <table:table-cell office:value-type="float" office:value="85.972999999999999" table:style-name="ce10">
            <text:p>85.973</text:p>
          </table:table-cell>
          <table:table-cell office:value-type="float" office:value="79.805000000000007" table:style-name="ce10">
            <text:p>79.805</text:p>
          </table:table-cell>
          <table:table-cell office:value-type="float" office:value="66.513000000000005" table:style-name="ce10">
            <text:p>66.513</text:p>
          </table:table-cell>
          <table:table-cell office:value-type="float" office:value="47.353000000000002" table:style-name="ce10">
            <text:p>47.353</text:p>
          </table:table-cell>
          <table:table-cell office:value-type="float" office:value="52.441000000000003" table:style-name="ce10">
            <text:p>52.441</text:p>
          </table:table-cell>
          <table:table-cell office:value-type="float" office:value="49.052" table:style-name="ce10">
            <text:p>49.052</text:p>
          </table:table-cell>
          <table:table-cell office:value-type="float" office:value="83.323999999999998" table:style-name="ce10">
            <text:p>83.324</text:p>
          </table:table-cell>
          <table:table-cell office:value-type="float" office:value="88.811999999999998" table:style-name="ce10">
            <text:p>88.812</text:p>
          </table:table-cell>
          <table:table-cell office:value-type="float" office:value="70.430999999999997" table:style-name="ce10">
            <text:p>70.431</text:p>
          </table:table-cell>
          <table:table-cell office:value-type="float" office:value="80.361999999999995" table:style-name="ce10">
            <text:p>80.362</text:p>
          </table:table-cell>
          <table:table-cell office:value-type="float" office:value="68.409000000000006" table:style-name="ce10">
            <text:p>68.409</text:p>
          </table:table-cell>
          <table:table-cell office:value-type="float" office:value="72.414000000000001" table:style-name="ce10">
            <text:p>72.414</text:p>
          </table:table-cell>
          <table:table-cell office:value-type="float" office:value="87.91" table:style-name="ce10">
            <text:p>87.91</text:p>
          </table:table-cell>
          <table:table-cell office:value-type="float" office:value="72.635999999999996" table:style-name="ce10">
            <text:p>72.636</text:p>
          </table:table-cell>
          <table:table-cell office:value-type="float" office:value="66.090999999999994" table:style-name="ce10">
            <text:p>66.091</text:p>
          </table:table-cell>
          <table:table-cell office:value-type="float" office:value="78.298000000000002" table:style-name="ce10">
            <text:p>78.298</text:p>
          </table:table-cell>
          <table:table-cell office:value-type="float" office:value="25.998999999999999" table:style-name="ce10">
            <text:p>25.999</text:p>
          </table:table-cell>
          <table:table-cell office:value-type="float" office:value="33.515999999999998" table:style-name="ce10">
            <text:p>33.516</text:p>
          </table:table-cell>
          <table:table-cell office:value-type="float" office:value="17.084" table:style-name="ce10">
            <text:p>17.084</text:p>
          </table:table-cell>
          <table:table-cell office:value-type="float" office:value="76.373000000000005" table:style-name="ce10">
            <text:p>76.373</text:p>
          </table:table-cell>
          <table:table-cell office:value-type="float" office:value="59.396000000000001" table:style-name="ce10">
            <text:p>59.396</text:p>
          </table:table-cell>
          <table:table-cell office:value-type="float" office:value="70.644000000000005" table:style-name="ce10">
            <text:p>70.644</text:p>
          </table:table-cell>
          <table:table-cell office:value-type="float" office:value="55.670999999999999" table:style-name="ce10">
            <text:p>55.671</text:p>
          </table:table-cell>
          <table:table-cell office:value-type="float" office:value="42.154000000000003" table:style-name="ce10">
            <text:p>42.154</text:p>
          </table:table-cell>
          <table:table-cell office:value-type="float" office:value="42.457999999999998" table:style-name="ce10">
            <text:p>42.458</text:p>
          </table:table-cell>
          <table:table-cell office:value-type="float" office:value="18.477" table:style-name="ce10">
            <text:p>18.477</text:p>
          </table:table-cell>
          <table:table-cell office:value-type="float" office:value="19.832999999999998" table:style-name="ce10">
            <text:p>19.833</text:p>
          </table:table-cell>
          <table:table-cell office:value-type="float" office:value="59.286999999999999" table:style-name="ce10">
            <text:p>59.287</text:p>
          </table:table-cell>
          <table:table-cell office:value-type="float" office:value="29.027999999999999" table:style-name="ce10">
            <text:p>29.028</text:p>
          </table:table-cell>
          <table:table-cell office:value-type="float" office:value="46.494" table:style-name="ce10">
            <text:p>46.494</text:p>
          </table:table-cell>
          <table:table-cell office:value-type="float" office:value="64.241" table:style-name="ce10">
            <text:p>64.241</text:p>
          </table:table-cell>
          <table:table-cell office:value-type="float" office:value="58.256999999999998" table:style-name="ce10">
            <text:p>58.257</text:p>
          </table:table-cell>
          <table:table-cell office:value-type="float" office:value="45.965000000000003" table:style-name="ce10">
            <text:p>45.965</text:p>
          </table:table-cell>
          <table:table-cell office:value-type="float" office:value="46.531999999999996" table:style-name="ce10">
            <text:p>46.532</text:p>
          </table:table-cell>
          <table:table-cell office:value-type="float" office:value="44.173000000000002" table:style-name="ce10">
            <text:p>44.173</text:p>
          </table:table-cell>
          <table:table-cell office:value-type="float" office:value="44.741" table:style-name="ce10">
            <text:p>44.741</text:p>
          </table:table-cell>
          <table:table-cell office:value-type="float" office:value="33.89" table:style-name="ce10">
            <text:p>33.89</text:p>
          </table:table-cell>
          <table:table-cell office:value-type="float" office:value="89.597999999999999" table:style-name="ce10">
            <text:p>89.598</text:p>
          </table:table-cell>
          <table:table-cell office:value-type="float" office:value="76.186000000000007" table:style-name="ce10">
            <text:p>76.186</text:p>
          </table:table-cell>
          <table:table-cell office:value-type="float" office:value="74.525999999999996" table:style-name="ce10">
            <text:p>74.526</text:p>
          </table:table-cell>
          <table:table-cell office:value-type="float" office:value="71.334000000000003" table:style-name="ce10">
            <text:p>71.334</text:p>
          </table:table-cell>
          <table:table-cell office:value-type="float" office:value="79.412999999999997" table:style-name="ce10">
            <text:p>79.413</text:p>
          </table:table-cell>
          <table:table-cell office:value-type="float" office:value="57.052" table:style-name="ce10">
            <text:p>57.052</text:p>
          </table:table-cell>
          <table:table-cell office:value-type="float" office:value="35.866" table:style-name="ce10">
            <text:p>35.866</text:p>
          </table:table-cell>
          <table:table-cell office:value-type="float" office:value="79.700999999999993" table:style-name="ce10">
            <text:p>79.701</text:p>
          </table:table-cell>
          <table:table-cell office:value-type="float" office:value="29.167000000000002" table:style-name="ce10">
            <text:p>29.167</text:p>
          </table:table-cell>
          <table:table-cell office:value-type="float" office:value="75.531999999999996" table:style-name="ce10">
            <text:p>75.532</text:p>
          </table:table-cell>
          <table:table-cell office:value-type="float" office:value="58.408000000000001" table:style-name="ce10">
            <text:p>58.408</text:p>
          </table:table-cell>
          <table:table-cell office:value-type="float" office:value="95.108000000000004" table:style-name="ce10">
            <text:p>95.108</text:p>
          </table:table-cell>
          <table:table-cell office:value-type="float" office:value="61.671999999999997" table:style-name="ce10">
            <text:p>61.672</text:p>
          </table:table-cell>
          <table:table-cell office:value-type="float" office:value="45.886000000000003" table:style-name="ce10">
            <text:p>45.886</text:p>
          </table:table-cell>
          <table:table-cell office:value-type="float" office:value="66.58" table:style-name="ce10">
            <text:p>66.58</text:p>
          </table:table-cell>
          <table:table-cell office:value-type="float" office:value="37.14" table:style-name="ce10">
            <text:p>37.14</text:p>
          </table:table-cell>
          <table:table-cell office:value-type="float" office:value="6.2789999999999999" table:style-name="ce10">
            <text:p>6.279</text:p>
          </table:table-cell>
          <table:table-cell office:value-type="float" office:value="14.891" table:style-name="ce10">
            <text:p>14.891</text:p>
          </table:table-cell>
          <table:table-cell office:value-type="float" office:value="34.85" table:style-name="ce10">
            <text:p>34.85</text:p>
          </table:table-cell>
          <table:table-cell office:value-type="float" office:value="43.98" table:style-name="ce10">
            <text:p>43.98</text:p>
          </table:table-cell>
          <table:table-cell office:value-type="float" office:value="7.5259999999999998" table:style-name="ce10">
            <text:p>7.526</text:p>
          </table:table-cell>
          <table:table-cell office:value-type="float" office:value="88.79" table:style-name="ce10">
            <text:p>88.79</text:p>
          </table:table-cell>
          <table:table-cell office:value-type="float" office:value="65.620999999999995" table:style-name="ce10">
            <text:p>65.621</text:p>
          </table:table-cell>
          <table:table-cell office:value-type="float" office:value="74.308000000000007" table:style-name="ce10">
            <text:p>74.308</text:p>
          </table:table-cell>
          <table:table-cell office:value-type="float" office:value="8.8510000000000009" table:style-name="ce10">
            <text:p>8.851</text:p>
          </table:table-cell>
          <table:table-cell office:value-type="float" office:value="85.805000000000007" table:style-name="ce10">
            <text:p>85.805</text:p>
          </table:table-cell>
          <table:table-cell office:value-type="float" office:value="5.3449999999999998" table:style-name="ce10">
            <text:p>5.345</text:p>
          </table:table-cell>
          <table:table-cell office:value-type="float" office:value="7.6109999999999998" table:style-name="ce10">
            <text:p>7.611</text:p>
          </table:table-cell>
          <table:table-cell office:value-type="float" office:value="87.938000000000002" table:style-name="ce10">
            <text:p>87.938</text:p>
          </table:table-cell>
          <table:table-cell office:value-type="float" office:value="4.4509999999999996" table:style-name="ce10">
            <text:p>4.451</text:p>
          </table:table-cell>
          <table:table-cell office:value-type="float" office:value="41.825000000000003" table:style-name="ce10">
            <text:p>41.825</text:p>
          </table:table-cell>
          <table:table-cell office:value-type="float" office:value="44.106000000000002" table:style-name="ce10">
            <text:p>44.106</text:p>
          </table:table-cell>
          <table:table-cell office:value-type="float" office:value="14.068" table:style-name="ce10">
            <text:p>14.068</text:p>
          </table:table-cell>
          <table:table-cell office:value-type="string" table:style-name="ce10">
            <text:p>[c]</text:p>
          </table:table-cell>
          <table:table-cell office:value-type="float" office:value="61.468000000000004" table:style-name="ce10">
            <text:p>61.468</text:p>
          </table:table-cell>
          <table:table-cell office:value-type="string" table:style-name="ce10">
            <text:p>[c]</text:p>
          </table:table-cell>
          <table:table-cell office:value-type="float" office:value="43.13" table:style-name="ce10">
            <text:p>43.13</text:p>
          </table:table-cell>
          <table:table-cell office:value-type="float" office:value="30.152999999999999" table:style-name="ce10">
            <text:p>30.153</text:p>
          </table:table-cell>
          <table:table-cell office:value-type="float" office:value="26.718" table:style-name="ce10">
            <text:p>26.718</text:p>
          </table:table-cell>
          <table:table-cell office:value-type="float" office:value="58.935000000000002" table:style-name="ce10">
            <text:p>58.935</text:p>
          </table:table-cell>
          <table:table-cell office:value-type="float" office:value="22.814" table:style-name="ce10">
            <text:p>22.814</text:p>
          </table:table-cell>
          <table:table-cell office:value-type="float" office:value="18.251000000000001" table:style-name="ce10">
            <text:p>18.251</text:p>
          </table:table-cell>
          <table:table-cell office:value-type="string" table:style-name="ce10">
            <text:p>[c]</text:p>
          </table:table-cell>
          <table:table-cell office:value-type="float" office:value="55.045999999999999" table:style-name="ce10">
            <text:p>55.046</text:p>
          </table:table-cell>
          <table:table-cell office:value-type="string" table:style-name="ce10">
            <text:p>[c]</text:p>
          </table:table-cell>
          <table:table-cell office:value-type="float" office:value="64.891000000000005" table:style-name="ce10">
            <text:p>64.891</text:p>
          </table:table-cell>
          <table:table-cell office:value-type="float" office:value="68.009" table:style-name="ce10">
            <text:p>68.009</text:p>
          </table:table-cell>
          <table:table-cell office:value-type="float" office:value="58.893000000000001" table:style-name="ce10">
            <text:p>58.893</text:p>
          </table:table-cell>
          <table:table-cell office:value-type="float" office:value="34.713000000000001" table:style-name="ce10">
            <text:p>34.713</text:p>
          </table:table-cell>
          <table:table-cell office:value-type="float" office:value="69.343999999999994" table:style-name="ce10">
            <text:p>69.344</text:p>
          </table:table-cell>
          <table:table-cell office:value-type="float" office:value="72.409000000000006" table:style-name="ce10">
            <text:p>72.409</text:p>
          </table:table-cell>
          <table:table-cell office:value-type="float" office:value="64.054000000000002" table:style-name="ce10">
            <text:p>64.054</text:p>
          </table:table-cell>
          <table:table-cell office:value-type="float" office:value="63.006" table:style-name="ce10">
            <text:p>63.006</text:p>
          </table:table-cell>
          <table:table-cell table:number-columns-repeated="16259"/>
        </table:table-row>
        <table:table-row table:number-rows-repeated="1048463" table:style-name="ro5">
          <table:table-cell table:number-columns-repeated="16384"/>
        </table:table-row>
      </table:table>
      <table:table table:name="Annex" table:style-name="ta1">
        <table:table-column table:style-name="co3" table:default-cell-style-name="ce1"/>
        <table:table-column table:style-name="co5" table:default-cell-style-name="ce1"/>
        <table:table-column table:style-name="co3" table:default-cell-style-name="ce1"/>
        <table:table-column table:style-name="co2" table:number-columns-repeated="16381" table:default-cell-style-name="ce1"/>
        <table:table-row table:style-name="ro1">
          <table:table-cell office:value-type="string" table:style-name="ce5">
            <text:p>Annex: Question codes and labels</text:p>
          </table:table-cell>
          <table:table-cell table:number-columns-repeated="16383" table:style-name="ce1"/>
        </table:table-row>
        <table:table-row table:style-name="ro5">
          <table:table-cell office:value-type="string" table:style-name="ce1">
            <text:p>This worksheet contains 1 table.</text:p>
          </table:table-cell>
          <table:table-cell table:number-columns-repeated="16383" table:style-name="ce1"/>
        </table:table-row>
        <table:table-row table:style-name="ro5">
          <table:table-cell office:value-type="string" table:style-name="ce8">
            <text:p>Measure</text:p>
          </table:table-cell>
          <table:table-cell office:value-type="string" table:style-name="ce8">
            <text:p>Label</text:p>
          </table:table-cell>
          <table:table-cell office:value-type="string" table:style-name="ce8">
            <text:p>Section</text:p>
          </table:table-cell>
          <table:table-cell table:number-columns-repeated="16381"/>
        </table:table-row>
        <table:table-row table:style-name="ro8">
          <table:table-cell office:value-type="string" table:style-name="ce4">
            <text:p>EES</text:p>
          </table:table-cell>
          <table:table-cell office:value-type="string" table:style-name="ce4">
            <text:p>Employee engagement index (B47 to B51)</text:p>
          </table:table-cell>
          <table:table-cell office:value-type="string" table:style-name="ce4">
            <text:p>Engagement</text:p>
          </table:table-cell>
          <table:table-cell table:number-columns-repeated="16381"/>
        </table:table-row>
        <table:table-row table:style-name="ro8">
          <table:table-cell office:value-type="string" table:style-name="ce4">
            <text:p>HSE_index</text:p>
          </table:table-cell>
          <table:table-cell office:value-type="string" table:style-name="ce4">
            <text:p>Proxy Stress Index (high score means high stress)</text:p>
          </table:table-cell>
          <table:table-cell office:value-type="string" table:style-name="ce4">
            <text:p>Wellbeing</text:p>
          </table:table-cell>
          <table:table-cell table:number-columns-repeated="16381"/>
        </table:table-row>
        <table:table-row table:style-name="ro8">
          <table:table-cell office:value-type="string" table:style-name="ce4">
            <text:p>PERMA_index</text:p>
          </table:table-cell>
          <table:table-cell office:value-type="string" table:style-name="ce4">
            <text:p>PERMA Index (high score means high flourishing)</text:p>
          </table:table-cell>
          <table:table-cell office:value-type="string" table:style-name="ce4">
            <text:p>Wellbeing</text:p>
          </table:table-cell>
          <table:table-cell table:number-columns-repeated="16381"/>
        </table:table-row>
        <table:table-row table:style-name="ro8">
          <table:table-cell office:value-type="string" table:style-name="ce4">
            <text:p>mw_ts</text:p>
          </table:table-cell>
          <table:table-cell office:value-type="string" table:style-name="ce4">
            <text:p>My work theme score (% positive, B01 to B05)</text:p>
          </table:table-cell>
          <table:table-cell office:value-type="string" table:style-name="ce4">
            <text:p>Theme scores</text:p>
          </table:table-cell>
          <table:table-cell table:number-columns-repeated="16381"/>
        </table:table-row>
        <table:table-row table:style-name="ro6">
          <table:table-cell office:value-type="string" table:style-name="ce4">
            <text:p>op_ts</text:p>
          </table:table-cell>
          <table:table-cell office:value-type="string" table:style-name="ce4">
            <text:p>Organisational objectives and purpose theme score (% positive, B06 to B07)</text:p>
          </table:table-cell>
          <table:table-cell office:value-type="string" table:style-name="ce4">
            <text:p>Theme scores</text:p>
          </table:table-cell>
          <table:table-cell table:number-columns-repeated="16381"/>
        </table:table-row>
        <table:table-row table:style-name="ro8">
          <table:table-cell office:value-type="string" table:style-name="ce4">
            <text:p>lm_ts</text:p>
          </table:table-cell>
          <table:table-cell office:value-type="string" table:style-name="ce4">
            <text:p>My manager theme score (% positive, B08 to B16)</text:p>
          </table:table-cell>
          <table:table-cell office:value-type="string" table:style-name="ce4">
            <text:p>Theme scores</text:p>
          </table:table-cell>
          <table:table-cell table:number-columns-repeated="16381"/>
        </table:table-row>
        <table:table-row table:style-name="ro8">
          <table:table-cell office:value-type="string" table:style-name="ce4">
            <text:p>mt_ts</text:p>
          </table:table-cell>
          <table:table-cell office:value-type="string" table:style-name="ce4">
            <text:p>My team theme score (% positive, B18 to B20)</text:p>
          </table:table-cell>
          <table:table-cell office:value-type="string" table:style-name="ce4">
            <text:p>Theme scores</text:p>
          </table:table-cell>
          <table:table-cell table:number-columns-repeated="16381"/>
        </table:table-row>
        <table:table-row table:style-name="ro8">
          <table:table-cell office:value-type="string" table:style-name="ce4">
            <text:p>ld_ts</text:p>
          </table:table-cell>
          <table:table-cell office:value-type="string" table:style-name="ce4">
            <text:p>Learning and development theme score (% positive, B21 to B24)</text:p>
          </table:table-cell>
          <table:table-cell office:value-type="string" table:style-name="ce4">
            <text:p>Theme scores</text:p>
          </table:table-cell>
          <table:table-cell table:number-columns-repeated="16381"/>
        </table:table-row>
        <table:table-row table:style-name="ro8">
          <table:table-cell office:value-type="string" table:style-name="ce4">
            <text:p>if_ts</text:p>
          </table:table-cell>
          <table:table-cell office:value-type="string" table:style-name="ce4">
            <text:p>Inclusion and fair treatment theme score (% positive, B25 to B28)</text:p>
          </table:table-cell>
          <table:table-cell office:value-type="string" table:style-name="ce4">
            <text:p>Theme scores</text:p>
          </table:table-cell>
          <table:table-cell table:number-columns-repeated="16381"/>
        </table:table-row>
        <table:table-row table:style-name="ro8">
          <table:table-cell office:value-type="string" table:style-name="ce4">
            <text:p>rw_ts</text:p>
          </table:table-cell>
          <table:table-cell office:value-type="string" table:style-name="ce4">
            <text:p>Resources and workload theme score (% positive, B29 to B34)</text:p>
          </table:table-cell>
          <table:table-cell office:value-type="string" table:style-name="ce4">
            <text:p>Theme scores</text:p>
          </table:table-cell>
          <table:table-cell table:number-columns-repeated="16381"/>
        </table:table-row>
        <table:table-row table:style-name="ro8">
          <table:table-cell office:value-type="string" table:style-name="ce4">
            <text:p>pb_ts</text:p>
          </table:table-cell>
          <table:table-cell office:value-type="string" table:style-name="ce4">
            <text:p>Pay and benefits theme score (% positive, B35 to B37)</text:p>
          </table:table-cell>
          <table:table-cell office:value-type="string" table:style-name="ce4">
            <text:p>Theme scores</text:p>
          </table:table-cell>
          <table:table-cell table:number-columns-repeated="16381"/>
        </table:table-row>
        <table:table-row table:style-name="ro8">
          <table:table-cell office:value-type="string" table:style-name="ce4">
            <text:p>lc_ts</text:p>
          </table:table-cell>
          <table:table-cell office:value-type="string" table:style-name="ce4">
            <text:p>Leadership and managing change theme score (% positive, B38 to B46)</text:p>
          </table:table-cell>
          <table:table-cell office:value-type="string" table:style-name="ce4">
            <text:p>Theme scores</text:p>
          </table:table-cell>
          <table:table-cell table:number-columns-repeated="16381"/>
        </table:table-row>
        <table:table-row table:style-name="ro6">
          <table:table-cell office:value-type="string" table:style-name="ce4">
            <text:p>B01</text:p>
          </table:table-cell>
          <table:table-cell office:value-type="string" table:style-name="ce4">
            <text:p>I am interested in my work</text:p>
            <text:p>(% selecting 'Strongly agree' or 'Agree')</text:p>
          </table:table-cell>
          <table:table-cell office:value-type="string" table:style-name="ce4">
            <text:p>My work</text:p>
          </table:table-cell>
          <table:table-cell table:number-columns-repeated="16381"/>
        </table:table-row>
        <table:table-row table:style-name="ro7">
          <table:table-cell office:value-type="string" table:style-name="ce4">
            <text:p>B02</text:p>
          </table:table-cell>
          <table:table-cell office:value-type="string" table:style-name="ce4">
            <text:p>I am sufficiently challenged by my work</text:p>
            <text:p>(% selecting 'Strongly agree' or 'Agree')</text:p>
          </table:table-cell>
          <table:table-cell office:value-type="string" table:style-name="ce4">
            <text:p>My work</text:p>
          </table:table-cell>
          <table:table-cell table:number-columns-repeated="16381"/>
        </table:table-row>
        <table:table-row table:style-name="ro7">
          <table:table-cell office:value-type="string" table:style-name="ce4">
            <text:p>B03</text:p>
          </table:table-cell>
          <table:table-cell office:value-type="string" table:style-name="ce4">
            <text:p>My work gives me a sense of personal accomplishment</text:p>
            <text:p>(% selecting 'Strongly agree' or 'Agree')</text:p>
          </table:table-cell>
          <table:table-cell office:value-type="string" table:style-name="ce4">
            <text:p>My work</text:p>
          </table:table-cell>
          <table:table-cell table:number-columns-repeated="16381"/>
        </table:table-row>
        <table:table-row table:style-name="ro7">
          <table:table-cell office:value-type="string" table:style-name="ce4">
            <text:p>B04</text:p>
          </table:table-cell>
          <table:table-cell office:value-type="string" table:style-name="ce4">
            <text:p>I feel involved in the decisions that affect my work</text:p>
            <text:p>(% selecting 'Strongly agree' or 'Agree')</text:p>
          </table:table-cell>
          <table:table-cell office:value-type="string" table:style-name="ce4">
            <text:p>My work</text:p>
          </table:table-cell>
          <table:table-cell table:number-columns-repeated="16381"/>
        </table:table-row>
        <table:table-row table:style-name="ro7">
          <table:table-cell office:value-type="string" table:style-name="ce4">
            <text:p>B05</text:p>
          </table:table-cell>
          <table:table-cell office:value-type="string" table:style-name="ce4">
            <text:p>I have a choice in deciding how I do my work</text:p>
            <text:p>(% selecting 'Strongly agree' or 'Agree')</text:p>
          </table:table-cell>
          <table:table-cell office:value-type="string" table:style-name="ce4">
            <text:p>My work</text:p>
          </table:table-cell>
          <table:table-cell table:number-columns-repeated="16381"/>
        </table:table-row>
        <table:table-row table:style-name="ro7">
          <table:table-cell office:value-type="string" table:style-name="ce4">
            <text:p>B06</text:p>
          </table:table-cell>
          <table:table-cell office:value-type="string" table:style-name="ce4">
            <text:p>I have a clear understanding of [my organisation]'s objectives</text:p>
            <text:p>(% selecting 'Strongly agree' or 'Agree')</text:p>
          </table:table-cell>
          <table:table-cell office:value-type="string" table:style-name="ce4">
            <text:p>Organisational objectives and purpose</text:p>
          </table:table-cell>
          <table:table-cell table:number-columns-repeated="16381"/>
        </table:table-row>
        <table:table-row table:style-name="ro7">
          <table:table-cell office:value-type="string" table:style-name="ce4">
            <text:p>B07</text:p>
          </table:table-cell>
          <table:table-cell office:value-type="string" table:style-name="ce4">
            <text:p>I understand how my work contributes to [my organisation]'s objectives</text:p>
            <text:p>(% selecting 'Strongly agree' or 'Agree')</text:p>
          </table:table-cell>
          <table:table-cell office:value-type="string" table:style-name="ce4">
            <text:p>Organisational objectives and purpose</text:p>
          </table:table-cell>
          <table:table-cell table:number-columns-repeated="16381"/>
        </table:table-row>
        <table:table-row table:style-name="ro7">
          <table:table-cell office:value-type="string" table:style-name="ce4">
            <text:p>B08</text:p>
          </table:table-cell>
          <table:table-cell office:value-type="string" table:style-name="ce4">
            <text:p>My manager motivates me to be more effective in my job</text:p>
            <text:p>(% selecting 'Strongly agree' or 'Agree')</text:p>
          </table:table-cell>
          <table:table-cell office:value-type="string" table:style-name="ce4">
            <text:p>My manager</text:p>
          </table:table-cell>
          <table:table-cell table:number-columns-repeated="16381"/>
        </table:table-row>
        <table:table-row table:style-name="ro7">
          <table:table-cell office:value-type="string" table:style-name="ce4">
            <text:p>B09</text:p>
          </table:table-cell>
          <table:table-cell office:value-type="string" table:style-name="ce4">
            <text:p>My manager is considerate of my life outside work</text:p>
            <text:p>(% selecting 'Strongly agree' or 'Agree')</text:p>
          </table:table-cell>
          <table:table-cell office:value-type="string" table:style-name="ce4">
            <text:p>My manager</text:p>
          </table:table-cell>
          <table:table-cell table:number-columns-repeated="16381"/>
        </table:table-row>
        <table:table-row table:style-name="ro6">
          <table:table-cell office:value-type="string" table:style-name="ce4">
            <text:p>B10</text:p>
          </table:table-cell>
          <table:table-cell office:value-type="string" table:style-name="ce4">
            <text:p>My manager is open to my ideas</text:p>
            <text:p>(% selecting 'Strongly agree' or 'Agree')</text:p>
          </table:table-cell>
          <table:table-cell office:value-type="string" table:style-name="ce4">
            <text:p>My manager</text:p>
          </table:table-cell>
          <table:table-cell table:number-columns-repeated="16381"/>
        </table:table-row>
        <table:table-row table:style-name="ro9">
          <table:table-cell office:value-type="string" table:style-name="ce4">
            <text:p>B11</text:p>
          </table:table-cell>
          <table:table-cell office:value-type="string" table:style-name="ce4">
            <text:p>My manager helps me to understand how I contribute to [my organisation]'s objectives</text:p>
            <text:p>(% selecting 'Strongly agree' or 'Agree')</text:p>
          </table:table-cell>
          <table:table-cell office:value-type="string" table:style-name="ce4">
            <text:p>My manager</text:p>
          </table:table-cell>
          <table:table-cell table:number-columns-repeated="16381"/>
        </table:table-row>
        <table:table-row table:style-name="ro7">
          <table:table-cell office:value-type="string" table:style-name="ce4">
            <text:p>B12</text:p>
          </table:table-cell>
          <table:table-cell office:value-type="string" table:style-name="ce4">
            <text:p>Overall, I have confidence in the decisions made by my manager</text:p>
            <text:p>(% selecting 'Strongly agree' or 'Agree')</text:p>
          </table:table-cell>
          <table:table-cell office:value-type="string" table:style-name="ce4">
            <text:p>My manager</text:p>
          </table:table-cell>
          <table:table-cell table:number-columns-repeated="16381"/>
        </table:table-row>
        <table:table-row table:style-name="ro7">
          <table:table-cell office:value-type="string" table:style-name="ce4">
            <text:p>B13</text:p>
          </table:table-cell>
          <table:table-cell office:value-type="string" table:style-name="ce4">
            <text:p>My manager recognises when I have done my job well</text:p>
            <text:p>(% selecting 'Strongly agree' or 'Agree')</text:p>
          </table:table-cell>
          <table:table-cell office:value-type="string" table:style-name="ce4">
            <text:p>My manager</text:p>
          </table:table-cell>
          <table:table-cell table:number-columns-repeated="16381"/>
        </table:table-row>
        <table:table-row table:style-name="ro7">
          <table:table-cell office:value-type="string" table:style-name="ce4">
            <text:p>B14</text:p>
          </table:table-cell>
          <table:table-cell office:value-type="string" table:style-name="ce4">
            <text:p>I receive regular feedback on my performance</text:p>
            <text:p>(% selecting 'Strongly agree' or 'Agree')</text:p>
          </table:table-cell>
          <table:table-cell office:value-type="string" table:style-name="ce4">
            <text:p>My manager</text:p>
          </table:table-cell>
          <table:table-cell table:number-columns-repeated="16381"/>
        </table:table-row>
        <table:table-row table:style-name="ro7">
          <table:table-cell office:value-type="string" table:style-name="ce4">
            <text:p>B15</text:p>
          </table:table-cell>
          <table:table-cell office:value-type="string" table:style-name="ce4">
            <text:p>The feedback I receive helps me to improve my performance</text:p>
            <text:p>(% selecting 'Strongly agree' or 'Agree')</text:p>
          </table:table-cell>
          <table:table-cell office:value-type="string" table:style-name="ce4">
            <text:p>My manager</text:p>
          </table:table-cell>
          <table:table-cell table:number-columns-repeated="16381"/>
        </table:table-row>
        <table:table-row table:style-name="ro7">
          <table:table-cell office:value-type="string" table:style-name="ce4">
            <text:p>B16</text:p>
          </table:table-cell>
          <table:table-cell office:value-type="string" table:style-name="ce4">
            <text:p>I think that my performance is evaluated fairly</text:p>
            <text:p>(% selecting 'Strongly agree' or 'Agree')</text:p>
          </table:table-cell>
          <table:table-cell office:value-type="string" table:style-name="ce4">
            <text:p>My manager</text:p>
          </table:table-cell>
          <table:table-cell table:number-columns-repeated="16381"/>
        </table:table-row>
        <table:table-row table:style-name="ro6">
          <table:table-cell office:value-type="string" table:style-name="ce4">
            <text:p>B16A</text:p>
          </table:table-cell>
          <table:table-cell office:value-type="string" table:style-name="ce4">
            <text:p>Have you heard of the Civil Service Line Management Standards?</text:p>
            <text:p>(% selecting 'Yes')</text:p>
          </table:table-cell>
          <table:table-cell office:value-type="string" table:style-name="ce4">
            <text:p>My manager</text:p>
          </table:table-cell>
          <table:table-cell table:number-columns-repeated="16381"/>
        </table:table-row>
        <table:table-row table:style-name="ro9">
          <table:table-cell office:value-type="string" table:style-name="ce4">
            <text:p>B18</text:p>
          </table:table-cell>
          <table:table-cell office:value-type="string" table:style-name="ce4">
            <text:p>The people in my team can be relied upon to help when things get difficult in my job</text:p>
            <text:p>(% selecting 'Strongly agree' or 'Agree')</text:p>
          </table:table-cell>
          <table:table-cell office:value-type="string" table:style-name="ce4">
            <text:p>My team</text:p>
          </table:table-cell>
          <table:table-cell table:number-columns-repeated="16381"/>
        </table:table-row>
        <table:table-row table:style-name="ro9">
          <table:table-cell office:value-type="string" table:style-name="ce4">
            <text:p>B19</text:p>
          </table:table-cell>
          <table:table-cell office:value-type="string" table:style-name="ce4">
            <text:p>The people in my team work together to find ways to improve the service we provide</text:p>
            <text:p>(% selecting 'Strongly agree' or 'Agree')</text:p>
          </table:table-cell>
          <table:table-cell office:value-type="string" table:style-name="ce4">
            <text:p>My team</text:p>
          </table:table-cell>
          <table:table-cell table:number-columns-repeated="16381"/>
        </table:table-row>
        <table:table-row table:style-name="ro9">
          <table:table-cell office:value-type="string" table:style-name="ce4">
            <text:p>B20</text:p>
          </table:table-cell>
          <table:table-cell office:value-type="string" table:style-name="ce4">
            <text:p>The people in my team are encouraged to come up with new and better ways of doing things</text:p>
            <text:p>(% selecting 'Strongly agree' or 'Agree')</text:p>
          </table:table-cell>
          <table:table-cell office:value-type="string" table:style-name="ce4">
            <text:p>My team</text:p>
          </table:table-cell>
          <table:table-cell table:number-columns-repeated="16381"/>
        </table:table-row>
        <table:table-row table:style-name="ro9">
          <table:table-cell office:value-type="string" table:style-name="ce4">
            <text:p>B21</text:p>
          </table:table-cell>
          <table:table-cell office:value-type="string" table:style-name="ce4">
            <text:p>I am able to access the right learning and development opportunities when I need to</text:p>
            <text:p>(% selecting 'Strongly agree' or 'Agree')</text:p>
          </table:table-cell>
          <table:table-cell office:value-type="string" table:style-name="ce4">
            <text:p>Learning and development</text:p>
          </table:table-cell>
          <table:table-cell table:number-columns-repeated="16381"/>
        </table:table-row>
        <table:table-row table:style-name="ro10">
          <table:table-cell office:value-type="string" table:style-name="ce4">
            <text:p>B22</text:p>
          </table:table-cell>
          <table:table-cell office:value-type="string" table:style-name="ce4">
            <text:p>Learning and development activities I have completed in the past 12 months have helped to improve my performance</text:p>
            <text:p>(% selecting 'Strongly agree' or 'Agree')</text:p>
          </table:table-cell>
          <table:table-cell office:value-type="string" table:style-name="ce4">
            <text:p>Learning and development</text:p>
          </table:table-cell>
          <table:table-cell table:number-columns-repeated="16381"/>
        </table:table-row>
        <table:table-row table:style-name="ro9">
          <table:table-cell office:value-type="string" table:style-name="ce4">
            <text:p>B23</text:p>
          </table:table-cell>
          <table:table-cell office:value-type="string" table:style-name="ce4">
            <text:p>There are opportunities for me to develop my career in [my organisation]</text:p>
            <text:p>(% selecting 'Strongly agree' or 'Agree')</text:p>
          </table:table-cell>
          <table:table-cell office:value-type="string" table:style-name="ce4">
            <text:p>Learning and development</text:p>
          </table:table-cell>
          <table:table-cell table:number-columns-repeated="16381"/>
        </table:table-row>
        <table:table-row table:style-name="ro10">
          <table:table-cell office:value-type="string" table:style-name="ce4">
            <text:p>B24</text:p>
          </table:table-cell>
          <table:table-cell office:value-type="string" table:style-name="ce4">
            <text:p>Learning and development activities I have completed while working for [my organisation] are helping me to develop my career</text:p>
            <text:p>(% selecting 'Strongly agree' or 'Agree')</text:p>
          </table:table-cell>
          <table:table-cell office:value-type="string" table:style-name="ce4">
            <text:p>Learning and development</text:p>
          </table:table-cell>
          <table:table-cell table:number-columns-repeated="16381"/>
        </table:table-row>
        <table:table-row table:style-name="ro6">
          <table:table-cell office:value-type="string" table:style-name="ce4">
            <text:p>B25</text:p>
          </table:table-cell>
          <table:table-cell office:value-type="string" table:style-name="ce4">
            <text:p>I am treated fairly at work</text:p>
            <text:p>(% selecting 'Strongly agree' or 'Agree')</text:p>
          </table:table-cell>
          <table:table-cell office:value-type="string" table:style-name="ce4">
            <text:p>Inclusion and fair treatment</text:p>
          </table:table-cell>
          <table:table-cell table:number-columns-repeated="16381"/>
        </table:table-row>
        <table:table-row table:style-name="ro7">
          <table:table-cell office:value-type="string" table:style-name="ce4">
            <text:p>B26</text:p>
          </table:table-cell>
          <table:table-cell office:value-type="string" table:style-name="ce4">
            <text:p>I am treated with respect by the people I work with</text:p>
            <text:p>(% selecting 'Strongly agree' or 'Agree')</text:p>
          </table:table-cell>
          <table:table-cell office:value-type="string" table:style-name="ce4">
            <text:p>Inclusion and fair treatment</text:p>
          </table:table-cell>
          <table:table-cell table:number-columns-repeated="16381"/>
        </table:table-row>
        <table:table-row table:style-name="ro6">
          <table:table-cell office:value-type="string" table:style-name="ce4">
            <text:p>B27</text:p>
          </table:table-cell>
          <table:table-cell office:value-type="string" table:style-name="ce4">
            <text:p>I feel valued for the work I do</text:p>
            <text:p>(% selecting 'Strongly agree' or 'Agree')</text:p>
          </table:table-cell>
          <table:table-cell office:value-type="string" table:style-name="ce4">
            <text:p>Inclusion and fair treatment</text:p>
          </table:table-cell>
          <table:table-cell table:number-columns-repeated="16381"/>
        </table:table-row>
        <table:table-row table:style-name="ro10">
          <table:table-cell office:value-type="string" table:style-name="ce4">
            <text:p>B28</text:p>
          </table:table-cell>
          <table:table-cell office:value-type="string" table:style-name="ce4">
            <text:p>I think that [my organisation] respects individual differences (for example, cultures, working styles, backgrounds, ideas, etc.)</text:p>
            <text:p>(% selecting 'Strongly agree' or 'Agree')</text:p>
          </table:table-cell>
          <table:table-cell office:value-type="string" table:style-name="ce4">
            <text:p>Inclusion and fair treatment</text:p>
          </table:table-cell>
          <table:table-cell table:number-columns-repeated="16381"/>
        </table:table-row>
        <table:table-row table:style-name="ro7">
          <table:table-cell office:value-type="string" table:style-name="ce4">
            <text:p>B29</text:p>
          </table:table-cell>
          <table:table-cell office:value-type="string" table:style-name="ce4">
            <text:p>I get the information I need to do my job well</text:p>
            <text:p>(% selecting 'Strongly agree' or 'Agree')</text:p>
          </table:table-cell>
          <table:table-cell office:value-type="string" table:style-name="ce4">
            <text:p>Resources and workload</text:p>
          </table:table-cell>
          <table:table-cell table:number-columns-repeated="16381"/>
        </table:table-row>
        <table:table-row table:style-name="ro6">
          <table:table-cell office:value-type="string" table:style-name="ce4">
            <text:p>B30</text:p>
          </table:table-cell>
          <table:table-cell office:value-type="string" table:style-name="ce4">
            <text:p>I have clear work objectives</text:p>
            <text:p>(% selecting 'Strongly agree' or 'Agree')</text:p>
          </table:table-cell>
          <table:table-cell office:value-type="string" table:style-name="ce4">
            <text:p>Resources and workload</text:p>
          </table:table-cell>
          <table:table-cell table:number-columns-repeated="16381"/>
        </table:table-row>
        <table:table-row table:style-name="ro7">
          <table:table-cell office:value-type="string" table:style-name="ce4">
            <text:p>B31</text:p>
          </table:table-cell>
          <table:table-cell office:value-type="string" table:style-name="ce4">
            <text:p>I have the skills I need to do my job effectively</text:p>
            <text:p>(% selecting 'Strongly agree' or 'Agree')</text:p>
          </table:table-cell>
          <table:table-cell office:value-type="string" table:style-name="ce4">
            <text:p>Resources and workload</text:p>
          </table:table-cell>
          <table:table-cell table:number-columns-repeated="16381"/>
        </table:table-row>
        <table:table-row table:style-name="ro7">
          <table:table-cell office:value-type="string" table:style-name="ce4">
            <text:p>B32</text:p>
          </table:table-cell>
          <table:table-cell office:value-type="string" table:style-name="ce4">
            <text:p>I have the tools I need to do my job effectively</text:p>
            <text:p>(% selecting 'Strongly agree' or 'Agree')</text:p>
          </table:table-cell>
          <table:table-cell office:value-type="string" table:style-name="ce4">
            <text:p>Resources and workload</text:p>
          </table:table-cell>
          <table:table-cell table:number-columns-repeated="16381"/>
        </table:table-row>
        <table:table-row table:style-name="ro6">
          <table:table-cell office:value-type="string" table:style-name="ce4">
            <text:p>B33</text:p>
          </table:table-cell>
          <table:table-cell office:value-type="string" table:style-name="ce4">
            <text:p>I have an acceptable workload</text:p>
            <text:p>(% selecting 'Strongly agree' or 'Agree')</text:p>
          </table:table-cell>
          <table:table-cell office:value-type="string" table:style-name="ce4">
            <text:p>Resources and workload</text:p>
          </table:table-cell>
          <table:table-cell table:number-columns-repeated="16381"/>
        </table:table-row>
        <table:table-row table:style-name="ro7">
          <table:table-cell office:value-type="string" table:style-name="ce4">
            <text:p>B34</text:p>
          </table:table-cell>
          <table:table-cell office:value-type="string" table:style-name="ce4">
            <text:p>I achieve a good balance between my work life and my private life</text:p>
            <text:p>(% selecting 'Strongly agree' or 'Agree')</text:p>
          </table:table-cell>
          <table:table-cell office:value-type="string" table:style-name="ce4">
            <text:p>Resources and workload</text:p>
          </table:table-cell>
          <table:table-cell table:number-columns-repeated="16381"/>
        </table:table-row>
        <table:table-row table:style-name="ro7">
          <table:table-cell office:value-type="string" table:style-name="ce4">
            <text:p>B35</text:p>
          </table:table-cell>
          <table:table-cell office:value-type="string" table:style-name="ce4">
            <text:p>I feel that my pay adequately reflects my performance</text:p>
            <text:p>(% selecting 'Strongly agree' or 'Agree')</text:p>
          </table:table-cell>
          <table:table-cell office:value-type="string" table:style-name="ce4">
            <text:p>Pay and benefits</text:p>
          </table:table-cell>
          <table:table-cell table:number-columns-repeated="16381"/>
        </table:table-row>
        <table:table-row table:style-name="ro9">
          <table:table-cell office:value-type="string" table:style-name="ce4">
            <text:p>B36</text:p>
          </table:table-cell>
          <table:table-cell office:value-type="string" table:style-name="ce4">
            <text:p>I am satisfied with the total benefits package (e.g. base pay, benefits and pension)</text:p>
            <text:p>(% selecting 'Strongly agree' or 'Agree')</text:p>
          </table:table-cell>
          <table:table-cell office:value-type="string" table:style-name="ce4">
            <text:p>Pay and benefits</text:p>
          </table:table-cell>
          <table:table-cell table:number-columns-repeated="16381"/>
        </table:table-row>
        <table:table-row table:style-name="ro9">
          <table:table-cell office:value-type="string" table:style-name="ce4">
            <text:p>B37</text:p>
          </table:table-cell>
          <table:table-cell office:value-type="string" table:style-name="ce4">
            <text:p>Compared to people doing a similar job in other organisations I feel my pay is reasonable</text:p>
            <text:p>(% selecting 'Strongly agree' or 'Agree')</text:p>
          </table:table-cell>
          <table:table-cell office:value-type="string" table:style-name="ce4">
            <text:p>Pay and benefits</text:p>
          </table:table-cell>
          <table:table-cell table:number-columns-repeated="16381"/>
        </table:table-row>
        <table:table-row table:style-name="ro9">
          <table:table-cell office:value-type="string" table:style-name="ce4">
            <text:p>B37A</text:p>
          </table:table-cell>
          <table:table-cell office:value-type="string" table:style-name="ce4">
            <text:p>I am fully aware of the benefits available in [my organisation], in addition to pay</text:p>
            <text:p>(% selecting 'Strongly agree' or 'Agree')</text:p>
          </table:table-cell>
          <table:table-cell office:value-type="string" table:style-name="ce4">
            <text:p>Pay and benefits</text:p>
          </table:table-cell>
          <table:table-cell table:number-columns-repeated="16381"/>
        </table:table-row>
        <table:table-row table:style-name="ro7">
          <table:table-cell office:value-type="string" table:style-name="ce4">
            <text:p>B37B</text:p>
          </table:table-cell>
          <table:table-cell office:value-type="string" table:style-name="ce4">
            <text:p>Over the last 12 months money worries have affected my ability to do my job</text:p>
            <text:p>(% selecting 'Seldom' or 'Never')</text:p>
          </table:table-cell>
          <table:table-cell office:value-type="string" table:style-name="ce4">
            <text:p>Pay and benefits</text:p>
          </table:table-cell>
          <table:table-cell table:number-columns-repeated="16381"/>
        </table:table-row>
        <table:table-row table:style-name="ro7">
          <table:table-cell office:value-type="string" table:style-name="ce4">
            <text:p>B38</text:p>
          </table:table-cell>
          <table:table-cell office:value-type="string" table:style-name="ce4">
            <text:p>Senior managers in [my organisation] are sufficiently visible</text:p>
            <text:p>(% selecting 'Strongly agree' or 'Agree')</text:p>
          </table:table-cell>
          <table:table-cell office:value-type="string" table:style-name="ce4">
            <text:p>Leadership and managing change</text:p>
          </table:table-cell>
          <table:table-cell table:number-columns-repeated="16381"/>
        </table:table-row>
        <table:table-row table:style-name="ro9">
          <table:table-cell office:value-type="string" table:style-name="ce4">
            <text:p>B39</text:p>
          </table:table-cell>
          <table:table-cell office:value-type="string" table:style-name="ce4">
            <text:p>I believe the actions of senior managers are consistent with [my organisation]'s values</text:p>
            <text:p>(% selecting 'Strongly agree' or 'Agree')</text:p>
          </table:table-cell>
          <table:table-cell office:value-type="string" table:style-name="ce4">
            <text:p>Leadership and managing change</text:p>
          </table:table-cell>
          <table:table-cell table:number-columns-repeated="16381"/>
        </table:table-row>
        <table:table-row table:style-name="ro9">
          <table:table-cell office:value-type="string" table:style-name="ce4">
            <text:p>B40</text:p>
          </table:table-cell>
          <table:table-cell office:value-type="string" table:style-name="ce4">
            <text:p>I believe that [my organisation]'s senior leaders have a clear vision for the future of [my organisation]</text:p>
            <text:p>(% selecting 'Strongly agree' or 'Agree')</text:p>
          </table:table-cell>
          <table:table-cell office:value-type="string" table:style-name="ce4">
            <text:p>Leadership and managing change</text:p>
          </table:table-cell>
          <table:table-cell table:number-columns-repeated="16381"/>
        </table:table-row>
        <table:table-row table:style-name="ro9">
          <table:table-cell office:value-type="string" table:style-name="ce4">
            <text:p>B41</text:p>
          </table:table-cell>
          <table:table-cell office:value-type="string" table:style-name="ce4">
            <text:p>Overall, I have confidence in the decisions made by [my organisation]'s senior managers</text:p>
            <text:p>(% selecting 'Strongly agree' or 'Agree')</text:p>
          </table:table-cell>
          <table:table-cell office:value-type="string" table:style-name="ce4">
            <text:p>Leadership and managing change</text:p>
          </table:table-cell>
          <table:table-cell table:number-columns-repeated="16381"/>
        </table:table-row>
        <table:table-row table:style-name="ro7">
          <table:table-cell office:value-type="string" table:style-name="ce4">
            <text:p>B42</text:p>
          </table:table-cell>
          <table:table-cell office:value-type="string" table:style-name="ce4">
            <text:p>I feel that change is managed well in [my organisation]</text:p>
            <text:p>(% selecting 'Strongly agree' or 'Agree')</text:p>
          </table:table-cell>
          <table:table-cell office:value-type="string" table:style-name="ce4">
            <text:p>Leadership and managing change</text:p>
          </table:table-cell>
          <table:table-cell table:number-columns-repeated="16381"/>
        </table:table-row>
        <table:table-row table:style-name="ro9">
          <table:table-cell office:value-type="string" table:style-name="ce4">
            <text:p>B43</text:p>
          </table:table-cell>
          <table:table-cell office:value-type="string" table:style-name="ce4">
            <text:p>When changes are made in [my organisation] they are usually for the better</text:p>
            <text:p>(% selecting 'Strongly agree' or 'Agree')</text:p>
          </table:table-cell>
          <table:table-cell office:value-type="string" table:style-name="ce4">
            <text:p>Leadership and managing change</text:p>
          </table:table-cell>
          <table:table-cell table:number-columns-repeated="16381"/>
        </table:table-row>
        <table:table-row table:style-name="ro7">
          <table:table-cell office:value-type="string" table:style-name="ce4">
            <text:p>B44</text:p>
          </table:table-cell>
          <table:table-cell office:value-type="string" table:style-name="ce4">
            <text:p>[My organisation] keeps me informed about matters that affect me</text:p>
            <text:p>(% selecting 'Strongly agree' or 'Agree')</text:p>
          </table:table-cell>
          <table:table-cell office:value-type="string" table:style-name="ce4">
            <text:p>Leadership and managing change</text:p>
          </table:table-cell>
          <table:table-cell table:number-columns-repeated="16381"/>
        </table:table-row>
        <table:table-row table:style-name="ro9">
          <table:table-cell office:value-type="string" table:style-name="ce4">
            <text:p>B45</text:p>
          </table:table-cell>
          <table:table-cell office:value-type="string" table:style-name="ce4">
            <text:p>I have the opportunity to contribute my views before decisions are made that affect me</text:p>
            <text:p>(% selecting 'Strongly agree' or 'Agree')</text:p>
          </table:table-cell>
          <table:table-cell office:value-type="string" table:style-name="ce4">
            <text:p>Leadership and managing change</text:p>
          </table:table-cell>
          <table:table-cell table:number-columns-repeated="16381"/>
        </table:table-row>
        <table:table-row table:style-name="ro7">
          <table:table-cell office:value-type="string" table:style-name="ce4">
            <text:p>B46</text:p>
          </table:table-cell>
          <table:table-cell office:value-type="string" table:style-name="ce4">
            <text:p>I think it is safe to challenge the way things are done in [my organisation]</text:p>
            <text:p>(% selecting 'Strongly agree' or 'Agree')</text:p>
          </table:table-cell>
          <table:table-cell office:value-type="string" table:style-name="ce4">
            <text:p>Leadership and managing change</text:p>
          </table:table-cell>
          <table:table-cell table:number-columns-repeated="16381"/>
        </table:table-row>
        <table:table-row table:style-name="ro7">
          <table:table-cell office:value-type="string" table:style-name="ce4">
            <text:p>B47</text:p>
          </table:table-cell>
          <table:table-cell office:value-type="string" table:style-name="ce4">
            <text:p>I am proud when I tell others I am part of [my organisation]</text:p>
            <text:p>(% selecting 'Strongly agree' or 'Agree')</text:p>
          </table:table-cell>
          <table:table-cell office:value-type="string" table:style-name="ce4">
            <text:p>Employee engagement</text:p>
          </table:table-cell>
          <table:table-cell table:number-columns-repeated="16381"/>
        </table:table-row>
        <table:table-row table:style-name="ro7">
          <table:table-cell office:value-type="string" table:style-name="ce4">
            <text:p>B48</text:p>
          </table:table-cell>
          <table:table-cell office:value-type="string" table:style-name="ce4">
            <text:p>I would recommend [my organisation] as a great place to work</text:p>
            <text:p>(% selecting 'Strongly agree' or 'Agree')</text:p>
          </table:table-cell>
          <table:table-cell office:value-type="string" table:style-name="ce4">
            <text:p>Employee engagement</text:p>
          </table:table-cell>
          <table:table-cell table:number-columns-repeated="16381"/>
        </table:table-row>
        <table:table-row table:style-name="ro7">
          <table:table-cell office:value-type="string" table:style-name="ce4">
            <text:p>B49</text:p>
          </table:table-cell>
          <table:table-cell office:value-type="string" table:style-name="ce4">
            <text:p>I feel a strong personal attachment to [my organisation]</text:p>
            <text:p>(% selecting 'Strongly agree' or 'Agree')</text:p>
          </table:table-cell>
          <table:table-cell office:value-type="string" table:style-name="ce4">
            <text:p>Employee engagement</text:p>
          </table:table-cell>
          <table:table-cell table:number-columns-repeated="16381"/>
        </table:table-row>
        <table:table-row table:style-name="ro7">
          <table:table-cell office:value-type="string" table:style-name="ce4">
            <text:p>B50</text:p>
          </table:table-cell>
          <table:table-cell office:value-type="string" table:style-name="ce4">
            <text:p>[My organisation] inspires me to do the best in my job</text:p>
            <text:p>(% selecting 'Strongly agree' or 'Agree')</text:p>
          </table:table-cell>
          <table:table-cell office:value-type="string" table:style-name="ce4">
            <text:p>Employee engagement</text:p>
          </table:table-cell>
          <table:table-cell table:number-columns-repeated="16381"/>
        </table:table-row>
        <table:table-row table:style-name="ro7">
          <table:table-cell office:value-type="string" table:style-name="ce4">
            <text:p>B51</text:p>
          </table:table-cell>
          <table:table-cell office:value-type="string" table:style-name="ce4">
            <text:p>[My organisation] motivates me to help it achieve its objectives</text:p>
            <text:p>(% selecting 'Strongly agree' or 'Agree')</text:p>
          </table:table-cell>
          <table:table-cell office:value-type="string" table:style-name="ce4">
            <text:p>Employee engagement</text:p>
          </table:table-cell>
          <table:table-cell table:number-columns-repeated="16381"/>
        </table:table-row>
        <table:table-row table:style-name="ro9">
          <table:table-cell office:value-type="string" table:style-name="ce4">
            <text:p>B52</text:p>
          </table:table-cell>
          <table:table-cell office:value-type="string" table:style-name="ce4">
            <text:p>I believe that senior managers in [my organisation] will take action on the results from this survey</text:p>
            <text:p>(% selecting 'Strongly agree' or 'Agree')</text:p>
          </table:table-cell>
          <table:table-cell office:value-type="string" table:style-name="ce4">
            <text:p>Taking action</text:p>
          </table:table-cell>
          <table:table-cell table:number-columns-repeated="16381"/>
        </table:table-row>
        <table:table-row table:style-name="ro9">
          <table:table-cell office:value-type="string" table:style-name="ce4">
            <text:p>B53</text:p>
          </table:table-cell>
          <table:table-cell office:value-type="string" table:style-name="ce4">
            <text:p>Where I work, I think effective action has been taken on the results of the last survey</text:p>
            <text:p>(% selecting 'Strongly agree' or 'Agree')</text:p>
          </table:table-cell>
          <table:table-cell office:value-type="string" table:style-name="ce4">
            <text:p>Taking action</text:p>
          </table:table-cell>
          <table:table-cell table:number-columns-repeated="16381"/>
        </table:table-row>
        <table:table-row table:style-name="ro7">
          <table:table-cell office:value-type="string" table:style-name="ce4">
            <text:p>B54</text:p>
          </table:table-cell>
          <table:table-cell office:value-type="string" table:style-name="ce4">
            <text:p>I am trusted to carry out my job effectively</text:p>
            <text:p>(% selecting 'Strongly agree' or 'Agree')</text:p>
          </table:table-cell>
          <table:table-cell office:value-type="string" table:style-name="ce4">
            <text:p>Organisational culture</text:p>
          </table:table-cell>
          <table:table-cell table:number-columns-repeated="16381"/>
        </table:table-row>
        <table:table-row table:style-name="ro7">
          <table:table-cell office:value-type="string" table:style-name="ce4">
            <text:p>B55</text:p>
          </table:table-cell>
          <table:table-cell office:value-type="string" table:style-name="ce4">
            <text:p>I believe I would be supported if I try a new idea, even if it may not work</text:p>
            <text:p>(% selecting 'Strongly agree' or 'Agree')</text:p>
          </table:table-cell>
          <table:table-cell office:value-type="string" table:style-name="ce4">
            <text:p>Organisational culture</text:p>
          </table:table-cell>
          <table:table-cell table:number-columns-repeated="16381"/>
        </table:table-row>
        <table:table-row table:style-name="ro10">
          <table:table-cell office:value-type="string" table:style-name="ce4">
            <text:p>B56</text:p>
          </table:table-cell>
          <table:table-cell office:value-type="string" table:style-name="ce4">
            <text:p>In [my organisation], people are encouraged to speak up when they identify a serious policy or delivery risk</text:p>
            <text:p>(% selecting 'Strongly agree' or 'Agree')</text:p>
          </table:table-cell>
          <table:table-cell office:value-type="string" table:style-name="ce4">
            <text:p>Organisational culture</text:p>
          </table:table-cell>
          <table:table-cell table:number-columns-repeated="16381"/>
        </table:table-row>
        <table:table-row table:style-name="ro7">
          <table:table-cell office:value-type="string" table:style-name="ce4">
            <text:p>B57</text:p>
          </table:table-cell>
          <table:table-cell office:value-type="string" table:style-name="ce4">
            <text:p>I feel able to challenge inappropriate behaviour in the workplace</text:p>
            <text:p>(% selecting 'Strongly agree' or 'Agree')</text:p>
          </table:table-cell>
          <table:table-cell office:value-type="string" table:style-name="ce4">
            <text:p>Organisational culture</text:p>
          </table:table-cell>
          <table:table-cell table:number-columns-repeated="16381"/>
        </table:table-row>
        <table:table-row table:style-name="ro9">
          <table:table-cell office:value-type="string" table:style-name="ce4">
            <text:p>B58</text:p>
          </table:table-cell>
          <table:table-cell office:value-type="string" table:style-name="ce4">
            <text:p>[My organisation] is committed to creating a diverse and inclusive workplace</text:p>
            <text:p>(% selecting 'Strongly agree' or 'Agree')</text:p>
          </table:table-cell>
          <table:table-cell office:value-type="string" table:style-name="ce4">
            <text:p>Organisational culture</text:p>
          </table:table-cell>
          <table:table-cell table:number-columns-repeated="16381"/>
        </table:table-row>
        <table:table-row table:style-name="ro7">
          <table:table-cell office:value-type="string" table:style-name="ce4">
            <text:p>B59</text:p>
          </table:table-cell>
          <table:table-cell office:value-type="string" table:style-name="ce4">
            <text:p>I am aware of the Civil Service vision for 'A Modern Civil Service'</text:p>
            <text:p>(% selecting 'Strongly agree' or 'Agree')</text:p>
          </table:table-cell>
          <table:table-cell office:value-type="string" table:style-name="ce4">
            <text:p>Civil Service reform</text:p>
          </table:table-cell>
          <table:table-cell table:number-columns-repeated="16381"/>
        </table:table-row>
        <table:table-row table:style-name="ro7">
          <table:table-cell office:value-type="string" table:style-name="ce4">
            <text:p>B59A</text:p>
          </table:table-cell>
          <table:table-cell office:value-type="string" table:style-name="ce4">
            <text:p>I understand how I can help achieve the vision for 'A Modern Civil Service'</text:p>
            <text:p>(% selecting 'Strongly agree' or 'Agree')</text:p>
          </table:table-cell>
          <table:table-cell office:value-type="string" table:style-name="ce4">
            <text:p>Civil Service reform</text:p>
          </table:table-cell>
          <table:table-cell table:number-columns-repeated="16381"/>
        </table:table-row>
        <table:table-row table:style-name="ro11">
          <table:table-cell office:value-type="string" table:style-name="ce4">
            <text:p>B59B</text:p>
          </table:table-cell>
          <table:table-cell office:value-type="string" table:style-name="ce4">
            <text:p>The technology provided by [my organisation] enables me to easily connect and collaborate with the colleagues that I need to for me to do my job effectively, from any location</text:p>
            <text:p>(% selecting 'Strongly agree' or 'Agree')</text:p>
          </table:table-cell>
          <table:table-cell office:value-type="string" table:style-name="ce4">
            <text:p>Civil Service reform</text:p>
          </table:table-cell>
          <table:table-cell table:number-columns-repeated="16381"/>
        </table:table-row>
        <table:table-row table:style-name="ro10">
          <table:table-cell office:value-type="string" table:style-name="ce4">
            <text:p>B59C</text:p>
          </table:table-cell>
          <table:table-cell office:value-type="string" table:style-name="ce4">
            <text:p>How often do you collaborate with civil servants in other Government departments and agencies to achieve common goals?</text:p>
            <text:p>(% selecting 'Often or always' or 'Some of the time')</text:p>
          </table:table-cell>
          <table:table-cell office:value-type="string" table:style-name="ce4">
            <text:p>Civil Service reform</text:p>
          </table:table-cell>
          <table:table-cell table:number-columns-repeated="16381"/>
        </table:table-row>
        <table:table-row table:style-name="ro9">
          <table:table-cell office:value-type="string" table:style-name="ce4">
            <text:p>B59D</text:p>
          </table:table-cell>
          <table:table-cell office:value-type="string" table:style-name="ce4">
            <text:p>I consider how my work impacts upon the public in the course of carrying out my duties</text:p>
            <text:p>(% selecting 'Often or always' or 'Some of the time')</text:p>
          </table:table-cell>
          <table:table-cell office:value-type="string" table:style-name="ce4">
            <text:p>Civil Service reform</text:p>
          </table:table-cell>
          <table:table-cell table:number-columns-repeated="16381"/>
        </table:table-row>
        <table:table-row table:style-name="ro9">
          <table:table-cell office:value-type="string" table:style-name="ce4">
            <text:p>B59E</text:p>
          </table:table-cell>
          <table:table-cell office:value-type="string" table:style-name="ce4">
            <text:p>I have a choice in deciding where I do my work (usual workplace or base, another workplace, home)</text:p>
            <text:p>(% selecting 'Strongly agree' or 'Agree')</text:p>
          </table:table-cell>
          <table:table-cell office:value-type="string" table:style-name="ce4">
            <text:p>Civil Service reform</text:p>
          </table:table-cell>
          <table:table-cell table:number-columns-repeated="16381"/>
        </table:table-row>
        <table:table-row table:style-name="ro9">
          <table:table-cell office:value-type="string" table:style-name="ce4">
            <text:p>B59F</text:p>
          </table:table-cell>
          <table:table-cell office:value-type="string" table:style-name="ce4">
            <text:p>My manager trusts me to do my job effectively, even if I am not working from the same location as them</text:p>
            <text:p>(% selecting 'Strongly agree' or 'Agree')</text:p>
          </table:table-cell>
          <table:table-cell office:value-type="string" table:style-name="ce4">
            <text:p>Civil Service reform</text:p>
          </table:table-cell>
          <table:table-cell table:number-columns-repeated="16381"/>
        </table:table-row>
        <table:table-row table:style-name="ro6">
          <table:table-cell office:value-type="string" table:style-name="ce4">
            <text:p>B59G</text:p>
          </table:table-cell>
          <table:table-cell office:value-type="string" table:style-name="ce4">
            <text:p>Over the last month, roughly how productive have you been?</text:p>
            <text:p>(% selecting '90 to 100% productive')</text:p>
          </table:table-cell>
          <table:table-cell office:value-type="string" table:style-name="ce4">
            <text:p>Civil Service reform</text:p>
          </table:table-cell>
          <table:table-cell table:number-columns-repeated="16381"/>
        </table:table-row>
        <table:table-row table:style-name="ro7">
          <table:table-cell office:value-type="string" table:style-name="ce4">
            <text:p>B59H</text:p>
          </table:table-cell>
          <table:table-cell office:value-type="string" table:style-name="ce4">
            <text:p>Efficiency is pursued as a priority in [my organisation]</text:p>
            <text:p>(% selecting 'Strongly agree' or 'Agree')</text:p>
          </table:table-cell>
          <table:table-cell office:value-type="string" table:style-name="ce4">
            <text:p>Civil Service reform</text:p>
          </table:table-cell>
          <table:table-cell table:number-columns-repeated="16381"/>
        </table:table-row>
        <table:table-row table:style-name="ro11">
          <table:table-cell office:value-type="string" table:style-name="ce4">
            <text:p>B60</text:p>
          </table:table-cell>
          <table:table-cell office:value-type="string" table:style-name="ce4">
            <text:p>I know about the devolution of powers from UK Government and Parliament to the Devolved Governments and Parliaments or legislatures in Scotland, Wales and Northern Ireland</text:p>
            <text:p>(% selecting 'Strongly agree' or 'Agree')</text:p>
          </table:table-cell>
          <table:table-cell office:value-type="string" table:style-name="ce4">
            <text:p>Devolution</text:p>
          </table:table-cell>
          <table:table-cell table:number-columns-repeated="16381"/>
        </table:table-row>
        <table:table-row table:style-name="ro9">
          <table:table-cell office:value-type="string" table:style-name="ce4">
            <text:p>B61</text:p>
          </table:table-cell>
          <table:table-cell office:value-type="string" table:style-name="ce4">
            <text:p>I know where to access resources and training on devolution and intergovernmental working</text:p>
            <text:p>(% selecting 'Strongly agree' or 'Agree')</text:p>
          </table:table-cell>
          <table:table-cell office:value-type="string" table:style-name="ce4">
            <text:p>Devolution</text:p>
          </table:table-cell>
          <table:table-cell table:number-columns-repeated="16381"/>
        </table:table-row>
        <table:table-row table:style-name="ro9">
          <table:table-cell office:value-type="string" table:style-name="ce4">
            <text:p>C01_1</text:p>
          </table:table-cell>
          <table:table-cell office:value-type="string" table:style-name="ce4">
            <text:p>Which of the following statements most reflects your current thoughts about working for [my organisation]?</text:p>
            <text:p>(% selecting 'I want to leave [my organisation] as soon as possible')</text:p>
          </table:table-cell>
          <table:table-cell office:value-type="string" table:style-name="ce4">
            <text:p>Future intentions</text:p>
          </table:table-cell>
          <table:table-cell table:number-columns-repeated="16381"/>
        </table:table-row>
        <table:table-row table:style-name="ro10">
          <table:table-cell office:value-type="string" table:style-name="ce4">
            <text:p>C01_2</text:p>
          </table:table-cell>
          <table:table-cell office:value-type="string" table:style-name="ce4">
            <text:p>Which of the following statements most reflects your current thoughts about working for [my organisation]?</text:p>
            <text:p>(% selecting 'I want to leave [my organisation] within the next 12 months')</text:p>
          </table:table-cell>
          <table:table-cell office:value-type="string" table:style-name="ce4">
            <text:p>Future intentions</text:p>
          </table:table-cell>
          <table:table-cell table:number-columns-repeated="16381"/>
        </table:table-row>
        <table:table-row table:style-name="ro10">
          <table:table-cell office:value-type="string" table:style-name="ce4">
            <text:p>C01_3</text:p>
          </table:table-cell>
          <table:table-cell office:value-type="string" table:style-name="ce4">
            <text:p>Which of the following statements most reflects your current thoughts about working for [my organisation]?</text:p>
            <text:p>(% selecting 'I want to stay working for [my organisation] for at least the next year')</text:p>
          </table:table-cell>
          <table:table-cell office:value-type="string" table:style-name="ce4">
            <text:p>Future intentions</text:p>
          </table:table-cell>
          <table:table-cell table:number-columns-repeated="16381"/>
        </table:table-row>
        <table:table-row table:style-name="ro10">
          <table:table-cell office:value-type="string" table:style-name="ce4">
            <text:p>C01_4</text:p>
          </table:table-cell>
          <table:table-cell office:value-type="string" table:style-name="ce4">
            <text:p>Which of the following statements most reflects your current thoughts about working for [my organisation]?</text:p>
            <text:p>(% selecting 'I want to stay working for [my organisation] for at least the next three years')</text:p>
          </table:table-cell>
          <table:table-cell office:value-type="string" table:style-name="ce4">
            <text:p>Future intentions</text:p>
          </table:table-cell>
          <table:table-cell table:number-columns-repeated="16381"/>
        </table:table-row>
        <table:table-row table:style-name="ro10">
          <table:table-cell office:value-type="string" table:style-name="ce4">
            <text:p>C02_01</text:p>
          </table:table-cell>
          <table:table-cell office:value-type="string" table:style-name="ce4">
            <text:p>Why do you want to leave [my organisation] immediately or within the next 12 months?</text:p>
            <text:p>(% selecting 'End of my current contract or loan' of those who ticked at least one C02 option)</text:p>
          </table:table-cell>
          <table:table-cell office:value-type="string" table:style-name="ce4">
            <text:p>Future intentions to leave</text:p>
          </table:table-cell>
          <table:table-cell table:number-columns-repeated="16381"/>
        </table:table-row>
        <table:table-row table:style-name="ro11">
          <table:table-cell office:value-type="string" table:style-name="ce4">
            <text:p>C02_02</text:p>
          </table:table-cell>
          <table:table-cell office:value-type="string" table:style-name="ce4">
            <text:p>Why do you want to leave [my organisation] immediately or within the next 12 months?</text:p>
            <text:p>(% selecting 'A promotion or career progression within the Civil Service' of those who ticked at least one C02 option)</text:p>
          </table:table-cell>
          <table:table-cell office:value-type="string" table:style-name="ce4">
            <text:p>Future intentions to leave</text:p>
          </table:table-cell>
          <table:table-cell table:number-columns-repeated="16381"/>
        </table:table-row>
        <table:table-row table:style-name="ro11">
          <table:table-cell office:value-type="string" table:style-name="ce4">
            <text:p>C02_03</text:p>
          </table:table-cell>
          <table:table-cell office:value-type="string" table:style-name="ce4">
            <text:p>Why do you want to leave [my organisation] immediately or within the next 12 months?</text:p>
            <text:p>(% selecting 'A promotion or career progression outside of the Civil Service'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04</text:p>
          </table:table-cell>
          <table:table-cell office:value-type="string" table:style-name="ce4">
            <text:p>Why do you want to leave [my organisation] immediately or within the next 12 months?</text:p>
            <text:p>(% selecting 'For a better pay and benefit package'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05</text:p>
          </table:table-cell>
          <table:table-cell office:value-type="string" table:style-name="ce4">
            <text:p>Why do you want to leave [my organisation] immediately or within the next 12 months?</text:p>
            <text:p>(% selecting 'For more interesting work'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06</text:p>
          </table:table-cell>
          <table:table-cell office:value-type="string" table:style-name="ce4">
            <text:p>Why do you want to leave [my organisation] immediately or within the next 12 months?</text:p>
            <text:p>(% selecting 'Due to unmanageable workload'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07</text:p>
          </table:table-cell>
          <table:table-cell office:value-type="string" table:style-name="ce4">
            <text:p>Why do you want to leave [my organisation] immediately or within the next 12 months?</text:p>
            <text:p>(% selecting 'For a better work-life balance'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08</text:p>
          </table:table-cell>
          <table:table-cell office:value-type="string" table:style-name="ce4">
            <text:p>Why do you want to leave [my organisation] immediately or within the next 12 months?</text:p>
            <text:p>(% selecting 'Lack of inclusion and fair treatment'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09</text:p>
          </table:table-cell>
          <table:table-cell office:value-type="string" table:style-name="ce4">
            <text:p>Why do you want to leave [my organisation] immediately or within the next 12 months?</text:p>
            <text:p>(% selecting 'Don’t like organisational culture'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10</text:p>
          </table:table-cell>
          <table:table-cell office:value-type="string" table:style-name="ce4">
            <text:p>Why do you want to leave [my organisation] immediately or within the next 12 months?</text:p>
            <text:p>(% selecting 'Due to poor line management'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11</text:p>
          </table:table-cell>
          <table:table-cell office:value-type="string" table:style-name="ce4">
            <text:p>Why do you want to leave [my organisation] immediately or within the next 12 months?</text:p>
            <text:p>(% selecting 'Due to poor work relationships'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12</text:p>
          </table:table-cell>
          <table:table-cell office:value-type="string" table:style-name="ce4">
            <text:p>Why do you want to leave [my organisation] immediately or within the next 12 months?</text:p>
            <text:p>(% selecting 'Due to poor leadership' of those who ticked at least one C02 option)</text:p>
          </table:table-cell>
          <table:table-cell office:value-type="string" table:style-name="ce4">
            <text:p>Future intentions to leave</text:p>
          </table:table-cell>
          <table:table-cell table:number-columns-repeated="16381"/>
        </table:table-row>
        <table:table-row table:style-name="ro11">
          <table:table-cell office:value-type="string" table:style-name="ce4">
            <text:p>C02_13</text:p>
          </table:table-cell>
          <table:table-cell office:value-type="string" table:style-name="ce4">
            <text:p>Why do you want to leave [my organisation] immediately or within the next 12 months?</text:p>
            <text:p>(% selecting 'Personal circumstances (for example, caring responsibilities, ill health)' of those who ticked at least one C02 option)</text:p>
          </table:table-cell>
          <table:table-cell office:value-type="string" table:style-name="ce4">
            <text:p>Future intentions to leave</text:p>
          </table:table-cell>
          <table:table-cell table:number-columns-repeated="16381"/>
        </table:table-row>
        <table:table-row table:style-name="ro9">
          <table:table-cell office:value-type="string" table:style-name="ce4">
            <text:p>C02_14</text:p>
          </table:table-cell>
          <table:table-cell office:value-type="string" table:style-name="ce4">
            <text:p>Why do you want to leave [my organisation] immediately or within the next 12 months?</text:p>
            <text:p>(% selecting 'Retiring' of those who ticked at least one C02 option)</text:p>
          </table:table-cell>
          <table:table-cell office:value-type="string" table:style-name="ce4">
            <text:p>Future intentions to leave</text:p>
          </table:table-cell>
          <table:table-cell table:number-columns-repeated="16381"/>
        </table:table-row>
        <table:table-row table:style-name="ro10">
          <table:table-cell office:value-type="string" table:style-name="ce4">
            <text:p>C02_15</text:p>
          </table:table-cell>
          <table:table-cell office:value-type="string" table:style-name="ce4">
            <text:p>Why do you want to leave [my organisation] immediately or within the next 12 months?</text:p>
            <text:p>(% selecting 'Just want a change' of those who ticked at least one C02 option)</text:p>
          </table:table-cell>
          <table:table-cell office:value-type="string" table:style-name="ce4">
            <text:p>Future intentions to leave</text:p>
          </table:table-cell>
          <table:table-cell table:number-columns-repeated="16381"/>
        </table:table-row>
        <table:table-row table:style-name="ro9">
          <table:table-cell office:value-type="string" table:style-name="ce4">
            <text:p>C02_16</text:p>
          </table:table-cell>
          <table:table-cell office:value-type="string" table:style-name="ce4">
            <text:p>Why do you want to leave [my organisation] immediately or within the next 12 months?</text:p>
            <text:p>(% selecting 'Other' of those who ticked at least one C02 option)</text:p>
          </table:table-cell>
          <table:table-cell office:value-type="string" table:style-name="ce4">
            <text:p>Future intentions to leave</text:p>
          </table:table-cell>
          <table:table-cell table:number-columns-repeated="16381"/>
        </table:table-row>
        <table:table-row table:style-name="ro11">
          <table:table-cell office:value-type="string" table:style-name="ce4">
            <text:p>CV3</text:p>
          </table:table-cell>
          <table:table-cell office:value-type="string" table:style-name="ce4">
            <text:p>Would you describe yourself as having 'long COVID', that is, you are still experiencing symptoms more than 4 weeks after you first had COVID-19, that are not explained by something else?</text:p>
            <text:p>(% selecting 'Yes')</text:p>
          </table:table-cell>
          <table:table-cell office:value-type="string" table:style-name="ce4">
            <text:p>The Coronavirus (Covid-19) Pandemic</text:p>
          </table:table-cell>
          <table:table-cell table:number-columns-repeated="16381"/>
        </table:table-row>
        <table:table-row table:style-name="ro7">
          <table:table-cell office:value-type="string" table:style-name="ce4">
            <text:p>D01A</text:p>
          </table:table-cell>
          <table:table-cell office:value-type="string" table:style-name="ce4">
            <text:p>I understand the Civil Service Code and what it means for my conduct</text:p>
            <text:p>(% selecting 'Strongly agree' or 'Agree')</text:p>
          </table:table-cell>
          <table:table-cell office:value-type="string" table:style-name="ce4">
            <text:p>Civil Service Code</text:p>
          </table:table-cell>
          <table:table-cell table:number-columns-repeated="16381"/>
        </table:table-row>
        <table:table-row table:style-name="ro7">
          <table:table-cell office:value-type="string" table:style-name="ce4">
            <text:p>D02</text:p>
          </table:table-cell>
          <table:table-cell office:value-type="string" table:style-name="ce4">
            <text:p>Are you aware of how to raise a concern under the Civil Service Code?</text:p>
            <text:p>(% selecting 'Yes')</text:p>
          </table:table-cell>
          <table:table-cell office:value-type="string" table:style-name="ce4">
            <text:p>Civil Service Code</text:p>
          </table:table-cell>
          <table:table-cell table:number-columns-repeated="16381"/>
        </table:table-row>
        <table:table-row table:style-name="ro9">
          <table:table-cell office:value-type="string" table:style-name="ce4">
            <text:p>D03</text:p>
          </table:table-cell>
          <table:table-cell office:value-type="string" table:style-name="ce4">
            <text:p>Are you confident that if you raised a concern under the Civil Service Code in [my organisation] it would be investigated properly?</text:p>
            <text:p>(% selecting 'Yes')</text:p>
          </table:table-cell>
          <table:table-cell office:value-type="string" table:style-name="ce4">
            <text:p>Civil Service Code</text:p>
          </table:table-cell>
          <table:table-cell table:number-columns-repeated="16381"/>
        </table:table-row>
        <table:table-row table:style-name="ro6">
          <table:table-cell office:value-type="string" table:style-name="ce4">
            <text:p>E01_yes</text:p>
          </table:table-cell>
          <table:table-cell office:value-type="string" table:style-name="ce4">
            <text:p>Have you been discriminated against at work in the last 12 months?</text:p>
            <text:p>(% selecting 'Yes')</text:p>
          </table:table-cell>
          <table:table-cell office:value-type="string" table:style-name="ce4">
            <text:p>Discrimination</text:p>
          </table:table-cell>
          <table:table-cell table:number-columns-repeated="16381"/>
        </table:table-row>
        <table:table-row table:style-name="ro6">
          <table:table-cell office:value-type="string" table:style-name="ce4">
            <text:p>E01_no</text:p>
          </table:table-cell>
          <table:table-cell office:value-type="string" table:style-name="ce4">
            <text:p>Have you been discriminated against at work in the last 12 months?</text:p>
            <text:p>(% selecting 'No')</text:p>
          </table:table-cell>
          <table:table-cell office:value-type="string" table:style-name="ce4">
            <text:p>Discrimination</text:p>
          </table:table-cell>
          <table:table-cell table:number-columns-repeated="16381"/>
        </table:table-row>
        <table:table-row table:style-name="ro6">
          <table:table-cell office:value-type="string" table:style-name="ce4">
            <text:p>E01_pnts</text:p>
          </table:table-cell>
          <table:table-cell office:value-type="string" table:style-name="ce4">
            <text:p>Have you been discriminated against at work in the last 12 months?</text:p>
            <text:p>(% selecting 'Prefer not to say')</text:p>
          </table:table-cell>
          <table:table-cell office:value-type="string" table:style-name="ce4">
            <text:p>Discrimination</text:p>
          </table:table-cell>
          <table:table-cell table:number-columns-repeated="16381"/>
        </table:table-row>
        <table:table-row table:style-name="ro7">
          <table:table-cell office:value-type="string" table:style-name="ce4">
            <text:p>E02_01</text:p>
          </table:table-cell>
          <table:table-cell office:value-type="string" table:style-name="ce4">
            <text:p>On which of the following grounds were you discriminated against?</text:p>
            <text:p>(% selecting 'Age'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02</text:p>
          </table:table-cell>
          <table:table-cell office:value-type="string" table:style-name="ce4">
            <text:p>On which of the following grounds were you discriminated against?</text:p>
            <text:p>(% selecting 'Caring responsibilities' of those who ticked at least one E02 option)</text:p>
          </table:table-cell>
          <table:table-cell office:value-type="string" table:style-name="ce4">
            <text:p>Grounds of discrimination</text:p>
          </table:table-cell>
          <table:table-cell table:number-columns-repeated="16381"/>
        </table:table-row>
        <table:table-row table:style-name="ro7">
          <table:table-cell office:value-type="string" table:style-name="ce4">
            <text:p>E02_03</text:p>
          </table:table-cell>
          <table:table-cell office:value-type="string" table:style-name="ce4">
            <text:p>On which of the following grounds were you discriminated against?</text:p>
            <text:p>(% selecting 'Disability'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04</text:p>
          </table:table-cell>
          <table:table-cell office:value-type="string" table:style-name="ce4">
            <text:p>On which of the following grounds were you discriminated against?</text:p>
            <text:p>(% selecting 'Ethnic background' of those who ticked at least one E02 option)</text:p>
          </table:table-cell>
          <table:table-cell office:value-type="string" table:style-name="ce4">
            <text:p>Grounds of discrimination</text:p>
          </table:table-cell>
          <table:table-cell table:number-columns-repeated="16381"/>
        </table:table-row>
        <table:table-row table:style-name="ro7">
          <table:table-cell office:value-type="string" table:style-name="ce4">
            <text:p>E02_05</text:p>
          </table:table-cell>
          <table:table-cell office:value-type="string" table:style-name="ce4">
            <text:p>On which of the following grounds were you discriminated against?</text:p>
            <text:p>(% selecting 'Gender'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06</text:p>
          </table:table-cell>
          <table:table-cell office:value-type="string" table:style-name="ce4">
            <text:p>On which of the following grounds were you discriminated against?</text:p>
            <text:p>(% selecting 'Gender reassignment or perceived gender'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07</text:p>
          </table:table-cell>
          <table:table-cell office:value-type="string" table:style-name="ce4">
            <text:p>On which of the following grounds were you discriminated against?</text:p>
            <text:p>(% selecting 'Grade or responsibility level'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08</text:p>
          </table:table-cell>
          <table:table-cell office:value-type="string" table:style-name="ce4">
            <text:p>On which of the following grounds were you discriminated against?</text:p>
            <text:p>(% selecting 'Main spoken, written language or language ability'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09</text:p>
          </table:table-cell>
          <table:table-cell office:value-type="string" table:style-name="ce4">
            <text:p>On which of the following grounds were you discriminated against?</text:p>
            <text:p>(% selecting 'Marital status or civil partnership' of those who ticked at least one E02 option)</text:p>
          </table:table-cell>
          <table:table-cell office:value-type="string" table:style-name="ce4">
            <text:p>Grounds of discrimination</text:p>
          </table:table-cell>
          <table:table-cell table:number-columns-repeated="16381"/>
        </table:table-row>
        <table:table-row table:style-name="ro7">
          <table:table-cell office:value-type="string" table:style-name="ce4">
            <text:p>E02_10</text:p>
          </table:table-cell>
          <table:table-cell office:value-type="string" table:style-name="ce4">
            <text:p>On which of the following grounds were you discriminated against?</text:p>
            <text:p>(% selecting 'Mental health' of those who ticked at least one E02 option)</text:p>
          </table:table-cell>
          <table:table-cell office:value-type="string" table:style-name="ce4">
            <text:p>Grounds of discrimination</text:p>
          </table:table-cell>
          <table:table-cell table:number-columns-repeated="16381"/>
        </table:table-row>
        <table:table-row table:style-name="ro7">
          <table:table-cell office:value-type="string" table:style-name="ce4">
            <text:p>E02_11</text:p>
          </table:table-cell>
          <table:table-cell office:value-type="string" table:style-name="ce4">
            <text:p>On which of the following grounds were you discriminated against?</text:p>
            <text:p>(% selecting 'Pay'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2</text:p>
          </table:table-cell>
          <table:table-cell office:value-type="string" table:style-name="ce4">
            <text:p>On which of the following grounds were you discriminated against?</text:p>
            <text:p>(% selecting 'Pregnancy, maternity or paternity'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3</text:p>
          </table:table-cell>
          <table:table-cell office:value-type="string" table:style-name="ce4">
            <text:p>On which of the following grounds were you discriminated against?</text:p>
            <text:p>(% selecting 'Religion or belief' of those who ticked at least one E02 option)</text:p>
          </table:table-cell>
          <table:table-cell office:value-type="string" table:style-name="ce4">
            <text:p>Grounds of discrimination</text:p>
          </table:table-cell>
          <table:table-cell table:number-columns-repeated="16381"/>
        </table:table-row>
        <table:table-row table:style-name="ro7">
          <table:table-cell office:value-type="string" table:style-name="ce4">
            <text:p>E02_14</text:p>
          </table:table-cell>
          <table:table-cell office:value-type="string" table:style-name="ce4">
            <text:p>On which of the following grounds were you discriminated against?</text:p>
            <text:p>(% selecting 'Sex'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5</text:p>
          </table:table-cell>
          <table:table-cell office:value-type="string" table:style-name="ce4">
            <text:p>On which of the following grounds were you discriminated against?</text:p>
            <text:p>(% selecting 'Sexual orientation'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6</text:p>
          </table:table-cell>
          <table:table-cell office:value-type="string" table:style-name="ce4">
            <text:p>On which of the following grounds were you discriminated against?</text:p>
            <text:p>(% selecting 'Social or educational background'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7</text:p>
          </table:table-cell>
          <table:table-cell office:value-type="string" table:style-name="ce4">
            <text:p>On which of the following grounds were you discriminated against?</text:p>
            <text:p>(% selecting 'Working location'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8</text:p>
          </table:table-cell>
          <table:table-cell office:value-type="string" table:style-name="ce4">
            <text:p>On which of the following grounds were you discriminated against?</text:p>
            <text:p>(% selecting 'Working pattern'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19</text:p>
          </table:table-cell>
          <table:table-cell office:value-type="string" table:style-name="ce4">
            <text:p>On which of the following grounds were you discriminated against?</text:p>
            <text:p>(% selecting 'Any other grounds (please specify)' of those who ticked at least one E02 option)</text:p>
          </table:table-cell>
          <table:table-cell office:value-type="string" table:style-name="ce4">
            <text:p>Grounds of discrimination</text:p>
          </table:table-cell>
          <table:table-cell table:number-columns-repeated="16381"/>
        </table:table-row>
        <table:table-row table:style-name="ro9">
          <table:table-cell office:value-type="string" table:style-name="ce4">
            <text:p>E02_20</text:p>
          </table:table-cell>
          <table:table-cell office:value-type="string" table:style-name="ce4">
            <text:p>On which of the following grounds were you discriminated against?</text:p>
            <text:p>(% selecting 'Prefer not to say' of those who ticked at least one E02 option)</text:p>
          </table:table-cell>
          <table:table-cell office:value-type="string" table:style-name="ce4">
            <text:p>Grounds of discrimination</text:p>
          </table:table-cell>
          <table:table-cell table:number-columns-repeated="16381"/>
        </table:table-row>
        <table:table-row table:style-name="ro6">
          <table:table-cell office:value-type="string" table:style-name="ce4">
            <text:p>E03_yes</text:p>
          </table:table-cell>
          <table:table-cell office:value-type="string" table:style-name="ce4">
            <text:p>Have you been bullied or harassed at work, in the past 12 months?</text:p>
            <text:p>(% selecting 'Yes')</text:p>
          </table:table-cell>
          <table:table-cell office:value-type="string" table:style-name="ce4">
            <text:p>Bullying and harassment</text:p>
          </table:table-cell>
          <table:table-cell table:number-columns-repeated="16381"/>
        </table:table-row>
        <table:table-row table:style-name="ro6">
          <table:table-cell office:value-type="string" table:style-name="ce4">
            <text:p>E03_no</text:p>
          </table:table-cell>
          <table:table-cell office:value-type="string" table:style-name="ce4">
            <text:p>Have you been bullied or harassed at work, in the past 12 months?</text:p>
            <text:p>(% selecting 'No')</text:p>
          </table:table-cell>
          <table:table-cell office:value-type="string" table:style-name="ce4">
            <text:p>Bullying and harassment</text:p>
          </table:table-cell>
          <table:table-cell table:number-columns-repeated="16381"/>
        </table:table-row>
        <table:table-row table:style-name="ro6">
          <table:table-cell office:value-type="string" table:style-name="ce4">
            <text:p>E03_pnts</text:p>
          </table:table-cell>
          <table:table-cell office:value-type="string" table:style-name="ce4">
            <text:p>Have you been bullied or harassed at work, in the past 12 months?</text:p>
            <text:p>(% selecting 'Prefer not to say')</text:p>
          </table:table-cell>
          <table:table-cell office:value-type="string" table:style-name="ce4">
            <text:p>Bullying and harassment</text:p>
          </table:table-cell>
          <table:table-cell table:number-columns-repeated="16381"/>
        </table:table-row>
        <table:table-row table:style-name="ro11">
          <table:table-cell office:value-type="string" table:style-name="ce4">
            <text:p>E03A_01</text:p>
          </table:table-cell>
          <table:table-cell office:value-type="string" table:style-name="ce4">
            <text:p>How would you describe the nature of the bullying and or harassment you experienced?</text:p>
            <text:p>(% selecting 'Comments about my personal appearance or accent' of those who ticked at least one E03A option)</text:p>
          </table:table-cell>
          <table:table-cell office:value-type="string" table:style-name="ce4">
            <text:p>Nature of bullying and harassment</text:p>
          </table:table-cell>
          <table:table-cell table:number-columns-repeated="16381"/>
        </table:table-row>
        <table:table-row table:style-name="ro3">
          <table:table-cell office:value-type="string" table:style-name="ce4">
            <text:p>E03A_02</text:p>
          </table:table-cell>
          <table:table-cell office:value-type="string" table:style-name="ce4">
            <text:p>How would you describe the nature of the bullying and or harassment you experienced?</text:p>
            <text:p>(% selecting 'Sexual harassment (for example, sexual comments or jokes, unwelcome sexual advances, touching or assault)' of those who ticked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03</text:p>
          </table:table-cell>
          <table:table-cell office:value-type="string" table:style-name="ce4">
            <text:p>How would you describe the nature of the bullying and or harassment you experienced?</text:p>
            <text:p>(% selecting 'Spreading gossip or making false accusations about me' of those who ticked at least one E03A option)</text:p>
          </table:table-cell>
          <table:table-cell office:value-type="string" table:style-name="ce4">
            <text:p>Nature of bullying and harassment</text:p>
          </table:table-cell>
          <table:table-cell table:number-columns-repeated="16381"/>
        </table:table-row>
        <table:table-row table:style-name="ro3">
          <table:table-cell office:value-type="string" table:style-name="ce4">
            <text:p>E03A_04</text:p>
          </table:table-cell>
          <table:table-cell office:value-type="string" table:style-name="ce4">
            <text:p>How would you describe the nature of the bullying and or harassment you experienced?</text:p>
            <text:p>(% selecting 'Intimidation, or verbal or written aggression (for example, shouting, making threats, sending aggressive emails)' of those who ticked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05</text:p>
          </table:table-cell>
          <table:table-cell office:value-type="string" table:style-name="ce4">
            <text:p>How would you describe the nature of the bullying and or harassment you experienced?</text:p>
            <text:p>(% selecting 'Physical assault (for example, object thrown at me, pushed, hit)' of those who ticked at least one E03A option)</text:p>
          </table:table-cell>
          <table:table-cell office:value-type="string" table:style-name="ce4">
            <text:p>Nature of bullying and harassment</text:p>
          </table:table-cell>
          <table:table-cell table:number-columns-repeated="16381"/>
        </table:table-row>
        <table:table-row table:style-name="ro10">
          <table:table-cell office:value-type="string" table:style-name="ce4">
            <text:p>E03A_06</text:p>
          </table:table-cell>
          <table:table-cell office:value-type="string" table:style-name="ce4">
            <text:p>How would you describe the nature of the bullying and or harassment you experienced?</text:p>
            <text:p>(% selecting 'Humiliated in front of team or others' of those who ticked at least one E03A option)</text:p>
          </table:table-cell>
          <table:table-cell office:value-type="string" table:style-name="ce4">
            <text:p>Nature of bullying and harassment</text:p>
          </table:table-cell>
          <table:table-cell table:number-columns-repeated="16381"/>
        </table:table-row>
        <table:table-row table:style-name="ro3">
          <table:table-cell office:value-type="string" table:style-name="ce4">
            <text:p>E03A_07</text:p>
          </table:table-cell>
          <table:table-cell office:value-type="string" table:style-name="ce4">
            <text:p>How would you describe the nature of the bullying and or harassment you experienced?</text:p>
            <text:p>(% selecting 'Negative micromanagement (for example, excessive control, made to feel incompetent)' of those who ticked at least one E03A option)</text:p>
          </table:table-cell>
          <table:table-cell office:value-type="string" table:style-name="ce4">
            <text:p>Nature of bullying and harassment</text:p>
          </table:table-cell>
          <table:table-cell table:number-columns-repeated="16381"/>
        </table:table-row>
        <table:table-row table:style-name="ro3">
          <table:table-cell office:value-type="string" table:style-name="ce4">
            <text:p>E03A_08</text:p>
          </table:table-cell>
          <table:table-cell office:value-type="string" table:style-name="ce4">
            <text:p>How would you describe the nature of the bullying and or harassment you experienced?</text:p>
            <text:p>(% selecting 'Removal of job responsibilities, unconstructive criticism, or changing expectations' of those who ticked at least one E03A option)</text:p>
          </table:table-cell>
          <table:table-cell office:value-type="string" table:style-name="ce4">
            <text:p>Nature of bullying and harassment</text:p>
          </table:table-cell>
          <table:table-cell table:number-columns-repeated="16381"/>
        </table:table-row>
        <table:table-row table:style-name="ro10">
          <table:table-cell office:value-type="string" table:style-name="ce4">
            <text:p>E03A_09</text:p>
          </table:table-cell>
          <table:table-cell office:value-type="string" table:style-name="ce4">
            <text:p>How would you describe the nature of the bullying and or harassment you experienced?</text:p>
            <text:p>(% selecting 'Treated less favourably to others' of those who ticked at least one E03A option)</text:p>
          </table:table-cell>
          <table:table-cell office:value-type="string" table:style-name="ce4">
            <text:p>Nature of bullying and harassment</text:p>
          </table:table-cell>
          <table:table-cell table:number-columns-repeated="16381"/>
        </table:table-row>
        <table:table-row table:style-name="ro10">
          <table:table-cell office:value-type="string" table:style-name="ce4">
            <text:p>E03A_10</text:p>
          </table:table-cell>
          <table:table-cell office:value-type="string" table:style-name="ce4">
            <text:p>How would you describe the nature of the bullying and or harassment you experienced?</text:p>
            <text:p>(% selecting 'Ignored, excluded, marginalised' of those who ticked at least one E03A option)</text:p>
          </table:table-cell>
          <table:table-cell office:value-type="string" table:style-name="ce4">
            <text:p>Nature of bullying and harassment</text:p>
          </table:table-cell>
          <table:table-cell table:number-columns-repeated="16381"/>
        </table:table-row>
        <table:table-row table:style-name="ro10">
          <table:table-cell office:value-type="string" table:style-name="ce4">
            <text:p>E03A_11</text:p>
          </table:table-cell>
          <table:table-cell office:value-type="string" table:style-name="ce4">
            <text:p>How would you describe the nature of the bullying and or harassment you experienced?</text:p>
            <text:p>(% selecting 'Undermining or taking credit for my work' of those who ticked at least one E03A option)</text:p>
          </table:table-cell>
          <table:table-cell office:value-type="string" table:style-name="ce4">
            <text:p>Nature of bullying and harassment</text:p>
          </table:table-cell>
          <table:table-cell table:number-columns-repeated="16381"/>
        </table:table-row>
        <table:table-row table:style-name="ro10">
          <table:table-cell office:value-type="string" table:style-name="ce4">
            <text:p>E03A_12</text:p>
          </table:table-cell>
          <table:table-cell office:value-type="string" table:style-name="ce4">
            <text:p>How would you describe the nature of the bullying and or harassment you experienced?</text:p>
            <text:p>(% selecting 'Denied time off for personal ill health' of those who ticked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13</text:p>
          </table:table-cell>
          <table:table-cell office:value-type="string" table:style-name="ce4">
            <text:p>How would you describe the nature of the bullying and or harassment you experienced?</text:p>
            <text:p>(% selecting 'Denied time off for family or caring responsibilities' of those who ticked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14</text:p>
          </table:table-cell>
          <table:table-cell office:value-type="string" table:style-name="ce4">
            <text:p>How would you describe the nature of the bullying and or harassment you experienced?</text:p>
            <text:p>(% selecting 'Disclosure of personal or sensitive information to colleagues without my consent' of those who ticked at least one E03A option)</text:p>
          </table:table-cell>
          <table:table-cell office:value-type="string" table:style-name="ce4">
            <text:p>Nature of bullying and harassment</text:p>
          </table:table-cell>
          <table:table-cell table:number-columns-repeated="16381"/>
        </table:table-row>
        <table:table-row table:style-name="ro11">
          <table:table-cell office:value-type="string" table:style-name="ce4">
            <text:p>E03A_15</text:p>
          </table:table-cell>
          <table:table-cell office:value-type="string" table:style-name="ce4">
            <text:p>How would you describe the nature of the bullying and or harassment you experienced?</text:p>
            <text:p>(% selecting 'Unhelpful comments about my mental health or being off sick' of those who ticked at least one E03A option)</text:p>
          </table:table-cell>
          <table:table-cell office:value-type="string" table:style-name="ce4">
            <text:p>Nature of bullying and harassment</text:p>
          </table:table-cell>
          <table:table-cell table:number-columns-repeated="16381"/>
        </table:table-row>
        <table:table-row table:style-name="ro10">
          <table:table-cell office:value-type="string" table:style-name="ce4">
            <text:p>E03A_16</text:p>
          </table:table-cell>
          <table:table-cell office:value-type="string" table:style-name="ce4">
            <text:p>How would you describe the nature of the bullying and or harassment you experienced?</text:p>
            <text:p>(% selecting 'Something else not listed here (please specify)' of those who ticked at least one E03A option)</text:p>
          </table:table-cell>
          <table:table-cell office:value-type="string" table:style-name="ce4">
            <text:p>Nature of bullying and harassment</text:p>
          </table:table-cell>
          <table:table-cell table:number-columns-repeated="16381"/>
        </table:table-row>
        <table:table-row table:style-name="ro10">
          <table:table-cell office:value-type="string" table:style-name="ce4">
            <text:p>E03A_17</text:p>
          </table:table-cell>
          <table:table-cell office:value-type="string" table:style-name="ce4">
            <text:p>How would you describe the nature of the bullying and or harassment you experienced?</text:p>
            <text:p>(% selecting 'Prefer not to say' of those who ticked at least one E03A option)</text:p>
          </table:table-cell>
          <table:table-cell office:value-type="string" table:style-name="ce4">
            <text:p>Nature of bullying and harassment</text:p>
          </table:table-cell>
          <table:table-cell table:number-columns-repeated="16381"/>
        </table:table-row>
        <table:table-row table:style-name="ro7">
          <table:table-cell office:value-type="string" table:style-name="ce4">
            <text:p>E04_01</text:p>
          </table:table-cell>
          <table:table-cell office:value-type="string" table:style-name="ce4">
            <text:p>Who bullied or harassed you?</text:p>
            <text:p>(% selecting 'A colleague in my Area, Directorate or Division' of those who ticked at least one E04 option)</text:p>
          </table:table-cell>
          <table:table-cell office:value-type="string" table:style-name="ce4">
            <text:p>Source of bullying and harassment</text:p>
          </table:table-cell>
          <table:table-cell table:number-columns-repeated="16381"/>
        </table:table-row>
        <table:table-row table:style-name="ro9">
          <table:table-cell office:value-type="string" table:style-name="ce4">
            <text:p>E04_02</text:p>
          </table:table-cell>
          <table:table-cell office:value-type="string" table:style-name="ce4">
            <text:p>Who bullied or harassed you?</text:p>
            <text:p>(% selecting 'A colleague in a different Area, Directorate, Division of [my organisation]' of those who ticked at least one E04 option)</text:p>
          </table:table-cell>
          <table:table-cell office:value-type="string" table:style-name="ce4">
            <text:p>Source of bullying and harassment</text:p>
          </table:table-cell>
          <table:table-cell table:number-columns-repeated="16381"/>
        </table:table-row>
        <table:table-row table:style-name="ro6">
          <table:table-cell office:value-type="string" table:style-name="ce4">
            <text:p>E04_03</text:p>
          </table:table-cell>
          <table:table-cell office:value-type="string" table:style-name="ce4">
            <text:p>Who bullied or harassed you?</text:p>
            <text:p>(% selecting 'My manager' of those who ticked at least one E04 option)</text:p>
          </table:table-cell>
          <table:table-cell office:value-type="string" table:style-name="ce4">
            <text:p>Source of bullying and harassment</text:p>
          </table:table-cell>
          <table:table-cell table:number-columns-repeated="16381"/>
        </table:table-row>
        <table:table-row table:style-name="ro7">
          <table:table-cell office:value-type="string" table:style-name="ce4">
            <text:p>E04_04</text:p>
          </table:table-cell>
          <table:table-cell office:value-type="string" table:style-name="ce4">
            <text:p>Who bullied or harassed you?</text:p>
            <text:p>(% selecting 'Another senior member of staff in [my organisation]' of those who ticked at least one E04 option)</text:p>
          </table:table-cell>
          <table:table-cell office:value-type="string" table:style-name="ce4">
            <text:p>Source of bullying and harassment</text:p>
          </table:table-cell>
          <table:table-cell table:number-columns-repeated="16381"/>
        </table:table-row>
        <table:table-row table:style-name="ro7">
          <table:table-cell office:value-type="string" table:style-name="ce4">
            <text:p>E04_05</text:p>
          </table:table-cell>
          <table:table-cell office:value-type="string" table:style-name="ce4">
            <text:p>Who bullied or harassed you?</text:p>
            <text:p>(% selecting 'Someone I manage' of those who ticked at least one E04 option)</text:p>
          </table:table-cell>
          <table:table-cell office:value-type="string" table:style-name="ce4">
            <text:p>Source of bullying and harassment</text:p>
          </table:table-cell>
          <table:table-cell table:number-columns-repeated="16381"/>
        </table:table-row>
        <table:table-row table:style-name="ro9">
          <table:table-cell office:value-type="string" table:style-name="ce4">
            <text:p>E04_06</text:p>
          </table:table-cell>
          <table:table-cell office:value-type="string" table:style-name="ce4">
            <text:p>Who bullied or harassed you?</text:p>
            <text:p>(% selecting 'Someone working in a different Civil Service organisation' of those who ticked at least one E04 option)</text:p>
          </table:table-cell>
          <table:table-cell office:value-type="string" table:style-name="ce4">
            <text:p>Source of bullying and harassment</text:p>
          </table:table-cell>
          <table:table-cell table:number-columns-repeated="16381"/>
        </table:table-row>
        <table:table-row table:style-name="ro9">
          <table:table-cell office:value-type="string" table:style-name="ce4">
            <text:p>E04_07</text:p>
          </table:table-cell>
          <table:table-cell office:value-type="string" table:style-name="ce4">
            <text:p>Who bullied or harassed you?</text:p>
            <text:p>(% selecting 'Someone working for a non-Civil Service organisation' of those who ticked at least one E04 option)</text:p>
          </table:table-cell>
          <table:table-cell office:value-type="string" table:style-name="ce4">
            <text:p>Source of bullying and harassment</text:p>
          </table:table-cell>
          <table:table-cell table:number-columns-repeated="16381"/>
        </table:table-row>
        <table:table-row table:style-name="ro6">
          <table:table-cell office:value-type="string" table:style-name="ce4">
            <text:p>E04_08</text:p>
          </table:table-cell>
          <table:table-cell office:value-type="string" table:style-name="ce4">
            <text:p>Who bullied or harassed you?</text:p>
            <text:p>(% selecting 'A contractor' of those who ticked at least one E04 option)</text:p>
          </table:table-cell>
          <table:table-cell office:value-type="string" table:style-name="ce4">
            <text:p>Source of bullying and harassment</text:p>
          </table:table-cell>
          <table:table-cell table:number-columns-repeated="16381"/>
        </table:table-row>
        <table:table-row table:style-name="ro9">
          <table:table-cell office:value-type="string" table:style-name="ce4">
            <text:p>E04_09</text:p>
          </table:table-cell>
          <table:table-cell office:value-type="string" table:style-name="ce4">
            <text:p>Who bullied or harassed you?</text:p>
            <text:p>(% selecting 'A service user (for example, customer, claimant, offender)' of those who ticked at least one E04 option)</text:p>
          </table:table-cell>
          <table:table-cell office:value-type="string" table:style-name="ce4">
            <text:p>Source of bullying and harassment</text:p>
          </table:table-cell>
          <table:table-cell table:number-columns-repeated="16381"/>
        </table:table-row>
        <table:table-row table:style-name="ro7">
          <table:table-cell office:value-type="string" table:style-name="ce4">
            <text:p>E04_10</text:p>
          </table:table-cell>
          <table:table-cell office:value-type="string" table:style-name="ce4">
            <text:p>Who bullied or harassed you?</text:p>
            <text:p>(% selecting 'A member of the public' of those who ticked at least one E04 option)</text:p>
          </table:table-cell>
          <table:table-cell office:value-type="string" table:style-name="ce4">
            <text:p>Source of bullying and harassment</text:p>
          </table:table-cell>
          <table:table-cell table:number-columns-repeated="16381"/>
        </table:table-row>
        <table:table-row table:style-name="ro7">
          <table:table-cell office:value-type="string" table:style-name="ce4">
            <text:p>E04_11</text:p>
          </table:table-cell>
          <table:table-cell office:value-type="string" table:style-name="ce4">
            <text:p>Who bullied or harassed you?</text:p>
            <text:p>(% selecting 'Someone else not listed here (please specify)' of those who ticked at least one E04 option)</text:p>
          </table:table-cell>
          <table:table-cell office:value-type="string" table:style-name="ce4">
            <text:p>Source of bullying and harassment</text:p>
          </table:table-cell>
          <table:table-cell table:number-columns-repeated="16381"/>
        </table:table-row>
        <table:table-row table:style-name="ro7">
          <table:table-cell office:value-type="string" table:style-name="ce4">
            <text:p>E04_12</text:p>
          </table:table-cell>
          <table:table-cell office:value-type="string" table:style-name="ce4">
            <text:p>Who bullied or harassed you?</text:p>
            <text:p>(% selecting 'Prefer not to say' of those who ticked at least one E04 option)</text:p>
          </table:table-cell>
          <table:table-cell office:value-type="string" table:style-name="ce4">
            <text:p>Source of bullying and harassment</text:p>
          </table:table-cell>
          <table:table-cell table:number-columns-repeated="16381"/>
        </table:table-row>
        <table:table-row table:style-name="ro6">
          <table:table-cell office:value-type="string" table:style-name="ce4">
            <text:p>E05_yes</text:p>
          </table:table-cell>
          <table:table-cell office:value-type="string" table:style-name="ce4">
            <text:p>Did you report your experience of bullying and harassment?</text:p>
            <text:p>(% selecting 'Yes')</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5_no</text:p>
          </table:table-cell>
          <table:table-cell office:value-type="string" table:style-name="ce4">
            <text:p>Did you report your experience of bullying and harassment?</text:p>
            <text:p>(% selecting 'No')</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5_pnts</text:p>
          </table:table-cell>
          <table:table-cell office:value-type="string" table:style-name="ce4">
            <text:p>Did you report your experience of bullying and harassment?</text:p>
            <text:p>(% selecting 'Prefer not to say')</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5A_01</text:p>
          </table:table-cell>
          <table:table-cell office:value-type="string" table:style-name="ce4">
            <text:p>How did you report your experience of bullying and harassment?</text:p>
            <text:p>(% selecting 'I raised a formal complaint' of those who ticked at least one E05A option)</text:p>
          </table:table-cell>
          <table:table-cell office:value-type="string" table:style-name="ce4">
            <text:p>Reporting of bullying and harassment</text:p>
          </table:table-cell>
          <table:table-cell table:number-columns-repeated="16381"/>
        </table:table-row>
        <table:table-row table:style-name="ro10">
          <table:table-cell office:value-type="string" table:style-name="ce4">
            <text:p>E05A_02</text:p>
          </table:table-cell>
          <table:table-cell office:value-type="string" table:style-name="ce4">
            <text:p>How did you report your experience of bullying and harassment?</text:p>
            <text:p>(% selecting 'I reported it in another way, through less formal means (please specify)' of those who ticked at least one E05A option)</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5A_03</text:p>
          </table:table-cell>
          <table:table-cell office:value-type="string" table:style-name="ce4">
            <text:p>How did you report your experience of bullying and harassment?</text:p>
            <text:p>(% selecting 'I confided in someone (for example, a colleague)' of those who ticked at least one E05A option)</text:p>
          </table:table-cell>
          <table:table-cell office:value-type="string" table:style-name="ce4">
            <text:p>Reporting of bullying and harassment</text:p>
          </table:table-cell>
          <table:table-cell table:number-columns-repeated="16381"/>
        </table:table-row>
        <table:table-row table:style-name="ro9">
          <table:table-cell office:value-type="string" table:style-name="ce4">
            <text:p>E05A_04</text:p>
          </table:table-cell>
          <table:table-cell office:value-type="string" table:style-name="ce4">
            <text:p>How did you report your experience of bullying and harassment?</text:p>
            <text:p>(% selecting 'In another way (please specify)' of those who ticked at least one E05A option)</text:p>
          </table:table-cell>
          <table:table-cell office:value-type="string" table:style-name="ce4">
            <text:p>Reporting of bullying and harassment</text:p>
          </table:table-cell>
          <table:table-cell table:number-columns-repeated="16381"/>
        </table:table-row>
        <table:table-row table:style-name="ro10">
          <table:table-cell office:value-type="string" table:style-name="ce4">
            <text:p>E05B_01</text:p>
          </table:table-cell>
          <table:table-cell office:value-type="string" table:style-name="ce4">
            <text:p>Why did you not report your experience of bullying and harassment?</text:p>
            <text:p>(% selecting 'I felt I might jeopardise my job' of those who ticked at least one E05B option)</text:p>
          </table:table-cell>
          <table:table-cell office:value-type="string" table:style-name="ce4">
            <text:p>Reporting of bullying and harassment</text:p>
          </table:table-cell>
          <table:table-cell table:number-columns-repeated="16381"/>
        </table:table-row>
        <table:table-row table:style-name="ro10">
          <table:table-cell office:value-type="string" table:style-name="ce4">
            <text:p>E05B_02</text:p>
          </table:table-cell>
          <table:table-cell office:value-type="string" table:style-name="ce4">
            <text:p>Why did you not report your experience of bullying and harassment?</text:p>
            <text:p>(% selecting 'I did not want to be seen as a troublemaker' of those who ticked at least one E05B option)</text:p>
          </table:table-cell>
          <table:table-cell office:value-type="string" table:style-name="ce4">
            <text:p>Reporting of bullying and harassment</text:p>
          </table:table-cell>
          <table:table-cell table:number-columns-repeated="16381"/>
        </table:table-row>
        <table:table-row table:style-name="ro11">
          <table:table-cell office:value-type="string" table:style-name="ce4">
            <text:p>E05B_03</text:p>
          </table:table-cell>
          <table:table-cell office:value-type="string" table:style-name="ce4">
            <text:p>Why did you not report your experience of bullying and harassment?</text:p>
            <text:p>(% selecting 'I did not believe that corrective action would be taken' of those who ticked at least one E05B option)</text:p>
          </table:table-cell>
          <table:table-cell office:value-type="string" table:style-name="ce4">
            <text:p>Reporting of bullying and harassment</text:p>
          </table:table-cell>
          <table:table-cell table:number-columns-repeated="16381"/>
        </table:table-row>
        <table:table-row table:style-name="ro10">
          <table:table-cell office:value-type="string" table:style-name="ce4">
            <text:p>E05B_04</text:p>
          </table:table-cell>
          <table:table-cell office:value-type="string" table:style-name="ce4">
            <text:p>Why did you not report your experience of bullying and harassment?</text:p>
            <text:p>(% selecting 'I did not know how to report it or who to speak to' of those who ticked at least one E05B option)</text:p>
          </table:table-cell>
          <table:table-cell office:value-type="string" table:style-name="ce4">
            <text:p>Reporting of bullying and harassment</text:p>
          </table:table-cell>
          <table:table-cell table:number-columns-repeated="16381"/>
        </table:table-row>
        <table:table-row table:style-name="ro10">
          <table:table-cell office:value-type="string" table:style-name="ce4">
            <text:p>E05B_05</text:p>
          </table:table-cell>
          <table:table-cell office:value-type="string" table:style-name="ce4">
            <text:p>Why did you not report your experience of bullying and harassment?</text:p>
            <text:p>(% selecting 'The behaviour stopped before I could report it' of those who ticked at least one E05B option)</text:p>
          </table:table-cell>
          <table:table-cell office:value-type="string" table:style-name="ce4">
            <text:p>Reporting of bullying and harassment</text:p>
          </table:table-cell>
          <table:table-cell table:number-columns-repeated="16381"/>
        </table:table-row>
        <table:table-row table:style-name="ro11">
          <table:table-cell office:value-type="string" table:style-name="ce4">
            <text:p>E05B_06</text:p>
          </table:table-cell>
          <table:table-cell office:value-type="string" table:style-name="ce4">
            <text:p>Why did you not report your experience of bullying and harassment?</text:p>
            <text:p>(% selecting 'I did not report it for another reason (please specify)' of those who ticked at least one E05B option)</text:p>
          </table:table-cell>
          <table:table-cell office:value-type="string" table:style-name="ce4">
            <text:p>Reporting of bullying and harassment</text:p>
          </table:table-cell>
          <table:table-cell table:number-columns-repeated="16381"/>
        </table:table-row>
        <table:table-row table:style-name="ro7">
          <table:table-cell office:value-type="string" table:style-name="ce4">
            <text:p>E06_A_yes</text:p>
          </table:table-cell>
          <table:table-cell office:value-type="string" table:style-name="ce4">
            <text:p>Was appropriate action taken to address the behaviour you experienced?</text:p>
            <text:p>(% selecting 'Yes')</text:p>
          </table:table-cell>
          <table:table-cell office:value-type="string" table:style-name="ce4">
            <text:p>Reporting of bullying and harassment</text:p>
          </table:table-cell>
          <table:table-cell table:number-columns-repeated="16381"/>
        </table:table-row>
        <table:table-row table:style-name="ro7">
          <table:table-cell office:value-type="string" table:style-name="ce4">
            <text:p>E06_A_no</text:p>
          </table:table-cell>
          <table:table-cell office:value-type="string" table:style-name="ce4">
            <text:p>Was appropriate action taken to address the behaviour you experienced?</text:p>
            <text:p>(% selecting 'No')</text:p>
          </table:table-cell>
          <table:table-cell office:value-type="string" table:style-name="ce4">
            <text:p>Reporting of bullying and harassment</text:p>
          </table:table-cell>
          <table:table-cell table:number-columns-repeated="16381"/>
        </table:table-row>
        <table:table-row table:style-name="ro7">
          <table:table-cell office:value-type="string" table:style-name="ce4">
            <text:p>E06_A_pnts</text:p>
          </table:table-cell>
          <table:table-cell office:value-type="string" table:style-name="ce4">
            <text:p>Was appropriate action taken to address the behaviour you experienced?</text:p>
            <text:p>(% selecting 'Prefer not to say')</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6_B_yes</text:p>
          </table:table-cell>
          <table:table-cell office:value-type="string" table:style-name="ce4">
            <text:p>Has the bullying and harassment stopped?</text:p>
            <text:p>(% selecting 'Yes')</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6_B_no</text:p>
          </table:table-cell>
          <table:table-cell office:value-type="string" table:style-name="ce4">
            <text:p>Has the bullying and harassment stopped?</text:p>
            <text:p>(% selecting 'No')</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6_B_pnts</text:p>
          </table:table-cell>
          <table:table-cell office:value-type="string" table:style-name="ce4">
            <text:p>Has the bullying and harassment stopped?</text:p>
            <text:p>(% selecting 'Prefer not to say')</text:p>
          </table:table-cell>
          <table:table-cell office:value-type="string" table:style-name="ce4">
            <text:p>Reporting of bullying and harassment</text:p>
          </table:table-cell>
          <table:table-cell table:number-columns-repeated="16381"/>
        </table:table-row>
        <table:table-row table:style-name="ro7">
          <table:table-cell office:value-type="string" table:style-name="ce4">
            <text:p>E06_C_yes</text:p>
          </table:table-cell>
          <table:table-cell office:value-type="string" table:style-name="ce4">
            <text:p>Does the culture where you work allow this kind of behaviour to continue?</text:p>
            <text:p>(% selecting 'Yes')</text:p>
          </table:table-cell>
          <table:table-cell office:value-type="string" table:style-name="ce4">
            <text:p>Reporting of bullying and harassment</text:p>
          </table:table-cell>
          <table:table-cell table:number-columns-repeated="16381"/>
        </table:table-row>
        <table:table-row table:style-name="ro7">
          <table:table-cell office:value-type="string" table:style-name="ce4">
            <text:p>E06_C_no</text:p>
          </table:table-cell>
          <table:table-cell office:value-type="string" table:style-name="ce4">
            <text:p>Does the culture where you work allow this kind of behaviour to continue?</text:p>
            <text:p>(% selecting 'No')</text:p>
          </table:table-cell>
          <table:table-cell office:value-type="string" table:style-name="ce4">
            <text:p>Reporting of bullying and harassment</text:p>
          </table:table-cell>
          <table:table-cell table:number-columns-repeated="16381"/>
        </table:table-row>
        <table:table-row table:style-name="ro7">
          <table:table-cell office:value-type="string" table:style-name="ce4">
            <text:p>E06_C_pnts</text:p>
          </table:table-cell>
          <table:table-cell office:value-type="string" table:style-name="ce4">
            <text:p>Does the culture where you work allow this kind of behaviour to continue?</text:p>
            <text:p>(% selecting 'Prefer not to say')</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6_D_yes</text:p>
          </table:table-cell>
          <table:table-cell office:value-type="string" table:style-name="ce4">
            <text:p>Did you feel like you were punished for reporting the incident?</text:p>
            <text:p>(% selecting 'Yes')</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6_D_no</text:p>
          </table:table-cell>
          <table:table-cell office:value-type="string" table:style-name="ce4">
            <text:p>Did you feel like you were punished for reporting the incident?</text:p>
            <text:p>(% selecting 'No')</text:p>
          </table:table-cell>
          <table:table-cell office:value-type="string" table:style-name="ce4">
            <text:p>Reporting of bullying and harassment</text:p>
          </table:table-cell>
          <table:table-cell table:number-columns-repeated="16381"/>
        </table:table-row>
        <table:table-row table:style-name="ro6">
          <table:table-cell office:value-type="string" table:style-name="ce4">
            <text:p>E06_D_pnts</text:p>
          </table:table-cell>
          <table:table-cell office:value-type="string" table:style-name="ce4">
            <text:p>Did you feel like you were punished for reporting the incident?</text:p>
            <text:p>(% selecting 'Prefer not to say')</text:p>
          </table:table-cell>
          <table:table-cell office:value-type="string" table:style-name="ce4">
            <text:p>Reporting of bullying and harassment</text:p>
          </table:table-cell>
          <table:table-cell table:number-columns-repeated="16381"/>
        </table:table-row>
        <table:table-row table:style-name="ro7">
          <table:table-cell office:value-type="string" table:style-name="ce4">
            <text:p>W01</text:p>
          </table:table-cell>
          <table:table-cell office:value-type="string" table:style-name="ce4">
            <text:p>Overall, how satisfied are you with your life nowadays?</text:p>
            <text:p>(% selecting '7 to 10', where 10 is the most satisfied)</text:p>
          </table:table-cell>
          <table:table-cell office:value-type="string" table:style-name="ce4">
            <text:p>Wellbeing</text:p>
          </table:table-cell>
          <table:table-cell table:number-columns-repeated="16381"/>
        </table:table-row>
        <table:table-row table:style-name="ro9">
          <table:table-cell office:value-type="string" table:style-name="ce4">
            <text:p>W02</text:p>
          </table:table-cell>
          <table:table-cell office:value-type="string" table:style-name="ce4">
            <text:p>Overall, to what extent do you feel that things you do in your life are worthwhile?</text:p>
            <text:p>(% selecting '7 to 10', where 10 is the most worthwhile)</text:p>
          </table:table-cell>
          <table:table-cell office:value-type="string" table:style-name="ce4">
            <text:p>Wellbeing</text:p>
          </table:table-cell>
          <table:table-cell table:number-columns-repeated="16381"/>
        </table:table-row>
        <table:table-row table:style-name="ro7">
          <table:table-cell office:value-type="string" table:style-name="ce4">
            <text:p>W03</text:p>
          </table:table-cell>
          <table:table-cell office:value-type="string" table:style-name="ce4">
            <text:p>Overall, how happy did you feel yesterday?</text:p>
            <text:p>(% selecting '7 to 10', where 10 is the most happy)</text:p>
          </table:table-cell>
          <table:table-cell office:value-type="string" table:style-name="ce4">
            <text:p>Wellbeing</text:p>
          </table:table-cell>
          <table:table-cell table:number-columns-repeated="16381"/>
        </table:table-row>
        <table:table-row table:style-name="ro7">
          <table:table-cell office:value-type="string" table:style-name="ce4">
            <text:p>W04</text:p>
          </table:table-cell>
          <table:table-cell office:value-type="string" table:style-name="ce4">
            <text:p>Overall, how anxious did you feel yesterday?</text:p>
            <text:p>(% selecting '6 to 10', where 10 is the most anxious)</text:p>
          </table:table-cell>
          <table:table-cell office:value-type="string" table:style-name="ce4">
            <text:p>Wellbeing</text:p>
          </table:table-cell>
          <table:table-cell table:number-columns-repeated="16381"/>
        </table:table-row>
        <table:table-row table:style-name="ro7">
          <table:table-cell office:value-type="string" table:style-name="ce4">
            <text:p>J04B</text:p>
          </table:table-cell>
          <table:table-cell office:value-type="string" table:style-name="ce4">
            <text:p>In general, how would you rate your overall mental health now?</text:p>
            <text:p>(% selecting 'Excellent', 'Very good' or 'Good')</text:p>
          </table:table-cell>
          <table:table-cell office:value-type="string" table:style-name="ce4">
            <text:p>Wellbeing</text:p>
          </table:table-cell>
          <table:table-cell table:number-columns-repeated="16381"/>
        </table:table-row>
        <table:table-row table:style-name="ro7">
          <table:table-cell office:value-type="string" table:style-name="ce4">
            <text:p>W05</text:p>
          </table:table-cell>
          <table:table-cell office:value-type="string" table:style-name="ce4">
            <text:p>In general, how would you rate your overall physical health now?</text:p>
            <text:p>(% selecting 'Excellent', 'Very good' or 'Good')</text:p>
          </table:table-cell>
          <table:table-cell office:value-type="string" table:style-name="ce4">
            <text:p>Wellbeing</text:p>
          </table:table-cell>
          <table:table-cell table:number-columns-repeated="16381"/>
        </table:table-row>
        <table:table-row table:style-name="ro9">
          <table:table-cell office:value-type="string" table:style-name="ce4">
            <text:p>W09</text:p>
          </table:table-cell>
          <table:table-cell office:value-type="string" table:style-name="ce4">
            <text:p>[My organisation] provides good support for employee health, wellbeing and resilience</text:p>
            <text:p>(% selecting 'Strongly agree' or 'Agree')</text:p>
          </table:table-cell>
          <table:table-cell office:value-type="string" table:style-name="ce4">
            <text:p>Wellbeing</text:p>
          </table:table-cell>
          <table:table-cell table:number-columns-repeated="16381"/>
        </table:table-row>
        <table:table-row table:style-name="ro7">
          <table:table-cell office:value-type="string" table:style-name="ce4">
            <text:p>W10</text:p>
          </table:table-cell>
          <table:table-cell office:value-type="string" table:style-name="ce4">
            <text:p>How often do you discuss your personal wellbeing and or work-related stress with your manager?</text:p>
            <text:p>(% selecting 'Weekly' or 'Monthly')</text:p>
          </table:table-cell>
          <table:table-cell office:value-type="string" table:style-name="ce4">
            <text:p>Wellbeing</text:p>
          </table:table-cell>
          <table:table-cell table:number-columns-repeated="16381"/>
        </table:table-row>
        <table:table-row table:number-rows-repeated="1048378" table:style-name="ro5">
          <table:table-cell table:number-columns-repeated="16384"/>
        </table:table-row>
      </table:table>
      <table:database-ranges>
        <table:database-range table:target-range-address="Contents.A3:Contents.B8" table:name="contents"/>
        <table:database-range table:target-range-address="Notes.A3:Notes.B13" table:name="notes"/>
        <table:database-range table:target-range-address="Table_1.A5:Table_1.T200" table:name="table_1"/>
        <table:database-range table:target-range-address="Table_2.A5:Table_2.T200" table:name="table_2"/>
        <table:database-range table:target-range-address="Table_3.A6:Table_3.DU113" table:name="table_3"/>
        <table:database-range table:target-range-address="Annex.A3:Annex.C198" table:name="annex"/>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0415</meta:generator>
    <dc:title>Civil Service People Survey 2024 Benchmark Results</dc:title>
    <meta:initial-creator>CSPS Team</meta:initial-creator>
    <dc:creator>Brendan Rogers</dc:creator>
    <meta:creation-date>2025-01-09T17:20:46Z</meta:creation-date>
    <dc:date>2025-01-22T21:27:17Z</dc:date>
  </office:meta>
</office:document-meta>
</file>